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office:value-type="float" office:value="15052">
            <text:p>15052</text:p>
          </table:table-cell>
          <table:table-cell office:value-type="float" office:value="435">
            <text:p>435</text:p>
          </table:table-cell>
          <table:table-cell office:value-type="float" office:value="3998">
            <text:p>3998</text:p>
          </table:table-cell>
          <table:table-cell office:value-type="float" office:value="124">
            <text:p>124</text:p>
          </table:table-cell>
          <table:table-cell office:value-type="float" office:value="170110">
            <text:p>170110</text:p>
          </table:table-cell>
          <table:table-cell office:value-type="float" office:value="3932">
            <text:p>3932</text:p>
          </table:table-cell>
          <table:table-cell office:value-type="float" office:value="216146">
            <text:p>216146</text:p>
          </table:table-cell>
          <table:table-cell office:value-type="float" office:value="6794">
            <text:p>6794</text:p>
          </table:table-cell>
          <table:table-cell table:number-columns-repeated="2"/>
          <table:table-cell table:formula="of:=[.A2]+[.C2]-[.A1]-[.C1]" office:value-type="float" office:value="1503">
            <text:p>1503</text:p>
          </table:table-cell>
          <table:table-cell table:formula="of:=[.E2]+[.G2]-[.E1]-[.G1]" office:value-type="float" office:value="1039">
            <text:p>1039</text:p>
          </table:table-cell>
          <table:table-cell table:formula="of:=[.B2]+[.D2]-[.B1]-[.D1]" office:value-type="float" office:value="40">
            <text:p>40</text:p>
          </table:table-cell>
          <table:table-cell table:formula="of:=[.F2]+[.H2]-[.F1]-[.H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839">
            <text:p>15839</text:p>
          </table:table-cell>
          <table:table-cell office:value-type="float" office:value="451">
            <text:p>451</text:p>
          </table:table-cell>
          <table:table-cell office:value-type="float" office:value="4714">
            <text:p>4714</text:p>
          </table:table-cell>
          <table:table-cell office:value-type="float" office:value="148">
            <text:p>148</text:p>
          </table:table-cell>
          <table:table-cell office:value-type="float" office:value="170433">
            <text:p>170433</text:p>
          </table:table-cell>
          <table:table-cell office:value-type="float" office:value="3941">
            <text:p>3941</text:p>
          </table:table-cell>
          <table:table-cell office:value-type="float" office:value="216862">
            <text:p>216862</text:p>
          </table:table-cell>
          <table:table-cell office:value-type="float" office:value="6818">
            <text:p>6818</text:p>
          </table:table-cell>
          <table:table-cell table:number-columns-repeated="2"/>
          <table:table-cell table:formula="of:=[.A3]+[.C3]-[.A2]-[.C2]" office:value-type="float" office:value="1035">
            <text:p>1035</text:p>
          </table:table-cell>
          <table:table-cell table:formula="of:=[.E3]+[.G3]-[.E2]-[.G2]" office:value-type="float" office:value="1095">
            <text:p>1095</text:p>
          </table:table-cell>
          <table:table-cell table:formula="of:=[.B3]+[.D3]-[.B2]-[.D2]" office:value-type="float" office:value="33">
            <text:p>33</text:p>
          </table:table-cell>
          <table:table-cell table:formula="of:=[.F3]+[.H3]-[.F2]-[.H2]" office:value-type="float" office:value="36">
            <text:p>36</text:p>
          </table:table-cell>
          <table:table-cell/>
          <table:table-cell office:value-type="string">
            <text:p>total:</text:p>
          </table:table-cell>
          <table:table-cell table:number-columns-repeated="3"/>
        </table:table-row>
        <table:table-row table:style-name="ro1">
          <table:table-cell office:value-type="float" office:value="16158">
            <text:p>16158</text:p>
          </table:table-cell>
          <table:table-cell office:value-type="float" office:value="460">
            <text:p>460</text:p>
          </table:table-cell>
          <table:table-cell office:value-type="float" office:value="5430">
            <text:p>5430</text:p>
          </table:table-cell>
          <table:table-cell office:value-type="float" office:value="172">
            <text:p>172</text:p>
          </table:table-cell>
          <table:table-cell office:value-type="float" office:value="170812">
            <text:p>170812</text:p>
          </table:table-cell>
          <table:table-cell office:value-type="float" office:value="3953">
            <text:p>3953</text:p>
          </table:table-cell>
          <table:table-cell office:value-type="float" office:value="217578">
            <text:p>217578</text:p>
          </table:table-cell>
          <table:table-cell office:value-type="float" office:value="6842">
            <text:p>6842</text:p>
          </table:table-cell>
          <table:table-cell table:number-columns-repeated="2"/>
          <table:table-cell table:formula="of:=[.A4]+[.C4]-[.A3]-[.C3]" office:value-type="float" office:value="1031">
            <text:p>1031</text:p>
          </table:table-cell>
          <table:table-cell table:formula="of:=[.E4]+[.G4]-[.E3]-[.G3]" office:value-type="float" office:value="1059">
            <text:p>1059</text:p>
          </table:table-cell>
          <table:table-cell table:formula="of:=[.B4]+[.D4]-[.B3]-[.D3]" office:value-type="float" office:value="33">
            <text:p>33</text:p>
          </table:table-cell>
          <table:table-cell table:formula="of:=[.F4]+[.H4]-[.F3]-[.H3]" office:value-type="float" office:value="34">
            <text:p>34</text:p>
          </table:table-cell>
          <table:table-cell/>
          <table:table-cell office:value-type="string">
            <text:p>memory</text:p>
          </table:table-cell>
          <table:table-cell table:number-columns-repeated="3"/>
        </table:table-row>
        <table:table-row table:style-name="ro1">
          <table:table-cell office:value-type="float" office:value="16473">
            <text:p>16473</text:p>
          </table:table-cell>
          <table:table-cell office:value-type="float" office:value="469">
            <text:p>469</text:p>
          </table:table-cell>
          <table:table-cell office:value-type="float" office:value="6146">
            <text:p>6146</text:p>
          </table:table-cell>
          <table:table-cell office:value-type="float" office:value="196">
            <text:p>196</text:p>
          </table:table-cell>
          <table:table-cell office:value-type="float" office:value="171155">
            <text:p>171155</text:p>
          </table:table-cell>
          <table:table-cell office:value-type="float" office:value="3963">
            <text:p>3963</text:p>
          </table:table-cell>
          <table:table-cell office:value-type="float" office:value="218294">
            <text:p>218294</text:p>
          </table:table-cell>
          <table:table-cell office:value-type="float" office:value="6866">
            <text:p>6866</text:p>
          </table:table-cell>
          <table:table-cell table:number-columns-repeated="2"/>
          <table:table-cell table:formula="of:=[.A5]+[.C5]-[.A4]-[.C4]" office:value-type="float" office:value="1035">
            <text:p>1035</text:p>
          </table:table-cell>
          <table:table-cell table:formula="of:=[.E5]+[.G5]-[.E4]-[.G4]" office:value-type="float" office:value="1035">
            <text:p>1035</text:p>
          </table:table-cell>
          <table:table-cell table:formula="of:=[.B5]+[.D5]-[.B4]-[.D4]" office:value-type="float" office:value="33">
            <text:p>33</text:p>
          </table:table-cell>
          <table:table-cell table:formula="of:=[.F5]+[.H5]-[.F4]-[.H4]" office:value-type="float" office:value="33">
            <text:p>33</text:p>
          </table:table-cell>
          <table:table-cell/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16792">
            <text:p>16792</text:p>
          </table:table-cell>
          <table:table-cell office:value-type="float" office:value="478">
            <text:p>478</text:p>
          </table:table-cell>
          <table:table-cell office:value-type="float" office:value="6862">
            <text:p>6862</text:p>
          </table:table-cell>
          <table:table-cell office:value-type="float" office:value="220">
            <text:p>220</text:p>
          </table:table-cell>
          <table:table-cell office:value-type="float" office:value="171474">
            <text:p>171474</text:p>
          </table:table-cell>
          <table:table-cell office:value-type="float" office:value="3972">
            <text:p>3972</text:p>
          </table:table-cell>
          <table:table-cell office:value-type="float" office:value="219010">
            <text:p>219010</text:p>
          </table:table-cell>
          <table:table-cell office:value-type="float" office:value="6890">
            <text:p>6890</text:p>
          </table:table-cell>
          <table:table-cell table:number-columns-repeated="2"/>
          <table:table-cell table:formula="of:=[.A6]+[.C6]-[.A5]-[.C5]" office:value-type="float" office:value="1031">
            <text:p>1031</text:p>
          </table:table-cell>
          <table:table-cell table:formula="of:=[.E6]+[.G6]-[.E5]-[.G5]" office:value-type="float" office:value="1039">
            <text:p>1039</text:p>
          </table:table-cell>
          <table:table-cell table:formula="of:=[.B6]+[.D6]-[.B5]-[.D5]" office:value-type="float" office:value="33">
            <text:p>33</text:p>
          </table:table-cell>
          <table:table-cell table:formula="of:=[.F6]+[.H6]-[.F5]-[.H5]" office:value-type="float" office:value="33">
            <text:p>33</text:p>
          </table:table-cell>
          <table:table-cell/>
          <table:table-cell table:formula="of:=MIN([.K1:.L999999])" office:value-type="float" office:value="859">
            <text:p>859</text:p>
          </table:table-cell>
          <table:table-cell table:formula="of:=AVERAGE([.K1:.L999999])" office:value-type="float" office:value="1127.28816151728">
            <text:p>1127,2881615173</text:p>
          </table:table-cell>
          <table:table-cell table:formula="of:=MAX([.K1:.L999999])" office:value-type="float" office:value="9913">
            <text:p>9913</text:p>
          </table:table-cell>
          <table:table-cell table:formula="of:=STDEV([.K1:.L999999])" office:value-type="float" office:value="361.928773563764">
            <text:p>361,9287735638</text:p>
          </table:table-cell>
        </table:table-row>
        <table:table-row table:style-name="ro1">
          <table:table-cell office:value-type="float" office:value="17107">
            <text:p>17107</text:p>
          </table:table-cell>
          <table:table-cell office:value-type="float" office:value="487">
            <text:p>487</text:p>
          </table:table-cell>
          <table:table-cell office:value-type="float" office:value="7578">
            <text:p>7578</text:p>
          </table:table-cell>
          <table:table-cell office:value-type="float" office:value="244">
            <text:p>244</text:p>
          </table:table-cell>
          <table:table-cell office:value-type="float" office:value="171797">
            <text:p>171797</text:p>
          </table:table-cell>
          <table:table-cell office:value-type="float" office:value="3981">
            <text:p>3981</text:p>
          </table:table-cell>
          <table:table-cell office:value-type="float" office:value="219726">
            <text:p>219726</text:p>
          </table:table-cell>
          <table:table-cell office:value-type="float" office:value="6914">
            <text:p>6914</text:p>
          </table:table-cell>
          <table:table-cell table:number-columns-repeated="2"/>
          <table:table-cell table:formula="of:=[.A7]+[.C7]-[.A6]-[.C6]" office:value-type="float" office:value="1035">
            <text:p>1035</text:p>
          </table:table-cell>
          <table:table-cell table:formula="of:=[.E7]+[.G7]-[.E6]-[.G6]" office:value-type="float" office:value="1035">
            <text:p>1035</text:p>
          </table:table-cell>
          <table:table-cell table:formula="of:=[.B7]+[.D7]-[.B6]-[.D6]" office:value-type="float" office:value="33">
            <text:p>33</text:p>
          </table:table-cell>
          <table:table-cell table:formula="of:=[.F7]+[.H7]-[.F6]-[.H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426">
            <text:p>17426</text:p>
          </table:table-cell>
          <table:table-cell office:value-type="float" office:value="496">
            <text:p>496</text:p>
          </table:table-cell>
          <table:table-cell office:value-type="float" office:value="8294">
            <text:p>8294</text:p>
          </table:table-cell>
          <table:table-cell office:value-type="float" office:value="268">
            <text:p>268</text:p>
          </table:table-cell>
          <table:table-cell office:value-type="float" office:value="172116">
            <text:p>172116</text:p>
          </table:table-cell>
          <table:table-cell office:value-type="float" office:value="3990">
            <text:p>3990</text:p>
          </table:table-cell>
          <table:table-cell office:value-type="float" office:value="220442">
            <text:p>220442</text:p>
          </table:table-cell>
          <table:table-cell office:value-type="float" office:value="6938">
            <text:p>6938</text:p>
          </table:table-cell>
          <table:table-cell table:number-columns-repeated="2"/>
          <table:table-cell table:formula="of:=[.A8]+[.C8]-[.A7]-[.C7]" office:value-type="float" office:value="1031">
            <text:p>1031</text:p>
          </table:table-cell>
          <table:table-cell table:formula="of:=[.E8]+[.G8]-[.E7]-[.G7]" office:value-type="float" office:value="1059">
            <text:p>1059</text:p>
          </table:table-cell>
          <table:table-cell table:formula="of:=[.B8]+[.D8]-[.B7]-[.D7]" office:value-type="float" office:value="33">
            <text:p>33</text:p>
          </table:table-cell>
          <table:table-cell table:formula="of:=[.F8]+[.H8]-[.F7]-[.H7]" office:value-type="float" office:value="34">
            <text:p>34</text:p>
          </table:table-cell>
          <table:table-cell/>
          <table:table-cell office:value-type="string">
            <text:p>allocs</text:p>
          </table:table-cell>
          <table:table-cell table:number-columns-repeated="3"/>
        </table:table-row>
        <table:table-row table:style-name="ro1">
          <table:table-cell office:value-type="float" office:value="17741">
            <text:p>17741</text:p>
          </table:table-cell>
          <table:table-cell office:value-type="float" office:value="505">
            <text:p>505</text:p>
          </table:table-cell>
          <table:table-cell office:value-type="float" office:value="9010">
            <text:p>9010</text:p>
          </table:table-cell>
          <table:table-cell office:value-type="float" office:value="292">
            <text:p>292</text:p>
          </table:table-cell>
          <table:table-cell office:value-type="float" office:value="172459">
            <text:p>172459</text:p>
          </table:table-cell>
          <table:table-cell office:value-type="float" office:value="4000">
            <text:p>4000</text:p>
          </table:table-cell>
          <table:table-cell office:value-type="float" office:value="221158">
            <text:p>221158</text:p>
          </table:table-cell>
          <table:table-cell office:value-type="float" office:value="6962">
            <text:p>6962</text:p>
          </table:table-cell>
          <table:table-cell table:number-columns-repeated="2"/>
          <table:table-cell table:formula="of:=[.A9]+[.C9]-[.A8]-[.C8]" office:value-type="float" office:value="1035">
            <text:p>1035</text:p>
          </table:table-cell>
          <table:table-cell table:formula="of:=[.E9]+[.G9]-[.E8]-[.G8]" office:value-type="float" office:value="1035">
            <text:p>1035</text:p>
          </table:table-cell>
          <table:table-cell table:formula="of:=[.B9]+[.D9]-[.B8]-[.D8]" office:value-type="float" office:value="33">
            <text:p>33</text:p>
          </table:table-cell>
          <table:table-cell table:formula="of:=[.F9]+[.H9]-[.F8]-[.H8]" office:value-type="float" office:value="33">
            <text:p>33</text:p>
          </table:table-cell>
          <table:table-cell/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18060">
            <text:p>18060</text:p>
          </table:table-cell>
          <table:table-cell office:value-type="float" office:value="514">
            <text:p>514</text:p>
          </table:table-cell>
          <table:table-cell office:value-type="float" office:value="9726">
            <text:p>9726</text:p>
          </table:table-cell>
          <table:table-cell office:value-type="float" office:value="316">
            <text:p>316</text:p>
          </table:table-cell>
          <table:table-cell office:value-type="float" office:value="172778">
            <text:p>172778</text:p>
          </table:table-cell>
          <table:table-cell office:value-type="float" office:value="4009">
            <text:p>4009</text:p>
          </table:table-cell>
          <table:table-cell office:value-type="float" office:value="221874">
            <text:p>221874</text:p>
          </table:table-cell>
          <table:table-cell office:value-type="float" office:value="6986">
            <text:p>6986</text:p>
          </table:table-cell>
          <table:table-cell table:number-columns-repeated="2"/>
          <table:table-cell table:formula="of:=[.A10]+[.C10]-[.A9]-[.C9]" office:value-type="float" office:value="1031">
            <text:p>1031</text:p>
          </table:table-cell>
          <table:table-cell table:formula="of:=[.E10]+[.G10]-[.E9]-[.G9]" office:value-type="float" office:value="1039">
            <text:p>1039</text:p>
          </table:table-cell>
          <table:table-cell table:formula="of:=[.B10]+[.D10]-[.B9]-[.D9]" office:value-type="float" office:value="33">
            <text:p>33</text:p>
          </table:table-cell>
          <table:table-cell table:formula="of:=[.F10]+[.H10]-[.F9]-[.H9]" office:value-type="float" office:value="33">
            <text:p>33</text:p>
          </table:table-cell>
          <table:table-cell/>
          <table:table-cell table:formula="of:=MIN([.M1:.N1000003])" office:value-type="float" office:value="32">
            <text:p>32</text:p>
          </table:table-cell>
          <table:table-cell table:formula="of:=AVERAGE([.M1:.N1000003])" office:value-type="float" office:value="34.4882226980728">
            <text:p>34,4882226981</text:p>
          </table:table-cell>
          <table:table-cell table:formula="of:=MAX([.M1:.N1000003])" office:value-type="float" office:value="247">
            <text:p>247</text:p>
          </table:table-cell>
          <table:table-cell table:formula="of:=STDEV([.M1:.N1000003])" office:value-type="float" office:value="7.91611460456713">
            <text:p>7,9161146046</text:p>
          </table:table-cell>
        </table:table-row>
        <table:table-row table:style-name="ro1">
          <table:table-cell office:value-type="float" office:value="18375">
            <text:p>18375</text:p>
          </table:table-cell>
          <table:table-cell office:value-type="float" office:value="523">
            <text:p>523</text:p>
          </table:table-cell>
          <table:table-cell office:value-type="float" office:value="10442">
            <text:p>10442</text:p>
          </table:table-cell>
          <table:table-cell office:value-type="float" office:value="340">
            <text:p>340</text:p>
          </table:table-cell>
          <table:table-cell office:value-type="float" office:value="173101">
            <text:p>173101</text:p>
          </table:table-cell>
          <table:table-cell office:value-type="float" office:value="4018">
            <text:p>4018</text:p>
          </table:table-cell>
          <table:table-cell office:value-type="float" office:value="222590">
            <text:p>222590</text:p>
          </table:table-cell>
          <table:table-cell office:value-type="float" office:value="7010">
            <text:p>7010</text:p>
          </table:table-cell>
          <table:table-cell table:number-columns-repeated="2"/>
          <table:table-cell table:formula="of:=[.A11]+[.C11]-[.A10]-[.C10]" office:value-type="float" office:value="1035">
            <text:p>1035</text:p>
          </table:table-cell>
          <table:table-cell table:formula="of:=[.E11]+[.G11]-[.E10]-[.G10]" office:value-type="float" office:value="1035">
            <text:p>1035</text:p>
          </table:table-cell>
          <table:table-cell table:formula="of:=[.B11]+[.D11]-[.B10]-[.D10]" office:value-type="float" office:value="33">
            <text:p>33</text:p>
          </table:table-cell>
          <table:table-cell table:formula="of:=[.F11]+[.H11]-[.F10]-[.H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694">
            <text:p>18694</text:p>
          </table:table-cell>
          <table:table-cell office:value-type="float" office:value="532">
            <text:p>532</text:p>
          </table:table-cell>
          <table:table-cell office:value-type="float" office:value="11158">
            <text:p>11158</text:p>
          </table:table-cell>
          <table:table-cell office:value-type="float" office:value="364">
            <text:p>364</text:p>
          </table:table-cell>
          <table:table-cell office:value-type="float" office:value="173420">
            <text:p>173420</text:p>
          </table:table-cell>
          <table:table-cell office:value-type="float" office:value="4027">
            <text:p>4027</text:p>
          </table:table-cell>
          <table:table-cell office:value-type="float" office:value="223306">
            <text:p>223306</text:p>
          </table:table-cell>
          <table:table-cell office:value-type="float" office:value="7034">
            <text:p>7034</text:p>
          </table:table-cell>
          <table:table-cell table:number-columns-repeated="2"/>
          <table:table-cell table:formula="of:=[.A12]+[.C12]-[.A11]-[.C11]" office:value-type="float" office:value="1031">
            <text:p>1031</text:p>
          </table:table-cell>
          <table:table-cell table:formula="of:=[.E12]+[.G12]-[.E11]-[.G11]" office:value-type="float" office:value="1059">
            <text:p>1059</text:p>
          </table:table-cell>
          <table:table-cell table:formula="of:=[.B12]+[.D12]-[.B11]-[.D11]" office:value-type="float" office:value="33">
            <text:p>33</text:p>
          </table:table-cell>
          <table:table-cell table:formula="of:=[.F12]+[.H12]-[.F11]-[.H1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009">
            <text:p>19009</text:p>
          </table:table-cell>
          <table:table-cell office:value-type="float" office:value="541">
            <text:p>541</text:p>
          </table:table-cell>
          <table:table-cell office:value-type="float" office:value="11874">
            <text:p>11874</text:p>
          </table:table-cell>
          <table:table-cell office:value-type="float" office:value="388">
            <text:p>388</text:p>
          </table:table-cell>
          <table:table-cell office:value-type="float" office:value="173763">
            <text:p>173763</text:p>
          </table:table-cell>
          <table:table-cell office:value-type="float" office:value="4037">
            <text:p>4037</text:p>
          </table:table-cell>
          <table:table-cell office:value-type="float" office:value="224022">
            <text:p>224022</text:p>
          </table:table-cell>
          <table:table-cell office:value-type="float" office:value="7058">
            <text:p>7058</text:p>
          </table:table-cell>
          <table:table-cell table:number-columns-repeated="2"/>
          <table:table-cell table:formula="of:=[.A13]+[.C13]-[.A12]-[.C12]" office:value-type="float" office:value="1035">
            <text:p>1035</text:p>
          </table:table-cell>
          <table:table-cell table:formula="of:=[.E13]+[.G13]-[.E12]-[.G12]" office:value-type="float" office:value="1035">
            <text:p>1035</text:p>
          </table:table-cell>
          <table:table-cell table:formula="of:=[.B13]+[.D13]-[.B12]-[.D12]" office:value-type="float" office:value="33">
            <text:p>33</text:p>
          </table:table-cell>
          <table:table-cell table:formula="of:=[.F13]+[.H13]-[.F12]-[.H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328">
            <text:p>19328</text:p>
          </table:table-cell>
          <table:table-cell office:value-type="float" office:value="550">
            <text:p>550</text:p>
          </table:table-cell>
          <table:table-cell office:value-type="float" office:value="12590">
            <text:p>12590</text:p>
          </table:table-cell>
          <table:table-cell office:value-type="float" office:value="412">
            <text:p>412</text:p>
          </table:table-cell>
          <table:table-cell office:value-type="float" office:value="174082">
            <text:p>174082</text:p>
          </table:table-cell>
          <table:table-cell office:value-type="float" office:value="4046">
            <text:p>4046</text:p>
          </table:table-cell>
          <table:table-cell office:value-type="float" office:value="224738">
            <text:p>224738</text:p>
          </table:table-cell>
          <table:table-cell office:value-type="float" office:value="7082">
            <text:p>7082</text:p>
          </table:table-cell>
          <table:table-cell table:number-columns-repeated="2"/>
          <table:table-cell table:formula="of:=[.A14]+[.C14]-[.A13]-[.C13]" office:value-type="float" office:value="1031">
            <text:p>1031</text:p>
          </table:table-cell>
          <table:table-cell table:formula="of:=[.E14]+[.G14]-[.E13]-[.G13]" office:value-type="float" office:value="1039">
            <text:p>1039</text:p>
          </table:table-cell>
          <table:table-cell table:formula="of:=[.B14]+[.D14]-[.B13]-[.D13]" office:value-type="float" office:value="33">
            <text:p>33</text:p>
          </table:table-cell>
          <table:table-cell table:formula="of:=[.F14]+[.H14]-[.F13]-[.H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643">
            <text:p>19643</text:p>
          </table:table-cell>
          <table:table-cell office:value-type="float" office:value="559">
            <text:p>559</text:p>
          </table:table-cell>
          <table:table-cell office:value-type="float" office:value="13306">
            <text:p>13306</text:p>
          </table:table-cell>
          <table:table-cell office:value-type="float" office:value="436">
            <text:p>436</text:p>
          </table:table-cell>
          <table:table-cell office:value-type="float" office:value="174405">
            <text:p>174405</text:p>
          </table:table-cell>
          <table:table-cell office:value-type="float" office:value="4055">
            <text:p>4055</text:p>
          </table:table-cell>
          <table:table-cell office:value-type="float" office:value="225454">
            <text:p>225454</text:p>
          </table:table-cell>
          <table:table-cell office:value-type="float" office:value="7106">
            <text:p>7106</text:p>
          </table:table-cell>
          <table:table-cell table:number-columns-repeated="2"/>
          <table:table-cell table:formula="of:=[.A15]+[.C15]-[.A14]-[.C14]" office:value-type="float" office:value="1035">
            <text:p>1035</text:p>
          </table:table-cell>
          <table:table-cell table:formula="of:=[.E15]+[.G15]-[.E14]-[.G14]" office:value-type="float" office:value="1035">
            <text:p>1035</text:p>
          </table:table-cell>
          <table:table-cell table:formula="of:=[.B15]+[.D15]-[.B14]-[.D14]" office:value-type="float" office:value="33">
            <text:p>33</text:p>
          </table:table-cell>
          <table:table-cell table:formula="of:=[.F15]+[.H15]-[.F14]-[.H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962">
            <text:p>19962</text:p>
          </table:table-cell>
          <table:table-cell office:value-type="float" office:value="568">
            <text:p>568</text:p>
          </table:table-cell>
          <table:table-cell office:value-type="float" office:value="14022">
            <text:p>14022</text:p>
          </table:table-cell>
          <table:table-cell office:value-type="float" office:value="460">
            <text:p>460</text:p>
          </table:table-cell>
          <table:table-cell office:value-type="float" office:value="174724">
            <text:p>174724</text:p>
          </table:table-cell>
          <table:table-cell office:value-type="float" office:value="4064">
            <text:p>4064</text:p>
          </table:table-cell>
          <table:table-cell office:value-type="float" office:value="226170">
            <text:p>226170</text:p>
          </table:table-cell>
          <table:table-cell office:value-type="float" office:value="7130">
            <text:p>7130</text:p>
          </table:table-cell>
          <table:table-cell table:number-columns-repeated="2"/>
          <table:table-cell table:formula="of:=[.A16]+[.C16]-[.A15]-[.C15]" office:value-type="float" office:value="1031">
            <text:p>1031</text:p>
          </table:table-cell>
          <table:table-cell table:formula="of:=[.E16]+[.G16]-[.E15]-[.G15]" office:value-type="float" office:value="1059">
            <text:p>1059</text:p>
          </table:table-cell>
          <table:table-cell table:formula="of:=[.B16]+[.D16]-[.B15]-[.D15]" office:value-type="float" office:value="33">
            <text:p>33</text:p>
          </table:table-cell>
          <table:table-cell table:formula="of:=[.F16]+[.H16]-[.F15]-[.H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277">
            <text:p>20277</text:p>
          </table:table-cell>
          <table:table-cell office:value-type="float" office:value="577">
            <text:p>577</text:p>
          </table:table-cell>
          <table:table-cell office:value-type="float" office:value="14738">
            <text:p>14738</text:p>
          </table:table-cell>
          <table:table-cell office:value-type="float" office:value="484">
            <text:p>484</text:p>
          </table:table-cell>
          <table:table-cell office:value-type="float" office:value="175067">
            <text:p>175067</text:p>
          </table:table-cell>
          <table:table-cell office:value-type="float" office:value="4074">
            <text:p>4074</text:p>
          </table:table-cell>
          <table:table-cell office:value-type="float" office:value="226886">
            <text:p>226886</text:p>
          </table:table-cell>
          <table:table-cell office:value-type="float" office:value="7154">
            <text:p>7154</text:p>
          </table:table-cell>
          <table:table-cell table:number-columns-repeated="2"/>
          <table:table-cell table:formula="of:=[.A17]+[.C17]-[.A16]-[.C16]" office:value-type="float" office:value="1035">
            <text:p>1035</text:p>
          </table:table-cell>
          <table:table-cell table:formula="of:=[.E17]+[.G17]-[.E16]-[.G16]" office:value-type="float" office:value="1055">
            <text:p>1055</text:p>
          </table:table-cell>
          <table:table-cell table:formula="of:=[.B17]+[.D17]-[.B16]-[.D16]" office:value-type="float" office:value="33">
            <text:p>33</text:p>
          </table:table-cell>
          <table:table-cell table:formula="of:=[.F17]+[.H17]-[.F16]-[.H1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596">
            <text:p>20596</text:p>
          </table:table-cell>
          <table:table-cell office:value-type="float" office:value="586">
            <text:p>586</text:p>
          </table:table-cell>
          <table:table-cell office:value-type="float" office:value="15454">
            <text:p>15454</text:p>
          </table:table-cell>
          <table:table-cell office:value-type="float" office:value="508">
            <text:p>508</text:p>
          </table:table-cell>
          <table:table-cell office:value-type="float" office:value="175406">
            <text:p>175406</text:p>
          </table:table-cell>
          <table:table-cell office:value-type="float" office:value="4084">
            <text:p>4084</text:p>
          </table:table-cell>
          <table:table-cell office:value-type="float" office:value="227602">
            <text:p>227602</text:p>
          </table:table-cell>
          <table:table-cell office:value-type="float" office:value="7178">
            <text:p>7178</text:p>
          </table:table-cell>
          <table:table-cell table:number-columns-repeated="2"/>
          <table:table-cell table:formula="of:=[.A18]+[.C18]-[.A17]-[.C17]" office:value-type="float" office:value="1031">
            <text:p>1031</text:p>
          </table:table-cell>
          <table:table-cell table:formula="of:=[.E18]+[.G18]-[.E17]-[.G17]" office:value-type="float" office:value="1039">
            <text:p>1039</text:p>
          </table:table-cell>
          <table:table-cell table:formula="of:=[.B18]+[.D18]-[.B17]-[.D17]" office:value-type="float" office:value="33">
            <text:p>33</text:p>
          </table:table-cell>
          <table:table-cell table:formula="of:=[.F18]+[.H18]-[.F17]-[.H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911">
            <text:p>20911</text:p>
          </table:table-cell>
          <table:table-cell office:value-type="float" office:value="595">
            <text:p>595</text:p>
          </table:table-cell>
          <table:table-cell office:value-type="float" office:value="16170">
            <text:p>16170</text:p>
          </table:table-cell>
          <table:table-cell office:value-type="float" office:value="532">
            <text:p>532</text:p>
          </table:table-cell>
          <table:table-cell office:value-type="float" office:value="175729">
            <text:p>175729</text:p>
          </table:table-cell>
          <table:table-cell office:value-type="float" office:value="4093">
            <text:p>4093</text:p>
          </table:table-cell>
          <table:table-cell office:value-type="float" office:value="228318">
            <text:p>228318</text:p>
          </table:table-cell>
          <table:table-cell office:value-type="float" office:value="7202">
            <text:p>7202</text:p>
          </table:table-cell>
          <table:table-cell table:number-columns-repeated="2"/>
          <table:table-cell table:formula="of:=[.A19]+[.C19]-[.A18]-[.C18]" office:value-type="float" office:value="1035">
            <text:p>1035</text:p>
          </table:table-cell>
          <table:table-cell table:formula="of:=[.E19]+[.G19]-[.E18]-[.G18]" office:value-type="float" office:value="1055">
            <text:p>1055</text:p>
          </table:table-cell>
          <table:table-cell table:formula="of:=[.B19]+[.D19]-[.B18]-[.D18]" office:value-type="float" office:value="33">
            <text:p>33</text:p>
          </table:table-cell>
          <table:table-cell table:formula="of:=[.F19]+[.H19]-[.F18]-[.H1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230">
            <text:p>21230</text:p>
          </table:table-cell>
          <table:table-cell office:value-type="float" office:value="604">
            <text:p>604</text:p>
          </table:table-cell>
          <table:table-cell office:value-type="float" office:value="16886">
            <text:p>16886</text:p>
          </table:table-cell>
          <table:table-cell office:value-type="float" office:value="556">
            <text:p>556</text:p>
          </table:table-cell>
          <table:table-cell office:value-type="float" office:value="176068">
            <text:p>176068</text:p>
          </table:table-cell>
          <table:table-cell office:value-type="float" office:value="4103">
            <text:p>4103</text:p>
          </table:table-cell>
          <table:table-cell office:value-type="float" office:value="229034">
            <text:p>229034</text:p>
          </table:table-cell>
          <table:table-cell office:value-type="float" office:value="7226">
            <text:p>7226</text:p>
          </table:table-cell>
          <table:table-cell table:number-columns-repeated="2"/>
          <table:table-cell table:formula="of:=[.A20]+[.C20]-[.A19]-[.C19]" office:value-type="float" office:value="1031">
            <text:p>1031</text:p>
          </table:table-cell>
          <table:table-cell table:formula="of:=[.E20]+[.G20]-[.E19]-[.G19]" office:value-type="float" office:value="1039">
            <text:p>1039</text:p>
          </table:table-cell>
          <table:table-cell table:formula="of:=[.B20]+[.D20]-[.B19]-[.D19]" office:value-type="float" office:value="33">
            <text:p>33</text:p>
          </table:table-cell>
          <table:table-cell table:formula="of:=[.F20]+[.H20]-[.F19]-[.H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545">
            <text:p>21545</text:p>
          </table:table-cell>
          <table:table-cell office:value-type="float" office:value="613">
            <text:p>613</text:p>
          </table:table-cell>
          <table:table-cell office:value-type="float" office:value="17602">
            <text:p>17602</text:p>
          </table:table-cell>
          <table:table-cell office:value-type="float" office:value="580">
            <text:p>580</text:p>
          </table:table-cell>
          <table:table-cell office:value-type="float" office:value="176391">
            <text:p>176391</text:p>
          </table:table-cell>
          <table:table-cell office:value-type="float" office:value="4112">
            <text:p>4112</text:p>
          </table:table-cell>
          <table:table-cell office:value-type="float" office:value="229750">
            <text:p>229750</text:p>
          </table:table-cell>
          <table:table-cell office:value-type="float" office:value="7250">
            <text:p>7250</text:p>
          </table:table-cell>
          <table:table-cell table:number-columns-repeated="2"/>
          <table:table-cell table:formula="of:=[.A21]+[.C21]-[.A20]-[.C20]" office:value-type="float" office:value="1035">
            <text:p>1035</text:p>
          </table:table-cell>
          <table:table-cell table:formula="of:=[.E21]+[.G21]-[.E20]-[.G20]" office:value-type="float" office:value="1035">
            <text:p>1035</text:p>
          </table:table-cell>
          <table:table-cell table:formula="of:=[.B21]+[.D21]-[.B20]-[.D20]" office:value-type="float" office:value="33">
            <text:p>33</text:p>
          </table:table-cell>
          <table:table-cell table:formula="of:=[.F21]+[.H21]-[.F20]-[.H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864">
            <text:p>21864</text:p>
          </table:table-cell>
          <table:table-cell office:value-type="float" office:value="622">
            <text:p>622</text:p>
          </table:table-cell>
          <table:table-cell office:value-type="float" office:value="18318">
            <text:p>18318</text:p>
          </table:table-cell>
          <table:table-cell office:value-type="float" office:value="604">
            <text:p>604</text:p>
          </table:table-cell>
          <table:table-cell office:value-type="float" office:value="176710">
            <text:p>176710</text:p>
          </table:table-cell>
          <table:table-cell office:value-type="float" office:value="4121">
            <text:p>4121</text:p>
          </table:table-cell>
          <table:table-cell office:value-type="float" office:value="230466">
            <text:p>230466</text:p>
          </table:table-cell>
          <table:table-cell office:value-type="float" office:value="7274">
            <text:p>7274</text:p>
          </table:table-cell>
          <table:table-cell table:number-columns-repeated="2"/>
          <table:table-cell table:formula="of:=[.A22]+[.C22]-[.A21]-[.C21]" office:value-type="float" office:value="1031">
            <text:p>1031</text:p>
          </table:table-cell>
          <table:table-cell table:formula="of:=[.E22]+[.G22]-[.E21]-[.G21]" office:value-type="float" office:value="1039">
            <text:p>1039</text:p>
          </table:table-cell>
          <table:table-cell table:formula="of:=[.B22]+[.D22]-[.B21]-[.D21]" office:value-type="float" office:value="33">
            <text:p>33</text:p>
          </table:table-cell>
          <table:table-cell table:formula="of:=[.F22]+[.H22]-[.F21]-[.H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179">
            <text:p>22179</text:p>
          </table:table-cell>
          <table:table-cell office:value-type="float" office:value="631">
            <text:p>631</text:p>
          </table:table-cell>
          <table:table-cell office:value-type="float" office:value="19034">
            <text:p>19034</text:p>
          </table:table-cell>
          <table:table-cell office:value-type="float" office:value="628">
            <text:p>628</text:p>
          </table:table-cell>
          <table:table-cell office:value-type="float" office:value="177033">
            <text:p>177033</text:p>
          </table:table-cell>
          <table:table-cell office:value-type="float" office:value="4130">
            <text:p>4130</text:p>
          </table:table-cell>
          <table:table-cell office:value-type="float" office:value="231182">
            <text:p>231182</text:p>
          </table:table-cell>
          <table:table-cell office:value-type="float" office:value="7298">
            <text:p>7298</text:p>
          </table:table-cell>
          <table:table-cell table:number-columns-repeated="2"/>
          <table:table-cell table:formula="of:=[.A23]+[.C23]-[.A22]-[.C22]" office:value-type="float" office:value="1035">
            <text:p>1035</text:p>
          </table:table-cell>
          <table:table-cell table:formula="of:=[.E23]+[.G23]-[.E22]-[.G22]" office:value-type="float" office:value="1035">
            <text:p>1035</text:p>
          </table:table-cell>
          <table:table-cell table:formula="of:=[.B23]+[.D23]-[.B22]-[.D22]" office:value-type="float" office:value="33">
            <text:p>33</text:p>
          </table:table-cell>
          <table:table-cell table:formula="of:=[.F23]+[.H23]-[.F22]-[.H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498">
            <text:p>22498</text:p>
          </table:table-cell>
          <table:table-cell office:value-type="float" office:value="640">
            <text:p>640</text:p>
          </table:table-cell>
          <table:table-cell office:value-type="float" office:value="19750">
            <text:p>19750</text:p>
          </table:table-cell>
          <table:table-cell office:value-type="float" office:value="652">
            <text:p>652</text:p>
          </table:table-cell>
          <table:table-cell office:value-type="float" office:value="177352">
            <text:p>177352</text:p>
          </table:table-cell>
          <table:table-cell office:value-type="float" office:value="4139">
            <text:p>4139</text:p>
          </table:table-cell>
          <table:table-cell office:value-type="float" office:value="231898">
            <text:p>231898</text:p>
          </table:table-cell>
          <table:table-cell office:value-type="float" office:value="7322">
            <text:p>7322</text:p>
          </table:table-cell>
          <table:table-cell table:number-columns-repeated="2"/>
          <table:table-cell table:formula="of:=[.A24]+[.C24]-[.A23]-[.C23]" office:value-type="float" office:value="1031">
            <text:p>1031</text:p>
          </table:table-cell>
          <table:table-cell table:formula="of:=[.E24]+[.G24]-[.E23]-[.G23]" office:value-type="float" office:value="1059">
            <text:p>1059</text:p>
          </table:table-cell>
          <table:table-cell table:formula="of:=[.B24]+[.D24]-[.B23]-[.D23]" office:value-type="float" office:value="33">
            <text:p>33</text:p>
          </table:table-cell>
          <table:table-cell table:formula="of:=[.F24]+[.H24]-[.F23]-[.H2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813">
            <text:p>22813</text:p>
          </table:table-cell>
          <table:table-cell office:value-type="float" office:value="649">
            <text:p>649</text:p>
          </table:table-cell>
          <table:table-cell office:value-type="float" office:value="20466">
            <text:p>20466</text:p>
          </table:table-cell>
          <table:table-cell office:value-type="float" office:value="676">
            <text:p>676</text:p>
          </table:table-cell>
          <table:table-cell office:value-type="float" office:value="177695">
            <text:p>177695</text:p>
          </table:table-cell>
          <table:table-cell office:value-type="float" office:value="4149">
            <text:p>4149</text:p>
          </table:table-cell>
          <table:table-cell office:value-type="float" office:value="232614">
            <text:p>232614</text:p>
          </table:table-cell>
          <table:table-cell office:value-type="float" office:value="7346">
            <text:p>7346</text:p>
          </table:table-cell>
          <table:table-cell table:number-columns-repeated="2"/>
          <table:table-cell table:formula="of:=[.A25]+[.C25]-[.A24]-[.C24]" office:value-type="float" office:value="1035">
            <text:p>1035</text:p>
          </table:table-cell>
          <table:table-cell table:formula="of:=[.E25]+[.G25]-[.E24]-[.G24]" office:value-type="float" office:value="1035">
            <text:p>1035</text:p>
          </table:table-cell>
          <table:table-cell table:formula="of:=[.B25]+[.D25]-[.B24]-[.D24]" office:value-type="float" office:value="33">
            <text:p>33</text:p>
          </table:table-cell>
          <table:table-cell table:formula="of:=[.F25]+[.H25]-[.F24]-[.H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132">
            <text:p>23132</text:p>
          </table:table-cell>
          <table:table-cell office:value-type="float" office:value="658">
            <text:p>658</text:p>
          </table:table-cell>
          <table:table-cell office:value-type="float" office:value="21182">
            <text:p>21182</text:p>
          </table:table-cell>
          <table:table-cell office:value-type="float" office:value="700">
            <text:p>700</text:p>
          </table:table-cell>
          <table:table-cell office:value-type="float" office:value="178014">
            <text:p>178014</text:p>
          </table:table-cell>
          <table:table-cell office:value-type="float" office:value="4158">
            <text:p>4158</text:p>
          </table:table-cell>
          <table:table-cell office:value-type="float" office:value="233330">
            <text:p>233330</text:p>
          </table:table-cell>
          <table:table-cell office:value-type="float" office:value="7370">
            <text:p>7370</text:p>
          </table:table-cell>
          <table:table-cell table:number-columns-repeated="2"/>
          <table:table-cell table:formula="of:=[.A26]+[.C26]-[.A25]-[.C25]" office:value-type="float" office:value="1031">
            <text:p>1031</text:p>
          </table:table-cell>
          <table:table-cell table:formula="of:=[.E26]+[.G26]-[.E25]-[.G25]" office:value-type="float" office:value="1039">
            <text:p>1039</text:p>
          </table:table-cell>
          <table:table-cell table:formula="of:=[.B26]+[.D26]-[.B25]-[.D25]" office:value-type="float" office:value="33">
            <text:p>33</text:p>
          </table:table-cell>
          <table:table-cell table:formula="of:=[.F26]+[.H26]-[.F25]-[.H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447">
            <text:p>23447</text:p>
          </table:table-cell>
          <table:table-cell office:value-type="float" office:value="667">
            <text:p>667</text:p>
          </table:table-cell>
          <table:table-cell office:value-type="float" office:value="21898">
            <text:p>21898</text:p>
          </table:table-cell>
          <table:table-cell office:value-type="float" office:value="724">
            <text:p>724</text:p>
          </table:table-cell>
          <table:table-cell office:value-type="float" office:value="178337">
            <text:p>178337</text:p>
          </table:table-cell>
          <table:table-cell office:value-type="float" office:value="4167">
            <text:p>4167</text:p>
          </table:table-cell>
          <table:table-cell office:value-type="float" office:value="234046">
            <text:p>234046</text:p>
          </table:table-cell>
          <table:table-cell office:value-type="float" office:value="7394">
            <text:p>7394</text:p>
          </table:table-cell>
          <table:table-cell table:number-columns-repeated="2"/>
          <table:table-cell table:formula="of:=[.A27]+[.C27]-[.A26]-[.C26]" office:value-type="float" office:value="1035">
            <text:p>1035</text:p>
          </table:table-cell>
          <table:table-cell table:formula="of:=[.E27]+[.G27]-[.E26]-[.G26]" office:value-type="float" office:value="1035">
            <text:p>1035</text:p>
          </table:table-cell>
          <table:table-cell table:formula="of:=[.B27]+[.D27]-[.B26]-[.D26]" office:value-type="float" office:value="33">
            <text:p>33</text:p>
          </table:table-cell>
          <table:table-cell table:formula="of:=[.F27]+[.H27]-[.F26]-[.H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766">
            <text:p>23766</text:p>
          </table:table-cell>
          <table:table-cell office:value-type="float" office:value="676">
            <text:p>676</text:p>
          </table:table-cell>
          <table:table-cell office:value-type="float" office:value="22614">
            <text:p>22614</text:p>
          </table:table-cell>
          <table:table-cell office:value-type="float" office:value="748">
            <text:p>748</text:p>
          </table:table-cell>
          <table:table-cell office:value-type="float" office:value="178656">
            <text:p>178656</text:p>
          </table:table-cell>
          <table:table-cell office:value-type="float" office:value="4176">
            <text:p>4176</text:p>
          </table:table-cell>
          <table:table-cell office:value-type="float" office:value="234762">
            <text:p>234762</text:p>
          </table:table-cell>
          <table:table-cell office:value-type="float" office:value="7418">
            <text:p>7418</text:p>
          </table:table-cell>
          <table:table-cell table:number-columns-repeated="2"/>
          <table:table-cell table:formula="of:=[.A28]+[.C28]-[.A27]-[.C27]" office:value-type="float" office:value="1031">
            <text:p>1031</text:p>
          </table:table-cell>
          <table:table-cell table:formula="of:=[.E28]+[.G28]-[.E27]-[.G27]" office:value-type="float" office:value="1039">
            <text:p>1039</text:p>
          </table:table-cell>
          <table:table-cell table:formula="of:=[.B28]+[.D28]-[.B27]-[.D27]" office:value-type="float" office:value="33">
            <text:p>33</text:p>
          </table:table-cell>
          <table:table-cell table:formula="of:=[.F28]+[.H28]-[.F27]-[.H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081">
            <text:p>24081</text:p>
          </table:table-cell>
          <table:table-cell office:value-type="float" office:value="685">
            <text:p>685</text:p>
          </table:table-cell>
          <table:table-cell office:value-type="float" office:value="23330">
            <text:p>23330</text:p>
          </table:table-cell>
          <table:table-cell office:value-type="float" office:value="772">
            <text:p>772</text:p>
          </table:table-cell>
          <table:table-cell office:value-type="float" office:value="178979">
            <text:p>178979</text:p>
          </table:table-cell>
          <table:table-cell office:value-type="float" office:value="4185">
            <text:p>4185</text:p>
          </table:table-cell>
          <table:table-cell office:value-type="float" office:value="235478">
            <text:p>235478</text:p>
          </table:table-cell>
          <table:table-cell office:value-type="float" office:value="7442">
            <text:p>7442</text:p>
          </table:table-cell>
          <table:table-cell table:number-columns-repeated="2"/>
          <table:table-cell table:formula="of:=[.A29]+[.C29]-[.A28]-[.C28]" office:value-type="float" office:value="1035">
            <text:p>1035</text:p>
          </table:table-cell>
          <table:table-cell table:formula="of:=[.E29]+[.G29]-[.E28]-[.G28]" office:value-type="float" office:value="1035">
            <text:p>1035</text:p>
          </table:table-cell>
          <table:table-cell table:formula="of:=[.B29]+[.D29]-[.B28]-[.D28]" office:value-type="float" office:value="33">
            <text:p>33</text:p>
          </table:table-cell>
          <table:table-cell table:formula="of:=[.F29]+[.H29]-[.F28]-[.H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400">
            <text:p>24400</text:p>
          </table:table-cell>
          <table:table-cell office:value-type="float" office:value="694">
            <text:p>694</text:p>
          </table:table-cell>
          <table:table-cell office:value-type="float" office:value="24046">
            <text:p>24046</text:p>
          </table:table-cell>
          <table:table-cell office:value-type="float" office:value="796">
            <text:p>796</text:p>
          </table:table-cell>
          <table:table-cell office:value-type="float" office:value="179298">
            <text:p>179298</text:p>
          </table:table-cell>
          <table:table-cell office:value-type="float" office:value="4194">
            <text:p>4194</text:p>
          </table:table-cell>
          <table:table-cell office:value-type="float" office:value="236194">
            <text:p>236194</text:p>
          </table:table-cell>
          <table:table-cell office:value-type="float" office:value="7466">
            <text:p>7466</text:p>
          </table:table-cell>
          <table:table-cell table:number-columns-repeated="2"/>
          <table:table-cell table:formula="of:=[.A30]+[.C30]-[.A29]-[.C29]" office:value-type="float" office:value="1031">
            <text:p>1031</text:p>
          </table:table-cell>
          <table:table-cell table:formula="of:=[.E30]+[.G30]-[.E29]-[.G29]" office:value-type="float" office:value="1059">
            <text:p>1059</text:p>
          </table:table-cell>
          <table:table-cell table:formula="of:=[.B30]+[.D30]-[.B29]-[.D29]" office:value-type="float" office:value="33">
            <text:p>33</text:p>
          </table:table-cell>
          <table:table-cell table:formula="of:=[.F30]+[.H30]-[.F29]-[.H2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715">
            <text:p>24715</text:p>
          </table:table-cell>
          <table:table-cell office:value-type="float" office:value="703">
            <text:p>703</text:p>
          </table:table-cell>
          <table:table-cell office:value-type="float" office:value="24762">
            <text:p>24762</text:p>
          </table:table-cell>
          <table:table-cell office:value-type="float" office:value="820">
            <text:p>820</text:p>
          </table:table-cell>
          <table:table-cell office:value-type="float" office:value="179641">
            <text:p>179641</text:p>
          </table:table-cell>
          <table:table-cell office:value-type="float" office:value="4204">
            <text:p>4204</text:p>
          </table:table-cell>
          <table:table-cell office:value-type="float" office:value="236910">
            <text:p>236910</text:p>
          </table:table-cell>
          <table:table-cell office:value-type="float" office:value="7490">
            <text:p>7490</text:p>
          </table:table-cell>
          <table:table-cell table:number-columns-repeated="2"/>
          <table:table-cell table:formula="of:=[.A31]+[.C31]-[.A30]-[.C30]" office:value-type="float" office:value="1035">
            <text:p>1035</text:p>
          </table:table-cell>
          <table:table-cell table:formula="of:=[.E31]+[.G31]-[.E30]-[.G30]" office:value-type="float" office:value="1035">
            <text:p>1035</text:p>
          </table:table-cell>
          <table:table-cell table:formula="of:=[.B31]+[.D31]-[.B30]-[.D30]" office:value-type="float" office:value="33">
            <text:p>33</text:p>
          </table:table-cell>
          <table:table-cell table:formula="of:=[.F31]+[.H31]-[.F30]-[.H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034">
            <text:p>25034</text:p>
          </table:table-cell>
          <table:table-cell office:value-type="float" office:value="712">
            <text:p>712</text:p>
          </table:table-cell>
          <table:table-cell office:value-type="float" office:value="25478">
            <text:p>25478</text:p>
          </table:table-cell>
          <table:table-cell office:value-type="float" office:value="844">
            <text:p>844</text:p>
          </table:table-cell>
          <table:table-cell office:value-type="float" office:value="179960">
            <text:p>179960</text:p>
          </table:table-cell>
          <table:table-cell office:value-type="float" office:value="4213">
            <text:p>4213</text:p>
          </table:table-cell>
          <table:table-cell office:value-type="float" office:value="237626">
            <text:p>237626</text:p>
          </table:table-cell>
          <table:table-cell office:value-type="float" office:value="7514">
            <text:p>7514</text:p>
          </table:table-cell>
          <table:table-cell table:number-columns-repeated="2"/>
          <table:table-cell table:formula="of:=[.A32]+[.C32]-[.A31]-[.C31]" office:value-type="float" office:value="1031">
            <text:p>1031</text:p>
          </table:table-cell>
          <table:table-cell table:formula="of:=[.E32]+[.G32]-[.E31]-[.G31]" office:value-type="float" office:value="1039">
            <text:p>1039</text:p>
          </table:table-cell>
          <table:table-cell table:formula="of:=[.B32]+[.D32]-[.B31]-[.D31]" office:value-type="float" office:value="33">
            <text:p>33</text:p>
          </table:table-cell>
          <table:table-cell table:formula="of:=[.F32]+[.H32]-[.F31]-[.H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349">
            <text:p>25349</text:p>
          </table:table-cell>
          <table:table-cell office:value-type="float" office:value="721">
            <text:p>721</text:p>
          </table:table-cell>
          <table:table-cell office:value-type="float" office:value="26194">
            <text:p>26194</text:p>
          </table:table-cell>
          <table:table-cell office:value-type="float" office:value="868">
            <text:p>868</text:p>
          </table:table-cell>
          <table:table-cell office:value-type="float" office:value="180283">
            <text:p>180283</text:p>
          </table:table-cell>
          <table:table-cell office:value-type="float" office:value="4222">
            <text:p>4222</text:p>
          </table:table-cell>
          <table:table-cell office:value-type="float" office:value="238342">
            <text:p>238342</text:p>
          </table:table-cell>
          <table:table-cell office:value-type="float" office:value="7538">
            <text:p>7538</text:p>
          </table:table-cell>
          <table:table-cell table:number-columns-repeated="2"/>
          <table:table-cell table:formula="of:=[.A33]+[.C33]-[.A32]-[.C32]" office:value-type="float" office:value="1035">
            <text:p>1035</text:p>
          </table:table-cell>
          <table:table-cell table:formula="of:=[.E33]+[.G33]-[.E32]-[.G32]" office:value-type="float" office:value="1035">
            <text:p>1035</text:p>
          </table:table-cell>
          <table:table-cell table:formula="of:=[.B33]+[.D33]-[.B32]-[.D32]" office:value-type="float" office:value="33">
            <text:p>33</text:p>
          </table:table-cell>
          <table:table-cell table:formula="of:=[.F33]+[.H33]-[.F32]-[.H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668">
            <text:p>25668</text:p>
          </table:table-cell>
          <table:table-cell office:value-type="float" office:value="730">
            <text:p>730</text:p>
          </table:table-cell>
          <table:table-cell office:value-type="float" office:value="26910">
            <text:p>26910</text:p>
          </table:table-cell>
          <table:table-cell office:value-type="float" office:value="892">
            <text:p>892</text:p>
          </table:table-cell>
          <table:table-cell office:value-type="float" office:value="180602">
            <text:p>180602</text:p>
          </table:table-cell>
          <table:table-cell office:value-type="float" office:value="4231">
            <text:p>4231</text:p>
          </table:table-cell>
          <table:table-cell office:value-type="float" office:value="239058">
            <text:p>239058</text:p>
          </table:table-cell>
          <table:table-cell office:value-type="float" office:value="7562">
            <text:p>7562</text:p>
          </table:table-cell>
          <table:table-cell table:number-columns-repeated="2"/>
          <table:table-cell table:formula="of:=[.A34]+[.C34]-[.A33]-[.C33]" office:value-type="float" office:value="1031">
            <text:p>1031</text:p>
          </table:table-cell>
          <table:table-cell table:formula="of:=[.E34]+[.G34]-[.E33]-[.G33]" office:value-type="float" office:value="1059">
            <text:p>1059</text:p>
          </table:table-cell>
          <table:table-cell table:formula="of:=[.B34]+[.D34]-[.B33]-[.D33]" office:value-type="float" office:value="33">
            <text:p>33</text:p>
          </table:table-cell>
          <table:table-cell table:formula="of:=[.F34]+[.H34]-[.F33]-[.H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983">
            <text:p>25983</text:p>
          </table:table-cell>
          <table:table-cell office:value-type="float" office:value="739">
            <text:p>739</text:p>
          </table:table-cell>
          <table:table-cell office:value-type="float" office:value="27626">
            <text:p>27626</text:p>
          </table:table-cell>
          <table:table-cell office:value-type="float" office:value="916">
            <text:p>916</text:p>
          </table:table-cell>
          <table:table-cell office:value-type="float" office:value="180945">
            <text:p>180945</text:p>
          </table:table-cell>
          <table:table-cell office:value-type="float" office:value="4241">
            <text:p>4241</text:p>
          </table:table-cell>
          <table:table-cell office:value-type="float" office:value="239774">
            <text:p>239774</text:p>
          </table:table-cell>
          <table:table-cell office:value-type="float" office:value="7586">
            <text:p>7586</text:p>
          </table:table-cell>
          <table:table-cell table:number-columns-repeated="2"/>
          <table:table-cell table:formula="of:=[.A35]+[.C35]-[.A34]-[.C34]" office:value-type="float" office:value="1035">
            <text:p>1035</text:p>
          </table:table-cell>
          <table:table-cell table:formula="of:=[.E35]+[.G35]-[.E34]-[.G34]" office:value-type="float" office:value="1035">
            <text:p>1035</text:p>
          </table:table-cell>
          <table:table-cell table:formula="of:=[.B35]+[.D35]-[.B34]-[.D34]" office:value-type="float" office:value="33">
            <text:p>33</text:p>
          </table:table-cell>
          <table:table-cell table:formula="of:=[.F35]+[.H35]-[.F34]-[.H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302">
            <text:p>26302</text:p>
          </table:table-cell>
          <table:table-cell office:value-type="float" office:value="748">
            <text:p>748</text:p>
          </table:table-cell>
          <table:table-cell office:value-type="float" office:value="28342">
            <text:p>28342</text:p>
          </table:table-cell>
          <table:table-cell office:value-type="float" office:value="940">
            <text:p>940</text:p>
          </table:table-cell>
          <table:table-cell office:value-type="float" office:value="181264">
            <text:p>181264</text:p>
          </table:table-cell>
          <table:table-cell office:value-type="float" office:value="4250">
            <text:p>4250</text:p>
          </table:table-cell>
          <table:table-cell office:value-type="float" office:value="240490">
            <text:p>240490</text:p>
          </table:table-cell>
          <table:table-cell office:value-type="float" office:value="7610">
            <text:p>7610</text:p>
          </table:table-cell>
          <table:table-cell table:number-columns-repeated="2"/>
          <table:table-cell table:formula="of:=[.A36]+[.C36]-[.A35]-[.C35]" office:value-type="float" office:value="1031">
            <text:p>1031</text:p>
          </table:table-cell>
          <table:table-cell table:formula="of:=[.E36]+[.G36]-[.E35]-[.G35]" office:value-type="float" office:value="1039">
            <text:p>1039</text:p>
          </table:table-cell>
          <table:table-cell table:formula="of:=[.B36]+[.D36]-[.B35]-[.D35]" office:value-type="float" office:value="33">
            <text:p>33</text:p>
          </table:table-cell>
          <table:table-cell table:formula="of:=[.F36]+[.H36]-[.F35]-[.H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617">
            <text:p>26617</text:p>
          </table:table-cell>
          <table:table-cell office:value-type="float" office:value="757">
            <text:p>757</text:p>
          </table:table-cell>
          <table:table-cell office:value-type="float" office:value="29058">
            <text:p>29058</text:p>
          </table:table-cell>
          <table:table-cell office:value-type="float" office:value="964">
            <text:p>964</text:p>
          </table:table-cell>
          <table:table-cell office:value-type="float" office:value="181587">
            <text:p>181587</text:p>
          </table:table-cell>
          <table:table-cell office:value-type="float" office:value="4259">
            <text:p>4259</text:p>
          </table:table-cell>
          <table:table-cell office:value-type="float" office:value="241206">
            <text:p>241206</text:p>
          </table:table-cell>
          <table:table-cell office:value-type="float" office:value="7634">
            <text:p>7634</text:p>
          </table:table-cell>
          <table:table-cell table:number-columns-repeated="2"/>
          <table:table-cell table:formula="of:=[.A37]+[.C37]-[.A36]-[.C36]" office:value-type="float" office:value="1035">
            <text:p>1035</text:p>
          </table:table-cell>
          <table:table-cell table:formula="of:=[.E37]+[.G37]-[.E36]-[.G36]" office:value-type="float" office:value="1035">
            <text:p>1035</text:p>
          </table:table-cell>
          <table:table-cell table:formula="of:=[.B37]+[.D37]-[.B36]-[.D36]" office:value-type="float" office:value="33">
            <text:p>33</text:p>
          </table:table-cell>
          <table:table-cell table:formula="of:=[.F37]+[.H37]-[.F36]-[.H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936">
            <text:p>26936</text:p>
          </table:table-cell>
          <table:table-cell office:value-type="float" office:value="766">
            <text:p>766</text:p>
          </table:table-cell>
          <table:table-cell office:value-type="float" office:value="29774">
            <text:p>29774</text:p>
          </table:table-cell>
          <table:table-cell office:value-type="float" office:value="988">
            <text:p>988</text:p>
          </table:table-cell>
          <table:table-cell office:value-type="float" office:value="181906">
            <text:p>181906</text:p>
          </table:table-cell>
          <table:table-cell office:value-type="float" office:value="4268">
            <text:p>4268</text:p>
          </table:table-cell>
          <table:table-cell office:value-type="float" office:value="241922">
            <text:p>241922</text:p>
          </table:table-cell>
          <table:table-cell office:value-type="float" office:value="7658">
            <text:p>7658</text:p>
          </table:table-cell>
          <table:table-cell table:number-columns-repeated="2"/>
          <table:table-cell table:formula="of:=[.A38]+[.C38]-[.A37]-[.C37]" office:value-type="float" office:value="1031">
            <text:p>1031</text:p>
          </table:table-cell>
          <table:table-cell table:formula="of:=[.E38]+[.G38]-[.E37]-[.G37]" office:value-type="float" office:value="1039">
            <text:p>1039</text:p>
          </table:table-cell>
          <table:table-cell table:formula="of:=[.B38]+[.D38]-[.B37]-[.D37]" office:value-type="float" office:value="33">
            <text:p>33</text:p>
          </table:table-cell>
          <table:table-cell table:formula="of:=[.F38]+[.H38]-[.F37]-[.H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7251">
            <text:p>27251</text:p>
          </table:table-cell>
          <table:table-cell office:value-type="float" office:value="775">
            <text:p>775</text:p>
          </table:table-cell>
          <table:table-cell office:value-type="float" office:value="30490">
            <text:p>30490</text:p>
          </table:table-cell>
          <table:table-cell office:value-type="float" office:value="1012">
            <text:p>1012</text:p>
          </table:table-cell>
          <table:table-cell office:value-type="float" office:value="182229">
            <text:p>182229</text:p>
          </table:table-cell>
          <table:table-cell office:value-type="float" office:value="4277">
            <text:p>4277</text:p>
          </table:table-cell>
          <table:table-cell office:value-type="float" office:value="242638">
            <text:p>242638</text:p>
          </table:table-cell>
          <table:table-cell office:value-type="float" office:value="7682">
            <text:p>7682</text:p>
          </table:table-cell>
          <table:table-cell table:number-columns-repeated="2"/>
          <table:table-cell table:formula="of:=[.A39]+[.C39]-[.A38]-[.C38]" office:value-type="float" office:value="1035">
            <text:p>1035</text:p>
          </table:table-cell>
          <table:table-cell table:formula="of:=[.E39]+[.G39]-[.E38]-[.G38]" office:value-type="float" office:value="1035">
            <text:p>1035</text:p>
          </table:table-cell>
          <table:table-cell table:formula="of:=[.B39]+[.D39]-[.B38]-[.D38]" office:value-type="float" office:value="33">
            <text:p>33</text:p>
          </table:table-cell>
          <table:table-cell table:formula="of:=[.F39]+[.H39]-[.F38]-[.H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7570">
            <text:p>27570</text:p>
          </table:table-cell>
          <table:table-cell office:value-type="float" office:value="784">
            <text:p>784</text:p>
          </table:table-cell>
          <table:table-cell office:value-type="float" office:value="31206">
            <text:p>31206</text:p>
          </table:table-cell>
          <table:table-cell office:value-type="float" office:value="1036">
            <text:p>1036</text:p>
          </table:table-cell>
          <table:table-cell office:value-type="float" office:value="182548">
            <text:p>182548</text:p>
          </table:table-cell>
          <table:table-cell office:value-type="float" office:value="4286">
            <text:p>4286</text:p>
          </table:table-cell>
          <table:table-cell office:value-type="float" office:value="243354">
            <text:p>243354</text:p>
          </table:table-cell>
          <table:table-cell office:value-type="float" office:value="7706">
            <text:p>7706</text:p>
          </table:table-cell>
          <table:table-cell table:number-columns-repeated="2"/>
          <table:table-cell table:formula="of:=[.A40]+[.C40]-[.A39]-[.C39]" office:value-type="float" office:value="1031">
            <text:p>1031</text:p>
          </table:table-cell>
          <table:table-cell table:formula="of:=[.E40]+[.G40]-[.E39]-[.G39]" office:value-type="float" office:value="1059">
            <text:p>1059</text:p>
          </table:table-cell>
          <table:table-cell table:formula="of:=[.B40]+[.D40]-[.B39]-[.D39]" office:value-type="float" office:value="33">
            <text:p>33</text:p>
          </table:table-cell>
          <table:table-cell table:formula="of:=[.F40]+[.H40]-[.F39]-[.H3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7885">
            <text:p>27885</text:p>
          </table:table-cell>
          <table:table-cell office:value-type="float" office:value="793">
            <text:p>793</text:p>
          </table:table-cell>
          <table:table-cell office:value-type="float" office:value="31922">
            <text:p>31922</text:p>
          </table:table-cell>
          <table:table-cell office:value-type="float" office:value="1060">
            <text:p>1060</text:p>
          </table:table-cell>
          <table:table-cell office:value-type="float" office:value="182891">
            <text:p>182891</text:p>
          </table:table-cell>
          <table:table-cell office:value-type="float" office:value="4296">
            <text:p>4296</text:p>
          </table:table-cell>
          <table:table-cell office:value-type="float" office:value="244070">
            <text:p>244070</text:p>
          </table:table-cell>
          <table:table-cell office:value-type="float" office:value="7730">
            <text:p>7730</text:p>
          </table:table-cell>
          <table:table-cell table:number-columns-repeated="2"/>
          <table:table-cell table:formula="of:=[.A41]+[.C41]-[.A40]-[.C40]" office:value-type="float" office:value="1035">
            <text:p>1035</text:p>
          </table:table-cell>
          <table:table-cell table:formula="of:=[.E41]+[.G41]-[.E40]-[.G40]" office:value-type="float" office:value="1055">
            <text:p>1055</text:p>
          </table:table-cell>
          <table:table-cell table:formula="of:=[.B41]+[.D41]-[.B40]-[.D40]" office:value-type="float" office:value="33">
            <text:p>33</text:p>
          </table:table-cell>
          <table:table-cell table:formula="of:=[.F41]+[.H41]-[.F40]-[.H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8204">
            <text:p>28204</text:p>
          </table:table-cell>
          <table:table-cell office:value-type="float" office:value="802">
            <text:p>802</text:p>
          </table:table-cell>
          <table:table-cell office:value-type="float" office:value="32638">
            <text:p>32638</text:p>
          </table:table-cell>
          <table:table-cell office:value-type="float" office:value="1084">
            <text:p>1084</text:p>
          </table:table-cell>
          <table:table-cell office:value-type="float" office:value="183230">
            <text:p>183230</text:p>
          </table:table-cell>
          <table:table-cell office:value-type="float" office:value="4306">
            <text:p>4306</text:p>
          </table:table-cell>
          <table:table-cell office:value-type="float" office:value="244786">
            <text:p>244786</text:p>
          </table:table-cell>
          <table:table-cell office:value-type="float" office:value="7754">
            <text:p>7754</text:p>
          </table:table-cell>
          <table:table-cell table:number-columns-repeated="2"/>
          <table:table-cell table:formula="of:=[.A42]+[.C42]-[.A41]-[.C41]" office:value-type="float" office:value="1031">
            <text:p>1031</text:p>
          </table:table-cell>
          <table:table-cell table:formula="of:=[.E42]+[.G42]-[.E41]-[.G41]" office:value-type="float" office:value="1059">
            <text:p>1059</text:p>
          </table:table-cell>
          <table:table-cell table:formula="of:=[.B42]+[.D42]-[.B41]-[.D41]" office:value-type="float" office:value="33">
            <text:p>33</text:p>
          </table:table-cell>
          <table:table-cell table:formula="of:=[.F42]+[.H42]-[.F41]-[.H4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8519">
            <text:p>28519</text:p>
          </table:table-cell>
          <table:table-cell office:value-type="float" office:value="811">
            <text:p>811</text:p>
          </table:table-cell>
          <table:table-cell office:value-type="float" office:value="33354">
            <text:p>33354</text:p>
          </table:table-cell>
          <table:table-cell office:value-type="float" office:value="1108">
            <text:p>1108</text:p>
          </table:table-cell>
          <table:table-cell office:value-type="float" office:value="183573">
            <text:p>183573</text:p>
          </table:table-cell>
          <table:table-cell office:value-type="float" office:value="4316">
            <text:p>4316</text:p>
          </table:table-cell>
          <table:table-cell office:value-type="float" office:value="245502">
            <text:p>245502</text:p>
          </table:table-cell>
          <table:table-cell office:value-type="float" office:value="7778">
            <text:p>7778</text:p>
          </table:table-cell>
          <table:table-cell table:number-columns-repeated="2"/>
          <table:table-cell table:formula="of:=[.A43]+[.C43]-[.A42]-[.C42]" office:value-type="float" office:value="1035">
            <text:p>1035</text:p>
          </table:table-cell>
          <table:table-cell table:formula="of:=[.E43]+[.G43]-[.E42]-[.G42]" office:value-type="float" office:value="1035">
            <text:p>1035</text:p>
          </table:table-cell>
          <table:table-cell table:formula="of:=[.B43]+[.D43]-[.B42]-[.D42]" office:value-type="float" office:value="33">
            <text:p>33</text:p>
          </table:table-cell>
          <table:table-cell table:formula="of:=[.F43]+[.H43]-[.F42]-[.H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8838">
            <text:p>28838</text:p>
          </table:table-cell>
          <table:table-cell office:value-type="float" office:value="820">
            <text:p>820</text:p>
          </table:table-cell>
          <table:table-cell office:value-type="float" office:value="34070">
            <text:p>34070</text:p>
          </table:table-cell>
          <table:table-cell office:value-type="float" office:value="1132">
            <text:p>1132</text:p>
          </table:table-cell>
          <table:table-cell office:value-type="float" office:value="183892">
            <text:p>183892</text:p>
          </table:table-cell>
          <table:table-cell office:value-type="float" office:value="4325">
            <text:p>4325</text:p>
          </table:table-cell>
          <table:table-cell office:value-type="float" office:value="246218">
            <text:p>246218</text:p>
          </table:table-cell>
          <table:table-cell office:value-type="float" office:value="7802">
            <text:p>7802</text:p>
          </table:table-cell>
          <table:table-cell table:number-columns-repeated="2"/>
          <table:table-cell table:formula="of:=[.A44]+[.C44]-[.A43]-[.C43]" office:value-type="float" office:value="1031">
            <text:p>1031</text:p>
          </table:table-cell>
          <table:table-cell table:formula="of:=[.E44]+[.G44]-[.E43]-[.G43]" office:value-type="float" office:value="1039">
            <text:p>1039</text:p>
          </table:table-cell>
          <table:table-cell table:formula="of:=[.B44]+[.D44]-[.B43]-[.D43]" office:value-type="float" office:value="33">
            <text:p>33</text:p>
          </table:table-cell>
          <table:table-cell table:formula="of:=[.F44]+[.H44]-[.F43]-[.H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153">
            <text:p>29153</text:p>
          </table:table-cell>
          <table:table-cell office:value-type="float" office:value="829">
            <text:p>829</text:p>
          </table:table-cell>
          <table:table-cell office:value-type="float" office:value="34786">
            <text:p>34786</text:p>
          </table:table-cell>
          <table:table-cell office:value-type="float" office:value="1156">
            <text:p>1156</text:p>
          </table:table-cell>
          <table:table-cell office:value-type="float" office:value="184215">
            <text:p>184215</text:p>
          </table:table-cell>
          <table:table-cell office:value-type="float" office:value="4334">
            <text:p>4334</text:p>
          </table:table-cell>
          <table:table-cell office:value-type="float" office:value="246934">
            <text:p>246934</text:p>
          </table:table-cell>
          <table:table-cell office:value-type="float" office:value="7826">
            <text:p>7826</text:p>
          </table:table-cell>
          <table:table-cell table:number-columns-repeated="2"/>
          <table:table-cell table:formula="of:=[.A45]+[.C45]-[.A44]-[.C44]" office:value-type="float" office:value="1035">
            <text:p>1035</text:p>
          </table:table-cell>
          <table:table-cell table:formula="of:=[.E45]+[.G45]-[.E44]-[.G44]" office:value-type="float" office:value="1035">
            <text:p>1035</text:p>
          </table:table-cell>
          <table:table-cell table:formula="of:=[.B45]+[.D45]-[.B44]-[.D44]" office:value-type="float" office:value="33">
            <text:p>33</text:p>
          </table:table-cell>
          <table:table-cell table:formula="of:=[.F45]+[.H45]-[.F44]-[.H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472">
            <text:p>29472</text:p>
          </table:table-cell>
          <table:table-cell office:value-type="float" office:value="838">
            <text:p>838</text:p>
          </table:table-cell>
          <table:table-cell office:value-type="float" office:value="35502">
            <text:p>35502</text:p>
          </table:table-cell>
          <table:table-cell office:value-type="float" office:value="1180">
            <text:p>1180</text:p>
          </table:table-cell>
          <table:table-cell office:value-type="float" office:value="184534">
            <text:p>184534</text:p>
          </table:table-cell>
          <table:table-cell office:value-type="float" office:value="4343">
            <text:p>4343</text:p>
          </table:table-cell>
          <table:table-cell office:value-type="float" office:value="247650">
            <text:p>247650</text:p>
          </table:table-cell>
          <table:table-cell office:value-type="float" office:value="7850">
            <text:p>7850</text:p>
          </table:table-cell>
          <table:table-cell table:number-columns-repeated="2"/>
          <table:table-cell table:formula="of:=[.A46]+[.C46]-[.A45]-[.C45]" office:value-type="float" office:value="1031">
            <text:p>1031</text:p>
          </table:table-cell>
          <table:table-cell table:formula="of:=[.E46]+[.G46]-[.E45]-[.G45]" office:value-type="float" office:value="1059">
            <text:p>1059</text:p>
          </table:table-cell>
          <table:table-cell table:formula="of:=[.B46]+[.D46]-[.B45]-[.D45]" office:value-type="float" office:value="33">
            <text:p>33</text:p>
          </table:table-cell>
          <table:table-cell table:formula="of:=[.F46]+[.H46]-[.F45]-[.H4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787">
            <text:p>29787</text:p>
          </table:table-cell>
          <table:table-cell office:value-type="float" office:value="847">
            <text:p>847</text:p>
          </table:table-cell>
          <table:table-cell office:value-type="float" office:value="36218">
            <text:p>36218</text:p>
          </table:table-cell>
          <table:table-cell office:value-type="float" office:value="1204">
            <text:p>1204</text:p>
          </table:table-cell>
          <table:table-cell office:value-type="float" office:value="184877">
            <text:p>184877</text:p>
          </table:table-cell>
          <table:table-cell office:value-type="float" office:value="4353">
            <text:p>4353</text:p>
          </table:table-cell>
          <table:table-cell office:value-type="float" office:value="248366">
            <text:p>248366</text:p>
          </table:table-cell>
          <table:table-cell office:value-type="float" office:value="7874">
            <text:p>7874</text:p>
          </table:table-cell>
          <table:table-cell table:number-columns-repeated="2"/>
          <table:table-cell table:formula="of:=[.A47]+[.C47]-[.A46]-[.C46]" office:value-type="float" office:value="1035">
            <text:p>1035</text:p>
          </table:table-cell>
          <table:table-cell table:formula="of:=[.E47]+[.G47]-[.E46]-[.G46]" office:value-type="float" office:value="1035">
            <text:p>1035</text:p>
          </table:table-cell>
          <table:table-cell table:formula="of:=[.B47]+[.D47]-[.B46]-[.D46]" office:value-type="float" office:value="33">
            <text:p>33</text:p>
          </table:table-cell>
          <table:table-cell table:formula="of:=[.F47]+[.H47]-[.F46]-[.H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106">
            <text:p>30106</text:p>
          </table:table-cell>
          <table:table-cell office:value-type="float" office:value="856">
            <text:p>856</text:p>
          </table:table-cell>
          <table:table-cell office:value-type="float" office:value="36934">
            <text:p>36934</text:p>
          </table:table-cell>
          <table:table-cell office:value-type="float" office:value="1228">
            <text:p>1228</text:p>
          </table:table-cell>
          <table:table-cell office:value-type="float" office:value="185196">
            <text:p>185196</text:p>
          </table:table-cell>
          <table:table-cell office:value-type="float" office:value="4362">
            <text:p>4362</text:p>
          </table:table-cell>
          <table:table-cell office:value-type="float" office:value="249082">
            <text:p>249082</text:p>
          </table:table-cell>
          <table:table-cell office:value-type="float" office:value="7898">
            <text:p>7898</text:p>
          </table:table-cell>
          <table:table-cell table:number-columns-repeated="2"/>
          <table:table-cell table:formula="of:=[.A48]+[.C48]-[.A47]-[.C47]" office:value-type="float" office:value="1031">
            <text:p>1031</text:p>
          </table:table-cell>
          <table:table-cell table:formula="of:=[.E48]+[.G48]-[.E47]-[.G47]" office:value-type="float" office:value="1059">
            <text:p>1059</text:p>
          </table:table-cell>
          <table:table-cell table:formula="of:=[.B48]+[.D48]-[.B47]-[.D47]" office:value-type="float" office:value="33">
            <text:p>33</text:p>
          </table:table-cell>
          <table:table-cell table:formula="of:=[.F48]+[.H48]-[.F47]-[.H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421">
            <text:p>30421</text:p>
          </table:table-cell>
          <table:table-cell office:value-type="float" office:value="865">
            <text:p>865</text:p>
          </table:table-cell>
          <table:table-cell office:value-type="float" office:value="37650">
            <text:p>37650</text:p>
          </table:table-cell>
          <table:table-cell office:value-type="float" office:value="1252">
            <text:p>1252</text:p>
          </table:table-cell>
          <table:table-cell office:value-type="float" office:value="185539">
            <text:p>185539</text:p>
          </table:table-cell>
          <table:table-cell office:value-type="float" office:value="4372">
            <text:p>4372</text:p>
          </table:table-cell>
          <table:table-cell office:value-type="float" office:value="249798">
            <text:p>249798</text:p>
          </table:table-cell>
          <table:table-cell office:value-type="float" office:value="7922">
            <text:p>7922</text:p>
          </table:table-cell>
          <table:table-cell table:number-columns-repeated="2"/>
          <table:table-cell table:formula="of:=[.A49]+[.C49]-[.A48]-[.C48]" office:value-type="float" office:value="1035">
            <text:p>1035</text:p>
          </table:table-cell>
          <table:table-cell table:formula="of:=[.E49]+[.G49]-[.E48]-[.G48]" office:value-type="float" office:value="1035">
            <text:p>1035</text:p>
          </table:table-cell>
          <table:table-cell table:formula="of:=[.B49]+[.D49]-[.B48]-[.D48]" office:value-type="float" office:value="33">
            <text:p>33</text:p>
          </table:table-cell>
          <table:table-cell table:formula="of:=[.F49]+[.H49]-[.F48]-[.H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740">
            <text:p>30740</text:p>
          </table:table-cell>
          <table:table-cell office:value-type="float" office:value="874">
            <text:p>874</text:p>
          </table:table-cell>
          <table:table-cell office:value-type="float" office:value="38366">
            <text:p>38366</text:p>
          </table:table-cell>
          <table:table-cell office:value-type="float" office:value="1276">
            <text:p>1276</text:p>
          </table:table-cell>
          <table:table-cell office:value-type="float" office:value="185858">
            <text:p>185858</text:p>
          </table:table-cell>
          <table:table-cell office:value-type="float" office:value="4381">
            <text:p>4381</text:p>
          </table:table-cell>
          <table:table-cell office:value-type="float" office:value="250514">
            <text:p>250514</text:p>
          </table:table-cell>
          <table:table-cell office:value-type="float" office:value="7946">
            <text:p>7946</text:p>
          </table:table-cell>
          <table:table-cell table:number-columns-repeated="2"/>
          <table:table-cell table:formula="of:=[.A50]+[.C50]-[.A49]-[.C49]" office:value-type="float" office:value="1031">
            <text:p>1031</text:p>
          </table:table-cell>
          <table:table-cell table:formula="of:=[.E50]+[.G50]-[.E49]-[.G49]" office:value-type="float" office:value="1039">
            <text:p>1039</text:p>
          </table:table-cell>
          <table:table-cell table:formula="of:=[.B50]+[.D50]-[.B49]-[.D49]" office:value-type="float" office:value="33">
            <text:p>33</text:p>
          </table:table-cell>
          <table:table-cell table:formula="of:=[.F50]+[.H50]-[.F49]-[.H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055">
            <text:p>31055</text:p>
          </table:table-cell>
          <table:table-cell office:value-type="float" office:value="883">
            <text:p>883</text:p>
          </table:table-cell>
          <table:table-cell office:value-type="float" office:value="39082">
            <text:p>39082</text:p>
          </table:table-cell>
          <table:table-cell office:value-type="float" office:value="1300">
            <text:p>1300</text:p>
          </table:table-cell>
          <table:table-cell office:value-type="float" office:value="186181">
            <text:p>186181</text:p>
          </table:table-cell>
          <table:table-cell office:value-type="float" office:value="4390">
            <text:p>4390</text:p>
          </table:table-cell>
          <table:table-cell office:value-type="float" office:value="251230">
            <text:p>251230</text:p>
          </table:table-cell>
          <table:table-cell office:value-type="float" office:value="7970">
            <text:p>7970</text:p>
          </table:table-cell>
          <table:table-cell table:number-columns-repeated="2"/>
          <table:table-cell table:formula="of:=[.A51]+[.C51]-[.A50]-[.C50]" office:value-type="float" office:value="1035">
            <text:p>1035</text:p>
          </table:table-cell>
          <table:table-cell table:formula="of:=[.E51]+[.G51]-[.E50]-[.G50]" office:value-type="float" office:value="1035">
            <text:p>1035</text:p>
          </table:table-cell>
          <table:table-cell table:formula="of:=[.B51]+[.D51]-[.B50]-[.D50]" office:value-type="float" office:value="33">
            <text:p>33</text:p>
          </table:table-cell>
          <table:table-cell table:formula="of:=[.F51]+[.H51]-[.F50]-[.H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374">
            <text:p>31374</text:p>
          </table:table-cell>
          <table:table-cell office:value-type="float" office:value="892">
            <text:p>892</text:p>
          </table:table-cell>
          <table:table-cell office:value-type="float" office:value="39798">
            <text:p>39798</text:p>
          </table:table-cell>
          <table:table-cell office:value-type="float" office:value="1324">
            <text:p>1324</text:p>
          </table:table-cell>
          <table:table-cell office:value-type="float" office:value="186500">
            <text:p>186500</text:p>
          </table:table-cell>
          <table:table-cell office:value-type="float" office:value="4399">
            <text:p>4399</text:p>
          </table:table-cell>
          <table:table-cell office:value-type="float" office:value="251946">
            <text:p>251946</text:p>
          </table:table-cell>
          <table:table-cell office:value-type="float" office:value="7994">
            <text:p>7994</text:p>
          </table:table-cell>
          <table:table-cell table:number-columns-repeated="2"/>
          <table:table-cell table:formula="of:=[.A52]+[.C52]-[.A51]-[.C51]" office:value-type="float" office:value="1031">
            <text:p>1031</text:p>
          </table:table-cell>
          <table:table-cell table:formula="of:=[.E52]+[.G52]-[.E51]-[.G51]" office:value-type="float" office:value="1041">
            <text:p>1041</text:p>
          </table:table-cell>
          <table:table-cell table:formula="of:=[.B52]+[.D52]-[.B51]-[.D51]" office:value-type="float" office:value="33">
            <text:p>33</text:p>
          </table:table-cell>
          <table:table-cell table:formula="of:=[.F52]+[.H52]-[.F51]-[.H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689">
            <text:p>31689</text:p>
          </table:table-cell>
          <table:table-cell office:value-type="float" office:value="901">
            <text:p>901</text:p>
          </table:table-cell>
          <table:table-cell office:value-type="float" office:value="40514">
            <text:p>40514</text:p>
          </table:table-cell>
          <table:table-cell office:value-type="float" office:value="1348">
            <text:p>1348</text:p>
          </table:table-cell>
          <table:table-cell office:value-type="float" office:value="186823">
            <text:p>186823</text:p>
          </table:table-cell>
          <table:table-cell office:value-type="float" office:value="4408">
            <text:p>4408</text:p>
          </table:table-cell>
          <table:table-cell office:value-type="float" office:value="252664">
            <text:p>252664</text:p>
          </table:table-cell>
          <table:table-cell office:value-type="float" office:value="8018">
            <text:p>8018</text:p>
          </table:table-cell>
          <table:table-cell table:number-columns-repeated="2"/>
          <table:table-cell table:formula="of:=[.A53]+[.C53]-[.A52]-[.C52]" office:value-type="float" office:value="1035">
            <text:p>1035</text:p>
          </table:table-cell>
          <table:table-cell table:formula="of:=[.E53]+[.G53]-[.E52]-[.G52]" office:value-type="float" office:value="1035">
            <text:p>1035</text:p>
          </table:table-cell>
          <table:table-cell table:formula="of:=[.B53]+[.D53]-[.B52]-[.D52]" office:value-type="float" office:value="33">
            <text:p>33</text:p>
          </table:table-cell>
          <table:table-cell table:formula="of:=[.F53]+[.H53]-[.F52]-[.H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008">
            <text:p>32008</text:p>
          </table:table-cell>
          <table:table-cell office:value-type="float" office:value="910">
            <text:p>910</text:p>
          </table:table-cell>
          <table:table-cell office:value-type="float" office:value="41230">
            <text:p>41230</text:p>
          </table:table-cell>
          <table:table-cell office:value-type="float" office:value="1372">
            <text:p>1372</text:p>
          </table:table-cell>
          <table:table-cell office:value-type="float" office:value="187142">
            <text:p>187142</text:p>
          </table:table-cell>
          <table:table-cell office:value-type="float" office:value="4417">
            <text:p>4417</text:p>
          </table:table-cell>
          <table:table-cell office:value-type="float" office:value="253380">
            <text:p>253380</text:p>
          </table:table-cell>
          <table:table-cell office:value-type="float" office:value="8042">
            <text:p>8042</text:p>
          </table:table-cell>
          <table:table-cell table:number-columns-repeated="2"/>
          <table:table-cell table:formula="of:=[.A54]+[.C54]-[.A53]-[.C53]" office:value-type="float" office:value="1031">
            <text:p>1031</text:p>
          </table:table-cell>
          <table:table-cell table:formula="of:=[.E54]+[.G54]-[.E53]-[.G53]" office:value-type="float" office:value="1059">
            <text:p>1059</text:p>
          </table:table-cell>
          <table:table-cell table:formula="of:=[.B54]+[.D54]-[.B53]-[.D53]" office:value-type="float" office:value="33">
            <text:p>33</text:p>
          </table:table-cell>
          <table:table-cell table:formula="of:=[.F54]+[.H54]-[.F53]-[.H5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323">
            <text:p>32323</text:p>
          </table:table-cell>
          <table:table-cell office:value-type="float" office:value="919">
            <text:p>919</text:p>
          </table:table-cell>
          <table:table-cell office:value-type="float" office:value="41946">
            <text:p>41946</text:p>
          </table:table-cell>
          <table:table-cell office:value-type="float" office:value="1396">
            <text:p>1396</text:p>
          </table:table-cell>
          <table:table-cell office:value-type="float" office:value="187485">
            <text:p>187485</text:p>
          </table:table-cell>
          <table:table-cell office:value-type="float" office:value="4427">
            <text:p>4427</text:p>
          </table:table-cell>
          <table:table-cell office:value-type="float" office:value="254096">
            <text:p>254096</text:p>
          </table:table-cell>
          <table:table-cell office:value-type="float" office:value="8066">
            <text:p>8066</text:p>
          </table:table-cell>
          <table:table-cell table:number-columns-repeated="2"/>
          <table:table-cell table:formula="of:=[.A55]+[.C55]-[.A54]-[.C54]" office:value-type="float" office:value="1035">
            <text:p>1035</text:p>
          </table:table-cell>
          <table:table-cell table:formula="of:=[.E55]+[.G55]-[.E54]-[.G54]" office:value-type="float" office:value="1035">
            <text:p>1035</text:p>
          </table:table-cell>
          <table:table-cell table:formula="of:=[.B55]+[.D55]-[.B54]-[.D54]" office:value-type="float" office:value="33">
            <text:p>33</text:p>
          </table:table-cell>
          <table:table-cell table:formula="of:=[.F55]+[.H55]-[.F54]-[.H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642">
            <text:p>32642</text:p>
          </table:table-cell>
          <table:table-cell office:value-type="float" office:value="928">
            <text:p>928</text:p>
          </table:table-cell>
          <table:table-cell office:value-type="float" office:value="42662">
            <text:p>42662</text:p>
          </table:table-cell>
          <table:table-cell office:value-type="float" office:value="1420">
            <text:p>1420</text:p>
          </table:table-cell>
          <table:table-cell office:value-type="float" office:value="187804">
            <text:p>187804</text:p>
          </table:table-cell>
          <table:table-cell office:value-type="float" office:value="4436">
            <text:p>4436</text:p>
          </table:table-cell>
          <table:table-cell office:value-type="float" office:value="254812">
            <text:p>254812</text:p>
          </table:table-cell>
          <table:table-cell office:value-type="float" office:value="8090">
            <text:p>8090</text:p>
          </table:table-cell>
          <table:table-cell table:number-columns-repeated="2"/>
          <table:table-cell table:formula="of:=[.A56]+[.C56]-[.A55]-[.C55]" office:value-type="float" office:value="1031">
            <text:p>1031</text:p>
          </table:table-cell>
          <table:table-cell table:formula="of:=[.E56]+[.G56]-[.E55]-[.G55]" office:value-type="float" office:value="1039">
            <text:p>1039</text:p>
          </table:table-cell>
          <table:table-cell table:formula="of:=[.B56]+[.D56]-[.B55]-[.D55]" office:value-type="float" office:value="33">
            <text:p>33</text:p>
          </table:table-cell>
          <table:table-cell table:formula="of:=[.F56]+[.H56]-[.F55]-[.H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957">
            <text:p>32957</text:p>
          </table:table-cell>
          <table:table-cell office:value-type="float" office:value="937">
            <text:p>937</text:p>
          </table:table-cell>
          <table:table-cell office:value-type="float" office:value="43378">
            <text:p>43378</text:p>
          </table:table-cell>
          <table:table-cell office:value-type="float" office:value="1444">
            <text:p>1444</text:p>
          </table:table-cell>
          <table:table-cell office:value-type="float" office:value="188127">
            <text:p>188127</text:p>
          </table:table-cell>
          <table:table-cell office:value-type="float" office:value="4445">
            <text:p>4445</text:p>
          </table:table-cell>
          <table:table-cell office:value-type="float" office:value="255528">
            <text:p>255528</text:p>
          </table:table-cell>
          <table:table-cell office:value-type="float" office:value="8114">
            <text:p>8114</text:p>
          </table:table-cell>
          <table:table-cell table:number-columns-repeated="2"/>
          <table:table-cell table:formula="of:=[.A57]+[.C57]-[.A56]-[.C56]" office:value-type="float" office:value="1035">
            <text:p>1035</text:p>
          </table:table-cell>
          <table:table-cell table:formula="of:=[.E57]+[.G57]-[.E56]-[.G56]" office:value-type="float" office:value="1035">
            <text:p>1035</text:p>
          </table:table-cell>
          <table:table-cell table:formula="of:=[.B57]+[.D57]-[.B56]-[.D56]" office:value-type="float" office:value="33">
            <text:p>33</text:p>
          </table:table-cell>
          <table:table-cell table:formula="of:=[.F57]+[.H57]-[.F56]-[.H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276">
            <text:p>33276</text:p>
          </table:table-cell>
          <table:table-cell office:value-type="float" office:value="946">
            <text:p>946</text:p>
          </table:table-cell>
          <table:table-cell office:value-type="float" office:value="44094">
            <text:p>44094</text:p>
          </table:table-cell>
          <table:table-cell office:value-type="float" office:value="1468">
            <text:p>1468</text:p>
          </table:table-cell>
          <table:table-cell office:value-type="float" office:value="188446">
            <text:p>188446</text:p>
          </table:table-cell>
          <table:table-cell office:value-type="float" office:value="4454">
            <text:p>4454</text:p>
          </table:table-cell>
          <table:table-cell office:value-type="float" office:value="256244">
            <text:p>256244</text:p>
          </table:table-cell>
          <table:table-cell office:value-type="float" office:value="8138">
            <text:p>8138</text:p>
          </table:table-cell>
          <table:table-cell table:number-columns-repeated="2"/>
          <table:table-cell table:formula="of:=[.A58]+[.C58]-[.A57]-[.C57]" office:value-type="float" office:value="1031">
            <text:p>1031</text:p>
          </table:table-cell>
          <table:table-cell table:formula="of:=[.E58]+[.G58]-[.E57]-[.G57]" office:value-type="float" office:value="1059">
            <text:p>1059</text:p>
          </table:table-cell>
          <table:table-cell table:formula="of:=[.B58]+[.D58]-[.B57]-[.D57]" office:value-type="float" office:value="33">
            <text:p>33</text:p>
          </table:table-cell>
          <table:table-cell table:formula="of:=[.F58]+[.H58]-[.F57]-[.H5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591">
            <text:p>33591</text:p>
          </table:table-cell>
          <table:table-cell office:value-type="float" office:value="955">
            <text:p>955</text:p>
          </table:table-cell>
          <table:table-cell office:value-type="float" office:value="44810">
            <text:p>44810</text:p>
          </table:table-cell>
          <table:table-cell office:value-type="float" office:value="1492">
            <text:p>1492</text:p>
          </table:table-cell>
          <table:table-cell office:value-type="float" office:value="188789">
            <text:p>188789</text:p>
          </table:table-cell>
          <table:table-cell office:value-type="float" office:value="4464">
            <text:p>4464</text:p>
          </table:table-cell>
          <table:table-cell office:value-type="float" office:value="256960">
            <text:p>256960</text:p>
          </table:table-cell>
          <table:table-cell office:value-type="float" office:value="8162">
            <text:p>8162</text:p>
          </table:table-cell>
          <table:table-cell table:number-columns-repeated="2"/>
          <table:table-cell table:formula="of:=[.A59]+[.C59]-[.A58]-[.C58]" office:value-type="float" office:value="1035">
            <text:p>1035</text:p>
          </table:table-cell>
          <table:table-cell table:formula="of:=[.E59]+[.G59]-[.E58]-[.G58]" office:value-type="float" office:value="1035">
            <text:p>1035</text:p>
          </table:table-cell>
          <table:table-cell table:formula="of:=[.B59]+[.D59]-[.B58]-[.D58]" office:value-type="float" office:value="33">
            <text:p>33</text:p>
          </table:table-cell>
          <table:table-cell table:formula="of:=[.F59]+[.H59]-[.F58]-[.H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910">
            <text:p>33910</text:p>
          </table:table-cell>
          <table:table-cell office:value-type="float" office:value="964">
            <text:p>964</text:p>
          </table:table-cell>
          <table:table-cell office:value-type="float" office:value="45526">
            <text:p>45526</text:p>
          </table:table-cell>
          <table:table-cell office:value-type="float" office:value="1516">
            <text:p>1516</text:p>
          </table:table-cell>
          <table:table-cell office:value-type="float" office:value="189108">
            <text:p>189108</text:p>
          </table:table-cell>
          <table:table-cell office:value-type="float" office:value="4473">
            <text:p>4473</text:p>
          </table:table-cell>
          <table:table-cell office:value-type="float" office:value="257676">
            <text:p>257676</text:p>
          </table:table-cell>
          <table:table-cell office:value-type="float" office:value="8186">
            <text:p>8186</text:p>
          </table:table-cell>
          <table:table-cell table:number-columns-repeated="2"/>
          <table:table-cell table:formula="of:=[.A60]+[.C60]-[.A59]-[.C59]" office:value-type="float" office:value="1031">
            <text:p>1031</text:p>
          </table:table-cell>
          <table:table-cell table:formula="of:=[.E60]+[.G60]-[.E59]-[.G59]" office:value-type="float" office:value="1039">
            <text:p>1039</text:p>
          </table:table-cell>
          <table:table-cell table:formula="of:=[.B60]+[.D60]-[.B59]-[.D59]" office:value-type="float" office:value="33">
            <text:p>33</text:p>
          </table:table-cell>
          <table:table-cell table:formula="of:=[.F60]+[.H60]-[.F59]-[.H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225">
            <text:p>34225</text:p>
          </table:table-cell>
          <table:table-cell office:value-type="float" office:value="973">
            <text:p>973</text:p>
          </table:table-cell>
          <table:table-cell office:value-type="float" office:value="46242">
            <text:p>46242</text:p>
          </table:table-cell>
          <table:table-cell office:value-type="float" office:value="1540">
            <text:p>1540</text:p>
          </table:table-cell>
          <table:table-cell office:value-type="float" office:value="189431">
            <text:p>189431</text:p>
          </table:table-cell>
          <table:table-cell office:value-type="float" office:value="4482">
            <text:p>4482</text:p>
          </table:table-cell>
          <table:table-cell office:value-type="float" office:value="258392">
            <text:p>258392</text:p>
          </table:table-cell>
          <table:table-cell office:value-type="float" office:value="8210">
            <text:p>8210</text:p>
          </table:table-cell>
          <table:table-cell table:number-columns-repeated="2"/>
          <table:table-cell table:formula="of:=[.A61]+[.C61]-[.A60]-[.C60]" office:value-type="float" office:value="1035">
            <text:p>1035</text:p>
          </table:table-cell>
          <table:table-cell table:formula="of:=[.E61]+[.G61]-[.E60]-[.G60]" office:value-type="float" office:value="1035">
            <text:p>1035</text:p>
          </table:table-cell>
          <table:table-cell table:formula="of:=[.B61]+[.D61]-[.B60]-[.D60]" office:value-type="float" office:value="33">
            <text:p>33</text:p>
          </table:table-cell>
          <table:table-cell table:formula="of:=[.F61]+[.H61]-[.F60]-[.H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544">
            <text:p>34544</text:p>
          </table:table-cell>
          <table:table-cell office:value-type="float" office:value="982">
            <text:p>982</text:p>
          </table:table-cell>
          <table:table-cell office:value-type="float" office:value="46958">
            <text:p>46958</text:p>
          </table:table-cell>
          <table:table-cell office:value-type="float" office:value="1564">
            <text:p>1564</text:p>
          </table:table-cell>
          <table:table-cell office:value-type="float" office:value="189750">
            <text:p>189750</text:p>
          </table:table-cell>
          <table:table-cell office:value-type="float" office:value="4491">
            <text:p>4491</text:p>
          </table:table-cell>
          <table:table-cell office:value-type="float" office:value="259108">
            <text:p>259108</text:p>
          </table:table-cell>
          <table:table-cell office:value-type="float" office:value="8234">
            <text:p>8234</text:p>
          </table:table-cell>
          <table:table-cell table:number-columns-repeated="2"/>
          <table:table-cell table:formula="of:=[.A62]+[.C62]-[.A61]-[.C61]" office:value-type="float" office:value="1031">
            <text:p>1031</text:p>
          </table:table-cell>
          <table:table-cell table:formula="of:=[.E62]+[.G62]-[.E61]-[.G61]" office:value-type="float" office:value="1039">
            <text:p>1039</text:p>
          </table:table-cell>
          <table:table-cell table:formula="of:=[.B62]+[.D62]-[.B61]-[.D61]" office:value-type="float" office:value="33">
            <text:p>33</text:p>
          </table:table-cell>
          <table:table-cell table:formula="of:=[.F62]+[.H62]-[.F61]-[.H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859">
            <text:p>34859</text:p>
          </table:table-cell>
          <table:table-cell office:value-type="float" office:value="991">
            <text:p>991</text:p>
          </table:table-cell>
          <table:table-cell office:value-type="float" office:value="47674">
            <text:p>47674</text:p>
          </table:table-cell>
          <table:table-cell office:value-type="float" office:value="1588">
            <text:p>1588</text:p>
          </table:table-cell>
          <table:table-cell office:value-type="float" office:value="190073">
            <text:p>190073</text:p>
          </table:table-cell>
          <table:table-cell office:value-type="float" office:value="4500">
            <text:p>4500</text:p>
          </table:table-cell>
          <table:table-cell office:value-type="float" office:value="259824">
            <text:p>259824</text:p>
          </table:table-cell>
          <table:table-cell office:value-type="float" office:value="8258">
            <text:p>8258</text:p>
          </table:table-cell>
          <table:table-cell table:number-columns-repeated="2"/>
          <table:table-cell table:formula="of:=[.A63]+[.C63]-[.A62]-[.C62]" office:value-type="float" office:value="1035">
            <text:p>1035</text:p>
          </table:table-cell>
          <table:table-cell table:formula="of:=[.E63]+[.G63]-[.E62]-[.G62]" office:value-type="float" office:value="1035">
            <text:p>1035</text:p>
          </table:table-cell>
          <table:table-cell table:formula="of:=[.B63]+[.D63]-[.B62]-[.D62]" office:value-type="float" office:value="33">
            <text:p>33</text:p>
          </table:table-cell>
          <table:table-cell table:formula="of:=[.F63]+[.H63]-[.F62]-[.H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178">
            <text:p>35178</text:p>
          </table:table-cell>
          <table:table-cell office:value-type="float" office:value="1000">
            <text:p>1000</text:p>
          </table:table-cell>
          <table:table-cell office:value-type="float" office:value="48390">
            <text:p>48390</text:p>
          </table:table-cell>
          <table:table-cell office:value-type="float" office:value="1612">
            <text:p>1612</text:p>
          </table:table-cell>
          <table:table-cell office:value-type="float" office:value="190392">
            <text:p>190392</text:p>
          </table:table-cell>
          <table:table-cell office:value-type="float" office:value="4509">
            <text:p>4509</text:p>
          </table:table-cell>
          <table:table-cell office:value-type="float" office:value="260540">
            <text:p>260540</text:p>
          </table:table-cell>
          <table:table-cell office:value-type="float" office:value="8282">
            <text:p>8282</text:p>
          </table:table-cell>
          <table:table-cell table:number-columns-repeated="2"/>
          <table:table-cell table:formula="of:=[.A64]+[.C64]-[.A63]-[.C63]" office:value-type="float" office:value="1033">
            <text:p>1033</text:p>
          </table:table-cell>
          <table:table-cell table:formula="of:=[.E64]+[.G64]-[.E63]-[.G63]" office:value-type="float" office:value="1059">
            <text:p>1059</text:p>
          </table:table-cell>
          <table:table-cell table:formula="of:=[.B64]+[.D64]-[.B63]-[.D63]" office:value-type="float" office:value="33">
            <text:p>33</text:p>
          </table:table-cell>
          <table:table-cell table:formula="of:=[.F64]+[.H64]-[.F63]-[.H6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495">
            <text:p>35495</text:p>
          </table:table-cell>
          <table:table-cell office:value-type="float" office:value="1009">
            <text:p>1009</text:p>
          </table:table-cell>
          <table:table-cell office:value-type="float" office:value="49106">
            <text:p>49106</text:p>
          </table:table-cell>
          <table:table-cell office:value-type="float" office:value="1636">
            <text:p>1636</text:p>
          </table:table-cell>
          <table:table-cell office:value-type="float" office:value="190735">
            <text:p>190735</text:p>
          </table:table-cell>
          <table:table-cell office:value-type="float" office:value="4519">
            <text:p>4519</text:p>
          </table:table-cell>
          <table:table-cell office:value-type="float" office:value="261256">
            <text:p>261256</text:p>
          </table:table-cell>
          <table:table-cell office:value-type="float" office:value="8306">
            <text:p>8306</text:p>
          </table:table-cell>
          <table:table-cell table:number-columns-repeated="2"/>
          <table:table-cell table:formula="of:=[.A65]+[.C65]-[.A64]-[.C64]" office:value-type="float" office:value="1037">
            <text:p>1037</text:p>
          </table:table-cell>
          <table:table-cell table:formula="of:=[.E65]+[.G65]-[.E64]-[.G64]" office:value-type="float" office:value="1035">
            <text:p>1035</text:p>
          </table:table-cell>
          <table:table-cell table:formula="of:=[.B65]+[.D65]-[.B64]-[.D64]" office:value-type="float" office:value="33">
            <text:p>33</text:p>
          </table:table-cell>
          <table:table-cell table:formula="of:=[.F65]+[.H65]-[.F64]-[.H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816">
            <text:p>35816</text:p>
          </table:table-cell>
          <table:table-cell office:value-type="float" office:value="1018">
            <text:p>1018</text:p>
          </table:table-cell>
          <table:table-cell office:value-type="float" office:value="49822">
            <text:p>49822</text:p>
          </table:table-cell>
          <table:table-cell office:value-type="float" office:value="1660">
            <text:p>1660</text:p>
          </table:table-cell>
          <table:table-cell office:value-type="float" office:value="191054">
            <text:p>191054</text:p>
          </table:table-cell>
          <table:table-cell office:value-type="float" office:value="4528">
            <text:p>4528</text:p>
          </table:table-cell>
          <table:table-cell office:value-type="float" office:value="261972">
            <text:p>261972</text:p>
          </table:table-cell>
          <table:table-cell office:value-type="float" office:value="8330">
            <text:p>8330</text:p>
          </table:table-cell>
          <table:table-cell table:number-columns-repeated="2"/>
          <table:table-cell table:formula="of:=[.A66]+[.C66]-[.A65]-[.C65]" office:value-type="float" office:value="1033">
            <text:p>1033</text:p>
          </table:table-cell>
          <table:table-cell table:formula="of:=[.E66]+[.G66]-[.E65]-[.G65]" office:value-type="float" office:value="1039">
            <text:p>1039</text:p>
          </table:table-cell>
          <table:table-cell table:formula="of:=[.B66]+[.D66]-[.B65]-[.D65]" office:value-type="float" office:value="33">
            <text:p>33</text:p>
          </table:table-cell>
          <table:table-cell table:formula="of:=[.F66]+[.H66]-[.F65]-[.H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6133">
            <text:p>36133</text:p>
          </table:table-cell>
          <table:table-cell office:value-type="float" office:value="1027">
            <text:p>1027</text:p>
          </table:table-cell>
          <table:table-cell office:value-type="float" office:value="50538">
            <text:p>50538</text:p>
          </table:table-cell>
          <table:table-cell office:value-type="float" office:value="1684">
            <text:p>1684</text:p>
          </table:table-cell>
          <table:table-cell office:value-type="float" office:value="191377">
            <text:p>191377</text:p>
          </table:table-cell>
          <table:table-cell office:value-type="float" office:value="4537">
            <text:p>4537</text:p>
          </table:table-cell>
          <table:table-cell office:value-type="float" office:value="262688">
            <text:p>262688</text:p>
          </table:table-cell>
          <table:table-cell office:value-type="float" office:value="8354">
            <text:p>8354</text:p>
          </table:table-cell>
          <table:table-cell table:number-columns-repeated="2"/>
          <table:table-cell table:formula="of:=[.A67]+[.C67]-[.A66]-[.C66]" office:value-type="float" office:value="1037">
            <text:p>1037</text:p>
          </table:table-cell>
          <table:table-cell table:formula="of:=[.E67]+[.G67]-[.E66]-[.G66]" office:value-type="float" office:value="1035">
            <text:p>1035</text:p>
          </table:table-cell>
          <table:table-cell table:formula="of:=[.B67]+[.D67]-[.B66]-[.D66]" office:value-type="float" office:value="33">
            <text:p>33</text:p>
          </table:table-cell>
          <table:table-cell table:formula="of:=[.F67]+[.H67]-[.F66]-[.H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6454">
            <text:p>36454</text:p>
          </table:table-cell>
          <table:table-cell office:value-type="float" office:value="1036">
            <text:p>1036</text:p>
          </table:table-cell>
          <table:table-cell office:value-type="float" office:value="51254">
            <text:p>51254</text:p>
          </table:table-cell>
          <table:table-cell office:value-type="float" office:value="1708">
            <text:p>1708</text:p>
          </table:table-cell>
          <table:table-cell office:value-type="float" office:value="191696">
            <text:p>191696</text:p>
          </table:table-cell>
          <table:table-cell office:value-type="float" office:value="4546">
            <text:p>4546</text:p>
          </table:table-cell>
          <table:table-cell office:value-type="float" office:value="263404">
            <text:p>263404</text:p>
          </table:table-cell>
          <table:table-cell office:value-type="float" office:value="8378">
            <text:p>8378</text:p>
          </table:table-cell>
          <table:table-cell table:number-columns-repeated="2"/>
          <table:table-cell table:formula="of:=[.A68]+[.C68]-[.A67]-[.C67]" office:value-type="float" office:value="1033">
            <text:p>1033</text:p>
          </table:table-cell>
          <table:table-cell table:formula="of:=[.E68]+[.G68]-[.E67]-[.G67]" office:value-type="float" office:value="1059">
            <text:p>1059</text:p>
          </table:table-cell>
          <table:table-cell table:formula="of:=[.B68]+[.D68]-[.B67]-[.D67]" office:value-type="float" office:value="33">
            <text:p>33</text:p>
          </table:table-cell>
          <table:table-cell table:formula="of:=[.F68]+[.H68]-[.F67]-[.H6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6771">
            <text:p>36771</text:p>
          </table:table-cell>
          <table:table-cell office:value-type="float" office:value="1045">
            <text:p>1045</text:p>
          </table:table-cell>
          <table:table-cell office:value-type="float" office:value="51970">
            <text:p>51970</text:p>
          </table:table-cell>
          <table:table-cell office:value-type="float" office:value="1732">
            <text:p>1732</text:p>
          </table:table-cell>
          <table:table-cell office:value-type="float" office:value="192039">
            <text:p>192039</text:p>
          </table:table-cell>
          <table:table-cell office:value-type="float" office:value="4556">
            <text:p>4556</text:p>
          </table:table-cell>
          <table:table-cell office:value-type="float" office:value="264120">
            <text:p>264120</text:p>
          </table:table-cell>
          <table:table-cell office:value-type="float" office:value="8402">
            <text:p>8402</text:p>
          </table:table-cell>
          <table:table-cell table:number-columns-repeated="2"/>
          <table:table-cell table:formula="of:=[.A69]+[.C69]-[.A68]-[.C68]" office:value-type="float" office:value="1037">
            <text:p>1037</text:p>
          </table:table-cell>
          <table:table-cell table:formula="of:=[.E69]+[.G69]-[.E68]-[.G68]" office:value-type="float" office:value="1035">
            <text:p>1035</text:p>
          </table:table-cell>
          <table:table-cell table:formula="of:=[.B69]+[.D69]-[.B68]-[.D68]" office:value-type="float" office:value="33">
            <text:p>33</text:p>
          </table:table-cell>
          <table:table-cell table:formula="of:=[.F69]+[.H69]-[.F68]-[.H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7092">
            <text:p>37092</text:p>
          </table:table-cell>
          <table:table-cell office:value-type="float" office:value="1054">
            <text:p>1054</text:p>
          </table:table-cell>
          <table:table-cell office:value-type="float" office:value="52686">
            <text:p>52686</text:p>
          </table:table-cell>
          <table:table-cell office:value-type="float" office:value="1756">
            <text:p>1756</text:p>
          </table:table-cell>
          <table:table-cell office:value-type="float" office:value="192358">
            <text:p>192358</text:p>
          </table:table-cell>
          <table:table-cell office:value-type="float" office:value="4565">
            <text:p>4565</text:p>
          </table:table-cell>
          <table:table-cell office:value-type="float" office:value="264836">
            <text:p>264836</text:p>
          </table:table-cell>
          <table:table-cell office:value-type="float" office:value="8426">
            <text:p>8426</text:p>
          </table:table-cell>
          <table:table-cell table:number-columns-repeated="2"/>
          <table:table-cell table:formula="of:=[.A70]+[.C70]-[.A69]-[.C69]" office:value-type="float" office:value="1033">
            <text:p>1033</text:p>
          </table:table-cell>
          <table:table-cell table:formula="of:=[.E70]+[.G70]-[.E69]-[.G69]" office:value-type="float" office:value="1039">
            <text:p>1039</text:p>
          </table:table-cell>
          <table:table-cell table:formula="of:=[.B70]+[.D70]-[.B69]-[.D69]" office:value-type="float" office:value="33">
            <text:p>33</text:p>
          </table:table-cell>
          <table:table-cell table:formula="of:=[.F70]+[.H70]-[.F69]-[.H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7409">
            <text:p>37409</text:p>
          </table:table-cell>
          <table:table-cell office:value-type="float" office:value="1063">
            <text:p>1063</text:p>
          </table:table-cell>
          <table:table-cell office:value-type="float" office:value="53402">
            <text:p>53402</text:p>
          </table:table-cell>
          <table:table-cell office:value-type="float" office:value="1780">
            <text:p>1780</text:p>
          </table:table-cell>
          <table:table-cell office:value-type="float" office:value="192681">
            <text:p>192681</text:p>
          </table:table-cell>
          <table:table-cell office:value-type="float" office:value="4574">
            <text:p>4574</text:p>
          </table:table-cell>
          <table:table-cell office:value-type="float" office:value="265552">
            <text:p>265552</text:p>
          </table:table-cell>
          <table:table-cell office:value-type="float" office:value="8450">
            <text:p>8450</text:p>
          </table:table-cell>
          <table:table-cell table:number-columns-repeated="2"/>
          <table:table-cell table:formula="of:=[.A71]+[.C71]-[.A70]-[.C70]" office:value-type="float" office:value="1037">
            <text:p>1037</text:p>
          </table:table-cell>
          <table:table-cell table:formula="of:=[.E71]+[.G71]-[.E70]-[.G70]" office:value-type="float" office:value="1035">
            <text:p>1035</text:p>
          </table:table-cell>
          <table:table-cell table:formula="of:=[.B71]+[.D71]-[.B70]-[.D70]" office:value-type="float" office:value="33">
            <text:p>33</text:p>
          </table:table-cell>
          <table:table-cell table:formula="of:=[.F71]+[.H71]-[.F70]-[.H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7730">
            <text:p>37730</text:p>
          </table:table-cell>
          <table:table-cell office:value-type="float" office:value="1072">
            <text:p>1072</text:p>
          </table:table-cell>
          <table:table-cell office:value-type="float" office:value="54118">
            <text:p>54118</text:p>
          </table:table-cell>
          <table:table-cell office:value-type="float" office:value="1804">
            <text:p>1804</text:p>
          </table:table-cell>
          <table:table-cell office:value-type="float" office:value="193000">
            <text:p>193000</text:p>
          </table:table-cell>
          <table:table-cell office:value-type="float" office:value="4583">
            <text:p>4583</text:p>
          </table:table-cell>
          <table:table-cell office:value-type="float" office:value="266268">
            <text:p>266268</text:p>
          </table:table-cell>
          <table:table-cell office:value-type="float" office:value="8474">
            <text:p>8474</text:p>
          </table:table-cell>
          <table:table-cell table:number-columns-repeated="2"/>
          <table:table-cell table:formula="of:=[.A72]+[.C72]-[.A71]-[.C71]" office:value-type="float" office:value="1033">
            <text:p>1033</text:p>
          </table:table-cell>
          <table:table-cell table:formula="of:=[.E72]+[.G72]-[.E71]-[.G71]" office:value-type="float" office:value="1039">
            <text:p>1039</text:p>
          </table:table-cell>
          <table:table-cell table:formula="of:=[.B72]+[.D72]-[.B71]-[.D71]" office:value-type="float" office:value="33">
            <text:p>33</text:p>
          </table:table-cell>
          <table:table-cell table:formula="of:=[.F72]+[.H72]-[.F71]-[.H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8047">
            <text:p>38047</text:p>
          </table:table-cell>
          <table:table-cell office:value-type="float" office:value="1081">
            <text:p>1081</text:p>
          </table:table-cell>
          <table:table-cell office:value-type="float" office:value="54834">
            <text:p>54834</text:p>
          </table:table-cell>
          <table:table-cell office:value-type="float" office:value="1828">
            <text:p>1828</text:p>
          </table:table-cell>
          <table:table-cell office:value-type="float" office:value="193323">
            <text:p>193323</text:p>
          </table:table-cell>
          <table:table-cell office:value-type="float" office:value="4592">
            <text:p>4592</text:p>
          </table:table-cell>
          <table:table-cell office:value-type="float" office:value="266984">
            <text:p>266984</text:p>
          </table:table-cell>
          <table:table-cell office:value-type="float" office:value="8498">
            <text:p>8498</text:p>
          </table:table-cell>
          <table:table-cell table:number-columns-repeated="2"/>
          <table:table-cell table:formula="of:=[.A73]+[.C73]-[.A72]-[.C72]" office:value-type="float" office:value="1037">
            <text:p>1037</text:p>
          </table:table-cell>
          <table:table-cell table:formula="of:=[.E73]+[.G73]-[.E72]-[.G72]" office:value-type="float" office:value="1035">
            <text:p>1035</text:p>
          </table:table-cell>
          <table:table-cell table:formula="of:=[.B73]+[.D73]-[.B72]-[.D72]" office:value-type="float" office:value="33">
            <text:p>33</text:p>
          </table:table-cell>
          <table:table-cell table:formula="of:=[.F73]+[.H73]-[.F72]-[.H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8368">
            <text:p>38368</text:p>
          </table:table-cell>
          <table:table-cell office:value-type="float" office:value="1090">
            <text:p>1090</text:p>
          </table:table-cell>
          <table:table-cell office:value-type="float" office:value="55550">
            <text:p>55550</text:p>
          </table:table-cell>
          <table:table-cell office:value-type="float" office:value="1852">
            <text:p>1852</text:p>
          </table:table-cell>
          <table:table-cell office:value-type="float" office:value="193642">
            <text:p>193642</text:p>
          </table:table-cell>
          <table:table-cell office:value-type="float" office:value="4601">
            <text:p>4601</text:p>
          </table:table-cell>
          <table:table-cell office:value-type="float" office:value="267700">
            <text:p>267700</text:p>
          </table:table-cell>
          <table:table-cell office:value-type="float" office:value="8522">
            <text:p>8522</text:p>
          </table:table-cell>
          <table:table-cell table:number-columns-repeated="2"/>
          <table:table-cell table:formula="of:=[.A74]+[.C74]-[.A73]-[.C73]" office:value-type="float" office:value="1033">
            <text:p>1033</text:p>
          </table:table-cell>
          <table:table-cell table:formula="of:=[.E74]+[.G74]-[.E73]-[.G73]" office:value-type="float" office:value="1059">
            <text:p>1059</text:p>
          </table:table-cell>
          <table:table-cell table:formula="of:=[.B74]+[.D74]-[.B73]-[.D73]" office:value-type="float" office:value="33">
            <text:p>33</text:p>
          </table:table-cell>
          <table:table-cell table:formula="of:=[.F74]+[.H74]-[.F73]-[.H7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8685">
            <text:p>38685</text:p>
          </table:table-cell>
          <table:table-cell office:value-type="float" office:value="1099">
            <text:p>1099</text:p>
          </table:table-cell>
          <table:table-cell office:value-type="float" office:value="56266">
            <text:p>56266</text:p>
          </table:table-cell>
          <table:table-cell office:value-type="float" office:value="1876">
            <text:p>1876</text:p>
          </table:table-cell>
          <table:table-cell office:value-type="float" office:value="193985">
            <text:p>193985</text:p>
          </table:table-cell>
          <table:table-cell office:value-type="float" office:value="4611">
            <text:p>4611</text:p>
          </table:table-cell>
          <table:table-cell office:value-type="float" office:value="268416">
            <text:p>268416</text:p>
          </table:table-cell>
          <table:table-cell office:value-type="float" office:value="8546">
            <text:p>8546</text:p>
          </table:table-cell>
          <table:table-cell table:number-columns-repeated="2"/>
          <table:table-cell table:formula="of:=[.A75]+[.C75]-[.A74]-[.C74]" office:value-type="float" office:value="1037">
            <text:p>1037</text:p>
          </table:table-cell>
          <table:table-cell table:formula="of:=[.E75]+[.G75]-[.E74]-[.G74]" office:value-type="float" office:value="1035">
            <text:p>1035</text:p>
          </table:table-cell>
          <table:table-cell table:formula="of:=[.B75]+[.D75]-[.B74]-[.D74]" office:value-type="float" office:value="33">
            <text:p>33</text:p>
          </table:table-cell>
          <table:table-cell table:formula="of:=[.F75]+[.H75]-[.F74]-[.H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006">
            <text:p>39006</text:p>
          </table:table-cell>
          <table:table-cell office:value-type="float" office:value="1108">
            <text:p>1108</text:p>
          </table:table-cell>
          <table:table-cell office:value-type="float" office:value="56982">
            <text:p>56982</text:p>
          </table:table-cell>
          <table:table-cell office:value-type="float" office:value="1900">
            <text:p>1900</text:p>
          </table:table-cell>
          <table:table-cell office:value-type="float" office:value="194304">
            <text:p>194304</text:p>
          </table:table-cell>
          <table:table-cell office:value-type="float" office:value="4620">
            <text:p>4620</text:p>
          </table:table-cell>
          <table:table-cell office:value-type="float" office:value="269132">
            <text:p>269132</text:p>
          </table:table-cell>
          <table:table-cell office:value-type="float" office:value="8570">
            <text:p>8570</text:p>
          </table:table-cell>
          <table:table-cell table:number-columns-repeated="2"/>
          <table:table-cell table:formula="of:=[.A76]+[.C76]-[.A75]-[.C75]" office:value-type="float" office:value="1033">
            <text:p>1033</text:p>
          </table:table-cell>
          <table:table-cell table:formula="of:=[.E76]+[.G76]-[.E75]-[.G75]" office:value-type="float" office:value="1039">
            <text:p>1039</text:p>
          </table:table-cell>
          <table:table-cell table:formula="of:=[.B76]+[.D76]-[.B75]-[.D75]" office:value-type="float" office:value="33">
            <text:p>33</text:p>
          </table:table-cell>
          <table:table-cell table:formula="of:=[.F76]+[.H76]-[.F75]-[.H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323">
            <text:p>39323</text:p>
          </table:table-cell>
          <table:table-cell office:value-type="float" office:value="1117">
            <text:p>1117</text:p>
          </table:table-cell>
          <table:table-cell office:value-type="float" office:value="57698">
            <text:p>57698</text:p>
          </table:table-cell>
          <table:table-cell office:value-type="float" office:value="1924">
            <text:p>1924</text:p>
          </table:table-cell>
          <table:table-cell office:value-type="float" office:value="194627">
            <text:p>194627</text:p>
          </table:table-cell>
          <table:table-cell office:value-type="float" office:value="4629">
            <text:p>4629</text:p>
          </table:table-cell>
          <table:table-cell office:value-type="float" office:value="269848">
            <text:p>269848</text:p>
          </table:table-cell>
          <table:table-cell office:value-type="float" office:value="8594">
            <text:p>8594</text:p>
          </table:table-cell>
          <table:table-cell table:number-columns-repeated="2"/>
          <table:table-cell table:formula="of:=[.A77]+[.C77]-[.A76]-[.C76]" office:value-type="float" office:value="1037">
            <text:p>1037</text:p>
          </table:table-cell>
          <table:table-cell table:formula="of:=[.E77]+[.G77]-[.E76]-[.G76]" office:value-type="float" office:value="1035">
            <text:p>1035</text:p>
          </table:table-cell>
          <table:table-cell table:formula="of:=[.B77]+[.D77]-[.B76]-[.D76]" office:value-type="float" office:value="33">
            <text:p>33</text:p>
          </table:table-cell>
          <table:table-cell table:formula="of:=[.F77]+[.H77]-[.F76]-[.H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644">
            <text:p>39644</text:p>
          </table:table-cell>
          <table:table-cell office:value-type="float" office:value="1126">
            <text:p>1126</text:p>
          </table:table-cell>
          <table:table-cell office:value-type="float" office:value="58414">
            <text:p>58414</text:p>
          </table:table-cell>
          <table:table-cell office:value-type="float" office:value="1948">
            <text:p>1948</text:p>
          </table:table-cell>
          <table:table-cell office:value-type="float" office:value="194946">
            <text:p>194946</text:p>
          </table:table-cell>
          <table:table-cell office:value-type="float" office:value="4638">
            <text:p>4638</text:p>
          </table:table-cell>
          <table:table-cell office:value-type="float" office:value="270564">
            <text:p>270564</text:p>
          </table:table-cell>
          <table:table-cell office:value-type="float" office:value="8618">
            <text:p>8618</text:p>
          </table:table-cell>
          <table:table-cell table:number-columns-repeated="2"/>
          <table:table-cell table:formula="of:=[.A78]+[.C78]-[.A77]-[.C77]" office:value-type="float" office:value="1033">
            <text:p>1033</text:p>
          </table:table-cell>
          <table:table-cell table:formula="of:=[.E78]+[.G78]-[.E77]-[.G77]" office:value-type="float" office:value="1039">
            <text:p>1039</text:p>
          </table:table-cell>
          <table:table-cell table:formula="of:=[.B78]+[.D78]-[.B77]-[.D77]" office:value-type="float" office:value="33">
            <text:p>33</text:p>
          </table:table-cell>
          <table:table-cell table:formula="of:=[.F78]+[.H78]-[.F77]-[.H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961">
            <text:p>39961</text:p>
          </table:table-cell>
          <table:table-cell office:value-type="float" office:value="1135">
            <text:p>1135</text:p>
          </table:table-cell>
          <table:table-cell office:value-type="float" office:value="59130">
            <text:p>59130</text:p>
          </table:table-cell>
          <table:table-cell office:value-type="float" office:value="1972">
            <text:p>1972</text:p>
          </table:table-cell>
          <table:table-cell office:value-type="float" office:value="195269">
            <text:p>195269</text:p>
          </table:table-cell>
          <table:table-cell office:value-type="float" office:value="4647">
            <text:p>4647</text:p>
          </table:table-cell>
          <table:table-cell office:value-type="float" office:value="271280">
            <text:p>271280</text:p>
          </table:table-cell>
          <table:table-cell office:value-type="float" office:value="8642">
            <text:p>8642</text:p>
          </table:table-cell>
          <table:table-cell table:number-columns-repeated="2"/>
          <table:table-cell table:formula="of:=[.A79]+[.C79]-[.A78]-[.C78]" office:value-type="float" office:value="1037">
            <text:p>1037</text:p>
          </table:table-cell>
          <table:table-cell table:formula="of:=[.E79]+[.G79]-[.E78]-[.G78]" office:value-type="float" office:value="1055">
            <text:p>1055</text:p>
          </table:table-cell>
          <table:table-cell table:formula="of:=[.B79]+[.D79]-[.B78]-[.D78]" office:value-type="float" office:value="33">
            <text:p>33</text:p>
          </table:table-cell>
          <table:table-cell table:formula="of:=[.F79]+[.H79]-[.F78]-[.H7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282">
            <text:p>40282</text:p>
          </table:table-cell>
          <table:table-cell office:value-type="float" office:value="1144">
            <text:p>1144</text:p>
          </table:table-cell>
          <table:table-cell office:value-type="float" office:value="59846">
            <text:p>59846</text:p>
          </table:table-cell>
          <table:table-cell office:value-type="float" office:value="1996">
            <text:p>1996</text:p>
          </table:table-cell>
          <table:table-cell office:value-type="float" office:value="195608">
            <text:p>195608</text:p>
          </table:table-cell>
          <table:table-cell office:value-type="float" office:value="4657">
            <text:p>4657</text:p>
          </table:table-cell>
          <table:table-cell office:value-type="float" office:value="271996">
            <text:p>271996</text:p>
          </table:table-cell>
          <table:table-cell office:value-type="float" office:value="8666">
            <text:p>8666</text:p>
          </table:table-cell>
          <table:table-cell table:number-columns-repeated="2"/>
          <table:table-cell table:formula="of:=[.A80]+[.C80]-[.A79]-[.C79]" office:value-type="float" office:value="1033">
            <text:p>1033</text:p>
          </table:table-cell>
          <table:table-cell table:formula="of:=[.E80]+[.G80]-[.E79]-[.G79]" office:value-type="float" office:value="1039">
            <text:p>1039</text:p>
          </table:table-cell>
          <table:table-cell table:formula="of:=[.B80]+[.D80]-[.B79]-[.D79]" office:value-type="float" office:value="33">
            <text:p>33</text:p>
          </table:table-cell>
          <table:table-cell table:formula="of:=[.F80]+[.H80]-[.F79]-[.H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599">
            <text:p>40599</text:p>
          </table:table-cell>
          <table:table-cell office:value-type="float" office:value="1153">
            <text:p>1153</text:p>
          </table:table-cell>
          <table:table-cell office:value-type="float" office:value="60562">
            <text:p>60562</text:p>
          </table:table-cell>
          <table:table-cell office:value-type="float" office:value="2020">
            <text:p>2020</text:p>
          </table:table-cell>
          <table:table-cell office:value-type="float" office:value="195931">
            <text:p>195931</text:p>
          </table:table-cell>
          <table:table-cell office:value-type="float" office:value="4666">
            <text:p>4666</text:p>
          </table:table-cell>
          <table:table-cell office:value-type="float" office:value="272712">
            <text:p>272712</text:p>
          </table:table-cell>
          <table:table-cell office:value-type="float" office:value="8690">
            <text:p>8690</text:p>
          </table:table-cell>
          <table:table-cell table:number-columns-repeated="2"/>
          <table:table-cell table:formula="of:=[.A81]+[.C81]-[.A80]-[.C80]" office:value-type="float" office:value="1037">
            <text:p>1037</text:p>
          </table:table-cell>
          <table:table-cell table:formula="of:=[.E81]+[.G81]-[.E80]-[.G80]" office:value-type="float" office:value="1035">
            <text:p>1035</text:p>
          </table:table-cell>
          <table:table-cell table:formula="of:=[.B81]+[.D81]-[.B80]-[.D80]" office:value-type="float" office:value="33">
            <text:p>33</text:p>
          </table:table-cell>
          <table:table-cell table:formula="of:=[.F81]+[.H81]-[.F80]-[.H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920">
            <text:p>40920</text:p>
          </table:table-cell>
          <table:table-cell office:value-type="float" office:value="1162">
            <text:p>1162</text:p>
          </table:table-cell>
          <table:table-cell office:value-type="float" office:value="61278">
            <text:p>61278</text:p>
          </table:table-cell>
          <table:table-cell office:value-type="float" office:value="2044">
            <text:p>2044</text:p>
          </table:table-cell>
          <table:table-cell office:value-type="float" office:value="196250">
            <text:p>196250</text:p>
          </table:table-cell>
          <table:table-cell office:value-type="float" office:value="4675">
            <text:p>4675</text:p>
          </table:table-cell>
          <table:table-cell office:value-type="float" office:value="273428">
            <text:p>273428</text:p>
          </table:table-cell>
          <table:table-cell office:value-type="float" office:value="8714">
            <text:p>8714</text:p>
          </table:table-cell>
          <table:table-cell table:number-columns-repeated="2"/>
          <table:table-cell table:formula="of:=[.A82]+[.C82]-[.A81]-[.C81]" office:value-type="float" office:value="1033">
            <text:p>1033</text:p>
          </table:table-cell>
          <table:table-cell table:formula="of:=[.E82]+[.G82]-[.E81]-[.G81]" office:value-type="float" office:value="1039">
            <text:p>1039</text:p>
          </table:table-cell>
          <table:table-cell table:formula="of:=[.B82]+[.D82]-[.B81]-[.D81]" office:value-type="float" office:value="33">
            <text:p>33</text:p>
          </table:table-cell>
          <table:table-cell table:formula="of:=[.F82]+[.H82]-[.F81]-[.H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237">
            <text:p>41237</text:p>
          </table:table-cell>
          <table:table-cell office:value-type="float" office:value="1171">
            <text:p>1171</text:p>
          </table:table-cell>
          <table:table-cell office:value-type="float" office:value="61994">
            <text:p>61994</text:p>
          </table:table-cell>
          <table:table-cell office:value-type="float" office:value="2068">
            <text:p>2068</text:p>
          </table:table-cell>
          <table:table-cell office:value-type="float" office:value="196573">
            <text:p>196573</text:p>
          </table:table-cell>
          <table:table-cell office:value-type="float" office:value="4684">
            <text:p>4684</text:p>
          </table:table-cell>
          <table:table-cell office:value-type="float" office:value="274144">
            <text:p>274144</text:p>
          </table:table-cell>
          <table:table-cell office:value-type="float" office:value="8738">
            <text:p>8738</text:p>
          </table:table-cell>
          <table:table-cell table:number-columns-repeated="2"/>
          <table:table-cell table:formula="of:=[.A83]+[.C83]-[.A82]-[.C82]" office:value-type="float" office:value="1037">
            <text:p>1037</text:p>
          </table:table-cell>
          <table:table-cell table:formula="of:=[.E83]+[.G83]-[.E82]-[.G82]" office:value-type="float" office:value="1035">
            <text:p>1035</text:p>
          </table:table-cell>
          <table:table-cell table:formula="of:=[.B83]+[.D83]-[.B82]-[.D82]" office:value-type="float" office:value="33">
            <text:p>33</text:p>
          </table:table-cell>
          <table:table-cell table:formula="of:=[.F83]+[.H83]-[.F82]-[.H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558">
            <text:p>41558</text:p>
          </table:table-cell>
          <table:table-cell office:value-type="float" office:value="1180">
            <text:p>1180</text:p>
          </table:table-cell>
          <table:table-cell office:value-type="float" office:value="62710">
            <text:p>62710</text:p>
          </table:table-cell>
          <table:table-cell office:value-type="float" office:value="2092">
            <text:p>2092</text:p>
          </table:table-cell>
          <table:table-cell office:value-type="float" office:value="196892">
            <text:p>196892</text:p>
          </table:table-cell>
          <table:table-cell office:value-type="float" office:value="4693">
            <text:p>4693</text:p>
          </table:table-cell>
          <table:table-cell office:value-type="float" office:value="274860">
            <text:p>274860</text:p>
          </table:table-cell>
          <table:table-cell office:value-type="float" office:value="8762">
            <text:p>8762</text:p>
          </table:table-cell>
          <table:table-cell table:number-columns-repeated="2"/>
          <table:table-cell table:formula="of:=[.A84]+[.C84]-[.A83]-[.C83]" office:value-type="float" office:value="1033">
            <text:p>1033</text:p>
          </table:table-cell>
          <table:table-cell table:formula="of:=[.E84]+[.G84]-[.E83]-[.G83]" office:value-type="float" office:value="1059">
            <text:p>1059</text:p>
          </table:table-cell>
          <table:table-cell table:formula="of:=[.B84]+[.D84]-[.B83]-[.D83]" office:value-type="float" office:value="33">
            <text:p>33</text:p>
          </table:table-cell>
          <table:table-cell table:formula="of:=[.F84]+[.H84]-[.F83]-[.H8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1875">
            <text:p>41875</text:p>
          </table:table-cell>
          <table:table-cell office:value-type="float" office:value="1189">
            <text:p>1189</text:p>
          </table:table-cell>
          <table:table-cell office:value-type="float" office:value="63426">
            <text:p>63426</text:p>
          </table:table-cell>
          <table:table-cell office:value-type="float" office:value="2116">
            <text:p>2116</text:p>
          </table:table-cell>
          <table:table-cell office:value-type="float" office:value="197235">
            <text:p>197235</text:p>
          </table:table-cell>
          <table:table-cell office:value-type="float" office:value="4703">
            <text:p>4703</text:p>
          </table:table-cell>
          <table:table-cell office:value-type="float" office:value="275576">
            <text:p>275576</text:p>
          </table:table-cell>
          <table:table-cell office:value-type="float" office:value="8786">
            <text:p>8786</text:p>
          </table:table-cell>
          <table:table-cell table:number-columns-repeated="2"/>
          <table:table-cell table:formula="of:=[.A85]+[.C85]-[.A84]-[.C84]" office:value-type="float" office:value="1037">
            <text:p>1037</text:p>
          </table:table-cell>
          <table:table-cell table:formula="of:=[.E85]+[.G85]-[.E84]-[.G84]" office:value-type="float" office:value="1035">
            <text:p>1035</text:p>
          </table:table-cell>
          <table:table-cell table:formula="of:=[.B85]+[.D85]-[.B84]-[.D84]" office:value-type="float" office:value="33">
            <text:p>33</text:p>
          </table:table-cell>
          <table:table-cell table:formula="of:=[.F85]+[.H85]-[.F84]-[.H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2196">
            <text:p>42196</text:p>
          </table:table-cell>
          <table:table-cell office:value-type="float" office:value="1198">
            <text:p>1198</text:p>
          </table:table-cell>
          <table:table-cell office:value-type="float" office:value="64142">
            <text:p>64142</text:p>
          </table:table-cell>
          <table:table-cell office:value-type="float" office:value="2140">
            <text:p>2140</text:p>
          </table:table-cell>
          <table:table-cell office:value-type="float" office:value="197554">
            <text:p>197554</text:p>
          </table:table-cell>
          <table:table-cell office:value-type="float" office:value="4712">
            <text:p>4712</text:p>
          </table:table-cell>
          <table:table-cell office:value-type="float" office:value="276292">
            <text:p>276292</text:p>
          </table:table-cell>
          <table:table-cell office:value-type="float" office:value="8810">
            <text:p>8810</text:p>
          </table:table-cell>
          <table:table-cell table:number-columns-repeated="2"/>
          <table:table-cell table:formula="of:=[.A86]+[.C86]-[.A85]-[.C85]" office:value-type="float" office:value="1033">
            <text:p>1033</text:p>
          </table:table-cell>
          <table:table-cell table:formula="of:=[.E86]+[.G86]-[.E85]-[.G85]" office:value-type="float" office:value="1039">
            <text:p>1039</text:p>
          </table:table-cell>
          <table:table-cell table:formula="of:=[.B86]+[.D86]-[.B85]-[.D85]" office:value-type="float" office:value="33">
            <text:p>33</text:p>
          </table:table-cell>
          <table:table-cell table:formula="of:=[.F86]+[.H86]-[.F85]-[.H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2513">
            <text:p>42513</text:p>
          </table:table-cell>
          <table:table-cell office:value-type="float" office:value="1207">
            <text:p>1207</text:p>
          </table:table-cell>
          <table:table-cell office:value-type="float" office:value="64858">
            <text:p>64858</text:p>
          </table:table-cell>
          <table:table-cell office:value-type="float" office:value="2164">
            <text:p>2164</text:p>
          </table:table-cell>
          <table:table-cell office:value-type="float" office:value="197877">
            <text:p>197877</text:p>
          </table:table-cell>
          <table:table-cell office:value-type="float" office:value="4721">
            <text:p>4721</text:p>
          </table:table-cell>
          <table:table-cell office:value-type="float" office:value="277008">
            <text:p>277008</text:p>
          </table:table-cell>
          <table:table-cell office:value-type="float" office:value="8834">
            <text:p>8834</text:p>
          </table:table-cell>
          <table:table-cell table:number-columns-repeated="2"/>
          <table:table-cell table:formula="of:=[.A87]+[.C87]-[.A86]-[.C86]" office:value-type="float" office:value="1037">
            <text:p>1037</text:p>
          </table:table-cell>
          <table:table-cell table:formula="of:=[.E87]+[.G87]-[.E86]-[.G86]" office:value-type="float" office:value="1035">
            <text:p>1035</text:p>
          </table:table-cell>
          <table:table-cell table:formula="of:=[.B87]+[.D87]-[.B86]-[.D86]" office:value-type="float" office:value="33">
            <text:p>33</text:p>
          </table:table-cell>
          <table:table-cell table:formula="of:=[.F87]+[.H87]-[.F86]-[.H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2834">
            <text:p>42834</text:p>
          </table:table-cell>
          <table:table-cell office:value-type="float" office:value="1216">
            <text:p>1216</text:p>
          </table:table-cell>
          <table:table-cell office:value-type="float" office:value="65574">
            <text:p>65574</text:p>
          </table:table-cell>
          <table:table-cell office:value-type="float" office:value="2188">
            <text:p>2188</text:p>
          </table:table-cell>
          <table:table-cell office:value-type="float" office:value="198196">
            <text:p>198196</text:p>
          </table:table-cell>
          <table:table-cell office:value-type="float" office:value="4730">
            <text:p>4730</text:p>
          </table:table-cell>
          <table:table-cell office:value-type="float" office:value="277724">
            <text:p>277724</text:p>
          </table:table-cell>
          <table:table-cell office:value-type="float" office:value="8858">
            <text:p>8858</text:p>
          </table:table-cell>
          <table:table-cell table:number-columns-repeated="2"/>
          <table:table-cell table:formula="of:=[.A88]+[.C88]-[.A87]-[.C87]" office:value-type="float" office:value="1033">
            <text:p>1033</text:p>
          </table:table-cell>
          <table:table-cell table:formula="of:=[.E88]+[.G88]-[.E87]-[.G87]" office:value-type="float" office:value="1039">
            <text:p>1039</text:p>
          </table:table-cell>
          <table:table-cell table:formula="of:=[.B88]+[.D88]-[.B87]-[.D87]" office:value-type="float" office:value="33">
            <text:p>33</text:p>
          </table:table-cell>
          <table:table-cell table:formula="of:=[.F88]+[.H88]-[.F87]-[.H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151">
            <text:p>43151</text:p>
          </table:table-cell>
          <table:table-cell office:value-type="float" office:value="1225">
            <text:p>1225</text:p>
          </table:table-cell>
          <table:table-cell office:value-type="float" office:value="66290">
            <text:p>66290</text:p>
          </table:table-cell>
          <table:table-cell office:value-type="float" office:value="2212">
            <text:p>2212</text:p>
          </table:table-cell>
          <table:table-cell office:value-type="float" office:value="198519">
            <text:p>198519</text:p>
          </table:table-cell>
          <table:table-cell office:value-type="float" office:value="4739">
            <text:p>4739</text:p>
          </table:table-cell>
          <table:table-cell office:value-type="float" office:value="278440">
            <text:p>278440</text:p>
          </table:table-cell>
          <table:table-cell office:value-type="float" office:value="8882">
            <text:p>8882</text:p>
          </table:table-cell>
          <table:table-cell table:number-columns-repeated="2"/>
          <table:table-cell table:formula="of:=[.A89]+[.C89]-[.A88]-[.C88]" office:value-type="float" office:value="1037">
            <text:p>1037</text:p>
          </table:table-cell>
          <table:table-cell table:formula="of:=[.E89]+[.G89]-[.E88]-[.G88]" office:value-type="float" office:value="1055">
            <text:p>1055</text:p>
          </table:table-cell>
          <table:table-cell table:formula="of:=[.B89]+[.D89]-[.B88]-[.D88]" office:value-type="float" office:value="33">
            <text:p>33</text:p>
          </table:table-cell>
          <table:table-cell table:formula="of:=[.F89]+[.H89]-[.F88]-[.H8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3472">
            <text:p>43472</text:p>
          </table:table-cell>
          <table:table-cell office:value-type="float" office:value="1234">
            <text:p>1234</text:p>
          </table:table-cell>
          <table:table-cell office:value-type="float" office:value="67006">
            <text:p>67006</text:p>
          </table:table-cell>
          <table:table-cell office:value-type="float" office:value="2236">
            <text:p>2236</text:p>
          </table:table-cell>
          <table:table-cell office:value-type="float" office:value="198858">
            <text:p>198858</text:p>
          </table:table-cell>
          <table:table-cell office:value-type="float" office:value="4749">
            <text:p>4749</text:p>
          </table:table-cell>
          <table:table-cell office:value-type="float" office:value="279156">
            <text:p>279156</text:p>
          </table:table-cell>
          <table:table-cell office:value-type="float" office:value="8906">
            <text:p>8906</text:p>
          </table:table-cell>
          <table:table-cell table:number-columns-repeated="2"/>
          <table:table-cell table:formula="of:=[.A90]+[.C90]-[.A89]-[.C89]" office:value-type="float" office:value="1033">
            <text:p>1033</text:p>
          </table:table-cell>
          <table:table-cell table:formula="of:=[.E90]+[.G90]-[.E89]-[.G89]" office:value-type="float" office:value="1039">
            <text:p>1039</text:p>
          </table:table-cell>
          <table:table-cell table:formula="of:=[.B90]+[.D90]-[.B89]-[.D89]" office:value-type="float" office:value="33">
            <text:p>33</text:p>
          </table:table-cell>
          <table:table-cell table:formula="of:=[.F90]+[.H90]-[.F89]-[.H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789">
            <text:p>43789</text:p>
          </table:table-cell>
          <table:table-cell office:value-type="float" office:value="1243">
            <text:p>1243</text:p>
          </table:table-cell>
          <table:table-cell office:value-type="float" office:value="67722">
            <text:p>67722</text:p>
          </table:table-cell>
          <table:table-cell office:value-type="float" office:value="2260">
            <text:p>2260</text:p>
          </table:table-cell>
          <table:table-cell office:value-type="float" office:value="199181">
            <text:p>199181</text:p>
          </table:table-cell>
          <table:table-cell office:value-type="float" office:value="4758">
            <text:p>4758</text:p>
          </table:table-cell>
          <table:table-cell office:value-type="float" office:value="279872">
            <text:p>279872</text:p>
          </table:table-cell>
          <table:table-cell office:value-type="float" office:value="8930">
            <text:p>8930</text:p>
          </table:table-cell>
          <table:table-cell table:number-columns-repeated="2"/>
          <table:table-cell table:formula="of:=[.A91]+[.C91]-[.A90]-[.C90]" office:value-type="float" office:value="1037">
            <text:p>1037</text:p>
          </table:table-cell>
          <table:table-cell table:formula="of:=[.E91]+[.G91]-[.E90]-[.G90]" office:value-type="float" office:value="1035">
            <text:p>1035</text:p>
          </table:table-cell>
          <table:table-cell table:formula="of:=[.B91]+[.D91]-[.B90]-[.D90]" office:value-type="float" office:value="33">
            <text:p>33</text:p>
          </table:table-cell>
          <table:table-cell table:formula="of:=[.F91]+[.H91]-[.F90]-[.H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110">
            <text:p>44110</text:p>
          </table:table-cell>
          <table:table-cell office:value-type="float" office:value="1252">
            <text:p>1252</text:p>
          </table:table-cell>
          <table:table-cell office:value-type="float" office:value="68438">
            <text:p>68438</text:p>
          </table:table-cell>
          <table:table-cell office:value-type="float" office:value="2284">
            <text:p>2284</text:p>
          </table:table-cell>
          <table:table-cell office:value-type="float" office:value="199500">
            <text:p>199500</text:p>
          </table:table-cell>
          <table:table-cell office:value-type="float" office:value="4767">
            <text:p>4767</text:p>
          </table:table-cell>
          <table:table-cell office:value-type="float" office:value="280588">
            <text:p>280588</text:p>
          </table:table-cell>
          <table:table-cell office:value-type="float" office:value="8954">
            <text:p>8954</text:p>
          </table:table-cell>
          <table:table-cell table:number-columns-repeated="2"/>
          <table:table-cell table:formula="of:=[.A92]+[.C92]-[.A91]-[.C91]" office:value-type="float" office:value="1033">
            <text:p>1033</text:p>
          </table:table-cell>
          <table:table-cell table:formula="of:=[.E92]+[.G92]-[.E91]-[.G91]" office:value-type="float" office:value="1039">
            <text:p>1039</text:p>
          </table:table-cell>
          <table:table-cell table:formula="of:=[.B92]+[.D92]-[.B91]-[.D91]" office:value-type="float" office:value="33">
            <text:p>33</text:p>
          </table:table-cell>
          <table:table-cell table:formula="of:=[.F92]+[.H92]-[.F91]-[.H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427">
            <text:p>44427</text:p>
          </table:table-cell>
          <table:table-cell office:value-type="float" office:value="1261">
            <text:p>1261</text:p>
          </table:table-cell>
          <table:table-cell office:value-type="float" office:value="69154">
            <text:p>69154</text:p>
          </table:table-cell>
          <table:table-cell office:value-type="float" office:value="2308">
            <text:p>2308</text:p>
          </table:table-cell>
          <table:table-cell office:value-type="float" office:value="199823">
            <text:p>199823</text:p>
          </table:table-cell>
          <table:table-cell office:value-type="float" office:value="4776">
            <text:p>4776</text:p>
          </table:table-cell>
          <table:table-cell office:value-type="float" office:value="281304">
            <text:p>281304</text:p>
          </table:table-cell>
          <table:table-cell office:value-type="float" office:value="8978">
            <text:p>8978</text:p>
          </table:table-cell>
          <table:table-cell table:number-columns-repeated="2"/>
          <table:table-cell table:formula="of:=[.A93]+[.C93]-[.A92]-[.C92]" office:value-type="float" office:value="1037">
            <text:p>1037</text:p>
          </table:table-cell>
          <table:table-cell table:formula="of:=[.E93]+[.G93]-[.E92]-[.G92]" office:value-type="float" office:value="1035">
            <text:p>1035</text:p>
          </table:table-cell>
          <table:table-cell table:formula="of:=[.B93]+[.D93]-[.B92]-[.D92]" office:value-type="float" office:value="33">
            <text:p>33</text:p>
          </table:table-cell>
          <table:table-cell table:formula="of:=[.F93]+[.H93]-[.F92]-[.H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748">
            <text:p>44748</text:p>
          </table:table-cell>
          <table:table-cell office:value-type="float" office:value="1270">
            <text:p>1270</text:p>
          </table:table-cell>
          <table:table-cell office:value-type="float" office:value="69870">
            <text:p>69870</text:p>
          </table:table-cell>
          <table:table-cell office:value-type="float" office:value="2332">
            <text:p>2332</text:p>
          </table:table-cell>
          <table:table-cell office:value-type="float" office:value="200142">
            <text:p>200142</text:p>
          </table:table-cell>
          <table:table-cell office:value-type="float" office:value="4785">
            <text:p>4785</text:p>
          </table:table-cell>
          <table:table-cell office:value-type="float" office:value="282020">
            <text:p>282020</text:p>
          </table:table-cell>
          <table:table-cell office:value-type="float" office:value="9002">
            <text:p>9002</text:p>
          </table:table-cell>
          <table:table-cell table:number-columns-repeated="2"/>
          <table:table-cell table:formula="of:=[.A94]+[.C94]-[.A93]-[.C93]" office:value-type="float" office:value="1033">
            <text:p>1033</text:p>
          </table:table-cell>
          <table:table-cell table:formula="of:=[.E94]+[.G94]-[.E93]-[.G93]" office:value-type="float" office:value="1059">
            <text:p>1059</text:p>
          </table:table-cell>
          <table:table-cell table:formula="of:=[.B94]+[.D94]-[.B93]-[.D93]" office:value-type="float" office:value="33">
            <text:p>33</text:p>
          </table:table-cell>
          <table:table-cell table:formula="of:=[.F94]+[.H94]-[.F93]-[.H9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065">
            <text:p>45065</text:p>
          </table:table-cell>
          <table:table-cell office:value-type="float" office:value="1279">
            <text:p>1279</text:p>
          </table:table-cell>
          <table:table-cell office:value-type="float" office:value="70586">
            <text:p>70586</text:p>
          </table:table-cell>
          <table:table-cell office:value-type="float" office:value="2356">
            <text:p>2356</text:p>
          </table:table-cell>
          <table:table-cell office:value-type="float" office:value="200485">
            <text:p>200485</text:p>
          </table:table-cell>
          <table:table-cell office:value-type="float" office:value="4795">
            <text:p>4795</text:p>
          </table:table-cell>
          <table:table-cell office:value-type="float" office:value="282736">
            <text:p>282736</text:p>
          </table:table-cell>
          <table:table-cell office:value-type="float" office:value="9026">
            <text:p>9026</text:p>
          </table:table-cell>
          <table:table-cell table:number-columns-repeated="2"/>
          <table:table-cell table:formula="of:=[.A95]+[.C95]-[.A94]-[.C94]" office:value-type="float" office:value="1037">
            <text:p>1037</text:p>
          </table:table-cell>
          <table:table-cell table:formula="of:=[.E95]+[.G95]-[.E94]-[.G94]" office:value-type="float" office:value="1035">
            <text:p>1035</text:p>
          </table:table-cell>
          <table:table-cell table:formula="of:=[.B95]+[.D95]-[.B94]-[.D94]" office:value-type="float" office:value="33">
            <text:p>33</text:p>
          </table:table-cell>
          <table:table-cell table:formula="of:=[.F95]+[.H95]-[.F94]-[.H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386">
            <text:p>45386</text:p>
          </table:table-cell>
          <table:table-cell office:value-type="float" office:value="1288">
            <text:p>1288</text:p>
          </table:table-cell>
          <table:table-cell office:value-type="float" office:value="71302">
            <text:p>71302</text:p>
          </table:table-cell>
          <table:table-cell office:value-type="float" office:value="2380">
            <text:p>2380</text:p>
          </table:table-cell>
          <table:table-cell office:value-type="float" office:value="200804">
            <text:p>200804</text:p>
          </table:table-cell>
          <table:table-cell office:value-type="float" office:value="4804">
            <text:p>4804</text:p>
          </table:table-cell>
          <table:table-cell office:value-type="float" office:value="283452">
            <text:p>283452</text:p>
          </table:table-cell>
          <table:table-cell office:value-type="float" office:value="9050">
            <text:p>9050</text:p>
          </table:table-cell>
          <table:table-cell table:number-columns-repeated="2"/>
          <table:table-cell table:formula="of:=[.A96]+[.C96]-[.A95]-[.C95]" office:value-type="float" office:value="1033">
            <text:p>1033</text:p>
          </table:table-cell>
          <table:table-cell table:formula="of:=[.E96]+[.G96]-[.E95]-[.G95]" office:value-type="float" office:value="1039">
            <text:p>1039</text:p>
          </table:table-cell>
          <table:table-cell table:formula="of:=[.B96]+[.D96]-[.B95]-[.D95]" office:value-type="float" office:value="33">
            <text:p>33</text:p>
          </table:table-cell>
          <table:table-cell table:formula="of:=[.F96]+[.H96]-[.F95]-[.H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703">
            <text:p>45703</text:p>
          </table:table-cell>
          <table:table-cell office:value-type="float" office:value="1297">
            <text:p>1297</text:p>
          </table:table-cell>
          <table:table-cell office:value-type="float" office:value="72018">
            <text:p>72018</text:p>
          </table:table-cell>
          <table:table-cell office:value-type="float" office:value="2404">
            <text:p>2404</text:p>
          </table:table-cell>
          <table:table-cell office:value-type="float" office:value="201127">
            <text:p>201127</text:p>
          </table:table-cell>
          <table:table-cell office:value-type="float" office:value="4813">
            <text:p>4813</text:p>
          </table:table-cell>
          <table:table-cell office:value-type="float" office:value="284168">
            <text:p>284168</text:p>
          </table:table-cell>
          <table:table-cell office:value-type="float" office:value="9074">
            <text:p>9074</text:p>
          </table:table-cell>
          <table:table-cell table:number-columns-repeated="2"/>
          <table:table-cell table:formula="of:=[.A97]+[.C97]-[.A96]-[.C96]" office:value-type="float" office:value="1037">
            <text:p>1037</text:p>
          </table:table-cell>
          <table:table-cell table:formula="of:=[.E97]+[.G97]-[.E96]-[.G96]" office:value-type="float" office:value="1035">
            <text:p>1035</text:p>
          </table:table-cell>
          <table:table-cell table:formula="of:=[.B97]+[.D97]-[.B96]-[.D96]" office:value-type="float" office:value="33">
            <text:p>33</text:p>
          </table:table-cell>
          <table:table-cell table:formula="of:=[.F97]+[.H97]-[.F96]-[.H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024">
            <text:p>46024</text:p>
          </table:table-cell>
          <table:table-cell office:value-type="float" office:value="1306">
            <text:p>1306</text:p>
          </table:table-cell>
          <table:table-cell office:value-type="float" office:value="72734">
            <text:p>72734</text:p>
          </table:table-cell>
          <table:table-cell office:value-type="float" office:value="2428">
            <text:p>2428</text:p>
          </table:table-cell>
          <table:table-cell office:value-type="float" office:value="201446">
            <text:p>201446</text:p>
          </table:table-cell>
          <table:table-cell office:value-type="float" office:value="4822">
            <text:p>4822</text:p>
          </table:table-cell>
          <table:table-cell office:value-type="float" office:value="284884">
            <text:p>284884</text:p>
          </table:table-cell>
          <table:table-cell office:value-type="float" office:value="9098">
            <text:p>9098</text:p>
          </table:table-cell>
          <table:table-cell table:number-columns-repeated="2"/>
          <table:table-cell table:formula="of:=[.A98]+[.C98]-[.A97]-[.C97]" office:value-type="float" office:value="1033">
            <text:p>1033</text:p>
          </table:table-cell>
          <table:table-cell table:formula="of:=[.E98]+[.G98]-[.E97]-[.G97]" office:value-type="float" office:value="1039">
            <text:p>1039</text:p>
          </table:table-cell>
          <table:table-cell table:formula="of:=[.B98]+[.D98]-[.B97]-[.D97]" office:value-type="float" office:value="33">
            <text:p>33</text:p>
          </table:table-cell>
          <table:table-cell table:formula="of:=[.F98]+[.H98]-[.F97]-[.H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341">
            <text:p>46341</text:p>
          </table:table-cell>
          <table:table-cell office:value-type="float" office:value="1315">
            <text:p>1315</text:p>
          </table:table-cell>
          <table:table-cell office:value-type="float" office:value="73450">
            <text:p>73450</text:p>
          </table:table-cell>
          <table:table-cell office:value-type="float" office:value="2452">
            <text:p>2452</text:p>
          </table:table-cell>
          <table:table-cell office:value-type="float" office:value="201769">
            <text:p>201769</text:p>
          </table:table-cell>
          <table:table-cell office:value-type="float" office:value="4831">
            <text:p>4831</text:p>
          </table:table-cell>
          <table:table-cell office:value-type="float" office:value="285600">
            <text:p>285600</text:p>
          </table:table-cell>
          <table:table-cell office:value-type="float" office:value="9122">
            <text:p>9122</text:p>
          </table:table-cell>
          <table:table-cell table:number-columns-repeated="2"/>
          <table:table-cell table:formula="of:=[.A99]+[.C99]-[.A98]-[.C98]" office:value-type="float" office:value="1037">
            <text:p>1037</text:p>
          </table:table-cell>
          <table:table-cell table:formula="of:=[.E99]+[.G99]-[.E98]-[.G98]" office:value-type="float" office:value="1055">
            <text:p>1055</text:p>
          </table:table-cell>
          <table:table-cell table:formula="of:=[.B99]+[.D99]-[.B98]-[.D98]" office:value-type="float" office:value="33">
            <text:p>33</text:p>
          </table:table-cell>
          <table:table-cell table:formula="of:=[.F99]+[.H99]-[.F98]-[.H9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662">
            <text:p>46662</text:p>
          </table:table-cell>
          <table:table-cell office:value-type="float" office:value="1324">
            <text:p>1324</text:p>
          </table:table-cell>
          <table:table-cell office:value-type="float" office:value="74166">
            <text:p>74166</text:p>
          </table:table-cell>
          <table:table-cell office:value-type="float" office:value="2476">
            <text:p>2476</text:p>
          </table:table-cell>
          <table:table-cell office:value-type="float" office:value="202108">
            <text:p>202108</text:p>
          </table:table-cell>
          <table:table-cell office:value-type="float" office:value="4841">
            <text:p>4841</text:p>
          </table:table-cell>
          <table:table-cell office:value-type="float" office:value="286316">
            <text:p>286316</text:p>
          </table:table-cell>
          <table:table-cell office:value-type="float" office:value="9146">
            <text:p>9146</text:p>
          </table:table-cell>
          <table:table-cell table:number-columns-repeated="2"/>
          <table:table-cell table:formula="of:=[.A100]+[.C100]-[.A99]-[.C99]" office:value-type="float" office:value="1033">
            <text:p>1033</text:p>
          </table:table-cell>
          <table:table-cell table:formula="of:=[.E100]+[.G100]-[.E99]-[.G99]" office:value-type="float" office:value="1039">
            <text:p>1039</text:p>
          </table:table-cell>
          <table:table-cell table:formula="of:=[.B100]+[.D100]-[.B99]-[.D99]" office:value-type="float" office:value="33">
            <text:p>33</text:p>
          </table:table-cell>
          <table:table-cell table:formula="of:=[.F100]+[.H100]-[.F99]-[.H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979">
            <text:p>46979</text:p>
          </table:table-cell>
          <table:table-cell office:value-type="float" office:value="1333">
            <text:p>1333</text:p>
          </table:table-cell>
          <table:table-cell office:value-type="float" office:value="74882">
            <text:p>74882</text:p>
          </table:table-cell>
          <table:table-cell office:value-type="float" office:value="2500">
            <text:p>2500</text:p>
          </table:table-cell>
          <table:table-cell office:value-type="float" office:value="202431">
            <text:p>202431</text:p>
          </table:table-cell>
          <table:table-cell office:value-type="float" office:value="4850">
            <text:p>4850</text:p>
          </table:table-cell>
          <table:table-cell office:value-type="float" office:value="287032">
            <text:p>287032</text:p>
          </table:table-cell>
          <table:table-cell office:value-type="float" office:value="9170">
            <text:p>9170</text:p>
          </table:table-cell>
          <table:table-cell table:number-columns-repeated="2"/>
          <table:table-cell table:formula="of:=[.A101]+[.C101]-[.A100]-[.C100]" office:value-type="float" office:value="1037">
            <text:p>1037</text:p>
          </table:table-cell>
          <table:table-cell table:formula="of:=[.E101]+[.G101]-[.E100]-[.G100]" office:value-type="float" office:value="1035">
            <text:p>1035</text:p>
          </table:table-cell>
          <table:table-cell table:formula="of:=[.B101]+[.D101]-[.B100]-[.D100]" office:value-type="float" office:value="33">
            <text:p>33</text:p>
          </table:table-cell>
          <table:table-cell table:formula="of:=[.F101]+[.H101]-[.F100]-[.H1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300">
            <text:p>47300</text:p>
          </table:table-cell>
          <table:table-cell office:value-type="float" office:value="1342">
            <text:p>1342</text:p>
          </table:table-cell>
          <table:table-cell office:value-type="float" office:value="75598">
            <text:p>75598</text:p>
          </table:table-cell>
          <table:table-cell office:value-type="float" office:value="2524">
            <text:p>2524</text:p>
          </table:table-cell>
          <table:table-cell office:value-type="float" office:value="202750">
            <text:p>202750</text:p>
          </table:table-cell>
          <table:table-cell office:value-type="float" office:value="4859">
            <text:p>4859</text:p>
          </table:table-cell>
          <table:table-cell office:value-type="float" office:value="287748">
            <text:p>287748</text:p>
          </table:table-cell>
          <table:table-cell office:value-type="float" office:value="9194">
            <text:p>9194</text:p>
          </table:table-cell>
          <table:table-cell table:number-columns-repeated="2"/>
          <table:table-cell table:formula="of:=[.A102]+[.C102]-[.A101]-[.C101]" office:value-type="float" office:value="1033">
            <text:p>1033</text:p>
          </table:table-cell>
          <table:table-cell table:formula="of:=[.E102]+[.G102]-[.E101]-[.G101]" office:value-type="float" office:value="1039">
            <text:p>1039</text:p>
          </table:table-cell>
          <table:table-cell table:formula="of:=[.B102]+[.D102]-[.B101]-[.D101]" office:value-type="float" office:value="33">
            <text:p>33</text:p>
          </table:table-cell>
          <table:table-cell table:formula="of:=[.F102]+[.H102]-[.F101]-[.H1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617">
            <text:p>47617</text:p>
          </table:table-cell>
          <table:table-cell office:value-type="float" office:value="1351">
            <text:p>1351</text:p>
          </table:table-cell>
          <table:table-cell office:value-type="float" office:value="76314">
            <text:p>76314</text:p>
          </table:table-cell>
          <table:table-cell office:value-type="float" office:value="2548">
            <text:p>2548</text:p>
          </table:table-cell>
          <table:table-cell office:value-type="float" office:value="203073">
            <text:p>203073</text:p>
          </table:table-cell>
          <table:table-cell office:value-type="float" office:value="4868">
            <text:p>4868</text:p>
          </table:table-cell>
          <table:table-cell office:value-type="float" office:value="288464">
            <text:p>288464</text:p>
          </table:table-cell>
          <table:table-cell office:value-type="float" office:value="9218">
            <text:p>9218</text:p>
          </table:table-cell>
          <table:table-cell table:number-columns-repeated="2"/>
          <table:table-cell table:formula="of:=[.A103]+[.C103]-[.A102]-[.C102]" office:value-type="float" office:value="1037">
            <text:p>1037</text:p>
          </table:table-cell>
          <table:table-cell table:formula="of:=[.E103]+[.G103]-[.E102]-[.G102]" office:value-type="float" office:value="1035">
            <text:p>1035</text:p>
          </table:table-cell>
          <table:table-cell table:formula="of:=[.B103]+[.D103]-[.B102]-[.D102]" office:value-type="float" office:value="33">
            <text:p>33</text:p>
          </table:table-cell>
          <table:table-cell table:formula="of:=[.F103]+[.H103]-[.F102]-[.H1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938">
            <text:p>47938</text:p>
          </table:table-cell>
          <table:table-cell office:value-type="float" office:value="1360">
            <text:p>1360</text:p>
          </table:table-cell>
          <table:table-cell office:value-type="float" office:value="77030">
            <text:p>77030</text:p>
          </table:table-cell>
          <table:table-cell office:value-type="float" office:value="2572">
            <text:p>2572</text:p>
          </table:table-cell>
          <table:table-cell office:value-type="float" office:value="203392">
            <text:p>203392</text:p>
          </table:table-cell>
          <table:table-cell office:value-type="float" office:value="4877">
            <text:p>4877</text:p>
          </table:table-cell>
          <table:table-cell office:value-type="float" office:value="289180">
            <text:p>289180</text:p>
          </table:table-cell>
          <table:table-cell office:value-type="float" office:value="9242">
            <text:p>9242</text:p>
          </table:table-cell>
          <table:table-cell table:number-columns-repeated="2"/>
          <table:table-cell table:formula="of:=[.A104]+[.C104]-[.A103]-[.C103]" office:value-type="float" office:value="1033">
            <text:p>1033</text:p>
          </table:table-cell>
          <table:table-cell table:formula="of:=[.E104]+[.G104]-[.E103]-[.G103]" office:value-type="float" office:value="1059">
            <text:p>1059</text:p>
          </table:table-cell>
          <table:table-cell table:formula="of:=[.B104]+[.D104]-[.B103]-[.D103]" office:value-type="float" office:value="33">
            <text:p>33</text:p>
          </table:table-cell>
          <table:table-cell table:formula="of:=[.F104]+[.H104]-[.F103]-[.H1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255">
            <text:p>48255</text:p>
          </table:table-cell>
          <table:table-cell office:value-type="float" office:value="1369">
            <text:p>1369</text:p>
          </table:table-cell>
          <table:table-cell office:value-type="float" office:value="77746">
            <text:p>77746</text:p>
          </table:table-cell>
          <table:table-cell office:value-type="float" office:value="2596">
            <text:p>2596</text:p>
          </table:table-cell>
          <table:table-cell office:value-type="float" office:value="203735">
            <text:p>203735</text:p>
          </table:table-cell>
          <table:table-cell office:value-type="float" office:value="4887">
            <text:p>4887</text:p>
          </table:table-cell>
          <table:table-cell office:value-type="float" office:value="289896">
            <text:p>289896</text:p>
          </table:table-cell>
          <table:table-cell office:value-type="float" office:value="9266">
            <text:p>9266</text:p>
          </table:table-cell>
          <table:table-cell table:number-columns-repeated="2"/>
          <table:table-cell table:formula="of:=[.A105]+[.C105]-[.A104]-[.C104]" office:value-type="float" office:value="1037">
            <text:p>1037</text:p>
          </table:table-cell>
          <table:table-cell table:formula="of:=[.E105]+[.G105]-[.E104]-[.G104]" office:value-type="float" office:value="1035">
            <text:p>1035</text:p>
          </table:table-cell>
          <table:table-cell table:formula="of:=[.B105]+[.D105]-[.B104]-[.D104]" office:value-type="float" office:value="33">
            <text:p>33</text:p>
          </table:table-cell>
          <table:table-cell table:formula="of:=[.F105]+[.H105]-[.F104]-[.H1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576">
            <text:p>48576</text:p>
          </table:table-cell>
          <table:table-cell office:value-type="float" office:value="1378">
            <text:p>1378</text:p>
          </table:table-cell>
          <table:table-cell office:value-type="float" office:value="78462">
            <text:p>78462</text:p>
          </table:table-cell>
          <table:table-cell office:value-type="float" office:value="2620">
            <text:p>2620</text:p>
          </table:table-cell>
          <table:table-cell office:value-type="float" office:value="204054">
            <text:p>204054</text:p>
          </table:table-cell>
          <table:table-cell office:value-type="float" office:value="4896">
            <text:p>4896</text:p>
          </table:table-cell>
          <table:table-cell office:value-type="float" office:value="290612">
            <text:p>290612</text:p>
          </table:table-cell>
          <table:table-cell office:value-type="float" office:value="9290">
            <text:p>9290</text:p>
          </table:table-cell>
          <table:table-cell table:number-columns-repeated="2"/>
          <table:table-cell table:formula="of:=[.A106]+[.C106]-[.A105]-[.C105]" office:value-type="float" office:value="1033">
            <text:p>1033</text:p>
          </table:table-cell>
          <table:table-cell table:formula="of:=[.E106]+[.G106]-[.E105]-[.G105]" office:value-type="float" office:value="1039">
            <text:p>1039</text:p>
          </table:table-cell>
          <table:table-cell table:formula="of:=[.B106]+[.D106]-[.B105]-[.D105]" office:value-type="float" office:value="33">
            <text:p>33</text:p>
          </table:table-cell>
          <table:table-cell table:formula="of:=[.F106]+[.H106]-[.F105]-[.H1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893">
            <text:p>48893</text:p>
          </table:table-cell>
          <table:table-cell office:value-type="float" office:value="1387">
            <text:p>1387</text:p>
          </table:table-cell>
          <table:table-cell office:value-type="float" office:value="79178">
            <text:p>79178</text:p>
          </table:table-cell>
          <table:table-cell office:value-type="float" office:value="2644">
            <text:p>2644</text:p>
          </table:table-cell>
          <table:table-cell office:value-type="float" office:value="204377">
            <text:p>204377</text:p>
          </table:table-cell>
          <table:table-cell office:value-type="float" office:value="4905">
            <text:p>4905</text:p>
          </table:table-cell>
          <table:table-cell office:value-type="float" office:value="291328">
            <text:p>291328</text:p>
          </table:table-cell>
          <table:table-cell office:value-type="float" office:value="9314">
            <text:p>9314</text:p>
          </table:table-cell>
          <table:table-cell table:number-columns-repeated="2"/>
          <table:table-cell table:formula="of:=[.A107]+[.C107]-[.A106]-[.C106]" office:value-type="float" office:value="1037">
            <text:p>1037</text:p>
          </table:table-cell>
          <table:table-cell table:formula="of:=[.E107]+[.G107]-[.E106]-[.G106]" office:value-type="float" office:value="1035">
            <text:p>1035</text:p>
          </table:table-cell>
          <table:table-cell table:formula="of:=[.B107]+[.D107]-[.B106]-[.D106]" office:value-type="float" office:value="33">
            <text:p>33</text:p>
          </table:table-cell>
          <table:table-cell table:formula="of:=[.F107]+[.H107]-[.F106]-[.H1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214">
            <text:p>49214</text:p>
          </table:table-cell>
          <table:table-cell office:value-type="float" office:value="1396">
            <text:p>1396</text:p>
          </table:table-cell>
          <table:table-cell office:value-type="float" office:value="79894">
            <text:p>79894</text:p>
          </table:table-cell>
          <table:table-cell office:value-type="float" office:value="2668">
            <text:p>2668</text:p>
          </table:table-cell>
          <table:table-cell office:value-type="float" office:value="204696">
            <text:p>204696</text:p>
          </table:table-cell>
          <table:table-cell office:value-type="float" office:value="4914">
            <text:p>4914</text:p>
          </table:table-cell>
          <table:table-cell office:value-type="float" office:value="292044">
            <text:p>292044</text:p>
          </table:table-cell>
          <table:table-cell office:value-type="float" office:value="9338">
            <text:p>9338</text:p>
          </table:table-cell>
          <table:table-cell table:number-columns-repeated="2"/>
          <table:table-cell table:formula="of:=[.A108]+[.C108]-[.A107]-[.C107]" office:value-type="float" office:value="1033">
            <text:p>1033</text:p>
          </table:table-cell>
          <table:table-cell table:formula="of:=[.E108]+[.G108]-[.E107]-[.G107]" office:value-type="float" office:value="1059">
            <text:p>1059</text:p>
          </table:table-cell>
          <table:table-cell table:formula="of:=[.B108]+[.D108]-[.B107]-[.D107]" office:value-type="float" office:value="33">
            <text:p>33</text:p>
          </table:table-cell>
          <table:table-cell table:formula="of:=[.F108]+[.H108]-[.F107]-[.H10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531">
            <text:p>49531</text:p>
          </table:table-cell>
          <table:table-cell office:value-type="float" office:value="1405">
            <text:p>1405</text:p>
          </table:table-cell>
          <table:table-cell office:value-type="float" office:value="80610">
            <text:p>80610</text:p>
          </table:table-cell>
          <table:table-cell office:value-type="float" office:value="2692">
            <text:p>2692</text:p>
          </table:table-cell>
          <table:table-cell office:value-type="float" office:value="205039">
            <text:p>205039</text:p>
          </table:table-cell>
          <table:table-cell office:value-type="float" office:value="4924">
            <text:p>4924</text:p>
          </table:table-cell>
          <table:table-cell office:value-type="float" office:value="292760">
            <text:p>292760</text:p>
          </table:table-cell>
          <table:table-cell office:value-type="float" office:value="9362">
            <text:p>9362</text:p>
          </table:table-cell>
          <table:table-cell table:number-columns-repeated="2"/>
          <table:table-cell table:formula="of:=[.A109]+[.C109]-[.A108]-[.C108]" office:value-type="float" office:value="1037">
            <text:p>1037</text:p>
          </table:table-cell>
          <table:table-cell table:formula="of:=[.E109]+[.G109]-[.E108]-[.G108]" office:value-type="float" office:value="1035">
            <text:p>1035</text:p>
          </table:table-cell>
          <table:table-cell table:formula="of:=[.B109]+[.D109]-[.B108]-[.D108]" office:value-type="float" office:value="33">
            <text:p>33</text:p>
          </table:table-cell>
          <table:table-cell table:formula="of:=[.F109]+[.H109]-[.F108]-[.H1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852">
            <text:p>49852</text:p>
          </table:table-cell>
          <table:table-cell office:value-type="float" office:value="1414">
            <text:p>1414</text:p>
          </table:table-cell>
          <table:table-cell office:value-type="float" office:value="81326">
            <text:p>81326</text:p>
          </table:table-cell>
          <table:table-cell office:value-type="float" office:value="2716">
            <text:p>2716</text:p>
          </table:table-cell>
          <table:table-cell office:value-type="float" office:value="205358">
            <text:p>205358</text:p>
          </table:table-cell>
          <table:table-cell office:value-type="float" office:value="4933">
            <text:p>4933</text:p>
          </table:table-cell>
          <table:table-cell office:value-type="float" office:value="293476">
            <text:p>293476</text:p>
          </table:table-cell>
          <table:table-cell office:value-type="float" office:value="9386">
            <text:p>9386</text:p>
          </table:table-cell>
          <table:table-cell table:number-columns-repeated="2"/>
          <table:table-cell table:formula="of:=[.A110]+[.C110]-[.A109]-[.C109]" office:value-type="float" office:value="1033">
            <text:p>1033</text:p>
          </table:table-cell>
          <table:table-cell table:formula="of:=[.E110]+[.G110]-[.E109]-[.G109]" office:value-type="float" office:value="1039">
            <text:p>1039</text:p>
          </table:table-cell>
          <table:table-cell table:formula="of:=[.B110]+[.D110]-[.B109]-[.D109]" office:value-type="float" office:value="33">
            <text:p>33</text:p>
          </table:table-cell>
          <table:table-cell table:formula="of:=[.F110]+[.H110]-[.F109]-[.H1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169">
            <text:p>50169</text:p>
          </table:table-cell>
          <table:table-cell office:value-type="float" office:value="1423">
            <text:p>1423</text:p>
          </table:table-cell>
          <table:table-cell office:value-type="float" office:value="82042">
            <text:p>82042</text:p>
          </table:table-cell>
          <table:table-cell office:value-type="float" office:value="2740">
            <text:p>2740</text:p>
          </table:table-cell>
          <table:table-cell office:value-type="float" office:value="205681">
            <text:p>205681</text:p>
          </table:table-cell>
          <table:table-cell office:value-type="float" office:value="4942">
            <text:p>4942</text:p>
          </table:table-cell>
          <table:table-cell office:value-type="float" office:value="294192">
            <text:p>294192</text:p>
          </table:table-cell>
          <table:table-cell office:value-type="float" office:value="9410">
            <text:p>9410</text:p>
          </table:table-cell>
          <table:table-cell table:number-columns-repeated="2"/>
          <table:table-cell table:formula="of:=[.A111]+[.C111]-[.A110]-[.C110]" office:value-type="float" office:value="1037">
            <text:p>1037</text:p>
          </table:table-cell>
          <table:table-cell table:formula="of:=[.E111]+[.G111]-[.E110]-[.G110]" office:value-type="float" office:value="1035">
            <text:p>1035</text:p>
          </table:table-cell>
          <table:table-cell table:formula="of:=[.B111]+[.D111]-[.B110]-[.D110]" office:value-type="float" office:value="33">
            <text:p>33</text:p>
          </table:table-cell>
          <table:table-cell table:formula="of:=[.F111]+[.H111]-[.F110]-[.H1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490">
            <text:p>50490</text:p>
          </table:table-cell>
          <table:table-cell office:value-type="float" office:value="1432">
            <text:p>1432</text:p>
          </table:table-cell>
          <table:table-cell office:value-type="float" office:value="82758">
            <text:p>82758</text:p>
          </table:table-cell>
          <table:table-cell office:value-type="float" office:value="2764">
            <text:p>2764</text:p>
          </table:table-cell>
          <table:table-cell office:value-type="float" office:value="206000">
            <text:p>206000</text:p>
          </table:table-cell>
          <table:table-cell office:value-type="float" office:value="4951">
            <text:p>4951</text:p>
          </table:table-cell>
          <table:table-cell office:value-type="float" office:value="294908">
            <text:p>294908</text:p>
          </table:table-cell>
          <table:table-cell office:value-type="float" office:value="9434">
            <text:p>9434</text:p>
          </table:table-cell>
          <table:table-cell table:number-columns-repeated="2"/>
          <table:table-cell table:formula="of:=[.A112]+[.C112]-[.A111]-[.C111]" office:value-type="float" office:value="1033">
            <text:p>1033</text:p>
          </table:table-cell>
          <table:table-cell table:formula="of:=[.E112]+[.G112]-[.E111]-[.G111]" office:value-type="float" office:value="1039">
            <text:p>1039</text:p>
          </table:table-cell>
          <table:table-cell table:formula="of:=[.B112]+[.D112]-[.B111]-[.D111]" office:value-type="float" office:value="33">
            <text:p>33</text:p>
          </table:table-cell>
          <table:table-cell table:formula="of:=[.F112]+[.H112]-[.F111]-[.H1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807">
            <text:p>50807</text:p>
          </table:table-cell>
          <table:table-cell office:value-type="float" office:value="1441">
            <text:p>1441</text:p>
          </table:table-cell>
          <table:table-cell office:value-type="float" office:value="83474">
            <text:p>83474</text:p>
          </table:table-cell>
          <table:table-cell office:value-type="float" office:value="2788">
            <text:p>2788</text:p>
          </table:table-cell>
          <table:table-cell office:value-type="float" office:value="206323">
            <text:p>206323</text:p>
          </table:table-cell>
          <table:table-cell office:value-type="float" office:value="4960">
            <text:p>4960</text:p>
          </table:table-cell>
          <table:table-cell office:value-type="float" office:value="295624">
            <text:p>295624</text:p>
          </table:table-cell>
          <table:table-cell office:value-type="float" office:value="9458">
            <text:p>9458</text:p>
          </table:table-cell>
          <table:table-cell table:number-columns-repeated="2"/>
          <table:table-cell table:formula="of:=[.A113]+[.C113]-[.A112]-[.C112]" office:value-type="float" office:value="1037">
            <text:p>1037</text:p>
          </table:table-cell>
          <table:table-cell table:formula="of:=[.E113]+[.G113]-[.E112]-[.G112]" office:value-type="float" office:value="1035">
            <text:p>1035</text:p>
          </table:table-cell>
          <table:table-cell table:formula="of:=[.B113]+[.D113]-[.B112]-[.D112]" office:value-type="float" office:value="33">
            <text:p>33</text:p>
          </table:table-cell>
          <table:table-cell table:formula="of:=[.F113]+[.H113]-[.F112]-[.H1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128">
            <text:p>51128</text:p>
          </table:table-cell>
          <table:table-cell office:value-type="float" office:value="1450">
            <text:p>1450</text:p>
          </table:table-cell>
          <table:table-cell office:value-type="float" office:value="84190">
            <text:p>84190</text:p>
          </table:table-cell>
          <table:table-cell office:value-type="float" office:value="2812">
            <text:p>2812</text:p>
          </table:table-cell>
          <table:table-cell office:value-type="float" office:value="206642">
            <text:p>206642</text:p>
          </table:table-cell>
          <table:table-cell office:value-type="float" office:value="4969">
            <text:p>4969</text:p>
          </table:table-cell>
          <table:table-cell office:value-type="float" office:value="296340">
            <text:p>296340</text:p>
          </table:table-cell>
          <table:table-cell office:value-type="float" office:value="9482">
            <text:p>9482</text:p>
          </table:table-cell>
          <table:table-cell table:number-columns-repeated="2"/>
          <table:table-cell table:formula="of:=[.A114]+[.C114]-[.A113]-[.C113]" office:value-type="float" office:value="1033">
            <text:p>1033</text:p>
          </table:table-cell>
          <table:table-cell table:formula="of:=[.E114]+[.G114]-[.E113]-[.G113]" office:value-type="float" office:value="1059">
            <text:p>1059</text:p>
          </table:table-cell>
          <table:table-cell table:formula="of:=[.B114]+[.D114]-[.B113]-[.D113]" office:value-type="float" office:value="33">
            <text:p>33</text:p>
          </table:table-cell>
          <table:table-cell table:formula="of:=[.F114]+[.H114]-[.F113]-[.H11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445">
            <text:p>51445</text:p>
          </table:table-cell>
          <table:table-cell office:value-type="float" office:value="1459">
            <text:p>1459</text:p>
          </table:table-cell>
          <table:table-cell office:value-type="float" office:value="84906">
            <text:p>84906</text:p>
          </table:table-cell>
          <table:table-cell office:value-type="float" office:value="2836">
            <text:p>2836</text:p>
          </table:table-cell>
          <table:table-cell office:value-type="float" office:value="206985">
            <text:p>206985</text:p>
          </table:table-cell>
          <table:table-cell office:value-type="float" office:value="4979">
            <text:p>4979</text:p>
          </table:table-cell>
          <table:table-cell office:value-type="float" office:value="297056">
            <text:p>297056</text:p>
          </table:table-cell>
          <table:table-cell office:value-type="float" office:value="9506">
            <text:p>9506</text:p>
          </table:table-cell>
          <table:table-cell table:number-columns-repeated="2"/>
          <table:table-cell table:formula="of:=[.A115]+[.C115]-[.A114]-[.C114]" office:value-type="float" office:value="1037">
            <text:p>1037</text:p>
          </table:table-cell>
          <table:table-cell table:formula="of:=[.E115]+[.G115]-[.E114]-[.G114]" office:value-type="float" office:value="1035">
            <text:p>1035</text:p>
          </table:table-cell>
          <table:table-cell table:formula="of:=[.B115]+[.D115]-[.B114]-[.D114]" office:value-type="float" office:value="33">
            <text:p>33</text:p>
          </table:table-cell>
          <table:table-cell table:formula="of:=[.F115]+[.H115]-[.F114]-[.H1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766">
            <text:p>51766</text:p>
          </table:table-cell>
          <table:table-cell office:value-type="float" office:value="1468">
            <text:p>1468</text:p>
          </table:table-cell>
          <table:table-cell office:value-type="float" office:value="85622">
            <text:p>85622</text:p>
          </table:table-cell>
          <table:table-cell office:value-type="float" office:value="2860">
            <text:p>2860</text:p>
          </table:table-cell>
          <table:table-cell office:value-type="float" office:value="207304">
            <text:p>207304</text:p>
          </table:table-cell>
          <table:table-cell office:value-type="float" office:value="4988">
            <text:p>4988</text:p>
          </table:table-cell>
          <table:table-cell office:value-type="float" office:value="297772">
            <text:p>297772</text:p>
          </table:table-cell>
          <table:table-cell office:value-type="float" office:value="9530">
            <text:p>9530</text:p>
          </table:table-cell>
          <table:table-cell table:number-columns-repeated="2"/>
          <table:table-cell table:formula="of:=[.A116]+[.C116]-[.A115]-[.C115]" office:value-type="float" office:value="1033">
            <text:p>1033</text:p>
          </table:table-cell>
          <table:table-cell table:formula="of:=[.E116]+[.G116]-[.E115]-[.G115]" office:value-type="float" office:value="1039">
            <text:p>1039</text:p>
          </table:table-cell>
          <table:table-cell table:formula="of:=[.B116]+[.D116]-[.B115]-[.D115]" office:value-type="float" office:value="33">
            <text:p>33</text:p>
          </table:table-cell>
          <table:table-cell table:formula="of:=[.F116]+[.H116]-[.F115]-[.H1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083">
            <text:p>52083</text:p>
          </table:table-cell>
          <table:table-cell office:value-type="float" office:value="1477">
            <text:p>1477</text:p>
          </table:table-cell>
          <table:table-cell office:value-type="float" office:value="86338">
            <text:p>86338</text:p>
          </table:table-cell>
          <table:table-cell office:value-type="float" office:value="2884">
            <text:p>2884</text:p>
          </table:table-cell>
          <table:table-cell office:value-type="float" office:value="207627">
            <text:p>207627</text:p>
          </table:table-cell>
          <table:table-cell office:value-type="float" office:value="4997">
            <text:p>4997</text:p>
          </table:table-cell>
          <table:table-cell office:value-type="float" office:value="298488">
            <text:p>298488</text:p>
          </table:table-cell>
          <table:table-cell office:value-type="float" office:value="9554">
            <text:p>9554</text:p>
          </table:table-cell>
          <table:table-cell table:number-columns-repeated="2"/>
          <table:table-cell table:formula="of:=[.A117]+[.C117]-[.A116]-[.C116]" office:value-type="float" office:value="1037">
            <text:p>1037</text:p>
          </table:table-cell>
          <table:table-cell table:formula="of:=[.E117]+[.G117]-[.E116]-[.G116]" office:value-type="float" office:value="1035">
            <text:p>1035</text:p>
          </table:table-cell>
          <table:table-cell table:formula="of:=[.B117]+[.D117]-[.B116]-[.D116]" office:value-type="float" office:value="33">
            <text:p>33</text:p>
          </table:table-cell>
          <table:table-cell table:formula="of:=[.F117]+[.H117]-[.F116]-[.H1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404">
            <text:p>52404</text:p>
          </table:table-cell>
          <table:table-cell office:value-type="float" office:value="1486">
            <text:p>1486</text:p>
          </table:table-cell>
          <table:table-cell office:value-type="float" office:value="87054">
            <text:p>87054</text:p>
          </table:table-cell>
          <table:table-cell office:value-type="float" office:value="2908">
            <text:p>2908</text:p>
          </table:table-cell>
          <table:table-cell office:value-type="float" office:value="207946">
            <text:p>207946</text:p>
          </table:table-cell>
          <table:table-cell office:value-type="float" office:value="5006">
            <text:p>5006</text:p>
          </table:table-cell>
          <table:table-cell office:value-type="float" office:value="299204">
            <text:p>299204</text:p>
          </table:table-cell>
          <table:table-cell office:value-type="float" office:value="9578">
            <text:p>9578</text:p>
          </table:table-cell>
          <table:table-cell table:number-columns-repeated="2"/>
          <table:table-cell table:formula="of:=[.A118]+[.C118]-[.A117]-[.C117]" office:value-type="float" office:value="1033">
            <text:p>1033</text:p>
          </table:table-cell>
          <table:table-cell table:formula="of:=[.E118]+[.G118]-[.E117]-[.G117]" office:value-type="float" office:value="1059">
            <text:p>1059</text:p>
          </table:table-cell>
          <table:table-cell table:formula="of:=[.B118]+[.D118]-[.B117]-[.D117]" office:value-type="float" office:value="33">
            <text:p>33</text:p>
          </table:table-cell>
          <table:table-cell table:formula="of:=[.F118]+[.H118]-[.F117]-[.H11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721">
            <text:p>52721</text:p>
          </table:table-cell>
          <table:table-cell office:value-type="float" office:value="1495">
            <text:p>1495</text:p>
          </table:table-cell>
          <table:table-cell office:value-type="float" office:value="87770">
            <text:p>87770</text:p>
          </table:table-cell>
          <table:table-cell office:value-type="float" office:value="2932">
            <text:p>2932</text:p>
          </table:table-cell>
          <table:table-cell office:value-type="float" office:value="208289">
            <text:p>208289</text:p>
          </table:table-cell>
          <table:table-cell office:value-type="float" office:value="5016">
            <text:p>5016</text:p>
          </table:table-cell>
          <table:table-cell office:value-type="float" office:value="299920">
            <text:p>299920</text:p>
          </table:table-cell>
          <table:table-cell office:value-type="float" office:value="9602">
            <text:p>9602</text:p>
          </table:table-cell>
          <table:table-cell table:number-columns-repeated="2"/>
          <table:table-cell table:formula="of:=[.A119]+[.C119]-[.A118]-[.C118]" office:value-type="float" office:value="1037">
            <text:p>1037</text:p>
          </table:table-cell>
          <table:table-cell table:formula="of:=[.E119]+[.G119]-[.E118]-[.G118]" office:value-type="float" office:value="1035">
            <text:p>1035</text:p>
          </table:table-cell>
          <table:table-cell table:formula="of:=[.B119]+[.D119]-[.B118]-[.D118]" office:value-type="float" office:value="33">
            <text:p>33</text:p>
          </table:table-cell>
          <table:table-cell table:formula="of:=[.F119]+[.H119]-[.F118]-[.H1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3042">
            <text:p>53042</text:p>
          </table:table-cell>
          <table:table-cell office:value-type="float" office:value="1504">
            <text:p>1504</text:p>
          </table:table-cell>
          <table:table-cell office:value-type="float" office:value="88486">
            <text:p>88486</text:p>
          </table:table-cell>
          <table:table-cell office:value-type="float" office:value="2956">
            <text:p>2956</text:p>
          </table:table-cell>
          <table:table-cell office:value-type="float" office:value="208608">
            <text:p>208608</text:p>
          </table:table-cell>
          <table:table-cell office:value-type="float" office:value="5025">
            <text:p>5025</text:p>
          </table:table-cell>
          <table:table-cell office:value-type="float" office:value="300636">
            <text:p>300636</text:p>
          </table:table-cell>
          <table:table-cell office:value-type="float" office:value="9626">
            <text:p>9626</text:p>
          </table:table-cell>
          <table:table-cell table:number-columns-repeated="2"/>
          <table:table-cell table:formula="of:=[.A120]+[.C120]-[.A119]-[.C119]" office:value-type="float" office:value="1033">
            <text:p>1033</text:p>
          </table:table-cell>
          <table:table-cell table:formula="of:=[.E120]+[.G120]-[.E119]-[.G119]" office:value-type="float" office:value="1039">
            <text:p>1039</text:p>
          </table:table-cell>
          <table:table-cell table:formula="of:=[.B120]+[.D120]-[.B119]-[.D119]" office:value-type="float" office:value="33">
            <text:p>33</text:p>
          </table:table-cell>
          <table:table-cell table:formula="of:=[.F120]+[.H120]-[.F119]-[.H1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3359">
            <text:p>53359</text:p>
          </table:table-cell>
          <table:table-cell office:value-type="float" office:value="1513">
            <text:p>1513</text:p>
          </table:table-cell>
          <table:table-cell office:value-type="float" office:value="89202">
            <text:p>89202</text:p>
          </table:table-cell>
          <table:table-cell office:value-type="float" office:value="2980">
            <text:p>2980</text:p>
          </table:table-cell>
          <table:table-cell office:value-type="float" office:value="208931">
            <text:p>208931</text:p>
          </table:table-cell>
          <table:table-cell office:value-type="float" office:value="5034">
            <text:p>5034</text:p>
          </table:table-cell>
          <table:table-cell office:value-type="float" office:value="301352">
            <text:p>301352</text:p>
          </table:table-cell>
          <table:table-cell office:value-type="float" office:value="9650">
            <text:p>9650</text:p>
          </table:table-cell>
          <table:table-cell table:number-columns-repeated="2"/>
          <table:table-cell table:formula="of:=[.A121]+[.C121]-[.A120]-[.C120]" office:value-type="float" office:value="1037">
            <text:p>1037</text:p>
          </table:table-cell>
          <table:table-cell table:formula="of:=[.E121]+[.G121]-[.E120]-[.G120]" office:value-type="float" office:value="1035">
            <text:p>1035</text:p>
          </table:table-cell>
          <table:table-cell table:formula="of:=[.B121]+[.D121]-[.B120]-[.D120]" office:value-type="float" office:value="33">
            <text:p>33</text:p>
          </table:table-cell>
          <table:table-cell table:formula="of:=[.F121]+[.H121]-[.F120]-[.H1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3680">
            <text:p>53680</text:p>
          </table:table-cell>
          <table:table-cell office:value-type="float" office:value="1522">
            <text:p>1522</text:p>
          </table:table-cell>
          <table:table-cell office:value-type="float" office:value="89918">
            <text:p>89918</text:p>
          </table:table-cell>
          <table:table-cell office:value-type="float" office:value="3004">
            <text:p>3004</text:p>
          </table:table-cell>
          <table:table-cell office:value-type="float" office:value="209250">
            <text:p>209250</text:p>
          </table:table-cell>
          <table:table-cell office:value-type="float" office:value="5043">
            <text:p>5043</text:p>
          </table:table-cell>
          <table:table-cell office:value-type="float" office:value="302068">
            <text:p>302068</text:p>
          </table:table-cell>
          <table:table-cell office:value-type="float" office:value="9674">
            <text:p>9674</text:p>
          </table:table-cell>
          <table:table-cell table:number-columns-repeated="2"/>
          <table:table-cell table:formula="of:=[.A122]+[.C122]-[.A121]-[.C121]" office:value-type="float" office:value="1033">
            <text:p>1033</text:p>
          </table:table-cell>
          <table:table-cell table:formula="of:=[.E122]+[.G122]-[.E121]-[.G121]" office:value-type="float" office:value="1039">
            <text:p>1039</text:p>
          </table:table-cell>
          <table:table-cell table:formula="of:=[.B122]+[.D122]-[.B121]-[.D121]" office:value-type="float" office:value="33">
            <text:p>33</text:p>
          </table:table-cell>
          <table:table-cell table:formula="of:=[.F122]+[.H122]-[.F121]-[.H1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3997">
            <text:p>53997</text:p>
          </table:table-cell>
          <table:table-cell office:value-type="float" office:value="1531">
            <text:p>1531</text:p>
          </table:table-cell>
          <table:table-cell office:value-type="float" office:value="90634">
            <text:p>90634</text:p>
          </table:table-cell>
          <table:table-cell office:value-type="float" office:value="3028">
            <text:p>3028</text:p>
          </table:table-cell>
          <table:table-cell office:value-type="float" office:value="209573">
            <text:p>209573</text:p>
          </table:table-cell>
          <table:table-cell office:value-type="float" office:value="5052">
            <text:p>5052</text:p>
          </table:table-cell>
          <table:table-cell office:value-type="float" office:value="302784">
            <text:p>302784</text:p>
          </table:table-cell>
          <table:table-cell office:value-type="float" office:value="9698">
            <text:p>9698</text:p>
          </table:table-cell>
          <table:table-cell table:number-columns-repeated="2"/>
          <table:table-cell table:formula="of:=[.A123]+[.C123]-[.A122]-[.C122]" office:value-type="float" office:value="1037">
            <text:p>1037</text:p>
          </table:table-cell>
          <table:table-cell table:formula="of:=[.E123]+[.G123]-[.E122]-[.G122]" office:value-type="float" office:value="1035">
            <text:p>1035</text:p>
          </table:table-cell>
          <table:table-cell table:formula="of:=[.B123]+[.D123]-[.B122]-[.D122]" office:value-type="float" office:value="33">
            <text:p>33</text:p>
          </table:table-cell>
          <table:table-cell table:formula="of:=[.F123]+[.H123]-[.F122]-[.H1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4318">
            <text:p>54318</text:p>
          </table:table-cell>
          <table:table-cell office:value-type="float" office:value="1540">
            <text:p>1540</text:p>
          </table:table-cell>
          <table:table-cell office:value-type="float" office:value="91350">
            <text:p>91350</text:p>
          </table:table-cell>
          <table:table-cell office:value-type="float" office:value="3052">
            <text:p>3052</text:p>
          </table:table-cell>
          <table:table-cell office:value-type="float" office:value="209892">
            <text:p>209892</text:p>
          </table:table-cell>
          <table:table-cell office:value-type="float" office:value="5061">
            <text:p>5061</text:p>
          </table:table-cell>
          <table:table-cell office:value-type="float" office:value="303500">
            <text:p>303500</text:p>
          </table:table-cell>
          <table:table-cell office:value-type="float" office:value="9722">
            <text:p>9722</text:p>
          </table:table-cell>
          <table:table-cell table:number-columns-repeated="2"/>
          <table:table-cell table:formula="of:=[.A124]+[.C124]-[.A123]-[.C123]" office:value-type="float" office:value="1033">
            <text:p>1033</text:p>
          </table:table-cell>
          <table:table-cell table:formula="of:=[.E124]+[.G124]-[.E123]-[.G123]" office:value-type="float" office:value="1059">
            <text:p>1059</text:p>
          </table:table-cell>
          <table:table-cell table:formula="of:=[.B124]+[.D124]-[.B123]-[.D123]" office:value-type="float" office:value="33">
            <text:p>33</text:p>
          </table:table-cell>
          <table:table-cell table:formula="of:=[.F124]+[.H124]-[.F123]-[.H12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4635">
            <text:p>54635</text:p>
          </table:table-cell>
          <table:table-cell office:value-type="float" office:value="1549">
            <text:p>1549</text:p>
          </table:table-cell>
          <table:table-cell office:value-type="float" office:value="92066">
            <text:p>92066</text:p>
          </table:table-cell>
          <table:table-cell office:value-type="float" office:value="3076">
            <text:p>3076</text:p>
          </table:table-cell>
          <table:table-cell office:value-type="float" office:value="210235">
            <text:p>210235</text:p>
          </table:table-cell>
          <table:table-cell office:value-type="float" office:value="5071">
            <text:p>5071</text:p>
          </table:table-cell>
          <table:table-cell office:value-type="float" office:value="304216">
            <text:p>304216</text:p>
          </table:table-cell>
          <table:table-cell office:value-type="float" office:value="9746">
            <text:p>9746</text:p>
          </table:table-cell>
          <table:table-cell table:number-columns-repeated="2"/>
          <table:table-cell table:formula="of:=[.A125]+[.C125]-[.A124]-[.C124]" office:value-type="float" office:value="1037">
            <text:p>1037</text:p>
          </table:table-cell>
          <table:table-cell table:formula="of:=[.E125]+[.G125]-[.E124]-[.G124]" office:value-type="float" office:value="1035">
            <text:p>1035</text:p>
          </table:table-cell>
          <table:table-cell table:formula="of:=[.B125]+[.D125]-[.B124]-[.D124]" office:value-type="float" office:value="33">
            <text:p>33</text:p>
          </table:table-cell>
          <table:table-cell table:formula="of:=[.F125]+[.H125]-[.F124]-[.H1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4956">
            <text:p>54956</text:p>
          </table:table-cell>
          <table:table-cell office:value-type="float" office:value="1558">
            <text:p>1558</text:p>
          </table:table-cell>
          <table:table-cell office:value-type="float" office:value="92782">
            <text:p>92782</text:p>
          </table:table-cell>
          <table:table-cell office:value-type="float" office:value="3100">
            <text:p>3100</text:p>
          </table:table-cell>
          <table:table-cell office:value-type="float" office:value="210554">
            <text:p>210554</text:p>
          </table:table-cell>
          <table:table-cell office:value-type="float" office:value="5080">
            <text:p>5080</text:p>
          </table:table-cell>
          <table:table-cell office:value-type="float" office:value="304932">
            <text:p>304932</text:p>
          </table:table-cell>
          <table:table-cell office:value-type="float" office:value="9770">
            <text:p>9770</text:p>
          </table:table-cell>
          <table:table-cell table:number-columns-repeated="2"/>
          <table:table-cell table:formula="of:=[.A126]+[.C126]-[.A125]-[.C125]" office:value-type="float" office:value="1033">
            <text:p>1033</text:p>
          </table:table-cell>
          <table:table-cell table:formula="of:=[.E126]+[.G126]-[.E125]-[.G125]" office:value-type="float" office:value="1039">
            <text:p>1039</text:p>
          </table:table-cell>
          <table:table-cell table:formula="of:=[.B126]+[.D126]-[.B125]-[.D125]" office:value-type="float" office:value="33">
            <text:p>33</text:p>
          </table:table-cell>
          <table:table-cell table:formula="of:=[.F126]+[.H126]-[.F125]-[.H1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5273">
            <text:p>55273</text:p>
          </table:table-cell>
          <table:table-cell office:value-type="float" office:value="1567">
            <text:p>1567</text:p>
          </table:table-cell>
          <table:table-cell office:value-type="float" office:value="93498">
            <text:p>93498</text:p>
          </table:table-cell>
          <table:table-cell office:value-type="float" office:value="3124">
            <text:p>3124</text:p>
          </table:table-cell>
          <table:table-cell office:value-type="float" office:value="210877">
            <text:p>210877</text:p>
          </table:table-cell>
          <table:table-cell office:value-type="float" office:value="5089">
            <text:p>5089</text:p>
          </table:table-cell>
          <table:table-cell office:value-type="float" office:value="305648">
            <text:p>305648</text:p>
          </table:table-cell>
          <table:table-cell office:value-type="float" office:value="9794">
            <text:p>9794</text:p>
          </table:table-cell>
          <table:table-cell table:number-columns-repeated="2"/>
          <table:table-cell table:formula="of:=[.A127]+[.C127]-[.A126]-[.C126]" office:value-type="float" office:value="1037">
            <text:p>1037</text:p>
          </table:table-cell>
          <table:table-cell table:formula="of:=[.E127]+[.G127]-[.E126]-[.G126]" office:value-type="float" office:value="1035">
            <text:p>1035</text:p>
          </table:table-cell>
          <table:table-cell table:formula="of:=[.B127]+[.D127]-[.B126]-[.D126]" office:value-type="float" office:value="33">
            <text:p>33</text:p>
          </table:table-cell>
          <table:table-cell table:formula="of:=[.F127]+[.H127]-[.F126]-[.H1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5594">
            <text:p>55594</text:p>
          </table:table-cell>
          <table:table-cell office:value-type="float" office:value="1576">
            <text:p>1576</text:p>
          </table:table-cell>
          <table:table-cell office:value-type="float" office:value="94214">
            <text:p>94214</text:p>
          </table:table-cell>
          <table:table-cell office:value-type="float" office:value="3148">
            <text:p>3148</text:p>
          </table:table-cell>
          <table:table-cell office:value-type="float" office:value="211196">
            <text:p>211196</text:p>
          </table:table-cell>
          <table:table-cell office:value-type="float" office:value="5098">
            <text:p>5098</text:p>
          </table:table-cell>
          <table:table-cell office:value-type="float" office:value="306364">
            <text:p>306364</text:p>
          </table:table-cell>
          <table:table-cell office:value-type="float" office:value="9818">
            <text:p>9818</text:p>
          </table:table-cell>
          <table:table-cell table:number-columns-repeated="2"/>
          <table:table-cell table:formula="of:=[.A128]+[.C128]-[.A127]-[.C127]" office:value-type="float" office:value="1033">
            <text:p>1033</text:p>
          </table:table-cell>
          <table:table-cell table:formula="of:=[.E128]+[.G128]-[.E127]-[.G127]" office:value-type="float" office:value="1059">
            <text:p>1059</text:p>
          </table:table-cell>
          <table:table-cell table:formula="of:=[.B128]+[.D128]-[.B127]-[.D127]" office:value-type="float" office:value="33">
            <text:p>33</text:p>
          </table:table-cell>
          <table:table-cell table:formula="of:=[.F128]+[.H128]-[.F127]-[.H12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5911">
            <text:p>55911</text:p>
          </table:table-cell>
          <table:table-cell office:value-type="float" office:value="1585">
            <text:p>1585</text:p>
          </table:table-cell>
          <table:table-cell office:value-type="float" office:value="94930">
            <text:p>94930</text:p>
          </table:table-cell>
          <table:table-cell office:value-type="float" office:value="3172">
            <text:p>3172</text:p>
          </table:table-cell>
          <table:table-cell office:value-type="float" office:value="211539">
            <text:p>211539</text:p>
          </table:table-cell>
          <table:table-cell office:value-type="float" office:value="5108">
            <text:p>5108</text:p>
          </table:table-cell>
          <table:table-cell office:value-type="float" office:value="307080">
            <text:p>307080</text:p>
          </table:table-cell>
          <table:table-cell office:value-type="float" office:value="9842">
            <text:p>9842</text:p>
          </table:table-cell>
          <table:table-cell table:number-columns-repeated="2"/>
          <table:table-cell table:formula="of:=[.A129]+[.C129]-[.A128]-[.C128]" office:value-type="float" office:value="1037">
            <text:p>1037</text:p>
          </table:table-cell>
          <table:table-cell table:formula="of:=[.E129]+[.G129]-[.E128]-[.G128]" office:value-type="float" office:value="1035">
            <text:p>1035</text:p>
          </table:table-cell>
          <table:table-cell table:formula="of:=[.B129]+[.D129]-[.B128]-[.D128]" office:value-type="float" office:value="33">
            <text:p>33</text:p>
          </table:table-cell>
          <table:table-cell table:formula="of:=[.F129]+[.H129]-[.F128]-[.H1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6232">
            <text:p>56232</text:p>
          </table:table-cell>
          <table:table-cell office:value-type="float" office:value="1594">
            <text:p>1594</text:p>
          </table:table-cell>
          <table:table-cell office:value-type="float" office:value="95646">
            <text:p>95646</text:p>
          </table:table-cell>
          <table:table-cell office:value-type="float" office:value="3196">
            <text:p>3196</text:p>
          </table:table-cell>
          <table:table-cell office:value-type="float" office:value="211858">
            <text:p>211858</text:p>
          </table:table-cell>
          <table:table-cell office:value-type="float" office:value="5117">
            <text:p>5117</text:p>
          </table:table-cell>
          <table:table-cell office:value-type="float" office:value="307796">
            <text:p>307796</text:p>
          </table:table-cell>
          <table:table-cell office:value-type="float" office:value="9866">
            <text:p>9866</text:p>
          </table:table-cell>
          <table:table-cell table:number-columns-repeated="2"/>
          <table:table-cell table:formula="of:=[.A130]+[.C130]-[.A129]-[.C129]" office:value-type="float" office:value="1033">
            <text:p>1033</text:p>
          </table:table-cell>
          <table:table-cell table:formula="of:=[.E130]+[.G130]-[.E129]-[.G129]" office:value-type="float" office:value="1039">
            <text:p>1039</text:p>
          </table:table-cell>
          <table:table-cell table:formula="of:=[.B130]+[.D130]-[.B129]-[.D129]" office:value-type="float" office:value="33">
            <text:p>33</text:p>
          </table:table-cell>
          <table:table-cell table:formula="of:=[.F130]+[.H130]-[.F129]-[.H1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6549">
            <text:p>56549</text:p>
          </table:table-cell>
          <table:table-cell office:value-type="float" office:value="1603">
            <text:p>1603</text:p>
          </table:table-cell>
          <table:table-cell office:value-type="float" office:value="96362">
            <text:p>96362</text:p>
          </table:table-cell>
          <table:table-cell office:value-type="float" office:value="3220">
            <text:p>3220</text:p>
          </table:table-cell>
          <table:table-cell office:value-type="float" office:value="212181">
            <text:p>212181</text:p>
          </table:table-cell>
          <table:table-cell office:value-type="float" office:value="5126">
            <text:p>5126</text:p>
          </table:table-cell>
          <table:table-cell office:value-type="float" office:value="308512">
            <text:p>308512</text:p>
          </table:table-cell>
          <table:table-cell office:value-type="float" office:value="9890">
            <text:p>9890</text:p>
          </table:table-cell>
          <table:table-cell table:number-columns-repeated="2"/>
          <table:table-cell table:formula="of:=[.A131]+[.C131]-[.A130]-[.C130]" office:value-type="float" office:value="1037">
            <text:p>1037</text:p>
          </table:table-cell>
          <table:table-cell table:formula="of:=[.E131]+[.G131]-[.E130]-[.G130]" office:value-type="float" office:value="1035">
            <text:p>1035</text:p>
          </table:table-cell>
          <table:table-cell table:formula="of:=[.B131]+[.D131]-[.B130]-[.D130]" office:value-type="float" office:value="33">
            <text:p>33</text:p>
          </table:table-cell>
          <table:table-cell table:formula="of:=[.F131]+[.H131]-[.F130]-[.H1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6870">
            <text:p>56870</text:p>
          </table:table-cell>
          <table:table-cell office:value-type="float" office:value="1612">
            <text:p>1612</text:p>
          </table:table-cell>
          <table:table-cell office:value-type="float" office:value="97078">
            <text:p>97078</text:p>
          </table:table-cell>
          <table:table-cell office:value-type="float" office:value="3244">
            <text:p>3244</text:p>
          </table:table-cell>
          <table:table-cell office:value-type="float" office:value="212500">
            <text:p>212500</text:p>
          </table:table-cell>
          <table:table-cell office:value-type="float" office:value="5135">
            <text:p>5135</text:p>
          </table:table-cell>
          <table:table-cell office:value-type="float" office:value="309228">
            <text:p>309228</text:p>
          </table:table-cell>
          <table:table-cell office:value-type="float" office:value="9914">
            <text:p>9914</text:p>
          </table:table-cell>
          <table:table-cell table:number-columns-repeated="2"/>
          <table:table-cell table:formula="of:=[.A132]+[.C132]-[.A131]-[.C131]" office:value-type="float" office:value="1033">
            <text:p>1033</text:p>
          </table:table-cell>
          <table:table-cell table:formula="of:=[.E132]+[.G132]-[.E131]-[.G131]" office:value-type="float" office:value="1039">
            <text:p>1039</text:p>
          </table:table-cell>
          <table:table-cell table:formula="of:=[.B132]+[.D132]-[.B131]-[.D131]" office:value-type="float" office:value="33">
            <text:p>33</text:p>
          </table:table-cell>
          <table:table-cell table:formula="of:=[.F132]+[.H132]-[.F131]-[.H1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7187">
            <text:p>57187</text:p>
          </table:table-cell>
          <table:table-cell office:value-type="float" office:value="1621">
            <text:p>1621</text:p>
          </table:table-cell>
          <table:table-cell office:value-type="float" office:value="97794">
            <text:p>97794</text:p>
          </table:table-cell>
          <table:table-cell office:value-type="float" office:value="3268">
            <text:p>3268</text:p>
          </table:table-cell>
          <table:table-cell office:value-type="float" office:value="212823">
            <text:p>212823</text:p>
          </table:table-cell>
          <table:table-cell office:value-type="float" office:value="5144">
            <text:p>5144</text:p>
          </table:table-cell>
          <table:table-cell office:value-type="float" office:value="309944">
            <text:p>309944</text:p>
          </table:table-cell>
          <table:table-cell office:value-type="float" office:value="9938">
            <text:p>9938</text:p>
          </table:table-cell>
          <table:table-cell table:number-columns-repeated="2"/>
          <table:table-cell table:formula="of:=[.A133]+[.C133]-[.A132]-[.C132]" office:value-type="float" office:value="1037">
            <text:p>1037</text:p>
          </table:table-cell>
          <table:table-cell table:formula="of:=[.E133]+[.G133]-[.E132]-[.G132]" office:value-type="float" office:value="1035">
            <text:p>1035</text:p>
          </table:table-cell>
          <table:table-cell table:formula="of:=[.B133]+[.D133]-[.B132]-[.D132]" office:value-type="float" office:value="33">
            <text:p>33</text:p>
          </table:table-cell>
          <table:table-cell table:formula="of:=[.F133]+[.H133]-[.F132]-[.H1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7508">
            <text:p>57508</text:p>
          </table:table-cell>
          <table:table-cell office:value-type="float" office:value="1630">
            <text:p>1630</text:p>
          </table:table-cell>
          <table:table-cell office:value-type="float" office:value="98510">
            <text:p>98510</text:p>
          </table:table-cell>
          <table:table-cell office:value-type="float" office:value="3292">
            <text:p>3292</text:p>
          </table:table-cell>
          <table:table-cell office:value-type="float" office:value="213142">
            <text:p>213142</text:p>
          </table:table-cell>
          <table:table-cell office:value-type="float" office:value="5153">
            <text:p>5153</text:p>
          </table:table-cell>
          <table:table-cell office:value-type="float" office:value="310660">
            <text:p>310660</text:p>
          </table:table-cell>
          <table:table-cell office:value-type="float" office:value="9962">
            <text:p>9962</text:p>
          </table:table-cell>
          <table:table-cell table:number-columns-repeated="2"/>
          <table:table-cell table:formula="of:=[.A134]+[.C134]-[.A133]-[.C133]" office:value-type="float" office:value="1033">
            <text:p>1033</text:p>
          </table:table-cell>
          <table:table-cell table:formula="of:=[.E134]+[.G134]-[.E133]-[.G133]" office:value-type="float" office:value="1059">
            <text:p>1059</text:p>
          </table:table-cell>
          <table:table-cell table:formula="of:=[.B134]+[.D134]-[.B133]-[.D133]" office:value-type="float" office:value="33">
            <text:p>33</text:p>
          </table:table-cell>
          <table:table-cell table:formula="of:=[.F134]+[.H134]-[.F133]-[.H1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7825">
            <text:p>57825</text:p>
          </table:table-cell>
          <table:table-cell office:value-type="float" office:value="1639">
            <text:p>1639</text:p>
          </table:table-cell>
          <table:table-cell office:value-type="float" office:value="99226">
            <text:p>99226</text:p>
          </table:table-cell>
          <table:table-cell office:value-type="float" office:value="3316">
            <text:p>3316</text:p>
          </table:table-cell>
          <table:table-cell office:value-type="float" office:value="213485">
            <text:p>213485</text:p>
          </table:table-cell>
          <table:table-cell office:value-type="float" office:value="5163">
            <text:p>5163</text:p>
          </table:table-cell>
          <table:table-cell office:value-type="float" office:value="311376">
            <text:p>311376</text:p>
          </table:table-cell>
          <table:table-cell office:value-type="float" office:value="9986">
            <text:p>9986</text:p>
          </table:table-cell>
          <table:table-cell table:number-columns-repeated="2"/>
          <table:table-cell table:formula="of:=[.A135]+[.C135]-[.A134]-[.C134]" office:value-type="float" office:value="1037">
            <text:p>1037</text:p>
          </table:table-cell>
          <table:table-cell table:formula="of:=[.E135]+[.G135]-[.E134]-[.G134]" office:value-type="float" office:value="1035">
            <text:p>1035</text:p>
          </table:table-cell>
          <table:table-cell table:formula="of:=[.B135]+[.D135]-[.B134]-[.D134]" office:value-type="float" office:value="33">
            <text:p>33</text:p>
          </table:table-cell>
          <table:table-cell table:formula="of:=[.F135]+[.H135]-[.F134]-[.H1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8146">
            <text:p>58146</text:p>
          </table:table-cell>
          <table:table-cell office:value-type="float" office:value="1648">
            <text:p>1648</text:p>
          </table:table-cell>
          <table:table-cell office:value-type="float" office:value="99942">
            <text:p>99942</text:p>
          </table:table-cell>
          <table:table-cell office:value-type="float" office:value="3340">
            <text:p>3340</text:p>
          </table:table-cell>
          <table:table-cell office:value-type="float" office:value="213804">
            <text:p>213804</text:p>
          </table:table-cell>
          <table:table-cell office:value-type="float" office:value="5172">
            <text:p>5172</text:p>
          </table:table-cell>
          <table:table-cell office:value-type="float" office:value="312092">
            <text:p>312092</text:p>
          </table:table-cell>
          <table:table-cell office:value-type="float" office:value="10010">
            <text:p>10010</text:p>
          </table:table-cell>
          <table:table-cell table:number-columns-repeated="2"/>
          <table:table-cell table:formula="of:=[.A136]+[.C136]-[.A135]-[.C135]" office:value-type="float" office:value="1033">
            <text:p>1033</text:p>
          </table:table-cell>
          <table:table-cell table:formula="of:=[.E136]+[.G136]-[.E135]-[.G135]" office:value-type="float" office:value="1041">
            <text:p>1041</text:p>
          </table:table-cell>
          <table:table-cell table:formula="of:=[.B136]+[.D136]-[.B135]-[.D135]" office:value-type="float" office:value="33">
            <text:p>33</text:p>
          </table:table-cell>
          <table:table-cell table:formula="of:=[.F136]+[.H136]-[.F135]-[.H1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8463">
            <text:p>58463</text:p>
          </table:table-cell>
          <table:table-cell office:value-type="float" office:value="1657">
            <text:p>1657</text:p>
          </table:table-cell>
          <table:table-cell office:value-type="float" office:value="100658">
            <text:p>100658</text:p>
          </table:table-cell>
          <table:table-cell office:value-type="float" office:value="3364">
            <text:p>3364</text:p>
          </table:table-cell>
          <table:table-cell office:value-type="float" office:value="214127">
            <text:p>214127</text:p>
          </table:table-cell>
          <table:table-cell office:value-type="float" office:value="5181">
            <text:p>5181</text:p>
          </table:table-cell>
          <table:table-cell office:value-type="float" office:value="312810">
            <text:p>312810</text:p>
          </table:table-cell>
          <table:table-cell office:value-type="float" office:value="10034">
            <text:p>10034</text:p>
          </table:table-cell>
          <table:table-cell table:number-columns-repeated="2"/>
          <table:table-cell table:formula="of:=[.A137]+[.C137]-[.A136]-[.C136]" office:value-type="float" office:value="1037">
            <text:p>1037</text:p>
          </table:table-cell>
          <table:table-cell table:formula="of:=[.E137]+[.G137]-[.E136]-[.G136]" office:value-type="float" office:value="1037">
            <text:p>1037</text:p>
          </table:table-cell>
          <table:table-cell table:formula="of:=[.B137]+[.D137]-[.B136]-[.D136]" office:value-type="float" office:value="33">
            <text:p>33</text:p>
          </table:table-cell>
          <table:table-cell table:formula="of:=[.F137]+[.H137]-[.F136]-[.H1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8784">
            <text:p>58784</text:p>
          </table:table-cell>
          <table:table-cell office:value-type="float" office:value="1666">
            <text:p>1666</text:p>
          </table:table-cell>
          <table:table-cell office:value-type="float" office:value="101374">
            <text:p>101374</text:p>
          </table:table-cell>
          <table:table-cell office:value-type="float" office:value="3388">
            <text:p>3388</text:p>
          </table:table-cell>
          <table:table-cell office:value-type="float" office:value="214446">
            <text:p>214446</text:p>
          </table:table-cell>
          <table:table-cell office:value-type="float" office:value="5190">
            <text:p>5190</text:p>
          </table:table-cell>
          <table:table-cell office:value-type="float" office:value="313528">
            <text:p>313528</text:p>
          </table:table-cell>
          <table:table-cell office:value-type="float" office:value="10058">
            <text:p>10058</text:p>
          </table:table-cell>
          <table:table-cell table:number-columns-repeated="2"/>
          <table:table-cell table:formula="of:=[.A138]+[.C138]-[.A137]-[.C137]" office:value-type="float" office:value="1033">
            <text:p>1033</text:p>
          </table:table-cell>
          <table:table-cell table:formula="of:=[.E138]+[.G138]-[.E137]-[.G137]" office:value-type="float" office:value="1061">
            <text:p>1061</text:p>
          </table:table-cell>
          <table:table-cell table:formula="of:=[.B138]+[.D138]-[.B137]-[.D137]" office:value-type="float" office:value="33">
            <text:p>33</text:p>
          </table:table-cell>
          <table:table-cell table:formula="of:=[.F138]+[.H138]-[.F137]-[.H13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9101">
            <text:p>59101</text:p>
          </table:table-cell>
          <table:table-cell office:value-type="float" office:value="1675">
            <text:p>1675</text:p>
          </table:table-cell>
          <table:table-cell office:value-type="float" office:value="102090">
            <text:p>102090</text:p>
          </table:table-cell>
          <table:table-cell office:value-type="float" office:value="3412">
            <text:p>3412</text:p>
          </table:table-cell>
          <table:table-cell office:value-type="float" office:value="214789">
            <text:p>214789</text:p>
          </table:table-cell>
          <table:table-cell office:value-type="float" office:value="5200">
            <text:p>5200</text:p>
          </table:table-cell>
          <table:table-cell office:value-type="float" office:value="314246">
            <text:p>314246</text:p>
          </table:table-cell>
          <table:table-cell office:value-type="float" office:value="10082">
            <text:p>10082</text:p>
          </table:table-cell>
          <table:table-cell table:number-columns-repeated="2"/>
          <table:table-cell table:formula="of:=[.A139]+[.C139]-[.A138]-[.C138]" office:value-type="float" office:value="1037">
            <text:p>1037</text:p>
          </table:table-cell>
          <table:table-cell table:formula="of:=[.E139]+[.G139]-[.E138]-[.G138]" office:value-type="float" office:value="1037">
            <text:p>1037</text:p>
          </table:table-cell>
          <table:table-cell table:formula="of:=[.B139]+[.D139]-[.B138]-[.D138]" office:value-type="float" office:value="33">
            <text:p>33</text:p>
          </table:table-cell>
          <table:table-cell table:formula="of:=[.F139]+[.H139]-[.F138]-[.H1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9422">
            <text:p>59422</text:p>
          </table:table-cell>
          <table:table-cell office:value-type="float" office:value="1684">
            <text:p>1684</text:p>
          </table:table-cell>
          <table:table-cell office:value-type="float" office:value="102806">
            <text:p>102806</text:p>
          </table:table-cell>
          <table:table-cell office:value-type="float" office:value="3436">
            <text:p>3436</text:p>
          </table:table-cell>
          <table:table-cell office:value-type="float" office:value="215108">
            <text:p>215108</text:p>
          </table:table-cell>
          <table:table-cell office:value-type="float" office:value="5209">
            <text:p>5209</text:p>
          </table:table-cell>
          <table:table-cell office:value-type="float" office:value="314964">
            <text:p>314964</text:p>
          </table:table-cell>
          <table:table-cell office:value-type="float" office:value="10106">
            <text:p>10106</text:p>
          </table:table-cell>
          <table:table-cell table:number-columns-repeated="2"/>
          <table:table-cell table:formula="of:=[.A140]+[.C140]-[.A139]-[.C139]" office:value-type="float" office:value="1033">
            <text:p>1033</text:p>
          </table:table-cell>
          <table:table-cell table:formula="of:=[.E140]+[.G140]-[.E139]-[.G139]" office:value-type="float" office:value="1041">
            <text:p>1041</text:p>
          </table:table-cell>
          <table:table-cell table:formula="of:=[.B140]+[.D140]-[.B139]-[.D139]" office:value-type="float" office:value="33">
            <text:p>33</text:p>
          </table:table-cell>
          <table:table-cell table:formula="of:=[.F140]+[.H140]-[.F139]-[.H1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9739">
            <text:p>59739</text:p>
          </table:table-cell>
          <table:table-cell office:value-type="float" office:value="1693">
            <text:p>1693</text:p>
          </table:table-cell>
          <table:table-cell office:value-type="float" office:value="103522">
            <text:p>103522</text:p>
          </table:table-cell>
          <table:table-cell office:value-type="float" office:value="3460">
            <text:p>3460</text:p>
          </table:table-cell>
          <table:table-cell office:value-type="float" office:value="215431">
            <text:p>215431</text:p>
          </table:table-cell>
          <table:table-cell office:value-type="float" office:value="5218">
            <text:p>5218</text:p>
          </table:table-cell>
          <table:table-cell office:value-type="float" office:value="315682">
            <text:p>315682</text:p>
          </table:table-cell>
          <table:table-cell office:value-type="float" office:value="10130">
            <text:p>10130</text:p>
          </table:table-cell>
          <table:table-cell table:number-columns-repeated="2"/>
          <table:table-cell table:formula="of:=[.A141]+[.C141]-[.A140]-[.C140]" office:value-type="float" office:value="1037">
            <text:p>1037</text:p>
          </table:table-cell>
          <table:table-cell table:formula="of:=[.E141]+[.G141]-[.E140]-[.G140]" office:value-type="float" office:value="1037">
            <text:p>1037</text:p>
          </table:table-cell>
          <table:table-cell table:formula="of:=[.B141]+[.D141]-[.B140]-[.D140]" office:value-type="float" office:value="33">
            <text:p>33</text:p>
          </table:table-cell>
          <table:table-cell table:formula="of:=[.F141]+[.H141]-[.F140]-[.H1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1702">
            <text:p>1702</text:p>
          </table:table-cell>
          <table:table-cell office:value-type="float" office:value="104238">
            <text:p>104238</text:p>
          </table:table-cell>
          <table:table-cell office:value-type="float" office:value="3484">
            <text:p>3484</text:p>
          </table:table-cell>
          <table:table-cell office:value-type="float" office:value="215750">
            <text:p>215750</text:p>
          </table:table-cell>
          <table:table-cell office:value-type="float" office:value="5227">
            <text:p>5227</text:p>
          </table:table-cell>
          <table:table-cell office:value-type="float" office:value="316400">
            <text:p>316400</text:p>
          </table:table-cell>
          <table:table-cell office:value-type="float" office:value="10154">
            <text:p>10154</text:p>
          </table:table-cell>
          <table:table-cell table:number-columns-repeated="2"/>
          <table:table-cell table:formula="of:=[.A142]+[.C142]-[.A141]-[.C141]" office:value-type="float" office:value="1033">
            <text:p>1033</text:p>
          </table:table-cell>
          <table:table-cell table:formula="of:=[.E142]+[.G142]-[.E141]-[.G141]" office:value-type="float" office:value="1041">
            <text:p>1041</text:p>
          </table:table-cell>
          <table:table-cell table:formula="of:=[.B142]+[.D142]-[.B141]-[.D141]" office:value-type="float" office:value="33">
            <text:p>33</text:p>
          </table:table-cell>
          <table:table-cell table:formula="of:=[.F142]+[.H142]-[.F141]-[.H1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0377">
            <text:p>60377</text:p>
          </table:table-cell>
          <table:table-cell office:value-type="float" office:value="1711">
            <text:p>1711</text:p>
          </table:table-cell>
          <table:table-cell office:value-type="float" office:value="104954">
            <text:p>104954</text:p>
          </table:table-cell>
          <table:table-cell office:value-type="float" office:value="3508">
            <text:p>3508</text:p>
          </table:table-cell>
          <table:table-cell office:value-type="float" office:value="216073">
            <text:p>216073</text:p>
          </table:table-cell>
          <table:table-cell office:value-type="float" office:value="5236">
            <text:p>5236</text:p>
          </table:table-cell>
          <table:table-cell office:value-type="float" office:value="317118">
            <text:p>317118</text:p>
          </table:table-cell>
          <table:table-cell office:value-type="float" office:value="10178">
            <text:p>10178</text:p>
          </table:table-cell>
          <table:table-cell table:number-columns-repeated="2"/>
          <table:table-cell table:formula="of:=[.A143]+[.C143]-[.A142]-[.C142]" office:value-type="float" office:value="1037">
            <text:p>1037</text:p>
          </table:table-cell>
          <table:table-cell table:formula="of:=[.E143]+[.G143]-[.E142]-[.G142]" office:value-type="float" office:value="1057">
            <text:p>1057</text:p>
          </table:table-cell>
          <table:table-cell table:formula="of:=[.B143]+[.D143]-[.B142]-[.D142]" office:value-type="float" office:value="33">
            <text:p>33</text:p>
          </table:table-cell>
          <table:table-cell table:formula="of:=[.F143]+[.H143]-[.F142]-[.H14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0698">
            <text:p>60698</text:p>
          </table:table-cell>
          <table:table-cell office:value-type="float" office:value="1720">
            <text:p>1720</text:p>
          </table:table-cell>
          <table:table-cell office:value-type="float" office:value="105670">
            <text:p>105670</text:p>
          </table:table-cell>
          <table:table-cell office:value-type="float" office:value="3532">
            <text:p>3532</text:p>
          </table:table-cell>
          <table:table-cell office:value-type="float" office:value="216412">
            <text:p>216412</text:p>
          </table:table-cell>
          <table:table-cell office:value-type="float" office:value="5246">
            <text:p>5246</text:p>
          </table:table-cell>
          <table:table-cell office:value-type="float" office:value="317836">
            <text:p>317836</text:p>
          </table:table-cell>
          <table:table-cell office:value-type="float" office:value="10202">
            <text:p>10202</text:p>
          </table:table-cell>
          <table:table-cell table:number-columns-repeated="2"/>
          <table:table-cell table:formula="of:=[.A144]+[.C144]-[.A143]-[.C143]" office:value-type="float" office:value="1033">
            <text:p>1033</text:p>
          </table:table-cell>
          <table:table-cell table:formula="of:=[.E144]+[.G144]-[.E143]-[.G143]" office:value-type="float" office:value="1041">
            <text:p>1041</text:p>
          </table:table-cell>
          <table:table-cell table:formula="of:=[.B144]+[.D144]-[.B143]-[.D143]" office:value-type="float" office:value="33">
            <text:p>33</text:p>
          </table:table-cell>
          <table:table-cell table:formula="of:=[.F144]+[.H144]-[.F143]-[.H1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1015">
            <text:p>61015</text:p>
          </table:table-cell>
          <table:table-cell office:value-type="float" office:value="1729">
            <text:p>1729</text:p>
          </table:table-cell>
          <table:table-cell office:value-type="float" office:value="106386">
            <text:p>106386</text:p>
          </table:table-cell>
          <table:table-cell office:value-type="float" office:value="3556">
            <text:p>3556</text:p>
          </table:table-cell>
          <table:table-cell office:value-type="float" office:value="216735">
            <text:p>216735</text:p>
          </table:table-cell>
          <table:table-cell office:value-type="float" office:value="5255">
            <text:p>5255</text:p>
          </table:table-cell>
          <table:table-cell office:value-type="float" office:value="318554">
            <text:p>318554</text:p>
          </table:table-cell>
          <table:table-cell office:value-type="float" office:value="10226">
            <text:p>10226</text:p>
          </table:table-cell>
          <table:table-cell table:number-columns-repeated="2"/>
          <table:table-cell table:formula="of:=[.A145]+[.C145]-[.A144]-[.C144]" office:value-type="float" office:value="1037">
            <text:p>1037</text:p>
          </table:table-cell>
          <table:table-cell table:formula="of:=[.E145]+[.G145]-[.E144]-[.G144]" office:value-type="float" office:value="1037">
            <text:p>1037</text:p>
          </table:table-cell>
          <table:table-cell table:formula="of:=[.B145]+[.D145]-[.B144]-[.D144]" office:value-type="float" office:value="33">
            <text:p>33</text:p>
          </table:table-cell>
          <table:table-cell table:formula="of:=[.F145]+[.H145]-[.F144]-[.H1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1336">
            <text:p>61336</text:p>
          </table:table-cell>
          <table:table-cell office:value-type="float" office:value="1738">
            <text:p>1738</text:p>
          </table:table-cell>
          <table:table-cell office:value-type="float" office:value="107102">
            <text:p>107102</text:p>
          </table:table-cell>
          <table:table-cell office:value-type="float" office:value="3580">
            <text:p>3580</text:p>
          </table:table-cell>
          <table:table-cell office:value-type="float" office:value="217054">
            <text:p>217054</text:p>
          </table:table-cell>
          <table:table-cell office:value-type="float" office:value="5264">
            <text:p>5264</text:p>
          </table:table-cell>
          <table:table-cell office:value-type="float" office:value="319272">
            <text:p>319272</text:p>
          </table:table-cell>
          <table:table-cell office:value-type="float" office:value="10250">
            <text:p>10250</text:p>
          </table:table-cell>
          <table:table-cell table:number-columns-repeated="2"/>
          <table:table-cell table:formula="of:=[.A146]+[.C146]-[.A145]-[.C145]" office:value-type="float" office:value="1033">
            <text:p>1033</text:p>
          </table:table-cell>
          <table:table-cell table:formula="of:=[.E146]+[.G146]-[.E145]-[.G145]" office:value-type="float" office:value="1041">
            <text:p>1041</text:p>
          </table:table-cell>
          <table:table-cell table:formula="of:=[.B146]+[.D146]-[.B145]-[.D145]" office:value-type="float" office:value="33">
            <text:p>33</text:p>
          </table:table-cell>
          <table:table-cell table:formula="of:=[.F146]+[.H146]-[.F145]-[.H1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1653">
            <text:p>61653</text:p>
          </table:table-cell>
          <table:table-cell office:value-type="float" office:value="1747">
            <text:p>1747</text:p>
          </table:table-cell>
          <table:table-cell office:value-type="float" office:value="107818">
            <text:p>107818</text:p>
          </table:table-cell>
          <table:table-cell office:value-type="float" office:value="3604">
            <text:p>3604</text:p>
          </table:table-cell>
          <table:table-cell office:value-type="float" office:value="217377">
            <text:p>217377</text:p>
          </table:table-cell>
          <table:table-cell office:value-type="float" office:value="5273">
            <text:p>5273</text:p>
          </table:table-cell>
          <table:table-cell office:value-type="float" office:value="319990">
            <text:p>319990</text:p>
          </table:table-cell>
          <table:table-cell office:value-type="float" office:value="10274">
            <text:p>10274</text:p>
          </table:table-cell>
          <table:table-cell table:number-columns-repeated="2"/>
          <table:table-cell table:formula="of:=[.A147]+[.C147]-[.A146]-[.C146]" office:value-type="float" office:value="1037">
            <text:p>1037</text:p>
          </table:table-cell>
          <table:table-cell table:formula="of:=[.E147]+[.G147]-[.E146]-[.G146]" office:value-type="float" office:value="1037">
            <text:p>1037</text:p>
          </table:table-cell>
          <table:table-cell table:formula="of:=[.B147]+[.D147]-[.B146]-[.D146]" office:value-type="float" office:value="33">
            <text:p>33</text:p>
          </table:table-cell>
          <table:table-cell table:formula="of:=[.F147]+[.H147]-[.F146]-[.H1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1974">
            <text:p>61974</text:p>
          </table:table-cell>
          <table:table-cell office:value-type="float" office:value="1756">
            <text:p>1756</text:p>
          </table:table-cell>
          <table:table-cell office:value-type="float" office:value="108534">
            <text:p>108534</text:p>
          </table:table-cell>
          <table:table-cell office:value-type="float" office:value="3628">
            <text:p>3628</text:p>
          </table:table-cell>
          <table:table-cell office:value-type="float" office:value="217696">
            <text:p>217696</text:p>
          </table:table-cell>
          <table:table-cell office:value-type="float" office:value="5282">
            <text:p>5282</text:p>
          </table:table-cell>
          <table:table-cell office:value-type="float" office:value="320708">
            <text:p>320708</text:p>
          </table:table-cell>
          <table:table-cell office:value-type="float" office:value="10298">
            <text:p>10298</text:p>
          </table:table-cell>
          <table:table-cell table:number-columns-repeated="2"/>
          <table:table-cell table:formula="of:=[.A148]+[.C148]-[.A147]-[.C147]" office:value-type="float" office:value="1033">
            <text:p>1033</text:p>
          </table:table-cell>
          <table:table-cell table:formula="of:=[.E148]+[.G148]-[.E147]-[.G147]" office:value-type="float" office:value="1061">
            <text:p>1061</text:p>
          </table:table-cell>
          <table:table-cell table:formula="of:=[.B148]+[.D148]-[.B147]-[.D147]" office:value-type="float" office:value="33">
            <text:p>33</text:p>
          </table:table-cell>
          <table:table-cell table:formula="of:=[.F148]+[.H148]-[.F147]-[.H1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2291">
            <text:p>62291</text:p>
          </table:table-cell>
          <table:table-cell office:value-type="float" office:value="1765">
            <text:p>1765</text:p>
          </table:table-cell>
          <table:table-cell office:value-type="float" office:value="109250">
            <text:p>109250</text:p>
          </table:table-cell>
          <table:table-cell office:value-type="float" office:value="3652">
            <text:p>3652</text:p>
          </table:table-cell>
          <table:table-cell office:value-type="float" office:value="218039">
            <text:p>218039</text:p>
          </table:table-cell>
          <table:table-cell office:value-type="float" office:value="5292">
            <text:p>5292</text:p>
          </table:table-cell>
          <table:table-cell office:value-type="float" office:value="321426">
            <text:p>321426</text:p>
          </table:table-cell>
          <table:table-cell office:value-type="float" office:value="10322">
            <text:p>10322</text:p>
          </table:table-cell>
          <table:table-cell table:number-columns-repeated="2"/>
          <table:table-cell table:formula="of:=[.A149]+[.C149]-[.A148]-[.C148]" office:value-type="float" office:value="1037">
            <text:p>1037</text:p>
          </table:table-cell>
          <table:table-cell table:formula="of:=[.E149]+[.G149]-[.E148]-[.G148]" office:value-type="float" office:value="1037">
            <text:p>1037</text:p>
          </table:table-cell>
          <table:table-cell table:formula="of:=[.B149]+[.D149]-[.B148]-[.D148]" office:value-type="float" office:value="33">
            <text:p>33</text:p>
          </table:table-cell>
          <table:table-cell table:formula="of:=[.F149]+[.H149]-[.F148]-[.H1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2612">
            <text:p>62612</text:p>
          </table:table-cell>
          <table:table-cell office:value-type="float" office:value="1774">
            <text:p>1774</text:p>
          </table:table-cell>
          <table:table-cell office:value-type="float" office:value="109966">
            <text:p>109966</text:p>
          </table:table-cell>
          <table:table-cell office:value-type="float" office:value="3676">
            <text:p>3676</text:p>
          </table:table-cell>
          <table:table-cell office:value-type="float" office:value="218358">
            <text:p>218358</text:p>
          </table:table-cell>
          <table:table-cell office:value-type="float" office:value="5301">
            <text:p>5301</text:p>
          </table:table-cell>
          <table:table-cell office:value-type="float" office:value="322144">
            <text:p>322144</text:p>
          </table:table-cell>
          <table:table-cell office:value-type="float" office:value="10346">
            <text:p>10346</text:p>
          </table:table-cell>
          <table:table-cell table:number-columns-repeated="2"/>
          <table:table-cell table:formula="of:=[.A150]+[.C150]-[.A149]-[.C149]" office:value-type="float" office:value="1033">
            <text:p>1033</text:p>
          </table:table-cell>
          <table:table-cell table:formula="of:=[.E150]+[.G150]-[.E149]-[.G149]" office:value-type="float" office:value="1041">
            <text:p>1041</text:p>
          </table:table-cell>
          <table:table-cell table:formula="of:=[.B150]+[.D150]-[.B149]-[.D149]" office:value-type="float" office:value="33">
            <text:p>33</text:p>
          </table:table-cell>
          <table:table-cell table:formula="of:=[.F150]+[.H150]-[.F149]-[.H1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2929">
            <text:p>62929</text:p>
          </table:table-cell>
          <table:table-cell office:value-type="float" office:value="1783">
            <text:p>1783</text:p>
          </table:table-cell>
          <table:table-cell office:value-type="float" office:value="110682">
            <text:p>110682</text:p>
          </table:table-cell>
          <table:table-cell office:value-type="float" office:value="3700">
            <text:p>3700</text:p>
          </table:table-cell>
          <table:table-cell office:value-type="float" office:value="218681">
            <text:p>218681</text:p>
          </table:table-cell>
          <table:table-cell office:value-type="float" office:value="5310">
            <text:p>5310</text:p>
          </table:table-cell>
          <table:table-cell office:value-type="float" office:value="322862">
            <text:p>322862</text:p>
          </table:table-cell>
          <table:table-cell office:value-type="float" office:value="10370">
            <text:p>10370</text:p>
          </table:table-cell>
          <table:table-cell table:number-columns-repeated="2"/>
          <table:table-cell table:formula="of:=[.A151]+[.C151]-[.A150]-[.C150]" office:value-type="float" office:value="1037">
            <text:p>1037</text:p>
          </table:table-cell>
          <table:table-cell table:formula="of:=[.E151]+[.G151]-[.E150]-[.G150]" office:value-type="float" office:value="1037">
            <text:p>1037</text:p>
          </table:table-cell>
          <table:table-cell table:formula="of:=[.B151]+[.D151]-[.B150]-[.D150]" office:value-type="float" office:value="33">
            <text:p>33</text:p>
          </table:table-cell>
          <table:table-cell table:formula="of:=[.F151]+[.H151]-[.F150]-[.H1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3250">
            <text:p>63250</text:p>
          </table:table-cell>
          <table:table-cell office:value-type="float" office:value="1792">
            <text:p>1792</text:p>
          </table:table-cell>
          <table:table-cell office:value-type="float" office:value="111398">
            <text:p>111398</text:p>
          </table:table-cell>
          <table:table-cell office:value-type="float" office:value="3724">
            <text:p>3724</text:p>
          </table:table-cell>
          <table:table-cell office:value-type="float" office:value="219000">
            <text:p>219000</text:p>
          </table:table-cell>
          <table:table-cell office:value-type="float" office:value="5319">
            <text:p>5319</text:p>
          </table:table-cell>
          <table:table-cell office:value-type="float" office:value="323580">
            <text:p>323580</text:p>
          </table:table-cell>
          <table:table-cell office:value-type="float" office:value="10394">
            <text:p>10394</text:p>
          </table:table-cell>
          <table:table-cell table:number-columns-repeated="2"/>
          <table:table-cell table:formula="of:=[.A152]+[.C152]-[.A151]-[.C151]" office:value-type="float" office:value="1033">
            <text:p>1033</text:p>
          </table:table-cell>
          <table:table-cell table:formula="of:=[.E152]+[.G152]-[.E151]-[.G151]" office:value-type="float" office:value="1061">
            <text:p>1061</text:p>
          </table:table-cell>
          <table:table-cell table:formula="of:=[.B152]+[.D152]-[.B151]-[.D151]" office:value-type="float" office:value="33">
            <text:p>33</text:p>
          </table:table-cell>
          <table:table-cell table:formula="of:=[.F152]+[.H152]-[.F151]-[.H1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3567">
            <text:p>63567</text:p>
          </table:table-cell>
          <table:table-cell office:value-type="float" office:value="1801">
            <text:p>1801</text:p>
          </table:table-cell>
          <table:table-cell office:value-type="float" office:value="112114">
            <text:p>112114</text:p>
          </table:table-cell>
          <table:table-cell office:value-type="float" office:value="3748">
            <text:p>3748</text:p>
          </table:table-cell>
          <table:table-cell office:value-type="float" office:value="219343">
            <text:p>219343</text:p>
          </table:table-cell>
          <table:table-cell office:value-type="float" office:value="5329">
            <text:p>5329</text:p>
          </table:table-cell>
          <table:table-cell office:value-type="float" office:value="324298">
            <text:p>324298</text:p>
          </table:table-cell>
          <table:table-cell office:value-type="float" office:value="10418">
            <text:p>10418</text:p>
          </table:table-cell>
          <table:table-cell table:number-columns-repeated="2"/>
          <table:table-cell table:formula="of:=[.A153]+[.C153]-[.A152]-[.C152]" office:value-type="float" office:value="1037">
            <text:p>1037</text:p>
          </table:table-cell>
          <table:table-cell table:formula="of:=[.E153]+[.G153]-[.E152]-[.G152]" office:value-type="float" office:value="1037">
            <text:p>1037</text:p>
          </table:table-cell>
          <table:table-cell table:formula="of:=[.B153]+[.D153]-[.B152]-[.D152]" office:value-type="float" office:value="33">
            <text:p>33</text:p>
          </table:table-cell>
          <table:table-cell table:formula="of:=[.F153]+[.H153]-[.F152]-[.H1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3888">
            <text:p>63888</text:p>
          </table:table-cell>
          <table:table-cell office:value-type="float" office:value="1810">
            <text:p>1810</text:p>
          </table:table-cell>
          <table:table-cell office:value-type="float" office:value="112830">
            <text:p>112830</text:p>
          </table:table-cell>
          <table:table-cell office:value-type="float" office:value="3772">
            <text:p>3772</text:p>
          </table:table-cell>
          <table:table-cell office:value-type="float" office:value="219662">
            <text:p>219662</text:p>
          </table:table-cell>
          <table:table-cell office:value-type="float" office:value="5338">
            <text:p>5338</text:p>
          </table:table-cell>
          <table:table-cell office:value-type="float" office:value="325016">
            <text:p>325016</text:p>
          </table:table-cell>
          <table:table-cell office:value-type="float" office:value="10442">
            <text:p>10442</text:p>
          </table:table-cell>
          <table:table-cell table:number-columns-repeated="2"/>
          <table:table-cell table:formula="of:=[.A154]+[.C154]-[.A153]-[.C153]" office:value-type="float" office:value="1033">
            <text:p>1033</text:p>
          </table:table-cell>
          <table:table-cell table:formula="of:=[.E154]+[.G154]-[.E153]-[.G153]" office:value-type="float" office:value="1041">
            <text:p>1041</text:p>
          </table:table-cell>
          <table:table-cell table:formula="of:=[.B154]+[.D154]-[.B153]-[.D153]" office:value-type="float" office:value="33">
            <text:p>33</text:p>
          </table:table-cell>
          <table:table-cell table:formula="of:=[.F154]+[.H154]-[.F153]-[.H1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4205">
            <text:p>64205</text:p>
          </table:table-cell>
          <table:table-cell office:value-type="float" office:value="1819">
            <text:p>1819</text:p>
          </table:table-cell>
          <table:table-cell office:value-type="float" office:value="113546">
            <text:p>113546</text:p>
          </table:table-cell>
          <table:table-cell office:value-type="float" office:value="3796">
            <text:p>3796</text:p>
          </table:table-cell>
          <table:table-cell office:value-type="float" office:value="219985">
            <text:p>219985</text:p>
          </table:table-cell>
          <table:table-cell office:value-type="float" office:value="5347">
            <text:p>5347</text:p>
          </table:table-cell>
          <table:table-cell office:value-type="float" office:value="325734">
            <text:p>325734</text:p>
          </table:table-cell>
          <table:table-cell office:value-type="float" office:value="10466">
            <text:p>10466</text:p>
          </table:table-cell>
          <table:table-cell table:number-columns-repeated="2"/>
          <table:table-cell table:formula="of:=[.A155]+[.C155]-[.A154]-[.C154]" office:value-type="float" office:value="1037">
            <text:p>1037</text:p>
          </table:table-cell>
          <table:table-cell table:formula="of:=[.E155]+[.G155]-[.E154]-[.G154]" office:value-type="float" office:value="1037">
            <text:p>1037</text:p>
          </table:table-cell>
          <table:table-cell table:formula="of:=[.B155]+[.D155]-[.B154]-[.D154]" office:value-type="float" office:value="33">
            <text:p>33</text:p>
          </table:table-cell>
          <table:table-cell table:formula="of:=[.F155]+[.H155]-[.F154]-[.H1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4526">
            <text:p>64526</text:p>
          </table:table-cell>
          <table:table-cell office:value-type="float" office:value="1828">
            <text:p>1828</text:p>
          </table:table-cell>
          <table:table-cell office:value-type="float" office:value="114262">
            <text:p>114262</text:p>
          </table:table-cell>
          <table:table-cell office:value-type="float" office:value="3820">
            <text:p>3820</text:p>
          </table:table-cell>
          <table:table-cell office:value-type="float" office:value="220304">
            <text:p>220304</text:p>
          </table:table-cell>
          <table:table-cell office:value-type="float" office:value="5356">
            <text:p>5356</text:p>
          </table:table-cell>
          <table:table-cell office:value-type="float" office:value="326452">
            <text:p>326452</text:p>
          </table:table-cell>
          <table:table-cell office:value-type="float" office:value="10490">
            <text:p>10490</text:p>
          </table:table-cell>
          <table:table-cell table:number-columns-repeated="2"/>
          <table:table-cell table:formula="of:=[.A156]+[.C156]-[.A155]-[.C155]" office:value-type="float" office:value="1033">
            <text:p>1033</text:p>
          </table:table-cell>
          <table:table-cell table:formula="of:=[.E156]+[.G156]-[.E155]-[.G155]" office:value-type="float" office:value="1041">
            <text:p>1041</text:p>
          </table:table-cell>
          <table:table-cell table:formula="of:=[.B156]+[.D156]-[.B155]-[.D155]" office:value-type="float" office:value="33">
            <text:p>33</text:p>
          </table:table-cell>
          <table:table-cell table:formula="of:=[.F156]+[.H156]-[.F155]-[.H1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4843">
            <text:p>64843</text:p>
          </table:table-cell>
          <table:table-cell office:value-type="float" office:value="1837">
            <text:p>1837</text:p>
          </table:table-cell>
          <table:table-cell office:value-type="float" office:value="114978">
            <text:p>114978</text:p>
          </table:table-cell>
          <table:table-cell office:value-type="float" office:value="3844">
            <text:p>3844</text:p>
          </table:table-cell>
          <table:table-cell office:value-type="float" office:value="220627">
            <text:p>220627</text:p>
          </table:table-cell>
          <table:table-cell office:value-type="float" office:value="5365">
            <text:p>5365</text:p>
          </table:table-cell>
          <table:table-cell office:value-type="float" office:value="327170">
            <text:p>327170</text:p>
          </table:table-cell>
          <table:table-cell office:value-type="float" office:value="10514">
            <text:p>10514</text:p>
          </table:table-cell>
          <table:table-cell table:number-columns-repeated="2"/>
          <table:table-cell table:formula="of:=[.A157]+[.C157]-[.A156]-[.C156]" office:value-type="float" office:value="1037">
            <text:p>1037</text:p>
          </table:table-cell>
          <table:table-cell table:formula="of:=[.E157]+[.G157]-[.E156]-[.G156]" office:value-type="float" office:value="1037">
            <text:p>1037</text:p>
          </table:table-cell>
          <table:table-cell table:formula="of:=[.B157]+[.D157]-[.B156]-[.D156]" office:value-type="float" office:value="33">
            <text:p>33</text:p>
          </table:table-cell>
          <table:table-cell table:formula="of:=[.F157]+[.H157]-[.F156]-[.H1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5164">
            <text:p>65164</text:p>
          </table:table-cell>
          <table:table-cell office:value-type="float" office:value="1846">
            <text:p>1846</text:p>
          </table:table-cell>
          <table:table-cell office:value-type="float" office:value="115694">
            <text:p>115694</text:p>
          </table:table-cell>
          <table:table-cell office:value-type="float" office:value="3868">
            <text:p>3868</text:p>
          </table:table-cell>
          <table:table-cell office:value-type="float" office:value="220946">
            <text:p>220946</text:p>
          </table:table-cell>
          <table:table-cell office:value-type="float" office:value="5374">
            <text:p>5374</text:p>
          </table:table-cell>
          <table:table-cell office:value-type="float" office:value="327888">
            <text:p>327888</text:p>
          </table:table-cell>
          <table:table-cell office:value-type="float" office:value="10538">
            <text:p>10538</text:p>
          </table:table-cell>
          <table:table-cell table:number-columns-repeated="2"/>
          <table:table-cell table:formula="of:=[.A158]+[.C158]-[.A157]-[.C157]" office:value-type="float" office:value="1033">
            <text:p>1033</text:p>
          </table:table-cell>
          <table:table-cell table:formula="of:=[.E158]+[.G158]-[.E157]-[.G157]" office:value-type="float" office:value="1061">
            <text:p>1061</text:p>
          </table:table-cell>
          <table:table-cell table:formula="of:=[.B158]+[.D158]-[.B157]-[.D157]" office:value-type="float" office:value="33">
            <text:p>33</text:p>
          </table:table-cell>
          <table:table-cell table:formula="of:=[.F158]+[.H158]-[.F157]-[.H15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5481">
            <text:p>65481</text:p>
          </table:table-cell>
          <table:table-cell office:value-type="float" office:value="1855">
            <text:p>1855</text:p>
          </table:table-cell>
          <table:table-cell office:value-type="float" office:value="116410">
            <text:p>116410</text:p>
          </table:table-cell>
          <table:table-cell office:value-type="float" office:value="3892">
            <text:p>3892</text:p>
          </table:table-cell>
          <table:table-cell office:value-type="float" office:value="221289">
            <text:p>221289</text:p>
          </table:table-cell>
          <table:table-cell office:value-type="float" office:value="5384">
            <text:p>5384</text:p>
          </table:table-cell>
          <table:table-cell office:value-type="float" office:value="328606">
            <text:p>328606</text:p>
          </table:table-cell>
          <table:table-cell office:value-type="float" office:value="10562">
            <text:p>10562</text:p>
          </table:table-cell>
          <table:table-cell table:number-columns-repeated="2"/>
          <table:table-cell table:formula="of:=[.A159]+[.C159]-[.A158]-[.C158]" office:value-type="float" office:value="1037">
            <text:p>1037</text:p>
          </table:table-cell>
          <table:table-cell table:formula="of:=[.E159]+[.G159]-[.E158]-[.G158]" office:value-type="float" office:value="1037">
            <text:p>1037</text:p>
          </table:table-cell>
          <table:table-cell table:formula="of:=[.B159]+[.D159]-[.B158]-[.D158]" office:value-type="float" office:value="33">
            <text:p>33</text:p>
          </table:table-cell>
          <table:table-cell table:formula="of:=[.F159]+[.H159]-[.F158]-[.H1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5802">
            <text:p>65802</text:p>
          </table:table-cell>
          <table:table-cell office:value-type="float" office:value="1864">
            <text:p>1864</text:p>
          </table:table-cell>
          <table:table-cell office:value-type="float" office:value="117126">
            <text:p>117126</text:p>
          </table:table-cell>
          <table:table-cell office:value-type="float" office:value="3916">
            <text:p>3916</text:p>
          </table:table-cell>
          <table:table-cell office:value-type="float" office:value="221608">
            <text:p>221608</text:p>
          </table:table-cell>
          <table:table-cell office:value-type="float" office:value="5393">
            <text:p>5393</text:p>
          </table:table-cell>
          <table:table-cell office:value-type="float" office:value="329324">
            <text:p>329324</text:p>
          </table:table-cell>
          <table:table-cell office:value-type="float" office:value="10586">
            <text:p>10586</text:p>
          </table:table-cell>
          <table:table-cell table:number-columns-repeated="2"/>
          <table:table-cell table:formula="of:=[.A160]+[.C160]-[.A159]-[.C159]" office:value-type="float" office:value="1033">
            <text:p>1033</text:p>
          </table:table-cell>
          <table:table-cell table:formula="of:=[.E160]+[.G160]-[.E159]-[.G159]" office:value-type="float" office:value="1041">
            <text:p>1041</text:p>
          </table:table-cell>
          <table:table-cell table:formula="of:=[.B160]+[.D160]-[.B159]-[.D159]" office:value-type="float" office:value="33">
            <text:p>33</text:p>
          </table:table-cell>
          <table:table-cell table:formula="of:=[.F160]+[.H160]-[.F159]-[.H1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6119">
            <text:p>66119</text:p>
          </table:table-cell>
          <table:table-cell office:value-type="float" office:value="1873">
            <text:p>1873</text:p>
          </table:table-cell>
          <table:table-cell office:value-type="float" office:value="117842">
            <text:p>117842</text:p>
          </table:table-cell>
          <table:table-cell office:value-type="float" office:value="3940">
            <text:p>3940</text:p>
          </table:table-cell>
          <table:table-cell office:value-type="float" office:value="221931">
            <text:p>221931</text:p>
          </table:table-cell>
          <table:table-cell office:value-type="float" office:value="5402">
            <text:p>5402</text:p>
          </table:table-cell>
          <table:table-cell office:value-type="float" office:value="330042">
            <text:p>330042</text:p>
          </table:table-cell>
          <table:table-cell office:value-type="float" office:value="10610">
            <text:p>10610</text:p>
          </table:table-cell>
          <table:table-cell table:number-columns-repeated="2"/>
          <table:table-cell table:formula="of:=[.A161]+[.C161]-[.A160]-[.C160]" office:value-type="float" office:value="1037">
            <text:p>1037</text:p>
          </table:table-cell>
          <table:table-cell table:formula="of:=[.E161]+[.G161]-[.E160]-[.G160]" office:value-type="float" office:value="1037">
            <text:p>1037</text:p>
          </table:table-cell>
          <table:table-cell table:formula="of:=[.B161]+[.D161]-[.B160]-[.D160]" office:value-type="float" office:value="33">
            <text:p>33</text:p>
          </table:table-cell>
          <table:table-cell table:formula="of:=[.F161]+[.H161]-[.F160]-[.H1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6440">
            <text:p>66440</text:p>
          </table:table-cell>
          <table:table-cell office:value-type="float" office:value="1882">
            <text:p>1882</text:p>
          </table:table-cell>
          <table:table-cell office:value-type="float" office:value="118558">
            <text:p>118558</text:p>
          </table:table-cell>
          <table:table-cell office:value-type="float" office:value="3964">
            <text:p>3964</text:p>
          </table:table-cell>
          <table:table-cell office:value-type="float" office:value="222250">
            <text:p>222250</text:p>
          </table:table-cell>
          <table:table-cell office:value-type="float" office:value="5411">
            <text:p>5411</text:p>
          </table:table-cell>
          <table:table-cell office:value-type="float" office:value="330760">
            <text:p>330760</text:p>
          </table:table-cell>
          <table:table-cell office:value-type="float" office:value="10634">
            <text:p>10634</text:p>
          </table:table-cell>
          <table:table-cell table:number-columns-repeated="2"/>
          <table:table-cell table:formula="of:=[.A162]+[.C162]-[.A161]-[.C161]" office:value-type="float" office:value="1033">
            <text:p>1033</text:p>
          </table:table-cell>
          <table:table-cell table:formula="of:=[.E162]+[.G162]-[.E161]-[.G161]" office:value-type="float" office:value="1061">
            <text:p>1061</text:p>
          </table:table-cell>
          <table:table-cell table:formula="of:=[.B162]+[.D162]-[.B161]-[.D161]" office:value-type="float" office:value="33">
            <text:p>33</text:p>
          </table:table-cell>
          <table:table-cell table:formula="of:=[.F162]+[.H162]-[.F161]-[.H16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6757">
            <text:p>66757</text:p>
          </table:table-cell>
          <table:table-cell office:value-type="float" office:value="1891">
            <text:p>1891</text:p>
          </table:table-cell>
          <table:table-cell office:value-type="float" office:value="119274">
            <text:p>119274</text:p>
          </table:table-cell>
          <table:table-cell office:value-type="float" office:value="3988">
            <text:p>3988</text:p>
          </table:table-cell>
          <table:table-cell office:value-type="float" office:value="222593">
            <text:p>222593</text:p>
          </table:table-cell>
          <table:table-cell office:value-type="float" office:value="5421">
            <text:p>5421</text:p>
          </table:table-cell>
          <table:table-cell office:value-type="float" office:value="331478">
            <text:p>331478</text:p>
          </table:table-cell>
          <table:table-cell office:value-type="float" office:value="10658">
            <text:p>10658</text:p>
          </table:table-cell>
          <table:table-cell table:number-columns-repeated="2"/>
          <table:table-cell table:formula="of:=[.A163]+[.C163]-[.A162]-[.C162]" office:value-type="float" office:value="1037">
            <text:p>1037</text:p>
          </table:table-cell>
          <table:table-cell table:formula="of:=[.E163]+[.G163]-[.E162]-[.G162]" office:value-type="float" office:value="1037">
            <text:p>1037</text:p>
          </table:table-cell>
          <table:table-cell table:formula="of:=[.B163]+[.D163]-[.B162]-[.D162]" office:value-type="float" office:value="33">
            <text:p>33</text:p>
          </table:table-cell>
          <table:table-cell table:formula="of:=[.F163]+[.H163]-[.F162]-[.H1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7078">
            <text:p>67078</text:p>
          </table:table-cell>
          <table:table-cell office:value-type="float" office:value="1900">
            <text:p>1900</text:p>
          </table:table-cell>
          <table:table-cell office:value-type="float" office:value="119990">
            <text:p>119990</text:p>
          </table:table-cell>
          <table:table-cell office:value-type="float" office:value="4012">
            <text:p>4012</text:p>
          </table:table-cell>
          <table:table-cell office:value-type="float" office:value="222912">
            <text:p>222912</text:p>
          </table:table-cell>
          <table:table-cell office:value-type="float" office:value="5430">
            <text:p>5430</text:p>
          </table:table-cell>
          <table:table-cell office:value-type="float" office:value="332196">
            <text:p>332196</text:p>
          </table:table-cell>
          <table:table-cell office:value-type="float" office:value="10682">
            <text:p>10682</text:p>
          </table:table-cell>
          <table:table-cell table:number-columns-repeated="2"/>
          <table:table-cell table:formula="of:=[.A164]+[.C164]-[.A163]-[.C163]" office:value-type="float" office:value="1033">
            <text:p>1033</text:p>
          </table:table-cell>
          <table:table-cell table:formula="of:=[.E164]+[.G164]-[.E163]-[.G163]" office:value-type="float" office:value="1041">
            <text:p>1041</text:p>
          </table:table-cell>
          <table:table-cell table:formula="of:=[.B164]+[.D164]-[.B163]-[.D163]" office:value-type="float" office:value="33">
            <text:p>33</text:p>
          </table:table-cell>
          <table:table-cell table:formula="of:=[.F164]+[.H164]-[.F163]-[.H1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7395">
            <text:p>67395</text:p>
          </table:table-cell>
          <table:table-cell office:value-type="float" office:value="1909">
            <text:p>1909</text:p>
          </table:table-cell>
          <table:table-cell office:value-type="float" office:value="120706">
            <text:p>120706</text:p>
          </table:table-cell>
          <table:table-cell office:value-type="float" office:value="4036">
            <text:p>4036</text:p>
          </table:table-cell>
          <table:table-cell office:value-type="float" office:value="223235">
            <text:p>223235</text:p>
          </table:table-cell>
          <table:table-cell office:value-type="float" office:value="5439">
            <text:p>5439</text:p>
          </table:table-cell>
          <table:table-cell office:value-type="float" office:value="332914">
            <text:p>332914</text:p>
          </table:table-cell>
          <table:table-cell office:value-type="float" office:value="10706">
            <text:p>10706</text:p>
          </table:table-cell>
          <table:table-cell table:number-columns-repeated="2"/>
          <table:table-cell table:formula="of:=[.A165]+[.C165]-[.A164]-[.C164]" office:value-type="float" office:value="1037">
            <text:p>1037</text:p>
          </table:table-cell>
          <table:table-cell table:formula="of:=[.E165]+[.G165]-[.E164]-[.G164]" office:value-type="float" office:value="1037">
            <text:p>1037</text:p>
          </table:table-cell>
          <table:table-cell table:formula="of:=[.B165]+[.D165]-[.B164]-[.D164]" office:value-type="float" office:value="33">
            <text:p>33</text:p>
          </table:table-cell>
          <table:table-cell table:formula="of:=[.F165]+[.H165]-[.F164]-[.H1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7716">
            <text:p>67716</text:p>
          </table:table-cell>
          <table:table-cell office:value-type="float" office:value="1918">
            <text:p>1918</text:p>
          </table:table-cell>
          <table:table-cell office:value-type="float" office:value="121422">
            <text:p>121422</text:p>
          </table:table-cell>
          <table:table-cell office:value-type="float" office:value="4060">
            <text:p>4060</text:p>
          </table:table-cell>
          <table:table-cell office:value-type="float" office:value="223554">
            <text:p>223554</text:p>
          </table:table-cell>
          <table:table-cell office:value-type="float" office:value="5448">
            <text:p>5448</text:p>
          </table:table-cell>
          <table:table-cell office:value-type="float" office:value="333632">
            <text:p>333632</text:p>
          </table:table-cell>
          <table:table-cell office:value-type="float" office:value="10730">
            <text:p>10730</text:p>
          </table:table-cell>
          <table:table-cell table:number-columns-repeated="2"/>
          <table:table-cell table:formula="of:=[.A166]+[.C166]-[.A165]-[.C165]" office:value-type="float" office:value="1033">
            <text:p>1033</text:p>
          </table:table-cell>
          <table:table-cell table:formula="of:=[.E166]+[.G166]-[.E165]-[.G165]" office:value-type="float" office:value="1041">
            <text:p>1041</text:p>
          </table:table-cell>
          <table:table-cell table:formula="of:=[.B166]+[.D166]-[.B165]-[.D165]" office:value-type="float" office:value="33">
            <text:p>33</text:p>
          </table:table-cell>
          <table:table-cell table:formula="of:=[.F166]+[.H166]-[.F165]-[.H1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8033">
            <text:p>68033</text:p>
          </table:table-cell>
          <table:table-cell office:value-type="float" office:value="1927">
            <text:p>1927</text:p>
          </table:table-cell>
          <table:table-cell office:value-type="float" office:value="122138">
            <text:p>122138</text:p>
          </table:table-cell>
          <table:table-cell office:value-type="float" office:value="4084">
            <text:p>4084</text:p>
          </table:table-cell>
          <table:table-cell office:value-type="float" office:value="223877">
            <text:p>223877</text:p>
          </table:table-cell>
          <table:table-cell office:value-type="float" office:value="5457">
            <text:p>5457</text:p>
          </table:table-cell>
          <table:table-cell office:value-type="float" office:value="334350">
            <text:p>334350</text:p>
          </table:table-cell>
          <table:table-cell office:value-type="float" office:value="10754">
            <text:p>10754</text:p>
          </table:table-cell>
          <table:table-cell table:number-columns-repeated="2"/>
          <table:table-cell table:formula="of:=[.A167]+[.C167]-[.A166]-[.C166]" office:value-type="float" office:value="1037">
            <text:p>1037</text:p>
          </table:table-cell>
          <table:table-cell table:formula="of:=[.E167]+[.G167]-[.E166]-[.G166]" office:value-type="float" office:value="1037">
            <text:p>1037</text:p>
          </table:table-cell>
          <table:table-cell table:formula="of:=[.B167]+[.D167]-[.B166]-[.D166]" office:value-type="float" office:value="33">
            <text:p>33</text:p>
          </table:table-cell>
          <table:table-cell table:formula="of:=[.F167]+[.H167]-[.F166]-[.H1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8354">
            <text:p>68354</text:p>
          </table:table-cell>
          <table:table-cell office:value-type="float" office:value="1936">
            <text:p>1936</text:p>
          </table:table-cell>
          <table:table-cell office:value-type="float" office:value="122854">
            <text:p>122854</text:p>
          </table:table-cell>
          <table:table-cell office:value-type="float" office:value="4108">
            <text:p>4108</text:p>
          </table:table-cell>
          <table:table-cell office:value-type="float" office:value="224196">
            <text:p>224196</text:p>
          </table:table-cell>
          <table:table-cell office:value-type="float" office:value="5466">
            <text:p>5466</text:p>
          </table:table-cell>
          <table:table-cell office:value-type="float" office:value="335068">
            <text:p>335068</text:p>
          </table:table-cell>
          <table:table-cell office:value-type="float" office:value="10778">
            <text:p>10778</text:p>
          </table:table-cell>
          <table:table-cell table:number-columns-repeated="2"/>
          <table:table-cell table:formula="of:=[.A168]+[.C168]-[.A167]-[.C167]" office:value-type="float" office:value="1033">
            <text:p>1033</text:p>
          </table:table-cell>
          <table:table-cell table:formula="of:=[.E168]+[.G168]-[.E167]-[.G167]" office:value-type="float" office:value="1041">
            <text:p>1041</text:p>
          </table:table-cell>
          <table:table-cell table:formula="of:=[.B168]+[.D168]-[.B167]-[.D167]" office:value-type="float" office:value="33">
            <text:p>33</text:p>
          </table:table-cell>
          <table:table-cell table:formula="of:=[.F168]+[.H168]-[.F167]-[.H1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8671">
            <text:p>68671</text:p>
          </table:table-cell>
          <table:table-cell office:value-type="float" office:value="1945">
            <text:p>1945</text:p>
          </table:table-cell>
          <table:table-cell office:value-type="float" office:value="123570">
            <text:p>123570</text:p>
          </table:table-cell>
          <table:table-cell office:value-type="float" office:value="4132">
            <text:p>4132</text:p>
          </table:table-cell>
          <table:table-cell office:value-type="float" office:value="224519">
            <text:p>224519</text:p>
          </table:table-cell>
          <table:table-cell office:value-type="float" office:value="5475">
            <text:p>5475</text:p>
          </table:table-cell>
          <table:table-cell office:value-type="float" office:value="335786">
            <text:p>335786</text:p>
          </table:table-cell>
          <table:table-cell office:value-type="float" office:value="10802">
            <text:p>10802</text:p>
          </table:table-cell>
          <table:table-cell table:number-columns-repeated="2"/>
          <table:table-cell table:formula="of:=[.A169]+[.C169]-[.A168]-[.C168]" office:value-type="float" office:value="1037">
            <text:p>1037</text:p>
          </table:table-cell>
          <table:table-cell table:formula="of:=[.E169]+[.G169]-[.E168]-[.G168]" office:value-type="float" office:value="1037">
            <text:p>1037</text:p>
          </table:table-cell>
          <table:table-cell table:formula="of:=[.B169]+[.D169]-[.B168]-[.D168]" office:value-type="float" office:value="33">
            <text:p>33</text:p>
          </table:table-cell>
          <table:table-cell table:formula="of:=[.F169]+[.H169]-[.F168]-[.H1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8992">
            <text:p>68992</text:p>
          </table:table-cell>
          <table:table-cell office:value-type="float" office:value="1954">
            <text:p>1954</text:p>
          </table:table-cell>
          <table:table-cell office:value-type="float" office:value="124286">
            <text:p>124286</text:p>
          </table:table-cell>
          <table:table-cell office:value-type="float" office:value="4156">
            <text:p>4156</text:p>
          </table:table-cell>
          <table:table-cell office:value-type="float" office:value="224838">
            <text:p>224838</text:p>
          </table:table-cell>
          <table:table-cell office:value-type="float" office:value="5484">
            <text:p>5484</text:p>
          </table:table-cell>
          <table:table-cell office:value-type="float" office:value="336504">
            <text:p>336504</text:p>
          </table:table-cell>
          <table:table-cell office:value-type="float" office:value="10826">
            <text:p>10826</text:p>
          </table:table-cell>
          <table:table-cell table:number-columns-repeated="2"/>
          <table:table-cell table:formula="of:=[.A170]+[.C170]-[.A169]-[.C169]" office:value-type="float" office:value="1033">
            <text:p>1033</text:p>
          </table:table-cell>
          <table:table-cell table:formula="of:=[.E170]+[.G170]-[.E169]-[.G169]" office:value-type="float" office:value="1041">
            <text:p>1041</text:p>
          </table:table-cell>
          <table:table-cell table:formula="of:=[.B170]+[.D170]-[.B169]-[.D169]" office:value-type="float" office:value="33">
            <text:p>33</text:p>
          </table:table-cell>
          <table:table-cell table:formula="of:=[.F170]+[.H170]-[.F169]-[.H1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9309">
            <text:p>69309</text:p>
          </table:table-cell>
          <table:table-cell office:value-type="float" office:value="1963">
            <text:p>1963</text:p>
          </table:table-cell>
          <table:table-cell office:value-type="float" office:value="125002">
            <text:p>125002</text:p>
          </table:table-cell>
          <table:table-cell office:value-type="float" office:value="4180">
            <text:p>4180</text:p>
          </table:table-cell>
          <table:table-cell office:value-type="float" office:value="225161">
            <text:p>225161</text:p>
          </table:table-cell>
          <table:table-cell office:value-type="float" office:value="5493">
            <text:p>5493</text:p>
          </table:table-cell>
          <table:table-cell office:value-type="float" office:value="337222">
            <text:p>337222</text:p>
          </table:table-cell>
          <table:table-cell office:value-type="float" office:value="10850">
            <text:p>10850</text:p>
          </table:table-cell>
          <table:table-cell table:number-columns-repeated="2"/>
          <table:table-cell table:formula="of:=[.A171]+[.C171]-[.A170]-[.C170]" office:value-type="float" office:value="1037">
            <text:p>1037</text:p>
          </table:table-cell>
          <table:table-cell table:formula="of:=[.E171]+[.G171]-[.E170]-[.G170]" office:value-type="float" office:value="1037">
            <text:p>1037</text:p>
          </table:table-cell>
          <table:table-cell table:formula="of:=[.B171]+[.D171]-[.B170]-[.D170]" office:value-type="float" office:value="33">
            <text:p>33</text:p>
          </table:table-cell>
          <table:table-cell table:formula="of:=[.F171]+[.H171]-[.F170]-[.H1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69630">
            <text:p>69630</text:p>
          </table:table-cell>
          <table:table-cell office:value-type="float" office:value="1972">
            <text:p>1972</text:p>
          </table:table-cell>
          <table:table-cell office:value-type="float" office:value="125718">
            <text:p>125718</text:p>
          </table:table-cell>
          <table:table-cell office:value-type="float" office:value="4204">
            <text:p>4204</text:p>
          </table:table-cell>
          <table:table-cell office:value-type="float" office:value="225480">
            <text:p>225480</text:p>
          </table:table-cell>
          <table:table-cell office:value-type="float" office:value="5502">
            <text:p>5502</text:p>
          </table:table-cell>
          <table:table-cell office:value-type="float" office:value="337940">
            <text:p>337940</text:p>
          </table:table-cell>
          <table:table-cell office:value-type="float" office:value="10874">
            <text:p>10874</text:p>
          </table:table-cell>
          <table:table-cell table:number-columns-repeated="2"/>
          <table:table-cell table:formula="of:=[.A172]+[.C172]-[.A171]-[.C171]" office:value-type="float" office:value="1033">
            <text:p>1033</text:p>
          </table:table-cell>
          <table:table-cell table:formula="of:=[.E172]+[.G172]-[.E171]-[.G171]" office:value-type="float" office:value="1061">
            <text:p>1061</text:p>
          </table:table-cell>
          <table:table-cell table:formula="of:=[.B172]+[.D172]-[.B171]-[.D171]" office:value-type="float" office:value="33">
            <text:p>33</text:p>
          </table:table-cell>
          <table:table-cell table:formula="of:=[.F172]+[.H172]-[.F171]-[.H17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9947">
            <text:p>69947</text:p>
          </table:table-cell>
          <table:table-cell office:value-type="float" office:value="1981">
            <text:p>1981</text:p>
          </table:table-cell>
          <table:table-cell office:value-type="float" office:value="126434">
            <text:p>126434</text:p>
          </table:table-cell>
          <table:table-cell office:value-type="float" office:value="4228">
            <text:p>4228</text:p>
          </table:table-cell>
          <table:table-cell office:value-type="float" office:value="225823">
            <text:p>225823</text:p>
          </table:table-cell>
          <table:table-cell office:value-type="float" office:value="5512">
            <text:p>5512</text:p>
          </table:table-cell>
          <table:table-cell office:value-type="float" office:value="338658">
            <text:p>338658</text:p>
          </table:table-cell>
          <table:table-cell office:value-type="float" office:value="10898">
            <text:p>10898</text:p>
          </table:table-cell>
          <table:table-cell table:number-columns-repeated="2"/>
          <table:table-cell table:formula="of:=[.A173]+[.C173]-[.A172]-[.C172]" office:value-type="float" office:value="1037">
            <text:p>1037</text:p>
          </table:table-cell>
          <table:table-cell table:formula="of:=[.E173]+[.G173]-[.E172]-[.G172]" office:value-type="float" office:value="1037">
            <text:p>1037</text:p>
          </table:table-cell>
          <table:table-cell table:formula="of:=[.B173]+[.D173]-[.B172]-[.D172]" office:value-type="float" office:value="33">
            <text:p>33</text:p>
          </table:table-cell>
          <table:table-cell table:formula="of:=[.F173]+[.H173]-[.F172]-[.H1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0268">
            <text:p>70268</text:p>
          </table:table-cell>
          <table:table-cell office:value-type="float" office:value="1990">
            <text:p>1990</text:p>
          </table:table-cell>
          <table:table-cell office:value-type="float" office:value="127150">
            <text:p>127150</text:p>
          </table:table-cell>
          <table:table-cell office:value-type="float" office:value="4252">
            <text:p>4252</text:p>
          </table:table-cell>
          <table:table-cell office:value-type="float" office:value="226142">
            <text:p>226142</text:p>
          </table:table-cell>
          <table:table-cell office:value-type="float" office:value="5521">
            <text:p>5521</text:p>
          </table:table-cell>
          <table:table-cell office:value-type="float" office:value="339376">
            <text:p>339376</text:p>
          </table:table-cell>
          <table:table-cell office:value-type="float" office:value="10922">
            <text:p>10922</text:p>
          </table:table-cell>
          <table:table-cell table:number-columns-repeated="2"/>
          <table:table-cell table:formula="of:=[.A174]+[.C174]-[.A173]-[.C173]" office:value-type="float" office:value="1033">
            <text:p>1033</text:p>
          </table:table-cell>
          <table:table-cell table:formula="of:=[.E174]+[.G174]-[.E173]-[.G173]" office:value-type="float" office:value="1041">
            <text:p>1041</text:p>
          </table:table-cell>
          <table:table-cell table:formula="of:=[.B174]+[.D174]-[.B173]-[.D173]" office:value-type="float" office:value="33">
            <text:p>33</text:p>
          </table:table-cell>
          <table:table-cell table:formula="of:=[.F174]+[.H174]-[.F173]-[.H1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0585">
            <text:p>70585</text:p>
          </table:table-cell>
          <table:table-cell office:value-type="float" office:value="1999">
            <text:p>1999</text:p>
          </table:table-cell>
          <table:table-cell office:value-type="float" office:value="127866">
            <text:p>127866</text:p>
          </table:table-cell>
          <table:table-cell office:value-type="float" office:value="4276">
            <text:p>4276</text:p>
          </table:table-cell>
          <table:table-cell office:value-type="float" office:value="226465">
            <text:p>226465</text:p>
          </table:table-cell>
          <table:table-cell office:value-type="float" office:value="5530">
            <text:p>5530</text:p>
          </table:table-cell>
          <table:table-cell office:value-type="float" office:value="340094">
            <text:p>340094</text:p>
          </table:table-cell>
          <table:table-cell office:value-type="float" office:value="10946">
            <text:p>10946</text:p>
          </table:table-cell>
          <table:table-cell table:number-columns-repeated="2"/>
          <table:table-cell table:formula="of:=[.A175]+[.C175]-[.A174]-[.C174]" office:value-type="float" office:value="1037">
            <text:p>1037</text:p>
          </table:table-cell>
          <table:table-cell table:formula="of:=[.E175]+[.G175]-[.E174]-[.G174]" office:value-type="float" office:value="1037">
            <text:p>1037</text:p>
          </table:table-cell>
          <table:table-cell table:formula="of:=[.B175]+[.D175]-[.B174]-[.D174]" office:value-type="float" office:value="33">
            <text:p>33</text:p>
          </table:table-cell>
          <table:table-cell table:formula="of:=[.F175]+[.H175]-[.F174]-[.H1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0906">
            <text:p>70906</text:p>
          </table:table-cell>
          <table:table-cell office:value-type="float" office:value="2008">
            <text:p>2008</text:p>
          </table:table-cell>
          <table:table-cell office:value-type="float" office:value="128582">
            <text:p>128582</text:p>
          </table:table-cell>
          <table:table-cell office:value-type="float" office:value="4300">
            <text:p>4300</text:p>
          </table:table-cell>
          <table:table-cell office:value-type="float" office:value="226784">
            <text:p>226784</text:p>
          </table:table-cell>
          <table:table-cell office:value-type="float" office:value="5539">
            <text:p>5539</text:p>
          </table:table-cell>
          <table:table-cell office:value-type="float" office:value="340812">
            <text:p>340812</text:p>
          </table:table-cell>
          <table:table-cell office:value-type="float" office:value="10970">
            <text:p>10970</text:p>
          </table:table-cell>
          <table:table-cell table:number-columns-repeated="2"/>
          <table:table-cell table:formula="of:=[.A176]+[.C176]-[.A175]-[.C175]" office:value-type="float" office:value="1033">
            <text:p>1033</text:p>
          </table:table-cell>
          <table:table-cell table:formula="of:=[.E176]+[.G176]-[.E175]-[.G175]" office:value-type="float" office:value="1041">
            <text:p>1041</text:p>
          </table:table-cell>
          <table:table-cell table:formula="of:=[.B176]+[.D176]-[.B175]-[.D175]" office:value-type="float" office:value="33">
            <text:p>33</text:p>
          </table:table-cell>
          <table:table-cell table:formula="of:=[.F176]+[.H176]-[.F175]-[.H1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1223">
            <text:p>71223</text:p>
          </table:table-cell>
          <table:table-cell office:value-type="float" office:value="2017">
            <text:p>2017</text:p>
          </table:table-cell>
          <table:table-cell office:value-type="float" office:value="129298">
            <text:p>129298</text:p>
          </table:table-cell>
          <table:table-cell office:value-type="float" office:value="4324">
            <text:p>4324</text:p>
          </table:table-cell>
          <table:table-cell office:value-type="float" office:value="227107">
            <text:p>227107</text:p>
          </table:table-cell>
          <table:table-cell office:value-type="float" office:value="5548">
            <text:p>5548</text:p>
          </table:table-cell>
          <table:table-cell office:value-type="float" office:value="341530">
            <text:p>341530</text:p>
          </table:table-cell>
          <table:table-cell office:value-type="float" office:value="10994">
            <text:p>10994</text:p>
          </table:table-cell>
          <table:table-cell table:number-columns-repeated="2"/>
          <table:table-cell table:formula="of:=[.A177]+[.C177]-[.A176]-[.C176]" office:value-type="float" office:value="1037">
            <text:p>1037</text:p>
          </table:table-cell>
          <table:table-cell table:formula="of:=[.E177]+[.G177]-[.E176]-[.G176]" office:value-type="float" office:value="1037">
            <text:p>1037</text:p>
          </table:table-cell>
          <table:table-cell table:formula="of:=[.B177]+[.D177]-[.B176]-[.D176]" office:value-type="float" office:value="33">
            <text:p>33</text:p>
          </table:table-cell>
          <table:table-cell table:formula="of:=[.F177]+[.H177]-[.F176]-[.H1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1544">
            <text:p>71544</text:p>
          </table:table-cell>
          <table:table-cell office:value-type="float" office:value="2026">
            <text:p>2026</text:p>
          </table:table-cell>
          <table:table-cell office:value-type="float" office:value="130014">
            <text:p>130014</text:p>
          </table:table-cell>
          <table:table-cell office:value-type="float" office:value="4348">
            <text:p>4348</text:p>
          </table:table-cell>
          <table:table-cell office:value-type="float" office:value="227426">
            <text:p>227426</text:p>
          </table:table-cell>
          <table:table-cell office:value-type="float" office:value="5557">
            <text:p>5557</text:p>
          </table:table-cell>
          <table:table-cell office:value-type="float" office:value="342248">
            <text:p>342248</text:p>
          </table:table-cell>
          <table:table-cell office:value-type="float" office:value="11018">
            <text:p>11018</text:p>
          </table:table-cell>
          <table:table-cell table:number-columns-repeated="2"/>
          <table:table-cell table:formula="of:=[.A178]+[.C178]-[.A177]-[.C177]" office:value-type="float" office:value="1033">
            <text:p>1033</text:p>
          </table:table-cell>
          <table:table-cell table:formula="of:=[.E178]+[.G178]-[.E177]-[.G177]" office:value-type="float" office:value="1061">
            <text:p>1061</text:p>
          </table:table-cell>
          <table:table-cell table:formula="of:=[.B178]+[.D178]-[.B177]-[.D177]" office:value-type="float" office:value="33">
            <text:p>33</text:p>
          </table:table-cell>
          <table:table-cell table:formula="of:=[.F178]+[.H178]-[.F177]-[.H17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1861">
            <text:p>71861</text:p>
          </table:table-cell>
          <table:table-cell office:value-type="float" office:value="2035">
            <text:p>2035</text:p>
          </table:table-cell>
          <table:table-cell office:value-type="float" office:value="130730">
            <text:p>130730</text:p>
          </table:table-cell>
          <table:table-cell office:value-type="float" office:value="4372">
            <text:p>4372</text:p>
          </table:table-cell>
          <table:table-cell office:value-type="float" office:value="227769">
            <text:p>227769</text:p>
          </table:table-cell>
          <table:table-cell office:value-type="float" office:value="5567">
            <text:p>5567</text:p>
          </table:table-cell>
          <table:table-cell office:value-type="float" office:value="342966">
            <text:p>342966</text:p>
          </table:table-cell>
          <table:table-cell office:value-type="float" office:value="11042">
            <text:p>11042</text:p>
          </table:table-cell>
          <table:table-cell table:number-columns-repeated="2"/>
          <table:table-cell table:formula="of:=[.A179]+[.C179]-[.A178]-[.C178]" office:value-type="float" office:value="1037">
            <text:p>1037</text:p>
          </table:table-cell>
          <table:table-cell table:formula="of:=[.E179]+[.G179]-[.E178]-[.G178]" office:value-type="float" office:value="1037">
            <text:p>1037</text:p>
          </table:table-cell>
          <table:table-cell table:formula="of:=[.B179]+[.D179]-[.B178]-[.D178]" office:value-type="float" office:value="33">
            <text:p>33</text:p>
          </table:table-cell>
          <table:table-cell table:formula="of:=[.F179]+[.H179]-[.F178]-[.H1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2182">
            <text:p>72182</text:p>
          </table:table-cell>
          <table:table-cell office:value-type="float" office:value="2044">
            <text:p>2044</text:p>
          </table:table-cell>
          <table:table-cell office:value-type="float" office:value="131446">
            <text:p>131446</text:p>
          </table:table-cell>
          <table:table-cell office:value-type="float" office:value="4396">
            <text:p>4396</text:p>
          </table:table-cell>
          <table:table-cell office:value-type="float" office:value="228088">
            <text:p>228088</text:p>
          </table:table-cell>
          <table:table-cell office:value-type="float" office:value="5576">
            <text:p>5576</text:p>
          </table:table-cell>
          <table:table-cell office:value-type="float" office:value="343684">
            <text:p>343684</text:p>
          </table:table-cell>
          <table:table-cell office:value-type="float" office:value="11066">
            <text:p>11066</text:p>
          </table:table-cell>
          <table:table-cell table:number-columns-repeated="2"/>
          <table:table-cell table:formula="of:=[.A180]+[.C180]-[.A179]-[.C179]" office:value-type="float" office:value="1033">
            <text:p>1033</text:p>
          </table:table-cell>
          <table:table-cell table:formula="of:=[.E180]+[.G180]-[.E179]-[.G179]" office:value-type="float" office:value="1041">
            <text:p>1041</text:p>
          </table:table-cell>
          <table:table-cell table:formula="of:=[.B180]+[.D180]-[.B179]-[.D179]" office:value-type="float" office:value="33">
            <text:p>33</text:p>
          </table:table-cell>
          <table:table-cell table:formula="of:=[.F180]+[.H180]-[.F179]-[.H1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2499">
            <text:p>72499</text:p>
          </table:table-cell>
          <table:table-cell office:value-type="float" office:value="2053">
            <text:p>2053</text:p>
          </table:table-cell>
          <table:table-cell office:value-type="float" office:value="132162">
            <text:p>132162</text:p>
          </table:table-cell>
          <table:table-cell office:value-type="float" office:value="4420">
            <text:p>4420</text:p>
          </table:table-cell>
          <table:table-cell office:value-type="float" office:value="228411">
            <text:p>228411</text:p>
          </table:table-cell>
          <table:table-cell office:value-type="float" office:value="5585">
            <text:p>5585</text:p>
          </table:table-cell>
          <table:table-cell office:value-type="float" office:value="344402">
            <text:p>344402</text:p>
          </table:table-cell>
          <table:table-cell office:value-type="float" office:value="11090">
            <text:p>11090</text:p>
          </table:table-cell>
          <table:table-cell table:number-columns-repeated="2"/>
          <table:table-cell table:formula="of:=[.A181]+[.C181]-[.A180]-[.C180]" office:value-type="float" office:value="1037">
            <text:p>1037</text:p>
          </table:table-cell>
          <table:table-cell table:formula="of:=[.E181]+[.G181]-[.E180]-[.G180]" office:value-type="float" office:value="1037">
            <text:p>1037</text:p>
          </table:table-cell>
          <table:table-cell table:formula="of:=[.B181]+[.D181]-[.B180]-[.D180]" office:value-type="float" office:value="33">
            <text:p>33</text:p>
          </table:table-cell>
          <table:table-cell table:formula="of:=[.F181]+[.H181]-[.F180]-[.H1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2820">
            <text:p>72820</text:p>
          </table:table-cell>
          <table:table-cell office:value-type="float" office:value="2062">
            <text:p>2062</text:p>
          </table:table-cell>
          <table:table-cell office:value-type="float" office:value="132878">
            <text:p>132878</text:p>
          </table:table-cell>
          <table:table-cell office:value-type="float" office:value="4444">
            <text:p>4444</text:p>
          </table:table-cell>
          <table:table-cell office:value-type="float" office:value="228730">
            <text:p>228730</text:p>
          </table:table-cell>
          <table:table-cell office:value-type="float" office:value="5594">
            <text:p>5594</text:p>
          </table:table-cell>
          <table:table-cell office:value-type="float" office:value="345120">
            <text:p>345120</text:p>
          </table:table-cell>
          <table:table-cell office:value-type="float" office:value="11114">
            <text:p>11114</text:p>
          </table:table-cell>
          <table:table-cell table:number-columns-repeated="2"/>
          <table:table-cell table:formula="of:=[.A182]+[.C182]-[.A181]-[.C181]" office:value-type="float" office:value="1033">
            <text:p>1033</text:p>
          </table:table-cell>
          <table:table-cell table:formula="of:=[.E182]+[.G182]-[.E181]-[.G181]" office:value-type="float" office:value="1061">
            <text:p>1061</text:p>
          </table:table-cell>
          <table:table-cell table:formula="of:=[.B182]+[.D182]-[.B181]-[.D181]" office:value-type="float" office:value="33">
            <text:p>33</text:p>
          </table:table-cell>
          <table:table-cell table:formula="of:=[.F182]+[.H182]-[.F181]-[.H18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3137">
            <text:p>73137</text:p>
          </table:table-cell>
          <table:table-cell office:value-type="float" office:value="2071">
            <text:p>2071</text:p>
          </table:table-cell>
          <table:table-cell office:value-type="float" office:value="133594">
            <text:p>133594</text:p>
          </table:table-cell>
          <table:table-cell office:value-type="float" office:value="4468">
            <text:p>4468</text:p>
          </table:table-cell>
          <table:table-cell office:value-type="float" office:value="229073">
            <text:p>229073</text:p>
          </table:table-cell>
          <table:table-cell office:value-type="float" office:value="5604">
            <text:p>5604</text:p>
          </table:table-cell>
          <table:table-cell office:value-type="float" office:value="345838">
            <text:p>345838</text:p>
          </table:table-cell>
          <table:table-cell office:value-type="float" office:value="11138">
            <text:p>11138</text:p>
          </table:table-cell>
          <table:table-cell table:number-columns-repeated="2"/>
          <table:table-cell table:formula="of:=[.A183]+[.C183]-[.A182]-[.C182]" office:value-type="float" office:value="1037">
            <text:p>1037</text:p>
          </table:table-cell>
          <table:table-cell table:formula="of:=[.E183]+[.G183]-[.E182]-[.G182]" office:value-type="float" office:value="1037">
            <text:p>1037</text:p>
          </table:table-cell>
          <table:table-cell table:formula="of:=[.B183]+[.D183]-[.B182]-[.D182]" office:value-type="float" office:value="33">
            <text:p>33</text:p>
          </table:table-cell>
          <table:table-cell table:formula="of:=[.F183]+[.H183]-[.F182]-[.H1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3458">
            <text:p>73458</text:p>
          </table:table-cell>
          <table:table-cell office:value-type="float" office:value="2080">
            <text:p>2080</text:p>
          </table:table-cell>
          <table:table-cell office:value-type="float" office:value="134310">
            <text:p>134310</text:p>
          </table:table-cell>
          <table:table-cell office:value-type="float" office:value="4492">
            <text:p>4492</text:p>
          </table:table-cell>
          <table:table-cell office:value-type="float" office:value="229392">
            <text:p>229392</text:p>
          </table:table-cell>
          <table:table-cell office:value-type="float" office:value="5613">
            <text:p>5613</text:p>
          </table:table-cell>
          <table:table-cell office:value-type="float" office:value="346556">
            <text:p>346556</text:p>
          </table:table-cell>
          <table:table-cell office:value-type="float" office:value="11162">
            <text:p>11162</text:p>
          </table:table-cell>
          <table:table-cell table:number-columns-repeated="2"/>
          <table:table-cell table:formula="of:=[.A184]+[.C184]-[.A183]-[.C183]" office:value-type="float" office:value="1033">
            <text:p>1033</text:p>
          </table:table-cell>
          <table:table-cell table:formula="of:=[.E184]+[.G184]-[.E183]-[.G183]" office:value-type="float" office:value="1041">
            <text:p>1041</text:p>
          </table:table-cell>
          <table:table-cell table:formula="of:=[.B184]+[.D184]-[.B183]-[.D183]" office:value-type="float" office:value="33">
            <text:p>33</text:p>
          </table:table-cell>
          <table:table-cell table:formula="of:=[.F184]+[.H184]-[.F183]-[.H1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3775">
            <text:p>73775</text:p>
          </table:table-cell>
          <table:table-cell office:value-type="float" office:value="2089">
            <text:p>2089</text:p>
          </table:table-cell>
          <table:table-cell office:value-type="float" office:value="135026">
            <text:p>135026</text:p>
          </table:table-cell>
          <table:table-cell office:value-type="float" office:value="4516">
            <text:p>4516</text:p>
          </table:table-cell>
          <table:table-cell office:value-type="float" office:value="229715">
            <text:p>229715</text:p>
          </table:table-cell>
          <table:table-cell office:value-type="float" office:value="5622">
            <text:p>5622</text:p>
          </table:table-cell>
          <table:table-cell office:value-type="float" office:value="347274">
            <text:p>347274</text:p>
          </table:table-cell>
          <table:table-cell office:value-type="float" office:value="11186">
            <text:p>11186</text:p>
          </table:table-cell>
          <table:table-cell table:number-columns-repeated="2"/>
          <table:table-cell table:formula="of:=[.A185]+[.C185]-[.A184]-[.C184]" office:value-type="float" office:value="1037">
            <text:p>1037</text:p>
          </table:table-cell>
          <table:table-cell table:formula="of:=[.E185]+[.G185]-[.E184]-[.G184]" office:value-type="float" office:value="1037">
            <text:p>1037</text:p>
          </table:table-cell>
          <table:table-cell table:formula="of:=[.B185]+[.D185]-[.B184]-[.D184]" office:value-type="float" office:value="33">
            <text:p>33</text:p>
          </table:table-cell>
          <table:table-cell table:formula="of:=[.F185]+[.H185]-[.F184]-[.H1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4096">
            <text:p>74096</text:p>
          </table:table-cell>
          <table:table-cell office:value-type="float" office:value="2098">
            <text:p>2098</text:p>
          </table:table-cell>
          <table:table-cell office:value-type="float" office:value="135742">
            <text:p>135742</text:p>
          </table:table-cell>
          <table:table-cell office:value-type="float" office:value="4540">
            <text:p>4540</text:p>
          </table:table-cell>
          <table:table-cell office:value-type="float" office:value="230034">
            <text:p>230034</text:p>
          </table:table-cell>
          <table:table-cell office:value-type="float" office:value="5631">
            <text:p>5631</text:p>
          </table:table-cell>
          <table:table-cell office:value-type="float" office:value="347992">
            <text:p>347992</text:p>
          </table:table-cell>
          <table:table-cell office:value-type="float" office:value="11210">
            <text:p>11210</text:p>
          </table:table-cell>
          <table:table-cell table:number-columns-repeated="2"/>
          <table:table-cell table:formula="of:=[.A186]+[.C186]-[.A185]-[.C185]" office:value-type="float" office:value="1033">
            <text:p>1033</text:p>
          </table:table-cell>
          <table:table-cell table:formula="of:=[.E186]+[.G186]-[.E185]-[.G185]" office:value-type="float" office:value="1041">
            <text:p>1041</text:p>
          </table:table-cell>
          <table:table-cell table:formula="of:=[.B186]+[.D186]-[.B185]-[.D185]" office:value-type="float" office:value="33">
            <text:p>33</text:p>
          </table:table-cell>
          <table:table-cell table:formula="of:=[.F186]+[.H186]-[.F185]-[.H1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4413">
            <text:p>74413</text:p>
          </table:table-cell>
          <table:table-cell office:value-type="float" office:value="2107">
            <text:p>2107</text:p>
          </table:table-cell>
          <table:table-cell office:value-type="float" office:value="136458">
            <text:p>136458</text:p>
          </table:table-cell>
          <table:table-cell office:value-type="float" office:value="4564">
            <text:p>4564</text:p>
          </table:table-cell>
          <table:table-cell office:value-type="float" office:value="230357">
            <text:p>230357</text:p>
          </table:table-cell>
          <table:table-cell office:value-type="float" office:value="5640">
            <text:p>5640</text:p>
          </table:table-cell>
          <table:table-cell office:value-type="float" office:value="348710">
            <text:p>348710</text:p>
          </table:table-cell>
          <table:table-cell office:value-type="float" office:value="11234">
            <text:p>11234</text:p>
          </table:table-cell>
          <table:table-cell table:number-columns-repeated="2"/>
          <table:table-cell table:formula="of:=[.A187]+[.C187]-[.A186]-[.C186]" office:value-type="float" office:value="1037">
            <text:p>1037</text:p>
          </table:table-cell>
          <table:table-cell table:formula="of:=[.E187]+[.G187]-[.E186]-[.G186]" office:value-type="float" office:value="1057">
            <text:p>1057</text:p>
          </table:table-cell>
          <table:table-cell table:formula="of:=[.B187]+[.D187]-[.B186]-[.D186]" office:value-type="float" office:value="33">
            <text:p>33</text:p>
          </table:table-cell>
          <table:table-cell table:formula="of:=[.F187]+[.H187]-[.F186]-[.H18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4734">
            <text:p>74734</text:p>
          </table:table-cell>
          <table:table-cell office:value-type="float" office:value="2116">
            <text:p>2116</text:p>
          </table:table-cell>
          <table:table-cell office:value-type="float" office:value="137174">
            <text:p>137174</text:p>
          </table:table-cell>
          <table:table-cell office:value-type="float" office:value="4588">
            <text:p>4588</text:p>
          </table:table-cell>
          <table:table-cell office:value-type="float" office:value="230696">
            <text:p>230696</text:p>
          </table:table-cell>
          <table:table-cell office:value-type="float" office:value="5650">
            <text:p>5650</text:p>
          </table:table-cell>
          <table:table-cell office:value-type="float" office:value="349428">
            <text:p>349428</text:p>
          </table:table-cell>
          <table:table-cell office:value-type="float" office:value="11258">
            <text:p>11258</text:p>
          </table:table-cell>
          <table:table-cell table:number-columns-repeated="2"/>
          <table:table-cell table:formula="of:=[.A188]+[.C188]-[.A187]-[.C187]" office:value-type="float" office:value="1033">
            <text:p>1033</text:p>
          </table:table-cell>
          <table:table-cell table:formula="of:=[.E188]+[.G188]-[.E187]-[.G187]" office:value-type="float" office:value="1041">
            <text:p>1041</text:p>
          </table:table-cell>
          <table:table-cell table:formula="of:=[.B188]+[.D188]-[.B187]-[.D187]" office:value-type="float" office:value="33">
            <text:p>33</text:p>
          </table:table-cell>
          <table:table-cell table:formula="of:=[.F188]+[.H188]-[.F187]-[.H1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5051">
            <text:p>75051</text:p>
          </table:table-cell>
          <table:table-cell office:value-type="float" office:value="2125">
            <text:p>2125</text:p>
          </table:table-cell>
          <table:table-cell office:value-type="float" office:value="137890">
            <text:p>137890</text:p>
          </table:table-cell>
          <table:table-cell office:value-type="float" office:value="4612">
            <text:p>4612</text:p>
          </table:table-cell>
          <table:table-cell office:value-type="float" office:value="231019">
            <text:p>231019</text:p>
          </table:table-cell>
          <table:table-cell office:value-type="float" office:value="5659">
            <text:p>5659</text:p>
          </table:table-cell>
          <table:table-cell office:value-type="float" office:value="350146">
            <text:p>350146</text:p>
          </table:table-cell>
          <table:table-cell office:value-type="float" office:value="11282">
            <text:p>11282</text:p>
          </table:table-cell>
          <table:table-cell table:number-columns-repeated="2"/>
          <table:table-cell table:formula="of:=[.A189]+[.C189]-[.A188]-[.C188]" office:value-type="float" office:value="1037">
            <text:p>1037</text:p>
          </table:table-cell>
          <table:table-cell table:formula="of:=[.E189]+[.G189]-[.E188]-[.G188]" office:value-type="float" office:value="1037">
            <text:p>1037</text:p>
          </table:table-cell>
          <table:table-cell table:formula="of:=[.B189]+[.D189]-[.B188]-[.D188]" office:value-type="float" office:value="33">
            <text:p>33</text:p>
          </table:table-cell>
          <table:table-cell table:formula="of:=[.F189]+[.H189]-[.F188]-[.H1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5372">
            <text:p>75372</text:p>
          </table:table-cell>
          <table:table-cell office:value-type="float" office:value="2134">
            <text:p>2134</text:p>
          </table:table-cell>
          <table:table-cell office:value-type="float" office:value="138606">
            <text:p>138606</text:p>
          </table:table-cell>
          <table:table-cell office:value-type="float" office:value="4636">
            <text:p>4636</text:p>
          </table:table-cell>
          <table:table-cell office:value-type="float" office:value="231338">
            <text:p>231338</text:p>
          </table:table-cell>
          <table:table-cell office:value-type="float" office:value="5668">
            <text:p>5668</text:p>
          </table:table-cell>
          <table:table-cell office:value-type="float" office:value="350864">
            <text:p>350864</text:p>
          </table:table-cell>
          <table:table-cell office:value-type="float" office:value="11306">
            <text:p>11306</text:p>
          </table:table-cell>
          <table:table-cell table:number-columns-repeated="2"/>
          <table:table-cell table:formula="of:=[.A190]+[.C190]-[.A189]-[.C189]" office:value-type="float" office:value="1033">
            <text:p>1033</text:p>
          </table:table-cell>
          <table:table-cell table:formula="of:=[.E190]+[.G190]-[.E189]-[.G189]" office:value-type="float" office:value="1041">
            <text:p>1041</text:p>
          </table:table-cell>
          <table:table-cell table:formula="of:=[.B190]+[.D190]-[.B189]-[.D189]" office:value-type="float" office:value="33">
            <text:p>33</text:p>
          </table:table-cell>
          <table:table-cell table:formula="of:=[.F190]+[.H190]-[.F189]-[.H1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5689">
            <text:p>75689</text:p>
          </table:table-cell>
          <table:table-cell office:value-type="float" office:value="2143">
            <text:p>2143</text:p>
          </table:table-cell>
          <table:table-cell office:value-type="float" office:value="139322">
            <text:p>139322</text:p>
          </table:table-cell>
          <table:table-cell office:value-type="float" office:value="4660">
            <text:p>4660</text:p>
          </table:table-cell>
          <table:table-cell office:value-type="float" office:value="231661">
            <text:p>231661</text:p>
          </table:table-cell>
          <table:table-cell office:value-type="float" office:value="5677">
            <text:p>5677</text:p>
          </table:table-cell>
          <table:table-cell office:value-type="float" office:value="351582">
            <text:p>351582</text:p>
          </table:table-cell>
          <table:table-cell office:value-type="float" office:value="11330">
            <text:p>11330</text:p>
          </table:table-cell>
          <table:table-cell table:number-columns-repeated="2"/>
          <table:table-cell table:formula="of:=[.A191]+[.C191]-[.A190]-[.C190]" office:value-type="float" office:value="1037">
            <text:p>1037</text:p>
          </table:table-cell>
          <table:table-cell table:formula="of:=[.E191]+[.G191]-[.E190]-[.G190]" office:value-type="float" office:value="1037">
            <text:p>1037</text:p>
          </table:table-cell>
          <table:table-cell table:formula="of:=[.B191]+[.D191]-[.B190]-[.D190]" office:value-type="float" office:value="33">
            <text:p>33</text:p>
          </table:table-cell>
          <table:table-cell table:formula="of:=[.F191]+[.H191]-[.F190]-[.H1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6010">
            <text:p>76010</text:p>
          </table:table-cell>
          <table:table-cell office:value-type="float" office:value="2152">
            <text:p>2152</text:p>
          </table:table-cell>
          <table:table-cell office:value-type="float" office:value="140038">
            <text:p>140038</text:p>
          </table:table-cell>
          <table:table-cell office:value-type="float" office:value="4684">
            <text:p>4684</text:p>
          </table:table-cell>
          <table:table-cell office:value-type="float" office:value="231980">
            <text:p>231980</text:p>
          </table:table-cell>
          <table:table-cell office:value-type="float" office:value="5686">
            <text:p>5686</text:p>
          </table:table-cell>
          <table:table-cell office:value-type="float" office:value="352300">
            <text:p>352300</text:p>
          </table:table-cell>
          <table:table-cell office:value-type="float" office:value="11354">
            <text:p>11354</text:p>
          </table:table-cell>
          <table:table-cell table:number-columns-repeated="2"/>
          <table:table-cell table:formula="of:=[.A192]+[.C192]-[.A191]-[.C191]" office:value-type="float" office:value="1033">
            <text:p>1033</text:p>
          </table:table-cell>
          <table:table-cell table:formula="of:=[.E192]+[.G192]-[.E191]-[.G191]" office:value-type="float" office:value="1061">
            <text:p>1061</text:p>
          </table:table-cell>
          <table:table-cell table:formula="of:=[.B192]+[.D192]-[.B191]-[.D191]" office:value-type="float" office:value="33">
            <text:p>33</text:p>
          </table:table-cell>
          <table:table-cell table:formula="of:=[.F192]+[.H192]-[.F191]-[.H19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6327">
            <text:p>76327</text:p>
          </table:table-cell>
          <table:table-cell office:value-type="float" office:value="2161">
            <text:p>2161</text:p>
          </table:table-cell>
          <table:table-cell office:value-type="float" office:value="140754">
            <text:p>140754</text:p>
          </table:table-cell>
          <table:table-cell office:value-type="float" office:value="4708">
            <text:p>4708</text:p>
          </table:table-cell>
          <table:table-cell office:value-type="float" office:value="232323">
            <text:p>232323</text:p>
          </table:table-cell>
          <table:table-cell office:value-type="float" office:value="5696">
            <text:p>5696</text:p>
          </table:table-cell>
          <table:table-cell office:value-type="float" office:value="353018">
            <text:p>353018</text:p>
          </table:table-cell>
          <table:table-cell office:value-type="float" office:value="11378">
            <text:p>11378</text:p>
          </table:table-cell>
          <table:table-cell table:number-columns-repeated="2"/>
          <table:table-cell table:formula="of:=[.A193]+[.C193]-[.A192]-[.C192]" office:value-type="float" office:value="1037">
            <text:p>1037</text:p>
          </table:table-cell>
          <table:table-cell table:formula="of:=[.E193]+[.G193]-[.E192]-[.G192]" office:value-type="float" office:value="1037">
            <text:p>1037</text:p>
          </table:table-cell>
          <table:table-cell table:formula="of:=[.B193]+[.D193]-[.B192]-[.D192]" office:value-type="float" office:value="33">
            <text:p>33</text:p>
          </table:table-cell>
          <table:table-cell table:formula="of:=[.F193]+[.H193]-[.F192]-[.H1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6648">
            <text:p>76648</text:p>
          </table:table-cell>
          <table:table-cell office:value-type="float" office:value="2170">
            <text:p>2170</text:p>
          </table:table-cell>
          <table:table-cell office:value-type="float" office:value="141470">
            <text:p>141470</text:p>
          </table:table-cell>
          <table:table-cell office:value-type="float" office:value="4732">
            <text:p>4732</text:p>
          </table:table-cell>
          <table:table-cell office:value-type="float" office:value="232642">
            <text:p>232642</text:p>
          </table:table-cell>
          <table:table-cell office:value-type="float" office:value="5705">
            <text:p>5705</text:p>
          </table:table-cell>
          <table:table-cell office:value-type="float" office:value="353736">
            <text:p>353736</text:p>
          </table:table-cell>
          <table:table-cell office:value-type="float" office:value="11402">
            <text:p>11402</text:p>
          </table:table-cell>
          <table:table-cell table:number-columns-repeated="2"/>
          <table:table-cell table:formula="of:=[.A194]+[.C194]-[.A193]-[.C193]" office:value-type="float" office:value="1033">
            <text:p>1033</text:p>
          </table:table-cell>
          <table:table-cell table:formula="of:=[.E194]+[.G194]-[.E193]-[.G193]" office:value-type="float" office:value="1041">
            <text:p>1041</text:p>
          </table:table-cell>
          <table:table-cell table:formula="of:=[.B194]+[.D194]-[.B193]-[.D193]" office:value-type="float" office:value="33">
            <text:p>33</text:p>
          </table:table-cell>
          <table:table-cell table:formula="of:=[.F194]+[.H194]-[.F193]-[.H1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6965">
            <text:p>76965</text:p>
          </table:table-cell>
          <table:table-cell office:value-type="float" office:value="2179">
            <text:p>2179</text:p>
          </table:table-cell>
          <table:table-cell office:value-type="float" office:value="142186">
            <text:p>142186</text:p>
          </table:table-cell>
          <table:table-cell office:value-type="float" office:value="4756">
            <text:p>4756</text:p>
          </table:table-cell>
          <table:table-cell office:value-type="float" office:value="232965">
            <text:p>232965</text:p>
          </table:table-cell>
          <table:table-cell office:value-type="float" office:value="5714">
            <text:p>5714</text:p>
          </table:table-cell>
          <table:table-cell office:value-type="float" office:value="354454">
            <text:p>354454</text:p>
          </table:table-cell>
          <table:table-cell office:value-type="float" office:value="11426">
            <text:p>11426</text:p>
          </table:table-cell>
          <table:table-cell table:number-columns-repeated="2"/>
          <table:table-cell table:formula="of:=[.A195]+[.C195]-[.A194]-[.C194]" office:value-type="float" office:value="1037">
            <text:p>1037</text:p>
          </table:table-cell>
          <table:table-cell table:formula="of:=[.E195]+[.G195]-[.E194]-[.G194]" office:value-type="float" office:value="1037">
            <text:p>1037</text:p>
          </table:table-cell>
          <table:table-cell table:formula="of:=[.B195]+[.D195]-[.B194]-[.D194]" office:value-type="float" office:value="33">
            <text:p>33</text:p>
          </table:table-cell>
          <table:table-cell table:formula="of:=[.F195]+[.H195]-[.F194]-[.H1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7286">
            <text:p>77286</text:p>
          </table:table-cell>
          <table:table-cell office:value-type="float" office:value="2188">
            <text:p>2188</text:p>
          </table:table-cell>
          <table:table-cell office:value-type="float" office:value="142902">
            <text:p>142902</text:p>
          </table:table-cell>
          <table:table-cell office:value-type="float" office:value="4780">
            <text:p>4780</text:p>
          </table:table-cell>
          <table:table-cell office:value-type="float" office:value="233284">
            <text:p>233284</text:p>
          </table:table-cell>
          <table:table-cell office:value-type="float" office:value="5723">
            <text:p>5723</text:p>
          </table:table-cell>
          <table:table-cell office:value-type="float" office:value="355172">
            <text:p>355172</text:p>
          </table:table-cell>
          <table:table-cell office:value-type="float" office:value="11450">
            <text:p>11450</text:p>
          </table:table-cell>
          <table:table-cell table:number-columns-repeated="2"/>
          <table:table-cell table:formula="of:=[.A196]+[.C196]-[.A195]-[.C195]" office:value-type="float" office:value="1033">
            <text:p>1033</text:p>
          </table:table-cell>
          <table:table-cell table:formula="of:=[.E196]+[.G196]-[.E195]-[.G195]" office:value-type="float" office:value="1041">
            <text:p>1041</text:p>
          </table:table-cell>
          <table:table-cell table:formula="of:=[.B196]+[.D196]-[.B195]-[.D195]" office:value-type="float" office:value="33">
            <text:p>33</text:p>
          </table:table-cell>
          <table:table-cell table:formula="of:=[.F196]+[.H196]-[.F195]-[.H1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7603">
            <text:p>77603</text:p>
          </table:table-cell>
          <table:table-cell office:value-type="float" office:value="2197">
            <text:p>2197</text:p>
          </table:table-cell>
          <table:table-cell office:value-type="float" office:value="143618">
            <text:p>143618</text:p>
          </table:table-cell>
          <table:table-cell office:value-type="float" office:value="4804">
            <text:p>4804</text:p>
          </table:table-cell>
          <table:table-cell office:value-type="float" office:value="233607">
            <text:p>233607</text:p>
          </table:table-cell>
          <table:table-cell office:value-type="float" office:value="5732">
            <text:p>5732</text:p>
          </table:table-cell>
          <table:table-cell office:value-type="float" office:value="355890">
            <text:p>355890</text:p>
          </table:table-cell>
          <table:table-cell office:value-type="float" office:value="11474">
            <text:p>11474</text:p>
          </table:table-cell>
          <table:table-cell table:number-columns-repeated="2"/>
          <table:table-cell table:formula="of:=[.A197]+[.C197]-[.A196]-[.C196]" office:value-type="float" office:value="1037">
            <text:p>1037</text:p>
          </table:table-cell>
          <table:table-cell table:formula="of:=[.E197]+[.G197]-[.E196]-[.G196]" office:value-type="float" office:value="1057">
            <text:p>1057</text:p>
          </table:table-cell>
          <table:table-cell table:formula="of:=[.B197]+[.D197]-[.B196]-[.D196]" office:value-type="float" office:value="33">
            <text:p>33</text:p>
          </table:table-cell>
          <table:table-cell table:formula="of:=[.F197]+[.H197]-[.F196]-[.H19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7924">
            <text:p>77924</text:p>
          </table:table-cell>
          <table:table-cell office:value-type="float" office:value="2206">
            <text:p>2206</text:p>
          </table:table-cell>
          <table:table-cell office:value-type="float" office:value="144334">
            <text:p>144334</text:p>
          </table:table-cell>
          <table:table-cell office:value-type="float" office:value="4828">
            <text:p>4828</text:p>
          </table:table-cell>
          <table:table-cell office:value-type="float" office:value="233946">
            <text:p>233946</text:p>
          </table:table-cell>
          <table:table-cell office:value-type="float" office:value="5742">
            <text:p>5742</text:p>
          </table:table-cell>
          <table:table-cell office:value-type="float" office:value="356608">
            <text:p>356608</text:p>
          </table:table-cell>
          <table:table-cell office:value-type="float" office:value="11498">
            <text:p>11498</text:p>
          </table:table-cell>
          <table:table-cell table:number-columns-repeated="2"/>
          <table:table-cell table:formula="of:=[.A198]+[.C198]-[.A197]-[.C197]" office:value-type="float" office:value="1033">
            <text:p>1033</text:p>
          </table:table-cell>
          <table:table-cell table:formula="of:=[.E198]+[.G198]-[.E197]-[.G197]" office:value-type="float" office:value="1041">
            <text:p>1041</text:p>
          </table:table-cell>
          <table:table-cell table:formula="of:=[.B198]+[.D198]-[.B197]-[.D197]" office:value-type="float" office:value="33">
            <text:p>33</text:p>
          </table:table-cell>
          <table:table-cell table:formula="of:=[.F198]+[.H198]-[.F197]-[.H1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8241">
            <text:p>78241</text:p>
          </table:table-cell>
          <table:table-cell office:value-type="float" office:value="2215">
            <text:p>2215</text:p>
          </table:table-cell>
          <table:table-cell office:value-type="float" office:value="145050">
            <text:p>145050</text:p>
          </table:table-cell>
          <table:table-cell office:value-type="float" office:value="4852">
            <text:p>4852</text:p>
          </table:table-cell>
          <table:table-cell office:value-type="float" office:value="234269">
            <text:p>234269</text:p>
          </table:table-cell>
          <table:table-cell office:value-type="float" office:value="5751">
            <text:p>5751</text:p>
          </table:table-cell>
          <table:table-cell office:value-type="float" office:value="357326">
            <text:p>357326</text:p>
          </table:table-cell>
          <table:table-cell office:value-type="float" office:value="11522">
            <text:p>11522</text:p>
          </table:table-cell>
          <table:table-cell table:number-columns-repeated="2"/>
          <table:table-cell table:formula="of:=[.A199]+[.C199]-[.A198]-[.C198]" office:value-type="float" office:value="1037">
            <text:p>1037</text:p>
          </table:table-cell>
          <table:table-cell table:formula="of:=[.E199]+[.G199]-[.E198]-[.G198]" office:value-type="float" office:value="1037">
            <text:p>1037</text:p>
          </table:table-cell>
          <table:table-cell table:formula="of:=[.B199]+[.D199]-[.B198]-[.D198]" office:value-type="float" office:value="33">
            <text:p>33</text:p>
          </table:table-cell>
          <table:table-cell table:formula="of:=[.F199]+[.H199]-[.F198]-[.H1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8562">
            <text:p>78562</text:p>
          </table:table-cell>
          <table:table-cell office:value-type="float" office:value="2224">
            <text:p>2224</text:p>
          </table:table-cell>
          <table:table-cell office:value-type="float" office:value="145766">
            <text:p>145766</text:p>
          </table:table-cell>
          <table:table-cell office:value-type="float" office:value="4876">
            <text:p>4876</text:p>
          </table:table-cell>
          <table:table-cell office:value-type="float" office:value="234588">
            <text:p>234588</text:p>
          </table:table-cell>
          <table:table-cell office:value-type="float" office:value="5760">
            <text:p>5760</text:p>
          </table:table-cell>
          <table:table-cell office:value-type="float" office:value="358044">
            <text:p>358044</text:p>
          </table:table-cell>
          <table:table-cell office:value-type="float" office:value="11546">
            <text:p>11546</text:p>
          </table:table-cell>
          <table:table-cell table:number-columns-repeated="2"/>
          <table:table-cell table:formula="of:=[.A200]+[.C200]-[.A199]-[.C199]" office:value-type="float" office:value="1033">
            <text:p>1033</text:p>
          </table:table-cell>
          <table:table-cell table:formula="of:=[.E200]+[.G200]-[.E199]-[.G199]" office:value-type="float" office:value="1041">
            <text:p>1041</text:p>
          </table:table-cell>
          <table:table-cell table:formula="of:=[.B200]+[.D200]-[.B199]-[.D199]" office:value-type="float" office:value="33">
            <text:p>33</text:p>
          </table:table-cell>
          <table:table-cell table:formula="of:=[.F200]+[.H200]-[.F199]-[.H1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8879">
            <text:p>78879</text:p>
          </table:table-cell>
          <table:table-cell office:value-type="float" office:value="2233">
            <text:p>2233</text:p>
          </table:table-cell>
          <table:table-cell office:value-type="float" office:value="146482">
            <text:p>146482</text:p>
          </table:table-cell>
          <table:table-cell office:value-type="float" office:value="4900">
            <text:p>4900</text:p>
          </table:table-cell>
          <table:table-cell office:value-type="float" office:value="234911">
            <text:p>234911</text:p>
          </table:table-cell>
          <table:table-cell office:value-type="float" office:value="5769">
            <text:p>5769</text:p>
          </table:table-cell>
          <table:table-cell office:value-type="float" office:value="358762">
            <text:p>358762</text:p>
          </table:table-cell>
          <table:table-cell office:value-type="float" office:value="11570">
            <text:p>11570</text:p>
          </table:table-cell>
          <table:table-cell table:number-columns-repeated="2"/>
          <table:table-cell table:formula="of:=[.A201]+[.C201]-[.A200]-[.C200]" office:value-type="float" office:value="1037">
            <text:p>1037</text:p>
          </table:table-cell>
          <table:table-cell table:formula="of:=[.E201]+[.G201]-[.E200]-[.G200]" office:value-type="float" office:value="1037">
            <text:p>1037</text:p>
          </table:table-cell>
          <table:table-cell table:formula="of:=[.B201]+[.D201]-[.B200]-[.D200]" office:value-type="float" office:value="33">
            <text:p>33</text:p>
          </table:table-cell>
          <table:table-cell table:formula="of:=[.F201]+[.H201]-[.F200]-[.H2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9200">
            <text:p>79200</text:p>
          </table:table-cell>
          <table:table-cell office:value-type="float" office:value="2242">
            <text:p>2242</text:p>
          </table:table-cell>
          <table:table-cell office:value-type="float" office:value="147198">
            <text:p>147198</text:p>
          </table:table-cell>
          <table:table-cell office:value-type="float" office:value="4924">
            <text:p>4924</text:p>
          </table:table-cell>
          <table:table-cell office:value-type="float" office:value="235230">
            <text:p>235230</text:p>
          </table:table-cell>
          <table:table-cell office:value-type="float" office:value="5778">
            <text:p>5778</text:p>
          </table:table-cell>
          <table:table-cell office:value-type="float" office:value="359480">
            <text:p>359480</text:p>
          </table:table-cell>
          <table:table-cell office:value-type="float" office:value="11594">
            <text:p>11594</text:p>
          </table:table-cell>
          <table:table-cell table:number-columns-repeated="2"/>
          <table:table-cell table:formula="of:=[.A202]+[.C202]-[.A201]-[.C201]" office:value-type="float" office:value="1033">
            <text:p>1033</text:p>
          </table:table-cell>
          <table:table-cell table:formula="of:=[.E202]+[.G202]-[.E201]-[.G201]" office:value-type="float" office:value="1061">
            <text:p>1061</text:p>
          </table:table-cell>
          <table:table-cell table:formula="of:=[.B202]+[.D202]-[.B201]-[.D201]" office:value-type="float" office:value="33">
            <text:p>33</text:p>
          </table:table-cell>
          <table:table-cell table:formula="of:=[.F202]+[.H202]-[.F201]-[.H20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79517">
            <text:p>79517</text:p>
          </table:table-cell>
          <table:table-cell office:value-type="float" office:value="2251">
            <text:p>2251</text:p>
          </table:table-cell>
          <table:table-cell office:value-type="float" office:value="147914">
            <text:p>147914</text:p>
          </table:table-cell>
          <table:table-cell office:value-type="float" office:value="4948">
            <text:p>4948</text:p>
          </table:table-cell>
          <table:table-cell office:value-type="float" office:value="235573">
            <text:p>235573</text:p>
          </table:table-cell>
          <table:table-cell office:value-type="float" office:value="5788">
            <text:p>5788</text:p>
          </table:table-cell>
          <table:table-cell office:value-type="float" office:value="360198">
            <text:p>360198</text:p>
          </table:table-cell>
          <table:table-cell office:value-type="float" office:value="11618">
            <text:p>11618</text:p>
          </table:table-cell>
          <table:table-cell table:number-columns-repeated="2"/>
          <table:table-cell table:formula="of:=[.A203]+[.C203]-[.A202]-[.C202]" office:value-type="float" office:value="1037">
            <text:p>1037</text:p>
          </table:table-cell>
          <table:table-cell table:formula="of:=[.E203]+[.G203]-[.E202]-[.G202]" office:value-type="float" office:value="1037">
            <text:p>1037</text:p>
          </table:table-cell>
          <table:table-cell table:formula="of:=[.B203]+[.D203]-[.B202]-[.D202]" office:value-type="float" office:value="33">
            <text:p>33</text:p>
          </table:table-cell>
          <table:table-cell table:formula="of:=[.F203]+[.H203]-[.F202]-[.H2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9838">
            <text:p>79838</text:p>
          </table:table-cell>
          <table:table-cell office:value-type="float" office:value="2260">
            <text:p>2260</text:p>
          </table:table-cell>
          <table:table-cell office:value-type="float" office:value="148630">
            <text:p>148630</text:p>
          </table:table-cell>
          <table:table-cell office:value-type="float" office:value="4972">
            <text:p>4972</text:p>
          </table:table-cell>
          <table:table-cell office:value-type="float" office:value="235892">
            <text:p>235892</text:p>
          </table:table-cell>
          <table:table-cell office:value-type="float" office:value="5797">
            <text:p>5797</text:p>
          </table:table-cell>
          <table:table-cell office:value-type="float" office:value="360916">
            <text:p>360916</text:p>
          </table:table-cell>
          <table:table-cell office:value-type="float" office:value="11642">
            <text:p>11642</text:p>
          </table:table-cell>
          <table:table-cell table:number-columns-repeated="2"/>
          <table:table-cell table:formula="of:=[.A204]+[.C204]-[.A203]-[.C203]" office:value-type="float" office:value="1033">
            <text:p>1033</text:p>
          </table:table-cell>
          <table:table-cell table:formula="of:=[.E204]+[.G204]-[.E203]-[.G203]" office:value-type="float" office:value="1041">
            <text:p>1041</text:p>
          </table:table-cell>
          <table:table-cell table:formula="of:=[.B204]+[.D204]-[.B203]-[.D203]" office:value-type="float" office:value="33">
            <text:p>33</text:p>
          </table:table-cell>
          <table:table-cell table:formula="of:=[.F204]+[.H204]-[.F203]-[.H2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0155">
            <text:p>80155</text:p>
          </table:table-cell>
          <table:table-cell office:value-type="float" office:value="2269">
            <text:p>2269</text:p>
          </table:table-cell>
          <table:table-cell office:value-type="float" office:value="149346">
            <text:p>149346</text:p>
          </table:table-cell>
          <table:table-cell office:value-type="float" office:value="4996">
            <text:p>4996</text:p>
          </table:table-cell>
          <table:table-cell office:value-type="float" office:value="236215">
            <text:p>236215</text:p>
          </table:table-cell>
          <table:table-cell office:value-type="float" office:value="5806">
            <text:p>5806</text:p>
          </table:table-cell>
          <table:table-cell office:value-type="float" office:value="361634">
            <text:p>361634</text:p>
          </table:table-cell>
          <table:table-cell office:value-type="float" office:value="11666">
            <text:p>11666</text:p>
          </table:table-cell>
          <table:table-cell table:number-columns-repeated="2"/>
          <table:table-cell table:formula="of:=[.A205]+[.C205]-[.A204]-[.C204]" office:value-type="float" office:value="1037">
            <text:p>1037</text:p>
          </table:table-cell>
          <table:table-cell table:formula="of:=[.E205]+[.G205]-[.E204]-[.G204]" office:value-type="float" office:value="1037">
            <text:p>1037</text:p>
          </table:table-cell>
          <table:table-cell table:formula="of:=[.B205]+[.D205]-[.B204]-[.D204]" office:value-type="float" office:value="33">
            <text:p>33</text:p>
          </table:table-cell>
          <table:table-cell table:formula="of:=[.F205]+[.H205]-[.F204]-[.H2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0476">
            <text:p>80476</text:p>
          </table:table-cell>
          <table:table-cell office:value-type="float" office:value="2278">
            <text:p>2278</text:p>
          </table:table-cell>
          <table:table-cell office:value-type="float" office:value="150062">
            <text:p>150062</text:p>
          </table:table-cell>
          <table:table-cell office:value-type="float" office:value="5020">
            <text:p>5020</text:p>
          </table:table-cell>
          <table:table-cell office:value-type="float" office:value="236534">
            <text:p>236534</text:p>
          </table:table-cell>
          <table:table-cell office:value-type="float" office:value="5815">
            <text:p>5815</text:p>
          </table:table-cell>
          <table:table-cell office:value-type="float" office:value="362352">
            <text:p>362352</text:p>
          </table:table-cell>
          <table:table-cell office:value-type="float" office:value="11690">
            <text:p>11690</text:p>
          </table:table-cell>
          <table:table-cell table:number-columns-repeated="2"/>
          <table:table-cell table:formula="of:=[.A206]+[.C206]-[.A205]-[.C205]" office:value-type="float" office:value="1033">
            <text:p>1033</text:p>
          </table:table-cell>
          <table:table-cell table:formula="of:=[.E206]+[.G206]-[.E205]-[.G205]" office:value-type="float" office:value="1041">
            <text:p>1041</text:p>
          </table:table-cell>
          <table:table-cell table:formula="of:=[.B206]+[.D206]-[.B205]-[.D205]" office:value-type="float" office:value="33">
            <text:p>33</text:p>
          </table:table-cell>
          <table:table-cell table:formula="of:=[.F206]+[.H206]-[.F205]-[.H2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0793">
            <text:p>80793</text:p>
          </table:table-cell>
          <table:table-cell office:value-type="float" office:value="2287">
            <text:p>2287</text:p>
          </table:table-cell>
          <table:table-cell office:value-type="float" office:value="150778">
            <text:p>150778</text:p>
          </table:table-cell>
          <table:table-cell office:value-type="float" office:value="5044">
            <text:p>5044</text:p>
          </table:table-cell>
          <table:table-cell office:value-type="float" office:value="236857">
            <text:p>236857</text:p>
          </table:table-cell>
          <table:table-cell office:value-type="float" office:value="5824">
            <text:p>5824</text:p>
          </table:table-cell>
          <table:table-cell office:value-type="float" office:value="363070">
            <text:p>363070</text:p>
          </table:table-cell>
          <table:table-cell office:value-type="float" office:value="11714">
            <text:p>11714</text:p>
          </table:table-cell>
          <table:table-cell table:number-columns-repeated="2"/>
          <table:table-cell table:formula="of:=[.A207]+[.C207]-[.A206]-[.C206]" office:value-type="float" office:value="1037">
            <text:p>1037</text:p>
          </table:table-cell>
          <table:table-cell table:formula="of:=[.E207]+[.G207]-[.E206]-[.G206]" office:value-type="float" office:value="1037">
            <text:p>1037</text:p>
          </table:table-cell>
          <table:table-cell table:formula="of:=[.B207]+[.D207]-[.B206]-[.D206]" office:value-type="float" office:value="33">
            <text:p>33</text:p>
          </table:table-cell>
          <table:table-cell table:formula="of:=[.F207]+[.H207]-[.F206]-[.H2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1114">
            <text:p>81114</text:p>
          </table:table-cell>
          <table:table-cell office:value-type="float" office:value="2296">
            <text:p>2296</text:p>
          </table:table-cell>
          <table:table-cell office:value-type="float" office:value="151494">
            <text:p>151494</text:p>
          </table:table-cell>
          <table:table-cell office:value-type="float" office:value="5068">
            <text:p>5068</text:p>
          </table:table-cell>
          <table:table-cell office:value-type="float" office:value="237176">
            <text:p>237176</text:p>
          </table:table-cell>
          <table:table-cell office:value-type="float" office:value="5833">
            <text:p>5833</text:p>
          </table:table-cell>
          <table:table-cell office:value-type="float" office:value="363788">
            <text:p>363788</text:p>
          </table:table-cell>
          <table:table-cell office:value-type="float" office:value="11738">
            <text:p>11738</text:p>
          </table:table-cell>
          <table:table-cell table:number-columns-repeated="2"/>
          <table:table-cell table:formula="of:=[.A208]+[.C208]-[.A207]-[.C207]" office:value-type="float" office:value="1033">
            <text:p>1033</text:p>
          </table:table-cell>
          <table:table-cell table:formula="of:=[.E208]+[.G208]-[.E207]-[.G207]" office:value-type="float" office:value="1041">
            <text:p>1041</text:p>
          </table:table-cell>
          <table:table-cell table:formula="of:=[.B208]+[.D208]-[.B207]-[.D207]" office:value-type="float" office:value="33">
            <text:p>33</text:p>
          </table:table-cell>
          <table:table-cell table:formula="of:=[.F208]+[.H208]-[.F207]-[.H2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1431">
            <text:p>81431</text:p>
          </table:table-cell>
          <table:table-cell office:value-type="float" office:value="2305">
            <text:p>2305</text:p>
          </table:table-cell>
          <table:table-cell office:value-type="float" office:value="152210">
            <text:p>152210</text:p>
          </table:table-cell>
          <table:table-cell office:value-type="float" office:value="5092">
            <text:p>5092</text:p>
          </table:table-cell>
          <table:table-cell office:value-type="float" office:value="237499">
            <text:p>237499</text:p>
          </table:table-cell>
          <table:table-cell office:value-type="float" office:value="5842">
            <text:p>5842</text:p>
          </table:table-cell>
          <table:table-cell office:value-type="float" office:value="364506">
            <text:p>364506</text:p>
          </table:table-cell>
          <table:table-cell office:value-type="float" office:value="11762">
            <text:p>11762</text:p>
          </table:table-cell>
          <table:table-cell table:number-columns-repeated="2"/>
          <table:table-cell table:formula="of:=[.A209]+[.C209]-[.A208]-[.C208]" office:value-type="float" office:value="1037">
            <text:p>1037</text:p>
          </table:table-cell>
          <table:table-cell table:formula="of:=[.E209]+[.G209]-[.E208]-[.G208]" office:value-type="float" office:value="1037">
            <text:p>1037</text:p>
          </table:table-cell>
          <table:table-cell table:formula="of:=[.B209]+[.D209]-[.B208]-[.D208]" office:value-type="float" office:value="33">
            <text:p>33</text:p>
          </table:table-cell>
          <table:table-cell table:formula="of:=[.F209]+[.H209]-[.F208]-[.H2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1752">
            <text:p>81752</text:p>
          </table:table-cell>
          <table:table-cell office:value-type="float" office:value="2314">
            <text:p>2314</text:p>
          </table:table-cell>
          <table:table-cell office:value-type="float" office:value="152926">
            <text:p>152926</text:p>
          </table:table-cell>
          <table:table-cell office:value-type="float" office:value="5116">
            <text:p>5116</text:p>
          </table:table-cell>
          <table:table-cell office:value-type="float" office:value="237818">
            <text:p>237818</text:p>
          </table:table-cell>
          <table:table-cell office:value-type="float" office:value="5851">
            <text:p>5851</text:p>
          </table:table-cell>
          <table:table-cell office:value-type="float" office:value="365224">
            <text:p>365224</text:p>
          </table:table-cell>
          <table:table-cell office:value-type="float" office:value="11786">
            <text:p>11786</text:p>
          </table:table-cell>
          <table:table-cell table:number-columns-repeated="2"/>
          <table:table-cell table:formula="of:=[.A210]+[.C210]-[.A209]-[.C209]" office:value-type="float" office:value="1033">
            <text:p>1033</text:p>
          </table:table-cell>
          <table:table-cell table:formula="of:=[.E210]+[.G210]-[.E209]-[.G209]" office:value-type="float" office:value="1041">
            <text:p>1041</text:p>
          </table:table-cell>
          <table:table-cell table:formula="of:=[.B210]+[.D210]-[.B209]-[.D209]" office:value-type="float" office:value="33">
            <text:p>33</text:p>
          </table:table-cell>
          <table:table-cell table:formula="of:=[.F210]+[.H210]-[.F209]-[.H2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2069">
            <text:p>82069</text:p>
          </table:table-cell>
          <table:table-cell office:value-type="float" office:value="2323">
            <text:p>2323</text:p>
          </table:table-cell>
          <table:table-cell office:value-type="float" office:value="153642">
            <text:p>153642</text:p>
          </table:table-cell>
          <table:table-cell office:value-type="float" office:value="5140">
            <text:p>5140</text:p>
          </table:table-cell>
          <table:table-cell office:value-type="float" office:value="238141">
            <text:p>238141</text:p>
          </table:table-cell>
          <table:table-cell office:value-type="float" office:value="5860">
            <text:p>5860</text:p>
          </table:table-cell>
          <table:table-cell office:value-type="float" office:value="365942">
            <text:p>365942</text:p>
          </table:table-cell>
          <table:table-cell office:value-type="float" office:value="11810">
            <text:p>11810</text:p>
          </table:table-cell>
          <table:table-cell table:number-columns-repeated="2"/>
          <table:table-cell table:formula="of:=[.A211]+[.C211]-[.A210]-[.C210]" office:value-type="float" office:value="1037">
            <text:p>1037</text:p>
          </table:table-cell>
          <table:table-cell table:formula="of:=[.E211]+[.G211]-[.E210]-[.G210]" office:value-type="float" office:value="1037">
            <text:p>1037</text:p>
          </table:table-cell>
          <table:table-cell table:formula="of:=[.B211]+[.D211]-[.B210]-[.D210]" office:value-type="float" office:value="33">
            <text:p>33</text:p>
          </table:table-cell>
          <table:table-cell table:formula="of:=[.F211]+[.H211]-[.F210]-[.H2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2390">
            <text:p>82390</text:p>
          </table:table-cell>
          <table:table-cell office:value-type="float" office:value="2332">
            <text:p>2332</text:p>
          </table:table-cell>
          <table:table-cell office:value-type="float" office:value="154358">
            <text:p>154358</text:p>
          </table:table-cell>
          <table:table-cell office:value-type="float" office:value="5164">
            <text:p>5164</text:p>
          </table:table-cell>
          <table:table-cell office:value-type="float" office:value="238460">
            <text:p>238460</text:p>
          </table:table-cell>
          <table:table-cell office:value-type="float" office:value="5869">
            <text:p>5869</text:p>
          </table:table-cell>
          <table:table-cell office:value-type="float" office:value="366660">
            <text:p>366660</text:p>
          </table:table-cell>
          <table:table-cell office:value-type="float" office:value="11834">
            <text:p>11834</text:p>
          </table:table-cell>
          <table:table-cell table:number-columns-repeated="2"/>
          <table:table-cell table:formula="of:=[.A212]+[.C212]-[.A211]-[.C211]" office:value-type="float" office:value="1033">
            <text:p>1033</text:p>
          </table:table-cell>
          <table:table-cell table:formula="of:=[.E212]+[.G212]-[.E211]-[.G211]" office:value-type="float" office:value="1061">
            <text:p>1061</text:p>
          </table:table-cell>
          <table:table-cell table:formula="of:=[.B212]+[.D212]-[.B211]-[.D211]" office:value-type="float" office:value="33">
            <text:p>33</text:p>
          </table:table-cell>
          <table:table-cell table:formula="of:=[.F212]+[.H212]-[.F211]-[.H21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2707">
            <text:p>82707</text:p>
          </table:table-cell>
          <table:table-cell office:value-type="float" office:value="2341">
            <text:p>2341</text:p>
          </table:table-cell>
          <table:table-cell office:value-type="float" office:value="155074">
            <text:p>155074</text:p>
          </table:table-cell>
          <table:table-cell office:value-type="float" office:value="5188">
            <text:p>5188</text:p>
          </table:table-cell>
          <table:table-cell office:value-type="float" office:value="238803">
            <text:p>238803</text:p>
          </table:table-cell>
          <table:table-cell office:value-type="float" office:value="5879">
            <text:p>5879</text:p>
          </table:table-cell>
          <table:table-cell office:value-type="float" office:value="367378">
            <text:p>367378</text:p>
          </table:table-cell>
          <table:table-cell office:value-type="float" office:value="11858">
            <text:p>11858</text:p>
          </table:table-cell>
          <table:table-cell table:number-columns-repeated="2"/>
          <table:table-cell table:formula="of:=[.A213]+[.C213]-[.A212]-[.C212]" office:value-type="float" office:value="1037">
            <text:p>1037</text:p>
          </table:table-cell>
          <table:table-cell table:formula="of:=[.E213]+[.G213]-[.E212]-[.G212]" office:value-type="float" office:value="1037">
            <text:p>1037</text:p>
          </table:table-cell>
          <table:table-cell table:formula="of:=[.B213]+[.D213]-[.B212]-[.D212]" office:value-type="float" office:value="33">
            <text:p>33</text:p>
          </table:table-cell>
          <table:table-cell table:formula="of:=[.F213]+[.H213]-[.F212]-[.H2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3028">
            <text:p>83028</text:p>
          </table:table-cell>
          <table:table-cell office:value-type="float" office:value="2350">
            <text:p>2350</text:p>
          </table:table-cell>
          <table:table-cell office:value-type="float" office:value="155790">
            <text:p>155790</text:p>
          </table:table-cell>
          <table:table-cell office:value-type="float" office:value="5212">
            <text:p>5212</text:p>
          </table:table-cell>
          <table:table-cell office:value-type="float" office:value="239122">
            <text:p>239122</text:p>
          </table:table-cell>
          <table:table-cell office:value-type="float" office:value="5888">
            <text:p>5888</text:p>
          </table:table-cell>
          <table:table-cell office:value-type="float" office:value="368096">
            <text:p>368096</text:p>
          </table:table-cell>
          <table:table-cell office:value-type="float" office:value="11882">
            <text:p>11882</text:p>
          </table:table-cell>
          <table:table-cell table:number-columns-repeated="2"/>
          <table:table-cell table:formula="of:=[.A214]+[.C214]-[.A213]-[.C213]" office:value-type="float" office:value="1033">
            <text:p>1033</text:p>
          </table:table-cell>
          <table:table-cell table:formula="of:=[.E214]+[.G214]-[.E213]-[.G213]" office:value-type="float" office:value="1041">
            <text:p>1041</text:p>
          </table:table-cell>
          <table:table-cell table:formula="of:=[.B214]+[.D214]-[.B213]-[.D213]" office:value-type="float" office:value="33">
            <text:p>33</text:p>
          </table:table-cell>
          <table:table-cell table:formula="of:=[.F214]+[.H214]-[.F213]-[.H2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3345">
            <text:p>83345</text:p>
          </table:table-cell>
          <table:table-cell office:value-type="float" office:value="2359">
            <text:p>2359</text:p>
          </table:table-cell>
          <table:table-cell office:value-type="float" office:value="156506">
            <text:p>156506</text:p>
          </table:table-cell>
          <table:table-cell office:value-type="float" office:value="5236">
            <text:p>5236</text:p>
          </table:table-cell>
          <table:table-cell office:value-type="float" office:value="239445">
            <text:p>239445</text:p>
          </table:table-cell>
          <table:table-cell office:value-type="float" office:value="5897">
            <text:p>5897</text:p>
          </table:table-cell>
          <table:table-cell office:value-type="float" office:value="368814">
            <text:p>368814</text:p>
          </table:table-cell>
          <table:table-cell office:value-type="float" office:value="11906">
            <text:p>11906</text:p>
          </table:table-cell>
          <table:table-cell table:number-columns-repeated="2"/>
          <table:table-cell table:formula="of:=[.A215]+[.C215]-[.A214]-[.C214]" office:value-type="float" office:value="1037">
            <text:p>1037</text:p>
          </table:table-cell>
          <table:table-cell table:formula="of:=[.E215]+[.G215]-[.E214]-[.G214]" office:value-type="float" office:value="1037">
            <text:p>1037</text:p>
          </table:table-cell>
          <table:table-cell table:formula="of:=[.B215]+[.D215]-[.B214]-[.D214]" office:value-type="float" office:value="33">
            <text:p>33</text:p>
          </table:table-cell>
          <table:table-cell table:formula="of:=[.F215]+[.H215]-[.F214]-[.H2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3666">
            <text:p>83666</text:p>
          </table:table-cell>
          <table:table-cell office:value-type="float" office:value="2368">
            <text:p>2368</text:p>
          </table:table-cell>
          <table:table-cell office:value-type="float" office:value="157222">
            <text:p>157222</text:p>
          </table:table-cell>
          <table:table-cell office:value-type="float" office:value="5260">
            <text:p>5260</text:p>
          </table:table-cell>
          <table:table-cell office:value-type="float" office:value="239764">
            <text:p>239764</text:p>
          </table:table-cell>
          <table:table-cell office:value-type="float" office:value="5906">
            <text:p>5906</text:p>
          </table:table-cell>
          <table:table-cell office:value-type="float" office:value="369532">
            <text:p>369532</text:p>
          </table:table-cell>
          <table:table-cell office:value-type="float" office:value="11930">
            <text:p>11930</text:p>
          </table:table-cell>
          <table:table-cell table:number-columns-repeated="2"/>
          <table:table-cell table:formula="of:=[.A216]+[.C216]-[.A215]-[.C215]" office:value-type="float" office:value="1033">
            <text:p>1033</text:p>
          </table:table-cell>
          <table:table-cell table:formula="of:=[.E216]+[.G216]-[.E215]-[.G215]" office:value-type="float" office:value="1061">
            <text:p>1061</text:p>
          </table:table-cell>
          <table:table-cell table:formula="of:=[.B216]+[.D216]-[.B215]-[.D215]" office:value-type="float" office:value="33">
            <text:p>33</text:p>
          </table:table-cell>
          <table:table-cell table:formula="of:=[.F216]+[.H216]-[.F215]-[.H2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3983">
            <text:p>83983</text:p>
          </table:table-cell>
          <table:table-cell office:value-type="float" office:value="2377">
            <text:p>2377</text:p>
          </table:table-cell>
          <table:table-cell office:value-type="float" office:value="157938">
            <text:p>157938</text:p>
          </table:table-cell>
          <table:table-cell office:value-type="float" office:value="5284">
            <text:p>5284</text:p>
          </table:table-cell>
          <table:table-cell office:value-type="float" office:value="240107">
            <text:p>240107</text:p>
          </table:table-cell>
          <table:table-cell office:value-type="float" office:value="5916">
            <text:p>5916</text:p>
          </table:table-cell>
          <table:table-cell office:value-type="float" office:value="370250">
            <text:p>370250</text:p>
          </table:table-cell>
          <table:table-cell office:value-type="float" office:value="11954">
            <text:p>11954</text:p>
          </table:table-cell>
          <table:table-cell table:number-columns-repeated="2"/>
          <table:table-cell table:formula="of:=[.A217]+[.C217]-[.A216]-[.C216]" office:value-type="float" office:value="1037">
            <text:p>1037</text:p>
          </table:table-cell>
          <table:table-cell table:formula="of:=[.E217]+[.G217]-[.E216]-[.G216]" office:value-type="float" office:value="1037">
            <text:p>1037</text:p>
          </table:table-cell>
          <table:table-cell table:formula="of:=[.B217]+[.D217]-[.B216]-[.D216]" office:value-type="float" office:value="33">
            <text:p>33</text:p>
          </table:table-cell>
          <table:table-cell table:formula="of:=[.F217]+[.H217]-[.F216]-[.H2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4304">
            <text:p>84304</text:p>
          </table:table-cell>
          <table:table-cell office:value-type="float" office:value="2386">
            <text:p>2386</text:p>
          </table:table-cell>
          <table:table-cell office:value-type="float" office:value="158654">
            <text:p>158654</text:p>
          </table:table-cell>
          <table:table-cell office:value-type="float" office:value="5308">
            <text:p>5308</text:p>
          </table:table-cell>
          <table:table-cell office:value-type="float" office:value="240426">
            <text:p>240426</text:p>
          </table:table-cell>
          <table:table-cell office:value-type="float" office:value="5925">
            <text:p>5925</text:p>
          </table:table-cell>
          <table:table-cell office:value-type="float" office:value="370968">
            <text:p>370968</text:p>
          </table:table-cell>
          <table:table-cell office:value-type="float" office:value="11978">
            <text:p>11978</text:p>
          </table:table-cell>
          <table:table-cell table:number-columns-repeated="2"/>
          <table:table-cell table:formula="of:=[.A218]+[.C218]-[.A217]-[.C217]" office:value-type="float" office:value="1033">
            <text:p>1033</text:p>
          </table:table-cell>
          <table:table-cell table:formula="of:=[.E218]+[.G218]-[.E217]-[.G217]" office:value-type="float" office:value="1041">
            <text:p>1041</text:p>
          </table:table-cell>
          <table:table-cell table:formula="of:=[.B218]+[.D218]-[.B217]-[.D217]" office:value-type="float" office:value="33">
            <text:p>33</text:p>
          </table:table-cell>
          <table:table-cell table:formula="of:=[.F218]+[.H218]-[.F217]-[.H2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4621">
            <text:p>84621</text:p>
          </table:table-cell>
          <table:table-cell office:value-type="float" office:value="2395">
            <text:p>2395</text:p>
          </table:table-cell>
          <table:table-cell office:value-type="float" office:value="159370">
            <text:p>159370</text:p>
          </table:table-cell>
          <table:table-cell office:value-type="float" office:value="5332">
            <text:p>5332</text:p>
          </table:table-cell>
          <table:table-cell office:value-type="float" office:value="240749">
            <text:p>240749</text:p>
          </table:table-cell>
          <table:table-cell office:value-type="float" office:value="5934">
            <text:p>5934</text:p>
          </table:table-cell>
          <table:table-cell office:value-type="float" office:value="371686">
            <text:p>371686</text:p>
          </table:table-cell>
          <table:table-cell office:value-type="float" office:value="12002">
            <text:p>12002</text:p>
          </table:table-cell>
          <table:table-cell table:number-columns-repeated="2"/>
          <table:table-cell table:formula="of:=[.A219]+[.C219]-[.A218]-[.C218]" office:value-type="float" office:value="1475">
            <text:p>1475</text:p>
          </table:table-cell>
          <table:table-cell table:formula="of:=[.E219]+[.G219]-[.E218]-[.G218]" office:value-type="float" office:value="1037">
            <text:p>1037</text:p>
          </table:table-cell>
          <table:table-cell table:formula="of:=[.B219]+[.D219]-[.B218]-[.D218]" office:value-type="float" office:value="35">
            <text:p>35</text:p>
          </table:table-cell>
          <table:table-cell table:formula="of:=[.F219]+[.H219]-[.F218]-[.H2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4942">
            <text:p>84942</text:p>
          </table:table-cell>
          <table:table-cell office:value-type="float" office:value="2404">
            <text:p>2404</text:p>
          </table:table-cell>
          <table:table-cell office:value-type="float" office:value="160524">
            <text:p>160524</text:p>
          </table:table-cell>
          <table:table-cell office:value-type="float" office:value="5358">
            <text:p>5358</text:p>
          </table:table-cell>
          <table:table-cell office:value-type="float" office:value="241068">
            <text:p>241068</text:p>
          </table:table-cell>
          <table:table-cell office:value-type="float" office:value="5943">
            <text:p>5943</text:p>
          </table:table-cell>
          <table:table-cell office:value-type="float" office:value="372404">
            <text:p>372404</text:p>
          </table:table-cell>
          <table:table-cell office:value-type="float" office:value="12026">
            <text:p>12026</text:p>
          </table:table-cell>
          <table:table-cell table:number-columns-repeated="2"/>
          <table:table-cell table:formula="of:=[.A220]+[.C220]-[.A219]-[.C219]" office:value-type="float" office:value="1033">
            <text:p>1033</text:p>
          </table:table-cell>
          <table:table-cell table:formula="of:=[.E220]+[.G220]-[.E219]-[.G219]" office:value-type="float" office:value="1041">
            <text:p>1041</text:p>
          </table:table-cell>
          <table:table-cell table:formula="of:=[.B220]+[.D220]-[.B219]-[.D219]" office:value-type="float" office:value="33">
            <text:p>33</text:p>
          </table:table-cell>
          <table:table-cell table:formula="of:=[.F220]+[.H220]-[.F219]-[.H2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5259">
            <text:p>85259</text:p>
          </table:table-cell>
          <table:table-cell office:value-type="float" office:value="2413">
            <text:p>2413</text:p>
          </table:table-cell>
          <table:table-cell office:value-type="float" office:value="161240">
            <text:p>161240</text:p>
          </table:table-cell>
          <table:table-cell office:value-type="float" office:value="5382">
            <text:p>5382</text:p>
          </table:table-cell>
          <table:table-cell office:value-type="float" office:value="241391">
            <text:p>241391</text:p>
          </table:table-cell>
          <table:table-cell office:value-type="float" office:value="5952">
            <text:p>5952</text:p>
          </table:table-cell>
          <table:table-cell office:value-type="float" office:value="373122">
            <text:p>373122</text:p>
          </table:table-cell>
          <table:table-cell office:value-type="float" office:value="12050">
            <text:p>12050</text:p>
          </table:table-cell>
          <table:table-cell table:number-columns-repeated="2"/>
          <table:table-cell table:formula="of:=[.A221]+[.C221]-[.A220]-[.C220]" office:value-type="float" office:value="1037">
            <text:p>1037</text:p>
          </table:table-cell>
          <table:table-cell table:formula="of:=[.E221]+[.G221]-[.E220]-[.G220]" office:value-type="float" office:value="1037">
            <text:p>1037</text:p>
          </table:table-cell>
          <table:table-cell table:formula="of:=[.B221]+[.D221]-[.B220]-[.D220]" office:value-type="float" office:value="33">
            <text:p>33</text:p>
          </table:table-cell>
          <table:table-cell table:formula="of:=[.F221]+[.H221]-[.F220]-[.H2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5580">
            <text:p>85580</text:p>
          </table:table-cell>
          <table:table-cell office:value-type="float" office:value="2422">
            <text:p>2422</text:p>
          </table:table-cell>
          <table:table-cell office:value-type="float" office:value="161956">
            <text:p>161956</text:p>
          </table:table-cell>
          <table:table-cell office:value-type="float" office:value="5406">
            <text:p>5406</text:p>
          </table:table-cell>
          <table:table-cell office:value-type="float" office:value="241710">
            <text:p>241710</text:p>
          </table:table-cell>
          <table:table-cell office:value-type="float" office:value="5961">
            <text:p>5961</text:p>
          </table:table-cell>
          <table:table-cell office:value-type="float" office:value="373840">
            <text:p>373840</text:p>
          </table:table-cell>
          <table:table-cell office:value-type="float" office:value="12074">
            <text:p>12074</text:p>
          </table:table-cell>
          <table:table-cell table:number-columns-repeated="2"/>
          <table:table-cell table:formula="of:=[.A222]+[.C222]-[.A221]-[.C221]" office:value-type="float" office:value="1033">
            <text:p>1033</text:p>
          </table:table-cell>
          <table:table-cell table:formula="of:=[.E222]+[.G222]-[.E221]-[.G221]" office:value-type="float" office:value="1061">
            <text:p>1061</text:p>
          </table:table-cell>
          <table:table-cell table:formula="of:=[.B222]+[.D222]-[.B221]-[.D221]" office:value-type="float" office:value="33">
            <text:p>33</text:p>
          </table:table-cell>
          <table:table-cell table:formula="of:=[.F222]+[.H222]-[.F221]-[.H22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5897">
            <text:p>85897</text:p>
          </table:table-cell>
          <table:table-cell office:value-type="float" office:value="2431">
            <text:p>2431</text:p>
          </table:table-cell>
          <table:table-cell office:value-type="float" office:value="162672">
            <text:p>162672</text:p>
          </table:table-cell>
          <table:table-cell office:value-type="float" office:value="5430">
            <text:p>5430</text:p>
          </table:table-cell>
          <table:table-cell office:value-type="float" office:value="242053">
            <text:p>242053</text:p>
          </table:table-cell>
          <table:table-cell office:value-type="float" office:value="5971">
            <text:p>5971</text:p>
          </table:table-cell>
          <table:table-cell office:value-type="float" office:value="374558">
            <text:p>374558</text:p>
          </table:table-cell>
          <table:table-cell office:value-type="float" office:value="12098">
            <text:p>12098</text:p>
          </table:table-cell>
          <table:table-cell table:number-columns-repeated="2"/>
          <table:table-cell table:formula="of:=[.A223]+[.C223]-[.A222]-[.C222]" office:value-type="float" office:value="1037">
            <text:p>1037</text:p>
          </table:table-cell>
          <table:table-cell table:formula="of:=[.E223]+[.G223]-[.E222]-[.G222]" office:value-type="float" office:value="1037">
            <text:p>1037</text:p>
          </table:table-cell>
          <table:table-cell table:formula="of:=[.B223]+[.D223]-[.B222]-[.D222]" office:value-type="float" office:value="33">
            <text:p>33</text:p>
          </table:table-cell>
          <table:table-cell table:formula="of:=[.F223]+[.H223]-[.F222]-[.H2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6218">
            <text:p>86218</text:p>
          </table:table-cell>
          <table:table-cell office:value-type="float" office:value="2440">
            <text:p>2440</text:p>
          </table:table-cell>
          <table:table-cell office:value-type="float" office:value="163388">
            <text:p>163388</text:p>
          </table:table-cell>
          <table:table-cell office:value-type="float" office:value="5454">
            <text:p>5454</text:p>
          </table:table-cell>
          <table:table-cell office:value-type="float" office:value="242372">
            <text:p>242372</text:p>
          </table:table-cell>
          <table:table-cell office:value-type="float" office:value="5980">
            <text:p>5980</text:p>
          </table:table-cell>
          <table:table-cell office:value-type="float" office:value="375276">
            <text:p>375276</text:p>
          </table:table-cell>
          <table:table-cell office:value-type="float" office:value="12122">
            <text:p>12122</text:p>
          </table:table-cell>
          <table:table-cell table:number-columns-repeated="2"/>
          <table:table-cell table:formula="of:=[.A224]+[.C224]-[.A223]-[.C223]" office:value-type="float" office:value="1033">
            <text:p>1033</text:p>
          </table:table-cell>
          <table:table-cell table:formula="of:=[.E224]+[.G224]-[.E223]-[.G223]" office:value-type="float" office:value="1041">
            <text:p>1041</text:p>
          </table:table-cell>
          <table:table-cell table:formula="of:=[.B224]+[.D224]-[.B223]-[.D223]" office:value-type="float" office:value="33">
            <text:p>33</text:p>
          </table:table-cell>
          <table:table-cell table:formula="of:=[.F224]+[.H224]-[.F223]-[.H2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6535">
            <text:p>86535</text:p>
          </table:table-cell>
          <table:table-cell office:value-type="float" office:value="2449">
            <text:p>2449</text:p>
          </table:table-cell>
          <table:table-cell office:value-type="float" office:value="164104">
            <text:p>164104</text:p>
          </table:table-cell>
          <table:table-cell office:value-type="float" office:value="5478">
            <text:p>5478</text:p>
          </table:table-cell>
          <table:table-cell office:value-type="float" office:value="242695">
            <text:p>242695</text:p>
          </table:table-cell>
          <table:table-cell office:value-type="float" office:value="5989">
            <text:p>5989</text:p>
          </table:table-cell>
          <table:table-cell office:value-type="float" office:value="375994">
            <text:p>375994</text:p>
          </table:table-cell>
          <table:table-cell office:value-type="float" office:value="12146">
            <text:p>12146</text:p>
          </table:table-cell>
          <table:table-cell table:number-columns-repeated="2"/>
          <table:table-cell table:formula="of:=[.A225]+[.C225]-[.A224]-[.C224]" office:value-type="float" office:value="1037">
            <text:p>1037</text:p>
          </table:table-cell>
          <table:table-cell table:formula="of:=[.E225]+[.G225]-[.E224]-[.G224]" office:value-type="float" office:value="1037">
            <text:p>1037</text:p>
          </table:table-cell>
          <table:table-cell table:formula="of:=[.B225]+[.D225]-[.B224]-[.D224]" office:value-type="float" office:value="33">
            <text:p>33</text:p>
          </table:table-cell>
          <table:table-cell table:formula="of:=[.F225]+[.H225]-[.F224]-[.H2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6856">
            <text:p>86856</text:p>
          </table:table-cell>
          <table:table-cell office:value-type="float" office:value="2458">
            <text:p>2458</text:p>
          </table:table-cell>
          <table:table-cell office:value-type="float" office:value="164820">
            <text:p>164820</text:p>
          </table:table-cell>
          <table:table-cell office:value-type="float" office:value="5502">
            <text:p>5502</text:p>
          </table:table-cell>
          <table:table-cell office:value-type="float" office:value="243014">
            <text:p>243014</text:p>
          </table:table-cell>
          <table:table-cell office:value-type="float" office:value="5998">
            <text:p>5998</text:p>
          </table:table-cell>
          <table:table-cell office:value-type="float" office:value="376712">
            <text:p>376712</text:p>
          </table:table-cell>
          <table:table-cell office:value-type="float" office:value="12170">
            <text:p>12170</text:p>
          </table:table-cell>
          <table:table-cell table:number-columns-repeated="2"/>
          <table:table-cell table:formula="of:=[.A226]+[.C226]-[.A225]-[.C225]" office:value-type="float" office:value="1033">
            <text:p>1033</text:p>
          </table:table-cell>
          <table:table-cell table:formula="of:=[.E226]+[.G226]-[.E225]-[.G225]" office:value-type="float" office:value="1061">
            <text:p>1061</text:p>
          </table:table-cell>
          <table:table-cell table:formula="of:=[.B226]+[.D226]-[.B225]-[.D225]" office:value-type="float" office:value="33">
            <text:p>33</text:p>
          </table:table-cell>
          <table:table-cell table:formula="of:=[.F226]+[.H226]-[.F225]-[.H22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7173">
            <text:p>87173</text:p>
          </table:table-cell>
          <table:table-cell office:value-type="float" office:value="2467">
            <text:p>2467</text:p>
          </table:table-cell>
          <table:table-cell office:value-type="float" office:value="165536">
            <text:p>165536</text:p>
          </table:table-cell>
          <table:table-cell office:value-type="float" office:value="5526">
            <text:p>5526</text:p>
          </table:table-cell>
          <table:table-cell office:value-type="float" office:value="243357">
            <text:p>243357</text:p>
          </table:table-cell>
          <table:table-cell office:value-type="float" office:value="6008">
            <text:p>6008</text:p>
          </table:table-cell>
          <table:table-cell office:value-type="float" office:value="377430">
            <text:p>377430</text:p>
          </table:table-cell>
          <table:table-cell office:value-type="float" office:value="12194">
            <text:p>12194</text:p>
          </table:table-cell>
          <table:table-cell table:number-columns-repeated="2"/>
          <table:table-cell table:formula="of:=[.A227]+[.C227]-[.A226]-[.C226]" office:value-type="float" office:value="1037">
            <text:p>1037</text:p>
          </table:table-cell>
          <table:table-cell table:formula="of:=[.E227]+[.G227]-[.E226]-[.G226]" office:value-type="float" office:value="1037">
            <text:p>1037</text:p>
          </table:table-cell>
          <table:table-cell table:formula="of:=[.B227]+[.D227]-[.B226]-[.D226]" office:value-type="float" office:value="33">
            <text:p>33</text:p>
          </table:table-cell>
          <table:table-cell table:formula="of:=[.F227]+[.H227]-[.F226]-[.H2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7494">
            <text:p>87494</text:p>
          </table:table-cell>
          <table:table-cell office:value-type="float" office:value="2476">
            <text:p>2476</text:p>
          </table:table-cell>
          <table:table-cell office:value-type="float" office:value="166252">
            <text:p>166252</text:p>
          </table:table-cell>
          <table:table-cell office:value-type="float" office:value="5550">
            <text:p>5550</text:p>
          </table:table-cell>
          <table:table-cell office:value-type="float" office:value="243676">
            <text:p>243676</text:p>
          </table:table-cell>
          <table:table-cell office:value-type="float" office:value="6017">
            <text:p>6017</text:p>
          </table:table-cell>
          <table:table-cell office:value-type="float" office:value="378148">
            <text:p>378148</text:p>
          </table:table-cell>
          <table:table-cell office:value-type="float" office:value="12218">
            <text:p>12218</text:p>
          </table:table-cell>
          <table:table-cell table:number-columns-repeated="2"/>
          <table:table-cell table:formula="of:=[.A228]+[.C228]-[.A227]-[.C227]" office:value-type="float" office:value="1033">
            <text:p>1033</text:p>
          </table:table-cell>
          <table:table-cell table:formula="of:=[.E228]+[.G228]-[.E227]-[.G227]" office:value-type="float" office:value="1041">
            <text:p>1041</text:p>
          </table:table-cell>
          <table:table-cell table:formula="of:=[.B228]+[.D228]-[.B227]-[.D227]" office:value-type="float" office:value="33">
            <text:p>33</text:p>
          </table:table-cell>
          <table:table-cell table:formula="of:=[.F228]+[.H228]-[.F227]-[.H2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7811">
            <text:p>87811</text:p>
          </table:table-cell>
          <table:table-cell office:value-type="float" office:value="2485">
            <text:p>2485</text:p>
          </table:table-cell>
          <table:table-cell office:value-type="float" office:value="166968">
            <text:p>166968</text:p>
          </table:table-cell>
          <table:table-cell office:value-type="float" office:value="5574">
            <text:p>5574</text:p>
          </table:table-cell>
          <table:table-cell office:value-type="float" office:value="243999">
            <text:p>243999</text:p>
          </table:table-cell>
          <table:table-cell office:value-type="float" office:value="6026">
            <text:p>6026</text:p>
          </table:table-cell>
          <table:table-cell office:value-type="float" office:value="378866">
            <text:p>378866</text:p>
          </table:table-cell>
          <table:table-cell office:value-type="float" office:value="12242">
            <text:p>12242</text:p>
          </table:table-cell>
          <table:table-cell table:number-columns-repeated="2"/>
          <table:table-cell table:formula="of:=[.A229]+[.C229]-[.A228]-[.C228]" office:value-type="float" office:value="1037">
            <text:p>1037</text:p>
          </table:table-cell>
          <table:table-cell table:formula="of:=[.E229]+[.G229]-[.E228]-[.G228]" office:value-type="float" office:value="1037">
            <text:p>1037</text:p>
          </table:table-cell>
          <table:table-cell table:formula="of:=[.B229]+[.D229]-[.B228]-[.D228]" office:value-type="float" office:value="33">
            <text:p>33</text:p>
          </table:table-cell>
          <table:table-cell table:formula="of:=[.F229]+[.H229]-[.F228]-[.H2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8132">
            <text:p>88132</text:p>
          </table:table-cell>
          <table:table-cell office:value-type="float" office:value="2494">
            <text:p>2494</text:p>
          </table:table-cell>
          <table:table-cell office:value-type="float" office:value="167684">
            <text:p>167684</text:p>
          </table:table-cell>
          <table:table-cell office:value-type="float" office:value="5598">
            <text:p>5598</text:p>
          </table:table-cell>
          <table:table-cell office:value-type="float" office:value="244318">
            <text:p>244318</text:p>
          </table:table-cell>
          <table:table-cell office:value-type="float" office:value="6035">
            <text:p>6035</text:p>
          </table:table-cell>
          <table:table-cell office:value-type="float" office:value="379584">
            <text:p>379584</text:p>
          </table:table-cell>
          <table:table-cell office:value-type="float" office:value="12266">
            <text:p>12266</text:p>
          </table:table-cell>
          <table:table-cell table:number-columns-repeated="2"/>
          <table:table-cell table:formula="of:=[.A230]+[.C230]-[.A229]-[.C229]" office:value-type="float" office:value="1033">
            <text:p>1033</text:p>
          </table:table-cell>
          <table:table-cell table:formula="of:=[.E230]+[.G230]-[.E229]-[.G229]" office:value-type="float" office:value="1041">
            <text:p>1041</text:p>
          </table:table-cell>
          <table:table-cell table:formula="of:=[.B230]+[.D230]-[.B229]-[.D229]" office:value-type="float" office:value="33">
            <text:p>33</text:p>
          </table:table-cell>
          <table:table-cell table:formula="of:=[.F230]+[.H230]-[.F229]-[.H2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8449">
            <text:p>88449</text:p>
          </table:table-cell>
          <table:table-cell office:value-type="float" office:value="2503">
            <text:p>2503</text:p>
          </table:table-cell>
          <table:table-cell office:value-type="float" office:value="168400">
            <text:p>168400</text:p>
          </table:table-cell>
          <table:table-cell office:value-type="float" office:value="5622">
            <text:p>5622</text:p>
          </table:table-cell>
          <table:table-cell office:value-type="float" office:value="244641">
            <text:p>244641</text:p>
          </table:table-cell>
          <table:table-cell office:value-type="float" office:value="6044">
            <text:p>6044</text:p>
          </table:table-cell>
          <table:table-cell office:value-type="float" office:value="380302">
            <text:p>380302</text:p>
          </table:table-cell>
          <table:table-cell office:value-type="float" office:value="12290">
            <text:p>12290</text:p>
          </table:table-cell>
          <table:table-cell table:number-columns-repeated="2"/>
          <table:table-cell table:formula="of:=[.A231]+[.C231]-[.A230]-[.C230]" office:value-type="float" office:value="1037">
            <text:p>1037</text:p>
          </table:table-cell>
          <table:table-cell table:formula="of:=[.E231]+[.G231]-[.E230]-[.G230]" office:value-type="float" office:value="1037">
            <text:p>1037</text:p>
          </table:table-cell>
          <table:table-cell table:formula="of:=[.B231]+[.D231]-[.B230]-[.D230]" office:value-type="float" office:value="33">
            <text:p>33</text:p>
          </table:table-cell>
          <table:table-cell table:formula="of:=[.F231]+[.H231]-[.F230]-[.H2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8770">
            <text:p>88770</text:p>
          </table:table-cell>
          <table:table-cell office:value-type="float" office:value="2512">
            <text:p>2512</text:p>
          </table:table-cell>
          <table:table-cell office:value-type="float" office:value="169116">
            <text:p>169116</text:p>
          </table:table-cell>
          <table:table-cell office:value-type="float" office:value="5646">
            <text:p>5646</text:p>
          </table:table-cell>
          <table:table-cell office:value-type="float" office:value="244960">
            <text:p>244960</text:p>
          </table:table-cell>
          <table:table-cell office:value-type="float" office:value="6053">
            <text:p>6053</text:p>
          </table:table-cell>
          <table:table-cell office:value-type="float" office:value="381020">
            <text:p>381020</text:p>
          </table:table-cell>
          <table:table-cell office:value-type="float" office:value="12314">
            <text:p>12314</text:p>
          </table:table-cell>
          <table:table-cell table:number-columns-repeated="2"/>
          <table:table-cell table:formula="of:=[.A232]+[.C232]-[.A231]-[.C231]" office:value-type="float" office:value="1033">
            <text:p>1033</text:p>
          </table:table-cell>
          <table:table-cell table:formula="of:=[.E232]+[.G232]-[.E231]-[.G231]" office:value-type="float" office:value="1041">
            <text:p>1041</text:p>
          </table:table-cell>
          <table:table-cell table:formula="of:=[.B232]+[.D232]-[.B231]-[.D231]" office:value-type="float" office:value="33">
            <text:p>33</text:p>
          </table:table-cell>
          <table:table-cell table:formula="of:=[.F232]+[.H232]-[.F231]-[.H2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9087">
            <text:p>89087</text:p>
          </table:table-cell>
          <table:table-cell office:value-type="float" office:value="2521">
            <text:p>2521</text:p>
          </table:table-cell>
          <table:table-cell office:value-type="float" office:value="169832">
            <text:p>169832</text:p>
          </table:table-cell>
          <table:table-cell office:value-type="float" office:value="5670">
            <text:p>5670</text:p>
          </table:table-cell>
          <table:table-cell office:value-type="float" office:value="245283">
            <text:p>245283</text:p>
          </table:table-cell>
          <table:table-cell office:value-type="float" office:value="6062">
            <text:p>6062</text:p>
          </table:table-cell>
          <table:table-cell office:value-type="float" office:value="381738">
            <text:p>381738</text:p>
          </table:table-cell>
          <table:table-cell office:value-type="float" office:value="12338">
            <text:p>12338</text:p>
          </table:table-cell>
          <table:table-cell table:number-columns-repeated="2"/>
          <table:table-cell table:formula="of:=[.A233]+[.C233]-[.A232]-[.C232]" office:value-type="float" office:value="1037">
            <text:p>1037</text:p>
          </table:table-cell>
          <table:table-cell table:formula="of:=[.E233]+[.G233]-[.E232]-[.G232]" office:value-type="float" office:value="1037">
            <text:p>1037</text:p>
          </table:table-cell>
          <table:table-cell table:formula="of:=[.B233]+[.D233]-[.B232]-[.D232]" office:value-type="float" office:value="33">
            <text:p>33</text:p>
          </table:table-cell>
          <table:table-cell table:formula="of:=[.F233]+[.H233]-[.F232]-[.H2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9408">
            <text:p>89408</text:p>
          </table:table-cell>
          <table:table-cell office:value-type="float" office:value="2530">
            <text:p>2530</text:p>
          </table:table-cell>
          <table:table-cell office:value-type="float" office:value="170548">
            <text:p>170548</text:p>
          </table:table-cell>
          <table:table-cell office:value-type="float" office:value="5694">
            <text:p>5694</text:p>
          </table:table-cell>
          <table:table-cell office:value-type="float" office:value="245602">
            <text:p>245602</text:p>
          </table:table-cell>
          <table:table-cell office:value-type="float" office:value="6071">
            <text:p>6071</text:p>
          </table:table-cell>
          <table:table-cell office:value-type="float" office:value="382456">
            <text:p>382456</text:p>
          </table:table-cell>
          <table:table-cell office:value-type="float" office:value="12362">
            <text:p>12362</text:p>
          </table:table-cell>
          <table:table-cell table:number-columns-repeated="2"/>
          <table:table-cell table:formula="of:=[.A234]+[.C234]-[.A233]-[.C233]" office:value-type="float" office:value="1033">
            <text:p>1033</text:p>
          </table:table-cell>
          <table:table-cell table:formula="of:=[.E234]+[.G234]-[.E233]-[.G233]" office:value-type="float" office:value="1041">
            <text:p>1041</text:p>
          </table:table-cell>
          <table:table-cell table:formula="of:=[.B234]+[.D234]-[.B233]-[.D233]" office:value-type="float" office:value="33">
            <text:p>33</text:p>
          </table:table-cell>
          <table:table-cell table:formula="of:=[.F234]+[.H234]-[.F233]-[.H2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89725">
            <text:p>89725</text:p>
          </table:table-cell>
          <table:table-cell office:value-type="float" office:value="2539">
            <text:p>2539</text:p>
          </table:table-cell>
          <table:table-cell office:value-type="float" office:value="171264">
            <text:p>171264</text:p>
          </table:table-cell>
          <table:table-cell office:value-type="float" office:value="5718">
            <text:p>5718</text:p>
          </table:table-cell>
          <table:table-cell office:value-type="float" office:value="245925">
            <text:p>245925</text:p>
          </table:table-cell>
          <table:table-cell office:value-type="float" office:value="6080">
            <text:p>6080</text:p>
          </table:table-cell>
          <table:table-cell office:value-type="float" office:value="383174">
            <text:p>383174</text:p>
          </table:table-cell>
          <table:table-cell office:value-type="float" office:value="12386">
            <text:p>12386</text:p>
          </table:table-cell>
          <table:table-cell table:number-columns-repeated="2"/>
          <table:table-cell table:formula="of:=[.A235]+[.C235]-[.A234]-[.C234]" office:value-type="float" office:value="1037">
            <text:p>1037</text:p>
          </table:table-cell>
          <table:table-cell table:formula="of:=[.E235]+[.G235]-[.E234]-[.G234]" office:value-type="float" office:value="1037">
            <text:p>1037</text:p>
          </table:table-cell>
          <table:table-cell table:formula="of:=[.B235]+[.D235]-[.B234]-[.D234]" office:value-type="float" office:value="33">
            <text:p>33</text:p>
          </table:table-cell>
          <table:table-cell table:formula="of:=[.F235]+[.H235]-[.F234]-[.H2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0046">
            <text:p>90046</text:p>
          </table:table-cell>
          <table:table-cell office:value-type="float" office:value="2548">
            <text:p>2548</text:p>
          </table:table-cell>
          <table:table-cell office:value-type="float" office:value="171980">
            <text:p>171980</text:p>
          </table:table-cell>
          <table:table-cell office:value-type="float" office:value="5742">
            <text:p>5742</text:p>
          </table:table-cell>
          <table:table-cell office:value-type="float" office:value="246244">
            <text:p>246244</text:p>
          </table:table-cell>
          <table:table-cell office:value-type="float" office:value="6089">
            <text:p>6089</text:p>
          </table:table-cell>
          <table:table-cell office:value-type="float" office:value="383892">
            <text:p>383892</text:p>
          </table:table-cell>
          <table:table-cell office:value-type="float" office:value="12410">
            <text:p>12410</text:p>
          </table:table-cell>
          <table:table-cell table:number-columns-repeated="2"/>
          <table:table-cell table:formula="of:=[.A236]+[.C236]-[.A235]-[.C235]" office:value-type="float" office:value="1033">
            <text:p>1033</text:p>
          </table:table-cell>
          <table:table-cell table:formula="of:=[.E236]+[.G236]-[.E235]-[.G235]" office:value-type="float" office:value="1061">
            <text:p>1061</text:p>
          </table:table-cell>
          <table:table-cell table:formula="of:=[.B236]+[.D236]-[.B235]-[.D235]" office:value-type="float" office:value="33">
            <text:p>33</text:p>
          </table:table-cell>
          <table:table-cell table:formula="of:=[.F236]+[.H236]-[.F235]-[.H2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0363">
            <text:p>90363</text:p>
          </table:table-cell>
          <table:table-cell office:value-type="float" office:value="2557">
            <text:p>2557</text:p>
          </table:table-cell>
          <table:table-cell office:value-type="float" office:value="172696">
            <text:p>172696</text:p>
          </table:table-cell>
          <table:table-cell office:value-type="float" office:value="5766">
            <text:p>5766</text:p>
          </table:table-cell>
          <table:table-cell office:value-type="float" office:value="246587">
            <text:p>246587</text:p>
          </table:table-cell>
          <table:table-cell office:value-type="float" office:value="6099">
            <text:p>6099</text:p>
          </table:table-cell>
          <table:table-cell office:value-type="float" office:value="384610">
            <text:p>384610</text:p>
          </table:table-cell>
          <table:table-cell office:value-type="float" office:value="12434">
            <text:p>12434</text:p>
          </table:table-cell>
          <table:table-cell table:number-columns-repeated="2"/>
          <table:table-cell table:formula="of:=[.A237]+[.C237]-[.A236]-[.C236]" office:value-type="float" office:value="1037">
            <text:p>1037</text:p>
          </table:table-cell>
          <table:table-cell table:formula="of:=[.E237]+[.G237]-[.E236]-[.G236]" office:value-type="float" office:value="1037">
            <text:p>1037</text:p>
          </table:table-cell>
          <table:table-cell table:formula="of:=[.B237]+[.D237]-[.B236]-[.D236]" office:value-type="float" office:value="33">
            <text:p>33</text:p>
          </table:table-cell>
          <table:table-cell table:formula="of:=[.F237]+[.H237]-[.F236]-[.H2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0684">
            <text:p>90684</text:p>
          </table:table-cell>
          <table:table-cell office:value-type="float" office:value="2566">
            <text:p>2566</text:p>
          </table:table-cell>
          <table:table-cell office:value-type="float" office:value="173412">
            <text:p>173412</text:p>
          </table:table-cell>
          <table:table-cell office:value-type="float" office:value="5790">
            <text:p>5790</text:p>
          </table:table-cell>
          <table:table-cell office:value-type="float" office:value="246906">
            <text:p>246906</text:p>
          </table:table-cell>
          <table:table-cell office:value-type="float" office:value="6108">
            <text:p>6108</text:p>
          </table:table-cell>
          <table:table-cell office:value-type="float" office:value="385328">
            <text:p>385328</text:p>
          </table:table-cell>
          <table:table-cell office:value-type="float" office:value="12458">
            <text:p>12458</text:p>
          </table:table-cell>
          <table:table-cell table:number-columns-repeated="2"/>
          <table:table-cell table:formula="of:=[.A238]+[.C238]-[.A237]-[.C237]" office:value-type="float" office:value="1033">
            <text:p>1033</text:p>
          </table:table-cell>
          <table:table-cell table:formula="of:=[.E238]+[.G238]-[.E237]-[.G237]" office:value-type="float" office:value="1041">
            <text:p>1041</text:p>
          </table:table-cell>
          <table:table-cell table:formula="of:=[.B238]+[.D238]-[.B237]-[.D237]" office:value-type="float" office:value="33">
            <text:p>33</text:p>
          </table:table-cell>
          <table:table-cell table:formula="of:=[.F238]+[.H238]-[.F237]-[.H2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2575">
            <text:p>2575</text:p>
          </table:table-cell>
          <table:table-cell office:value-type="float" office:value="174128">
            <text:p>174128</text:p>
          </table:table-cell>
          <table:table-cell office:value-type="float" office:value="5814">
            <text:p>5814</text:p>
          </table:table-cell>
          <table:table-cell office:value-type="float" office:value="247229">
            <text:p>247229</text:p>
          </table:table-cell>
          <table:table-cell office:value-type="float" office:value="6117">
            <text:p>6117</text:p>
          </table:table-cell>
          <table:table-cell office:value-type="float" office:value="386046">
            <text:p>386046</text:p>
          </table:table-cell>
          <table:table-cell office:value-type="float" office:value="12482">
            <text:p>12482</text:p>
          </table:table-cell>
          <table:table-cell table:number-columns-repeated="2"/>
          <table:table-cell table:formula="of:=[.A239]+[.C239]-[.A238]-[.C238]" office:value-type="float" office:value="1037">
            <text:p>1037</text:p>
          </table:table-cell>
          <table:table-cell table:formula="of:=[.E239]+[.G239]-[.E238]-[.G238]" office:value-type="float" office:value="1037">
            <text:p>1037</text:p>
          </table:table-cell>
          <table:table-cell table:formula="of:=[.B239]+[.D239]-[.B238]-[.D238]" office:value-type="float" office:value="33">
            <text:p>33</text:p>
          </table:table-cell>
          <table:table-cell table:formula="of:=[.F239]+[.H239]-[.F238]-[.H2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1322">
            <text:p>91322</text:p>
          </table:table-cell>
          <table:table-cell office:value-type="float" office:value="2584">
            <text:p>2584</text:p>
          </table:table-cell>
          <table:table-cell office:value-type="float" office:value="174844">
            <text:p>174844</text:p>
          </table:table-cell>
          <table:table-cell office:value-type="float" office:value="5838">
            <text:p>5838</text:p>
          </table:table-cell>
          <table:table-cell office:value-type="float" office:value="247548">
            <text:p>247548</text:p>
          </table:table-cell>
          <table:table-cell office:value-type="float" office:value="6126">
            <text:p>6126</text:p>
          </table:table-cell>
          <table:table-cell office:value-type="float" office:value="386764">
            <text:p>386764</text:p>
          </table:table-cell>
          <table:table-cell office:value-type="float" office:value="12506">
            <text:p>12506</text:p>
          </table:table-cell>
          <table:table-cell table:number-columns-repeated="2"/>
          <table:table-cell table:formula="of:=[.A240]+[.C240]-[.A239]-[.C239]" office:value-type="float" office:value="1033">
            <text:p>1033</text:p>
          </table:table-cell>
          <table:table-cell table:formula="of:=[.E240]+[.G240]-[.E239]-[.G239]" office:value-type="float" office:value="1041">
            <text:p>1041</text:p>
          </table:table-cell>
          <table:table-cell table:formula="of:=[.B240]+[.D240]-[.B239]-[.D239]" office:value-type="float" office:value="33">
            <text:p>33</text:p>
          </table:table-cell>
          <table:table-cell table:formula="of:=[.F240]+[.H240]-[.F239]-[.H2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1639">
            <text:p>91639</text:p>
          </table:table-cell>
          <table:table-cell office:value-type="float" office:value="2593">
            <text:p>2593</text:p>
          </table:table-cell>
          <table:table-cell office:value-type="float" office:value="175560">
            <text:p>175560</text:p>
          </table:table-cell>
          <table:table-cell office:value-type="float" office:value="5862">
            <text:p>5862</text:p>
          </table:table-cell>
          <table:table-cell office:value-type="float" office:value="247871">
            <text:p>247871</text:p>
          </table:table-cell>
          <table:table-cell office:value-type="float" office:value="6135">
            <text:p>6135</text:p>
          </table:table-cell>
          <table:table-cell office:value-type="float" office:value="387482">
            <text:p>387482</text:p>
          </table:table-cell>
          <table:table-cell office:value-type="float" office:value="12530">
            <text:p>12530</text:p>
          </table:table-cell>
          <table:table-cell table:number-columns-repeated="2"/>
          <table:table-cell table:formula="of:=[.A241]+[.C241]-[.A240]-[.C240]" office:value-type="float" office:value="1037">
            <text:p>1037</text:p>
          </table:table-cell>
          <table:table-cell table:formula="of:=[.E241]+[.G241]-[.E240]-[.G240]" office:value-type="float" office:value="1057">
            <text:p>1057</text:p>
          </table:table-cell>
          <table:table-cell table:formula="of:=[.B241]+[.D241]-[.B240]-[.D240]" office:value-type="float" office:value="33">
            <text:p>33</text:p>
          </table:table-cell>
          <table:table-cell table:formula="of:=[.F241]+[.H241]-[.F240]-[.H2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1960">
            <text:p>91960</text:p>
          </table:table-cell>
          <table:table-cell office:value-type="float" office:value="2602">
            <text:p>2602</text:p>
          </table:table-cell>
          <table:table-cell office:value-type="float" office:value="176276">
            <text:p>176276</text:p>
          </table:table-cell>
          <table:table-cell office:value-type="float" office:value="5886">
            <text:p>5886</text:p>
          </table:table-cell>
          <table:table-cell office:value-type="float" office:value="248210">
            <text:p>248210</text:p>
          </table:table-cell>
          <table:table-cell office:value-type="float" office:value="6145">
            <text:p>6145</text:p>
          </table:table-cell>
          <table:table-cell office:value-type="float" office:value="388200">
            <text:p>388200</text:p>
          </table:table-cell>
          <table:table-cell office:value-type="float" office:value="12554">
            <text:p>12554</text:p>
          </table:table-cell>
          <table:table-cell table:number-columns-repeated="2"/>
          <table:table-cell table:formula="of:=[.A242]+[.C242]-[.A241]-[.C241]" office:value-type="float" office:value="1033">
            <text:p>1033</text:p>
          </table:table-cell>
          <table:table-cell table:formula="of:=[.E242]+[.G242]-[.E241]-[.G241]" office:value-type="float" office:value="1041">
            <text:p>1041</text:p>
          </table:table-cell>
          <table:table-cell table:formula="of:=[.B242]+[.D242]-[.B241]-[.D241]" office:value-type="float" office:value="33">
            <text:p>33</text:p>
          </table:table-cell>
          <table:table-cell table:formula="of:=[.F242]+[.H242]-[.F241]-[.H2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2277">
            <text:p>92277</text:p>
          </table:table-cell>
          <table:table-cell office:value-type="float" office:value="2611">
            <text:p>2611</text:p>
          </table:table-cell>
          <table:table-cell office:value-type="float" office:value="176992">
            <text:p>176992</text:p>
          </table:table-cell>
          <table:table-cell office:value-type="float" office:value="5910">
            <text:p>5910</text:p>
          </table:table-cell>
          <table:table-cell office:value-type="float" office:value="248533">
            <text:p>248533</text:p>
          </table:table-cell>
          <table:table-cell office:value-type="float" office:value="6154">
            <text:p>6154</text:p>
          </table:table-cell>
          <table:table-cell office:value-type="float" office:value="388918">
            <text:p>388918</text:p>
          </table:table-cell>
          <table:table-cell office:value-type="float" office:value="12578">
            <text:p>12578</text:p>
          </table:table-cell>
          <table:table-cell table:number-columns-repeated="2"/>
          <table:table-cell table:formula="of:=[.A243]+[.C243]-[.A242]-[.C242]" office:value-type="float" office:value="1037">
            <text:p>1037</text:p>
          </table:table-cell>
          <table:table-cell table:formula="of:=[.E243]+[.G243]-[.E242]-[.G242]" office:value-type="float" office:value="1037">
            <text:p>1037</text:p>
          </table:table-cell>
          <table:table-cell table:formula="of:=[.B243]+[.D243]-[.B242]-[.D242]" office:value-type="float" office:value="33">
            <text:p>33</text:p>
          </table:table-cell>
          <table:table-cell table:formula="of:=[.F243]+[.H243]-[.F242]-[.H2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2598">
            <text:p>92598</text:p>
          </table:table-cell>
          <table:table-cell office:value-type="float" office:value="2620">
            <text:p>2620</text:p>
          </table:table-cell>
          <table:table-cell office:value-type="float" office:value="177708">
            <text:p>177708</text:p>
          </table:table-cell>
          <table:table-cell office:value-type="float" office:value="5934">
            <text:p>5934</text:p>
          </table:table-cell>
          <table:table-cell office:value-type="float" office:value="248852">
            <text:p>248852</text:p>
          </table:table-cell>
          <table:table-cell office:value-type="float" office:value="6163">
            <text:p>6163</text:p>
          </table:table-cell>
          <table:table-cell office:value-type="float" office:value="389636">
            <text:p>389636</text:p>
          </table:table-cell>
          <table:table-cell office:value-type="float" office:value="12602">
            <text:p>12602</text:p>
          </table:table-cell>
          <table:table-cell table:number-columns-repeated="2"/>
          <table:table-cell table:formula="of:=[.A244]+[.C244]-[.A243]-[.C243]" office:value-type="float" office:value="1033">
            <text:p>1033</text:p>
          </table:table-cell>
          <table:table-cell table:formula="of:=[.E244]+[.G244]-[.E243]-[.G243]" office:value-type="float" office:value="1041">
            <text:p>1041</text:p>
          </table:table-cell>
          <table:table-cell table:formula="of:=[.B244]+[.D244]-[.B243]-[.D243]" office:value-type="float" office:value="33">
            <text:p>33</text:p>
          </table:table-cell>
          <table:table-cell table:formula="of:=[.F244]+[.H244]-[.F243]-[.H2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2915">
            <text:p>92915</text:p>
          </table:table-cell>
          <table:table-cell office:value-type="float" office:value="2629">
            <text:p>2629</text:p>
          </table:table-cell>
          <table:table-cell office:value-type="float" office:value="178424">
            <text:p>178424</text:p>
          </table:table-cell>
          <table:table-cell office:value-type="float" office:value="5958">
            <text:p>5958</text:p>
          </table:table-cell>
          <table:table-cell office:value-type="float" office:value="249175">
            <text:p>249175</text:p>
          </table:table-cell>
          <table:table-cell office:value-type="float" office:value="6172">
            <text:p>6172</text:p>
          </table:table-cell>
          <table:table-cell office:value-type="float" office:value="390354">
            <text:p>390354</text:p>
          </table:table-cell>
          <table:table-cell office:value-type="float" office:value="12626">
            <text:p>12626</text:p>
          </table:table-cell>
          <table:table-cell table:number-columns-repeated="2"/>
          <table:table-cell table:formula="of:=[.A245]+[.C245]-[.A244]-[.C244]" office:value-type="float" office:value="1037">
            <text:p>1037</text:p>
          </table:table-cell>
          <table:table-cell table:formula="of:=[.E245]+[.G245]-[.E244]-[.G244]" office:value-type="float" office:value="1037">
            <text:p>1037</text:p>
          </table:table-cell>
          <table:table-cell table:formula="of:=[.B245]+[.D245]-[.B244]-[.D244]" office:value-type="float" office:value="33">
            <text:p>33</text:p>
          </table:table-cell>
          <table:table-cell table:formula="of:=[.F245]+[.H245]-[.F244]-[.H2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3236">
            <text:p>93236</text:p>
          </table:table-cell>
          <table:table-cell office:value-type="float" office:value="2638">
            <text:p>2638</text:p>
          </table:table-cell>
          <table:table-cell office:value-type="float" office:value="179140">
            <text:p>179140</text:p>
          </table:table-cell>
          <table:table-cell office:value-type="float" office:value="5982">
            <text:p>5982</text:p>
          </table:table-cell>
          <table:table-cell office:value-type="float" office:value="249494">
            <text:p>249494</text:p>
          </table:table-cell>
          <table:table-cell office:value-type="float" office:value="6181">
            <text:p>6181</text:p>
          </table:table-cell>
          <table:table-cell office:value-type="float" office:value="391072">
            <text:p>391072</text:p>
          </table:table-cell>
          <table:table-cell office:value-type="float" office:value="12650">
            <text:p>12650</text:p>
          </table:table-cell>
          <table:table-cell table:number-columns-repeated="2"/>
          <table:table-cell table:formula="of:=[.A246]+[.C246]-[.A245]-[.C245]" office:value-type="float" office:value="1033">
            <text:p>1033</text:p>
          </table:table-cell>
          <table:table-cell table:formula="of:=[.E246]+[.G246]-[.E245]-[.G245]" office:value-type="float" office:value="1061">
            <text:p>1061</text:p>
          </table:table-cell>
          <table:table-cell table:formula="of:=[.B246]+[.D246]-[.B245]-[.D245]" office:value-type="float" office:value="33">
            <text:p>33</text:p>
          </table:table-cell>
          <table:table-cell table:formula="of:=[.F246]+[.H246]-[.F245]-[.H24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3553">
            <text:p>93553</text:p>
          </table:table-cell>
          <table:table-cell office:value-type="float" office:value="2647">
            <text:p>2647</text:p>
          </table:table-cell>
          <table:table-cell office:value-type="float" office:value="179856">
            <text:p>179856</text:p>
          </table:table-cell>
          <table:table-cell office:value-type="float" office:value="6006">
            <text:p>6006</text:p>
          </table:table-cell>
          <table:table-cell office:value-type="float" office:value="249837">
            <text:p>249837</text:p>
          </table:table-cell>
          <table:table-cell office:value-type="float" office:value="6191">
            <text:p>6191</text:p>
          </table:table-cell>
          <table:table-cell office:value-type="float" office:value="391790">
            <text:p>391790</text:p>
          </table:table-cell>
          <table:table-cell office:value-type="float" office:value="12674">
            <text:p>12674</text:p>
          </table:table-cell>
          <table:table-cell table:number-columns-repeated="2"/>
          <table:table-cell table:formula="of:=[.A247]+[.C247]-[.A246]-[.C246]" office:value-type="float" office:value="1037">
            <text:p>1037</text:p>
          </table:table-cell>
          <table:table-cell table:formula="of:=[.E247]+[.G247]-[.E246]-[.G246]" office:value-type="float" office:value="1037">
            <text:p>1037</text:p>
          </table:table-cell>
          <table:table-cell table:formula="of:=[.B247]+[.D247]-[.B246]-[.D246]" office:value-type="float" office:value="33">
            <text:p>33</text:p>
          </table:table-cell>
          <table:table-cell table:formula="of:=[.F247]+[.H247]-[.F246]-[.H2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3874">
            <text:p>93874</text:p>
          </table:table-cell>
          <table:table-cell office:value-type="float" office:value="2656">
            <text:p>2656</text:p>
          </table:table-cell>
          <table:table-cell office:value-type="float" office:value="180572">
            <text:p>180572</text:p>
          </table:table-cell>
          <table:table-cell office:value-type="float" office:value="6030">
            <text:p>6030</text:p>
          </table:table-cell>
          <table:table-cell office:value-type="float" office:value="250156">
            <text:p>250156</text:p>
          </table:table-cell>
          <table:table-cell office:value-type="float" office:value="6200">
            <text:p>6200</text:p>
          </table:table-cell>
          <table:table-cell office:value-type="float" office:value="392508">
            <text:p>392508</text:p>
          </table:table-cell>
          <table:table-cell office:value-type="float" office:value="12698">
            <text:p>12698</text:p>
          </table:table-cell>
          <table:table-cell table:number-columns-repeated="2"/>
          <table:table-cell table:formula="of:=[.A248]+[.C248]-[.A247]-[.C247]" office:value-type="float" office:value="1033">
            <text:p>1033</text:p>
          </table:table-cell>
          <table:table-cell table:formula="of:=[.E248]+[.G248]-[.E247]-[.G247]" office:value-type="float" office:value="1041">
            <text:p>1041</text:p>
          </table:table-cell>
          <table:table-cell table:formula="of:=[.B248]+[.D248]-[.B247]-[.D247]" office:value-type="float" office:value="33">
            <text:p>33</text:p>
          </table:table-cell>
          <table:table-cell table:formula="of:=[.F248]+[.H248]-[.F247]-[.H2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4191">
            <text:p>94191</text:p>
          </table:table-cell>
          <table:table-cell office:value-type="float" office:value="2665">
            <text:p>2665</text:p>
          </table:table-cell>
          <table:table-cell office:value-type="float" office:value="181288">
            <text:p>181288</text:p>
          </table:table-cell>
          <table:table-cell office:value-type="float" office:value="6054">
            <text:p>6054</text:p>
          </table:table-cell>
          <table:table-cell office:value-type="float" office:value="250479">
            <text:p>250479</text:p>
          </table:table-cell>
          <table:table-cell office:value-type="float" office:value="6209">
            <text:p>6209</text:p>
          </table:table-cell>
          <table:table-cell office:value-type="float" office:value="393226">
            <text:p>393226</text:p>
          </table:table-cell>
          <table:table-cell office:value-type="float" office:value="12722">
            <text:p>12722</text:p>
          </table:table-cell>
          <table:table-cell table:number-columns-repeated="2"/>
          <table:table-cell table:formula="of:=[.A249]+[.C249]-[.A248]-[.C248]" office:value-type="float" office:value="1037">
            <text:p>1037</text:p>
          </table:table-cell>
          <table:table-cell table:formula="of:=[.E249]+[.G249]-[.E248]-[.G248]" office:value-type="float" office:value="1037">
            <text:p>1037</text:p>
          </table:table-cell>
          <table:table-cell table:formula="of:=[.B249]+[.D249]-[.B248]-[.D248]" office:value-type="float" office:value="33">
            <text:p>33</text:p>
          </table:table-cell>
          <table:table-cell table:formula="of:=[.F249]+[.H249]-[.F248]-[.H2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4512">
            <text:p>94512</text:p>
          </table:table-cell>
          <table:table-cell office:value-type="float" office:value="2674">
            <text:p>2674</text:p>
          </table:table-cell>
          <table:table-cell office:value-type="float" office:value="182004">
            <text:p>182004</text:p>
          </table:table-cell>
          <table:table-cell office:value-type="float" office:value="6078">
            <text:p>6078</text:p>
          </table:table-cell>
          <table:table-cell office:value-type="float" office:value="250798">
            <text:p>250798</text:p>
          </table:table-cell>
          <table:table-cell office:value-type="float" office:value="6218">
            <text:p>6218</text:p>
          </table:table-cell>
          <table:table-cell office:value-type="float" office:value="393944">
            <text:p>393944</text:p>
          </table:table-cell>
          <table:table-cell office:value-type="float" office:value="12746">
            <text:p>12746</text:p>
          </table:table-cell>
          <table:table-cell table:number-columns-repeated="2"/>
          <table:table-cell table:formula="of:=[.A250]+[.C250]-[.A249]-[.C249]" office:value-type="float" office:value="1033">
            <text:p>1033</text:p>
          </table:table-cell>
          <table:table-cell table:formula="of:=[.E250]+[.G250]-[.E249]-[.G249]" office:value-type="float" office:value="1061">
            <text:p>1061</text:p>
          </table:table-cell>
          <table:table-cell table:formula="of:=[.B250]+[.D250]-[.B249]-[.D249]" office:value-type="float" office:value="33">
            <text:p>33</text:p>
          </table:table-cell>
          <table:table-cell table:formula="of:=[.F250]+[.H250]-[.F249]-[.H2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4829">
            <text:p>94829</text:p>
          </table:table-cell>
          <table:table-cell office:value-type="float" office:value="2683">
            <text:p>2683</text:p>
          </table:table-cell>
          <table:table-cell office:value-type="float" office:value="182720">
            <text:p>182720</text:p>
          </table:table-cell>
          <table:table-cell office:value-type="float" office:value="6102">
            <text:p>6102</text:p>
          </table:table-cell>
          <table:table-cell office:value-type="float" office:value="251141">
            <text:p>251141</text:p>
          </table:table-cell>
          <table:table-cell office:value-type="float" office:value="6228">
            <text:p>6228</text:p>
          </table:table-cell>
          <table:table-cell office:value-type="float" office:value="394662">
            <text:p>394662</text:p>
          </table:table-cell>
          <table:table-cell office:value-type="float" office:value="12770">
            <text:p>12770</text:p>
          </table:table-cell>
          <table:table-cell table:number-columns-repeated="2"/>
          <table:table-cell table:formula="of:=[.A251]+[.C251]-[.A250]-[.C250]" office:value-type="float" office:value="1037">
            <text:p>1037</text:p>
          </table:table-cell>
          <table:table-cell table:formula="of:=[.E251]+[.G251]-[.E250]-[.G250]" office:value-type="float" office:value="1037">
            <text:p>1037</text:p>
          </table:table-cell>
          <table:table-cell table:formula="of:=[.B251]+[.D251]-[.B250]-[.D250]" office:value-type="float" office:value="33">
            <text:p>33</text:p>
          </table:table-cell>
          <table:table-cell table:formula="of:=[.F251]+[.H251]-[.F250]-[.H2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5150">
            <text:p>95150</text:p>
          </table:table-cell>
          <table:table-cell office:value-type="float" office:value="2692">
            <text:p>2692</text:p>
          </table:table-cell>
          <table:table-cell office:value-type="float" office:value="183436">
            <text:p>183436</text:p>
          </table:table-cell>
          <table:table-cell office:value-type="float" office:value="6126">
            <text:p>6126</text:p>
          </table:table-cell>
          <table:table-cell office:value-type="float" office:value="251460">
            <text:p>251460</text:p>
          </table:table-cell>
          <table:table-cell office:value-type="float" office:value="6237">
            <text:p>6237</text:p>
          </table:table-cell>
          <table:table-cell office:value-type="float" office:value="395380">
            <text:p>395380</text:p>
          </table:table-cell>
          <table:table-cell office:value-type="float" office:value="12794">
            <text:p>12794</text:p>
          </table:table-cell>
          <table:table-cell table:number-columns-repeated="2"/>
          <table:table-cell table:formula="of:=[.A252]+[.C252]-[.A251]-[.C251]" office:value-type="float" office:value="1033">
            <text:p>1033</text:p>
          </table:table-cell>
          <table:table-cell table:formula="of:=[.E252]+[.G252]-[.E251]-[.G251]" office:value-type="float" office:value="1041">
            <text:p>1041</text:p>
          </table:table-cell>
          <table:table-cell table:formula="of:=[.B252]+[.D252]-[.B251]-[.D251]" office:value-type="float" office:value="33">
            <text:p>33</text:p>
          </table:table-cell>
          <table:table-cell table:formula="of:=[.F252]+[.H252]-[.F251]-[.H2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5467">
            <text:p>95467</text:p>
          </table:table-cell>
          <table:table-cell office:value-type="float" office:value="2701">
            <text:p>2701</text:p>
          </table:table-cell>
          <table:table-cell office:value-type="float" office:value="184152">
            <text:p>184152</text:p>
          </table:table-cell>
          <table:table-cell office:value-type="float" office:value="6150">
            <text:p>6150</text:p>
          </table:table-cell>
          <table:table-cell office:value-type="float" office:value="251783">
            <text:p>251783</text:p>
          </table:table-cell>
          <table:table-cell office:value-type="float" office:value="6246">
            <text:p>6246</text:p>
          </table:table-cell>
          <table:table-cell office:value-type="float" office:value="396098">
            <text:p>396098</text:p>
          </table:table-cell>
          <table:table-cell office:value-type="float" office:value="12818">
            <text:p>12818</text:p>
          </table:table-cell>
          <table:table-cell table:number-columns-repeated="2"/>
          <table:table-cell table:formula="of:=[.A253]+[.C253]-[.A252]-[.C252]" office:value-type="float" office:value="1037">
            <text:p>1037</text:p>
          </table:table-cell>
          <table:table-cell table:formula="of:=[.E253]+[.G253]-[.E252]-[.G252]" office:value-type="float" office:value="1037">
            <text:p>1037</text:p>
          </table:table-cell>
          <table:table-cell table:formula="of:=[.B253]+[.D253]-[.B252]-[.D252]" office:value-type="float" office:value="33">
            <text:p>33</text:p>
          </table:table-cell>
          <table:table-cell table:formula="of:=[.F253]+[.H253]-[.F252]-[.H2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5788">
            <text:p>95788</text:p>
          </table:table-cell>
          <table:table-cell office:value-type="float" office:value="2710">
            <text:p>2710</text:p>
          </table:table-cell>
          <table:table-cell office:value-type="float" office:value="184868">
            <text:p>184868</text:p>
          </table:table-cell>
          <table:table-cell office:value-type="float" office:value="6174">
            <text:p>6174</text:p>
          </table:table-cell>
          <table:table-cell office:value-type="float" office:value="252102">
            <text:p>252102</text:p>
          </table:table-cell>
          <table:table-cell office:value-type="float" office:value="6255">
            <text:p>6255</text:p>
          </table:table-cell>
          <table:table-cell office:value-type="float" office:value="396816">
            <text:p>396816</text:p>
          </table:table-cell>
          <table:table-cell office:value-type="float" office:value="12842">
            <text:p>12842</text:p>
          </table:table-cell>
          <table:table-cell table:number-columns-repeated="2"/>
          <table:table-cell table:formula="of:=[.A254]+[.C254]-[.A253]-[.C253]" office:value-type="float" office:value="1033">
            <text:p>1033</text:p>
          </table:table-cell>
          <table:table-cell table:formula="of:=[.E254]+[.G254]-[.E253]-[.G253]" office:value-type="float" office:value="1061">
            <text:p>1061</text:p>
          </table:table-cell>
          <table:table-cell table:formula="of:=[.B254]+[.D254]-[.B253]-[.D253]" office:value-type="float" office:value="33">
            <text:p>33</text:p>
          </table:table-cell>
          <table:table-cell table:formula="of:=[.F254]+[.H254]-[.F253]-[.H25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6105">
            <text:p>96105</text:p>
          </table:table-cell>
          <table:table-cell office:value-type="float" office:value="2719">
            <text:p>2719</text:p>
          </table:table-cell>
          <table:table-cell office:value-type="float" office:value="185584">
            <text:p>185584</text:p>
          </table:table-cell>
          <table:table-cell office:value-type="float" office:value="6198">
            <text:p>6198</text:p>
          </table:table-cell>
          <table:table-cell office:value-type="float" office:value="252445">
            <text:p>252445</text:p>
          </table:table-cell>
          <table:table-cell office:value-type="float" office:value="6265">
            <text:p>6265</text:p>
          </table:table-cell>
          <table:table-cell office:value-type="float" office:value="397534">
            <text:p>397534</text:p>
          </table:table-cell>
          <table:table-cell office:value-type="float" office:value="12866">
            <text:p>12866</text:p>
          </table:table-cell>
          <table:table-cell table:number-columns-repeated="2"/>
          <table:table-cell table:formula="of:=[.A255]+[.C255]-[.A254]-[.C254]" office:value-type="float" office:value="1037">
            <text:p>1037</text:p>
          </table:table-cell>
          <table:table-cell table:formula="of:=[.E255]+[.G255]-[.E254]-[.G254]" office:value-type="float" office:value="1037">
            <text:p>1037</text:p>
          </table:table-cell>
          <table:table-cell table:formula="of:=[.B255]+[.D255]-[.B254]-[.D254]" office:value-type="float" office:value="33">
            <text:p>33</text:p>
          </table:table-cell>
          <table:table-cell table:formula="of:=[.F255]+[.H255]-[.F254]-[.H2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6426">
            <text:p>96426</text:p>
          </table:table-cell>
          <table:table-cell office:value-type="float" office:value="2728">
            <text:p>2728</text:p>
          </table:table-cell>
          <table:table-cell office:value-type="float" office:value="186300">
            <text:p>186300</text:p>
          </table:table-cell>
          <table:table-cell office:value-type="float" office:value="6222">
            <text:p>6222</text:p>
          </table:table-cell>
          <table:table-cell office:value-type="float" office:value="252764">
            <text:p>252764</text:p>
          </table:table-cell>
          <table:table-cell office:value-type="float" office:value="6274">
            <text:p>6274</text:p>
          </table:table-cell>
          <table:table-cell office:value-type="float" office:value="398252">
            <text:p>398252</text:p>
          </table:table-cell>
          <table:table-cell office:value-type="float" office:value="12890">
            <text:p>12890</text:p>
          </table:table-cell>
          <table:table-cell table:number-columns-repeated="2"/>
          <table:table-cell table:formula="of:=[.A256]+[.C256]-[.A255]-[.C255]" office:value-type="float" office:value="1033">
            <text:p>1033</text:p>
          </table:table-cell>
          <table:table-cell table:formula="of:=[.E256]+[.G256]-[.E255]-[.G255]" office:value-type="float" office:value="1041">
            <text:p>1041</text:p>
          </table:table-cell>
          <table:table-cell table:formula="of:=[.B256]+[.D256]-[.B255]-[.D255]" office:value-type="float" office:value="33">
            <text:p>33</text:p>
          </table:table-cell>
          <table:table-cell table:formula="of:=[.F256]+[.H256]-[.F255]-[.H2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6743">
            <text:p>96743</text:p>
          </table:table-cell>
          <table:table-cell office:value-type="float" office:value="2737">
            <text:p>2737</text:p>
          </table:table-cell>
          <table:table-cell office:value-type="float" office:value="187016">
            <text:p>187016</text:p>
          </table:table-cell>
          <table:table-cell office:value-type="float" office:value="6246">
            <text:p>6246</text:p>
          </table:table-cell>
          <table:table-cell office:value-type="float" office:value="253087">
            <text:p>253087</text:p>
          </table:table-cell>
          <table:table-cell office:value-type="float" office:value="6283">
            <text:p>6283</text:p>
          </table:table-cell>
          <table:table-cell office:value-type="float" office:value="398970">
            <text:p>398970</text:p>
          </table:table-cell>
          <table:table-cell office:value-type="float" office:value="12914">
            <text:p>12914</text:p>
          </table:table-cell>
          <table:table-cell table:number-columns-repeated="2"/>
          <table:table-cell table:formula="of:=[.A257]+[.C257]-[.A256]-[.C256]" office:value-type="float" office:value="1037">
            <text:p>1037</text:p>
          </table:table-cell>
          <table:table-cell table:formula="of:=[.E257]+[.G257]-[.E256]-[.G256]" office:value-type="float" office:value="1037">
            <text:p>1037</text:p>
          </table:table-cell>
          <table:table-cell table:formula="of:=[.B257]+[.D257]-[.B256]-[.D256]" office:value-type="float" office:value="33">
            <text:p>33</text:p>
          </table:table-cell>
          <table:table-cell table:formula="of:=[.F257]+[.H257]-[.F256]-[.H2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7064">
            <text:p>97064</text:p>
          </table:table-cell>
          <table:table-cell office:value-type="float" office:value="2746">
            <text:p>2746</text:p>
          </table:table-cell>
          <table:table-cell office:value-type="float" office:value="187732">
            <text:p>187732</text:p>
          </table:table-cell>
          <table:table-cell office:value-type="float" office:value="6270">
            <text:p>6270</text:p>
          </table:table-cell>
          <table:table-cell office:value-type="float" office:value="253406">
            <text:p>253406</text:p>
          </table:table-cell>
          <table:table-cell office:value-type="float" office:value="6292">
            <text:p>6292</text:p>
          </table:table-cell>
          <table:table-cell office:value-type="float" office:value="399688">
            <text:p>399688</text:p>
          </table:table-cell>
          <table:table-cell office:value-type="float" office:value="12938">
            <text:p>12938</text:p>
          </table:table-cell>
          <table:table-cell table:number-columns-repeated="2"/>
          <table:table-cell table:formula="of:=[.A258]+[.C258]-[.A257]-[.C257]" office:value-type="float" office:value="1033">
            <text:p>1033</text:p>
          </table:table-cell>
          <table:table-cell table:formula="of:=[.E258]+[.G258]-[.E257]-[.G257]" office:value-type="float" office:value="1041">
            <text:p>1041</text:p>
          </table:table-cell>
          <table:table-cell table:formula="of:=[.B258]+[.D258]-[.B257]-[.D257]" office:value-type="float" office:value="33">
            <text:p>33</text:p>
          </table:table-cell>
          <table:table-cell table:formula="of:=[.F258]+[.H258]-[.F257]-[.H2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7381">
            <text:p>97381</text:p>
          </table:table-cell>
          <table:table-cell office:value-type="float" office:value="2755">
            <text:p>2755</text:p>
          </table:table-cell>
          <table:table-cell office:value-type="float" office:value="188448">
            <text:p>188448</text:p>
          </table:table-cell>
          <table:table-cell office:value-type="float" office:value="6294">
            <text:p>6294</text:p>
          </table:table-cell>
          <table:table-cell office:value-type="float" office:value="253729">
            <text:p>253729</text:p>
          </table:table-cell>
          <table:table-cell office:value-type="float" office:value="6301">
            <text:p>6301</text:p>
          </table:table-cell>
          <table:table-cell office:value-type="float" office:value="400406">
            <text:p>400406</text:p>
          </table:table-cell>
          <table:table-cell office:value-type="float" office:value="12962">
            <text:p>12962</text:p>
          </table:table-cell>
          <table:table-cell table:number-columns-repeated="2"/>
          <table:table-cell table:formula="of:=[.A259]+[.C259]-[.A258]-[.C258]" office:value-type="float" office:value="1037">
            <text:p>1037</text:p>
          </table:table-cell>
          <table:table-cell table:formula="of:=[.E259]+[.G259]-[.E258]-[.G258]" office:value-type="float" office:value="1037">
            <text:p>1037</text:p>
          </table:table-cell>
          <table:table-cell table:formula="of:=[.B259]+[.D259]-[.B258]-[.D258]" office:value-type="float" office:value="33">
            <text:p>33</text:p>
          </table:table-cell>
          <table:table-cell table:formula="of:=[.F259]+[.H259]-[.F258]-[.H2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7702">
            <text:p>97702</text:p>
          </table:table-cell>
          <table:table-cell office:value-type="float" office:value="2764">
            <text:p>2764</text:p>
          </table:table-cell>
          <table:table-cell office:value-type="float" office:value="189164">
            <text:p>189164</text:p>
          </table:table-cell>
          <table:table-cell office:value-type="float" office:value="6318">
            <text:p>6318</text:p>
          </table:table-cell>
          <table:table-cell office:value-type="float" office:value="254048">
            <text:p>254048</text:p>
          </table:table-cell>
          <table:table-cell office:value-type="float" office:value="6310">
            <text:p>6310</text:p>
          </table:table-cell>
          <table:table-cell office:value-type="float" office:value="401124">
            <text:p>401124</text:p>
          </table:table-cell>
          <table:table-cell office:value-type="float" office:value="12986">
            <text:p>12986</text:p>
          </table:table-cell>
          <table:table-cell table:number-columns-repeated="2"/>
          <table:table-cell table:formula="of:=[.A260]+[.C260]-[.A259]-[.C259]" office:value-type="float" office:value="1033">
            <text:p>1033</text:p>
          </table:table-cell>
          <table:table-cell table:formula="of:=[.E260]+[.G260]-[.E259]-[.G259]" office:value-type="float" office:value="1061">
            <text:p>1061</text:p>
          </table:table-cell>
          <table:table-cell table:formula="of:=[.B260]+[.D260]-[.B259]-[.D259]" office:value-type="float" office:value="33">
            <text:p>33</text:p>
          </table:table-cell>
          <table:table-cell table:formula="of:=[.F260]+[.H260]-[.F259]-[.H2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8019">
            <text:p>98019</text:p>
          </table:table-cell>
          <table:table-cell office:value-type="float" office:value="2773">
            <text:p>2773</text:p>
          </table:table-cell>
          <table:table-cell office:value-type="float" office:value="189880">
            <text:p>189880</text:p>
          </table:table-cell>
          <table:table-cell office:value-type="float" office:value="6342">
            <text:p>6342</text:p>
          </table:table-cell>
          <table:table-cell office:value-type="float" office:value="254391">
            <text:p>254391</text:p>
          </table:table-cell>
          <table:table-cell office:value-type="float" office:value="6320">
            <text:p>6320</text:p>
          </table:table-cell>
          <table:table-cell office:value-type="float" office:value="401842">
            <text:p>401842</text:p>
          </table:table-cell>
          <table:table-cell office:value-type="float" office:value="13010">
            <text:p>13010</text:p>
          </table:table-cell>
          <table:table-cell table:number-columns-repeated="2"/>
          <table:table-cell table:formula="of:=[.A261]+[.C261]-[.A260]-[.C260]" office:value-type="float" office:value="1037">
            <text:p>1037</text:p>
          </table:table-cell>
          <table:table-cell table:formula="of:=[.E261]+[.G261]-[.E260]-[.G260]" office:value-type="float" office:value="1037">
            <text:p>1037</text:p>
          </table:table-cell>
          <table:table-cell table:formula="of:=[.B261]+[.D261]-[.B260]-[.D260]" office:value-type="float" office:value="33">
            <text:p>33</text:p>
          </table:table-cell>
          <table:table-cell table:formula="of:=[.F261]+[.H261]-[.F260]-[.H2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8340">
            <text:p>98340</text:p>
          </table:table-cell>
          <table:table-cell office:value-type="float" office:value="2782">
            <text:p>2782</text:p>
          </table:table-cell>
          <table:table-cell office:value-type="float" office:value="190596">
            <text:p>190596</text:p>
          </table:table-cell>
          <table:table-cell office:value-type="float" office:value="6366">
            <text:p>6366</text:p>
          </table:table-cell>
          <table:table-cell office:value-type="float" office:value="254710">
            <text:p>254710</text:p>
          </table:table-cell>
          <table:table-cell office:value-type="float" office:value="6329">
            <text:p>6329</text:p>
          </table:table-cell>
          <table:table-cell office:value-type="float" office:value="402560">
            <text:p>402560</text:p>
          </table:table-cell>
          <table:table-cell office:value-type="float" office:value="13034">
            <text:p>13034</text:p>
          </table:table-cell>
          <table:table-cell table:number-columns-repeated="2"/>
          <table:table-cell table:formula="of:=[.A262]+[.C262]-[.A261]-[.C261]" office:value-type="float" office:value="1033">
            <text:p>1033</text:p>
          </table:table-cell>
          <table:table-cell table:formula="of:=[.E262]+[.G262]-[.E261]-[.G261]" office:value-type="float" office:value="1041">
            <text:p>1041</text:p>
          </table:table-cell>
          <table:table-cell table:formula="of:=[.B262]+[.D262]-[.B261]-[.D261]" office:value-type="float" office:value="33">
            <text:p>33</text:p>
          </table:table-cell>
          <table:table-cell table:formula="of:=[.F262]+[.H262]-[.F261]-[.H2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8657">
            <text:p>98657</text:p>
          </table:table-cell>
          <table:table-cell office:value-type="float" office:value="2791">
            <text:p>2791</text:p>
          </table:table-cell>
          <table:table-cell office:value-type="float" office:value="191312">
            <text:p>191312</text:p>
          </table:table-cell>
          <table:table-cell office:value-type="float" office:value="6390">
            <text:p>6390</text:p>
          </table:table-cell>
          <table:table-cell office:value-type="float" office:value="255033">
            <text:p>255033</text:p>
          </table:table-cell>
          <table:table-cell office:value-type="float" office:value="6338">
            <text:p>6338</text:p>
          </table:table-cell>
          <table:table-cell office:value-type="float" office:value="403278">
            <text:p>403278</text:p>
          </table:table-cell>
          <table:table-cell office:value-type="float" office:value="13058">
            <text:p>13058</text:p>
          </table:table-cell>
          <table:table-cell table:number-columns-repeated="2"/>
          <table:table-cell table:formula="of:=[.A263]+[.C263]-[.A262]-[.C262]" office:value-type="float" office:value="1037">
            <text:p>1037</text:p>
          </table:table-cell>
          <table:table-cell table:formula="of:=[.E263]+[.G263]-[.E262]-[.G262]" office:value-type="float" office:value="1037">
            <text:p>1037</text:p>
          </table:table-cell>
          <table:table-cell table:formula="of:=[.B263]+[.D263]-[.B262]-[.D262]" office:value-type="float" office:value="33">
            <text:p>33</text:p>
          </table:table-cell>
          <table:table-cell table:formula="of:=[.F263]+[.H263]-[.F262]-[.H2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8978">
            <text:p>98978</text:p>
          </table:table-cell>
          <table:table-cell office:value-type="float" office:value="2800">
            <text:p>2800</text:p>
          </table:table-cell>
          <table:table-cell office:value-type="float" office:value="192028">
            <text:p>192028</text:p>
          </table:table-cell>
          <table:table-cell office:value-type="float" office:value="6414">
            <text:p>6414</text:p>
          </table:table-cell>
          <table:table-cell office:value-type="float" office:value="255352">
            <text:p>255352</text:p>
          </table:table-cell>
          <table:table-cell office:value-type="float" office:value="6347">
            <text:p>6347</text:p>
          </table:table-cell>
          <table:table-cell office:value-type="float" office:value="403996">
            <text:p>403996</text:p>
          </table:table-cell>
          <table:table-cell office:value-type="float" office:value="13082">
            <text:p>13082</text:p>
          </table:table-cell>
          <table:table-cell table:number-columns-repeated="2"/>
          <table:table-cell table:formula="of:=[.A264]+[.C264]-[.A263]-[.C263]" office:value-type="float" office:value="1033">
            <text:p>1033</text:p>
          </table:table-cell>
          <table:table-cell table:formula="of:=[.E264]+[.G264]-[.E263]-[.G263]" office:value-type="float" office:value="1041">
            <text:p>1041</text:p>
          </table:table-cell>
          <table:table-cell table:formula="of:=[.B264]+[.D264]-[.B263]-[.D263]" office:value-type="float" office:value="33">
            <text:p>33</text:p>
          </table:table-cell>
          <table:table-cell table:formula="of:=[.F264]+[.H264]-[.F263]-[.H2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9295">
            <text:p>99295</text:p>
          </table:table-cell>
          <table:table-cell office:value-type="float" office:value="2809">
            <text:p>2809</text:p>
          </table:table-cell>
          <table:table-cell office:value-type="float" office:value="192744">
            <text:p>192744</text:p>
          </table:table-cell>
          <table:table-cell office:value-type="float" office:value="6438">
            <text:p>6438</text:p>
          </table:table-cell>
          <table:table-cell office:value-type="float" office:value="255675">
            <text:p>255675</text:p>
          </table:table-cell>
          <table:table-cell office:value-type="float" office:value="6356">
            <text:p>6356</text:p>
          </table:table-cell>
          <table:table-cell office:value-type="float" office:value="404714">
            <text:p>404714</text:p>
          </table:table-cell>
          <table:table-cell office:value-type="float" office:value="13106">
            <text:p>13106</text:p>
          </table:table-cell>
          <table:table-cell table:number-columns-repeated="2"/>
          <table:table-cell table:formula="of:=[.A265]+[.C265]-[.A264]-[.C264]" office:value-type="float" office:value="1037">
            <text:p>1037</text:p>
          </table:table-cell>
          <table:table-cell table:formula="of:=[.E265]+[.G265]-[.E264]-[.G264]" office:value-type="float" office:value="1057">
            <text:p>1057</text:p>
          </table:table-cell>
          <table:table-cell table:formula="of:=[.B265]+[.D265]-[.B264]-[.D264]" office:value-type="float" office:value="33">
            <text:p>33</text:p>
          </table:table-cell>
          <table:table-cell table:formula="of:=[.F265]+[.H265]-[.F264]-[.H2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99616">
            <text:p>99616</text:p>
          </table:table-cell>
          <table:table-cell office:value-type="float" office:value="2818">
            <text:p>2818</text:p>
          </table:table-cell>
          <table:table-cell office:value-type="float" office:value="193460">
            <text:p>193460</text:p>
          </table:table-cell>
          <table:table-cell office:value-type="float" office:value="6462">
            <text:p>6462</text:p>
          </table:table-cell>
          <table:table-cell office:value-type="float" office:value="256014">
            <text:p>256014</text:p>
          </table:table-cell>
          <table:table-cell office:value-type="float" office:value="6366">
            <text:p>6366</text:p>
          </table:table-cell>
          <table:table-cell office:value-type="float" office:value="405432">
            <text:p>405432</text:p>
          </table:table-cell>
          <table:table-cell office:value-type="float" office:value="13130">
            <text:p>13130</text:p>
          </table:table-cell>
          <table:table-cell table:number-columns-repeated="2"/>
          <table:table-cell table:formula="of:=[.A266]+[.C266]-[.A265]-[.C265]" office:value-type="float" office:value="1033">
            <text:p>1033</text:p>
          </table:table-cell>
          <table:table-cell table:formula="of:=[.E266]+[.G266]-[.E265]-[.G265]" office:value-type="float" office:value="1041">
            <text:p>1041</text:p>
          </table:table-cell>
          <table:table-cell table:formula="of:=[.B266]+[.D266]-[.B265]-[.D265]" office:value-type="float" office:value="33">
            <text:p>33</text:p>
          </table:table-cell>
          <table:table-cell table:formula="of:=[.F266]+[.H266]-[.F265]-[.H2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99933">
            <text:p>99933</text:p>
          </table:table-cell>
          <table:table-cell office:value-type="float" office:value="2827">
            <text:p>2827</text:p>
          </table:table-cell>
          <table:table-cell office:value-type="float" office:value="194176">
            <text:p>194176</text:p>
          </table:table-cell>
          <table:table-cell office:value-type="float" office:value="6486">
            <text:p>6486</text:p>
          </table:table-cell>
          <table:table-cell office:value-type="float" office:value="256337">
            <text:p>256337</text:p>
          </table:table-cell>
          <table:table-cell office:value-type="float" office:value="6375">
            <text:p>6375</text:p>
          </table:table-cell>
          <table:table-cell office:value-type="float" office:value="406150">
            <text:p>406150</text:p>
          </table:table-cell>
          <table:table-cell office:value-type="float" office:value="13154">
            <text:p>13154</text:p>
          </table:table-cell>
          <table:table-cell table:number-columns-repeated="2"/>
          <table:table-cell table:formula="of:=[.A267]+[.C267]-[.A266]-[.C266]" office:value-type="float" office:value="1037">
            <text:p>1037</text:p>
          </table:table-cell>
          <table:table-cell table:formula="of:=[.E267]+[.G267]-[.E266]-[.G266]" office:value-type="float" office:value="1037">
            <text:p>1037</text:p>
          </table:table-cell>
          <table:table-cell table:formula="of:=[.B267]+[.D267]-[.B266]-[.D266]" office:value-type="float" office:value="33">
            <text:p>33</text:p>
          </table:table-cell>
          <table:table-cell table:formula="of:=[.F267]+[.H267]-[.F266]-[.H2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0254">
            <text:p>100254</text:p>
          </table:table-cell>
          <table:table-cell office:value-type="float" office:value="2836">
            <text:p>2836</text:p>
          </table:table-cell>
          <table:table-cell office:value-type="float" office:value="194892">
            <text:p>194892</text:p>
          </table:table-cell>
          <table:table-cell office:value-type="float" office:value="6510">
            <text:p>6510</text:p>
          </table:table-cell>
          <table:table-cell office:value-type="float" office:value="256656">
            <text:p>256656</text:p>
          </table:table-cell>
          <table:table-cell office:value-type="float" office:value="6384">
            <text:p>6384</text:p>
          </table:table-cell>
          <table:table-cell office:value-type="float" office:value="406868">
            <text:p>406868</text:p>
          </table:table-cell>
          <table:table-cell office:value-type="float" office:value="13178">
            <text:p>13178</text:p>
          </table:table-cell>
          <table:table-cell table:number-columns-repeated="2"/>
          <table:table-cell table:formula="of:=[.A268]+[.C268]-[.A267]-[.C267]" office:value-type="float" office:value="1035">
            <text:p>1035</text:p>
          </table:table-cell>
          <table:table-cell table:formula="of:=[.E268]+[.G268]-[.E267]-[.G267]" office:value-type="float" office:value="1041">
            <text:p>1041</text:p>
          </table:table-cell>
          <table:table-cell table:formula="of:=[.B268]+[.D268]-[.B267]-[.D267]" office:value-type="float" office:value="33">
            <text:p>33</text:p>
          </table:table-cell>
          <table:table-cell table:formula="of:=[.F268]+[.H268]-[.F267]-[.H2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0573">
            <text:p>100573</text:p>
          </table:table-cell>
          <table:table-cell office:value-type="float" office:value="2845">
            <text:p>2845</text:p>
          </table:table-cell>
          <table:table-cell office:value-type="float" office:value="195608">
            <text:p>195608</text:p>
          </table:table-cell>
          <table:table-cell office:value-type="float" office:value="6534">
            <text:p>6534</text:p>
          </table:table-cell>
          <table:table-cell office:value-type="float" office:value="256979">
            <text:p>256979</text:p>
          </table:table-cell>
          <table:table-cell office:value-type="float" office:value="6393">
            <text:p>6393</text:p>
          </table:table-cell>
          <table:table-cell office:value-type="float" office:value="407586">
            <text:p>407586</text:p>
          </table:table-cell>
          <table:table-cell office:value-type="float" office:value="13202">
            <text:p>13202</text:p>
          </table:table-cell>
          <table:table-cell table:number-columns-repeated="2"/>
          <table:table-cell table:formula="of:=[.A269]+[.C269]-[.A268]-[.C268]" office:value-type="float" office:value="1039">
            <text:p>1039</text:p>
          </table:table-cell>
          <table:table-cell table:formula="of:=[.E269]+[.G269]-[.E268]-[.G268]" office:value-type="float" office:value="1037">
            <text:p>1037</text:p>
          </table:table-cell>
          <table:table-cell table:formula="of:=[.B269]+[.D269]-[.B268]-[.D268]" office:value-type="float" office:value="33">
            <text:p>33</text:p>
          </table:table-cell>
          <table:table-cell table:formula="of:=[.F269]+[.H269]-[.F268]-[.H2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0896">
            <text:p>100896</text:p>
          </table:table-cell>
          <table:table-cell office:value-type="float" office:value="2854">
            <text:p>2854</text:p>
          </table:table-cell>
          <table:table-cell office:value-type="float" office:value="196324">
            <text:p>196324</text:p>
          </table:table-cell>
          <table:table-cell office:value-type="float" office:value="6558">
            <text:p>6558</text:p>
          </table:table-cell>
          <table:table-cell office:value-type="float" office:value="257298">
            <text:p>257298</text:p>
          </table:table-cell>
          <table:table-cell office:value-type="float" office:value="6402">
            <text:p>6402</text:p>
          </table:table-cell>
          <table:table-cell office:value-type="float" office:value="408304">
            <text:p>408304</text:p>
          </table:table-cell>
          <table:table-cell office:value-type="float" office:value="13226">
            <text:p>13226</text:p>
          </table:table-cell>
          <table:table-cell table:number-columns-repeated="2"/>
          <table:table-cell table:formula="of:=[.A270]+[.C270]-[.A269]-[.C269]" office:value-type="float" office:value="1035">
            <text:p>1035</text:p>
          </table:table-cell>
          <table:table-cell table:formula="of:=[.E270]+[.G270]-[.E269]-[.G269]" office:value-type="float" office:value="1061">
            <text:p>1061</text:p>
          </table:table-cell>
          <table:table-cell table:formula="of:=[.B270]+[.D270]-[.B269]-[.D269]" office:value-type="float" office:value="33">
            <text:p>33</text:p>
          </table:table-cell>
          <table:table-cell table:formula="of:=[.F270]+[.H270]-[.F269]-[.H26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1215">
            <text:p>101215</text:p>
          </table:table-cell>
          <table:table-cell office:value-type="float" office:value="2863">
            <text:p>2863</text:p>
          </table:table-cell>
          <table:table-cell office:value-type="float" office:value="197040">
            <text:p>197040</text:p>
          </table:table-cell>
          <table:table-cell office:value-type="float" office:value="6582">
            <text:p>6582</text:p>
          </table:table-cell>
          <table:table-cell office:value-type="float" office:value="257641">
            <text:p>257641</text:p>
          </table:table-cell>
          <table:table-cell office:value-type="float" office:value="6412">
            <text:p>6412</text:p>
          </table:table-cell>
          <table:table-cell office:value-type="float" office:value="409022">
            <text:p>409022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A271]+[.C271]-[.A270]-[.C270]" office:value-type="float" office:value="1039">
            <text:p>1039</text:p>
          </table:table-cell>
          <table:table-cell table:formula="of:=[.E271]+[.G271]-[.E270]-[.G270]" office:value-type="float" office:value="1037">
            <text:p>1037</text:p>
          </table:table-cell>
          <table:table-cell table:formula="of:=[.B271]+[.D271]-[.B270]-[.D270]" office:value-type="float" office:value="33">
            <text:p>33</text:p>
          </table:table-cell>
          <table:table-cell table:formula="of:=[.F271]+[.H271]-[.F270]-[.H2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1538">
            <text:p>101538</text:p>
          </table:table-cell>
          <table:table-cell office:value-type="float" office:value="2872">
            <text:p>2872</text:p>
          </table:table-cell>
          <table:table-cell office:value-type="float" office:value="197756">
            <text:p>197756</text:p>
          </table:table-cell>
          <table:table-cell office:value-type="float" office:value="6606">
            <text:p>6606</text:p>
          </table:table-cell>
          <table:table-cell office:value-type="float" office:value="257960">
            <text:p>257960</text:p>
          </table:table-cell>
          <table:table-cell office:value-type="float" office:value="6421">
            <text:p>6421</text:p>
          </table:table-cell>
          <table:table-cell office:value-type="float" office:value="409740">
            <text:p>409740</text:p>
          </table:table-cell>
          <table:table-cell office:value-type="float" office:value="13274">
            <text:p>13274</text:p>
          </table:table-cell>
          <table:table-cell table:number-columns-repeated="2"/>
          <table:table-cell table:formula="of:=[.A272]+[.C272]-[.A271]-[.C271]" office:value-type="float" office:value="1035">
            <text:p>1035</text:p>
          </table:table-cell>
          <table:table-cell table:formula="of:=[.E272]+[.G272]-[.E271]-[.G271]" office:value-type="float" office:value="1041">
            <text:p>1041</text:p>
          </table:table-cell>
          <table:table-cell table:formula="of:=[.B272]+[.D272]-[.B271]-[.D271]" office:value-type="float" office:value="33">
            <text:p>33</text:p>
          </table:table-cell>
          <table:table-cell table:formula="of:=[.F272]+[.H272]-[.F271]-[.H2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1857">
            <text:p>101857</text:p>
          </table:table-cell>
          <table:table-cell office:value-type="float" office:value="2881">
            <text:p>2881</text:p>
          </table:table-cell>
          <table:table-cell office:value-type="float" office:value="198472">
            <text:p>198472</text:p>
          </table:table-cell>
          <table:table-cell office:value-type="float" office:value="6630">
            <text:p>6630</text:p>
          </table:table-cell>
          <table:table-cell office:value-type="float" office:value="258283">
            <text:p>258283</text:p>
          </table:table-cell>
          <table:table-cell office:value-type="float" office:value="6430">
            <text:p>6430</text:p>
          </table:table-cell>
          <table:table-cell office:value-type="float" office:value="410458">
            <text:p>410458</text:p>
          </table:table-cell>
          <table:table-cell office:value-type="float" office:value="13298">
            <text:p>13298</text:p>
          </table:table-cell>
          <table:table-cell table:number-columns-repeated="2"/>
          <table:table-cell table:formula="of:=[.A273]+[.C273]-[.A272]-[.C272]" office:value-type="float" office:value="1039">
            <text:p>1039</text:p>
          </table:table-cell>
          <table:table-cell table:formula="of:=[.E273]+[.G273]-[.E272]-[.G272]" office:value-type="float" office:value="1037">
            <text:p>1037</text:p>
          </table:table-cell>
          <table:table-cell table:formula="of:=[.B273]+[.D273]-[.B272]-[.D272]" office:value-type="float" office:value="33">
            <text:p>33</text:p>
          </table:table-cell>
          <table:table-cell table:formula="of:=[.F273]+[.H273]-[.F272]-[.H2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2180">
            <text:p>102180</text:p>
          </table:table-cell>
          <table:table-cell office:value-type="float" office:value="2890">
            <text:p>2890</text:p>
          </table:table-cell>
          <table:table-cell office:value-type="float" office:value="199188">
            <text:p>199188</text:p>
          </table:table-cell>
          <table:table-cell office:value-type="float" office:value="6654">
            <text:p>6654</text:p>
          </table:table-cell>
          <table:table-cell office:value-type="float" office:value="258602">
            <text:p>258602</text:p>
          </table:table-cell>
          <table:table-cell office:value-type="float" office:value="6439">
            <text:p>6439</text:p>
          </table:table-cell>
          <table:table-cell office:value-type="float" office:value="411176">
            <text:p>411176</text:p>
          </table:table-cell>
          <table:table-cell office:value-type="float" office:value="13322">
            <text:p>13322</text:p>
          </table:table-cell>
          <table:table-cell table:number-columns-repeated="2"/>
          <table:table-cell table:formula="of:=[.A274]+[.C274]-[.A273]-[.C273]" office:value-type="float" office:value="1035">
            <text:p>1035</text:p>
          </table:table-cell>
          <table:table-cell table:formula="of:=[.E274]+[.G274]-[.E273]-[.G273]" office:value-type="float" office:value="1041">
            <text:p>1041</text:p>
          </table:table-cell>
          <table:table-cell table:formula="of:=[.B274]+[.D274]-[.B273]-[.D273]" office:value-type="float" office:value="33">
            <text:p>33</text:p>
          </table:table-cell>
          <table:table-cell table:formula="of:=[.F274]+[.H274]-[.F273]-[.H2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2499">
            <text:p>102499</text:p>
          </table:table-cell>
          <table:table-cell office:value-type="float" office:value="2899">
            <text:p>2899</text:p>
          </table:table-cell>
          <table:table-cell office:value-type="float" office:value="199904">
            <text:p>199904</text:p>
          </table:table-cell>
          <table:table-cell office:value-type="float" office:value="6678">
            <text:p>6678</text:p>
          </table:table-cell>
          <table:table-cell office:value-type="float" office:value="258925">
            <text:p>258925</text:p>
          </table:table-cell>
          <table:table-cell office:value-type="float" office:value="6448">
            <text:p>6448</text:p>
          </table:table-cell>
          <table:table-cell office:value-type="float" office:value="411894">
            <text:p>411894</text:p>
          </table:table-cell>
          <table:table-cell office:value-type="float" office:value="13346">
            <text:p>13346</text:p>
          </table:table-cell>
          <table:table-cell table:number-columns-repeated="2"/>
          <table:table-cell table:formula="of:=[.A275]+[.C275]-[.A274]-[.C274]" office:value-type="float" office:value="1039">
            <text:p>1039</text:p>
          </table:table-cell>
          <table:table-cell table:formula="of:=[.E275]+[.G275]-[.E274]-[.G274]" office:value-type="float" office:value="1057">
            <text:p>1057</text:p>
          </table:table-cell>
          <table:table-cell table:formula="of:=[.B275]+[.D275]-[.B274]-[.D274]" office:value-type="float" office:value="33">
            <text:p>33</text:p>
          </table:table-cell>
          <table:table-cell table:formula="of:=[.F275]+[.H275]-[.F274]-[.H27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2822">
            <text:p>102822</text:p>
          </table:table-cell>
          <table:table-cell office:value-type="float" office:value="2908">
            <text:p>2908</text:p>
          </table:table-cell>
          <table:table-cell office:value-type="float" office:value="200620">
            <text:p>200620</text:p>
          </table:table-cell>
          <table:table-cell office:value-type="float" office:value="6702">
            <text:p>6702</text:p>
          </table:table-cell>
          <table:table-cell office:value-type="float" office:value="259264">
            <text:p>259264</text:p>
          </table:table-cell>
          <table:table-cell office:value-type="float" office:value="6458">
            <text:p>6458</text:p>
          </table:table-cell>
          <table:table-cell office:value-type="float" office:value="412612">
            <text:p>412612</text:p>
          </table:table-cell>
          <table:table-cell office:value-type="float" office:value="13370">
            <text:p>13370</text:p>
          </table:table-cell>
          <table:table-cell table:number-columns-repeated="2"/>
          <table:table-cell table:formula="of:=[.A276]+[.C276]-[.A275]-[.C275]" office:value-type="float" office:value="1035">
            <text:p>1035</text:p>
          </table:table-cell>
          <table:table-cell table:formula="of:=[.E276]+[.G276]-[.E275]-[.G275]" office:value-type="float" office:value="1041">
            <text:p>1041</text:p>
          </table:table-cell>
          <table:table-cell table:formula="of:=[.B276]+[.D276]-[.B275]-[.D275]" office:value-type="float" office:value="33">
            <text:p>33</text:p>
          </table:table-cell>
          <table:table-cell table:formula="of:=[.F276]+[.H276]-[.F275]-[.H2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3141">
            <text:p>103141</text:p>
          </table:table-cell>
          <table:table-cell office:value-type="float" office:value="2917">
            <text:p>2917</text:p>
          </table:table-cell>
          <table:table-cell office:value-type="float" office:value="201336">
            <text:p>201336</text:p>
          </table:table-cell>
          <table:table-cell office:value-type="float" office:value="6726">
            <text:p>6726</text:p>
          </table:table-cell>
          <table:table-cell office:value-type="float" office:value="259587">
            <text:p>259587</text:p>
          </table:table-cell>
          <table:table-cell office:value-type="float" office:value="6467">
            <text:p>6467</text:p>
          </table:table-cell>
          <table:table-cell office:value-type="float" office:value="413330">
            <text:p>413330</text:p>
          </table:table-cell>
          <table:table-cell office:value-type="float" office:value="13394">
            <text:p>13394</text:p>
          </table:table-cell>
          <table:table-cell table:number-columns-repeated="2"/>
          <table:table-cell table:formula="of:=[.A277]+[.C277]-[.A276]-[.C276]" office:value-type="float" office:value="1039">
            <text:p>1039</text:p>
          </table:table-cell>
          <table:table-cell table:formula="of:=[.E277]+[.G277]-[.E276]-[.G276]" office:value-type="float" office:value="1037">
            <text:p>1037</text:p>
          </table:table-cell>
          <table:table-cell table:formula="of:=[.B277]+[.D277]-[.B276]-[.D276]" office:value-type="float" office:value="33">
            <text:p>33</text:p>
          </table:table-cell>
          <table:table-cell table:formula="of:=[.F277]+[.H277]-[.F276]-[.H2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3464">
            <text:p>103464</text:p>
          </table:table-cell>
          <table:table-cell office:value-type="float" office:value="2926">
            <text:p>2926</text:p>
          </table:table-cell>
          <table:table-cell office:value-type="float" office:value="202052">
            <text:p>202052</text:p>
          </table:table-cell>
          <table:table-cell office:value-type="float" office:value="6750">
            <text:p>6750</text:p>
          </table:table-cell>
          <table:table-cell office:value-type="float" office:value="259906">
            <text:p>259906</text:p>
          </table:table-cell>
          <table:table-cell office:value-type="float" office:value="6476">
            <text:p>6476</text:p>
          </table:table-cell>
          <table:table-cell office:value-type="float" office:value="414048">
            <text:p>414048</text:p>
          </table:table-cell>
          <table:table-cell office:value-type="float" office:value="13418">
            <text:p>13418</text:p>
          </table:table-cell>
          <table:table-cell table:number-columns-repeated="2"/>
          <table:table-cell table:formula="of:=[.A278]+[.C278]-[.A277]-[.C277]" office:value-type="float" office:value="1035">
            <text:p>1035</text:p>
          </table:table-cell>
          <table:table-cell table:formula="of:=[.E278]+[.G278]-[.E277]-[.G277]" office:value-type="float" office:value="1041">
            <text:p>1041</text:p>
          </table:table-cell>
          <table:table-cell table:formula="of:=[.B278]+[.D278]-[.B277]-[.D277]" office:value-type="float" office:value="33">
            <text:p>33</text:p>
          </table:table-cell>
          <table:table-cell table:formula="of:=[.F278]+[.H278]-[.F277]-[.H2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3783">
            <text:p>103783</text:p>
          </table:table-cell>
          <table:table-cell office:value-type="float" office:value="2935">
            <text:p>2935</text:p>
          </table:table-cell>
          <table:table-cell office:value-type="float" office:value="202768">
            <text:p>202768</text:p>
          </table:table-cell>
          <table:table-cell office:value-type="float" office:value="6774">
            <text:p>6774</text:p>
          </table:table-cell>
          <table:table-cell office:value-type="float" office:value="260229">
            <text:p>260229</text:p>
          </table:table-cell>
          <table:table-cell office:value-type="float" office:value="6485">
            <text:p>6485</text:p>
          </table:table-cell>
          <table:table-cell office:value-type="float" office:value="414766">
            <text:p>414766</text:p>
          </table:table-cell>
          <table:table-cell office:value-type="float" office:value="13442">
            <text:p>13442</text:p>
          </table:table-cell>
          <table:table-cell table:number-columns-repeated="2"/>
          <table:table-cell table:formula="of:=[.A279]+[.C279]-[.A278]-[.C278]" office:value-type="float" office:value="1039">
            <text:p>1039</text:p>
          </table:table-cell>
          <table:table-cell table:formula="of:=[.E279]+[.G279]-[.E278]-[.G278]" office:value-type="float" office:value="859">
            <text:p>859</text:p>
          </table:table-cell>
          <table:table-cell table:formula="of:=[.B279]+[.D279]-[.B278]-[.D278]" office:value-type="float" office:value="33">
            <text:p>33</text:p>
          </table:table-cell>
          <table:table-cell table:formula="of:=[.F279]+[.H279]-[.F278]-[.H278]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104106">
            <text:p>104106</text:p>
          </table:table-cell>
          <table:table-cell office:value-type="float" office:value="2944">
            <text:p>2944</text:p>
          </table:table-cell>
          <table:table-cell office:value-type="float" office:value="203484">
            <text:p>203484</text:p>
          </table:table-cell>
          <table:table-cell office:value-type="float" office:value="6798">
            <text:p>6798</text:p>
          </table:table-cell>
          <table:table-cell office:value-type="float" office:value="260548">
            <text:p>260548</text:p>
          </table:table-cell>
          <table:table-cell office:value-type="float" office:value="6494">
            <text:p>6494</text:p>
          </table:table-cell>
          <table:table-cell office:value-type="float" office:value="415306">
            <text:p>415306</text:p>
          </table:table-cell>
          <table:table-cell office:value-type="float" office:value="13465">
            <text:p>13465</text:p>
          </table:table-cell>
          <table:table-cell table:number-columns-repeated="2"/>
          <table:table-cell table:formula="of:=[.A280]+[.C280]-[.A279]-[.C279]" office:value-type="float" office:value="1035">
            <text:p>1035</text:p>
          </table:table-cell>
          <table:table-cell table:formula="of:=[.E280]+[.G280]-[.E279]-[.G279]" office:value-type="float" office:value="1321">
            <text:p>1321</text:p>
          </table:table-cell>
          <table:table-cell table:formula="of:=[.B280]+[.D280]-[.B279]-[.D279]" office:value-type="float" office:value="33">
            <text:p>33</text:p>
          </table:table-cell>
          <table:table-cell table:formula="of:=[.F280]+[.H280]-[.F279]-[.H279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104425">
            <text:p>104425</text:p>
          </table:table-cell>
          <table:table-cell office:value-type="float" office:value="2953">
            <text:p>2953</text:p>
          </table:table-cell>
          <table:table-cell office:value-type="float" office:value="204200">
            <text:p>204200</text:p>
          </table:table-cell>
          <table:table-cell office:value-type="float" office:value="6822">
            <text:p>6822</text:p>
          </table:table-cell>
          <table:table-cell office:value-type="float" office:value="260891">
            <text:p>260891</text:p>
          </table:table-cell>
          <table:table-cell office:value-type="float" office:value="6504">
            <text:p>6504</text:p>
          </table:table-cell>
          <table:table-cell office:value-type="float" office:value="416284">
            <text:p>416284</text:p>
          </table:table-cell>
          <table:table-cell office:value-type="float" office:value="13490">
            <text:p>13490</text:p>
          </table:table-cell>
          <table:table-cell table:number-columns-repeated="2"/>
          <table:table-cell table:formula="of:=[.A281]+[.C281]-[.A280]-[.C280]" office:value-type="float" office:value="1039">
            <text:p>1039</text:p>
          </table:table-cell>
          <table:table-cell table:formula="of:=[.E281]+[.G281]-[.E280]-[.G280]" office:value-type="float" office:value="1037">
            <text:p>1037</text:p>
          </table:table-cell>
          <table:table-cell table:formula="of:=[.B281]+[.D281]-[.B280]-[.D280]" office:value-type="float" office:value="33">
            <text:p>33</text:p>
          </table:table-cell>
          <table:table-cell table:formula="of:=[.F281]+[.H281]-[.F280]-[.H2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4748">
            <text:p>104748</text:p>
          </table:table-cell>
          <table:table-cell office:value-type="float" office:value="2962">
            <text:p>2962</text:p>
          </table:table-cell>
          <table:table-cell office:value-type="float" office:value="204916">
            <text:p>204916</text:p>
          </table:table-cell>
          <table:table-cell office:value-type="float" office:value="6846">
            <text:p>6846</text:p>
          </table:table-cell>
          <table:table-cell office:value-type="float" office:value="261210">
            <text:p>261210</text:p>
          </table:table-cell>
          <table:table-cell office:value-type="float" office:value="6513">
            <text:p>6513</text:p>
          </table:table-cell>
          <table:table-cell office:value-type="float" office:value="417002">
            <text:p>417002</text:p>
          </table:table-cell>
          <table:table-cell office:value-type="float" office:value="13514">
            <text:p>13514</text:p>
          </table:table-cell>
          <table:table-cell table:number-columns-repeated="2"/>
          <table:table-cell table:formula="of:=[.A282]+[.C282]-[.A281]-[.C281]" office:value-type="float" office:value="1035">
            <text:p>1035</text:p>
          </table:table-cell>
          <table:table-cell table:formula="of:=[.E282]+[.G282]-[.E281]-[.G281]" office:value-type="float" office:value="1041">
            <text:p>1041</text:p>
          </table:table-cell>
          <table:table-cell table:formula="of:=[.B282]+[.D282]-[.B281]-[.D281]" office:value-type="float" office:value="33">
            <text:p>33</text:p>
          </table:table-cell>
          <table:table-cell table:formula="of:=[.F282]+[.H282]-[.F281]-[.H2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5067">
            <text:p>105067</text:p>
          </table:table-cell>
          <table:table-cell office:value-type="float" office:value="2971">
            <text:p>2971</text:p>
          </table:table-cell>
          <table:table-cell office:value-type="float" office:value="205632">
            <text:p>205632</text:p>
          </table:table-cell>
          <table:table-cell office:value-type="float" office:value="6870">
            <text:p>6870</text:p>
          </table:table-cell>
          <table:table-cell office:value-type="float" office:value="261533">
            <text:p>261533</text:p>
          </table:table-cell>
          <table:table-cell office:value-type="float" office:value="6522">
            <text:p>6522</text:p>
          </table:table-cell>
          <table:table-cell office:value-type="float" office:value="417720">
            <text:p>417720</text:p>
          </table:table-cell>
          <table:table-cell office:value-type="float" office:value="13538">
            <text:p>13538</text:p>
          </table:table-cell>
          <table:table-cell table:number-columns-repeated="2"/>
          <table:table-cell table:formula="of:=[.A283]+[.C283]-[.A282]-[.C282]" office:value-type="float" office:value="1039">
            <text:p>1039</text:p>
          </table:table-cell>
          <table:table-cell table:formula="of:=[.E283]+[.G283]-[.E282]-[.G282]" office:value-type="float" office:value="1037">
            <text:p>1037</text:p>
          </table:table-cell>
          <table:table-cell table:formula="of:=[.B283]+[.D283]-[.B282]-[.D282]" office:value-type="float" office:value="33">
            <text:p>33</text:p>
          </table:table-cell>
          <table:table-cell table:formula="of:=[.F283]+[.H283]-[.F282]-[.H2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5390">
            <text:p>105390</text:p>
          </table:table-cell>
          <table:table-cell office:value-type="float" office:value="2980">
            <text:p>2980</text:p>
          </table:table-cell>
          <table:table-cell office:value-type="float" office:value="206348">
            <text:p>206348</text:p>
          </table:table-cell>
          <table:table-cell office:value-type="float" office:value="6894">
            <text:p>6894</text:p>
          </table:table-cell>
          <table:table-cell office:value-type="float" office:value="261852">
            <text:p>261852</text:p>
          </table:table-cell>
          <table:table-cell office:value-type="float" office:value="6531">
            <text:p>6531</text:p>
          </table:table-cell>
          <table:table-cell office:value-type="float" office:value="418438">
            <text:p>418438</text:p>
          </table:table-cell>
          <table:table-cell office:value-type="float" office:value="13562">
            <text:p>13562</text:p>
          </table:table-cell>
          <table:table-cell table:number-columns-repeated="2"/>
          <table:table-cell table:formula="of:=[.A284]+[.C284]-[.A283]-[.C283]" office:value-type="float" office:value="1035">
            <text:p>1035</text:p>
          </table:table-cell>
          <table:table-cell table:formula="of:=[.E284]+[.G284]-[.E283]-[.G283]" office:value-type="float" office:value="1061">
            <text:p>1061</text:p>
          </table:table-cell>
          <table:table-cell table:formula="of:=[.B284]+[.D284]-[.B283]-[.D283]" office:value-type="float" office:value="33">
            <text:p>33</text:p>
          </table:table-cell>
          <table:table-cell table:formula="of:=[.F284]+[.H284]-[.F283]-[.H28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5709">
            <text:p>105709</text:p>
          </table:table-cell>
          <table:table-cell office:value-type="float" office:value="2989">
            <text:p>2989</text:p>
          </table:table-cell>
          <table:table-cell office:value-type="float" office:value="207064">
            <text:p>207064</text:p>
          </table:table-cell>
          <table:table-cell office:value-type="float" office:value="6918">
            <text:p>6918</text:p>
          </table:table-cell>
          <table:table-cell office:value-type="float" office:value="262195">
            <text:p>262195</text:p>
          </table:table-cell>
          <table:table-cell office:value-type="float" office:value="6541">
            <text:p>6541</text:p>
          </table:table-cell>
          <table:table-cell office:value-type="float" office:value="419156">
            <text:p>419156</text:p>
          </table:table-cell>
          <table:table-cell office:value-type="float" office:value="13586">
            <text:p>13586</text:p>
          </table:table-cell>
          <table:table-cell table:number-columns-repeated="2"/>
          <table:table-cell table:formula="of:=[.A285]+[.C285]-[.A284]-[.C284]" office:value-type="float" office:value="1039">
            <text:p>1039</text:p>
          </table:table-cell>
          <table:table-cell table:formula="of:=[.E285]+[.G285]-[.E284]-[.G284]" office:value-type="float" office:value="1037">
            <text:p>1037</text:p>
          </table:table-cell>
          <table:table-cell table:formula="of:=[.B285]+[.D285]-[.B284]-[.D284]" office:value-type="float" office:value="33">
            <text:p>33</text:p>
          </table:table-cell>
          <table:table-cell table:formula="of:=[.F285]+[.H285]-[.F284]-[.H2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6032">
            <text:p>106032</text:p>
          </table:table-cell>
          <table:table-cell office:value-type="float" office:value="2998">
            <text:p>2998</text:p>
          </table:table-cell>
          <table:table-cell office:value-type="float" office:value="207780">
            <text:p>207780</text:p>
          </table:table-cell>
          <table:table-cell office:value-type="float" office:value="6942">
            <text:p>6942</text:p>
          </table:table-cell>
          <table:table-cell office:value-type="float" office:value="262514">
            <text:p>262514</text:p>
          </table:table-cell>
          <table:table-cell office:value-type="float" office:value="6550">
            <text:p>6550</text:p>
          </table:table-cell>
          <table:table-cell office:value-type="float" office:value="419874">
            <text:p>419874</text:p>
          </table:table-cell>
          <table:table-cell office:value-type="float" office:value="13610">
            <text:p>13610</text:p>
          </table:table-cell>
          <table:table-cell table:number-columns-repeated="2"/>
          <table:table-cell table:formula="of:=[.A286]+[.C286]-[.A285]-[.C285]" office:value-type="float" office:value="1035">
            <text:p>1035</text:p>
          </table:table-cell>
          <table:table-cell table:formula="of:=[.E286]+[.G286]-[.E285]-[.G285]" office:value-type="float" office:value="1041">
            <text:p>1041</text:p>
          </table:table-cell>
          <table:table-cell table:formula="of:=[.B286]+[.D286]-[.B285]-[.D285]" office:value-type="float" office:value="33">
            <text:p>33</text:p>
          </table:table-cell>
          <table:table-cell table:formula="of:=[.F286]+[.H286]-[.F285]-[.H2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6351">
            <text:p>106351</text:p>
          </table:table-cell>
          <table:table-cell office:value-type="float" office:value="3007">
            <text:p>3007</text:p>
          </table:table-cell>
          <table:table-cell office:value-type="float" office:value="208496">
            <text:p>208496</text:p>
          </table:table-cell>
          <table:table-cell office:value-type="float" office:value="6966">
            <text:p>6966</text:p>
          </table:table-cell>
          <table:table-cell office:value-type="float" office:value="262837">
            <text:p>262837</text:p>
          </table:table-cell>
          <table:table-cell office:value-type="float" office:value="6559">
            <text:p>6559</text:p>
          </table:table-cell>
          <table:table-cell office:value-type="float" office:value="420592">
            <text:p>420592</text:p>
          </table:table-cell>
          <table:table-cell office:value-type="float" office:value="13634">
            <text:p>13634</text:p>
          </table:table-cell>
          <table:table-cell table:number-columns-repeated="2"/>
          <table:table-cell table:formula="of:=[.A287]+[.C287]-[.A286]-[.C286]" office:value-type="float" office:value="1039">
            <text:p>1039</text:p>
          </table:table-cell>
          <table:table-cell table:formula="of:=[.E287]+[.G287]-[.E286]-[.G286]" office:value-type="float" office:value="1037">
            <text:p>1037</text:p>
          </table:table-cell>
          <table:table-cell table:formula="of:=[.B287]+[.D287]-[.B286]-[.D286]" office:value-type="float" office:value="33">
            <text:p>33</text:p>
          </table:table-cell>
          <table:table-cell table:formula="of:=[.F287]+[.H287]-[.F286]-[.H2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6674">
            <text:p>106674</text:p>
          </table:table-cell>
          <table:table-cell office:value-type="float" office:value="3016">
            <text:p>3016</text:p>
          </table:table-cell>
          <table:table-cell office:value-type="float" office:value="209212">
            <text:p>209212</text:p>
          </table:table-cell>
          <table:table-cell office:value-type="float" office:value="6990">
            <text:p>6990</text:p>
          </table:table-cell>
          <table:table-cell office:value-type="float" office:value="263156">
            <text:p>263156</text:p>
          </table:table-cell>
          <table:table-cell office:value-type="float" office:value="6568">
            <text:p>6568</text:p>
          </table:table-cell>
          <table:table-cell office:value-type="float" office:value="421310">
            <text:p>421310</text:p>
          </table:table-cell>
          <table:table-cell office:value-type="float" office:value="13658">
            <text:p>13658</text:p>
          </table:table-cell>
          <table:table-cell table:number-columns-repeated="2"/>
          <table:table-cell table:formula="of:=[.A288]+[.C288]-[.A287]-[.C287]" office:value-type="float" office:value="1035">
            <text:p>1035</text:p>
          </table:table-cell>
          <table:table-cell table:formula="of:=[.E288]+[.G288]-[.E287]-[.G287]" office:value-type="float" office:value="1041">
            <text:p>1041</text:p>
          </table:table-cell>
          <table:table-cell table:formula="of:=[.B288]+[.D288]-[.B287]-[.D287]" office:value-type="float" office:value="33">
            <text:p>33</text:p>
          </table:table-cell>
          <table:table-cell table:formula="of:=[.F288]+[.H288]-[.F287]-[.H2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6993">
            <text:p>106993</text:p>
          </table:table-cell>
          <table:table-cell office:value-type="float" office:value="3025">
            <text:p>3025</text:p>
          </table:table-cell>
          <table:table-cell office:value-type="float" office:value="209928">
            <text:p>209928</text:p>
          </table:table-cell>
          <table:table-cell office:value-type="float" office:value="7014">
            <text:p>7014</text:p>
          </table:table-cell>
          <table:table-cell office:value-type="float" office:value="263479">
            <text:p>263479</text:p>
          </table:table-cell>
          <table:table-cell office:value-type="float" office:value="6577">
            <text:p>6577</text:p>
          </table:table-cell>
          <table:table-cell office:value-type="float" office:value="422028">
            <text:p>422028</text:p>
          </table:table-cell>
          <table:table-cell office:value-type="float" office:value="13682">
            <text:p>13682</text:p>
          </table:table-cell>
          <table:table-cell table:number-columns-repeated="2"/>
          <table:table-cell table:formula="of:=[.A289]+[.C289]-[.A288]-[.C288]" office:value-type="float" office:value="1039">
            <text:p>1039</text:p>
          </table:table-cell>
          <table:table-cell table:formula="of:=[.E289]+[.G289]-[.E288]-[.G288]" office:value-type="float" office:value="1057">
            <text:p>1057</text:p>
          </table:table-cell>
          <table:table-cell table:formula="of:=[.B289]+[.D289]-[.B288]-[.D288]" office:value-type="float" office:value="33">
            <text:p>33</text:p>
          </table:table-cell>
          <table:table-cell table:formula="of:=[.F289]+[.H289]-[.F288]-[.H28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7316">
            <text:p>107316</text:p>
          </table:table-cell>
          <table:table-cell office:value-type="float" office:value="3034">
            <text:p>3034</text:p>
          </table:table-cell>
          <table:table-cell office:value-type="float" office:value="210644">
            <text:p>210644</text:p>
          </table:table-cell>
          <table:table-cell office:value-type="float" office:value="7038">
            <text:p>7038</text:p>
          </table:table-cell>
          <table:table-cell office:value-type="float" office:value="263818">
            <text:p>263818</text:p>
          </table:table-cell>
          <table:table-cell office:value-type="float" office:value="6587">
            <text:p>6587</text:p>
          </table:table-cell>
          <table:table-cell office:value-type="float" office:value="422746">
            <text:p>422746</text:p>
          </table:table-cell>
          <table:table-cell office:value-type="float" office:value="13706">
            <text:p>13706</text:p>
          </table:table-cell>
          <table:table-cell table:number-columns-repeated="2"/>
          <table:table-cell table:formula="of:=[.A290]+[.C290]-[.A289]-[.C289]" office:value-type="float" office:value="1035">
            <text:p>1035</text:p>
          </table:table-cell>
          <table:table-cell table:formula="of:=[.E290]+[.G290]-[.E289]-[.G289]" office:value-type="float" office:value="1041">
            <text:p>1041</text:p>
          </table:table-cell>
          <table:table-cell table:formula="of:=[.B290]+[.D290]-[.B289]-[.D289]" office:value-type="float" office:value="33">
            <text:p>33</text:p>
          </table:table-cell>
          <table:table-cell table:formula="of:=[.F290]+[.H290]-[.F289]-[.H2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7635">
            <text:p>107635</text:p>
          </table:table-cell>
          <table:table-cell office:value-type="float" office:value="3043">
            <text:p>3043</text:p>
          </table:table-cell>
          <table:table-cell office:value-type="float" office:value="211360">
            <text:p>211360</text:p>
          </table:table-cell>
          <table:table-cell office:value-type="float" office:value="7062">
            <text:p>7062</text:p>
          </table:table-cell>
          <table:table-cell office:value-type="float" office:value="264141">
            <text:p>264141</text:p>
          </table:table-cell>
          <table:table-cell office:value-type="float" office:value="6596">
            <text:p>6596</text:p>
          </table:table-cell>
          <table:table-cell office:value-type="float" office:value="423464">
            <text:p>423464</text:p>
          </table:table-cell>
          <table:table-cell office:value-type="float" office:value="13730">
            <text:p>13730</text:p>
          </table:table-cell>
          <table:table-cell table:number-columns-repeated="2"/>
          <table:table-cell table:formula="of:=[.A291]+[.C291]-[.A290]-[.C290]" office:value-type="float" office:value="1039">
            <text:p>1039</text:p>
          </table:table-cell>
          <table:table-cell table:formula="of:=[.E291]+[.G291]-[.E290]-[.G290]" office:value-type="float" office:value="1037">
            <text:p>1037</text:p>
          </table:table-cell>
          <table:table-cell table:formula="of:=[.B291]+[.D291]-[.B290]-[.D290]" office:value-type="float" office:value="33">
            <text:p>33</text:p>
          </table:table-cell>
          <table:table-cell table:formula="of:=[.F291]+[.H291]-[.F290]-[.H2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7958">
            <text:p>107958</text:p>
          </table:table-cell>
          <table:table-cell office:value-type="float" office:value="3052">
            <text:p>3052</text:p>
          </table:table-cell>
          <table:table-cell office:value-type="float" office:value="212076">
            <text:p>212076</text:p>
          </table:table-cell>
          <table:table-cell office:value-type="float" office:value="7086">
            <text:p>7086</text:p>
          </table:table-cell>
          <table:table-cell office:value-type="float" office:value="264460">
            <text:p>264460</text:p>
          </table:table-cell>
          <table:table-cell office:value-type="float" office:value="6605">
            <text:p>6605</text:p>
          </table:table-cell>
          <table:table-cell office:value-type="float" office:value="424182">
            <text:p>424182</text:p>
          </table:table-cell>
          <table:table-cell office:value-type="float" office:value="13754">
            <text:p>13754</text:p>
          </table:table-cell>
          <table:table-cell table:number-columns-repeated="2"/>
          <table:table-cell table:formula="of:=[.A292]+[.C292]-[.A291]-[.C291]" office:value-type="float" office:value="1035">
            <text:p>1035</text:p>
          </table:table-cell>
          <table:table-cell table:formula="of:=[.E292]+[.G292]-[.E291]-[.G291]" office:value-type="float" office:value="1041">
            <text:p>1041</text:p>
          </table:table-cell>
          <table:table-cell table:formula="of:=[.B292]+[.D292]-[.B291]-[.D291]" office:value-type="float" office:value="33">
            <text:p>33</text:p>
          </table:table-cell>
          <table:table-cell table:formula="of:=[.F292]+[.H292]-[.F291]-[.H2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8277">
            <text:p>108277</text:p>
          </table:table-cell>
          <table:table-cell office:value-type="float" office:value="3061">
            <text:p>3061</text:p>
          </table:table-cell>
          <table:table-cell office:value-type="float" office:value="212792">
            <text:p>212792</text:p>
          </table:table-cell>
          <table:table-cell office:value-type="float" office:value="7110">
            <text:p>7110</text:p>
          </table:table-cell>
          <table:table-cell office:value-type="float" office:value="264783">
            <text:p>264783</text:p>
          </table:table-cell>
          <table:table-cell office:value-type="float" office:value="6614">
            <text:p>6614</text:p>
          </table:table-cell>
          <table:table-cell office:value-type="float" office:value="424900">
            <text:p>424900</text:p>
          </table:table-cell>
          <table:table-cell office:value-type="float" office:value="13778">
            <text:p>13778</text:p>
          </table:table-cell>
          <table:table-cell table:number-columns-repeated="2"/>
          <table:table-cell table:formula="of:=[.A293]+[.C293]-[.A292]-[.C292]" office:value-type="float" office:value="1039">
            <text:p>1039</text:p>
          </table:table-cell>
          <table:table-cell table:formula="of:=[.E293]+[.G293]-[.E292]-[.G292]" office:value-type="float" office:value="1037">
            <text:p>1037</text:p>
          </table:table-cell>
          <table:table-cell table:formula="of:=[.B293]+[.D293]-[.B292]-[.D292]" office:value-type="float" office:value="33">
            <text:p>33</text:p>
          </table:table-cell>
          <table:table-cell table:formula="of:=[.F293]+[.H293]-[.F292]-[.H2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8600">
            <text:p>108600</text:p>
          </table:table-cell>
          <table:table-cell office:value-type="float" office:value="3070">
            <text:p>3070</text:p>
          </table:table-cell>
          <table:table-cell office:value-type="float" office:value="213508">
            <text:p>213508</text:p>
          </table:table-cell>
          <table:table-cell office:value-type="float" office:value="7134">
            <text:p>7134</text:p>
          </table:table-cell>
          <table:table-cell office:value-type="float" office:value="265102">
            <text:p>265102</text:p>
          </table:table-cell>
          <table:table-cell office:value-type="float" office:value="6623">
            <text:p>6623</text:p>
          </table:table-cell>
          <table:table-cell office:value-type="float" office:value="425618">
            <text:p>425618</text:p>
          </table:table-cell>
          <table:table-cell office:value-type="float" office:value="13802">
            <text:p>13802</text:p>
          </table:table-cell>
          <table:table-cell table:number-columns-repeated="2"/>
          <table:table-cell table:formula="of:=[.A294]+[.C294]-[.A293]-[.C293]" office:value-type="float" office:value="1035">
            <text:p>1035</text:p>
          </table:table-cell>
          <table:table-cell table:formula="of:=[.E294]+[.G294]-[.E293]-[.G293]" office:value-type="float" office:value="1061">
            <text:p>1061</text:p>
          </table:table-cell>
          <table:table-cell table:formula="of:=[.B294]+[.D294]-[.B293]-[.D293]" office:value-type="float" office:value="33">
            <text:p>33</text:p>
          </table:table-cell>
          <table:table-cell table:formula="of:=[.F294]+[.H294]-[.F293]-[.H29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8919">
            <text:p>108919</text:p>
          </table:table-cell>
          <table:table-cell office:value-type="float" office:value="3079">
            <text:p>3079</text:p>
          </table:table-cell>
          <table:table-cell office:value-type="float" office:value="214224">
            <text:p>214224</text:p>
          </table:table-cell>
          <table:table-cell office:value-type="float" office:value="7158">
            <text:p>7158</text:p>
          </table:table-cell>
          <table:table-cell office:value-type="float" office:value="265445">
            <text:p>265445</text:p>
          </table:table-cell>
          <table:table-cell office:value-type="float" office:value="6633">
            <text:p>6633</text:p>
          </table:table-cell>
          <table:table-cell office:value-type="float" office:value="426336">
            <text:p>426336</text:p>
          </table:table-cell>
          <table:table-cell office:value-type="float" office:value="13826">
            <text:p>13826</text:p>
          </table:table-cell>
          <table:table-cell table:number-columns-repeated="2"/>
          <table:table-cell table:formula="of:=[.A295]+[.C295]-[.A294]-[.C294]" office:value-type="float" office:value="1039">
            <text:p>1039</text:p>
          </table:table-cell>
          <table:table-cell table:formula="of:=[.E295]+[.G295]-[.E294]-[.G294]" office:value-type="float" office:value="1037">
            <text:p>1037</text:p>
          </table:table-cell>
          <table:table-cell table:formula="of:=[.B295]+[.D295]-[.B294]-[.D294]" office:value-type="float" office:value="33">
            <text:p>33</text:p>
          </table:table-cell>
          <table:table-cell table:formula="of:=[.F295]+[.H295]-[.F294]-[.H2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9242">
            <text:p>109242</text:p>
          </table:table-cell>
          <table:table-cell office:value-type="float" office:value="3088">
            <text:p>3088</text:p>
          </table:table-cell>
          <table:table-cell office:value-type="float" office:value="214940">
            <text:p>214940</text:p>
          </table:table-cell>
          <table:table-cell office:value-type="float" office:value="7182">
            <text:p>7182</text:p>
          </table:table-cell>
          <table:table-cell office:value-type="float" office:value="265764">
            <text:p>265764</text:p>
          </table:table-cell>
          <table:table-cell office:value-type="float" office:value="6642">
            <text:p>6642</text:p>
          </table:table-cell>
          <table:table-cell office:value-type="float" office:value="427054">
            <text:p>427054</text:p>
          </table:table-cell>
          <table:table-cell office:value-type="float" office:value="13850">
            <text:p>13850</text:p>
          </table:table-cell>
          <table:table-cell table:number-columns-repeated="2"/>
          <table:table-cell table:formula="of:=[.A296]+[.C296]-[.A295]-[.C295]" office:value-type="float" office:value="1035">
            <text:p>1035</text:p>
          </table:table-cell>
          <table:table-cell table:formula="of:=[.E296]+[.G296]-[.E295]-[.G295]" office:value-type="float" office:value="1041">
            <text:p>1041</text:p>
          </table:table-cell>
          <table:table-cell table:formula="of:=[.B296]+[.D296]-[.B295]-[.D295]" office:value-type="float" office:value="33">
            <text:p>33</text:p>
          </table:table-cell>
          <table:table-cell table:formula="of:=[.F296]+[.H296]-[.F295]-[.H2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9561">
            <text:p>109561</text:p>
          </table:table-cell>
          <table:table-cell office:value-type="float" office:value="3097">
            <text:p>3097</text:p>
          </table:table-cell>
          <table:table-cell office:value-type="float" office:value="215656">
            <text:p>215656</text:p>
          </table:table-cell>
          <table:table-cell office:value-type="float" office:value="7206">
            <text:p>7206</text:p>
          </table:table-cell>
          <table:table-cell office:value-type="float" office:value="266087">
            <text:p>266087</text:p>
          </table:table-cell>
          <table:table-cell office:value-type="float" office:value="6651">
            <text:p>6651</text:p>
          </table:table-cell>
          <table:table-cell office:value-type="float" office:value="427772">
            <text:p>427772</text:p>
          </table:table-cell>
          <table:table-cell office:value-type="float" office:value="13874">
            <text:p>13874</text:p>
          </table:table-cell>
          <table:table-cell table:number-columns-repeated="2"/>
          <table:table-cell table:formula="of:=[.A297]+[.C297]-[.A296]-[.C296]" office:value-type="float" office:value="1039">
            <text:p>1039</text:p>
          </table:table-cell>
          <table:table-cell table:formula="of:=[.E297]+[.G297]-[.E296]-[.G296]" office:value-type="float" office:value="1037">
            <text:p>1037</text:p>
          </table:table-cell>
          <table:table-cell table:formula="of:=[.B297]+[.D297]-[.B296]-[.D296]" office:value-type="float" office:value="33">
            <text:p>33</text:p>
          </table:table-cell>
          <table:table-cell table:formula="of:=[.F297]+[.H297]-[.F296]-[.H2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09884">
            <text:p>109884</text:p>
          </table:table-cell>
          <table:table-cell office:value-type="float" office:value="3106">
            <text:p>3106</text:p>
          </table:table-cell>
          <table:table-cell office:value-type="float" office:value="216372">
            <text:p>216372</text:p>
          </table:table-cell>
          <table:table-cell office:value-type="float" office:value="7230">
            <text:p>7230</text:p>
          </table:table-cell>
          <table:table-cell office:value-type="float" office:value="266406">
            <text:p>266406</text:p>
          </table:table-cell>
          <table:table-cell office:value-type="float" office:value="6660">
            <text:p>6660</text:p>
          </table:table-cell>
          <table:table-cell office:value-type="float" office:value="428490">
            <text:p>428490</text:p>
          </table:table-cell>
          <table:table-cell office:value-type="float" office:value="13898">
            <text:p>13898</text:p>
          </table:table-cell>
          <table:table-cell table:number-columns-repeated="2"/>
          <table:table-cell table:formula="of:=[.A298]+[.C298]-[.A297]-[.C297]" office:value-type="float" office:value="1035">
            <text:p>1035</text:p>
          </table:table-cell>
          <table:table-cell table:formula="of:=[.E298]+[.G298]-[.E297]-[.G297]" office:value-type="float" office:value="1041">
            <text:p>1041</text:p>
          </table:table-cell>
          <table:table-cell table:formula="of:=[.B298]+[.D298]-[.B297]-[.D297]" office:value-type="float" office:value="33">
            <text:p>33</text:p>
          </table:table-cell>
          <table:table-cell table:formula="of:=[.F298]+[.H298]-[.F297]-[.H2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0203">
            <text:p>110203</text:p>
          </table:table-cell>
          <table:table-cell office:value-type="float" office:value="3115">
            <text:p>3115</text:p>
          </table:table-cell>
          <table:table-cell office:value-type="float" office:value="217088">
            <text:p>217088</text:p>
          </table:table-cell>
          <table:table-cell office:value-type="float" office:value="7254">
            <text:p>7254</text:p>
          </table:table-cell>
          <table:table-cell office:value-type="float" office:value="266729">
            <text:p>266729</text:p>
          </table:table-cell>
          <table:table-cell office:value-type="float" office:value="6669">
            <text:p>6669</text:p>
          </table:table-cell>
          <table:table-cell office:value-type="float" office:value="429208">
            <text:p>429208</text:p>
          </table:table-cell>
          <table:table-cell office:value-type="float" office:value="13922">
            <text:p>13922</text:p>
          </table:table-cell>
          <table:table-cell table:number-columns-repeated="2"/>
          <table:table-cell table:formula="of:=[.A299]+[.C299]-[.A298]-[.C298]" office:value-type="float" office:value="1039">
            <text:p>1039</text:p>
          </table:table-cell>
          <table:table-cell table:formula="of:=[.E299]+[.G299]-[.E298]-[.G298]" office:value-type="float" office:value="1057">
            <text:p>1057</text:p>
          </table:table-cell>
          <table:table-cell table:formula="of:=[.B299]+[.D299]-[.B298]-[.D298]" office:value-type="float" office:value="33">
            <text:p>33</text:p>
          </table:table-cell>
          <table:table-cell table:formula="of:=[.F299]+[.H299]-[.F298]-[.H29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0526">
            <text:p>110526</text:p>
          </table:table-cell>
          <table:table-cell office:value-type="float" office:value="3124">
            <text:p>3124</text:p>
          </table:table-cell>
          <table:table-cell office:value-type="float" office:value="217804">
            <text:p>217804</text:p>
          </table:table-cell>
          <table:table-cell office:value-type="float" office:value="7278">
            <text:p>7278</text:p>
          </table:table-cell>
          <table:table-cell office:value-type="float" office:value="267068">
            <text:p>267068</text:p>
          </table:table-cell>
          <table:table-cell office:value-type="float" office:value="6679">
            <text:p>6679</text:p>
          </table:table-cell>
          <table:table-cell office:value-type="float" office:value="429926">
            <text:p>429926</text:p>
          </table:table-cell>
          <table:table-cell office:value-type="float" office:value="13946">
            <text:p>13946</text:p>
          </table:table-cell>
          <table:table-cell table:number-columns-repeated="2"/>
          <table:table-cell table:formula="of:=[.A300]+[.C300]-[.A299]-[.C299]" office:value-type="float" office:value="1035">
            <text:p>1035</text:p>
          </table:table-cell>
          <table:table-cell table:formula="of:=[.E300]+[.G300]-[.E299]-[.G299]" office:value-type="float" office:value="1041">
            <text:p>1041</text:p>
          </table:table-cell>
          <table:table-cell table:formula="of:=[.B300]+[.D300]-[.B299]-[.D299]" office:value-type="float" office:value="33">
            <text:p>33</text:p>
          </table:table-cell>
          <table:table-cell table:formula="of:=[.F300]+[.H300]-[.F299]-[.H2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0845">
            <text:p>110845</text:p>
          </table:table-cell>
          <table:table-cell office:value-type="float" office:value="3133">
            <text:p>3133</text:p>
          </table:table-cell>
          <table:table-cell office:value-type="float" office:value="218520">
            <text:p>218520</text:p>
          </table:table-cell>
          <table:table-cell office:value-type="float" office:value="7302">
            <text:p>7302</text:p>
          </table:table-cell>
          <table:table-cell office:value-type="float" office:value="267391">
            <text:p>267391</text:p>
          </table:table-cell>
          <table:table-cell office:value-type="float" office:value="6688">
            <text:p>6688</text:p>
          </table:table-cell>
          <table:table-cell office:value-type="float" office:value="430644">
            <text:p>430644</text:p>
          </table:table-cell>
          <table:table-cell office:value-type="float" office:value="13970">
            <text:p>13970</text:p>
          </table:table-cell>
          <table:table-cell table:number-columns-repeated="2"/>
          <table:table-cell table:formula="of:=[.A301]+[.C301]-[.A300]-[.C300]" office:value-type="float" office:value="1039">
            <text:p>1039</text:p>
          </table:table-cell>
          <table:table-cell table:formula="of:=[.E301]+[.G301]-[.E300]-[.G300]" office:value-type="float" office:value="1037">
            <text:p>1037</text:p>
          </table:table-cell>
          <table:table-cell table:formula="of:=[.B301]+[.D301]-[.B300]-[.D300]" office:value-type="float" office:value="33">
            <text:p>33</text:p>
          </table:table-cell>
          <table:table-cell table:formula="of:=[.F301]+[.H301]-[.F300]-[.H3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1168">
            <text:p>111168</text:p>
          </table:table-cell>
          <table:table-cell office:value-type="float" office:value="3142">
            <text:p>3142</text:p>
          </table:table-cell>
          <table:table-cell office:value-type="float" office:value="219236">
            <text:p>219236</text:p>
          </table:table-cell>
          <table:table-cell office:value-type="float" office:value="7326">
            <text:p>7326</text:p>
          </table:table-cell>
          <table:table-cell office:value-type="float" office:value="267710">
            <text:p>267710</text:p>
          </table:table-cell>
          <table:table-cell office:value-type="float" office:value="6697">
            <text:p>6697</text:p>
          </table:table-cell>
          <table:table-cell office:value-type="float" office:value="431362">
            <text:p>431362</text:p>
          </table:table-cell>
          <table:table-cell office:value-type="float" office:value="13994">
            <text:p>13994</text:p>
          </table:table-cell>
          <table:table-cell table:number-columns-repeated="2"/>
          <table:table-cell table:formula="of:=[.A302]+[.C302]-[.A301]-[.C301]" office:value-type="float" office:value="1035">
            <text:p>1035</text:p>
          </table:table-cell>
          <table:table-cell table:formula="of:=[.E302]+[.G302]-[.E301]-[.G301]" office:value-type="float" office:value="1041">
            <text:p>1041</text:p>
          </table:table-cell>
          <table:table-cell table:formula="of:=[.B302]+[.D302]-[.B301]-[.D301]" office:value-type="float" office:value="33">
            <text:p>33</text:p>
          </table:table-cell>
          <table:table-cell table:formula="of:=[.F302]+[.H302]-[.F301]-[.H3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1487">
            <text:p>111487</text:p>
          </table:table-cell>
          <table:table-cell office:value-type="float" office:value="3151">
            <text:p>3151</text:p>
          </table:table-cell>
          <table:table-cell office:value-type="float" office:value="219952">
            <text:p>219952</text:p>
          </table:table-cell>
          <table:table-cell office:value-type="float" office:value="7350">
            <text:p>7350</text:p>
          </table:table-cell>
          <table:table-cell office:value-type="float" office:value="268033">
            <text:p>268033</text:p>
          </table:table-cell>
          <table:table-cell office:value-type="float" office:value="6706">
            <text:p>6706</text:p>
          </table:table-cell>
          <table:table-cell office:value-type="float" office:value="432080">
            <text:p>432080</text:p>
          </table:table-cell>
          <table:table-cell office:value-type="float" office:value="14018">
            <text:p>14018</text:p>
          </table:table-cell>
          <table:table-cell table:number-columns-repeated="2"/>
          <table:table-cell table:formula="of:=[.A303]+[.C303]-[.A302]-[.C302]" office:value-type="float" office:value="1039">
            <text:p>1039</text:p>
          </table:table-cell>
          <table:table-cell table:formula="of:=[.E303]+[.G303]-[.E302]-[.G302]" office:value-type="float" office:value="1037">
            <text:p>1037</text:p>
          </table:table-cell>
          <table:table-cell table:formula="of:=[.B303]+[.D303]-[.B302]-[.D302]" office:value-type="float" office:value="33">
            <text:p>33</text:p>
          </table:table-cell>
          <table:table-cell table:formula="of:=[.F303]+[.H303]-[.F302]-[.H3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1810">
            <text:p>111810</text:p>
          </table:table-cell>
          <table:table-cell office:value-type="float" office:value="3160">
            <text:p>3160</text:p>
          </table:table-cell>
          <table:table-cell office:value-type="float" office:value="220668">
            <text:p>220668</text:p>
          </table:table-cell>
          <table:table-cell office:value-type="float" office:value="7374">
            <text:p>7374</text:p>
          </table:table-cell>
          <table:table-cell office:value-type="float" office:value="268352">
            <text:p>268352</text:p>
          </table:table-cell>
          <table:table-cell office:value-type="float" office:value="6715">
            <text:p>6715</text:p>
          </table:table-cell>
          <table:table-cell office:value-type="float" office:value="432798">
            <text:p>432798</text:p>
          </table:table-cell>
          <table:table-cell office:value-type="float" office:value="14042">
            <text:p>14042</text:p>
          </table:table-cell>
          <table:table-cell table:number-columns-repeated="2"/>
          <table:table-cell table:formula="of:=[.A304]+[.C304]-[.A303]-[.C303]" office:value-type="float" office:value="1035">
            <text:p>1035</text:p>
          </table:table-cell>
          <table:table-cell table:formula="of:=[.E304]+[.G304]-[.E303]-[.G303]" office:value-type="float" office:value="1061">
            <text:p>1061</text:p>
          </table:table-cell>
          <table:table-cell table:formula="of:=[.B304]+[.D304]-[.B303]-[.D303]" office:value-type="float" office:value="33">
            <text:p>33</text:p>
          </table:table-cell>
          <table:table-cell table:formula="of:=[.F304]+[.H304]-[.F303]-[.H3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2129">
            <text:p>112129</text:p>
          </table:table-cell>
          <table:table-cell office:value-type="float" office:value="3169">
            <text:p>3169</text:p>
          </table:table-cell>
          <table:table-cell office:value-type="float" office:value="221384">
            <text:p>221384</text:p>
          </table:table-cell>
          <table:table-cell office:value-type="float" office:value="7398">
            <text:p>7398</text:p>
          </table:table-cell>
          <table:table-cell office:value-type="float" office:value="268695">
            <text:p>268695</text:p>
          </table:table-cell>
          <table:table-cell office:value-type="float" office:value="6725">
            <text:p>6725</text:p>
          </table:table-cell>
          <table:table-cell office:value-type="float" office:value="433516">
            <text:p>433516</text:p>
          </table:table-cell>
          <table:table-cell office:value-type="float" office:value="14066">
            <text:p>14066</text:p>
          </table:table-cell>
          <table:table-cell table:number-columns-repeated="2"/>
          <table:table-cell table:formula="of:=[.A305]+[.C305]-[.A304]-[.C304]" office:value-type="float" office:value="1039">
            <text:p>1039</text:p>
          </table:table-cell>
          <table:table-cell table:formula="of:=[.E305]+[.G305]-[.E304]-[.G304]" office:value-type="float" office:value="1037">
            <text:p>1037</text:p>
          </table:table-cell>
          <table:table-cell table:formula="of:=[.B305]+[.D305]-[.B304]-[.D304]" office:value-type="float" office:value="33">
            <text:p>33</text:p>
          </table:table-cell>
          <table:table-cell table:formula="of:=[.F305]+[.H305]-[.F304]-[.H3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2452">
            <text:p>112452</text:p>
          </table:table-cell>
          <table:table-cell office:value-type="float" office:value="3178">
            <text:p>3178</text:p>
          </table:table-cell>
          <table:table-cell office:value-type="float" office:value="222100">
            <text:p>222100</text:p>
          </table:table-cell>
          <table:table-cell office:value-type="float" office:value="7422">
            <text:p>7422</text:p>
          </table:table-cell>
          <table:table-cell office:value-type="float" office:value="269014">
            <text:p>269014</text:p>
          </table:table-cell>
          <table:table-cell office:value-type="float" office:value="6734">
            <text:p>6734</text:p>
          </table:table-cell>
          <table:table-cell office:value-type="float" office:value="434234">
            <text:p>434234</text:p>
          </table:table-cell>
          <table:table-cell office:value-type="float" office:value="14090">
            <text:p>14090</text:p>
          </table:table-cell>
          <table:table-cell table:number-columns-repeated="2"/>
          <table:table-cell table:formula="of:=[.A306]+[.C306]-[.A305]-[.C305]" office:value-type="float" office:value="1035">
            <text:p>1035</text:p>
          </table:table-cell>
          <table:table-cell table:formula="of:=[.E306]+[.G306]-[.E305]-[.G305]" office:value-type="float" office:value="1041">
            <text:p>1041</text:p>
          </table:table-cell>
          <table:table-cell table:formula="of:=[.B306]+[.D306]-[.B305]-[.D305]" office:value-type="float" office:value="33">
            <text:p>33</text:p>
          </table:table-cell>
          <table:table-cell table:formula="of:=[.F306]+[.H306]-[.F305]-[.H3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2771">
            <text:p>112771</text:p>
          </table:table-cell>
          <table:table-cell office:value-type="float" office:value="3187">
            <text:p>3187</text:p>
          </table:table-cell>
          <table:table-cell office:value-type="float" office:value="222816">
            <text:p>222816</text:p>
          </table:table-cell>
          <table:table-cell office:value-type="float" office:value="7446">
            <text:p>7446</text:p>
          </table:table-cell>
          <table:table-cell office:value-type="float" office:value="269337">
            <text:p>269337</text:p>
          </table:table-cell>
          <table:table-cell office:value-type="float" office:value="6743">
            <text:p>6743</text:p>
          </table:table-cell>
          <table:table-cell office:value-type="float" office:value="434952">
            <text:p>434952</text:p>
          </table:table-cell>
          <table:table-cell office:value-type="float" office:value="14114">
            <text:p>14114</text:p>
          </table:table-cell>
          <table:table-cell table:number-columns-repeated="2"/>
          <table:table-cell table:formula="of:=[.A307]+[.C307]-[.A306]-[.C306]" office:value-type="float" office:value="1039">
            <text:p>1039</text:p>
          </table:table-cell>
          <table:table-cell table:formula="of:=[.E307]+[.G307]-[.E306]-[.G306]" office:value-type="float" office:value="1037">
            <text:p>1037</text:p>
          </table:table-cell>
          <table:table-cell table:formula="of:=[.B307]+[.D307]-[.B306]-[.D306]" office:value-type="float" office:value="33">
            <text:p>33</text:p>
          </table:table-cell>
          <table:table-cell table:formula="of:=[.F307]+[.H307]-[.F306]-[.H3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3094">
            <text:p>113094</text:p>
          </table:table-cell>
          <table:table-cell office:value-type="float" office:value="3196">
            <text:p>3196</text:p>
          </table:table-cell>
          <table:table-cell office:value-type="float" office:value="223532">
            <text:p>223532</text:p>
          </table:table-cell>
          <table:table-cell office:value-type="float" office:value="7470">
            <text:p>7470</text:p>
          </table:table-cell>
          <table:table-cell office:value-type="float" office:value="269656">
            <text:p>269656</text:p>
          </table:table-cell>
          <table:table-cell office:value-type="float" office:value="6752">
            <text:p>6752</text:p>
          </table:table-cell>
          <table:table-cell office:value-type="float" office:value="435670">
            <text:p>435670</text:p>
          </table:table-cell>
          <table:table-cell office:value-type="float" office:value="14138">
            <text:p>14138</text:p>
          </table:table-cell>
          <table:table-cell table:number-columns-repeated="2"/>
          <table:table-cell table:formula="of:=[.A308]+[.C308]-[.A307]-[.C307]" office:value-type="float" office:value="1035">
            <text:p>1035</text:p>
          </table:table-cell>
          <table:table-cell table:formula="of:=[.E308]+[.G308]-[.E307]-[.G307]" office:value-type="float" office:value="1041">
            <text:p>1041</text:p>
          </table:table-cell>
          <table:table-cell table:formula="of:=[.B308]+[.D308]-[.B307]-[.D307]" office:value-type="float" office:value="33">
            <text:p>33</text:p>
          </table:table-cell>
          <table:table-cell table:formula="of:=[.F308]+[.H308]-[.F307]-[.H3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3413">
            <text:p>113413</text:p>
          </table:table-cell>
          <table:table-cell office:value-type="float" office:value="3205">
            <text:p>3205</text:p>
          </table:table-cell>
          <table:table-cell office:value-type="float" office:value="224248">
            <text:p>224248</text:p>
          </table:table-cell>
          <table:table-cell office:value-type="float" office:value="7494">
            <text:p>7494</text:p>
          </table:table-cell>
          <table:table-cell office:value-type="float" office:value="269979">
            <text:p>269979</text:p>
          </table:table-cell>
          <table:table-cell office:value-type="float" office:value="6761">
            <text:p>6761</text:p>
          </table:table-cell>
          <table:table-cell office:value-type="float" office:value="436388">
            <text:p>436388</text:p>
          </table:table-cell>
          <table:table-cell office:value-type="float" office:value="14162">
            <text:p>14162</text:p>
          </table:table-cell>
          <table:table-cell table:number-columns-repeated="2"/>
          <table:table-cell table:formula="of:=[.A309]+[.C309]-[.A308]-[.C308]" office:value-type="float" office:value="1039">
            <text:p>1039</text:p>
          </table:table-cell>
          <table:table-cell table:formula="of:=[.E309]+[.G309]-[.E308]-[.G308]" office:value-type="float" office:value="1057">
            <text:p>1057</text:p>
          </table:table-cell>
          <table:table-cell table:formula="of:=[.B309]+[.D309]-[.B308]-[.D308]" office:value-type="float" office:value="33">
            <text:p>33</text:p>
          </table:table-cell>
          <table:table-cell table:formula="of:=[.F309]+[.H309]-[.F308]-[.H30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3736">
            <text:p>113736</text:p>
          </table:table-cell>
          <table:table-cell office:value-type="float" office:value="3214">
            <text:p>3214</text:p>
          </table:table-cell>
          <table:table-cell office:value-type="float" office:value="224964">
            <text:p>224964</text:p>
          </table:table-cell>
          <table:table-cell office:value-type="float" office:value="7518">
            <text:p>7518</text:p>
          </table:table-cell>
          <table:table-cell office:value-type="float" office:value="270318">
            <text:p>270318</text:p>
          </table:table-cell>
          <table:table-cell office:value-type="float" office:value="6771">
            <text:p>6771</text:p>
          </table:table-cell>
          <table:table-cell office:value-type="float" office:value="437106">
            <text:p>437106</text:p>
          </table:table-cell>
          <table:table-cell office:value-type="float" office:value="14186">
            <text:p>14186</text:p>
          </table:table-cell>
          <table:table-cell table:number-columns-repeated="2"/>
          <table:table-cell table:formula="of:=[.A310]+[.C310]-[.A309]-[.C309]" office:value-type="float" office:value="1035">
            <text:p>1035</text:p>
          </table:table-cell>
          <table:table-cell table:formula="of:=[.E310]+[.G310]-[.E309]-[.G309]" office:value-type="float" office:value="1041">
            <text:p>1041</text:p>
          </table:table-cell>
          <table:table-cell table:formula="of:=[.B310]+[.D310]-[.B309]-[.D309]" office:value-type="float" office:value="33">
            <text:p>33</text:p>
          </table:table-cell>
          <table:table-cell table:formula="of:=[.F310]+[.H310]-[.F309]-[.H3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4055">
            <text:p>114055</text:p>
          </table:table-cell>
          <table:table-cell office:value-type="float" office:value="3223">
            <text:p>3223</text:p>
          </table:table-cell>
          <table:table-cell office:value-type="float" office:value="225680">
            <text:p>225680</text:p>
          </table:table-cell>
          <table:table-cell office:value-type="float" office:value="7542">
            <text:p>7542</text:p>
          </table:table-cell>
          <table:table-cell office:value-type="float" office:value="270641">
            <text:p>270641</text:p>
          </table:table-cell>
          <table:table-cell office:value-type="float" office:value="6780">
            <text:p>6780</text:p>
          </table:table-cell>
          <table:table-cell office:value-type="float" office:value="437824">
            <text:p>437824</text:p>
          </table:table-cell>
          <table:table-cell office:value-type="float" office:value="14210">
            <text:p>14210</text:p>
          </table:table-cell>
          <table:table-cell table:number-columns-repeated="2"/>
          <table:table-cell table:formula="of:=[.A311]+[.C311]-[.A310]-[.C310]" office:value-type="float" office:value="1039">
            <text:p>1039</text:p>
          </table:table-cell>
          <table:table-cell table:formula="of:=[.E311]+[.G311]-[.E310]-[.G310]" office:value-type="float" office:value="1037">
            <text:p>1037</text:p>
          </table:table-cell>
          <table:table-cell table:formula="of:=[.B311]+[.D311]-[.B310]-[.D310]" office:value-type="float" office:value="33">
            <text:p>33</text:p>
          </table:table-cell>
          <table:table-cell table:formula="of:=[.F311]+[.H311]-[.F310]-[.H3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4378">
            <text:p>114378</text:p>
          </table:table-cell>
          <table:table-cell office:value-type="float" office:value="3232">
            <text:p>3232</text:p>
          </table:table-cell>
          <table:table-cell office:value-type="float" office:value="226396">
            <text:p>226396</text:p>
          </table:table-cell>
          <table:table-cell office:value-type="float" office:value="7566">
            <text:p>7566</text:p>
          </table:table-cell>
          <table:table-cell office:value-type="float" office:value="270960">
            <text:p>270960</text:p>
          </table:table-cell>
          <table:table-cell office:value-type="float" office:value="6789">
            <text:p>6789</text:p>
          </table:table-cell>
          <table:table-cell office:value-type="float" office:value="438542">
            <text:p>438542</text:p>
          </table:table-cell>
          <table:table-cell office:value-type="float" office:value="14234">
            <text:p>14234</text:p>
          </table:table-cell>
          <table:table-cell table:number-columns-repeated="2"/>
          <table:table-cell table:formula="of:=[.A312]+[.C312]-[.A311]-[.C311]" office:value-type="float" office:value="1035">
            <text:p>1035</text:p>
          </table:table-cell>
          <table:table-cell table:formula="of:=[.E312]+[.G312]-[.E311]-[.G311]" office:value-type="float" office:value="1041">
            <text:p>1041</text:p>
          </table:table-cell>
          <table:table-cell table:formula="of:=[.B312]+[.D312]-[.B311]-[.D311]" office:value-type="float" office:value="33">
            <text:p>33</text:p>
          </table:table-cell>
          <table:table-cell table:formula="of:=[.F312]+[.H312]-[.F311]-[.H3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4697">
            <text:p>114697</text:p>
          </table:table-cell>
          <table:table-cell office:value-type="float" office:value="3241">
            <text:p>3241</text:p>
          </table:table-cell>
          <table:table-cell office:value-type="float" office:value="227112">
            <text:p>227112</text:p>
          </table:table-cell>
          <table:table-cell office:value-type="float" office:value="7590">
            <text:p>7590</text:p>
          </table:table-cell>
          <table:table-cell office:value-type="float" office:value="271283">
            <text:p>271283</text:p>
          </table:table-cell>
          <table:table-cell office:value-type="float" office:value="6798">
            <text:p>6798</text:p>
          </table:table-cell>
          <table:table-cell office:value-type="float" office:value="439260">
            <text:p>439260</text:p>
          </table:table-cell>
          <table:table-cell office:value-type="float" office:value="14258">
            <text:p>14258</text:p>
          </table:table-cell>
          <table:table-cell table:number-columns-repeated="2"/>
          <table:table-cell table:formula="of:=[.A313]+[.C313]-[.A312]-[.C312]" office:value-type="float" office:value="1039">
            <text:p>1039</text:p>
          </table:table-cell>
          <table:table-cell table:formula="of:=[.E313]+[.G313]-[.E312]-[.G312]" office:value-type="float" office:value="1037">
            <text:p>1037</text:p>
          </table:table-cell>
          <table:table-cell table:formula="of:=[.B313]+[.D313]-[.B312]-[.D312]" office:value-type="float" office:value="33">
            <text:p>33</text:p>
          </table:table-cell>
          <table:table-cell table:formula="of:=[.F313]+[.H313]-[.F312]-[.H3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5020">
            <text:p>115020</text:p>
          </table:table-cell>
          <table:table-cell office:value-type="float" office:value="3250">
            <text:p>3250</text:p>
          </table:table-cell>
          <table:table-cell office:value-type="float" office:value="227828">
            <text:p>227828</text:p>
          </table:table-cell>
          <table:table-cell office:value-type="float" office:value="7614">
            <text:p>7614</text:p>
          </table:table-cell>
          <table:table-cell office:value-type="float" office:value="271602">
            <text:p>271602</text:p>
          </table:table-cell>
          <table:table-cell office:value-type="float" office:value="6807">
            <text:p>6807</text:p>
          </table:table-cell>
          <table:table-cell office:value-type="float" office:value="439978">
            <text:p>439978</text:p>
          </table:table-cell>
          <table:table-cell office:value-type="float" office:value="14282">
            <text:p>14282</text:p>
          </table:table-cell>
          <table:table-cell table:number-columns-repeated="2"/>
          <table:table-cell table:formula="of:=[.A314]+[.C314]-[.A313]-[.C313]" office:value-type="float" office:value="1035">
            <text:p>1035</text:p>
          </table:table-cell>
          <table:table-cell table:formula="of:=[.E314]+[.G314]-[.E313]-[.G313]" office:value-type="float" office:value="1061">
            <text:p>1061</text:p>
          </table:table-cell>
          <table:table-cell table:formula="of:=[.B314]+[.D314]-[.B313]-[.D313]" office:value-type="float" office:value="33">
            <text:p>33</text:p>
          </table:table-cell>
          <table:table-cell table:formula="of:=[.F314]+[.H314]-[.F313]-[.H31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5339">
            <text:p>115339</text:p>
          </table:table-cell>
          <table:table-cell office:value-type="float" office:value="3259">
            <text:p>3259</text:p>
          </table:table-cell>
          <table:table-cell office:value-type="float" office:value="228544">
            <text:p>228544</text:p>
          </table:table-cell>
          <table:table-cell office:value-type="float" office:value="7638">
            <text:p>7638</text:p>
          </table:table-cell>
          <table:table-cell office:value-type="float" office:value="271945">
            <text:p>271945</text:p>
          </table:table-cell>
          <table:table-cell office:value-type="float" office:value="6817">
            <text:p>6817</text:p>
          </table:table-cell>
          <table:table-cell office:value-type="float" office:value="440696">
            <text:p>440696</text:p>
          </table:table-cell>
          <table:table-cell office:value-type="float" office:value="14306">
            <text:p>14306</text:p>
          </table:table-cell>
          <table:table-cell table:number-columns-repeated="2"/>
          <table:table-cell table:formula="of:=[.A315]+[.C315]-[.A314]-[.C314]" office:value-type="float" office:value="1039">
            <text:p>1039</text:p>
          </table:table-cell>
          <table:table-cell table:formula="of:=[.E315]+[.G315]-[.E314]-[.G314]" office:value-type="float" office:value="1037">
            <text:p>1037</text:p>
          </table:table-cell>
          <table:table-cell table:formula="of:=[.B315]+[.D315]-[.B314]-[.D314]" office:value-type="float" office:value="33">
            <text:p>33</text:p>
          </table:table-cell>
          <table:table-cell table:formula="of:=[.F315]+[.H315]-[.F314]-[.H3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5662">
            <text:p>115662</text:p>
          </table:table-cell>
          <table:table-cell office:value-type="float" office:value="3268">
            <text:p>3268</text:p>
          </table:table-cell>
          <table:table-cell office:value-type="float" office:value="229260">
            <text:p>229260</text:p>
          </table:table-cell>
          <table:table-cell office:value-type="float" office:value="7662">
            <text:p>7662</text:p>
          </table:table-cell>
          <table:table-cell office:value-type="float" office:value="272264">
            <text:p>272264</text:p>
          </table:table-cell>
          <table:table-cell office:value-type="float" office:value="6826">
            <text:p>6826</text:p>
          </table:table-cell>
          <table:table-cell office:value-type="float" office:value="441414">
            <text:p>441414</text:p>
          </table:table-cell>
          <table:table-cell office:value-type="float" office:value="14330">
            <text:p>14330</text:p>
          </table:table-cell>
          <table:table-cell table:number-columns-repeated="2"/>
          <table:table-cell table:formula="of:=[.A316]+[.C316]-[.A315]-[.C315]" office:value-type="float" office:value="1035">
            <text:p>1035</text:p>
          </table:table-cell>
          <table:table-cell table:formula="of:=[.E316]+[.G316]-[.E315]-[.G315]" office:value-type="float" office:value="1041">
            <text:p>1041</text:p>
          </table:table-cell>
          <table:table-cell table:formula="of:=[.B316]+[.D316]-[.B315]-[.D315]" office:value-type="float" office:value="33">
            <text:p>33</text:p>
          </table:table-cell>
          <table:table-cell table:formula="of:=[.F316]+[.H316]-[.F315]-[.H3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5981">
            <text:p>115981</text:p>
          </table:table-cell>
          <table:table-cell office:value-type="float" office:value="3277">
            <text:p>3277</text:p>
          </table:table-cell>
          <table:table-cell office:value-type="float" office:value="229976">
            <text:p>229976</text:p>
          </table:table-cell>
          <table:table-cell office:value-type="float" office:value="7686">
            <text:p>7686</text:p>
          </table:table-cell>
          <table:table-cell office:value-type="float" office:value="272587">
            <text:p>272587</text:p>
          </table:table-cell>
          <table:table-cell office:value-type="float" office:value="6835">
            <text:p>6835</text:p>
          </table:table-cell>
          <table:table-cell office:value-type="float" office:value="442132">
            <text:p>442132</text:p>
          </table:table-cell>
          <table:table-cell office:value-type="float" office:value="14354">
            <text:p>14354</text:p>
          </table:table-cell>
          <table:table-cell table:number-columns-repeated="2"/>
          <table:table-cell table:formula="of:=[.A317]+[.C317]-[.A316]-[.C316]" office:value-type="float" office:value="1039">
            <text:p>1039</text:p>
          </table:table-cell>
          <table:table-cell table:formula="of:=[.E317]+[.G317]-[.E316]-[.G316]" office:value-type="float" office:value="1037">
            <text:p>1037</text:p>
          </table:table-cell>
          <table:table-cell table:formula="of:=[.B317]+[.D317]-[.B316]-[.D316]" office:value-type="float" office:value="33">
            <text:p>33</text:p>
          </table:table-cell>
          <table:table-cell table:formula="of:=[.F317]+[.H317]-[.F316]-[.H3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6304">
            <text:p>116304</text:p>
          </table:table-cell>
          <table:table-cell office:value-type="float" office:value="3286">
            <text:p>3286</text:p>
          </table:table-cell>
          <table:table-cell office:value-type="float" office:value="230692">
            <text:p>230692</text:p>
          </table:table-cell>
          <table:table-cell office:value-type="float" office:value="7710">
            <text:p>7710</text:p>
          </table:table-cell>
          <table:table-cell office:value-type="float" office:value="272906">
            <text:p>272906</text:p>
          </table:table-cell>
          <table:table-cell office:value-type="float" office:value="6844">
            <text:p>6844</text:p>
          </table:table-cell>
          <table:table-cell office:value-type="float" office:value="442850">
            <text:p>442850</text:p>
          </table:table-cell>
          <table:table-cell office:value-type="float" office:value="14378">
            <text:p>14378</text:p>
          </table:table-cell>
          <table:table-cell table:number-columns-repeated="2"/>
          <table:table-cell table:formula="of:=[.A318]+[.C318]-[.A317]-[.C317]" office:value-type="float" office:value="1035">
            <text:p>1035</text:p>
          </table:table-cell>
          <table:table-cell table:formula="of:=[.E318]+[.G318]-[.E317]-[.G317]" office:value-type="float" office:value="1041">
            <text:p>1041</text:p>
          </table:table-cell>
          <table:table-cell table:formula="of:=[.B318]+[.D318]-[.B317]-[.D317]" office:value-type="float" office:value="33">
            <text:p>33</text:p>
          </table:table-cell>
          <table:table-cell table:formula="of:=[.F318]+[.H318]-[.F317]-[.H3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6623">
            <text:p>116623</text:p>
          </table:table-cell>
          <table:table-cell office:value-type="float" office:value="3295">
            <text:p>3295</text:p>
          </table:table-cell>
          <table:table-cell office:value-type="float" office:value="231408">
            <text:p>231408</text:p>
          </table:table-cell>
          <table:table-cell office:value-type="float" office:value="7734">
            <text:p>7734</text:p>
          </table:table-cell>
          <table:table-cell office:value-type="float" office:value="273229">
            <text:p>273229</text:p>
          </table:table-cell>
          <table:table-cell office:value-type="float" office:value="6853">
            <text:p>6853</text:p>
          </table:table-cell>
          <table:table-cell office:value-type="float" office:value="443568">
            <text:p>443568</text:p>
          </table:table-cell>
          <table:table-cell office:value-type="float" office:value="14402">
            <text:p>14402</text:p>
          </table:table-cell>
          <table:table-cell table:number-columns-repeated="2"/>
          <table:table-cell table:formula="of:=[.A319]+[.C319]-[.A318]-[.C318]" office:value-type="float" office:value="1039">
            <text:p>1039</text:p>
          </table:table-cell>
          <table:table-cell table:formula="of:=[.E319]+[.G319]-[.E318]-[.G318]" office:value-type="float" office:value="1037">
            <text:p>1037</text:p>
          </table:table-cell>
          <table:table-cell table:formula="of:=[.B319]+[.D319]-[.B318]-[.D318]" office:value-type="float" office:value="33">
            <text:p>33</text:p>
          </table:table-cell>
          <table:table-cell table:formula="of:=[.F319]+[.H319]-[.F318]-[.H3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6946">
            <text:p>116946</text:p>
          </table:table-cell>
          <table:table-cell office:value-type="float" office:value="3304">
            <text:p>3304</text:p>
          </table:table-cell>
          <table:table-cell office:value-type="float" office:value="232124">
            <text:p>232124</text:p>
          </table:table-cell>
          <table:table-cell office:value-type="float" office:value="7758">
            <text:p>7758</text:p>
          </table:table-cell>
          <table:table-cell office:value-type="float" office:value="273548">
            <text:p>273548</text:p>
          </table:table-cell>
          <table:table-cell office:value-type="float" office:value="6862">
            <text:p>6862</text:p>
          </table:table-cell>
          <table:table-cell office:value-type="float" office:value="444286">
            <text:p>444286</text:p>
          </table:table-cell>
          <table:table-cell office:value-type="float" office:value="14426">
            <text:p>14426</text:p>
          </table:table-cell>
          <table:table-cell table:number-columns-repeated="2"/>
          <table:table-cell table:formula="of:=[.A320]+[.C320]-[.A319]-[.C319]" office:value-type="float" office:value="1035">
            <text:p>1035</text:p>
          </table:table-cell>
          <table:table-cell table:formula="of:=[.E320]+[.G320]-[.E319]-[.G319]" office:value-type="float" office:value="1041">
            <text:p>1041</text:p>
          </table:table-cell>
          <table:table-cell table:formula="of:=[.B320]+[.D320]-[.B319]-[.D319]" office:value-type="float" office:value="33">
            <text:p>33</text:p>
          </table:table-cell>
          <table:table-cell table:formula="of:=[.F320]+[.H320]-[.F319]-[.H3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7265">
            <text:p>117265</text:p>
          </table:table-cell>
          <table:table-cell office:value-type="float" office:value="3313">
            <text:p>3313</text:p>
          </table:table-cell>
          <table:table-cell office:value-type="float" office:value="232840">
            <text:p>232840</text:p>
          </table:table-cell>
          <table:table-cell office:value-type="float" office:value="7782">
            <text:p>7782</text:p>
          </table:table-cell>
          <table:table-cell office:value-type="float" office:value="273871">
            <text:p>273871</text:p>
          </table:table-cell>
          <table:table-cell office:value-type="float" office:value="6871">
            <text:p>6871</text:p>
          </table:table-cell>
          <table:table-cell office:value-type="float" office:value="445004">
            <text:p>445004</text:p>
          </table:table-cell>
          <table:table-cell office:value-type="float" office:value="14450">
            <text:p>14450</text:p>
          </table:table-cell>
          <table:table-cell table:number-columns-repeated="2"/>
          <table:table-cell table:formula="of:=[.A321]+[.C321]-[.A320]-[.C320]" office:value-type="float" office:value="1039">
            <text:p>1039</text:p>
          </table:table-cell>
          <table:table-cell table:formula="of:=[.E321]+[.G321]-[.E320]-[.G320]" office:value-type="float" office:value="1037">
            <text:p>1037</text:p>
          </table:table-cell>
          <table:table-cell table:formula="of:=[.B321]+[.D321]-[.B320]-[.D320]" office:value-type="float" office:value="33">
            <text:p>33</text:p>
          </table:table-cell>
          <table:table-cell table:formula="of:=[.F321]+[.H321]-[.F320]-[.H3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7588">
            <text:p>117588</text:p>
          </table:table-cell>
          <table:table-cell office:value-type="float" office:value="3322">
            <text:p>3322</text:p>
          </table:table-cell>
          <table:table-cell office:value-type="float" office:value="233556">
            <text:p>233556</text:p>
          </table:table-cell>
          <table:table-cell office:value-type="float" office:value="7806">
            <text:p>7806</text:p>
          </table:table-cell>
          <table:table-cell office:value-type="float" office:value="274190">
            <text:p>274190</text:p>
          </table:table-cell>
          <table:table-cell office:value-type="float" office:value="6880">
            <text:p>6880</text:p>
          </table:table-cell>
          <table:table-cell office:value-type="float" office:value="445722">
            <text:p>445722</text:p>
          </table:table-cell>
          <table:table-cell office:value-type="float" office:value="14474">
            <text:p>14474</text:p>
          </table:table-cell>
          <table:table-cell table:number-columns-repeated="2"/>
          <table:table-cell table:formula="of:=[.A322]+[.C322]-[.A321]-[.C321]" office:value-type="float" office:value="1035">
            <text:p>1035</text:p>
          </table:table-cell>
          <table:table-cell table:formula="of:=[.E322]+[.G322]-[.E321]-[.G321]" office:value-type="float" office:value="1041">
            <text:p>1041</text:p>
          </table:table-cell>
          <table:table-cell table:formula="of:=[.B322]+[.D322]-[.B321]-[.D321]" office:value-type="float" office:value="33">
            <text:p>33</text:p>
          </table:table-cell>
          <table:table-cell table:formula="of:=[.F322]+[.H322]-[.F321]-[.H3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7907">
            <text:p>117907</text:p>
          </table:table-cell>
          <table:table-cell office:value-type="float" office:value="3331">
            <text:p>3331</text:p>
          </table:table-cell>
          <table:table-cell office:value-type="float" office:value="234272">
            <text:p>234272</text:p>
          </table:table-cell>
          <table:table-cell office:value-type="float" office:value="7830">
            <text:p>7830</text:p>
          </table:table-cell>
          <table:table-cell office:value-type="float" office:value="274513">
            <text:p>274513</text:p>
          </table:table-cell>
          <table:table-cell office:value-type="float" office:value="6889">
            <text:p>6889</text:p>
          </table:table-cell>
          <table:table-cell office:value-type="float" office:value="446440">
            <text:p>446440</text:p>
          </table:table-cell>
          <table:table-cell office:value-type="float" office:value="14498">
            <text:p>14498</text:p>
          </table:table-cell>
          <table:table-cell table:number-columns-repeated="2"/>
          <table:table-cell table:formula="of:=[.A323]+[.C323]-[.A322]-[.C322]" office:value-type="float" office:value="1039">
            <text:p>1039</text:p>
          </table:table-cell>
          <table:table-cell table:formula="of:=[.E323]+[.G323]-[.E322]-[.G322]" office:value-type="float" office:value="1037">
            <text:p>1037</text:p>
          </table:table-cell>
          <table:table-cell table:formula="of:=[.B323]+[.D323]-[.B322]-[.D322]" office:value-type="float" office:value="33">
            <text:p>33</text:p>
          </table:table-cell>
          <table:table-cell table:formula="of:=[.F323]+[.H323]-[.F322]-[.H3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8230">
            <text:p>118230</text:p>
          </table:table-cell>
          <table:table-cell office:value-type="float" office:value="3340">
            <text:p>3340</text:p>
          </table:table-cell>
          <table:table-cell office:value-type="float" office:value="234988">
            <text:p>234988</text:p>
          </table:table-cell>
          <table:table-cell office:value-type="float" office:value="7854">
            <text:p>7854</text:p>
          </table:table-cell>
          <table:table-cell office:value-type="float" office:value="274832">
            <text:p>274832</text:p>
          </table:table-cell>
          <table:table-cell office:value-type="float" office:value="6898">
            <text:p>6898</text:p>
          </table:table-cell>
          <table:table-cell office:value-type="float" office:value="447158">
            <text:p>447158</text:p>
          </table:table-cell>
          <table:table-cell office:value-type="float" office:value="14522">
            <text:p>14522</text:p>
          </table:table-cell>
          <table:table-cell table:number-columns-repeated="2"/>
          <table:table-cell table:formula="of:=[.A324]+[.C324]-[.A323]-[.C323]" office:value-type="float" office:value="1035">
            <text:p>1035</text:p>
          </table:table-cell>
          <table:table-cell table:formula="of:=[.E324]+[.G324]-[.E323]-[.G323]" office:value-type="float" office:value="1061">
            <text:p>1061</text:p>
          </table:table-cell>
          <table:table-cell table:formula="of:=[.B324]+[.D324]-[.B323]-[.D323]" office:value-type="float" office:value="33">
            <text:p>33</text:p>
          </table:table-cell>
          <table:table-cell table:formula="of:=[.F324]+[.H324]-[.F323]-[.H32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8549">
            <text:p>118549</text:p>
          </table:table-cell>
          <table:table-cell office:value-type="float" office:value="3349">
            <text:p>3349</text:p>
          </table:table-cell>
          <table:table-cell office:value-type="float" office:value="235704">
            <text:p>235704</text:p>
          </table:table-cell>
          <table:table-cell office:value-type="float" office:value="7878">
            <text:p>7878</text:p>
          </table:table-cell>
          <table:table-cell office:value-type="float" office:value="275175">
            <text:p>275175</text:p>
          </table:table-cell>
          <table:table-cell office:value-type="float" office:value="6908">
            <text:p>6908</text:p>
          </table:table-cell>
          <table:table-cell office:value-type="float" office:value="447876">
            <text:p>447876</text:p>
          </table:table-cell>
          <table:table-cell office:value-type="float" office:value="14546">
            <text:p>14546</text:p>
          </table:table-cell>
          <table:table-cell table:number-columns-repeated="2"/>
          <table:table-cell table:formula="of:=[.A325]+[.C325]-[.A324]-[.C324]" office:value-type="float" office:value="1039">
            <text:p>1039</text:p>
          </table:table-cell>
          <table:table-cell table:formula="of:=[.E325]+[.G325]-[.E324]-[.G324]" office:value-type="float" office:value="1037">
            <text:p>1037</text:p>
          </table:table-cell>
          <table:table-cell table:formula="of:=[.B325]+[.D325]-[.B324]-[.D324]" office:value-type="float" office:value="33">
            <text:p>33</text:p>
          </table:table-cell>
          <table:table-cell table:formula="of:=[.F325]+[.H325]-[.F324]-[.H3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8872">
            <text:p>118872</text:p>
          </table:table-cell>
          <table:table-cell office:value-type="float" office:value="3358">
            <text:p>3358</text:p>
          </table:table-cell>
          <table:table-cell office:value-type="float" office:value="236420">
            <text:p>236420</text:p>
          </table:table-cell>
          <table:table-cell office:value-type="float" office:value="7902">
            <text:p>7902</text:p>
          </table:table-cell>
          <table:table-cell office:value-type="float" office:value="275494">
            <text:p>275494</text:p>
          </table:table-cell>
          <table:table-cell office:value-type="float" office:value="6917">
            <text:p>6917</text:p>
          </table:table-cell>
          <table:table-cell office:value-type="float" office:value="448594">
            <text:p>448594</text:p>
          </table:table-cell>
          <table:table-cell office:value-type="float" office:value="14570">
            <text:p>14570</text:p>
          </table:table-cell>
          <table:table-cell table:number-columns-repeated="2"/>
          <table:table-cell table:formula="of:=[.A326]+[.C326]-[.A325]-[.C325]" office:value-type="float" office:value="1035">
            <text:p>1035</text:p>
          </table:table-cell>
          <table:table-cell table:formula="of:=[.E326]+[.G326]-[.E325]-[.G325]" office:value-type="float" office:value="1041">
            <text:p>1041</text:p>
          </table:table-cell>
          <table:table-cell table:formula="of:=[.B326]+[.D326]-[.B325]-[.D325]" office:value-type="float" office:value="33">
            <text:p>33</text:p>
          </table:table-cell>
          <table:table-cell table:formula="of:=[.F326]+[.H326]-[.F325]-[.H3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9191">
            <text:p>119191</text:p>
          </table:table-cell>
          <table:table-cell office:value-type="float" office:value="3367">
            <text:p>3367</text:p>
          </table:table-cell>
          <table:table-cell office:value-type="float" office:value="237136">
            <text:p>237136</text:p>
          </table:table-cell>
          <table:table-cell office:value-type="float" office:value="7926">
            <text:p>7926</text:p>
          </table:table-cell>
          <table:table-cell office:value-type="float" office:value="275817">
            <text:p>275817</text:p>
          </table:table-cell>
          <table:table-cell office:value-type="float" office:value="6926">
            <text:p>6926</text:p>
          </table:table-cell>
          <table:table-cell office:value-type="float" office:value="449312">
            <text:p>449312</text:p>
          </table:table-cell>
          <table:table-cell office:value-type="float" office:value="14594">
            <text:p>14594</text:p>
          </table:table-cell>
          <table:table-cell table:number-columns-repeated="2"/>
          <table:table-cell table:formula="of:=[.A327]+[.C327]-[.A326]-[.C326]" office:value-type="float" office:value="1039">
            <text:p>1039</text:p>
          </table:table-cell>
          <table:table-cell table:formula="of:=[.E327]+[.G327]-[.E326]-[.G326]" office:value-type="float" office:value="1037">
            <text:p>1037</text:p>
          </table:table-cell>
          <table:table-cell table:formula="of:=[.B327]+[.D327]-[.B326]-[.D326]" office:value-type="float" office:value="33">
            <text:p>33</text:p>
          </table:table-cell>
          <table:table-cell table:formula="of:=[.F327]+[.H327]-[.F326]-[.H3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19514">
            <text:p>119514</text:p>
          </table:table-cell>
          <table:table-cell office:value-type="float" office:value="3376">
            <text:p>3376</text:p>
          </table:table-cell>
          <table:table-cell office:value-type="float" office:value="237852">
            <text:p>237852</text:p>
          </table:table-cell>
          <table:table-cell office:value-type="float" office:value="7950">
            <text:p>7950</text:p>
          </table:table-cell>
          <table:table-cell office:value-type="float" office:value="276136">
            <text:p>276136</text:p>
          </table:table-cell>
          <table:table-cell office:value-type="float" office:value="6935">
            <text:p>6935</text:p>
          </table:table-cell>
          <table:table-cell office:value-type="float" office:value="450030">
            <text:p>450030</text:p>
          </table:table-cell>
          <table:table-cell office:value-type="float" office:value="14618">
            <text:p>14618</text:p>
          </table:table-cell>
          <table:table-cell table:number-columns-repeated="2"/>
          <table:table-cell table:formula="of:=[.A328]+[.C328]-[.A327]-[.C327]" office:value-type="float" office:value="1035">
            <text:p>1035</text:p>
          </table:table-cell>
          <table:table-cell table:formula="of:=[.E328]+[.G328]-[.E327]-[.G327]" office:value-type="float" office:value="1061">
            <text:p>1061</text:p>
          </table:table-cell>
          <table:table-cell table:formula="of:=[.B328]+[.D328]-[.B327]-[.D327]" office:value-type="float" office:value="33">
            <text:p>33</text:p>
          </table:table-cell>
          <table:table-cell table:formula="of:=[.F328]+[.H328]-[.F327]-[.H32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19833">
            <text:p>119833</text:p>
          </table:table-cell>
          <table:table-cell office:value-type="float" office:value="3385">
            <text:p>3385</text:p>
          </table:table-cell>
          <table:table-cell office:value-type="float" office:value="238568">
            <text:p>238568</text:p>
          </table:table-cell>
          <table:table-cell office:value-type="float" office:value="7974">
            <text:p>7974</text:p>
          </table:table-cell>
          <table:table-cell office:value-type="float" office:value="276479">
            <text:p>276479</text:p>
          </table:table-cell>
          <table:table-cell office:value-type="float" office:value="6945">
            <text:p>6945</text:p>
          </table:table-cell>
          <table:table-cell office:value-type="float" office:value="450748">
            <text:p>450748</text:p>
          </table:table-cell>
          <table:table-cell office:value-type="float" office:value="14642">
            <text:p>14642</text:p>
          </table:table-cell>
          <table:table-cell table:number-columns-repeated="2"/>
          <table:table-cell table:formula="of:=[.A329]+[.C329]-[.A328]-[.C328]" office:value-type="float" office:value="1039">
            <text:p>1039</text:p>
          </table:table-cell>
          <table:table-cell table:formula="of:=[.E329]+[.G329]-[.E328]-[.G328]" office:value-type="float" office:value="1037">
            <text:p>1037</text:p>
          </table:table-cell>
          <table:table-cell table:formula="of:=[.B329]+[.D329]-[.B328]-[.D328]" office:value-type="float" office:value="33">
            <text:p>33</text:p>
          </table:table-cell>
          <table:table-cell table:formula="of:=[.F329]+[.H329]-[.F328]-[.H3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0156">
            <text:p>120156</text:p>
          </table:table-cell>
          <table:table-cell office:value-type="float" office:value="3394">
            <text:p>3394</text:p>
          </table:table-cell>
          <table:table-cell office:value-type="float" office:value="239284">
            <text:p>239284</text:p>
          </table:table-cell>
          <table:table-cell office:value-type="float" office:value="7998">
            <text:p>7998</text:p>
          </table:table-cell>
          <table:table-cell office:value-type="float" office:value="276798">
            <text:p>276798</text:p>
          </table:table-cell>
          <table:table-cell office:value-type="float" office:value="6954">
            <text:p>6954</text:p>
          </table:table-cell>
          <table:table-cell office:value-type="float" office:value="451466">
            <text:p>451466</text:p>
          </table:table-cell>
          <table:table-cell office:value-type="float" office:value="14666">
            <text:p>14666</text:p>
          </table:table-cell>
          <table:table-cell table:number-columns-repeated="2"/>
          <table:table-cell table:formula="of:=[.A330]+[.C330]-[.A329]-[.C329]" office:value-type="float" office:value="1035">
            <text:p>1035</text:p>
          </table:table-cell>
          <table:table-cell table:formula="of:=[.E330]+[.G330]-[.E329]-[.G329]" office:value-type="float" office:value="1041">
            <text:p>1041</text:p>
          </table:table-cell>
          <table:table-cell table:formula="of:=[.B330]+[.D330]-[.B329]-[.D329]" office:value-type="float" office:value="33">
            <text:p>33</text:p>
          </table:table-cell>
          <table:table-cell table:formula="of:=[.F330]+[.H330]-[.F329]-[.H3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0475">
            <text:p>120475</text:p>
          </table:table-cell>
          <table:table-cell office:value-type="float" office:value="3403">
            <text:p>3403</text:p>
          </table:table-cell>
          <table:table-cell office:value-type="float" office:value="240000">
            <text:p>240000</text:p>
          </table:table-cell>
          <table:table-cell office:value-type="float" office:value="8022">
            <text:p>8022</text:p>
          </table:table-cell>
          <table:table-cell office:value-type="float" office:value="277121">
            <text:p>277121</text:p>
          </table:table-cell>
          <table:table-cell office:value-type="float" office:value="6963">
            <text:p>6963</text:p>
          </table:table-cell>
          <table:table-cell office:value-type="float" office:value="452184">
            <text:p>452184</text:p>
          </table:table-cell>
          <table:table-cell office:value-type="float" office:value="14690">
            <text:p>14690</text:p>
          </table:table-cell>
          <table:table-cell table:number-columns-repeated="2"/>
          <table:table-cell table:formula="of:=[.A331]+[.C331]-[.A330]-[.C330]" office:value-type="float" office:value="1039">
            <text:p>1039</text:p>
          </table:table-cell>
          <table:table-cell table:formula="of:=[.E331]+[.G331]-[.E330]-[.G330]" office:value-type="float" office:value="1037">
            <text:p>1037</text:p>
          </table:table-cell>
          <table:table-cell table:formula="of:=[.B331]+[.D331]-[.B330]-[.D330]" office:value-type="float" office:value="33">
            <text:p>33</text:p>
          </table:table-cell>
          <table:table-cell table:formula="of:=[.F331]+[.H331]-[.F330]-[.H3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0798">
            <text:p>120798</text:p>
          </table:table-cell>
          <table:table-cell office:value-type="float" office:value="3412">
            <text:p>3412</text:p>
          </table:table-cell>
          <table:table-cell office:value-type="float" office:value="240716">
            <text:p>240716</text:p>
          </table:table-cell>
          <table:table-cell office:value-type="float" office:value="8046">
            <text:p>8046</text:p>
          </table:table-cell>
          <table:table-cell office:value-type="float" office:value="277440">
            <text:p>277440</text:p>
          </table:table-cell>
          <table:table-cell office:value-type="float" office:value="6972">
            <text:p>6972</text:p>
          </table:table-cell>
          <table:table-cell office:value-type="float" office:value="452902">
            <text:p>452902</text:p>
          </table:table-cell>
          <table:table-cell office:value-type="float" office:value="14714">
            <text:p>14714</text:p>
          </table:table-cell>
          <table:table-cell table:number-columns-repeated="2"/>
          <table:table-cell table:formula="of:=[.A332]+[.C332]-[.A331]-[.C331]" office:value-type="float" office:value="1035">
            <text:p>1035</text:p>
          </table:table-cell>
          <table:table-cell table:formula="of:=[.E332]+[.G332]-[.E331]-[.G331]" office:value-type="float" office:value="1041">
            <text:p>1041</text:p>
          </table:table-cell>
          <table:table-cell table:formula="of:=[.B332]+[.D332]-[.B331]-[.D331]" office:value-type="float" office:value="33">
            <text:p>33</text:p>
          </table:table-cell>
          <table:table-cell table:formula="of:=[.F332]+[.H332]-[.F331]-[.H3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1117">
            <text:p>121117</text:p>
          </table:table-cell>
          <table:table-cell office:value-type="float" office:value="3421">
            <text:p>3421</text:p>
          </table:table-cell>
          <table:table-cell office:value-type="float" office:value="241432">
            <text:p>241432</text:p>
          </table:table-cell>
          <table:table-cell office:value-type="float" office:value="8070">
            <text:p>8070</text:p>
          </table:table-cell>
          <table:table-cell office:value-type="float" office:value="277763">
            <text:p>277763</text:p>
          </table:table-cell>
          <table:table-cell office:value-type="float" office:value="6981">
            <text:p>6981</text:p>
          </table:table-cell>
          <table:table-cell office:value-type="float" office:value="453620">
            <text:p>453620</text:p>
          </table:table-cell>
          <table:table-cell office:value-type="float" office:value="14738">
            <text:p>14738</text:p>
          </table:table-cell>
          <table:table-cell table:number-columns-repeated="2"/>
          <table:table-cell table:formula="of:=[.A333]+[.C333]-[.A332]-[.C332]" office:value-type="float" office:value="1039">
            <text:p>1039</text:p>
          </table:table-cell>
          <table:table-cell table:formula="of:=[.E333]+[.G333]-[.E332]-[.G332]" office:value-type="float" office:value="1057">
            <text:p>1057</text:p>
          </table:table-cell>
          <table:table-cell table:formula="of:=[.B333]+[.D333]-[.B332]-[.D332]" office:value-type="float" office:value="33">
            <text:p>33</text:p>
          </table:table-cell>
          <table:table-cell table:formula="of:=[.F333]+[.H333]-[.F332]-[.H33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21440">
            <text:p>121440</text:p>
          </table:table-cell>
          <table:table-cell office:value-type="float" office:value="3430">
            <text:p>3430</text:p>
          </table:table-cell>
          <table:table-cell office:value-type="float" office:value="242148">
            <text:p>242148</text:p>
          </table:table-cell>
          <table:table-cell office:value-type="float" office:value="8094">
            <text:p>8094</text:p>
          </table:table-cell>
          <table:table-cell office:value-type="float" office:value="278102">
            <text:p>278102</text:p>
          </table:table-cell>
          <table:table-cell office:value-type="float" office:value="6991">
            <text:p>6991</text:p>
          </table:table-cell>
          <table:table-cell office:value-type="float" office:value="454338">
            <text:p>454338</text:p>
          </table:table-cell>
          <table:table-cell office:value-type="float" office:value="14762">
            <text:p>14762</text:p>
          </table:table-cell>
          <table:table-cell table:number-columns-repeated="2"/>
          <table:table-cell table:formula="of:=[.A334]+[.C334]-[.A333]-[.C333]" office:value-type="float" office:value="1035">
            <text:p>1035</text:p>
          </table:table-cell>
          <table:table-cell table:formula="of:=[.E334]+[.G334]-[.E333]-[.G333]" office:value-type="float" office:value="1041">
            <text:p>1041</text:p>
          </table:table-cell>
          <table:table-cell table:formula="of:=[.B334]+[.D334]-[.B333]-[.D333]" office:value-type="float" office:value="33">
            <text:p>33</text:p>
          </table:table-cell>
          <table:table-cell table:formula="of:=[.F334]+[.H334]-[.F333]-[.H3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1759">
            <text:p>121759</text:p>
          </table:table-cell>
          <table:table-cell office:value-type="float" office:value="3439">
            <text:p>3439</text:p>
          </table:table-cell>
          <table:table-cell office:value-type="float" office:value="242864">
            <text:p>242864</text:p>
          </table:table-cell>
          <table:table-cell office:value-type="float" office:value="8118">
            <text:p>8118</text:p>
          </table:table-cell>
          <table:table-cell office:value-type="float" office:value="278425">
            <text:p>278425</text:p>
          </table:table-cell>
          <table:table-cell office:value-type="float" office:value="7000">
            <text:p>7000</text:p>
          </table:table-cell>
          <table:table-cell office:value-type="float" office:value="455056">
            <text:p>455056</text:p>
          </table:table-cell>
          <table:table-cell office:value-type="float" office:value="14786">
            <text:p>14786</text:p>
          </table:table-cell>
          <table:table-cell table:number-columns-repeated="2"/>
          <table:table-cell table:formula="of:=[.A335]+[.C335]-[.A334]-[.C334]" office:value-type="float" office:value="1039">
            <text:p>1039</text:p>
          </table:table-cell>
          <table:table-cell table:formula="of:=[.E335]+[.G335]-[.E334]-[.G334]" office:value-type="float" office:value="1037">
            <text:p>1037</text:p>
          </table:table-cell>
          <table:table-cell table:formula="of:=[.B335]+[.D335]-[.B334]-[.D334]" office:value-type="float" office:value="33">
            <text:p>33</text:p>
          </table:table-cell>
          <table:table-cell table:formula="of:=[.F335]+[.H335]-[.F334]-[.H3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2082">
            <text:p>122082</text:p>
          </table:table-cell>
          <table:table-cell office:value-type="float" office:value="3448">
            <text:p>3448</text:p>
          </table:table-cell>
          <table:table-cell office:value-type="float" office:value="243580">
            <text:p>243580</text:p>
          </table:table-cell>
          <table:table-cell office:value-type="float" office:value="8142">
            <text:p>8142</text:p>
          </table:table-cell>
          <table:table-cell office:value-type="float" office:value="278744">
            <text:p>278744</text:p>
          </table:table-cell>
          <table:table-cell office:value-type="float" office:value="7009">
            <text:p>7009</text:p>
          </table:table-cell>
          <table:table-cell office:value-type="float" office:value="455774">
            <text:p>455774</text:p>
          </table:table-cell>
          <table:table-cell office:value-type="float" office:value="14810">
            <text:p>14810</text:p>
          </table:table-cell>
          <table:table-cell table:number-columns-repeated="2"/>
          <table:table-cell table:formula="of:=[.A336]+[.C336]-[.A335]-[.C335]" office:value-type="float" office:value="1035">
            <text:p>1035</text:p>
          </table:table-cell>
          <table:table-cell table:formula="of:=[.E336]+[.G336]-[.E335]-[.G335]" office:value-type="float" office:value="1041">
            <text:p>1041</text:p>
          </table:table-cell>
          <table:table-cell table:formula="of:=[.B336]+[.D336]-[.B335]-[.D335]" office:value-type="float" office:value="33">
            <text:p>33</text:p>
          </table:table-cell>
          <table:table-cell table:formula="of:=[.F336]+[.H336]-[.F335]-[.H3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2401">
            <text:p>122401</text:p>
          </table:table-cell>
          <table:table-cell office:value-type="float" office:value="3457">
            <text:p>3457</text:p>
          </table:table-cell>
          <table:table-cell office:value-type="float" office:value="244296">
            <text:p>244296</text:p>
          </table:table-cell>
          <table:table-cell office:value-type="float" office:value="8166">
            <text:p>8166</text:p>
          </table:table-cell>
          <table:table-cell office:value-type="float" office:value="279067">
            <text:p>279067</text:p>
          </table:table-cell>
          <table:table-cell office:value-type="float" office:value="7018">
            <text:p>7018</text:p>
          </table:table-cell>
          <table:table-cell office:value-type="float" office:value="456492">
            <text:p>456492</text:p>
          </table:table-cell>
          <table:table-cell office:value-type="float" office:value="14834">
            <text:p>14834</text:p>
          </table:table-cell>
          <table:table-cell table:number-columns-repeated="2"/>
          <table:table-cell table:formula="of:=[.A337]+[.C337]-[.A336]-[.C336]" office:value-type="float" office:value="1039">
            <text:p>1039</text:p>
          </table:table-cell>
          <table:table-cell table:formula="of:=[.E337]+[.G337]-[.E336]-[.G336]" office:value-type="float" office:value="1037">
            <text:p>1037</text:p>
          </table:table-cell>
          <table:table-cell table:formula="of:=[.B337]+[.D337]-[.B336]-[.D336]" office:value-type="float" office:value="33">
            <text:p>33</text:p>
          </table:table-cell>
          <table:table-cell table:formula="of:=[.F337]+[.H337]-[.F336]-[.H3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2724">
            <text:p>122724</text:p>
          </table:table-cell>
          <table:table-cell office:value-type="float" office:value="3466">
            <text:p>3466</text:p>
          </table:table-cell>
          <table:table-cell office:value-type="float" office:value="245012">
            <text:p>245012</text:p>
          </table:table-cell>
          <table:table-cell office:value-type="float" office:value="8190">
            <text:p>8190</text:p>
          </table:table-cell>
          <table:table-cell office:value-type="float" office:value="279386">
            <text:p>279386</text:p>
          </table:table-cell>
          <table:table-cell office:value-type="float" office:value="7027">
            <text:p>7027</text:p>
          </table:table-cell>
          <table:table-cell office:value-type="float" office:value="457210">
            <text:p>457210</text:p>
          </table:table-cell>
          <table:table-cell office:value-type="float" office:value="14858">
            <text:p>14858</text:p>
          </table:table-cell>
          <table:table-cell table:number-columns-repeated="2"/>
          <table:table-cell table:formula="of:=[.A338]+[.C338]-[.A337]-[.C337]" office:value-type="float" office:value="1035">
            <text:p>1035</text:p>
          </table:table-cell>
          <table:table-cell table:formula="of:=[.E338]+[.G338]-[.E337]-[.G337]" office:value-type="float" office:value="1061">
            <text:p>1061</text:p>
          </table:table-cell>
          <table:table-cell table:formula="of:=[.B338]+[.D338]-[.B337]-[.D337]" office:value-type="float" office:value="33">
            <text:p>33</text:p>
          </table:table-cell>
          <table:table-cell table:formula="of:=[.F338]+[.H338]-[.F337]-[.H33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23043">
            <text:p>123043</text:p>
          </table:table-cell>
          <table:table-cell office:value-type="float" office:value="3475">
            <text:p>3475</text:p>
          </table:table-cell>
          <table:table-cell office:value-type="float" office:value="245728">
            <text:p>245728</text:p>
          </table:table-cell>
          <table:table-cell office:value-type="float" office:value="8214">
            <text:p>8214</text:p>
          </table:table-cell>
          <table:table-cell office:value-type="float" office:value="279729">
            <text:p>279729</text:p>
          </table:table-cell>
          <table:table-cell office:value-type="float" office:value="7037">
            <text:p>7037</text:p>
          </table:table-cell>
          <table:table-cell office:value-type="float" office:value="457928">
            <text:p>457928</text:p>
          </table:table-cell>
          <table:table-cell office:value-type="float" office:value="14882">
            <text:p>14882</text:p>
          </table:table-cell>
          <table:table-cell table:number-columns-repeated="2"/>
          <table:table-cell table:formula="of:=[.A339]+[.C339]-[.A338]-[.C338]" office:value-type="float" office:value="1039">
            <text:p>1039</text:p>
          </table:table-cell>
          <table:table-cell table:formula="of:=[.E339]+[.G339]-[.E338]-[.G338]" office:value-type="float" office:value="1037">
            <text:p>1037</text:p>
          </table:table-cell>
          <table:table-cell table:formula="of:=[.B339]+[.D339]-[.B338]-[.D338]" office:value-type="float" office:value="33">
            <text:p>33</text:p>
          </table:table-cell>
          <table:table-cell table:formula="of:=[.F339]+[.H339]-[.F338]-[.H3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3366">
            <text:p>123366</text:p>
          </table:table-cell>
          <table:table-cell office:value-type="float" office:value="3484">
            <text:p>3484</text:p>
          </table:table-cell>
          <table:table-cell office:value-type="float" office:value="246444">
            <text:p>246444</text:p>
          </table:table-cell>
          <table:table-cell office:value-type="float" office:value="8238">
            <text:p>8238</text:p>
          </table:table-cell>
          <table:table-cell office:value-type="float" office:value="280048">
            <text:p>280048</text:p>
          </table:table-cell>
          <table:table-cell office:value-type="float" office:value="7046">
            <text:p>7046</text:p>
          </table:table-cell>
          <table:table-cell office:value-type="float" office:value="458646">
            <text:p>458646</text:p>
          </table:table-cell>
          <table:table-cell office:value-type="float" office:value="14906">
            <text:p>14906</text:p>
          </table:table-cell>
          <table:table-cell table:number-columns-repeated="2"/>
          <table:table-cell table:formula="of:=[.A340]+[.C340]-[.A339]-[.C339]" office:value-type="float" office:value="1035">
            <text:p>1035</text:p>
          </table:table-cell>
          <table:table-cell table:formula="of:=[.E340]+[.G340]-[.E339]-[.G339]" office:value-type="float" office:value="1041">
            <text:p>1041</text:p>
          </table:table-cell>
          <table:table-cell table:formula="of:=[.B340]+[.D340]-[.B339]-[.D339]" office:value-type="float" office:value="33">
            <text:p>33</text:p>
          </table:table-cell>
          <table:table-cell table:formula="of:=[.F340]+[.H340]-[.F339]-[.H3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3685">
            <text:p>123685</text:p>
          </table:table-cell>
          <table:table-cell office:value-type="float" office:value="3493">
            <text:p>3493</text:p>
          </table:table-cell>
          <table:table-cell office:value-type="float" office:value="247160">
            <text:p>247160</text:p>
          </table:table-cell>
          <table:table-cell office:value-type="float" office:value="8262">
            <text:p>8262</text:p>
          </table:table-cell>
          <table:table-cell office:value-type="float" office:value="280371">
            <text:p>280371</text:p>
          </table:table-cell>
          <table:table-cell office:value-type="float" office:value="7055">
            <text:p>7055</text:p>
          </table:table-cell>
          <table:table-cell office:value-type="float" office:value="459364">
            <text:p>459364</text:p>
          </table:table-cell>
          <table:table-cell office:value-type="float" office:value="14930">
            <text:p>14930</text:p>
          </table:table-cell>
          <table:table-cell table:number-columns-repeated="2"/>
          <table:table-cell table:formula="of:=[.A341]+[.C341]-[.A340]-[.C340]" office:value-type="float" office:value="1039">
            <text:p>1039</text:p>
          </table:table-cell>
          <table:table-cell table:formula="of:=[.E341]+[.G341]-[.E340]-[.G340]" office:value-type="float" office:value="1037">
            <text:p>1037</text:p>
          </table:table-cell>
          <table:table-cell table:formula="of:=[.B341]+[.D341]-[.B340]-[.D340]" office:value-type="float" office:value="33">
            <text:p>33</text:p>
          </table:table-cell>
          <table:table-cell table:formula="of:=[.F341]+[.H341]-[.F340]-[.H3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4008">
            <text:p>124008</text:p>
          </table:table-cell>
          <table:table-cell office:value-type="float" office:value="3502">
            <text:p>3502</text:p>
          </table:table-cell>
          <table:table-cell office:value-type="float" office:value="247876">
            <text:p>247876</text:p>
          </table:table-cell>
          <table:table-cell office:value-type="float" office:value="8286">
            <text:p>8286</text:p>
          </table:table-cell>
          <table:table-cell office:value-type="float" office:value="280690">
            <text:p>280690</text:p>
          </table:table-cell>
          <table:table-cell office:value-type="float" office:value="7064">
            <text:p>7064</text:p>
          </table:table-cell>
          <table:table-cell office:value-type="float" office:value="460082">
            <text:p>460082</text:p>
          </table:table-cell>
          <table:table-cell office:value-type="float" office:value="14954">
            <text:p>14954</text:p>
          </table:table-cell>
          <table:table-cell table:number-columns-repeated="2"/>
          <table:table-cell table:formula="of:=[.A342]+[.C342]-[.A341]-[.C341]" office:value-type="float" office:value="1035">
            <text:p>1035</text:p>
          </table:table-cell>
          <table:table-cell table:formula="of:=[.E342]+[.G342]-[.E341]-[.G341]" office:value-type="float" office:value="1041">
            <text:p>1041</text:p>
          </table:table-cell>
          <table:table-cell table:formula="of:=[.B342]+[.D342]-[.B341]-[.D341]" office:value-type="float" office:value="33">
            <text:p>33</text:p>
          </table:table-cell>
          <table:table-cell table:formula="of:=[.F342]+[.H342]-[.F341]-[.H3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4327">
            <text:p>124327</text:p>
          </table:table-cell>
          <table:table-cell office:value-type="float" office:value="3511">
            <text:p>3511</text:p>
          </table:table-cell>
          <table:table-cell office:value-type="float" office:value="248592">
            <text:p>248592</text:p>
          </table:table-cell>
          <table:table-cell office:value-type="float" office:value="8310">
            <text:p>8310</text:p>
          </table:table-cell>
          <table:table-cell office:value-type="float" office:value="281013">
            <text:p>281013</text:p>
          </table:table-cell>
          <table:table-cell office:value-type="float" office:value="7073">
            <text:p>7073</text:p>
          </table:table-cell>
          <table:table-cell office:value-type="float" office:value="460800">
            <text:p>460800</text:p>
          </table:table-cell>
          <table:table-cell office:value-type="float" office:value="14978">
            <text:p>14978</text:p>
          </table:table-cell>
          <table:table-cell table:number-columns-repeated="2"/>
          <table:table-cell table:formula="of:=[.A343]+[.C343]-[.A342]-[.C342]" office:value-type="float" office:value="1039">
            <text:p>1039</text:p>
          </table:table-cell>
          <table:table-cell table:formula="of:=[.E343]+[.G343]-[.E342]-[.G342]" office:value-type="float" office:value="1037">
            <text:p>1037</text:p>
          </table:table-cell>
          <table:table-cell table:formula="of:=[.B343]+[.D343]-[.B342]-[.D342]" office:value-type="float" office:value="33">
            <text:p>33</text:p>
          </table:table-cell>
          <table:table-cell table:formula="of:=[.F343]+[.H343]-[.F342]-[.H3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4650">
            <text:p>124650</text:p>
          </table:table-cell>
          <table:table-cell office:value-type="float" office:value="3520">
            <text:p>3520</text:p>
          </table:table-cell>
          <table:table-cell office:value-type="float" office:value="249308">
            <text:p>249308</text:p>
          </table:table-cell>
          <table:table-cell office:value-type="float" office:value="8334">
            <text:p>8334</text:p>
          </table:table-cell>
          <table:table-cell office:value-type="float" office:value="281332">
            <text:p>281332</text:p>
          </table:table-cell>
          <table:table-cell office:value-type="float" office:value="7082">
            <text:p>7082</text:p>
          </table:table-cell>
          <table:table-cell office:value-type="float" office:value="461518">
            <text:p>461518</text:p>
          </table:table-cell>
          <table:table-cell office:value-type="float" office:value="15002">
            <text:p>15002</text:p>
          </table:table-cell>
          <table:table-cell table:number-columns-repeated="2"/>
          <table:table-cell table:formula="of:=[.A344]+[.C344]-[.A343]-[.C343]" office:value-type="float" office:value="1035">
            <text:p>1035</text:p>
          </table:table-cell>
          <table:table-cell table:formula="of:=[.E344]+[.G344]-[.E343]-[.G343]" office:value-type="float" office:value="1041">
            <text:p>1041</text:p>
          </table:table-cell>
          <table:table-cell table:formula="of:=[.B344]+[.D344]-[.B343]-[.D343]" office:value-type="float" office:value="33">
            <text:p>33</text:p>
          </table:table-cell>
          <table:table-cell table:formula="of:=[.F344]+[.H344]-[.F343]-[.H3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4969">
            <text:p>124969</text:p>
          </table:table-cell>
          <table:table-cell office:value-type="float" office:value="3529">
            <text:p>3529</text:p>
          </table:table-cell>
          <table:table-cell office:value-type="float" office:value="250024">
            <text:p>250024</text:p>
          </table:table-cell>
          <table:table-cell office:value-type="float" office:value="8358">
            <text:p>8358</text:p>
          </table:table-cell>
          <table:table-cell office:value-type="float" office:value="281655">
            <text:p>281655</text:p>
          </table:table-cell>
          <table:table-cell office:value-type="float" office:value="7091">
            <text:p>7091</text:p>
          </table:table-cell>
          <table:table-cell office:value-type="float" office:value="462236">
            <text:p>462236</text:p>
          </table:table-cell>
          <table:table-cell office:value-type="float" office:value="15026">
            <text:p>15026</text:p>
          </table:table-cell>
          <table:table-cell table:number-columns-repeated="2"/>
          <table:table-cell table:formula="of:=[.A345]+[.C345]-[.A344]-[.C344]" office:value-type="float" office:value="1039">
            <text:p>1039</text:p>
          </table:table-cell>
          <table:table-cell table:formula="of:=[.E345]+[.G345]-[.E344]-[.G344]" office:value-type="float" office:value="1037">
            <text:p>1037</text:p>
          </table:table-cell>
          <table:table-cell table:formula="of:=[.B345]+[.D345]-[.B344]-[.D344]" office:value-type="float" office:value="33">
            <text:p>33</text:p>
          </table:table-cell>
          <table:table-cell table:formula="of:=[.F345]+[.H345]-[.F344]-[.H3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5292">
            <text:p>125292</text:p>
          </table:table-cell>
          <table:table-cell office:value-type="float" office:value="3538">
            <text:p>3538</text:p>
          </table:table-cell>
          <table:table-cell office:value-type="float" office:value="250740">
            <text:p>250740</text:p>
          </table:table-cell>
          <table:table-cell office:value-type="float" office:value="8382">
            <text:p>8382</text:p>
          </table:table-cell>
          <table:table-cell office:value-type="float" office:value="281974">
            <text:p>281974</text:p>
          </table:table-cell>
          <table:table-cell office:value-type="float" office:value="7100">
            <text:p>7100</text:p>
          </table:table-cell>
          <table:table-cell office:value-type="float" office:value="462954">
            <text:p>462954</text:p>
          </table:table-cell>
          <table:table-cell office:value-type="float" office:value="15050">
            <text:p>15050</text:p>
          </table:table-cell>
          <table:table-cell table:number-columns-repeated="2"/>
          <table:table-cell table:formula="of:=[.A346]+[.C346]-[.A345]-[.C345]" office:value-type="float" office:value="1035">
            <text:p>1035</text:p>
          </table:table-cell>
          <table:table-cell table:formula="of:=[.E346]+[.G346]-[.E345]-[.G345]" office:value-type="float" office:value="1041">
            <text:p>1041</text:p>
          </table:table-cell>
          <table:table-cell table:formula="of:=[.B346]+[.D346]-[.B345]-[.D345]" office:value-type="float" office:value="33">
            <text:p>33</text:p>
          </table:table-cell>
          <table:table-cell table:formula="of:=[.F346]+[.H346]-[.F345]-[.H3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5611">
            <text:p>125611</text:p>
          </table:table-cell>
          <table:table-cell office:value-type="float" office:value="3547">
            <text:p>3547</text:p>
          </table:table-cell>
          <table:table-cell office:value-type="float" office:value="251456">
            <text:p>251456</text:p>
          </table:table-cell>
          <table:table-cell office:value-type="float" office:value="8406">
            <text:p>8406</text:p>
          </table:table-cell>
          <table:table-cell office:value-type="float" office:value="282297">
            <text:p>282297</text:p>
          </table:table-cell>
          <table:table-cell office:value-type="float" office:value="7109">
            <text:p>7109</text:p>
          </table:table-cell>
          <table:table-cell office:value-type="float" office:value="463672">
            <text:p>463672</text:p>
          </table:table-cell>
          <table:table-cell office:value-type="float" office:value="15074">
            <text:p>15074</text:p>
          </table:table-cell>
          <table:table-cell table:number-columns-repeated="2"/>
          <table:table-cell table:formula="of:=[.A347]+[.C347]-[.A346]-[.C346]" office:value-type="float" office:value="1039">
            <text:p>1039</text:p>
          </table:table-cell>
          <table:table-cell table:formula="of:=[.E347]+[.G347]-[.E346]-[.G346]" office:value-type="float" office:value="1037">
            <text:p>1037</text:p>
          </table:table-cell>
          <table:table-cell table:formula="of:=[.B347]+[.D347]-[.B346]-[.D346]" office:value-type="float" office:value="33">
            <text:p>33</text:p>
          </table:table-cell>
          <table:table-cell table:formula="of:=[.F347]+[.H347]-[.F346]-[.H3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5934">
            <text:p>125934</text:p>
          </table:table-cell>
          <table:table-cell office:value-type="float" office:value="3556">
            <text:p>3556</text:p>
          </table:table-cell>
          <table:table-cell office:value-type="float" office:value="252172">
            <text:p>252172</text:p>
          </table:table-cell>
          <table:table-cell office:value-type="float" office:value="8430">
            <text:p>8430</text:p>
          </table:table-cell>
          <table:table-cell office:value-type="float" office:value="282616">
            <text:p>282616</text:p>
          </table:table-cell>
          <table:table-cell office:value-type="float" office:value="7118">
            <text:p>7118</text:p>
          </table:table-cell>
          <table:table-cell office:value-type="float" office:value="464390">
            <text:p>464390</text:p>
          </table:table-cell>
          <table:table-cell office:value-type="float" office:value="15098">
            <text:p>15098</text:p>
          </table:table-cell>
          <table:table-cell table:number-columns-repeated="2"/>
          <table:table-cell table:formula="of:=[.A348]+[.C348]-[.A347]-[.C347]" office:value-type="float" office:value="1035">
            <text:p>1035</text:p>
          </table:table-cell>
          <table:table-cell table:formula="of:=[.E348]+[.G348]-[.E347]-[.G347]" office:value-type="float" office:value="1061">
            <text:p>1061</text:p>
          </table:table-cell>
          <table:table-cell table:formula="of:=[.B348]+[.D348]-[.B347]-[.D347]" office:value-type="float" office:value="33">
            <text:p>33</text:p>
          </table:table-cell>
          <table:table-cell table:formula="of:=[.F348]+[.H348]-[.F347]-[.H3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26253">
            <text:p>126253</text:p>
          </table:table-cell>
          <table:table-cell office:value-type="float" office:value="3565">
            <text:p>3565</text:p>
          </table:table-cell>
          <table:table-cell office:value-type="float" office:value="252888">
            <text:p>252888</text:p>
          </table:table-cell>
          <table:table-cell office:value-type="float" office:value="8454">
            <text:p>8454</text:p>
          </table:table-cell>
          <table:table-cell office:value-type="float" office:value="282959">
            <text:p>282959</text:p>
          </table:table-cell>
          <table:table-cell office:value-type="float" office:value="7128">
            <text:p>7128</text:p>
          </table:table-cell>
          <table:table-cell office:value-type="float" office:value="465108">
            <text:p>465108</text:p>
          </table:table-cell>
          <table:table-cell office:value-type="float" office:value="15122">
            <text:p>15122</text:p>
          </table:table-cell>
          <table:table-cell table:number-columns-repeated="2"/>
          <table:table-cell table:formula="of:=[.A349]+[.C349]-[.A348]-[.C348]" office:value-type="float" office:value="1039">
            <text:p>1039</text:p>
          </table:table-cell>
          <table:table-cell table:formula="of:=[.E349]+[.G349]-[.E348]-[.G348]" office:value-type="float" office:value="1037">
            <text:p>1037</text:p>
          </table:table-cell>
          <table:table-cell table:formula="of:=[.B349]+[.D349]-[.B348]-[.D348]" office:value-type="float" office:value="33">
            <text:p>33</text:p>
          </table:table-cell>
          <table:table-cell table:formula="of:=[.F349]+[.H349]-[.F348]-[.H3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6576">
            <text:p>126576</text:p>
          </table:table-cell>
          <table:table-cell office:value-type="float" office:value="3574">
            <text:p>3574</text:p>
          </table:table-cell>
          <table:table-cell office:value-type="float" office:value="253604">
            <text:p>253604</text:p>
          </table:table-cell>
          <table:table-cell office:value-type="float" office:value="8478">
            <text:p>8478</text:p>
          </table:table-cell>
          <table:table-cell office:value-type="float" office:value="283278">
            <text:p>283278</text:p>
          </table:table-cell>
          <table:table-cell office:value-type="float" office:value="7137">
            <text:p>7137</text:p>
          </table:table-cell>
          <table:table-cell office:value-type="float" office:value="465826">
            <text:p>465826</text:p>
          </table:table-cell>
          <table:table-cell office:value-type="float" office:value="15146">
            <text:p>15146</text:p>
          </table:table-cell>
          <table:table-cell table:number-columns-repeated="2"/>
          <table:table-cell table:formula="of:=[.A350]+[.C350]-[.A349]-[.C349]" office:value-type="float" office:value="1035">
            <text:p>1035</text:p>
          </table:table-cell>
          <table:table-cell table:formula="of:=[.E350]+[.G350]-[.E349]-[.G349]" office:value-type="float" office:value="1041">
            <text:p>1041</text:p>
          </table:table-cell>
          <table:table-cell table:formula="of:=[.B350]+[.D350]-[.B349]-[.D349]" office:value-type="float" office:value="33">
            <text:p>33</text:p>
          </table:table-cell>
          <table:table-cell table:formula="of:=[.F350]+[.H350]-[.F349]-[.H3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6895">
            <text:p>126895</text:p>
          </table:table-cell>
          <table:table-cell office:value-type="float" office:value="3583">
            <text:p>3583</text:p>
          </table:table-cell>
          <table:table-cell office:value-type="float" office:value="254320">
            <text:p>254320</text:p>
          </table:table-cell>
          <table:table-cell office:value-type="float" office:value="8502">
            <text:p>8502</text:p>
          </table:table-cell>
          <table:table-cell office:value-type="float" office:value="283601">
            <text:p>283601</text:p>
          </table:table-cell>
          <table:table-cell office:value-type="float" office:value="7146">
            <text:p>7146</text:p>
          </table:table-cell>
          <table:table-cell office:value-type="float" office:value="466544">
            <text:p>466544</text:p>
          </table:table-cell>
          <table:table-cell office:value-type="float" office:value="15170">
            <text:p>15170</text:p>
          </table:table-cell>
          <table:table-cell table:number-columns-repeated="2"/>
          <table:table-cell table:formula="of:=[.A351]+[.C351]-[.A350]-[.C350]" office:value-type="float" office:value="1039">
            <text:p>1039</text:p>
          </table:table-cell>
          <table:table-cell table:formula="of:=[.E351]+[.G351]-[.E350]-[.G350]" office:value-type="float" office:value="1037">
            <text:p>1037</text:p>
          </table:table-cell>
          <table:table-cell table:formula="of:=[.B351]+[.D351]-[.B350]-[.D350]" office:value-type="float" office:value="33">
            <text:p>33</text:p>
          </table:table-cell>
          <table:table-cell table:formula="of:=[.F351]+[.H351]-[.F350]-[.H3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7218">
            <text:p>127218</text:p>
          </table:table-cell>
          <table:table-cell office:value-type="float" office:value="3592">
            <text:p>3592</text:p>
          </table:table-cell>
          <table:table-cell office:value-type="float" office:value="255036">
            <text:p>255036</text:p>
          </table:table-cell>
          <table:table-cell office:value-type="float" office:value="8526">
            <text:p>8526</text:p>
          </table:table-cell>
          <table:table-cell office:value-type="float" office:value="283920">
            <text:p>283920</text:p>
          </table:table-cell>
          <table:table-cell office:value-type="float" office:value="7155">
            <text:p>7155</text:p>
          </table:table-cell>
          <table:table-cell office:value-type="float" office:value="467262">
            <text:p>467262</text:p>
          </table:table-cell>
          <table:table-cell office:value-type="float" office:value="15194">
            <text:p>15194</text:p>
          </table:table-cell>
          <table:table-cell table:number-columns-repeated="2"/>
          <table:table-cell table:formula="of:=[.A352]+[.C352]-[.A351]-[.C351]" office:value-type="float" office:value="1035">
            <text:p>1035</text:p>
          </table:table-cell>
          <table:table-cell table:formula="of:=[.E352]+[.G352]-[.E351]-[.G351]" office:value-type="float" office:value="1061">
            <text:p>1061</text:p>
          </table:table-cell>
          <table:table-cell table:formula="of:=[.B352]+[.D352]-[.B351]-[.D351]" office:value-type="float" office:value="33">
            <text:p>33</text:p>
          </table:table-cell>
          <table:table-cell table:formula="of:=[.F352]+[.H352]-[.F351]-[.H3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27537">
            <text:p>127537</text:p>
          </table:table-cell>
          <table:table-cell office:value-type="float" office:value="3601">
            <text:p>3601</text:p>
          </table:table-cell>
          <table:table-cell office:value-type="float" office:value="255752">
            <text:p>255752</text:p>
          </table:table-cell>
          <table:table-cell office:value-type="float" office:value="8550">
            <text:p>8550</text:p>
          </table:table-cell>
          <table:table-cell office:value-type="float" office:value="284263">
            <text:p>284263</text:p>
          </table:table-cell>
          <table:table-cell office:value-type="float" office:value="7165">
            <text:p>7165</text:p>
          </table:table-cell>
          <table:table-cell office:value-type="float" office:value="467980">
            <text:p>467980</text:p>
          </table:table-cell>
          <table:table-cell office:value-type="float" office:value="15218">
            <text:p>15218</text:p>
          </table:table-cell>
          <table:table-cell table:number-columns-repeated="2"/>
          <table:table-cell table:formula="of:=[.A353]+[.C353]-[.A352]-[.C352]" office:value-type="float" office:value="1039">
            <text:p>1039</text:p>
          </table:table-cell>
          <table:table-cell table:formula="of:=[.E353]+[.G353]-[.E352]-[.G352]" office:value-type="float" office:value="1037">
            <text:p>1037</text:p>
          </table:table-cell>
          <table:table-cell table:formula="of:=[.B353]+[.D353]-[.B352]-[.D352]" office:value-type="float" office:value="33">
            <text:p>33</text:p>
          </table:table-cell>
          <table:table-cell table:formula="of:=[.F353]+[.H353]-[.F352]-[.H3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7860">
            <text:p>127860</text:p>
          </table:table-cell>
          <table:table-cell office:value-type="float" office:value="3610">
            <text:p>3610</text:p>
          </table:table-cell>
          <table:table-cell office:value-type="float" office:value="256468">
            <text:p>256468</text:p>
          </table:table-cell>
          <table:table-cell office:value-type="float" office:value="8574">
            <text:p>8574</text:p>
          </table:table-cell>
          <table:table-cell office:value-type="float" office:value="284582">
            <text:p>284582</text:p>
          </table:table-cell>
          <table:table-cell office:value-type="float" office:value="7174">
            <text:p>7174</text:p>
          </table:table-cell>
          <table:table-cell office:value-type="float" office:value="468698">
            <text:p>468698</text:p>
          </table:table-cell>
          <table:table-cell office:value-type="float" office:value="15242">
            <text:p>15242</text:p>
          </table:table-cell>
          <table:table-cell table:number-columns-repeated="2"/>
          <table:table-cell table:formula="of:=[.A354]+[.C354]-[.A353]-[.C353]" office:value-type="float" office:value="1035">
            <text:p>1035</text:p>
          </table:table-cell>
          <table:table-cell table:formula="of:=[.E354]+[.G354]-[.E353]-[.G353]" office:value-type="float" office:value="1041">
            <text:p>1041</text:p>
          </table:table-cell>
          <table:table-cell table:formula="of:=[.B354]+[.D354]-[.B353]-[.D353]" office:value-type="float" office:value="33">
            <text:p>33</text:p>
          </table:table-cell>
          <table:table-cell table:formula="of:=[.F354]+[.H354]-[.F353]-[.H3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8179">
            <text:p>128179</text:p>
          </table:table-cell>
          <table:table-cell office:value-type="float" office:value="3619">
            <text:p>3619</text:p>
          </table:table-cell>
          <table:table-cell office:value-type="float" office:value="257184">
            <text:p>257184</text:p>
          </table:table-cell>
          <table:table-cell office:value-type="float" office:value="8598">
            <text:p>8598</text:p>
          </table:table-cell>
          <table:table-cell office:value-type="float" office:value="284905">
            <text:p>284905</text:p>
          </table:table-cell>
          <table:table-cell office:value-type="float" office:value="7183">
            <text:p>7183</text:p>
          </table:table-cell>
          <table:table-cell office:value-type="float" office:value="469416">
            <text:p>469416</text:p>
          </table:table-cell>
          <table:table-cell office:value-type="float" office:value="15266">
            <text:p>15266</text:p>
          </table:table-cell>
          <table:table-cell table:number-columns-repeated="2"/>
          <table:table-cell table:formula="of:=[.A355]+[.C355]-[.A354]-[.C354]" office:value-type="float" office:value="1039">
            <text:p>1039</text:p>
          </table:table-cell>
          <table:table-cell table:formula="of:=[.E355]+[.G355]-[.E354]-[.G354]" office:value-type="float" office:value="1037">
            <text:p>1037</text:p>
          </table:table-cell>
          <table:table-cell table:formula="of:=[.B355]+[.D355]-[.B354]-[.D354]" office:value-type="float" office:value="33">
            <text:p>33</text:p>
          </table:table-cell>
          <table:table-cell table:formula="of:=[.F355]+[.H355]-[.F354]-[.H3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8502">
            <text:p>128502</text:p>
          </table:table-cell>
          <table:table-cell office:value-type="float" office:value="3628">
            <text:p>3628</text:p>
          </table:table-cell>
          <table:table-cell office:value-type="float" office:value="257900">
            <text:p>257900</text:p>
          </table:table-cell>
          <table:table-cell office:value-type="float" office:value="8622">
            <text:p>8622</text:p>
          </table:table-cell>
          <table:table-cell office:value-type="float" office:value="285224">
            <text:p>285224</text:p>
          </table:table-cell>
          <table:table-cell office:value-type="float" office:value="7192">
            <text:p>7192</text:p>
          </table:table-cell>
          <table:table-cell office:value-type="float" office:value="470134">
            <text:p>470134</text:p>
          </table:table-cell>
          <table:table-cell office:value-type="float" office:value="15290">
            <text:p>15290</text:p>
          </table:table-cell>
          <table:table-cell table:number-columns-repeated="2"/>
          <table:table-cell table:formula="of:=[.A356]+[.C356]-[.A355]-[.C355]" office:value-type="float" office:value="1035">
            <text:p>1035</text:p>
          </table:table-cell>
          <table:table-cell table:formula="of:=[.E356]+[.G356]-[.E355]-[.G355]" office:value-type="float" office:value="1041">
            <text:p>1041</text:p>
          </table:table-cell>
          <table:table-cell table:formula="of:=[.B356]+[.D356]-[.B355]-[.D355]" office:value-type="float" office:value="33">
            <text:p>33</text:p>
          </table:table-cell>
          <table:table-cell table:formula="of:=[.F356]+[.H356]-[.F355]-[.H3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8821">
            <text:p>128821</text:p>
          </table:table-cell>
          <table:table-cell office:value-type="float" office:value="3637">
            <text:p>3637</text:p>
          </table:table-cell>
          <table:table-cell office:value-type="float" office:value="258616">
            <text:p>258616</text:p>
          </table:table-cell>
          <table:table-cell office:value-type="float" office:value="8646">
            <text:p>8646</text:p>
          </table:table-cell>
          <table:table-cell office:value-type="float" office:value="285547">
            <text:p>285547</text:p>
          </table:table-cell>
          <table:table-cell office:value-type="float" office:value="7201">
            <text:p>7201</text:p>
          </table:table-cell>
          <table:table-cell office:value-type="float" office:value="470852">
            <text:p>470852</text:p>
          </table:table-cell>
          <table:table-cell office:value-type="float" office:value="15314">
            <text:p>15314</text:p>
          </table:table-cell>
          <table:table-cell table:number-columns-repeated="2"/>
          <table:table-cell table:formula="of:=[.A357]+[.C357]-[.A356]-[.C356]" office:value-type="float" office:value="1039">
            <text:p>1039</text:p>
          </table:table-cell>
          <table:table-cell table:formula="of:=[.E357]+[.G357]-[.E356]-[.G356]" office:value-type="float" office:value="1057">
            <text:p>1057</text:p>
          </table:table-cell>
          <table:table-cell table:formula="of:=[.B357]+[.D357]-[.B356]-[.D356]" office:value-type="float" office:value="33">
            <text:p>33</text:p>
          </table:table-cell>
          <table:table-cell table:formula="of:=[.F357]+[.H357]-[.F356]-[.H3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29144">
            <text:p>129144</text:p>
          </table:table-cell>
          <table:table-cell office:value-type="float" office:value="3646">
            <text:p>3646</text:p>
          </table:table-cell>
          <table:table-cell office:value-type="float" office:value="259332">
            <text:p>259332</text:p>
          </table:table-cell>
          <table:table-cell office:value-type="float" office:value="8670">
            <text:p>8670</text:p>
          </table:table-cell>
          <table:table-cell office:value-type="float" office:value="285886">
            <text:p>285886</text:p>
          </table:table-cell>
          <table:table-cell office:value-type="float" office:value="7211">
            <text:p>7211</text:p>
          </table:table-cell>
          <table:table-cell office:value-type="float" office:value="471570">
            <text:p>471570</text:p>
          </table:table-cell>
          <table:table-cell office:value-type="float" office:value="15338">
            <text:p>15338</text:p>
          </table:table-cell>
          <table:table-cell table:number-columns-repeated="2"/>
          <table:table-cell table:formula="of:=[.A358]+[.C358]-[.A357]-[.C357]" office:value-type="float" office:value="1035">
            <text:p>1035</text:p>
          </table:table-cell>
          <table:table-cell table:formula="of:=[.E358]+[.G358]-[.E357]-[.G357]" office:value-type="float" office:value="1041">
            <text:p>1041</text:p>
          </table:table-cell>
          <table:table-cell table:formula="of:=[.B358]+[.D358]-[.B357]-[.D357]" office:value-type="float" office:value="33">
            <text:p>33</text:p>
          </table:table-cell>
          <table:table-cell table:formula="of:=[.F358]+[.H358]-[.F357]-[.H3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9463">
            <text:p>129463</text:p>
          </table:table-cell>
          <table:table-cell office:value-type="float" office:value="3655">
            <text:p>3655</text:p>
          </table:table-cell>
          <table:table-cell office:value-type="float" office:value="260048">
            <text:p>260048</text:p>
          </table:table-cell>
          <table:table-cell office:value-type="float" office:value="8694">
            <text:p>8694</text:p>
          </table:table-cell>
          <table:table-cell office:value-type="float" office:value="286209">
            <text:p>286209</text:p>
          </table:table-cell>
          <table:table-cell office:value-type="float" office:value="7220">
            <text:p>7220</text:p>
          </table:table-cell>
          <table:table-cell office:value-type="float" office:value="472288">
            <text:p>472288</text:p>
          </table:table-cell>
          <table:table-cell office:value-type="float" office:value="15362">
            <text:p>15362</text:p>
          </table:table-cell>
          <table:table-cell table:number-columns-repeated="2"/>
          <table:table-cell table:formula="of:=[.A359]+[.C359]-[.A358]-[.C358]" office:value-type="float" office:value="1039">
            <text:p>1039</text:p>
          </table:table-cell>
          <table:table-cell table:formula="of:=[.E359]+[.G359]-[.E358]-[.G358]" office:value-type="float" office:value="1037">
            <text:p>1037</text:p>
          </table:table-cell>
          <table:table-cell table:formula="of:=[.B359]+[.D359]-[.B358]-[.D358]" office:value-type="float" office:value="33">
            <text:p>33</text:p>
          </table:table-cell>
          <table:table-cell table:formula="of:=[.F359]+[.H359]-[.F358]-[.H3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29786">
            <text:p>129786</text:p>
          </table:table-cell>
          <table:table-cell office:value-type="float" office:value="3664">
            <text:p>3664</text:p>
          </table:table-cell>
          <table:table-cell office:value-type="float" office:value="260764">
            <text:p>260764</text:p>
          </table:table-cell>
          <table:table-cell office:value-type="float" office:value="8718">
            <text:p>8718</text:p>
          </table:table-cell>
          <table:table-cell office:value-type="float" office:value="286528">
            <text:p>286528</text:p>
          </table:table-cell>
          <table:table-cell office:value-type="float" office:value="7229">
            <text:p>7229</text:p>
          </table:table-cell>
          <table:table-cell office:value-type="float" office:value="473006">
            <text:p>473006</text:p>
          </table:table-cell>
          <table:table-cell office:value-type="float" office:value="15386">
            <text:p>15386</text:p>
          </table:table-cell>
          <table:table-cell table:number-columns-repeated="2"/>
          <table:table-cell table:formula="of:=[.A360]+[.C360]-[.A359]-[.C359]" office:value-type="float" office:value="1035">
            <text:p>1035</text:p>
          </table:table-cell>
          <table:table-cell table:formula="of:=[.E360]+[.G360]-[.E359]-[.G359]" office:value-type="float" office:value="1041">
            <text:p>1041</text:p>
          </table:table-cell>
          <table:table-cell table:formula="of:=[.B360]+[.D360]-[.B359]-[.D359]" office:value-type="float" office:value="33">
            <text:p>33</text:p>
          </table:table-cell>
          <table:table-cell table:formula="of:=[.F360]+[.H360]-[.F359]-[.H3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0105">
            <text:p>130105</text:p>
          </table:table-cell>
          <table:table-cell office:value-type="float" office:value="3673">
            <text:p>3673</text:p>
          </table:table-cell>
          <table:table-cell office:value-type="float" office:value="261480">
            <text:p>261480</text:p>
          </table:table-cell>
          <table:table-cell office:value-type="float" office:value="8742">
            <text:p>8742</text:p>
          </table:table-cell>
          <table:table-cell office:value-type="float" office:value="286851">
            <text:p>286851</text:p>
          </table:table-cell>
          <table:table-cell office:value-type="float" office:value="7238">
            <text:p>7238</text:p>
          </table:table-cell>
          <table:table-cell office:value-type="float" office:value="473724">
            <text:p>473724</text:p>
          </table:table-cell>
          <table:table-cell office:value-type="float" office:value="15410">
            <text:p>15410</text:p>
          </table:table-cell>
          <table:table-cell table:number-columns-repeated="2"/>
          <table:table-cell table:formula="of:=[.A361]+[.C361]-[.A360]-[.C360]" office:value-type="float" office:value="1039">
            <text:p>1039</text:p>
          </table:table-cell>
          <table:table-cell table:formula="of:=[.E361]+[.G361]-[.E360]-[.G360]" office:value-type="float" office:value="1037">
            <text:p>1037</text:p>
          </table:table-cell>
          <table:table-cell table:formula="of:=[.B361]+[.D361]-[.B360]-[.D360]" office:value-type="float" office:value="33">
            <text:p>33</text:p>
          </table:table-cell>
          <table:table-cell table:formula="of:=[.F361]+[.H361]-[.F360]-[.H3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0428">
            <text:p>130428</text:p>
          </table:table-cell>
          <table:table-cell office:value-type="float" office:value="3682">
            <text:p>3682</text:p>
          </table:table-cell>
          <table:table-cell office:value-type="float" office:value="262196">
            <text:p>262196</text:p>
          </table:table-cell>
          <table:table-cell office:value-type="float" office:value="8766">
            <text:p>8766</text:p>
          </table:table-cell>
          <table:table-cell office:value-type="float" office:value="287170">
            <text:p>287170</text:p>
          </table:table-cell>
          <table:table-cell office:value-type="float" office:value="7247">
            <text:p>7247</text:p>
          </table:table-cell>
          <table:table-cell office:value-type="float" office:value="474442">
            <text:p>474442</text:p>
          </table:table-cell>
          <table:table-cell office:value-type="float" office:value="15434">
            <text:p>15434</text:p>
          </table:table-cell>
          <table:table-cell table:number-columns-repeated="2"/>
          <table:table-cell table:formula="of:=[.A362]+[.C362]-[.A361]-[.C361]" office:value-type="float" office:value="1035">
            <text:p>1035</text:p>
          </table:table-cell>
          <table:table-cell table:formula="of:=[.E362]+[.G362]-[.E361]-[.G361]" office:value-type="float" office:value="1061">
            <text:p>1061</text:p>
          </table:table-cell>
          <table:table-cell table:formula="of:=[.B362]+[.D362]-[.B361]-[.D361]" office:value-type="float" office:value="33">
            <text:p>33</text:p>
          </table:table-cell>
          <table:table-cell table:formula="of:=[.F362]+[.H362]-[.F361]-[.H36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30747">
            <text:p>130747</text:p>
          </table:table-cell>
          <table:table-cell office:value-type="float" office:value="3691">
            <text:p>3691</text:p>
          </table:table-cell>
          <table:table-cell office:value-type="float" office:value="262912">
            <text:p>262912</text:p>
          </table:table-cell>
          <table:table-cell office:value-type="float" office:value="8790">
            <text:p>8790</text:p>
          </table:table-cell>
          <table:table-cell office:value-type="float" office:value="287513">
            <text:p>287513</text:p>
          </table:table-cell>
          <table:table-cell office:value-type="float" office:value="7257">
            <text:p>7257</text:p>
          </table:table-cell>
          <table:table-cell office:value-type="float" office:value="475160">
            <text:p>475160</text:p>
          </table:table-cell>
          <table:table-cell office:value-type="float" office:value="15458">
            <text:p>15458</text:p>
          </table:table-cell>
          <table:table-cell table:number-columns-repeated="2"/>
          <table:table-cell table:formula="of:=[.A363]+[.C363]-[.A362]-[.C362]" office:value-type="float" office:value="1039">
            <text:p>1039</text:p>
          </table:table-cell>
          <table:table-cell table:formula="of:=[.E363]+[.G363]-[.E362]-[.G362]" office:value-type="float" office:value="1037">
            <text:p>1037</text:p>
          </table:table-cell>
          <table:table-cell table:formula="of:=[.B363]+[.D363]-[.B362]-[.D362]" office:value-type="float" office:value="33">
            <text:p>33</text:p>
          </table:table-cell>
          <table:table-cell table:formula="of:=[.F363]+[.H363]-[.F362]-[.H3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1070">
            <text:p>131070</text:p>
          </table:table-cell>
          <table:table-cell office:value-type="float" office:value="3700">
            <text:p>3700</text:p>
          </table:table-cell>
          <table:table-cell office:value-type="float" office:value="263628">
            <text:p>263628</text:p>
          </table:table-cell>
          <table:table-cell office:value-type="float" office:value="8814">
            <text:p>8814</text:p>
          </table:table-cell>
          <table:table-cell office:value-type="float" office:value="287832">
            <text:p>287832</text:p>
          </table:table-cell>
          <table:table-cell office:value-type="float" office:value="7266">
            <text:p>7266</text:p>
          </table:table-cell>
          <table:table-cell office:value-type="float" office:value="475878">
            <text:p>475878</text:p>
          </table:table-cell>
          <table:table-cell office:value-type="float" office:value="15482">
            <text:p>15482</text:p>
          </table:table-cell>
          <table:table-cell table:number-columns-repeated="2"/>
          <table:table-cell table:formula="of:=[.A364]+[.C364]-[.A363]-[.C363]" office:value-type="float" office:value="1035">
            <text:p>1035</text:p>
          </table:table-cell>
          <table:table-cell table:formula="of:=[.E364]+[.G364]-[.E363]-[.G363]" office:value-type="float" office:value="1041">
            <text:p>1041</text:p>
          </table:table-cell>
          <table:table-cell table:formula="of:=[.B364]+[.D364]-[.B363]-[.D363]" office:value-type="float" office:value="33">
            <text:p>33</text:p>
          </table:table-cell>
          <table:table-cell table:formula="of:=[.F364]+[.H364]-[.F363]-[.H3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1389">
            <text:p>131389</text:p>
          </table:table-cell>
          <table:table-cell office:value-type="float" office:value="3709">
            <text:p>3709</text:p>
          </table:table-cell>
          <table:table-cell office:value-type="float" office:value="264344">
            <text:p>264344</text:p>
          </table:table-cell>
          <table:table-cell office:value-type="float" office:value="8838">
            <text:p>8838</text:p>
          </table:table-cell>
          <table:table-cell office:value-type="float" office:value="288155">
            <text:p>288155</text:p>
          </table:table-cell>
          <table:table-cell office:value-type="float" office:value="7275">
            <text:p>7275</text:p>
          </table:table-cell>
          <table:table-cell office:value-type="float" office:value="476596">
            <text:p>476596</text:p>
          </table:table-cell>
          <table:table-cell office:value-type="float" office:value="15506">
            <text:p>15506</text:p>
          </table:table-cell>
          <table:table-cell table:number-columns-repeated="2"/>
          <table:table-cell table:formula="of:=[.A365]+[.C365]-[.A364]-[.C364]" office:value-type="float" office:value="1039">
            <text:p>1039</text:p>
          </table:table-cell>
          <table:table-cell table:formula="of:=[.E365]+[.G365]-[.E364]-[.G364]" office:value-type="float" office:value="1037">
            <text:p>1037</text:p>
          </table:table-cell>
          <table:table-cell table:formula="of:=[.B365]+[.D365]-[.B364]-[.D364]" office:value-type="float" office:value="33">
            <text:p>33</text:p>
          </table:table-cell>
          <table:table-cell table:formula="of:=[.F365]+[.H365]-[.F364]-[.H3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1712">
            <text:p>131712</text:p>
          </table:table-cell>
          <table:table-cell office:value-type="float" office:value="3718">
            <text:p>3718</text:p>
          </table:table-cell>
          <table:table-cell office:value-type="float" office:value="265060">
            <text:p>265060</text:p>
          </table:table-cell>
          <table:table-cell office:value-type="float" office:value="8862">
            <text:p>8862</text:p>
          </table:table-cell>
          <table:table-cell office:value-type="float" office:value="288474">
            <text:p>288474</text:p>
          </table:table-cell>
          <table:table-cell office:value-type="float" office:value="7284">
            <text:p>7284</text:p>
          </table:table-cell>
          <table:table-cell office:value-type="float" office:value="477314">
            <text:p>477314</text:p>
          </table:table-cell>
          <table:table-cell office:value-type="float" office:value="15530">
            <text:p>15530</text:p>
          </table:table-cell>
          <table:table-cell table:number-columns-repeated="2"/>
          <table:table-cell table:formula="of:=[.A366]+[.C366]-[.A365]-[.C365]" office:value-type="float" office:value="1035">
            <text:p>1035</text:p>
          </table:table-cell>
          <table:table-cell table:formula="of:=[.E366]+[.G366]-[.E365]-[.G365]" office:value-type="float" office:value="1061">
            <text:p>1061</text:p>
          </table:table-cell>
          <table:table-cell table:formula="of:=[.B366]+[.D366]-[.B365]-[.D365]" office:value-type="float" office:value="33">
            <text:p>33</text:p>
          </table:table-cell>
          <table:table-cell table:formula="of:=[.F366]+[.H366]-[.F365]-[.H36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32031">
            <text:p>132031</text:p>
          </table:table-cell>
          <table:table-cell office:value-type="float" office:value="3727">
            <text:p>3727</text:p>
          </table:table-cell>
          <table:table-cell office:value-type="float" office:value="265776">
            <text:p>265776</text:p>
          </table:table-cell>
          <table:table-cell office:value-type="float" office:value="8886">
            <text:p>8886</text:p>
          </table:table-cell>
          <table:table-cell office:value-type="float" office:value="288817">
            <text:p>288817</text:p>
          </table:table-cell>
          <table:table-cell office:value-type="float" office:value="7294">
            <text:p>7294</text:p>
          </table:table-cell>
          <table:table-cell office:value-type="float" office:value="478032">
            <text:p>478032</text:p>
          </table:table-cell>
          <table:table-cell office:value-type="float" office:value="15554">
            <text:p>15554</text:p>
          </table:table-cell>
          <table:table-cell table:number-columns-repeated="2"/>
          <table:table-cell table:formula="of:=[.A367]+[.C367]-[.A366]-[.C366]" office:value-type="float" office:value="1039">
            <text:p>1039</text:p>
          </table:table-cell>
          <table:table-cell table:formula="of:=[.E367]+[.G367]-[.E366]-[.G366]" office:value-type="float" office:value="1037">
            <text:p>1037</text:p>
          </table:table-cell>
          <table:table-cell table:formula="of:=[.B367]+[.D367]-[.B366]-[.D366]" office:value-type="float" office:value="33">
            <text:p>33</text:p>
          </table:table-cell>
          <table:table-cell table:formula="of:=[.F367]+[.H367]-[.F366]-[.H3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2354">
            <text:p>132354</text:p>
          </table:table-cell>
          <table:table-cell office:value-type="float" office:value="3736">
            <text:p>3736</text:p>
          </table:table-cell>
          <table:table-cell office:value-type="float" office:value="266492">
            <text:p>266492</text:p>
          </table:table-cell>
          <table:table-cell office:value-type="float" office:value="8910">
            <text:p>8910</text:p>
          </table:table-cell>
          <table:table-cell office:value-type="float" office:value="289136">
            <text:p>289136</text:p>
          </table:table-cell>
          <table:table-cell office:value-type="float" office:value="7303">
            <text:p>7303</text:p>
          </table:table-cell>
          <table:table-cell office:value-type="float" office:value="478750">
            <text:p>478750</text:p>
          </table:table-cell>
          <table:table-cell office:value-type="float" office:value="15578">
            <text:p>15578</text:p>
          </table:table-cell>
          <table:table-cell table:number-columns-repeated="2"/>
          <table:table-cell table:formula="of:=[.A368]+[.C368]-[.A367]-[.C367]" office:value-type="float" office:value="1035">
            <text:p>1035</text:p>
          </table:table-cell>
          <table:table-cell table:formula="of:=[.E368]+[.G368]-[.E367]-[.G367]" office:value-type="float" office:value="1041">
            <text:p>1041</text:p>
          </table:table-cell>
          <table:table-cell table:formula="of:=[.B368]+[.D368]-[.B367]-[.D367]" office:value-type="float" office:value="33">
            <text:p>33</text:p>
          </table:table-cell>
          <table:table-cell table:formula="of:=[.F368]+[.H368]-[.F367]-[.H3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2673">
            <text:p>132673</text:p>
          </table:table-cell>
          <table:table-cell office:value-type="float" office:value="3745">
            <text:p>3745</text:p>
          </table:table-cell>
          <table:table-cell office:value-type="float" office:value="267208">
            <text:p>267208</text:p>
          </table:table-cell>
          <table:table-cell office:value-type="float" office:value="8934">
            <text:p>8934</text:p>
          </table:table-cell>
          <table:table-cell office:value-type="float" office:value="289459">
            <text:p>289459</text:p>
          </table:table-cell>
          <table:table-cell office:value-type="float" office:value="7312">
            <text:p>7312</text:p>
          </table:table-cell>
          <table:table-cell office:value-type="float" office:value="479468">
            <text:p>479468</text:p>
          </table:table-cell>
          <table:table-cell office:value-type="float" office:value="15602">
            <text:p>15602</text:p>
          </table:table-cell>
          <table:table-cell table:number-columns-repeated="2"/>
          <table:table-cell table:formula="of:=[.A369]+[.C369]-[.A368]-[.C368]" office:value-type="float" office:value="1039">
            <text:p>1039</text:p>
          </table:table-cell>
          <table:table-cell table:formula="of:=[.E369]+[.G369]-[.E368]-[.G368]" office:value-type="float" office:value="1037">
            <text:p>1037</text:p>
          </table:table-cell>
          <table:table-cell table:formula="of:=[.B369]+[.D369]-[.B368]-[.D368]" office:value-type="float" office:value="33">
            <text:p>33</text:p>
          </table:table-cell>
          <table:table-cell table:formula="of:=[.F369]+[.H369]-[.F368]-[.H3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2996">
            <text:p>132996</text:p>
          </table:table-cell>
          <table:table-cell office:value-type="float" office:value="3754">
            <text:p>3754</text:p>
          </table:table-cell>
          <table:table-cell office:value-type="float" office:value="267924">
            <text:p>267924</text:p>
          </table:table-cell>
          <table:table-cell office:value-type="float" office:value="8958">
            <text:p>8958</text:p>
          </table:table-cell>
          <table:table-cell office:value-type="float" office:value="289778">
            <text:p>289778</text:p>
          </table:table-cell>
          <table:table-cell office:value-type="float" office:value="7321">
            <text:p>7321</text:p>
          </table:table-cell>
          <table:table-cell office:value-type="float" office:value="480186">
            <text:p>480186</text:p>
          </table:table-cell>
          <table:table-cell office:value-type="float" office:value="15626">
            <text:p>15626</text:p>
          </table:table-cell>
          <table:table-cell table:number-columns-repeated="2"/>
          <table:table-cell table:formula="of:=[.A370]+[.C370]-[.A369]-[.C369]" office:value-type="float" office:value="1035">
            <text:p>1035</text:p>
          </table:table-cell>
          <table:table-cell table:formula="of:=[.E370]+[.G370]-[.E369]-[.G369]" office:value-type="float" office:value="1041">
            <text:p>1041</text:p>
          </table:table-cell>
          <table:table-cell table:formula="of:=[.B370]+[.D370]-[.B369]-[.D369]" office:value-type="float" office:value="33">
            <text:p>33</text:p>
          </table:table-cell>
          <table:table-cell table:formula="of:=[.F370]+[.H370]-[.F369]-[.H3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3315">
            <text:p>133315</text:p>
          </table:table-cell>
          <table:table-cell office:value-type="float" office:value="3763">
            <text:p>3763</text:p>
          </table:table-cell>
          <table:table-cell office:value-type="float" office:value="268640">
            <text:p>268640</text:p>
          </table:table-cell>
          <table:table-cell office:value-type="float" office:value="8982">
            <text:p>8982</text:p>
          </table:table-cell>
          <table:table-cell office:value-type="float" office:value="290101">
            <text:p>290101</text:p>
          </table:table-cell>
          <table:table-cell office:value-type="float" office:value="7330">
            <text:p>7330</text:p>
          </table:table-cell>
          <table:table-cell office:value-type="float" office:value="480904">
            <text:p>480904</text:p>
          </table:table-cell>
          <table:table-cell office:value-type="float" office:value="15650">
            <text:p>15650</text:p>
          </table:table-cell>
          <table:table-cell table:number-columns-repeated="2"/>
          <table:table-cell table:formula="of:=[.A371]+[.C371]-[.A370]-[.C370]" office:value-type="float" office:value="1039">
            <text:p>1039</text:p>
          </table:table-cell>
          <table:table-cell table:formula="of:=[.E371]+[.G371]-[.E370]-[.G370]" office:value-type="float" office:value="1037">
            <text:p>1037</text:p>
          </table:table-cell>
          <table:table-cell table:formula="of:=[.B371]+[.D371]-[.B370]-[.D370]" office:value-type="float" office:value="33">
            <text:p>33</text:p>
          </table:table-cell>
          <table:table-cell table:formula="of:=[.F371]+[.H371]-[.F370]-[.H3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3638">
            <text:p>133638</text:p>
          </table:table-cell>
          <table:table-cell office:value-type="float" office:value="3772">
            <text:p>3772</text:p>
          </table:table-cell>
          <table:table-cell office:value-type="float" office:value="269356">
            <text:p>269356</text:p>
          </table:table-cell>
          <table:table-cell office:value-type="float" office:value="9006">
            <text:p>9006</text:p>
          </table:table-cell>
          <table:table-cell office:value-type="float" office:value="290420">
            <text:p>290420</text:p>
          </table:table-cell>
          <table:table-cell office:value-type="float" office:value="7339">
            <text:p>7339</text:p>
          </table:table-cell>
          <table:table-cell office:value-type="float" office:value="481622">
            <text:p>481622</text:p>
          </table:table-cell>
          <table:table-cell office:value-type="float" office:value="15674">
            <text:p>15674</text:p>
          </table:table-cell>
          <table:table-cell table:number-columns-repeated="2"/>
          <table:table-cell table:formula="of:=[.A372]+[.C372]-[.A371]-[.C371]" office:value-type="float" office:value="1035">
            <text:p>1035</text:p>
          </table:table-cell>
          <table:table-cell table:formula="of:=[.E372]+[.G372]-[.E371]-[.G371]" office:value-type="float" office:value="1041">
            <text:p>1041</text:p>
          </table:table-cell>
          <table:table-cell table:formula="of:=[.B372]+[.D372]-[.B371]-[.D371]" office:value-type="float" office:value="33">
            <text:p>33</text:p>
          </table:table-cell>
          <table:table-cell table:formula="of:=[.F372]+[.H372]-[.F371]-[.H3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3957">
            <text:p>133957</text:p>
          </table:table-cell>
          <table:table-cell office:value-type="float" office:value="3781">
            <text:p>3781</text:p>
          </table:table-cell>
          <table:table-cell office:value-type="float" office:value="270072">
            <text:p>270072</text:p>
          </table:table-cell>
          <table:table-cell office:value-type="float" office:value="9030">
            <text:p>9030</text:p>
          </table:table-cell>
          <table:table-cell office:value-type="float" office:value="290743">
            <text:p>290743</text:p>
          </table:table-cell>
          <table:table-cell office:value-type="float" office:value="7348">
            <text:p>7348</text:p>
          </table:table-cell>
          <table:table-cell office:value-type="float" office:value="482340">
            <text:p>482340</text:p>
          </table:table-cell>
          <table:table-cell office:value-type="float" office:value="15698">
            <text:p>15698</text:p>
          </table:table-cell>
          <table:table-cell table:number-columns-repeated="2"/>
          <table:table-cell table:formula="of:=[.A373]+[.C373]-[.A372]-[.C372]" office:value-type="float" office:value="1039">
            <text:p>1039</text:p>
          </table:table-cell>
          <table:table-cell table:formula="of:=[.E373]+[.G373]-[.E372]-[.G372]" office:value-type="float" office:value="1037">
            <text:p>1037</text:p>
          </table:table-cell>
          <table:table-cell table:formula="of:=[.B373]+[.D373]-[.B372]-[.D372]" office:value-type="float" office:value="33">
            <text:p>33</text:p>
          </table:table-cell>
          <table:table-cell table:formula="of:=[.F373]+[.H373]-[.F372]-[.H3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4280">
            <text:p>134280</text:p>
          </table:table-cell>
          <table:table-cell office:value-type="float" office:value="3790">
            <text:p>3790</text:p>
          </table:table-cell>
          <table:table-cell office:value-type="float" office:value="270788">
            <text:p>270788</text:p>
          </table:table-cell>
          <table:table-cell office:value-type="float" office:value="9054">
            <text:p>9054</text:p>
          </table:table-cell>
          <table:table-cell office:value-type="float" office:value="291062">
            <text:p>291062</text:p>
          </table:table-cell>
          <table:table-cell office:value-type="float" office:value="7357">
            <text:p>7357</text:p>
          </table:table-cell>
          <table:table-cell office:value-type="float" office:value="483058">
            <text:p>483058</text:p>
          </table:table-cell>
          <table:table-cell office:value-type="float" office:value="15722">
            <text:p>15722</text:p>
          </table:table-cell>
          <table:table-cell table:number-columns-repeated="2"/>
          <table:table-cell table:formula="of:=[.A374]+[.C374]-[.A373]-[.C373]" office:value-type="float" office:value="1035">
            <text:p>1035</text:p>
          </table:table-cell>
          <table:table-cell table:formula="of:=[.E374]+[.G374]-[.E373]-[.G373]" office:value-type="float" office:value="1041">
            <text:p>1041</text:p>
          </table:table-cell>
          <table:table-cell table:formula="of:=[.B374]+[.D374]-[.B373]-[.D373]" office:value-type="float" office:value="33">
            <text:p>33</text:p>
          </table:table-cell>
          <table:table-cell table:formula="of:=[.F374]+[.H374]-[.F373]-[.H3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4599">
            <text:p>134599</text:p>
          </table:table-cell>
          <table:table-cell office:value-type="float" office:value="3799">
            <text:p>3799</text:p>
          </table:table-cell>
          <table:table-cell office:value-type="float" office:value="271504">
            <text:p>271504</text:p>
          </table:table-cell>
          <table:table-cell office:value-type="float" office:value="9078">
            <text:p>9078</text:p>
          </table:table-cell>
          <table:table-cell office:value-type="float" office:value="291385">
            <text:p>291385</text:p>
          </table:table-cell>
          <table:table-cell office:value-type="float" office:value="7366">
            <text:p>7366</text:p>
          </table:table-cell>
          <table:table-cell office:value-type="float" office:value="483776">
            <text:p>483776</text:p>
          </table:table-cell>
          <table:table-cell office:value-type="float" office:value="15746">
            <text:p>15746</text:p>
          </table:table-cell>
          <table:table-cell table:number-columns-repeated="2"/>
          <table:table-cell table:formula="of:=[.A375]+[.C375]-[.A374]-[.C374]" office:value-type="float" office:value="1039">
            <text:p>1039</text:p>
          </table:table-cell>
          <table:table-cell table:formula="of:=[.E375]+[.G375]-[.E374]-[.G374]" office:value-type="float" office:value="1057">
            <text:p>1057</text:p>
          </table:table-cell>
          <table:table-cell table:formula="of:=[.B375]+[.D375]-[.B374]-[.D374]" office:value-type="float" office:value="33">
            <text:p>33</text:p>
          </table:table-cell>
          <table:table-cell table:formula="of:=[.F375]+[.H375]-[.F374]-[.H37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34922">
            <text:p>134922</text:p>
          </table:table-cell>
          <table:table-cell office:value-type="float" office:value="3808">
            <text:p>3808</text:p>
          </table:table-cell>
          <table:table-cell office:value-type="float" office:value="272220">
            <text:p>272220</text:p>
          </table:table-cell>
          <table:table-cell office:value-type="float" office:value="9102">
            <text:p>9102</text:p>
          </table:table-cell>
          <table:table-cell office:value-type="float" office:value="291724">
            <text:p>291724</text:p>
          </table:table-cell>
          <table:table-cell office:value-type="float" office:value="7376">
            <text:p>7376</text:p>
          </table:table-cell>
          <table:table-cell office:value-type="float" office:value="484494">
            <text:p>484494</text:p>
          </table:table-cell>
          <table:table-cell office:value-type="float" office:value="15770">
            <text:p>15770</text:p>
          </table:table-cell>
          <table:table-cell table:number-columns-repeated="2"/>
          <table:table-cell table:formula="of:=[.A376]+[.C376]-[.A375]-[.C375]" office:value-type="float" office:value="1035">
            <text:p>1035</text:p>
          </table:table-cell>
          <table:table-cell table:formula="of:=[.E376]+[.G376]-[.E375]-[.G375]" office:value-type="float" office:value="1041">
            <text:p>1041</text:p>
          </table:table-cell>
          <table:table-cell table:formula="of:=[.B376]+[.D376]-[.B375]-[.D375]" office:value-type="float" office:value="33">
            <text:p>33</text:p>
          </table:table-cell>
          <table:table-cell table:formula="of:=[.F376]+[.H376]-[.F375]-[.H3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5241">
            <text:p>135241</text:p>
          </table:table-cell>
          <table:table-cell office:value-type="float" office:value="3817">
            <text:p>3817</text:p>
          </table:table-cell>
          <table:table-cell office:value-type="float" office:value="272936">
            <text:p>272936</text:p>
          </table:table-cell>
          <table:table-cell office:value-type="float" office:value="9126">
            <text:p>9126</text:p>
          </table:table-cell>
          <table:table-cell office:value-type="float" office:value="292047">
            <text:p>292047</text:p>
          </table:table-cell>
          <table:table-cell office:value-type="float" office:value="7385">
            <text:p>7385</text:p>
          </table:table-cell>
          <table:table-cell office:value-type="float" office:value="485212">
            <text:p>485212</text:p>
          </table:table-cell>
          <table:table-cell office:value-type="float" office:value="15794">
            <text:p>15794</text:p>
          </table:table-cell>
          <table:table-cell table:number-columns-repeated="2"/>
          <table:table-cell table:formula="of:=[.A377]+[.C377]-[.A376]-[.C376]" office:value-type="float" office:value="1039">
            <text:p>1039</text:p>
          </table:table-cell>
          <table:table-cell table:formula="of:=[.E377]+[.G377]-[.E376]-[.G376]" office:value-type="float" office:value="1037">
            <text:p>1037</text:p>
          </table:table-cell>
          <table:table-cell table:formula="of:=[.B377]+[.D377]-[.B376]-[.D376]" office:value-type="float" office:value="33">
            <text:p>33</text:p>
          </table:table-cell>
          <table:table-cell table:formula="of:=[.F377]+[.H377]-[.F376]-[.H3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5564">
            <text:p>135564</text:p>
          </table:table-cell>
          <table:table-cell office:value-type="float" office:value="3826">
            <text:p>3826</text:p>
          </table:table-cell>
          <table:table-cell office:value-type="float" office:value="273652">
            <text:p>273652</text:p>
          </table:table-cell>
          <table:table-cell office:value-type="float" office:value="9150">
            <text:p>9150</text:p>
          </table:table-cell>
          <table:table-cell office:value-type="float" office:value="292366">
            <text:p>292366</text:p>
          </table:table-cell>
          <table:table-cell office:value-type="float" office:value="7394">
            <text:p>7394</text:p>
          </table:table-cell>
          <table:table-cell office:value-type="float" office:value="485930">
            <text:p>485930</text:p>
          </table:table-cell>
          <table:table-cell office:value-type="float" office:value="15818">
            <text:p>15818</text:p>
          </table:table-cell>
          <table:table-cell table:number-columns-repeated="2"/>
          <table:table-cell table:formula="of:=[.A378]+[.C378]-[.A377]-[.C377]" office:value-type="float" office:value="1035">
            <text:p>1035</text:p>
          </table:table-cell>
          <table:table-cell table:formula="of:=[.E378]+[.G378]-[.E377]-[.G377]" office:value-type="float" office:value="1041">
            <text:p>1041</text:p>
          </table:table-cell>
          <table:table-cell table:formula="of:=[.B378]+[.D378]-[.B377]-[.D377]" office:value-type="float" office:value="33">
            <text:p>33</text:p>
          </table:table-cell>
          <table:table-cell table:formula="of:=[.F378]+[.H378]-[.F377]-[.H3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5883">
            <text:p>135883</text:p>
          </table:table-cell>
          <table:table-cell office:value-type="float" office:value="3835">
            <text:p>3835</text:p>
          </table:table-cell>
          <table:table-cell office:value-type="float" office:value="274368">
            <text:p>274368</text:p>
          </table:table-cell>
          <table:table-cell office:value-type="float" office:value="9174">
            <text:p>9174</text:p>
          </table:table-cell>
          <table:table-cell office:value-type="float" office:value="292689">
            <text:p>292689</text:p>
          </table:table-cell>
          <table:table-cell office:value-type="float" office:value="7403">
            <text:p>7403</text:p>
          </table:table-cell>
          <table:table-cell office:value-type="float" office:value="486648">
            <text:p>486648</text:p>
          </table:table-cell>
          <table:table-cell office:value-type="float" office:value="15842">
            <text:p>15842</text:p>
          </table:table-cell>
          <table:table-cell table:number-columns-repeated="2"/>
          <table:table-cell table:formula="of:=[.A379]+[.C379]-[.A378]-[.C378]" office:value-type="float" office:value="1039">
            <text:p>1039</text:p>
          </table:table-cell>
          <table:table-cell table:formula="of:=[.E379]+[.G379]-[.E378]-[.G378]" office:value-type="float" office:value="1037">
            <text:p>1037</text:p>
          </table:table-cell>
          <table:table-cell table:formula="of:=[.B379]+[.D379]-[.B378]-[.D378]" office:value-type="float" office:value="33">
            <text:p>33</text:p>
          </table:table-cell>
          <table:table-cell table:formula="of:=[.F379]+[.H379]-[.F378]-[.H3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6206">
            <text:p>136206</text:p>
          </table:table-cell>
          <table:table-cell office:value-type="float" office:value="3844">
            <text:p>3844</text:p>
          </table:table-cell>
          <table:table-cell office:value-type="float" office:value="275084">
            <text:p>275084</text:p>
          </table:table-cell>
          <table:table-cell office:value-type="float" office:value="9198">
            <text:p>9198</text:p>
          </table:table-cell>
          <table:table-cell office:value-type="float" office:value="293008">
            <text:p>293008</text:p>
          </table:table-cell>
          <table:table-cell office:value-type="float" office:value="7412">
            <text:p>7412</text:p>
          </table:table-cell>
          <table:table-cell office:value-type="float" office:value="487366">
            <text:p>487366</text:p>
          </table:table-cell>
          <table:table-cell office:value-type="float" office:value="15866">
            <text:p>15866</text:p>
          </table:table-cell>
          <table:table-cell table:number-columns-repeated="2"/>
          <table:table-cell table:formula="of:=[.A380]+[.C380]-[.A379]-[.C379]" office:value-type="float" office:value="1035">
            <text:p>1035</text:p>
          </table:table-cell>
          <table:table-cell table:formula="of:=[.E380]+[.G380]-[.E379]-[.G379]" office:value-type="float" office:value="1061">
            <text:p>1061</text:p>
          </table:table-cell>
          <table:table-cell table:formula="of:=[.B380]+[.D380]-[.B379]-[.D379]" office:value-type="float" office:value="33">
            <text:p>33</text:p>
          </table:table-cell>
          <table:table-cell table:formula="of:=[.F380]+[.H380]-[.F379]-[.H37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36525">
            <text:p>136525</text:p>
          </table:table-cell>
          <table:table-cell office:value-type="float" office:value="3853">
            <text:p>3853</text:p>
          </table:table-cell>
          <table:table-cell office:value-type="float" office:value="275800">
            <text:p>275800</text:p>
          </table:table-cell>
          <table:table-cell office:value-type="float" office:value="9222">
            <text:p>9222</text:p>
          </table:table-cell>
          <table:table-cell office:value-type="float" office:value="293351">
            <text:p>293351</text:p>
          </table:table-cell>
          <table:table-cell office:value-type="float" office:value="7422">
            <text:p>7422</text:p>
          </table:table-cell>
          <table:table-cell office:value-type="float" office:value="488084">
            <text:p>488084</text:p>
          </table:table-cell>
          <table:table-cell office:value-type="float" office:value="15890">
            <text:p>15890</text:p>
          </table:table-cell>
          <table:table-cell table:number-columns-repeated="2"/>
          <table:table-cell table:formula="of:=[.A381]+[.C381]-[.A380]-[.C380]" office:value-type="float" office:value="1039">
            <text:p>1039</text:p>
          </table:table-cell>
          <table:table-cell table:formula="of:=[.E381]+[.G381]-[.E380]-[.G380]" office:value-type="float" office:value="1037">
            <text:p>1037</text:p>
          </table:table-cell>
          <table:table-cell table:formula="of:=[.B381]+[.D381]-[.B380]-[.D380]" office:value-type="float" office:value="33">
            <text:p>33</text:p>
          </table:table-cell>
          <table:table-cell table:formula="of:=[.F381]+[.H381]-[.F380]-[.H3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6848">
            <text:p>136848</text:p>
          </table:table-cell>
          <table:table-cell office:value-type="float" office:value="3862">
            <text:p>3862</text:p>
          </table:table-cell>
          <table:table-cell office:value-type="float" office:value="276516">
            <text:p>276516</text:p>
          </table:table-cell>
          <table:table-cell office:value-type="float" office:value="9246">
            <text:p>9246</text:p>
          </table:table-cell>
          <table:table-cell office:value-type="float" office:value="293670">
            <text:p>293670</text:p>
          </table:table-cell>
          <table:table-cell office:value-type="float" office:value="7431">
            <text:p>7431</text:p>
          </table:table-cell>
          <table:table-cell office:value-type="float" office:value="488802">
            <text:p>488802</text:p>
          </table:table-cell>
          <table:table-cell office:value-type="float" office:value="15914">
            <text:p>15914</text:p>
          </table:table-cell>
          <table:table-cell table:number-columns-repeated="2"/>
          <table:table-cell table:formula="of:=[.A382]+[.C382]-[.A381]-[.C381]" office:value-type="float" office:value="1035">
            <text:p>1035</text:p>
          </table:table-cell>
          <table:table-cell table:formula="of:=[.E382]+[.G382]-[.E381]-[.G381]" office:value-type="float" office:value="1041">
            <text:p>1041</text:p>
          </table:table-cell>
          <table:table-cell table:formula="of:=[.B382]+[.D382]-[.B381]-[.D381]" office:value-type="float" office:value="33">
            <text:p>33</text:p>
          </table:table-cell>
          <table:table-cell table:formula="of:=[.F382]+[.H382]-[.F381]-[.H3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7167">
            <text:p>137167</text:p>
          </table:table-cell>
          <table:table-cell office:value-type="float" office:value="3871">
            <text:p>3871</text:p>
          </table:table-cell>
          <table:table-cell office:value-type="float" office:value="277232">
            <text:p>277232</text:p>
          </table:table-cell>
          <table:table-cell office:value-type="float" office:value="9270">
            <text:p>9270</text:p>
          </table:table-cell>
          <table:table-cell office:value-type="float" office:value="293993">
            <text:p>293993</text:p>
          </table:table-cell>
          <table:table-cell office:value-type="float" office:value="7440">
            <text:p>7440</text:p>
          </table:table-cell>
          <table:table-cell office:value-type="float" office:value="489520">
            <text:p>489520</text:p>
          </table:table-cell>
          <table:table-cell office:value-type="float" office:value="15938">
            <text:p>15938</text:p>
          </table:table-cell>
          <table:table-cell table:number-columns-repeated="2"/>
          <table:table-cell table:formula="of:=[.A383]+[.C383]-[.A382]-[.C382]" office:value-type="float" office:value="1039">
            <text:p>1039</text:p>
          </table:table-cell>
          <table:table-cell table:formula="of:=[.E383]+[.G383]-[.E382]-[.G382]" office:value-type="float" office:value="1037">
            <text:p>1037</text:p>
          </table:table-cell>
          <table:table-cell table:formula="of:=[.B383]+[.D383]-[.B382]-[.D382]" office:value-type="float" office:value="33">
            <text:p>33</text:p>
          </table:table-cell>
          <table:table-cell table:formula="of:=[.F383]+[.H383]-[.F382]-[.H3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7490">
            <text:p>137490</text:p>
          </table:table-cell>
          <table:table-cell office:value-type="float" office:value="3880">
            <text:p>3880</text:p>
          </table:table-cell>
          <table:table-cell office:value-type="float" office:value="277948">
            <text:p>277948</text:p>
          </table:table-cell>
          <table:table-cell office:value-type="float" office:value="9294">
            <text:p>9294</text:p>
          </table:table-cell>
          <table:table-cell office:value-type="float" office:value="294312">
            <text:p>294312</text:p>
          </table:table-cell>
          <table:table-cell office:value-type="float" office:value="7449">
            <text:p>7449</text:p>
          </table:table-cell>
          <table:table-cell office:value-type="float" office:value="490238">
            <text:p>490238</text:p>
          </table:table-cell>
          <table:table-cell office:value-type="float" office:value="15962">
            <text:p>15962</text:p>
          </table:table-cell>
          <table:table-cell table:number-columns-repeated="2"/>
          <table:table-cell table:formula="of:=[.A384]+[.C384]-[.A383]-[.C383]" office:value-type="float" office:value="1035">
            <text:p>1035</text:p>
          </table:table-cell>
          <table:table-cell table:formula="of:=[.E384]+[.G384]-[.E383]-[.G383]" office:value-type="float" office:value="1041">
            <text:p>1041</text:p>
          </table:table-cell>
          <table:table-cell table:formula="of:=[.B384]+[.D384]-[.B383]-[.D383]" office:value-type="float" office:value="33">
            <text:p>33</text:p>
          </table:table-cell>
          <table:table-cell table:formula="of:=[.F384]+[.H384]-[.F383]-[.H3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7809">
            <text:p>137809</text:p>
          </table:table-cell>
          <table:table-cell office:value-type="float" office:value="3889">
            <text:p>3889</text:p>
          </table:table-cell>
          <table:table-cell office:value-type="float" office:value="278664">
            <text:p>278664</text:p>
          </table:table-cell>
          <table:table-cell office:value-type="float" office:value="9318">
            <text:p>9318</text:p>
          </table:table-cell>
          <table:table-cell office:value-type="float" office:value="294635">
            <text:p>294635</text:p>
          </table:table-cell>
          <table:table-cell office:value-type="float" office:value="7458">
            <text:p>7458</text:p>
          </table:table-cell>
          <table:table-cell office:value-type="float" office:value="490956">
            <text:p>490956</text:p>
          </table:table-cell>
          <table:table-cell office:value-type="float" office:value="15986">
            <text:p>15986</text:p>
          </table:table-cell>
          <table:table-cell table:number-columns-repeated="2"/>
          <table:table-cell table:formula="of:=[.A385]+[.C385]-[.A384]-[.C384]" office:value-type="float" office:value="1039">
            <text:p>1039</text:p>
          </table:table-cell>
          <table:table-cell table:formula="of:=[.E385]+[.G385]-[.E384]-[.G384]" office:value-type="float" office:value="1037">
            <text:p>1037</text:p>
          </table:table-cell>
          <table:table-cell table:formula="of:=[.B385]+[.D385]-[.B384]-[.D384]" office:value-type="float" office:value="33">
            <text:p>33</text:p>
          </table:table-cell>
          <table:table-cell table:formula="of:=[.F385]+[.H385]-[.F384]-[.H3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8132">
            <text:p>138132</text:p>
          </table:table-cell>
          <table:table-cell office:value-type="float" office:value="3898">
            <text:p>3898</text:p>
          </table:table-cell>
          <table:table-cell office:value-type="float" office:value="279380">
            <text:p>279380</text:p>
          </table:table-cell>
          <table:table-cell office:value-type="float" office:value="9342">
            <text:p>9342</text:p>
          </table:table-cell>
          <table:table-cell office:value-type="float" office:value="294954">
            <text:p>294954</text:p>
          </table:table-cell>
          <table:table-cell office:value-type="float" office:value="7467">
            <text:p>7467</text:p>
          </table:table-cell>
          <table:table-cell office:value-type="float" office:value="491674">
            <text:p>491674</text:p>
          </table:table-cell>
          <table:table-cell office:value-type="float" office:value="16010">
            <text:p>16010</text:p>
          </table:table-cell>
          <table:table-cell table:number-columns-repeated="2"/>
          <table:table-cell table:formula="of:=[.A386]+[.C386]-[.A385]-[.C385]" office:value-type="float" office:value="1035">
            <text:p>1035</text:p>
          </table:table-cell>
          <table:table-cell table:formula="of:=[.E386]+[.G386]-[.E385]-[.G385]" office:value-type="float" office:value="1061">
            <text:p>1061</text:p>
          </table:table-cell>
          <table:table-cell table:formula="of:=[.B386]+[.D386]-[.B385]-[.D385]" office:value-type="float" office:value="33">
            <text:p>33</text:p>
          </table:table-cell>
          <table:table-cell table:formula="of:=[.F386]+[.H386]-[.F385]-[.H38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38451">
            <text:p>138451</text:p>
          </table:table-cell>
          <table:table-cell office:value-type="float" office:value="3907">
            <text:p>3907</text:p>
          </table:table-cell>
          <table:table-cell office:value-type="float" office:value="280096">
            <text:p>280096</text:p>
          </table:table-cell>
          <table:table-cell office:value-type="float" office:value="9366">
            <text:p>9366</text:p>
          </table:table-cell>
          <table:table-cell office:value-type="float" office:value="295297">
            <text:p>295297</text:p>
          </table:table-cell>
          <table:table-cell office:value-type="float" office:value="7477">
            <text:p>7477</text:p>
          </table:table-cell>
          <table:table-cell office:value-type="float" office:value="492392">
            <text:p>492392</text:p>
          </table:table-cell>
          <table:table-cell office:value-type="float" office:value="16034">
            <text:p>16034</text:p>
          </table:table-cell>
          <table:table-cell table:number-columns-repeated="2"/>
          <table:table-cell table:formula="of:=[.A387]+[.C387]-[.A386]-[.C386]" office:value-type="float" office:value="1039">
            <text:p>1039</text:p>
          </table:table-cell>
          <table:table-cell table:formula="of:=[.E387]+[.G387]-[.E386]-[.G386]" office:value-type="float" office:value="1037">
            <text:p>1037</text:p>
          </table:table-cell>
          <table:table-cell table:formula="of:=[.B387]+[.D387]-[.B386]-[.D386]" office:value-type="float" office:value="33">
            <text:p>33</text:p>
          </table:table-cell>
          <table:table-cell table:formula="of:=[.F387]+[.H387]-[.F386]-[.H3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8774">
            <text:p>138774</text:p>
          </table:table-cell>
          <table:table-cell office:value-type="float" office:value="3916">
            <text:p>3916</text:p>
          </table:table-cell>
          <table:table-cell office:value-type="float" office:value="280812">
            <text:p>280812</text:p>
          </table:table-cell>
          <table:table-cell office:value-type="float" office:value="9390">
            <text:p>9390</text:p>
          </table:table-cell>
          <table:table-cell office:value-type="float" office:value="295616">
            <text:p>295616</text:p>
          </table:table-cell>
          <table:table-cell office:value-type="float" office:value="7486">
            <text:p>7486</text:p>
          </table:table-cell>
          <table:table-cell office:value-type="float" office:value="493110">
            <text:p>493110</text:p>
          </table:table-cell>
          <table:table-cell office:value-type="float" office:value="16058">
            <text:p>16058</text:p>
          </table:table-cell>
          <table:table-cell table:number-columns-repeated="2"/>
          <table:table-cell table:formula="of:=[.A388]+[.C388]-[.A387]-[.C387]" office:value-type="float" office:value="1035">
            <text:p>1035</text:p>
          </table:table-cell>
          <table:table-cell table:formula="of:=[.E388]+[.G388]-[.E387]-[.G387]" office:value-type="float" office:value="1041">
            <text:p>1041</text:p>
          </table:table-cell>
          <table:table-cell table:formula="of:=[.B388]+[.D388]-[.B387]-[.D387]" office:value-type="float" office:value="33">
            <text:p>33</text:p>
          </table:table-cell>
          <table:table-cell table:formula="of:=[.F388]+[.H388]-[.F387]-[.H3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9093">
            <text:p>139093</text:p>
          </table:table-cell>
          <table:table-cell office:value-type="float" office:value="3925">
            <text:p>3925</text:p>
          </table:table-cell>
          <table:table-cell office:value-type="float" office:value="281528">
            <text:p>281528</text:p>
          </table:table-cell>
          <table:table-cell office:value-type="float" office:value="9414">
            <text:p>9414</text:p>
          </table:table-cell>
          <table:table-cell office:value-type="float" office:value="295939">
            <text:p>295939</text:p>
          </table:table-cell>
          <table:table-cell office:value-type="float" office:value="7495">
            <text:p>7495</text:p>
          </table:table-cell>
          <table:table-cell office:value-type="float" office:value="493828">
            <text:p>493828</text:p>
          </table:table-cell>
          <table:table-cell office:value-type="float" office:value="16082">
            <text:p>16082</text:p>
          </table:table-cell>
          <table:table-cell table:number-columns-repeated="2"/>
          <table:table-cell table:formula="of:=[.A389]+[.C389]-[.A388]-[.C388]" office:value-type="float" office:value="1039">
            <text:p>1039</text:p>
          </table:table-cell>
          <table:table-cell table:formula="of:=[.E389]+[.G389]-[.E388]-[.G388]" office:value-type="float" office:value="1037">
            <text:p>1037</text:p>
          </table:table-cell>
          <table:table-cell table:formula="of:=[.B389]+[.D389]-[.B388]-[.D388]" office:value-type="float" office:value="33">
            <text:p>33</text:p>
          </table:table-cell>
          <table:table-cell table:formula="of:=[.F389]+[.H389]-[.F388]-[.H3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9416">
            <text:p>139416</text:p>
          </table:table-cell>
          <table:table-cell office:value-type="float" office:value="3934">
            <text:p>3934</text:p>
          </table:table-cell>
          <table:table-cell office:value-type="float" office:value="282244">
            <text:p>282244</text:p>
          </table:table-cell>
          <table:table-cell office:value-type="float" office:value="9438">
            <text:p>9438</text:p>
          </table:table-cell>
          <table:table-cell office:value-type="float" office:value="296258">
            <text:p>296258</text:p>
          </table:table-cell>
          <table:table-cell office:value-type="float" office:value="7504">
            <text:p>7504</text:p>
          </table:table-cell>
          <table:table-cell office:value-type="float" office:value="494546">
            <text:p>494546</text:p>
          </table:table-cell>
          <table:table-cell office:value-type="float" office:value="16106">
            <text:p>16106</text:p>
          </table:table-cell>
          <table:table-cell table:number-columns-repeated="2"/>
          <table:table-cell table:formula="of:=[.A390]+[.C390]-[.A389]-[.C389]" office:value-type="float" office:value="1035">
            <text:p>1035</text:p>
          </table:table-cell>
          <table:table-cell table:formula="of:=[.E390]+[.G390]-[.E389]-[.G389]" office:value-type="float" office:value="1041">
            <text:p>1041</text:p>
          </table:table-cell>
          <table:table-cell table:formula="of:=[.B390]+[.D390]-[.B389]-[.D389]" office:value-type="float" office:value="33">
            <text:p>33</text:p>
          </table:table-cell>
          <table:table-cell table:formula="of:=[.F390]+[.H390]-[.F389]-[.H3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39735">
            <text:p>139735</text:p>
          </table:table-cell>
          <table:table-cell office:value-type="float" office:value="3943">
            <text:p>3943</text:p>
          </table:table-cell>
          <table:table-cell office:value-type="float" office:value="282960">
            <text:p>282960</text:p>
          </table:table-cell>
          <table:table-cell office:value-type="float" office:value="9462">
            <text:p>9462</text:p>
          </table:table-cell>
          <table:table-cell office:value-type="float" office:value="296581">
            <text:p>296581</text:p>
          </table:table-cell>
          <table:table-cell office:value-type="float" office:value="7513">
            <text:p>7513</text:p>
          </table:table-cell>
          <table:table-cell office:value-type="float" office:value="495264">
            <text:p>495264</text:p>
          </table:table-cell>
          <table:table-cell office:value-type="float" office:value="16130">
            <text:p>16130</text:p>
          </table:table-cell>
          <table:table-cell table:number-columns-repeated="2"/>
          <table:table-cell table:formula="of:=[.A391]+[.C391]-[.A390]-[.C390]" office:value-type="float" office:value="1039">
            <text:p>1039</text:p>
          </table:table-cell>
          <table:table-cell table:formula="of:=[.E391]+[.G391]-[.E390]-[.G390]" office:value-type="float" office:value="1057">
            <text:p>1057</text:p>
          </table:table-cell>
          <table:table-cell table:formula="of:=[.B391]+[.D391]-[.B390]-[.D390]" office:value-type="float" office:value="33">
            <text:p>33</text:p>
          </table:table-cell>
          <table:table-cell table:formula="of:=[.F391]+[.H391]-[.F390]-[.H39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0058">
            <text:p>140058</text:p>
          </table:table-cell>
          <table:table-cell office:value-type="float" office:value="3952">
            <text:p>3952</text:p>
          </table:table-cell>
          <table:table-cell office:value-type="float" office:value="283676">
            <text:p>283676</text:p>
          </table:table-cell>
          <table:table-cell office:value-type="float" office:value="9486">
            <text:p>9486</text:p>
          </table:table-cell>
          <table:table-cell office:value-type="float" office:value="296920">
            <text:p>296920</text:p>
          </table:table-cell>
          <table:table-cell office:value-type="float" office:value="7523">
            <text:p>7523</text:p>
          </table:table-cell>
          <table:table-cell office:value-type="float" office:value="495982">
            <text:p>495982</text:p>
          </table:table-cell>
          <table:table-cell office:value-type="float" office:value="16154">
            <text:p>16154</text:p>
          </table:table-cell>
          <table:table-cell table:number-columns-repeated="2"/>
          <table:table-cell table:formula="of:=[.A392]+[.C392]-[.A391]-[.C391]" office:value-type="float" office:value="1035">
            <text:p>1035</text:p>
          </table:table-cell>
          <table:table-cell table:formula="of:=[.E392]+[.G392]-[.E391]-[.G391]" office:value-type="float" office:value="1041">
            <text:p>1041</text:p>
          </table:table-cell>
          <table:table-cell table:formula="of:=[.B392]+[.D392]-[.B391]-[.D391]" office:value-type="float" office:value="33">
            <text:p>33</text:p>
          </table:table-cell>
          <table:table-cell table:formula="of:=[.F392]+[.H392]-[.F391]-[.H3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0377">
            <text:p>140377</text:p>
          </table:table-cell>
          <table:table-cell office:value-type="float" office:value="3961">
            <text:p>3961</text:p>
          </table:table-cell>
          <table:table-cell office:value-type="float" office:value="284392">
            <text:p>284392</text:p>
          </table:table-cell>
          <table:table-cell office:value-type="float" office:value="9510">
            <text:p>9510</text:p>
          </table:table-cell>
          <table:table-cell office:value-type="float" office:value="297243">
            <text:p>297243</text:p>
          </table:table-cell>
          <table:table-cell office:value-type="float" office:value="7532">
            <text:p>7532</text:p>
          </table:table-cell>
          <table:table-cell office:value-type="float" office:value="496700">
            <text:p>496700</text:p>
          </table:table-cell>
          <table:table-cell office:value-type="float" office:value="16178">
            <text:p>16178</text:p>
          </table:table-cell>
          <table:table-cell table:number-columns-repeated="2"/>
          <table:table-cell table:formula="of:=[.A393]+[.C393]-[.A392]-[.C392]" office:value-type="float" office:value="1039">
            <text:p>1039</text:p>
          </table:table-cell>
          <table:table-cell table:formula="of:=[.E393]+[.G393]-[.E392]-[.G392]" office:value-type="float" office:value="1037">
            <text:p>1037</text:p>
          </table:table-cell>
          <table:table-cell table:formula="of:=[.B393]+[.D393]-[.B392]-[.D392]" office:value-type="float" office:value="33">
            <text:p>33</text:p>
          </table:table-cell>
          <table:table-cell table:formula="of:=[.F393]+[.H393]-[.F392]-[.H3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0700">
            <text:p>140700</text:p>
          </table:table-cell>
          <table:table-cell office:value-type="float" office:value="3970">
            <text:p>3970</text:p>
          </table:table-cell>
          <table:table-cell office:value-type="float" office:value="285108">
            <text:p>285108</text:p>
          </table:table-cell>
          <table:table-cell office:value-type="float" office:value="9534">
            <text:p>9534</text:p>
          </table:table-cell>
          <table:table-cell office:value-type="float" office:value="297562">
            <text:p>297562</text:p>
          </table:table-cell>
          <table:table-cell office:value-type="float" office:value="7541">
            <text:p>7541</text:p>
          </table:table-cell>
          <table:table-cell office:value-type="float" office:value="497418">
            <text:p>497418</text:p>
          </table:table-cell>
          <table:table-cell office:value-type="float" office:value="16202">
            <text:p>16202</text:p>
          </table:table-cell>
          <table:table-cell table:number-columns-repeated="2"/>
          <table:table-cell table:formula="of:=[.A394]+[.C394]-[.A393]-[.C393]" office:value-type="float" office:value="1035">
            <text:p>1035</text:p>
          </table:table-cell>
          <table:table-cell table:formula="of:=[.E394]+[.G394]-[.E393]-[.G393]" office:value-type="float" office:value="1041">
            <text:p>1041</text:p>
          </table:table-cell>
          <table:table-cell table:formula="of:=[.B394]+[.D394]-[.B393]-[.D393]" office:value-type="float" office:value="33">
            <text:p>33</text:p>
          </table:table-cell>
          <table:table-cell table:formula="of:=[.F394]+[.H394]-[.F393]-[.H3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1019">
            <text:p>141019</text:p>
          </table:table-cell>
          <table:table-cell office:value-type="float" office:value="3979">
            <text:p>3979</text:p>
          </table:table-cell>
          <table:table-cell office:value-type="float" office:value="285824">
            <text:p>285824</text:p>
          </table:table-cell>
          <table:table-cell office:value-type="float" office:value="9558">
            <text:p>9558</text:p>
          </table:table-cell>
          <table:table-cell office:value-type="float" office:value="297885">
            <text:p>297885</text:p>
          </table:table-cell>
          <table:table-cell office:value-type="float" office:value="7550">
            <text:p>7550</text:p>
          </table:table-cell>
          <table:table-cell office:value-type="float" office:value="498136">
            <text:p>498136</text:p>
          </table:table-cell>
          <table:table-cell office:value-type="float" office:value="16226">
            <text:p>16226</text:p>
          </table:table-cell>
          <table:table-cell table:number-columns-repeated="2"/>
          <table:table-cell table:formula="of:=[.A395]+[.C395]-[.A394]-[.C394]" office:value-type="float" office:value="1039">
            <text:p>1039</text:p>
          </table:table-cell>
          <table:table-cell table:formula="of:=[.E395]+[.G395]-[.E394]-[.G394]" office:value-type="float" office:value="1037">
            <text:p>1037</text:p>
          </table:table-cell>
          <table:table-cell table:formula="of:=[.B395]+[.D395]-[.B394]-[.D394]" office:value-type="float" office:value="33">
            <text:p>33</text:p>
          </table:table-cell>
          <table:table-cell table:formula="of:=[.F395]+[.H395]-[.F394]-[.H3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1342">
            <text:p>141342</text:p>
          </table:table-cell>
          <table:table-cell office:value-type="float" office:value="3988">
            <text:p>3988</text:p>
          </table:table-cell>
          <table:table-cell office:value-type="float" office:value="286540">
            <text:p>286540</text:p>
          </table:table-cell>
          <table:table-cell office:value-type="float" office:value="9582">
            <text:p>9582</text:p>
          </table:table-cell>
          <table:table-cell office:value-type="float" office:value="298204">
            <text:p>298204</text:p>
          </table:table-cell>
          <table:table-cell office:value-type="float" office:value="7559">
            <text:p>7559</text:p>
          </table:table-cell>
          <table:table-cell office:value-type="float" office:value="498854">
            <text:p>498854</text:p>
          </table:table-cell>
          <table:table-cell office:value-type="float" office:value="16250">
            <text:p>16250</text:p>
          </table:table-cell>
          <table:table-cell table:number-columns-repeated="2"/>
          <table:table-cell table:formula="of:=[.A396]+[.C396]-[.A395]-[.C395]" office:value-type="float" office:value="1035">
            <text:p>1035</text:p>
          </table:table-cell>
          <table:table-cell table:formula="of:=[.E396]+[.G396]-[.E395]-[.G395]" office:value-type="float" office:value="1061">
            <text:p>1061</text:p>
          </table:table-cell>
          <table:table-cell table:formula="of:=[.B396]+[.D396]-[.B395]-[.D395]" office:value-type="float" office:value="33">
            <text:p>33</text:p>
          </table:table-cell>
          <table:table-cell table:formula="of:=[.F396]+[.H396]-[.F395]-[.H3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1661">
            <text:p>141661</text:p>
          </table:table-cell>
          <table:table-cell office:value-type="float" office:value="3997">
            <text:p>3997</text:p>
          </table:table-cell>
          <table:table-cell office:value-type="float" office:value="287256">
            <text:p>287256</text:p>
          </table:table-cell>
          <table:table-cell office:value-type="float" office:value="9606">
            <text:p>9606</text:p>
          </table:table-cell>
          <table:table-cell office:value-type="float" office:value="298547">
            <text:p>298547</text:p>
          </table:table-cell>
          <table:table-cell office:value-type="float" office:value="7569">
            <text:p>7569</text:p>
          </table:table-cell>
          <table:table-cell office:value-type="float" office:value="499572">
            <text:p>499572</text:p>
          </table:table-cell>
          <table:table-cell office:value-type="float" office:value="16274">
            <text:p>16274</text:p>
          </table:table-cell>
          <table:table-cell table:number-columns-repeated="2"/>
          <table:table-cell table:formula="of:=[.A397]+[.C397]-[.A396]-[.C396]" office:value-type="float" office:value="1039">
            <text:p>1039</text:p>
          </table:table-cell>
          <table:table-cell table:formula="of:=[.E397]+[.G397]-[.E396]-[.G396]" office:value-type="float" office:value="1037">
            <text:p>1037</text:p>
          </table:table-cell>
          <table:table-cell table:formula="of:=[.B397]+[.D397]-[.B396]-[.D396]" office:value-type="float" office:value="33">
            <text:p>33</text:p>
          </table:table-cell>
          <table:table-cell table:formula="of:=[.F397]+[.H397]-[.F396]-[.H3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1984">
            <text:p>141984</text:p>
          </table:table-cell>
          <table:table-cell office:value-type="float" office:value="4006">
            <text:p>4006</text:p>
          </table:table-cell>
          <table:table-cell office:value-type="float" office:value="287972">
            <text:p>287972</text:p>
          </table:table-cell>
          <table:table-cell office:value-type="float" office:value="9630">
            <text:p>9630</text:p>
          </table:table-cell>
          <table:table-cell office:value-type="float" office:value="298866">
            <text:p>298866</text:p>
          </table:table-cell>
          <table:table-cell office:value-type="float" office:value="7578">
            <text:p>7578</text:p>
          </table:table-cell>
          <table:table-cell office:value-type="float" office:value="500290">
            <text:p>500290</text:p>
          </table:table-cell>
          <table:table-cell office:value-type="float" office:value="16298">
            <text:p>16298</text:p>
          </table:table-cell>
          <table:table-cell table:number-columns-repeated="2"/>
          <table:table-cell table:formula="of:=[.A398]+[.C398]-[.A397]-[.C397]" office:value-type="float" office:value="1035">
            <text:p>1035</text:p>
          </table:table-cell>
          <table:table-cell table:formula="of:=[.E398]+[.G398]-[.E397]-[.G397]" office:value-type="float" office:value="1041">
            <text:p>1041</text:p>
          </table:table-cell>
          <table:table-cell table:formula="of:=[.B398]+[.D398]-[.B397]-[.D397]" office:value-type="float" office:value="33">
            <text:p>33</text:p>
          </table:table-cell>
          <table:table-cell table:formula="of:=[.F398]+[.H398]-[.F397]-[.H3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2303">
            <text:p>142303</text:p>
          </table:table-cell>
          <table:table-cell office:value-type="float" office:value="4015">
            <text:p>4015</text:p>
          </table:table-cell>
          <table:table-cell office:value-type="float" office:value="288688">
            <text:p>288688</text:p>
          </table:table-cell>
          <table:table-cell office:value-type="float" office:value="9654">
            <text:p>9654</text:p>
          </table:table-cell>
          <table:table-cell office:value-type="float" office:value="299189">
            <text:p>299189</text:p>
          </table:table-cell>
          <table:table-cell office:value-type="float" office:value="7587">
            <text:p>7587</text:p>
          </table:table-cell>
          <table:table-cell office:value-type="float" office:value="501008">
            <text:p>501008</text:p>
          </table:table-cell>
          <table:table-cell office:value-type="float" office:value="16322">
            <text:p>16322</text:p>
          </table:table-cell>
          <table:table-cell table:number-columns-repeated="2"/>
          <table:table-cell table:formula="of:=[.A399]+[.C399]-[.A398]-[.C398]" office:value-type="float" office:value="1039">
            <text:p>1039</text:p>
          </table:table-cell>
          <table:table-cell table:formula="of:=[.E399]+[.G399]-[.E398]-[.G398]" office:value-type="float" office:value="1037">
            <text:p>1037</text:p>
          </table:table-cell>
          <table:table-cell table:formula="of:=[.B399]+[.D399]-[.B398]-[.D398]" office:value-type="float" office:value="33">
            <text:p>33</text:p>
          </table:table-cell>
          <table:table-cell table:formula="of:=[.F399]+[.H399]-[.F398]-[.H3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2626">
            <text:p>142626</text:p>
          </table:table-cell>
          <table:table-cell office:value-type="float" office:value="4024">
            <text:p>4024</text:p>
          </table:table-cell>
          <table:table-cell office:value-type="float" office:value="289404">
            <text:p>289404</text:p>
          </table:table-cell>
          <table:table-cell office:value-type="float" office:value="9678">
            <text:p>9678</text:p>
          </table:table-cell>
          <table:table-cell office:value-type="float" office:value="299508">
            <text:p>299508</text:p>
          </table:table-cell>
          <table:table-cell office:value-type="float" office:value="7596">
            <text:p>7596</text:p>
          </table:table-cell>
          <table:table-cell office:value-type="float" office:value="501726">
            <text:p>501726</text:p>
          </table:table-cell>
          <table:table-cell office:value-type="float" office:value="16346">
            <text:p>16346</text:p>
          </table:table-cell>
          <table:table-cell table:number-columns-repeated="2"/>
          <table:table-cell table:formula="of:=[.A400]+[.C400]-[.A399]-[.C399]" office:value-type="float" office:value="1035">
            <text:p>1035</text:p>
          </table:table-cell>
          <table:table-cell table:formula="of:=[.E400]+[.G400]-[.E399]-[.G399]" office:value-type="float" office:value="1061">
            <text:p>1061</text:p>
          </table:table-cell>
          <table:table-cell table:formula="of:=[.B400]+[.D400]-[.B399]-[.D399]" office:value-type="float" office:value="33">
            <text:p>33</text:p>
          </table:table-cell>
          <table:table-cell table:formula="of:=[.F400]+[.H400]-[.F399]-[.H39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2945">
            <text:p>142945</text:p>
          </table:table-cell>
          <table:table-cell office:value-type="float" office:value="4033">
            <text:p>4033</text:p>
          </table:table-cell>
          <table:table-cell office:value-type="float" office:value="290120">
            <text:p>290120</text:p>
          </table:table-cell>
          <table:table-cell office:value-type="float" office:value="9702">
            <text:p>9702</text:p>
          </table:table-cell>
          <table:table-cell office:value-type="float" office:value="299851">
            <text:p>299851</text:p>
          </table:table-cell>
          <table:table-cell office:value-type="float" office:value="7606">
            <text:p>7606</text:p>
          </table:table-cell>
          <table:table-cell office:value-type="float" office:value="502444">
            <text:p>502444</text:p>
          </table:table-cell>
          <table:table-cell office:value-type="float" office:value="16370">
            <text:p>16370</text:p>
          </table:table-cell>
          <table:table-cell table:number-columns-repeated="2"/>
          <table:table-cell table:formula="of:=[.A401]+[.C401]-[.A400]-[.C400]" office:value-type="float" office:value="1039">
            <text:p>1039</text:p>
          </table:table-cell>
          <table:table-cell table:formula="of:=[.E401]+[.G401]-[.E400]-[.G400]" office:value-type="float" office:value="1037">
            <text:p>1037</text:p>
          </table:table-cell>
          <table:table-cell table:formula="of:=[.B401]+[.D401]-[.B400]-[.D400]" office:value-type="float" office:value="33">
            <text:p>33</text:p>
          </table:table-cell>
          <table:table-cell table:formula="of:=[.F401]+[.H401]-[.F400]-[.H4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3268">
            <text:p>143268</text:p>
          </table:table-cell>
          <table:table-cell office:value-type="float" office:value="4042">
            <text:p>4042</text:p>
          </table:table-cell>
          <table:table-cell office:value-type="float" office:value="290836">
            <text:p>290836</text:p>
          </table:table-cell>
          <table:table-cell office:value-type="float" office:value="9726">
            <text:p>9726</text:p>
          </table:table-cell>
          <table:table-cell office:value-type="float" office:value="300170">
            <text:p>300170</text:p>
          </table:table-cell>
          <table:table-cell office:value-type="float" office:value="7615">
            <text:p>7615</text:p>
          </table:table-cell>
          <table:table-cell office:value-type="float" office:value="503162">
            <text:p>503162</text:p>
          </table:table-cell>
          <table:table-cell office:value-type="float" office:value="16394">
            <text:p>16394</text:p>
          </table:table-cell>
          <table:table-cell table:number-columns-repeated="2"/>
          <table:table-cell table:formula="of:=[.A402]+[.C402]-[.A401]-[.C401]" office:value-type="float" office:value="1035">
            <text:p>1035</text:p>
          </table:table-cell>
          <table:table-cell table:formula="of:=[.E402]+[.G402]-[.E401]-[.G401]" office:value-type="float" office:value="1041">
            <text:p>1041</text:p>
          </table:table-cell>
          <table:table-cell table:formula="of:=[.B402]+[.D402]-[.B401]-[.D401]" office:value-type="float" office:value="33">
            <text:p>33</text:p>
          </table:table-cell>
          <table:table-cell table:formula="of:=[.F402]+[.H402]-[.F401]-[.H4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3587">
            <text:p>143587</text:p>
          </table:table-cell>
          <table:table-cell office:value-type="float" office:value="4051">
            <text:p>4051</text:p>
          </table:table-cell>
          <table:table-cell office:value-type="float" office:value="291552">
            <text:p>291552</text:p>
          </table:table-cell>
          <table:table-cell office:value-type="float" office:value="9750">
            <text:p>9750</text:p>
          </table:table-cell>
          <table:table-cell office:value-type="float" office:value="300493">
            <text:p>300493</text:p>
          </table:table-cell>
          <table:table-cell office:value-type="float" office:value="7624">
            <text:p>7624</text:p>
          </table:table-cell>
          <table:table-cell office:value-type="float" office:value="503880">
            <text:p>503880</text:p>
          </table:table-cell>
          <table:table-cell office:value-type="float" office:value="16418">
            <text:p>16418</text:p>
          </table:table-cell>
          <table:table-cell table:number-columns-repeated="2"/>
          <table:table-cell table:formula="of:=[.A403]+[.C403]-[.A402]-[.C402]" office:value-type="float" office:value="1039">
            <text:p>1039</text:p>
          </table:table-cell>
          <table:table-cell table:formula="of:=[.E403]+[.G403]-[.E402]-[.G402]" office:value-type="float" office:value="1037">
            <text:p>1037</text:p>
          </table:table-cell>
          <table:table-cell table:formula="of:=[.B403]+[.D403]-[.B402]-[.D402]" office:value-type="float" office:value="33">
            <text:p>33</text:p>
          </table:table-cell>
          <table:table-cell table:formula="of:=[.F403]+[.H403]-[.F402]-[.H4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3910">
            <text:p>143910</text:p>
          </table:table-cell>
          <table:table-cell office:value-type="float" office:value="4060">
            <text:p>4060</text:p>
          </table:table-cell>
          <table:table-cell office:value-type="float" office:value="292268">
            <text:p>292268</text:p>
          </table:table-cell>
          <table:table-cell office:value-type="float" office:value="9774">
            <text:p>9774</text:p>
          </table:table-cell>
          <table:table-cell office:value-type="float" office:value="300812">
            <text:p>300812</text:p>
          </table:table-cell>
          <table:table-cell office:value-type="float" office:value="7633">
            <text:p>7633</text:p>
          </table:table-cell>
          <table:table-cell office:value-type="float" office:value="504598">
            <text:p>504598</text:p>
          </table:table-cell>
          <table:table-cell office:value-type="float" office:value="16442">
            <text:p>16442</text:p>
          </table:table-cell>
          <table:table-cell table:number-columns-repeated="2"/>
          <table:table-cell table:formula="of:=[.A404]+[.C404]-[.A403]-[.C403]" office:value-type="float" office:value="1035">
            <text:p>1035</text:p>
          </table:table-cell>
          <table:table-cell table:formula="of:=[.E404]+[.G404]-[.E403]-[.G403]" office:value-type="float" office:value="1041">
            <text:p>1041</text:p>
          </table:table-cell>
          <table:table-cell table:formula="of:=[.B404]+[.D404]-[.B403]-[.D403]" office:value-type="float" office:value="33">
            <text:p>33</text:p>
          </table:table-cell>
          <table:table-cell table:formula="of:=[.F404]+[.H404]-[.F403]-[.H4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4229">
            <text:p>144229</text:p>
          </table:table-cell>
          <table:table-cell office:value-type="float" office:value="4069">
            <text:p>4069</text:p>
          </table:table-cell>
          <table:table-cell office:value-type="float" office:value="292984">
            <text:p>292984</text:p>
          </table:table-cell>
          <table:table-cell office:value-type="float" office:value="9798">
            <text:p>9798</text:p>
          </table:table-cell>
          <table:table-cell office:value-type="float" office:value="301135">
            <text:p>301135</text:p>
          </table:table-cell>
          <table:table-cell office:value-type="float" office:value="7642">
            <text:p>7642</text:p>
          </table:table-cell>
          <table:table-cell office:value-type="float" office:value="505316">
            <text:p>505316</text:p>
          </table:table-cell>
          <table:table-cell office:value-type="float" office:value="16466">
            <text:p>16466</text:p>
          </table:table-cell>
          <table:table-cell table:number-columns-repeated="2"/>
          <table:table-cell table:formula="of:=[.A405]+[.C405]-[.A404]-[.C404]" office:value-type="float" office:value="1039">
            <text:p>1039</text:p>
          </table:table-cell>
          <table:table-cell table:formula="of:=[.E405]+[.G405]-[.E404]-[.G404]" office:value-type="float" office:value="1037">
            <text:p>1037</text:p>
          </table:table-cell>
          <table:table-cell table:formula="of:=[.B405]+[.D405]-[.B404]-[.D404]" office:value-type="float" office:value="33">
            <text:p>33</text:p>
          </table:table-cell>
          <table:table-cell table:formula="of:=[.F405]+[.H405]-[.F404]-[.H4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4552">
            <text:p>144552</text:p>
          </table:table-cell>
          <table:table-cell office:value-type="float" office:value="4078">
            <text:p>4078</text:p>
          </table:table-cell>
          <table:table-cell office:value-type="float" office:value="293700">
            <text:p>293700</text:p>
          </table:table-cell>
          <table:table-cell office:value-type="float" office:value="9822">
            <text:p>9822</text:p>
          </table:table-cell>
          <table:table-cell office:value-type="float" office:value="301454">
            <text:p>301454</text:p>
          </table:table-cell>
          <table:table-cell office:value-type="float" office:value="7651">
            <text:p>7651</text:p>
          </table:table-cell>
          <table:table-cell office:value-type="float" office:value="506034">
            <text:p>506034</text:p>
          </table:table-cell>
          <table:table-cell office:value-type="float" office:value="16490">
            <text:p>16490</text:p>
          </table:table-cell>
          <table:table-cell table:number-columns-repeated="2"/>
          <table:table-cell table:formula="of:=[.A406]+[.C406]-[.A405]-[.C405]" office:value-type="float" office:value="1035">
            <text:p>1035</text:p>
          </table:table-cell>
          <table:table-cell table:formula="of:=[.E406]+[.G406]-[.E405]-[.G405]" office:value-type="float" office:value="1041">
            <text:p>1041</text:p>
          </table:table-cell>
          <table:table-cell table:formula="of:=[.B406]+[.D406]-[.B405]-[.D405]" office:value-type="float" office:value="33">
            <text:p>33</text:p>
          </table:table-cell>
          <table:table-cell table:formula="of:=[.F406]+[.H406]-[.F405]-[.H4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4871">
            <text:p>144871</text:p>
          </table:table-cell>
          <table:table-cell office:value-type="float" office:value="4087">
            <text:p>4087</text:p>
          </table:table-cell>
          <table:table-cell office:value-type="float" office:value="294416">
            <text:p>294416</text:p>
          </table:table-cell>
          <table:table-cell office:value-type="float" office:value="9846">
            <text:p>9846</text:p>
          </table:table-cell>
          <table:table-cell office:value-type="float" office:value="301777">
            <text:p>301777</text:p>
          </table:table-cell>
          <table:table-cell office:value-type="float" office:value="7660">
            <text:p>7660</text:p>
          </table:table-cell>
          <table:table-cell office:value-type="float" office:value="506752">
            <text:p>506752</text:p>
          </table:table-cell>
          <table:table-cell office:value-type="float" office:value="16514">
            <text:p>16514</text:p>
          </table:table-cell>
          <table:table-cell table:number-columns-repeated="2"/>
          <table:table-cell table:formula="of:=[.A407]+[.C407]-[.A406]-[.C406]" office:value-type="float" office:value="1039">
            <text:p>1039</text:p>
          </table:table-cell>
          <table:table-cell table:formula="of:=[.E407]+[.G407]-[.E406]-[.G406]" office:value-type="float" office:value="1037">
            <text:p>1037</text:p>
          </table:table-cell>
          <table:table-cell table:formula="of:=[.B407]+[.D407]-[.B406]-[.D406]" office:value-type="float" office:value="33">
            <text:p>33</text:p>
          </table:table-cell>
          <table:table-cell table:formula="of:=[.F407]+[.H407]-[.F406]-[.H4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5194">
            <text:p>145194</text:p>
          </table:table-cell>
          <table:table-cell office:value-type="float" office:value="4096">
            <text:p>4096</text:p>
          </table:table-cell>
          <table:table-cell office:value-type="float" office:value="295132">
            <text:p>295132</text:p>
          </table:table-cell>
          <table:table-cell office:value-type="float" office:value="9870">
            <text:p>9870</text:p>
          </table:table-cell>
          <table:table-cell office:value-type="float" office:value="302096">
            <text:p>302096</text:p>
          </table:table-cell>
          <table:table-cell office:value-type="float" office:value="7669">
            <text:p>7669</text:p>
          </table:table-cell>
          <table:table-cell office:value-type="float" office:value="507470">
            <text:p>507470</text:p>
          </table:table-cell>
          <table:table-cell office:value-type="float" office:value="16538">
            <text:p>16538</text:p>
          </table:table-cell>
          <table:table-cell table:number-columns-repeated="2"/>
          <table:table-cell table:formula="of:=[.A408]+[.C408]-[.A407]-[.C407]" office:value-type="float" office:value="1035">
            <text:p>1035</text:p>
          </table:table-cell>
          <table:table-cell table:formula="of:=[.E408]+[.G408]-[.E407]-[.G407]" office:value-type="float" office:value="1041">
            <text:p>1041</text:p>
          </table:table-cell>
          <table:table-cell table:formula="of:=[.B408]+[.D408]-[.B407]-[.D407]" office:value-type="float" office:value="33">
            <text:p>33</text:p>
          </table:table-cell>
          <table:table-cell table:formula="of:=[.F408]+[.H408]-[.F407]-[.H4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5513">
            <text:p>145513</text:p>
          </table:table-cell>
          <table:table-cell office:value-type="float" office:value="4105">
            <text:p>4105</text:p>
          </table:table-cell>
          <table:table-cell office:value-type="float" office:value="295848">
            <text:p>295848</text:p>
          </table:table-cell>
          <table:table-cell office:value-type="float" office:value="9894">
            <text:p>9894</text:p>
          </table:table-cell>
          <table:table-cell office:value-type="float" office:value="302419">
            <text:p>302419</text:p>
          </table:table-cell>
          <table:table-cell office:value-type="float" office:value="7678">
            <text:p>7678</text:p>
          </table:table-cell>
          <table:table-cell office:value-type="float" office:value="508188">
            <text:p>508188</text:p>
          </table:table-cell>
          <table:table-cell office:value-type="float" office:value="16562">
            <text:p>16562</text:p>
          </table:table-cell>
          <table:table-cell table:number-columns-repeated="2"/>
          <table:table-cell table:formula="of:=[.A409]+[.C409]-[.A408]-[.C408]" office:value-type="float" office:value="1039">
            <text:p>1039</text:p>
          </table:table-cell>
          <table:table-cell table:formula="of:=[.E409]+[.G409]-[.E408]-[.G408]" office:value-type="float" office:value="1037">
            <text:p>1037</text:p>
          </table:table-cell>
          <table:table-cell table:formula="of:=[.B409]+[.D409]-[.B408]-[.D408]" office:value-type="float" office:value="33">
            <text:p>33</text:p>
          </table:table-cell>
          <table:table-cell table:formula="of:=[.F409]+[.H409]-[.F408]-[.H4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5836">
            <text:p>145836</text:p>
          </table:table-cell>
          <table:table-cell office:value-type="float" office:value="4114">
            <text:p>4114</text:p>
          </table:table-cell>
          <table:table-cell office:value-type="float" office:value="296564">
            <text:p>296564</text:p>
          </table:table-cell>
          <table:table-cell office:value-type="float" office:value="9918">
            <text:p>9918</text:p>
          </table:table-cell>
          <table:table-cell office:value-type="float" office:value="302738">
            <text:p>302738</text:p>
          </table:table-cell>
          <table:table-cell office:value-type="float" office:value="7687">
            <text:p>7687</text:p>
          </table:table-cell>
          <table:table-cell office:value-type="float" office:value="508906">
            <text:p>508906</text:p>
          </table:table-cell>
          <table:table-cell office:value-type="float" office:value="16586">
            <text:p>16586</text:p>
          </table:table-cell>
          <table:table-cell table:number-columns-repeated="2"/>
          <table:table-cell table:formula="of:=[.A410]+[.C410]-[.A409]-[.C409]" office:value-type="float" office:value="1035">
            <text:p>1035</text:p>
          </table:table-cell>
          <table:table-cell table:formula="of:=[.E410]+[.G410]-[.E409]-[.G409]" office:value-type="float" office:value="1041">
            <text:p>1041</text:p>
          </table:table-cell>
          <table:table-cell table:formula="of:=[.B410]+[.D410]-[.B409]-[.D409]" office:value-type="float" office:value="33">
            <text:p>33</text:p>
          </table:table-cell>
          <table:table-cell table:formula="of:=[.F410]+[.H410]-[.F409]-[.H4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6155">
            <text:p>146155</text:p>
          </table:table-cell>
          <table:table-cell office:value-type="float" office:value="4123">
            <text:p>4123</text:p>
          </table:table-cell>
          <table:table-cell office:value-type="float" office:value="297280">
            <text:p>297280</text:p>
          </table:table-cell>
          <table:table-cell office:value-type="float" office:value="9942">
            <text:p>9942</text:p>
          </table:table-cell>
          <table:table-cell office:value-type="float" office:value="303061">
            <text:p>303061</text:p>
          </table:table-cell>
          <table:table-cell office:value-type="float" office:value="7696">
            <text:p>7696</text:p>
          </table:table-cell>
          <table:table-cell office:value-type="float" office:value="509624">
            <text:p>509624</text:p>
          </table:table-cell>
          <table:table-cell office:value-type="float" office:value="16610">
            <text:p>16610</text:p>
          </table:table-cell>
          <table:table-cell table:number-columns-repeated="2"/>
          <table:table-cell table:formula="of:=[.A411]+[.C411]-[.A410]-[.C410]" office:value-type="float" office:value="1039">
            <text:p>1039</text:p>
          </table:table-cell>
          <table:table-cell table:formula="of:=[.E411]+[.G411]-[.E410]-[.G410]" office:value-type="float" office:value="1057">
            <text:p>1057</text:p>
          </table:table-cell>
          <table:table-cell table:formula="of:=[.B411]+[.D411]-[.B410]-[.D410]" office:value-type="float" office:value="33">
            <text:p>33</text:p>
          </table:table-cell>
          <table:table-cell table:formula="of:=[.F411]+[.H411]-[.F410]-[.H41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6478">
            <text:p>146478</text:p>
          </table:table-cell>
          <table:table-cell office:value-type="float" office:value="4132">
            <text:p>4132</text:p>
          </table:table-cell>
          <table:table-cell office:value-type="float" office:value="297996">
            <text:p>297996</text:p>
          </table:table-cell>
          <table:table-cell office:value-type="float" office:value="9966">
            <text:p>9966</text:p>
          </table:table-cell>
          <table:table-cell office:value-type="float" office:value="303400">
            <text:p>303400</text:p>
          </table:table-cell>
          <table:table-cell office:value-type="float" office:value="7706">
            <text:p>7706</text:p>
          </table:table-cell>
          <table:table-cell office:value-type="float" office:value="510342">
            <text:p>510342</text:p>
          </table:table-cell>
          <table:table-cell office:value-type="float" office:value="16634">
            <text:p>16634</text:p>
          </table:table-cell>
          <table:table-cell table:number-columns-repeated="2"/>
          <table:table-cell table:formula="of:=[.A412]+[.C412]-[.A411]-[.C411]" office:value-type="float" office:value="1035">
            <text:p>1035</text:p>
          </table:table-cell>
          <table:table-cell table:formula="of:=[.E412]+[.G412]-[.E411]-[.G411]" office:value-type="float" office:value="1041">
            <text:p>1041</text:p>
          </table:table-cell>
          <table:table-cell table:formula="of:=[.B412]+[.D412]-[.B411]-[.D411]" office:value-type="float" office:value="33">
            <text:p>33</text:p>
          </table:table-cell>
          <table:table-cell table:formula="of:=[.F412]+[.H412]-[.F411]-[.H4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6797">
            <text:p>146797</text:p>
          </table:table-cell>
          <table:table-cell office:value-type="float" office:value="4141">
            <text:p>4141</text:p>
          </table:table-cell>
          <table:table-cell office:value-type="float" office:value="298712">
            <text:p>298712</text:p>
          </table:table-cell>
          <table:table-cell office:value-type="float" office:value="9990">
            <text:p>9990</text:p>
          </table:table-cell>
          <table:table-cell office:value-type="float" office:value="303723">
            <text:p>303723</text:p>
          </table:table-cell>
          <table:table-cell office:value-type="float" office:value="7715">
            <text:p>7715</text:p>
          </table:table-cell>
          <table:table-cell office:value-type="float" office:value="511060">
            <text:p>511060</text:p>
          </table:table-cell>
          <table:table-cell office:value-type="float" office:value="16658">
            <text:p>16658</text:p>
          </table:table-cell>
          <table:table-cell table:number-columns-repeated="2"/>
          <table:table-cell table:formula="of:=[.A413]+[.C413]-[.A412]-[.C412]" office:value-type="float" office:value="1039">
            <text:p>1039</text:p>
          </table:table-cell>
          <table:table-cell table:formula="of:=[.E413]+[.G413]-[.E412]-[.G412]" office:value-type="float" office:value="1037">
            <text:p>1037</text:p>
          </table:table-cell>
          <table:table-cell table:formula="of:=[.B413]+[.D413]-[.B412]-[.D412]" office:value-type="float" office:value="33">
            <text:p>33</text:p>
          </table:table-cell>
          <table:table-cell table:formula="of:=[.F413]+[.H413]-[.F412]-[.H4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7120">
            <text:p>147120</text:p>
          </table:table-cell>
          <table:table-cell office:value-type="float" office:value="4150">
            <text:p>4150</text:p>
          </table:table-cell>
          <table:table-cell office:value-type="float" office:value="299428">
            <text:p>299428</text:p>
          </table:table-cell>
          <table:table-cell office:value-type="float" office:value="10014">
            <text:p>10014</text:p>
          </table:table-cell>
          <table:table-cell office:value-type="float" office:value="304042">
            <text:p>304042</text:p>
          </table:table-cell>
          <table:table-cell office:value-type="float" office:value="7724">
            <text:p>7724</text:p>
          </table:table-cell>
          <table:table-cell office:value-type="float" office:value="511778">
            <text:p>511778</text:p>
          </table:table-cell>
          <table:table-cell office:value-type="float" office:value="16682">
            <text:p>16682</text:p>
          </table:table-cell>
          <table:table-cell table:number-columns-repeated="2"/>
          <table:table-cell table:formula="of:=[.A414]+[.C414]-[.A413]-[.C413]" office:value-type="float" office:value="1037">
            <text:p>1037</text:p>
          </table:table-cell>
          <table:table-cell table:formula="of:=[.E414]+[.G414]-[.E413]-[.G413]" office:value-type="float" office:value="1041">
            <text:p>1041</text:p>
          </table:table-cell>
          <table:table-cell table:formula="of:=[.B414]+[.D414]-[.B413]-[.D413]" office:value-type="float" office:value="33">
            <text:p>33</text:p>
          </table:table-cell>
          <table:table-cell table:formula="of:=[.F414]+[.H414]-[.F413]-[.H4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7439">
            <text:p>147439</text:p>
          </table:table-cell>
          <table:table-cell office:value-type="float" office:value="4159">
            <text:p>4159</text:p>
          </table:table-cell>
          <table:table-cell office:value-type="float" office:value="300146">
            <text:p>300146</text:p>
          </table:table-cell>
          <table:table-cell office:value-type="float" office:value="10038">
            <text:p>10038</text:p>
          </table:table-cell>
          <table:table-cell office:value-type="float" office:value="304365">
            <text:p>304365</text:p>
          </table:table-cell>
          <table:table-cell office:value-type="float" office:value="7733">
            <text:p>7733</text:p>
          </table:table-cell>
          <table:table-cell office:value-type="float" office:value="512496">
            <text:p>512496</text:p>
          </table:table-cell>
          <table:table-cell office:value-type="float" office:value="16706">
            <text:p>16706</text:p>
          </table:table-cell>
          <table:table-cell table:number-columns-repeated="2"/>
          <table:table-cell table:formula="of:=[.A415]+[.C415]-[.A414]-[.C414]" office:value-type="float" office:value="1041">
            <text:p>1041</text:p>
          </table:table-cell>
          <table:table-cell table:formula="of:=[.E415]+[.G415]-[.E414]-[.G414]" office:value-type="float" office:value="1037">
            <text:p>1037</text:p>
          </table:table-cell>
          <table:table-cell table:formula="of:=[.B415]+[.D415]-[.B414]-[.D414]" office:value-type="float" office:value="33">
            <text:p>33</text:p>
          </table:table-cell>
          <table:table-cell table:formula="of:=[.F415]+[.H415]-[.F414]-[.H4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7762">
            <text:p>147762</text:p>
          </table:table-cell>
          <table:table-cell office:value-type="float" office:value="4168">
            <text:p>4168</text:p>
          </table:table-cell>
          <table:table-cell office:value-type="float" office:value="300864">
            <text:p>300864</text:p>
          </table:table-cell>
          <table:table-cell office:value-type="float" office:value="10062">
            <text:p>10062</text:p>
          </table:table-cell>
          <table:table-cell office:value-type="float" office:value="304684">
            <text:p>304684</text:p>
          </table:table-cell>
          <table:table-cell office:value-type="float" office:value="7742">
            <text:p>7742</text:p>
          </table:table-cell>
          <table:table-cell office:value-type="float" office:value="513214">
            <text:p>513214</text:p>
          </table:table-cell>
          <table:table-cell office:value-type="float" office:value="16730">
            <text:p>16730</text:p>
          </table:table-cell>
          <table:table-cell table:number-columns-repeated="2"/>
          <table:table-cell table:formula="of:=[.A416]+[.C416]-[.A415]-[.C415]" office:value-type="float" office:value="1037">
            <text:p>1037</text:p>
          </table:table-cell>
          <table:table-cell table:formula="of:=[.E416]+[.G416]-[.E415]-[.G415]" office:value-type="float" office:value="1061">
            <text:p>1061</text:p>
          </table:table-cell>
          <table:table-cell table:formula="of:=[.B416]+[.D416]-[.B415]-[.D415]" office:value-type="float" office:value="33">
            <text:p>33</text:p>
          </table:table-cell>
          <table:table-cell table:formula="of:=[.F416]+[.H416]-[.F415]-[.H4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8081">
            <text:p>148081</text:p>
          </table:table-cell>
          <table:table-cell office:value-type="float" office:value="4177">
            <text:p>4177</text:p>
          </table:table-cell>
          <table:table-cell office:value-type="float" office:value="301582">
            <text:p>301582</text:p>
          </table:table-cell>
          <table:table-cell office:value-type="float" office:value="10086">
            <text:p>10086</text:p>
          </table:table-cell>
          <table:table-cell office:value-type="float" office:value="305027">
            <text:p>305027</text:p>
          </table:table-cell>
          <table:table-cell office:value-type="float" office:value="7752">
            <text:p>7752</text:p>
          </table:table-cell>
          <table:table-cell office:value-type="float" office:value="513932">
            <text:p>513932</text:p>
          </table:table-cell>
          <table:table-cell office:value-type="float" office:value="16754">
            <text:p>16754</text:p>
          </table:table-cell>
          <table:table-cell table:number-columns-repeated="2"/>
          <table:table-cell table:formula="of:=[.A417]+[.C417]-[.A416]-[.C416]" office:value-type="float" office:value="1041">
            <text:p>1041</text:p>
          </table:table-cell>
          <table:table-cell table:formula="of:=[.E417]+[.G417]-[.E416]-[.G416]" office:value-type="float" office:value="1037">
            <text:p>1037</text:p>
          </table:table-cell>
          <table:table-cell table:formula="of:=[.B417]+[.D417]-[.B416]-[.D416]" office:value-type="float" office:value="33">
            <text:p>33</text:p>
          </table:table-cell>
          <table:table-cell table:formula="of:=[.F417]+[.H417]-[.F416]-[.H4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8404">
            <text:p>148404</text:p>
          </table:table-cell>
          <table:table-cell office:value-type="float" office:value="4186">
            <text:p>4186</text:p>
          </table:table-cell>
          <table:table-cell office:value-type="float" office:value="302300">
            <text:p>302300</text:p>
          </table:table-cell>
          <table:table-cell office:value-type="float" office:value="10110">
            <text:p>10110</text:p>
          </table:table-cell>
          <table:table-cell office:value-type="float" office:value="305346">
            <text:p>305346</text:p>
          </table:table-cell>
          <table:table-cell office:value-type="float" office:value="7761">
            <text:p>7761</text:p>
          </table:table-cell>
          <table:table-cell office:value-type="float" office:value="514650">
            <text:p>514650</text:p>
          </table:table-cell>
          <table:table-cell office:value-type="float" office:value="16778">
            <text:p>16778</text:p>
          </table:table-cell>
          <table:table-cell table:number-columns-repeated="2"/>
          <table:table-cell table:formula="of:=[.A418]+[.C418]-[.A417]-[.C417]" office:value-type="float" office:value="1037">
            <text:p>1037</text:p>
          </table:table-cell>
          <table:table-cell table:formula="of:=[.E418]+[.G418]-[.E417]-[.G417]" office:value-type="float" office:value="1041">
            <text:p>1041</text:p>
          </table:table-cell>
          <table:table-cell table:formula="of:=[.B418]+[.D418]-[.B417]-[.D417]" office:value-type="float" office:value="33">
            <text:p>33</text:p>
          </table:table-cell>
          <table:table-cell table:formula="of:=[.F418]+[.H418]-[.F417]-[.H4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8723">
            <text:p>148723</text:p>
          </table:table-cell>
          <table:table-cell office:value-type="float" office:value="4195">
            <text:p>4195</text:p>
          </table:table-cell>
          <table:table-cell office:value-type="float" office:value="303018">
            <text:p>303018</text:p>
          </table:table-cell>
          <table:table-cell office:value-type="float" office:value="10134">
            <text:p>10134</text:p>
          </table:table-cell>
          <table:table-cell office:value-type="float" office:value="305669">
            <text:p>305669</text:p>
          </table:table-cell>
          <table:table-cell office:value-type="float" office:value="7770">
            <text:p>7770</text:p>
          </table:table-cell>
          <table:table-cell office:value-type="float" office:value="515368">
            <text:p>515368</text:p>
          </table:table-cell>
          <table:table-cell office:value-type="float" office:value="16802">
            <text:p>16802</text:p>
          </table:table-cell>
          <table:table-cell table:number-columns-repeated="2"/>
          <table:table-cell table:formula="of:=[.A419]+[.C419]-[.A418]-[.C418]" office:value-type="float" office:value="1041">
            <text:p>1041</text:p>
          </table:table-cell>
          <table:table-cell table:formula="of:=[.E419]+[.G419]-[.E418]-[.G418]" office:value-type="float" office:value="1037">
            <text:p>1037</text:p>
          </table:table-cell>
          <table:table-cell table:formula="of:=[.B419]+[.D419]-[.B418]-[.D418]" office:value-type="float" office:value="33">
            <text:p>33</text:p>
          </table:table-cell>
          <table:table-cell table:formula="of:=[.F419]+[.H419]-[.F418]-[.H4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9046">
            <text:p>149046</text:p>
          </table:table-cell>
          <table:table-cell office:value-type="float" office:value="4204">
            <text:p>4204</text:p>
          </table:table-cell>
          <table:table-cell office:value-type="float" office:value="303736">
            <text:p>303736</text:p>
          </table:table-cell>
          <table:table-cell office:value-type="float" office:value="10158">
            <text:p>10158</text:p>
          </table:table-cell>
          <table:table-cell office:value-type="float" office:value="305988">
            <text:p>305988</text:p>
          </table:table-cell>
          <table:table-cell office:value-type="float" office:value="7779">
            <text:p>7779</text:p>
          </table:table-cell>
          <table:table-cell office:value-type="float" office:value="516086">
            <text:p>516086</text:p>
          </table:table-cell>
          <table:table-cell office:value-type="float" office:value="16826">
            <text:p>16826</text:p>
          </table:table-cell>
          <table:table-cell table:number-columns-repeated="2"/>
          <table:table-cell table:formula="of:=[.A420]+[.C420]-[.A419]-[.C419]" office:value-type="float" office:value="1037">
            <text:p>1037</text:p>
          </table:table-cell>
          <table:table-cell table:formula="of:=[.E420]+[.G420]-[.E419]-[.G419]" office:value-type="float" office:value="1061">
            <text:p>1061</text:p>
          </table:table-cell>
          <table:table-cell table:formula="of:=[.B420]+[.D420]-[.B419]-[.D419]" office:value-type="float" office:value="33">
            <text:p>33</text:p>
          </table:table-cell>
          <table:table-cell table:formula="of:=[.F420]+[.H420]-[.F419]-[.H4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49365">
            <text:p>149365</text:p>
          </table:table-cell>
          <table:table-cell office:value-type="float" office:value="4213">
            <text:p>4213</text:p>
          </table:table-cell>
          <table:table-cell office:value-type="float" office:value="304454">
            <text:p>304454</text:p>
          </table:table-cell>
          <table:table-cell office:value-type="float" office:value="10182">
            <text:p>10182</text:p>
          </table:table-cell>
          <table:table-cell office:value-type="float" office:value="306331">
            <text:p>306331</text:p>
          </table:table-cell>
          <table:table-cell office:value-type="float" office:value="7789">
            <text:p>7789</text:p>
          </table:table-cell>
          <table:table-cell office:value-type="float" office:value="516804">
            <text:p>516804</text:p>
          </table:table-cell>
          <table:table-cell office:value-type="float" office:value="16850">
            <text:p>16850</text:p>
          </table:table-cell>
          <table:table-cell table:number-columns-repeated="2"/>
          <table:table-cell table:formula="of:=[.A421]+[.C421]-[.A420]-[.C420]" office:value-type="float" office:value="1041">
            <text:p>1041</text:p>
          </table:table-cell>
          <table:table-cell table:formula="of:=[.E421]+[.G421]-[.E420]-[.G420]" office:value-type="float" office:value="1037">
            <text:p>1037</text:p>
          </table:table-cell>
          <table:table-cell table:formula="of:=[.B421]+[.D421]-[.B420]-[.D420]" office:value-type="float" office:value="33">
            <text:p>33</text:p>
          </table:table-cell>
          <table:table-cell table:formula="of:=[.F421]+[.H421]-[.F420]-[.H4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49688">
            <text:p>149688</text:p>
          </table:table-cell>
          <table:table-cell office:value-type="float" office:value="4222">
            <text:p>4222</text:p>
          </table:table-cell>
          <table:table-cell office:value-type="float" office:value="305172">
            <text:p>305172</text:p>
          </table:table-cell>
          <table:table-cell office:value-type="float" office:value="10206">
            <text:p>10206</text:p>
          </table:table-cell>
          <table:table-cell office:value-type="float" office:value="306650">
            <text:p>306650</text:p>
          </table:table-cell>
          <table:table-cell office:value-type="float" office:value="7798">
            <text:p>7798</text:p>
          </table:table-cell>
          <table:table-cell office:value-type="float" office:value="517522">
            <text:p>517522</text:p>
          </table:table-cell>
          <table:table-cell office:value-type="float" office:value="16874">
            <text:p>16874</text:p>
          </table:table-cell>
          <table:table-cell table:number-columns-repeated="2"/>
          <table:table-cell table:formula="of:=[.A422]+[.C422]-[.A421]-[.C421]" office:value-type="float" office:value="1037">
            <text:p>1037</text:p>
          </table:table-cell>
          <table:table-cell table:formula="of:=[.E422]+[.G422]-[.E421]-[.G421]" office:value-type="float" office:value="1041">
            <text:p>1041</text:p>
          </table:table-cell>
          <table:table-cell table:formula="of:=[.B422]+[.D422]-[.B421]-[.D421]" office:value-type="float" office:value="33">
            <text:p>33</text:p>
          </table:table-cell>
          <table:table-cell table:formula="of:=[.F422]+[.H422]-[.F421]-[.H4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0007">
            <text:p>150007</text:p>
          </table:table-cell>
          <table:table-cell office:value-type="float" office:value="4231">
            <text:p>4231</text:p>
          </table:table-cell>
          <table:table-cell office:value-type="float" office:value="305890">
            <text:p>305890</text:p>
          </table:table-cell>
          <table:table-cell office:value-type="float" office:value="10230">
            <text:p>10230</text:p>
          </table:table-cell>
          <table:table-cell office:value-type="float" office:value="306973">
            <text:p>306973</text:p>
          </table:table-cell>
          <table:table-cell office:value-type="float" office:value="7807">
            <text:p>7807</text:p>
          </table:table-cell>
          <table:table-cell office:value-type="float" office:value="518240">
            <text:p>518240</text:p>
          </table:table-cell>
          <table:table-cell office:value-type="float" office:value="16898">
            <text:p>16898</text:p>
          </table:table-cell>
          <table:table-cell table:number-columns-repeated="2"/>
          <table:table-cell table:formula="of:=[.A423]+[.C423]-[.A422]-[.C422]" office:value-type="float" office:value="1041">
            <text:p>1041</text:p>
          </table:table-cell>
          <table:table-cell table:formula="of:=[.E423]+[.G423]-[.E422]-[.G422]" office:value-type="float" office:value="1037">
            <text:p>1037</text:p>
          </table:table-cell>
          <table:table-cell table:formula="of:=[.B423]+[.D423]-[.B422]-[.D422]" office:value-type="float" office:value="33">
            <text:p>33</text:p>
          </table:table-cell>
          <table:table-cell table:formula="of:=[.F423]+[.H423]-[.F422]-[.H4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0330">
            <text:p>150330</text:p>
          </table:table-cell>
          <table:table-cell office:value-type="float" office:value="4240">
            <text:p>4240</text:p>
          </table:table-cell>
          <table:table-cell office:value-type="float" office:value="306608">
            <text:p>306608</text:p>
          </table:table-cell>
          <table:table-cell office:value-type="float" office:value="10254">
            <text:p>10254</text:p>
          </table:table-cell>
          <table:table-cell office:value-type="float" office:value="307292">
            <text:p>307292</text:p>
          </table:table-cell>
          <table:table-cell office:value-type="float" office:value="7816">
            <text:p>7816</text:p>
          </table:table-cell>
          <table:table-cell office:value-type="float" office:value="518958">
            <text:p>518958</text:p>
          </table:table-cell>
          <table:table-cell office:value-type="float" office:value="16922">
            <text:p>16922</text:p>
          </table:table-cell>
          <table:table-cell table:number-columns-repeated="2"/>
          <table:table-cell table:formula="of:=[.A424]+[.C424]-[.A423]-[.C423]" office:value-type="float" office:value="1037">
            <text:p>1037</text:p>
          </table:table-cell>
          <table:table-cell table:formula="of:=[.E424]+[.G424]-[.E423]-[.G423]" office:value-type="float" office:value="1041">
            <text:p>1041</text:p>
          </table:table-cell>
          <table:table-cell table:formula="of:=[.B424]+[.D424]-[.B423]-[.D423]" office:value-type="float" office:value="33">
            <text:p>33</text:p>
          </table:table-cell>
          <table:table-cell table:formula="of:=[.F424]+[.H424]-[.F423]-[.H4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0649">
            <text:p>150649</text:p>
          </table:table-cell>
          <table:table-cell office:value-type="float" office:value="4249">
            <text:p>4249</text:p>
          </table:table-cell>
          <table:table-cell office:value-type="float" office:value="307326">
            <text:p>307326</text:p>
          </table:table-cell>
          <table:table-cell office:value-type="float" office:value="10278">
            <text:p>10278</text:p>
          </table:table-cell>
          <table:table-cell office:value-type="float" office:value="307615">
            <text:p>307615</text:p>
          </table:table-cell>
          <table:table-cell office:value-type="float" office:value="7825">
            <text:p>7825</text:p>
          </table:table-cell>
          <table:table-cell office:value-type="float" office:value="519676">
            <text:p>519676</text:p>
          </table:table-cell>
          <table:table-cell office:value-type="float" office:value="16946">
            <text:p>16946</text:p>
          </table:table-cell>
          <table:table-cell table:number-columns-repeated="2"/>
          <table:table-cell table:formula="of:=[.A425]+[.C425]-[.A424]-[.C424]" office:value-type="float" office:value="1041">
            <text:p>1041</text:p>
          </table:table-cell>
          <table:table-cell table:formula="of:=[.E425]+[.G425]-[.E424]-[.G424]" office:value-type="float" office:value="1057">
            <text:p>1057</text:p>
          </table:table-cell>
          <table:table-cell table:formula="of:=[.B425]+[.D425]-[.B424]-[.D424]" office:value-type="float" office:value="33">
            <text:p>33</text:p>
          </table:table-cell>
          <table:table-cell table:formula="of:=[.F425]+[.H425]-[.F424]-[.H42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0972">
            <text:p>150972</text:p>
          </table:table-cell>
          <table:table-cell office:value-type="float" office:value="4258">
            <text:p>4258</text:p>
          </table:table-cell>
          <table:table-cell office:value-type="float" office:value="308044">
            <text:p>308044</text:p>
          </table:table-cell>
          <table:table-cell office:value-type="float" office:value="10302">
            <text:p>10302</text:p>
          </table:table-cell>
          <table:table-cell office:value-type="float" office:value="307954">
            <text:p>307954</text:p>
          </table:table-cell>
          <table:table-cell office:value-type="float" office:value="7835">
            <text:p>7835</text:p>
          </table:table-cell>
          <table:table-cell office:value-type="float" office:value="520394">
            <text:p>520394</text:p>
          </table:table-cell>
          <table:table-cell office:value-type="float" office:value="16970">
            <text:p>16970</text:p>
          </table:table-cell>
          <table:table-cell table:number-columns-repeated="2"/>
          <table:table-cell table:formula="of:=[.A426]+[.C426]-[.A425]-[.C425]" office:value-type="float" office:value="1037">
            <text:p>1037</text:p>
          </table:table-cell>
          <table:table-cell table:formula="of:=[.E426]+[.G426]-[.E425]-[.G425]" office:value-type="float" office:value="1041">
            <text:p>1041</text:p>
          </table:table-cell>
          <table:table-cell table:formula="of:=[.B426]+[.D426]-[.B425]-[.D425]" office:value-type="float" office:value="33">
            <text:p>33</text:p>
          </table:table-cell>
          <table:table-cell table:formula="of:=[.F426]+[.H426]-[.F425]-[.H4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1291">
            <text:p>151291</text:p>
          </table:table-cell>
          <table:table-cell office:value-type="float" office:value="4267">
            <text:p>4267</text:p>
          </table:table-cell>
          <table:table-cell office:value-type="float" office:value="308762">
            <text:p>308762</text:p>
          </table:table-cell>
          <table:table-cell office:value-type="float" office:value="10326">
            <text:p>10326</text:p>
          </table:table-cell>
          <table:table-cell office:value-type="float" office:value="308277">
            <text:p>308277</text:p>
          </table:table-cell>
          <table:table-cell office:value-type="float" office:value="7844">
            <text:p>7844</text:p>
          </table:table-cell>
          <table:table-cell office:value-type="float" office:value="521112">
            <text:p>521112</text:p>
          </table:table-cell>
          <table:table-cell office:value-type="float" office:value="16994">
            <text:p>16994</text:p>
          </table:table-cell>
          <table:table-cell table:number-columns-repeated="2"/>
          <table:table-cell table:formula="of:=[.A427]+[.C427]-[.A426]-[.C426]" office:value-type="float" office:value="1041">
            <text:p>1041</text:p>
          </table:table-cell>
          <table:table-cell table:formula="of:=[.E427]+[.G427]-[.E426]-[.G426]" office:value-type="float" office:value="1037">
            <text:p>1037</text:p>
          </table:table-cell>
          <table:table-cell table:formula="of:=[.B427]+[.D427]-[.B426]-[.D426]" office:value-type="float" office:value="33">
            <text:p>33</text:p>
          </table:table-cell>
          <table:table-cell table:formula="of:=[.F427]+[.H427]-[.F426]-[.H4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1614">
            <text:p>151614</text:p>
          </table:table-cell>
          <table:table-cell office:value-type="float" office:value="4276">
            <text:p>4276</text:p>
          </table:table-cell>
          <table:table-cell office:value-type="float" office:value="309480">
            <text:p>309480</text:p>
          </table:table-cell>
          <table:table-cell office:value-type="float" office:value="10350">
            <text:p>10350</text:p>
          </table:table-cell>
          <table:table-cell office:value-type="float" office:value="308596">
            <text:p>308596</text:p>
          </table:table-cell>
          <table:table-cell office:value-type="float" office:value="7853">
            <text:p>7853</text:p>
          </table:table-cell>
          <table:table-cell office:value-type="float" office:value="521830">
            <text:p>521830</text:p>
          </table:table-cell>
          <table:table-cell office:value-type="float" office:value="17018">
            <text:p>17018</text:p>
          </table:table-cell>
          <table:table-cell table:number-columns-repeated="2"/>
          <table:table-cell table:formula="of:=[.A428]+[.C428]-[.A427]-[.C427]" office:value-type="float" office:value="1037">
            <text:p>1037</text:p>
          </table:table-cell>
          <table:table-cell table:formula="of:=[.E428]+[.G428]-[.E427]-[.G427]" office:value-type="float" office:value="1041">
            <text:p>1041</text:p>
          </table:table-cell>
          <table:table-cell table:formula="of:=[.B428]+[.D428]-[.B427]-[.D427]" office:value-type="float" office:value="33">
            <text:p>33</text:p>
          </table:table-cell>
          <table:table-cell table:formula="of:=[.F428]+[.H428]-[.F427]-[.H4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1933">
            <text:p>151933</text:p>
          </table:table-cell>
          <table:table-cell office:value-type="float" office:value="4285">
            <text:p>4285</text:p>
          </table:table-cell>
          <table:table-cell office:value-type="float" office:value="310198">
            <text:p>310198</text:p>
          </table:table-cell>
          <table:table-cell office:value-type="float" office:value="10374">
            <text:p>10374</text:p>
          </table:table-cell>
          <table:table-cell office:value-type="float" office:value="308919">
            <text:p>308919</text:p>
          </table:table-cell>
          <table:table-cell office:value-type="float" office:value="7862">
            <text:p>7862</text:p>
          </table:table-cell>
          <table:table-cell office:value-type="float" office:value="522548">
            <text:p>522548</text:p>
          </table:table-cell>
          <table:table-cell office:value-type="float" office:value="17042">
            <text:p>17042</text:p>
          </table:table-cell>
          <table:table-cell table:number-columns-repeated="2"/>
          <table:table-cell table:formula="of:=[.A429]+[.C429]-[.A428]-[.C428]" office:value-type="float" office:value="1041">
            <text:p>1041</text:p>
          </table:table-cell>
          <table:table-cell table:formula="of:=[.E429]+[.G429]-[.E428]-[.G428]" office:value-type="float" office:value="1037">
            <text:p>1037</text:p>
          </table:table-cell>
          <table:table-cell table:formula="of:=[.B429]+[.D429]-[.B428]-[.D428]" office:value-type="float" office:value="33">
            <text:p>33</text:p>
          </table:table-cell>
          <table:table-cell table:formula="of:=[.F429]+[.H429]-[.F428]-[.H4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2256">
            <text:p>152256</text:p>
          </table:table-cell>
          <table:table-cell office:value-type="float" office:value="4294">
            <text:p>4294</text:p>
          </table:table-cell>
          <table:table-cell office:value-type="float" office:value="310916">
            <text:p>310916</text:p>
          </table:table-cell>
          <table:table-cell office:value-type="float" office:value="10398">
            <text:p>10398</text:p>
          </table:table-cell>
          <table:table-cell office:value-type="float" office:value="309238">
            <text:p>309238</text:p>
          </table:table-cell>
          <table:table-cell office:value-type="float" office:value="7871">
            <text:p>7871</text:p>
          </table:table-cell>
          <table:table-cell office:value-type="float" office:value="523266">
            <text:p>523266</text:p>
          </table:table-cell>
          <table:table-cell office:value-type="float" office:value="17066">
            <text:p>17066</text:p>
          </table:table-cell>
          <table:table-cell table:number-columns-repeated="2"/>
          <table:table-cell table:formula="of:=[.A430]+[.C430]-[.A429]-[.C429]" office:value-type="float" office:value="1037">
            <text:p>1037</text:p>
          </table:table-cell>
          <table:table-cell table:formula="of:=[.E430]+[.G430]-[.E429]-[.G429]" office:value-type="float" office:value="1061">
            <text:p>1061</text:p>
          </table:table-cell>
          <table:table-cell table:formula="of:=[.B430]+[.D430]-[.B429]-[.D429]" office:value-type="float" office:value="33">
            <text:p>33</text:p>
          </table:table-cell>
          <table:table-cell table:formula="of:=[.F430]+[.H430]-[.F429]-[.H42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2575">
            <text:p>152575</text:p>
          </table:table-cell>
          <table:table-cell office:value-type="float" office:value="4303">
            <text:p>4303</text:p>
          </table:table-cell>
          <table:table-cell office:value-type="float" office:value="311634">
            <text:p>311634</text:p>
          </table:table-cell>
          <table:table-cell office:value-type="float" office:value="10422">
            <text:p>10422</text:p>
          </table:table-cell>
          <table:table-cell office:value-type="float" office:value="309581">
            <text:p>309581</text:p>
          </table:table-cell>
          <table:table-cell office:value-type="float" office:value="7881">
            <text:p>7881</text:p>
          </table:table-cell>
          <table:table-cell office:value-type="float" office:value="523984">
            <text:p>523984</text:p>
          </table:table-cell>
          <table:table-cell office:value-type="float" office:value="17090">
            <text:p>17090</text:p>
          </table:table-cell>
          <table:table-cell table:number-columns-repeated="2"/>
          <table:table-cell table:formula="of:=[.A431]+[.C431]-[.A430]-[.C430]" office:value-type="float" office:value="1041">
            <text:p>1041</text:p>
          </table:table-cell>
          <table:table-cell table:formula="of:=[.E431]+[.G431]-[.E430]-[.G430]" office:value-type="float" office:value="1037">
            <text:p>1037</text:p>
          </table:table-cell>
          <table:table-cell table:formula="of:=[.B431]+[.D431]-[.B430]-[.D430]" office:value-type="float" office:value="33">
            <text:p>33</text:p>
          </table:table-cell>
          <table:table-cell table:formula="of:=[.F431]+[.H431]-[.F430]-[.H4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2898">
            <text:p>152898</text:p>
          </table:table-cell>
          <table:table-cell office:value-type="float" office:value="4312">
            <text:p>4312</text:p>
          </table:table-cell>
          <table:table-cell office:value-type="float" office:value="312352">
            <text:p>312352</text:p>
          </table:table-cell>
          <table:table-cell office:value-type="float" office:value="10446">
            <text:p>10446</text:p>
          </table:table-cell>
          <table:table-cell office:value-type="float" office:value="309900">
            <text:p>309900</text:p>
          </table:table-cell>
          <table:table-cell office:value-type="float" office:value="7890">
            <text:p>7890</text:p>
          </table:table-cell>
          <table:table-cell office:value-type="float" office:value="524702">
            <text:p>524702</text:p>
          </table:table-cell>
          <table:table-cell office:value-type="float" office:value="17114">
            <text:p>17114</text:p>
          </table:table-cell>
          <table:table-cell table:number-columns-repeated="2"/>
          <table:table-cell table:formula="of:=[.A432]+[.C432]-[.A431]-[.C431]" office:value-type="float" office:value="1037">
            <text:p>1037</text:p>
          </table:table-cell>
          <table:table-cell table:formula="of:=[.E432]+[.G432]-[.E431]-[.G431]" office:value-type="float" office:value="1041">
            <text:p>1041</text:p>
          </table:table-cell>
          <table:table-cell table:formula="of:=[.B432]+[.D432]-[.B431]-[.D431]" office:value-type="float" office:value="33">
            <text:p>33</text:p>
          </table:table-cell>
          <table:table-cell table:formula="of:=[.F432]+[.H432]-[.F431]-[.H4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3217">
            <text:p>153217</text:p>
          </table:table-cell>
          <table:table-cell office:value-type="float" office:value="4321">
            <text:p>4321</text:p>
          </table:table-cell>
          <table:table-cell office:value-type="float" office:value="313070">
            <text:p>313070</text:p>
          </table:table-cell>
          <table:table-cell office:value-type="float" office:value="10470">
            <text:p>10470</text:p>
          </table:table-cell>
          <table:table-cell office:value-type="float" office:value="310223">
            <text:p>310223</text:p>
          </table:table-cell>
          <table:table-cell office:value-type="float" office:value="7899">
            <text:p>7899</text:p>
          </table:table-cell>
          <table:table-cell office:value-type="float" office:value="525420">
            <text:p>525420</text:p>
          </table:table-cell>
          <table:table-cell office:value-type="float" office:value="17138">
            <text:p>17138</text:p>
          </table:table-cell>
          <table:table-cell table:number-columns-repeated="2"/>
          <table:table-cell table:formula="of:=[.A433]+[.C433]-[.A432]-[.C432]" office:value-type="float" office:value="1041">
            <text:p>1041</text:p>
          </table:table-cell>
          <table:table-cell table:formula="of:=[.E433]+[.G433]-[.E432]-[.G432]" office:value-type="float" office:value="1037">
            <text:p>1037</text:p>
          </table:table-cell>
          <table:table-cell table:formula="of:=[.B433]+[.D433]-[.B432]-[.D432]" office:value-type="float" office:value="33">
            <text:p>33</text:p>
          </table:table-cell>
          <table:table-cell table:formula="of:=[.F433]+[.H433]-[.F432]-[.H4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3540">
            <text:p>153540</text:p>
          </table:table-cell>
          <table:table-cell office:value-type="float" office:value="4330">
            <text:p>4330</text:p>
          </table:table-cell>
          <table:table-cell office:value-type="float" office:value="313788">
            <text:p>313788</text:p>
          </table:table-cell>
          <table:table-cell office:value-type="float" office:value="10494">
            <text:p>10494</text:p>
          </table:table-cell>
          <table:table-cell office:value-type="float" office:value="310542">
            <text:p>310542</text:p>
          </table:table-cell>
          <table:table-cell office:value-type="float" office:value="7908">
            <text:p>7908</text:p>
          </table:table-cell>
          <table:table-cell office:value-type="float" office:value="526138">
            <text:p>526138</text:p>
          </table:table-cell>
          <table:table-cell office:value-type="float" office:value="17162">
            <text:p>17162</text:p>
          </table:table-cell>
          <table:table-cell table:number-columns-repeated="2"/>
          <table:table-cell table:formula="of:=[.A434]+[.C434]-[.A433]-[.C433]" office:value-type="float" office:value="1037">
            <text:p>1037</text:p>
          </table:table-cell>
          <table:table-cell table:formula="of:=[.E434]+[.G434]-[.E433]-[.G433]" office:value-type="float" office:value="1041">
            <text:p>1041</text:p>
          </table:table-cell>
          <table:table-cell table:formula="of:=[.B434]+[.D434]-[.B433]-[.D433]" office:value-type="float" office:value="33">
            <text:p>33</text:p>
          </table:table-cell>
          <table:table-cell table:formula="of:=[.F434]+[.H434]-[.F433]-[.H4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3859">
            <text:p>153859</text:p>
          </table:table-cell>
          <table:table-cell office:value-type="float" office:value="4339">
            <text:p>4339</text:p>
          </table:table-cell>
          <table:table-cell office:value-type="float" office:value="314506">
            <text:p>314506</text:p>
          </table:table-cell>
          <table:table-cell office:value-type="float" office:value="10518">
            <text:p>10518</text:p>
          </table:table-cell>
          <table:table-cell office:value-type="float" office:value="310865">
            <text:p>310865</text:p>
          </table:table-cell>
          <table:table-cell office:value-type="float" office:value="7917">
            <text:p>7917</text:p>
          </table:table-cell>
          <table:table-cell office:value-type="float" office:value="526856">
            <text:p>526856</text:p>
          </table:table-cell>
          <table:table-cell office:value-type="float" office:value="17186">
            <text:p>17186</text:p>
          </table:table-cell>
          <table:table-cell table:number-columns-repeated="2"/>
          <table:table-cell table:formula="of:=[.A435]+[.C435]-[.A434]-[.C434]" office:value-type="float" office:value="1041">
            <text:p>1041</text:p>
          </table:table-cell>
          <table:table-cell table:formula="of:=[.E435]+[.G435]-[.E434]-[.G434]" office:value-type="float" office:value="1057">
            <text:p>1057</text:p>
          </table:table-cell>
          <table:table-cell table:formula="of:=[.B435]+[.D435]-[.B434]-[.D434]" office:value-type="float" office:value="33">
            <text:p>33</text:p>
          </table:table-cell>
          <table:table-cell table:formula="of:=[.F435]+[.H435]-[.F434]-[.H43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4182">
            <text:p>154182</text:p>
          </table:table-cell>
          <table:table-cell office:value-type="float" office:value="4348">
            <text:p>4348</text:p>
          </table:table-cell>
          <table:table-cell office:value-type="float" office:value="315224">
            <text:p>315224</text:p>
          </table:table-cell>
          <table:table-cell office:value-type="float" office:value="10542">
            <text:p>10542</text:p>
          </table:table-cell>
          <table:table-cell office:value-type="float" office:value="311204">
            <text:p>311204</text:p>
          </table:table-cell>
          <table:table-cell office:value-type="float" office:value="7927">
            <text:p>7927</text:p>
          </table:table-cell>
          <table:table-cell office:value-type="float" office:value="527574">
            <text:p>527574</text:p>
          </table:table-cell>
          <table:table-cell office:value-type="float" office:value="17210">
            <text:p>17210</text:p>
          </table:table-cell>
          <table:table-cell table:number-columns-repeated="2"/>
          <table:table-cell table:formula="of:=[.A436]+[.C436]-[.A435]-[.C435]" office:value-type="float" office:value="1037">
            <text:p>1037</text:p>
          </table:table-cell>
          <table:table-cell table:formula="of:=[.E436]+[.G436]-[.E435]-[.G435]" office:value-type="float" office:value="1041">
            <text:p>1041</text:p>
          </table:table-cell>
          <table:table-cell table:formula="of:=[.B436]+[.D436]-[.B435]-[.D435]" office:value-type="float" office:value="33">
            <text:p>33</text:p>
          </table:table-cell>
          <table:table-cell table:formula="of:=[.F436]+[.H436]-[.F435]-[.H4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4501">
            <text:p>154501</text:p>
          </table:table-cell>
          <table:table-cell office:value-type="float" office:value="4357">
            <text:p>4357</text:p>
          </table:table-cell>
          <table:table-cell office:value-type="float" office:value="315942">
            <text:p>315942</text:p>
          </table:table-cell>
          <table:table-cell office:value-type="float" office:value="10566">
            <text:p>10566</text:p>
          </table:table-cell>
          <table:table-cell office:value-type="float" office:value="311527">
            <text:p>311527</text:p>
          </table:table-cell>
          <table:table-cell office:value-type="float" office:value="7936">
            <text:p>7936</text:p>
          </table:table-cell>
          <table:table-cell office:value-type="float" office:value="528292">
            <text:p>528292</text:p>
          </table:table-cell>
          <table:table-cell office:value-type="float" office:value="17234">
            <text:p>17234</text:p>
          </table:table-cell>
          <table:table-cell table:number-columns-repeated="2"/>
          <table:table-cell table:formula="of:=[.A437]+[.C437]-[.A436]-[.C436]" office:value-type="float" office:value="1041">
            <text:p>1041</text:p>
          </table:table-cell>
          <table:table-cell table:formula="of:=[.E437]+[.G437]-[.E436]-[.G436]" office:value-type="float" office:value="1037">
            <text:p>1037</text:p>
          </table:table-cell>
          <table:table-cell table:formula="of:=[.B437]+[.D437]-[.B436]-[.D436]" office:value-type="float" office:value="33">
            <text:p>33</text:p>
          </table:table-cell>
          <table:table-cell table:formula="of:=[.F437]+[.H437]-[.F436]-[.H4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4824">
            <text:p>154824</text:p>
          </table:table-cell>
          <table:table-cell office:value-type="float" office:value="4366">
            <text:p>4366</text:p>
          </table:table-cell>
          <table:table-cell office:value-type="float" office:value="316660">
            <text:p>316660</text:p>
          </table:table-cell>
          <table:table-cell office:value-type="float" office:value="10590">
            <text:p>10590</text:p>
          </table:table-cell>
          <table:table-cell office:value-type="float" office:value="311846">
            <text:p>311846</text:p>
          </table:table-cell>
          <table:table-cell office:value-type="float" office:value="7945">
            <text:p>7945</text:p>
          </table:table-cell>
          <table:table-cell office:value-type="float" office:value="529010">
            <text:p>529010</text:p>
          </table:table-cell>
          <table:table-cell office:value-type="float" office:value="17258">
            <text:p>17258</text:p>
          </table:table-cell>
          <table:table-cell table:number-columns-repeated="2"/>
          <table:table-cell table:formula="of:=[.A438]+[.C438]-[.A437]-[.C437]" office:value-type="float" office:value="1037">
            <text:p>1037</text:p>
          </table:table-cell>
          <table:table-cell table:formula="of:=[.E438]+[.G438]-[.E437]-[.G437]" office:value-type="float" office:value="1041">
            <text:p>1041</text:p>
          </table:table-cell>
          <table:table-cell table:formula="of:=[.B438]+[.D438]-[.B437]-[.D437]" office:value-type="float" office:value="33">
            <text:p>33</text:p>
          </table:table-cell>
          <table:table-cell table:formula="of:=[.F438]+[.H438]-[.F437]-[.H4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5143">
            <text:p>155143</text:p>
          </table:table-cell>
          <table:table-cell office:value-type="float" office:value="4375">
            <text:p>4375</text:p>
          </table:table-cell>
          <table:table-cell office:value-type="float" office:value="317378">
            <text:p>317378</text:p>
          </table:table-cell>
          <table:table-cell office:value-type="float" office:value="10614">
            <text:p>10614</text:p>
          </table:table-cell>
          <table:table-cell office:value-type="float" office:value="312169">
            <text:p>312169</text:p>
          </table:table-cell>
          <table:table-cell office:value-type="float" office:value="7954">
            <text:p>7954</text:p>
          </table:table-cell>
          <table:table-cell office:value-type="float" office:value="529728">
            <text:p>529728</text:p>
          </table:table-cell>
          <table:table-cell office:value-type="float" office:value="17282">
            <text:p>17282</text:p>
          </table:table-cell>
          <table:table-cell table:number-columns-repeated="2"/>
          <table:table-cell table:formula="of:=[.A439]+[.C439]-[.A438]-[.C438]" office:value-type="float" office:value="1041">
            <text:p>1041</text:p>
          </table:table-cell>
          <table:table-cell table:formula="of:=[.E439]+[.G439]-[.E438]-[.G438]" office:value-type="float" office:value="1037">
            <text:p>1037</text:p>
          </table:table-cell>
          <table:table-cell table:formula="of:=[.B439]+[.D439]-[.B438]-[.D438]" office:value-type="float" office:value="33">
            <text:p>33</text:p>
          </table:table-cell>
          <table:table-cell table:formula="of:=[.F439]+[.H439]-[.F438]-[.H4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5466">
            <text:p>155466</text:p>
          </table:table-cell>
          <table:table-cell office:value-type="float" office:value="4384">
            <text:p>4384</text:p>
          </table:table-cell>
          <table:table-cell office:value-type="float" office:value="318096">
            <text:p>318096</text:p>
          </table:table-cell>
          <table:table-cell office:value-type="float" office:value="10638">
            <text:p>10638</text:p>
          </table:table-cell>
          <table:table-cell office:value-type="float" office:value="312488">
            <text:p>312488</text:p>
          </table:table-cell>
          <table:table-cell office:value-type="float" office:value="7963">
            <text:p>7963</text:p>
          </table:table-cell>
          <table:table-cell office:value-type="float" office:value="530446">
            <text:p>530446</text:p>
          </table:table-cell>
          <table:table-cell office:value-type="float" office:value="17306">
            <text:p>17306</text:p>
          </table:table-cell>
          <table:table-cell table:number-columns-repeated="2"/>
          <table:table-cell table:formula="of:=[.A440]+[.C440]-[.A439]-[.C439]" office:value-type="float" office:value="1037">
            <text:p>1037</text:p>
          </table:table-cell>
          <table:table-cell table:formula="of:=[.E440]+[.G440]-[.E439]-[.G439]" office:value-type="float" office:value="1061">
            <text:p>1061</text:p>
          </table:table-cell>
          <table:table-cell table:formula="of:=[.B440]+[.D440]-[.B439]-[.D439]" office:value-type="float" office:value="33">
            <text:p>33</text:p>
          </table:table-cell>
          <table:table-cell table:formula="of:=[.F440]+[.H440]-[.F439]-[.H43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5785">
            <text:p>155785</text:p>
          </table:table-cell>
          <table:table-cell office:value-type="float" office:value="4393">
            <text:p>4393</text:p>
          </table:table-cell>
          <table:table-cell office:value-type="float" office:value="318814">
            <text:p>318814</text:p>
          </table:table-cell>
          <table:table-cell office:value-type="float" office:value="10662">
            <text:p>10662</text:p>
          </table:table-cell>
          <table:table-cell office:value-type="float" office:value="312831">
            <text:p>312831</text:p>
          </table:table-cell>
          <table:table-cell office:value-type="float" office:value="7973">
            <text:p>7973</text:p>
          </table:table-cell>
          <table:table-cell office:value-type="float" office:value="531164">
            <text:p>531164</text:p>
          </table:table-cell>
          <table:table-cell office:value-type="float" office:value="17330">
            <text:p>17330</text:p>
          </table:table-cell>
          <table:table-cell table:number-columns-repeated="2"/>
          <table:table-cell table:formula="of:=[.A441]+[.C441]-[.A440]-[.C440]" office:value-type="float" office:value="1041">
            <text:p>1041</text:p>
          </table:table-cell>
          <table:table-cell table:formula="of:=[.E441]+[.G441]-[.E440]-[.G440]" office:value-type="float" office:value="1037">
            <text:p>1037</text:p>
          </table:table-cell>
          <table:table-cell table:formula="of:=[.B441]+[.D441]-[.B440]-[.D440]" office:value-type="float" office:value="33">
            <text:p>33</text:p>
          </table:table-cell>
          <table:table-cell table:formula="of:=[.F441]+[.H441]-[.F440]-[.H4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6108">
            <text:p>156108</text:p>
          </table:table-cell>
          <table:table-cell office:value-type="float" office:value="4402">
            <text:p>4402</text:p>
          </table:table-cell>
          <table:table-cell office:value-type="float" office:value="319532">
            <text:p>319532</text:p>
          </table:table-cell>
          <table:table-cell office:value-type="float" office:value="10686">
            <text:p>10686</text:p>
          </table:table-cell>
          <table:table-cell office:value-type="float" office:value="313150">
            <text:p>313150</text:p>
          </table:table-cell>
          <table:table-cell office:value-type="float" office:value="7982">
            <text:p>7982</text:p>
          </table:table-cell>
          <table:table-cell office:value-type="float" office:value="531882">
            <text:p>531882</text:p>
          </table:table-cell>
          <table:table-cell office:value-type="float" office:value="17354">
            <text:p>17354</text:p>
          </table:table-cell>
          <table:table-cell table:number-columns-repeated="2"/>
          <table:table-cell table:formula="of:=[.A442]+[.C442]-[.A441]-[.C441]" office:value-type="float" office:value="1037">
            <text:p>1037</text:p>
          </table:table-cell>
          <table:table-cell table:formula="of:=[.E442]+[.G442]-[.E441]-[.G441]" office:value-type="float" office:value="1041">
            <text:p>1041</text:p>
          </table:table-cell>
          <table:table-cell table:formula="of:=[.B442]+[.D442]-[.B441]-[.D441]" office:value-type="float" office:value="33">
            <text:p>33</text:p>
          </table:table-cell>
          <table:table-cell table:formula="of:=[.F442]+[.H442]-[.F441]-[.H4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6427">
            <text:p>156427</text:p>
          </table:table-cell>
          <table:table-cell office:value-type="float" office:value="4411">
            <text:p>4411</text:p>
          </table:table-cell>
          <table:table-cell office:value-type="float" office:value="320250">
            <text:p>320250</text:p>
          </table:table-cell>
          <table:table-cell office:value-type="float" office:value="10710">
            <text:p>10710</text:p>
          </table:table-cell>
          <table:table-cell office:value-type="float" office:value="313473">
            <text:p>313473</text:p>
          </table:table-cell>
          <table:table-cell office:value-type="float" office:value="7991">
            <text:p>7991</text:p>
          </table:table-cell>
          <table:table-cell office:value-type="float" office:value="532600">
            <text:p>532600</text:p>
          </table:table-cell>
          <table:table-cell office:value-type="float" office:value="17378">
            <text:p>17378</text:p>
          </table:table-cell>
          <table:table-cell table:number-columns-repeated="2"/>
          <table:table-cell table:formula="of:=[.A443]+[.C443]-[.A442]-[.C442]" office:value-type="float" office:value="1041">
            <text:p>1041</text:p>
          </table:table-cell>
          <table:table-cell table:formula="of:=[.E443]+[.G443]-[.E442]-[.G442]" office:value-type="float" office:value="1037">
            <text:p>1037</text:p>
          </table:table-cell>
          <table:table-cell table:formula="of:=[.B443]+[.D443]-[.B442]-[.D442]" office:value-type="float" office:value="33">
            <text:p>33</text:p>
          </table:table-cell>
          <table:table-cell table:formula="of:=[.F443]+[.H443]-[.F442]-[.H4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6750">
            <text:p>156750</text:p>
          </table:table-cell>
          <table:table-cell office:value-type="float" office:value="4420">
            <text:p>4420</text:p>
          </table:table-cell>
          <table:table-cell office:value-type="float" office:value="320968">
            <text:p>320968</text:p>
          </table:table-cell>
          <table:table-cell office:value-type="float" office:value="10734">
            <text:p>10734</text:p>
          </table:table-cell>
          <table:table-cell office:value-type="float" office:value="313792">
            <text:p>313792</text:p>
          </table:table-cell>
          <table:table-cell office:value-type="float" office:value="8000">
            <text:p>8000</text:p>
          </table:table-cell>
          <table:table-cell office:value-type="float" office:value="533318">
            <text:p>533318</text:p>
          </table:table-cell>
          <table:table-cell office:value-type="float" office:value="17402">
            <text:p>17402</text:p>
          </table:table-cell>
          <table:table-cell table:number-columns-repeated="2"/>
          <table:table-cell table:formula="of:=[.A444]+[.C444]-[.A443]-[.C443]" office:value-type="float" office:value="1037">
            <text:p>1037</text:p>
          </table:table-cell>
          <table:table-cell table:formula="of:=[.E444]+[.G444]-[.E443]-[.G443]" office:value-type="float" office:value="1061">
            <text:p>1061</text:p>
          </table:table-cell>
          <table:table-cell table:formula="of:=[.B444]+[.D444]-[.B443]-[.D443]" office:value-type="float" office:value="33">
            <text:p>33</text:p>
          </table:table-cell>
          <table:table-cell table:formula="of:=[.F444]+[.H444]-[.F443]-[.H44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7069">
            <text:p>157069</text:p>
          </table:table-cell>
          <table:table-cell office:value-type="float" office:value="4429">
            <text:p>4429</text:p>
          </table:table-cell>
          <table:table-cell office:value-type="float" office:value="321686">
            <text:p>321686</text:p>
          </table:table-cell>
          <table:table-cell office:value-type="float" office:value="10758">
            <text:p>10758</text:p>
          </table:table-cell>
          <table:table-cell office:value-type="float" office:value="314135">
            <text:p>314135</text:p>
          </table:table-cell>
          <table:table-cell office:value-type="float" office:value="8010">
            <text:p>8010</text:p>
          </table:table-cell>
          <table:table-cell office:value-type="float" office:value="534036">
            <text:p>534036</text:p>
          </table:table-cell>
          <table:table-cell office:value-type="float" office:value="17426">
            <text:p>17426</text:p>
          </table:table-cell>
          <table:table-cell table:number-columns-repeated="2"/>
          <table:table-cell table:formula="of:=[.A445]+[.C445]-[.A444]-[.C444]" office:value-type="float" office:value="1041">
            <text:p>1041</text:p>
          </table:table-cell>
          <table:table-cell table:formula="of:=[.E445]+[.G445]-[.E444]-[.G444]" office:value-type="float" office:value="1037">
            <text:p>1037</text:p>
          </table:table-cell>
          <table:table-cell table:formula="of:=[.B445]+[.D445]-[.B444]-[.D444]" office:value-type="float" office:value="33">
            <text:p>33</text:p>
          </table:table-cell>
          <table:table-cell table:formula="of:=[.F445]+[.H445]-[.F444]-[.H4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7392">
            <text:p>157392</text:p>
          </table:table-cell>
          <table:table-cell office:value-type="float" office:value="4438">
            <text:p>4438</text:p>
          </table:table-cell>
          <table:table-cell office:value-type="float" office:value="322404">
            <text:p>322404</text:p>
          </table:table-cell>
          <table:table-cell office:value-type="float" office:value="10782">
            <text:p>10782</text:p>
          </table:table-cell>
          <table:table-cell office:value-type="float" office:value="314454">
            <text:p>314454</text:p>
          </table:table-cell>
          <table:table-cell office:value-type="float" office:value="8019">
            <text:p>8019</text:p>
          </table:table-cell>
          <table:table-cell office:value-type="float" office:value="534754">
            <text:p>534754</text:p>
          </table:table-cell>
          <table:table-cell office:value-type="float" office:value="17450">
            <text:p>17450</text:p>
          </table:table-cell>
          <table:table-cell table:number-columns-repeated="2"/>
          <table:table-cell table:formula="of:=[.A446]+[.C446]-[.A445]-[.C445]" office:value-type="float" office:value="1037">
            <text:p>1037</text:p>
          </table:table-cell>
          <table:table-cell table:formula="of:=[.E446]+[.G446]-[.E445]-[.G445]" office:value-type="float" office:value="1041">
            <text:p>1041</text:p>
          </table:table-cell>
          <table:table-cell table:formula="of:=[.B446]+[.D446]-[.B445]-[.D445]" office:value-type="float" office:value="33">
            <text:p>33</text:p>
          </table:table-cell>
          <table:table-cell table:formula="of:=[.F446]+[.H446]-[.F445]-[.H4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7711">
            <text:p>157711</text:p>
          </table:table-cell>
          <table:table-cell office:value-type="float" office:value="4447">
            <text:p>4447</text:p>
          </table:table-cell>
          <table:table-cell office:value-type="float" office:value="323122">
            <text:p>323122</text:p>
          </table:table-cell>
          <table:table-cell office:value-type="float" office:value="10806">
            <text:p>10806</text:p>
          </table:table-cell>
          <table:table-cell office:value-type="float" office:value="314777">
            <text:p>314777</text:p>
          </table:table-cell>
          <table:table-cell office:value-type="float" office:value="8028">
            <text:p>8028</text:p>
          </table:table-cell>
          <table:table-cell office:value-type="float" office:value="535472">
            <text:p>535472</text:p>
          </table:table-cell>
          <table:table-cell office:value-type="float" office:value="17474">
            <text:p>17474</text:p>
          </table:table-cell>
          <table:table-cell table:number-columns-repeated="2"/>
          <table:table-cell table:formula="of:=[.A447]+[.C447]-[.A446]-[.C446]" office:value-type="float" office:value="1041">
            <text:p>1041</text:p>
          </table:table-cell>
          <table:table-cell table:formula="of:=[.E447]+[.G447]-[.E446]-[.G446]" office:value-type="float" office:value="1037">
            <text:p>1037</text:p>
          </table:table-cell>
          <table:table-cell table:formula="of:=[.B447]+[.D447]-[.B446]-[.D446]" office:value-type="float" office:value="33">
            <text:p>33</text:p>
          </table:table-cell>
          <table:table-cell table:formula="of:=[.F447]+[.H447]-[.F446]-[.H4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8034">
            <text:p>158034</text:p>
          </table:table-cell>
          <table:table-cell office:value-type="float" office:value="4456">
            <text:p>4456</text:p>
          </table:table-cell>
          <table:table-cell office:value-type="float" office:value="323840">
            <text:p>323840</text:p>
          </table:table-cell>
          <table:table-cell office:value-type="float" office:value="10830">
            <text:p>10830</text:p>
          </table:table-cell>
          <table:table-cell office:value-type="float" office:value="315096">
            <text:p>315096</text:p>
          </table:table-cell>
          <table:table-cell office:value-type="float" office:value="8037">
            <text:p>8037</text:p>
          </table:table-cell>
          <table:table-cell office:value-type="float" office:value="536190">
            <text:p>536190</text:p>
          </table:table-cell>
          <table:table-cell office:value-type="float" office:value="17498">
            <text:p>17498</text:p>
          </table:table-cell>
          <table:table-cell table:number-columns-repeated="2"/>
          <table:table-cell table:formula="of:=[.A448]+[.C448]-[.A447]-[.C447]" office:value-type="float" office:value="1037">
            <text:p>1037</text:p>
          </table:table-cell>
          <table:table-cell table:formula="of:=[.E448]+[.G448]-[.E447]-[.G447]" office:value-type="float" office:value="1061">
            <text:p>1061</text:p>
          </table:table-cell>
          <table:table-cell table:formula="of:=[.B448]+[.D448]-[.B447]-[.D447]" office:value-type="float" office:value="33">
            <text:p>33</text:p>
          </table:table-cell>
          <table:table-cell table:formula="of:=[.F448]+[.H448]-[.F447]-[.H4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8353">
            <text:p>158353</text:p>
          </table:table-cell>
          <table:table-cell office:value-type="float" office:value="4465">
            <text:p>4465</text:p>
          </table:table-cell>
          <table:table-cell office:value-type="float" office:value="324558">
            <text:p>324558</text:p>
          </table:table-cell>
          <table:table-cell office:value-type="float" office:value="10854">
            <text:p>10854</text:p>
          </table:table-cell>
          <table:table-cell office:value-type="float" office:value="315439">
            <text:p>315439</text:p>
          </table:table-cell>
          <table:table-cell office:value-type="float" office:value="8047">
            <text:p>8047</text:p>
          </table:table-cell>
          <table:table-cell office:value-type="float" office:value="536908">
            <text:p>536908</text:p>
          </table:table-cell>
          <table:table-cell office:value-type="float" office:value="17522">
            <text:p>17522</text:p>
          </table:table-cell>
          <table:table-cell table:number-columns-repeated="2"/>
          <table:table-cell table:formula="of:=[.A449]+[.C449]-[.A448]-[.C448]" office:value-type="float" office:value="1041">
            <text:p>1041</text:p>
          </table:table-cell>
          <table:table-cell table:formula="of:=[.E449]+[.G449]-[.E448]-[.G448]" office:value-type="float" office:value="1037">
            <text:p>1037</text:p>
          </table:table-cell>
          <table:table-cell table:formula="of:=[.B449]+[.D449]-[.B448]-[.D448]" office:value-type="float" office:value="33">
            <text:p>33</text:p>
          </table:table-cell>
          <table:table-cell table:formula="of:=[.F449]+[.H449]-[.F448]-[.H4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8676">
            <text:p>158676</text:p>
          </table:table-cell>
          <table:table-cell office:value-type="float" office:value="4474">
            <text:p>4474</text:p>
          </table:table-cell>
          <table:table-cell office:value-type="float" office:value="325276">
            <text:p>325276</text:p>
          </table:table-cell>
          <table:table-cell office:value-type="float" office:value="10878">
            <text:p>10878</text:p>
          </table:table-cell>
          <table:table-cell office:value-type="float" office:value="315758">
            <text:p>315758</text:p>
          </table:table-cell>
          <table:table-cell office:value-type="float" office:value="8056">
            <text:p>8056</text:p>
          </table:table-cell>
          <table:table-cell office:value-type="float" office:value="537626">
            <text:p>537626</text:p>
          </table:table-cell>
          <table:table-cell office:value-type="float" office:value="17546">
            <text:p>17546</text:p>
          </table:table-cell>
          <table:table-cell table:number-columns-repeated="2"/>
          <table:table-cell table:formula="of:=[.A450]+[.C450]-[.A449]-[.C449]" office:value-type="float" office:value="1037">
            <text:p>1037</text:p>
          </table:table-cell>
          <table:table-cell table:formula="of:=[.E450]+[.G450]-[.E449]-[.G449]" office:value-type="float" office:value="1041">
            <text:p>1041</text:p>
          </table:table-cell>
          <table:table-cell table:formula="of:=[.B450]+[.D450]-[.B449]-[.D449]" office:value-type="float" office:value="33">
            <text:p>33</text:p>
          </table:table-cell>
          <table:table-cell table:formula="of:=[.F450]+[.H450]-[.F449]-[.H4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8995">
            <text:p>158995</text:p>
          </table:table-cell>
          <table:table-cell office:value-type="float" office:value="4483">
            <text:p>4483</text:p>
          </table:table-cell>
          <table:table-cell office:value-type="float" office:value="325994">
            <text:p>325994</text:p>
          </table:table-cell>
          <table:table-cell office:value-type="float" office:value="10902">
            <text:p>10902</text:p>
          </table:table-cell>
          <table:table-cell office:value-type="float" office:value="316081">
            <text:p>316081</text:p>
          </table:table-cell>
          <table:table-cell office:value-type="float" office:value="8065">
            <text:p>8065</text:p>
          </table:table-cell>
          <table:table-cell office:value-type="float" office:value="538344">
            <text:p>538344</text:p>
          </table:table-cell>
          <table:table-cell office:value-type="float" office:value="17570">
            <text:p>17570</text:p>
          </table:table-cell>
          <table:table-cell table:number-columns-repeated="2"/>
          <table:table-cell table:formula="of:=[.A451]+[.C451]-[.A450]-[.C450]" office:value-type="float" office:value="1041">
            <text:p>1041</text:p>
          </table:table-cell>
          <table:table-cell table:formula="of:=[.E451]+[.G451]-[.E450]-[.G450]" office:value-type="float" office:value="1037">
            <text:p>1037</text:p>
          </table:table-cell>
          <table:table-cell table:formula="of:=[.B451]+[.D451]-[.B450]-[.D450]" office:value-type="float" office:value="33">
            <text:p>33</text:p>
          </table:table-cell>
          <table:table-cell table:formula="of:=[.F451]+[.H451]-[.F450]-[.H4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9318">
            <text:p>159318</text:p>
          </table:table-cell>
          <table:table-cell office:value-type="float" office:value="4492">
            <text:p>4492</text:p>
          </table:table-cell>
          <table:table-cell office:value-type="float" office:value="326712">
            <text:p>326712</text:p>
          </table:table-cell>
          <table:table-cell office:value-type="float" office:value="10926">
            <text:p>10926</text:p>
          </table:table-cell>
          <table:table-cell office:value-type="float" office:value="316400">
            <text:p>316400</text:p>
          </table:table-cell>
          <table:table-cell office:value-type="float" office:value="8074">
            <text:p>8074</text:p>
          </table:table-cell>
          <table:table-cell office:value-type="float" office:value="539062">
            <text:p>539062</text:p>
          </table:table-cell>
          <table:table-cell office:value-type="float" office:value="17594">
            <text:p>17594</text:p>
          </table:table-cell>
          <table:table-cell table:number-columns-repeated="2"/>
          <table:table-cell table:formula="of:=[.A452]+[.C452]-[.A451]-[.C451]" office:value-type="float" office:value="1037">
            <text:p>1037</text:p>
          </table:table-cell>
          <table:table-cell table:formula="of:=[.E452]+[.G452]-[.E451]-[.G451]" office:value-type="float" office:value="1041">
            <text:p>1041</text:p>
          </table:table-cell>
          <table:table-cell table:formula="of:=[.B452]+[.D452]-[.B451]-[.D451]" office:value-type="float" office:value="33">
            <text:p>33</text:p>
          </table:table-cell>
          <table:table-cell table:formula="of:=[.F452]+[.H452]-[.F451]-[.H4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59637">
            <text:p>159637</text:p>
          </table:table-cell>
          <table:table-cell office:value-type="float" office:value="4501">
            <text:p>4501</text:p>
          </table:table-cell>
          <table:table-cell office:value-type="float" office:value="327430">
            <text:p>327430</text:p>
          </table:table-cell>
          <table:table-cell office:value-type="float" office:value="10950">
            <text:p>10950</text:p>
          </table:table-cell>
          <table:table-cell office:value-type="float" office:value="316723">
            <text:p>316723</text:p>
          </table:table-cell>
          <table:table-cell office:value-type="float" office:value="8083">
            <text:p>8083</text:p>
          </table:table-cell>
          <table:table-cell office:value-type="float" office:value="539780">
            <text:p>539780</text:p>
          </table:table-cell>
          <table:table-cell office:value-type="float" office:value="17618">
            <text:p>17618</text:p>
          </table:table-cell>
          <table:table-cell table:number-columns-repeated="2"/>
          <table:table-cell table:formula="of:=[.A453]+[.C453]-[.A452]-[.C452]" office:value-type="float" office:value="1041">
            <text:p>1041</text:p>
          </table:table-cell>
          <table:table-cell table:formula="of:=[.E453]+[.G453]-[.E452]-[.G452]" office:value-type="float" office:value="1057">
            <text:p>1057</text:p>
          </table:table-cell>
          <table:table-cell table:formula="of:=[.B453]+[.D453]-[.B452]-[.D452]" office:value-type="float" office:value="33">
            <text:p>33</text:p>
          </table:table-cell>
          <table:table-cell table:formula="of:=[.F453]+[.H453]-[.F452]-[.H45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59960">
            <text:p>159960</text:p>
          </table:table-cell>
          <table:table-cell office:value-type="float" office:value="4510">
            <text:p>4510</text:p>
          </table:table-cell>
          <table:table-cell office:value-type="float" office:value="328148">
            <text:p>328148</text:p>
          </table:table-cell>
          <table:table-cell office:value-type="float" office:value="10974">
            <text:p>10974</text:p>
          </table:table-cell>
          <table:table-cell office:value-type="float" office:value="317062">
            <text:p>317062</text:p>
          </table:table-cell>
          <table:table-cell office:value-type="float" office:value="8093">
            <text:p>8093</text:p>
          </table:table-cell>
          <table:table-cell office:value-type="float" office:value="540498">
            <text:p>540498</text:p>
          </table:table-cell>
          <table:table-cell office:value-type="float" office:value="17642">
            <text:p>17642</text:p>
          </table:table-cell>
          <table:table-cell table:number-columns-repeated="2"/>
          <table:table-cell table:formula="of:=[.A454]+[.C454]-[.A453]-[.C453]" office:value-type="float" office:value="1037">
            <text:p>1037</text:p>
          </table:table-cell>
          <table:table-cell table:formula="of:=[.E454]+[.G454]-[.E453]-[.G453]" office:value-type="float" office:value="1041">
            <text:p>1041</text:p>
          </table:table-cell>
          <table:table-cell table:formula="of:=[.B454]+[.D454]-[.B453]-[.D453]" office:value-type="float" office:value="33">
            <text:p>33</text:p>
          </table:table-cell>
          <table:table-cell table:formula="of:=[.F454]+[.H454]-[.F453]-[.H4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0279">
            <text:p>160279</text:p>
          </table:table-cell>
          <table:table-cell office:value-type="float" office:value="4519">
            <text:p>4519</text:p>
          </table:table-cell>
          <table:table-cell office:value-type="float" office:value="328866">
            <text:p>328866</text:p>
          </table:table-cell>
          <table:table-cell office:value-type="float" office:value="10998">
            <text:p>10998</text:p>
          </table:table-cell>
          <table:table-cell office:value-type="float" office:value="317385">
            <text:p>317385</text:p>
          </table:table-cell>
          <table:table-cell office:value-type="float" office:value="8102">
            <text:p>8102</text:p>
          </table:table-cell>
          <table:table-cell office:value-type="float" office:value="541216">
            <text:p>541216</text:p>
          </table:table-cell>
          <table:table-cell office:value-type="float" office:value="17666">
            <text:p>17666</text:p>
          </table:table-cell>
          <table:table-cell table:number-columns-repeated="2"/>
          <table:table-cell table:formula="of:=[.A455]+[.C455]-[.A454]-[.C454]" office:value-type="float" office:value="1041">
            <text:p>1041</text:p>
          </table:table-cell>
          <table:table-cell table:formula="of:=[.E455]+[.G455]-[.E454]-[.G454]" office:value-type="float" office:value="1037">
            <text:p>1037</text:p>
          </table:table-cell>
          <table:table-cell table:formula="of:=[.B455]+[.D455]-[.B454]-[.D454]" office:value-type="float" office:value="33">
            <text:p>33</text:p>
          </table:table-cell>
          <table:table-cell table:formula="of:=[.F455]+[.H455]-[.F454]-[.H4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0602">
            <text:p>160602</text:p>
          </table:table-cell>
          <table:table-cell office:value-type="float" office:value="4528">
            <text:p>4528</text:p>
          </table:table-cell>
          <table:table-cell office:value-type="float" office:value="329584">
            <text:p>329584</text:p>
          </table:table-cell>
          <table:table-cell office:value-type="float" office:value="11022">
            <text:p>11022</text:p>
          </table:table-cell>
          <table:table-cell office:value-type="float" office:value="317704">
            <text:p>317704</text:p>
          </table:table-cell>
          <table:table-cell office:value-type="float" office:value="8111">
            <text:p>8111</text:p>
          </table:table-cell>
          <table:table-cell office:value-type="float" office:value="541934">
            <text:p>541934</text:p>
          </table:table-cell>
          <table:table-cell office:value-type="float" office:value="17690">
            <text:p>17690</text:p>
          </table:table-cell>
          <table:table-cell table:number-columns-repeated="2"/>
          <table:table-cell table:formula="of:=[.A456]+[.C456]-[.A455]-[.C455]" office:value-type="float" office:value="1037">
            <text:p>1037</text:p>
          </table:table-cell>
          <table:table-cell table:formula="of:=[.E456]+[.G456]-[.E455]-[.G455]" office:value-type="float" office:value="1041">
            <text:p>1041</text:p>
          </table:table-cell>
          <table:table-cell table:formula="of:=[.B456]+[.D456]-[.B455]-[.D455]" office:value-type="float" office:value="33">
            <text:p>33</text:p>
          </table:table-cell>
          <table:table-cell table:formula="of:=[.F456]+[.H456]-[.F455]-[.H4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0921">
            <text:p>160921</text:p>
          </table:table-cell>
          <table:table-cell office:value-type="float" office:value="4537">
            <text:p>4537</text:p>
          </table:table-cell>
          <table:table-cell office:value-type="float" office:value="330302">
            <text:p>330302</text:p>
          </table:table-cell>
          <table:table-cell office:value-type="float" office:value="11046">
            <text:p>11046</text:p>
          </table:table-cell>
          <table:table-cell office:value-type="float" office:value="318027">
            <text:p>318027</text:p>
          </table:table-cell>
          <table:table-cell office:value-type="float" office:value="8120">
            <text:p>8120</text:p>
          </table:table-cell>
          <table:table-cell office:value-type="float" office:value="542652">
            <text:p>542652</text:p>
          </table:table-cell>
          <table:table-cell office:value-type="float" office:value="17714">
            <text:p>17714</text:p>
          </table:table-cell>
          <table:table-cell table:number-columns-repeated="2"/>
          <table:table-cell table:formula="of:=[.A457]+[.C457]-[.A456]-[.C456]" office:value-type="float" office:value="1041">
            <text:p>1041</text:p>
          </table:table-cell>
          <table:table-cell table:formula="of:=[.E457]+[.G457]-[.E456]-[.G456]" office:value-type="float" office:value="1057">
            <text:p>1057</text:p>
          </table:table-cell>
          <table:table-cell table:formula="of:=[.B457]+[.D457]-[.B456]-[.D456]" office:value-type="float" office:value="33">
            <text:p>33</text:p>
          </table:table-cell>
          <table:table-cell table:formula="of:=[.F457]+[.H457]-[.F456]-[.H4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1244">
            <text:p>161244</text:p>
          </table:table-cell>
          <table:table-cell office:value-type="float" office:value="4546">
            <text:p>4546</text:p>
          </table:table-cell>
          <table:table-cell office:value-type="float" office:value="331020">
            <text:p>331020</text:p>
          </table:table-cell>
          <table:table-cell office:value-type="float" office:value="11070">
            <text:p>11070</text:p>
          </table:table-cell>
          <table:table-cell office:value-type="float" office:value="318366">
            <text:p>318366</text:p>
          </table:table-cell>
          <table:table-cell office:value-type="float" office:value="8130">
            <text:p>8130</text:p>
          </table:table-cell>
          <table:table-cell office:value-type="float" office:value="543370">
            <text:p>543370</text:p>
          </table:table-cell>
          <table:table-cell office:value-type="float" office:value="17738">
            <text:p>17738</text:p>
          </table:table-cell>
          <table:table-cell table:number-columns-repeated="2"/>
          <table:table-cell table:formula="of:=[.A458]+[.C458]-[.A457]-[.C457]" office:value-type="float" office:value="1037">
            <text:p>1037</text:p>
          </table:table-cell>
          <table:table-cell table:formula="of:=[.E458]+[.G458]-[.E457]-[.G457]" office:value-type="float" office:value="863">
            <text:p>863</text:p>
          </table:table-cell>
          <table:table-cell table:formula="of:=[.B458]+[.D458]-[.B457]-[.D457]" office:value-type="float" office:value="33">
            <text:p>33</text:p>
          </table:table-cell>
          <table:table-cell table:formula="of:=[.F458]+[.H458]-[.F457]-[.H457]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161563">
            <text:p>161563</text:p>
          </table:table-cell>
          <table:table-cell office:value-type="float" office:value="4555">
            <text:p>4555</text:p>
          </table:table-cell>
          <table:table-cell office:value-type="float" office:value="331738">
            <text:p>331738</text:p>
          </table:table-cell>
          <table:table-cell office:value-type="float" office:value="11094">
            <text:p>11094</text:p>
          </table:table-cell>
          <table:table-cell office:value-type="float" office:value="318689">
            <text:p>318689</text:p>
          </table:table-cell>
          <table:table-cell office:value-type="float" office:value="8139">
            <text:p>8139</text:p>
          </table:table-cell>
          <table:table-cell office:value-type="float" office:value="543910">
            <text:p>543910</text:p>
          </table:table-cell>
          <table:table-cell office:value-type="float" office:value="17761">
            <text:p>17761</text:p>
          </table:table-cell>
          <table:table-cell table:number-columns-repeated="2"/>
          <table:table-cell table:formula="of:=[.A459]+[.C459]-[.A458]-[.C458]" office:value-type="float" office:value="1041">
            <text:p>1041</text:p>
          </table:table-cell>
          <table:table-cell table:formula="of:=[.E459]+[.G459]-[.E458]-[.G458]" office:value-type="float" office:value="1297">
            <text:p>1297</text:p>
          </table:table-cell>
          <table:table-cell table:formula="of:=[.B459]+[.D459]-[.B458]-[.D458]" office:value-type="float" office:value="33">
            <text:p>33</text:p>
          </table:table-cell>
          <table:table-cell table:formula="of:=[.F459]+[.H459]-[.F458]-[.H45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1886">
            <text:p>161886</text:p>
          </table:table-cell>
          <table:table-cell office:value-type="float" office:value="4564">
            <text:p>4564</text:p>
          </table:table-cell>
          <table:table-cell office:value-type="float" office:value="332456">
            <text:p>332456</text:p>
          </table:table-cell>
          <table:table-cell office:value-type="float" office:value="11118">
            <text:p>11118</text:p>
          </table:table-cell>
          <table:table-cell office:value-type="float" office:value="319008">
            <text:p>319008</text:p>
          </table:table-cell>
          <table:table-cell office:value-type="float" office:value="8148">
            <text:p>8148</text:p>
          </table:table-cell>
          <table:table-cell office:value-type="float" office:value="544888">
            <text:p>544888</text:p>
          </table:table-cell>
          <table:table-cell office:value-type="float" office:value="17786">
            <text:p>17786</text:p>
          </table:table-cell>
          <table:table-cell table:number-columns-repeated="2"/>
          <table:table-cell table:formula="of:=[.A460]+[.C460]-[.A459]-[.C459]" office:value-type="float" office:value="1037">
            <text:p>1037</text:p>
          </table:table-cell>
          <table:table-cell table:formula="of:=[.E460]+[.G460]-[.E459]-[.G459]" office:value-type="float" office:value="1041">
            <text:p>1041</text:p>
          </table:table-cell>
          <table:table-cell table:formula="of:=[.B460]+[.D460]-[.B459]-[.D459]" office:value-type="float" office:value="33">
            <text:p>33</text:p>
          </table:table-cell>
          <table:table-cell table:formula="of:=[.F460]+[.H460]-[.F459]-[.H4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2205">
            <text:p>162205</text:p>
          </table:table-cell>
          <table:table-cell office:value-type="float" office:value="4573">
            <text:p>4573</text:p>
          </table:table-cell>
          <table:table-cell office:value-type="float" office:value="333174">
            <text:p>333174</text:p>
          </table:table-cell>
          <table:table-cell office:value-type="float" office:value="11142">
            <text:p>11142</text:p>
          </table:table-cell>
          <table:table-cell office:value-type="float" office:value="319331">
            <text:p>319331</text:p>
          </table:table-cell>
          <table:table-cell office:value-type="float" office:value="8157">
            <text:p>8157</text:p>
          </table:table-cell>
          <table:table-cell office:value-type="float" office:value="545606">
            <text:p>545606</text:p>
          </table:table-cell>
          <table:table-cell office:value-type="float" office:value="17810">
            <text:p>17810</text:p>
          </table:table-cell>
          <table:table-cell table:number-columns-repeated="2"/>
          <table:table-cell table:formula="of:=[.A461]+[.C461]-[.A460]-[.C460]" office:value-type="float" office:value="1041">
            <text:p>1041</text:p>
          </table:table-cell>
          <table:table-cell table:formula="of:=[.E461]+[.G461]-[.E460]-[.G460]" office:value-type="float" office:value="1037">
            <text:p>1037</text:p>
          </table:table-cell>
          <table:table-cell table:formula="of:=[.B461]+[.D461]-[.B460]-[.D460]" office:value-type="float" office:value="33">
            <text:p>33</text:p>
          </table:table-cell>
          <table:table-cell table:formula="of:=[.F461]+[.H461]-[.F460]-[.H4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2528">
            <text:p>162528</text:p>
          </table:table-cell>
          <table:table-cell office:value-type="float" office:value="4582">
            <text:p>4582</text:p>
          </table:table-cell>
          <table:table-cell office:value-type="float" office:value="333892">
            <text:p>333892</text:p>
          </table:table-cell>
          <table:table-cell office:value-type="float" office:value="11166">
            <text:p>11166</text:p>
          </table:table-cell>
          <table:table-cell office:value-type="float" office:value="319650">
            <text:p>319650</text:p>
          </table:table-cell>
          <table:table-cell office:value-type="float" office:value="8166">
            <text:p>8166</text:p>
          </table:table-cell>
          <table:table-cell office:value-type="float" office:value="546324">
            <text:p>546324</text:p>
          </table:table-cell>
          <table:table-cell office:value-type="float" office:value="17834">
            <text:p>17834</text:p>
          </table:table-cell>
          <table:table-cell table:number-columns-repeated="2"/>
          <table:table-cell table:formula="of:=[.A462]+[.C462]-[.A461]-[.C461]" office:value-type="float" office:value="1037">
            <text:p>1037</text:p>
          </table:table-cell>
          <table:table-cell table:formula="of:=[.E462]+[.G462]-[.E461]-[.G461]" office:value-type="float" office:value="1041">
            <text:p>1041</text:p>
          </table:table-cell>
          <table:table-cell table:formula="of:=[.B462]+[.D462]-[.B461]-[.D461]" office:value-type="float" office:value="33">
            <text:p>33</text:p>
          </table:table-cell>
          <table:table-cell table:formula="of:=[.F462]+[.H462]-[.F461]-[.H4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2847">
            <text:p>162847</text:p>
          </table:table-cell>
          <table:table-cell office:value-type="float" office:value="4591">
            <text:p>4591</text:p>
          </table:table-cell>
          <table:table-cell office:value-type="float" office:value="334610">
            <text:p>334610</text:p>
          </table:table-cell>
          <table:table-cell office:value-type="float" office:value="11190">
            <text:p>11190</text:p>
          </table:table-cell>
          <table:table-cell office:value-type="float" office:value="319973">
            <text:p>319973</text:p>
          </table:table-cell>
          <table:table-cell office:value-type="float" office:value="8175">
            <text:p>8175</text:p>
          </table:table-cell>
          <table:table-cell office:value-type="float" office:value="547042">
            <text:p>547042</text:p>
          </table:table-cell>
          <table:table-cell office:value-type="float" office:value="17858">
            <text:p>17858</text:p>
          </table:table-cell>
          <table:table-cell table:number-columns-repeated="2"/>
          <table:table-cell table:formula="of:=[.A463]+[.C463]-[.A462]-[.C462]" office:value-type="float" office:value="1041">
            <text:p>1041</text:p>
          </table:table-cell>
          <table:table-cell table:formula="of:=[.E463]+[.G463]-[.E462]-[.G462]" office:value-type="float" office:value="1057">
            <text:p>1057</text:p>
          </table:table-cell>
          <table:table-cell table:formula="of:=[.B463]+[.D463]-[.B462]-[.D462]" office:value-type="float" office:value="33">
            <text:p>33</text:p>
          </table:table-cell>
          <table:table-cell table:formula="of:=[.F463]+[.H463]-[.F462]-[.H46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3170">
            <text:p>163170</text:p>
          </table:table-cell>
          <table:table-cell office:value-type="float" office:value="4600">
            <text:p>4600</text:p>
          </table:table-cell>
          <table:table-cell office:value-type="float" office:value="335328">
            <text:p>335328</text:p>
          </table:table-cell>
          <table:table-cell office:value-type="float" office:value="11214">
            <text:p>11214</text:p>
          </table:table-cell>
          <table:table-cell office:value-type="float" office:value="320312">
            <text:p>320312</text:p>
          </table:table-cell>
          <table:table-cell office:value-type="float" office:value="8185">
            <text:p>8185</text:p>
          </table:table-cell>
          <table:table-cell office:value-type="float" office:value="547760">
            <text:p>547760</text:p>
          </table:table-cell>
          <table:table-cell office:value-type="float" office:value="17882">
            <text:p>17882</text:p>
          </table:table-cell>
          <table:table-cell table:number-columns-repeated="2"/>
          <table:table-cell table:formula="of:=[.A464]+[.C464]-[.A463]-[.C463]" office:value-type="float" office:value="1037">
            <text:p>1037</text:p>
          </table:table-cell>
          <table:table-cell table:formula="of:=[.E464]+[.G464]-[.E463]-[.G463]" office:value-type="float" office:value="1041">
            <text:p>1041</text:p>
          </table:table-cell>
          <table:table-cell table:formula="of:=[.B464]+[.D464]-[.B463]-[.D463]" office:value-type="float" office:value="33">
            <text:p>33</text:p>
          </table:table-cell>
          <table:table-cell table:formula="of:=[.F464]+[.H464]-[.F463]-[.H4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3489">
            <text:p>163489</text:p>
          </table:table-cell>
          <table:table-cell office:value-type="float" office:value="4609">
            <text:p>4609</text:p>
          </table:table-cell>
          <table:table-cell office:value-type="float" office:value="336046">
            <text:p>336046</text:p>
          </table:table-cell>
          <table:table-cell office:value-type="float" office:value="11238">
            <text:p>11238</text:p>
          </table:table-cell>
          <table:table-cell office:value-type="float" office:value="320635">
            <text:p>320635</text:p>
          </table:table-cell>
          <table:table-cell office:value-type="float" office:value="8194">
            <text:p>8194</text:p>
          </table:table-cell>
          <table:table-cell office:value-type="float" office:value="548478">
            <text:p>548478</text:p>
          </table:table-cell>
          <table:table-cell office:value-type="float" office:value="17906">
            <text:p>17906</text:p>
          </table:table-cell>
          <table:table-cell table:number-columns-repeated="2"/>
          <table:table-cell table:formula="of:=[.A465]+[.C465]-[.A464]-[.C464]" office:value-type="float" office:value="1041">
            <text:p>1041</text:p>
          </table:table-cell>
          <table:table-cell table:formula="of:=[.E465]+[.G465]-[.E464]-[.G464]" office:value-type="float" office:value="1037">
            <text:p>1037</text:p>
          </table:table-cell>
          <table:table-cell table:formula="of:=[.B465]+[.D465]-[.B464]-[.D464]" office:value-type="float" office:value="33">
            <text:p>33</text:p>
          </table:table-cell>
          <table:table-cell table:formula="of:=[.F465]+[.H465]-[.F464]-[.H4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3812">
            <text:p>163812</text:p>
          </table:table-cell>
          <table:table-cell office:value-type="float" office:value="4618">
            <text:p>4618</text:p>
          </table:table-cell>
          <table:table-cell office:value-type="float" office:value="336764">
            <text:p>336764</text:p>
          </table:table-cell>
          <table:table-cell office:value-type="float" office:value="11262">
            <text:p>11262</text:p>
          </table:table-cell>
          <table:table-cell office:value-type="float" office:value="320954">
            <text:p>320954</text:p>
          </table:table-cell>
          <table:table-cell office:value-type="float" office:value="8203">
            <text:p>8203</text:p>
          </table:table-cell>
          <table:table-cell office:value-type="float" office:value="549196">
            <text:p>549196</text:p>
          </table:table-cell>
          <table:table-cell office:value-type="float" office:value="17930">
            <text:p>17930</text:p>
          </table:table-cell>
          <table:table-cell table:number-columns-repeated="2"/>
          <table:table-cell table:formula="of:=[.A466]+[.C466]-[.A465]-[.C465]" office:value-type="float" office:value="1037">
            <text:p>1037</text:p>
          </table:table-cell>
          <table:table-cell table:formula="of:=[.E466]+[.G466]-[.E465]-[.G465]" office:value-type="float" office:value="1041">
            <text:p>1041</text:p>
          </table:table-cell>
          <table:table-cell table:formula="of:=[.B466]+[.D466]-[.B465]-[.D465]" office:value-type="float" office:value="33">
            <text:p>33</text:p>
          </table:table-cell>
          <table:table-cell table:formula="of:=[.F466]+[.H466]-[.F465]-[.H4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4131">
            <text:p>164131</text:p>
          </table:table-cell>
          <table:table-cell office:value-type="float" office:value="4627">
            <text:p>4627</text:p>
          </table:table-cell>
          <table:table-cell office:value-type="float" office:value="337482">
            <text:p>337482</text:p>
          </table:table-cell>
          <table:table-cell office:value-type="float" office:value="11286">
            <text:p>11286</text:p>
          </table:table-cell>
          <table:table-cell office:value-type="float" office:value="321277">
            <text:p>321277</text:p>
          </table:table-cell>
          <table:table-cell office:value-type="float" office:value="8212">
            <text:p>8212</text:p>
          </table:table-cell>
          <table:table-cell office:value-type="float" office:value="549914">
            <text:p>549914</text:p>
          </table:table-cell>
          <table:table-cell office:value-type="float" office:value="17954">
            <text:p>17954</text:p>
          </table:table-cell>
          <table:table-cell table:number-columns-repeated="2"/>
          <table:table-cell table:formula="of:=[.A467]+[.C467]-[.A466]-[.C466]" office:value-type="float" office:value="1041">
            <text:p>1041</text:p>
          </table:table-cell>
          <table:table-cell table:formula="of:=[.E467]+[.G467]-[.E466]-[.G466]" office:value-type="float" office:value="1037">
            <text:p>1037</text:p>
          </table:table-cell>
          <table:table-cell table:formula="of:=[.B467]+[.D467]-[.B466]-[.D466]" office:value-type="float" office:value="33">
            <text:p>33</text:p>
          </table:table-cell>
          <table:table-cell table:formula="of:=[.F467]+[.H467]-[.F466]-[.H4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4454">
            <text:p>164454</text:p>
          </table:table-cell>
          <table:table-cell office:value-type="float" office:value="4636">
            <text:p>4636</text:p>
          </table:table-cell>
          <table:table-cell office:value-type="float" office:value="338200">
            <text:p>338200</text:p>
          </table:table-cell>
          <table:table-cell office:value-type="float" office:value="11310">
            <text:p>11310</text:p>
          </table:table-cell>
          <table:table-cell office:value-type="float" office:value="321596">
            <text:p>321596</text:p>
          </table:table-cell>
          <table:table-cell office:value-type="float" office:value="8221">
            <text:p>8221</text:p>
          </table:table-cell>
          <table:table-cell office:value-type="float" office:value="550632">
            <text:p>550632</text:p>
          </table:table-cell>
          <table:table-cell office:value-type="float" office:value="17978">
            <text:p>17978</text:p>
          </table:table-cell>
          <table:table-cell table:number-columns-repeated="2"/>
          <table:table-cell table:formula="of:=[.A468]+[.C468]-[.A467]-[.C467]" office:value-type="float" office:value="1037">
            <text:p>1037</text:p>
          </table:table-cell>
          <table:table-cell table:formula="of:=[.E468]+[.G468]-[.E467]-[.G467]" office:value-type="float" office:value="1041">
            <text:p>1041</text:p>
          </table:table-cell>
          <table:table-cell table:formula="of:=[.B468]+[.D468]-[.B467]-[.D467]" office:value-type="float" office:value="33">
            <text:p>33</text:p>
          </table:table-cell>
          <table:table-cell table:formula="of:=[.F468]+[.H468]-[.F467]-[.H4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4773">
            <text:p>164773</text:p>
          </table:table-cell>
          <table:table-cell office:value-type="float" office:value="4645">
            <text:p>4645</text:p>
          </table:table-cell>
          <table:table-cell office:value-type="float" office:value="338918">
            <text:p>338918</text:p>
          </table:table-cell>
          <table:table-cell office:value-type="float" office:value="11334">
            <text:p>11334</text:p>
          </table:table-cell>
          <table:table-cell office:value-type="float" office:value="321919">
            <text:p>321919</text:p>
          </table:table-cell>
          <table:table-cell office:value-type="float" office:value="8230">
            <text:p>8230</text:p>
          </table:table-cell>
          <table:table-cell office:value-type="float" office:value="551350">
            <text:p>551350</text:p>
          </table:table-cell>
          <table:table-cell office:value-type="float" office:value="18002">
            <text:p>18002</text:p>
          </table:table-cell>
          <table:table-cell table:number-columns-repeated="2"/>
          <table:table-cell table:formula="of:=[.A469]+[.C469]-[.A468]-[.C468]" office:value-type="float" office:value="1041">
            <text:p>1041</text:p>
          </table:table-cell>
          <table:table-cell table:formula="of:=[.E469]+[.G469]-[.E468]-[.G468]" office:value-type="float" office:value="1037">
            <text:p>1037</text:p>
          </table:table-cell>
          <table:table-cell table:formula="of:=[.B469]+[.D469]-[.B468]-[.D468]" office:value-type="float" office:value="33">
            <text:p>33</text:p>
          </table:table-cell>
          <table:table-cell table:formula="of:=[.F469]+[.H469]-[.F468]-[.H4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5096">
            <text:p>165096</text:p>
          </table:table-cell>
          <table:table-cell office:value-type="float" office:value="4654">
            <text:p>4654</text:p>
          </table:table-cell>
          <table:table-cell office:value-type="float" office:value="339636">
            <text:p>339636</text:p>
          </table:table-cell>
          <table:table-cell office:value-type="float" office:value="11358">
            <text:p>11358</text:p>
          </table:table-cell>
          <table:table-cell office:value-type="float" office:value="322238">
            <text:p>322238</text:p>
          </table:table-cell>
          <table:table-cell office:value-type="float" office:value="8239">
            <text:p>8239</text:p>
          </table:table-cell>
          <table:table-cell office:value-type="float" office:value="552068">
            <text:p>552068</text:p>
          </table:table-cell>
          <table:table-cell office:value-type="float" office:value="18026">
            <text:p>18026</text:p>
          </table:table-cell>
          <table:table-cell table:number-columns-repeated="2"/>
          <table:table-cell table:formula="of:=[.A470]+[.C470]-[.A469]-[.C469]" office:value-type="float" office:value="1037">
            <text:p>1037</text:p>
          </table:table-cell>
          <table:table-cell table:formula="of:=[.E470]+[.G470]-[.E469]-[.G469]" office:value-type="float" office:value="1041">
            <text:p>1041</text:p>
          </table:table-cell>
          <table:table-cell table:formula="of:=[.B470]+[.D470]-[.B469]-[.D469]" office:value-type="float" office:value="33">
            <text:p>33</text:p>
          </table:table-cell>
          <table:table-cell table:formula="of:=[.F470]+[.H470]-[.F469]-[.H4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5415">
            <text:p>165415</text:p>
          </table:table-cell>
          <table:table-cell office:value-type="float" office:value="4663">
            <text:p>4663</text:p>
          </table:table-cell>
          <table:table-cell office:value-type="float" office:value="340354">
            <text:p>340354</text:p>
          </table:table-cell>
          <table:table-cell office:value-type="float" office:value="11382">
            <text:p>11382</text:p>
          </table:table-cell>
          <table:table-cell office:value-type="float" office:value="322561">
            <text:p>322561</text:p>
          </table:table-cell>
          <table:table-cell office:value-type="float" office:value="8248">
            <text:p>8248</text:p>
          </table:table-cell>
          <table:table-cell office:value-type="float" office:value="552786">
            <text:p>552786</text:p>
          </table:table-cell>
          <table:table-cell office:value-type="float" office:value="18050">
            <text:p>18050</text:p>
          </table:table-cell>
          <table:table-cell table:number-columns-repeated="2"/>
          <table:table-cell table:formula="of:=[.A471]+[.C471]-[.A470]-[.C470]" office:value-type="float" office:value="1041">
            <text:p>1041</text:p>
          </table:table-cell>
          <table:table-cell table:formula="of:=[.E471]+[.G471]-[.E470]-[.G470]" office:value-type="float" office:value="1057">
            <text:p>1057</text:p>
          </table:table-cell>
          <table:table-cell table:formula="of:=[.B471]+[.D471]-[.B470]-[.D470]" office:value-type="float" office:value="33">
            <text:p>33</text:p>
          </table:table-cell>
          <table:table-cell table:formula="of:=[.F471]+[.H471]-[.F470]-[.H47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5738">
            <text:p>165738</text:p>
          </table:table-cell>
          <table:table-cell office:value-type="float" office:value="4672">
            <text:p>4672</text:p>
          </table:table-cell>
          <table:table-cell office:value-type="float" office:value="341072">
            <text:p>341072</text:p>
          </table:table-cell>
          <table:table-cell office:value-type="float" office:value="11406">
            <text:p>11406</text:p>
          </table:table-cell>
          <table:table-cell office:value-type="float" office:value="322900">
            <text:p>322900</text:p>
          </table:table-cell>
          <table:table-cell office:value-type="float" office:value="8258">
            <text:p>8258</text:p>
          </table:table-cell>
          <table:table-cell office:value-type="float" office:value="553504">
            <text:p>553504</text:p>
          </table:table-cell>
          <table:table-cell office:value-type="float" office:value="18074">
            <text:p>18074</text:p>
          </table:table-cell>
          <table:table-cell table:number-columns-repeated="2"/>
          <table:table-cell table:formula="of:=[.A472]+[.C472]-[.A471]-[.C471]" office:value-type="float" office:value="1037">
            <text:p>1037</text:p>
          </table:table-cell>
          <table:table-cell table:formula="of:=[.E472]+[.G472]-[.E471]-[.G471]" office:value-type="float" office:value="1041">
            <text:p>1041</text:p>
          </table:table-cell>
          <table:table-cell table:formula="of:=[.B472]+[.D472]-[.B471]-[.D471]" office:value-type="float" office:value="33">
            <text:p>33</text:p>
          </table:table-cell>
          <table:table-cell table:formula="of:=[.F472]+[.H472]-[.F471]-[.H4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6057">
            <text:p>166057</text:p>
          </table:table-cell>
          <table:table-cell office:value-type="float" office:value="4681">
            <text:p>4681</text:p>
          </table:table-cell>
          <table:table-cell office:value-type="float" office:value="341790">
            <text:p>341790</text:p>
          </table:table-cell>
          <table:table-cell office:value-type="float" office:value="11430">
            <text:p>11430</text:p>
          </table:table-cell>
          <table:table-cell office:value-type="float" office:value="323223">
            <text:p>323223</text:p>
          </table:table-cell>
          <table:table-cell office:value-type="float" office:value="8267">
            <text:p>8267</text:p>
          </table:table-cell>
          <table:table-cell office:value-type="float" office:value="554222">
            <text:p>554222</text:p>
          </table:table-cell>
          <table:table-cell office:value-type="float" office:value="18098">
            <text:p>18098</text:p>
          </table:table-cell>
          <table:table-cell table:number-columns-repeated="2"/>
          <table:table-cell table:formula="of:=[.A473]+[.C473]-[.A472]-[.C472]" office:value-type="float" office:value="1041">
            <text:p>1041</text:p>
          </table:table-cell>
          <table:table-cell table:formula="of:=[.E473]+[.G473]-[.E472]-[.G472]" office:value-type="float" office:value="1037">
            <text:p>1037</text:p>
          </table:table-cell>
          <table:table-cell table:formula="of:=[.B473]+[.D473]-[.B472]-[.D472]" office:value-type="float" office:value="33">
            <text:p>33</text:p>
          </table:table-cell>
          <table:table-cell table:formula="of:=[.F473]+[.H473]-[.F472]-[.H4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6380">
            <text:p>166380</text:p>
          </table:table-cell>
          <table:table-cell office:value-type="float" office:value="4690">
            <text:p>4690</text:p>
          </table:table-cell>
          <table:table-cell office:value-type="float" office:value="342508">
            <text:p>342508</text:p>
          </table:table-cell>
          <table:table-cell office:value-type="float" office:value="11454">
            <text:p>11454</text:p>
          </table:table-cell>
          <table:table-cell office:value-type="float" office:value="323542">
            <text:p>323542</text:p>
          </table:table-cell>
          <table:table-cell office:value-type="float" office:value="8276">
            <text:p>8276</text:p>
          </table:table-cell>
          <table:table-cell office:value-type="float" office:value="554940">
            <text:p>554940</text:p>
          </table:table-cell>
          <table:table-cell office:value-type="float" office:value="18122">
            <text:p>18122</text:p>
          </table:table-cell>
          <table:table-cell table:number-columns-repeated="2"/>
          <table:table-cell table:formula="of:=[.A474]+[.C474]-[.A473]-[.C473]" office:value-type="float" office:value="1037">
            <text:p>1037</text:p>
          </table:table-cell>
          <table:table-cell table:formula="of:=[.E474]+[.G474]-[.E473]-[.G473]" office:value-type="float" office:value="1041">
            <text:p>1041</text:p>
          </table:table-cell>
          <table:table-cell table:formula="of:=[.B474]+[.D474]-[.B473]-[.D473]" office:value-type="float" office:value="33">
            <text:p>33</text:p>
          </table:table-cell>
          <table:table-cell table:formula="of:=[.F474]+[.H474]-[.F473]-[.H4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6699">
            <text:p>166699</text:p>
          </table:table-cell>
          <table:table-cell office:value-type="float" office:value="4699">
            <text:p>4699</text:p>
          </table:table-cell>
          <table:table-cell office:value-type="float" office:value="343226">
            <text:p>343226</text:p>
          </table:table-cell>
          <table:table-cell office:value-type="float" office:value="11478">
            <text:p>11478</text:p>
          </table:table-cell>
          <table:table-cell office:value-type="float" office:value="323865">
            <text:p>323865</text:p>
          </table:table-cell>
          <table:table-cell office:value-type="float" office:value="8285">
            <text:p>8285</text:p>
          </table:table-cell>
          <table:table-cell office:value-type="float" office:value="555658">
            <text:p>555658</text:p>
          </table:table-cell>
          <table:table-cell office:value-type="float" office:value="18146">
            <text:p>18146</text:p>
          </table:table-cell>
          <table:table-cell table:number-columns-repeated="2"/>
          <table:table-cell table:formula="of:=[.A475]+[.C475]-[.A474]-[.C474]" office:value-type="float" office:value="1041">
            <text:p>1041</text:p>
          </table:table-cell>
          <table:table-cell table:formula="of:=[.E475]+[.G475]-[.E474]-[.G474]" office:value-type="float" office:value="1037">
            <text:p>1037</text:p>
          </table:table-cell>
          <table:table-cell table:formula="of:=[.B475]+[.D475]-[.B474]-[.D474]" office:value-type="float" office:value="33">
            <text:p>33</text:p>
          </table:table-cell>
          <table:table-cell table:formula="of:=[.F475]+[.H475]-[.F474]-[.H4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7022">
            <text:p>167022</text:p>
          </table:table-cell>
          <table:table-cell office:value-type="float" office:value="4708">
            <text:p>4708</text:p>
          </table:table-cell>
          <table:table-cell office:value-type="float" office:value="343944">
            <text:p>343944</text:p>
          </table:table-cell>
          <table:table-cell office:value-type="float" office:value="11502">
            <text:p>11502</text:p>
          </table:table-cell>
          <table:table-cell office:value-type="float" office:value="324184">
            <text:p>324184</text:p>
          </table:table-cell>
          <table:table-cell office:value-type="float" office:value="8294">
            <text:p>8294</text:p>
          </table:table-cell>
          <table:table-cell office:value-type="float" office:value="556376">
            <text:p>556376</text:p>
          </table:table-cell>
          <table:table-cell office:value-type="float" office:value="18170">
            <text:p>18170</text:p>
          </table:table-cell>
          <table:table-cell table:number-columns-repeated="2"/>
          <table:table-cell table:formula="of:=[.A476]+[.C476]-[.A475]-[.C475]" office:value-type="float" office:value="1037">
            <text:p>1037</text:p>
          </table:table-cell>
          <table:table-cell table:formula="of:=[.E476]+[.G476]-[.E475]-[.G475]" office:value-type="float" office:value="1041">
            <text:p>1041</text:p>
          </table:table-cell>
          <table:table-cell table:formula="of:=[.B476]+[.D476]-[.B475]-[.D475]" office:value-type="float" office:value="33">
            <text:p>33</text:p>
          </table:table-cell>
          <table:table-cell table:formula="of:=[.F476]+[.H476]-[.F475]-[.H4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7341">
            <text:p>167341</text:p>
          </table:table-cell>
          <table:table-cell office:value-type="float" office:value="4717">
            <text:p>4717</text:p>
          </table:table-cell>
          <table:table-cell office:value-type="float" office:value="344662">
            <text:p>344662</text:p>
          </table:table-cell>
          <table:table-cell office:value-type="float" office:value="11526">
            <text:p>11526</text:p>
          </table:table-cell>
          <table:table-cell office:value-type="float" office:value="324507">
            <text:p>324507</text:p>
          </table:table-cell>
          <table:table-cell office:value-type="float" office:value="8303">
            <text:p>8303</text:p>
          </table:table-cell>
          <table:table-cell office:value-type="float" office:value="557094">
            <text:p>557094</text:p>
          </table:table-cell>
          <table:table-cell office:value-type="float" office:value="18194">
            <text:p>18194</text:p>
          </table:table-cell>
          <table:table-cell table:number-columns-repeated="2"/>
          <table:table-cell table:formula="of:=[.A477]+[.C477]-[.A476]-[.C476]" office:value-type="float" office:value="1041">
            <text:p>1041</text:p>
          </table:table-cell>
          <table:table-cell table:formula="of:=[.E477]+[.G477]-[.E476]-[.G476]" office:value-type="float" office:value="1037">
            <text:p>1037</text:p>
          </table:table-cell>
          <table:table-cell table:formula="of:=[.B477]+[.D477]-[.B476]-[.D476]" office:value-type="float" office:value="33">
            <text:p>33</text:p>
          </table:table-cell>
          <table:table-cell table:formula="of:=[.F477]+[.H477]-[.F476]-[.H4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7664">
            <text:p>167664</text:p>
          </table:table-cell>
          <table:table-cell office:value-type="float" office:value="4726">
            <text:p>4726</text:p>
          </table:table-cell>
          <table:table-cell office:value-type="float" office:value="345380">
            <text:p>345380</text:p>
          </table:table-cell>
          <table:table-cell office:value-type="float" office:value="11550">
            <text:p>11550</text:p>
          </table:table-cell>
          <table:table-cell office:value-type="float" office:value="324826">
            <text:p>324826</text:p>
          </table:table-cell>
          <table:table-cell office:value-type="float" office:value="8312">
            <text:p>8312</text:p>
          </table:table-cell>
          <table:table-cell office:value-type="float" office:value="557812">
            <text:p>557812</text:p>
          </table:table-cell>
          <table:table-cell office:value-type="float" office:value="18218">
            <text:p>18218</text:p>
          </table:table-cell>
          <table:table-cell table:number-columns-repeated="2"/>
          <table:table-cell table:formula="of:=[.A478]+[.C478]-[.A477]-[.C477]" office:value-type="float" office:value="1037">
            <text:p>1037</text:p>
          </table:table-cell>
          <table:table-cell table:formula="of:=[.E478]+[.G478]-[.E477]-[.G477]" office:value-type="float" office:value="1041">
            <text:p>1041</text:p>
          </table:table-cell>
          <table:table-cell table:formula="of:=[.B478]+[.D478]-[.B477]-[.D477]" office:value-type="float" office:value="33">
            <text:p>33</text:p>
          </table:table-cell>
          <table:table-cell table:formula="of:=[.F478]+[.H478]-[.F477]-[.H4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7983">
            <text:p>167983</text:p>
          </table:table-cell>
          <table:table-cell office:value-type="float" office:value="4735">
            <text:p>4735</text:p>
          </table:table-cell>
          <table:table-cell office:value-type="float" office:value="346098">
            <text:p>346098</text:p>
          </table:table-cell>
          <table:table-cell office:value-type="float" office:value="11574">
            <text:p>11574</text:p>
          </table:table-cell>
          <table:table-cell office:value-type="float" office:value="325149">
            <text:p>325149</text:p>
          </table:table-cell>
          <table:table-cell office:value-type="float" office:value="8321">
            <text:p>8321</text:p>
          </table:table-cell>
          <table:table-cell office:value-type="float" office:value="558530">
            <text:p>558530</text:p>
          </table:table-cell>
          <table:table-cell office:value-type="float" office:value="18242">
            <text:p>18242</text:p>
          </table:table-cell>
          <table:table-cell table:number-columns-repeated="2"/>
          <table:table-cell table:formula="of:=[.A479]+[.C479]-[.A478]-[.C478]" office:value-type="float" office:value="1041">
            <text:p>1041</text:p>
          </table:table-cell>
          <table:table-cell table:formula="of:=[.E479]+[.G479]-[.E478]-[.G478]" office:value-type="float" office:value="1057">
            <text:p>1057</text:p>
          </table:table-cell>
          <table:table-cell table:formula="of:=[.B479]+[.D479]-[.B478]-[.D478]" office:value-type="float" office:value="33">
            <text:p>33</text:p>
          </table:table-cell>
          <table:table-cell table:formula="of:=[.F479]+[.H479]-[.F478]-[.H47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8306">
            <text:p>168306</text:p>
          </table:table-cell>
          <table:table-cell office:value-type="float" office:value="4744">
            <text:p>4744</text:p>
          </table:table-cell>
          <table:table-cell office:value-type="float" office:value="346816">
            <text:p>346816</text:p>
          </table:table-cell>
          <table:table-cell office:value-type="float" office:value="11598">
            <text:p>11598</text:p>
          </table:table-cell>
          <table:table-cell office:value-type="float" office:value="325488">
            <text:p>325488</text:p>
          </table:table-cell>
          <table:table-cell office:value-type="float" office:value="8331">
            <text:p>8331</text:p>
          </table:table-cell>
          <table:table-cell office:value-type="float" office:value="559248">
            <text:p>559248</text:p>
          </table:table-cell>
          <table:table-cell office:value-type="float" office:value="18266">
            <text:p>18266</text:p>
          </table:table-cell>
          <table:table-cell table:number-columns-repeated="2"/>
          <table:table-cell table:formula="of:=[.A480]+[.C480]-[.A479]-[.C479]" office:value-type="float" office:value="1037">
            <text:p>1037</text:p>
          </table:table-cell>
          <table:table-cell table:formula="of:=[.E480]+[.G480]-[.E479]-[.G479]" office:value-type="float" office:value="1041">
            <text:p>1041</text:p>
          </table:table-cell>
          <table:table-cell table:formula="of:=[.B480]+[.D480]-[.B479]-[.D479]" office:value-type="float" office:value="33">
            <text:p>33</text:p>
          </table:table-cell>
          <table:table-cell table:formula="of:=[.F480]+[.H480]-[.F479]-[.H4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8625">
            <text:p>168625</text:p>
          </table:table-cell>
          <table:table-cell office:value-type="float" office:value="4753">
            <text:p>4753</text:p>
          </table:table-cell>
          <table:table-cell office:value-type="float" office:value="347534">
            <text:p>347534</text:p>
          </table:table-cell>
          <table:table-cell office:value-type="float" office:value="11622">
            <text:p>11622</text:p>
          </table:table-cell>
          <table:table-cell office:value-type="float" office:value="325811">
            <text:p>325811</text:p>
          </table:table-cell>
          <table:table-cell office:value-type="float" office:value="8340">
            <text:p>8340</text:p>
          </table:table-cell>
          <table:table-cell office:value-type="float" office:value="559966">
            <text:p>559966</text:p>
          </table:table-cell>
          <table:table-cell office:value-type="float" office:value="18290">
            <text:p>18290</text:p>
          </table:table-cell>
          <table:table-cell table:number-columns-repeated="2"/>
          <table:table-cell table:formula="of:=[.A481]+[.C481]-[.A480]-[.C480]" office:value-type="float" office:value="1041">
            <text:p>1041</text:p>
          </table:table-cell>
          <table:table-cell table:formula="of:=[.E481]+[.G481]-[.E480]-[.G480]" office:value-type="float" office:value="1037">
            <text:p>1037</text:p>
          </table:table-cell>
          <table:table-cell table:formula="of:=[.B481]+[.D481]-[.B480]-[.D480]" office:value-type="float" office:value="33">
            <text:p>33</text:p>
          </table:table-cell>
          <table:table-cell table:formula="of:=[.F481]+[.H481]-[.F480]-[.H4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8948">
            <text:p>168948</text:p>
          </table:table-cell>
          <table:table-cell office:value-type="float" office:value="4762">
            <text:p>4762</text:p>
          </table:table-cell>
          <table:table-cell office:value-type="float" office:value="348252">
            <text:p>348252</text:p>
          </table:table-cell>
          <table:table-cell office:value-type="float" office:value="11646">
            <text:p>11646</text:p>
          </table:table-cell>
          <table:table-cell office:value-type="float" office:value="326130">
            <text:p>326130</text:p>
          </table:table-cell>
          <table:table-cell office:value-type="float" office:value="8349">
            <text:p>8349</text:p>
          </table:table-cell>
          <table:table-cell office:value-type="float" office:value="560684">
            <text:p>560684</text:p>
          </table:table-cell>
          <table:table-cell office:value-type="float" office:value="18314">
            <text:p>18314</text:p>
          </table:table-cell>
          <table:table-cell table:number-columns-repeated="2"/>
          <table:table-cell table:formula="of:=[.A482]+[.C482]-[.A481]-[.C481]" office:value-type="float" office:value="1037">
            <text:p>1037</text:p>
          </table:table-cell>
          <table:table-cell table:formula="of:=[.E482]+[.G482]-[.E481]-[.G481]" office:value-type="float" office:value="1041">
            <text:p>1041</text:p>
          </table:table-cell>
          <table:table-cell table:formula="of:=[.B482]+[.D482]-[.B481]-[.D481]" office:value-type="float" office:value="33">
            <text:p>33</text:p>
          </table:table-cell>
          <table:table-cell table:formula="of:=[.F482]+[.H482]-[.F481]-[.H4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9267">
            <text:p>169267</text:p>
          </table:table-cell>
          <table:table-cell office:value-type="float" office:value="4771">
            <text:p>4771</text:p>
          </table:table-cell>
          <table:table-cell office:value-type="float" office:value="348970">
            <text:p>348970</text:p>
          </table:table-cell>
          <table:table-cell office:value-type="float" office:value="11670">
            <text:p>11670</text:p>
          </table:table-cell>
          <table:table-cell office:value-type="float" office:value="326453">
            <text:p>326453</text:p>
          </table:table-cell>
          <table:table-cell office:value-type="float" office:value="8358">
            <text:p>8358</text:p>
          </table:table-cell>
          <table:table-cell office:value-type="float" office:value="561402">
            <text:p>561402</text:p>
          </table:table-cell>
          <table:table-cell office:value-type="float" office:value="18338">
            <text:p>18338</text:p>
          </table:table-cell>
          <table:table-cell table:number-columns-repeated="2"/>
          <table:table-cell table:formula="of:=[.A483]+[.C483]-[.A482]-[.C482]" office:value-type="float" office:value="1041">
            <text:p>1041</text:p>
          </table:table-cell>
          <table:table-cell table:formula="of:=[.E483]+[.G483]-[.E482]-[.G482]" office:value-type="float" office:value="1057">
            <text:p>1057</text:p>
          </table:table-cell>
          <table:table-cell table:formula="of:=[.B483]+[.D483]-[.B482]-[.D482]" office:value-type="float" office:value="33">
            <text:p>33</text:p>
          </table:table-cell>
          <table:table-cell table:formula="of:=[.F483]+[.H483]-[.F482]-[.H48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69590">
            <text:p>169590</text:p>
          </table:table-cell>
          <table:table-cell office:value-type="float" office:value="4780">
            <text:p>4780</text:p>
          </table:table-cell>
          <table:table-cell office:value-type="float" office:value="349688">
            <text:p>349688</text:p>
          </table:table-cell>
          <table:table-cell office:value-type="float" office:value="11694">
            <text:p>11694</text:p>
          </table:table-cell>
          <table:table-cell office:value-type="float" office:value="326792">
            <text:p>326792</text:p>
          </table:table-cell>
          <table:table-cell office:value-type="float" office:value="8368">
            <text:p>8368</text:p>
          </table:table-cell>
          <table:table-cell office:value-type="float" office:value="562120">
            <text:p>562120</text:p>
          </table:table-cell>
          <table:table-cell office:value-type="float" office:value="18362">
            <text:p>18362</text:p>
          </table:table-cell>
          <table:table-cell table:number-columns-repeated="2"/>
          <table:table-cell table:formula="of:=[.A484]+[.C484]-[.A483]-[.C483]" office:value-type="float" office:value="1037">
            <text:p>1037</text:p>
          </table:table-cell>
          <table:table-cell table:formula="of:=[.E484]+[.G484]-[.E483]-[.G483]" office:value-type="float" office:value="1041">
            <text:p>1041</text:p>
          </table:table-cell>
          <table:table-cell table:formula="of:=[.B484]+[.D484]-[.B483]-[.D483]" office:value-type="float" office:value="33">
            <text:p>33</text:p>
          </table:table-cell>
          <table:table-cell table:formula="of:=[.F484]+[.H484]-[.F483]-[.H4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69909">
            <text:p>169909</text:p>
          </table:table-cell>
          <table:table-cell office:value-type="float" office:value="4789">
            <text:p>4789</text:p>
          </table:table-cell>
          <table:table-cell office:value-type="float" office:value="350406">
            <text:p>350406</text:p>
          </table:table-cell>
          <table:table-cell office:value-type="float" office:value="11718">
            <text:p>11718</text:p>
          </table:table-cell>
          <table:table-cell office:value-type="float" office:value="327115">
            <text:p>327115</text:p>
          </table:table-cell>
          <table:table-cell office:value-type="float" office:value="8377">
            <text:p>8377</text:p>
          </table:table-cell>
          <table:table-cell office:value-type="float" office:value="562838">
            <text:p>562838</text:p>
          </table:table-cell>
          <table:table-cell office:value-type="float" office:value="18386">
            <text:p>18386</text:p>
          </table:table-cell>
          <table:table-cell table:number-columns-repeated="2"/>
          <table:table-cell table:formula="of:=[.A485]+[.C485]-[.A484]-[.C484]" office:value-type="float" office:value="1041">
            <text:p>1041</text:p>
          </table:table-cell>
          <table:table-cell table:formula="of:=[.E485]+[.G485]-[.E484]-[.G484]" office:value-type="float" office:value="1037">
            <text:p>1037</text:p>
          </table:table-cell>
          <table:table-cell table:formula="of:=[.B485]+[.D485]-[.B484]-[.D484]" office:value-type="float" office:value="33">
            <text:p>33</text:p>
          </table:table-cell>
          <table:table-cell table:formula="of:=[.F485]+[.H485]-[.F484]-[.H4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0232">
            <text:p>170232</text:p>
          </table:table-cell>
          <table:table-cell office:value-type="float" office:value="4798">
            <text:p>4798</text:p>
          </table:table-cell>
          <table:table-cell office:value-type="float" office:value="351124">
            <text:p>351124</text:p>
          </table:table-cell>
          <table:table-cell office:value-type="float" office:value="11742">
            <text:p>11742</text:p>
          </table:table-cell>
          <table:table-cell office:value-type="float" office:value="327434">
            <text:p>327434</text:p>
          </table:table-cell>
          <table:table-cell office:value-type="float" office:value="8386">
            <text:p>8386</text:p>
          </table:table-cell>
          <table:table-cell office:value-type="float" office:value="563556">
            <text:p>563556</text:p>
          </table:table-cell>
          <table:table-cell office:value-type="float" office:value="18410">
            <text:p>18410</text:p>
          </table:table-cell>
          <table:table-cell table:number-columns-repeated="2"/>
          <table:table-cell table:formula="of:=[.A486]+[.C486]-[.A485]-[.C485]" office:value-type="float" office:value="1037">
            <text:p>1037</text:p>
          </table:table-cell>
          <table:table-cell table:formula="of:=[.E486]+[.G486]-[.E485]-[.G485]" office:value-type="float" office:value="1041">
            <text:p>1041</text:p>
          </table:table-cell>
          <table:table-cell table:formula="of:=[.B486]+[.D486]-[.B485]-[.D485]" office:value-type="float" office:value="33">
            <text:p>33</text:p>
          </table:table-cell>
          <table:table-cell table:formula="of:=[.F486]+[.H486]-[.F485]-[.H4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0551">
            <text:p>170551</text:p>
          </table:table-cell>
          <table:table-cell office:value-type="float" office:value="4807">
            <text:p>4807</text:p>
          </table:table-cell>
          <table:table-cell office:value-type="float" office:value="351842">
            <text:p>351842</text:p>
          </table:table-cell>
          <table:table-cell office:value-type="float" office:value="11766">
            <text:p>11766</text:p>
          </table:table-cell>
          <table:table-cell office:value-type="float" office:value="327757">
            <text:p>327757</text:p>
          </table:table-cell>
          <table:table-cell office:value-type="float" office:value="8395">
            <text:p>8395</text:p>
          </table:table-cell>
          <table:table-cell office:value-type="float" office:value="564274">
            <text:p>564274</text:p>
          </table:table-cell>
          <table:table-cell office:value-type="float" office:value="18434">
            <text:p>18434</text:p>
          </table:table-cell>
          <table:table-cell table:number-columns-repeated="2"/>
          <table:table-cell table:formula="of:=[.A487]+[.C487]-[.A486]-[.C486]" office:value-type="float" office:value="1041">
            <text:p>1041</text:p>
          </table:table-cell>
          <table:table-cell table:formula="of:=[.E487]+[.G487]-[.E486]-[.G486]" office:value-type="float" office:value="1057">
            <text:p>1057</text:p>
          </table:table-cell>
          <table:table-cell table:formula="of:=[.B487]+[.D487]-[.B486]-[.D486]" office:value-type="float" office:value="33">
            <text:p>33</text:p>
          </table:table-cell>
          <table:table-cell table:formula="of:=[.F487]+[.H487]-[.F486]-[.H48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70874">
            <text:p>170874</text:p>
          </table:table-cell>
          <table:table-cell office:value-type="float" office:value="4816">
            <text:p>4816</text:p>
          </table:table-cell>
          <table:table-cell office:value-type="float" office:value="352560">
            <text:p>352560</text:p>
          </table:table-cell>
          <table:table-cell office:value-type="float" office:value="11790">
            <text:p>11790</text:p>
          </table:table-cell>
          <table:table-cell office:value-type="float" office:value="328096">
            <text:p>328096</text:p>
          </table:table-cell>
          <table:table-cell office:value-type="float" office:value="8405">
            <text:p>8405</text:p>
          </table:table-cell>
          <table:table-cell office:value-type="float" office:value="564992">
            <text:p>564992</text:p>
          </table:table-cell>
          <table:table-cell office:value-type="float" office:value="18458">
            <text:p>18458</text:p>
          </table:table-cell>
          <table:table-cell table:number-columns-repeated="2"/>
          <table:table-cell table:formula="of:=[.A488]+[.C488]-[.A487]-[.C487]" office:value-type="float" office:value="1037">
            <text:p>1037</text:p>
          </table:table-cell>
          <table:table-cell table:formula="of:=[.E488]+[.G488]-[.E487]-[.G487]" office:value-type="float" office:value="1041">
            <text:p>1041</text:p>
          </table:table-cell>
          <table:table-cell table:formula="of:=[.B488]+[.D488]-[.B487]-[.D487]" office:value-type="float" office:value="33">
            <text:p>33</text:p>
          </table:table-cell>
          <table:table-cell table:formula="of:=[.F488]+[.H488]-[.F487]-[.H4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1193">
            <text:p>171193</text:p>
          </table:table-cell>
          <table:table-cell office:value-type="float" office:value="4825">
            <text:p>4825</text:p>
          </table:table-cell>
          <table:table-cell office:value-type="float" office:value="353278">
            <text:p>353278</text:p>
          </table:table-cell>
          <table:table-cell office:value-type="float" office:value="11814">
            <text:p>11814</text:p>
          </table:table-cell>
          <table:table-cell office:value-type="float" office:value="328419">
            <text:p>328419</text:p>
          </table:table-cell>
          <table:table-cell office:value-type="float" office:value="8414">
            <text:p>8414</text:p>
          </table:table-cell>
          <table:table-cell office:value-type="float" office:value="565710">
            <text:p>565710</text:p>
          </table:table-cell>
          <table:table-cell office:value-type="float" office:value="18482">
            <text:p>18482</text:p>
          </table:table-cell>
          <table:table-cell table:number-columns-repeated="2"/>
          <table:table-cell table:formula="of:=[.A489]+[.C489]-[.A488]-[.C488]" office:value-type="float" office:value="1041">
            <text:p>1041</text:p>
          </table:table-cell>
          <table:table-cell table:formula="of:=[.E489]+[.G489]-[.E488]-[.G488]" office:value-type="float" office:value="1037">
            <text:p>1037</text:p>
          </table:table-cell>
          <table:table-cell table:formula="of:=[.B489]+[.D489]-[.B488]-[.D488]" office:value-type="float" office:value="33">
            <text:p>33</text:p>
          </table:table-cell>
          <table:table-cell table:formula="of:=[.F489]+[.H489]-[.F488]-[.H4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1516">
            <text:p>171516</text:p>
          </table:table-cell>
          <table:table-cell office:value-type="float" office:value="4834">
            <text:p>4834</text:p>
          </table:table-cell>
          <table:table-cell office:value-type="float" office:value="353996">
            <text:p>353996</text:p>
          </table:table-cell>
          <table:table-cell office:value-type="float" office:value="11838">
            <text:p>11838</text:p>
          </table:table-cell>
          <table:table-cell office:value-type="float" office:value="328738">
            <text:p>328738</text:p>
          </table:table-cell>
          <table:table-cell office:value-type="float" office:value="8423">
            <text:p>8423</text:p>
          </table:table-cell>
          <table:table-cell office:value-type="float" office:value="566428">
            <text:p>566428</text:p>
          </table:table-cell>
          <table:table-cell office:value-type="float" office:value="18506">
            <text:p>18506</text:p>
          </table:table-cell>
          <table:table-cell table:number-columns-repeated="2"/>
          <table:table-cell table:formula="of:=[.A490]+[.C490]-[.A489]-[.C489]" office:value-type="float" office:value="1037">
            <text:p>1037</text:p>
          </table:table-cell>
          <table:table-cell table:formula="of:=[.E490]+[.G490]-[.E489]-[.G489]" office:value-type="float" office:value="1041">
            <text:p>1041</text:p>
          </table:table-cell>
          <table:table-cell table:formula="of:=[.B490]+[.D490]-[.B489]-[.D489]" office:value-type="float" office:value="33">
            <text:p>33</text:p>
          </table:table-cell>
          <table:table-cell table:formula="of:=[.F490]+[.H490]-[.F489]-[.H4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1835">
            <text:p>171835</text:p>
          </table:table-cell>
          <table:table-cell office:value-type="float" office:value="4843">
            <text:p>4843</text:p>
          </table:table-cell>
          <table:table-cell office:value-type="float" office:value="354714">
            <text:p>354714</text:p>
          </table:table-cell>
          <table:table-cell office:value-type="float" office:value="11862">
            <text:p>11862</text:p>
          </table:table-cell>
          <table:table-cell office:value-type="float" office:value="329061">
            <text:p>329061</text:p>
          </table:table-cell>
          <table:table-cell office:value-type="float" office:value="8432">
            <text:p>8432</text:p>
          </table:table-cell>
          <table:table-cell office:value-type="float" office:value="567146">
            <text:p>567146</text:p>
          </table:table-cell>
          <table:table-cell office:value-type="float" office:value="18530">
            <text:p>18530</text:p>
          </table:table-cell>
          <table:table-cell table:number-columns-repeated="2"/>
          <table:table-cell table:formula="of:=[.A491]+[.C491]-[.A490]-[.C490]" office:value-type="float" office:value="1041">
            <text:p>1041</text:p>
          </table:table-cell>
          <table:table-cell table:formula="of:=[.E491]+[.G491]-[.E490]-[.G490]" office:value-type="float" office:value="1037">
            <text:p>1037</text:p>
          </table:table-cell>
          <table:table-cell table:formula="of:=[.B491]+[.D491]-[.B490]-[.D490]" office:value-type="float" office:value="33">
            <text:p>33</text:p>
          </table:table-cell>
          <table:table-cell table:formula="of:=[.F491]+[.H491]-[.F490]-[.H4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2158">
            <text:p>172158</text:p>
          </table:table-cell>
          <table:table-cell office:value-type="float" office:value="4852">
            <text:p>4852</text:p>
          </table:table-cell>
          <table:table-cell office:value-type="float" office:value="355432">
            <text:p>355432</text:p>
          </table:table-cell>
          <table:table-cell office:value-type="float" office:value="11886">
            <text:p>11886</text:p>
          </table:table-cell>
          <table:table-cell office:value-type="float" office:value="329380">
            <text:p>329380</text:p>
          </table:table-cell>
          <table:table-cell office:value-type="float" office:value="8441">
            <text:p>8441</text:p>
          </table:table-cell>
          <table:table-cell office:value-type="float" office:value="567864">
            <text:p>567864</text:p>
          </table:table-cell>
          <table:table-cell office:value-type="float" office:value="18554">
            <text:p>18554</text:p>
          </table:table-cell>
          <table:table-cell table:number-columns-repeated="2"/>
          <table:table-cell table:formula="of:=[.A492]+[.C492]-[.A491]-[.C491]" office:value-type="float" office:value="1037">
            <text:p>1037</text:p>
          </table:table-cell>
          <table:table-cell table:formula="of:=[.E492]+[.G492]-[.E491]-[.G491]" office:value-type="float" office:value="1041">
            <text:p>1041</text:p>
          </table:table-cell>
          <table:table-cell table:formula="of:=[.B492]+[.D492]-[.B491]-[.D491]" office:value-type="float" office:value="33">
            <text:p>33</text:p>
          </table:table-cell>
          <table:table-cell table:formula="of:=[.F492]+[.H492]-[.F491]-[.H4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2477">
            <text:p>172477</text:p>
          </table:table-cell>
          <table:table-cell office:value-type="float" office:value="4861">
            <text:p>4861</text:p>
          </table:table-cell>
          <table:table-cell office:value-type="float" office:value="356150">
            <text:p>356150</text:p>
          </table:table-cell>
          <table:table-cell office:value-type="float" office:value="11910">
            <text:p>11910</text:p>
          </table:table-cell>
          <table:table-cell office:value-type="float" office:value="329703">
            <text:p>329703</text:p>
          </table:table-cell>
          <table:table-cell office:value-type="float" office:value="8450">
            <text:p>8450</text:p>
          </table:table-cell>
          <table:table-cell office:value-type="float" office:value="568582">
            <text:p>568582</text:p>
          </table:table-cell>
          <table:table-cell office:value-type="float" office:value="18578">
            <text:p>18578</text:p>
          </table:table-cell>
          <table:table-cell table:number-columns-repeated="2"/>
          <table:table-cell table:formula="of:=[.A493]+[.C493]-[.A492]-[.C492]" office:value-type="float" office:value="1041">
            <text:p>1041</text:p>
          </table:table-cell>
          <table:table-cell table:formula="of:=[.E493]+[.G493]-[.E492]-[.G492]" office:value-type="float" office:value="1037">
            <text:p>1037</text:p>
          </table:table-cell>
          <table:table-cell table:formula="of:=[.B493]+[.D493]-[.B492]-[.D492]" office:value-type="float" office:value="33">
            <text:p>33</text:p>
          </table:table-cell>
          <table:table-cell table:formula="of:=[.F493]+[.H493]-[.F492]-[.H4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2800">
            <text:p>172800</text:p>
          </table:table-cell>
          <table:table-cell office:value-type="float" office:value="4870">
            <text:p>4870</text:p>
          </table:table-cell>
          <table:table-cell office:value-type="float" office:value="356868">
            <text:p>356868</text:p>
          </table:table-cell>
          <table:table-cell office:value-type="float" office:value="11934">
            <text:p>11934</text:p>
          </table:table-cell>
          <table:table-cell office:value-type="float" office:value="330022">
            <text:p>330022</text:p>
          </table:table-cell>
          <table:table-cell office:value-type="float" office:value="8459">
            <text:p>8459</text:p>
          </table:table-cell>
          <table:table-cell office:value-type="float" office:value="569300">
            <text:p>569300</text:p>
          </table:table-cell>
          <table:table-cell office:value-type="float" office:value="18602">
            <text:p>18602</text:p>
          </table:table-cell>
          <table:table-cell table:number-columns-repeated="2"/>
          <table:table-cell table:formula="of:=[.A494]+[.C494]-[.A493]-[.C493]" office:value-type="float" office:value="1037">
            <text:p>1037</text:p>
          </table:table-cell>
          <table:table-cell table:formula="of:=[.E494]+[.G494]-[.E493]-[.G493]" office:value-type="float" office:value="1041">
            <text:p>1041</text:p>
          </table:table-cell>
          <table:table-cell table:formula="of:=[.B494]+[.D494]-[.B493]-[.D493]" office:value-type="float" office:value="33">
            <text:p>33</text:p>
          </table:table-cell>
          <table:table-cell table:formula="of:=[.F494]+[.H494]-[.F493]-[.H4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3119">
            <text:p>173119</text:p>
          </table:table-cell>
          <table:table-cell office:value-type="float" office:value="4879">
            <text:p>4879</text:p>
          </table:table-cell>
          <table:table-cell office:value-type="float" office:value="357586">
            <text:p>357586</text:p>
          </table:table-cell>
          <table:table-cell office:value-type="float" office:value="11958">
            <text:p>11958</text:p>
          </table:table-cell>
          <table:table-cell office:value-type="float" office:value="330345">
            <text:p>330345</text:p>
          </table:table-cell>
          <table:table-cell office:value-type="float" office:value="8468">
            <text:p>8468</text:p>
          </table:table-cell>
          <table:table-cell office:value-type="float" office:value="570018">
            <text:p>570018</text:p>
          </table:table-cell>
          <table:table-cell office:value-type="float" office:value="18626">
            <text:p>18626</text:p>
          </table:table-cell>
          <table:table-cell table:number-columns-repeated="2"/>
          <table:table-cell table:formula="of:=[.A495]+[.C495]-[.A494]-[.C494]" office:value-type="float" office:value="1041">
            <text:p>1041</text:p>
          </table:table-cell>
          <table:table-cell table:formula="of:=[.E495]+[.G495]-[.E494]-[.G494]" office:value-type="float" office:value="1057">
            <text:p>1057</text:p>
          </table:table-cell>
          <table:table-cell table:formula="of:=[.B495]+[.D495]-[.B494]-[.D494]" office:value-type="float" office:value="33">
            <text:p>33</text:p>
          </table:table-cell>
          <table:table-cell table:formula="of:=[.F495]+[.H495]-[.F494]-[.H49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73442">
            <text:p>173442</text:p>
          </table:table-cell>
          <table:table-cell office:value-type="float" office:value="4888">
            <text:p>4888</text:p>
          </table:table-cell>
          <table:table-cell office:value-type="float" office:value="358304">
            <text:p>358304</text:p>
          </table:table-cell>
          <table:table-cell office:value-type="float" office:value="11982">
            <text:p>11982</text:p>
          </table:table-cell>
          <table:table-cell office:value-type="float" office:value="330684">
            <text:p>330684</text:p>
          </table:table-cell>
          <table:table-cell office:value-type="float" office:value="8478">
            <text:p>8478</text:p>
          </table:table-cell>
          <table:table-cell office:value-type="float" office:value="570736">
            <text:p>570736</text:p>
          </table:table-cell>
          <table:table-cell office:value-type="float" office:value="18650">
            <text:p>18650</text:p>
          </table:table-cell>
          <table:table-cell table:number-columns-repeated="2"/>
          <table:table-cell table:formula="of:=[.A496]+[.C496]-[.A495]-[.C495]" office:value-type="float" office:value="1037">
            <text:p>1037</text:p>
          </table:table-cell>
          <table:table-cell table:formula="of:=[.E496]+[.G496]-[.E495]-[.G495]" office:value-type="float" office:value="1041">
            <text:p>1041</text:p>
          </table:table-cell>
          <table:table-cell table:formula="of:=[.B496]+[.D496]-[.B495]-[.D495]" office:value-type="float" office:value="33">
            <text:p>33</text:p>
          </table:table-cell>
          <table:table-cell table:formula="of:=[.F496]+[.H496]-[.F495]-[.H4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3761">
            <text:p>173761</text:p>
          </table:table-cell>
          <table:table-cell office:value-type="float" office:value="4897">
            <text:p>4897</text:p>
          </table:table-cell>
          <table:table-cell office:value-type="float" office:value="359022">
            <text:p>359022</text:p>
          </table:table-cell>
          <table:table-cell office:value-type="float" office:value="12006">
            <text:p>12006</text:p>
          </table:table-cell>
          <table:table-cell office:value-type="float" office:value="331007">
            <text:p>331007</text:p>
          </table:table-cell>
          <table:table-cell office:value-type="float" office:value="8487">
            <text:p>8487</text:p>
          </table:table-cell>
          <table:table-cell office:value-type="float" office:value="571454">
            <text:p>571454</text:p>
          </table:table-cell>
          <table:table-cell office:value-type="float" office:value="18674">
            <text:p>18674</text:p>
          </table:table-cell>
          <table:table-cell table:number-columns-repeated="2"/>
          <table:table-cell table:formula="of:=[.A497]+[.C497]-[.A496]-[.C496]" office:value-type="float" office:value="1041">
            <text:p>1041</text:p>
          </table:table-cell>
          <table:table-cell table:formula="of:=[.E497]+[.G497]-[.E496]-[.G496]" office:value-type="float" office:value="1037">
            <text:p>1037</text:p>
          </table:table-cell>
          <table:table-cell table:formula="of:=[.B497]+[.D497]-[.B496]-[.D496]" office:value-type="float" office:value="33">
            <text:p>33</text:p>
          </table:table-cell>
          <table:table-cell table:formula="of:=[.F497]+[.H497]-[.F496]-[.H4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4084">
            <text:p>174084</text:p>
          </table:table-cell>
          <table:table-cell office:value-type="float" office:value="4906">
            <text:p>4906</text:p>
          </table:table-cell>
          <table:table-cell office:value-type="float" office:value="359740">
            <text:p>359740</text:p>
          </table:table-cell>
          <table:table-cell office:value-type="float" office:value="12030">
            <text:p>12030</text:p>
          </table:table-cell>
          <table:table-cell office:value-type="float" office:value="331326">
            <text:p>331326</text:p>
          </table:table-cell>
          <table:table-cell office:value-type="float" office:value="8496">
            <text:p>8496</text:p>
          </table:table-cell>
          <table:table-cell office:value-type="float" office:value="572172">
            <text:p>572172</text:p>
          </table:table-cell>
          <table:table-cell office:value-type="float" office:value="18698">
            <text:p>18698</text:p>
          </table:table-cell>
          <table:table-cell table:number-columns-repeated="2"/>
          <table:table-cell table:formula="of:=[.A498]+[.C498]-[.A497]-[.C497]" office:value-type="float" office:value="1037">
            <text:p>1037</text:p>
          </table:table-cell>
          <table:table-cell table:formula="of:=[.E498]+[.G498]-[.E497]-[.G497]" office:value-type="float" office:value="1041">
            <text:p>1041</text:p>
          </table:table-cell>
          <table:table-cell table:formula="of:=[.B498]+[.D498]-[.B497]-[.D497]" office:value-type="float" office:value="33">
            <text:p>33</text:p>
          </table:table-cell>
          <table:table-cell table:formula="of:=[.F498]+[.H498]-[.F497]-[.H4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4403">
            <text:p>174403</text:p>
          </table:table-cell>
          <table:table-cell office:value-type="float" office:value="4915">
            <text:p>4915</text:p>
          </table:table-cell>
          <table:table-cell office:value-type="float" office:value="360458">
            <text:p>360458</text:p>
          </table:table-cell>
          <table:table-cell office:value-type="float" office:value="12054">
            <text:p>12054</text:p>
          </table:table-cell>
          <table:table-cell office:value-type="float" office:value="331649">
            <text:p>331649</text:p>
          </table:table-cell>
          <table:table-cell office:value-type="float" office:value="8505">
            <text:p>8505</text:p>
          </table:table-cell>
          <table:table-cell office:value-type="float" office:value="572890">
            <text:p>572890</text:p>
          </table:table-cell>
          <table:table-cell office:value-type="float" office:value="18722">
            <text:p>18722</text:p>
          </table:table-cell>
          <table:table-cell table:number-columns-repeated="2"/>
          <table:table-cell table:formula="of:=[.A499]+[.C499]-[.A498]-[.C498]" office:value-type="float" office:value="1041">
            <text:p>1041</text:p>
          </table:table-cell>
          <table:table-cell table:formula="of:=[.E499]+[.G499]-[.E498]-[.G498]" office:value-type="float" office:value="1037">
            <text:p>1037</text:p>
          </table:table-cell>
          <table:table-cell table:formula="of:=[.B499]+[.D499]-[.B498]-[.D498]" office:value-type="float" office:value="33">
            <text:p>33</text:p>
          </table:table-cell>
          <table:table-cell table:formula="of:=[.F499]+[.H499]-[.F498]-[.H4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4726">
            <text:p>174726</text:p>
          </table:table-cell>
          <table:table-cell office:value-type="float" office:value="4924">
            <text:p>4924</text:p>
          </table:table-cell>
          <table:table-cell office:value-type="float" office:value="361176">
            <text:p>361176</text:p>
          </table:table-cell>
          <table:table-cell office:value-type="float" office:value="12078">
            <text:p>12078</text:p>
          </table:table-cell>
          <table:table-cell office:value-type="float" office:value="331968">
            <text:p>331968</text:p>
          </table:table-cell>
          <table:table-cell office:value-type="float" office:value="8514">
            <text:p>8514</text:p>
          </table:table-cell>
          <table:table-cell office:value-type="float" office:value="573608">
            <text:p>573608</text:p>
          </table:table-cell>
          <table:table-cell office:value-type="float" office:value="18746">
            <text:p>18746</text:p>
          </table:table-cell>
          <table:table-cell table:number-columns-repeated="2"/>
          <table:table-cell table:formula="of:=[.A500]+[.C500]-[.A499]-[.C499]" office:value-type="float" office:value="1037">
            <text:p>1037</text:p>
          </table:table-cell>
          <table:table-cell table:formula="of:=[.E500]+[.G500]-[.E499]-[.G499]" office:value-type="float" office:value="1041">
            <text:p>1041</text:p>
          </table:table-cell>
          <table:table-cell table:formula="of:=[.B500]+[.D500]-[.B499]-[.D499]" office:value-type="float" office:value="33">
            <text:p>33</text:p>
          </table:table-cell>
          <table:table-cell table:formula="of:=[.F500]+[.H500]-[.F499]-[.H4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5045">
            <text:p>175045</text:p>
          </table:table-cell>
          <table:table-cell office:value-type="float" office:value="4933">
            <text:p>4933</text:p>
          </table:table-cell>
          <table:table-cell office:value-type="float" office:value="361894">
            <text:p>361894</text:p>
          </table:table-cell>
          <table:table-cell office:value-type="float" office:value="12102">
            <text:p>12102</text:p>
          </table:table-cell>
          <table:table-cell office:value-type="float" office:value="332291">
            <text:p>332291</text:p>
          </table:table-cell>
          <table:table-cell office:value-type="float" office:value="8523">
            <text:p>8523</text:p>
          </table:table-cell>
          <table:table-cell office:value-type="float" office:value="574326">
            <text:p>574326</text:p>
          </table:table-cell>
          <table:table-cell office:value-type="float" office:value="18770">
            <text:p>18770</text:p>
          </table:table-cell>
          <table:table-cell table:number-columns-repeated="2"/>
          <table:table-cell table:formula="of:=[.A501]+[.C501]-[.A500]-[.C500]" office:value-type="float" office:value="1041">
            <text:p>1041</text:p>
          </table:table-cell>
          <table:table-cell table:formula="of:=[.E501]+[.G501]-[.E500]-[.G500]" office:value-type="float" office:value="1057">
            <text:p>1057</text:p>
          </table:table-cell>
          <table:table-cell table:formula="of:=[.B501]+[.D501]-[.B500]-[.D500]" office:value-type="float" office:value="33">
            <text:p>33</text:p>
          </table:table-cell>
          <table:table-cell table:formula="of:=[.F501]+[.H501]-[.F500]-[.H50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75368">
            <text:p>175368</text:p>
          </table:table-cell>
          <table:table-cell office:value-type="float" office:value="4942">
            <text:p>4942</text:p>
          </table:table-cell>
          <table:table-cell office:value-type="float" office:value="362612">
            <text:p>362612</text:p>
          </table:table-cell>
          <table:table-cell office:value-type="float" office:value="12126">
            <text:p>12126</text:p>
          </table:table-cell>
          <table:table-cell office:value-type="float" office:value="332630">
            <text:p>332630</text:p>
          </table:table-cell>
          <table:table-cell office:value-type="float" office:value="8533">
            <text:p>8533</text:p>
          </table:table-cell>
          <table:table-cell office:value-type="float" office:value="575044">
            <text:p>575044</text:p>
          </table:table-cell>
          <table:table-cell office:value-type="float" office:value="18794">
            <text:p>18794</text:p>
          </table:table-cell>
          <table:table-cell table:number-columns-repeated="2"/>
          <table:table-cell table:formula="of:=[.A502]+[.C502]-[.A501]-[.C501]" office:value-type="float" office:value="1037">
            <text:p>1037</text:p>
          </table:table-cell>
          <table:table-cell table:formula="of:=[.E502]+[.G502]-[.E501]-[.G501]" office:value-type="float" office:value="1041">
            <text:p>1041</text:p>
          </table:table-cell>
          <table:table-cell table:formula="of:=[.B502]+[.D502]-[.B501]-[.D501]" office:value-type="float" office:value="33">
            <text:p>33</text:p>
          </table:table-cell>
          <table:table-cell table:formula="of:=[.F502]+[.H502]-[.F501]-[.H5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5687">
            <text:p>175687</text:p>
          </table:table-cell>
          <table:table-cell office:value-type="float" office:value="4951">
            <text:p>4951</text:p>
          </table:table-cell>
          <table:table-cell office:value-type="float" office:value="363330">
            <text:p>363330</text:p>
          </table:table-cell>
          <table:table-cell office:value-type="float" office:value="12150">
            <text:p>12150</text:p>
          </table:table-cell>
          <table:table-cell office:value-type="float" office:value="332953">
            <text:p>332953</text:p>
          </table:table-cell>
          <table:table-cell office:value-type="float" office:value="8542">
            <text:p>8542</text:p>
          </table:table-cell>
          <table:table-cell office:value-type="float" office:value="575762">
            <text:p>575762</text:p>
          </table:table-cell>
          <table:table-cell office:value-type="float" office:value="18818">
            <text:p>18818</text:p>
          </table:table-cell>
          <table:table-cell table:number-columns-repeated="2"/>
          <table:table-cell table:formula="of:=[.A503]+[.C503]-[.A502]-[.C502]" office:value-type="float" office:value="1041">
            <text:p>1041</text:p>
          </table:table-cell>
          <table:table-cell table:formula="of:=[.E503]+[.G503]-[.E502]-[.G502]" office:value-type="float" office:value="1037">
            <text:p>1037</text:p>
          </table:table-cell>
          <table:table-cell table:formula="of:=[.B503]+[.D503]-[.B502]-[.D502]" office:value-type="float" office:value="33">
            <text:p>33</text:p>
          </table:table-cell>
          <table:table-cell table:formula="of:=[.F503]+[.H503]-[.F502]-[.H5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6010">
            <text:p>176010</text:p>
          </table:table-cell>
          <table:table-cell office:value-type="float" office:value="4960">
            <text:p>4960</text:p>
          </table:table-cell>
          <table:table-cell office:value-type="float" office:value="364048">
            <text:p>364048</text:p>
          </table:table-cell>
          <table:table-cell office:value-type="float" office:value="12174">
            <text:p>12174</text:p>
          </table:table-cell>
          <table:table-cell office:value-type="float" office:value="333272">
            <text:p>333272</text:p>
          </table:table-cell>
          <table:table-cell office:value-type="float" office:value="8551">
            <text:p>8551</text:p>
          </table:table-cell>
          <table:table-cell office:value-type="float" office:value="576480">
            <text:p>576480</text:p>
          </table:table-cell>
          <table:table-cell office:value-type="float" office:value="18842">
            <text:p>18842</text:p>
          </table:table-cell>
          <table:table-cell table:number-columns-repeated="2"/>
          <table:table-cell table:formula="of:=[.A504]+[.C504]-[.A503]-[.C503]" office:value-type="float" office:value="1037">
            <text:p>1037</text:p>
          </table:table-cell>
          <table:table-cell table:formula="of:=[.E504]+[.G504]-[.E503]-[.G503]" office:value-type="float" office:value="1041">
            <text:p>1041</text:p>
          </table:table-cell>
          <table:table-cell table:formula="of:=[.B504]+[.D504]-[.B503]-[.D503]" office:value-type="float" office:value="33">
            <text:p>33</text:p>
          </table:table-cell>
          <table:table-cell table:formula="of:=[.F504]+[.H504]-[.F503]-[.H5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6329">
            <text:p>176329</text:p>
          </table:table-cell>
          <table:table-cell office:value-type="float" office:value="4969">
            <text:p>4969</text:p>
          </table:table-cell>
          <table:table-cell office:value-type="float" office:value="364766">
            <text:p>364766</text:p>
          </table:table-cell>
          <table:table-cell office:value-type="float" office:value="12198">
            <text:p>12198</text:p>
          </table:table-cell>
          <table:table-cell office:value-type="float" office:value="333595">
            <text:p>333595</text:p>
          </table:table-cell>
          <table:table-cell office:value-type="float" office:value="8560">
            <text:p>8560</text:p>
          </table:table-cell>
          <table:table-cell office:value-type="float" office:value="577198">
            <text:p>577198</text:p>
          </table:table-cell>
          <table:table-cell office:value-type="float" office:value="18866">
            <text:p>18866</text:p>
          </table:table-cell>
          <table:table-cell table:number-columns-repeated="2"/>
          <table:table-cell table:formula="of:=[.A505]+[.C505]-[.A504]-[.C504]" office:value-type="float" office:value="1041">
            <text:p>1041</text:p>
          </table:table-cell>
          <table:table-cell table:formula="of:=[.E505]+[.G505]-[.E504]-[.G504]" office:value-type="float" office:value="1037">
            <text:p>1037</text:p>
          </table:table-cell>
          <table:table-cell table:formula="of:=[.B505]+[.D505]-[.B504]-[.D504]" office:value-type="float" office:value="33">
            <text:p>33</text:p>
          </table:table-cell>
          <table:table-cell table:formula="of:=[.F505]+[.H505]-[.F504]-[.H5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6652">
            <text:p>176652</text:p>
          </table:table-cell>
          <table:table-cell office:value-type="float" office:value="4978">
            <text:p>4978</text:p>
          </table:table-cell>
          <table:table-cell office:value-type="float" office:value="365484">
            <text:p>365484</text:p>
          </table:table-cell>
          <table:table-cell office:value-type="float" office:value="12222">
            <text:p>12222</text:p>
          </table:table-cell>
          <table:table-cell office:value-type="float" office:value="333914">
            <text:p>333914</text:p>
          </table:table-cell>
          <table:table-cell office:value-type="float" office:value="8569">
            <text:p>8569</text:p>
          </table:table-cell>
          <table:table-cell office:value-type="float" office:value="577916">
            <text:p>577916</text:p>
          </table:table-cell>
          <table:table-cell office:value-type="float" office:value="18890">
            <text:p>18890</text:p>
          </table:table-cell>
          <table:table-cell table:number-columns-repeated="2"/>
          <table:table-cell table:formula="of:=[.A506]+[.C506]-[.A505]-[.C505]" office:value-type="float" office:value="1037">
            <text:p>1037</text:p>
          </table:table-cell>
          <table:table-cell table:formula="of:=[.E506]+[.G506]-[.E505]-[.G505]" office:value-type="float" office:value="1041">
            <text:p>1041</text:p>
          </table:table-cell>
          <table:table-cell table:formula="of:=[.B506]+[.D506]-[.B505]-[.D505]" office:value-type="float" office:value="33">
            <text:p>33</text:p>
          </table:table-cell>
          <table:table-cell table:formula="of:=[.F506]+[.H506]-[.F505]-[.H5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6971">
            <text:p>176971</text:p>
          </table:table-cell>
          <table:table-cell office:value-type="float" office:value="4987">
            <text:p>4987</text:p>
          </table:table-cell>
          <table:table-cell office:value-type="float" office:value="366202">
            <text:p>366202</text:p>
          </table:table-cell>
          <table:table-cell office:value-type="float" office:value="12246">
            <text:p>12246</text:p>
          </table:table-cell>
          <table:table-cell office:value-type="float" office:value="334237">
            <text:p>334237</text:p>
          </table:table-cell>
          <table:table-cell office:value-type="float" office:value="8578">
            <text:p>8578</text:p>
          </table:table-cell>
          <table:table-cell office:value-type="float" office:value="578634">
            <text:p>578634</text:p>
          </table:table-cell>
          <table:table-cell office:value-type="float" office:value="18914">
            <text:p>18914</text:p>
          </table:table-cell>
          <table:table-cell table:number-columns-repeated="2"/>
          <table:table-cell table:formula="of:=[.A507]+[.C507]-[.A506]-[.C506]" office:value-type="float" office:value="1041">
            <text:p>1041</text:p>
          </table:table-cell>
          <table:table-cell table:formula="of:=[.E507]+[.G507]-[.E506]-[.G506]" office:value-type="float" office:value="1037">
            <text:p>1037</text:p>
          </table:table-cell>
          <table:table-cell table:formula="of:=[.B507]+[.D507]-[.B506]-[.D506]" office:value-type="float" office:value="33">
            <text:p>33</text:p>
          </table:table-cell>
          <table:table-cell table:formula="of:=[.F507]+[.H507]-[.F506]-[.H5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7294">
            <text:p>177294</text:p>
          </table:table-cell>
          <table:table-cell office:value-type="float" office:value="4996">
            <text:p>4996</text:p>
          </table:table-cell>
          <table:table-cell office:value-type="float" office:value="366920">
            <text:p>366920</text:p>
          </table:table-cell>
          <table:table-cell office:value-type="float" office:value="12270">
            <text:p>12270</text:p>
          </table:table-cell>
          <table:table-cell office:value-type="float" office:value="334556">
            <text:p>334556</text:p>
          </table:table-cell>
          <table:table-cell office:value-type="float" office:value="8587">
            <text:p>8587</text:p>
          </table:table-cell>
          <table:table-cell office:value-type="float" office:value="579352">
            <text:p>579352</text:p>
          </table:table-cell>
          <table:table-cell office:value-type="float" office:value="18938">
            <text:p>18938</text:p>
          </table:table-cell>
          <table:table-cell table:number-columns-repeated="2"/>
          <table:table-cell table:formula="of:=[.A508]+[.C508]-[.A507]-[.C507]" office:value-type="float" office:value="1037">
            <text:p>1037</text:p>
          </table:table-cell>
          <table:table-cell table:formula="of:=[.E508]+[.G508]-[.E507]-[.G507]" office:value-type="float" office:value="1041">
            <text:p>1041</text:p>
          </table:table-cell>
          <table:table-cell table:formula="of:=[.B508]+[.D508]-[.B507]-[.D507]" office:value-type="float" office:value="33">
            <text:p>33</text:p>
          </table:table-cell>
          <table:table-cell table:formula="of:=[.F508]+[.H508]-[.F507]-[.H5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7613">
            <text:p>177613</text:p>
          </table:table-cell>
          <table:table-cell office:value-type="float" office:value="5005">
            <text:p>5005</text:p>
          </table:table-cell>
          <table:table-cell office:value-type="float" office:value="367638">
            <text:p>367638</text:p>
          </table:table-cell>
          <table:table-cell office:value-type="float" office:value="12294">
            <text:p>12294</text:p>
          </table:table-cell>
          <table:table-cell office:value-type="float" office:value="334879">
            <text:p>334879</text:p>
          </table:table-cell>
          <table:table-cell office:value-type="float" office:value="8596">
            <text:p>8596</text:p>
          </table:table-cell>
          <table:table-cell office:value-type="float" office:value="580070">
            <text:p>580070</text:p>
          </table:table-cell>
          <table:table-cell office:value-type="float" office:value="18962">
            <text:p>18962</text:p>
          </table:table-cell>
          <table:table-cell table:number-columns-repeated="2"/>
          <table:table-cell table:formula="of:=[.A509]+[.C509]-[.A508]-[.C508]" office:value-type="float" office:value="1041">
            <text:p>1041</text:p>
          </table:table-cell>
          <table:table-cell table:formula="of:=[.E509]+[.G509]-[.E508]-[.G508]" office:value-type="float" office:value="1057">
            <text:p>1057</text:p>
          </table:table-cell>
          <table:table-cell table:formula="of:=[.B509]+[.D509]-[.B508]-[.D508]" office:value-type="float" office:value="33">
            <text:p>33</text:p>
          </table:table-cell>
          <table:table-cell table:formula="of:=[.F509]+[.H509]-[.F508]-[.H50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77936">
            <text:p>177936</text:p>
          </table:table-cell>
          <table:table-cell office:value-type="float" office:value="5014">
            <text:p>5014</text:p>
          </table:table-cell>
          <table:table-cell office:value-type="float" office:value="368356">
            <text:p>368356</text:p>
          </table:table-cell>
          <table:table-cell office:value-type="float" office:value="12318">
            <text:p>12318</text:p>
          </table:table-cell>
          <table:table-cell office:value-type="float" office:value="335218">
            <text:p>335218</text:p>
          </table:table-cell>
          <table:table-cell office:value-type="float" office:value="8606">
            <text:p>8606</text:p>
          </table:table-cell>
          <table:table-cell office:value-type="float" office:value="580788">
            <text:p>580788</text:p>
          </table:table-cell>
          <table:table-cell office:value-type="float" office:value="18986">
            <text:p>18986</text:p>
          </table:table-cell>
          <table:table-cell table:number-columns-repeated="2"/>
          <table:table-cell table:formula="of:=[.A510]+[.C510]-[.A509]-[.C509]" office:value-type="float" office:value="1037">
            <text:p>1037</text:p>
          </table:table-cell>
          <table:table-cell table:formula="of:=[.E510]+[.G510]-[.E509]-[.G509]" office:value-type="float" office:value="1041">
            <text:p>1041</text:p>
          </table:table-cell>
          <table:table-cell table:formula="of:=[.B510]+[.D510]-[.B509]-[.D509]" office:value-type="float" office:value="33">
            <text:p>33</text:p>
          </table:table-cell>
          <table:table-cell table:formula="of:=[.F510]+[.H510]-[.F509]-[.H5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8255">
            <text:p>178255</text:p>
          </table:table-cell>
          <table:table-cell office:value-type="float" office:value="5023">
            <text:p>5023</text:p>
          </table:table-cell>
          <table:table-cell office:value-type="float" office:value="369074">
            <text:p>369074</text:p>
          </table:table-cell>
          <table:table-cell office:value-type="float" office:value="12342">
            <text:p>12342</text:p>
          </table:table-cell>
          <table:table-cell office:value-type="float" office:value="335541">
            <text:p>335541</text:p>
          </table:table-cell>
          <table:table-cell office:value-type="float" office:value="8615">
            <text:p>8615</text:p>
          </table:table-cell>
          <table:table-cell office:value-type="float" office:value="581506">
            <text:p>581506</text:p>
          </table:table-cell>
          <table:table-cell office:value-type="float" office:value="19010">
            <text:p>19010</text:p>
          </table:table-cell>
          <table:table-cell table:number-columns-repeated="2"/>
          <table:table-cell table:formula="of:=[.A511]+[.C511]-[.A510]-[.C510]" office:value-type="float" office:value="1041">
            <text:p>1041</text:p>
          </table:table-cell>
          <table:table-cell table:formula="of:=[.E511]+[.G511]-[.E510]-[.G510]" office:value-type="float" office:value="1037">
            <text:p>1037</text:p>
          </table:table-cell>
          <table:table-cell table:formula="of:=[.B511]+[.D511]-[.B510]-[.D510]" office:value-type="float" office:value="33">
            <text:p>33</text:p>
          </table:table-cell>
          <table:table-cell table:formula="of:=[.F511]+[.H511]-[.F510]-[.H5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8578">
            <text:p>178578</text:p>
          </table:table-cell>
          <table:table-cell office:value-type="float" office:value="5032">
            <text:p>5032</text:p>
          </table:table-cell>
          <table:table-cell office:value-type="float" office:value="369792">
            <text:p>369792</text:p>
          </table:table-cell>
          <table:table-cell office:value-type="float" office:value="12366">
            <text:p>12366</text:p>
          </table:table-cell>
          <table:table-cell office:value-type="float" office:value="335860">
            <text:p>335860</text:p>
          </table:table-cell>
          <table:table-cell office:value-type="float" office:value="8624">
            <text:p>8624</text:p>
          </table:table-cell>
          <table:table-cell office:value-type="float" office:value="582224">
            <text:p>582224</text:p>
          </table:table-cell>
          <table:table-cell office:value-type="float" office:value="19034">
            <text:p>19034</text:p>
          </table:table-cell>
          <table:table-cell table:number-columns-repeated="2"/>
          <table:table-cell table:formula="of:=[.A512]+[.C512]-[.A511]-[.C511]" office:value-type="float" office:value="1037">
            <text:p>1037</text:p>
          </table:table-cell>
          <table:table-cell table:formula="of:=[.E512]+[.G512]-[.E511]-[.G511]" office:value-type="float" office:value="1041">
            <text:p>1041</text:p>
          </table:table-cell>
          <table:table-cell table:formula="of:=[.B512]+[.D512]-[.B511]-[.D511]" office:value-type="float" office:value="33">
            <text:p>33</text:p>
          </table:table-cell>
          <table:table-cell table:formula="of:=[.F512]+[.H512]-[.F511]-[.H5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8897">
            <text:p>178897</text:p>
          </table:table-cell>
          <table:table-cell office:value-type="float" office:value="5041">
            <text:p>5041</text:p>
          </table:table-cell>
          <table:table-cell office:value-type="float" office:value="370510">
            <text:p>370510</text:p>
          </table:table-cell>
          <table:table-cell office:value-type="float" office:value="12390">
            <text:p>12390</text:p>
          </table:table-cell>
          <table:table-cell office:value-type="float" office:value="336183">
            <text:p>336183</text:p>
          </table:table-cell>
          <table:table-cell office:value-type="float" office:value="8633">
            <text:p>8633</text:p>
          </table:table-cell>
          <table:table-cell office:value-type="float" office:value="582942">
            <text:p>582942</text:p>
          </table:table-cell>
          <table:table-cell office:value-type="float" office:value="19058">
            <text:p>19058</text:p>
          </table:table-cell>
          <table:table-cell table:number-columns-repeated="2"/>
          <table:table-cell table:formula="of:=[.A513]+[.C513]-[.A512]-[.C512]" office:value-type="float" office:value="1041">
            <text:p>1041</text:p>
          </table:table-cell>
          <table:table-cell table:formula="of:=[.E513]+[.G513]-[.E512]-[.G512]" office:value-type="float" office:value="1057">
            <text:p>1057</text:p>
          </table:table-cell>
          <table:table-cell table:formula="of:=[.B513]+[.D513]-[.B512]-[.D512]" office:value-type="float" office:value="33">
            <text:p>33</text:p>
          </table:table-cell>
          <table:table-cell table:formula="of:=[.F513]+[.H513]-[.F512]-[.H51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79220">
            <text:p>179220</text:p>
          </table:table-cell>
          <table:table-cell office:value-type="float" office:value="5050">
            <text:p>5050</text:p>
          </table:table-cell>
          <table:table-cell office:value-type="float" office:value="371228">
            <text:p>371228</text:p>
          </table:table-cell>
          <table:table-cell office:value-type="float" office:value="12414">
            <text:p>12414</text:p>
          </table:table-cell>
          <table:table-cell office:value-type="float" office:value="336522">
            <text:p>336522</text:p>
          </table:table-cell>
          <table:table-cell office:value-type="float" office:value="8643">
            <text:p>8643</text:p>
          </table:table-cell>
          <table:table-cell office:value-type="float" office:value="583660">
            <text:p>583660</text:p>
          </table:table-cell>
          <table:table-cell office:value-type="float" office:value="19082">
            <text:p>19082</text:p>
          </table:table-cell>
          <table:table-cell table:number-columns-repeated="2"/>
          <table:table-cell table:formula="of:=[.A514]+[.C514]-[.A513]-[.C513]" office:value-type="float" office:value="1037">
            <text:p>1037</text:p>
          </table:table-cell>
          <table:table-cell table:formula="of:=[.E514]+[.G514]-[.E513]-[.G513]" office:value-type="float" office:value="1041">
            <text:p>1041</text:p>
          </table:table-cell>
          <table:table-cell table:formula="of:=[.B514]+[.D514]-[.B513]-[.D513]" office:value-type="float" office:value="33">
            <text:p>33</text:p>
          </table:table-cell>
          <table:table-cell table:formula="of:=[.F514]+[.H514]-[.F513]-[.H5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9539">
            <text:p>179539</text:p>
          </table:table-cell>
          <table:table-cell office:value-type="float" office:value="5059">
            <text:p>5059</text:p>
          </table:table-cell>
          <table:table-cell office:value-type="float" office:value="371946">
            <text:p>371946</text:p>
          </table:table-cell>
          <table:table-cell office:value-type="float" office:value="12438">
            <text:p>12438</text:p>
          </table:table-cell>
          <table:table-cell office:value-type="float" office:value="336845">
            <text:p>336845</text:p>
          </table:table-cell>
          <table:table-cell office:value-type="float" office:value="8652">
            <text:p>8652</text:p>
          </table:table-cell>
          <table:table-cell office:value-type="float" office:value="584378">
            <text:p>584378</text:p>
          </table:table-cell>
          <table:table-cell office:value-type="float" office:value="19106">
            <text:p>19106</text:p>
          </table:table-cell>
          <table:table-cell table:number-columns-repeated="2"/>
          <table:table-cell table:formula="of:=[.A515]+[.C515]-[.A514]-[.C514]" office:value-type="float" office:value="1041">
            <text:p>1041</text:p>
          </table:table-cell>
          <table:table-cell table:formula="of:=[.E515]+[.G515]-[.E514]-[.G514]" office:value-type="float" office:value="1037">
            <text:p>1037</text:p>
          </table:table-cell>
          <table:table-cell table:formula="of:=[.B515]+[.D515]-[.B514]-[.D514]" office:value-type="float" office:value="33">
            <text:p>33</text:p>
          </table:table-cell>
          <table:table-cell table:formula="of:=[.F515]+[.H515]-[.F514]-[.H5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79862">
            <text:p>179862</text:p>
          </table:table-cell>
          <table:table-cell office:value-type="float" office:value="5068">
            <text:p>5068</text:p>
          </table:table-cell>
          <table:table-cell office:value-type="float" office:value="372664">
            <text:p>372664</text:p>
          </table:table-cell>
          <table:table-cell office:value-type="float" office:value="12462">
            <text:p>12462</text:p>
          </table:table-cell>
          <table:table-cell office:value-type="float" office:value="337164">
            <text:p>337164</text:p>
          </table:table-cell>
          <table:table-cell office:value-type="float" office:value="8661">
            <text:p>8661</text:p>
          </table:table-cell>
          <table:table-cell office:value-type="float" office:value="585096">
            <text:p>585096</text:p>
          </table:table-cell>
          <table:table-cell office:value-type="float" office:value="19130">
            <text:p>19130</text:p>
          </table:table-cell>
          <table:table-cell table:number-columns-repeated="2"/>
          <table:table-cell table:formula="of:=[.A516]+[.C516]-[.A515]-[.C515]" office:value-type="float" office:value="1037">
            <text:p>1037</text:p>
          </table:table-cell>
          <table:table-cell table:formula="of:=[.E516]+[.G516]-[.E515]-[.G515]" office:value-type="float" office:value="1041">
            <text:p>1041</text:p>
          </table:table-cell>
          <table:table-cell table:formula="of:=[.B516]+[.D516]-[.B515]-[.D515]" office:value-type="float" office:value="33">
            <text:p>33</text:p>
          </table:table-cell>
          <table:table-cell table:formula="of:=[.F516]+[.H516]-[.F515]-[.H5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0181">
            <text:p>180181</text:p>
          </table:table-cell>
          <table:table-cell office:value-type="float" office:value="5077">
            <text:p>5077</text:p>
          </table:table-cell>
          <table:table-cell office:value-type="float" office:value="373382">
            <text:p>373382</text:p>
          </table:table-cell>
          <table:table-cell office:value-type="float" office:value="12486">
            <text:p>12486</text:p>
          </table:table-cell>
          <table:table-cell office:value-type="float" office:value="337487">
            <text:p>337487</text:p>
          </table:table-cell>
          <table:table-cell office:value-type="float" office:value="8670">
            <text:p>8670</text:p>
          </table:table-cell>
          <table:table-cell office:value-type="float" office:value="585814">
            <text:p>585814</text:p>
          </table:table-cell>
          <table:table-cell office:value-type="float" office:value="19154">
            <text:p>19154</text:p>
          </table:table-cell>
          <table:table-cell table:number-columns-repeated="2"/>
          <table:table-cell table:formula="of:=[.A517]+[.C517]-[.A516]-[.C516]" office:value-type="float" office:value="1041">
            <text:p>1041</text:p>
          </table:table-cell>
          <table:table-cell table:formula="of:=[.E517]+[.G517]-[.E516]-[.G516]" office:value-type="float" office:value="1057">
            <text:p>1057</text:p>
          </table:table-cell>
          <table:table-cell table:formula="of:=[.B517]+[.D517]-[.B516]-[.D516]" office:value-type="float" office:value="33">
            <text:p>33</text:p>
          </table:table-cell>
          <table:table-cell table:formula="of:=[.F517]+[.H517]-[.F516]-[.H51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0504">
            <text:p>180504</text:p>
          </table:table-cell>
          <table:table-cell office:value-type="float" office:value="5086">
            <text:p>5086</text:p>
          </table:table-cell>
          <table:table-cell office:value-type="float" office:value="374100">
            <text:p>374100</text:p>
          </table:table-cell>
          <table:table-cell office:value-type="float" office:value="12510">
            <text:p>12510</text:p>
          </table:table-cell>
          <table:table-cell office:value-type="float" office:value="337826">
            <text:p>337826</text:p>
          </table:table-cell>
          <table:table-cell office:value-type="float" office:value="8680">
            <text:p>8680</text:p>
          </table:table-cell>
          <table:table-cell office:value-type="float" office:value="586532">
            <text:p>586532</text:p>
          </table:table-cell>
          <table:table-cell office:value-type="float" office:value="19178">
            <text:p>19178</text:p>
          </table:table-cell>
          <table:table-cell table:number-columns-repeated="2"/>
          <table:table-cell table:formula="of:=[.A518]+[.C518]-[.A517]-[.C517]" office:value-type="float" office:value="1037">
            <text:p>1037</text:p>
          </table:table-cell>
          <table:table-cell table:formula="of:=[.E518]+[.G518]-[.E517]-[.G517]" office:value-type="float" office:value="1041">
            <text:p>1041</text:p>
          </table:table-cell>
          <table:table-cell table:formula="of:=[.B518]+[.D518]-[.B517]-[.D517]" office:value-type="float" office:value="33">
            <text:p>33</text:p>
          </table:table-cell>
          <table:table-cell table:formula="of:=[.F518]+[.H518]-[.F517]-[.H5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0823">
            <text:p>180823</text:p>
          </table:table-cell>
          <table:table-cell office:value-type="float" office:value="5095">
            <text:p>5095</text:p>
          </table:table-cell>
          <table:table-cell office:value-type="float" office:value="374818">
            <text:p>374818</text:p>
          </table:table-cell>
          <table:table-cell office:value-type="float" office:value="12534">
            <text:p>12534</text:p>
          </table:table-cell>
          <table:table-cell office:value-type="float" office:value="338149">
            <text:p>338149</text:p>
          </table:table-cell>
          <table:table-cell office:value-type="float" office:value="8689">
            <text:p>8689</text:p>
          </table:table-cell>
          <table:table-cell office:value-type="float" office:value="587250">
            <text:p>587250</text:p>
          </table:table-cell>
          <table:table-cell office:value-type="float" office:value="19202">
            <text:p>19202</text:p>
          </table:table-cell>
          <table:table-cell table:number-columns-repeated="2"/>
          <table:table-cell table:formula="of:=[.A519]+[.C519]-[.A518]-[.C518]" office:value-type="float" office:value="1041">
            <text:p>1041</text:p>
          </table:table-cell>
          <table:table-cell table:formula="of:=[.E519]+[.G519]-[.E518]-[.G518]" office:value-type="float" office:value="1037">
            <text:p>1037</text:p>
          </table:table-cell>
          <table:table-cell table:formula="of:=[.B519]+[.D519]-[.B518]-[.D518]" office:value-type="float" office:value="33">
            <text:p>33</text:p>
          </table:table-cell>
          <table:table-cell table:formula="of:=[.F519]+[.H519]-[.F518]-[.H5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1146">
            <text:p>181146</text:p>
          </table:table-cell>
          <table:table-cell office:value-type="float" office:value="5104">
            <text:p>5104</text:p>
          </table:table-cell>
          <table:table-cell office:value-type="float" office:value="375536">
            <text:p>375536</text:p>
          </table:table-cell>
          <table:table-cell office:value-type="float" office:value="12558">
            <text:p>12558</text:p>
          </table:table-cell>
          <table:table-cell office:value-type="float" office:value="338468">
            <text:p>338468</text:p>
          </table:table-cell>
          <table:table-cell office:value-type="float" office:value="8698">
            <text:p>8698</text:p>
          </table:table-cell>
          <table:table-cell office:value-type="float" office:value="587968">
            <text:p>587968</text:p>
          </table:table-cell>
          <table:table-cell office:value-type="float" office:value="19226">
            <text:p>19226</text:p>
          </table:table-cell>
          <table:table-cell table:number-columns-repeated="2"/>
          <table:table-cell table:formula="of:=[.A520]+[.C520]-[.A519]-[.C519]" office:value-type="float" office:value="1037">
            <text:p>1037</text:p>
          </table:table-cell>
          <table:table-cell table:formula="of:=[.E520]+[.G520]-[.E519]-[.G519]" office:value-type="float" office:value="1041">
            <text:p>1041</text:p>
          </table:table-cell>
          <table:table-cell table:formula="of:=[.B520]+[.D520]-[.B519]-[.D519]" office:value-type="float" office:value="33">
            <text:p>33</text:p>
          </table:table-cell>
          <table:table-cell table:formula="of:=[.F520]+[.H520]-[.F519]-[.H5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1465">
            <text:p>181465</text:p>
          </table:table-cell>
          <table:table-cell office:value-type="float" office:value="5113">
            <text:p>5113</text:p>
          </table:table-cell>
          <table:table-cell office:value-type="float" office:value="376254">
            <text:p>376254</text:p>
          </table:table-cell>
          <table:table-cell office:value-type="float" office:value="12582">
            <text:p>12582</text:p>
          </table:table-cell>
          <table:table-cell office:value-type="float" office:value="338791">
            <text:p>338791</text:p>
          </table:table-cell>
          <table:table-cell office:value-type="float" office:value="8707">
            <text:p>8707</text:p>
          </table:table-cell>
          <table:table-cell office:value-type="float" office:value="588686">
            <text:p>588686</text:p>
          </table:table-cell>
          <table:table-cell office:value-type="float" office:value="19250">
            <text:p>19250</text:p>
          </table:table-cell>
          <table:table-cell table:number-columns-repeated="2"/>
          <table:table-cell table:formula="of:=[.A521]+[.C521]-[.A520]-[.C520]" office:value-type="float" office:value="1041">
            <text:p>1041</text:p>
          </table:table-cell>
          <table:table-cell table:formula="of:=[.E521]+[.G521]-[.E520]-[.G520]" office:value-type="float" office:value="1037">
            <text:p>1037</text:p>
          </table:table-cell>
          <table:table-cell table:formula="of:=[.B521]+[.D521]-[.B520]-[.D520]" office:value-type="float" office:value="33">
            <text:p>33</text:p>
          </table:table-cell>
          <table:table-cell table:formula="of:=[.F521]+[.H521]-[.F520]-[.H5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1788">
            <text:p>181788</text:p>
          </table:table-cell>
          <table:table-cell office:value-type="float" office:value="5122">
            <text:p>5122</text:p>
          </table:table-cell>
          <table:table-cell office:value-type="float" office:value="376972">
            <text:p>376972</text:p>
          </table:table-cell>
          <table:table-cell office:value-type="float" office:value="12606">
            <text:p>12606</text:p>
          </table:table-cell>
          <table:table-cell office:value-type="float" office:value="339110">
            <text:p>339110</text:p>
          </table:table-cell>
          <table:table-cell office:value-type="float" office:value="8716">
            <text:p>8716</text:p>
          </table:table-cell>
          <table:table-cell office:value-type="float" office:value="589404">
            <text:p>589404</text:p>
          </table:table-cell>
          <table:table-cell office:value-type="float" office:value="19274">
            <text:p>19274</text:p>
          </table:table-cell>
          <table:table-cell table:number-columns-repeated="2"/>
          <table:table-cell table:formula="of:=[.A522]+[.C522]-[.A521]-[.C521]" office:value-type="float" office:value="1037">
            <text:p>1037</text:p>
          </table:table-cell>
          <table:table-cell table:formula="of:=[.E522]+[.G522]-[.E521]-[.G521]" office:value-type="float" office:value="1041">
            <text:p>1041</text:p>
          </table:table-cell>
          <table:table-cell table:formula="of:=[.B522]+[.D522]-[.B521]-[.D521]" office:value-type="float" office:value="33">
            <text:p>33</text:p>
          </table:table-cell>
          <table:table-cell table:formula="of:=[.F522]+[.H522]-[.F521]-[.H5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2107">
            <text:p>182107</text:p>
          </table:table-cell>
          <table:table-cell office:value-type="float" office:value="5131">
            <text:p>5131</text:p>
          </table:table-cell>
          <table:table-cell office:value-type="float" office:value="377690">
            <text:p>377690</text:p>
          </table:table-cell>
          <table:table-cell office:value-type="float" office:value="12630">
            <text:p>12630</text:p>
          </table:table-cell>
          <table:table-cell office:value-type="float" office:value="339433">
            <text:p>339433</text:p>
          </table:table-cell>
          <table:table-cell office:value-type="float" office:value="8725">
            <text:p>8725</text:p>
          </table:table-cell>
          <table:table-cell office:value-type="float" office:value="590122">
            <text:p>590122</text:p>
          </table:table-cell>
          <table:table-cell office:value-type="float" office:value="19298">
            <text:p>19298</text:p>
          </table:table-cell>
          <table:table-cell table:number-columns-repeated="2"/>
          <table:table-cell table:formula="of:=[.A523]+[.C523]-[.A522]-[.C522]" office:value-type="float" office:value="1041">
            <text:p>1041</text:p>
          </table:table-cell>
          <table:table-cell table:formula="of:=[.E523]+[.G523]-[.E522]-[.G522]" office:value-type="float" office:value="1057">
            <text:p>1057</text:p>
          </table:table-cell>
          <table:table-cell table:formula="of:=[.B523]+[.D523]-[.B522]-[.D522]" office:value-type="float" office:value="33">
            <text:p>33</text:p>
          </table:table-cell>
          <table:table-cell table:formula="of:=[.F523]+[.H523]-[.F522]-[.H52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2430">
            <text:p>182430</text:p>
          </table:table-cell>
          <table:table-cell office:value-type="float" office:value="5140">
            <text:p>5140</text:p>
          </table:table-cell>
          <table:table-cell office:value-type="float" office:value="378408">
            <text:p>378408</text:p>
          </table:table-cell>
          <table:table-cell office:value-type="float" office:value="12654">
            <text:p>12654</text:p>
          </table:table-cell>
          <table:table-cell office:value-type="float" office:value="339772">
            <text:p>339772</text:p>
          </table:table-cell>
          <table:table-cell office:value-type="float" office:value="8735">
            <text:p>8735</text:p>
          </table:table-cell>
          <table:table-cell office:value-type="float" office:value="590840">
            <text:p>590840</text:p>
          </table:table-cell>
          <table:table-cell office:value-type="float" office:value="19322">
            <text:p>19322</text:p>
          </table:table-cell>
          <table:table-cell table:number-columns-repeated="2"/>
          <table:table-cell table:formula="of:=[.A524]+[.C524]-[.A523]-[.C523]" office:value-type="float" office:value="1037">
            <text:p>1037</text:p>
          </table:table-cell>
          <table:table-cell table:formula="of:=[.E524]+[.G524]-[.E523]-[.G523]" office:value-type="float" office:value="1041">
            <text:p>1041</text:p>
          </table:table-cell>
          <table:table-cell table:formula="of:=[.B524]+[.D524]-[.B523]-[.D523]" office:value-type="float" office:value="33">
            <text:p>33</text:p>
          </table:table-cell>
          <table:table-cell table:formula="of:=[.F524]+[.H524]-[.F523]-[.H5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2749">
            <text:p>182749</text:p>
          </table:table-cell>
          <table:table-cell office:value-type="float" office:value="5149">
            <text:p>5149</text:p>
          </table:table-cell>
          <table:table-cell office:value-type="float" office:value="379126">
            <text:p>379126</text:p>
          </table:table-cell>
          <table:table-cell office:value-type="float" office:value="12678">
            <text:p>12678</text:p>
          </table:table-cell>
          <table:table-cell office:value-type="float" office:value="340095">
            <text:p>340095</text:p>
          </table:table-cell>
          <table:table-cell office:value-type="float" office:value="8744">
            <text:p>8744</text:p>
          </table:table-cell>
          <table:table-cell office:value-type="float" office:value="591558">
            <text:p>591558</text:p>
          </table:table-cell>
          <table:table-cell office:value-type="float" office:value="19346">
            <text:p>19346</text:p>
          </table:table-cell>
          <table:table-cell table:number-columns-repeated="2"/>
          <table:table-cell table:formula="of:=[.A525]+[.C525]-[.A524]-[.C524]" office:value-type="float" office:value="1041">
            <text:p>1041</text:p>
          </table:table-cell>
          <table:table-cell table:formula="of:=[.E525]+[.G525]-[.E524]-[.G524]" office:value-type="float" office:value="1037">
            <text:p>1037</text:p>
          </table:table-cell>
          <table:table-cell table:formula="of:=[.B525]+[.D525]-[.B524]-[.D524]" office:value-type="float" office:value="33">
            <text:p>33</text:p>
          </table:table-cell>
          <table:table-cell table:formula="of:=[.F525]+[.H525]-[.F524]-[.H5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3072">
            <text:p>183072</text:p>
          </table:table-cell>
          <table:table-cell office:value-type="float" office:value="5158">
            <text:p>5158</text:p>
          </table:table-cell>
          <table:table-cell office:value-type="float" office:value="379844">
            <text:p>379844</text:p>
          </table:table-cell>
          <table:table-cell office:value-type="float" office:value="12702">
            <text:p>12702</text:p>
          </table:table-cell>
          <table:table-cell office:value-type="float" office:value="340414">
            <text:p>340414</text:p>
          </table:table-cell>
          <table:table-cell office:value-type="float" office:value="8753">
            <text:p>8753</text:p>
          </table:table-cell>
          <table:table-cell office:value-type="float" office:value="592276">
            <text:p>592276</text:p>
          </table:table-cell>
          <table:table-cell office:value-type="float" office:value="19370">
            <text:p>19370</text:p>
          </table:table-cell>
          <table:table-cell table:number-columns-repeated="2"/>
          <table:table-cell table:formula="of:=[.A526]+[.C526]-[.A525]-[.C525]" office:value-type="float" office:value="1037">
            <text:p>1037</text:p>
          </table:table-cell>
          <table:table-cell table:formula="of:=[.E526]+[.G526]-[.E525]-[.G525]" office:value-type="float" office:value="1041">
            <text:p>1041</text:p>
          </table:table-cell>
          <table:table-cell table:formula="of:=[.B526]+[.D526]-[.B525]-[.D525]" office:value-type="float" office:value="33">
            <text:p>33</text:p>
          </table:table-cell>
          <table:table-cell table:formula="of:=[.F526]+[.H526]-[.F525]-[.H5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3391">
            <text:p>183391</text:p>
          </table:table-cell>
          <table:table-cell office:value-type="float" office:value="5167">
            <text:p>5167</text:p>
          </table:table-cell>
          <table:table-cell office:value-type="float" office:value="380562">
            <text:p>380562</text:p>
          </table:table-cell>
          <table:table-cell office:value-type="float" office:value="12726">
            <text:p>12726</text:p>
          </table:table-cell>
          <table:table-cell office:value-type="float" office:value="340737">
            <text:p>340737</text:p>
          </table:table-cell>
          <table:table-cell office:value-type="float" office:value="8762">
            <text:p>8762</text:p>
          </table:table-cell>
          <table:table-cell office:value-type="float" office:value="592994">
            <text:p>592994</text:p>
          </table:table-cell>
          <table:table-cell office:value-type="float" office:value="19394">
            <text:p>19394</text:p>
          </table:table-cell>
          <table:table-cell table:number-columns-repeated="2"/>
          <table:table-cell table:formula="of:=[.A527]+[.C527]-[.A526]-[.C526]" office:value-type="float" office:value="1041">
            <text:p>1041</text:p>
          </table:table-cell>
          <table:table-cell table:formula="of:=[.E527]+[.G527]-[.E526]-[.G526]" office:value-type="float" office:value="1037">
            <text:p>1037</text:p>
          </table:table-cell>
          <table:table-cell table:formula="of:=[.B527]+[.D527]-[.B526]-[.D526]" office:value-type="float" office:value="33">
            <text:p>33</text:p>
          </table:table-cell>
          <table:table-cell table:formula="of:=[.F527]+[.H527]-[.F526]-[.H5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3714">
            <text:p>183714</text:p>
          </table:table-cell>
          <table:table-cell office:value-type="float" office:value="5176">
            <text:p>5176</text:p>
          </table:table-cell>
          <table:table-cell office:value-type="float" office:value="381280">
            <text:p>381280</text:p>
          </table:table-cell>
          <table:table-cell office:value-type="float" office:value="12750">
            <text:p>12750</text:p>
          </table:table-cell>
          <table:table-cell office:value-type="float" office:value="341056">
            <text:p>341056</text:p>
          </table:table-cell>
          <table:table-cell office:value-type="float" office:value="8771">
            <text:p>8771</text:p>
          </table:table-cell>
          <table:table-cell office:value-type="float" office:value="593712">
            <text:p>593712</text:p>
          </table:table-cell>
          <table:table-cell office:value-type="float" office:value="19418">
            <text:p>19418</text:p>
          </table:table-cell>
          <table:table-cell table:number-columns-repeated="2"/>
          <table:table-cell table:formula="of:=[.A528]+[.C528]-[.A527]-[.C527]" office:value-type="float" office:value="1037">
            <text:p>1037</text:p>
          </table:table-cell>
          <table:table-cell table:formula="of:=[.E528]+[.G528]-[.E527]-[.G527]" office:value-type="float" office:value="1041">
            <text:p>1041</text:p>
          </table:table-cell>
          <table:table-cell table:formula="of:=[.B528]+[.D528]-[.B527]-[.D527]" office:value-type="float" office:value="33">
            <text:p>33</text:p>
          </table:table-cell>
          <table:table-cell table:formula="of:=[.F528]+[.H528]-[.F527]-[.H5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4033">
            <text:p>184033</text:p>
          </table:table-cell>
          <table:table-cell office:value-type="float" office:value="5185">
            <text:p>5185</text:p>
          </table:table-cell>
          <table:table-cell office:value-type="float" office:value="381998">
            <text:p>381998</text:p>
          </table:table-cell>
          <table:table-cell office:value-type="float" office:value="12774">
            <text:p>12774</text:p>
          </table:table-cell>
          <table:table-cell office:value-type="float" office:value="341379">
            <text:p>341379</text:p>
          </table:table-cell>
          <table:table-cell office:value-type="float" office:value="8780">
            <text:p>8780</text:p>
          </table:table-cell>
          <table:table-cell office:value-type="float" office:value="594430">
            <text:p>594430</text:p>
          </table:table-cell>
          <table:table-cell office:value-type="float" office:value="19442">
            <text:p>19442</text:p>
          </table:table-cell>
          <table:table-cell table:number-columns-repeated="2"/>
          <table:table-cell table:formula="of:=[.A529]+[.C529]-[.A528]-[.C528]" office:value-type="float" office:value="1041">
            <text:p>1041</text:p>
          </table:table-cell>
          <table:table-cell table:formula="of:=[.E529]+[.G529]-[.E528]-[.G528]" office:value-type="float" office:value="1057">
            <text:p>1057</text:p>
          </table:table-cell>
          <table:table-cell table:formula="of:=[.B529]+[.D529]-[.B528]-[.D528]" office:value-type="float" office:value="33">
            <text:p>33</text:p>
          </table:table-cell>
          <table:table-cell table:formula="of:=[.F529]+[.H529]-[.F528]-[.H52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4356">
            <text:p>184356</text:p>
          </table:table-cell>
          <table:table-cell office:value-type="float" office:value="5194">
            <text:p>5194</text:p>
          </table:table-cell>
          <table:table-cell office:value-type="float" office:value="382716">
            <text:p>382716</text:p>
          </table:table-cell>
          <table:table-cell office:value-type="float" office:value="12798">
            <text:p>12798</text:p>
          </table:table-cell>
          <table:table-cell office:value-type="float" office:value="341718">
            <text:p>341718</text:p>
          </table:table-cell>
          <table:table-cell office:value-type="float" office:value="8790">
            <text:p>8790</text:p>
          </table:table-cell>
          <table:table-cell office:value-type="float" office:value="595148">
            <text:p>595148</text:p>
          </table:table-cell>
          <table:table-cell office:value-type="float" office:value="19466">
            <text:p>19466</text:p>
          </table:table-cell>
          <table:table-cell table:number-columns-repeated="2"/>
          <table:table-cell table:formula="of:=[.A530]+[.C530]-[.A529]-[.C529]" office:value-type="float" office:value="1037">
            <text:p>1037</text:p>
          </table:table-cell>
          <table:table-cell table:formula="of:=[.E530]+[.G530]-[.E529]-[.G529]" office:value-type="float" office:value="1041">
            <text:p>1041</text:p>
          </table:table-cell>
          <table:table-cell table:formula="of:=[.B530]+[.D530]-[.B529]-[.D529]" office:value-type="float" office:value="33">
            <text:p>33</text:p>
          </table:table-cell>
          <table:table-cell table:formula="of:=[.F530]+[.H530]-[.F529]-[.H5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4675">
            <text:p>184675</text:p>
          </table:table-cell>
          <table:table-cell office:value-type="float" office:value="5203">
            <text:p>5203</text:p>
          </table:table-cell>
          <table:table-cell office:value-type="float" office:value="383434">
            <text:p>383434</text:p>
          </table:table-cell>
          <table:table-cell office:value-type="float" office:value="12822">
            <text:p>12822</text:p>
          </table:table-cell>
          <table:table-cell office:value-type="float" office:value="342041">
            <text:p>342041</text:p>
          </table:table-cell>
          <table:table-cell office:value-type="float" office:value="8799">
            <text:p>8799</text:p>
          </table:table-cell>
          <table:table-cell office:value-type="float" office:value="595866">
            <text:p>595866</text:p>
          </table:table-cell>
          <table:table-cell office:value-type="float" office:value="19490">
            <text:p>19490</text:p>
          </table:table-cell>
          <table:table-cell table:number-columns-repeated="2"/>
          <table:table-cell table:formula="of:=[.A531]+[.C531]-[.A530]-[.C530]" office:value-type="float" office:value="1041">
            <text:p>1041</text:p>
          </table:table-cell>
          <table:table-cell table:formula="of:=[.E531]+[.G531]-[.E530]-[.G530]" office:value-type="float" office:value="1037">
            <text:p>1037</text:p>
          </table:table-cell>
          <table:table-cell table:formula="of:=[.B531]+[.D531]-[.B530]-[.D530]" office:value-type="float" office:value="33">
            <text:p>33</text:p>
          </table:table-cell>
          <table:table-cell table:formula="of:=[.F531]+[.H531]-[.F530]-[.H5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4998">
            <text:p>184998</text:p>
          </table:table-cell>
          <table:table-cell office:value-type="float" office:value="5212">
            <text:p>5212</text:p>
          </table:table-cell>
          <table:table-cell office:value-type="float" office:value="384152">
            <text:p>384152</text:p>
          </table:table-cell>
          <table:table-cell office:value-type="float" office:value="12846">
            <text:p>12846</text:p>
          </table:table-cell>
          <table:table-cell office:value-type="float" office:value="342360">
            <text:p>342360</text:p>
          </table:table-cell>
          <table:table-cell office:value-type="float" office:value="8808">
            <text:p>8808</text:p>
          </table:table-cell>
          <table:table-cell office:value-type="float" office:value="596584">
            <text:p>596584</text:p>
          </table:table-cell>
          <table:table-cell office:value-type="float" office:value="19514">
            <text:p>19514</text:p>
          </table:table-cell>
          <table:table-cell table:number-columns-repeated="2"/>
          <table:table-cell table:formula="of:=[.A532]+[.C532]-[.A531]-[.C531]" office:value-type="float" office:value="1037">
            <text:p>1037</text:p>
          </table:table-cell>
          <table:table-cell table:formula="of:=[.E532]+[.G532]-[.E531]-[.G531]" office:value-type="float" office:value="1041">
            <text:p>1041</text:p>
          </table:table-cell>
          <table:table-cell table:formula="of:=[.B532]+[.D532]-[.B531]-[.D531]" office:value-type="float" office:value="33">
            <text:p>33</text:p>
          </table:table-cell>
          <table:table-cell table:formula="of:=[.F532]+[.H532]-[.F531]-[.H5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5317">
            <text:p>185317</text:p>
          </table:table-cell>
          <table:table-cell office:value-type="float" office:value="5221">
            <text:p>5221</text:p>
          </table:table-cell>
          <table:table-cell office:value-type="float" office:value="384870">
            <text:p>384870</text:p>
          </table:table-cell>
          <table:table-cell office:value-type="float" office:value="12870">
            <text:p>12870</text:p>
          </table:table-cell>
          <table:table-cell office:value-type="float" office:value="342683">
            <text:p>342683</text:p>
          </table:table-cell>
          <table:table-cell office:value-type="float" office:value="8817">
            <text:p>8817</text:p>
          </table:table-cell>
          <table:table-cell office:value-type="float" office:value="597302">
            <text:p>597302</text:p>
          </table:table-cell>
          <table:table-cell office:value-type="float" office:value="19538">
            <text:p>19538</text:p>
          </table:table-cell>
          <table:table-cell table:number-columns-repeated="2"/>
          <table:table-cell table:formula="of:=[.A533]+[.C533]-[.A532]-[.C532]" office:value-type="float" office:value="1041">
            <text:p>1041</text:p>
          </table:table-cell>
          <table:table-cell table:formula="of:=[.E533]+[.G533]-[.E532]-[.G532]" office:value-type="float" office:value="1037">
            <text:p>1037</text:p>
          </table:table-cell>
          <table:table-cell table:formula="of:=[.B533]+[.D533]-[.B532]-[.D532]" office:value-type="float" office:value="33">
            <text:p>33</text:p>
          </table:table-cell>
          <table:table-cell table:formula="of:=[.F533]+[.H533]-[.F532]-[.H5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5640">
            <text:p>185640</text:p>
          </table:table-cell>
          <table:table-cell office:value-type="float" office:value="5230">
            <text:p>5230</text:p>
          </table:table-cell>
          <table:table-cell office:value-type="float" office:value="385588">
            <text:p>385588</text:p>
          </table:table-cell>
          <table:table-cell office:value-type="float" office:value="12894">
            <text:p>12894</text:p>
          </table:table-cell>
          <table:table-cell office:value-type="float" office:value="343002">
            <text:p>343002</text:p>
          </table:table-cell>
          <table:table-cell office:value-type="float" office:value="8826">
            <text:p>8826</text:p>
          </table:table-cell>
          <table:table-cell office:value-type="float" office:value="598020">
            <text:p>598020</text:p>
          </table:table-cell>
          <table:table-cell office:value-type="float" office:value="19562">
            <text:p>19562</text:p>
          </table:table-cell>
          <table:table-cell table:number-columns-repeated="2"/>
          <table:table-cell table:formula="of:=[.A534]+[.C534]-[.A533]-[.C533]" office:value-type="float" office:value="1037">
            <text:p>1037</text:p>
          </table:table-cell>
          <table:table-cell table:formula="of:=[.E534]+[.G534]-[.E533]-[.G533]" office:value-type="float" office:value="1041">
            <text:p>1041</text:p>
          </table:table-cell>
          <table:table-cell table:formula="of:=[.B534]+[.D534]-[.B533]-[.D533]" office:value-type="float" office:value="33">
            <text:p>33</text:p>
          </table:table-cell>
          <table:table-cell table:formula="of:=[.F534]+[.H534]-[.F533]-[.H5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5959">
            <text:p>185959</text:p>
          </table:table-cell>
          <table:table-cell office:value-type="float" office:value="5239">
            <text:p>5239</text:p>
          </table:table-cell>
          <table:table-cell office:value-type="float" office:value="386306">
            <text:p>386306</text:p>
          </table:table-cell>
          <table:table-cell office:value-type="float" office:value="12918">
            <text:p>12918</text:p>
          </table:table-cell>
          <table:table-cell office:value-type="float" office:value="343325">
            <text:p>343325</text:p>
          </table:table-cell>
          <table:table-cell office:value-type="float" office:value="8835">
            <text:p>8835</text:p>
          </table:table-cell>
          <table:table-cell office:value-type="float" office:value="598738">
            <text:p>598738</text:p>
          </table:table-cell>
          <table:table-cell office:value-type="float" office:value="19586">
            <text:p>19586</text:p>
          </table:table-cell>
          <table:table-cell table:number-columns-repeated="2"/>
          <table:table-cell table:formula="of:=[.A535]+[.C535]-[.A534]-[.C534]" office:value-type="float" office:value="1041">
            <text:p>1041</text:p>
          </table:table-cell>
          <table:table-cell table:formula="of:=[.E535]+[.G535]-[.E534]-[.G534]" office:value-type="float" office:value="1057">
            <text:p>1057</text:p>
          </table:table-cell>
          <table:table-cell table:formula="of:=[.B535]+[.D535]-[.B534]-[.D534]" office:value-type="float" office:value="33">
            <text:p>33</text:p>
          </table:table-cell>
          <table:table-cell table:formula="of:=[.F535]+[.H535]-[.F534]-[.H53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6282">
            <text:p>186282</text:p>
          </table:table-cell>
          <table:table-cell office:value-type="float" office:value="5248">
            <text:p>5248</text:p>
          </table:table-cell>
          <table:table-cell office:value-type="float" office:value="387024">
            <text:p>387024</text:p>
          </table:table-cell>
          <table:table-cell office:value-type="float" office:value="12942">
            <text:p>12942</text:p>
          </table:table-cell>
          <table:table-cell office:value-type="float" office:value="343664">
            <text:p>343664</text:p>
          </table:table-cell>
          <table:table-cell office:value-type="float" office:value="8845">
            <text:p>8845</text:p>
          </table:table-cell>
          <table:table-cell office:value-type="float" office:value="599456">
            <text:p>599456</text:p>
          </table:table-cell>
          <table:table-cell office:value-type="float" office:value="19610">
            <text:p>19610</text:p>
          </table:table-cell>
          <table:table-cell table:number-columns-repeated="2"/>
          <table:table-cell table:formula="of:=[.A536]+[.C536]-[.A535]-[.C535]" office:value-type="float" office:value="1037">
            <text:p>1037</text:p>
          </table:table-cell>
          <table:table-cell table:formula="of:=[.E536]+[.G536]-[.E535]-[.G535]" office:value-type="float" office:value="1041">
            <text:p>1041</text:p>
          </table:table-cell>
          <table:table-cell table:formula="of:=[.B536]+[.D536]-[.B535]-[.D535]" office:value-type="float" office:value="33">
            <text:p>33</text:p>
          </table:table-cell>
          <table:table-cell table:formula="of:=[.F536]+[.H536]-[.F535]-[.H5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6601">
            <text:p>186601</text:p>
          </table:table-cell>
          <table:table-cell office:value-type="float" office:value="5257">
            <text:p>5257</text:p>
          </table:table-cell>
          <table:table-cell office:value-type="float" office:value="387742">
            <text:p>387742</text:p>
          </table:table-cell>
          <table:table-cell office:value-type="float" office:value="12966">
            <text:p>12966</text:p>
          </table:table-cell>
          <table:table-cell office:value-type="float" office:value="343987">
            <text:p>343987</text:p>
          </table:table-cell>
          <table:table-cell office:value-type="float" office:value="8854">
            <text:p>8854</text:p>
          </table:table-cell>
          <table:table-cell office:value-type="float" office:value="600174">
            <text:p>600174</text:p>
          </table:table-cell>
          <table:table-cell office:value-type="float" office:value="19634">
            <text:p>19634</text:p>
          </table:table-cell>
          <table:table-cell table:number-columns-repeated="2"/>
          <table:table-cell table:formula="of:=[.A537]+[.C537]-[.A536]-[.C536]" office:value-type="float" office:value="1041">
            <text:p>1041</text:p>
          </table:table-cell>
          <table:table-cell table:formula="of:=[.E537]+[.G537]-[.E536]-[.G536]" office:value-type="float" office:value="1037">
            <text:p>1037</text:p>
          </table:table-cell>
          <table:table-cell table:formula="of:=[.B537]+[.D537]-[.B536]-[.D536]" office:value-type="float" office:value="33">
            <text:p>33</text:p>
          </table:table-cell>
          <table:table-cell table:formula="of:=[.F537]+[.H537]-[.F536]-[.H5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6924">
            <text:p>186924</text:p>
          </table:table-cell>
          <table:table-cell office:value-type="float" office:value="5266">
            <text:p>5266</text:p>
          </table:table-cell>
          <table:table-cell office:value-type="float" office:value="388460">
            <text:p>388460</text:p>
          </table:table-cell>
          <table:table-cell office:value-type="float" office:value="12990">
            <text:p>12990</text:p>
          </table:table-cell>
          <table:table-cell office:value-type="float" office:value="344306">
            <text:p>344306</text:p>
          </table:table-cell>
          <table:table-cell office:value-type="float" office:value="8863">
            <text:p>8863</text:p>
          </table:table-cell>
          <table:table-cell office:value-type="float" office:value="600892">
            <text:p>600892</text:p>
          </table:table-cell>
          <table:table-cell office:value-type="float" office:value="19658">
            <text:p>19658</text:p>
          </table:table-cell>
          <table:table-cell table:number-columns-repeated="2"/>
          <table:table-cell table:formula="of:=[.A538]+[.C538]-[.A537]-[.C537]" office:value-type="float" office:value="1037">
            <text:p>1037</text:p>
          </table:table-cell>
          <table:table-cell table:formula="of:=[.E538]+[.G538]-[.E537]-[.G537]" office:value-type="float" office:value="1041">
            <text:p>1041</text:p>
          </table:table-cell>
          <table:table-cell table:formula="of:=[.B538]+[.D538]-[.B537]-[.D537]" office:value-type="float" office:value="33">
            <text:p>33</text:p>
          </table:table-cell>
          <table:table-cell table:formula="of:=[.F538]+[.H538]-[.F537]-[.H5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7243">
            <text:p>187243</text:p>
          </table:table-cell>
          <table:table-cell office:value-type="float" office:value="5275">
            <text:p>5275</text:p>
          </table:table-cell>
          <table:table-cell office:value-type="float" office:value="389178">
            <text:p>389178</text:p>
          </table:table-cell>
          <table:table-cell office:value-type="float" office:value="13014">
            <text:p>13014</text:p>
          </table:table-cell>
          <table:table-cell office:value-type="float" office:value="344629">
            <text:p>344629</text:p>
          </table:table-cell>
          <table:table-cell office:value-type="float" office:value="8872">
            <text:p>8872</text:p>
          </table:table-cell>
          <table:table-cell office:value-type="float" office:value="601610">
            <text:p>601610</text:p>
          </table:table-cell>
          <table:table-cell office:value-type="float" office:value="19682">
            <text:p>19682</text:p>
          </table:table-cell>
          <table:table-cell table:number-columns-repeated="2"/>
          <table:table-cell table:formula="of:=[.A539]+[.C539]-[.A538]-[.C538]" office:value-type="float" office:value="1041">
            <text:p>1041</text:p>
          </table:table-cell>
          <table:table-cell table:formula="of:=[.E539]+[.G539]-[.E538]-[.G538]" office:value-type="float" office:value="1057">
            <text:p>1057</text:p>
          </table:table-cell>
          <table:table-cell table:formula="of:=[.B539]+[.D539]-[.B538]-[.D538]" office:value-type="float" office:value="33">
            <text:p>33</text:p>
          </table:table-cell>
          <table:table-cell table:formula="of:=[.F539]+[.H539]-[.F538]-[.H5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7566">
            <text:p>187566</text:p>
          </table:table-cell>
          <table:table-cell office:value-type="float" office:value="5284">
            <text:p>5284</text:p>
          </table:table-cell>
          <table:table-cell office:value-type="float" office:value="389896">
            <text:p>389896</text:p>
          </table:table-cell>
          <table:table-cell office:value-type="float" office:value="13038">
            <text:p>13038</text:p>
          </table:table-cell>
          <table:table-cell office:value-type="float" office:value="344968">
            <text:p>344968</text:p>
          </table:table-cell>
          <table:table-cell office:value-type="float" office:value="8882">
            <text:p>8882</text:p>
          </table:table-cell>
          <table:table-cell office:value-type="float" office:value="602328">
            <text:p>602328</text:p>
          </table:table-cell>
          <table:table-cell office:value-type="float" office:value="19706">
            <text:p>19706</text:p>
          </table:table-cell>
          <table:table-cell table:number-columns-repeated="2"/>
          <table:table-cell table:formula="of:=[.A540]+[.C540]-[.A539]-[.C539]" office:value-type="float" office:value="1037">
            <text:p>1037</text:p>
          </table:table-cell>
          <table:table-cell table:formula="of:=[.E540]+[.G540]-[.E539]-[.G539]" office:value-type="float" office:value="1041">
            <text:p>1041</text:p>
          </table:table-cell>
          <table:table-cell table:formula="of:=[.B540]+[.D540]-[.B539]-[.D539]" office:value-type="float" office:value="33">
            <text:p>33</text:p>
          </table:table-cell>
          <table:table-cell table:formula="of:=[.F540]+[.H540]-[.F539]-[.H5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7885">
            <text:p>187885</text:p>
          </table:table-cell>
          <table:table-cell office:value-type="float" office:value="5293">
            <text:p>5293</text:p>
          </table:table-cell>
          <table:table-cell office:value-type="float" office:value="390614">
            <text:p>390614</text:p>
          </table:table-cell>
          <table:table-cell office:value-type="float" office:value="13062">
            <text:p>13062</text:p>
          </table:table-cell>
          <table:table-cell office:value-type="float" office:value="345291">
            <text:p>345291</text:p>
          </table:table-cell>
          <table:table-cell office:value-type="float" office:value="8891">
            <text:p>8891</text:p>
          </table:table-cell>
          <table:table-cell office:value-type="float" office:value="603046">
            <text:p>603046</text:p>
          </table:table-cell>
          <table:table-cell office:value-type="float" office:value="19730">
            <text:p>19730</text:p>
          </table:table-cell>
          <table:table-cell table:number-columns-repeated="2"/>
          <table:table-cell table:formula="of:=[.A541]+[.C541]-[.A540]-[.C540]" office:value-type="float" office:value="1041">
            <text:p>1041</text:p>
          </table:table-cell>
          <table:table-cell table:formula="of:=[.E541]+[.G541]-[.E540]-[.G540]" office:value-type="float" office:value="1057">
            <text:p>1057</text:p>
          </table:table-cell>
          <table:table-cell table:formula="of:=[.B541]+[.D541]-[.B540]-[.D540]" office:value-type="float" office:value="33">
            <text:p>33</text:p>
          </table:table-cell>
          <table:table-cell table:formula="of:=[.F541]+[.H541]-[.F540]-[.H5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88208">
            <text:p>188208</text:p>
          </table:table-cell>
          <table:table-cell office:value-type="float" office:value="5302">
            <text:p>5302</text:p>
          </table:table-cell>
          <table:table-cell office:value-type="float" office:value="391332">
            <text:p>391332</text:p>
          </table:table-cell>
          <table:table-cell office:value-type="float" office:value="13086">
            <text:p>13086</text:p>
          </table:table-cell>
          <table:table-cell office:value-type="float" office:value="345630">
            <text:p>345630</text:p>
          </table:table-cell>
          <table:table-cell office:value-type="float" office:value="8901">
            <text:p>8901</text:p>
          </table:table-cell>
          <table:table-cell office:value-type="float" office:value="603764">
            <text:p>603764</text:p>
          </table:table-cell>
          <table:table-cell office:value-type="float" office:value="19754">
            <text:p>19754</text:p>
          </table:table-cell>
          <table:table-cell table:number-columns-repeated="2"/>
          <table:table-cell table:formula="of:=[.A542]+[.C542]-[.A541]-[.C541]" office:value-type="float" office:value="1037">
            <text:p>1037</text:p>
          </table:table-cell>
          <table:table-cell table:formula="of:=[.E542]+[.G542]-[.E541]-[.G541]" office:value-type="float" office:value="1041">
            <text:p>1041</text:p>
          </table:table-cell>
          <table:table-cell table:formula="of:=[.B542]+[.D542]-[.B541]-[.D541]" office:value-type="float" office:value="33">
            <text:p>33</text:p>
          </table:table-cell>
          <table:table-cell table:formula="of:=[.F542]+[.H542]-[.F541]-[.H5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8527">
            <text:p>188527</text:p>
          </table:table-cell>
          <table:table-cell office:value-type="float" office:value="5311">
            <text:p>5311</text:p>
          </table:table-cell>
          <table:table-cell office:value-type="float" office:value="392050">
            <text:p>392050</text:p>
          </table:table-cell>
          <table:table-cell office:value-type="float" office:value="13110">
            <text:p>13110</text:p>
          </table:table-cell>
          <table:table-cell office:value-type="float" office:value="345953">
            <text:p>345953</text:p>
          </table:table-cell>
          <table:table-cell office:value-type="float" office:value="8910">
            <text:p>8910</text:p>
          </table:table-cell>
          <table:table-cell office:value-type="float" office:value="604482">
            <text:p>604482</text:p>
          </table:table-cell>
          <table:table-cell office:value-type="float" office:value="19778">
            <text:p>19778</text:p>
          </table:table-cell>
          <table:table-cell table:number-columns-repeated="2"/>
          <table:table-cell table:formula="of:=[.A543]+[.C543]-[.A542]-[.C542]" office:value-type="float" office:value="1041">
            <text:p>1041</text:p>
          </table:table-cell>
          <table:table-cell table:formula="of:=[.E543]+[.G543]-[.E542]-[.G542]" office:value-type="float" office:value="1037">
            <text:p>1037</text:p>
          </table:table-cell>
          <table:table-cell table:formula="of:=[.B543]+[.D543]-[.B542]-[.D542]" office:value-type="float" office:value="33">
            <text:p>33</text:p>
          </table:table-cell>
          <table:table-cell table:formula="of:=[.F543]+[.H543]-[.F542]-[.H5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8850">
            <text:p>188850</text:p>
          </table:table-cell>
          <table:table-cell office:value-type="float" office:value="5320">
            <text:p>5320</text:p>
          </table:table-cell>
          <table:table-cell office:value-type="float" office:value="392768">
            <text:p>392768</text:p>
          </table:table-cell>
          <table:table-cell office:value-type="float" office:value="13134">
            <text:p>13134</text:p>
          </table:table-cell>
          <table:table-cell office:value-type="float" office:value="346272">
            <text:p>346272</text:p>
          </table:table-cell>
          <table:table-cell office:value-type="float" office:value="8919">
            <text:p>8919</text:p>
          </table:table-cell>
          <table:table-cell office:value-type="float" office:value="605200">
            <text:p>605200</text:p>
          </table:table-cell>
          <table:table-cell office:value-type="float" office:value="19802">
            <text:p>19802</text:p>
          </table:table-cell>
          <table:table-cell table:number-columns-repeated="2"/>
          <table:table-cell table:formula="of:=[.A544]+[.C544]-[.A543]-[.C543]" office:value-type="float" office:value="1037">
            <text:p>1037</text:p>
          </table:table-cell>
          <table:table-cell table:formula="of:=[.E544]+[.G544]-[.E543]-[.G543]" office:value-type="float" office:value="1041">
            <text:p>1041</text:p>
          </table:table-cell>
          <table:table-cell table:formula="of:=[.B544]+[.D544]-[.B543]-[.D543]" office:value-type="float" office:value="33">
            <text:p>33</text:p>
          </table:table-cell>
          <table:table-cell table:formula="of:=[.F544]+[.H544]-[.F543]-[.H5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9169">
            <text:p>189169</text:p>
          </table:table-cell>
          <table:table-cell office:value-type="float" office:value="5329">
            <text:p>5329</text:p>
          </table:table-cell>
          <table:table-cell office:value-type="float" office:value="393486">
            <text:p>393486</text:p>
          </table:table-cell>
          <table:table-cell office:value-type="float" office:value="13158">
            <text:p>13158</text:p>
          </table:table-cell>
          <table:table-cell office:value-type="float" office:value="346595">
            <text:p>346595</text:p>
          </table:table-cell>
          <table:table-cell office:value-type="float" office:value="8928">
            <text:p>8928</text:p>
          </table:table-cell>
          <table:table-cell office:value-type="float" office:value="605918">
            <text:p>605918</text:p>
          </table:table-cell>
          <table:table-cell office:value-type="float" office:value="19826">
            <text:p>19826</text:p>
          </table:table-cell>
          <table:table-cell table:number-columns-repeated="2"/>
          <table:table-cell table:formula="of:=[.A545]+[.C545]-[.A544]-[.C544]" office:value-type="float" office:value="1041">
            <text:p>1041</text:p>
          </table:table-cell>
          <table:table-cell table:formula="of:=[.E545]+[.G545]-[.E544]-[.G544]" office:value-type="float" office:value="1037">
            <text:p>1037</text:p>
          </table:table-cell>
          <table:table-cell table:formula="of:=[.B545]+[.D545]-[.B544]-[.D544]" office:value-type="float" office:value="33">
            <text:p>33</text:p>
          </table:table-cell>
          <table:table-cell table:formula="of:=[.F545]+[.H545]-[.F544]-[.H5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9492">
            <text:p>189492</text:p>
          </table:table-cell>
          <table:table-cell office:value-type="float" office:value="5338">
            <text:p>5338</text:p>
          </table:table-cell>
          <table:table-cell office:value-type="float" office:value="394204">
            <text:p>394204</text:p>
          </table:table-cell>
          <table:table-cell office:value-type="float" office:value="13182">
            <text:p>13182</text:p>
          </table:table-cell>
          <table:table-cell office:value-type="float" office:value="346914">
            <text:p>346914</text:p>
          </table:table-cell>
          <table:table-cell office:value-type="float" office:value="8937">
            <text:p>8937</text:p>
          </table:table-cell>
          <table:table-cell office:value-type="float" office:value="606636">
            <text:p>606636</text:p>
          </table:table-cell>
          <table:table-cell office:value-type="float" office:value="19850">
            <text:p>19850</text:p>
          </table:table-cell>
          <table:table-cell table:number-columns-repeated="2"/>
          <table:table-cell table:formula="of:=[.A546]+[.C546]-[.A545]-[.C545]" office:value-type="float" office:value="1037">
            <text:p>1037</text:p>
          </table:table-cell>
          <table:table-cell table:formula="of:=[.E546]+[.G546]-[.E545]-[.G545]" office:value-type="float" office:value="1041">
            <text:p>1041</text:p>
          </table:table-cell>
          <table:table-cell table:formula="of:=[.B546]+[.D546]-[.B545]-[.D545]" office:value-type="float" office:value="33">
            <text:p>33</text:p>
          </table:table-cell>
          <table:table-cell table:formula="of:=[.F546]+[.H546]-[.F545]-[.H5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89811">
            <text:p>189811</text:p>
          </table:table-cell>
          <table:table-cell office:value-type="float" office:value="5347">
            <text:p>5347</text:p>
          </table:table-cell>
          <table:table-cell office:value-type="float" office:value="394922">
            <text:p>394922</text:p>
          </table:table-cell>
          <table:table-cell office:value-type="float" office:value="13206">
            <text:p>13206</text:p>
          </table:table-cell>
          <table:table-cell office:value-type="float" office:value="347237">
            <text:p>347237</text:p>
          </table:table-cell>
          <table:table-cell office:value-type="float" office:value="8946">
            <text:p>8946</text:p>
          </table:table-cell>
          <table:table-cell office:value-type="float" office:value="607354">
            <text:p>607354</text:p>
          </table:table-cell>
          <table:table-cell office:value-type="float" office:value="19874">
            <text:p>19874</text:p>
          </table:table-cell>
          <table:table-cell table:number-columns-repeated="2"/>
          <table:table-cell table:formula="of:=[.A547]+[.C547]-[.A546]-[.C546]" office:value-type="float" office:value="1041">
            <text:p>1041</text:p>
          </table:table-cell>
          <table:table-cell table:formula="of:=[.E547]+[.G547]-[.E546]-[.G546]" office:value-type="float" office:value="1057">
            <text:p>1057</text:p>
          </table:table-cell>
          <table:table-cell table:formula="of:=[.B547]+[.D547]-[.B546]-[.D546]" office:value-type="float" office:value="33">
            <text:p>33</text:p>
          </table:table-cell>
          <table:table-cell table:formula="of:=[.F547]+[.H547]-[.F546]-[.H54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0134">
            <text:p>190134</text:p>
          </table:table-cell>
          <table:table-cell office:value-type="float" office:value="5356">
            <text:p>5356</text:p>
          </table:table-cell>
          <table:table-cell office:value-type="float" office:value="395640">
            <text:p>395640</text:p>
          </table:table-cell>
          <table:table-cell office:value-type="float" office:value="13230">
            <text:p>13230</text:p>
          </table:table-cell>
          <table:table-cell office:value-type="float" office:value="347576">
            <text:p>347576</text:p>
          </table:table-cell>
          <table:table-cell office:value-type="float" office:value="8956">
            <text:p>8956</text:p>
          </table:table-cell>
          <table:table-cell office:value-type="float" office:value="608072">
            <text:p>608072</text:p>
          </table:table-cell>
          <table:table-cell office:value-type="float" office:value="19898">
            <text:p>19898</text:p>
          </table:table-cell>
          <table:table-cell table:number-columns-repeated="2"/>
          <table:table-cell table:formula="of:=[.A548]+[.C548]-[.A547]-[.C547]" office:value-type="float" office:value="1037">
            <text:p>1037</text:p>
          </table:table-cell>
          <table:table-cell table:formula="of:=[.E548]+[.G548]-[.E547]-[.G547]" office:value-type="float" office:value="1041">
            <text:p>1041</text:p>
          </table:table-cell>
          <table:table-cell table:formula="of:=[.B548]+[.D548]-[.B547]-[.D547]" office:value-type="float" office:value="33">
            <text:p>33</text:p>
          </table:table-cell>
          <table:table-cell table:formula="of:=[.F548]+[.H548]-[.F547]-[.H5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0453">
            <text:p>190453</text:p>
          </table:table-cell>
          <table:table-cell office:value-type="float" office:value="5365">
            <text:p>5365</text:p>
          </table:table-cell>
          <table:table-cell office:value-type="float" office:value="396358">
            <text:p>396358</text:p>
          </table:table-cell>
          <table:table-cell office:value-type="float" office:value="13254">
            <text:p>13254</text:p>
          </table:table-cell>
          <table:table-cell office:value-type="float" office:value="347899">
            <text:p>347899</text:p>
          </table:table-cell>
          <table:table-cell office:value-type="float" office:value="8965">
            <text:p>8965</text:p>
          </table:table-cell>
          <table:table-cell office:value-type="float" office:value="608790">
            <text:p>608790</text:p>
          </table:table-cell>
          <table:table-cell office:value-type="float" office:value="19922">
            <text:p>19922</text:p>
          </table:table-cell>
          <table:table-cell table:number-columns-repeated="2"/>
          <table:table-cell table:formula="of:=[.A549]+[.C549]-[.A548]-[.C548]" office:value-type="float" office:value="1041">
            <text:p>1041</text:p>
          </table:table-cell>
          <table:table-cell table:formula="of:=[.E549]+[.G549]-[.E548]-[.G548]" office:value-type="float" office:value="1037">
            <text:p>1037</text:p>
          </table:table-cell>
          <table:table-cell table:formula="of:=[.B549]+[.D549]-[.B548]-[.D548]" office:value-type="float" office:value="33">
            <text:p>33</text:p>
          </table:table-cell>
          <table:table-cell table:formula="of:=[.F549]+[.H549]-[.F548]-[.H5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0776">
            <text:p>190776</text:p>
          </table:table-cell>
          <table:table-cell office:value-type="float" office:value="5374">
            <text:p>5374</text:p>
          </table:table-cell>
          <table:table-cell office:value-type="float" office:value="397076">
            <text:p>397076</text:p>
          </table:table-cell>
          <table:table-cell office:value-type="float" office:value="13278">
            <text:p>13278</text:p>
          </table:table-cell>
          <table:table-cell office:value-type="float" office:value="348218">
            <text:p>348218</text:p>
          </table:table-cell>
          <table:table-cell office:value-type="float" office:value="8974">
            <text:p>8974</text:p>
          </table:table-cell>
          <table:table-cell office:value-type="float" office:value="609508">
            <text:p>609508</text:p>
          </table:table-cell>
          <table:table-cell office:value-type="float" office:value="19946">
            <text:p>19946</text:p>
          </table:table-cell>
          <table:table-cell table:number-columns-repeated="2"/>
          <table:table-cell table:formula="of:=[.A550]+[.C550]-[.A549]-[.C549]" office:value-type="float" office:value="1037">
            <text:p>1037</text:p>
          </table:table-cell>
          <table:table-cell table:formula="of:=[.E550]+[.G550]-[.E549]-[.G549]" office:value-type="float" office:value="1061">
            <text:p>1061</text:p>
          </table:table-cell>
          <table:table-cell table:formula="of:=[.B550]+[.D550]-[.B549]-[.D549]" office:value-type="float" office:value="33">
            <text:p>33</text:p>
          </table:table-cell>
          <table:table-cell table:formula="of:=[.F550]+[.H550]-[.F549]-[.H5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1095">
            <text:p>191095</text:p>
          </table:table-cell>
          <table:table-cell office:value-type="float" office:value="5383">
            <text:p>5383</text:p>
          </table:table-cell>
          <table:table-cell office:value-type="float" office:value="397794">
            <text:p>397794</text:p>
          </table:table-cell>
          <table:table-cell office:value-type="float" office:value="13302">
            <text:p>13302</text:p>
          </table:table-cell>
          <table:table-cell office:value-type="float" office:value="348561">
            <text:p>348561</text:p>
          </table:table-cell>
          <table:table-cell office:value-type="float" office:value="8984">
            <text:p>8984</text:p>
          </table:table-cell>
          <table:table-cell office:value-type="float" office:value="610226">
            <text:p>610226</text:p>
          </table:table-cell>
          <table:table-cell office:value-type="float" office:value="19970">
            <text:p>19970</text:p>
          </table:table-cell>
          <table:table-cell table:number-columns-repeated="2"/>
          <table:table-cell table:formula="of:=[.A551]+[.C551]-[.A550]-[.C550]" office:value-type="float" office:value="1041">
            <text:p>1041</text:p>
          </table:table-cell>
          <table:table-cell table:formula="of:=[.E551]+[.G551]-[.E550]-[.G550]" office:value-type="float" office:value="1037">
            <text:p>1037</text:p>
          </table:table-cell>
          <table:table-cell table:formula="of:=[.B551]+[.D551]-[.B550]-[.D550]" office:value-type="float" office:value="33">
            <text:p>33</text:p>
          </table:table-cell>
          <table:table-cell table:formula="of:=[.F551]+[.H551]-[.F550]-[.H5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1418">
            <text:p>191418</text:p>
          </table:table-cell>
          <table:table-cell office:value-type="float" office:value="5392">
            <text:p>5392</text:p>
          </table:table-cell>
          <table:table-cell office:value-type="float" office:value="398512">
            <text:p>398512</text:p>
          </table:table-cell>
          <table:table-cell office:value-type="float" office:value="13326">
            <text:p>13326</text:p>
          </table:table-cell>
          <table:table-cell office:value-type="float" office:value="348880">
            <text:p>348880</text:p>
          </table:table-cell>
          <table:table-cell office:value-type="float" office:value="8993">
            <text:p>8993</text:p>
          </table:table-cell>
          <table:table-cell office:value-type="float" office:value="610944">
            <text:p>610944</text:p>
          </table:table-cell>
          <table:table-cell office:value-type="float" office:value="19994">
            <text:p>19994</text:p>
          </table:table-cell>
          <table:table-cell table:number-columns-repeated="2"/>
          <table:table-cell table:formula="of:=[.A552]+[.C552]-[.A551]-[.C551]" office:value-type="float" office:value="1037">
            <text:p>1037</text:p>
          </table:table-cell>
          <table:table-cell table:formula="of:=[.E552]+[.G552]-[.E551]-[.G551]" office:value-type="float" office:value="1041">
            <text:p>1041</text:p>
          </table:table-cell>
          <table:table-cell table:formula="of:=[.B552]+[.D552]-[.B551]-[.D551]" office:value-type="float" office:value="33">
            <text:p>33</text:p>
          </table:table-cell>
          <table:table-cell table:formula="of:=[.F552]+[.H552]-[.F551]-[.H5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1737">
            <text:p>191737</text:p>
          </table:table-cell>
          <table:table-cell office:value-type="float" office:value="5401">
            <text:p>5401</text:p>
          </table:table-cell>
          <table:table-cell office:value-type="float" office:value="399230">
            <text:p>399230</text:p>
          </table:table-cell>
          <table:table-cell office:value-type="float" office:value="13350">
            <text:p>13350</text:p>
          </table:table-cell>
          <table:table-cell office:value-type="float" office:value="349203">
            <text:p>349203</text:p>
          </table:table-cell>
          <table:table-cell office:value-type="float" office:value="9002">
            <text:p>9002</text:p>
          </table:table-cell>
          <table:table-cell office:value-type="float" office:value="611662">
            <text:p>611662</text:p>
          </table:table-cell>
          <table:table-cell office:value-type="float" office:value="20018">
            <text:p>20018</text:p>
          </table:table-cell>
          <table:table-cell table:number-columns-repeated="2"/>
          <table:table-cell table:formula="of:=[.A553]+[.C553]-[.A552]-[.C552]" office:value-type="float" office:value="1041">
            <text:p>1041</text:p>
          </table:table-cell>
          <table:table-cell table:formula="of:=[.E553]+[.G553]-[.E552]-[.G552]" office:value-type="float" office:value="1037">
            <text:p>1037</text:p>
          </table:table-cell>
          <table:table-cell table:formula="of:=[.B553]+[.D553]-[.B552]-[.D552]" office:value-type="float" office:value="33">
            <text:p>33</text:p>
          </table:table-cell>
          <table:table-cell table:formula="of:=[.F553]+[.H553]-[.F552]-[.H5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2060">
            <text:p>192060</text:p>
          </table:table-cell>
          <table:table-cell office:value-type="float" office:value="5410">
            <text:p>5410</text:p>
          </table:table-cell>
          <table:table-cell office:value-type="float" office:value="399948">
            <text:p>399948</text:p>
          </table:table-cell>
          <table:table-cell office:value-type="float" office:value="13374">
            <text:p>13374</text:p>
          </table:table-cell>
          <table:table-cell office:value-type="float" office:value="349522">
            <text:p>349522</text:p>
          </table:table-cell>
          <table:table-cell office:value-type="float" office:value="9011">
            <text:p>9011</text:p>
          </table:table-cell>
          <table:table-cell office:value-type="float" office:value="612380">
            <text:p>612380</text:p>
          </table:table-cell>
          <table:table-cell office:value-type="float" office:value="20042">
            <text:p>20042</text:p>
          </table:table-cell>
          <table:table-cell table:number-columns-repeated="2"/>
          <table:table-cell table:formula="of:=[.A554]+[.C554]-[.A553]-[.C553]" office:value-type="float" office:value="1037">
            <text:p>1037</text:p>
          </table:table-cell>
          <table:table-cell table:formula="of:=[.E554]+[.G554]-[.E553]-[.G553]" office:value-type="float" office:value="1061">
            <text:p>1061</text:p>
          </table:table-cell>
          <table:table-cell table:formula="of:=[.B554]+[.D554]-[.B553]-[.D553]" office:value-type="float" office:value="33">
            <text:p>33</text:p>
          </table:table-cell>
          <table:table-cell table:formula="of:=[.F554]+[.H554]-[.F553]-[.H55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2379">
            <text:p>192379</text:p>
          </table:table-cell>
          <table:table-cell office:value-type="float" office:value="5419">
            <text:p>5419</text:p>
          </table:table-cell>
          <table:table-cell office:value-type="float" office:value="400666">
            <text:p>400666</text:p>
          </table:table-cell>
          <table:table-cell office:value-type="float" office:value="13398">
            <text:p>13398</text:p>
          </table:table-cell>
          <table:table-cell office:value-type="float" office:value="349865">
            <text:p>349865</text:p>
          </table:table-cell>
          <table:table-cell office:value-type="float" office:value="9021">
            <text:p>9021</text:p>
          </table:table-cell>
          <table:table-cell office:value-type="float" office:value="613098">
            <text:p>613098</text:p>
          </table:table-cell>
          <table:table-cell office:value-type="float" office:value="20066">
            <text:p>20066</text:p>
          </table:table-cell>
          <table:table-cell table:number-columns-repeated="2"/>
          <table:table-cell table:formula="of:=[.A555]+[.C555]-[.A554]-[.C554]" office:value-type="float" office:value="1041">
            <text:p>1041</text:p>
          </table:table-cell>
          <table:table-cell table:formula="of:=[.E555]+[.G555]-[.E554]-[.G554]" office:value-type="float" office:value="1037">
            <text:p>1037</text:p>
          </table:table-cell>
          <table:table-cell table:formula="of:=[.B555]+[.D555]-[.B554]-[.D554]" office:value-type="float" office:value="33">
            <text:p>33</text:p>
          </table:table-cell>
          <table:table-cell table:formula="of:=[.F555]+[.H555]-[.F554]-[.H5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2702">
            <text:p>192702</text:p>
          </table:table-cell>
          <table:table-cell office:value-type="float" office:value="5428">
            <text:p>5428</text:p>
          </table:table-cell>
          <table:table-cell office:value-type="float" office:value="401384">
            <text:p>401384</text:p>
          </table:table-cell>
          <table:table-cell office:value-type="float" office:value="13422">
            <text:p>13422</text:p>
          </table:table-cell>
          <table:table-cell office:value-type="float" office:value="350184">
            <text:p>350184</text:p>
          </table:table-cell>
          <table:table-cell office:value-type="float" office:value="9030">
            <text:p>9030</text:p>
          </table:table-cell>
          <table:table-cell office:value-type="float" office:value="613816">
            <text:p>613816</text:p>
          </table:table-cell>
          <table:table-cell office:value-type="float" office:value="20090">
            <text:p>20090</text:p>
          </table:table-cell>
          <table:table-cell table:number-columns-repeated="2"/>
          <table:table-cell table:formula="of:=[.A556]+[.C556]-[.A555]-[.C555]" office:value-type="float" office:value="1037">
            <text:p>1037</text:p>
          </table:table-cell>
          <table:table-cell table:formula="of:=[.E556]+[.G556]-[.E555]-[.G555]" office:value-type="float" office:value="1041">
            <text:p>1041</text:p>
          </table:table-cell>
          <table:table-cell table:formula="of:=[.B556]+[.D556]-[.B555]-[.D555]" office:value-type="float" office:value="33">
            <text:p>33</text:p>
          </table:table-cell>
          <table:table-cell table:formula="of:=[.F556]+[.H556]-[.F555]-[.H5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3021">
            <text:p>193021</text:p>
          </table:table-cell>
          <table:table-cell office:value-type="float" office:value="5437">
            <text:p>5437</text:p>
          </table:table-cell>
          <table:table-cell office:value-type="float" office:value="402102">
            <text:p>402102</text:p>
          </table:table-cell>
          <table:table-cell office:value-type="float" office:value="13446">
            <text:p>13446</text:p>
          </table:table-cell>
          <table:table-cell office:value-type="float" office:value="350507">
            <text:p>350507</text:p>
          </table:table-cell>
          <table:table-cell office:value-type="float" office:value="9039">
            <text:p>9039</text:p>
          </table:table-cell>
          <table:table-cell office:value-type="float" office:value="614534">
            <text:p>614534</text:p>
          </table:table-cell>
          <table:table-cell office:value-type="float" office:value="20114">
            <text:p>20114</text:p>
          </table:table-cell>
          <table:table-cell table:number-columns-repeated="2"/>
          <table:table-cell table:formula="of:=[.A557]+[.C557]-[.A556]-[.C556]" office:value-type="float" office:value="1041">
            <text:p>1041</text:p>
          </table:table-cell>
          <table:table-cell table:formula="of:=[.E557]+[.G557]-[.E556]-[.G556]" office:value-type="float" office:value="1037">
            <text:p>1037</text:p>
          </table:table-cell>
          <table:table-cell table:formula="of:=[.B557]+[.D557]-[.B556]-[.D556]" office:value-type="float" office:value="33">
            <text:p>33</text:p>
          </table:table-cell>
          <table:table-cell table:formula="of:=[.F557]+[.H557]-[.F556]-[.H5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3344">
            <text:p>193344</text:p>
          </table:table-cell>
          <table:table-cell office:value-type="float" office:value="5446">
            <text:p>5446</text:p>
          </table:table-cell>
          <table:table-cell office:value-type="float" office:value="402820">
            <text:p>402820</text:p>
          </table:table-cell>
          <table:table-cell office:value-type="float" office:value="13470">
            <text:p>13470</text:p>
          </table:table-cell>
          <table:table-cell office:value-type="float" office:value="350826">
            <text:p>350826</text:p>
          </table:table-cell>
          <table:table-cell office:value-type="float" office:value="9048">
            <text:p>9048</text:p>
          </table:table-cell>
          <table:table-cell office:value-type="float" office:value="615252">
            <text:p>615252</text:p>
          </table:table-cell>
          <table:table-cell office:value-type="float" office:value="20138">
            <text:p>20138</text:p>
          </table:table-cell>
          <table:table-cell table:number-columns-repeated="2"/>
          <table:table-cell table:formula="of:=[.A558]+[.C558]-[.A557]-[.C557]" office:value-type="float" office:value="1037">
            <text:p>1037</text:p>
          </table:table-cell>
          <table:table-cell table:formula="of:=[.E558]+[.G558]-[.E557]-[.G557]" office:value-type="float" office:value="1061">
            <text:p>1061</text:p>
          </table:table-cell>
          <table:table-cell table:formula="of:=[.B558]+[.D558]-[.B557]-[.D557]" office:value-type="float" office:value="33">
            <text:p>33</text:p>
          </table:table-cell>
          <table:table-cell table:formula="of:=[.F558]+[.H558]-[.F557]-[.H55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3663">
            <text:p>193663</text:p>
          </table:table-cell>
          <table:table-cell office:value-type="float" office:value="5455">
            <text:p>5455</text:p>
          </table:table-cell>
          <table:table-cell office:value-type="float" office:value="403538">
            <text:p>403538</text:p>
          </table:table-cell>
          <table:table-cell office:value-type="float" office:value="13494">
            <text:p>13494</text:p>
          </table:table-cell>
          <table:table-cell office:value-type="float" office:value="351169">
            <text:p>351169</text:p>
          </table:table-cell>
          <table:table-cell office:value-type="float" office:value="9058">
            <text:p>9058</text:p>
          </table:table-cell>
          <table:table-cell office:value-type="float" office:value="615970">
            <text:p>615970</text:p>
          </table:table-cell>
          <table:table-cell office:value-type="float" office:value="20162">
            <text:p>20162</text:p>
          </table:table-cell>
          <table:table-cell table:number-columns-repeated="2"/>
          <table:table-cell table:formula="of:=[.A559]+[.C559]-[.A558]-[.C558]" office:value-type="float" office:value="1041">
            <text:p>1041</text:p>
          </table:table-cell>
          <table:table-cell table:formula="of:=[.E559]+[.G559]-[.E558]-[.G558]" office:value-type="float" office:value="1037">
            <text:p>1037</text:p>
          </table:table-cell>
          <table:table-cell table:formula="of:=[.B559]+[.D559]-[.B558]-[.D558]" office:value-type="float" office:value="33">
            <text:p>33</text:p>
          </table:table-cell>
          <table:table-cell table:formula="of:=[.F559]+[.H559]-[.F558]-[.H5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3986">
            <text:p>193986</text:p>
          </table:table-cell>
          <table:table-cell office:value-type="float" office:value="5464">
            <text:p>5464</text:p>
          </table:table-cell>
          <table:table-cell office:value-type="float" office:value="404256">
            <text:p>404256</text:p>
          </table:table-cell>
          <table:table-cell office:value-type="float" office:value="13518">
            <text:p>13518</text:p>
          </table:table-cell>
          <table:table-cell office:value-type="float" office:value="351488">
            <text:p>351488</text:p>
          </table:table-cell>
          <table:table-cell office:value-type="float" office:value="9067">
            <text:p>9067</text:p>
          </table:table-cell>
          <table:table-cell office:value-type="float" office:value="616688">
            <text:p>616688</text:p>
          </table:table-cell>
          <table:table-cell office:value-type="float" office:value="20186">
            <text:p>20186</text:p>
          </table:table-cell>
          <table:table-cell table:number-columns-repeated="2"/>
          <table:table-cell table:formula="of:=[.A560]+[.C560]-[.A559]-[.C559]" office:value-type="float" office:value="1037">
            <text:p>1037</text:p>
          </table:table-cell>
          <table:table-cell table:formula="of:=[.E560]+[.G560]-[.E559]-[.G559]" office:value-type="float" office:value="1061">
            <text:p>1061</text:p>
          </table:table-cell>
          <table:table-cell table:formula="of:=[.B560]+[.D560]-[.B559]-[.D559]" office:value-type="float" office:value="33">
            <text:p>33</text:p>
          </table:table-cell>
          <table:table-cell table:formula="of:=[.F560]+[.H560]-[.F559]-[.H5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4305">
            <text:p>194305</text:p>
          </table:table-cell>
          <table:table-cell office:value-type="float" office:value="5473">
            <text:p>5473</text:p>
          </table:table-cell>
          <table:table-cell office:value-type="float" office:value="404974">
            <text:p>404974</text:p>
          </table:table-cell>
          <table:table-cell office:value-type="float" office:value="13542">
            <text:p>13542</text:p>
          </table:table-cell>
          <table:table-cell office:value-type="float" office:value="351831">
            <text:p>351831</text:p>
          </table:table-cell>
          <table:table-cell office:value-type="float" office:value="9077">
            <text:p>9077</text:p>
          </table:table-cell>
          <table:table-cell office:value-type="float" office:value="617406">
            <text:p>617406</text:p>
          </table:table-cell>
          <table:table-cell office:value-type="float" office:value="20210">
            <text:p>20210</text:p>
          </table:table-cell>
          <table:table-cell table:number-columns-repeated="2"/>
          <table:table-cell table:formula="of:=[.A561]+[.C561]-[.A560]-[.C560]" office:value-type="float" office:value="1041">
            <text:p>1041</text:p>
          </table:table-cell>
          <table:table-cell table:formula="of:=[.E561]+[.G561]-[.E560]-[.G560]" office:value-type="float" office:value="1037">
            <text:p>1037</text:p>
          </table:table-cell>
          <table:table-cell table:formula="of:=[.B561]+[.D561]-[.B560]-[.D560]" office:value-type="float" office:value="33">
            <text:p>33</text:p>
          </table:table-cell>
          <table:table-cell table:formula="of:=[.F561]+[.H561]-[.F560]-[.H5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4628">
            <text:p>194628</text:p>
          </table:table-cell>
          <table:table-cell office:value-type="float" office:value="5482">
            <text:p>5482</text:p>
          </table:table-cell>
          <table:table-cell office:value-type="float" office:value="405692">
            <text:p>405692</text:p>
          </table:table-cell>
          <table:table-cell office:value-type="float" office:value="13566">
            <text:p>13566</text:p>
          </table:table-cell>
          <table:table-cell office:value-type="float" office:value="352150">
            <text:p>352150</text:p>
          </table:table-cell>
          <table:table-cell office:value-type="float" office:value="9086">
            <text:p>9086</text:p>
          </table:table-cell>
          <table:table-cell office:value-type="float" office:value="618124">
            <text:p>618124</text:p>
          </table:table-cell>
          <table:table-cell office:value-type="float" office:value="20234">
            <text:p>20234</text:p>
          </table:table-cell>
          <table:table-cell table:number-columns-repeated="2"/>
          <table:table-cell table:formula="of:=[.A562]+[.C562]-[.A561]-[.C561]" office:value-type="float" office:value="1037">
            <text:p>1037</text:p>
          </table:table-cell>
          <table:table-cell table:formula="of:=[.E562]+[.G562]-[.E561]-[.G561]" office:value-type="float" office:value="1041">
            <text:p>1041</text:p>
          </table:table-cell>
          <table:table-cell table:formula="of:=[.B562]+[.D562]-[.B561]-[.D561]" office:value-type="float" office:value="33">
            <text:p>33</text:p>
          </table:table-cell>
          <table:table-cell table:formula="of:=[.F562]+[.H562]-[.F561]-[.H5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4947">
            <text:p>194947</text:p>
          </table:table-cell>
          <table:table-cell office:value-type="float" office:value="5491">
            <text:p>5491</text:p>
          </table:table-cell>
          <table:table-cell office:value-type="float" office:value="406410">
            <text:p>406410</text:p>
          </table:table-cell>
          <table:table-cell office:value-type="float" office:value="13590">
            <text:p>13590</text:p>
          </table:table-cell>
          <table:table-cell office:value-type="float" office:value="352473">
            <text:p>352473</text:p>
          </table:table-cell>
          <table:table-cell office:value-type="float" office:value="9095">
            <text:p>9095</text:p>
          </table:table-cell>
          <table:table-cell office:value-type="float" office:value="618842">
            <text:p>618842</text:p>
          </table:table-cell>
          <table:table-cell office:value-type="float" office:value="20258">
            <text:p>20258</text:p>
          </table:table-cell>
          <table:table-cell table:number-columns-repeated="2"/>
          <table:table-cell table:formula="of:=[.A563]+[.C563]-[.A562]-[.C562]" office:value-type="float" office:value="1041">
            <text:p>1041</text:p>
          </table:table-cell>
          <table:table-cell table:formula="of:=[.E563]+[.G563]-[.E562]-[.G562]" office:value-type="float" office:value="1037">
            <text:p>1037</text:p>
          </table:table-cell>
          <table:table-cell table:formula="of:=[.B563]+[.D563]-[.B562]-[.D562]" office:value-type="float" office:value="33">
            <text:p>33</text:p>
          </table:table-cell>
          <table:table-cell table:formula="of:=[.F563]+[.H563]-[.F562]-[.H5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5270">
            <text:p>195270</text:p>
          </table:table-cell>
          <table:table-cell office:value-type="float" office:value="5500">
            <text:p>5500</text:p>
          </table:table-cell>
          <table:table-cell office:value-type="float" office:value="407128">
            <text:p>407128</text:p>
          </table:table-cell>
          <table:table-cell office:value-type="float" office:value="13614">
            <text:p>13614</text:p>
          </table:table-cell>
          <table:table-cell office:value-type="float" office:value="352792">
            <text:p>352792</text:p>
          </table:table-cell>
          <table:table-cell office:value-type="float" office:value="9104">
            <text:p>9104</text:p>
          </table:table-cell>
          <table:table-cell office:value-type="float" office:value="619560">
            <text:p>619560</text:p>
          </table:table-cell>
          <table:table-cell office:value-type="float" office:value="20282">
            <text:p>20282</text:p>
          </table:table-cell>
          <table:table-cell table:number-columns-repeated="2"/>
          <table:table-cell table:formula="of:=[.A564]+[.C564]-[.A563]-[.C563]" office:value-type="float" office:value="1037">
            <text:p>1037</text:p>
          </table:table-cell>
          <table:table-cell table:formula="of:=[.E564]+[.G564]-[.E563]-[.G563]" office:value-type="float" office:value="1061">
            <text:p>1061</text:p>
          </table:table-cell>
          <table:table-cell table:formula="of:=[.B564]+[.D564]-[.B563]-[.D563]" office:value-type="float" office:value="33">
            <text:p>33</text:p>
          </table:table-cell>
          <table:table-cell table:formula="of:=[.F564]+[.H564]-[.F563]-[.H56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5589">
            <text:p>195589</text:p>
          </table:table-cell>
          <table:table-cell office:value-type="float" office:value="5509">
            <text:p>5509</text:p>
          </table:table-cell>
          <table:table-cell office:value-type="float" office:value="407846">
            <text:p>407846</text:p>
          </table:table-cell>
          <table:table-cell office:value-type="float" office:value="13638">
            <text:p>13638</text:p>
          </table:table-cell>
          <table:table-cell office:value-type="float" office:value="353135">
            <text:p>353135</text:p>
          </table:table-cell>
          <table:table-cell office:value-type="float" office:value="9114">
            <text:p>9114</text:p>
          </table:table-cell>
          <table:table-cell office:value-type="float" office:value="620278">
            <text:p>620278</text:p>
          </table:table-cell>
          <table:table-cell office:value-type="float" office:value="20306">
            <text:p>20306</text:p>
          </table:table-cell>
          <table:table-cell table:number-columns-repeated="2"/>
          <table:table-cell table:formula="of:=[.A565]+[.C565]-[.A564]-[.C564]" office:value-type="float" office:value="1041">
            <text:p>1041</text:p>
          </table:table-cell>
          <table:table-cell table:formula="of:=[.E565]+[.G565]-[.E564]-[.G564]" office:value-type="float" office:value="1057">
            <text:p>1057</text:p>
          </table:table-cell>
          <table:table-cell table:formula="of:=[.B565]+[.D565]-[.B564]-[.D564]" office:value-type="float" office:value="33">
            <text:p>33</text:p>
          </table:table-cell>
          <table:table-cell table:formula="of:=[.F565]+[.H565]-[.F564]-[.H5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5912">
            <text:p>195912</text:p>
          </table:table-cell>
          <table:table-cell office:value-type="float" office:value="5518">
            <text:p>5518</text:p>
          </table:table-cell>
          <table:table-cell office:value-type="float" office:value="408564">
            <text:p>408564</text:p>
          </table:table-cell>
          <table:table-cell office:value-type="float" office:value="13662">
            <text:p>13662</text:p>
          </table:table-cell>
          <table:table-cell office:value-type="float" office:value="353474">
            <text:p>353474</text:p>
          </table:table-cell>
          <table:table-cell office:value-type="float" office:value="9124">
            <text:p>9124</text:p>
          </table:table-cell>
          <table:table-cell office:value-type="float" office:value="620996">
            <text:p>620996</text:p>
          </table:table-cell>
          <table:table-cell office:value-type="float" office:value="20330">
            <text:p>20330</text:p>
          </table:table-cell>
          <table:table-cell table:number-columns-repeated="2"/>
          <table:table-cell table:formula="of:=[.A566]+[.C566]-[.A565]-[.C565]" office:value-type="float" office:value="1037">
            <text:p>1037</text:p>
          </table:table-cell>
          <table:table-cell table:formula="of:=[.E566]+[.G566]-[.E565]-[.G565]" office:value-type="float" office:value="1041">
            <text:p>1041</text:p>
          </table:table-cell>
          <table:table-cell table:formula="of:=[.B566]+[.D566]-[.B565]-[.D565]" office:value-type="float" office:value="33">
            <text:p>33</text:p>
          </table:table-cell>
          <table:table-cell table:formula="of:=[.F566]+[.H566]-[.F565]-[.H5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6231">
            <text:p>196231</text:p>
          </table:table-cell>
          <table:table-cell office:value-type="float" office:value="5527">
            <text:p>5527</text:p>
          </table:table-cell>
          <table:table-cell office:value-type="float" office:value="409282">
            <text:p>409282</text:p>
          </table:table-cell>
          <table:table-cell office:value-type="float" office:value="13686">
            <text:p>13686</text:p>
          </table:table-cell>
          <table:table-cell office:value-type="float" office:value="353797">
            <text:p>353797</text:p>
          </table:table-cell>
          <table:table-cell office:value-type="float" office:value="9133">
            <text:p>9133</text:p>
          </table:table-cell>
          <table:table-cell office:value-type="float" office:value="621714">
            <text:p>621714</text:p>
          </table:table-cell>
          <table:table-cell office:value-type="float" office:value="20354">
            <text:p>20354</text:p>
          </table:table-cell>
          <table:table-cell table:number-columns-repeated="2"/>
          <table:table-cell table:formula="of:=[.A567]+[.C567]-[.A566]-[.C566]" office:value-type="float" office:value="1041">
            <text:p>1041</text:p>
          </table:table-cell>
          <table:table-cell table:formula="of:=[.E567]+[.G567]-[.E566]-[.G566]" office:value-type="float" office:value="1037">
            <text:p>1037</text:p>
          </table:table-cell>
          <table:table-cell table:formula="of:=[.B567]+[.D567]-[.B566]-[.D566]" office:value-type="float" office:value="33">
            <text:p>33</text:p>
          </table:table-cell>
          <table:table-cell table:formula="of:=[.F567]+[.H567]-[.F566]-[.H5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6554">
            <text:p>196554</text:p>
          </table:table-cell>
          <table:table-cell office:value-type="float" office:value="5536">
            <text:p>5536</text:p>
          </table:table-cell>
          <table:table-cell office:value-type="float" office:value="410000">
            <text:p>410000</text:p>
          </table:table-cell>
          <table:table-cell office:value-type="float" office:value="13710">
            <text:p>13710</text:p>
          </table:table-cell>
          <table:table-cell office:value-type="float" office:value="354116">
            <text:p>354116</text:p>
          </table:table-cell>
          <table:table-cell office:value-type="float" office:value="9142">
            <text:p>9142</text:p>
          </table:table-cell>
          <table:table-cell office:value-type="float" office:value="622432">
            <text:p>622432</text:p>
          </table:table-cell>
          <table:table-cell office:value-type="float" office:value="20378">
            <text:p>20378</text:p>
          </table:table-cell>
          <table:table-cell table:number-columns-repeated="2"/>
          <table:table-cell table:formula="of:=[.A568]+[.C568]-[.A567]-[.C567]" office:value-type="float" office:value="1037">
            <text:p>1037</text:p>
          </table:table-cell>
          <table:table-cell table:formula="of:=[.E568]+[.G568]-[.E567]-[.G567]" office:value-type="float" office:value="1061">
            <text:p>1061</text:p>
          </table:table-cell>
          <table:table-cell table:formula="of:=[.B568]+[.D568]-[.B567]-[.D567]" office:value-type="float" office:value="33">
            <text:p>33</text:p>
          </table:table-cell>
          <table:table-cell table:formula="of:=[.F568]+[.H568]-[.F567]-[.H56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6873">
            <text:p>196873</text:p>
          </table:table-cell>
          <table:table-cell office:value-type="float" office:value="5545">
            <text:p>5545</text:p>
          </table:table-cell>
          <table:table-cell office:value-type="float" office:value="410718">
            <text:p>410718</text:p>
          </table:table-cell>
          <table:table-cell office:value-type="float" office:value="13734">
            <text:p>13734</text:p>
          </table:table-cell>
          <table:table-cell office:value-type="float" office:value="354459">
            <text:p>354459</text:p>
          </table:table-cell>
          <table:table-cell office:value-type="float" office:value="9152">
            <text:p>9152</text:p>
          </table:table-cell>
          <table:table-cell office:value-type="float" office:value="623150">
            <text:p>623150</text:p>
          </table:table-cell>
          <table:table-cell office:value-type="float" office:value="20402">
            <text:p>20402</text:p>
          </table:table-cell>
          <table:table-cell table:number-columns-repeated="2"/>
          <table:table-cell table:formula="of:=[.A569]+[.C569]-[.A568]-[.C568]" office:value-type="float" office:value="1041">
            <text:p>1041</text:p>
          </table:table-cell>
          <table:table-cell table:formula="of:=[.E569]+[.G569]-[.E568]-[.G568]" office:value-type="float" office:value="1037">
            <text:p>1037</text:p>
          </table:table-cell>
          <table:table-cell table:formula="of:=[.B569]+[.D569]-[.B568]-[.D568]" office:value-type="float" office:value="33">
            <text:p>33</text:p>
          </table:table-cell>
          <table:table-cell table:formula="of:=[.F569]+[.H569]-[.F568]-[.H5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7196">
            <text:p>197196</text:p>
          </table:table-cell>
          <table:table-cell office:value-type="float" office:value="5554">
            <text:p>5554</text:p>
          </table:table-cell>
          <table:table-cell office:value-type="float" office:value="411436">
            <text:p>411436</text:p>
          </table:table-cell>
          <table:table-cell office:value-type="float" office:value="13758">
            <text:p>13758</text:p>
          </table:table-cell>
          <table:table-cell office:value-type="float" office:value="354778">
            <text:p>354778</text:p>
          </table:table-cell>
          <table:table-cell office:value-type="float" office:value="9161">
            <text:p>9161</text:p>
          </table:table-cell>
          <table:table-cell office:value-type="float" office:value="623868">
            <text:p>623868</text:p>
          </table:table-cell>
          <table:table-cell office:value-type="float" office:value="20426">
            <text:p>20426</text:p>
          </table:table-cell>
          <table:table-cell table:number-columns-repeated="2"/>
          <table:table-cell table:formula="of:=[.A570]+[.C570]-[.A569]-[.C569]" office:value-type="float" office:value="1037">
            <text:p>1037</text:p>
          </table:table-cell>
          <table:table-cell table:formula="of:=[.E570]+[.G570]-[.E569]-[.G569]" office:value-type="float" office:value="1041">
            <text:p>1041</text:p>
          </table:table-cell>
          <table:table-cell table:formula="of:=[.B570]+[.D570]-[.B569]-[.D569]" office:value-type="float" office:value="33">
            <text:p>33</text:p>
          </table:table-cell>
          <table:table-cell table:formula="of:=[.F570]+[.H570]-[.F569]-[.H5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7515">
            <text:p>197515</text:p>
          </table:table-cell>
          <table:table-cell office:value-type="float" office:value="5563">
            <text:p>5563</text:p>
          </table:table-cell>
          <table:table-cell office:value-type="float" office:value="412154">
            <text:p>412154</text:p>
          </table:table-cell>
          <table:table-cell office:value-type="float" office:value="13782">
            <text:p>13782</text:p>
          </table:table-cell>
          <table:table-cell office:value-type="float" office:value="355101">
            <text:p>355101</text:p>
          </table:table-cell>
          <table:table-cell office:value-type="float" office:value="9170">
            <text:p>9170</text:p>
          </table:table-cell>
          <table:table-cell office:value-type="float" office:value="624586">
            <text:p>624586</text:p>
          </table:table-cell>
          <table:table-cell office:value-type="float" office:value="20450">
            <text:p>20450</text:p>
          </table:table-cell>
          <table:table-cell table:number-columns-repeated="2"/>
          <table:table-cell table:formula="of:=[.A571]+[.C571]-[.A570]-[.C570]" office:value-type="float" office:value="1041">
            <text:p>1041</text:p>
          </table:table-cell>
          <table:table-cell table:formula="of:=[.E571]+[.G571]-[.E570]-[.G570]" office:value-type="float" office:value="1037">
            <text:p>1037</text:p>
          </table:table-cell>
          <table:table-cell table:formula="of:=[.B571]+[.D571]-[.B570]-[.D570]" office:value-type="float" office:value="33">
            <text:p>33</text:p>
          </table:table-cell>
          <table:table-cell table:formula="of:=[.F571]+[.H571]-[.F570]-[.H5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7838">
            <text:p>197838</text:p>
          </table:table-cell>
          <table:table-cell office:value-type="float" office:value="5572">
            <text:p>5572</text:p>
          </table:table-cell>
          <table:table-cell office:value-type="float" office:value="412872">
            <text:p>412872</text:p>
          </table:table-cell>
          <table:table-cell office:value-type="float" office:value="13806">
            <text:p>13806</text:p>
          </table:table-cell>
          <table:table-cell office:value-type="float" office:value="355420">
            <text:p>355420</text:p>
          </table:table-cell>
          <table:table-cell office:value-type="float" office:value="9179">
            <text:p>9179</text:p>
          </table:table-cell>
          <table:table-cell office:value-type="float" office:value="625304">
            <text:p>625304</text:p>
          </table:table-cell>
          <table:table-cell office:value-type="float" office:value="20474">
            <text:p>20474</text:p>
          </table:table-cell>
          <table:table-cell table:number-columns-repeated="2"/>
          <table:table-cell table:formula="of:=[.A572]+[.C572]-[.A571]-[.C571]" office:value-type="float" office:value="1037">
            <text:p>1037</text:p>
          </table:table-cell>
          <table:table-cell table:formula="of:=[.E572]+[.G572]-[.E571]-[.G571]" office:value-type="float" office:value="1061">
            <text:p>1061</text:p>
          </table:table-cell>
          <table:table-cell table:formula="of:=[.B572]+[.D572]-[.B571]-[.D571]" office:value-type="float" office:value="33">
            <text:p>33</text:p>
          </table:table-cell>
          <table:table-cell table:formula="of:=[.F572]+[.H572]-[.F571]-[.H57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8157">
            <text:p>198157</text:p>
          </table:table-cell>
          <table:table-cell office:value-type="float" office:value="5581">
            <text:p>5581</text:p>
          </table:table-cell>
          <table:table-cell office:value-type="float" office:value="413590">
            <text:p>413590</text:p>
          </table:table-cell>
          <table:table-cell office:value-type="float" office:value="13830">
            <text:p>13830</text:p>
          </table:table-cell>
          <table:table-cell office:value-type="float" office:value="355763">
            <text:p>355763</text:p>
          </table:table-cell>
          <table:table-cell office:value-type="float" office:value="9189">
            <text:p>9189</text:p>
          </table:table-cell>
          <table:table-cell office:value-type="float" office:value="626022">
            <text:p>626022</text:p>
          </table:table-cell>
          <table:table-cell office:value-type="float" office:value="20498">
            <text:p>20498</text:p>
          </table:table-cell>
          <table:table-cell table:number-columns-repeated="2"/>
          <table:table-cell table:formula="of:=[.A573]+[.C573]-[.A572]-[.C572]" office:value-type="float" office:value="1041">
            <text:p>1041</text:p>
          </table:table-cell>
          <table:table-cell table:formula="of:=[.E573]+[.G573]-[.E572]-[.G572]" office:value-type="float" office:value="1037">
            <text:p>1037</text:p>
          </table:table-cell>
          <table:table-cell table:formula="of:=[.B573]+[.D573]-[.B572]-[.D572]" office:value-type="float" office:value="33">
            <text:p>33</text:p>
          </table:table-cell>
          <table:table-cell table:formula="of:=[.F573]+[.H573]-[.F572]-[.H5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8480">
            <text:p>198480</text:p>
          </table:table-cell>
          <table:table-cell office:value-type="float" office:value="5590">
            <text:p>5590</text:p>
          </table:table-cell>
          <table:table-cell office:value-type="float" office:value="414308">
            <text:p>414308</text:p>
          </table:table-cell>
          <table:table-cell office:value-type="float" office:value="13854">
            <text:p>13854</text:p>
          </table:table-cell>
          <table:table-cell office:value-type="float" office:value="356082">
            <text:p>356082</text:p>
          </table:table-cell>
          <table:table-cell office:value-type="float" office:value="9198">
            <text:p>9198</text:p>
          </table:table-cell>
          <table:table-cell office:value-type="float" office:value="626740">
            <text:p>626740</text:p>
          </table:table-cell>
          <table:table-cell office:value-type="float" office:value="20522">
            <text:p>20522</text:p>
          </table:table-cell>
          <table:table-cell table:number-columns-repeated="2"/>
          <table:table-cell table:formula="of:=[.A574]+[.C574]-[.A573]-[.C573]" office:value-type="float" office:value="1037">
            <text:p>1037</text:p>
          </table:table-cell>
          <table:table-cell table:formula="of:=[.E574]+[.G574]-[.E573]-[.G573]" office:value-type="float" office:value="1041">
            <text:p>1041</text:p>
          </table:table-cell>
          <table:table-cell table:formula="of:=[.B574]+[.D574]-[.B573]-[.D573]" office:value-type="float" office:value="33">
            <text:p>33</text:p>
          </table:table-cell>
          <table:table-cell table:formula="of:=[.F574]+[.H574]-[.F573]-[.H5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8799">
            <text:p>198799</text:p>
          </table:table-cell>
          <table:table-cell office:value-type="float" office:value="5599">
            <text:p>5599</text:p>
          </table:table-cell>
          <table:table-cell office:value-type="float" office:value="415026">
            <text:p>415026</text:p>
          </table:table-cell>
          <table:table-cell office:value-type="float" office:value="13878">
            <text:p>13878</text:p>
          </table:table-cell>
          <table:table-cell office:value-type="float" office:value="356405">
            <text:p>356405</text:p>
          </table:table-cell>
          <table:table-cell office:value-type="float" office:value="9207">
            <text:p>9207</text:p>
          </table:table-cell>
          <table:table-cell office:value-type="float" office:value="627458">
            <text:p>627458</text:p>
          </table:table-cell>
          <table:table-cell office:value-type="float" office:value="20546">
            <text:p>20546</text:p>
          </table:table-cell>
          <table:table-cell table:number-columns-repeated="2"/>
          <table:table-cell table:formula="of:=[.A575]+[.C575]-[.A574]-[.C574]" office:value-type="float" office:value="1041">
            <text:p>1041</text:p>
          </table:table-cell>
          <table:table-cell table:formula="of:=[.E575]+[.G575]-[.E574]-[.G574]" office:value-type="float" office:value="1037">
            <text:p>1037</text:p>
          </table:table-cell>
          <table:table-cell table:formula="of:=[.B575]+[.D575]-[.B574]-[.D574]" office:value-type="float" office:value="33">
            <text:p>33</text:p>
          </table:table-cell>
          <table:table-cell table:formula="of:=[.F575]+[.H575]-[.F574]-[.H5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9122">
            <text:p>199122</text:p>
          </table:table-cell>
          <table:table-cell office:value-type="float" office:value="5608">
            <text:p>5608</text:p>
          </table:table-cell>
          <table:table-cell office:value-type="float" office:value="415744">
            <text:p>415744</text:p>
          </table:table-cell>
          <table:table-cell office:value-type="float" office:value="13902">
            <text:p>13902</text:p>
          </table:table-cell>
          <table:table-cell office:value-type="float" office:value="356724">
            <text:p>356724</text:p>
          </table:table-cell>
          <table:table-cell office:value-type="float" office:value="9216">
            <text:p>9216</text:p>
          </table:table-cell>
          <table:table-cell office:value-type="float" office:value="628176">
            <text:p>628176</text:p>
          </table:table-cell>
          <table:table-cell office:value-type="float" office:value="20570">
            <text:p>20570</text:p>
          </table:table-cell>
          <table:table-cell table:number-columns-repeated="2"/>
          <table:table-cell table:formula="of:=[.A576]+[.C576]-[.A575]-[.C575]" office:value-type="float" office:value="1037">
            <text:p>1037</text:p>
          </table:table-cell>
          <table:table-cell table:formula="of:=[.E576]+[.G576]-[.E575]-[.G575]" office:value-type="float" office:value="1041">
            <text:p>1041</text:p>
          </table:table-cell>
          <table:table-cell table:formula="of:=[.B576]+[.D576]-[.B575]-[.D575]" office:value-type="float" office:value="33">
            <text:p>33</text:p>
          </table:table-cell>
          <table:table-cell table:formula="of:=[.F576]+[.H576]-[.F575]-[.H5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199441">
            <text:p>199441</text:p>
          </table:table-cell>
          <table:table-cell office:value-type="float" office:value="5617">
            <text:p>5617</text:p>
          </table:table-cell>
          <table:table-cell office:value-type="float" office:value="416462">
            <text:p>416462</text:p>
          </table:table-cell>
          <table:table-cell office:value-type="float" office:value="13926">
            <text:p>13926</text:p>
          </table:table-cell>
          <table:table-cell office:value-type="float" office:value="357047">
            <text:p>357047</text:p>
          </table:table-cell>
          <table:table-cell office:value-type="float" office:value="9225">
            <text:p>9225</text:p>
          </table:table-cell>
          <table:table-cell office:value-type="float" office:value="628894">
            <text:p>628894</text:p>
          </table:table-cell>
          <table:table-cell office:value-type="float" office:value="20594">
            <text:p>20594</text:p>
          </table:table-cell>
          <table:table-cell table:number-columns-repeated="2"/>
          <table:table-cell table:formula="of:=[.A577]+[.C577]-[.A576]-[.C576]" office:value-type="float" office:value="1041">
            <text:p>1041</text:p>
          </table:table-cell>
          <table:table-cell table:formula="of:=[.E577]+[.G577]-[.E576]-[.G576]" office:value-type="float" office:value="1057">
            <text:p>1057</text:p>
          </table:table-cell>
          <table:table-cell table:formula="of:=[.B577]+[.D577]-[.B576]-[.D576]" office:value-type="float" office:value="33">
            <text:p>33</text:p>
          </table:table-cell>
          <table:table-cell table:formula="of:=[.F577]+[.H577]-[.F576]-[.H57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99764">
            <text:p>199764</text:p>
          </table:table-cell>
          <table:table-cell office:value-type="float" office:value="5626">
            <text:p>5626</text:p>
          </table:table-cell>
          <table:table-cell office:value-type="float" office:value="417180">
            <text:p>417180</text:p>
          </table:table-cell>
          <table:table-cell office:value-type="float" office:value="13950">
            <text:p>13950</text:p>
          </table:table-cell>
          <table:table-cell office:value-type="float" office:value="357386">
            <text:p>357386</text:p>
          </table:table-cell>
          <table:table-cell office:value-type="float" office:value="9235">
            <text:p>9235</text:p>
          </table:table-cell>
          <table:table-cell office:value-type="float" office:value="629612">
            <text:p>629612</text:p>
          </table:table-cell>
          <table:table-cell office:value-type="float" office:value="20618">
            <text:p>20618</text:p>
          </table:table-cell>
          <table:table-cell table:number-columns-repeated="2"/>
          <table:table-cell table:formula="of:=[.A578]+[.C578]-[.A577]-[.C577]" office:value-type="float" office:value="1037">
            <text:p>1037</text:p>
          </table:table-cell>
          <table:table-cell table:formula="of:=[.E578]+[.G578]-[.E577]-[.G577]" office:value-type="float" office:value="1041">
            <text:p>1041</text:p>
          </table:table-cell>
          <table:table-cell table:formula="of:=[.B578]+[.D578]-[.B577]-[.D577]" office:value-type="float" office:value="33">
            <text:p>33</text:p>
          </table:table-cell>
          <table:table-cell table:formula="of:=[.F578]+[.H578]-[.F577]-[.H5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0083">
            <text:p>200083</text:p>
          </table:table-cell>
          <table:table-cell office:value-type="float" office:value="5635">
            <text:p>5635</text:p>
          </table:table-cell>
          <table:table-cell office:value-type="float" office:value="417898">
            <text:p>417898</text:p>
          </table:table-cell>
          <table:table-cell office:value-type="float" office:value="13974">
            <text:p>13974</text:p>
          </table:table-cell>
          <table:table-cell office:value-type="float" office:value="357709">
            <text:p>357709</text:p>
          </table:table-cell>
          <table:table-cell office:value-type="float" office:value="9244">
            <text:p>9244</text:p>
          </table:table-cell>
          <table:table-cell office:value-type="float" office:value="630330">
            <text:p>630330</text:p>
          </table:table-cell>
          <table:table-cell office:value-type="float" office:value="20642">
            <text:p>20642</text:p>
          </table:table-cell>
          <table:table-cell table:number-columns-repeated="2"/>
          <table:table-cell table:formula="of:=[.A579]+[.C579]-[.A578]-[.C578]" office:value-type="float" office:value="1041">
            <text:p>1041</text:p>
          </table:table-cell>
          <table:table-cell table:formula="of:=[.E579]+[.G579]-[.E578]-[.G578]" office:value-type="float" office:value="1037">
            <text:p>1037</text:p>
          </table:table-cell>
          <table:table-cell table:formula="of:=[.B579]+[.D579]-[.B578]-[.D578]" office:value-type="float" office:value="33">
            <text:p>33</text:p>
          </table:table-cell>
          <table:table-cell table:formula="of:=[.F579]+[.H579]-[.F578]-[.H5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0406">
            <text:p>200406</text:p>
          </table:table-cell>
          <table:table-cell office:value-type="float" office:value="5644">
            <text:p>5644</text:p>
          </table:table-cell>
          <table:table-cell office:value-type="float" office:value="418616">
            <text:p>418616</text:p>
          </table:table-cell>
          <table:table-cell office:value-type="float" office:value="13998">
            <text:p>13998</text:p>
          </table:table-cell>
          <table:table-cell office:value-type="float" office:value="358028">
            <text:p>358028</text:p>
          </table:table-cell>
          <table:table-cell office:value-type="float" office:value="9253">
            <text:p>9253</text:p>
          </table:table-cell>
          <table:table-cell office:value-type="float" office:value="631048">
            <text:p>631048</text:p>
          </table:table-cell>
          <table:table-cell office:value-type="float" office:value="20666">
            <text:p>20666</text:p>
          </table:table-cell>
          <table:table-cell table:number-columns-repeated="2"/>
          <table:table-cell table:formula="of:=[.A580]+[.C580]-[.A579]-[.C579]" office:value-type="float" office:value="1037">
            <text:p>1037</text:p>
          </table:table-cell>
          <table:table-cell table:formula="of:=[.E580]+[.G580]-[.E579]-[.G579]" office:value-type="float" office:value="1041">
            <text:p>1041</text:p>
          </table:table-cell>
          <table:table-cell table:formula="of:=[.B580]+[.D580]-[.B579]-[.D579]" office:value-type="float" office:value="33">
            <text:p>33</text:p>
          </table:table-cell>
          <table:table-cell table:formula="of:=[.F580]+[.H580]-[.F579]-[.H5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0725">
            <text:p>200725</text:p>
          </table:table-cell>
          <table:table-cell office:value-type="float" office:value="5653">
            <text:p>5653</text:p>
          </table:table-cell>
          <table:table-cell office:value-type="float" office:value="419334">
            <text:p>419334</text:p>
          </table:table-cell>
          <table:table-cell office:value-type="float" office:value="14022">
            <text:p>14022</text:p>
          </table:table-cell>
          <table:table-cell office:value-type="float" office:value="358351">
            <text:p>358351</text:p>
          </table:table-cell>
          <table:table-cell office:value-type="float" office:value="9262">
            <text:p>9262</text:p>
          </table:table-cell>
          <table:table-cell office:value-type="float" office:value="631766">
            <text:p>631766</text:p>
          </table:table-cell>
          <table:table-cell office:value-type="float" office:value="20690">
            <text:p>20690</text:p>
          </table:table-cell>
          <table:table-cell table:number-columns-repeated="2"/>
          <table:table-cell table:formula="of:=[.A581]+[.C581]-[.A580]-[.C580]" office:value-type="float" office:value="1041">
            <text:p>1041</text:p>
          </table:table-cell>
          <table:table-cell table:formula="of:=[.E581]+[.G581]-[.E580]-[.G580]" office:value-type="float" office:value="1037">
            <text:p>1037</text:p>
          </table:table-cell>
          <table:table-cell table:formula="of:=[.B581]+[.D581]-[.B580]-[.D580]" office:value-type="float" office:value="33">
            <text:p>33</text:p>
          </table:table-cell>
          <table:table-cell table:formula="of:=[.F581]+[.H581]-[.F580]-[.H5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1048">
            <text:p>201048</text:p>
          </table:table-cell>
          <table:table-cell office:value-type="float" office:value="5662">
            <text:p>5662</text:p>
          </table:table-cell>
          <table:table-cell office:value-type="float" office:value="420052">
            <text:p>420052</text:p>
          </table:table-cell>
          <table:table-cell office:value-type="float" office:value="14046">
            <text:p>14046</text:p>
          </table:table-cell>
          <table:table-cell office:value-type="float" office:value="358670">
            <text:p>358670</text:p>
          </table:table-cell>
          <table:table-cell office:value-type="float" office:value="9271">
            <text:p>9271</text:p>
          </table:table-cell>
          <table:table-cell office:value-type="float" office:value="632484">
            <text:p>632484</text:p>
          </table:table-cell>
          <table:table-cell office:value-type="float" office:value="20714">
            <text:p>20714</text:p>
          </table:table-cell>
          <table:table-cell table:number-columns-repeated="2"/>
          <table:table-cell table:formula="of:=[.A582]+[.C582]-[.A581]-[.C581]" office:value-type="float" office:value="1037">
            <text:p>1037</text:p>
          </table:table-cell>
          <table:table-cell table:formula="of:=[.E582]+[.G582]-[.E581]-[.G581]" office:value-type="float" office:value="1061">
            <text:p>1061</text:p>
          </table:table-cell>
          <table:table-cell table:formula="of:=[.B582]+[.D582]-[.B581]-[.D581]" office:value-type="float" office:value="33">
            <text:p>33</text:p>
          </table:table-cell>
          <table:table-cell table:formula="of:=[.F582]+[.H582]-[.F581]-[.H58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1367">
            <text:p>201367</text:p>
          </table:table-cell>
          <table:table-cell office:value-type="float" office:value="5671">
            <text:p>5671</text:p>
          </table:table-cell>
          <table:table-cell office:value-type="float" office:value="420770">
            <text:p>420770</text:p>
          </table:table-cell>
          <table:table-cell office:value-type="float" office:value="14070">
            <text:p>14070</text:p>
          </table:table-cell>
          <table:table-cell office:value-type="float" office:value="359013">
            <text:p>359013</text:p>
          </table:table-cell>
          <table:table-cell office:value-type="float" office:value="9281">
            <text:p>9281</text:p>
          </table:table-cell>
          <table:table-cell office:value-type="float" office:value="633202">
            <text:p>633202</text:p>
          </table:table-cell>
          <table:table-cell office:value-type="float" office:value="20738">
            <text:p>20738</text:p>
          </table:table-cell>
          <table:table-cell table:number-columns-repeated="2"/>
          <table:table-cell table:formula="of:=[.A583]+[.C583]-[.A582]-[.C582]" office:value-type="float" office:value="1041">
            <text:p>1041</text:p>
          </table:table-cell>
          <table:table-cell table:formula="of:=[.E583]+[.G583]-[.E582]-[.G582]" office:value-type="float" office:value="1037">
            <text:p>1037</text:p>
          </table:table-cell>
          <table:table-cell table:formula="of:=[.B583]+[.D583]-[.B582]-[.D582]" office:value-type="float" office:value="33">
            <text:p>33</text:p>
          </table:table-cell>
          <table:table-cell table:formula="of:=[.F583]+[.H583]-[.F582]-[.H5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1690">
            <text:p>201690</text:p>
          </table:table-cell>
          <table:table-cell office:value-type="float" office:value="5680">
            <text:p>5680</text:p>
          </table:table-cell>
          <table:table-cell office:value-type="float" office:value="421488">
            <text:p>421488</text:p>
          </table:table-cell>
          <table:table-cell office:value-type="float" office:value="14094">
            <text:p>14094</text:p>
          </table:table-cell>
          <table:table-cell office:value-type="float" office:value="359332">
            <text:p>359332</text:p>
          </table:table-cell>
          <table:table-cell office:value-type="float" office:value="9290">
            <text:p>9290</text:p>
          </table:table-cell>
          <table:table-cell office:value-type="float" office:value="633920">
            <text:p>633920</text:p>
          </table:table-cell>
          <table:table-cell office:value-type="float" office:value="20762">
            <text:p>20762</text:p>
          </table:table-cell>
          <table:table-cell table:number-columns-repeated="2"/>
          <table:table-cell table:formula="of:=[.A584]+[.C584]-[.A583]-[.C583]" office:value-type="float" office:value="1037">
            <text:p>1037</text:p>
          </table:table-cell>
          <table:table-cell table:formula="of:=[.E584]+[.G584]-[.E583]-[.G583]" office:value-type="float" office:value="1041">
            <text:p>1041</text:p>
          </table:table-cell>
          <table:table-cell table:formula="of:=[.B584]+[.D584]-[.B583]-[.D583]" office:value-type="float" office:value="33">
            <text:p>33</text:p>
          </table:table-cell>
          <table:table-cell table:formula="of:=[.F584]+[.H584]-[.F583]-[.H5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2009">
            <text:p>202009</text:p>
          </table:table-cell>
          <table:table-cell office:value-type="float" office:value="5689">
            <text:p>5689</text:p>
          </table:table-cell>
          <table:table-cell office:value-type="float" office:value="422206">
            <text:p>422206</text:p>
          </table:table-cell>
          <table:table-cell office:value-type="float" office:value="14118">
            <text:p>14118</text:p>
          </table:table-cell>
          <table:table-cell office:value-type="float" office:value="359655">
            <text:p>359655</text:p>
          </table:table-cell>
          <table:table-cell office:value-type="float" office:value="9299">
            <text:p>9299</text:p>
          </table:table-cell>
          <table:table-cell office:value-type="float" office:value="634638">
            <text:p>634638</text:p>
          </table:table-cell>
          <table:table-cell office:value-type="float" office:value="20786">
            <text:p>20786</text:p>
          </table:table-cell>
          <table:table-cell table:number-columns-repeated="2"/>
          <table:table-cell table:formula="of:=[.A585]+[.C585]-[.A584]-[.C584]" office:value-type="float" office:value="1041">
            <text:p>1041</text:p>
          </table:table-cell>
          <table:table-cell table:formula="of:=[.E585]+[.G585]-[.E584]-[.G584]" office:value-type="float" office:value="1037">
            <text:p>1037</text:p>
          </table:table-cell>
          <table:table-cell table:formula="of:=[.B585]+[.D585]-[.B584]-[.D584]" office:value-type="float" office:value="33">
            <text:p>33</text:p>
          </table:table-cell>
          <table:table-cell table:formula="of:=[.F585]+[.H585]-[.F584]-[.H5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2332">
            <text:p>202332</text:p>
          </table:table-cell>
          <table:table-cell office:value-type="float" office:value="5698">
            <text:p>5698</text:p>
          </table:table-cell>
          <table:table-cell office:value-type="float" office:value="422924">
            <text:p>422924</text:p>
          </table:table-cell>
          <table:table-cell office:value-type="float" office:value="14142">
            <text:p>14142</text:p>
          </table:table-cell>
          <table:table-cell office:value-type="float" office:value="359974">
            <text:p>359974</text:p>
          </table:table-cell>
          <table:table-cell office:value-type="float" office:value="9308">
            <text:p>9308</text:p>
          </table:table-cell>
          <table:table-cell office:value-type="float" office:value="635356">
            <text:p>635356</text:p>
          </table:table-cell>
          <table:table-cell office:value-type="float" office:value="20810">
            <text:p>20810</text:p>
          </table:table-cell>
          <table:table-cell table:number-columns-repeated="2"/>
          <table:table-cell table:formula="of:=[.A586]+[.C586]-[.A585]-[.C585]" office:value-type="float" office:value="1037">
            <text:p>1037</text:p>
          </table:table-cell>
          <table:table-cell table:formula="of:=[.E586]+[.G586]-[.E585]-[.G585]" office:value-type="float" office:value="1061">
            <text:p>1061</text:p>
          </table:table-cell>
          <table:table-cell table:formula="of:=[.B586]+[.D586]-[.B585]-[.D585]" office:value-type="float" office:value="33">
            <text:p>33</text:p>
          </table:table-cell>
          <table:table-cell table:formula="of:=[.F586]+[.H586]-[.F585]-[.H58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2651">
            <text:p>202651</text:p>
          </table:table-cell>
          <table:table-cell office:value-type="float" office:value="5707">
            <text:p>5707</text:p>
          </table:table-cell>
          <table:table-cell office:value-type="float" office:value="423642">
            <text:p>423642</text:p>
          </table:table-cell>
          <table:table-cell office:value-type="float" office:value="14166">
            <text:p>14166</text:p>
          </table:table-cell>
          <table:table-cell office:value-type="float" office:value="360317">
            <text:p>360317</text:p>
          </table:table-cell>
          <table:table-cell office:value-type="float" office:value="9318">
            <text:p>9318</text:p>
          </table:table-cell>
          <table:table-cell office:value-type="float" office:value="636074">
            <text:p>636074</text:p>
          </table:table-cell>
          <table:table-cell office:value-type="float" office:value="20834">
            <text:p>20834</text:p>
          </table:table-cell>
          <table:table-cell table:number-columns-repeated="2"/>
          <table:table-cell table:formula="of:=[.A587]+[.C587]-[.A586]-[.C586]" office:value-type="float" office:value="1041">
            <text:p>1041</text:p>
          </table:table-cell>
          <table:table-cell table:formula="of:=[.E587]+[.G587]-[.E586]-[.G586]" office:value-type="float" office:value="1037">
            <text:p>1037</text:p>
          </table:table-cell>
          <table:table-cell table:formula="of:=[.B587]+[.D587]-[.B586]-[.D586]" office:value-type="float" office:value="33">
            <text:p>33</text:p>
          </table:table-cell>
          <table:table-cell table:formula="of:=[.F587]+[.H587]-[.F586]-[.H5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2974">
            <text:p>202974</text:p>
          </table:table-cell>
          <table:table-cell office:value-type="float" office:value="5716">
            <text:p>5716</text:p>
          </table:table-cell>
          <table:table-cell office:value-type="float" office:value="424360">
            <text:p>424360</text:p>
          </table:table-cell>
          <table:table-cell office:value-type="float" office:value="14190">
            <text:p>14190</text:p>
          </table:table-cell>
          <table:table-cell office:value-type="float" office:value="360636">
            <text:p>360636</text:p>
          </table:table-cell>
          <table:table-cell office:value-type="float" office:value="9327">
            <text:p>9327</text:p>
          </table:table-cell>
          <table:table-cell office:value-type="float" office:value="636792">
            <text:p>636792</text:p>
          </table:table-cell>
          <table:table-cell office:value-type="float" office:value="20858">
            <text:p>20858</text:p>
          </table:table-cell>
          <table:table-cell table:number-columns-repeated="2"/>
          <table:table-cell table:formula="of:=[.A588]+[.C588]-[.A587]-[.C587]" office:value-type="float" office:value="1037">
            <text:p>1037</text:p>
          </table:table-cell>
          <table:table-cell table:formula="of:=[.E588]+[.G588]-[.E587]-[.G587]" office:value-type="float" office:value="1041">
            <text:p>1041</text:p>
          </table:table-cell>
          <table:table-cell table:formula="of:=[.B588]+[.D588]-[.B587]-[.D587]" office:value-type="float" office:value="33">
            <text:p>33</text:p>
          </table:table-cell>
          <table:table-cell table:formula="of:=[.F588]+[.H588]-[.F587]-[.H5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3293">
            <text:p>203293</text:p>
          </table:table-cell>
          <table:table-cell office:value-type="float" office:value="5725">
            <text:p>5725</text:p>
          </table:table-cell>
          <table:table-cell office:value-type="float" office:value="425078">
            <text:p>425078</text:p>
          </table:table-cell>
          <table:table-cell office:value-type="float" office:value="14214">
            <text:p>14214</text:p>
          </table:table-cell>
          <table:table-cell office:value-type="float" office:value="360959">
            <text:p>360959</text:p>
          </table:table-cell>
          <table:table-cell office:value-type="float" office:value="9336">
            <text:p>9336</text:p>
          </table:table-cell>
          <table:table-cell office:value-type="float" office:value="637510">
            <text:p>637510</text:p>
          </table:table-cell>
          <table:table-cell office:value-type="float" office:value="20882">
            <text:p>20882</text:p>
          </table:table-cell>
          <table:table-cell table:number-columns-repeated="2"/>
          <table:table-cell table:formula="of:=[.A589]+[.C589]-[.A588]-[.C588]" office:value-type="float" office:value="1041">
            <text:p>1041</text:p>
          </table:table-cell>
          <table:table-cell table:formula="of:=[.E589]+[.G589]-[.E588]-[.G588]" office:value-type="float" office:value="1037">
            <text:p>1037</text:p>
          </table:table-cell>
          <table:table-cell table:formula="of:=[.B589]+[.D589]-[.B588]-[.D588]" office:value-type="float" office:value="33">
            <text:p>33</text:p>
          </table:table-cell>
          <table:table-cell table:formula="of:=[.F589]+[.H589]-[.F588]-[.H5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3616">
            <text:p>203616</text:p>
          </table:table-cell>
          <table:table-cell office:value-type="float" office:value="5734">
            <text:p>5734</text:p>
          </table:table-cell>
          <table:table-cell office:value-type="float" office:value="425796">
            <text:p>425796</text:p>
          </table:table-cell>
          <table:table-cell office:value-type="float" office:value="14238">
            <text:p>14238</text:p>
          </table:table-cell>
          <table:table-cell office:value-type="float" office:value="361278">
            <text:p>361278</text:p>
          </table:table-cell>
          <table:table-cell office:value-type="float" office:value="9345">
            <text:p>9345</text:p>
          </table:table-cell>
          <table:table-cell office:value-type="float" office:value="638228">
            <text:p>638228</text:p>
          </table:table-cell>
          <table:table-cell office:value-type="float" office:value="20906">
            <text:p>20906</text:p>
          </table:table-cell>
          <table:table-cell table:number-columns-repeated="2"/>
          <table:table-cell table:formula="of:=[.A590]+[.C590]-[.A589]-[.C589]" office:value-type="float" office:value="1037">
            <text:p>1037</text:p>
          </table:table-cell>
          <table:table-cell table:formula="of:=[.E590]+[.G590]-[.E589]-[.G589]" office:value-type="float" office:value="1041">
            <text:p>1041</text:p>
          </table:table-cell>
          <table:table-cell table:formula="of:=[.B590]+[.D590]-[.B589]-[.D589]" office:value-type="float" office:value="33">
            <text:p>33</text:p>
          </table:table-cell>
          <table:table-cell table:formula="of:=[.F590]+[.H590]-[.F589]-[.H5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3935">
            <text:p>203935</text:p>
          </table:table-cell>
          <table:table-cell office:value-type="float" office:value="5743">
            <text:p>5743</text:p>
          </table:table-cell>
          <table:table-cell office:value-type="float" office:value="426514">
            <text:p>426514</text:p>
          </table:table-cell>
          <table:table-cell office:value-type="float" office:value="14262">
            <text:p>14262</text:p>
          </table:table-cell>
          <table:table-cell office:value-type="float" office:value="361601">
            <text:p>361601</text:p>
          </table:table-cell>
          <table:table-cell office:value-type="float" office:value="9354">
            <text:p>9354</text:p>
          </table:table-cell>
          <table:table-cell office:value-type="float" office:value="638946">
            <text:p>638946</text:p>
          </table:table-cell>
          <table:table-cell office:value-type="float" office:value="20930">
            <text:p>20930</text:p>
          </table:table-cell>
          <table:table-cell table:number-columns-repeated="2"/>
          <table:table-cell table:formula="of:=[.A591]+[.C591]-[.A590]-[.C590]" office:value-type="float" office:value="1041">
            <text:p>1041</text:p>
          </table:table-cell>
          <table:table-cell table:formula="of:=[.E591]+[.G591]-[.E590]-[.G590]" office:value-type="float" office:value="1057">
            <text:p>1057</text:p>
          </table:table-cell>
          <table:table-cell table:formula="of:=[.B591]+[.D591]-[.B590]-[.D590]" office:value-type="float" office:value="33">
            <text:p>33</text:p>
          </table:table-cell>
          <table:table-cell table:formula="of:=[.F591]+[.H591]-[.F590]-[.H59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4258">
            <text:p>204258</text:p>
          </table:table-cell>
          <table:table-cell office:value-type="float" office:value="5752">
            <text:p>5752</text:p>
          </table:table-cell>
          <table:table-cell office:value-type="float" office:value="427232">
            <text:p>427232</text:p>
          </table:table-cell>
          <table:table-cell office:value-type="float" office:value="14286">
            <text:p>14286</text:p>
          </table:table-cell>
          <table:table-cell office:value-type="float" office:value="361940">
            <text:p>361940</text:p>
          </table:table-cell>
          <table:table-cell office:value-type="float" office:value="9364">
            <text:p>9364</text:p>
          </table:table-cell>
          <table:table-cell office:value-type="float" office:value="639664">
            <text:p>639664</text:p>
          </table:table-cell>
          <table:table-cell office:value-type="float" office:value="20954">
            <text:p>20954</text:p>
          </table:table-cell>
          <table:table-cell table:number-columns-repeated="2"/>
          <table:table-cell table:formula="of:=[.A592]+[.C592]-[.A591]-[.C591]" office:value-type="float" office:value="1037">
            <text:p>1037</text:p>
          </table:table-cell>
          <table:table-cell table:formula="of:=[.E592]+[.G592]-[.E591]-[.G591]" office:value-type="float" office:value="1041">
            <text:p>1041</text:p>
          </table:table-cell>
          <table:table-cell table:formula="of:=[.B592]+[.D592]-[.B591]-[.D591]" office:value-type="float" office:value="33">
            <text:p>33</text:p>
          </table:table-cell>
          <table:table-cell table:formula="of:=[.F592]+[.H592]-[.F591]-[.H5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4577">
            <text:p>204577</text:p>
          </table:table-cell>
          <table:table-cell office:value-type="float" office:value="5761">
            <text:p>5761</text:p>
          </table:table-cell>
          <table:table-cell office:value-type="float" office:value="427950">
            <text:p>427950</text:p>
          </table:table-cell>
          <table:table-cell office:value-type="float" office:value="14310">
            <text:p>14310</text:p>
          </table:table-cell>
          <table:table-cell office:value-type="float" office:value="362263">
            <text:p>362263</text:p>
          </table:table-cell>
          <table:table-cell office:value-type="float" office:value="9373">
            <text:p>9373</text:p>
          </table:table-cell>
          <table:table-cell office:value-type="float" office:value="640382">
            <text:p>640382</text:p>
          </table:table-cell>
          <table:table-cell office:value-type="float" office:value="20978">
            <text:p>20978</text:p>
          </table:table-cell>
          <table:table-cell table:number-columns-repeated="2"/>
          <table:table-cell table:formula="of:=[.A593]+[.C593]-[.A592]-[.C592]" office:value-type="float" office:value="1041">
            <text:p>1041</text:p>
          </table:table-cell>
          <table:table-cell table:formula="of:=[.E593]+[.G593]-[.E592]-[.G592]" office:value-type="float" office:value="1037">
            <text:p>1037</text:p>
          </table:table-cell>
          <table:table-cell table:formula="of:=[.B593]+[.D593]-[.B592]-[.D592]" office:value-type="float" office:value="33">
            <text:p>33</text:p>
          </table:table-cell>
          <table:table-cell table:formula="of:=[.F593]+[.H593]-[.F592]-[.H5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4900">
            <text:p>204900</text:p>
          </table:table-cell>
          <table:table-cell office:value-type="float" office:value="5770">
            <text:p>5770</text:p>
          </table:table-cell>
          <table:table-cell office:value-type="float" office:value="428668">
            <text:p>428668</text:p>
          </table:table-cell>
          <table:table-cell office:value-type="float" office:value="14334">
            <text:p>14334</text:p>
          </table:table-cell>
          <table:table-cell office:value-type="float" office:value="362582">
            <text:p>362582</text:p>
          </table:table-cell>
          <table:table-cell office:value-type="float" office:value="9382">
            <text:p>9382</text:p>
          </table:table-cell>
          <table:table-cell office:value-type="float" office:value="641100">
            <text:p>641100</text:p>
          </table:table-cell>
          <table:table-cell office:value-type="float" office:value="21002">
            <text:p>21002</text:p>
          </table:table-cell>
          <table:table-cell table:number-columns-repeated="2"/>
          <table:table-cell table:formula="of:=[.A594]+[.C594]-[.A593]-[.C593]" office:value-type="float" office:value="1037">
            <text:p>1037</text:p>
          </table:table-cell>
          <table:table-cell table:formula="of:=[.E594]+[.G594]-[.E593]-[.G593]" office:value-type="float" office:value="1041">
            <text:p>1041</text:p>
          </table:table-cell>
          <table:table-cell table:formula="of:=[.B594]+[.D594]-[.B593]-[.D593]" office:value-type="float" office:value="33">
            <text:p>33</text:p>
          </table:table-cell>
          <table:table-cell table:formula="of:=[.F594]+[.H594]-[.F593]-[.H5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5219">
            <text:p>205219</text:p>
          </table:table-cell>
          <table:table-cell office:value-type="float" office:value="5779">
            <text:p>5779</text:p>
          </table:table-cell>
          <table:table-cell office:value-type="float" office:value="429386">
            <text:p>429386</text:p>
          </table:table-cell>
          <table:table-cell office:value-type="float" office:value="14358">
            <text:p>14358</text:p>
          </table:table-cell>
          <table:table-cell office:value-type="float" office:value="362905">
            <text:p>362905</text:p>
          </table:table-cell>
          <table:table-cell office:value-type="float" office:value="9391">
            <text:p>9391</text:p>
          </table:table-cell>
          <table:table-cell office:value-type="float" office:value="641818">
            <text:p>641818</text:p>
          </table:table-cell>
          <table:table-cell office:value-type="float" office:value="21026">
            <text:p>21026</text:p>
          </table:table-cell>
          <table:table-cell table:number-columns-repeated="2"/>
          <table:table-cell table:formula="of:=[.A595]+[.C595]-[.A594]-[.C594]" office:value-type="float" office:value="1041">
            <text:p>1041</text:p>
          </table:table-cell>
          <table:table-cell table:formula="of:=[.E595]+[.G595]-[.E594]-[.G594]" office:value-type="float" office:value="1037">
            <text:p>1037</text:p>
          </table:table-cell>
          <table:table-cell table:formula="of:=[.B595]+[.D595]-[.B594]-[.D594]" office:value-type="float" office:value="33">
            <text:p>33</text:p>
          </table:table-cell>
          <table:table-cell table:formula="of:=[.F595]+[.H595]-[.F594]-[.H5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5542">
            <text:p>205542</text:p>
          </table:table-cell>
          <table:table-cell office:value-type="float" office:value="5788">
            <text:p>5788</text:p>
          </table:table-cell>
          <table:table-cell office:value-type="float" office:value="430104">
            <text:p>430104</text:p>
          </table:table-cell>
          <table:table-cell office:value-type="float" office:value="14382">
            <text:p>14382</text:p>
          </table:table-cell>
          <table:table-cell office:value-type="float" office:value="363224">
            <text:p>363224</text:p>
          </table:table-cell>
          <table:table-cell office:value-type="float" office:value="9400">
            <text:p>9400</text:p>
          </table:table-cell>
          <table:table-cell office:value-type="float" office:value="642536">
            <text:p>642536</text:p>
          </table:table-cell>
          <table:table-cell office:value-type="float" office:value="21050">
            <text:p>21050</text:p>
          </table:table-cell>
          <table:table-cell table:number-columns-repeated="2"/>
          <table:table-cell table:formula="of:=[.A596]+[.C596]-[.A595]-[.C595]" office:value-type="float" office:value="1037">
            <text:p>1037</text:p>
          </table:table-cell>
          <table:table-cell table:formula="of:=[.E596]+[.G596]-[.E595]-[.G595]" office:value-type="float" office:value="1061">
            <text:p>1061</text:p>
          </table:table-cell>
          <table:table-cell table:formula="of:=[.B596]+[.D596]-[.B595]-[.D595]" office:value-type="float" office:value="33">
            <text:p>33</text:p>
          </table:table-cell>
          <table:table-cell table:formula="of:=[.F596]+[.H596]-[.F595]-[.H5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5861">
            <text:p>205861</text:p>
          </table:table-cell>
          <table:table-cell office:value-type="float" office:value="5797">
            <text:p>5797</text:p>
          </table:table-cell>
          <table:table-cell office:value-type="float" office:value="430822">
            <text:p>430822</text:p>
          </table:table-cell>
          <table:table-cell office:value-type="float" office:value="14406">
            <text:p>14406</text:p>
          </table:table-cell>
          <table:table-cell office:value-type="float" office:value="363567">
            <text:p>363567</text:p>
          </table:table-cell>
          <table:table-cell office:value-type="float" office:value="9410">
            <text:p>9410</text:p>
          </table:table-cell>
          <table:table-cell office:value-type="float" office:value="643254">
            <text:p>643254</text:p>
          </table:table-cell>
          <table:table-cell office:value-type="float" office:value="21074">
            <text:p>21074</text:p>
          </table:table-cell>
          <table:table-cell table:number-columns-repeated="2"/>
          <table:table-cell table:formula="of:=[.A597]+[.C597]-[.A596]-[.C596]" office:value-type="float" office:value="1041">
            <text:p>1041</text:p>
          </table:table-cell>
          <table:table-cell table:formula="of:=[.E597]+[.G597]-[.E596]-[.G596]" office:value-type="float" office:value="1037">
            <text:p>1037</text:p>
          </table:table-cell>
          <table:table-cell table:formula="of:=[.B597]+[.D597]-[.B596]-[.D596]" office:value-type="float" office:value="33">
            <text:p>33</text:p>
          </table:table-cell>
          <table:table-cell table:formula="of:=[.F597]+[.H597]-[.F596]-[.H5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6184">
            <text:p>206184</text:p>
          </table:table-cell>
          <table:table-cell office:value-type="float" office:value="5806">
            <text:p>5806</text:p>
          </table:table-cell>
          <table:table-cell office:value-type="float" office:value="431540">
            <text:p>431540</text:p>
          </table:table-cell>
          <table:table-cell office:value-type="float" office:value="14430">
            <text:p>14430</text:p>
          </table:table-cell>
          <table:table-cell office:value-type="float" office:value="363886">
            <text:p>363886</text:p>
          </table:table-cell>
          <table:table-cell office:value-type="float" office:value="9419">
            <text:p>9419</text:p>
          </table:table-cell>
          <table:table-cell office:value-type="float" office:value="643972">
            <text:p>643972</text:p>
          </table:table-cell>
          <table:table-cell office:value-type="float" office:value="21098">
            <text:p>21098</text:p>
          </table:table-cell>
          <table:table-cell table:number-columns-repeated="2"/>
          <table:table-cell table:formula="of:=[.A598]+[.C598]-[.A597]-[.C597]" office:value-type="float" office:value="1037">
            <text:p>1037</text:p>
          </table:table-cell>
          <table:table-cell table:formula="of:=[.E598]+[.G598]-[.E597]-[.G597]" office:value-type="float" office:value="1041">
            <text:p>1041</text:p>
          </table:table-cell>
          <table:table-cell table:formula="of:=[.B598]+[.D598]-[.B597]-[.D597]" office:value-type="float" office:value="33">
            <text:p>33</text:p>
          </table:table-cell>
          <table:table-cell table:formula="of:=[.F598]+[.H598]-[.F597]-[.H5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6503">
            <text:p>206503</text:p>
          </table:table-cell>
          <table:table-cell office:value-type="float" office:value="5815">
            <text:p>5815</text:p>
          </table:table-cell>
          <table:table-cell office:value-type="float" office:value="432258">
            <text:p>432258</text:p>
          </table:table-cell>
          <table:table-cell office:value-type="float" office:value="14454">
            <text:p>14454</text:p>
          </table:table-cell>
          <table:table-cell office:value-type="float" office:value="364209">
            <text:p>364209</text:p>
          </table:table-cell>
          <table:table-cell office:value-type="float" office:value="9428">
            <text:p>9428</text:p>
          </table:table-cell>
          <table:table-cell office:value-type="float" office:value="644690">
            <text:p>644690</text:p>
          </table:table-cell>
          <table:table-cell office:value-type="float" office:value="21122">
            <text:p>21122</text:p>
          </table:table-cell>
          <table:table-cell table:number-columns-repeated="2"/>
          <table:table-cell table:formula="of:=[.A599]+[.C599]-[.A598]-[.C598]" office:value-type="float" office:value="1041">
            <text:p>1041</text:p>
          </table:table-cell>
          <table:table-cell table:formula="of:=[.E599]+[.G599]-[.E598]-[.G598]" office:value-type="float" office:value="1037">
            <text:p>1037</text:p>
          </table:table-cell>
          <table:table-cell table:formula="of:=[.B599]+[.D599]-[.B598]-[.D598]" office:value-type="float" office:value="33">
            <text:p>33</text:p>
          </table:table-cell>
          <table:table-cell table:formula="of:=[.F599]+[.H599]-[.F598]-[.H5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6826">
            <text:p>206826</text:p>
          </table:table-cell>
          <table:table-cell office:value-type="float" office:value="5824">
            <text:p>5824</text:p>
          </table:table-cell>
          <table:table-cell office:value-type="float" office:value="432976">
            <text:p>432976</text:p>
          </table:table-cell>
          <table:table-cell office:value-type="float" office:value="14478">
            <text:p>14478</text:p>
          </table:table-cell>
          <table:table-cell office:value-type="float" office:value="364528">
            <text:p>364528</text:p>
          </table:table-cell>
          <table:table-cell office:value-type="float" office:value="9437">
            <text:p>9437</text:p>
          </table:table-cell>
          <table:table-cell office:value-type="float" office:value="645408">
            <text:p>645408</text:p>
          </table:table-cell>
          <table:table-cell office:value-type="float" office:value="21146">
            <text:p>21146</text:p>
          </table:table-cell>
          <table:table-cell table:number-columns-repeated="2"/>
          <table:table-cell table:formula="of:=[.A600]+[.C600]-[.A599]-[.C599]" office:value-type="float" office:value="1037">
            <text:p>1037</text:p>
          </table:table-cell>
          <table:table-cell table:formula="of:=[.E600]+[.G600]-[.E599]-[.G599]" office:value-type="float" office:value="1041">
            <text:p>1041</text:p>
          </table:table-cell>
          <table:table-cell table:formula="of:=[.B600]+[.D600]-[.B599]-[.D599]" office:value-type="float" office:value="33">
            <text:p>33</text:p>
          </table:table-cell>
          <table:table-cell table:formula="of:=[.F600]+[.H600]-[.F599]-[.H5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7145">
            <text:p>207145</text:p>
          </table:table-cell>
          <table:table-cell office:value-type="float" office:value="5833">
            <text:p>5833</text:p>
          </table:table-cell>
          <table:table-cell office:value-type="float" office:value="433694">
            <text:p>433694</text:p>
          </table:table-cell>
          <table:table-cell office:value-type="float" office:value="14502">
            <text:p>14502</text:p>
          </table:table-cell>
          <table:table-cell office:value-type="float" office:value="364851">
            <text:p>364851</text:p>
          </table:table-cell>
          <table:table-cell office:value-type="float" office:value="9446">
            <text:p>9446</text:p>
          </table:table-cell>
          <table:table-cell office:value-type="float" office:value="646126">
            <text:p>646126</text:p>
          </table:table-cell>
          <table:table-cell office:value-type="float" office:value="21170">
            <text:p>21170</text:p>
          </table:table-cell>
          <table:table-cell table:number-columns-repeated="2"/>
          <table:table-cell table:formula="of:=[.A601]+[.C601]-[.A600]-[.C600]" office:value-type="float" office:value="1041">
            <text:p>1041</text:p>
          </table:table-cell>
          <table:table-cell table:formula="of:=[.E601]+[.G601]-[.E600]-[.G600]" office:value-type="float" office:value="1057">
            <text:p>1057</text:p>
          </table:table-cell>
          <table:table-cell table:formula="of:=[.B601]+[.D601]-[.B600]-[.D600]" office:value-type="float" office:value="33">
            <text:p>33</text:p>
          </table:table-cell>
          <table:table-cell table:formula="of:=[.F601]+[.H601]-[.F600]-[.H60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7468">
            <text:p>207468</text:p>
          </table:table-cell>
          <table:table-cell office:value-type="float" office:value="5842">
            <text:p>5842</text:p>
          </table:table-cell>
          <table:table-cell office:value-type="float" office:value="434412">
            <text:p>434412</text:p>
          </table:table-cell>
          <table:table-cell office:value-type="float" office:value="14526">
            <text:p>14526</text:p>
          </table:table-cell>
          <table:table-cell office:value-type="float" office:value="365190">
            <text:p>365190</text:p>
          </table:table-cell>
          <table:table-cell office:value-type="float" office:value="9456">
            <text:p>9456</text:p>
          </table:table-cell>
          <table:table-cell office:value-type="float" office:value="646844">
            <text:p>646844</text:p>
          </table:table-cell>
          <table:table-cell office:value-type="float" office:value="21194">
            <text:p>21194</text:p>
          </table:table-cell>
          <table:table-cell table:number-columns-repeated="2"/>
          <table:table-cell table:formula="of:=[.A602]+[.C602]-[.A601]-[.C601]" office:value-type="float" office:value="1037">
            <text:p>1037</text:p>
          </table:table-cell>
          <table:table-cell table:formula="of:=[.E602]+[.G602]-[.E601]-[.G601]" office:value-type="float" office:value="1041">
            <text:p>1041</text:p>
          </table:table-cell>
          <table:table-cell table:formula="of:=[.B602]+[.D602]-[.B601]-[.D601]" office:value-type="float" office:value="33">
            <text:p>33</text:p>
          </table:table-cell>
          <table:table-cell table:formula="of:=[.F602]+[.H602]-[.F601]-[.H6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7787">
            <text:p>207787</text:p>
          </table:table-cell>
          <table:table-cell office:value-type="float" office:value="5851">
            <text:p>5851</text:p>
          </table:table-cell>
          <table:table-cell office:value-type="float" office:value="435130">
            <text:p>435130</text:p>
          </table:table-cell>
          <table:table-cell office:value-type="float" office:value="14550">
            <text:p>14550</text:p>
          </table:table-cell>
          <table:table-cell office:value-type="float" office:value="365513">
            <text:p>365513</text:p>
          </table:table-cell>
          <table:table-cell office:value-type="float" office:value="9465">
            <text:p>9465</text:p>
          </table:table-cell>
          <table:table-cell office:value-type="float" office:value="647562">
            <text:p>647562</text:p>
          </table:table-cell>
          <table:table-cell office:value-type="float" office:value="21218">
            <text:p>21218</text:p>
          </table:table-cell>
          <table:table-cell table:number-columns-repeated="2"/>
          <table:table-cell table:formula="of:=[.A603]+[.C603]-[.A602]-[.C602]" office:value-type="float" office:value="1041">
            <text:p>1041</text:p>
          </table:table-cell>
          <table:table-cell table:formula="of:=[.E603]+[.G603]-[.E602]-[.G602]" office:value-type="float" office:value="1037">
            <text:p>1037</text:p>
          </table:table-cell>
          <table:table-cell table:formula="of:=[.B603]+[.D603]-[.B602]-[.D602]" office:value-type="float" office:value="33">
            <text:p>33</text:p>
          </table:table-cell>
          <table:table-cell table:formula="of:=[.F603]+[.H603]-[.F602]-[.H6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8110">
            <text:p>208110</text:p>
          </table:table-cell>
          <table:table-cell office:value-type="float" office:value="5860">
            <text:p>5860</text:p>
          </table:table-cell>
          <table:table-cell office:value-type="float" office:value="435848">
            <text:p>435848</text:p>
          </table:table-cell>
          <table:table-cell office:value-type="float" office:value="14574">
            <text:p>14574</text:p>
          </table:table-cell>
          <table:table-cell office:value-type="float" office:value="365832">
            <text:p>365832</text:p>
          </table:table-cell>
          <table:table-cell office:value-type="float" office:value="9474">
            <text:p>9474</text:p>
          </table:table-cell>
          <table:table-cell office:value-type="float" office:value="648280">
            <text:p>648280</text:p>
          </table:table-cell>
          <table:table-cell office:value-type="float" office:value="21242">
            <text:p>21242</text:p>
          </table:table-cell>
          <table:table-cell table:number-columns-repeated="2"/>
          <table:table-cell table:formula="of:=[.A604]+[.C604]-[.A603]-[.C603]" office:value-type="float" office:value="1037">
            <text:p>1037</text:p>
          </table:table-cell>
          <table:table-cell table:formula="of:=[.E604]+[.G604]-[.E603]-[.G603]" office:value-type="float" office:value="1041">
            <text:p>1041</text:p>
          </table:table-cell>
          <table:table-cell table:formula="of:=[.B604]+[.D604]-[.B603]-[.D603]" office:value-type="float" office:value="33">
            <text:p>33</text:p>
          </table:table-cell>
          <table:table-cell table:formula="of:=[.F604]+[.H604]-[.F603]-[.H6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8429">
            <text:p>208429</text:p>
          </table:table-cell>
          <table:table-cell office:value-type="float" office:value="5869">
            <text:p>5869</text:p>
          </table:table-cell>
          <table:table-cell office:value-type="float" office:value="436566">
            <text:p>436566</text:p>
          </table:table-cell>
          <table:table-cell office:value-type="float" office:value="14598">
            <text:p>14598</text:p>
          </table:table-cell>
          <table:table-cell office:value-type="float" office:value="366155">
            <text:p>366155</text:p>
          </table:table-cell>
          <table:table-cell office:value-type="float" office:value="9483">
            <text:p>9483</text:p>
          </table:table-cell>
          <table:table-cell office:value-type="float" office:value="648998">
            <text:p>648998</text:p>
          </table:table-cell>
          <table:table-cell office:value-type="float" office:value="21266">
            <text:p>21266</text:p>
          </table:table-cell>
          <table:table-cell table:number-columns-repeated="2"/>
          <table:table-cell table:formula="of:=[.A605]+[.C605]-[.A604]-[.C604]" office:value-type="float" office:value="1041">
            <text:p>1041</text:p>
          </table:table-cell>
          <table:table-cell table:formula="of:=[.E605]+[.G605]-[.E604]-[.G604]" office:value-type="float" office:value="1037">
            <text:p>1037</text:p>
          </table:table-cell>
          <table:table-cell table:formula="of:=[.B605]+[.D605]-[.B604]-[.D604]" office:value-type="float" office:value="33">
            <text:p>33</text:p>
          </table:table-cell>
          <table:table-cell table:formula="of:=[.F605]+[.H605]-[.F604]-[.H6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8752">
            <text:p>208752</text:p>
          </table:table-cell>
          <table:table-cell office:value-type="float" office:value="5878">
            <text:p>5878</text:p>
          </table:table-cell>
          <table:table-cell office:value-type="float" office:value="437284">
            <text:p>437284</text:p>
          </table:table-cell>
          <table:table-cell office:value-type="float" office:value="14622">
            <text:p>14622</text:p>
          </table:table-cell>
          <table:table-cell office:value-type="float" office:value="366474">
            <text:p>366474</text:p>
          </table:table-cell>
          <table:table-cell office:value-type="float" office:value="9492">
            <text:p>9492</text:p>
          </table:table-cell>
          <table:table-cell office:value-type="float" office:value="649716">
            <text:p>649716</text:p>
          </table:table-cell>
          <table:table-cell office:value-type="float" office:value="21290">
            <text:p>21290</text:p>
          </table:table-cell>
          <table:table-cell table:number-columns-repeated="2"/>
          <table:table-cell table:formula="of:=[.A606]+[.C606]-[.A605]-[.C605]" office:value-type="float" office:value="1037">
            <text:p>1037</text:p>
          </table:table-cell>
          <table:table-cell table:formula="of:=[.E606]+[.G606]-[.E605]-[.G605]" office:value-type="float" office:value="1061">
            <text:p>1061</text:p>
          </table:table-cell>
          <table:table-cell table:formula="of:=[.B606]+[.D606]-[.B605]-[.D605]" office:value-type="float" office:value="33">
            <text:p>33</text:p>
          </table:table-cell>
          <table:table-cell table:formula="of:=[.F606]+[.H606]-[.F605]-[.H60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09071">
            <text:p>209071</text:p>
          </table:table-cell>
          <table:table-cell office:value-type="float" office:value="5887">
            <text:p>5887</text:p>
          </table:table-cell>
          <table:table-cell office:value-type="float" office:value="438002">
            <text:p>438002</text:p>
          </table:table-cell>
          <table:table-cell office:value-type="float" office:value="14646">
            <text:p>14646</text:p>
          </table:table-cell>
          <table:table-cell office:value-type="float" office:value="366817">
            <text:p>366817</text:p>
          </table:table-cell>
          <table:table-cell office:value-type="float" office:value="9502">
            <text:p>9502</text:p>
          </table:table-cell>
          <table:table-cell office:value-type="float" office:value="650434">
            <text:p>650434</text:p>
          </table:table-cell>
          <table:table-cell office:value-type="float" office:value="21314">
            <text:p>21314</text:p>
          </table:table-cell>
          <table:table-cell table:number-columns-repeated="2"/>
          <table:table-cell table:formula="of:=[.A607]+[.C607]-[.A606]-[.C606]" office:value-type="float" office:value="1041">
            <text:p>1041</text:p>
          </table:table-cell>
          <table:table-cell table:formula="of:=[.E607]+[.G607]-[.E606]-[.G606]" office:value-type="float" office:value="1037">
            <text:p>1037</text:p>
          </table:table-cell>
          <table:table-cell table:formula="of:=[.B607]+[.D607]-[.B606]-[.D606]" office:value-type="float" office:value="33">
            <text:p>33</text:p>
          </table:table-cell>
          <table:table-cell table:formula="of:=[.F607]+[.H607]-[.F606]-[.H6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9394">
            <text:p>209394</text:p>
          </table:table-cell>
          <table:table-cell office:value-type="float" office:value="5896">
            <text:p>5896</text:p>
          </table:table-cell>
          <table:table-cell office:value-type="float" office:value="438720">
            <text:p>438720</text:p>
          </table:table-cell>
          <table:table-cell office:value-type="float" office:value="14670">
            <text:p>14670</text:p>
          </table:table-cell>
          <table:table-cell office:value-type="float" office:value="367136">
            <text:p>367136</text:p>
          </table:table-cell>
          <table:table-cell office:value-type="float" office:value="9511">
            <text:p>9511</text:p>
          </table:table-cell>
          <table:table-cell office:value-type="float" office:value="651152">
            <text:p>651152</text:p>
          </table:table-cell>
          <table:table-cell office:value-type="float" office:value="21338">
            <text:p>21338</text:p>
          </table:table-cell>
          <table:table-cell table:number-columns-repeated="2"/>
          <table:table-cell table:formula="of:=[.A608]+[.C608]-[.A607]-[.C607]" office:value-type="float" office:value="1037">
            <text:p>1037</text:p>
          </table:table-cell>
          <table:table-cell table:formula="of:=[.E608]+[.G608]-[.E607]-[.G607]" office:value-type="float" office:value="1041">
            <text:p>1041</text:p>
          </table:table-cell>
          <table:table-cell table:formula="of:=[.B608]+[.D608]-[.B607]-[.D607]" office:value-type="float" office:value="33">
            <text:p>33</text:p>
          </table:table-cell>
          <table:table-cell table:formula="of:=[.F608]+[.H608]-[.F607]-[.H6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09713">
            <text:p>209713</text:p>
          </table:table-cell>
          <table:table-cell office:value-type="float" office:value="5905">
            <text:p>5905</text:p>
          </table:table-cell>
          <table:table-cell office:value-type="float" office:value="439438">
            <text:p>439438</text:p>
          </table:table-cell>
          <table:table-cell office:value-type="float" office:value="14694">
            <text:p>14694</text:p>
          </table:table-cell>
          <table:table-cell office:value-type="float" office:value="367459">
            <text:p>367459</text:p>
          </table:table-cell>
          <table:table-cell office:value-type="float" office:value="9520">
            <text:p>9520</text:p>
          </table:table-cell>
          <table:table-cell office:value-type="float" office:value="651870">
            <text:p>651870</text:p>
          </table:table-cell>
          <table:table-cell office:value-type="float" office:value="21362">
            <text:p>21362</text:p>
          </table:table-cell>
          <table:table-cell table:number-columns-repeated="2"/>
          <table:table-cell table:formula="of:=[.A609]+[.C609]-[.A608]-[.C608]" office:value-type="float" office:value="1041">
            <text:p>1041</text:p>
          </table:table-cell>
          <table:table-cell table:formula="of:=[.E609]+[.G609]-[.E608]-[.G608]" office:value-type="float" office:value="1037">
            <text:p>1037</text:p>
          </table:table-cell>
          <table:table-cell table:formula="of:=[.B609]+[.D609]-[.B608]-[.D608]" office:value-type="float" office:value="33">
            <text:p>33</text:p>
          </table:table-cell>
          <table:table-cell table:formula="of:=[.F609]+[.H609]-[.F608]-[.H6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0036">
            <text:p>210036</text:p>
          </table:table-cell>
          <table:table-cell office:value-type="float" office:value="5914">
            <text:p>5914</text:p>
          </table:table-cell>
          <table:table-cell office:value-type="float" office:value="440156">
            <text:p>440156</text:p>
          </table:table-cell>
          <table:table-cell office:value-type="float" office:value="14718">
            <text:p>14718</text:p>
          </table:table-cell>
          <table:table-cell office:value-type="float" office:value="367778">
            <text:p>367778</text:p>
          </table:table-cell>
          <table:table-cell office:value-type="float" office:value="9529">
            <text:p>9529</text:p>
          </table:table-cell>
          <table:table-cell office:value-type="float" office:value="652588">
            <text:p>652588</text:p>
          </table:table-cell>
          <table:table-cell office:value-type="float" office:value="21386">
            <text:p>21386</text:p>
          </table:table-cell>
          <table:table-cell table:number-columns-repeated="2"/>
          <table:table-cell table:formula="of:=[.A610]+[.C610]-[.A609]-[.C609]" office:value-type="float" office:value="1037">
            <text:p>1037</text:p>
          </table:table-cell>
          <table:table-cell table:formula="of:=[.E610]+[.G610]-[.E609]-[.G609]" office:value-type="float" office:value="1041">
            <text:p>1041</text:p>
          </table:table-cell>
          <table:table-cell table:formula="of:=[.B610]+[.D610]-[.B609]-[.D609]" office:value-type="float" office:value="33">
            <text:p>33</text:p>
          </table:table-cell>
          <table:table-cell table:formula="of:=[.F610]+[.H610]-[.F609]-[.H6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0355">
            <text:p>210355</text:p>
          </table:table-cell>
          <table:table-cell office:value-type="float" office:value="5923">
            <text:p>5923</text:p>
          </table:table-cell>
          <table:table-cell office:value-type="float" office:value="440874">
            <text:p>440874</text:p>
          </table:table-cell>
          <table:table-cell office:value-type="float" office:value="14742">
            <text:p>14742</text:p>
          </table:table-cell>
          <table:table-cell office:value-type="float" office:value="368101">
            <text:p>368101</text:p>
          </table:table-cell>
          <table:table-cell office:value-type="float" office:value="9538">
            <text:p>9538</text:p>
          </table:table-cell>
          <table:table-cell office:value-type="float" office:value="653306">
            <text:p>653306</text:p>
          </table:table-cell>
          <table:table-cell office:value-type="float" office:value="21410">
            <text:p>21410</text:p>
          </table:table-cell>
          <table:table-cell table:number-columns-repeated="2"/>
          <table:table-cell table:formula="of:=[.A611]+[.C611]-[.A610]-[.C610]" office:value-type="float" office:value="1041">
            <text:p>1041</text:p>
          </table:table-cell>
          <table:table-cell table:formula="of:=[.E611]+[.G611]-[.E610]-[.G610]" office:value-type="float" office:value="1057">
            <text:p>1057</text:p>
          </table:table-cell>
          <table:table-cell table:formula="of:=[.B611]+[.D611]-[.B610]-[.D610]" office:value-type="float" office:value="33">
            <text:p>33</text:p>
          </table:table-cell>
          <table:table-cell table:formula="of:=[.F611]+[.H611]-[.F610]-[.H61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0678">
            <text:p>210678</text:p>
          </table:table-cell>
          <table:table-cell office:value-type="float" office:value="5932">
            <text:p>5932</text:p>
          </table:table-cell>
          <table:table-cell office:value-type="float" office:value="441592">
            <text:p>441592</text:p>
          </table:table-cell>
          <table:table-cell office:value-type="float" office:value="14766">
            <text:p>14766</text:p>
          </table:table-cell>
          <table:table-cell office:value-type="float" office:value="368440">
            <text:p>368440</text:p>
          </table:table-cell>
          <table:table-cell office:value-type="float" office:value="9548">
            <text:p>9548</text:p>
          </table:table-cell>
          <table:table-cell office:value-type="float" office:value="654024">
            <text:p>654024</text:p>
          </table:table-cell>
          <table:table-cell office:value-type="float" office:value="21434">
            <text:p>21434</text:p>
          </table:table-cell>
          <table:table-cell table:number-columns-repeated="2"/>
          <table:table-cell table:formula="of:=[.A612]+[.C612]-[.A611]-[.C611]" office:value-type="float" office:value="1037">
            <text:p>1037</text:p>
          </table:table-cell>
          <table:table-cell table:formula="of:=[.E612]+[.G612]-[.E611]-[.G611]" office:value-type="float" office:value="1041">
            <text:p>1041</text:p>
          </table:table-cell>
          <table:table-cell table:formula="of:=[.B612]+[.D612]-[.B611]-[.D611]" office:value-type="float" office:value="33">
            <text:p>33</text:p>
          </table:table-cell>
          <table:table-cell table:formula="of:=[.F612]+[.H612]-[.F611]-[.H6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0997">
            <text:p>210997</text:p>
          </table:table-cell>
          <table:table-cell office:value-type="float" office:value="5941">
            <text:p>5941</text:p>
          </table:table-cell>
          <table:table-cell office:value-type="float" office:value="442310">
            <text:p>442310</text:p>
          </table:table-cell>
          <table:table-cell office:value-type="float" office:value="14790">
            <text:p>14790</text:p>
          </table:table-cell>
          <table:table-cell office:value-type="float" office:value="368763">
            <text:p>368763</text:p>
          </table:table-cell>
          <table:table-cell office:value-type="float" office:value="9557">
            <text:p>9557</text:p>
          </table:table-cell>
          <table:table-cell office:value-type="float" office:value="654742">
            <text:p>654742</text:p>
          </table:table-cell>
          <table:table-cell office:value-type="float" office:value="21458">
            <text:p>21458</text:p>
          </table:table-cell>
          <table:table-cell table:number-columns-repeated="2"/>
          <table:table-cell table:formula="of:=[.A613]+[.C613]-[.A612]-[.C612]" office:value-type="float" office:value="1041">
            <text:p>1041</text:p>
          </table:table-cell>
          <table:table-cell table:formula="of:=[.E613]+[.G613]-[.E612]-[.G612]" office:value-type="float" office:value="1037">
            <text:p>1037</text:p>
          </table:table-cell>
          <table:table-cell table:formula="of:=[.B613]+[.D613]-[.B612]-[.D612]" office:value-type="float" office:value="33">
            <text:p>33</text:p>
          </table:table-cell>
          <table:table-cell table:formula="of:=[.F613]+[.H613]-[.F612]-[.H6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1320">
            <text:p>211320</text:p>
          </table:table-cell>
          <table:table-cell office:value-type="float" office:value="5950">
            <text:p>5950</text:p>
          </table:table-cell>
          <table:table-cell office:value-type="float" office:value="443028">
            <text:p>443028</text:p>
          </table:table-cell>
          <table:table-cell office:value-type="float" office:value="14814">
            <text:p>14814</text:p>
          </table:table-cell>
          <table:table-cell office:value-type="float" office:value="369082">
            <text:p>369082</text:p>
          </table:table-cell>
          <table:table-cell office:value-type="float" office:value="9566">
            <text:p>9566</text:p>
          </table:table-cell>
          <table:table-cell office:value-type="float" office:value="655460">
            <text:p>655460</text:p>
          </table:table-cell>
          <table:table-cell office:value-type="float" office:value="21482">
            <text:p>21482</text:p>
          </table:table-cell>
          <table:table-cell table:number-columns-repeated="2"/>
          <table:table-cell table:formula="of:=[.A614]+[.C614]-[.A613]-[.C613]" office:value-type="float" office:value="1037">
            <text:p>1037</text:p>
          </table:table-cell>
          <table:table-cell table:formula="of:=[.E614]+[.G614]-[.E613]-[.G613]" office:value-type="float" office:value="1041">
            <text:p>1041</text:p>
          </table:table-cell>
          <table:table-cell table:formula="of:=[.B614]+[.D614]-[.B613]-[.D613]" office:value-type="float" office:value="33">
            <text:p>33</text:p>
          </table:table-cell>
          <table:table-cell table:formula="of:=[.F614]+[.H614]-[.F613]-[.H6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1639">
            <text:p>211639</text:p>
          </table:table-cell>
          <table:table-cell office:value-type="float" office:value="5959">
            <text:p>5959</text:p>
          </table:table-cell>
          <table:table-cell office:value-type="float" office:value="443746">
            <text:p>443746</text:p>
          </table:table-cell>
          <table:table-cell office:value-type="float" office:value="14838">
            <text:p>14838</text:p>
          </table:table-cell>
          <table:table-cell office:value-type="float" office:value="369405">
            <text:p>369405</text:p>
          </table:table-cell>
          <table:table-cell office:value-type="float" office:value="9575">
            <text:p>9575</text:p>
          </table:table-cell>
          <table:table-cell office:value-type="float" office:value="656178">
            <text:p>656178</text:p>
          </table:table-cell>
          <table:table-cell office:value-type="float" office:value="21506">
            <text:p>21506</text:p>
          </table:table-cell>
          <table:table-cell table:number-columns-repeated="2"/>
          <table:table-cell table:formula="of:=[.A615]+[.C615]-[.A614]-[.C614]" office:value-type="float" office:value="1041">
            <text:p>1041</text:p>
          </table:table-cell>
          <table:table-cell table:formula="of:=[.E615]+[.G615]-[.E614]-[.G614]" office:value-type="float" office:value="1057">
            <text:p>1057</text:p>
          </table:table-cell>
          <table:table-cell table:formula="of:=[.B615]+[.D615]-[.B614]-[.D614]" office:value-type="float" office:value="33">
            <text:p>33</text:p>
          </table:table-cell>
          <table:table-cell table:formula="of:=[.F615]+[.H615]-[.F614]-[.H61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1962">
            <text:p>211962</text:p>
          </table:table-cell>
          <table:table-cell office:value-type="float" office:value="5968">
            <text:p>5968</text:p>
          </table:table-cell>
          <table:table-cell office:value-type="float" office:value="444464">
            <text:p>444464</text:p>
          </table:table-cell>
          <table:table-cell office:value-type="float" office:value="14862">
            <text:p>14862</text:p>
          </table:table-cell>
          <table:table-cell office:value-type="float" office:value="369744">
            <text:p>369744</text:p>
          </table:table-cell>
          <table:table-cell office:value-type="float" office:value="9585">
            <text:p>9585</text:p>
          </table:table-cell>
          <table:table-cell office:value-type="float" office:value="656896">
            <text:p>656896</text:p>
          </table:table-cell>
          <table:table-cell office:value-type="float" office:value="21530">
            <text:p>21530</text:p>
          </table:table-cell>
          <table:table-cell table:number-columns-repeated="2"/>
          <table:table-cell table:formula="of:=[.A616]+[.C616]-[.A615]-[.C615]" office:value-type="float" office:value="1037">
            <text:p>1037</text:p>
          </table:table-cell>
          <table:table-cell table:formula="of:=[.E616]+[.G616]-[.E615]-[.G615]" office:value-type="float" office:value="1041">
            <text:p>1041</text:p>
          </table:table-cell>
          <table:table-cell table:formula="of:=[.B616]+[.D616]-[.B615]-[.D615]" office:value-type="float" office:value="33">
            <text:p>33</text:p>
          </table:table-cell>
          <table:table-cell table:formula="of:=[.F616]+[.H616]-[.F615]-[.H6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2281">
            <text:p>212281</text:p>
          </table:table-cell>
          <table:table-cell office:value-type="float" office:value="5977">
            <text:p>5977</text:p>
          </table:table-cell>
          <table:table-cell office:value-type="float" office:value="445182">
            <text:p>445182</text:p>
          </table:table-cell>
          <table:table-cell office:value-type="float" office:value="14886">
            <text:p>14886</text:p>
          </table:table-cell>
          <table:table-cell office:value-type="float" office:value="370067">
            <text:p>370067</text:p>
          </table:table-cell>
          <table:table-cell office:value-type="float" office:value="9594">
            <text:p>9594</text:p>
          </table:table-cell>
          <table:table-cell office:value-type="float" office:value="657614">
            <text:p>657614</text:p>
          </table:table-cell>
          <table:table-cell office:value-type="float" office:value="21554">
            <text:p>21554</text:p>
          </table:table-cell>
          <table:table-cell table:number-columns-repeated="2"/>
          <table:table-cell table:formula="of:=[.A617]+[.C617]-[.A616]-[.C616]" office:value-type="float" office:value="1041">
            <text:p>1041</text:p>
          </table:table-cell>
          <table:table-cell table:formula="of:=[.E617]+[.G617]-[.E616]-[.G616]" office:value-type="float" office:value="1037">
            <text:p>1037</text:p>
          </table:table-cell>
          <table:table-cell table:formula="of:=[.B617]+[.D617]-[.B616]-[.D616]" office:value-type="float" office:value="33">
            <text:p>33</text:p>
          </table:table-cell>
          <table:table-cell table:formula="of:=[.F617]+[.H617]-[.F616]-[.H6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2604">
            <text:p>212604</text:p>
          </table:table-cell>
          <table:table-cell office:value-type="float" office:value="5986">
            <text:p>5986</text:p>
          </table:table-cell>
          <table:table-cell office:value-type="float" office:value="445900">
            <text:p>445900</text:p>
          </table:table-cell>
          <table:table-cell office:value-type="float" office:value="14910">
            <text:p>14910</text:p>
          </table:table-cell>
          <table:table-cell office:value-type="float" office:value="370386">
            <text:p>370386</text:p>
          </table:table-cell>
          <table:table-cell office:value-type="float" office:value="9603">
            <text:p>9603</text:p>
          </table:table-cell>
          <table:table-cell office:value-type="float" office:value="658332">
            <text:p>658332</text:p>
          </table:table-cell>
          <table:table-cell office:value-type="float" office:value="21578">
            <text:p>21578</text:p>
          </table:table-cell>
          <table:table-cell table:number-columns-repeated="2"/>
          <table:table-cell table:formula="of:=[.A618]+[.C618]-[.A617]-[.C617]" office:value-type="float" office:value="1037">
            <text:p>1037</text:p>
          </table:table-cell>
          <table:table-cell table:formula="of:=[.E618]+[.G618]-[.E617]-[.G617]" office:value-type="float" office:value="1041">
            <text:p>1041</text:p>
          </table:table-cell>
          <table:table-cell table:formula="of:=[.B618]+[.D618]-[.B617]-[.D617]" office:value-type="float" office:value="33">
            <text:p>33</text:p>
          </table:table-cell>
          <table:table-cell table:formula="of:=[.F618]+[.H618]-[.F617]-[.H6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2923">
            <text:p>212923</text:p>
          </table:table-cell>
          <table:table-cell office:value-type="float" office:value="5995">
            <text:p>5995</text:p>
          </table:table-cell>
          <table:table-cell office:value-type="float" office:value="446618">
            <text:p>446618</text:p>
          </table:table-cell>
          <table:table-cell office:value-type="float" office:value="14934">
            <text:p>14934</text:p>
          </table:table-cell>
          <table:table-cell office:value-type="float" office:value="370709">
            <text:p>370709</text:p>
          </table:table-cell>
          <table:table-cell office:value-type="float" office:value="9612">
            <text:p>9612</text:p>
          </table:table-cell>
          <table:table-cell office:value-type="float" office:value="659050">
            <text:p>659050</text:p>
          </table:table-cell>
          <table:table-cell office:value-type="float" office:value="21602">
            <text:p>21602</text:p>
          </table:table-cell>
          <table:table-cell table:number-columns-repeated="2"/>
          <table:table-cell table:formula="of:=[.A619]+[.C619]-[.A618]-[.C618]" office:value-type="float" office:value="1041">
            <text:p>1041</text:p>
          </table:table-cell>
          <table:table-cell table:formula="of:=[.E619]+[.G619]-[.E618]-[.G618]" office:value-type="float" office:value="1037">
            <text:p>1037</text:p>
          </table:table-cell>
          <table:table-cell table:formula="of:=[.B619]+[.D619]-[.B618]-[.D618]" office:value-type="float" office:value="33">
            <text:p>33</text:p>
          </table:table-cell>
          <table:table-cell table:formula="of:=[.F619]+[.H619]-[.F618]-[.H6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3246">
            <text:p>213246</text:p>
          </table:table-cell>
          <table:table-cell office:value-type="float" office:value="6004">
            <text:p>6004</text:p>
          </table:table-cell>
          <table:table-cell office:value-type="float" office:value="447336">
            <text:p>447336</text:p>
          </table:table-cell>
          <table:table-cell office:value-type="float" office:value="14958">
            <text:p>14958</text:p>
          </table:table-cell>
          <table:table-cell office:value-type="float" office:value="371028">
            <text:p>371028</text:p>
          </table:table-cell>
          <table:table-cell office:value-type="float" office:value="9621">
            <text:p>9621</text:p>
          </table:table-cell>
          <table:table-cell office:value-type="float" office:value="659768">
            <text:p>659768</text:p>
          </table:table-cell>
          <table:table-cell office:value-type="float" office:value="21626">
            <text:p>21626</text:p>
          </table:table-cell>
          <table:table-cell table:number-columns-repeated="2"/>
          <table:table-cell table:formula="of:=[.A620]+[.C620]-[.A619]-[.C619]" office:value-type="float" office:value="1037">
            <text:p>1037</text:p>
          </table:table-cell>
          <table:table-cell table:formula="of:=[.E620]+[.G620]-[.E619]-[.G619]" office:value-type="float" office:value="1061">
            <text:p>1061</text:p>
          </table:table-cell>
          <table:table-cell table:formula="of:=[.B620]+[.D620]-[.B619]-[.D619]" office:value-type="float" office:value="33">
            <text:p>33</text:p>
          </table:table-cell>
          <table:table-cell table:formula="of:=[.F620]+[.H620]-[.F619]-[.H6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3565">
            <text:p>213565</text:p>
          </table:table-cell>
          <table:table-cell office:value-type="float" office:value="6013">
            <text:p>6013</text:p>
          </table:table-cell>
          <table:table-cell office:value-type="float" office:value="448054">
            <text:p>448054</text:p>
          </table:table-cell>
          <table:table-cell office:value-type="float" office:value="14982">
            <text:p>14982</text:p>
          </table:table-cell>
          <table:table-cell office:value-type="float" office:value="371371">
            <text:p>371371</text:p>
          </table:table-cell>
          <table:table-cell office:value-type="float" office:value="9631">
            <text:p>9631</text:p>
          </table:table-cell>
          <table:table-cell office:value-type="float" office:value="660486">
            <text:p>660486</text:p>
          </table:table-cell>
          <table:table-cell office:value-type="float" office:value="21650">
            <text:p>21650</text:p>
          </table:table-cell>
          <table:table-cell table:number-columns-repeated="2"/>
          <table:table-cell table:formula="of:=[.A621]+[.C621]-[.A620]-[.C620]" office:value-type="float" office:value="1041">
            <text:p>1041</text:p>
          </table:table-cell>
          <table:table-cell table:formula="of:=[.E621]+[.G621]-[.E620]-[.G620]" office:value-type="float" office:value="1037">
            <text:p>1037</text:p>
          </table:table-cell>
          <table:table-cell table:formula="of:=[.B621]+[.D621]-[.B620]-[.D620]" office:value-type="float" office:value="33">
            <text:p>33</text:p>
          </table:table-cell>
          <table:table-cell table:formula="of:=[.F621]+[.H621]-[.F620]-[.H6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3888">
            <text:p>213888</text:p>
          </table:table-cell>
          <table:table-cell office:value-type="float" office:value="6022">
            <text:p>6022</text:p>
          </table:table-cell>
          <table:table-cell office:value-type="float" office:value="448772">
            <text:p>448772</text:p>
          </table:table-cell>
          <table:table-cell office:value-type="float" office:value="15006">
            <text:p>15006</text:p>
          </table:table-cell>
          <table:table-cell office:value-type="float" office:value="371690">
            <text:p>371690</text:p>
          </table:table-cell>
          <table:table-cell office:value-type="float" office:value="9640">
            <text:p>9640</text:p>
          </table:table-cell>
          <table:table-cell office:value-type="float" office:value="661204">
            <text:p>661204</text:p>
          </table:table-cell>
          <table:table-cell office:value-type="float" office:value="21674">
            <text:p>21674</text:p>
          </table:table-cell>
          <table:table-cell table:number-columns-repeated="2"/>
          <table:table-cell table:formula="of:=[.A622]+[.C622]-[.A621]-[.C621]" office:value-type="float" office:value="1037">
            <text:p>1037</text:p>
          </table:table-cell>
          <table:table-cell table:formula="of:=[.E622]+[.G622]-[.E621]-[.G621]" office:value-type="float" office:value="1041">
            <text:p>1041</text:p>
          </table:table-cell>
          <table:table-cell table:formula="of:=[.B622]+[.D622]-[.B621]-[.D621]" office:value-type="float" office:value="33">
            <text:p>33</text:p>
          </table:table-cell>
          <table:table-cell table:formula="of:=[.F622]+[.H622]-[.F621]-[.H6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4207">
            <text:p>214207</text:p>
          </table:table-cell>
          <table:table-cell office:value-type="float" office:value="6031">
            <text:p>6031</text:p>
          </table:table-cell>
          <table:table-cell office:value-type="float" office:value="449490">
            <text:p>449490</text:p>
          </table:table-cell>
          <table:table-cell office:value-type="float" office:value="15030">
            <text:p>15030</text:p>
          </table:table-cell>
          <table:table-cell office:value-type="float" office:value="372013">
            <text:p>372013</text:p>
          </table:table-cell>
          <table:table-cell office:value-type="float" office:value="9649">
            <text:p>9649</text:p>
          </table:table-cell>
          <table:table-cell office:value-type="float" office:value="661922">
            <text:p>661922</text:p>
          </table:table-cell>
          <table:table-cell office:value-type="float" office:value="21698">
            <text:p>21698</text:p>
          </table:table-cell>
          <table:table-cell table:number-columns-repeated="2"/>
          <table:table-cell table:formula="of:=[.A623]+[.C623]-[.A622]-[.C622]" office:value-type="float" office:value="1041">
            <text:p>1041</text:p>
          </table:table-cell>
          <table:table-cell table:formula="of:=[.E623]+[.G623]-[.E622]-[.G622]" office:value-type="float" office:value="1037">
            <text:p>1037</text:p>
          </table:table-cell>
          <table:table-cell table:formula="of:=[.B623]+[.D623]-[.B622]-[.D622]" office:value-type="float" office:value="33">
            <text:p>33</text:p>
          </table:table-cell>
          <table:table-cell table:formula="of:=[.F623]+[.H623]-[.F622]-[.H6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4530">
            <text:p>214530</text:p>
          </table:table-cell>
          <table:table-cell office:value-type="float" office:value="6040">
            <text:p>6040</text:p>
          </table:table-cell>
          <table:table-cell office:value-type="float" office:value="450208">
            <text:p>450208</text:p>
          </table:table-cell>
          <table:table-cell office:value-type="float" office:value="15054">
            <text:p>15054</text:p>
          </table:table-cell>
          <table:table-cell office:value-type="float" office:value="372332">
            <text:p>372332</text:p>
          </table:table-cell>
          <table:table-cell office:value-type="float" office:value="9658">
            <text:p>9658</text:p>
          </table:table-cell>
          <table:table-cell office:value-type="float" office:value="662640">
            <text:p>662640</text:p>
          </table:table-cell>
          <table:table-cell office:value-type="float" office:value="21722">
            <text:p>21722</text:p>
          </table:table-cell>
          <table:table-cell table:number-columns-repeated="2"/>
          <table:table-cell table:formula="of:=[.A624]+[.C624]-[.A623]-[.C623]" office:value-type="float" office:value="1037">
            <text:p>1037</text:p>
          </table:table-cell>
          <table:table-cell table:formula="of:=[.E624]+[.G624]-[.E623]-[.G623]" office:value-type="float" office:value="1041">
            <text:p>1041</text:p>
          </table:table-cell>
          <table:table-cell table:formula="of:=[.B624]+[.D624]-[.B623]-[.D623]" office:value-type="float" office:value="33">
            <text:p>33</text:p>
          </table:table-cell>
          <table:table-cell table:formula="of:=[.F624]+[.H624]-[.F623]-[.H6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4849">
            <text:p>214849</text:p>
          </table:table-cell>
          <table:table-cell office:value-type="float" office:value="6049">
            <text:p>6049</text:p>
          </table:table-cell>
          <table:table-cell office:value-type="float" office:value="450926">
            <text:p>450926</text:p>
          </table:table-cell>
          <table:table-cell office:value-type="float" office:value="15078">
            <text:p>15078</text:p>
          </table:table-cell>
          <table:table-cell office:value-type="float" office:value="372655">
            <text:p>372655</text:p>
          </table:table-cell>
          <table:table-cell office:value-type="float" office:value="9667">
            <text:p>9667</text:p>
          </table:table-cell>
          <table:table-cell office:value-type="float" office:value="663358">
            <text:p>663358</text:p>
          </table:table-cell>
          <table:table-cell office:value-type="float" office:value="21746">
            <text:p>21746</text:p>
          </table:table-cell>
          <table:table-cell table:number-columns-repeated="2"/>
          <table:table-cell table:formula="of:=[.A625]+[.C625]-[.A624]-[.C624]" office:value-type="float" office:value="1041">
            <text:p>1041</text:p>
          </table:table-cell>
          <table:table-cell table:formula="of:=[.E625]+[.G625]-[.E624]-[.G624]" office:value-type="float" office:value="1057">
            <text:p>1057</text:p>
          </table:table-cell>
          <table:table-cell table:formula="of:=[.B625]+[.D625]-[.B624]-[.D624]" office:value-type="float" office:value="33">
            <text:p>33</text:p>
          </table:table-cell>
          <table:table-cell table:formula="of:=[.F625]+[.H625]-[.F624]-[.H62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5172">
            <text:p>215172</text:p>
          </table:table-cell>
          <table:table-cell office:value-type="float" office:value="6058">
            <text:p>6058</text:p>
          </table:table-cell>
          <table:table-cell office:value-type="float" office:value="451644">
            <text:p>451644</text:p>
          </table:table-cell>
          <table:table-cell office:value-type="float" office:value="15102">
            <text:p>15102</text:p>
          </table:table-cell>
          <table:table-cell office:value-type="float" office:value="372994">
            <text:p>372994</text:p>
          </table:table-cell>
          <table:table-cell office:value-type="float" office:value="9677">
            <text:p>9677</text:p>
          </table:table-cell>
          <table:table-cell office:value-type="float" office:value="664076">
            <text:p>664076</text:p>
          </table:table-cell>
          <table:table-cell office:value-type="float" office:value="21770">
            <text:p>21770</text:p>
          </table:table-cell>
          <table:table-cell table:number-columns-repeated="2"/>
          <table:table-cell table:formula="of:=[.A626]+[.C626]-[.A625]-[.C625]" office:value-type="float" office:value="1037">
            <text:p>1037</text:p>
          </table:table-cell>
          <table:table-cell table:formula="of:=[.E626]+[.G626]-[.E625]-[.G625]" office:value-type="float" office:value="1041">
            <text:p>1041</text:p>
          </table:table-cell>
          <table:table-cell table:formula="of:=[.B626]+[.D626]-[.B625]-[.D625]" office:value-type="float" office:value="33">
            <text:p>33</text:p>
          </table:table-cell>
          <table:table-cell table:formula="of:=[.F626]+[.H626]-[.F625]-[.H6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5491">
            <text:p>215491</text:p>
          </table:table-cell>
          <table:table-cell office:value-type="float" office:value="6067">
            <text:p>6067</text:p>
          </table:table-cell>
          <table:table-cell office:value-type="float" office:value="452362">
            <text:p>452362</text:p>
          </table:table-cell>
          <table:table-cell office:value-type="float" office:value="15126">
            <text:p>15126</text:p>
          </table:table-cell>
          <table:table-cell office:value-type="float" office:value="373317">
            <text:p>373317</text:p>
          </table:table-cell>
          <table:table-cell office:value-type="float" office:value="9686">
            <text:p>9686</text:p>
          </table:table-cell>
          <table:table-cell office:value-type="float" office:value="664794">
            <text:p>664794</text:p>
          </table:table-cell>
          <table:table-cell office:value-type="float" office:value="21794">
            <text:p>21794</text:p>
          </table:table-cell>
          <table:table-cell table:number-columns-repeated="2"/>
          <table:table-cell table:formula="of:=[.A627]+[.C627]-[.A626]-[.C626]" office:value-type="float" office:value="1041">
            <text:p>1041</text:p>
          </table:table-cell>
          <table:table-cell table:formula="of:=[.E627]+[.G627]-[.E626]-[.G626]" office:value-type="float" office:value="1037">
            <text:p>1037</text:p>
          </table:table-cell>
          <table:table-cell table:formula="of:=[.B627]+[.D627]-[.B626]-[.D626]" office:value-type="float" office:value="33">
            <text:p>33</text:p>
          </table:table-cell>
          <table:table-cell table:formula="of:=[.F627]+[.H627]-[.F626]-[.H6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5814">
            <text:p>215814</text:p>
          </table:table-cell>
          <table:table-cell office:value-type="float" office:value="6076">
            <text:p>6076</text:p>
          </table:table-cell>
          <table:table-cell office:value-type="float" office:value="453080">
            <text:p>453080</text:p>
          </table:table-cell>
          <table:table-cell office:value-type="float" office:value="15150">
            <text:p>15150</text:p>
          </table:table-cell>
          <table:table-cell office:value-type="float" office:value="373636">
            <text:p>373636</text:p>
          </table:table-cell>
          <table:table-cell office:value-type="float" office:value="9695">
            <text:p>9695</text:p>
          </table:table-cell>
          <table:table-cell office:value-type="float" office:value="665512">
            <text:p>665512</text:p>
          </table:table-cell>
          <table:table-cell office:value-type="float" office:value="21818">
            <text:p>21818</text:p>
          </table:table-cell>
          <table:table-cell table:number-columns-repeated="2"/>
          <table:table-cell table:formula="of:=[.A628]+[.C628]-[.A627]-[.C627]" office:value-type="float" office:value="1037">
            <text:p>1037</text:p>
          </table:table-cell>
          <table:table-cell table:formula="of:=[.E628]+[.G628]-[.E627]-[.G627]" office:value-type="float" office:value="1041">
            <text:p>1041</text:p>
          </table:table-cell>
          <table:table-cell table:formula="of:=[.B628]+[.D628]-[.B627]-[.D627]" office:value-type="float" office:value="33">
            <text:p>33</text:p>
          </table:table-cell>
          <table:table-cell table:formula="of:=[.F628]+[.H628]-[.F627]-[.H6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6133">
            <text:p>216133</text:p>
          </table:table-cell>
          <table:table-cell office:value-type="float" office:value="6085">
            <text:p>6085</text:p>
          </table:table-cell>
          <table:table-cell office:value-type="float" office:value="453798">
            <text:p>453798</text:p>
          </table:table-cell>
          <table:table-cell office:value-type="float" office:value="15174">
            <text:p>15174</text:p>
          </table:table-cell>
          <table:table-cell office:value-type="float" office:value="373959">
            <text:p>373959</text:p>
          </table:table-cell>
          <table:table-cell office:value-type="float" office:value="9704">
            <text:p>9704</text:p>
          </table:table-cell>
          <table:table-cell office:value-type="float" office:value="666230">
            <text:p>666230</text:p>
          </table:table-cell>
          <table:table-cell office:value-type="float" office:value="21842">
            <text:p>21842</text:p>
          </table:table-cell>
          <table:table-cell table:number-columns-repeated="2"/>
          <table:table-cell table:formula="of:=[.A629]+[.C629]-[.A628]-[.C628]" office:value-type="float" office:value="1041">
            <text:p>1041</text:p>
          </table:table-cell>
          <table:table-cell table:formula="of:=[.E629]+[.G629]-[.E628]-[.G628]" office:value-type="float" office:value="1057">
            <text:p>1057</text:p>
          </table:table-cell>
          <table:table-cell table:formula="of:=[.B629]+[.D629]-[.B628]-[.D628]" office:value-type="float" office:value="33">
            <text:p>33</text:p>
          </table:table-cell>
          <table:table-cell table:formula="of:=[.F629]+[.H629]-[.F628]-[.H62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6456">
            <text:p>216456</text:p>
          </table:table-cell>
          <table:table-cell office:value-type="float" office:value="6094">
            <text:p>6094</text:p>
          </table:table-cell>
          <table:table-cell office:value-type="float" office:value="454516">
            <text:p>454516</text:p>
          </table:table-cell>
          <table:table-cell office:value-type="float" office:value="15198">
            <text:p>15198</text:p>
          </table:table-cell>
          <table:table-cell office:value-type="float" office:value="374298">
            <text:p>374298</text:p>
          </table:table-cell>
          <table:table-cell office:value-type="float" office:value="9714">
            <text:p>9714</text:p>
          </table:table-cell>
          <table:table-cell office:value-type="float" office:value="666948">
            <text:p>666948</text:p>
          </table:table-cell>
          <table:table-cell office:value-type="float" office:value="21866">
            <text:p>21866</text:p>
          </table:table-cell>
          <table:table-cell table:number-columns-repeated="2"/>
          <table:table-cell table:formula="of:=[.A630]+[.C630]-[.A629]-[.C629]" office:value-type="float" office:value="1037">
            <text:p>1037</text:p>
          </table:table-cell>
          <table:table-cell table:formula="of:=[.E630]+[.G630]-[.E629]-[.G629]" office:value-type="float" office:value="1041">
            <text:p>1041</text:p>
          </table:table-cell>
          <table:table-cell table:formula="of:=[.B630]+[.D630]-[.B629]-[.D629]" office:value-type="float" office:value="33">
            <text:p>33</text:p>
          </table:table-cell>
          <table:table-cell table:formula="of:=[.F630]+[.H630]-[.F629]-[.H6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6775">
            <text:p>216775</text:p>
          </table:table-cell>
          <table:table-cell office:value-type="float" office:value="6103">
            <text:p>6103</text:p>
          </table:table-cell>
          <table:table-cell office:value-type="float" office:value="455234">
            <text:p>455234</text:p>
          </table:table-cell>
          <table:table-cell office:value-type="float" office:value="15222">
            <text:p>15222</text:p>
          </table:table-cell>
          <table:table-cell office:value-type="float" office:value="374621">
            <text:p>374621</text:p>
          </table:table-cell>
          <table:table-cell office:value-type="float" office:value="9723">
            <text:p>9723</text:p>
          </table:table-cell>
          <table:table-cell office:value-type="float" office:value="667666">
            <text:p>667666</text:p>
          </table:table-cell>
          <table:table-cell office:value-type="float" office:value="21890">
            <text:p>21890</text:p>
          </table:table-cell>
          <table:table-cell table:number-columns-repeated="2"/>
          <table:table-cell table:formula="of:=[.A631]+[.C631]-[.A630]-[.C630]" office:value-type="float" office:value="1041">
            <text:p>1041</text:p>
          </table:table-cell>
          <table:table-cell table:formula="of:=[.E631]+[.G631]-[.E630]-[.G630]" office:value-type="float" office:value="1037">
            <text:p>1037</text:p>
          </table:table-cell>
          <table:table-cell table:formula="of:=[.B631]+[.D631]-[.B630]-[.D630]" office:value-type="float" office:value="33">
            <text:p>33</text:p>
          </table:table-cell>
          <table:table-cell table:formula="of:=[.F631]+[.H631]-[.F630]-[.H6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7098">
            <text:p>217098</text:p>
          </table:table-cell>
          <table:table-cell office:value-type="float" office:value="6112">
            <text:p>6112</text:p>
          </table:table-cell>
          <table:table-cell office:value-type="float" office:value="455952">
            <text:p>455952</text:p>
          </table:table-cell>
          <table:table-cell office:value-type="float" office:value="15246">
            <text:p>15246</text:p>
          </table:table-cell>
          <table:table-cell office:value-type="float" office:value="374940">
            <text:p>374940</text:p>
          </table:table-cell>
          <table:table-cell office:value-type="float" office:value="9732">
            <text:p>9732</text:p>
          </table:table-cell>
          <table:table-cell office:value-type="float" office:value="668384">
            <text:p>668384</text:p>
          </table:table-cell>
          <table:table-cell office:value-type="float" office:value="21914">
            <text:p>21914</text:p>
          </table:table-cell>
          <table:table-cell table:number-columns-repeated="2"/>
          <table:table-cell table:formula="of:=[.A632]+[.C632]-[.A631]-[.C631]" office:value-type="float" office:value="1037">
            <text:p>1037</text:p>
          </table:table-cell>
          <table:table-cell table:formula="of:=[.E632]+[.G632]-[.E631]-[.G631]" office:value-type="float" office:value="1041">
            <text:p>1041</text:p>
          </table:table-cell>
          <table:table-cell table:formula="of:=[.B632]+[.D632]-[.B631]-[.D631]" office:value-type="float" office:value="33">
            <text:p>33</text:p>
          </table:table-cell>
          <table:table-cell table:formula="of:=[.F632]+[.H632]-[.F631]-[.H6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7417">
            <text:p>217417</text:p>
          </table:table-cell>
          <table:table-cell office:value-type="float" office:value="6121">
            <text:p>6121</text:p>
          </table:table-cell>
          <table:table-cell office:value-type="float" office:value="456670">
            <text:p>456670</text:p>
          </table:table-cell>
          <table:table-cell office:value-type="float" office:value="15270">
            <text:p>15270</text:p>
          </table:table-cell>
          <table:table-cell office:value-type="float" office:value="375263">
            <text:p>375263</text:p>
          </table:table-cell>
          <table:table-cell office:value-type="float" office:value="9741">
            <text:p>9741</text:p>
          </table:table-cell>
          <table:table-cell office:value-type="float" office:value="669102">
            <text:p>669102</text:p>
          </table:table-cell>
          <table:table-cell office:value-type="float" office:value="21938">
            <text:p>21938</text:p>
          </table:table-cell>
          <table:table-cell table:number-columns-repeated="2"/>
          <table:table-cell table:formula="of:=[.A633]+[.C633]-[.A632]-[.C632]" office:value-type="float" office:value="1041">
            <text:p>1041</text:p>
          </table:table-cell>
          <table:table-cell table:formula="of:=[.E633]+[.G633]-[.E632]-[.G632]" office:value-type="float" office:value="1037">
            <text:p>1037</text:p>
          </table:table-cell>
          <table:table-cell table:formula="of:=[.B633]+[.D633]-[.B632]-[.D632]" office:value-type="float" office:value="33">
            <text:p>33</text:p>
          </table:table-cell>
          <table:table-cell table:formula="of:=[.F633]+[.H633]-[.F632]-[.H6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7740">
            <text:p>217740</text:p>
          </table:table-cell>
          <table:table-cell office:value-type="float" office:value="6130">
            <text:p>6130</text:p>
          </table:table-cell>
          <table:table-cell office:value-type="float" office:value="457388">
            <text:p>457388</text:p>
          </table:table-cell>
          <table:table-cell office:value-type="float" office:value="15294">
            <text:p>15294</text:p>
          </table:table-cell>
          <table:table-cell office:value-type="float" office:value="375582">
            <text:p>375582</text:p>
          </table:table-cell>
          <table:table-cell office:value-type="float" office:value="9750">
            <text:p>9750</text:p>
          </table:table-cell>
          <table:table-cell office:value-type="float" office:value="669820">
            <text:p>669820</text:p>
          </table:table-cell>
          <table:table-cell office:value-type="float" office:value="21962">
            <text:p>21962</text:p>
          </table:table-cell>
          <table:table-cell table:number-columns-repeated="2"/>
          <table:table-cell table:formula="of:=[.A634]+[.C634]-[.A633]-[.C633]" office:value-type="float" office:value="1037">
            <text:p>1037</text:p>
          </table:table-cell>
          <table:table-cell table:formula="of:=[.E634]+[.G634]-[.E633]-[.G633]" office:value-type="float" office:value="1061">
            <text:p>1061</text:p>
          </table:table-cell>
          <table:table-cell table:formula="of:=[.B634]+[.D634]-[.B633]-[.D633]" office:value-type="float" office:value="33">
            <text:p>33</text:p>
          </table:table-cell>
          <table:table-cell table:formula="of:=[.F634]+[.H634]-[.F633]-[.H6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8059">
            <text:p>218059</text:p>
          </table:table-cell>
          <table:table-cell office:value-type="float" office:value="6139">
            <text:p>6139</text:p>
          </table:table-cell>
          <table:table-cell office:value-type="float" office:value="458106">
            <text:p>458106</text:p>
          </table:table-cell>
          <table:table-cell office:value-type="float" office:value="15318">
            <text:p>15318</text:p>
          </table:table-cell>
          <table:table-cell office:value-type="float" office:value="375925">
            <text:p>375925</text:p>
          </table:table-cell>
          <table:table-cell office:value-type="float" office:value="9760">
            <text:p>9760</text:p>
          </table:table-cell>
          <table:table-cell office:value-type="float" office:value="670538">
            <text:p>670538</text:p>
          </table:table-cell>
          <table:table-cell office:value-type="float" office:value="21986">
            <text:p>21986</text:p>
          </table:table-cell>
          <table:table-cell table:number-columns-repeated="2"/>
          <table:table-cell table:formula="of:=[.A635]+[.C635]-[.A634]-[.C634]" office:value-type="float" office:value="1041">
            <text:p>1041</text:p>
          </table:table-cell>
          <table:table-cell table:formula="of:=[.E635]+[.G635]-[.E634]-[.G634]" office:value-type="float" office:value="1037">
            <text:p>1037</text:p>
          </table:table-cell>
          <table:table-cell table:formula="of:=[.B635]+[.D635]-[.B634]-[.D634]" office:value-type="float" office:value="33">
            <text:p>33</text:p>
          </table:table-cell>
          <table:table-cell table:formula="of:=[.F635]+[.H635]-[.F634]-[.H6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8382">
            <text:p>218382</text:p>
          </table:table-cell>
          <table:table-cell office:value-type="float" office:value="6148">
            <text:p>6148</text:p>
          </table:table-cell>
          <table:table-cell office:value-type="float" office:value="458824">
            <text:p>458824</text:p>
          </table:table-cell>
          <table:table-cell office:value-type="float" office:value="15342">
            <text:p>15342</text:p>
          </table:table-cell>
          <table:table-cell office:value-type="float" office:value="376244">
            <text:p>376244</text:p>
          </table:table-cell>
          <table:table-cell office:value-type="float" office:value="9769">
            <text:p>9769</text:p>
          </table:table-cell>
          <table:table-cell office:value-type="float" office:value="671256">
            <text:p>671256</text:p>
          </table:table-cell>
          <table:table-cell office:value-type="float" office:value="22010">
            <text:p>22010</text:p>
          </table:table-cell>
          <table:table-cell table:number-columns-repeated="2"/>
          <table:table-cell table:formula="of:=[.A636]+[.C636]-[.A635]-[.C635]" office:value-type="float" office:value="1037">
            <text:p>1037</text:p>
          </table:table-cell>
          <table:table-cell table:formula="of:=[.E636]+[.G636]-[.E635]-[.G635]" office:value-type="float" office:value="1041">
            <text:p>1041</text:p>
          </table:table-cell>
          <table:table-cell table:formula="of:=[.B636]+[.D636]-[.B635]-[.D635]" office:value-type="float" office:value="33">
            <text:p>33</text:p>
          </table:table-cell>
          <table:table-cell table:formula="of:=[.F636]+[.H636]-[.F635]-[.H6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8701">
            <text:p>218701</text:p>
          </table:table-cell>
          <table:table-cell office:value-type="float" office:value="6157">
            <text:p>6157</text:p>
          </table:table-cell>
          <table:table-cell office:value-type="float" office:value="459542">
            <text:p>459542</text:p>
          </table:table-cell>
          <table:table-cell office:value-type="float" office:value="15366">
            <text:p>15366</text:p>
          </table:table-cell>
          <table:table-cell office:value-type="float" office:value="376567">
            <text:p>376567</text:p>
          </table:table-cell>
          <table:table-cell office:value-type="float" office:value="9778">
            <text:p>9778</text:p>
          </table:table-cell>
          <table:table-cell office:value-type="float" office:value="671974">
            <text:p>671974</text:p>
          </table:table-cell>
          <table:table-cell office:value-type="float" office:value="22034">
            <text:p>22034</text:p>
          </table:table-cell>
          <table:table-cell table:number-columns-repeated="2"/>
          <table:table-cell table:formula="of:=[.A637]+[.C637]-[.A636]-[.C636]" office:value-type="float" office:value="1041">
            <text:p>1041</text:p>
          </table:table-cell>
          <table:table-cell table:formula="of:=[.E637]+[.G637]-[.E636]-[.G636]" office:value-type="float" office:value="1037">
            <text:p>1037</text:p>
          </table:table-cell>
          <table:table-cell table:formula="of:=[.B637]+[.D637]-[.B636]-[.D636]" office:value-type="float" office:value="33">
            <text:p>33</text:p>
          </table:table-cell>
          <table:table-cell table:formula="of:=[.F637]+[.H637]-[.F636]-[.H6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9024">
            <text:p>219024</text:p>
          </table:table-cell>
          <table:table-cell office:value-type="float" office:value="6166">
            <text:p>6166</text:p>
          </table:table-cell>
          <table:table-cell office:value-type="float" office:value="460260">
            <text:p>460260</text:p>
          </table:table-cell>
          <table:table-cell office:value-type="float" office:value="15390">
            <text:p>15390</text:p>
          </table:table-cell>
          <table:table-cell office:value-type="float" office:value="376886">
            <text:p>376886</text:p>
          </table:table-cell>
          <table:table-cell office:value-type="float" office:value="9787">
            <text:p>9787</text:p>
          </table:table-cell>
          <table:table-cell office:value-type="float" office:value="672692">
            <text:p>672692</text:p>
          </table:table-cell>
          <table:table-cell office:value-type="float" office:value="22058">
            <text:p>22058</text:p>
          </table:table-cell>
          <table:table-cell table:number-columns-repeated="2"/>
          <table:table-cell table:formula="of:=[.A638]+[.C638]-[.A637]-[.C637]" office:value-type="float" office:value="1037">
            <text:p>1037</text:p>
          </table:table-cell>
          <table:table-cell table:formula="of:=[.E638]+[.G638]-[.E637]-[.G637]" office:value-type="float" office:value="1041">
            <text:p>1041</text:p>
          </table:table-cell>
          <table:table-cell table:formula="of:=[.B638]+[.D638]-[.B637]-[.D637]" office:value-type="float" office:value="33">
            <text:p>33</text:p>
          </table:table-cell>
          <table:table-cell table:formula="of:=[.F638]+[.H638]-[.F637]-[.H6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9343">
            <text:p>219343</text:p>
          </table:table-cell>
          <table:table-cell office:value-type="float" office:value="6175">
            <text:p>6175</text:p>
          </table:table-cell>
          <table:table-cell office:value-type="float" office:value="460978">
            <text:p>460978</text:p>
          </table:table-cell>
          <table:table-cell office:value-type="float" office:value="15414">
            <text:p>15414</text:p>
          </table:table-cell>
          <table:table-cell office:value-type="float" office:value="377209">
            <text:p>377209</text:p>
          </table:table-cell>
          <table:table-cell office:value-type="float" office:value="9796">
            <text:p>9796</text:p>
          </table:table-cell>
          <table:table-cell office:value-type="float" office:value="673410">
            <text:p>673410</text:p>
          </table:table-cell>
          <table:table-cell office:value-type="float" office:value="22082">
            <text:p>22082</text:p>
          </table:table-cell>
          <table:table-cell table:number-columns-repeated="2"/>
          <table:table-cell table:formula="of:=[.A639]+[.C639]-[.A638]-[.C638]" office:value-type="float" office:value="1041">
            <text:p>1041</text:p>
          </table:table-cell>
          <table:table-cell table:formula="of:=[.E639]+[.G639]-[.E638]-[.G638]" office:value-type="float" office:value="1057">
            <text:p>1057</text:p>
          </table:table-cell>
          <table:table-cell table:formula="of:=[.B639]+[.D639]-[.B638]-[.D638]" office:value-type="float" office:value="33">
            <text:p>33</text:p>
          </table:table-cell>
          <table:table-cell table:formula="of:=[.F639]+[.H639]-[.F638]-[.H6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19666">
            <text:p>219666</text:p>
          </table:table-cell>
          <table:table-cell office:value-type="float" office:value="6184">
            <text:p>6184</text:p>
          </table:table-cell>
          <table:table-cell office:value-type="float" office:value="461696">
            <text:p>461696</text:p>
          </table:table-cell>
          <table:table-cell office:value-type="float" office:value="15438">
            <text:p>15438</text:p>
          </table:table-cell>
          <table:table-cell office:value-type="float" office:value="377548">
            <text:p>377548</text:p>
          </table:table-cell>
          <table:table-cell office:value-type="float" office:value="9806">
            <text:p>9806</text:p>
          </table:table-cell>
          <table:table-cell office:value-type="float" office:value="674128">
            <text:p>674128</text:p>
          </table:table-cell>
          <table:table-cell office:value-type="float" office:value="22106">
            <text:p>22106</text:p>
          </table:table-cell>
          <table:table-cell table:number-columns-repeated="2"/>
          <table:table-cell table:formula="of:=[.A640]+[.C640]-[.A639]-[.C639]" office:value-type="float" office:value="1037">
            <text:p>1037</text:p>
          </table:table-cell>
          <table:table-cell table:formula="of:=[.E640]+[.G640]-[.E639]-[.G639]" office:value-type="float" office:value="1041">
            <text:p>1041</text:p>
          </table:table-cell>
          <table:table-cell table:formula="of:=[.B640]+[.D640]-[.B639]-[.D639]" office:value-type="float" office:value="33">
            <text:p>33</text:p>
          </table:table-cell>
          <table:table-cell table:formula="of:=[.F640]+[.H640]-[.F639]-[.H6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9985">
            <text:p>219985</text:p>
          </table:table-cell>
          <table:table-cell office:value-type="float" office:value="6193">
            <text:p>6193</text:p>
          </table:table-cell>
          <table:table-cell office:value-type="float" office:value="462414">
            <text:p>462414</text:p>
          </table:table-cell>
          <table:table-cell office:value-type="float" office:value="15462">
            <text:p>15462</text:p>
          </table:table-cell>
          <table:table-cell office:value-type="float" office:value="377871">
            <text:p>377871</text:p>
          </table:table-cell>
          <table:table-cell office:value-type="float" office:value="9815">
            <text:p>9815</text:p>
          </table:table-cell>
          <table:table-cell office:value-type="float" office:value="674846">
            <text:p>674846</text:p>
          </table:table-cell>
          <table:table-cell office:value-type="float" office:value="22130">
            <text:p>22130</text:p>
          </table:table-cell>
          <table:table-cell table:number-columns-repeated="2"/>
          <table:table-cell table:formula="of:=[.A641]+[.C641]-[.A640]-[.C640]" office:value-type="float" office:value="1041">
            <text:p>1041</text:p>
          </table:table-cell>
          <table:table-cell table:formula="of:=[.E641]+[.G641]-[.E640]-[.G640]" office:value-type="float" office:value="1037">
            <text:p>1037</text:p>
          </table:table-cell>
          <table:table-cell table:formula="of:=[.B641]+[.D641]-[.B640]-[.D640]" office:value-type="float" office:value="33">
            <text:p>33</text:p>
          </table:table-cell>
          <table:table-cell table:formula="of:=[.F641]+[.H641]-[.F640]-[.H6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0308">
            <text:p>220308</text:p>
          </table:table-cell>
          <table:table-cell office:value-type="float" office:value="6202">
            <text:p>6202</text:p>
          </table:table-cell>
          <table:table-cell office:value-type="float" office:value="463132">
            <text:p>463132</text:p>
          </table:table-cell>
          <table:table-cell office:value-type="float" office:value="15486">
            <text:p>15486</text:p>
          </table:table-cell>
          <table:table-cell office:value-type="float" office:value="378190">
            <text:p>378190</text:p>
          </table:table-cell>
          <table:table-cell office:value-type="float" office:value="9824">
            <text:p>9824</text:p>
          </table:table-cell>
          <table:table-cell office:value-type="float" office:value="675564">
            <text:p>675564</text:p>
          </table:table-cell>
          <table:table-cell office:value-type="float" office:value="22154">
            <text:p>22154</text:p>
          </table:table-cell>
          <table:table-cell table:number-columns-repeated="2"/>
          <table:table-cell table:formula="of:=[.A642]+[.C642]-[.A641]-[.C641]" office:value-type="float" office:value="1037">
            <text:p>1037</text:p>
          </table:table-cell>
          <table:table-cell table:formula="of:=[.E642]+[.G642]-[.E641]-[.G641]" office:value-type="float" office:value="1041">
            <text:p>1041</text:p>
          </table:table-cell>
          <table:table-cell table:formula="of:=[.B642]+[.D642]-[.B641]-[.D641]" office:value-type="float" office:value="33">
            <text:p>33</text:p>
          </table:table-cell>
          <table:table-cell table:formula="of:=[.F642]+[.H642]-[.F641]-[.H6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0627">
            <text:p>220627</text:p>
          </table:table-cell>
          <table:table-cell office:value-type="float" office:value="6211">
            <text:p>6211</text:p>
          </table:table-cell>
          <table:table-cell office:value-type="float" office:value="463850">
            <text:p>463850</text:p>
          </table:table-cell>
          <table:table-cell office:value-type="float" office:value="15510">
            <text:p>15510</text:p>
          </table:table-cell>
          <table:table-cell office:value-type="float" office:value="378513">
            <text:p>378513</text:p>
          </table:table-cell>
          <table:table-cell office:value-type="float" office:value="9833">
            <text:p>9833</text:p>
          </table:table-cell>
          <table:table-cell office:value-type="float" office:value="676282">
            <text:p>676282</text:p>
          </table:table-cell>
          <table:table-cell office:value-type="float" office:value="22178">
            <text:p>22178</text:p>
          </table:table-cell>
          <table:table-cell table:number-columns-repeated="2"/>
          <table:table-cell table:formula="of:=[.A643]+[.C643]-[.A642]-[.C642]" office:value-type="float" office:value="1041">
            <text:p>1041</text:p>
          </table:table-cell>
          <table:table-cell table:formula="of:=[.E643]+[.G643]-[.E642]-[.G642]" office:value-type="float" office:value="1037">
            <text:p>1037</text:p>
          </table:table-cell>
          <table:table-cell table:formula="of:=[.B643]+[.D643]-[.B642]-[.D642]" office:value-type="float" office:value="33">
            <text:p>33</text:p>
          </table:table-cell>
          <table:table-cell table:formula="of:=[.F643]+[.H643]-[.F642]-[.H6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0950">
            <text:p>220950</text:p>
          </table:table-cell>
          <table:table-cell office:value-type="float" office:value="6220">
            <text:p>6220</text:p>
          </table:table-cell>
          <table:table-cell office:value-type="float" office:value="464568">
            <text:p>464568</text:p>
          </table:table-cell>
          <table:table-cell office:value-type="float" office:value="15534">
            <text:p>15534</text:p>
          </table:table-cell>
          <table:table-cell office:value-type="float" office:value="378832">
            <text:p>378832</text:p>
          </table:table-cell>
          <table:table-cell office:value-type="float" office:value="9842">
            <text:p>9842</text:p>
          </table:table-cell>
          <table:table-cell office:value-type="float" office:value="677000">
            <text:p>677000</text:p>
          </table:table-cell>
          <table:table-cell office:value-type="float" office:value="22202">
            <text:p>22202</text:p>
          </table:table-cell>
          <table:table-cell table:number-columns-repeated="2"/>
          <table:table-cell table:formula="of:=[.A644]+[.C644]-[.A643]-[.C643]" office:value-type="float" office:value="1037">
            <text:p>1037</text:p>
          </table:table-cell>
          <table:table-cell table:formula="of:=[.E644]+[.G644]-[.E643]-[.G643]" office:value-type="float" office:value="1041">
            <text:p>1041</text:p>
          </table:table-cell>
          <table:table-cell table:formula="of:=[.B644]+[.D644]-[.B643]-[.D643]" office:value-type="float" office:value="33">
            <text:p>33</text:p>
          </table:table-cell>
          <table:table-cell table:formula="of:=[.F644]+[.H644]-[.F643]-[.H6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1269">
            <text:p>221269</text:p>
          </table:table-cell>
          <table:table-cell office:value-type="float" office:value="6229">
            <text:p>6229</text:p>
          </table:table-cell>
          <table:table-cell office:value-type="float" office:value="465286">
            <text:p>465286</text:p>
          </table:table-cell>
          <table:table-cell office:value-type="float" office:value="15558">
            <text:p>15558</text:p>
          </table:table-cell>
          <table:table-cell office:value-type="float" office:value="379155">
            <text:p>379155</text:p>
          </table:table-cell>
          <table:table-cell office:value-type="float" office:value="9851">
            <text:p>9851</text:p>
          </table:table-cell>
          <table:table-cell office:value-type="float" office:value="677718">
            <text:p>677718</text:p>
          </table:table-cell>
          <table:table-cell office:value-type="float" office:value="22226">
            <text:p>22226</text:p>
          </table:table-cell>
          <table:table-cell table:number-columns-repeated="2"/>
          <table:table-cell table:formula="of:=[.A645]+[.C645]-[.A644]-[.C644]" office:value-type="float" office:value="1041">
            <text:p>1041</text:p>
          </table:table-cell>
          <table:table-cell table:formula="of:=[.E645]+[.G645]-[.E644]-[.G644]" office:value-type="float" office:value="1037">
            <text:p>1037</text:p>
          </table:table-cell>
          <table:table-cell table:formula="of:=[.B645]+[.D645]-[.B644]-[.D644]" office:value-type="float" office:value="33">
            <text:p>33</text:p>
          </table:table-cell>
          <table:table-cell table:formula="of:=[.F645]+[.H645]-[.F644]-[.H6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1592">
            <text:p>221592</text:p>
          </table:table-cell>
          <table:table-cell office:value-type="float" office:value="6238">
            <text:p>6238</text:p>
          </table:table-cell>
          <table:table-cell office:value-type="float" office:value="466004">
            <text:p>466004</text:p>
          </table:table-cell>
          <table:table-cell office:value-type="float" office:value="15582">
            <text:p>15582</text:p>
          </table:table-cell>
          <table:table-cell office:value-type="float" office:value="379474">
            <text:p>379474</text:p>
          </table:table-cell>
          <table:table-cell office:value-type="float" office:value="9860">
            <text:p>9860</text:p>
          </table:table-cell>
          <table:table-cell office:value-type="float" office:value="678436">
            <text:p>678436</text:p>
          </table:table-cell>
          <table:table-cell office:value-type="float" office:value="22250">
            <text:p>22250</text:p>
          </table:table-cell>
          <table:table-cell table:number-columns-repeated="2"/>
          <table:table-cell table:formula="of:=[.A646]+[.C646]-[.A645]-[.C645]" office:value-type="float" office:value="1037">
            <text:p>1037</text:p>
          </table:table-cell>
          <table:table-cell table:formula="of:=[.E646]+[.G646]-[.E645]-[.G645]" office:value-type="float" office:value="1041">
            <text:p>1041</text:p>
          </table:table-cell>
          <table:table-cell table:formula="of:=[.B646]+[.D646]-[.B645]-[.D645]" office:value-type="float" office:value="33">
            <text:p>33</text:p>
          </table:table-cell>
          <table:table-cell table:formula="of:=[.F646]+[.H646]-[.F645]-[.H6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1911">
            <text:p>221911</text:p>
          </table:table-cell>
          <table:table-cell office:value-type="float" office:value="6247">
            <text:p>6247</text:p>
          </table:table-cell>
          <table:table-cell office:value-type="float" office:value="466722">
            <text:p>466722</text:p>
          </table:table-cell>
          <table:table-cell office:value-type="float" office:value="15606">
            <text:p>15606</text:p>
          </table:table-cell>
          <table:table-cell office:value-type="float" office:value="379797">
            <text:p>379797</text:p>
          </table:table-cell>
          <table:table-cell office:value-type="float" office:value="9869">
            <text:p>9869</text:p>
          </table:table-cell>
          <table:table-cell office:value-type="float" office:value="679154">
            <text:p>679154</text:p>
          </table:table-cell>
          <table:table-cell office:value-type="float" office:value="22274">
            <text:p>22274</text:p>
          </table:table-cell>
          <table:table-cell table:number-columns-repeated="2"/>
          <table:table-cell table:formula="of:=[.A647]+[.C647]-[.A646]-[.C646]" office:value-type="float" office:value="1041">
            <text:p>1041</text:p>
          </table:table-cell>
          <table:table-cell table:formula="of:=[.E647]+[.G647]-[.E646]-[.G646]" office:value-type="float" office:value="1037">
            <text:p>1037</text:p>
          </table:table-cell>
          <table:table-cell table:formula="of:=[.B647]+[.D647]-[.B646]-[.D646]" office:value-type="float" office:value="33">
            <text:p>33</text:p>
          </table:table-cell>
          <table:table-cell table:formula="of:=[.F647]+[.H647]-[.F646]-[.H6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2234">
            <text:p>222234</text:p>
          </table:table-cell>
          <table:table-cell office:value-type="float" office:value="6256">
            <text:p>6256</text:p>
          </table:table-cell>
          <table:table-cell office:value-type="float" office:value="467440">
            <text:p>467440</text:p>
          </table:table-cell>
          <table:table-cell office:value-type="float" office:value="15630">
            <text:p>15630</text:p>
          </table:table-cell>
          <table:table-cell office:value-type="float" office:value="380116">
            <text:p>380116</text:p>
          </table:table-cell>
          <table:table-cell office:value-type="float" office:value="9878">
            <text:p>9878</text:p>
          </table:table-cell>
          <table:table-cell office:value-type="float" office:value="679872">
            <text:p>679872</text:p>
          </table:table-cell>
          <table:table-cell office:value-type="float" office:value="22298">
            <text:p>22298</text:p>
          </table:table-cell>
          <table:table-cell table:number-columns-repeated="2"/>
          <table:table-cell table:formula="of:=[.A648]+[.C648]-[.A647]-[.C647]" office:value-type="float" office:value="1037">
            <text:p>1037</text:p>
          </table:table-cell>
          <table:table-cell table:formula="of:=[.E648]+[.G648]-[.E647]-[.G647]" office:value-type="float" office:value="1061">
            <text:p>1061</text:p>
          </table:table-cell>
          <table:table-cell table:formula="of:=[.B648]+[.D648]-[.B647]-[.D647]" office:value-type="float" office:value="33">
            <text:p>33</text:p>
          </table:table-cell>
          <table:table-cell table:formula="of:=[.F648]+[.H648]-[.F647]-[.H6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2553">
            <text:p>222553</text:p>
          </table:table-cell>
          <table:table-cell office:value-type="float" office:value="6265">
            <text:p>6265</text:p>
          </table:table-cell>
          <table:table-cell office:value-type="float" office:value="468158">
            <text:p>468158</text:p>
          </table:table-cell>
          <table:table-cell office:value-type="float" office:value="15654">
            <text:p>15654</text:p>
          </table:table-cell>
          <table:table-cell office:value-type="float" office:value="380459">
            <text:p>380459</text:p>
          </table:table-cell>
          <table:table-cell office:value-type="float" office:value="9888">
            <text:p>9888</text:p>
          </table:table-cell>
          <table:table-cell office:value-type="float" office:value="680590">
            <text:p>680590</text:p>
          </table:table-cell>
          <table:table-cell office:value-type="float" office:value="22322">
            <text:p>22322</text:p>
          </table:table-cell>
          <table:table-cell table:number-columns-repeated="2"/>
          <table:table-cell table:formula="of:=[.A649]+[.C649]-[.A648]-[.C648]" office:value-type="float" office:value="1041">
            <text:p>1041</text:p>
          </table:table-cell>
          <table:table-cell table:formula="of:=[.E649]+[.G649]-[.E648]-[.G648]" office:value-type="float" office:value="1037">
            <text:p>1037</text:p>
          </table:table-cell>
          <table:table-cell table:formula="of:=[.B649]+[.D649]-[.B648]-[.D648]" office:value-type="float" office:value="33">
            <text:p>33</text:p>
          </table:table-cell>
          <table:table-cell table:formula="of:=[.F649]+[.H649]-[.F648]-[.H6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2876">
            <text:p>222876</text:p>
          </table:table-cell>
          <table:table-cell office:value-type="float" office:value="6274">
            <text:p>6274</text:p>
          </table:table-cell>
          <table:table-cell office:value-type="float" office:value="468876">
            <text:p>468876</text:p>
          </table:table-cell>
          <table:table-cell office:value-type="float" office:value="15678">
            <text:p>15678</text:p>
          </table:table-cell>
          <table:table-cell office:value-type="float" office:value="380778">
            <text:p>380778</text:p>
          </table:table-cell>
          <table:table-cell office:value-type="float" office:value="9897">
            <text:p>9897</text:p>
          </table:table-cell>
          <table:table-cell office:value-type="float" office:value="681308">
            <text:p>681308</text:p>
          </table:table-cell>
          <table:table-cell office:value-type="float" office:value="22346">
            <text:p>22346</text:p>
          </table:table-cell>
          <table:table-cell table:number-columns-repeated="2"/>
          <table:table-cell table:formula="of:=[.A650]+[.C650]-[.A649]-[.C649]" office:value-type="float" office:value="1037">
            <text:p>1037</text:p>
          </table:table-cell>
          <table:table-cell table:formula="of:=[.E650]+[.G650]-[.E649]-[.G649]" office:value-type="float" office:value="1041">
            <text:p>1041</text:p>
          </table:table-cell>
          <table:table-cell table:formula="of:=[.B650]+[.D650]-[.B649]-[.D649]" office:value-type="float" office:value="33">
            <text:p>33</text:p>
          </table:table-cell>
          <table:table-cell table:formula="of:=[.F650]+[.H650]-[.F649]-[.H6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3195">
            <text:p>223195</text:p>
          </table:table-cell>
          <table:table-cell office:value-type="float" office:value="6283">
            <text:p>6283</text:p>
          </table:table-cell>
          <table:table-cell office:value-type="float" office:value="469594">
            <text:p>469594</text:p>
          </table:table-cell>
          <table:table-cell office:value-type="float" office:value="15702">
            <text:p>15702</text:p>
          </table:table-cell>
          <table:table-cell office:value-type="float" office:value="381101">
            <text:p>381101</text:p>
          </table:table-cell>
          <table:table-cell office:value-type="float" office:value="9906">
            <text:p>9906</text:p>
          </table:table-cell>
          <table:table-cell office:value-type="float" office:value="682026">
            <text:p>682026</text:p>
          </table:table-cell>
          <table:table-cell office:value-type="float" office:value="22370">
            <text:p>22370</text:p>
          </table:table-cell>
          <table:table-cell table:number-columns-repeated="2"/>
          <table:table-cell table:formula="of:=[.A651]+[.C651]-[.A650]-[.C650]" office:value-type="float" office:value="1041">
            <text:p>1041</text:p>
          </table:table-cell>
          <table:table-cell table:formula="of:=[.E651]+[.G651]-[.E650]-[.G650]" office:value-type="float" office:value="1037">
            <text:p>1037</text:p>
          </table:table-cell>
          <table:table-cell table:formula="of:=[.B651]+[.D651]-[.B650]-[.D650]" office:value-type="float" office:value="33">
            <text:p>33</text:p>
          </table:table-cell>
          <table:table-cell table:formula="of:=[.F651]+[.H651]-[.F650]-[.H6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3518">
            <text:p>223518</text:p>
          </table:table-cell>
          <table:table-cell office:value-type="float" office:value="6292">
            <text:p>6292</text:p>
          </table:table-cell>
          <table:table-cell office:value-type="float" office:value="470312">
            <text:p>470312</text:p>
          </table:table-cell>
          <table:table-cell office:value-type="float" office:value="15726">
            <text:p>15726</text:p>
          </table:table-cell>
          <table:table-cell office:value-type="float" office:value="381420">
            <text:p>381420</text:p>
          </table:table-cell>
          <table:table-cell office:value-type="float" office:value="9915">
            <text:p>9915</text:p>
          </table:table-cell>
          <table:table-cell office:value-type="float" office:value="682744">
            <text:p>682744</text:p>
          </table:table-cell>
          <table:table-cell office:value-type="float" office:value="22394">
            <text:p>22394</text:p>
          </table:table-cell>
          <table:table-cell table:number-columns-repeated="2"/>
          <table:table-cell table:formula="of:=[.A652]+[.C652]-[.A651]-[.C651]" office:value-type="float" office:value="1037">
            <text:p>1037</text:p>
          </table:table-cell>
          <table:table-cell table:formula="of:=[.E652]+[.G652]-[.E651]-[.G651]" office:value-type="float" office:value="1061">
            <text:p>1061</text:p>
          </table:table-cell>
          <table:table-cell table:formula="of:=[.B652]+[.D652]-[.B651]-[.D651]" office:value-type="float" office:value="33">
            <text:p>33</text:p>
          </table:table-cell>
          <table:table-cell table:formula="of:=[.F652]+[.H652]-[.F651]-[.H6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3837">
            <text:p>223837</text:p>
          </table:table-cell>
          <table:table-cell office:value-type="float" office:value="6301">
            <text:p>6301</text:p>
          </table:table-cell>
          <table:table-cell office:value-type="float" office:value="471030">
            <text:p>471030</text:p>
          </table:table-cell>
          <table:table-cell office:value-type="float" office:value="15750">
            <text:p>15750</text:p>
          </table:table-cell>
          <table:table-cell office:value-type="float" office:value="381763">
            <text:p>381763</text:p>
          </table:table-cell>
          <table:table-cell office:value-type="float" office:value="9925">
            <text:p>9925</text:p>
          </table:table-cell>
          <table:table-cell office:value-type="float" office:value="683462">
            <text:p>683462</text:p>
          </table:table-cell>
          <table:table-cell office:value-type="float" office:value="22418">
            <text:p>22418</text:p>
          </table:table-cell>
          <table:table-cell table:number-columns-repeated="2"/>
          <table:table-cell table:formula="of:=[.A653]+[.C653]-[.A652]-[.C652]" office:value-type="float" office:value="1041">
            <text:p>1041</text:p>
          </table:table-cell>
          <table:table-cell table:formula="of:=[.E653]+[.G653]-[.E652]-[.G652]" office:value-type="float" office:value="1037">
            <text:p>1037</text:p>
          </table:table-cell>
          <table:table-cell table:formula="of:=[.B653]+[.D653]-[.B652]-[.D652]" office:value-type="float" office:value="33">
            <text:p>33</text:p>
          </table:table-cell>
          <table:table-cell table:formula="of:=[.F653]+[.H653]-[.F652]-[.H6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4160">
            <text:p>224160</text:p>
          </table:table-cell>
          <table:table-cell office:value-type="float" office:value="6310">
            <text:p>6310</text:p>
          </table:table-cell>
          <table:table-cell office:value-type="float" office:value="471748">
            <text:p>471748</text:p>
          </table:table-cell>
          <table:table-cell office:value-type="float" office:value="15774">
            <text:p>15774</text:p>
          </table:table-cell>
          <table:table-cell office:value-type="float" office:value="382082">
            <text:p>382082</text:p>
          </table:table-cell>
          <table:table-cell office:value-type="float" office:value="9934">
            <text:p>9934</text:p>
          </table:table-cell>
          <table:table-cell office:value-type="float" office:value="684180">
            <text:p>684180</text:p>
          </table:table-cell>
          <table:table-cell office:value-type="float" office:value="22442">
            <text:p>22442</text:p>
          </table:table-cell>
          <table:table-cell table:number-columns-repeated="2"/>
          <table:table-cell table:formula="of:=[.A654]+[.C654]-[.A653]-[.C653]" office:value-type="float" office:value="1037">
            <text:p>1037</text:p>
          </table:table-cell>
          <table:table-cell table:formula="of:=[.E654]+[.G654]-[.E653]-[.G653]" office:value-type="float" office:value="1041">
            <text:p>1041</text:p>
          </table:table-cell>
          <table:table-cell table:formula="of:=[.B654]+[.D654]-[.B653]-[.D653]" office:value-type="float" office:value="33">
            <text:p>33</text:p>
          </table:table-cell>
          <table:table-cell table:formula="of:=[.F654]+[.H654]-[.F653]-[.H6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4479">
            <text:p>224479</text:p>
          </table:table-cell>
          <table:table-cell office:value-type="float" office:value="6319">
            <text:p>6319</text:p>
          </table:table-cell>
          <table:table-cell office:value-type="float" office:value="472466">
            <text:p>472466</text:p>
          </table:table-cell>
          <table:table-cell office:value-type="float" office:value="15798">
            <text:p>15798</text:p>
          </table:table-cell>
          <table:table-cell office:value-type="float" office:value="382405">
            <text:p>382405</text:p>
          </table:table-cell>
          <table:table-cell office:value-type="float" office:value="9943">
            <text:p>9943</text:p>
          </table:table-cell>
          <table:table-cell office:value-type="float" office:value="684898">
            <text:p>684898</text:p>
          </table:table-cell>
          <table:table-cell office:value-type="float" office:value="22466">
            <text:p>22466</text:p>
          </table:table-cell>
          <table:table-cell table:number-columns-repeated="2"/>
          <table:table-cell table:formula="of:=[.A655]+[.C655]-[.A654]-[.C654]" office:value-type="float" office:value="1041">
            <text:p>1041</text:p>
          </table:table-cell>
          <table:table-cell table:formula="of:=[.E655]+[.G655]-[.E654]-[.G654]" office:value-type="float" office:value="1037">
            <text:p>1037</text:p>
          </table:table-cell>
          <table:table-cell table:formula="of:=[.B655]+[.D655]-[.B654]-[.D654]" office:value-type="float" office:value="33">
            <text:p>33</text:p>
          </table:table-cell>
          <table:table-cell table:formula="of:=[.F655]+[.H655]-[.F654]-[.H6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4802">
            <text:p>224802</text:p>
          </table:table-cell>
          <table:table-cell office:value-type="float" office:value="6328">
            <text:p>6328</text:p>
          </table:table-cell>
          <table:table-cell office:value-type="float" office:value="473184">
            <text:p>473184</text:p>
          </table:table-cell>
          <table:table-cell office:value-type="float" office:value="15822">
            <text:p>15822</text:p>
          </table:table-cell>
          <table:table-cell office:value-type="float" office:value="382724">
            <text:p>382724</text:p>
          </table:table-cell>
          <table:table-cell office:value-type="float" office:value="9952">
            <text:p>9952</text:p>
          </table:table-cell>
          <table:table-cell office:value-type="float" office:value="685616">
            <text:p>685616</text:p>
          </table:table-cell>
          <table:table-cell office:value-type="float" office:value="22490">
            <text:p>22490</text:p>
          </table:table-cell>
          <table:table-cell table:number-columns-repeated="2"/>
          <table:table-cell table:formula="of:=[.A656]+[.C656]-[.A655]-[.C655]" office:value-type="float" office:value="1037">
            <text:p>1037</text:p>
          </table:table-cell>
          <table:table-cell table:formula="of:=[.E656]+[.G656]-[.E655]-[.G655]" office:value-type="float" office:value="1061">
            <text:p>1061</text:p>
          </table:table-cell>
          <table:table-cell table:formula="of:=[.B656]+[.D656]-[.B655]-[.D655]" office:value-type="float" office:value="33">
            <text:p>33</text:p>
          </table:table-cell>
          <table:table-cell table:formula="of:=[.F656]+[.H656]-[.F655]-[.H65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5121">
            <text:p>225121</text:p>
          </table:table-cell>
          <table:table-cell office:value-type="float" office:value="6337">
            <text:p>6337</text:p>
          </table:table-cell>
          <table:table-cell office:value-type="float" office:value="473902">
            <text:p>473902</text:p>
          </table:table-cell>
          <table:table-cell office:value-type="float" office:value="15846">
            <text:p>15846</text:p>
          </table:table-cell>
          <table:table-cell office:value-type="float" office:value="383067">
            <text:p>383067</text:p>
          </table:table-cell>
          <table:table-cell office:value-type="float" office:value="9962">
            <text:p>9962</text:p>
          </table:table-cell>
          <table:table-cell office:value-type="float" office:value="686334">
            <text:p>686334</text:p>
          </table:table-cell>
          <table:table-cell office:value-type="float" office:value="22514">
            <text:p>22514</text:p>
          </table:table-cell>
          <table:table-cell table:number-columns-repeated="2"/>
          <table:table-cell table:formula="of:=[.A657]+[.C657]-[.A656]-[.C656]" office:value-type="float" office:value="1041">
            <text:p>1041</text:p>
          </table:table-cell>
          <table:table-cell table:formula="of:=[.E657]+[.G657]-[.E656]-[.G656]" office:value-type="float" office:value="1037">
            <text:p>1037</text:p>
          </table:table-cell>
          <table:table-cell table:formula="of:=[.B657]+[.D657]-[.B656]-[.D656]" office:value-type="float" office:value="33">
            <text:p>33</text:p>
          </table:table-cell>
          <table:table-cell table:formula="of:=[.F657]+[.H657]-[.F656]-[.H6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5444">
            <text:p>225444</text:p>
          </table:table-cell>
          <table:table-cell office:value-type="float" office:value="6346">
            <text:p>6346</text:p>
          </table:table-cell>
          <table:table-cell office:value-type="float" office:value="474620">
            <text:p>474620</text:p>
          </table:table-cell>
          <table:table-cell office:value-type="float" office:value="15870">
            <text:p>15870</text:p>
          </table:table-cell>
          <table:table-cell office:value-type="float" office:value="383386">
            <text:p>383386</text:p>
          </table:table-cell>
          <table:table-cell office:value-type="float" office:value="9971">
            <text:p>9971</text:p>
          </table:table-cell>
          <table:table-cell office:value-type="float" office:value="687052">
            <text:p>687052</text:p>
          </table:table-cell>
          <table:table-cell office:value-type="float" office:value="22538">
            <text:p>22538</text:p>
          </table:table-cell>
          <table:table-cell table:number-columns-repeated="2"/>
          <table:table-cell table:formula="of:=[.A658]+[.C658]-[.A657]-[.C657]" office:value-type="float" office:value="1037">
            <text:p>1037</text:p>
          </table:table-cell>
          <table:table-cell table:formula="of:=[.E658]+[.G658]-[.E657]-[.G657]" office:value-type="float" office:value="1061">
            <text:p>1061</text:p>
          </table:table-cell>
          <table:table-cell table:formula="of:=[.B658]+[.D658]-[.B657]-[.D657]" office:value-type="float" office:value="33">
            <text:p>33</text:p>
          </table:table-cell>
          <table:table-cell table:formula="of:=[.F658]+[.H658]-[.F657]-[.H65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5763">
            <text:p>225763</text:p>
          </table:table-cell>
          <table:table-cell office:value-type="float" office:value="6355">
            <text:p>6355</text:p>
          </table:table-cell>
          <table:table-cell office:value-type="float" office:value="475338">
            <text:p>475338</text:p>
          </table:table-cell>
          <table:table-cell office:value-type="float" office:value="15894">
            <text:p>15894</text:p>
          </table:table-cell>
          <table:table-cell office:value-type="float" office:value="383729">
            <text:p>383729</text:p>
          </table:table-cell>
          <table:table-cell office:value-type="float" office:value="9981">
            <text:p>9981</text:p>
          </table:table-cell>
          <table:table-cell office:value-type="float" office:value="687770">
            <text:p>687770</text:p>
          </table:table-cell>
          <table:table-cell office:value-type="float" office:value="22562">
            <text:p>22562</text:p>
          </table:table-cell>
          <table:table-cell table:number-columns-repeated="2"/>
          <table:table-cell table:formula="of:=[.A659]+[.C659]-[.A658]-[.C658]" office:value-type="float" office:value="1041">
            <text:p>1041</text:p>
          </table:table-cell>
          <table:table-cell table:formula="of:=[.E659]+[.G659]-[.E658]-[.G658]" office:value-type="float" office:value="1037">
            <text:p>1037</text:p>
          </table:table-cell>
          <table:table-cell table:formula="of:=[.B659]+[.D659]-[.B658]-[.D658]" office:value-type="float" office:value="33">
            <text:p>33</text:p>
          </table:table-cell>
          <table:table-cell table:formula="of:=[.F659]+[.H659]-[.F658]-[.H6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6086">
            <text:p>226086</text:p>
          </table:table-cell>
          <table:table-cell office:value-type="float" office:value="6364">
            <text:p>6364</text:p>
          </table:table-cell>
          <table:table-cell office:value-type="float" office:value="476056">
            <text:p>476056</text:p>
          </table:table-cell>
          <table:table-cell office:value-type="float" office:value="15918">
            <text:p>15918</text:p>
          </table:table-cell>
          <table:table-cell office:value-type="float" office:value="384048">
            <text:p>384048</text:p>
          </table:table-cell>
          <table:table-cell office:value-type="float" office:value="9990">
            <text:p>9990</text:p>
          </table:table-cell>
          <table:table-cell office:value-type="float" office:value="688488">
            <text:p>688488</text:p>
          </table:table-cell>
          <table:table-cell office:value-type="float" office:value="22586">
            <text:p>22586</text:p>
          </table:table-cell>
          <table:table-cell table:number-columns-repeated="2"/>
          <table:table-cell table:formula="of:=[.A660]+[.C660]-[.A659]-[.C659]" office:value-type="float" office:value="1037">
            <text:p>1037</text:p>
          </table:table-cell>
          <table:table-cell table:formula="of:=[.E660]+[.G660]-[.E659]-[.G659]" office:value-type="float" office:value="1041">
            <text:p>1041</text:p>
          </table:table-cell>
          <table:table-cell table:formula="of:=[.B660]+[.D660]-[.B659]-[.D659]" office:value-type="float" office:value="33">
            <text:p>33</text:p>
          </table:table-cell>
          <table:table-cell table:formula="of:=[.F660]+[.H660]-[.F659]-[.H6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6405">
            <text:p>226405</text:p>
          </table:table-cell>
          <table:table-cell office:value-type="float" office:value="6373">
            <text:p>6373</text:p>
          </table:table-cell>
          <table:table-cell office:value-type="float" office:value="476774">
            <text:p>476774</text:p>
          </table:table-cell>
          <table:table-cell office:value-type="float" office:value="15942">
            <text:p>15942</text:p>
          </table:table-cell>
          <table:table-cell office:value-type="float" office:value="384371">
            <text:p>384371</text:p>
          </table:table-cell>
          <table:table-cell office:value-type="float" office:value="9999">
            <text:p>9999</text:p>
          </table:table-cell>
          <table:table-cell office:value-type="float" office:value="689206">
            <text:p>689206</text:p>
          </table:table-cell>
          <table:table-cell office:value-type="float" office:value="22610">
            <text:p>22610</text:p>
          </table:table-cell>
          <table:table-cell table:number-columns-repeated="2"/>
          <table:table-cell table:formula="of:=[.A661]+[.C661]-[.A660]-[.C660]" office:value-type="float" office:value="1041">
            <text:p>1041</text:p>
          </table:table-cell>
          <table:table-cell table:formula="of:=[.E661]+[.G661]-[.E660]-[.G660]" office:value-type="float" office:value="1037">
            <text:p>1037</text:p>
          </table:table-cell>
          <table:table-cell table:formula="of:=[.B661]+[.D661]-[.B660]-[.D660]" office:value-type="float" office:value="33">
            <text:p>33</text:p>
          </table:table-cell>
          <table:table-cell table:formula="of:=[.F661]+[.H661]-[.F660]-[.H6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6728">
            <text:p>226728</text:p>
          </table:table-cell>
          <table:table-cell office:value-type="float" office:value="6382">
            <text:p>6382</text:p>
          </table:table-cell>
          <table:table-cell office:value-type="float" office:value="477492">
            <text:p>477492</text:p>
          </table:table-cell>
          <table:table-cell office:value-type="float" office:value="15966">
            <text:p>15966</text:p>
          </table:table-cell>
          <table:table-cell office:value-type="float" office:value="384690">
            <text:p>384690</text:p>
          </table:table-cell>
          <table:table-cell office:value-type="float" office:value="10008">
            <text:p>10008</text:p>
          </table:table-cell>
          <table:table-cell office:value-type="float" office:value="689924">
            <text:p>689924</text:p>
          </table:table-cell>
          <table:table-cell office:value-type="float" office:value="22634">
            <text:p>22634</text:p>
          </table:table-cell>
          <table:table-cell table:number-columns-repeated="2"/>
          <table:table-cell table:formula="of:=[.A662]+[.C662]-[.A661]-[.C661]" office:value-type="float" office:value="1037">
            <text:p>1037</text:p>
          </table:table-cell>
          <table:table-cell table:formula="of:=[.E662]+[.G662]-[.E661]-[.G661]" office:value-type="float" office:value="1063">
            <text:p>1063</text:p>
          </table:table-cell>
          <table:table-cell table:formula="of:=[.B662]+[.D662]-[.B661]-[.D661]" office:value-type="float" office:value="33">
            <text:p>33</text:p>
          </table:table-cell>
          <table:table-cell table:formula="of:=[.F662]+[.H662]-[.F661]-[.H66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7047">
            <text:p>227047</text:p>
          </table:table-cell>
          <table:table-cell office:value-type="float" office:value="6391">
            <text:p>6391</text:p>
          </table:table-cell>
          <table:table-cell office:value-type="float" office:value="478210">
            <text:p>478210</text:p>
          </table:table-cell>
          <table:table-cell office:value-type="float" office:value="15990">
            <text:p>15990</text:p>
          </table:table-cell>
          <table:table-cell office:value-type="float" office:value="385035">
            <text:p>385035</text:p>
          </table:table-cell>
          <table:table-cell office:value-type="float" office:value="10018">
            <text:p>10018</text:p>
          </table:table-cell>
          <table:table-cell office:value-type="float" office:value="690642">
            <text:p>690642</text:p>
          </table:table-cell>
          <table:table-cell office:value-type="float" office:value="22658">
            <text:p>22658</text:p>
          </table:table-cell>
          <table:table-cell table:number-columns-repeated="2"/>
          <table:table-cell table:formula="of:=[.A663]+[.C663]-[.A662]-[.C662]" office:value-type="float" office:value="1041">
            <text:p>1041</text:p>
          </table:table-cell>
          <table:table-cell table:formula="of:=[.E663]+[.G663]-[.E662]-[.G662]" office:value-type="float" office:value="1039">
            <text:p>1039</text:p>
          </table:table-cell>
          <table:table-cell table:formula="of:=[.B663]+[.D663]-[.B662]-[.D662]" office:value-type="float" office:value="33">
            <text:p>33</text:p>
          </table:table-cell>
          <table:table-cell table:formula="of:=[.F663]+[.H663]-[.F662]-[.H6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7370">
            <text:p>227370</text:p>
          </table:table-cell>
          <table:table-cell office:value-type="float" office:value="6400">
            <text:p>6400</text:p>
          </table:table-cell>
          <table:table-cell office:value-type="float" office:value="478928">
            <text:p>478928</text:p>
          </table:table-cell>
          <table:table-cell office:value-type="float" office:value="16014">
            <text:p>16014</text:p>
          </table:table-cell>
          <table:table-cell office:value-type="float" office:value="385356">
            <text:p>385356</text:p>
          </table:table-cell>
          <table:table-cell office:value-type="float" office:value="10027">
            <text:p>10027</text:p>
          </table:table-cell>
          <table:table-cell office:value-type="float" office:value="691360">
            <text:p>691360</text:p>
          </table:table-cell>
          <table:table-cell office:value-type="float" office:value="22682">
            <text:p>22682</text:p>
          </table:table-cell>
          <table:table-cell table:number-columns-repeated="2"/>
          <table:table-cell table:formula="of:=[.A664]+[.C664]-[.A663]-[.C663]" office:value-type="float" office:value="1037">
            <text:p>1037</text:p>
          </table:table-cell>
          <table:table-cell table:formula="of:=[.E664]+[.G664]-[.E663]-[.G663]" office:value-type="float" office:value="1043">
            <text:p>1043</text:p>
          </table:table-cell>
          <table:table-cell table:formula="of:=[.B664]+[.D664]-[.B663]-[.D663]" office:value-type="float" office:value="33">
            <text:p>33</text:p>
          </table:table-cell>
          <table:table-cell table:formula="of:=[.F664]+[.H664]-[.F663]-[.H6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7689">
            <text:p>227689</text:p>
          </table:table-cell>
          <table:table-cell office:value-type="float" office:value="6409">
            <text:p>6409</text:p>
          </table:table-cell>
          <table:table-cell office:value-type="float" office:value="479646">
            <text:p>479646</text:p>
          </table:table-cell>
          <table:table-cell office:value-type="float" office:value="16038">
            <text:p>16038</text:p>
          </table:table-cell>
          <table:table-cell office:value-type="float" office:value="385681">
            <text:p>385681</text:p>
          </table:table-cell>
          <table:table-cell office:value-type="float" office:value="10036">
            <text:p>10036</text:p>
          </table:table-cell>
          <table:table-cell office:value-type="float" office:value="692078">
            <text:p>692078</text:p>
          </table:table-cell>
          <table:table-cell office:value-type="float" office:value="22706">
            <text:p>22706</text:p>
          </table:table-cell>
          <table:table-cell table:number-columns-repeated="2"/>
          <table:table-cell table:formula="of:=[.A665]+[.C665]-[.A664]-[.C664]" office:value-type="float" office:value="1041">
            <text:p>1041</text:p>
          </table:table-cell>
          <table:table-cell table:formula="of:=[.E665]+[.G665]-[.E664]-[.G664]" office:value-type="float" office:value="1039">
            <text:p>1039</text:p>
          </table:table-cell>
          <table:table-cell table:formula="of:=[.B665]+[.D665]-[.B664]-[.D664]" office:value-type="float" office:value="33">
            <text:p>33</text:p>
          </table:table-cell>
          <table:table-cell table:formula="of:=[.F665]+[.H665]-[.F664]-[.H6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8012">
            <text:p>228012</text:p>
          </table:table-cell>
          <table:table-cell office:value-type="float" office:value="6418">
            <text:p>6418</text:p>
          </table:table-cell>
          <table:table-cell office:value-type="float" office:value="480364">
            <text:p>480364</text:p>
          </table:table-cell>
          <table:table-cell office:value-type="float" office:value="16062">
            <text:p>16062</text:p>
          </table:table-cell>
          <table:table-cell office:value-type="float" office:value="386002">
            <text:p>386002</text:p>
          </table:table-cell>
          <table:table-cell office:value-type="float" office:value="10045">
            <text:p>10045</text:p>
          </table:table-cell>
          <table:table-cell office:value-type="float" office:value="692796">
            <text:p>692796</text:p>
          </table:table-cell>
          <table:table-cell office:value-type="float" office:value="22730">
            <text:p>22730</text:p>
          </table:table-cell>
          <table:table-cell table:number-columns-repeated="2"/>
          <table:table-cell table:formula="of:=[.A666]+[.C666]-[.A665]-[.C665]" office:value-type="float" office:value="1037">
            <text:p>1037</text:p>
          </table:table-cell>
          <table:table-cell table:formula="of:=[.E666]+[.G666]-[.E665]-[.G665]" office:value-type="float" office:value="1043">
            <text:p>1043</text:p>
          </table:table-cell>
          <table:table-cell table:formula="of:=[.B666]+[.D666]-[.B665]-[.D665]" office:value-type="float" office:value="33">
            <text:p>33</text:p>
          </table:table-cell>
          <table:table-cell table:formula="of:=[.F666]+[.H666]-[.F665]-[.H6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8331">
            <text:p>228331</text:p>
          </table:table-cell>
          <table:table-cell office:value-type="float" office:value="6427">
            <text:p>6427</text:p>
          </table:table-cell>
          <table:table-cell office:value-type="float" office:value="481082">
            <text:p>481082</text:p>
          </table:table-cell>
          <table:table-cell office:value-type="float" office:value="16086">
            <text:p>16086</text:p>
          </table:table-cell>
          <table:table-cell office:value-type="float" office:value="386327">
            <text:p>386327</text:p>
          </table:table-cell>
          <table:table-cell office:value-type="float" office:value="10054">
            <text:p>10054</text:p>
          </table:table-cell>
          <table:table-cell office:value-type="float" office:value="693514">
            <text:p>693514</text:p>
          </table:table-cell>
          <table:table-cell office:value-type="float" office:value="22754">
            <text:p>22754</text:p>
          </table:table-cell>
          <table:table-cell table:number-columns-repeated="2"/>
          <table:table-cell table:formula="of:=[.A667]+[.C667]-[.A666]-[.C666]" office:value-type="float" office:value="1041">
            <text:p>1041</text:p>
          </table:table-cell>
          <table:table-cell table:formula="of:=[.E667]+[.G667]-[.E666]-[.G666]" office:value-type="float" office:value="1059">
            <text:p>1059</text:p>
          </table:table-cell>
          <table:table-cell table:formula="of:=[.B667]+[.D667]-[.B666]-[.D666]" office:value-type="float" office:value="33">
            <text:p>33</text:p>
          </table:table-cell>
          <table:table-cell table:formula="of:=[.F667]+[.H667]-[.F666]-[.H66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28654">
            <text:p>228654</text:p>
          </table:table-cell>
          <table:table-cell office:value-type="float" office:value="6436">
            <text:p>6436</text:p>
          </table:table-cell>
          <table:table-cell office:value-type="float" office:value="481800">
            <text:p>481800</text:p>
          </table:table-cell>
          <table:table-cell office:value-type="float" office:value="16110">
            <text:p>16110</text:p>
          </table:table-cell>
          <table:table-cell office:value-type="float" office:value="386668">
            <text:p>386668</text:p>
          </table:table-cell>
          <table:table-cell office:value-type="float" office:value="10064">
            <text:p>10064</text:p>
          </table:table-cell>
          <table:table-cell office:value-type="float" office:value="694232">
            <text:p>694232</text:p>
          </table:table-cell>
          <table:table-cell office:value-type="float" office:value="22778">
            <text:p>22778</text:p>
          </table:table-cell>
          <table:table-cell table:number-columns-repeated="2"/>
          <table:table-cell table:formula="of:=[.A668]+[.C668]-[.A667]-[.C667]" office:value-type="float" office:value="1037">
            <text:p>1037</text:p>
          </table:table-cell>
          <table:table-cell table:formula="of:=[.E668]+[.G668]-[.E667]-[.G667]" office:value-type="float" office:value="1043">
            <text:p>1043</text:p>
          </table:table-cell>
          <table:table-cell table:formula="of:=[.B668]+[.D668]-[.B667]-[.D667]" office:value-type="float" office:value="33">
            <text:p>33</text:p>
          </table:table-cell>
          <table:table-cell table:formula="of:=[.F668]+[.H668]-[.F667]-[.H6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8973">
            <text:p>228973</text:p>
          </table:table-cell>
          <table:table-cell office:value-type="float" office:value="6445">
            <text:p>6445</text:p>
          </table:table-cell>
          <table:table-cell office:value-type="float" office:value="482518">
            <text:p>482518</text:p>
          </table:table-cell>
          <table:table-cell office:value-type="float" office:value="16134">
            <text:p>16134</text:p>
          </table:table-cell>
          <table:table-cell office:value-type="float" office:value="386993">
            <text:p>386993</text:p>
          </table:table-cell>
          <table:table-cell office:value-type="float" office:value="10073">
            <text:p>10073</text:p>
          </table:table-cell>
          <table:table-cell office:value-type="float" office:value="694950">
            <text:p>694950</text:p>
          </table:table-cell>
          <table:table-cell office:value-type="float" office:value="22802">
            <text:p>22802</text:p>
          </table:table-cell>
          <table:table-cell table:number-columns-repeated="2"/>
          <table:table-cell table:formula="of:=[.A669]+[.C669]-[.A668]-[.C668]" office:value-type="float" office:value="1041">
            <text:p>1041</text:p>
          </table:table-cell>
          <table:table-cell table:formula="of:=[.E669]+[.G669]-[.E668]-[.G668]" office:value-type="float" office:value="1039">
            <text:p>1039</text:p>
          </table:table-cell>
          <table:table-cell table:formula="of:=[.B669]+[.D669]-[.B668]-[.D668]" office:value-type="float" office:value="33">
            <text:p>33</text:p>
          </table:table-cell>
          <table:table-cell table:formula="of:=[.F669]+[.H669]-[.F668]-[.H6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9296">
            <text:p>229296</text:p>
          </table:table-cell>
          <table:table-cell office:value-type="float" office:value="6454">
            <text:p>6454</text:p>
          </table:table-cell>
          <table:table-cell office:value-type="float" office:value="483236">
            <text:p>483236</text:p>
          </table:table-cell>
          <table:table-cell office:value-type="float" office:value="16158">
            <text:p>16158</text:p>
          </table:table-cell>
          <table:table-cell office:value-type="float" office:value="387314">
            <text:p>387314</text:p>
          </table:table-cell>
          <table:table-cell office:value-type="float" office:value="10082">
            <text:p>10082</text:p>
          </table:table-cell>
          <table:table-cell office:value-type="float" office:value="695668">
            <text:p>695668</text:p>
          </table:table-cell>
          <table:table-cell office:value-type="float" office:value="22826">
            <text:p>22826</text:p>
          </table:table-cell>
          <table:table-cell table:number-columns-repeated="2"/>
          <table:table-cell table:formula="of:=[.A670]+[.C670]-[.A669]-[.C669]" office:value-type="float" office:value="1037">
            <text:p>1037</text:p>
          </table:table-cell>
          <table:table-cell table:formula="of:=[.E670]+[.G670]-[.E669]-[.G669]" office:value-type="float" office:value="1043">
            <text:p>1043</text:p>
          </table:table-cell>
          <table:table-cell table:formula="of:=[.B670]+[.D670]-[.B669]-[.D669]" office:value-type="float" office:value="33">
            <text:p>33</text:p>
          </table:table-cell>
          <table:table-cell table:formula="of:=[.F670]+[.H670]-[.F669]-[.H6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9615">
            <text:p>229615</text:p>
          </table:table-cell>
          <table:table-cell office:value-type="float" office:value="6463">
            <text:p>6463</text:p>
          </table:table-cell>
          <table:table-cell office:value-type="float" office:value="483954">
            <text:p>483954</text:p>
          </table:table-cell>
          <table:table-cell office:value-type="float" office:value="16182">
            <text:p>16182</text:p>
          </table:table-cell>
          <table:table-cell office:value-type="float" office:value="387639">
            <text:p>387639</text:p>
          </table:table-cell>
          <table:table-cell office:value-type="float" office:value="10091">
            <text:p>10091</text:p>
          </table:table-cell>
          <table:table-cell office:value-type="float" office:value="696386">
            <text:p>696386</text:p>
          </table:table-cell>
          <table:table-cell office:value-type="float" office:value="22850">
            <text:p>22850</text:p>
          </table:table-cell>
          <table:table-cell table:number-columns-repeated="2"/>
          <table:table-cell table:formula="of:=[.A671]+[.C671]-[.A670]-[.C670]" office:value-type="float" office:value="1041">
            <text:p>1041</text:p>
          </table:table-cell>
          <table:table-cell table:formula="of:=[.E671]+[.G671]-[.E670]-[.G670]" office:value-type="float" office:value="1039">
            <text:p>1039</text:p>
          </table:table-cell>
          <table:table-cell table:formula="of:=[.B671]+[.D671]-[.B670]-[.D670]" office:value-type="float" office:value="33">
            <text:p>33</text:p>
          </table:table-cell>
          <table:table-cell table:formula="of:=[.F671]+[.H671]-[.F670]-[.H6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29938">
            <text:p>229938</text:p>
          </table:table-cell>
          <table:table-cell office:value-type="float" office:value="6472">
            <text:p>6472</text:p>
          </table:table-cell>
          <table:table-cell office:value-type="float" office:value="484672">
            <text:p>484672</text:p>
          </table:table-cell>
          <table:table-cell office:value-type="float" office:value="16206">
            <text:p>16206</text:p>
          </table:table-cell>
          <table:table-cell office:value-type="float" office:value="387960">
            <text:p>387960</text:p>
          </table:table-cell>
          <table:table-cell office:value-type="float" office:value="10100">
            <text:p>10100</text:p>
          </table:table-cell>
          <table:table-cell office:value-type="float" office:value="697104">
            <text:p>697104</text:p>
          </table:table-cell>
          <table:table-cell office:value-type="float" office:value="22874">
            <text:p>22874</text:p>
          </table:table-cell>
          <table:table-cell table:number-columns-repeated="2"/>
          <table:table-cell table:formula="of:=[.A672]+[.C672]-[.A671]-[.C671]" office:value-type="float" office:value="1037">
            <text:p>1037</text:p>
          </table:table-cell>
          <table:table-cell table:formula="of:=[.E672]+[.G672]-[.E671]-[.G671]" office:value-type="float" office:value="1063">
            <text:p>1063</text:p>
          </table:table-cell>
          <table:table-cell table:formula="of:=[.B672]+[.D672]-[.B671]-[.D671]" office:value-type="float" office:value="33">
            <text:p>33</text:p>
          </table:table-cell>
          <table:table-cell table:formula="of:=[.F672]+[.H672]-[.F671]-[.H67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0257">
            <text:p>230257</text:p>
          </table:table-cell>
          <table:table-cell office:value-type="float" office:value="6481">
            <text:p>6481</text:p>
          </table:table-cell>
          <table:table-cell office:value-type="float" office:value="485390">
            <text:p>485390</text:p>
          </table:table-cell>
          <table:table-cell office:value-type="float" office:value="16230">
            <text:p>16230</text:p>
          </table:table-cell>
          <table:table-cell office:value-type="float" office:value="388305">
            <text:p>388305</text:p>
          </table:table-cell>
          <table:table-cell office:value-type="float" office:value="10110">
            <text:p>10110</text:p>
          </table:table-cell>
          <table:table-cell office:value-type="float" office:value="697822">
            <text:p>697822</text:p>
          </table:table-cell>
          <table:table-cell office:value-type="float" office:value="22898">
            <text:p>22898</text:p>
          </table:table-cell>
          <table:table-cell table:number-columns-repeated="2"/>
          <table:table-cell table:formula="of:=[.A673]+[.C673]-[.A672]-[.C672]" office:value-type="float" office:value="1041">
            <text:p>1041</text:p>
          </table:table-cell>
          <table:table-cell table:formula="of:=[.E673]+[.G673]-[.E672]-[.G672]" office:value-type="float" office:value="1039">
            <text:p>1039</text:p>
          </table:table-cell>
          <table:table-cell table:formula="of:=[.B673]+[.D673]-[.B672]-[.D672]" office:value-type="float" office:value="33">
            <text:p>33</text:p>
          </table:table-cell>
          <table:table-cell table:formula="of:=[.F673]+[.H673]-[.F672]-[.H6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0580">
            <text:p>230580</text:p>
          </table:table-cell>
          <table:table-cell office:value-type="float" office:value="6490">
            <text:p>6490</text:p>
          </table:table-cell>
          <table:table-cell office:value-type="float" office:value="486108">
            <text:p>486108</text:p>
          </table:table-cell>
          <table:table-cell office:value-type="float" office:value="16254">
            <text:p>16254</text:p>
          </table:table-cell>
          <table:table-cell office:value-type="float" office:value="388626">
            <text:p>388626</text:p>
          </table:table-cell>
          <table:table-cell office:value-type="float" office:value="10119">
            <text:p>10119</text:p>
          </table:table-cell>
          <table:table-cell office:value-type="float" office:value="698540">
            <text:p>698540</text:p>
          </table:table-cell>
          <table:table-cell office:value-type="float" office:value="22922">
            <text:p>22922</text:p>
          </table:table-cell>
          <table:table-cell table:number-columns-repeated="2"/>
          <table:table-cell table:formula="of:=[.A674]+[.C674]-[.A673]-[.C673]" office:value-type="float" office:value="1037">
            <text:p>1037</text:p>
          </table:table-cell>
          <table:table-cell table:formula="of:=[.E674]+[.G674]-[.E673]-[.G673]" office:value-type="float" office:value="1043">
            <text:p>1043</text:p>
          </table:table-cell>
          <table:table-cell table:formula="of:=[.B674]+[.D674]-[.B673]-[.D673]" office:value-type="float" office:value="33">
            <text:p>33</text:p>
          </table:table-cell>
          <table:table-cell table:formula="of:=[.F674]+[.H674]-[.F673]-[.H6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0899">
            <text:p>230899</text:p>
          </table:table-cell>
          <table:table-cell office:value-type="float" office:value="6499">
            <text:p>6499</text:p>
          </table:table-cell>
          <table:table-cell office:value-type="float" office:value="486826">
            <text:p>486826</text:p>
          </table:table-cell>
          <table:table-cell office:value-type="float" office:value="16278">
            <text:p>16278</text:p>
          </table:table-cell>
          <table:table-cell office:value-type="float" office:value="388951">
            <text:p>388951</text:p>
          </table:table-cell>
          <table:table-cell office:value-type="float" office:value="10128">
            <text:p>10128</text:p>
          </table:table-cell>
          <table:table-cell office:value-type="float" office:value="699258">
            <text:p>699258</text:p>
          </table:table-cell>
          <table:table-cell office:value-type="float" office:value="22946">
            <text:p>22946</text:p>
          </table:table-cell>
          <table:table-cell table:number-columns-repeated="2"/>
          <table:table-cell table:formula="of:=[.A675]+[.C675]-[.A674]-[.C674]" office:value-type="float" office:value="1041">
            <text:p>1041</text:p>
          </table:table-cell>
          <table:table-cell table:formula="of:=[.E675]+[.G675]-[.E674]-[.G674]" office:value-type="float" office:value="1039">
            <text:p>1039</text:p>
          </table:table-cell>
          <table:table-cell table:formula="of:=[.B675]+[.D675]-[.B674]-[.D674]" office:value-type="float" office:value="33">
            <text:p>33</text:p>
          </table:table-cell>
          <table:table-cell table:formula="of:=[.F675]+[.H675]-[.F674]-[.H6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1222">
            <text:p>231222</text:p>
          </table:table-cell>
          <table:table-cell office:value-type="float" office:value="6508">
            <text:p>6508</text:p>
          </table:table-cell>
          <table:table-cell office:value-type="float" office:value="487544">
            <text:p>487544</text:p>
          </table:table-cell>
          <table:table-cell office:value-type="float" office:value="16302">
            <text:p>16302</text:p>
          </table:table-cell>
          <table:table-cell office:value-type="float" office:value="389272">
            <text:p>389272</text:p>
          </table:table-cell>
          <table:table-cell office:value-type="float" office:value="10137">
            <text:p>10137</text:p>
          </table:table-cell>
          <table:table-cell office:value-type="float" office:value="699976">
            <text:p>699976</text:p>
          </table:table-cell>
          <table:table-cell office:value-type="float" office:value="22970">
            <text:p>22970</text:p>
          </table:table-cell>
          <table:table-cell table:number-columns-repeated="2"/>
          <table:table-cell table:formula="of:=[.A676]+[.C676]-[.A675]-[.C675]" office:value-type="float" office:value="1037">
            <text:p>1037</text:p>
          </table:table-cell>
          <table:table-cell table:formula="of:=[.E676]+[.G676]-[.E675]-[.G675]" office:value-type="float" office:value="1043">
            <text:p>1043</text:p>
          </table:table-cell>
          <table:table-cell table:formula="of:=[.B676]+[.D676]-[.B675]-[.D675]" office:value-type="float" office:value="33">
            <text:p>33</text:p>
          </table:table-cell>
          <table:table-cell table:formula="of:=[.F676]+[.H676]-[.F675]-[.H6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1541">
            <text:p>231541</text:p>
          </table:table-cell>
          <table:table-cell office:value-type="float" office:value="6517">
            <text:p>6517</text:p>
          </table:table-cell>
          <table:table-cell office:value-type="float" office:value="488262">
            <text:p>488262</text:p>
          </table:table-cell>
          <table:table-cell office:value-type="float" office:value="16326">
            <text:p>16326</text:p>
          </table:table-cell>
          <table:table-cell office:value-type="float" office:value="389597">
            <text:p>389597</text:p>
          </table:table-cell>
          <table:table-cell office:value-type="float" office:value="10146">
            <text:p>10146</text:p>
          </table:table-cell>
          <table:table-cell office:value-type="float" office:value="700694">
            <text:p>700694</text:p>
          </table:table-cell>
          <table:table-cell office:value-type="float" office:value="22994">
            <text:p>22994</text:p>
          </table:table-cell>
          <table:table-cell table:number-columns-repeated="2"/>
          <table:table-cell table:formula="of:=[.A677]+[.C677]-[.A676]-[.C676]" office:value-type="float" office:value="1041">
            <text:p>1041</text:p>
          </table:table-cell>
          <table:table-cell table:formula="of:=[.E677]+[.G677]-[.E676]-[.G676]" office:value-type="float" office:value="1059">
            <text:p>1059</text:p>
          </table:table-cell>
          <table:table-cell table:formula="of:=[.B677]+[.D677]-[.B676]-[.D676]" office:value-type="float" office:value="33">
            <text:p>33</text:p>
          </table:table-cell>
          <table:table-cell table:formula="of:=[.F677]+[.H677]-[.F676]-[.H67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1864">
            <text:p>231864</text:p>
          </table:table-cell>
          <table:table-cell office:value-type="float" office:value="6526">
            <text:p>6526</text:p>
          </table:table-cell>
          <table:table-cell office:value-type="float" office:value="488980">
            <text:p>488980</text:p>
          </table:table-cell>
          <table:table-cell office:value-type="float" office:value="16350">
            <text:p>16350</text:p>
          </table:table-cell>
          <table:table-cell office:value-type="float" office:value="389938">
            <text:p>389938</text:p>
          </table:table-cell>
          <table:table-cell office:value-type="float" office:value="10156">
            <text:p>10156</text:p>
          </table:table-cell>
          <table:table-cell office:value-type="float" office:value="701412">
            <text:p>701412</text:p>
          </table:table-cell>
          <table:table-cell office:value-type="float" office:value="23018">
            <text:p>23018</text:p>
          </table:table-cell>
          <table:table-cell table:number-columns-repeated="2"/>
          <table:table-cell table:formula="of:=[.A678]+[.C678]-[.A677]-[.C677]" office:value-type="float" office:value="1037">
            <text:p>1037</text:p>
          </table:table-cell>
          <table:table-cell table:formula="of:=[.E678]+[.G678]-[.E677]-[.G677]" office:value-type="float" office:value="1043">
            <text:p>1043</text:p>
          </table:table-cell>
          <table:table-cell table:formula="of:=[.B678]+[.D678]-[.B677]-[.D677]" office:value-type="float" office:value="33">
            <text:p>33</text:p>
          </table:table-cell>
          <table:table-cell table:formula="of:=[.F678]+[.H678]-[.F677]-[.H6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2183">
            <text:p>232183</text:p>
          </table:table-cell>
          <table:table-cell office:value-type="float" office:value="6535">
            <text:p>6535</text:p>
          </table:table-cell>
          <table:table-cell office:value-type="float" office:value="489698">
            <text:p>489698</text:p>
          </table:table-cell>
          <table:table-cell office:value-type="float" office:value="16374">
            <text:p>16374</text:p>
          </table:table-cell>
          <table:table-cell office:value-type="float" office:value="390263">
            <text:p>390263</text:p>
          </table:table-cell>
          <table:table-cell office:value-type="float" office:value="10165">
            <text:p>10165</text:p>
          </table:table-cell>
          <table:table-cell office:value-type="float" office:value="702130">
            <text:p>702130</text:p>
          </table:table-cell>
          <table:table-cell office:value-type="float" office:value="23042">
            <text:p>23042</text:p>
          </table:table-cell>
          <table:table-cell table:number-columns-repeated="2"/>
          <table:table-cell table:formula="of:=[.A679]+[.C679]-[.A678]-[.C678]" office:value-type="float" office:value="1041">
            <text:p>1041</text:p>
          </table:table-cell>
          <table:table-cell table:formula="of:=[.E679]+[.G679]-[.E678]-[.G678]" office:value-type="float" office:value="1039">
            <text:p>1039</text:p>
          </table:table-cell>
          <table:table-cell table:formula="of:=[.B679]+[.D679]-[.B678]-[.D678]" office:value-type="float" office:value="33">
            <text:p>33</text:p>
          </table:table-cell>
          <table:table-cell table:formula="of:=[.F679]+[.H679]-[.F678]-[.H6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2506">
            <text:p>232506</text:p>
          </table:table-cell>
          <table:table-cell office:value-type="float" office:value="6544">
            <text:p>6544</text:p>
          </table:table-cell>
          <table:table-cell office:value-type="float" office:value="490416">
            <text:p>490416</text:p>
          </table:table-cell>
          <table:table-cell office:value-type="float" office:value="16398">
            <text:p>16398</text:p>
          </table:table-cell>
          <table:table-cell office:value-type="float" office:value="390584">
            <text:p>390584</text:p>
          </table:table-cell>
          <table:table-cell office:value-type="float" office:value="10174">
            <text:p>10174</text:p>
          </table:table-cell>
          <table:table-cell office:value-type="float" office:value="702848">
            <text:p>702848</text:p>
          </table:table-cell>
          <table:table-cell office:value-type="float" office:value="23066">
            <text:p>23066</text:p>
          </table:table-cell>
          <table:table-cell table:number-columns-repeated="2"/>
          <table:table-cell table:formula="of:=[.A680]+[.C680]-[.A679]-[.C679]" office:value-type="float" office:value="1037">
            <text:p>1037</text:p>
          </table:table-cell>
          <table:table-cell table:formula="of:=[.E680]+[.G680]-[.E679]-[.G679]" office:value-type="float" office:value="1043">
            <text:p>1043</text:p>
          </table:table-cell>
          <table:table-cell table:formula="of:=[.B680]+[.D680]-[.B679]-[.D679]" office:value-type="float" office:value="33">
            <text:p>33</text:p>
          </table:table-cell>
          <table:table-cell table:formula="of:=[.F680]+[.H680]-[.F679]-[.H6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2825">
            <text:p>232825</text:p>
          </table:table-cell>
          <table:table-cell office:value-type="float" office:value="6553">
            <text:p>6553</text:p>
          </table:table-cell>
          <table:table-cell office:value-type="float" office:value="491134">
            <text:p>491134</text:p>
          </table:table-cell>
          <table:table-cell office:value-type="float" office:value="16422">
            <text:p>16422</text:p>
          </table:table-cell>
          <table:table-cell office:value-type="float" office:value="390909">
            <text:p>390909</text:p>
          </table:table-cell>
          <table:table-cell office:value-type="float" office:value="10183">
            <text:p>10183</text:p>
          </table:table-cell>
          <table:table-cell office:value-type="float" office:value="703566">
            <text:p>703566</text:p>
          </table:table-cell>
          <table:table-cell office:value-type="float" office:value="23090">
            <text:p>23090</text:p>
          </table:table-cell>
          <table:table-cell table:number-columns-repeated="2"/>
          <table:table-cell table:formula="of:=[.A681]+[.C681]-[.A680]-[.C680]" office:value-type="float" office:value="1041">
            <text:p>1041</text:p>
          </table:table-cell>
          <table:table-cell table:formula="of:=[.E681]+[.G681]-[.E680]-[.G680]" office:value-type="float" office:value="1059">
            <text:p>1059</text:p>
          </table:table-cell>
          <table:table-cell table:formula="of:=[.B681]+[.D681]-[.B680]-[.D680]" office:value-type="float" office:value="33">
            <text:p>33</text:p>
          </table:table-cell>
          <table:table-cell table:formula="of:=[.F681]+[.H681]-[.F680]-[.H68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3148">
            <text:p>233148</text:p>
          </table:table-cell>
          <table:table-cell office:value-type="float" office:value="6562">
            <text:p>6562</text:p>
          </table:table-cell>
          <table:table-cell office:value-type="float" office:value="491852">
            <text:p>491852</text:p>
          </table:table-cell>
          <table:table-cell office:value-type="float" office:value="16446">
            <text:p>16446</text:p>
          </table:table-cell>
          <table:table-cell office:value-type="float" office:value="391250">
            <text:p>391250</text:p>
          </table:table-cell>
          <table:table-cell office:value-type="float" office:value="10193">
            <text:p>10193</text:p>
          </table:table-cell>
          <table:table-cell office:value-type="float" office:value="704284">
            <text:p>704284</text:p>
          </table:table-cell>
          <table:table-cell office:value-type="float" office:value="23114">
            <text:p>23114</text:p>
          </table:table-cell>
          <table:table-cell table:number-columns-repeated="2"/>
          <table:table-cell table:formula="of:=[.A682]+[.C682]-[.A681]-[.C681]" office:value-type="float" office:value="1037">
            <text:p>1037</text:p>
          </table:table-cell>
          <table:table-cell table:formula="of:=[.E682]+[.G682]-[.E681]-[.G681]" office:value-type="float" office:value="1043">
            <text:p>1043</text:p>
          </table:table-cell>
          <table:table-cell table:formula="of:=[.B682]+[.D682]-[.B681]-[.D681]" office:value-type="float" office:value="33">
            <text:p>33</text:p>
          </table:table-cell>
          <table:table-cell table:formula="of:=[.F682]+[.H682]-[.F681]-[.H6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3467">
            <text:p>233467</text:p>
          </table:table-cell>
          <table:table-cell office:value-type="float" office:value="6571">
            <text:p>6571</text:p>
          </table:table-cell>
          <table:table-cell office:value-type="float" office:value="492570">
            <text:p>492570</text:p>
          </table:table-cell>
          <table:table-cell office:value-type="float" office:value="16470">
            <text:p>16470</text:p>
          </table:table-cell>
          <table:table-cell office:value-type="float" office:value="391575">
            <text:p>391575</text:p>
          </table:table-cell>
          <table:table-cell office:value-type="float" office:value="10202">
            <text:p>10202</text:p>
          </table:table-cell>
          <table:table-cell office:value-type="float" office:value="705002">
            <text:p>705002</text:p>
          </table:table-cell>
          <table:table-cell office:value-type="float" office:value="23138">
            <text:p>23138</text:p>
          </table:table-cell>
          <table:table-cell table:number-columns-repeated="2"/>
          <table:table-cell table:formula="of:=[.A683]+[.C683]-[.A682]-[.C682]" office:value-type="float" office:value="1041">
            <text:p>1041</text:p>
          </table:table-cell>
          <table:table-cell table:formula="of:=[.E683]+[.G683]-[.E682]-[.G682]" office:value-type="float" office:value="1039">
            <text:p>1039</text:p>
          </table:table-cell>
          <table:table-cell table:formula="of:=[.B683]+[.D683]-[.B682]-[.D682]" office:value-type="float" office:value="33">
            <text:p>33</text:p>
          </table:table-cell>
          <table:table-cell table:formula="of:=[.F683]+[.H683]-[.F682]-[.H6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3790">
            <text:p>233790</text:p>
          </table:table-cell>
          <table:table-cell office:value-type="float" office:value="6580">
            <text:p>6580</text:p>
          </table:table-cell>
          <table:table-cell office:value-type="float" office:value="493288">
            <text:p>493288</text:p>
          </table:table-cell>
          <table:table-cell office:value-type="float" office:value="16494">
            <text:p>16494</text:p>
          </table:table-cell>
          <table:table-cell office:value-type="float" office:value="391896">
            <text:p>391896</text:p>
          </table:table-cell>
          <table:table-cell office:value-type="float" office:value="10211">
            <text:p>10211</text:p>
          </table:table-cell>
          <table:table-cell office:value-type="float" office:value="705720">
            <text:p>705720</text:p>
          </table:table-cell>
          <table:table-cell office:value-type="float" office:value="23162">
            <text:p>23162</text:p>
          </table:table-cell>
          <table:table-cell table:number-columns-repeated="2"/>
          <table:table-cell table:formula="of:=[.A684]+[.C684]-[.A683]-[.C683]" office:value-type="float" office:value="1037">
            <text:p>1037</text:p>
          </table:table-cell>
          <table:table-cell table:formula="of:=[.E684]+[.G684]-[.E683]-[.G683]" office:value-type="float" office:value="1043">
            <text:p>1043</text:p>
          </table:table-cell>
          <table:table-cell table:formula="of:=[.B684]+[.D684]-[.B683]-[.D683]" office:value-type="float" office:value="33">
            <text:p>33</text:p>
          </table:table-cell>
          <table:table-cell table:formula="of:=[.F684]+[.H684]-[.F683]-[.H6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4109">
            <text:p>234109</text:p>
          </table:table-cell>
          <table:table-cell office:value-type="float" office:value="6589">
            <text:p>6589</text:p>
          </table:table-cell>
          <table:table-cell office:value-type="float" office:value="494006">
            <text:p>494006</text:p>
          </table:table-cell>
          <table:table-cell office:value-type="float" office:value="16518">
            <text:p>16518</text:p>
          </table:table-cell>
          <table:table-cell office:value-type="float" office:value="392221">
            <text:p>392221</text:p>
          </table:table-cell>
          <table:table-cell office:value-type="float" office:value="10220">
            <text:p>10220</text:p>
          </table:table-cell>
          <table:table-cell office:value-type="float" office:value="706438">
            <text:p>706438</text:p>
          </table:table-cell>
          <table:table-cell office:value-type="float" office:value="23186">
            <text:p>23186</text:p>
          </table:table-cell>
          <table:table-cell table:number-columns-repeated="2"/>
          <table:table-cell table:formula="of:=[.A685]+[.C685]-[.A684]-[.C684]" office:value-type="float" office:value="1041">
            <text:p>1041</text:p>
          </table:table-cell>
          <table:table-cell table:formula="of:=[.E685]+[.G685]-[.E684]-[.G684]" office:value-type="float" office:value="1039">
            <text:p>1039</text:p>
          </table:table-cell>
          <table:table-cell table:formula="of:=[.B685]+[.D685]-[.B684]-[.D684]" office:value-type="float" office:value="33">
            <text:p>33</text:p>
          </table:table-cell>
          <table:table-cell table:formula="of:=[.F685]+[.H685]-[.F684]-[.H6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4432">
            <text:p>234432</text:p>
          </table:table-cell>
          <table:table-cell office:value-type="float" office:value="6598">
            <text:p>6598</text:p>
          </table:table-cell>
          <table:table-cell office:value-type="float" office:value="494724">
            <text:p>494724</text:p>
          </table:table-cell>
          <table:table-cell office:value-type="float" office:value="16542">
            <text:p>16542</text:p>
          </table:table-cell>
          <table:table-cell office:value-type="float" office:value="392542">
            <text:p>392542</text:p>
          </table:table-cell>
          <table:table-cell office:value-type="float" office:value="10229">
            <text:p>10229</text:p>
          </table:table-cell>
          <table:table-cell office:value-type="float" office:value="707156">
            <text:p>707156</text:p>
          </table:table-cell>
          <table:table-cell office:value-type="float" office:value="23210">
            <text:p>23210</text:p>
          </table:table-cell>
          <table:table-cell table:number-columns-repeated="2"/>
          <table:table-cell table:formula="of:=[.A686]+[.C686]-[.A685]-[.C685]" office:value-type="float" office:value="1037">
            <text:p>1037</text:p>
          </table:table-cell>
          <table:table-cell table:formula="of:=[.E686]+[.G686]-[.E685]-[.G685]" office:value-type="float" office:value="1063">
            <text:p>1063</text:p>
          </table:table-cell>
          <table:table-cell table:formula="of:=[.B686]+[.D686]-[.B685]-[.D685]" office:value-type="float" office:value="33">
            <text:p>33</text:p>
          </table:table-cell>
          <table:table-cell table:formula="of:=[.F686]+[.H686]-[.F685]-[.H68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4751">
            <text:p>234751</text:p>
          </table:table-cell>
          <table:table-cell office:value-type="float" office:value="6607">
            <text:p>6607</text:p>
          </table:table-cell>
          <table:table-cell office:value-type="float" office:value="495442">
            <text:p>495442</text:p>
          </table:table-cell>
          <table:table-cell office:value-type="float" office:value="16566">
            <text:p>16566</text:p>
          </table:table-cell>
          <table:table-cell office:value-type="float" office:value="392887">
            <text:p>392887</text:p>
          </table:table-cell>
          <table:table-cell office:value-type="float" office:value="10239">
            <text:p>10239</text:p>
          </table:table-cell>
          <table:table-cell office:value-type="float" office:value="707874">
            <text:p>707874</text:p>
          </table:table-cell>
          <table:table-cell office:value-type="float" office:value="23234">
            <text:p>23234</text:p>
          </table:table-cell>
          <table:table-cell table:number-columns-repeated="2"/>
          <table:table-cell table:formula="of:=[.A687]+[.C687]-[.A686]-[.C686]" office:value-type="float" office:value="1041">
            <text:p>1041</text:p>
          </table:table-cell>
          <table:table-cell table:formula="of:=[.E687]+[.G687]-[.E686]-[.G686]" office:value-type="float" office:value="1039">
            <text:p>1039</text:p>
          </table:table-cell>
          <table:table-cell table:formula="of:=[.B687]+[.D687]-[.B686]-[.D686]" office:value-type="float" office:value="33">
            <text:p>33</text:p>
          </table:table-cell>
          <table:table-cell table:formula="of:=[.F687]+[.H687]-[.F686]-[.H6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5074">
            <text:p>235074</text:p>
          </table:table-cell>
          <table:table-cell office:value-type="float" office:value="6616">
            <text:p>6616</text:p>
          </table:table-cell>
          <table:table-cell office:value-type="float" office:value="496160">
            <text:p>496160</text:p>
          </table:table-cell>
          <table:table-cell office:value-type="float" office:value="16590">
            <text:p>16590</text:p>
          </table:table-cell>
          <table:table-cell office:value-type="float" office:value="393208">
            <text:p>393208</text:p>
          </table:table-cell>
          <table:table-cell office:value-type="float" office:value="10248">
            <text:p>10248</text:p>
          </table:table-cell>
          <table:table-cell office:value-type="float" office:value="708592">
            <text:p>708592</text:p>
          </table:table-cell>
          <table:table-cell office:value-type="float" office:value="23258">
            <text:p>23258</text:p>
          </table:table-cell>
          <table:table-cell table:number-columns-repeated="2"/>
          <table:table-cell table:formula="of:=[.A688]+[.C688]-[.A687]-[.C687]" office:value-type="float" office:value="1037">
            <text:p>1037</text:p>
          </table:table-cell>
          <table:table-cell table:formula="of:=[.E688]+[.G688]-[.E687]-[.G687]" office:value-type="float" office:value="1043">
            <text:p>1043</text:p>
          </table:table-cell>
          <table:table-cell table:formula="of:=[.B688]+[.D688]-[.B687]-[.D687]" office:value-type="float" office:value="33">
            <text:p>33</text:p>
          </table:table-cell>
          <table:table-cell table:formula="of:=[.F688]+[.H688]-[.F687]-[.H6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5393">
            <text:p>235393</text:p>
          </table:table-cell>
          <table:table-cell office:value-type="float" office:value="6625">
            <text:p>6625</text:p>
          </table:table-cell>
          <table:table-cell office:value-type="float" office:value="496878">
            <text:p>496878</text:p>
          </table:table-cell>
          <table:table-cell office:value-type="float" office:value="16614">
            <text:p>16614</text:p>
          </table:table-cell>
          <table:table-cell office:value-type="float" office:value="393533">
            <text:p>393533</text:p>
          </table:table-cell>
          <table:table-cell office:value-type="float" office:value="10257">
            <text:p>10257</text:p>
          </table:table-cell>
          <table:table-cell office:value-type="float" office:value="709310">
            <text:p>709310</text:p>
          </table:table-cell>
          <table:table-cell office:value-type="float" office:value="23282">
            <text:p>23282</text:p>
          </table:table-cell>
          <table:table-cell table:number-columns-repeated="2"/>
          <table:table-cell table:formula="of:=[.A689]+[.C689]-[.A688]-[.C688]" office:value-type="float" office:value="1041">
            <text:p>1041</text:p>
          </table:table-cell>
          <table:table-cell table:formula="of:=[.E689]+[.G689]-[.E688]-[.G688]" office:value-type="float" office:value="1039">
            <text:p>1039</text:p>
          </table:table-cell>
          <table:table-cell table:formula="of:=[.B689]+[.D689]-[.B688]-[.D688]" office:value-type="float" office:value="33">
            <text:p>33</text:p>
          </table:table-cell>
          <table:table-cell table:formula="of:=[.F689]+[.H689]-[.F688]-[.H6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5716">
            <text:p>235716</text:p>
          </table:table-cell>
          <table:table-cell office:value-type="float" office:value="6634">
            <text:p>6634</text:p>
          </table:table-cell>
          <table:table-cell office:value-type="float" office:value="497596">
            <text:p>497596</text:p>
          </table:table-cell>
          <table:table-cell office:value-type="float" office:value="16638">
            <text:p>16638</text:p>
          </table:table-cell>
          <table:table-cell office:value-type="float" office:value="393854">
            <text:p>393854</text:p>
          </table:table-cell>
          <table:table-cell office:value-type="float" office:value="10266">
            <text:p>10266</text:p>
          </table:table-cell>
          <table:table-cell office:value-type="float" office:value="710028">
            <text:p>710028</text:p>
          </table:table-cell>
          <table:table-cell office:value-type="float" office:value="23306">
            <text:p>23306</text:p>
          </table:table-cell>
          <table:table-cell table:number-columns-repeated="2"/>
          <table:table-cell table:formula="of:=[.A690]+[.C690]-[.A689]-[.C689]" office:value-type="float" office:value="1037">
            <text:p>1037</text:p>
          </table:table-cell>
          <table:table-cell table:formula="of:=[.E690]+[.G690]-[.E689]-[.G689]" office:value-type="float" office:value="1043">
            <text:p>1043</text:p>
          </table:table-cell>
          <table:table-cell table:formula="of:=[.B690]+[.D690]-[.B689]-[.D689]" office:value-type="float" office:value="33">
            <text:p>33</text:p>
          </table:table-cell>
          <table:table-cell table:formula="of:=[.F690]+[.H690]-[.F689]-[.H6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6035">
            <text:p>236035</text:p>
          </table:table-cell>
          <table:table-cell office:value-type="float" office:value="6643">
            <text:p>6643</text:p>
          </table:table-cell>
          <table:table-cell office:value-type="float" office:value="498314">
            <text:p>498314</text:p>
          </table:table-cell>
          <table:table-cell office:value-type="float" office:value="16662">
            <text:p>16662</text:p>
          </table:table-cell>
          <table:table-cell office:value-type="float" office:value="394179">
            <text:p>394179</text:p>
          </table:table-cell>
          <table:table-cell office:value-type="float" office:value="10275">
            <text:p>10275</text:p>
          </table:table-cell>
          <table:table-cell office:value-type="float" office:value="710746">
            <text:p>710746</text:p>
          </table:table-cell>
          <table:table-cell office:value-type="float" office:value="23330">
            <text:p>23330</text:p>
          </table:table-cell>
          <table:table-cell table:number-columns-repeated="2"/>
          <table:table-cell table:formula="of:=[.A691]+[.C691]-[.A690]-[.C690]" office:value-type="float" office:value="1041">
            <text:p>1041</text:p>
          </table:table-cell>
          <table:table-cell table:formula="of:=[.E691]+[.G691]-[.E690]-[.G690]" office:value-type="float" office:value="1059">
            <text:p>1059</text:p>
          </table:table-cell>
          <table:table-cell table:formula="of:=[.B691]+[.D691]-[.B690]-[.D690]" office:value-type="float" office:value="33">
            <text:p>33</text:p>
          </table:table-cell>
          <table:table-cell table:formula="of:=[.F691]+[.H691]-[.F690]-[.H69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6358">
            <text:p>236358</text:p>
          </table:table-cell>
          <table:table-cell office:value-type="float" office:value="6652">
            <text:p>6652</text:p>
          </table:table-cell>
          <table:table-cell office:value-type="float" office:value="499032">
            <text:p>499032</text:p>
          </table:table-cell>
          <table:table-cell office:value-type="float" office:value="16686">
            <text:p>16686</text:p>
          </table:table-cell>
          <table:table-cell office:value-type="float" office:value="394520">
            <text:p>394520</text:p>
          </table:table-cell>
          <table:table-cell office:value-type="float" office:value="10285">
            <text:p>10285</text:p>
          </table:table-cell>
          <table:table-cell office:value-type="float" office:value="711464">
            <text:p>711464</text:p>
          </table:table-cell>
          <table:table-cell office:value-type="float" office:value="23354">
            <text:p>23354</text:p>
          </table:table-cell>
          <table:table-cell table:number-columns-repeated="2"/>
          <table:table-cell table:formula="of:=[.A692]+[.C692]-[.A691]-[.C691]" office:value-type="float" office:value="1037">
            <text:p>1037</text:p>
          </table:table-cell>
          <table:table-cell table:formula="of:=[.E692]+[.G692]-[.E691]-[.G691]" office:value-type="float" office:value="1043">
            <text:p>1043</text:p>
          </table:table-cell>
          <table:table-cell table:formula="of:=[.B692]+[.D692]-[.B691]-[.D691]" office:value-type="float" office:value="33">
            <text:p>33</text:p>
          </table:table-cell>
          <table:table-cell table:formula="of:=[.F692]+[.H692]-[.F691]-[.H6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6677">
            <text:p>236677</text:p>
          </table:table-cell>
          <table:table-cell office:value-type="float" office:value="6661">
            <text:p>6661</text:p>
          </table:table-cell>
          <table:table-cell office:value-type="float" office:value="499750">
            <text:p>499750</text:p>
          </table:table-cell>
          <table:table-cell office:value-type="float" office:value="16710">
            <text:p>16710</text:p>
          </table:table-cell>
          <table:table-cell office:value-type="float" office:value="394845">
            <text:p>394845</text:p>
          </table:table-cell>
          <table:table-cell office:value-type="float" office:value="10294">
            <text:p>10294</text:p>
          </table:table-cell>
          <table:table-cell office:value-type="float" office:value="712182">
            <text:p>712182</text:p>
          </table:table-cell>
          <table:table-cell office:value-type="float" office:value="23378">
            <text:p>23378</text:p>
          </table:table-cell>
          <table:table-cell table:number-columns-repeated="2"/>
          <table:table-cell table:formula="of:=[.A693]+[.C693]-[.A692]-[.C692]" office:value-type="float" office:value="1041">
            <text:p>1041</text:p>
          </table:table-cell>
          <table:table-cell table:formula="of:=[.E693]+[.G693]-[.E692]-[.G692]" office:value-type="float" office:value="1039">
            <text:p>1039</text:p>
          </table:table-cell>
          <table:table-cell table:formula="of:=[.B693]+[.D693]-[.B692]-[.D692]" office:value-type="float" office:value="33">
            <text:p>33</text:p>
          </table:table-cell>
          <table:table-cell table:formula="of:=[.F693]+[.H693]-[.F692]-[.H6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6670">
            <text:p>6670</text:p>
          </table:table-cell>
          <table:table-cell office:value-type="float" office:value="500468">
            <text:p>500468</text:p>
          </table:table-cell>
          <table:table-cell office:value-type="float" office:value="16734">
            <text:p>16734</text:p>
          </table:table-cell>
          <table:table-cell office:value-type="float" office:value="395166">
            <text:p>395166</text:p>
          </table:table-cell>
          <table:table-cell office:value-type="float" office:value="10303">
            <text:p>10303</text:p>
          </table:table-cell>
          <table:table-cell office:value-type="float" office:value="712900">
            <text:p>712900</text:p>
          </table:table-cell>
          <table:table-cell office:value-type="float" office:value="23402">
            <text:p>23402</text:p>
          </table:table-cell>
          <table:table-cell table:number-columns-repeated="2"/>
          <table:table-cell table:formula="of:=[.A694]+[.C694]-[.A693]-[.C693]" office:value-type="float" office:value="1037">
            <text:p>1037</text:p>
          </table:table-cell>
          <table:table-cell table:formula="of:=[.E694]+[.G694]-[.E693]-[.G693]" office:value-type="float" office:value="1043">
            <text:p>1043</text:p>
          </table:table-cell>
          <table:table-cell table:formula="of:=[.B694]+[.D694]-[.B693]-[.D693]" office:value-type="float" office:value="33">
            <text:p>33</text:p>
          </table:table-cell>
          <table:table-cell table:formula="of:=[.F694]+[.H694]-[.F693]-[.H6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7319">
            <text:p>237319</text:p>
          </table:table-cell>
          <table:table-cell office:value-type="float" office:value="6679">
            <text:p>6679</text:p>
          </table:table-cell>
          <table:table-cell office:value-type="float" office:value="501186">
            <text:p>501186</text:p>
          </table:table-cell>
          <table:table-cell office:value-type="float" office:value="16758">
            <text:p>16758</text:p>
          </table:table-cell>
          <table:table-cell office:value-type="float" office:value="395491">
            <text:p>395491</text:p>
          </table:table-cell>
          <table:table-cell office:value-type="float" office:value="10312">
            <text:p>10312</text:p>
          </table:table-cell>
          <table:table-cell office:value-type="float" office:value="713618">
            <text:p>713618</text:p>
          </table:table-cell>
          <table:table-cell office:value-type="float" office:value="23426">
            <text:p>23426</text:p>
          </table:table-cell>
          <table:table-cell table:number-columns-repeated="2"/>
          <table:table-cell table:formula="of:=[.A695]+[.C695]-[.A694]-[.C694]" office:value-type="float" office:value="1041">
            <text:p>1041</text:p>
          </table:table-cell>
          <table:table-cell table:formula="of:=[.E695]+[.G695]-[.E694]-[.G694]" office:value-type="float" office:value="1039">
            <text:p>1039</text:p>
          </table:table-cell>
          <table:table-cell table:formula="of:=[.B695]+[.D695]-[.B694]-[.D694]" office:value-type="float" office:value="33">
            <text:p>33</text:p>
          </table:table-cell>
          <table:table-cell table:formula="of:=[.F695]+[.H695]-[.F694]-[.H6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7642">
            <text:p>237642</text:p>
          </table:table-cell>
          <table:table-cell office:value-type="float" office:value="6688">
            <text:p>6688</text:p>
          </table:table-cell>
          <table:table-cell office:value-type="float" office:value="501904">
            <text:p>501904</text:p>
          </table:table-cell>
          <table:table-cell office:value-type="float" office:value="16782">
            <text:p>16782</text:p>
          </table:table-cell>
          <table:table-cell office:value-type="float" office:value="395812">
            <text:p>395812</text:p>
          </table:table-cell>
          <table:table-cell office:value-type="float" office:value="10321">
            <text:p>10321</text:p>
          </table:table-cell>
          <table:table-cell office:value-type="float" office:value="714336">
            <text:p>714336</text:p>
          </table:table-cell>
          <table:table-cell office:value-type="float" office:value="23450">
            <text:p>23450</text:p>
          </table:table-cell>
          <table:table-cell table:number-columns-repeated="2"/>
          <table:table-cell table:formula="of:=[.A696]+[.C696]-[.A695]-[.C695]" office:value-type="float" office:value="1037">
            <text:p>1037</text:p>
          </table:table-cell>
          <table:table-cell table:formula="of:=[.E696]+[.G696]-[.E695]-[.G695]" office:value-type="float" office:value="1063">
            <text:p>1063</text:p>
          </table:table-cell>
          <table:table-cell table:formula="of:=[.B696]+[.D696]-[.B695]-[.D695]" office:value-type="float" office:value="33">
            <text:p>33</text:p>
          </table:table-cell>
          <table:table-cell table:formula="of:=[.F696]+[.H696]-[.F695]-[.H6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7961">
            <text:p>237961</text:p>
          </table:table-cell>
          <table:table-cell office:value-type="float" office:value="6697">
            <text:p>6697</text:p>
          </table:table-cell>
          <table:table-cell office:value-type="float" office:value="502622">
            <text:p>502622</text:p>
          </table:table-cell>
          <table:table-cell office:value-type="float" office:value="16806">
            <text:p>16806</text:p>
          </table:table-cell>
          <table:table-cell office:value-type="float" office:value="396157">
            <text:p>396157</text:p>
          </table:table-cell>
          <table:table-cell office:value-type="float" office:value="10331">
            <text:p>10331</text:p>
          </table:table-cell>
          <table:table-cell office:value-type="float" office:value="715054">
            <text:p>715054</text:p>
          </table:table-cell>
          <table:table-cell office:value-type="float" office:value="23474">
            <text:p>23474</text:p>
          </table:table-cell>
          <table:table-cell table:number-columns-repeated="2"/>
          <table:table-cell table:formula="of:=[.A697]+[.C697]-[.A696]-[.C696]" office:value-type="float" office:value="1041">
            <text:p>1041</text:p>
          </table:table-cell>
          <table:table-cell table:formula="of:=[.E697]+[.G697]-[.E696]-[.G696]" office:value-type="float" office:value="1039">
            <text:p>1039</text:p>
          </table:table-cell>
          <table:table-cell table:formula="of:=[.B697]+[.D697]-[.B696]-[.D696]" office:value-type="float" office:value="33">
            <text:p>33</text:p>
          </table:table-cell>
          <table:table-cell table:formula="of:=[.F697]+[.H697]-[.F696]-[.H6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8284">
            <text:p>238284</text:p>
          </table:table-cell>
          <table:table-cell office:value-type="float" office:value="6706">
            <text:p>6706</text:p>
          </table:table-cell>
          <table:table-cell office:value-type="float" office:value="503340">
            <text:p>503340</text:p>
          </table:table-cell>
          <table:table-cell office:value-type="float" office:value="16830">
            <text:p>16830</text:p>
          </table:table-cell>
          <table:table-cell office:value-type="float" office:value="396478">
            <text:p>396478</text:p>
          </table:table-cell>
          <table:table-cell office:value-type="float" office:value="10340">
            <text:p>10340</text:p>
          </table:table-cell>
          <table:table-cell office:value-type="float" office:value="715772">
            <text:p>715772</text:p>
          </table:table-cell>
          <table:table-cell office:value-type="float" office:value="23498">
            <text:p>23498</text:p>
          </table:table-cell>
          <table:table-cell table:number-columns-repeated="2"/>
          <table:table-cell table:formula="of:=[.A698]+[.C698]-[.A697]-[.C697]" office:value-type="float" office:value="1037">
            <text:p>1037</text:p>
          </table:table-cell>
          <table:table-cell table:formula="of:=[.E698]+[.G698]-[.E697]-[.G697]" office:value-type="float" office:value="1043">
            <text:p>1043</text:p>
          </table:table-cell>
          <table:table-cell table:formula="of:=[.B698]+[.D698]-[.B697]-[.D697]" office:value-type="float" office:value="33">
            <text:p>33</text:p>
          </table:table-cell>
          <table:table-cell table:formula="of:=[.F698]+[.H698]-[.F697]-[.H6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8603">
            <text:p>238603</text:p>
          </table:table-cell>
          <table:table-cell office:value-type="float" office:value="6715">
            <text:p>6715</text:p>
          </table:table-cell>
          <table:table-cell office:value-type="float" office:value="504058">
            <text:p>504058</text:p>
          </table:table-cell>
          <table:table-cell office:value-type="float" office:value="16854">
            <text:p>16854</text:p>
          </table:table-cell>
          <table:table-cell office:value-type="float" office:value="396803">
            <text:p>396803</text:p>
          </table:table-cell>
          <table:table-cell office:value-type="float" office:value="10349">
            <text:p>10349</text:p>
          </table:table-cell>
          <table:table-cell office:value-type="float" office:value="716490">
            <text:p>716490</text:p>
          </table:table-cell>
          <table:table-cell office:value-type="float" office:value="23522">
            <text:p>23522</text:p>
          </table:table-cell>
          <table:table-cell table:number-columns-repeated="2"/>
          <table:table-cell table:formula="of:=[.A699]+[.C699]-[.A698]-[.C698]" office:value-type="float" office:value="1041">
            <text:p>1041</text:p>
          </table:table-cell>
          <table:table-cell table:formula="of:=[.E699]+[.G699]-[.E698]-[.G698]" office:value-type="float" office:value="1039">
            <text:p>1039</text:p>
          </table:table-cell>
          <table:table-cell table:formula="of:=[.B699]+[.D699]-[.B698]-[.D698]" office:value-type="float" office:value="33">
            <text:p>33</text:p>
          </table:table-cell>
          <table:table-cell table:formula="of:=[.F699]+[.H699]-[.F698]-[.H6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8926">
            <text:p>238926</text:p>
          </table:table-cell>
          <table:table-cell office:value-type="float" office:value="6724">
            <text:p>6724</text:p>
          </table:table-cell>
          <table:table-cell office:value-type="float" office:value="504776">
            <text:p>504776</text:p>
          </table:table-cell>
          <table:table-cell office:value-type="float" office:value="16878">
            <text:p>16878</text:p>
          </table:table-cell>
          <table:table-cell office:value-type="float" office:value="397124">
            <text:p>397124</text:p>
          </table:table-cell>
          <table:table-cell office:value-type="float" office:value="10358">
            <text:p>10358</text:p>
          </table:table-cell>
          <table:table-cell office:value-type="float" office:value="717208">
            <text:p>717208</text:p>
          </table:table-cell>
          <table:table-cell office:value-type="float" office:value="23546">
            <text:p>23546</text:p>
          </table:table-cell>
          <table:table-cell table:number-columns-repeated="2"/>
          <table:table-cell table:formula="of:=[.A700]+[.C700]-[.A699]-[.C699]" office:value-type="float" office:value="1037">
            <text:p>1037</text:p>
          </table:table-cell>
          <table:table-cell table:formula="of:=[.E700]+[.G700]-[.E699]-[.G699]" office:value-type="float" office:value="1063">
            <text:p>1063</text:p>
          </table:table-cell>
          <table:table-cell table:formula="of:=[.B700]+[.D700]-[.B699]-[.D699]" office:value-type="float" office:value="33">
            <text:p>33</text:p>
          </table:table-cell>
          <table:table-cell table:formula="of:=[.F700]+[.H700]-[.F699]-[.H69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39245">
            <text:p>239245</text:p>
          </table:table-cell>
          <table:table-cell office:value-type="float" office:value="6733">
            <text:p>6733</text:p>
          </table:table-cell>
          <table:table-cell office:value-type="float" office:value="505494">
            <text:p>505494</text:p>
          </table:table-cell>
          <table:table-cell office:value-type="float" office:value="16902">
            <text:p>16902</text:p>
          </table:table-cell>
          <table:table-cell office:value-type="float" office:value="397469">
            <text:p>397469</text:p>
          </table:table-cell>
          <table:table-cell office:value-type="float" office:value="10368">
            <text:p>10368</text:p>
          </table:table-cell>
          <table:table-cell office:value-type="float" office:value="717926">
            <text:p>717926</text:p>
          </table:table-cell>
          <table:table-cell office:value-type="float" office:value="23570">
            <text:p>23570</text:p>
          </table:table-cell>
          <table:table-cell table:number-columns-repeated="2"/>
          <table:table-cell table:formula="of:=[.A701]+[.C701]-[.A700]-[.C700]" office:value-type="float" office:value="1041">
            <text:p>1041</text:p>
          </table:table-cell>
          <table:table-cell table:formula="of:=[.E701]+[.G701]-[.E700]-[.G700]" office:value-type="float" office:value="1039">
            <text:p>1039</text:p>
          </table:table-cell>
          <table:table-cell table:formula="of:=[.B701]+[.D701]-[.B700]-[.D700]" office:value-type="float" office:value="33">
            <text:p>33</text:p>
          </table:table-cell>
          <table:table-cell table:formula="of:=[.F701]+[.H701]-[.F700]-[.H7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9568">
            <text:p>239568</text:p>
          </table:table-cell>
          <table:table-cell office:value-type="float" office:value="6742">
            <text:p>6742</text:p>
          </table:table-cell>
          <table:table-cell office:value-type="float" office:value="506212">
            <text:p>506212</text:p>
          </table:table-cell>
          <table:table-cell office:value-type="float" office:value="16926">
            <text:p>16926</text:p>
          </table:table-cell>
          <table:table-cell office:value-type="float" office:value="397790">
            <text:p>397790</text:p>
          </table:table-cell>
          <table:table-cell office:value-type="float" office:value="10377">
            <text:p>10377</text:p>
          </table:table-cell>
          <table:table-cell office:value-type="float" office:value="718644">
            <text:p>718644</text:p>
          </table:table-cell>
          <table:table-cell office:value-type="float" office:value="23594">
            <text:p>23594</text:p>
          </table:table-cell>
          <table:table-cell table:number-columns-repeated="2"/>
          <table:table-cell table:formula="of:=[.A702]+[.C702]-[.A701]-[.C701]" office:value-type="float" office:value="1037">
            <text:p>1037</text:p>
          </table:table-cell>
          <table:table-cell table:formula="of:=[.E702]+[.G702]-[.E701]-[.G701]" office:value-type="float" office:value="1043">
            <text:p>1043</text:p>
          </table:table-cell>
          <table:table-cell table:formula="of:=[.B702]+[.D702]-[.B701]-[.D701]" office:value-type="float" office:value="33">
            <text:p>33</text:p>
          </table:table-cell>
          <table:table-cell table:formula="of:=[.F702]+[.H702]-[.F701]-[.H7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39887">
            <text:p>239887</text:p>
          </table:table-cell>
          <table:table-cell office:value-type="float" office:value="6751">
            <text:p>6751</text:p>
          </table:table-cell>
          <table:table-cell office:value-type="float" office:value="506930">
            <text:p>506930</text:p>
          </table:table-cell>
          <table:table-cell office:value-type="float" office:value="16950">
            <text:p>16950</text:p>
          </table:table-cell>
          <table:table-cell office:value-type="float" office:value="398115">
            <text:p>398115</text:p>
          </table:table-cell>
          <table:table-cell office:value-type="float" office:value="10386">
            <text:p>10386</text:p>
          </table:table-cell>
          <table:table-cell office:value-type="float" office:value="719362">
            <text:p>719362</text:p>
          </table:table-cell>
          <table:table-cell office:value-type="float" office:value="23618">
            <text:p>23618</text:p>
          </table:table-cell>
          <table:table-cell table:number-columns-repeated="2"/>
          <table:table-cell table:formula="of:=[.A703]+[.C703]-[.A702]-[.C702]" office:value-type="float" office:value="1041">
            <text:p>1041</text:p>
          </table:table-cell>
          <table:table-cell table:formula="of:=[.E703]+[.G703]-[.E702]-[.G702]" office:value-type="float" office:value="1039">
            <text:p>1039</text:p>
          </table:table-cell>
          <table:table-cell table:formula="of:=[.B703]+[.D703]-[.B702]-[.D702]" office:value-type="float" office:value="33">
            <text:p>33</text:p>
          </table:table-cell>
          <table:table-cell table:formula="of:=[.F703]+[.H703]-[.F702]-[.H7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0210">
            <text:p>240210</text:p>
          </table:table-cell>
          <table:table-cell office:value-type="float" office:value="6760">
            <text:p>6760</text:p>
          </table:table-cell>
          <table:table-cell office:value-type="float" office:value="507648">
            <text:p>507648</text:p>
          </table:table-cell>
          <table:table-cell office:value-type="float" office:value="16974">
            <text:p>16974</text:p>
          </table:table-cell>
          <table:table-cell office:value-type="float" office:value="398436">
            <text:p>398436</text:p>
          </table:table-cell>
          <table:table-cell office:value-type="float" office:value="10395">
            <text:p>10395</text:p>
          </table:table-cell>
          <table:table-cell office:value-type="float" office:value="720080">
            <text:p>720080</text:p>
          </table:table-cell>
          <table:table-cell office:value-type="float" office:value="23642">
            <text:p>23642</text:p>
          </table:table-cell>
          <table:table-cell table:number-columns-repeated="2"/>
          <table:table-cell table:formula="of:=[.A704]+[.C704]-[.A703]-[.C703]" office:value-type="float" office:value="1037">
            <text:p>1037</text:p>
          </table:table-cell>
          <table:table-cell table:formula="of:=[.E704]+[.G704]-[.E703]-[.G703]" office:value-type="float" office:value="1063">
            <text:p>1063</text:p>
          </table:table-cell>
          <table:table-cell table:formula="of:=[.B704]+[.D704]-[.B703]-[.D703]" office:value-type="float" office:value="33">
            <text:p>33</text:p>
          </table:table-cell>
          <table:table-cell table:formula="of:=[.F704]+[.H704]-[.F703]-[.H7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0529">
            <text:p>240529</text:p>
          </table:table-cell>
          <table:table-cell office:value-type="float" office:value="6769">
            <text:p>6769</text:p>
          </table:table-cell>
          <table:table-cell office:value-type="float" office:value="508366">
            <text:p>508366</text:p>
          </table:table-cell>
          <table:table-cell office:value-type="float" office:value="16998">
            <text:p>16998</text:p>
          </table:table-cell>
          <table:table-cell office:value-type="float" office:value="398781">
            <text:p>398781</text:p>
          </table:table-cell>
          <table:table-cell office:value-type="float" office:value="10405">
            <text:p>10405</text:p>
          </table:table-cell>
          <table:table-cell office:value-type="float" office:value="720798">
            <text:p>720798</text:p>
          </table:table-cell>
          <table:table-cell office:value-type="float" office:value="23666">
            <text:p>23666</text:p>
          </table:table-cell>
          <table:table-cell table:number-columns-repeated="2"/>
          <table:table-cell table:formula="of:=[.A705]+[.C705]-[.A704]-[.C704]" office:value-type="float" office:value="1041">
            <text:p>1041</text:p>
          </table:table-cell>
          <table:table-cell table:formula="of:=[.E705]+[.G705]-[.E704]-[.G704]" office:value-type="float" office:value="1039">
            <text:p>1039</text:p>
          </table:table-cell>
          <table:table-cell table:formula="of:=[.B705]+[.D705]-[.B704]-[.D704]" office:value-type="float" office:value="33">
            <text:p>33</text:p>
          </table:table-cell>
          <table:table-cell table:formula="of:=[.F705]+[.H705]-[.F704]-[.H7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0852">
            <text:p>240852</text:p>
          </table:table-cell>
          <table:table-cell office:value-type="float" office:value="6778">
            <text:p>6778</text:p>
          </table:table-cell>
          <table:table-cell office:value-type="float" office:value="509084">
            <text:p>509084</text:p>
          </table:table-cell>
          <table:table-cell office:value-type="float" office:value="17022">
            <text:p>17022</text:p>
          </table:table-cell>
          <table:table-cell office:value-type="float" office:value="399102">
            <text:p>399102</text:p>
          </table:table-cell>
          <table:table-cell office:value-type="float" office:value="10414">
            <text:p>10414</text:p>
          </table:table-cell>
          <table:table-cell office:value-type="float" office:value="721516">
            <text:p>721516</text:p>
          </table:table-cell>
          <table:table-cell office:value-type="float" office:value="23690">
            <text:p>23690</text:p>
          </table:table-cell>
          <table:table-cell table:number-columns-repeated="2"/>
          <table:table-cell table:formula="of:=[.A706]+[.C706]-[.A705]-[.C705]" office:value-type="float" office:value="1037">
            <text:p>1037</text:p>
          </table:table-cell>
          <table:table-cell table:formula="of:=[.E706]+[.G706]-[.E705]-[.G705]" office:value-type="float" office:value="1043">
            <text:p>1043</text:p>
          </table:table-cell>
          <table:table-cell table:formula="of:=[.B706]+[.D706]-[.B705]-[.D705]" office:value-type="float" office:value="33">
            <text:p>33</text:p>
          </table:table-cell>
          <table:table-cell table:formula="of:=[.F706]+[.H706]-[.F705]-[.H7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1171">
            <text:p>241171</text:p>
          </table:table-cell>
          <table:table-cell office:value-type="float" office:value="6787">
            <text:p>6787</text:p>
          </table:table-cell>
          <table:table-cell office:value-type="float" office:value="509802">
            <text:p>509802</text:p>
          </table:table-cell>
          <table:table-cell office:value-type="float" office:value="17046">
            <text:p>17046</text:p>
          </table:table-cell>
          <table:table-cell office:value-type="float" office:value="399427">
            <text:p>399427</text:p>
          </table:table-cell>
          <table:table-cell office:value-type="float" office:value="10423">
            <text:p>10423</text:p>
          </table:table-cell>
          <table:table-cell office:value-type="float" office:value="722234">
            <text:p>722234</text:p>
          </table:table-cell>
          <table:table-cell office:value-type="float" office:value="23714">
            <text:p>23714</text:p>
          </table:table-cell>
          <table:table-cell table:number-columns-repeated="2"/>
          <table:table-cell table:formula="of:=[.A707]+[.C707]-[.A706]-[.C706]" office:value-type="float" office:value="1041">
            <text:p>1041</text:p>
          </table:table-cell>
          <table:table-cell table:formula="of:=[.E707]+[.G707]-[.E706]-[.G706]" office:value-type="float" office:value="1059">
            <text:p>1059</text:p>
          </table:table-cell>
          <table:table-cell table:formula="of:=[.B707]+[.D707]-[.B706]-[.D706]" office:value-type="float" office:value="33">
            <text:p>33</text:p>
          </table:table-cell>
          <table:table-cell table:formula="of:=[.F707]+[.H707]-[.F706]-[.H70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1494">
            <text:p>241494</text:p>
          </table:table-cell>
          <table:table-cell office:value-type="float" office:value="6796">
            <text:p>6796</text:p>
          </table:table-cell>
          <table:table-cell office:value-type="float" office:value="510520">
            <text:p>510520</text:p>
          </table:table-cell>
          <table:table-cell office:value-type="float" office:value="17070">
            <text:p>17070</text:p>
          </table:table-cell>
          <table:table-cell office:value-type="float" office:value="399768">
            <text:p>399768</text:p>
          </table:table-cell>
          <table:table-cell office:value-type="float" office:value="10433">
            <text:p>10433</text:p>
          </table:table-cell>
          <table:table-cell office:value-type="float" office:value="722952">
            <text:p>722952</text:p>
          </table:table-cell>
          <table:table-cell office:value-type="float" office:value="23738">
            <text:p>23738</text:p>
          </table:table-cell>
          <table:table-cell table:number-columns-repeated="2"/>
          <table:table-cell table:formula="of:=[.A708]+[.C708]-[.A707]-[.C707]" office:value-type="float" office:value="1037">
            <text:p>1037</text:p>
          </table:table-cell>
          <table:table-cell table:formula="of:=[.E708]+[.G708]-[.E707]-[.G707]" office:value-type="float" office:value="1043">
            <text:p>1043</text:p>
          </table:table-cell>
          <table:table-cell table:formula="of:=[.B708]+[.D708]-[.B707]-[.D707]" office:value-type="float" office:value="33">
            <text:p>33</text:p>
          </table:table-cell>
          <table:table-cell table:formula="of:=[.F708]+[.H708]-[.F707]-[.H7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1813">
            <text:p>241813</text:p>
          </table:table-cell>
          <table:table-cell office:value-type="float" office:value="6805">
            <text:p>6805</text:p>
          </table:table-cell>
          <table:table-cell office:value-type="float" office:value="511238">
            <text:p>511238</text:p>
          </table:table-cell>
          <table:table-cell office:value-type="float" office:value="17094">
            <text:p>17094</text:p>
          </table:table-cell>
          <table:table-cell office:value-type="float" office:value="400093">
            <text:p>400093</text:p>
          </table:table-cell>
          <table:table-cell office:value-type="float" office:value="10442">
            <text:p>10442</text:p>
          </table:table-cell>
          <table:table-cell office:value-type="float" office:value="723670">
            <text:p>723670</text:p>
          </table:table-cell>
          <table:table-cell office:value-type="float" office:value="23762">
            <text:p>23762</text:p>
          </table:table-cell>
          <table:table-cell table:number-columns-repeated="2"/>
          <table:table-cell table:formula="of:=[.A709]+[.C709]-[.A708]-[.C708]" office:value-type="float" office:value="1041">
            <text:p>1041</text:p>
          </table:table-cell>
          <table:table-cell table:formula="of:=[.E709]+[.G709]-[.E708]-[.G708]" office:value-type="float" office:value="1059">
            <text:p>1059</text:p>
          </table:table-cell>
          <table:table-cell table:formula="of:=[.B709]+[.D709]-[.B708]-[.D708]" office:value-type="float" office:value="33">
            <text:p>33</text:p>
          </table:table-cell>
          <table:table-cell table:formula="of:=[.F709]+[.H709]-[.F708]-[.H70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2136">
            <text:p>242136</text:p>
          </table:table-cell>
          <table:table-cell office:value-type="float" office:value="6814">
            <text:p>6814</text:p>
          </table:table-cell>
          <table:table-cell office:value-type="float" office:value="511956">
            <text:p>511956</text:p>
          </table:table-cell>
          <table:table-cell office:value-type="float" office:value="17118">
            <text:p>17118</text:p>
          </table:table-cell>
          <table:table-cell office:value-type="float" office:value="400434">
            <text:p>400434</text:p>
          </table:table-cell>
          <table:table-cell office:value-type="float" office:value="10452">
            <text:p>10452</text:p>
          </table:table-cell>
          <table:table-cell office:value-type="float" office:value="724388">
            <text:p>724388</text:p>
          </table:table-cell>
          <table:table-cell office:value-type="float" office:value="23786">
            <text:p>23786</text:p>
          </table:table-cell>
          <table:table-cell table:number-columns-repeated="2"/>
          <table:table-cell table:formula="of:=[.A710]+[.C710]-[.A709]-[.C709]" office:value-type="float" office:value="1037">
            <text:p>1037</text:p>
          </table:table-cell>
          <table:table-cell table:formula="of:=[.E710]+[.G710]-[.E709]-[.G709]" office:value-type="float" office:value="1043">
            <text:p>1043</text:p>
          </table:table-cell>
          <table:table-cell table:formula="of:=[.B710]+[.D710]-[.B709]-[.D709]" office:value-type="float" office:value="33">
            <text:p>33</text:p>
          </table:table-cell>
          <table:table-cell table:formula="of:=[.F710]+[.H710]-[.F709]-[.H7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2455">
            <text:p>242455</text:p>
          </table:table-cell>
          <table:table-cell office:value-type="float" office:value="6823">
            <text:p>6823</text:p>
          </table:table-cell>
          <table:table-cell office:value-type="float" office:value="512674">
            <text:p>512674</text:p>
          </table:table-cell>
          <table:table-cell office:value-type="float" office:value="17142">
            <text:p>17142</text:p>
          </table:table-cell>
          <table:table-cell office:value-type="float" office:value="400759">
            <text:p>400759</text:p>
          </table:table-cell>
          <table:table-cell office:value-type="float" office:value="10461">
            <text:p>10461</text:p>
          </table:table-cell>
          <table:table-cell office:value-type="float" office:value="725106">
            <text:p>725106</text:p>
          </table:table-cell>
          <table:table-cell office:value-type="float" office:value="23810">
            <text:p>23810</text:p>
          </table:table-cell>
          <table:table-cell table:number-columns-repeated="2"/>
          <table:table-cell table:formula="of:=[.A711]+[.C711]-[.A710]-[.C710]" office:value-type="float" office:value="1041">
            <text:p>1041</text:p>
          </table:table-cell>
          <table:table-cell table:formula="of:=[.E711]+[.G711]-[.E710]-[.G710]" office:value-type="float" office:value="1039">
            <text:p>1039</text:p>
          </table:table-cell>
          <table:table-cell table:formula="of:=[.B711]+[.D711]-[.B710]-[.D710]" office:value-type="float" office:value="33">
            <text:p>33</text:p>
          </table:table-cell>
          <table:table-cell table:formula="of:=[.F711]+[.H711]-[.F710]-[.H7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2778">
            <text:p>242778</text:p>
          </table:table-cell>
          <table:table-cell office:value-type="float" office:value="6832">
            <text:p>6832</text:p>
          </table:table-cell>
          <table:table-cell office:value-type="float" office:value="513392">
            <text:p>513392</text:p>
          </table:table-cell>
          <table:table-cell office:value-type="float" office:value="17166">
            <text:p>17166</text:p>
          </table:table-cell>
          <table:table-cell office:value-type="float" office:value="401080">
            <text:p>401080</text:p>
          </table:table-cell>
          <table:table-cell office:value-type="float" office:value="10470">
            <text:p>10470</text:p>
          </table:table-cell>
          <table:table-cell office:value-type="float" office:value="725824">
            <text:p>725824</text:p>
          </table:table-cell>
          <table:table-cell office:value-type="float" office:value="23834">
            <text:p>23834</text:p>
          </table:table-cell>
          <table:table-cell table:number-columns-repeated="2"/>
          <table:table-cell table:formula="of:=[.A712]+[.C712]-[.A711]-[.C711]" office:value-type="float" office:value="1037">
            <text:p>1037</text:p>
          </table:table-cell>
          <table:table-cell table:formula="of:=[.E712]+[.G712]-[.E711]-[.G711]" office:value-type="float" office:value="1043">
            <text:p>1043</text:p>
          </table:table-cell>
          <table:table-cell table:formula="of:=[.B712]+[.D712]-[.B711]-[.D711]" office:value-type="float" office:value="33">
            <text:p>33</text:p>
          </table:table-cell>
          <table:table-cell table:formula="of:=[.F712]+[.H712]-[.F711]-[.H7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3097">
            <text:p>243097</text:p>
          </table:table-cell>
          <table:table-cell office:value-type="float" office:value="6841">
            <text:p>6841</text:p>
          </table:table-cell>
          <table:table-cell office:value-type="float" office:value="514110">
            <text:p>514110</text:p>
          </table:table-cell>
          <table:table-cell office:value-type="float" office:value="17190">
            <text:p>17190</text:p>
          </table:table-cell>
          <table:table-cell office:value-type="float" office:value="401405">
            <text:p>401405</text:p>
          </table:table-cell>
          <table:table-cell office:value-type="float" office:value="10479">
            <text:p>10479</text:p>
          </table:table-cell>
          <table:table-cell office:value-type="float" office:value="726542">
            <text:p>726542</text:p>
          </table:table-cell>
          <table:table-cell office:value-type="float" office:value="23858">
            <text:p>23858</text:p>
          </table:table-cell>
          <table:table-cell table:number-columns-repeated="2"/>
          <table:table-cell table:formula="of:=[.A713]+[.C713]-[.A712]-[.C712]" office:value-type="float" office:value="1041">
            <text:p>1041</text:p>
          </table:table-cell>
          <table:table-cell table:formula="of:=[.E713]+[.G713]-[.E712]-[.G712]" office:value-type="float" office:value="1059">
            <text:p>1059</text:p>
          </table:table-cell>
          <table:table-cell table:formula="of:=[.B713]+[.D713]-[.B712]-[.D712]" office:value-type="float" office:value="33">
            <text:p>33</text:p>
          </table:table-cell>
          <table:table-cell table:formula="of:=[.F713]+[.H713]-[.F712]-[.H71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3420">
            <text:p>243420</text:p>
          </table:table-cell>
          <table:table-cell office:value-type="float" office:value="6850">
            <text:p>6850</text:p>
          </table:table-cell>
          <table:table-cell office:value-type="float" office:value="514828">
            <text:p>514828</text:p>
          </table:table-cell>
          <table:table-cell office:value-type="float" office:value="17214">
            <text:p>17214</text:p>
          </table:table-cell>
          <table:table-cell office:value-type="float" office:value="401746">
            <text:p>401746</text:p>
          </table:table-cell>
          <table:table-cell office:value-type="float" office:value="10489">
            <text:p>10489</text:p>
          </table:table-cell>
          <table:table-cell office:value-type="float" office:value="727260">
            <text:p>727260</text:p>
          </table:table-cell>
          <table:table-cell office:value-type="float" office:value="23882">
            <text:p>23882</text:p>
          </table:table-cell>
          <table:table-cell table:number-columns-repeated="2"/>
          <table:table-cell table:formula="of:=[.A714]+[.C714]-[.A713]-[.C713]" office:value-type="float" office:value="1037">
            <text:p>1037</text:p>
          </table:table-cell>
          <table:table-cell table:formula="of:=[.E714]+[.G714]-[.E713]-[.G713]" office:value-type="float" office:value="1043">
            <text:p>1043</text:p>
          </table:table-cell>
          <table:table-cell table:formula="of:=[.B714]+[.D714]-[.B713]-[.D713]" office:value-type="float" office:value="33">
            <text:p>33</text:p>
          </table:table-cell>
          <table:table-cell table:formula="of:=[.F714]+[.H714]-[.F713]-[.H7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3739">
            <text:p>243739</text:p>
          </table:table-cell>
          <table:table-cell office:value-type="float" office:value="6859">
            <text:p>6859</text:p>
          </table:table-cell>
          <table:table-cell office:value-type="float" office:value="515546">
            <text:p>515546</text:p>
          </table:table-cell>
          <table:table-cell office:value-type="float" office:value="17238">
            <text:p>17238</text:p>
          </table:table-cell>
          <table:table-cell office:value-type="float" office:value="402071">
            <text:p>402071</text:p>
          </table:table-cell>
          <table:table-cell office:value-type="float" office:value="10498">
            <text:p>10498</text:p>
          </table:table-cell>
          <table:table-cell office:value-type="float" office:value="727978">
            <text:p>727978</text:p>
          </table:table-cell>
          <table:table-cell office:value-type="float" office:value="23906">
            <text:p>23906</text:p>
          </table:table-cell>
          <table:table-cell table:number-columns-repeated="2"/>
          <table:table-cell table:formula="of:=[.A715]+[.C715]-[.A714]-[.C714]" office:value-type="float" office:value="1041">
            <text:p>1041</text:p>
          </table:table-cell>
          <table:table-cell table:formula="of:=[.E715]+[.G715]-[.E714]-[.G714]" office:value-type="float" office:value="1059">
            <text:p>1059</text:p>
          </table:table-cell>
          <table:table-cell table:formula="of:=[.B715]+[.D715]-[.B714]-[.D714]" office:value-type="float" office:value="33">
            <text:p>33</text:p>
          </table:table-cell>
          <table:table-cell table:formula="of:=[.F715]+[.H715]-[.F714]-[.H71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4062">
            <text:p>244062</text:p>
          </table:table-cell>
          <table:table-cell office:value-type="float" office:value="6868">
            <text:p>6868</text:p>
          </table:table-cell>
          <table:table-cell office:value-type="float" office:value="516264">
            <text:p>516264</text:p>
          </table:table-cell>
          <table:table-cell office:value-type="float" office:value="17262">
            <text:p>17262</text:p>
          </table:table-cell>
          <table:table-cell office:value-type="float" office:value="402412">
            <text:p>402412</text:p>
          </table:table-cell>
          <table:table-cell office:value-type="float" office:value="10508">
            <text:p>10508</text:p>
          </table:table-cell>
          <table:table-cell office:value-type="float" office:value="728696">
            <text:p>728696</text:p>
          </table:table-cell>
          <table:table-cell office:value-type="float" office:value="23930">
            <text:p>23930</text:p>
          </table:table-cell>
          <table:table-cell table:number-columns-repeated="2"/>
          <table:table-cell table:formula="of:=[.A716]+[.C716]-[.A715]-[.C715]" office:value-type="float" office:value="1037">
            <text:p>1037</text:p>
          </table:table-cell>
          <table:table-cell table:formula="of:=[.E716]+[.G716]-[.E715]-[.G715]" office:value-type="float" office:value="1043">
            <text:p>1043</text:p>
          </table:table-cell>
          <table:table-cell table:formula="of:=[.B716]+[.D716]-[.B715]-[.D715]" office:value-type="float" office:value="33">
            <text:p>33</text:p>
          </table:table-cell>
          <table:table-cell table:formula="of:=[.F716]+[.H716]-[.F715]-[.H7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4381">
            <text:p>244381</text:p>
          </table:table-cell>
          <table:table-cell office:value-type="float" office:value="6877">
            <text:p>6877</text:p>
          </table:table-cell>
          <table:table-cell office:value-type="float" office:value="516982">
            <text:p>516982</text:p>
          </table:table-cell>
          <table:table-cell office:value-type="float" office:value="17286">
            <text:p>17286</text:p>
          </table:table-cell>
          <table:table-cell office:value-type="float" office:value="402737">
            <text:p>402737</text:p>
          </table:table-cell>
          <table:table-cell office:value-type="float" office:value="10517">
            <text:p>10517</text:p>
          </table:table-cell>
          <table:table-cell office:value-type="float" office:value="729414">
            <text:p>729414</text:p>
          </table:table-cell>
          <table:table-cell office:value-type="float" office:value="23954">
            <text:p>23954</text:p>
          </table:table-cell>
          <table:table-cell table:number-columns-repeated="2"/>
          <table:table-cell table:formula="of:=[.A717]+[.C717]-[.A716]-[.C716]" office:value-type="float" office:value="1041">
            <text:p>1041</text:p>
          </table:table-cell>
          <table:table-cell table:formula="of:=[.E717]+[.G717]-[.E716]-[.G716]" office:value-type="float" office:value="1039">
            <text:p>1039</text:p>
          </table:table-cell>
          <table:table-cell table:formula="of:=[.B717]+[.D717]-[.B716]-[.D716]" office:value-type="float" office:value="33">
            <text:p>33</text:p>
          </table:table-cell>
          <table:table-cell table:formula="of:=[.F717]+[.H717]-[.F716]-[.H7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4704">
            <text:p>244704</text:p>
          </table:table-cell>
          <table:table-cell office:value-type="float" office:value="6886">
            <text:p>6886</text:p>
          </table:table-cell>
          <table:table-cell office:value-type="float" office:value="517700">
            <text:p>517700</text:p>
          </table:table-cell>
          <table:table-cell office:value-type="float" office:value="17310">
            <text:p>17310</text:p>
          </table:table-cell>
          <table:table-cell office:value-type="float" office:value="403058">
            <text:p>403058</text:p>
          </table:table-cell>
          <table:table-cell office:value-type="float" office:value="10526">
            <text:p>10526</text:p>
          </table:table-cell>
          <table:table-cell office:value-type="float" office:value="730132">
            <text:p>730132</text:p>
          </table:table-cell>
          <table:table-cell office:value-type="float" office:value="23978">
            <text:p>23978</text:p>
          </table:table-cell>
          <table:table-cell table:number-columns-repeated="2"/>
          <table:table-cell table:formula="of:=[.A718]+[.C718]-[.A717]-[.C717]" office:value-type="float" office:value="1037">
            <text:p>1037</text:p>
          </table:table-cell>
          <table:table-cell table:formula="of:=[.E718]+[.G718]-[.E717]-[.G717]" office:value-type="float" office:value="1043">
            <text:p>1043</text:p>
          </table:table-cell>
          <table:table-cell table:formula="of:=[.B718]+[.D718]-[.B717]-[.D717]" office:value-type="float" office:value="33">
            <text:p>33</text:p>
          </table:table-cell>
          <table:table-cell table:formula="of:=[.F718]+[.H718]-[.F717]-[.H7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5023">
            <text:p>245023</text:p>
          </table:table-cell>
          <table:table-cell office:value-type="float" office:value="6895">
            <text:p>6895</text:p>
          </table:table-cell>
          <table:table-cell office:value-type="float" office:value="518418">
            <text:p>518418</text:p>
          </table:table-cell>
          <table:table-cell office:value-type="float" office:value="17334">
            <text:p>17334</text:p>
          </table:table-cell>
          <table:table-cell office:value-type="float" office:value="403383">
            <text:p>403383</text:p>
          </table:table-cell>
          <table:table-cell office:value-type="float" office:value="10535">
            <text:p>10535</text:p>
          </table:table-cell>
          <table:table-cell office:value-type="float" office:value="730850">
            <text:p>730850</text:p>
          </table:table-cell>
          <table:table-cell office:value-type="float" office:value="24002">
            <text:p>24002</text:p>
          </table:table-cell>
          <table:table-cell table:number-columns-repeated="2"/>
          <table:table-cell table:formula="of:=[.A719]+[.C719]-[.A718]-[.C718]" office:value-type="float" office:value="1041">
            <text:p>1041</text:p>
          </table:table-cell>
          <table:table-cell table:formula="of:=[.E719]+[.G719]-[.E718]-[.G718]" office:value-type="float" office:value="1039">
            <text:p>1039</text:p>
          </table:table-cell>
          <table:table-cell table:formula="of:=[.B719]+[.D719]-[.B718]-[.D718]" office:value-type="float" office:value="33">
            <text:p>33</text:p>
          </table:table-cell>
          <table:table-cell table:formula="of:=[.F719]+[.H719]-[.F718]-[.H7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5346">
            <text:p>245346</text:p>
          </table:table-cell>
          <table:table-cell office:value-type="float" office:value="6904">
            <text:p>6904</text:p>
          </table:table-cell>
          <table:table-cell office:value-type="float" office:value="519136">
            <text:p>519136</text:p>
          </table:table-cell>
          <table:table-cell office:value-type="float" office:value="17358">
            <text:p>17358</text:p>
          </table:table-cell>
          <table:table-cell office:value-type="float" office:value="403704">
            <text:p>403704</text:p>
          </table:table-cell>
          <table:table-cell office:value-type="float" office:value="10544">
            <text:p>10544</text:p>
          </table:table-cell>
          <table:table-cell office:value-type="float" office:value="731568">
            <text:p>731568</text:p>
          </table:table-cell>
          <table:table-cell office:value-type="float" office:value="24026">
            <text:p>24026</text:p>
          </table:table-cell>
          <table:table-cell table:number-columns-repeated="2"/>
          <table:table-cell table:formula="of:=[.A720]+[.C720]-[.A719]-[.C719]" office:value-type="float" office:value="1037">
            <text:p>1037</text:p>
          </table:table-cell>
          <table:table-cell table:formula="of:=[.E720]+[.G720]-[.E719]-[.G719]" office:value-type="float" office:value="1063">
            <text:p>1063</text:p>
          </table:table-cell>
          <table:table-cell table:formula="of:=[.B720]+[.D720]-[.B719]-[.D719]" office:value-type="float" office:value="33">
            <text:p>33</text:p>
          </table:table-cell>
          <table:table-cell table:formula="of:=[.F720]+[.H720]-[.F719]-[.H7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5665">
            <text:p>245665</text:p>
          </table:table-cell>
          <table:table-cell office:value-type="float" office:value="6913">
            <text:p>6913</text:p>
          </table:table-cell>
          <table:table-cell office:value-type="float" office:value="519854">
            <text:p>519854</text:p>
          </table:table-cell>
          <table:table-cell office:value-type="float" office:value="17382">
            <text:p>17382</text:p>
          </table:table-cell>
          <table:table-cell office:value-type="float" office:value="404049">
            <text:p>404049</text:p>
          </table:table-cell>
          <table:table-cell office:value-type="float" office:value="10554">
            <text:p>10554</text:p>
          </table:table-cell>
          <table:table-cell office:value-type="float" office:value="732286">
            <text:p>732286</text:p>
          </table:table-cell>
          <table:table-cell office:value-type="float" office:value="24050">
            <text:p>24050</text:p>
          </table:table-cell>
          <table:table-cell table:number-columns-repeated="2"/>
          <table:table-cell table:formula="of:=[.A721]+[.C721]-[.A720]-[.C720]" office:value-type="float" office:value="1041">
            <text:p>1041</text:p>
          </table:table-cell>
          <table:table-cell table:formula="of:=[.E721]+[.G721]-[.E720]-[.G720]" office:value-type="float" office:value="1039">
            <text:p>1039</text:p>
          </table:table-cell>
          <table:table-cell table:formula="of:=[.B721]+[.D721]-[.B720]-[.D720]" office:value-type="float" office:value="33">
            <text:p>33</text:p>
          </table:table-cell>
          <table:table-cell table:formula="of:=[.F721]+[.H721]-[.F720]-[.H7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5988">
            <text:p>245988</text:p>
          </table:table-cell>
          <table:table-cell office:value-type="float" office:value="6922">
            <text:p>6922</text:p>
          </table:table-cell>
          <table:table-cell office:value-type="float" office:value="520572">
            <text:p>520572</text:p>
          </table:table-cell>
          <table:table-cell office:value-type="float" office:value="17406">
            <text:p>17406</text:p>
          </table:table-cell>
          <table:table-cell office:value-type="float" office:value="404370">
            <text:p>404370</text:p>
          </table:table-cell>
          <table:table-cell office:value-type="float" office:value="10563">
            <text:p>10563</text:p>
          </table:table-cell>
          <table:table-cell office:value-type="float" office:value="733004">
            <text:p>733004</text:p>
          </table:table-cell>
          <table:table-cell office:value-type="float" office:value="24074">
            <text:p>24074</text:p>
          </table:table-cell>
          <table:table-cell table:number-columns-repeated="2"/>
          <table:table-cell table:formula="of:=[.A722]+[.C722]-[.A721]-[.C721]" office:value-type="float" office:value="1037">
            <text:p>1037</text:p>
          </table:table-cell>
          <table:table-cell table:formula="of:=[.E722]+[.G722]-[.E721]-[.G721]" office:value-type="float" office:value="1023">
            <text:p>1023</text:p>
          </table:table-cell>
          <table:table-cell table:formula="of:=[.B722]+[.D722]-[.B721]-[.D721]" office:value-type="float" office:value="33">
            <text:p>33</text:p>
          </table:table-cell>
          <table:table-cell table:formula="of:=[.F722]+[.H722]-[.F721]-[.H721]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246307">
            <text:p>246307</text:p>
          </table:table-cell>
          <table:table-cell office:value-type="float" office:value="6931">
            <text:p>6931</text:p>
          </table:table-cell>
          <table:table-cell office:value-type="float" office:value="521290">
            <text:p>521290</text:p>
          </table:table-cell>
          <table:table-cell office:value-type="float" office:value="17430">
            <text:p>17430</text:p>
          </table:table-cell>
          <table:table-cell office:value-type="float" office:value="404675">
            <text:p>404675</text:p>
          </table:table-cell>
          <table:table-cell office:value-type="float" office:value="10571">
            <text:p>10571</text:p>
          </table:table-cell>
          <table:table-cell office:value-type="float" office:value="733722">
            <text:p>733722</text:p>
          </table:table-cell>
          <table:table-cell office:value-type="float" office:value="24098">
            <text:p>24098</text:p>
          </table:table-cell>
          <table:table-cell table:number-columns-repeated="2"/>
          <table:table-cell table:formula="of:=[.A723]+[.C723]-[.A722]-[.C722]" office:value-type="float" office:value="1041">
            <text:p>1041</text:p>
          </table:table-cell>
          <table:table-cell table:formula="of:=[.E723]+[.G723]-[.E722]-[.G722]" office:value-type="float" office:value="1079">
            <text:p>1079</text:p>
          </table:table-cell>
          <table:table-cell table:formula="of:=[.B723]+[.D723]-[.B722]-[.D722]" office:value-type="float" office:value="33">
            <text:p>33</text:p>
          </table:table-cell>
          <table:table-cell table:formula="of:=[.F723]+[.H723]-[.F722]-[.H722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46630">
            <text:p>246630</text:p>
          </table:table-cell>
          <table:table-cell office:value-type="float" office:value="6940">
            <text:p>6940</text:p>
          </table:table-cell>
          <table:table-cell office:value-type="float" office:value="522008">
            <text:p>522008</text:p>
          </table:table-cell>
          <table:table-cell office:value-type="float" office:value="17454">
            <text:p>17454</text:p>
          </table:table-cell>
          <table:table-cell office:value-type="float" office:value="405036">
            <text:p>405036</text:p>
          </table:table-cell>
          <table:table-cell office:value-type="float" office:value="10582">
            <text:p>10582</text:p>
          </table:table-cell>
          <table:table-cell office:value-type="float" office:value="734440">
            <text:p>734440</text:p>
          </table:table-cell>
          <table:table-cell office:value-type="float" office:value="24122">
            <text:p>24122</text:p>
          </table:table-cell>
          <table:table-cell table:number-columns-repeated="2"/>
          <table:table-cell table:formula="of:=[.A724]+[.C724]-[.A723]-[.C723]" office:value-type="float" office:value="1037">
            <text:p>1037</text:p>
          </table:table-cell>
          <table:table-cell table:formula="of:=[.E724]+[.G724]-[.E723]-[.G723]" office:value-type="float" office:value="1043">
            <text:p>1043</text:p>
          </table:table-cell>
          <table:table-cell table:formula="of:=[.B724]+[.D724]-[.B723]-[.D723]" office:value-type="float" office:value="33">
            <text:p>33</text:p>
          </table:table-cell>
          <table:table-cell table:formula="of:=[.F724]+[.H724]-[.F723]-[.H7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6949">
            <text:p>246949</text:p>
          </table:table-cell>
          <table:table-cell office:value-type="float" office:value="6949">
            <text:p>6949</text:p>
          </table:table-cell>
          <table:table-cell office:value-type="float" office:value="522726">
            <text:p>522726</text:p>
          </table:table-cell>
          <table:table-cell office:value-type="float" office:value="17478">
            <text:p>17478</text:p>
          </table:table-cell>
          <table:table-cell office:value-type="float" office:value="405361">
            <text:p>405361</text:p>
          </table:table-cell>
          <table:table-cell office:value-type="float" office:value="10591">
            <text:p>10591</text:p>
          </table:table-cell>
          <table:table-cell office:value-type="float" office:value="735158">
            <text:p>735158</text:p>
          </table:table-cell>
          <table:table-cell office:value-type="float" office:value="24146">
            <text:p>24146</text:p>
          </table:table-cell>
          <table:table-cell table:number-columns-repeated="2"/>
          <table:table-cell table:formula="of:=[.A725]+[.C725]-[.A724]-[.C724]" office:value-type="float" office:value="1041">
            <text:p>1041</text:p>
          </table:table-cell>
          <table:table-cell table:formula="of:=[.E725]+[.G725]-[.E724]-[.G724]" office:value-type="float" office:value="1039">
            <text:p>1039</text:p>
          </table:table-cell>
          <table:table-cell table:formula="of:=[.B725]+[.D725]-[.B724]-[.D724]" office:value-type="float" office:value="33">
            <text:p>33</text:p>
          </table:table-cell>
          <table:table-cell table:formula="of:=[.F725]+[.H725]-[.F724]-[.H7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7272">
            <text:p>247272</text:p>
          </table:table-cell>
          <table:table-cell office:value-type="float" office:value="6958">
            <text:p>6958</text:p>
          </table:table-cell>
          <table:table-cell office:value-type="float" office:value="523444">
            <text:p>523444</text:p>
          </table:table-cell>
          <table:table-cell office:value-type="float" office:value="17502">
            <text:p>17502</text:p>
          </table:table-cell>
          <table:table-cell office:value-type="float" office:value="405682">
            <text:p>405682</text:p>
          </table:table-cell>
          <table:table-cell office:value-type="float" office:value="10600">
            <text:p>10600</text:p>
          </table:table-cell>
          <table:table-cell office:value-type="float" office:value="735876">
            <text:p>735876</text:p>
          </table:table-cell>
          <table:table-cell office:value-type="float" office:value="24170">
            <text:p>24170</text:p>
          </table:table-cell>
          <table:table-cell table:number-columns-repeated="2"/>
          <table:table-cell table:formula="of:=[.A726]+[.C726]-[.A725]-[.C725]" office:value-type="float" office:value="1037">
            <text:p>1037</text:p>
          </table:table-cell>
          <table:table-cell table:formula="of:=[.E726]+[.G726]-[.E725]-[.G725]" office:value-type="float" office:value="1043">
            <text:p>1043</text:p>
          </table:table-cell>
          <table:table-cell table:formula="of:=[.B726]+[.D726]-[.B725]-[.D725]" office:value-type="float" office:value="33">
            <text:p>33</text:p>
          </table:table-cell>
          <table:table-cell table:formula="of:=[.F726]+[.H726]-[.F725]-[.H7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7591">
            <text:p>247591</text:p>
          </table:table-cell>
          <table:table-cell office:value-type="float" office:value="6967">
            <text:p>6967</text:p>
          </table:table-cell>
          <table:table-cell office:value-type="float" office:value="524162">
            <text:p>524162</text:p>
          </table:table-cell>
          <table:table-cell office:value-type="float" office:value="17526">
            <text:p>17526</text:p>
          </table:table-cell>
          <table:table-cell office:value-type="float" office:value="406007">
            <text:p>406007</text:p>
          </table:table-cell>
          <table:table-cell office:value-type="float" office:value="10609">
            <text:p>10609</text:p>
          </table:table-cell>
          <table:table-cell office:value-type="float" office:value="736594">
            <text:p>736594</text:p>
          </table:table-cell>
          <table:table-cell office:value-type="float" office:value="24194">
            <text:p>24194</text:p>
          </table:table-cell>
          <table:table-cell table:number-columns-repeated="2"/>
          <table:table-cell table:formula="of:=[.A727]+[.C727]-[.A726]-[.C726]" office:value-type="float" office:value="1041">
            <text:p>1041</text:p>
          </table:table-cell>
          <table:table-cell table:formula="of:=[.E727]+[.G727]-[.E726]-[.G726]" office:value-type="float" office:value="1039">
            <text:p>1039</text:p>
          </table:table-cell>
          <table:table-cell table:formula="of:=[.B727]+[.D727]-[.B726]-[.D726]" office:value-type="float" office:value="33">
            <text:p>33</text:p>
          </table:table-cell>
          <table:table-cell table:formula="of:=[.F727]+[.H727]-[.F726]-[.H7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7914">
            <text:p>247914</text:p>
          </table:table-cell>
          <table:table-cell office:value-type="float" office:value="6976">
            <text:p>6976</text:p>
          </table:table-cell>
          <table:table-cell office:value-type="float" office:value="524880">
            <text:p>524880</text:p>
          </table:table-cell>
          <table:table-cell office:value-type="float" office:value="17550">
            <text:p>17550</text:p>
          </table:table-cell>
          <table:table-cell office:value-type="float" office:value="406328">
            <text:p>406328</text:p>
          </table:table-cell>
          <table:table-cell office:value-type="float" office:value="10618">
            <text:p>10618</text:p>
          </table:table-cell>
          <table:table-cell office:value-type="float" office:value="737312">
            <text:p>737312</text:p>
          </table:table-cell>
          <table:table-cell office:value-type="float" office:value="24218">
            <text:p>24218</text:p>
          </table:table-cell>
          <table:table-cell table:number-columns-repeated="2"/>
          <table:table-cell table:formula="of:=[.A728]+[.C728]-[.A727]-[.C727]" office:value-type="float" office:value="1037">
            <text:p>1037</text:p>
          </table:table-cell>
          <table:table-cell table:formula="of:=[.E728]+[.G728]-[.E727]-[.G727]" office:value-type="float" office:value="1043">
            <text:p>1043</text:p>
          </table:table-cell>
          <table:table-cell table:formula="of:=[.B728]+[.D728]-[.B727]-[.D727]" office:value-type="float" office:value="33">
            <text:p>33</text:p>
          </table:table-cell>
          <table:table-cell table:formula="of:=[.F728]+[.H728]-[.F727]-[.H7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8233">
            <text:p>248233</text:p>
          </table:table-cell>
          <table:table-cell office:value-type="float" office:value="6985">
            <text:p>6985</text:p>
          </table:table-cell>
          <table:table-cell office:value-type="float" office:value="525598">
            <text:p>525598</text:p>
          </table:table-cell>
          <table:table-cell office:value-type="float" office:value="17574">
            <text:p>17574</text:p>
          </table:table-cell>
          <table:table-cell office:value-type="float" office:value="406653">
            <text:p>406653</text:p>
          </table:table-cell>
          <table:table-cell office:value-type="float" office:value="10627">
            <text:p>10627</text:p>
          </table:table-cell>
          <table:table-cell office:value-type="float" office:value="738030">
            <text:p>738030</text:p>
          </table:table-cell>
          <table:table-cell office:value-type="float" office:value="24242">
            <text:p>24242</text:p>
          </table:table-cell>
          <table:table-cell table:number-columns-repeated="2"/>
          <table:table-cell table:formula="of:=[.A729]+[.C729]-[.A728]-[.C728]" office:value-type="float" office:value="1041">
            <text:p>1041</text:p>
          </table:table-cell>
          <table:table-cell table:formula="of:=[.E729]+[.G729]-[.E728]-[.G728]" office:value-type="float" office:value="1059">
            <text:p>1059</text:p>
          </table:table-cell>
          <table:table-cell table:formula="of:=[.B729]+[.D729]-[.B728]-[.D728]" office:value-type="float" office:value="33">
            <text:p>33</text:p>
          </table:table-cell>
          <table:table-cell table:formula="of:=[.F729]+[.H729]-[.F728]-[.H72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8556">
            <text:p>248556</text:p>
          </table:table-cell>
          <table:table-cell office:value-type="float" office:value="6994">
            <text:p>6994</text:p>
          </table:table-cell>
          <table:table-cell office:value-type="float" office:value="526316">
            <text:p>526316</text:p>
          </table:table-cell>
          <table:table-cell office:value-type="float" office:value="17598">
            <text:p>17598</text:p>
          </table:table-cell>
          <table:table-cell office:value-type="float" office:value="406994">
            <text:p>406994</text:p>
          </table:table-cell>
          <table:table-cell office:value-type="float" office:value="10637">
            <text:p>10637</text:p>
          </table:table-cell>
          <table:table-cell office:value-type="float" office:value="738748">
            <text:p>738748</text:p>
          </table:table-cell>
          <table:table-cell office:value-type="float" office:value="24266">
            <text:p>24266</text:p>
          </table:table-cell>
          <table:table-cell table:number-columns-repeated="2"/>
          <table:table-cell table:formula="of:=[.A730]+[.C730]-[.A729]-[.C729]" office:value-type="float" office:value="859">
            <text:p>859</text:p>
          </table:table-cell>
          <table:table-cell table:formula="of:=[.E730]+[.G730]-[.E729]-[.G729]" office:value-type="float" office:value="1043">
            <text:p>1043</text:p>
          </table:table-cell>
          <table:table-cell table:formula="of:=[.B730]+[.D730]-[.B729]-[.D729]" office:value-type="float" office:value="32">
            <text:p>32</text:p>
          </table:table-cell>
          <table:table-cell table:formula="of:=[.F730]+[.H730]-[.F729]-[.H7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8875">
            <text:p>248875</text:p>
          </table:table-cell>
          <table:table-cell office:value-type="float" office:value="7003">
            <text:p>7003</text:p>
          </table:table-cell>
          <table:table-cell office:value-type="float" office:value="526856">
            <text:p>526856</text:p>
          </table:table-cell>
          <table:table-cell office:value-type="float" office:value="17621">
            <text:p>17621</text:p>
          </table:table-cell>
          <table:table-cell office:value-type="float" office:value="407319">
            <text:p>407319</text:p>
          </table:table-cell>
          <table:table-cell office:value-type="float" office:value="10646">
            <text:p>10646</text:p>
          </table:table-cell>
          <table:table-cell office:value-type="float" office:value="739466">
            <text:p>739466</text:p>
          </table:table-cell>
          <table:table-cell office:value-type="float" office:value="24290">
            <text:p>24290</text:p>
          </table:table-cell>
          <table:table-cell table:number-columns-repeated="2"/>
          <table:table-cell table:formula="of:=[.A731]+[.C731]-[.A730]-[.C730]" office:value-type="float" office:value="1301">
            <text:p>1301</text:p>
          </table:table-cell>
          <table:table-cell table:formula="of:=[.E731]+[.G731]-[.E730]-[.G730]" office:value-type="float" office:value="1039">
            <text:p>1039</text:p>
          </table:table-cell>
          <table:table-cell table:formula="of:=[.B731]+[.D731]-[.B730]-[.D730]" office:value-type="float" office:value="34">
            <text:p>34</text:p>
          </table:table-cell>
          <table:table-cell table:formula="of:=[.F731]+[.H731]-[.F730]-[.H7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9198">
            <text:p>249198</text:p>
          </table:table-cell>
          <table:table-cell office:value-type="float" office:value="7012">
            <text:p>7012</text:p>
          </table:table-cell>
          <table:table-cell office:value-type="float" office:value="527834">
            <text:p>527834</text:p>
          </table:table-cell>
          <table:table-cell office:value-type="float" office:value="17646">
            <text:p>17646</text:p>
          </table:table-cell>
          <table:table-cell office:value-type="float" office:value="407640">
            <text:p>407640</text:p>
          </table:table-cell>
          <table:table-cell office:value-type="float" office:value="10655">
            <text:p>10655</text:p>
          </table:table-cell>
          <table:table-cell office:value-type="float" office:value="740184">
            <text:p>740184</text:p>
          </table:table-cell>
          <table:table-cell office:value-type="float" office:value="24314">
            <text:p>24314</text:p>
          </table:table-cell>
          <table:table-cell table:number-columns-repeated="2"/>
          <table:table-cell table:formula="of:=[.A732]+[.C732]-[.A731]-[.C731]" office:value-type="float" office:value="1037">
            <text:p>1037</text:p>
          </table:table-cell>
          <table:table-cell table:formula="of:=[.E732]+[.G732]-[.E731]-[.G731]" office:value-type="float" office:value="1043">
            <text:p>1043</text:p>
          </table:table-cell>
          <table:table-cell table:formula="of:=[.B732]+[.D732]-[.B731]-[.D731]" office:value-type="float" office:value="33">
            <text:p>33</text:p>
          </table:table-cell>
          <table:table-cell table:formula="of:=[.F732]+[.H732]-[.F731]-[.H7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49517">
            <text:p>249517</text:p>
          </table:table-cell>
          <table:table-cell office:value-type="float" office:value="7021">
            <text:p>7021</text:p>
          </table:table-cell>
          <table:table-cell office:value-type="float" office:value="528552">
            <text:p>528552</text:p>
          </table:table-cell>
          <table:table-cell office:value-type="float" office:value="17670">
            <text:p>17670</text:p>
          </table:table-cell>
          <table:table-cell office:value-type="float" office:value="407965">
            <text:p>407965</text:p>
          </table:table-cell>
          <table:table-cell office:value-type="float" office:value="10664">
            <text:p>10664</text:p>
          </table:table-cell>
          <table:table-cell office:value-type="float" office:value="740902">
            <text:p>740902</text:p>
          </table:table-cell>
          <table:table-cell office:value-type="float" office:value="24338">
            <text:p>24338</text:p>
          </table:table-cell>
          <table:table-cell table:number-columns-repeated="2"/>
          <table:table-cell table:formula="of:=[.A733]+[.C733]-[.A732]-[.C732]" office:value-type="float" office:value="1041">
            <text:p>1041</text:p>
          </table:table-cell>
          <table:table-cell table:formula="of:=[.E733]+[.G733]-[.E732]-[.G732]" office:value-type="float" office:value="1059">
            <text:p>1059</text:p>
          </table:table-cell>
          <table:table-cell table:formula="of:=[.B733]+[.D733]-[.B732]-[.D732]" office:value-type="float" office:value="33">
            <text:p>33</text:p>
          </table:table-cell>
          <table:table-cell table:formula="of:=[.F733]+[.H733]-[.F732]-[.H73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49840">
            <text:p>249840</text:p>
          </table:table-cell>
          <table:table-cell office:value-type="float" office:value="7030">
            <text:p>7030</text:p>
          </table:table-cell>
          <table:table-cell office:value-type="float" office:value="529270">
            <text:p>529270</text:p>
          </table:table-cell>
          <table:table-cell office:value-type="float" office:value="17694">
            <text:p>17694</text:p>
          </table:table-cell>
          <table:table-cell office:value-type="float" office:value="408306">
            <text:p>408306</text:p>
          </table:table-cell>
          <table:table-cell office:value-type="float" office:value="10674">
            <text:p>10674</text:p>
          </table:table-cell>
          <table:table-cell office:value-type="float" office:value="741620">
            <text:p>741620</text:p>
          </table:table-cell>
          <table:table-cell office:value-type="float" office:value="24362">
            <text:p>24362</text:p>
          </table:table-cell>
          <table:table-cell table:number-columns-repeated="2"/>
          <table:table-cell table:formula="of:=[.A734]+[.C734]-[.A733]-[.C733]" office:value-type="float" office:value="1037">
            <text:p>1037</text:p>
          </table:table-cell>
          <table:table-cell table:formula="of:=[.E734]+[.G734]-[.E733]-[.G733]" office:value-type="float" office:value="1043">
            <text:p>1043</text:p>
          </table:table-cell>
          <table:table-cell table:formula="of:=[.B734]+[.D734]-[.B733]-[.D733]" office:value-type="float" office:value="33">
            <text:p>33</text:p>
          </table:table-cell>
          <table:table-cell table:formula="of:=[.F734]+[.H734]-[.F733]-[.H7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0159">
            <text:p>250159</text:p>
          </table:table-cell>
          <table:table-cell office:value-type="float" office:value="7039">
            <text:p>7039</text:p>
          </table:table-cell>
          <table:table-cell office:value-type="float" office:value="529988">
            <text:p>529988</text:p>
          </table:table-cell>
          <table:table-cell office:value-type="float" office:value="17718">
            <text:p>17718</text:p>
          </table:table-cell>
          <table:table-cell office:value-type="float" office:value="408631">
            <text:p>408631</text:p>
          </table:table-cell>
          <table:table-cell office:value-type="float" office:value="10683">
            <text:p>10683</text:p>
          </table:table-cell>
          <table:table-cell office:value-type="float" office:value="742338">
            <text:p>742338</text:p>
          </table:table-cell>
          <table:table-cell office:value-type="float" office:value="24386">
            <text:p>24386</text:p>
          </table:table-cell>
          <table:table-cell table:number-columns-repeated="2"/>
          <table:table-cell table:formula="of:=[.A735]+[.C735]-[.A734]-[.C734]" office:value-type="float" office:value="1041">
            <text:p>1041</text:p>
          </table:table-cell>
          <table:table-cell table:formula="of:=[.E735]+[.G735]-[.E734]-[.G734]" office:value-type="float" office:value="1039">
            <text:p>1039</text:p>
          </table:table-cell>
          <table:table-cell table:formula="of:=[.B735]+[.D735]-[.B734]-[.D734]" office:value-type="float" office:value="33">
            <text:p>33</text:p>
          </table:table-cell>
          <table:table-cell table:formula="of:=[.F735]+[.H735]-[.F734]-[.H7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0482">
            <text:p>250482</text:p>
          </table:table-cell>
          <table:table-cell office:value-type="float" office:value="7048">
            <text:p>7048</text:p>
          </table:table-cell>
          <table:table-cell office:value-type="float" office:value="530706">
            <text:p>530706</text:p>
          </table:table-cell>
          <table:table-cell office:value-type="float" office:value="17742">
            <text:p>17742</text:p>
          </table:table-cell>
          <table:table-cell office:value-type="float" office:value="408952">
            <text:p>408952</text:p>
          </table:table-cell>
          <table:table-cell office:value-type="float" office:value="10692">
            <text:p>10692</text:p>
          </table:table-cell>
          <table:table-cell office:value-type="float" office:value="743056">
            <text:p>743056</text:p>
          </table:table-cell>
          <table:table-cell office:value-type="float" office:value="24410">
            <text:p>24410</text:p>
          </table:table-cell>
          <table:table-cell table:number-columns-repeated="2"/>
          <table:table-cell table:formula="of:=[.A736]+[.C736]-[.A735]-[.C735]" office:value-type="float" office:value="1037">
            <text:p>1037</text:p>
          </table:table-cell>
          <table:table-cell table:formula="of:=[.E736]+[.G736]-[.E735]-[.G735]" office:value-type="float" office:value="1043">
            <text:p>1043</text:p>
          </table:table-cell>
          <table:table-cell table:formula="of:=[.B736]+[.D736]-[.B735]-[.D735]" office:value-type="float" office:value="33">
            <text:p>33</text:p>
          </table:table-cell>
          <table:table-cell table:formula="of:=[.F736]+[.H736]-[.F735]-[.H7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0801">
            <text:p>250801</text:p>
          </table:table-cell>
          <table:table-cell office:value-type="float" office:value="7057">
            <text:p>7057</text:p>
          </table:table-cell>
          <table:table-cell office:value-type="float" office:value="531424">
            <text:p>531424</text:p>
          </table:table-cell>
          <table:table-cell office:value-type="float" office:value="17766">
            <text:p>17766</text:p>
          </table:table-cell>
          <table:table-cell office:value-type="float" office:value="409277">
            <text:p>409277</text:p>
          </table:table-cell>
          <table:table-cell office:value-type="float" office:value="10701">
            <text:p>10701</text:p>
          </table:table-cell>
          <table:table-cell office:value-type="float" office:value="743774">
            <text:p>743774</text:p>
          </table:table-cell>
          <table:table-cell office:value-type="float" office:value="24434">
            <text:p>24434</text:p>
          </table:table-cell>
          <table:table-cell table:number-columns-repeated="2"/>
          <table:table-cell table:formula="of:=[.A737]+[.C737]-[.A736]-[.C736]" office:value-type="float" office:value="1041">
            <text:p>1041</text:p>
          </table:table-cell>
          <table:table-cell table:formula="of:=[.E737]+[.G737]-[.E736]-[.G736]" office:value-type="float" office:value="1039">
            <text:p>1039</text:p>
          </table:table-cell>
          <table:table-cell table:formula="of:=[.B737]+[.D737]-[.B736]-[.D736]" office:value-type="float" office:value="33">
            <text:p>33</text:p>
          </table:table-cell>
          <table:table-cell table:formula="of:=[.F737]+[.H737]-[.F736]-[.H7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1124">
            <text:p>251124</text:p>
          </table:table-cell>
          <table:table-cell office:value-type="float" office:value="7066">
            <text:p>7066</text:p>
          </table:table-cell>
          <table:table-cell office:value-type="float" office:value="532142">
            <text:p>532142</text:p>
          </table:table-cell>
          <table:table-cell office:value-type="float" office:value="17790">
            <text:p>17790</text:p>
          </table:table-cell>
          <table:table-cell office:value-type="float" office:value="409598">
            <text:p>409598</text:p>
          </table:table-cell>
          <table:table-cell office:value-type="float" office:value="10710">
            <text:p>10710</text:p>
          </table:table-cell>
          <table:table-cell office:value-type="float" office:value="744492">
            <text:p>744492</text:p>
          </table:table-cell>
          <table:table-cell office:value-type="float" office:value="24458">
            <text:p>24458</text:p>
          </table:table-cell>
          <table:table-cell table:number-columns-repeated="2"/>
          <table:table-cell table:formula="of:=[.A738]+[.C738]-[.A737]-[.C737]" office:value-type="float" office:value="1037">
            <text:p>1037</text:p>
          </table:table-cell>
          <table:table-cell table:formula="of:=[.E738]+[.G738]-[.E737]-[.G737]" office:value-type="float" office:value="1063">
            <text:p>1063</text:p>
          </table:table-cell>
          <table:table-cell table:formula="of:=[.B738]+[.D738]-[.B737]-[.D737]" office:value-type="float" office:value="33">
            <text:p>33</text:p>
          </table:table-cell>
          <table:table-cell table:formula="of:=[.F738]+[.H738]-[.F737]-[.H73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1443">
            <text:p>251443</text:p>
          </table:table-cell>
          <table:table-cell office:value-type="float" office:value="7075">
            <text:p>7075</text:p>
          </table:table-cell>
          <table:table-cell office:value-type="float" office:value="532860">
            <text:p>532860</text:p>
          </table:table-cell>
          <table:table-cell office:value-type="float" office:value="17814">
            <text:p>17814</text:p>
          </table:table-cell>
          <table:table-cell office:value-type="float" office:value="409943">
            <text:p>409943</text:p>
          </table:table-cell>
          <table:table-cell office:value-type="float" office:value="10720">
            <text:p>10720</text:p>
          </table:table-cell>
          <table:table-cell office:value-type="float" office:value="745210">
            <text:p>745210</text:p>
          </table:table-cell>
          <table:table-cell office:value-type="float" office:value="24482">
            <text:p>24482</text:p>
          </table:table-cell>
          <table:table-cell table:number-columns-repeated="2"/>
          <table:table-cell table:formula="of:=[.A739]+[.C739]-[.A738]-[.C738]" office:value-type="float" office:value="1041">
            <text:p>1041</text:p>
          </table:table-cell>
          <table:table-cell table:formula="of:=[.E739]+[.G739]-[.E738]-[.G738]" office:value-type="float" office:value="1039">
            <text:p>1039</text:p>
          </table:table-cell>
          <table:table-cell table:formula="of:=[.B739]+[.D739]-[.B738]-[.D738]" office:value-type="float" office:value="33">
            <text:p>33</text:p>
          </table:table-cell>
          <table:table-cell table:formula="of:=[.F739]+[.H739]-[.F738]-[.H7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1766">
            <text:p>251766</text:p>
          </table:table-cell>
          <table:table-cell office:value-type="float" office:value="7084">
            <text:p>7084</text:p>
          </table:table-cell>
          <table:table-cell office:value-type="float" office:value="533578">
            <text:p>533578</text:p>
          </table:table-cell>
          <table:table-cell office:value-type="float" office:value="17838">
            <text:p>17838</text:p>
          </table:table-cell>
          <table:table-cell office:value-type="float" office:value="410264">
            <text:p>410264</text:p>
          </table:table-cell>
          <table:table-cell office:value-type="float" office:value="10729">
            <text:p>10729</text:p>
          </table:table-cell>
          <table:table-cell office:value-type="float" office:value="745928">
            <text:p>745928</text:p>
          </table:table-cell>
          <table:table-cell office:value-type="float" office:value="24506">
            <text:p>24506</text:p>
          </table:table-cell>
          <table:table-cell table:number-columns-repeated="2"/>
          <table:table-cell table:formula="of:=[.A740]+[.C740]-[.A739]-[.C739]" office:value-type="float" office:value="1037">
            <text:p>1037</text:p>
          </table:table-cell>
          <table:table-cell table:formula="of:=[.E740]+[.G740]-[.E739]-[.G739]" office:value-type="float" office:value="1043">
            <text:p>1043</text:p>
          </table:table-cell>
          <table:table-cell table:formula="of:=[.B740]+[.D740]-[.B739]-[.D739]" office:value-type="float" office:value="33">
            <text:p>33</text:p>
          </table:table-cell>
          <table:table-cell table:formula="of:=[.F740]+[.H740]-[.F739]-[.H7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2085">
            <text:p>252085</text:p>
          </table:table-cell>
          <table:table-cell office:value-type="float" office:value="7093">
            <text:p>7093</text:p>
          </table:table-cell>
          <table:table-cell office:value-type="float" office:value="534296">
            <text:p>534296</text:p>
          </table:table-cell>
          <table:table-cell office:value-type="float" office:value="17862">
            <text:p>17862</text:p>
          </table:table-cell>
          <table:table-cell office:value-type="float" office:value="410589">
            <text:p>410589</text:p>
          </table:table-cell>
          <table:table-cell office:value-type="float" office:value="10738">
            <text:p>10738</text:p>
          </table:table-cell>
          <table:table-cell office:value-type="float" office:value="746646">
            <text:p>746646</text:p>
          </table:table-cell>
          <table:table-cell office:value-type="float" office:value="24530">
            <text:p>24530</text:p>
          </table:table-cell>
          <table:table-cell table:number-columns-repeated="2"/>
          <table:table-cell table:formula="of:=[.A741]+[.C741]-[.A740]-[.C740]" office:value-type="float" office:value="1041">
            <text:p>1041</text:p>
          </table:table-cell>
          <table:table-cell table:formula="of:=[.E741]+[.G741]-[.E740]-[.G740]" office:value-type="float" office:value="1039">
            <text:p>1039</text:p>
          </table:table-cell>
          <table:table-cell table:formula="of:=[.B741]+[.D741]-[.B740]-[.D740]" office:value-type="float" office:value="33">
            <text:p>33</text:p>
          </table:table-cell>
          <table:table-cell table:formula="of:=[.F741]+[.H741]-[.F740]-[.H7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2408">
            <text:p>252408</text:p>
          </table:table-cell>
          <table:table-cell office:value-type="float" office:value="7102">
            <text:p>7102</text:p>
          </table:table-cell>
          <table:table-cell office:value-type="float" office:value="535014">
            <text:p>535014</text:p>
          </table:table-cell>
          <table:table-cell office:value-type="float" office:value="17886">
            <text:p>17886</text:p>
          </table:table-cell>
          <table:table-cell office:value-type="float" office:value="410910">
            <text:p>410910</text:p>
          </table:table-cell>
          <table:table-cell office:value-type="float" office:value="10747">
            <text:p>10747</text:p>
          </table:table-cell>
          <table:table-cell office:value-type="float" office:value="747364">
            <text:p>747364</text:p>
          </table:table-cell>
          <table:table-cell office:value-type="float" office:value="24554">
            <text:p>24554</text:p>
          </table:table-cell>
          <table:table-cell table:number-columns-repeated="2"/>
          <table:table-cell table:formula="of:=[.A742]+[.C742]-[.A741]-[.C741]" office:value-type="float" office:value="1037">
            <text:p>1037</text:p>
          </table:table-cell>
          <table:table-cell table:formula="of:=[.E742]+[.G742]-[.E741]-[.G741]" office:value-type="float" office:value="1043">
            <text:p>1043</text:p>
          </table:table-cell>
          <table:table-cell table:formula="of:=[.B742]+[.D742]-[.B741]-[.D741]" office:value-type="float" office:value="33">
            <text:p>33</text:p>
          </table:table-cell>
          <table:table-cell table:formula="of:=[.F742]+[.H742]-[.F741]-[.H7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2727">
            <text:p>252727</text:p>
          </table:table-cell>
          <table:table-cell office:value-type="float" office:value="7111">
            <text:p>7111</text:p>
          </table:table-cell>
          <table:table-cell office:value-type="float" office:value="535732">
            <text:p>535732</text:p>
          </table:table-cell>
          <table:table-cell office:value-type="float" office:value="17910">
            <text:p>17910</text:p>
          </table:table-cell>
          <table:table-cell office:value-type="float" office:value="411235">
            <text:p>411235</text:p>
          </table:table-cell>
          <table:table-cell office:value-type="float" office:value="10756">
            <text:p>10756</text:p>
          </table:table-cell>
          <table:table-cell office:value-type="float" office:value="748082">
            <text:p>748082</text:p>
          </table:table-cell>
          <table:table-cell office:value-type="float" office:value="24578">
            <text:p>24578</text:p>
          </table:table-cell>
          <table:table-cell table:number-columns-repeated="2"/>
          <table:table-cell table:formula="of:=[.A743]+[.C743]-[.A742]-[.C742]" office:value-type="float" office:value="1041">
            <text:p>1041</text:p>
          </table:table-cell>
          <table:table-cell table:formula="of:=[.E743]+[.G743]-[.E742]-[.G742]" office:value-type="float" office:value="1039">
            <text:p>1039</text:p>
          </table:table-cell>
          <table:table-cell table:formula="of:=[.B743]+[.D743]-[.B742]-[.D742]" office:value-type="float" office:value="33">
            <text:p>33</text:p>
          </table:table-cell>
          <table:table-cell table:formula="of:=[.F743]+[.H743]-[.F742]-[.H7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3050">
            <text:p>253050</text:p>
          </table:table-cell>
          <table:table-cell office:value-type="float" office:value="7120">
            <text:p>7120</text:p>
          </table:table-cell>
          <table:table-cell office:value-type="float" office:value="536450">
            <text:p>536450</text:p>
          </table:table-cell>
          <table:table-cell office:value-type="float" office:value="17934">
            <text:p>17934</text:p>
          </table:table-cell>
          <table:table-cell office:value-type="float" office:value="411556">
            <text:p>411556</text:p>
          </table:table-cell>
          <table:table-cell office:value-type="float" office:value="10765">
            <text:p>10765</text:p>
          </table:table-cell>
          <table:table-cell office:value-type="float" office:value="748800">
            <text:p>748800</text:p>
          </table:table-cell>
          <table:table-cell office:value-type="float" office:value="24602">
            <text:p>24602</text:p>
          </table:table-cell>
          <table:table-cell table:number-columns-repeated="2"/>
          <table:table-cell table:formula="of:=[.A744]+[.C744]-[.A743]-[.C743]" office:value-type="float" office:value="1037">
            <text:p>1037</text:p>
          </table:table-cell>
          <table:table-cell table:formula="of:=[.E744]+[.G744]-[.E743]-[.G743]" office:value-type="float" office:value="1043">
            <text:p>1043</text:p>
          </table:table-cell>
          <table:table-cell table:formula="of:=[.B744]+[.D744]-[.B743]-[.D743]" office:value-type="float" office:value="33">
            <text:p>33</text:p>
          </table:table-cell>
          <table:table-cell table:formula="of:=[.F744]+[.H744]-[.F743]-[.H7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3369">
            <text:p>253369</text:p>
          </table:table-cell>
          <table:table-cell office:value-type="float" office:value="7129">
            <text:p>7129</text:p>
          </table:table-cell>
          <table:table-cell office:value-type="float" office:value="537168">
            <text:p>537168</text:p>
          </table:table-cell>
          <table:table-cell office:value-type="float" office:value="17958">
            <text:p>17958</text:p>
          </table:table-cell>
          <table:table-cell office:value-type="float" office:value="411881">
            <text:p>411881</text:p>
          </table:table-cell>
          <table:table-cell office:value-type="float" office:value="10774">
            <text:p>10774</text:p>
          </table:table-cell>
          <table:table-cell office:value-type="float" office:value="749518">
            <text:p>749518</text:p>
          </table:table-cell>
          <table:table-cell office:value-type="float" office:value="24626">
            <text:p>24626</text:p>
          </table:table-cell>
          <table:table-cell table:number-columns-repeated="2"/>
          <table:table-cell table:formula="of:=[.A745]+[.C745]-[.A744]-[.C744]" office:value-type="float" office:value="1041">
            <text:p>1041</text:p>
          </table:table-cell>
          <table:table-cell table:formula="of:=[.E745]+[.G745]-[.E744]-[.G744]" office:value-type="float" office:value="1059">
            <text:p>1059</text:p>
          </table:table-cell>
          <table:table-cell table:formula="of:=[.B745]+[.D745]-[.B744]-[.D744]" office:value-type="float" office:value="33">
            <text:p>33</text:p>
          </table:table-cell>
          <table:table-cell table:formula="of:=[.F745]+[.H745]-[.F744]-[.H74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3692">
            <text:p>253692</text:p>
          </table:table-cell>
          <table:table-cell office:value-type="float" office:value="7138">
            <text:p>7138</text:p>
          </table:table-cell>
          <table:table-cell office:value-type="float" office:value="537886">
            <text:p>537886</text:p>
          </table:table-cell>
          <table:table-cell office:value-type="float" office:value="17982">
            <text:p>17982</text:p>
          </table:table-cell>
          <table:table-cell office:value-type="float" office:value="412222">
            <text:p>412222</text:p>
          </table:table-cell>
          <table:table-cell office:value-type="float" office:value="10784">
            <text:p>10784</text:p>
          </table:table-cell>
          <table:table-cell office:value-type="float" office:value="750236">
            <text:p>750236</text:p>
          </table:table-cell>
          <table:table-cell office:value-type="float" office:value="24650">
            <text:p>24650</text:p>
          </table:table-cell>
          <table:table-cell table:number-columns-repeated="2"/>
          <table:table-cell table:formula="of:=[.A746]+[.C746]-[.A745]-[.C745]" office:value-type="float" office:value="1037">
            <text:p>1037</text:p>
          </table:table-cell>
          <table:table-cell table:formula="of:=[.E746]+[.G746]-[.E745]-[.G745]" office:value-type="float" office:value="1043">
            <text:p>1043</text:p>
          </table:table-cell>
          <table:table-cell table:formula="of:=[.B746]+[.D746]-[.B745]-[.D745]" office:value-type="float" office:value="33">
            <text:p>33</text:p>
          </table:table-cell>
          <table:table-cell table:formula="of:=[.F746]+[.H746]-[.F745]-[.H7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4011">
            <text:p>254011</text:p>
          </table:table-cell>
          <table:table-cell office:value-type="float" office:value="7147">
            <text:p>7147</text:p>
          </table:table-cell>
          <table:table-cell office:value-type="float" office:value="538604">
            <text:p>538604</text:p>
          </table:table-cell>
          <table:table-cell office:value-type="float" office:value="18006">
            <text:p>18006</text:p>
          </table:table-cell>
          <table:table-cell office:value-type="float" office:value="412547">
            <text:p>412547</text:p>
          </table:table-cell>
          <table:table-cell office:value-type="float" office:value="10793">
            <text:p>10793</text:p>
          </table:table-cell>
          <table:table-cell office:value-type="float" office:value="750954">
            <text:p>750954</text:p>
          </table:table-cell>
          <table:table-cell office:value-type="float" office:value="24674">
            <text:p>24674</text:p>
          </table:table-cell>
          <table:table-cell table:number-columns-repeated="2"/>
          <table:table-cell table:formula="of:=[.A747]+[.C747]-[.A746]-[.C746]" office:value-type="float" office:value="1041">
            <text:p>1041</text:p>
          </table:table-cell>
          <table:table-cell table:formula="of:=[.E747]+[.G747]-[.E746]-[.G746]" office:value-type="float" office:value="1059">
            <text:p>1059</text:p>
          </table:table-cell>
          <table:table-cell table:formula="of:=[.B747]+[.D747]-[.B746]-[.D746]" office:value-type="float" office:value="33">
            <text:p>33</text:p>
          </table:table-cell>
          <table:table-cell table:formula="of:=[.F747]+[.H747]-[.F746]-[.H74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4334">
            <text:p>254334</text:p>
          </table:table-cell>
          <table:table-cell office:value-type="float" office:value="7156">
            <text:p>7156</text:p>
          </table:table-cell>
          <table:table-cell office:value-type="float" office:value="539322">
            <text:p>539322</text:p>
          </table:table-cell>
          <table:table-cell office:value-type="float" office:value="18030">
            <text:p>18030</text:p>
          </table:table-cell>
          <table:table-cell office:value-type="float" office:value="412888">
            <text:p>412888</text:p>
          </table:table-cell>
          <table:table-cell office:value-type="float" office:value="10803">
            <text:p>10803</text:p>
          </table:table-cell>
          <table:table-cell office:value-type="float" office:value="751672">
            <text:p>751672</text:p>
          </table:table-cell>
          <table:table-cell office:value-type="float" office:value="24698">
            <text:p>24698</text:p>
          </table:table-cell>
          <table:table-cell table:number-columns-repeated="2"/>
          <table:table-cell table:formula="of:=[.A748]+[.C748]-[.A747]-[.C747]" office:value-type="float" office:value="1037">
            <text:p>1037</text:p>
          </table:table-cell>
          <table:table-cell table:formula="of:=[.E748]+[.G748]-[.E747]-[.G747]" office:value-type="float" office:value="1043">
            <text:p>1043</text:p>
          </table:table-cell>
          <table:table-cell table:formula="of:=[.B748]+[.D748]-[.B747]-[.D747]" office:value-type="float" office:value="33">
            <text:p>33</text:p>
          </table:table-cell>
          <table:table-cell table:formula="of:=[.F748]+[.H748]-[.F747]-[.H7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4653">
            <text:p>254653</text:p>
          </table:table-cell>
          <table:table-cell office:value-type="float" office:value="7165">
            <text:p>7165</text:p>
          </table:table-cell>
          <table:table-cell office:value-type="float" office:value="540040">
            <text:p>540040</text:p>
          </table:table-cell>
          <table:table-cell office:value-type="float" office:value="18054">
            <text:p>18054</text:p>
          </table:table-cell>
          <table:table-cell office:value-type="float" office:value="413213">
            <text:p>413213</text:p>
          </table:table-cell>
          <table:table-cell office:value-type="float" office:value="10812">
            <text:p>10812</text:p>
          </table:table-cell>
          <table:table-cell office:value-type="float" office:value="752390">
            <text:p>752390</text:p>
          </table:table-cell>
          <table:table-cell office:value-type="float" office:value="24722">
            <text:p>24722</text:p>
          </table:table-cell>
          <table:table-cell table:number-columns-repeated="2"/>
          <table:table-cell table:formula="of:=[.A749]+[.C749]-[.A748]-[.C748]" office:value-type="float" office:value="1041">
            <text:p>1041</text:p>
          </table:table-cell>
          <table:table-cell table:formula="of:=[.E749]+[.G749]-[.E748]-[.G748]" office:value-type="float" office:value="1039">
            <text:p>1039</text:p>
          </table:table-cell>
          <table:table-cell table:formula="of:=[.B749]+[.D749]-[.B748]-[.D748]" office:value-type="float" office:value="33">
            <text:p>33</text:p>
          </table:table-cell>
          <table:table-cell table:formula="of:=[.F749]+[.H749]-[.F748]-[.H7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4976">
            <text:p>254976</text:p>
          </table:table-cell>
          <table:table-cell office:value-type="float" office:value="7174">
            <text:p>7174</text:p>
          </table:table-cell>
          <table:table-cell office:value-type="float" office:value="540758">
            <text:p>540758</text:p>
          </table:table-cell>
          <table:table-cell office:value-type="float" office:value="18078">
            <text:p>18078</text:p>
          </table:table-cell>
          <table:table-cell office:value-type="float" office:value="413534">
            <text:p>413534</text:p>
          </table:table-cell>
          <table:table-cell office:value-type="float" office:value="10821">
            <text:p>10821</text:p>
          </table:table-cell>
          <table:table-cell office:value-type="float" office:value="753108">
            <text:p>753108</text:p>
          </table:table-cell>
          <table:table-cell office:value-type="float" office:value="24746">
            <text:p>24746</text:p>
          </table:table-cell>
          <table:table-cell table:number-columns-repeated="2"/>
          <table:table-cell table:formula="of:=[.A750]+[.C750]-[.A749]-[.C749]" office:value-type="float" office:value="1037">
            <text:p>1037</text:p>
          </table:table-cell>
          <table:table-cell table:formula="of:=[.E750]+[.G750]-[.E749]-[.G749]" office:value-type="float" office:value="1063">
            <text:p>1063</text:p>
          </table:table-cell>
          <table:table-cell table:formula="of:=[.B750]+[.D750]-[.B749]-[.D749]" office:value-type="float" office:value="33">
            <text:p>33</text:p>
          </table:table-cell>
          <table:table-cell table:formula="of:=[.F750]+[.H750]-[.F749]-[.H7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5295">
            <text:p>255295</text:p>
          </table:table-cell>
          <table:table-cell office:value-type="float" office:value="7183">
            <text:p>7183</text:p>
          </table:table-cell>
          <table:table-cell office:value-type="float" office:value="541476">
            <text:p>541476</text:p>
          </table:table-cell>
          <table:table-cell office:value-type="float" office:value="18102">
            <text:p>18102</text:p>
          </table:table-cell>
          <table:table-cell office:value-type="float" office:value="413879">
            <text:p>413879</text:p>
          </table:table-cell>
          <table:table-cell office:value-type="float" office:value="10831">
            <text:p>10831</text:p>
          </table:table-cell>
          <table:table-cell office:value-type="float" office:value="753826">
            <text:p>753826</text:p>
          </table:table-cell>
          <table:table-cell office:value-type="float" office:value="24770">
            <text:p>24770</text:p>
          </table:table-cell>
          <table:table-cell table:number-columns-repeated="2"/>
          <table:table-cell table:formula="of:=[.A751]+[.C751]-[.A750]-[.C750]" office:value-type="float" office:value="1041">
            <text:p>1041</text:p>
          </table:table-cell>
          <table:table-cell table:formula="of:=[.E751]+[.G751]-[.E750]-[.G750]" office:value-type="float" office:value="1039">
            <text:p>1039</text:p>
          </table:table-cell>
          <table:table-cell table:formula="of:=[.B751]+[.D751]-[.B750]-[.D750]" office:value-type="float" office:value="33">
            <text:p>33</text:p>
          </table:table-cell>
          <table:table-cell table:formula="of:=[.F751]+[.H751]-[.F750]-[.H7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5618">
            <text:p>255618</text:p>
          </table:table-cell>
          <table:table-cell office:value-type="float" office:value="7192">
            <text:p>7192</text:p>
          </table:table-cell>
          <table:table-cell office:value-type="float" office:value="542194">
            <text:p>542194</text:p>
          </table:table-cell>
          <table:table-cell office:value-type="float" office:value="18126">
            <text:p>18126</text:p>
          </table:table-cell>
          <table:table-cell office:value-type="float" office:value="414200">
            <text:p>414200</text:p>
          </table:table-cell>
          <table:table-cell office:value-type="float" office:value="10840">
            <text:p>10840</text:p>
          </table:table-cell>
          <table:table-cell office:value-type="float" office:value="754544">
            <text:p>754544</text:p>
          </table:table-cell>
          <table:table-cell office:value-type="float" office:value="24794">
            <text:p>24794</text:p>
          </table:table-cell>
          <table:table-cell table:number-columns-repeated="2"/>
          <table:table-cell table:formula="of:=[.A752]+[.C752]-[.A751]-[.C751]" office:value-type="float" office:value="1037">
            <text:p>1037</text:p>
          </table:table-cell>
          <table:table-cell table:formula="of:=[.E752]+[.G752]-[.E751]-[.G751]" office:value-type="float" office:value="1063">
            <text:p>1063</text:p>
          </table:table-cell>
          <table:table-cell table:formula="of:=[.B752]+[.D752]-[.B751]-[.D751]" office:value-type="float" office:value="33">
            <text:p>33</text:p>
          </table:table-cell>
          <table:table-cell table:formula="of:=[.F752]+[.H752]-[.F751]-[.H7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5937">
            <text:p>255937</text:p>
          </table:table-cell>
          <table:table-cell office:value-type="float" office:value="7201">
            <text:p>7201</text:p>
          </table:table-cell>
          <table:table-cell office:value-type="float" office:value="542912">
            <text:p>542912</text:p>
          </table:table-cell>
          <table:table-cell office:value-type="float" office:value="18150">
            <text:p>18150</text:p>
          </table:table-cell>
          <table:table-cell office:value-type="float" office:value="414545">
            <text:p>414545</text:p>
          </table:table-cell>
          <table:table-cell office:value-type="float" office:value="10850">
            <text:p>10850</text:p>
          </table:table-cell>
          <table:table-cell office:value-type="float" office:value="755262">
            <text:p>755262</text:p>
          </table:table-cell>
          <table:table-cell office:value-type="float" office:value="24818">
            <text:p>24818</text:p>
          </table:table-cell>
          <table:table-cell table:number-columns-repeated="2"/>
          <table:table-cell table:formula="of:=[.A753]+[.C753]-[.A752]-[.C752]" office:value-type="float" office:value="1041">
            <text:p>1041</text:p>
          </table:table-cell>
          <table:table-cell table:formula="of:=[.E753]+[.G753]-[.E752]-[.G752]" office:value-type="float" office:value="1039">
            <text:p>1039</text:p>
          </table:table-cell>
          <table:table-cell table:formula="of:=[.B753]+[.D753]-[.B752]-[.D752]" office:value-type="float" office:value="33">
            <text:p>33</text:p>
          </table:table-cell>
          <table:table-cell table:formula="of:=[.F753]+[.H753]-[.F752]-[.H7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6260">
            <text:p>256260</text:p>
          </table:table-cell>
          <table:table-cell office:value-type="float" office:value="7210">
            <text:p>7210</text:p>
          </table:table-cell>
          <table:table-cell office:value-type="float" office:value="543630">
            <text:p>543630</text:p>
          </table:table-cell>
          <table:table-cell office:value-type="float" office:value="18174">
            <text:p>18174</text:p>
          </table:table-cell>
          <table:table-cell office:value-type="float" office:value="414866">
            <text:p>414866</text:p>
          </table:table-cell>
          <table:table-cell office:value-type="float" office:value="10859">
            <text:p>10859</text:p>
          </table:table-cell>
          <table:table-cell office:value-type="float" office:value="755980">
            <text:p>755980</text:p>
          </table:table-cell>
          <table:table-cell office:value-type="float" office:value="24842">
            <text:p>24842</text:p>
          </table:table-cell>
          <table:table-cell table:number-columns-repeated="2"/>
          <table:table-cell table:formula="of:=[.A754]+[.C754]-[.A753]-[.C753]" office:value-type="float" office:value="1037">
            <text:p>1037</text:p>
          </table:table-cell>
          <table:table-cell table:formula="of:=[.E754]+[.G754]-[.E753]-[.G753]" office:value-type="float" office:value="1043">
            <text:p>1043</text:p>
          </table:table-cell>
          <table:table-cell table:formula="of:=[.B754]+[.D754]-[.B753]-[.D753]" office:value-type="float" office:value="33">
            <text:p>33</text:p>
          </table:table-cell>
          <table:table-cell table:formula="of:=[.F754]+[.H754]-[.F753]-[.H7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6579">
            <text:p>256579</text:p>
          </table:table-cell>
          <table:table-cell office:value-type="float" office:value="7219">
            <text:p>7219</text:p>
          </table:table-cell>
          <table:table-cell office:value-type="float" office:value="544348">
            <text:p>544348</text:p>
          </table:table-cell>
          <table:table-cell office:value-type="float" office:value="18198">
            <text:p>18198</text:p>
          </table:table-cell>
          <table:table-cell office:value-type="float" office:value="415191">
            <text:p>415191</text:p>
          </table:table-cell>
          <table:table-cell office:value-type="float" office:value="10868">
            <text:p>10868</text:p>
          </table:table-cell>
          <table:table-cell office:value-type="float" office:value="756698">
            <text:p>756698</text:p>
          </table:table-cell>
          <table:table-cell office:value-type="float" office:value="24866">
            <text:p>24866</text:p>
          </table:table-cell>
          <table:table-cell table:number-columns-repeated="2"/>
          <table:table-cell table:formula="of:=[.A755]+[.C755]-[.A754]-[.C754]" office:value-type="float" office:value="1041">
            <text:p>1041</text:p>
          </table:table-cell>
          <table:table-cell table:formula="of:=[.E755]+[.G755]-[.E754]-[.G754]" office:value-type="float" office:value="1059">
            <text:p>1059</text:p>
          </table:table-cell>
          <table:table-cell table:formula="of:=[.B755]+[.D755]-[.B754]-[.D754]" office:value-type="float" office:value="33">
            <text:p>33</text:p>
          </table:table-cell>
          <table:table-cell table:formula="of:=[.F755]+[.H755]-[.F754]-[.H75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6902">
            <text:p>256902</text:p>
          </table:table-cell>
          <table:table-cell office:value-type="float" office:value="7228">
            <text:p>7228</text:p>
          </table:table-cell>
          <table:table-cell office:value-type="float" office:value="545066">
            <text:p>545066</text:p>
          </table:table-cell>
          <table:table-cell office:value-type="float" office:value="18222">
            <text:p>18222</text:p>
          </table:table-cell>
          <table:table-cell office:value-type="float" office:value="415532">
            <text:p>415532</text:p>
          </table:table-cell>
          <table:table-cell office:value-type="float" office:value="10878">
            <text:p>10878</text:p>
          </table:table-cell>
          <table:table-cell office:value-type="float" office:value="757416">
            <text:p>757416</text:p>
          </table:table-cell>
          <table:table-cell office:value-type="float" office:value="24890">
            <text:p>24890</text:p>
          </table:table-cell>
          <table:table-cell table:number-columns-repeated="2"/>
          <table:table-cell table:formula="of:=[.A756]+[.C756]-[.A755]-[.C755]" office:value-type="float" office:value="1037">
            <text:p>1037</text:p>
          </table:table-cell>
          <table:table-cell table:formula="of:=[.E756]+[.G756]-[.E755]-[.G755]" office:value-type="float" office:value="1043">
            <text:p>1043</text:p>
          </table:table-cell>
          <table:table-cell table:formula="of:=[.B756]+[.D756]-[.B755]-[.D755]" office:value-type="float" office:value="33">
            <text:p>33</text:p>
          </table:table-cell>
          <table:table-cell table:formula="of:=[.F756]+[.H756]-[.F755]-[.H7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7221">
            <text:p>257221</text:p>
          </table:table-cell>
          <table:table-cell office:value-type="float" office:value="7237">
            <text:p>7237</text:p>
          </table:table-cell>
          <table:table-cell office:value-type="float" office:value="545784">
            <text:p>545784</text:p>
          </table:table-cell>
          <table:table-cell office:value-type="float" office:value="18246">
            <text:p>18246</text:p>
          </table:table-cell>
          <table:table-cell office:value-type="float" office:value="415857">
            <text:p>415857</text:p>
          </table:table-cell>
          <table:table-cell office:value-type="float" office:value="10887">
            <text:p>10887</text:p>
          </table:table-cell>
          <table:table-cell office:value-type="float" office:value="758134">
            <text:p>758134</text:p>
          </table:table-cell>
          <table:table-cell office:value-type="float" office:value="24914">
            <text:p>24914</text:p>
          </table:table-cell>
          <table:table-cell table:number-columns-repeated="2"/>
          <table:table-cell table:formula="of:=[.A757]+[.C757]-[.A756]-[.C756]" office:value-type="float" office:value="1041">
            <text:p>1041</text:p>
          </table:table-cell>
          <table:table-cell table:formula="of:=[.E757]+[.G757]-[.E756]-[.G756]" office:value-type="float" office:value="1059">
            <text:p>1059</text:p>
          </table:table-cell>
          <table:table-cell table:formula="of:=[.B757]+[.D757]-[.B756]-[.D756]" office:value-type="float" office:value="33">
            <text:p>33</text:p>
          </table:table-cell>
          <table:table-cell table:formula="of:=[.F757]+[.H757]-[.F756]-[.H7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7544">
            <text:p>257544</text:p>
          </table:table-cell>
          <table:table-cell office:value-type="float" office:value="7246">
            <text:p>7246</text:p>
          </table:table-cell>
          <table:table-cell office:value-type="float" office:value="546502">
            <text:p>546502</text:p>
          </table:table-cell>
          <table:table-cell office:value-type="float" office:value="18270">
            <text:p>18270</text:p>
          </table:table-cell>
          <table:table-cell office:value-type="float" office:value="416198">
            <text:p>416198</text:p>
          </table:table-cell>
          <table:table-cell office:value-type="float" office:value="10897">
            <text:p>10897</text:p>
          </table:table-cell>
          <table:table-cell office:value-type="float" office:value="758852">
            <text:p>758852</text:p>
          </table:table-cell>
          <table:table-cell office:value-type="float" office:value="24938">
            <text:p>24938</text:p>
          </table:table-cell>
          <table:table-cell table:number-columns-repeated="2"/>
          <table:table-cell table:formula="of:=[.A758]+[.C758]-[.A757]-[.C757]" office:value-type="float" office:value="1037">
            <text:p>1037</text:p>
          </table:table-cell>
          <table:table-cell table:formula="of:=[.E758]+[.G758]-[.E757]-[.G757]" office:value-type="float" office:value="1043">
            <text:p>1043</text:p>
          </table:table-cell>
          <table:table-cell table:formula="of:=[.B758]+[.D758]-[.B757]-[.D757]" office:value-type="float" office:value="33">
            <text:p>33</text:p>
          </table:table-cell>
          <table:table-cell table:formula="of:=[.F758]+[.H758]-[.F757]-[.H7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7863">
            <text:p>257863</text:p>
          </table:table-cell>
          <table:table-cell office:value-type="float" office:value="7255">
            <text:p>7255</text:p>
          </table:table-cell>
          <table:table-cell office:value-type="float" office:value="547220">
            <text:p>547220</text:p>
          </table:table-cell>
          <table:table-cell office:value-type="float" office:value="18294">
            <text:p>18294</text:p>
          </table:table-cell>
          <table:table-cell office:value-type="float" office:value="416523">
            <text:p>416523</text:p>
          </table:table-cell>
          <table:table-cell office:value-type="float" office:value="10906">
            <text:p>10906</text:p>
          </table:table-cell>
          <table:table-cell office:value-type="float" office:value="759570">
            <text:p>759570</text:p>
          </table:table-cell>
          <table:table-cell office:value-type="float" office:value="24962">
            <text:p>24962</text:p>
          </table:table-cell>
          <table:table-cell table:number-columns-repeated="2"/>
          <table:table-cell table:formula="of:=[.A759]+[.C759]-[.A758]-[.C758]" office:value-type="float" office:value="1041">
            <text:p>1041</text:p>
          </table:table-cell>
          <table:table-cell table:formula="of:=[.E759]+[.G759]-[.E758]-[.G758]" office:value-type="float" office:value="1039">
            <text:p>1039</text:p>
          </table:table-cell>
          <table:table-cell table:formula="of:=[.B759]+[.D759]-[.B758]-[.D758]" office:value-type="float" office:value="33">
            <text:p>33</text:p>
          </table:table-cell>
          <table:table-cell table:formula="of:=[.F759]+[.H759]-[.F758]-[.H7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8186">
            <text:p>258186</text:p>
          </table:table-cell>
          <table:table-cell office:value-type="float" office:value="7264">
            <text:p>7264</text:p>
          </table:table-cell>
          <table:table-cell office:value-type="float" office:value="547938">
            <text:p>547938</text:p>
          </table:table-cell>
          <table:table-cell office:value-type="float" office:value="18318">
            <text:p>18318</text:p>
          </table:table-cell>
          <table:table-cell office:value-type="float" office:value="416844">
            <text:p>416844</text:p>
          </table:table-cell>
          <table:table-cell office:value-type="float" office:value="10915">
            <text:p>10915</text:p>
          </table:table-cell>
          <table:table-cell office:value-type="float" office:value="760288">
            <text:p>760288</text:p>
          </table:table-cell>
          <table:table-cell office:value-type="float" office:value="24986">
            <text:p>24986</text:p>
          </table:table-cell>
          <table:table-cell table:number-columns-repeated="2"/>
          <table:table-cell table:formula="of:=[.A760]+[.C760]-[.A759]-[.C759]" office:value-type="float" office:value="1037">
            <text:p>1037</text:p>
          </table:table-cell>
          <table:table-cell table:formula="of:=[.E760]+[.G760]-[.E759]-[.G759]" office:value-type="float" office:value="885">
            <text:p>885</text:p>
          </table:table-cell>
          <table:table-cell table:formula="of:=[.B760]+[.D760]-[.B759]-[.D759]" office:value-type="float" office:value="33">
            <text:p>33</text:p>
          </table:table-cell>
          <table:table-cell table:formula="of:=[.F760]+[.H760]-[.F759]-[.H7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8505">
            <text:p>258505</text:p>
          </table:table-cell>
          <table:table-cell office:value-type="float" office:value="7273">
            <text:p>7273</text:p>
          </table:table-cell>
          <table:table-cell office:value-type="float" office:value="548656">
            <text:p>548656</text:p>
          </table:table-cell>
          <table:table-cell office:value-type="float" office:value="18342">
            <text:p>18342</text:p>
          </table:table-cell>
          <table:table-cell office:value-type="float" office:value="417189">
            <text:p>417189</text:p>
          </table:table-cell>
          <table:table-cell office:value-type="float" office:value="10925">
            <text:p>10925</text:p>
          </table:table-cell>
          <table:table-cell office:value-type="float" office:value="760828">
            <text:p>760828</text:p>
          </table:table-cell>
          <table:table-cell office:value-type="float" office:value="25009">
            <text:p>25009</text:p>
          </table:table-cell>
          <table:table-cell table:number-columns-repeated="2"/>
          <table:table-cell table:formula="of:=[.A761]+[.C761]-[.A760]-[.C760]" office:value-type="float" office:value="1041">
            <text:p>1041</text:p>
          </table:table-cell>
          <table:table-cell table:formula="of:=[.E761]+[.G761]-[.E760]-[.G760]" office:value-type="float" office:value="1299">
            <text:p>1299</text:p>
          </table:table-cell>
          <table:table-cell table:formula="of:=[.B761]+[.D761]-[.B760]-[.D760]" office:value-type="float" office:value="33">
            <text:p>33</text:p>
          </table:table-cell>
          <table:table-cell table:formula="of:=[.F761]+[.H761]-[.F760]-[.H76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58828">
            <text:p>258828</text:p>
          </table:table-cell>
          <table:table-cell office:value-type="float" office:value="7282">
            <text:p>7282</text:p>
          </table:table-cell>
          <table:table-cell office:value-type="float" office:value="549374">
            <text:p>549374</text:p>
          </table:table-cell>
          <table:table-cell office:value-type="float" office:value="18366">
            <text:p>18366</text:p>
          </table:table-cell>
          <table:table-cell office:value-type="float" office:value="417510">
            <text:p>417510</text:p>
          </table:table-cell>
          <table:table-cell office:value-type="float" office:value="10934">
            <text:p>10934</text:p>
          </table:table-cell>
          <table:table-cell office:value-type="float" office:value="761806">
            <text:p>761806</text:p>
          </table:table-cell>
          <table:table-cell office:value-type="float" office:value="25034">
            <text:p>25034</text:p>
          </table:table-cell>
          <table:table-cell table:number-columns-repeated="2"/>
          <table:table-cell table:formula="of:=[.A762]+[.C762]-[.A761]-[.C761]" office:value-type="float" office:value="1037">
            <text:p>1037</text:p>
          </table:table-cell>
          <table:table-cell table:formula="of:=[.E762]+[.G762]-[.E761]-[.G761]" office:value-type="float" office:value="1043">
            <text:p>1043</text:p>
          </table:table-cell>
          <table:table-cell table:formula="of:=[.B762]+[.D762]-[.B761]-[.D761]" office:value-type="float" office:value="33">
            <text:p>33</text:p>
          </table:table-cell>
          <table:table-cell table:formula="of:=[.F762]+[.H762]-[.F761]-[.H7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9147">
            <text:p>259147</text:p>
          </table:table-cell>
          <table:table-cell office:value-type="float" office:value="7291">
            <text:p>7291</text:p>
          </table:table-cell>
          <table:table-cell office:value-type="float" office:value="550092">
            <text:p>550092</text:p>
          </table:table-cell>
          <table:table-cell office:value-type="float" office:value="18390">
            <text:p>18390</text:p>
          </table:table-cell>
          <table:table-cell office:value-type="float" office:value="417835">
            <text:p>417835</text:p>
          </table:table-cell>
          <table:table-cell office:value-type="float" office:value="10943">
            <text:p>10943</text:p>
          </table:table-cell>
          <table:table-cell office:value-type="float" office:value="762524">
            <text:p>762524</text:p>
          </table:table-cell>
          <table:table-cell office:value-type="float" office:value="25058">
            <text:p>25058</text:p>
          </table:table-cell>
          <table:table-cell table:number-columns-repeated="2"/>
          <table:table-cell table:formula="of:=[.A763]+[.C763]-[.A762]-[.C762]" office:value-type="float" office:value="1041">
            <text:p>1041</text:p>
          </table:table-cell>
          <table:table-cell table:formula="of:=[.E763]+[.G763]-[.E762]-[.G762]" office:value-type="float" office:value="1039">
            <text:p>1039</text:p>
          </table:table-cell>
          <table:table-cell table:formula="of:=[.B763]+[.D763]-[.B762]-[.D762]" office:value-type="float" office:value="33">
            <text:p>33</text:p>
          </table:table-cell>
          <table:table-cell table:formula="of:=[.F763]+[.H763]-[.F762]-[.H7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9470">
            <text:p>259470</text:p>
          </table:table-cell>
          <table:table-cell office:value-type="float" office:value="7300">
            <text:p>7300</text:p>
          </table:table-cell>
          <table:table-cell office:value-type="float" office:value="550810">
            <text:p>550810</text:p>
          </table:table-cell>
          <table:table-cell office:value-type="float" office:value="18414">
            <text:p>18414</text:p>
          </table:table-cell>
          <table:table-cell office:value-type="float" office:value="418156">
            <text:p>418156</text:p>
          </table:table-cell>
          <table:table-cell office:value-type="float" office:value="10952">
            <text:p>10952</text:p>
          </table:table-cell>
          <table:table-cell office:value-type="float" office:value="763242">
            <text:p>763242</text:p>
          </table:table-cell>
          <table:table-cell office:value-type="float" office:value="25082">
            <text:p>25082</text:p>
          </table:table-cell>
          <table:table-cell table:number-columns-repeated="2"/>
          <table:table-cell table:formula="of:=[.A764]+[.C764]-[.A763]-[.C763]" office:value-type="float" office:value="1037">
            <text:p>1037</text:p>
          </table:table-cell>
          <table:table-cell table:formula="of:=[.E764]+[.G764]-[.E763]-[.G763]" office:value-type="float" office:value="1043">
            <text:p>1043</text:p>
          </table:table-cell>
          <table:table-cell table:formula="of:=[.B764]+[.D764]-[.B763]-[.D763]" office:value-type="float" office:value="33">
            <text:p>33</text:p>
          </table:table-cell>
          <table:table-cell table:formula="of:=[.F764]+[.H764]-[.F763]-[.H7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59789">
            <text:p>259789</text:p>
          </table:table-cell>
          <table:table-cell office:value-type="float" office:value="7309">
            <text:p>7309</text:p>
          </table:table-cell>
          <table:table-cell office:value-type="float" office:value="551528">
            <text:p>551528</text:p>
          </table:table-cell>
          <table:table-cell office:value-type="float" office:value="18438">
            <text:p>18438</text:p>
          </table:table-cell>
          <table:table-cell office:value-type="float" office:value="418481">
            <text:p>418481</text:p>
          </table:table-cell>
          <table:table-cell office:value-type="float" office:value="10961">
            <text:p>10961</text:p>
          </table:table-cell>
          <table:table-cell office:value-type="float" office:value="763960">
            <text:p>763960</text:p>
          </table:table-cell>
          <table:table-cell office:value-type="float" office:value="25106">
            <text:p>25106</text:p>
          </table:table-cell>
          <table:table-cell table:number-columns-repeated="2"/>
          <table:table-cell table:formula="of:=[.A765]+[.C765]-[.A764]-[.C764]" office:value-type="float" office:value="1041">
            <text:p>1041</text:p>
          </table:table-cell>
          <table:table-cell table:formula="of:=[.E765]+[.G765]-[.E764]-[.G764]" office:value-type="float" office:value="1059">
            <text:p>1059</text:p>
          </table:table-cell>
          <table:table-cell table:formula="of:=[.B765]+[.D765]-[.B764]-[.D764]" office:value-type="float" office:value="33">
            <text:p>33</text:p>
          </table:table-cell>
          <table:table-cell table:formula="of:=[.F765]+[.H765]-[.F764]-[.H7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0112">
            <text:p>260112</text:p>
          </table:table-cell>
          <table:table-cell office:value-type="float" office:value="7318">
            <text:p>7318</text:p>
          </table:table-cell>
          <table:table-cell office:value-type="float" office:value="552246">
            <text:p>552246</text:p>
          </table:table-cell>
          <table:table-cell office:value-type="float" office:value="18462">
            <text:p>18462</text:p>
          </table:table-cell>
          <table:table-cell office:value-type="float" office:value="418822">
            <text:p>418822</text:p>
          </table:table-cell>
          <table:table-cell office:value-type="float" office:value="10971">
            <text:p>10971</text:p>
          </table:table-cell>
          <table:table-cell office:value-type="float" office:value="764678">
            <text:p>764678</text:p>
          </table:table-cell>
          <table:table-cell office:value-type="float" office:value="25130">
            <text:p>25130</text:p>
          </table:table-cell>
          <table:table-cell table:number-columns-repeated="2"/>
          <table:table-cell table:formula="of:=[.A766]+[.C766]-[.A765]-[.C765]" office:value-type="float" office:value="1037">
            <text:p>1037</text:p>
          </table:table-cell>
          <table:table-cell table:formula="of:=[.E766]+[.G766]-[.E765]-[.G765]" office:value-type="float" office:value="1043">
            <text:p>1043</text:p>
          </table:table-cell>
          <table:table-cell table:formula="of:=[.B766]+[.D766]-[.B765]-[.D765]" office:value-type="float" office:value="33">
            <text:p>33</text:p>
          </table:table-cell>
          <table:table-cell table:formula="of:=[.F766]+[.H766]-[.F765]-[.H7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0431">
            <text:p>260431</text:p>
          </table:table-cell>
          <table:table-cell office:value-type="float" office:value="7327">
            <text:p>7327</text:p>
          </table:table-cell>
          <table:table-cell office:value-type="float" office:value="552964">
            <text:p>552964</text:p>
          </table:table-cell>
          <table:table-cell office:value-type="float" office:value="18486">
            <text:p>18486</text:p>
          </table:table-cell>
          <table:table-cell office:value-type="float" office:value="419147">
            <text:p>419147</text:p>
          </table:table-cell>
          <table:table-cell office:value-type="float" office:value="10980">
            <text:p>10980</text:p>
          </table:table-cell>
          <table:table-cell office:value-type="float" office:value="765396">
            <text:p>765396</text:p>
          </table:table-cell>
          <table:table-cell office:value-type="float" office:value="25154">
            <text:p>25154</text:p>
          </table:table-cell>
          <table:table-cell table:number-columns-repeated="2"/>
          <table:table-cell table:formula="of:=[.A767]+[.C767]-[.A766]-[.C766]" office:value-type="float" office:value="1041">
            <text:p>1041</text:p>
          </table:table-cell>
          <table:table-cell table:formula="of:=[.E767]+[.G767]-[.E766]-[.G766]" office:value-type="float" office:value="1059">
            <text:p>1059</text:p>
          </table:table-cell>
          <table:table-cell table:formula="of:=[.B767]+[.D767]-[.B766]-[.D766]" office:value-type="float" office:value="33">
            <text:p>33</text:p>
          </table:table-cell>
          <table:table-cell table:formula="of:=[.F767]+[.H767]-[.F766]-[.H76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0754">
            <text:p>260754</text:p>
          </table:table-cell>
          <table:table-cell office:value-type="float" office:value="7336">
            <text:p>7336</text:p>
          </table:table-cell>
          <table:table-cell office:value-type="float" office:value="553682">
            <text:p>553682</text:p>
          </table:table-cell>
          <table:table-cell office:value-type="float" office:value="18510">
            <text:p>18510</text:p>
          </table:table-cell>
          <table:table-cell office:value-type="float" office:value="419488">
            <text:p>419488</text:p>
          </table:table-cell>
          <table:table-cell office:value-type="float" office:value="10990">
            <text:p>10990</text:p>
          </table:table-cell>
          <table:table-cell office:value-type="float" office:value="766114">
            <text:p>766114</text:p>
          </table:table-cell>
          <table:table-cell office:value-type="float" office:value="25178">
            <text:p>25178</text:p>
          </table:table-cell>
          <table:table-cell table:number-columns-repeated="2"/>
          <table:table-cell table:formula="of:=[.A768]+[.C768]-[.A767]-[.C767]" office:value-type="float" office:value="1037">
            <text:p>1037</text:p>
          </table:table-cell>
          <table:table-cell table:formula="of:=[.E768]+[.G768]-[.E767]-[.G767]" office:value-type="float" office:value="1043">
            <text:p>1043</text:p>
          </table:table-cell>
          <table:table-cell table:formula="of:=[.B768]+[.D768]-[.B767]-[.D767]" office:value-type="float" office:value="33">
            <text:p>33</text:p>
          </table:table-cell>
          <table:table-cell table:formula="of:=[.F768]+[.H768]-[.F767]-[.H7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1073">
            <text:p>261073</text:p>
          </table:table-cell>
          <table:table-cell office:value-type="float" office:value="7345">
            <text:p>7345</text:p>
          </table:table-cell>
          <table:table-cell office:value-type="float" office:value="554400">
            <text:p>554400</text:p>
          </table:table-cell>
          <table:table-cell office:value-type="float" office:value="18534">
            <text:p>18534</text:p>
          </table:table-cell>
          <table:table-cell office:value-type="float" office:value="419813">
            <text:p>419813</text:p>
          </table:table-cell>
          <table:table-cell office:value-type="float" office:value="10999">
            <text:p>10999</text:p>
          </table:table-cell>
          <table:table-cell office:value-type="float" office:value="766832">
            <text:p>766832</text:p>
          </table:table-cell>
          <table:table-cell office:value-type="float" office:value="25202">
            <text:p>25202</text:p>
          </table:table-cell>
          <table:table-cell table:number-columns-repeated="2"/>
          <table:table-cell table:formula="of:=[.A769]+[.C769]-[.A768]-[.C768]" office:value-type="float" office:value="1041">
            <text:p>1041</text:p>
          </table:table-cell>
          <table:table-cell table:formula="of:=[.E769]+[.G769]-[.E768]-[.G768]" office:value-type="float" office:value="1039">
            <text:p>1039</text:p>
          </table:table-cell>
          <table:table-cell table:formula="of:=[.B769]+[.D769]-[.B768]-[.D768]" office:value-type="float" office:value="33">
            <text:p>33</text:p>
          </table:table-cell>
          <table:table-cell table:formula="of:=[.F769]+[.H769]-[.F768]-[.H7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1396">
            <text:p>261396</text:p>
          </table:table-cell>
          <table:table-cell office:value-type="float" office:value="7354">
            <text:p>7354</text:p>
          </table:table-cell>
          <table:table-cell office:value-type="float" office:value="555118">
            <text:p>555118</text:p>
          </table:table-cell>
          <table:table-cell office:value-type="float" office:value="18558">
            <text:p>18558</text:p>
          </table:table-cell>
          <table:table-cell office:value-type="float" office:value="420134">
            <text:p>420134</text:p>
          </table:table-cell>
          <table:table-cell office:value-type="float" office:value="11008">
            <text:p>11008</text:p>
          </table:table-cell>
          <table:table-cell office:value-type="float" office:value="767550">
            <text:p>767550</text:p>
          </table:table-cell>
          <table:table-cell office:value-type="float" office:value="25226">
            <text:p>25226</text:p>
          </table:table-cell>
          <table:table-cell table:number-columns-repeated="2"/>
          <table:table-cell table:formula="of:=[.A770]+[.C770]-[.A769]-[.C769]" office:value-type="float" office:value="1037">
            <text:p>1037</text:p>
          </table:table-cell>
          <table:table-cell table:formula="of:=[.E770]+[.G770]-[.E769]-[.G769]" office:value-type="float" office:value="1043">
            <text:p>1043</text:p>
          </table:table-cell>
          <table:table-cell table:formula="of:=[.B770]+[.D770]-[.B769]-[.D769]" office:value-type="float" office:value="33">
            <text:p>33</text:p>
          </table:table-cell>
          <table:table-cell table:formula="of:=[.F770]+[.H770]-[.F769]-[.H7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1715">
            <text:p>261715</text:p>
          </table:table-cell>
          <table:table-cell office:value-type="float" office:value="7363">
            <text:p>7363</text:p>
          </table:table-cell>
          <table:table-cell office:value-type="float" office:value="555836">
            <text:p>555836</text:p>
          </table:table-cell>
          <table:table-cell office:value-type="float" office:value="18582">
            <text:p>18582</text:p>
          </table:table-cell>
          <table:table-cell office:value-type="float" office:value="420459">
            <text:p>420459</text:p>
          </table:table-cell>
          <table:table-cell office:value-type="float" office:value="11017">
            <text:p>11017</text:p>
          </table:table-cell>
          <table:table-cell office:value-type="float" office:value="768268">
            <text:p>768268</text:p>
          </table:table-cell>
          <table:table-cell office:value-type="float" office:value="25250">
            <text:p>25250</text:p>
          </table:table-cell>
          <table:table-cell table:number-columns-repeated="2"/>
          <table:table-cell table:formula="of:=[.A771]+[.C771]-[.A770]-[.C770]" office:value-type="float" office:value="1041">
            <text:p>1041</text:p>
          </table:table-cell>
          <table:table-cell table:formula="of:=[.E771]+[.G771]-[.E770]-[.G770]" office:value-type="float" office:value="1059">
            <text:p>1059</text:p>
          </table:table-cell>
          <table:table-cell table:formula="of:=[.B771]+[.D771]-[.B770]-[.D770]" office:value-type="float" office:value="33">
            <text:p>33</text:p>
          </table:table-cell>
          <table:table-cell table:formula="of:=[.F771]+[.H771]-[.F770]-[.H77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2038">
            <text:p>262038</text:p>
          </table:table-cell>
          <table:table-cell office:value-type="float" office:value="7372">
            <text:p>7372</text:p>
          </table:table-cell>
          <table:table-cell office:value-type="float" office:value="556554">
            <text:p>556554</text:p>
          </table:table-cell>
          <table:table-cell office:value-type="float" office:value="18606">
            <text:p>18606</text:p>
          </table:table-cell>
          <table:table-cell office:value-type="float" office:value="420800">
            <text:p>420800</text:p>
          </table:table-cell>
          <table:table-cell office:value-type="float" office:value="11027">
            <text:p>11027</text:p>
          </table:table-cell>
          <table:table-cell office:value-type="float" office:value="768986">
            <text:p>768986</text:p>
          </table:table-cell>
          <table:table-cell office:value-type="float" office:value="25274">
            <text:p>25274</text:p>
          </table:table-cell>
          <table:table-cell table:number-columns-repeated="2"/>
          <table:table-cell table:formula="of:=[.A772]+[.C772]-[.A771]-[.C771]" office:value-type="float" office:value="1037">
            <text:p>1037</text:p>
          </table:table-cell>
          <table:table-cell table:formula="of:=[.E772]+[.G772]-[.E771]-[.G771]" office:value-type="float" office:value="1043">
            <text:p>1043</text:p>
          </table:table-cell>
          <table:table-cell table:formula="of:=[.B772]+[.D772]-[.B771]-[.D771]" office:value-type="float" office:value="33">
            <text:p>33</text:p>
          </table:table-cell>
          <table:table-cell table:formula="of:=[.F772]+[.H772]-[.F771]-[.H7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2357">
            <text:p>262357</text:p>
          </table:table-cell>
          <table:table-cell office:value-type="float" office:value="7381">
            <text:p>7381</text:p>
          </table:table-cell>
          <table:table-cell office:value-type="float" office:value="557272">
            <text:p>557272</text:p>
          </table:table-cell>
          <table:table-cell office:value-type="float" office:value="18630">
            <text:p>18630</text:p>
          </table:table-cell>
          <table:table-cell office:value-type="float" office:value="421125">
            <text:p>421125</text:p>
          </table:table-cell>
          <table:table-cell office:value-type="float" office:value="11036">
            <text:p>11036</text:p>
          </table:table-cell>
          <table:table-cell office:value-type="float" office:value="769704">
            <text:p>769704</text:p>
          </table:table-cell>
          <table:table-cell office:value-type="float" office:value="25298">
            <text:p>25298</text:p>
          </table:table-cell>
          <table:table-cell table:number-columns-repeated="2"/>
          <table:table-cell table:formula="of:=[.A773]+[.C773]-[.A772]-[.C772]" office:value-type="float" office:value="1041">
            <text:p>1041</text:p>
          </table:table-cell>
          <table:table-cell table:formula="of:=[.E773]+[.G773]-[.E772]-[.G772]" office:value-type="float" office:value="1039">
            <text:p>1039</text:p>
          </table:table-cell>
          <table:table-cell table:formula="of:=[.B773]+[.D773]-[.B772]-[.D772]" office:value-type="float" office:value="33">
            <text:p>33</text:p>
          </table:table-cell>
          <table:table-cell table:formula="of:=[.F773]+[.H773]-[.F772]-[.H7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2680">
            <text:p>262680</text:p>
          </table:table-cell>
          <table:table-cell office:value-type="float" office:value="7390">
            <text:p>7390</text:p>
          </table:table-cell>
          <table:table-cell office:value-type="float" office:value="557990">
            <text:p>557990</text:p>
          </table:table-cell>
          <table:table-cell office:value-type="float" office:value="18654">
            <text:p>18654</text:p>
          </table:table-cell>
          <table:table-cell office:value-type="float" office:value="421446">
            <text:p>421446</text:p>
          </table:table-cell>
          <table:table-cell office:value-type="float" office:value="11045">
            <text:p>11045</text:p>
          </table:table-cell>
          <table:table-cell office:value-type="float" office:value="770422">
            <text:p>770422</text:p>
          </table:table-cell>
          <table:table-cell office:value-type="float" office:value="25322">
            <text:p>25322</text:p>
          </table:table-cell>
          <table:table-cell table:number-columns-repeated="2"/>
          <table:table-cell table:formula="of:=[.A774]+[.C774]-[.A773]-[.C773]" office:value-type="float" office:value="1037">
            <text:p>1037</text:p>
          </table:table-cell>
          <table:table-cell table:formula="of:=[.E774]+[.G774]-[.E773]-[.G773]" office:value-type="float" office:value="1043">
            <text:p>1043</text:p>
          </table:table-cell>
          <table:table-cell table:formula="of:=[.B774]+[.D774]-[.B773]-[.D773]" office:value-type="float" office:value="33">
            <text:p>33</text:p>
          </table:table-cell>
          <table:table-cell table:formula="of:=[.F774]+[.H774]-[.F773]-[.H7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2999">
            <text:p>262999</text:p>
          </table:table-cell>
          <table:table-cell office:value-type="float" office:value="7399">
            <text:p>7399</text:p>
          </table:table-cell>
          <table:table-cell office:value-type="float" office:value="558708">
            <text:p>558708</text:p>
          </table:table-cell>
          <table:table-cell office:value-type="float" office:value="18678">
            <text:p>18678</text:p>
          </table:table-cell>
          <table:table-cell office:value-type="float" office:value="421771">
            <text:p>421771</text:p>
          </table:table-cell>
          <table:table-cell office:value-type="float" office:value="11054">
            <text:p>11054</text:p>
          </table:table-cell>
          <table:table-cell office:value-type="float" office:value="771140">
            <text:p>771140</text:p>
          </table:table-cell>
          <table:table-cell office:value-type="float" office:value="25346">
            <text:p>25346</text:p>
          </table:table-cell>
          <table:table-cell table:number-columns-repeated="2"/>
          <table:table-cell table:formula="of:=[.A775]+[.C775]-[.A774]-[.C774]" office:value-type="float" office:value="1041">
            <text:p>1041</text:p>
          </table:table-cell>
          <table:table-cell table:formula="of:=[.E775]+[.G775]-[.E774]-[.G774]" office:value-type="float" office:value="1039">
            <text:p>1039</text:p>
          </table:table-cell>
          <table:table-cell table:formula="of:=[.B775]+[.D775]-[.B774]-[.D774]" office:value-type="float" office:value="33">
            <text:p>33</text:p>
          </table:table-cell>
          <table:table-cell table:formula="of:=[.F775]+[.H775]-[.F774]-[.H7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3322">
            <text:p>263322</text:p>
          </table:table-cell>
          <table:table-cell office:value-type="float" office:value="7408">
            <text:p>7408</text:p>
          </table:table-cell>
          <table:table-cell office:value-type="float" office:value="559426">
            <text:p>559426</text:p>
          </table:table-cell>
          <table:table-cell office:value-type="float" office:value="18702">
            <text:p>18702</text:p>
          </table:table-cell>
          <table:table-cell office:value-type="float" office:value="422092">
            <text:p>422092</text:p>
          </table:table-cell>
          <table:table-cell office:value-type="float" office:value="11063">
            <text:p>11063</text:p>
          </table:table-cell>
          <table:table-cell office:value-type="float" office:value="771858">
            <text:p>771858</text:p>
          </table:table-cell>
          <table:table-cell office:value-type="float" office:value="25370">
            <text:p>25370</text:p>
          </table:table-cell>
          <table:table-cell table:number-columns-repeated="2"/>
          <table:table-cell table:formula="of:=[.A776]+[.C776]-[.A775]-[.C775]" office:value-type="float" office:value="1037">
            <text:p>1037</text:p>
          </table:table-cell>
          <table:table-cell table:formula="of:=[.E776]+[.G776]-[.E775]-[.G775]" office:value-type="float" office:value="1043">
            <text:p>1043</text:p>
          </table:table-cell>
          <table:table-cell table:formula="of:=[.B776]+[.D776]-[.B775]-[.D775]" office:value-type="float" office:value="33">
            <text:p>33</text:p>
          </table:table-cell>
          <table:table-cell table:formula="of:=[.F776]+[.H776]-[.F775]-[.H7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3641">
            <text:p>263641</text:p>
          </table:table-cell>
          <table:table-cell office:value-type="float" office:value="7417">
            <text:p>7417</text:p>
          </table:table-cell>
          <table:table-cell office:value-type="float" office:value="560144">
            <text:p>560144</text:p>
          </table:table-cell>
          <table:table-cell office:value-type="float" office:value="18726">
            <text:p>18726</text:p>
          </table:table-cell>
          <table:table-cell office:value-type="float" office:value="422417">
            <text:p>422417</text:p>
          </table:table-cell>
          <table:table-cell office:value-type="float" office:value="11072">
            <text:p>11072</text:p>
          </table:table-cell>
          <table:table-cell office:value-type="float" office:value="772576">
            <text:p>772576</text:p>
          </table:table-cell>
          <table:table-cell office:value-type="float" office:value="25394">
            <text:p>25394</text:p>
          </table:table-cell>
          <table:table-cell table:number-columns-repeated="2"/>
          <table:table-cell table:formula="of:=[.A777]+[.C777]-[.A776]-[.C776]" office:value-type="float" office:value="1041">
            <text:p>1041</text:p>
          </table:table-cell>
          <table:table-cell table:formula="of:=[.E777]+[.G777]-[.E776]-[.G776]" office:value-type="float" office:value="1039">
            <text:p>1039</text:p>
          </table:table-cell>
          <table:table-cell table:formula="of:=[.B777]+[.D777]-[.B776]-[.D776]" office:value-type="float" office:value="33">
            <text:p>33</text:p>
          </table:table-cell>
          <table:table-cell table:formula="of:=[.F777]+[.H777]-[.F776]-[.H7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3964">
            <text:p>263964</text:p>
          </table:table-cell>
          <table:table-cell office:value-type="float" office:value="7426">
            <text:p>7426</text:p>
          </table:table-cell>
          <table:table-cell office:value-type="float" office:value="560862">
            <text:p>560862</text:p>
          </table:table-cell>
          <table:table-cell office:value-type="float" office:value="18750">
            <text:p>18750</text:p>
          </table:table-cell>
          <table:table-cell office:value-type="float" office:value="422738">
            <text:p>422738</text:p>
          </table:table-cell>
          <table:table-cell office:value-type="float" office:value="11081">
            <text:p>11081</text:p>
          </table:table-cell>
          <table:table-cell office:value-type="float" office:value="773294">
            <text:p>773294</text:p>
          </table:table-cell>
          <table:table-cell office:value-type="float" office:value="25418">
            <text:p>25418</text:p>
          </table:table-cell>
          <table:table-cell table:number-columns-repeated="2"/>
          <table:table-cell table:formula="of:=[.A778]+[.C778]-[.A777]-[.C777]" office:value-type="float" office:value="1037">
            <text:p>1037</text:p>
          </table:table-cell>
          <table:table-cell table:formula="of:=[.E778]+[.G778]-[.E777]-[.G777]" office:value-type="float" office:value="1043">
            <text:p>1043</text:p>
          </table:table-cell>
          <table:table-cell table:formula="of:=[.B778]+[.D778]-[.B777]-[.D777]" office:value-type="float" office:value="33">
            <text:p>33</text:p>
          </table:table-cell>
          <table:table-cell table:formula="of:=[.F778]+[.H778]-[.F777]-[.H7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4283">
            <text:p>264283</text:p>
          </table:table-cell>
          <table:table-cell office:value-type="float" office:value="7435">
            <text:p>7435</text:p>
          </table:table-cell>
          <table:table-cell office:value-type="float" office:value="561580">
            <text:p>561580</text:p>
          </table:table-cell>
          <table:table-cell office:value-type="float" office:value="18774">
            <text:p>18774</text:p>
          </table:table-cell>
          <table:table-cell office:value-type="float" office:value="423063">
            <text:p>423063</text:p>
          </table:table-cell>
          <table:table-cell office:value-type="float" office:value="11090">
            <text:p>11090</text:p>
          </table:table-cell>
          <table:table-cell office:value-type="float" office:value="774012">
            <text:p>774012</text:p>
          </table:table-cell>
          <table:table-cell office:value-type="float" office:value="25442">
            <text:p>25442</text:p>
          </table:table-cell>
          <table:table-cell table:number-columns-repeated="2"/>
          <table:table-cell table:formula="of:=[.A779]+[.C779]-[.A778]-[.C778]" office:value-type="float" office:value="1041">
            <text:p>1041</text:p>
          </table:table-cell>
          <table:table-cell table:formula="of:=[.E779]+[.G779]-[.E778]-[.G778]" office:value-type="float" office:value="1059">
            <text:p>1059</text:p>
          </table:table-cell>
          <table:table-cell table:formula="of:=[.B779]+[.D779]-[.B778]-[.D778]" office:value-type="float" office:value="33">
            <text:p>33</text:p>
          </table:table-cell>
          <table:table-cell table:formula="of:=[.F779]+[.H779]-[.F778]-[.H77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4606">
            <text:p>264606</text:p>
          </table:table-cell>
          <table:table-cell office:value-type="float" office:value="7444">
            <text:p>7444</text:p>
          </table:table-cell>
          <table:table-cell office:value-type="float" office:value="562298">
            <text:p>562298</text:p>
          </table:table-cell>
          <table:table-cell office:value-type="float" office:value="18798">
            <text:p>18798</text:p>
          </table:table-cell>
          <table:table-cell office:value-type="float" office:value="423404">
            <text:p>423404</text:p>
          </table:table-cell>
          <table:table-cell office:value-type="float" office:value="11100">
            <text:p>11100</text:p>
          </table:table-cell>
          <table:table-cell office:value-type="float" office:value="774730">
            <text:p>774730</text:p>
          </table:table-cell>
          <table:table-cell office:value-type="float" office:value="25466">
            <text:p>25466</text:p>
          </table:table-cell>
          <table:table-cell table:number-columns-repeated="2"/>
          <table:table-cell table:formula="of:=[.A780]+[.C780]-[.A779]-[.C779]" office:value-type="float" office:value="1037">
            <text:p>1037</text:p>
          </table:table-cell>
          <table:table-cell table:formula="of:=[.E780]+[.G780]-[.E779]-[.G779]" office:value-type="float" office:value="1043">
            <text:p>1043</text:p>
          </table:table-cell>
          <table:table-cell table:formula="of:=[.B780]+[.D780]-[.B779]-[.D779]" office:value-type="float" office:value="33">
            <text:p>33</text:p>
          </table:table-cell>
          <table:table-cell table:formula="of:=[.F780]+[.H780]-[.F779]-[.H7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4925">
            <text:p>264925</text:p>
          </table:table-cell>
          <table:table-cell office:value-type="float" office:value="7453">
            <text:p>7453</text:p>
          </table:table-cell>
          <table:table-cell office:value-type="float" office:value="563016">
            <text:p>563016</text:p>
          </table:table-cell>
          <table:table-cell office:value-type="float" office:value="18822">
            <text:p>18822</text:p>
          </table:table-cell>
          <table:table-cell office:value-type="float" office:value="423729">
            <text:p>423729</text:p>
          </table:table-cell>
          <table:table-cell office:value-type="float" office:value="11109">
            <text:p>11109</text:p>
          </table:table-cell>
          <table:table-cell office:value-type="float" office:value="775448">
            <text:p>775448</text:p>
          </table:table-cell>
          <table:table-cell office:value-type="float" office:value="25490">
            <text:p>25490</text:p>
          </table:table-cell>
          <table:table-cell table:number-columns-repeated="2"/>
          <table:table-cell table:formula="of:=[.A781]+[.C781]-[.A780]-[.C780]" office:value-type="float" office:value="863">
            <text:p>863</text:p>
          </table:table-cell>
          <table:table-cell table:formula="of:=[.E781]+[.G781]-[.E780]-[.G780]" office:value-type="float" office:value="1039">
            <text:p>1039</text:p>
          </table:table-cell>
          <table:table-cell table:formula="of:=[.B781]+[.D781]-[.B780]-[.D780]" office:value-type="float" office:value="32">
            <text:p>32</text:p>
          </table:table-cell>
          <table:table-cell table:formula="of:=[.F781]+[.H781]-[.F780]-[.H7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5248">
            <text:p>265248</text:p>
          </table:table-cell>
          <table:table-cell office:value-type="float" office:value="7462">
            <text:p>7462</text:p>
          </table:table-cell>
          <table:table-cell office:value-type="float" office:value="563556">
            <text:p>563556</text:p>
          </table:table-cell>
          <table:table-cell office:value-type="float" office:value="18845">
            <text:p>18845</text:p>
          </table:table-cell>
          <table:table-cell office:value-type="float" office:value="424050">
            <text:p>424050</text:p>
          </table:table-cell>
          <table:table-cell office:value-type="float" office:value="11118">
            <text:p>11118</text:p>
          </table:table-cell>
          <table:table-cell office:value-type="float" office:value="776166">
            <text:p>776166</text:p>
          </table:table-cell>
          <table:table-cell office:value-type="float" office:value="25514">
            <text:p>25514</text:p>
          </table:table-cell>
          <table:table-cell table:number-columns-repeated="2"/>
          <table:table-cell table:formula="of:=[.A782]+[.C782]-[.A781]-[.C781]" office:value-type="float" office:value="1297">
            <text:p>1297</text:p>
          </table:table-cell>
          <table:table-cell table:formula="of:=[.E782]+[.G782]-[.E781]-[.G781]" office:value-type="float" office:value="1043">
            <text:p>1043</text:p>
          </table:table-cell>
          <table:table-cell table:formula="of:=[.B782]+[.D782]-[.B781]-[.D781]" office:value-type="float" office:value="34">
            <text:p>34</text:p>
          </table:table-cell>
          <table:table-cell table:formula="of:=[.F782]+[.H782]-[.F781]-[.H7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5567">
            <text:p>265567</text:p>
          </table:table-cell>
          <table:table-cell office:value-type="float" office:value="7471">
            <text:p>7471</text:p>
          </table:table-cell>
          <table:table-cell office:value-type="float" office:value="564534">
            <text:p>564534</text:p>
          </table:table-cell>
          <table:table-cell office:value-type="float" office:value="18870">
            <text:p>18870</text:p>
          </table:table-cell>
          <table:table-cell office:value-type="float" office:value="424375">
            <text:p>424375</text:p>
          </table:table-cell>
          <table:table-cell office:value-type="float" office:value="11127">
            <text:p>11127</text:p>
          </table:table-cell>
          <table:table-cell office:value-type="float" office:value="776884">
            <text:p>776884</text:p>
          </table:table-cell>
          <table:table-cell office:value-type="float" office:value="25538">
            <text:p>25538</text:p>
          </table:table-cell>
          <table:table-cell table:number-columns-repeated="2"/>
          <table:table-cell table:formula="of:=[.A783]+[.C783]-[.A782]-[.C782]" office:value-type="float" office:value="1041">
            <text:p>1041</text:p>
          </table:table-cell>
          <table:table-cell table:formula="of:=[.E783]+[.G783]-[.E782]-[.G782]" office:value-type="float" office:value="1039">
            <text:p>1039</text:p>
          </table:table-cell>
          <table:table-cell table:formula="of:=[.B783]+[.D783]-[.B782]-[.D782]" office:value-type="float" office:value="33">
            <text:p>33</text:p>
          </table:table-cell>
          <table:table-cell table:formula="of:=[.F783]+[.H783]-[.F782]-[.H7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5890">
            <text:p>265890</text:p>
          </table:table-cell>
          <table:table-cell office:value-type="float" office:value="7480">
            <text:p>7480</text:p>
          </table:table-cell>
          <table:table-cell office:value-type="float" office:value="565252">
            <text:p>565252</text:p>
          </table:table-cell>
          <table:table-cell office:value-type="float" office:value="18894">
            <text:p>18894</text:p>
          </table:table-cell>
          <table:table-cell office:value-type="float" office:value="424696">
            <text:p>424696</text:p>
          </table:table-cell>
          <table:table-cell office:value-type="float" office:value="11136">
            <text:p>11136</text:p>
          </table:table-cell>
          <table:table-cell office:value-type="float" office:value="777602">
            <text:p>777602</text:p>
          </table:table-cell>
          <table:table-cell office:value-type="float" office:value="25562">
            <text:p>25562</text:p>
          </table:table-cell>
          <table:table-cell table:number-columns-repeated="2"/>
          <table:table-cell table:formula="of:=[.A784]+[.C784]-[.A783]-[.C783]" office:value-type="float" office:value="1037">
            <text:p>1037</text:p>
          </table:table-cell>
          <table:table-cell table:formula="of:=[.E784]+[.G784]-[.E783]-[.G783]" office:value-type="float" office:value="1063">
            <text:p>1063</text:p>
          </table:table-cell>
          <table:table-cell table:formula="of:=[.B784]+[.D784]-[.B783]-[.D783]" office:value-type="float" office:value="33">
            <text:p>33</text:p>
          </table:table-cell>
          <table:table-cell table:formula="of:=[.F784]+[.H784]-[.F783]-[.H78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66209">
            <text:p>266209</text:p>
          </table:table-cell>
          <table:table-cell office:value-type="float" office:value="7489">
            <text:p>7489</text:p>
          </table:table-cell>
          <table:table-cell office:value-type="float" office:value="565970">
            <text:p>565970</text:p>
          </table:table-cell>
          <table:table-cell office:value-type="float" office:value="18918">
            <text:p>18918</text:p>
          </table:table-cell>
          <table:table-cell office:value-type="float" office:value="425041">
            <text:p>425041</text:p>
          </table:table-cell>
          <table:table-cell office:value-type="float" office:value="11146">
            <text:p>11146</text:p>
          </table:table-cell>
          <table:table-cell office:value-type="float" office:value="778320">
            <text:p>778320</text:p>
          </table:table-cell>
          <table:table-cell office:value-type="float" office:value="25586">
            <text:p>25586</text:p>
          </table:table-cell>
          <table:table-cell table:number-columns-repeated="2"/>
          <table:table-cell table:formula="of:=[.A785]+[.C785]-[.A784]-[.C784]" office:value-type="float" office:value="1041">
            <text:p>1041</text:p>
          </table:table-cell>
          <table:table-cell table:formula="of:=[.E785]+[.G785]-[.E784]-[.G784]" office:value-type="float" office:value="1039">
            <text:p>1039</text:p>
          </table:table-cell>
          <table:table-cell table:formula="of:=[.B785]+[.D785]-[.B784]-[.D784]" office:value-type="float" office:value="33">
            <text:p>33</text:p>
          </table:table-cell>
          <table:table-cell table:formula="of:=[.F785]+[.H785]-[.F784]-[.H7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66532">
            <text:p>266532</text:p>
          </table:table-cell>
          <table:table-cell office:value-type="float" office:value="7498">
            <text:p>7498</text:p>
          </table:table-cell>
          <table:table-cell office:value-type="float" office:value="566688">
            <text:p>566688</text:p>
          </table:table-cell>
          <table:table-cell office:value-type="float" office:value="18942">
            <text:p>18942</text:p>
          </table:table-cell>
          <table:table-cell office:value-type="float" office:value="425362">
            <text:p>425362</text:p>
          </table:table-cell>
          <table:table-cell office:value-type="float" office:value="11155">
            <text:p>11155</text:p>
          </table:table-cell>
          <table:table-cell office:value-type="float" office:value="779038">
            <text:p>779038</text:p>
          </table:table-cell>
          <table:table-cell office:value-type="float" office:value="25610">
            <text:p>25610</text:p>
          </table:table-cell>
          <table:table-cell table:number-columns-repeated="2"/>
          <table:table-cell table:formula="of:=[.A786]+[.C786]-[.A785]-[.C785]" office:value-type="float" office:value="1037">
            <text:p>1037</text:p>
          </table:table-cell>
          <table:table-cell table:formula="of:=[.E786]+[.G786]-[.E785]-[.G785]" office:value-type="float" office:value="1087">
            <text:p>1087</text:p>
          </table:table-cell>
          <table:table-cell table:formula="of:=[.B786]+[.D786]-[.B785]-[.D785]" office:value-type="float" office:value="33">
            <text:p>33</text:p>
          </table:table-cell>
          <table:table-cell table:formula="of:=[.F786]+[.H786]-[.F785]-[.H785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66851">
            <text:p>266851</text:p>
          </table:table-cell>
          <table:table-cell office:value-type="float" office:value="7507">
            <text:p>7507</text:p>
          </table:table-cell>
          <table:table-cell office:value-type="float" office:value="567406">
            <text:p>567406</text:p>
          </table:table-cell>
          <table:table-cell office:value-type="float" office:value="18966">
            <text:p>18966</text:p>
          </table:table-cell>
          <table:table-cell office:value-type="float" office:value="425731">
            <text:p>425731</text:p>
          </table:table-cell>
          <table:table-cell office:value-type="float" office:value="11166">
            <text:p>11166</text:p>
          </table:table-cell>
          <table:table-cell office:value-type="float" office:value="779756">
            <text:p>779756</text:p>
          </table:table-cell>
          <table:table-cell office:value-type="float" office:value="25634">
            <text:p>25634</text:p>
          </table:table-cell>
          <table:table-cell table:number-columns-repeated="2"/>
          <table:table-cell table:formula="of:=[.A787]+[.C787]-[.A786]-[.C786]" office:value-type="float" office:value="1041">
            <text:p>1041</text:p>
          </table:table-cell>
          <table:table-cell table:formula="of:=[.E787]+[.G787]-[.E786]-[.G786]" office:value-type="float" office:value="2779">
            <text:p>2779</text:p>
          </table:table-cell>
          <table:table-cell table:formula="of:=[.B787]+[.D787]-[.B786]-[.D786]" office:value-type="float" office:value="33">
            <text:p>33</text:p>
          </table:table-cell>
          <table:table-cell table:formula="of:=[.F787]+[.H787]-[.F786]-[.H786]"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267174">
            <text:p>267174</text:p>
          </table:table-cell>
          <table:table-cell office:value-type="float" office:value="7516">
            <text:p>7516</text:p>
          </table:table-cell>
          <table:table-cell office:value-type="float" office:value="568124">
            <text:p>568124</text:p>
          </table:table-cell>
          <table:table-cell office:value-type="float" office:value="18990">
            <text:p>18990</text:p>
          </table:table-cell>
          <table:table-cell office:value-type="float" office:value="427404">
            <text:p>427404</text:p>
          </table:table-cell>
          <table:table-cell office:value-type="float" office:value="11201">
            <text:p>11201</text:p>
          </table:table-cell>
          <table:table-cell office:value-type="float" office:value="780862">
            <text:p>780862</text:p>
          </table:table-cell>
          <table:table-cell office:value-type="float" office:value="25669">
            <text:p>25669</text:p>
          </table:table-cell>
          <table:table-cell table:number-columns-repeated="2"/>
          <table:table-cell table:formula="of:=[.A788]+[.C788]-[.A787]-[.C787]" office:value-type="float" office:value="1037">
            <text:p>1037</text:p>
          </table:table-cell>
          <table:table-cell table:formula="of:=[.E788]+[.G788]-[.E787]-[.G787]" office:value-type="float" office:value="2123">
            <text:p>2123</text:p>
          </table:table-cell>
          <table:table-cell table:formula="of:=[.B788]+[.D788]-[.B787]-[.D787]" office:value-type="float" office:value="33">
            <text:p>33</text:p>
          </table:table-cell>
          <table:table-cell table:formula="of:=[.F788]+[.H788]-[.F787]-[.H787]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267493">
            <text:p>267493</text:p>
          </table:table-cell>
          <table:table-cell office:value-type="float" office:value="7525">
            <text:p>7525</text:p>
          </table:table-cell>
          <table:table-cell office:value-type="float" office:value="568842">
            <text:p>568842</text:p>
          </table:table-cell>
          <table:table-cell office:value-type="float" office:value="19014">
            <text:p>19014</text:p>
          </table:table-cell>
          <table:table-cell office:value-type="float" office:value="427989">
            <text:p>427989</text:p>
          </table:table-cell>
          <table:table-cell office:value-type="float" office:value="11211">
            <text:p>11211</text:p>
          </table:table-cell>
          <table:table-cell office:value-type="float" office:value="782400">
            <text:p>782400</text:p>
          </table:table-cell>
          <table:table-cell office:value-type="float" office:value="25717">
            <text:p>25717</text:p>
          </table:table-cell>
          <table:table-cell table:number-columns-repeated="2"/>
          <table:table-cell table:formula="of:=[.A789]+[.C789]-[.A788]-[.C788]" office:value-type="float" office:value="1041">
            <text:p>1041</text:p>
          </table:table-cell>
          <table:table-cell table:formula="of:=[.E789]+[.G789]-[.E788]-[.G788]" office:value-type="float" office:value="1083">
            <text:p>1083</text:p>
          </table:table-cell>
          <table:table-cell table:formula="of:=[.B789]+[.D789]-[.B788]-[.D788]" office:value-type="float" office:value="33">
            <text:p>33</text:p>
          </table:table-cell>
          <table:table-cell table:formula="of:=[.F789]+[.H789]-[.F788]-[.H788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67816">
            <text:p>267816</text:p>
          </table:table-cell>
          <table:table-cell office:value-type="float" office:value="7534">
            <text:p>7534</text:p>
          </table:table-cell>
          <table:table-cell office:value-type="float" office:value="569560">
            <text:p>569560</text:p>
          </table:table-cell>
          <table:table-cell office:value-type="float" office:value="19038">
            <text:p>19038</text:p>
          </table:table-cell>
          <table:table-cell office:value-type="float" office:value="428354">
            <text:p>428354</text:p>
          </table:table-cell>
          <table:table-cell office:value-type="float" office:value="11222">
            <text:p>11222</text:p>
          </table:table-cell>
          <table:table-cell office:value-type="float" office:value="783118">
            <text:p>783118</text:p>
          </table:table-cell>
          <table:table-cell office:value-type="float" office:value="25741">
            <text:p>25741</text:p>
          </table:table-cell>
          <table:table-cell table:number-columns-repeated="2"/>
          <table:table-cell table:formula="of:=[.A790]+[.C790]-[.A789]-[.C789]" office:value-type="float" office:value="1037">
            <text:p>1037</text:p>
          </table:table-cell>
          <table:table-cell table:formula="of:=[.E790]+[.G790]-[.E789]-[.G789]" office:value-type="float" office:value="1951">
            <text:p>1951</text:p>
          </table:table-cell>
          <table:table-cell table:formula="of:=[.B790]+[.D790]-[.B789]-[.D789]" office:value-type="float" office:value="33">
            <text:p>33</text:p>
          </table:table-cell>
          <table:table-cell table:formula="of:=[.F790]+[.H790]-[.F789]-[.H789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68135">
            <text:p>268135</text:p>
          </table:table-cell>
          <table:table-cell office:value-type="float" office:value="7543">
            <text:p>7543</text:p>
          </table:table-cell>
          <table:table-cell office:value-type="float" office:value="570278">
            <text:p>570278</text:p>
          </table:table-cell>
          <table:table-cell office:value-type="float" office:value="19062">
            <text:p>19062</text:p>
          </table:table-cell>
          <table:table-cell office:value-type="float" office:value="428983">
            <text:p>428983</text:p>
          </table:table-cell>
          <table:table-cell office:value-type="float" office:value="11234">
            <text:p>11234</text:p>
          </table:table-cell>
          <table:table-cell office:value-type="float" office:value="784440">
            <text:p>784440</text:p>
          </table:table-cell>
          <table:table-cell office:value-type="float" office:value="25779">
            <text:p>25779</text:p>
          </table:table-cell>
          <table:table-cell table:number-columns-repeated="2"/>
          <table:table-cell table:formula="of:=[.A791]+[.C791]-[.A790]-[.C790]" office:value-type="float" office:value="1041">
            <text:p>1041</text:p>
          </table:table-cell>
          <table:table-cell table:formula="of:=[.E791]+[.G791]-[.E790]-[.G790]" office:value-type="float" office:value="2359">
            <text:p>2359</text:p>
          </table:table-cell>
          <table:table-cell table:formula="of:=[.B791]+[.D791]-[.B790]-[.D790]" office:value-type="float" office:value="33">
            <text:p>33</text:p>
          </table:table-cell>
          <table:table-cell table:formula="of:=[.F791]+[.H791]-[.F790]-[.H790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68458">
            <text:p>268458</text:p>
          </table:table-cell>
          <table:table-cell office:value-type="float" office:value="7552">
            <text:p>7552</text:p>
          </table:table-cell>
          <table:table-cell office:value-type="float" office:value="570996">
            <text:p>570996</text:p>
          </table:table-cell>
          <table:table-cell office:value-type="float" office:value="19086">
            <text:p>19086</text:p>
          </table:table-cell>
          <table:table-cell office:value-type="float" office:value="430236">
            <text:p>430236</text:p>
          </table:table-cell>
          <table:table-cell office:value-type="float" office:value="11253">
            <text:p>11253</text:p>
          </table:table-cell>
          <table:table-cell office:value-type="float" office:value="785546">
            <text:p>785546</text:p>
          </table:table-cell>
          <table:table-cell office:value-type="float" office:value="25814">
            <text:p>25814</text:p>
          </table:table-cell>
          <table:table-cell table:number-columns-repeated="2"/>
          <table:table-cell table:formula="of:=[.A792]+[.C792]-[.A791]-[.C791]" office:value-type="float" office:value="1037">
            <text:p>1037</text:p>
          </table:table-cell>
          <table:table-cell table:formula="of:=[.E792]+[.G792]-[.E791]-[.G791]" office:value-type="float" office:value="2627">
            <text:p>2627</text:p>
          </table:table-cell>
          <table:table-cell table:formula="of:=[.B792]+[.D792]-[.B791]-[.D791]" office:value-type="float" office:value="33">
            <text:p>33</text:p>
          </table:table-cell>
          <table:table-cell table:formula="of:=[.F792]+[.H792]-[.F791]-[.H791]"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268777">
            <text:p>268777</text:p>
          </table:table-cell>
          <table:table-cell office:value-type="float" office:value="7561">
            <text:p>7561</text:p>
          </table:table-cell>
          <table:table-cell office:value-type="float" office:value="571714">
            <text:p>571714</text:p>
          </table:table-cell>
          <table:table-cell office:value-type="float" office:value="19110">
            <text:p>19110</text:p>
          </table:table-cell>
          <table:table-cell office:value-type="float" office:value="430865">
            <text:p>430865</text:p>
          </table:table-cell>
          <table:table-cell office:value-type="float" office:value="11265">
            <text:p>11265</text:p>
          </table:table-cell>
          <table:table-cell office:value-type="float" office:value="787544">
            <text:p>787544</text:p>
          </table:table-cell>
          <table:table-cell office:value-type="float" office:value="25876">
            <text:p>25876</text:p>
          </table:table-cell>
          <table:table-cell table:number-columns-repeated="2"/>
          <table:table-cell table:formula="of:=[.A793]+[.C793]-[.A792]-[.C792]" office:value-type="float" office:value="1041">
            <text:p>1041</text:p>
          </table:table-cell>
          <table:table-cell table:formula="of:=[.E793]+[.G793]-[.E792]-[.G792]" office:value-type="float" office:value="2991">
            <text:p>2991</text:p>
          </table:table-cell>
          <table:table-cell table:formula="of:=[.B793]+[.D793]-[.B792]-[.D792]" office:value-type="float" office:value="33">
            <text:p>33</text:p>
          </table:table-cell>
          <table:table-cell table:formula="of:=[.F793]+[.H793]-[.F792]-[.H792]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269100">
            <text:p>269100</text:p>
          </table:table-cell>
          <table:table-cell office:value-type="float" office:value="7570">
            <text:p>7570</text:p>
          </table:table-cell>
          <table:table-cell office:value-type="float" office:value="572432">
            <text:p>572432</text:p>
          </table:table-cell>
          <table:table-cell office:value-type="float" office:value="19134">
            <text:p>19134</text:p>
          </table:table-cell>
          <table:table-cell office:value-type="float" office:value="432726">
            <text:p>432726</text:p>
          </table:table-cell>
          <table:table-cell office:value-type="float" office:value="11290">
            <text:p>11290</text:p>
          </table:table-cell>
          <table:table-cell office:value-type="float" office:value="788674">
            <text:p>788674</text:p>
          </table:table-cell>
          <table:table-cell office:value-type="float" office:value="25912">
            <text:p>25912</text:p>
          </table:table-cell>
          <table:table-cell table:number-columns-repeated="2"/>
          <table:table-cell table:formula="of:=[.A794]+[.C794]-[.A793]-[.C793]" office:value-type="float" office:value="1037">
            <text:p>1037</text:p>
          </table:table-cell>
          <table:table-cell table:formula="of:=[.E794]+[.G794]-[.E793]-[.G793]" office:value-type="float" office:value="3903">
            <text:p>3903</text:p>
          </table:table-cell>
          <table:table-cell table:formula="of:=[.B794]+[.D794]-[.B793]-[.D793]" office:value-type="float" office:value="33">
            <text:p>33</text:p>
          </table:table-cell>
          <table:table-cell table:formula="of:=[.F794]+[.H794]-[.F793]-[.H793]"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269419">
            <text:p>269419</text:p>
          </table:table-cell>
          <table:table-cell office:value-type="float" office:value="7579">
            <text:p>7579</text:p>
          </table:table-cell>
          <table:table-cell office:value-type="float" office:value="573150">
            <text:p>573150</text:p>
          </table:table-cell>
          <table:table-cell office:value-type="float" office:value="19158">
            <text:p>19158</text:p>
          </table:table-cell>
          <table:table-cell office:value-type="float" office:value="433659">
            <text:p>433659</text:p>
          </table:table-cell>
          <table:table-cell office:value-type="float" office:value="11305">
            <text:p>11305</text:p>
          </table:table-cell>
          <table:table-cell office:value-type="float" office:value="791644">
            <text:p>791644</text:p>
          </table:table-cell>
          <table:table-cell office:value-type="float" office:value="25999">
            <text:p>25999</text:p>
          </table:table-cell>
          <table:table-cell table:number-columns-repeated="2"/>
          <table:table-cell table:formula="of:=[.A795]+[.C795]-[.A794]-[.C794]" office:value-type="float" office:value="1041">
            <text:p>1041</text:p>
          </table:table-cell>
          <table:table-cell table:formula="of:=[.E795]+[.G795]-[.E794]-[.G794]" office:value-type="float" office:value="2447">
            <text:p>2447</text:p>
          </table:table-cell>
          <table:table-cell table:formula="of:=[.B795]+[.D795]-[.B794]-[.D794]" office:value-type="float" office:value="33">
            <text:p>33</text:p>
          </table:table-cell>
          <table:table-cell table:formula="of:=[.F795]+[.H795]-[.F794]-[.H794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69742">
            <text:p>269742</text:p>
          </table:table-cell>
          <table:table-cell office:value-type="float" office:value="7588">
            <text:p>7588</text:p>
          </table:table-cell>
          <table:table-cell office:value-type="float" office:value="573868">
            <text:p>573868</text:p>
          </table:table-cell>
          <table:table-cell office:value-type="float" office:value="19182">
            <text:p>19182</text:p>
          </table:table-cell>
          <table:table-cell office:value-type="float" office:value="434588">
            <text:p>434588</text:p>
          </table:table-cell>
          <table:table-cell office:value-type="float" office:value="11320">
            <text:p>11320</text:p>
          </table:table-cell>
          <table:table-cell office:value-type="float" office:value="793162">
            <text:p>793162</text:p>
          </table:table-cell>
          <table:table-cell office:value-type="float" office:value="26046">
            <text:p>26046</text:p>
          </table:table-cell>
          <table:table-cell table:number-columns-repeated="2"/>
          <table:table-cell table:formula="of:=[.A796]+[.C796]-[.A795]-[.C795]" office:value-type="float" office:value="1037">
            <text:p>1037</text:p>
          </table:table-cell>
          <table:table-cell table:formula="of:=[.E796]+[.G796]-[.E795]-[.G795]" office:value-type="float" office:value="2103">
            <text:p>2103</text:p>
          </table:table-cell>
          <table:table-cell table:formula="of:=[.B796]+[.D796]-[.B795]-[.D795]" office:value-type="float" office:value="33">
            <text:p>33</text:p>
          </table:table-cell>
          <table:table-cell table:formula="of:=[.F796]+[.H796]-[.F795]-[.H795]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270061">
            <text:p>270061</text:p>
          </table:table-cell>
          <table:table-cell office:value-type="float" office:value="7597">
            <text:p>7597</text:p>
          </table:table-cell>
          <table:table-cell office:value-type="float" office:value="574586">
            <text:p>574586</text:p>
          </table:table-cell>
          <table:table-cell office:value-type="float" office:value="19206">
            <text:p>19206</text:p>
          </table:table-cell>
          <table:table-cell office:value-type="float" office:value="435173">
            <text:p>435173</text:p>
          </table:table-cell>
          <table:table-cell office:value-type="float" office:value="11330">
            <text:p>11330</text:p>
          </table:table-cell>
          <table:table-cell office:value-type="float" office:value="794680">
            <text:p>794680</text:p>
          </table:table-cell>
          <table:table-cell office:value-type="float" office:value="26093">
            <text:p>26093</text:p>
          </table:table-cell>
          <table:table-cell table:number-columns-repeated="2"/>
          <table:table-cell table:formula="of:=[.A797]+[.C797]-[.A796]-[.C796]" office:value-type="float" office:value="1041">
            <text:p>1041</text:p>
          </table:table-cell>
          <table:table-cell table:formula="of:=[.E797]+[.G797]-[.E796]-[.G796]" office:value-type="float" office:value="1387">
            <text:p>1387</text:p>
          </table:table-cell>
          <table:table-cell table:formula="of:=[.B797]+[.D797]-[.B796]-[.D796]" office:value-type="float" office:value="33">
            <text:p>33</text:p>
          </table:table-cell>
          <table:table-cell table:formula="of:=[.F797]+[.H797]-[.F796]-[.H796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70384">
            <text:p>270384</text:p>
          </table:table-cell>
          <table:table-cell office:value-type="float" office:value="7606">
            <text:p>7606</text:p>
          </table:table-cell>
          <table:table-cell office:value-type="float" office:value="575304">
            <text:p>575304</text:p>
          </table:table-cell>
          <table:table-cell office:value-type="float" office:value="19230">
            <text:p>19230</text:p>
          </table:table-cell>
          <table:table-cell office:value-type="float" office:value="435842">
            <text:p>435842</text:p>
          </table:table-cell>
          <table:table-cell office:value-type="float" office:value="11344">
            <text:p>11344</text:p>
          </table:table-cell>
          <table:table-cell office:value-type="float" office:value="795398">
            <text:p>795398</text:p>
          </table:table-cell>
          <table:table-cell office:value-type="float" office:value="26117">
            <text:p>26117</text:p>
          </table:table-cell>
          <table:table-cell table:number-columns-repeated="2"/>
          <table:table-cell table:formula="of:=[.A798]+[.C798]-[.A797]-[.C797]" office:value-type="float" office:value="1037">
            <text:p>1037</text:p>
          </table:table-cell>
          <table:table-cell table:formula="of:=[.E798]+[.G798]-[.E797]-[.G797]" office:value-type="float" office:value="2147">
            <text:p>2147</text:p>
          </table:table-cell>
          <table:table-cell table:formula="of:=[.B798]+[.D798]-[.B797]-[.D797]" office:value-type="float" office:value="33">
            <text:p>33</text:p>
          </table:table-cell>
          <table:table-cell table:formula="of:=[.F798]+[.H798]-[.F797]-[.H797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70703">
            <text:p>270703</text:p>
          </table:table-cell>
          <table:table-cell office:value-type="float" office:value="7615">
            <text:p>7615</text:p>
          </table:table-cell>
          <table:table-cell office:value-type="float" office:value="576022">
            <text:p>576022</text:p>
          </table:table-cell>
          <table:table-cell office:value-type="float" office:value="19254">
            <text:p>19254</text:p>
          </table:table-cell>
          <table:table-cell office:value-type="float" office:value="436471">
            <text:p>436471</text:p>
          </table:table-cell>
          <table:table-cell office:value-type="float" office:value="11356">
            <text:p>11356</text:p>
          </table:table-cell>
          <table:table-cell office:value-type="float" office:value="796916">
            <text:p>796916</text:p>
          </table:table-cell>
          <table:table-cell office:value-type="float" office:value="26164">
            <text:p>26164</text:p>
          </table:table-cell>
          <table:table-cell table:number-columns-repeated="2"/>
          <table:table-cell table:formula="of:=[.A799]+[.C799]-[.A798]-[.C798]" office:value-type="float" office:value="1041">
            <text:p>1041</text:p>
          </table:table-cell>
          <table:table-cell table:formula="of:=[.E799]+[.G799]-[.E798]-[.G798]" office:value-type="float" office:value="1981">
            <text:p>1981</text:p>
          </table:table-cell>
          <table:table-cell table:formula="of:=[.B799]+[.D799]-[.B798]-[.D798]" office:value-type="float" office:value="33">
            <text:p>33</text:p>
          </table:table-cell>
          <table:table-cell table:formula="of:=[.F799]+[.H799]-[.F798]-[.H798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71026">
            <text:p>271026</text:p>
          </table:table-cell>
          <table:table-cell office:value-type="float" office:value="7624">
            <text:p>7624</text:p>
          </table:table-cell>
          <table:table-cell office:value-type="float" office:value="576740">
            <text:p>576740</text:p>
          </table:table-cell>
          <table:table-cell office:value-type="float" office:value="19278">
            <text:p>19278</text:p>
          </table:table-cell>
          <table:table-cell office:value-type="float" office:value="437096">
            <text:p>437096</text:p>
          </table:table-cell>
          <table:table-cell office:value-type="float" office:value="11368">
            <text:p>11368</text:p>
          </table:table-cell>
          <table:table-cell office:value-type="float" office:value="798272">
            <text:p>798272</text:p>
          </table:table-cell>
          <table:table-cell office:value-type="float" office:value="26205">
            <text:p>26205</text:p>
          </table:table-cell>
          <table:table-cell table:number-columns-repeated="2"/>
          <table:table-cell table:formula="of:=[.A800]+[.C800]-[.A799]-[.C799]" office:value-type="float" office:value="1037">
            <text:p>1037</text:p>
          </table:table-cell>
          <table:table-cell table:formula="of:=[.E800]+[.G800]-[.E799]-[.G799]" office:value-type="float" office:value="1755">
            <text:p>1755</text:p>
          </table:table-cell>
          <table:table-cell table:formula="of:=[.B800]+[.D800]-[.B799]-[.D799]" office:value-type="float" office:value="33">
            <text:p>33</text:p>
          </table:table-cell>
          <table:table-cell table:formula="of:=[.F800]+[.H800]-[.F799]-[.H799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71345">
            <text:p>271345</text:p>
          </table:table-cell>
          <table:table-cell office:value-type="float" office:value="7633">
            <text:p>7633</text:p>
          </table:table-cell>
          <table:table-cell office:value-type="float" office:value="577458">
            <text:p>577458</text:p>
          </table:table-cell>
          <table:table-cell office:value-type="float" office:value="19302">
            <text:p>19302</text:p>
          </table:table-cell>
          <table:table-cell office:value-type="float" office:value="437745">
            <text:p>437745</text:p>
          </table:table-cell>
          <table:table-cell office:value-type="float" office:value="11381">
            <text:p>11381</text:p>
          </table:table-cell>
          <table:table-cell office:value-type="float" office:value="799378">
            <text:p>799378</text:p>
          </table:table-cell>
          <table:table-cell office:value-type="float" office:value="26240">
            <text:p>26240</text:p>
          </table:table-cell>
          <table:table-cell table:number-columns-repeated="2"/>
          <table:table-cell table:formula="of:=[.A801]+[.C801]-[.A800]-[.C800]" office:value-type="float" office:value="1041">
            <text:p>1041</text:p>
          </table:table-cell>
          <table:table-cell table:formula="of:=[.E801]+[.G801]-[.E800]-[.G800]" office:value-type="float" office:value="2059">
            <text:p>2059</text:p>
          </table:table-cell>
          <table:table-cell table:formula="of:=[.B801]+[.D801]-[.B800]-[.D800]" office:value-type="float" office:value="33">
            <text:p>33</text:p>
          </table:table-cell>
          <table:table-cell table:formula="of:=[.F801]+[.H801]-[.F800]-[.H800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271668">
            <text:p>271668</text:p>
          </table:table-cell>
          <table:table-cell office:value-type="float" office:value="7642">
            <text:p>7642</text:p>
          </table:table-cell>
          <table:table-cell office:value-type="float" office:value="578176">
            <text:p>578176</text:p>
          </table:table-cell>
          <table:table-cell office:value-type="float" office:value="19326">
            <text:p>19326</text:p>
          </table:table-cell>
          <table:table-cell office:value-type="float" office:value="438674">
            <text:p>438674</text:p>
          </table:table-cell>
          <table:table-cell office:value-type="float" office:value="11396">
            <text:p>11396</text:p>
          </table:table-cell>
          <table:table-cell office:value-type="float" office:value="800508">
            <text:p>800508</text:p>
          </table:table-cell>
          <table:table-cell office:value-type="float" office:value="26276">
            <text:p>26276</text:p>
          </table:table-cell>
          <table:table-cell table:number-columns-repeated="2"/>
          <table:table-cell table:formula="of:=[.A802]+[.C802]-[.A801]-[.C801]" office:value-type="float" office:value="1037">
            <text:p>1037</text:p>
          </table:table-cell>
          <table:table-cell table:formula="of:=[.E802]+[.G802]-[.E801]-[.G801]" office:value-type="float" office:value="2147">
            <text:p>2147</text:p>
          </table:table-cell>
          <table:table-cell table:formula="of:=[.B802]+[.D802]-[.B801]-[.D801]" office:value-type="float" office:value="33">
            <text:p>33</text:p>
          </table:table-cell>
          <table:table-cell table:formula="of:=[.F802]+[.H802]-[.F801]-[.H801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71987">
            <text:p>271987</text:p>
          </table:table-cell>
          <table:table-cell office:value-type="float" office:value="7651">
            <text:p>7651</text:p>
          </table:table-cell>
          <table:table-cell office:value-type="float" office:value="578894">
            <text:p>578894</text:p>
          </table:table-cell>
          <table:table-cell office:value-type="float" office:value="19350">
            <text:p>19350</text:p>
          </table:table-cell>
          <table:table-cell office:value-type="float" office:value="439303">
            <text:p>439303</text:p>
          </table:table-cell>
          <table:table-cell office:value-type="float" office:value="11408">
            <text:p>11408</text:p>
          </table:table-cell>
          <table:table-cell office:value-type="float" office:value="802026">
            <text:p>802026</text:p>
          </table:table-cell>
          <table:table-cell office:value-type="float" office:value="26323">
            <text:p>26323</text:p>
          </table:table-cell>
          <table:table-cell table:number-columns-repeated="2"/>
          <table:table-cell table:formula="of:=[.A803]+[.C803]-[.A802]-[.C802]" office:value-type="float" office:value="1041">
            <text:p>1041</text:p>
          </table:table-cell>
          <table:table-cell table:formula="of:=[.E803]+[.G803]-[.E802]-[.G802]" office:value-type="float" office:value="1731">
            <text:p>1731</text:p>
          </table:table-cell>
          <table:table-cell table:formula="of:=[.B803]+[.D803]-[.B802]-[.D802]" office:value-type="float" office:value="33">
            <text:p>33</text:p>
          </table:table-cell>
          <table:table-cell table:formula="of:=[.F803]+[.H803]-[.F802]-[.H802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72310">
            <text:p>272310</text:p>
          </table:table-cell>
          <table:table-cell office:value-type="float" office:value="7660">
            <text:p>7660</text:p>
          </table:table-cell>
          <table:table-cell office:value-type="float" office:value="579612">
            <text:p>579612</text:p>
          </table:table-cell>
          <table:table-cell office:value-type="float" office:value="19374">
            <text:p>19374</text:p>
          </table:table-cell>
          <table:table-cell office:value-type="float" office:value="439928">
            <text:p>439928</text:p>
          </table:table-cell>
          <table:table-cell office:value-type="float" office:value="11420">
            <text:p>11420</text:p>
          </table:table-cell>
          <table:table-cell office:value-type="float" office:value="803132">
            <text:p>803132</text:p>
          </table:table-cell>
          <table:table-cell office:value-type="float" office:value="26358">
            <text:p>26358</text:p>
          </table:table-cell>
          <table:table-cell table:number-columns-repeated="2"/>
          <table:table-cell table:formula="of:=[.A804]+[.C804]-[.A803]-[.C803]" office:value-type="float" office:value="1037">
            <text:p>1037</text:p>
          </table:table-cell>
          <table:table-cell table:formula="of:=[.E804]+[.G804]-[.E803]-[.G803]" office:value-type="float" office:value="1735">
            <text:p>1735</text:p>
          </table:table-cell>
          <table:table-cell table:formula="of:=[.B804]+[.D804]-[.B803]-[.D803]" office:value-type="float" office:value="33">
            <text:p>33</text:p>
          </table:table-cell>
          <table:table-cell table:formula="of:=[.F804]+[.H804]-[.F803]-[.H803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72629">
            <text:p>272629</text:p>
          </table:table-cell>
          <table:table-cell office:value-type="float" office:value="7669">
            <text:p>7669</text:p>
          </table:table-cell>
          <table:table-cell office:value-type="float" office:value="580330">
            <text:p>580330</text:p>
          </table:table-cell>
          <table:table-cell office:value-type="float" office:value="19398">
            <text:p>19398</text:p>
          </table:table-cell>
          <table:table-cell office:value-type="float" office:value="440533">
            <text:p>440533</text:p>
          </table:table-cell>
          <table:table-cell office:value-type="float" office:value="11431">
            <text:p>11431</text:p>
          </table:table-cell>
          <table:table-cell office:value-type="float" office:value="804262">
            <text:p>804262</text:p>
          </table:table-cell>
          <table:table-cell office:value-type="float" office:value="26394">
            <text:p>26394</text:p>
          </table:table-cell>
          <table:table-cell table:number-columns-repeated="2"/>
          <table:table-cell table:formula="of:=[.A805]+[.C805]-[.A804]-[.C804]" office:value-type="float" office:value="1041">
            <text:p>1041</text:p>
          </table:table-cell>
          <table:table-cell table:formula="of:=[.E805]+[.G805]-[.E804]-[.G804]" office:value-type="float" office:value="1387">
            <text:p>1387</text:p>
          </table:table-cell>
          <table:table-cell table:formula="of:=[.B805]+[.D805]-[.B804]-[.D804]" office:value-type="float" office:value="33">
            <text:p>33</text:p>
          </table:table-cell>
          <table:table-cell table:formula="of:=[.F805]+[.H805]-[.F804]-[.H804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72952">
            <text:p>272952</text:p>
          </table:table-cell>
          <table:table-cell office:value-type="float" office:value="7678">
            <text:p>7678</text:p>
          </table:table-cell>
          <table:table-cell office:value-type="float" office:value="581048">
            <text:p>581048</text:p>
          </table:table-cell>
          <table:table-cell office:value-type="float" office:value="19422">
            <text:p>19422</text:p>
          </table:table-cell>
          <table:table-cell office:value-type="float" office:value="441202">
            <text:p>441202</text:p>
          </table:table-cell>
          <table:table-cell office:value-type="float" office:value="11445">
            <text:p>11445</text:p>
          </table:table-cell>
          <table:table-cell office:value-type="float" office:value="804980">
            <text:p>804980</text:p>
          </table:table-cell>
          <table:table-cell office:value-type="float" office:value="26418">
            <text:p>26418</text:p>
          </table:table-cell>
          <table:table-cell table:number-columns-repeated="2"/>
          <table:table-cell table:formula="of:=[.A806]+[.C806]-[.A805]-[.C805]" office:value-type="float" office:value="1037">
            <text:p>1037</text:p>
          </table:table-cell>
          <table:table-cell table:formula="of:=[.E806]+[.G806]-[.E805]-[.G805]" office:value-type="float" office:value="2147">
            <text:p>2147</text:p>
          </table:table-cell>
          <table:table-cell table:formula="of:=[.B806]+[.D806]-[.B805]-[.D805]" office:value-type="float" office:value="33">
            <text:p>33</text:p>
          </table:table-cell>
          <table:table-cell table:formula="of:=[.F806]+[.H806]-[.F805]-[.H805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73271">
            <text:p>273271</text:p>
          </table:table-cell>
          <table:table-cell office:value-type="float" office:value="7687">
            <text:p>7687</text:p>
          </table:table-cell>
          <table:table-cell office:value-type="float" office:value="581766">
            <text:p>581766</text:p>
          </table:table-cell>
          <table:table-cell office:value-type="float" office:value="19446">
            <text:p>19446</text:p>
          </table:table-cell>
          <table:table-cell office:value-type="float" office:value="441831">
            <text:p>441831</text:p>
          </table:table-cell>
          <table:table-cell office:value-type="float" office:value="11457">
            <text:p>11457</text:p>
          </table:table-cell>
          <table:table-cell office:value-type="float" office:value="806498">
            <text:p>806498</text:p>
          </table:table-cell>
          <table:table-cell office:value-type="float" office:value="26465">
            <text:p>26465</text:p>
          </table:table-cell>
          <table:table-cell table:number-columns-repeated="2"/>
          <table:table-cell table:formula="of:=[.A807]+[.C807]-[.A806]-[.C806]" office:value-type="float" office:value="1041">
            <text:p>1041</text:p>
          </table:table-cell>
          <table:table-cell table:formula="of:=[.E807]+[.G807]-[.E806]-[.G806]" office:value-type="float" office:value="1731">
            <text:p>1731</text:p>
          </table:table-cell>
          <table:table-cell table:formula="of:=[.B807]+[.D807]-[.B806]-[.D806]" office:value-type="float" office:value="33">
            <text:p>33</text:p>
          </table:table-cell>
          <table:table-cell table:formula="of:=[.F807]+[.H807]-[.F806]-[.H806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73594">
            <text:p>273594</text:p>
          </table:table-cell>
          <table:table-cell office:value-type="float" office:value="7696">
            <text:p>7696</text:p>
          </table:table-cell>
          <table:table-cell office:value-type="float" office:value="582484">
            <text:p>582484</text:p>
          </table:table-cell>
          <table:table-cell office:value-type="float" office:value="19470">
            <text:p>19470</text:p>
          </table:table-cell>
          <table:table-cell office:value-type="float" office:value="442456">
            <text:p>442456</text:p>
          </table:table-cell>
          <table:table-cell office:value-type="float" office:value="11469">
            <text:p>11469</text:p>
          </table:table-cell>
          <table:table-cell office:value-type="float" office:value="807604">
            <text:p>807604</text:p>
          </table:table-cell>
          <table:table-cell office:value-type="float" office:value="26500">
            <text:p>26500</text:p>
          </table:table-cell>
          <table:table-cell table:number-columns-repeated="2"/>
          <table:table-cell table:formula="of:=[.A808]+[.C808]-[.A807]-[.C807]" office:value-type="float" office:value="1037">
            <text:p>1037</text:p>
          </table:table-cell>
          <table:table-cell table:formula="of:=[.E808]+[.G808]-[.E807]-[.G807]" office:value-type="float" office:value="2029">
            <text:p>2029</text:p>
          </table:table-cell>
          <table:table-cell table:formula="of:=[.B808]+[.D808]-[.B807]-[.D807]" office:value-type="float" office:value="33">
            <text:p>33</text:p>
          </table:table-cell>
          <table:table-cell table:formula="of:=[.F808]+[.H808]-[.F807]-[.H807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73913">
            <text:p>273913</text:p>
          </table:table-cell>
          <table:table-cell office:value-type="float" office:value="7705">
            <text:p>7705</text:p>
          </table:table-cell>
          <table:table-cell office:value-type="float" office:value="583202">
            <text:p>583202</text:p>
          </table:table-cell>
          <table:table-cell office:value-type="float" office:value="19494">
            <text:p>19494</text:p>
          </table:table-cell>
          <table:table-cell office:value-type="float" office:value="443085">
            <text:p>443085</text:p>
          </table:table-cell>
          <table:table-cell office:value-type="float" office:value="11481">
            <text:p>11481</text:p>
          </table:table-cell>
          <table:table-cell office:value-type="float" office:value="809004">
            <text:p>809004</text:p>
          </table:table-cell>
          <table:table-cell office:value-type="float" office:value="26541">
            <text:p>26541</text:p>
          </table:table-cell>
          <table:table-cell table:number-columns-repeated="2"/>
          <table:table-cell table:formula="of:=[.A809]+[.C809]-[.A808]-[.C808]" office:value-type="float" office:value="1041">
            <text:p>1041</text:p>
          </table:table-cell>
          <table:table-cell table:formula="of:=[.E809]+[.G809]-[.E808]-[.G808]" office:value-type="float" office:value="2255">
            <text:p>2255</text:p>
          </table:table-cell>
          <table:table-cell table:formula="of:=[.B809]+[.D809]-[.B808]-[.D808]" office:value-type="float" office:value="33">
            <text:p>33</text:p>
          </table:table-cell>
          <table:table-cell table:formula="of:=[.F809]+[.H809]-[.F808]-[.H808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74236">
            <text:p>274236</text:p>
          </table:table-cell>
          <table:table-cell office:value-type="float" office:value="7714">
            <text:p>7714</text:p>
          </table:table-cell>
          <table:table-cell office:value-type="float" office:value="583920">
            <text:p>583920</text:p>
          </table:table-cell>
          <table:table-cell office:value-type="float" office:value="19518">
            <text:p>19518</text:p>
          </table:table-cell>
          <table:table-cell office:value-type="float" office:value="443994">
            <text:p>443994</text:p>
          </table:table-cell>
          <table:table-cell office:value-type="float" office:value="11495">
            <text:p>11495</text:p>
          </table:table-cell>
          <table:table-cell office:value-type="float" office:value="810350">
            <text:p>810350</text:p>
          </table:table-cell>
          <table:table-cell office:value-type="float" office:value="26581">
            <text:p>26581</text:p>
          </table:table-cell>
          <table:table-cell table:number-columns-repeated="2"/>
          <table:table-cell table:formula="of:=[.A810]+[.C810]-[.A809]-[.C809]" office:value-type="float" office:value="1037">
            <text:p>1037</text:p>
          </table:table-cell>
          <table:table-cell table:formula="of:=[.E810]+[.G810]-[.E809]-[.G809]" office:value-type="float" office:value="1807">
            <text:p>1807</text:p>
          </table:table-cell>
          <table:table-cell table:formula="of:=[.B810]+[.D810]-[.B809]-[.D809]" office:value-type="float" office:value="33">
            <text:p>33</text:p>
          </table:table-cell>
          <table:table-cell table:formula="of:=[.F810]+[.H810]-[.F809]-[.H809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74555">
            <text:p>274555</text:p>
          </table:table-cell>
          <table:table-cell office:value-type="float" office:value="7723">
            <text:p>7723</text:p>
          </table:table-cell>
          <table:table-cell office:value-type="float" office:value="584638">
            <text:p>584638</text:p>
          </table:table-cell>
          <table:table-cell office:value-type="float" office:value="19542">
            <text:p>19542</text:p>
          </table:table-cell>
          <table:table-cell office:value-type="float" office:value="444623">
            <text:p>444623</text:p>
          </table:table-cell>
          <table:table-cell office:value-type="float" office:value="11507">
            <text:p>11507</text:p>
          </table:table-cell>
          <table:table-cell office:value-type="float" office:value="811528">
            <text:p>811528</text:p>
          </table:table-cell>
          <table:table-cell office:value-type="float" office:value="26619">
            <text:p>26619</text:p>
          </table:table-cell>
          <table:table-cell table:number-columns-repeated="2"/>
          <table:table-cell table:formula="of:=[.A811]+[.C811]-[.A810]-[.C810]" office:value-type="float" office:value="1041">
            <text:p>1041</text:p>
          </table:table-cell>
          <table:table-cell table:formula="of:=[.E811]+[.G811]-[.E810]-[.G810]" office:value-type="float" office:value="2035">
            <text:p>2035</text:p>
          </table:table-cell>
          <table:table-cell table:formula="of:=[.B811]+[.D811]-[.B810]-[.D810]" office:value-type="float" office:value="33">
            <text:p>33</text:p>
          </table:table-cell>
          <table:table-cell table:formula="of:=[.F811]+[.H811]-[.F810]-[.H810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74878">
            <text:p>274878</text:p>
          </table:table-cell>
          <table:table-cell office:value-type="float" office:value="7732">
            <text:p>7732</text:p>
          </table:table-cell>
          <table:table-cell office:value-type="float" office:value="585356">
            <text:p>585356</text:p>
          </table:table-cell>
          <table:table-cell office:value-type="float" office:value="19566">
            <text:p>19566</text:p>
          </table:table-cell>
          <table:table-cell office:value-type="float" office:value="445552">
            <text:p>445552</text:p>
          </table:table-cell>
          <table:table-cell office:value-type="float" office:value="11522">
            <text:p>11522</text:p>
          </table:table-cell>
          <table:table-cell office:value-type="float" office:value="812634">
            <text:p>812634</text:p>
          </table:table-cell>
          <table:table-cell office:value-type="float" office:value="26654">
            <text:p>26654</text:p>
          </table:table-cell>
          <table:table-cell table:number-columns-repeated="2"/>
          <table:table-cell table:formula="of:=[.A812]+[.C812]-[.A811]-[.C811]" office:value-type="float" office:value="1037">
            <text:p>1037</text:p>
          </table:table-cell>
          <table:table-cell table:formula="of:=[.E812]+[.G812]-[.E811]-[.G811]" office:value-type="float" office:value="2147">
            <text:p>2147</text:p>
          </table:table-cell>
          <table:table-cell table:formula="of:=[.B812]+[.D812]-[.B811]-[.D811]" office:value-type="float" office:value="33">
            <text:p>33</text:p>
          </table:table-cell>
          <table:table-cell table:formula="of:=[.F812]+[.H812]-[.F811]-[.H811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75197">
            <text:p>275197</text:p>
          </table:table-cell>
          <table:table-cell office:value-type="float" office:value="7741">
            <text:p>7741</text:p>
          </table:table-cell>
          <table:table-cell office:value-type="float" office:value="586074">
            <text:p>586074</text:p>
          </table:table-cell>
          <table:table-cell office:value-type="float" office:value="19590">
            <text:p>19590</text:p>
          </table:table-cell>
          <table:table-cell office:value-type="float" office:value="446181">
            <text:p>446181</text:p>
          </table:table-cell>
          <table:table-cell office:value-type="float" office:value="11534">
            <text:p>11534</text:p>
          </table:table-cell>
          <table:table-cell office:value-type="float" office:value="814152">
            <text:p>814152</text:p>
          </table:table-cell>
          <table:table-cell office:value-type="float" office:value="26701">
            <text:p>26701</text:p>
          </table:table-cell>
          <table:table-cell table:number-columns-repeated="2"/>
          <table:table-cell table:formula="of:=[.A813]+[.C813]-[.A812]-[.C812]" office:value-type="float" office:value="1041">
            <text:p>1041</text:p>
          </table:table-cell>
          <table:table-cell table:formula="of:=[.E813]+[.G813]-[.E812]-[.G812]" office:value-type="float" office:value="1775">
            <text:p>1775</text:p>
          </table:table-cell>
          <table:table-cell table:formula="of:=[.B813]+[.D813]-[.B812]-[.D812]" office:value-type="float" office:value="33">
            <text:p>33</text:p>
          </table:table-cell>
          <table:table-cell table:formula="of:=[.F813]+[.H813]-[.F812]-[.H812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275520">
            <text:p>275520</text:p>
          </table:table-cell>
          <table:table-cell office:value-type="float" office:value="7750">
            <text:p>7750</text:p>
          </table:table-cell>
          <table:table-cell office:value-type="float" office:value="586792">
            <text:p>586792</text:p>
          </table:table-cell>
          <table:table-cell office:value-type="float" office:value="19614">
            <text:p>19614</text:p>
          </table:table-cell>
          <table:table-cell office:value-type="float" office:value="446826">
            <text:p>446826</text:p>
          </table:table-cell>
          <table:table-cell office:value-type="float" office:value="11547">
            <text:p>11547</text:p>
          </table:table-cell>
          <table:table-cell office:value-type="float" office:value="815282">
            <text:p>815282</text:p>
          </table:table-cell>
          <table:table-cell office:value-type="float" office:value="26737">
            <text:p>26737</text:p>
          </table:table-cell>
          <table:table-cell table:number-columns-repeated="2"/>
          <table:table-cell table:formula="of:=[.A814]+[.C814]-[.A813]-[.C813]" office:value-type="float" office:value="1037">
            <text:p>1037</text:p>
          </table:table-cell>
          <table:table-cell table:formula="of:=[.E814]+[.G814]-[.E813]-[.G813]" office:value-type="float" office:value="1735">
            <text:p>1735</text:p>
          </table:table-cell>
          <table:table-cell table:formula="of:=[.B814]+[.D814]-[.B813]-[.D813]" office:value-type="float" office:value="33">
            <text:p>33</text:p>
          </table:table-cell>
          <table:table-cell table:formula="of:=[.F814]+[.H814]-[.F813]-[.H813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75839">
            <text:p>275839</text:p>
          </table:table-cell>
          <table:table-cell office:value-type="float" office:value="7759">
            <text:p>7759</text:p>
          </table:table-cell>
          <table:table-cell office:value-type="float" office:value="587510">
            <text:p>587510</text:p>
          </table:table-cell>
          <table:table-cell office:value-type="float" office:value="19638">
            <text:p>19638</text:p>
          </table:table-cell>
          <table:table-cell office:value-type="float" office:value="447455">
            <text:p>447455</text:p>
          </table:table-cell>
          <table:table-cell office:value-type="float" office:value="11559">
            <text:p>11559</text:p>
          </table:table-cell>
          <table:table-cell office:value-type="float" office:value="816388">
            <text:p>816388</text:p>
          </table:table-cell>
          <table:table-cell office:value-type="float" office:value="26772">
            <text:p>26772</text:p>
          </table:table-cell>
          <table:table-cell table:number-columns-repeated="2"/>
          <table:table-cell table:formula="of:=[.A815]+[.C815]-[.A814]-[.C814]" office:value-type="float" office:value="1041">
            <text:p>1041</text:p>
          </table:table-cell>
          <table:table-cell table:formula="of:=[.E815]+[.G815]-[.E814]-[.G814]" office:value-type="float" office:value="2091">
            <text:p>2091</text:p>
          </table:table-cell>
          <table:table-cell table:formula="of:=[.B815]+[.D815]-[.B814]-[.D814]" office:value-type="float" office:value="33">
            <text:p>33</text:p>
          </table:table-cell>
          <table:table-cell table:formula="of:=[.F815]+[.H815]-[.F814]-[.H814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76162">
            <text:p>276162</text:p>
          </table:table-cell>
          <table:table-cell office:value-type="float" office:value="7768">
            <text:p>7768</text:p>
          </table:table-cell>
          <table:table-cell office:value-type="float" office:value="588228">
            <text:p>588228</text:p>
          </table:table-cell>
          <table:table-cell office:value-type="float" office:value="19662">
            <text:p>19662</text:p>
          </table:table-cell>
          <table:table-cell office:value-type="float" office:value="448080">
            <text:p>448080</text:p>
          </table:table-cell>
          <table:table-cell office:value-type="float" office:value="11571">
            <text:p>11571</text:p>
          </table:table-cell>
          <table:table-cell office:value-type="float" office:value="817854">
            <text:p>817854</text:p>
          </table:table-cell>
          <table:table-cell office:value-type="float" office:value="26813">
            <text:p>26813</text:p>
          </table:table-cell>
          <table:table-cell table:number-columns-repeated="2"/>
          <table:table-cell table:formula="of:=[.A816]+[.C816]-[.A815]-[.C815]" office:value-type="float" office:value="1037">
            <text:p>1037</text:p>
          </table:table-cell>
          <table:table-cell table:formula="of:=[.E816]+[.G816]-[.E815]-[.G815]" office:value-type="float" office:value="1895">
            <text:p>1895</text:p>
          </table:table-cell>
          <table:table-cell table:formula="of:=[.B816]+[.D816]-[.B815]-[.D815]" office:value-type="float" office:value="33">
            <text:p>33</text:p>
          </table:table-cell>
          <table:table-cell table:formula="of:=[.F816]+[.H816]-[.F815]-[.H815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76481">
            <text:p>276481</text:p>
          </table:table-cell>
          <table:table-cell office:value-type="float" office:value="7777">
            <text:p>7777</text:p>
          </table:table-cell>
          <table:table-cell office:value-type="float" office:value="588946">
            <text:p>588946</text:p>
          </table:table-cell>
          <table:table-cell office:value-type="float" office:value="19686">
            <text:p>19686</text:p>
          </table:table-cell>
          <table:table-cell office:value-type="float" office:value="448729">
            <text:p>448729</text:p>
          </table:table-cell>
          <table:table-cell office:value-type="float" office:value="11584">
            <text:p>11584</text:p>
          </table:table-cell>
          <table:table-cell office:value-type="float" office:value="819100">
            <text:p>819100</text:p>
          </table:table-cell>
          <table:table-cell office:value-type="float" office:value="26854">
            <text:p>26854</text:p>
          </table:table-cell>
          <table:table-cell table:number-columns-repeated="2"/>
          <table:table-cell table:formula="of:=[.A817]+[.C817]-[.A816]-[.C816]" office:value-type="float" office:value="1041">
            <text:p>1041</text:p>
          </table:table-cell>
          <table:table-cell table:formula="of:=[.E817]+[.G817]-[.E816]-[.G816]" office:value-type="float" office:value="2107">
            <text:p>2107</text:p>
          </table:table-cell>
          <table:table-cell table:formula="of:=[.B817]+[.D817]-[.B816]-[.D816]" office:value-type="float" office:value="33">
            <text:p>33</text:p>
          </table:table-cell>
          <table:table-cell table:formula="of:=[.F817]+[.H817]-[.F816]-[.H816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76804">
            <text:p>276804</text:p>
          </table:table-cell>
          <table:table-cell office:value-type="float" office:value="7786">
            <text:p>7786</text:p>
          </table:table-cell>
          <table:table-cell office:value-type="float" office:value="589664">
            <text:p>589664</text:p>
          </table:table-cell>
          <table:table-cell office:value-type="float" office:value="19710">
            <text:p>19710</text:p>
          </table:table-cell>
          <table:table-cell office:value-type="float" office:value="449658">
            <text:p>449658</text:p>
          </table:table-cell>
          <table:table-cell office:value-type="float" office:value="11599">
            <text:p>11599</text:p>
          </table:table-cell>
          <table:table-cell office:value-type="float" office:value="820278">
            <text:p>820278</text:p>
          </table:table-cell>
          <table:table-cell office:value-type="float" office:value="26892">
            <text:p>26892</text:p>
          </table:table-cell>
          <table:table-cell table:number-columns-repeated="2"/>
          <table:table-cell table:formula="of:=[.A818]+[.C818]-[.A817]-[.C817]" office:value-type="float" office:value="1037">
            <text:p>1037</text:p>
          </table:table-cell>
          <table:table-cell table:formula="of:=[.E818]+[.G818]-[.E817]-[.G817]" office:value-type="float" office:value="2103">
            <text:p>2103</text:p>
          </table:table-cell>
          <table:table-cell table:formula="of:=[.B818]+[.D818]-[.B817]-[.D817]" office:value-type="float" office:value="33">
            <text:p>33</text:p>
          </table:table-cell>
          <table:table-cell table:formula="of:=[.F818]+[.H818]-[.F817]-[.H817]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277123">
            <text:p>277123</text:p>
          </table:table-cell>
          <table:table-cell office:value-type="float" office:value="7795">
            <text:p>7795</text:p>
          </table:table-cell>
          <table:table-cell office:value-type="float" office:value="590382">
            <text:p>590382</text:p>
          </table:table-cell>
          <table:table-cell office:value-type="float" office:value="19734">
            <text:p>19734</text:p>
          </table:table-cell>
          <table:table-cell office:value-type="float" office:value="450243">
            <text:p>450243</text:p>
          </table:table-cell>
          <table:table-cell office:value-type="float" office:value="11609">
            <text:p>11609</text:p>
          </table:table-cell>
          <table:table-cell office:value-type="float" office:value="821796">
            <text:p>821796</text:p>
          </table:table-cell>
          <table:table-cell office:value-type="float" office:value="26939">
            <text:p>26939</text:p>
          </table:table-cell>
          <table:table-cell table:number-columns-repeated="2"/>
          <table:table-cell table:formula="of:=[.A819]+[.C819]-[.A818]-[.C818]" office:value-type="float" office:value="863">
            <text:p>863</text:p>
          </table:table-cell>
          <table:table-cell table:formula="of:=[.E819]+[.G819]-[.E818]-[.G818]" office:value-type="float" office:value="1083">
            <text:p>1083</text:p>
          </table:table-cell>
          <table:table-cell table:formula="of:=[.B819]+[.D819]-[.B818]-[.D818]" office:value-type="float" office:value="32">
            <text:p>32</text:p>
          </table:table-cell>
          <table:table-cell table:formula="of:=[.F819]+[.H819]-[.F818]-[.H818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77446">
            <text:p>277446</text:p>
          </table:table-cell>
          <table:table-cell office:value-type="float" office:value="7804">
            <text:p>7804</text:p>
          </table:table-cell>
          <table:table-cell office:value-type="float" office:value="590922">
            <text:p>590922</text:p>
          </table:table-cell>
          <table:table-cell office:value-type="float" office:value="19757">
            <text:p>19757</text:p>
          </table:table-cell>
          <table:table-cell office:value-type="float" office:value="450608">
            <text:p>450608</text:p>
          </table:table-cell>
          <table:table-cell office:value-type="float" office:value="11620">
            <text:p>11620</text:p>
          </table:table-cell>
          <table:table-cell office:value-type="float" office:value="822514">
            <text:p>822514</text:p>
          </table:table-cell>
          <table:table-cell office:value-type="float" office:value="26963">
            <text:p>26963</text:p>
          </table:table-cell>
          <table:table-cell table:number-columns-repeated="2"/>
          <table:table-cell table:formula="of:=[.A820]+[.C820]-[.A819]-[.C819]" office:value-type="float" office:value="1297">
            <text:p>1297</text:p>
          </table:table-cell>
          <table:table-cell table:formula="of:=[.E820]+[.G820]-[.E819]-[.G819]" office:value-type="float" office:value="1779">
            <text:p>1779</text:p>
          </table:table-cell>
          <table:table-cell table:formula="of:=[.B820]+[.D820]-[.B819]-[.D819]" office:value-type="float" office:value="34">
            <text:p>34</text:p>
          </table:table-cell>
          <table:table-cell table:formula="of:=[.F820]+[.H820]-[.F819]-[.H819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277765">
            <text:p>277765</text:p>
          </table:table-cell>
          <table:table-cell office:value-type="float" office:value="7813">
            <text:p>7813</text:p>
          </table:table-cell>
          <table:table-cell office:value-type="float" office:value="591900">
            <text:p>591900</text:p>
          </table:table-cell>
          <table:table-cell office:value-type="float" office:value="19782">
            <text:p>19782</text:p>
          </table:table-cell>
          <table:table-cell office:value-type="float" office:value="451257">
            <text:p>451257</text:p>
          </table:table-cell>
          <table:table-cell office:value-type="float" office:value="11633">
            <text:p>11633</text:p>
          </table:table-cell>
          <table:table-cell office:value-type="float" office:value="823644">
            <text:p>823644</text:p>
          </table:table-cell>
          <table:table-cell office:value-type="float" office:value="26999">
            <text:p>26999</text:p>
          </table:table-cell>
          <table:table-cell table:number-columns-repeated="2"/>
          <table:table-cell table:formula="of:=[.A821]+[.C821]-[.A820]-[.C820]" office:value-type="float" office:value="1041">
            <text:p>1041</text:p>
          </table:table-cell>
          <table:table-cell table:formula="of:=[.E821]+[.G821]-[.E820]-[.G820]" office:value-type="float" office:value="2035">
            <text:p>2035</text:p>
          </table:table-cell>
          <table:table-cell table:formula="of:=[.B821]+[.D821]-[.B820]-[.D820]" office:value-type="float" office:value="33">
            <text:p>33</text:p>
          </table:table-cell>
          <table:table-cell table:formula="of:=[.F821]+[.H821]-[.F820]-[.H820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78088">
            <text:p>278088</text:p>
          </table:table-cell>
          <table:table-cell office:value-type="float" office:value="7822">
            <text:p>7822</text:p>
          </table:table-cell>
          <table:table-cell office:value-type="float" office:value="592618">
            <text:p>592618</text:p>
          </table:table-cell>
          <table:table-cell office:value-type="float" office:value="19806">
            <text:p>19806</text:p>
          </table:table-cell>
          <table:table-cell office:value-type="float" office:value="452186">
            <text:p>452186</text:p>
          </table:table-cell>
          <table:table-cell office:value-type="float" office:value="11648">
            <text:p>11648</text:p>
          </table:table-cell>
          <table:table-cell office:value-type="float" office:value="824750">
            <text:p>824750</text:p>
          </table:table-cell>
          <table:table-cell office:value-type="float" office:value="27034">
            <text:p>27034</text:p>
          </table:table-cell>
          <table:table-cell table:number-columns-repeated="2"/>
          <table:table-cell table:formula="of:=[.A822]+[.C822]-[.A821]-[.C821]" office:value-type="float" office:value="1037">
            <text:p>1037</text:p>
          </table:table-cell>
          <table:table-cell table:formula="of:=[.E822]+[.G822]-[.E821]-[.G821]" office:value-type="float" office:value="2631">
            <text:p>2631</text:p>
          </table:table-cell>
          <table:table-cell table:formula="of:=[.B822]+[.D822]-[.B821]-[.D821]" office:value-type="float" office:value="33">
            <text:p>33</text:p>
          </table:table-cell>
          <table:table-cell table:formula="of:=[.F822]+[.H822]-[.F821]-[.H821]"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278407">
            <text:p>278407</text:p>
          </table:table-cell>
          <table:table-cell office:value-type="float" office:value="7831">
            <text:p>7831</text:p>
          </table:table-cell>
          <table:table-cell office:value-type="float" office:value="593336">
            <text:p>593336</text:p>
          </table:table-cell>
          <table:table-cell office:value-type="float" office:value="19830">
            <text:p>19830</text:p>
          </table:table-cell>
          <table:table-cell office:value-type="float" office:value="453099">
            <text:p>453099</text:p>
          </table:table-cell>
          <table:table-cell office:value-type="float" office:value="11662">
            <text:p>11662</text:p>
          </table:table-cell>
          <table:table-cell office:value-type="float" office:value="826468">
            <text:p>826468</text:p>
          </table:table-cell>
          <table:table-cell office:value-type="float" office:value="27088">
            <text:p>27088</text:p>
          </table:table-cell>
          <table:table-cell table:number-columns-repeated="2"/>
          <table:table-cell table:formula="of:=[.A823]+[.C823]-[.A822]-[.C822]" office:value-type="float" office:value="1041">
            <text:p>1041</text:p>
          </table:table-cell>
          <table:table-cell table:formula="of:=[.E823]+[.G823]-[.E822]-[.G822]" office:value-type="float" office:value="2495">
            <text:p>2495</text:p>
          </table:table-cell>
          <table:table-cell table:formula="of:=[.B823]+[.D823]-[.B822]-[.D822]" office:value-type="float" office:value="33">
            <text:p>33</text:p>
          </table:table-cell>
          <table:table-cell table:formula="of:=[.F823]+[.H823]-[.F822]-[.H822]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278730">
            <text:p>278730</text:p>
          </table:table-cell>
          <table:table-cell office:value-type="float" office:value="7840">
            <text:p>7840</text:p>
          </table:table-cell>
          <table:table-cell office:value-type="float" office:value="594054">
            <text:p>594054</text:p>
          </table:table-cell>
          <table:table-cell office:value-type="float" office:value="19854">
            <text:p>19854</text:p>
          </table:table-cell>
          <table:table-cell office:value-type="float" office:value="454028">
            <text:p>454028</text:p>
          </table:table-cell>
          <table:table-cell office:value-type="float" office:value="11677">
            <text:p>11677</text:p>
          </table:table-cell>
          <table:table-cell office:value-type="float" office:value="828034">
            <text:p>828034</text:p>
          </table:table-cell>
          <table:table-cell office:value-type="float" office:value="27137">
            <text:p>27137</text:p>
          </table:table-cell>
          <table:table-cell table:number-columns-repeated="2"/>
          <table:table-cell table:formula="of:=[.A824]+[.C824]-[.A823]-[.C823]" office:value-type="float" office:value="1037">
            <text:p>1037</text:p>
          </table:table-cell>
          <table:table-cell table:formula="of:=[.E824]+[.G824]-[.E823]-[.G823]" office:value-type="float" office:value="2167">
            <text:p>2167</text:p>
          </table:table-cell>
          <table:table-cell table:formula="of:=[.B824]+[.D824]-[.B823]-[.D823]" office:value-type="float" office:value="33">
            <text:p>33</text:p>
          </table:table-cell>
          <table:table-cell table:formula="of:=[.F824]+[.H824]-[.F823]-[.H823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279049">
            <text:p>279049</text:p>
          </table:table-cell>
          <table:table-cell office:value-type="float" office:value="7849">
            <text:p>7849</text:p>
          </table:table-cell>
          <table:table-cell office:value-type="float" office:value="594772">
            <text:p>594772</text:p>
          </table:table-cell>
          <table:table-cell office:value-type="float" office:value="19878">
            <text:p>19878</text:p>
          </table:table-cell>
          <table:table-cell office:value-type="float" office:value="454677">
            <text:p>454677</text:p>
          </table:table-cell>
          <table:table-cell office:value-type="float" office:value="11690">
            <text:p>11690</text:p>
          </table:table-cell>
          <table:table-cell office:value-type="float" office:value="829552">
            <text:p>829552</text:p>
          </table:table-cell>
          <table:table-cell office:value-type="float" office:value="27184">
            <text:p>27184</text:p>
          </table:table-cell>
          <table:table-cell table:number-columns-repeated="2"/>
          <table:table-cell table:formula="of:=[.A825]+[.C825]-[.A824]-[.C824]" office:value-type="float" office:value="1041">
            <text:p>1041</text:p>
          </table:table-cell>
          <table:table-cell table:formula="of:=[.E825]+[.G825]-[.E824]-[.G824]" office:value-type="float" office:value="1755">
            <text:p>1755</text:p>
          </table:table-cell>
          <table:table-cell table:formula="of:=[.B825]+[.D825]-[.B824]-[.D824]" office:value-type="float" office:value="33">
            <text:p>33</text:p>
          </table:table-cell>
          <table:table-cell table:formula="of:=[.F825]+[.H825]-[.F824]-[.H824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79372">
            <text:p>279372</text:p>
          </table:table-cell>
          <table:table-cell office:value-type="float" office:value="7858">
            <text:p>7858</text:p>
          </table:table-cell>
          <table:table-cell office:value-type="float" office:value="595490">
            <text:p>595490</text:p>
          </table:table-cell>
          <table:table-cell office:value-type="float" office:value="19902">
            <text:p>19902</text:p>
          </table:table-cell>
          <table:table-cell office:value-type="float" office:value="455302">
            <text:p>455302</text:p>
          </table:table-cell>
          <table:table-cell office:value-type="float" office:value="11702">
            <text:p>11702</text:p>
          </table:table-cell>
          <table:table-cell office:value-type="float" office:value="830682">
            <text:p>830682</text:p>
          </table:table-cell>
          <table:table-cell office:value-type="float" office:value="27220">
            <text:p>27220</text:p>
          </table:table-cell>
          <table:table-cell table:number-columns-repeated="2"/>
          <table:table-cell table:formula="of:=[.A826]+[.C826]-[.A825]-[.C825]" office:value-type="float" office:value="1037">
            <text:p>1037</text:p>
          </table:table-cell>
          <table:table-cell table:formula="of:=[.E826]+[.G826]-[.E825]-[.G825]" office:value-type="float" office:value="1735">
            <text:p>1735</text:p>
          </table:table-cell>
          <table:table-cell table:formula="of:=[.B826]+[.D826]-[.B825]-[.D825]" office:value-type="float" office:value="33">
            <text:p>33</text:p>
          </table:table-cell>
          <table:table-cell table:formula="of:=[.F826]+[.H826]-[.F825]-[.H825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79691">
            <text:p>279691</text:p>
          </table:table-cell>
          <table:table-cell office:value-type="float" office:value="7867">
            <text:p>7867</text:p>
          </table:table-cell>
          <table:table-cell office:value-type="float" office:value="596208">
            <text:p>596208</text:p>
          </table:table-cell>
          <table:table-cell office:value-type="float" office:value="19926">
            <text:p>19926</text:p>
          </table:table-cell>
          <table:table-cell office:value-type="float" office:value="455931">
            <text:p>455931</text:p>
          </table:table-cell>
          <table:table-cell office:value-type="float" office:value="11714">
            <text:p>11714</text:p>
          </table:table-cell>
          <table:table-cell office:value-type="float" office:value="831788">
            <text:p>831788</text:p>
          </table:table-cell>
          <table:table-cell office:value-type="float" office:value="27255">
            <text:p>27255</text:p>
          </table:table-cell>
          <table:table-cell table:number-columns-repeated="2"/>
          <table:table-cell table:formula="of:=[.A827]+[.C827]-[.A826]-[.C826]" office:value-type="float" office:value="1041">
            <text:p>1041</text:p>
          </table:table-cell>
          <table:table-cell table:formula="of:=[.E827]+[.G827]-[.E826]-[.G826]" office:value-type="float" office:value="2239">
            <text:p>2239</text:p>
          </table:table-cell>
          <table:table-cell table:formula="of:=[.B827]+[.D827]-[.B826]-[.D826]" office:value-type="float" office:value="33">
            <text:p>33</text:p>
          </table:table-cell>
          <table:table-cell table:formula="of:=[.F827]+[.H827]-[.F826]-[.H826]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280014">
            <text:p>280014</text:p>
          </table:table-cell>
          <table:table-cell office:value-type="float" office:value="7876">
            <text:p>7876</text:p>
          </table:table-cell>
          <table:table-cell office:value-type="float" office:value="596926">
            <text:p>596926</text:p>
          </table:table-cell>
          <table:table-cell office:value-type="float" office:value="19950">
            <text:p>19950</text:p>
          </table:table-cell>
          <table:table-cell office:value-type="float" office:value="456556">
            <text:p>456556</text:p>
          </table:table-cell>
          <table:table-cell office:value-type="float" office:value="11726">
            <text:p>11726</text:p>
          </table:table-cell>
          <table:table-cell office:value-type="float" office:value="833402">
            <text:p>833402</text:p>
          </table:table-cell>
          <table:table-cell office:value-type="float" office:value="27298">
            <text:p>27298</text:p>
          </table:table-cell>
          <table:table-cell table:number-columns-repeated="2"/>
          <table:table-cell table:formula="of:=[.A828]+[.C828]-[.A827]-[.C827]" office:value-type="float" office:value="1037">
            <text:p>1037</text:p>
          </table:table-cell>
          <table:table-cell table:formula="of:=[.E828]+[.G828]-[.E827]-[.G827]" office:value-type="float" office:value="1827">
            <text:p>1827</text:p>
          </table:table-cell>
          <table:table-cell table:formula="of:=[.B828]+[.D828]-[.B827]-[.D827]" office:value-type="float" office:value="33">
            <text:p>33</text:p>
          </table:table-cell>
          <table:table-cell table:formula="of:=[.F828]+[.H828]-[.F827]-[.H827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280333">
            <text:p>280333</text:p>
          </table:table-cell>
          <table:table-cell office:value-type="float" office:value="7885">
            <text:p>7885</text:p>
          </table:table-cell>
          <table:table-cell office:value-type="float" office:value="597644">
            <text:p>597644</text:p>
          </table:table-cell>
          <table:table-cell office:value-type="float" office:value="19974">
            <text:p>19974</text:p>
          </table:table-cell>
          <table:table-cell office:value-type="float" office:value="457205">
            <text:p>457205</text:p>
          </table:table-cell>
          <table:table-cell office:value-type="float" office:value="11739">
            <text:p>11739</text:p>
          </table:table-cell>
          <table:table-cell office:value-type="float" office:value="834580">
            <text:p>834580</text:p>
          </table:table-cell>
          <table:table-cell office:value-type="float" office:value="27336">
            <text:p>27336</text:p>
          </table:table-cell>
          <table:table-cell table:number-columns-repeated="2"/>
          <table:table-cell table:formula="of:=[.A829]+[.C829]-[.A828]-[.C828]" office:value-type="float" office:value="1041">
            <text:p>1041</text:p>
          </table:table-cell>
          <table:table-cell table:formula="of:=[.E829]+[.G829]-[.E828]-[.G828]" office:value-type="float" office:value="2087">
            <text:p>2087</text:p>
          </table:table-cell>
          <table:table-cell table:formula="of:=[.B829]+[.D829]-[.B828]-[.D828]" office:value-type="float" office:value="33">
            <text:p>33</text:p>
          </table:table-cell>
          <table:table-cell table:formula="of:=[.F829]+[.H829]-[.F828]-[.H828]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280656">
            <text:p>280656</text:p>
          </table:table-cell>
          <table:table-cell office:value-type="float" office:value="7894">
            <text:p>7894</text:p>
          </table:table-cell>
          <table:table-cell office:value-type="float" office:value="598362">
            <text:p>598362</text:p>
          </table:table-cell>
          <table:table-cell office:value-type="float" office:value="19998">
            <text:p>19998</text:p>
          </table:table-cell>
          <table:table-cell office:value-type="float" office:value="458114">
            <text:p>458114</text:p>
          </table:table-cell>
          <table:table-cell office:value-type="float" office:value="11753">
            <text:p>11753</text:p>
          </table:table-cell>
          <table:table-cell office:value-type="float" office:value="835758">
            <text:p>835758</text:p>
          </table:table-cell>
          <table:table-cell office:value-type="float" office:value="27374">
            <text:p>27374</text:p>
          </table:table-cell>
          <table:table-cell table:number-columns-repeated="2"/>
          <table:table-cell table:formula="of:=[.A830]+[.C830]-[.A829]-[.C829]" office:value-type="float" office:value="1037">
            <text:p>1037</text:p>
          </table:table-cell>
          <table:table-cell table:formula="of:=[.E830]+[.G830]-[.E829]-[.G829]" office:value-type="float" office:value="2219">
            <text:p>2219</text:p>
          </table:table-cell>
          <table:table-cell table:formula="of:=[.B830]+[.D830]-[.B829]-[.D829]" office:value-type="float" office:value="33">
            <text:p>33</text:p>
          </table:table-cell>
          <table:table-cell table:formula="of:=[.F830]+[.H830]-[.F829]-[.H829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80975">
            <text:p>280975</text:p>
          </table:table-cell>
          <table:table-cell office:value-type="float" office:value="7903">
            <text:p>7903</text:p>
          </table:table-cell>
          <table:table-cell office:value-type="float" office:value="599080">
            <text:p>599080</text:p>
          </table:table-cell>
          <table:table-cell office:value-type="float" office:value="20022">
            <text:p>20022</text:p>
          </table:table-cell>
          <table:table-cell office:value-type="float" office:value="458743">
            <text:p>458743</text:p>
          </table:table-cell>
          <table:table-cell office:value-type="float" office:value="11765">
            <text:p>11765</text:p>
          </table:table-cell>
          <table:table-cell office:value-type="float" office:value="837348">
            <text:p>837348</text:p>
          </table:table-cell>
          <table:table-cell office:value-type="float" office:value="27424">
            <text:p>27424</text:p>
          </table:table-cell>
          <table:table-cell table:number-columns-repeated="2"/>
          <table:table-cell table:formula="of:=[.A831]+[.C831]-[.A830]-[.C830]" office:value-type="float" office:value="1041">
            <text:p>1041</text:p>
          </table:table-cell>
          <table:table-cell table:formula="of:=[.E831]+[.G831]-[.E830]-[.G830]" office:value-type="float" office:value="1731">
            <text:p>1731</text:p>
          </table:table-cell>
          <table:table-cell table:formula="of:=[.B831]+[.D831]-[.B830]-[.D830]" office:value-type="float" office:value="33">
            <text:p>33</text:p>
          </table:table-cell>
          <table:table-cell table:formula="of:=[.F831]+[.H831]-[.F830]-[.H830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81298">
            <text:p>281298</text:p>
          </table:table-cell>
          <table:table-cell office:value-type="float" office:value="7912">
            <text:p>7912</text:p>
          </table:table-cell>
          <table:table-cell office:value-type="float" office:value="599798">
            <text:p>599798</text:p>
          </table:table-cell>
          <table:table-cell office:value-type="float" office:value="20046">
            <text:p>20046</text:p>
          </table:table-cell>
          <table:table-cell office:value-type="float" office:value="459368">
            <text:p>459368</text:p>
          </table:table-cell>
          <table:table-cell office:value-type="float" office:value="11777">
            <text:p>11777</text:p>
          </table:table-cell>
          <table:table-cell office:value-type="float" office:value="838454">
            <text:p>838454</text:p>
          </table:table-cell>
          <table:table-cell office:value-type="float" office:value="27459">
            <text:p>27459</text:p>
          </table:table-cell>
          <table:table-cell table:number-columns-repeated="2"/>
          <table:table-cell table:formula="of:=[.A832]+[.C832]-[.A831]-[.C831]" office:value-type="float" office:value="1037">
            <text:p>1037</text:p>
          </table:table-cell>
          <table:table-cell table:formula="of:=[.E832]+[.G832]-[.E831]-[.G831]" office:value-type="float" office:value="1907">
            <text:p>1907</text:p>
          </table:table-cell>
          <table:table-cell table:formula="of:=[.B832]+[.D832]-[.B831]-[.D831]" office:value-type="float" office:value="33">
            <text:p>33</text:p>
          </table:table-cell>
          <table:table-cell table:formula="of:=[.F832]+[.H832]-[.F831]-[.H831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81617">
            <text:p>281617</text:p>
          </table:table-cell>
          <table:table-cell office:value-type="float" office:value="7921">
            <text:p>7921</text:p>
          </table:table-cell>
          <table:table-cell office:value-type="float" office:value="600516">
            <text:p>600516</text:p>
          </table:table-cell>
          <table:table-cell office:value-type="float" office:value="20070">
            <text:p>20070</text:p>
          </table:table-cell>
          <table:table-cell office:value-type="float" office:value="460017">
            <text:p>460017</text:p>
          </table:table-cell>
          <table:table-cell office:value-type="float" office:value="11790">
            <text:p>11790</text:p>
          </table:table-cell>
          <table:table-cell office:value-type="float" office:value="839712">
            <text:p>839712</text:p>
          </table:table-cell>
          <table:table-cell office:value-type="float" office:value="27499">
            <text:p>27499</text:p>
          </table:table-cell>
          <table:table-cell table:number-columns-repeated="2"/>
          <table:table-cell table:formula="of:=[.A833]+[.C833]-[.A832]-[.C832]" office:value-type="float" office:value="1041">
            <text:p>1041</text:p>
          </table:table-cell>
          <table:table-cell table:formula="of:=[.E833]+[.G833]-[.E832]-[.G832]" office:value-type="float" office:value="2035">
            <text:p>2035</text:p>
          </table:table-cell>
          <table:table-cell table:formula="of:=[.B833]+[.D833]-[.B832]-[.D832]" office:value-type="float" office:value="33">
            <text:p>33</text:p>
          </table:table-cell>
          <table:table-cell table:formula="of:=[.F833]+[.H833]-[.F832]-[.H832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81940">
            <text:p>281940</text:p>
          </table:table-cell>
          <table:table-cell office:value-type="float" office:value="7930">
            <text:p>7930</text:p>
          </table:table-cell>
          <table:table-cell office:value-type="float" office:value="601234">
            <text:p>601234</text:p>
          </table:table-cell>
          <table:table-cell office:value-type="float" office:value="20094">
            <text:p>20094</text:p>
          </table:table-cell>
          <table:table-cell office:value-type="float" office:value="460946">
            <text:p>460946</text:p>
          </table:table-cell>
          <table:table-cell office:value-type="float" office:value="11805">
            <text:p>11805</text:p>
          </table:table-cell>
          <table:table-cell office:value-type="float" office:value="840818">
            <text:p>840818</text:p>
          </table:table-cell>
          <table:table-cell office:value-type="float" office:value="27534">
            <text:p>27534</text:p>
          </table:table-cell>
          <table:table-cell table:number-columns-repeated="2"/>
          <table:table-cell table:formula="of:=[.A834]+[.C834]-[.A833]-[.C833]" office:value-type="float" office:value="1037">
            <text:p>1037</text:p>
          </table:table-cell>
          <table:table-cell table:formula="of:=[.E834]+[.G834]-[.E833]-[.G833]" office:value-type="float" office:value="2219">
            <text:p>2219</text:p>
          </table:table-cell>
          <table:table-cell table:formula="of:=[.B834]+[.D834]-[.B833]-[.D833]" office:value-type="float" office:value="33">
            <text:p>33</text:p>
          </table:table-cell>
          <table:table-cell table:formula="of:=[.F834]+[.H834]-[.F833]-[.H833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82259">
            <text:p>282259</text:p>
          </table:table-cell>
          <table:table-cell office:value-type="float" office:value="7939">
            <text:p>7939</text:p>
          </table:table-cell>
          <table:table-cell office:value-type="float" office:value="601952">
            <text:p>601952</text:p>
          </table:table-cell>
          <table:table-cell office:value-type="float" office:value="20118">
            <text:p>20118</text:p>
          </table:table-cell>
          <table:table-cell office:value-type="float" office:value="461575">
            <text:p>461575</text:p>
          </table:table-cell>
          <table:table-cell office:value-type="float" office:value="11817">
            <text:p>11817</text:p>
          </table:table-cell>
          <table:table-cell office:value-type="float" office:value="842408">
            <text:p>842408</text:p>
          </table:table-cell>
          <table:table-cell office:value-type="float" office:value="27584">
            <text:p>27584</text:p>
          </table:table-cell>
          <table:table-cell table:number-columns-repeated="2"/>
          <table:table-cell table:formula="of:=[.A835]+[.C835]-[.A834]-[.C834]" office:value-type="float" office:value="1041">
            <text:p>1041</text:p>
          </table:table-cell>
          <table:table-cell table:formula="of:=[.E835]+[.G835]-[.E834]-[.G834]" office:value-type="float" office:value="1803">
            <text:p>1803</text:p>
          </table:table-cell>
          <table:table-cell table:formula="of:=[.B835]+[.D835]-[.B834]-[.D834]" office:value-type="float" office:value="33">
            <text:p>33</text:p>
          </table:table-cell>
          <table:table-cell table:formula="of:=[.F835]+[.H835]-[.F834]-[.H834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82582">
            <text:p>282582</text:p>
          </table:table-cell>
          <table:table-cell office:value-type="float" office:value="7948">
            <text:p>7948</text:p>
          </table:table-cell>
          <table:table-cell office:value-type="float" office:value="602670">
            <text:p>602670</text:p>
          </table:table-cell>
          <table:table-cell office:value-type="float" office:value="20142">
            <text:p>20142</text:p>
          </table:table-cell>
          <table:table-cell office:value-type="float" office:value="462200">
            <text:p>462200</text:p>
          </table:table-cell>
          <table:table-cell office:value-type="float" office:value="11829">
            <text:p>11829</text:p>
          </table:table-cell>
          <table:table-cell office:value-type="float" office:value="843586">
            <text:p>843586</text:p>
          </table:table-cell>
          <table:table-cell office:value-type="float" office:value="27622">
            <text:p>27622</text:p>
          </table:table-cell>
          <table:table-cell table:number-columns-repeated="2"/>
          <table:table-cell table:formula="of:=[.A836]+[.C836]-[.A835]-[.C835]" office:value-type="float" office:value="1037">
            <text:p>1037</text:p>
          </table:table-cell>
          <table:table-cell table:formula="of:=[.E836]+[.G836]-[.E835]-[.G835]" office:value-type="float" office:value="1827">
            <text:p>1827</text:p>
          </table:table-cell>
          <table:table-cell table:formula="of:=[.B836]+[.D836]-[.B835]-[.D835]" office:value-type="float" office:value="33">
            <text:p>33</text:p>
          </table:table-cell>
          <table:table-cell table:formula="of:=[.F836]+[.H836]-[.F835]-[.H835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282901">
            <text:p>282901</text:p>
          </table:table-cell>
          <table:table-cell office:value-type="float" office:value="7957">
            <text:p>7957</text:p>
          </table:table-cell>
          <table:table-cell office:value-type="float" office:value="603388">
            <text:p>603388</text:p>
          </table:table-cell>
          <table:table-cell office:value-type="float" office:value="20166">
            <text:p>20166</text:p>
          </table:table-cell>
          <table:table-cell office:value-type="float" office:value="462849">
            <text:p>462849</text:p>
          </table:table-cell>
          <table:table-cell office:value-type="float" office:value="11842">
            <text:p>11842</text:p>
          </table:table-cell>
          <table:table-cell office:value-type="float" office:value="844764">
            <text:p>844764</text:p>
          </table:table-cell>
          <table:table-cell office:value-type="float" office:value="27660">
            <text:p>27660</text:p>
          </table:table-cell>
          <table:table-cell table:number-columns-repeated="2"/>
          <table:table-cell table:formula="of:=[.A837]+[.C837]-[.A836]-[.C836]" office:value-type="float" office:value="1041">
            <text:p>1041</text:p>
          </table:table-cell>
          <table:table-cell table:formula="of:=[.E837]+[.G837]-[.E836]-[.G836]" office:value-type="float" office:value="2015">
            <text:p>2015</text:p>
          </table:table-cell>
          <table:table-cell table:formula="of:=[.B837]+[.D837]-[.B836]-[.D836]" office:value-type="float" office:value="33">
            <text:p>33</text:p>
          </table:table-cell>
          <table:table-cell table:formula="of:=[.F837]+[.H837]-[.F836]-[.H836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283224">
            <text:p>283224</text:p>
          </table:table-cell>
          <table:table-cell office:value-type="float" office:value="7966">
            <text:p>7966</text:p>
          </table:table-cell>
          <table:table-cell office:value-type="float" office:value="604106">
            <text:p>604106</text:p>
          </table:table-cell>
          <table:table-cell office:value-type="float" office:value="20190">
            <text:p>20190</text:p>
          </table:table-cell>
          <table:table-cell office:value-type="float" office:value="463758">
            <text:p>463758</text:p>
          </table:table-cell>
          <table:table-cell office:value-type="float" office:value="11856">
            <text:p>11856</text:p>
          </table:table-cell>
          <table:table-cell office:value-type="float" office:value="845870">
            <text:p>845870</text:p>
          </table:table-cell>
          <table:table-cell office:value-type="float" office:value="27695">
            <text:p>27695</text:p>
          </table:table-cell>
          <table:table-cell table:number-columns-repeated="2"/>
          <table:table-cell table:formula="of:=[.A838]+[.C838]-[.A837]-[.C837]" office:value-type="float" office:value="1037">
            <text:p>1037</text:p>
          </table:table-cell>
          <table:table-cell table:formula="of:=[.E838]+[.G838]-[.E837]-[.G837]" office:value-type="float" office:value="2251">
            <text:p>2251</text:p>
          </table:table-cell>
          <table:table-cell table:formula="of:=[.B838]+[.D838]-[.B837]-[.D837]" office:value-type="float" office:value="33">
            <text:p>33</text:p>
          </table:table-cell>
          <table:table-cell table:formula="of:=[.F838]+[.H838]-[.F837]-[.H837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83543">
            <text:p>283543</text:p>
          </table:table-cell>
          <table:table-cell office:value-type="float" office:value="7975">
            <text:p>7975</text:p>
          </table:table-cell>
          <table:table-cell office:value-type="float" office:value="604824">
            <text:p>604824</text:p>
          </table:table-cell>
          <table:table-cell office:value-type="float" office:value="20214">
            <text:p>20214</text:p>
          </table:table-cell>
          <table:table-cell office:value-type="float" office:value="464363">
            <text:p>464363</text:p>
          </table:table-cell>
          <table:table-cell office:value-type="float" office:value="11867">
            <text:p>11867</text:p>
          </table:table-cell>
          <table:table-cell office:value-type="float" office:value="847516">
            <text:p>847516</text:p>
          </table:table-cell>
          <table:table-cell office:value-type="float" office:value="27746">
            <text:p>27746</text:p>
          </table:table-cell>
          <table:table-cell table:number-columns-repeated="2"/>
          <table:table-cell table:formula="of:=[.A839]+[.C839]-[.A838]-[.C838]" office:value-type="float" office:value="1041">
            <text:p>1041</text:p>
          </table:table-cell>
          <table:table-cell table:formula="of:=[.E839]+[.G839]-[.E838]-[.G838]" office:value-type="float" office:value="1387">
            <text:p>1387</text:p>
          </table:table-cell>
          <table:table-cell table:formula="of:=[.B839]+[.D839]-[.B838]-[.D838]" office:value-type="float" office:value="33">
            <text:p>33</text:p>
          </table:table-cell>
          <table:table-cell table:formula="of:=[.F839]+[.H839]-[.F838]-[.H838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83866">
            <text:p>283866</text:p>
          </table:table-cell>
          <table:table-cell office:value-type="float" office:value="7984">
            <text:p>7984</text:p>
          </table:table-cell>
          <table:table-cell office:value-type="float" office:value="605542">
            <text:p>605542</text:p>
          </table:table-cell>
          <table:table-cell office:value-type="float" office:value="20238">
            <text:p>20238</text:p>
          </table:table-cell>
          <table:table-cell office:value-type="float" office:value="465032">
            <text:p>465032</text:p>
          </table:table-cell>
          <table:table-cell office:value-type="float" office:value="11881">
            <text:p>11881</text:p>
          </table:table-cell>
          <table:table-cell office:value-type="float" office:value="848234">
            <text:p>848234</text:p>
          </table:table-cell>
          <table:table-cell office:value-type="float" office:value="27770">
            <text:p>27770</text:p>
          </table:table-cell>
          <table:table-cell table:number-columns-repeated="2"/>
          <table:table-cell table:formula="of:=[.A840]+[.C840]-[.A839]-[.C839]" office:value-type="float" office:value="1037">
            <text:p>1037</text:p>
          </table:table-cell>
          <table:table-cell table:formula="of:=[.E840]+[.G840]-[.E839]-[.G839]" office:value-type="float" office:value="2239">
            <text:p>2239</text:p>
          </table:table-cell>
          <table:table-cell table:formula="of:=[.B840]+[.D840]-[.B839]-[.D839]" office:value-type="float" office:value="33">
            <text:p>33</text:p>
          </table:table-cell>
          <table:table-cell table:formula="of:=[.F840]+[.H840]-[.F839]-[.H839]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284185">
            <text:p>284185</text:p>
          </table:table-cell>
          <table:table-cell office:value-type="float" office:value="7993">
            <text:p>7993</text:p>
          </table:table-cell>
          <table:table-cell office:value-type="float" office:value="606260">
            <text:p>606260</text:p>
          </table:table-cell>
          <table:table-cell office:value-type="float" office:value="20262">
            <text:p>20262</text:p>
          </table:table-cell>
          <table:table-cell office:value-type="float" office:value="465681">
            <text:p>465681</text:p>
          </table:table-cell>
          <table:table-cell office:value-type="float" office:value="11894">
            <text:p>11894</text:p>
          </table:table-cell>
          <table:table-cell office:value-type="float" office:value="849824">
            <text:p>849824</text:p>
          </table:table-cell>
          <table:table-cell office:value-type="float" office:value="27820">
            <text:p>27820</text:p>
          </table:table-cell>
          <table:table-cell table:number-columns-repeated="2"/>
          <table:table-cell table:formula="of:=[.A841]+[.C841]-[.A840]-[.C840]" office:value-type="float" office:value="1041">
            <text:p>1041</text:p>
          </table:table-cell>
          <table:table-cell table:formula="of:=[.E841]+[.G841]-[.E840]-[.G840]" office:value-type="float" office:value="2035">
            <text:p>2035</text:p>
          </table:table-cell>
          <table:table-cell table:formula="of:=[.B841]+[.D841]-[.B840]-[.D840]" office:value-type="float" office:value="33">
            <text:p>33</text:p>
          </table:table-cell>
          <table:table-cell table:formula="of:=[.F841]+[.H841]-[.F840]-[.H840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84508">
            <text:p>284508</text:p>
          </table:table-cell>
          <table:table-cell office:value-type="float" office:value="8002">
            <text:p>8002</text:p>
          </table:table-cell>
          <table:table-cell office:value-type="float" office:value="606978">
            <text:p>606978</text:p>
          </table:table-cell>
          <table:table-cell office:value-type="float" office:value="20286">
            <text:p>20286</text:p>
          </table:table-cell>
          <table:table-cell office:value-type="float" office:value="466610">
            <text:p>466610</text:p>
          </table:table-cell>
          <table:table-cell office:value-type="float" office:value="11909">
            <text:p>11909</text:p>
          </table:table-cell>
          <table:table-cell office:value-type="float" office:value="850930">
            <text:p>850930</text:p>
          </table:table-cell>
          <table:table-cell office:value-type="float" office:value="27855">
            <text:p>27855</text:p>
          </table:table-cell>
          <table:table-cell table:number-columns-repeated="2"/>
          <table:table-cell table:formula="of:=[.A842]+[.C842]-[.A841]-[.C841]" office:value-type="float" office:value="1037">
            <text:p>1037</text:p>
          </table:table-cell>
          <table:table-cell table:formula="of:=[.E842]+[.G842]-[.E841]-[.G841]" office:value-type="float" office:value="2219">
            <text:p>2219</text:p>
          </table:table-cell>
          <table:table-cell table:formula="of:=[.B842]+[.D842]-[.B841]-[.D841]" office:value-type="float" office:value="33">
            <text:p>33</text:p>
          </table:table-cell>
          <table:table-cell table:formula="of:=[.F842]+[.H842]-[.F841]-[.H841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84827">
            <text:p>284827</text:p>
          </table:table-cell>
          <table:table-cell office:value-type="float" office:value="8011">
            <text:p>8011</text:p>
          </table:table-cell>
          <table:table-cell office:value-type="float" office:value="607696">
            <text:p>607696</text:p>
          </table:table-cell>
          <table:table-cell office:value-type="float" office:value="20310">
            <text:p>20310</text:p>
          </table:table-cell>
          <table:table-cell office:value-type="float" office:value="467239">
            <text:p>467239</text:p>
          </table:table-cell>
          <table:table-cell office:value-type="float" office:value="11921">
            <text:p>11921</text:p>
          </table:table-cell>
          <table:table-cell office:value-type="float" office:value="852520">
            <text:p>852520</text:p>
          </table:table-cell>
          <table:table-cell office:value-type="float" office:value="27905">
            <text:p>27905</text:p>
          </table:table-cell>
          <table:table-cell table:number-columns-repeated="2"/>
          <table:table-cell table:formula="of:=[.A843]+[.C843]-[.A842]-[.C842]" office:value-type="float" office:value="1041">
            <text:p>1041</text:p>
          </table:table-cell>
          <table:table-cell table:formula="of:=[.E843]+[.G843]-[.E842]-[.G842]" office:value-type="float" office:value="1731">
            <text:p>1731</text:p>
          </table:table-cell>
          <table:table-cell table:formula="of:=[.B843]+[.D843]-[.B842]-[.D842]" office:value-type="float" office:value="33">
            <text:p>33</text:p>
          </table:table-cell>
          <table:table-cell table:formula="of:=[.F843]+[.H843]-[.F842]-[.H842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85150">
            <text:p>285150</text:p>
          </table:table-cell>
          <table:table-cell office:value-type="float" office:value="8020">
            <text:p>8020</text:p>
          </table:table-cell>
          <table:table-cell office:value-type="float" office:value="608414">
            <text:p>608414</text:p>
          </table:table-cell>
          <table:table-cell office:value-type="float" office:value="20334">
            <text:p>20334</text:p>
          </table:table-cell>
          <table:table-cell office:value-type="float" office:value="467864">
            <text:p>467864</text:p>
          </table:table-cell>
          <table:table-cell office:value-type="float" office:value="11933">
            <text:p>11933</text:p>
          </table:table-cell>
          <table:table-cell office:value-type="float" office:value="853626">
            <text:p>853626</text:p>
          </table:table-cell>
          <table:table-cell office:value-type="float" office:value="27940">
            <text:p>27940</text:p>
          </table:table-cell>
          <table:table-cell table:number-columns-repeated="2"/>
          <table:table-cell table:formula="of:=[.A844]+[.C844]-[.A843]-[.C843]" office:value-type="float" office:value="859">
            <text:p>859</text:p>
          </table:table-cell>
          <table:table-cell table:formula="of:=[.E844]+[.G844]-[.E843]-[.G843]" office:value-type="float" office:value="2365">
            <text:p>2365</text:p>
          </table:table-cell>
          <table:table-cell table:formula="of:=[.B844]+[.D844]-[.B843]-[.D843]" office:value-type="float" office:value="32">
            <text:p>32</text:p>
          </table:table-cell>
          <table:table-cell table:formula="of:=[.F844]+[.H844]-[.F843]-[.H843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85469">
            <text:p>285469</text:p>
          </table:table-cell>
          <table:table-cell office:value-type="float" office:value="8029">
            <text:p>8029</text:p>
          </table:table-cell>
          <table:table-cell office:value-type="float" office:value="608954">
            <text:p>608954</text:p>
          </table:table-cell>
          <table:table-cell office:value-type="float" office:value="20357">
            <text:p>20357</text:p>
          </table:table-cell>
          <table:table-cell office:value-type="float" office:value="468513">
            <text:p>468513</text:p>
          </table:table-cell>
          <table:table-cell office:value-type="float" office:value="11946">
            <text:p>11946</text:p>
          </table:table-cell>
          <table:table-cell office:value-type="float" office:value="855342">
            <text:p>855342</text:p>
          </table:table-cell>
          <table:table-cell office:value-type="float" office:value="27981">
            <text:p>27981</text:p>
          </table:table-cell>
          <table:table-cell table:number-columns-repeated="2"/>
          <table:table-cell table:formula="of:=[.A845]+[.C845]-[.A844]-[.C844]" office:value-type="float" office:value="1301">
            <text:p>1301</text:p>
          </table:table-cell>
          <table:table-cell table:formula="of:=[.E845]+[.G845]-[.E844]-[.G844]" office:value-type="float" office:value="2035">
            <text:p>2035</text:p>
          </table:table-cell>
          <table:table-cell table:formula="of:=[.B845]+[.D845]-[.B844]-[.D844]" office:value-type="float" office:value="34">
            <text:p>34</text:p>
          </table:table-cell>
          <table:table-cell table:formula="of:=[.F845]+[.H845]-[.F844]-[.H844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85792">
            <text:p>285792</text:p>
          </table:table-cell>
          <table:table-cell office:value-type="float" office:value="8038">
            <text:p>8038</text:p>
          </table:table-cell>
          <table:table-cell office:value-type="float" office:value="609932">
            <text:p>609932</text:p>
          </table:table-cell>
          <table:table-cell office:value-type="float" office:value="20382">
            <text:p>20382</text:p>
          </table:table-cell>
          <table:table-cell office:value-type="float" office:value="469442">
            <text:p>469442</text:p>
          </table:table-cell>
          <table:table-cell office:value-type="float" office:value="11961">
            <text:p>11961</text:p>
          </table:table-cell>
          <table:table-cell office:value-type="float" office:value="856448">
            <text:p>856448</text:p>
          </table:table-cell>
          <table:table-cell office:value-type="float" office:value="28016">
            <text:p>28016</text:p>
          </table:table-cell>
          <table:table-cell table:number-columns-repeated="2"/>
          <table:table-cell table:formula="of:=[.A846]+[.C846]-[.A845]-[.C845]" office:value-type="float" office:value="1037">
            <text:p>1037</text:p>
          </table:table-cell>
          <table:table-cell table:formula="of:=[.E846]+[.G846]-[.E845]-[.G845]" office:value-type="float" office:value="2147">
            <text:p>2147</text:p>
          </table:table-cell>
          <table:table-cell table:formula="of:=[.B846]+[.D846]-[.B845]-[.D845]" office:value-type="float" office:value="33">
            <text:p>33</text:p>
          </table:table-cell>
          <table:table-cell table:formula="of:=[.F846]+[.H846]-[.F845]-[.H845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86111">
            <text:p>286111</text:p>
          </table:table-cell>
          <table:table-cell office:value-type="float" office:value="8047">
            <text:p>8047</text:p>
          </table:table-cell>
          <table:table-cell office:value-type="float" office:value="610650">
            <text:p>610650</text:p>
          </table:table-cell>
          <table:table-cell office:value-type="float" office:value="20406">
            <text:p>20406</text:p>
          </table:table-cell>
          <table:table-cell office:value-type="float" office:value="470071">
            <text:p>470071</text:p>
          </table:table-cell>
          <table:table-cell office:value-type="float" office:value="11973">
            <text:p>11973</text:p>
          </table:table-cell>
          <table:table-cell office:value-type="float" office:value="857966">
            <text:p>857966</text:p>
          </table:table-cell>
          <table:table-cell office:value-type="float" office:value="28063">
            <text:p>28063</text:p>
          </table:table-cell>
          <table:table-cell table:number-columns-repeated="2"/>
          <table:table-cell table:formula="of:=[.A847]+[.C847]-[.A846]-[.C846]" office:value-type="float" office:value="1041">
            <text:p>1041</text:p>
          </table:table-cell>
          <table:table-cell table:formula="of:=[.E847]+[.G847]-[.E846]-[.G846]" office:value-type="float" office:value="1755">
            <text:p>1755</text:p>
          </table:table-cell>
          <table:table-cell table:formula="of:=[.B847]+[.D847]-[.B846]-[.D846]" office:value-type="float" office:value="33">
            <text:p>33</text:p>
          </table:table-cell>
          <table:table-cell table:formula="of:=[.F847]+[.H847]-[.F846]-[.H846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86434">
            <text:p>286434</text:p>
          </table:table-cell>
          <table:table-cell office:value-type="float" office:value="8056">
            <text:p>8056</text:p>
          </table:table-cell>
          <table:table-cell office:value-type="float" office:value="611368">
            <text:p>611368</text:p>
          </table:table-cell>
          <table:table-cell office:value-type="float" office:value="20430">
            <text:p>20430</text:p>
          </table:table-cell>
          <table:table-cell office:value-type="float" office:value="470696">
            <text:p>470696</text:p>
          </table:table-cell>
          <table:table-cell office:value-type="float" office:value="11985">
            <text:p>11985</text:p>
          </table:table-cell>
          <table:table-cell office:value-type="float" office:value="859096">
            <text:p>859096</text:p>
          </table:table-cell>
          <table:table-cell office:value-type="float" office:value="28099">
            <text:p>28099</text:p>
          </table:table-cell>
          <table:table-cell table:number-columns-repeated="2"/>
          <table:table-cell table:formula="of:=[.A848]+[.C848]-[.A847]-[.C847]" office:value-type="float" office:value="1037">
            <text:p>1037</text:p>
          </table:table-cell>
          <table:table-cell table:formula="of:=[.E848]+[.G848]-[.E847]-[.G847]" office:value-type="float" office:value="1755">
            <text:p>1755</text:p>
          </table:table-cell>
          <table:table-cell table:formula="of:=[.B848]+[.D848]-[.B847]-[.D847]" office:value-type="float" office:value="33">
            <text:p>33</text:p>
          </table:table-cell>
          <table:table-cell table:formula="of:=[.F848]+[.H848]-[.F847]-[.H847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86753">
            <text:p>286753</text:p>
          </table:table-cell>
          <table:table-cell office:value-type="float" office:value="8065">
            <text:p>8065</text:p>
          </table:table-cell>
          <table:table-cell office:value-type="float" office:value="612086">
            <text:p>612086</text:p>
          </table:table-cell>
          <table:table-cell office:value-type="float" office:value="20454">
            <text:p>20454</text:p>
          </table:table-cell>
          <table:table-cell office:value-type="float" office:value="471345">
            <text:p>471345</text:p>
          </table:table-cell>
          <table:table-cell office:value-type="float" office:value="11998">
            <text:p>11998</text:p>
          </table:table-cell>
          <table:table-cell office:value-type="float" office:value="860202">
            <text:p>860202</text:p>
          </table:table-cell>
          <table:table-cell office:value-type="float" office:value="28134">
            <text:p>28134</text:p>
          </table:table-cell>
          <table:table-cell table:number-columns-repeated="2"/>
          <table:table-cell table:formula="of:=[.A849]+[.C849]-[.A848]-[.C848]" office:value-type="float" office:value="1041">
            <text:p>1041</text:p>
          </table:table-cell>
          <table:table-cell table:formula="of:=[.E849]+[.G849]-[.E848]-[.G848]" office:value-type="float" office:value="2107">
            <text:p>2107</text:p>
          </table:table-cell>
          <table:table-cell table:formula="of:=[.B849]+[.D849]-[.B848]-[.D848]" office:value-type="float" office:value="33">
            <text:p>33</text:p>
          </table:table-cell>
          <table:table-cell table:formula="of:=[.F849]+[.H849]-[.F848]-[.H848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287076">
            <text:p>287076</text:p>
          </table:table-cell>
          <table:table-cell office:value-type="float" office:value="8074">
            <text:p>8074</text:p>
          </table:table-cell>
          <table:table-cell office:value-type="float" office:value="612804">
            <text:p>612804</text:p>
          </table:table-cell>
          <table:table-cell office:value-type="float" office:value="20478">
            <text:p>20478</text:p>
          </table:table-cell>
          <table:table-cell office:value-type="float" office:value="472274">
            <text:p>472274</text:p>
          </table:table-cell>
          <table:table-cell office:value-type="float" office:value="12013">
            <text:p>12013</text:p>
          </table:table-cell>
          <table:table-cell office:value-type="float" office:value="861380">
            <text:p>861380</text:p>
          </table:table-cell>
          <table:table-cell office:value-type="float" office:value="28172">
            <text:p>28172</text:p>
          </table:table-cell>
          <table:table-cell table:number-columns-repeated="2"/>
          <table:table-cell table:formula="of:=[.A850]+[.C850]-[.A849]-[.C849]" office:value-type="float" office:value="1037">
            <text:p>1037</text:p>
          </table:table-cell>
          <table:table-cell table:formula="of:=[.E850]+[.G850]-[.E849]-[.G849]" office:value-type="float" office:value="2147">
            <text:p>2147</text:p>
          </table:table-cell>
          <table:table-cell table:formula="of:=[.B850]+[.D850]-[.B849]-[.D849]" office:value-type="float" office:value="33">
            <text:p>33</text:p>
          </table:table-cell>
          <table:table-cell table:formula="of:=[.F850]+[.H850]-[.F849]-[.H849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87395">
            <text:p>287395</text:p>
          </table:table-cell>
          <table:table-cell office:value-type="float" office:value="8083">
            <text:p>8083</text:p>
          </table:table-cell>
          <table:table-cell office:value-type="float" office:value="613522">
            <text:p>613522</text:p>
          </table:table-cell>
          <table:table-cell office:value-type="float" office:value="20502">
            <text:p>20502</text:p>
          </table:table-cell>
          <table:table-cell office:value-type="float" office:value="472903">
            <text:p>472903</text:p>
          </table:table-cell>
          <table:table-cell office:value-type="float" office:value="12025">
            <text:p>12025</text:p>
          </table:table-cell>
          <table:table-cell office:value-type="float" office:value="862898">
            <text:p>862898</text:p>
          </table:table-cell>
          <table:table-cell office:value-type="float" office:value="28219">
            <text:p>28219</text:p>
          </table:table-cell>
          <table:table-cell table:number-columns-repeated="2"/>
          <table:table-cell table:formula="of:=[.A851]+[.C851]-[.A850]-[.C850]" office:value-type="float" office:value="1041">
            <text:p>1041</text:p>
          </table:table-cell>
          <table:table-cell table:formula="of:=[.E851]+[.G851]-[.E850]-[.G850]" office:value-type="float" office:value="1883">
            <text:p>1883</text:p>
          </table:table-cell>
          <table:table-cell table:formula="of:=[.B851]+[.D851]-[.B850]-[.D850]" office:value-type="float" office:value="33">
            <text:p>33</text:p>
          </table:table-cell>
          <table:table-cell table:formula="of:=[.F851]+[.H851]-[.F850]-[.H850]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287718">
            <text:p>287718</text:p>
          </table:table-cell>
          <table:table-cell office:value-type="float" office:value="8092">
            <text:p>8092</text:p>
          </table:table-cell>
          <table:table-cell office:value-type="float" office:value="614240">
            <text:p>614240</text:p>
          </table:table-cell>
          <table:table-cell office:value-type="float" office:value="20526">
            <text:p>20526</text:p>
          </table:table-cell>
          <table:table-cell office:value-type="float" office:value="473528">
            <text:p>473528</text:p>
          </table:table-cell>
          <table:table-cell office:value-type="float" office:value="12037">
            <text:p>12037</text:p>
          </table:table-cell>
          <table:table-cell office:value-type="float" office:value="864156">
            <text:p>864156</text:p>
          </table:table-cell>
          <table:table-cell office:value-type="float" office:value="28259">
            <text:p>28259</text:p>
          </table:table-cell>
          <table:table-cell table:number-columns-repeated="2"/>
          <table:table-cell table:formula="of:=[.A852]+[.C852]-[.A851]-[.C851]" office:value-type="float" office:value="1037">
            <text:p>1037</text:p>
          </table:table-cell>
          <table:table-cell table:formula="of:=[.E852]+[.G852]-[.E851]-[.G851]" office:value-type="float" office:value="2039">
            <text:p>2039</text:p>
          </table:table-cell>
          <table:table-cell table:formula="of:=[.B852]+[.D852]-[.B851]-[.D851]" office:value-type="float" office:value="33">
            <text:p>33</text:p>
          </table:table-cell>
          <table:table-cell table:formula="of:=[.F852]+[.H852]-[.F851]-[.H851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88037">
            <text:p>288037</text:p>
          </table:table-cell>
          <table:table-cell office:value-type="float" office:value="8101">
            <text:p>8101</text:p>
          </table:table-cell>
          <table:table-cell office:value-type="float" office:value="614958">
            <text:p>614958</text:p>
          </table:table-cell>
          <table:table-cell office:value-type="float" office:value="20550">
            <text:p>20550</text:p>
          </table:table-cell>
          <table:table-cell office:value-type="float" office:value="474461">
            <text:p>474461</text:p>
          </table:table-cell>
          <table:table-cell office:value-type="float" office:value="12052">
            <text:p>12052</text:p>
          </table:table-cell>
          <table:table-cell office:value-type="float" office:value="865262">
            <text:p>865262</text:p>
          </table:table-cell>
          <table:table-cell office:value-type="float" office:value="28294">
            <text:p>28294</text:p>
          </table:table-cell>
          <table:table-cell table:number-columns-repeated="2"/>
          <table:table-cell table:formula="of:=[.A853]+[.C853]-[.A852]-[.C852]" office:value-type="float" office:value="1041">
            <text:p>1041</text:p>
          </table:table-cell>
          <table:table-cell table:formula="of:=[.E853]+[.G853]-[.E852]-[.G852]" office:value-type="float" office:value="2447">
            <text:p>2447</text:p>
          </table:table-cell>
          <table:table-cell table:formula="of:=[.B853]+[.D853]-[.B852]-[.D852]" office:value-type="float" office:value="33">
            <text:p>33</text:p>
          </table:table-cell>
          <table:table-cell table:formula="of:=[.F853]+[.H853]-[.F852]-[.H852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288360">
            <text:p>288360</text:p>
          </table:table-cell>
          <table:table-cell office:value-type="float" office:value="8110">
            <text:p>8110</text:p>
          </table:table-cell>
          <table:table-cell office:value-type="float" office:value="615676">
            <text:p>615676</text:p>
          </table:table-cell>
          <table:table-cell office:value-type="float" office:value="20574">
            <text:p>20574</text:p>
          </table:table-cell>
          <table:table-cell office:value-type="float" office:value="475390">
            <text:p>475390</text:p>
          </table:table-cell>
          <table:table-cell office:value-type="float" office:value="12067">
            <text:p>12067</text:p>
          </table:table-cell>
          <table:table-cell office:value-type="float" office:value="866780">
            <text:p>866780</text:p>
          </table:table-cell>
          <table:table-cell office:value-type="float" office:value="28341">
            <text:p>28341</text:p>
          </table:table-cell>
          <table:table-cell table:number-columns-repeated="2"/>
          <table:table-cell table:formula="of:=[.A854]+[.C854]-[.A853]-[.C853]" office:value-type="float" office:value="1037">
            <text:p>1037</text:p>
          </table:table-cell>
          <table:table-cell table:formula="of:=[.E854]+[.G854]-[.E853]-[.G853]" office:value-type="float" office:value="2103">
            <text:p>2103</text:p>
          </table:table-cell>
          <table:table-cell table:formula="of:=[.B854]+[.D854]-[.B853]-[.D853]" office:value-type="float" office:value="33">
            <text:p>33</text:p>
          </table:table-cell>
          <table:table-cell table:formula="of:=[.F854]+[.H854]-[.F853]-[.H853]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288679">
            <text:p>288679</text:p>
          </table:table-cell>
          <table:table-cell office:value-type="float" office:value="8119">
            <text:p>8119</text:p>
          </table:table-cell>
          <table:table-cell office:value-type="float" office:value="616394">
            <text:p>616394</text:p>
          </table:table-cell>
          <table:table-cell office:value-type="float" office:value="20598">
            <text:p>20598</text:p>
          </table:table-cell>
          <table:table-cell office:value-type="float" office:value="475975">
            <text:p>475975</text:p>
          </table:table-cell>
          <table:table-cell office:value-type="float" office:value="12077">
            <text:p>12077</text:p>
          </table:table-cell>
          <table:table-cell office:value-type="float" office:value="868298">
            <text:p>868298</text:p>
          </table:table-cell>
          <table:table-cell office:value-type="float" office:value="28388">
            <text:p>28388</text:p>
          </table:table-cell>
          <table:table-cell table:number-columns-repeated="2"/>
          <table:table-cell table:formula="of:=[.A855]+[.C855]-[.A854]-[.C854]" office:value-type="float" office:value="1041">
            <text:p>1041</text:p>
          </table:table-cell>
          <table:table-cell table:formula="of:=[.E855]+[.G855]-[.E854]-[.G854]" office:value-type="float" office:value="1387">
            <text:p>1387</text:p>
          </table:table-cell>
          <table:table-cell table:formula="of:=[.B855]+[.D855]-[.B854]-[.D854]" office:value-type="float" office:value="33">
            <text:p>33</text:p>
          </table:table-cell>
          <table:table-cell table:formula="of:=[.F855]+[.H855]-[.F854]-[.H854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89002">
            <text:p>289002</text:p>
          </table:table-cell>
          <table:table-cell office:value-type="float" office:value="8128">
            <text:p>8128</text:p>
          </table:table-cell>
          <table:table-cell office:value-type="float" office:value="617112">
            <text:p>617112</text:p>
          </table:table-cell>
          <table:table-cell office:value-type="float" office:value="20622">
            <text:p>20622</text:p>
          </table:table-cell>
          <table:table-cell office:value-type="float" office:value="476644">
            <text:p>476644</text:p>
          </table:table-cell>
          <table:table-cell office:value-type="float" office:value="12091">
            <text:p>12091</text:p>
          </table:table-cell>
          <table:table-cell office:value-type="float" office:value="869016">
            <text:p>869016</text:p>
          </table:table-cell>
          <table:table-cell office:value-type="float" office:value="28412">
            <text:p>28412</text:p>
          </table:table-cell>
          <table:table-cell table:number-columns-repeated="2"/>
          <table:table-cell table:formula="of:=[.A856]+[.C856]-[.A855]-[.C855]" office:value-type="float" office:value="1037">
            <text:p>1037</text:p>
          </table:table-cell>
          <table:table-cell table:formula="of:=[.E856]+[.G856]-[.E855]-[.G855]" office:value-type="float" office:value="2167">
            <text:p>2167</text:p>
          </table:table-cell>
          <table:table-cell table:formula="of:=[.B856]+[.D856]-[.B855]-[.D855]" office:value-type="float" office:value="33">
            <text:p>33</text:p>
          </table:table-cell>
          <table:table-cell table:formula="of:=[.F856]+[.H856]-[.F855]-[.H855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289321">
            <text:p>289321</text:p>
          </table:table-cell>
          <table:table-cell office:value-type="float" office:value="8137">
            <text:p>8137</text:p>
          </table:table-cell>
          <table:table-cell office:value-type="float" office:value="617830">
            <text:p>617830</text:p>
          </table:table-cell>
          <table:table-cell office:value-type="float" office:value="20646">
            <text:p>20646</text:p>
          </table:table-cell>
          <table:table-cell office:value-type="float" office:value="477293">
            <text:p>477293</text:p>
          </table:table-cell>
          <table:table-cell office:value-type="float" office:value="12104">
            <text:p>12104</text:p>
          </table:table-cell>
          <table:table-cell office:value-type="float" office:value="870534">
            <text:p>870534</text:p>
          </table:table-cell>
          <table:table-cell office:value-type="float" office:value="28459">
            <text:p>28459</text:p>
          </table:table-cell>
          <table:table-cell table:number-columns-repeated="2"/>
          <table:table-cell table:formula="of:=[.A857]+[.C857]-[.A856]-[.C856]" office:value-type="float" office:value="1041">
            <text:p>1041</text:p>
          </table:table-cell>
          <table:table-cell table:formula="of:=[.E857]+[.G857]-[.E856]-[.G856]" office:value-type="float" office:value="2059">
            <text:p>2059</text:p>
          </table:table-cell>
          <table:table-cell table:formula="of:=[.B857]+[.D857]-[.B856]-[.D856]" office:value-type="float" office:value="33">
            <text:p>33</text:p>
          </table:table-cell>
          <table:table-cell table:formula="of:=[.F857]+[.H857]-[.F856]-[.H856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289644">
            <text:p>289644</text:p>
          </table:table-cell>
          <table:table-cell office:value-type="float" office:value="8146">
            <text:p>8146</text:p>
          </table:table-cell>
          <table:table-cell office:value-type="float" office:value="618548">
            <text:p>618548</text:p>
          </table:table-cell>
          <table:table-cell office:value-type="float" office:value="20670">
            <text:p>20670</text:p>
          </table:table-cell>
          <table:table-cell office:value-type="float" office:value="478222">
            <text:p>478222</text:p>
          </table:table-cell>
          <table:table-cell office:value-type="float" office:value="12119">
            <text:p>12119</text:p>
          </table:table-cell>
          <table:table-cell office:value-type="float" office:value="871664">
            <text:p>871664</text:p>
          </table:table-cell>
          <table:table-cell office:value-type="float" office:value="28495">
            <text:p>28495</text:p>
          </table:table-cell>
          <table:table-cell table:number-columns-repeated="2"/>
          <table:table-cell table:formula="of:=[.A858]+[.C858]-[.A857]-[.C857]" office:value-type="float" office:value="1037">
            <text:p>1037</text:p>
          </table:table-cell>
          <table:table-cell table:formula="of:=[.E858]+[.G858]-[.E857]-[.G857]" office:value-type="float" office:value="2275">
            <text:p>2275</text:p>
          </table:table-cell>
          <table:table-cell table:formula="of:=[.B858]+[.D858]-[.B857]-[.D857]" office:value-type="float" office:value="33">
            <text:p>33</text:p>
          </table:table-cell>
          <table:table-cell table:formula="of:=[.F858]+[.H858]-[.F857]-[.H857]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289963">
            <text:p>289963</text:p>
          </table:table-cell>
          <table:table-cell office:value-type="float" office:value="8155">
            <text:p>8155</text:p>
          </table:table-cell>
          <table:table-cell office:value-type="float" office:value="619266">
            <text:p>619266</text:p>
          </table:table-cell>
          <table:table-cell office:value-type="float" office:value="20694">
            <text:p>20694</text:p>
          </table:table-cell>
          <table:table-cell office:value-type="float" office:value="478851">
            <text:p>478851</text:p>
          </table:table-cell>
          <table:table-cell office:value-type="float" office:value="12131">
            <text:p>12131</text:p>
          </table:table-cell>
          <table:table-cell office:value-type="float" office:value="873310">
            <text:p>873310</text:p>
          </table:table-cell>
          <table:table-cell office:value-type="float" office:value="28546">
            <text:p>28546</text:p>
          </table:table-cell>
          <table:table-cell table:number-columns-repeated="2"/>
          <table:table-cell table:formula="of:=[.A859]+[.C859]-[.A858]-[.C858]" office:value-type="float" office:value="1041">
            <text:p>1041</text:p>
          </table:table-cell>
          <table:table-cell table:formula="of:=[.E859]+[.G859]-[.E858]-[.G858]" office:value-type="float" office:value="2127">
            <text:p>2127</text:p>
          </table:table-cell>
          <table:table-cell table:formula="of:=[.B859]+[.D859]-[.B858]-[.D858]" office:value-type="float" office:value="33">
            <text:p>33</text:p>
          </table:table-cell>
          <table:table-cell table:formula="of:=[.F859]+[.H859]-[.F858]-[.H858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90286">
            <text:p>290286</text:p>
          </table:table-cell>
          <table:table-cell office:value-type="float" office:value="8164">
            <text:p>8164</text:p>
          </table:table-cell>
          <table:table-cell office:value-type="float" office:value="619984">
            <text:p>619984</text:p>
          </table:table-cell>
          <table:table-cell office:value-type="float" office:value="20718">
            <text:p>20718</text:p>
          </table:table-cell>
          <table:table-cell office:value-type="float" office:value="479800">
            <text:p>479800</text:p>
          </table:table-cell>
          <table:table-cell office:value-type="float" office:value="12147">
            <text:p>12147</text:p>
          </table:table-cell>
          <table:table-cell office:value-type="float" office:value="874488">
            <text:p>874488</text:p>
          </table:table-cell>
          <table:table-cell office:value-type="float" office:value="28584">
            <text:p>28584</text:p>
          </table:table-cell>
          <table:table-cell table:number-columns-repeated="2"/>
          <table:table-cell table:formula="of:=[.A860]+[.C860]-[.A859]-[.C859]" office:value-type="float" office:value="1037">
            <text:p>1037</text:p>
          </table:table-cell>
          <table:table-cell table:formula="of:=[.E860]+[.G860]-[.E859]-[.G859]" office:value-type="float" office:value="2499">
            <text:p>2499</text:p>
          </table:table-cell>
          <table:table-cell table:formula="of:=[.B860]+[.D860]-[.B859]-[.D859]" office:value-type="float" office:value="33">
            <text:p>33</text:p>
          </table:table-cell>
          <table:table-cell table:formula="of:=[.F860]+[.H860]-[.F859]-[.H859]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290605">
            <text:p>290605</text:p>
          </table:table-cell>
          <table:table-cell office:value-type="float" office:value="8173">
            <text:p>8173</text:p>
          </table:table-cell>
          <table:table-cell office:value-type="float" office:value="620702">
            <text:p>620702</text:p>
          </table:table-cell>
          <table:table-cell office:value-type="float" office:value="20742">
            <text:p>20742</text:p>
          </table:table-cell>
          <table:table-cell office:value-type="float" office:value="480733">
            <text:p>480733</text:p>
          </table:table-cell>
          <table:table-cell office:value-type="float" office:value="12162">
            <text:p>12162</text:p>
          </table:table-cell>
          <table:table-cell office:value-type="float" office:value="876054">
            <text:p>876054</text:p>
          </table:table-cell>
          <table:table-cell office:value-type="float" office:value="28633">
            <text:p>28633</text:p>
          </table:table-cell>
          <table:table-cell table:number-columns-repeated="2"/>
          <table:table-cell table:formula="of:=[.A861]+[.C861]-[.A860]-[.C860]" office:value-type="float" office:value="1041">
            <text:p>1041</text:p>
          </table:table-cell>
          <table:table-cell table:formula="of:=[.E861]+[.G861]-[.E860]-[.G860]" office:value-type="float" office:value="2143">
            <text:p>2143</text:p>
          </table:table-cell>
          <table:table-cell table:formula="of:=[.B861]+[.D861]-[.B860]-[.D860]" office:value-type="float" office:value="33">
            <text:p>33</text:p>
          </table:table-cell>
          <table:table-cell table:formula="of:=[.F861]+[.H861]-[.F860]-[.H860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290928">
            <text:p>290928</text:p>
          </table:table-cell>
          <table:table-cell office:value-type="float" office:value="8182">
            <text:p>8182</text:p>
          </table:table-cell>
          <table:table-cell office:value-type="float" office:value="621420">
            <text:p>621420</text:p>
          </table:table-cell>
          <table:table-cell office:value-type="float" office:value="20766">
            <text:p>20766</text:p>
          </table:table-cell>
          <table:table-cell office:value-type="float" office:value="481358">
            <text:p>481358</text:p>
          </table:table-cell>
          <table:table-cell office:value-type="float" office:value="12174">
            <text:p>12174</text:p>
          </table:table-cell>
          <table:table-cell office:value-type="float" office:value="877572">
            <text:p>877572</text:p>
          </table:table-cell>
          <table:table-cell office:value-type="float" office:value="28680">
            <text:p>28680</text:p>
          </table:table-cell>
          <table:table-cell table:number-columns-repeated="2"/>
          <table:table-cell table:formula="of:=[.A862]+[.C862]-[.A861]-[.C861]" office:value-type="float" office:value="1037">
            <text:p>1037</text:p>
          </table:table-cell>
          <table:table-cell table:formula="of:=[.E862]+[.G862]-[.E861]-[.G861]" office:value-type="float" office:value="1759">
            <text:p>1759</text:p>
          </table:table-cell>
          <table:table-cell table:formula="of:=[.B862]+[.D862]-[.B861]-[.D861]" office:value-type="float" office:value="33">
            <text:p>33</text:p>
          </table:table-cell>
          <table:table-cell table:formula="of:=[.F862]+[.H862]-[.F861]-[.H861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291247">
            <text:p>291247</text:p>
          </table:table-cell>
          <table:table-cell office:value-type="float" office:value="8191">
            <text:p>8191</text:p>
          </table:table-cell>
          <table:table-cell office:value-type="float" office:value="622138">
            <text:p>622138</text:p>
          </table:table-cell>
          <table:table-cell office:value-type="float" office:value="20790">
            <text:p>20790</text:p>
          </table:table-cell>
          <table:table-cell office:value-type="float" office:value="481987">
            <text:p>481987</text:p>
          </table:table-cell>
          <table:table-cell office:value-type="float" office:value="12186">
            <text:p>12186</text:p>
          </table:table-cell>
          <table:table-cell office:value-type="float" office:value="878702">
            <text:p>878702</text:p>
          </table:table-cell>
          <table:table-cell office:value-type="float" office:value="28716">
            <text:p>28716</text:p>
          </table:table-cell>
          <table:table-cell table:number-columns-repeated="2"/>
          <table:table-cell table:formula="of:=[.A863]+[.C863]-[.A862]-[.C862]" office:value-type="float" office:value="1041">
            <text:p>1041</text:p>
          </table:table-cell>
          <table:table-cell table:formula="of:=[.E863]+[.G863]-[.E862]-[.G862]" office:value-type="float" office:value="1731">
            <text:p>1731</text:p>
          </table:table-cell>
          <table:table-cell table:formula="of:=[.B863]+[.D863]-[.B862]-[.D862]" office:value-type="float" office:value="33">
            <text:p>33</text:p>
          </table:table-cell>
          <table:table-cell table:formula="of:=[.F863]+[.H863]-[.F862]-[.H862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91570">
            <text:p>291570</text:p>
          </table:table-cell>
          <table:table-cell office:value-type="float" office:value="8200">
            <text:p>8200</text:p>
          </table:table-cell>
          <table:table-cell office:value-type="float" office:value="622856">
            <text:p>622856</text:p>
          </table:table-cell>
          <table:table-cell office:value-type="float" office:value="20814">
            <text:p>20814</text:p>
          </table:table-cell>
          <table:table-cell office:value-type="float" office:value="482612">
            <text:p>482612</text:p>
          </table:table-cell>
          <table:table-cell office:value-type="float" office:value="12198">
            <text:p>12198</text:p>
          </table:table-cell>
          <table:table-cell office:value-type="float" office:value="879808">
            <text:p>879808</text:p>
          </table:table-cell>
          <table:table-cell office:value-type="float" office:value="28751">
            <text:p>28751</text:p>
          </table:table-cell>
          <table:table-cell table:number-columns-repeated="2"/>
          <table:table-cell table:formula="of:=[.A864]+[.C864]-[.A863]-[.C863]" office:value-type="float" office:value="1037">
            <text:p>1037</text:p>
          </table:table-cell>
          <table:table-cell table:formula="of:=[.E864]+[.G864]-[.E863]-[.G863]" office:value-type="float" office:value="3497">
            <text:p>3497</text:p>
          </table:table-cell>
          <table:table-cell table:formula="of:=[.B864]+[.D864]-[.B863]-[.D863]" office:value-type="float" office:value="33">
            <text:p>33</text:p>
          </table:table-cell>
          <table:table-cell table:formula="of:=[.F864]+[.H864]-[.F863]-[.H863]"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291889">
            <text:p>291889</text:p>
          </table:table-cell>
          <table:table-cell office:value-type="float" office:value="8209">
            <text:p>8209</text:p>
          </table:table-cell>
          <table:table-cell office:value-type="float" office:value="623574">
            <text:p>623574</text:p>
          </table:table-cell>
          <table:table-cell office:value-type="float" office:value="20838">
            <text:p>20838</text:p>
          </table:table-cell>
          <table:table-cell office:value-type="float" office:value="483217">
            <text:p>483217</text:p>
          </table:table-cell>
          <table:table-cell office:value-type="float" office:value="12209">
            <text:p>12209</text:p>
          </table:table-cell>
          <table:table-cell office:value-type="float" office:value="882700">
            <text:p>882700</text:p>
          </table:table-cell>
          <table:table-cell office:value-type="float" office:value="28847">
            <text:p>28847</text:p>
          </table:table-cell>
          <table:table-cell table:number-columns-repeated="2"/>
          <table:table-cell table:formula="of:=[.A865]+[.C865]-[.A864]-[.C864]" office:value-type="float" office:value="1041">
            <text:p>1041</text:p>
          </table:table-cell>
          <table:table-cell table:formula="of:=[.E865]+[.G865]-[.E864]-[.G864]" office:value-type="float" office:value="1039">
            <text:p>1039</text:p>
          </table:table-cell>
          <table:table-cell table:formula="of:=[.B865]+[.D865]-[.B864]-[.D864]" office:value-type="float" office:value="33">
            <text:p>33</text:p>
          </table:table-cell>
          <table:table-cell table:formula="of:=[.F865]+[.H865]-[.F864]-[.H8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2212">
            <text:p>292212</text:p>
          </table:table-cell>
          <table:table-cell office:value-type="float" office:value="8218">
            <text:p>8218</text:p>
          </table:table-cell>
          <table:table-cell office:value-type="float" office:value="624292">
            <text:p>624292</text:p>
          </table:table-cell>
          <table:table-cell office:value-type="float" office:value="20862">
            <text:p>20862</text:p>
          </table:table-cell>
          <table:table-cell office:value-type="float" office:value="483538">
            <text:p>483538</text:p>
          </table:table-cell>
          <table:table-cell office:value-type="float" office:value="12218">
            <text:p>12218</text:p>
          </table:table-cell>
          <table:table-cell office:value-type="float" office:value="883418">
            <text:p>883418</text:p>
          </table:table-cell>
          <table:table-cell office:value-type="float" office:value="28871">
            <text:p>28871</text:p>
          </table:table-cell>
          <table:table-cell table:number-columns-repeated="2"/>
          <table:table-cell table:formula="of:=[.A866]+[.C866]-[.A865]-[.C865]" office:value-type="float" office:value="1037">
            <text:p>1037</text:p>
          </table:table-cell>
          <table:table-cell table:formula="of:=[.E866]+[.G866]-[.E865]-[.G865]" office:value-type="float" office:value="1043">
            <text:p>1043</text:p>
          </table:table-cell>
          <table:table-cell table:formula="of:=[.B866]+[.D866]-[.B865]-[.D865]" office:value-type="float" office:value="33">
            <text:p>33</text:p>
          </table:table-cell>
          <table:table-cell table:formula="of:=[.F866]+[.H866]-[.F865]-[.H8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2531">
            <text:p>292531</text:p>
          </table:table-cell>
          <table:table-cell office:value-type="float" office:value="8227">
            <text:p>8227</text:p>
          </table:table-cell>
          <table:table-cell office:value-type="float" office:value="625010">
            <text:p>625010</text:p>
          </table:table-cell>
          <table:table-cell office:value-type="float" office:value="20886">
            <text:p>20886</text:p>
          </table:table-cell>
          <table:table-cell office:value-type="float" office:value="483863">
            <text:p>483863</text:p>
          </table:table-cell>
          <table:table-cell office:value-type="float" office:value="12227">
            <text:p>12227</text:p>
          </table:table-cell>
          <table:table-cell office:value-type="float" office:value="884136">
            <text:p>884136</text:p>
          </table:table-cell>
          <table:table-cell office:value-type="float" office:value="28895">
            <text:p>28895</text:p>
          </table:table-cell>
          <table:table-cell table:number-columns-repeated="2"/>
          <table:table-cell table:formula="of:=[.A867]+[.C867]-[.A866]-[.C866]" office:value-type="float" office:value="1041">
            <text:p>1041</text:p>
          </table:table-cell>
          <table:table-cell table:formula="of:=[.E867]+[.G867]-[.E866]-[.G866]" office:value-type="float" office:value="1059">
            <text:p>1059</text:p>
          </table:table-cell>
          <table:table-cell table:formula="of:=[.B867]+[.D867]-[.B866]-[.D866]" office:value-type="float" office:value="33">
            <text:p>33</text:p>
          </table:table-cell>
          <table:table-cell table:formula="of:=[.F867]+[.H867]-[.F866]-[.H86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2854">
            <text:p>292854</text:p>
          </table:table-cell>
          <table:table-cell office:value-type="float" office:value="8236">
            <text:p>8236</text:p>
          </table:table-cell>
          <table:table-cell office:value-type="float" office:value="625728">
            <text:p>625728</text:p>
          </table:table-cell>
          <table:table-cell office:value-type="float" office:value="20910">
            <text:p>20910</text:p>
          </table:table-cell>
          <table:table-cell office:value-type="float" office:value="484204">
            <text:p>484204</text:p>
          </table:table-cell>
          <table:table-cell office:value-type="float" office:value="12237">
            <text:p>12237</text:p>
          </table:table-cell>
          <table:table-cell office:value-type="float" office:value="884854">
            <text:p>884854</text:p>
          </table:table-cell>
          <table:table-cell office:value-type="float" office:value="28919">
            <text:p>28919</text:p>
          </table:table-cell>
          <table:table-cell table:number-columns-repeated="2"/>
          <table:table-cell table:formula="of:=[.A868]+[.C868]-[.A867]-[.C867]" office:value-type="float" office:value="1037">
            <text:p>1037</text:p>
          </table:table-cell>
          <table:table-cell table:formula="of:=[.E868]+[.G868]-[.E867]-[.G867]" office:value-type="float" office:value="1043">
            <text:p>1043</text:p>
          </table:table-cell>
          <table:table-cell table:formula="of:=[.B868]+[.D868]-[.B867]-[.D867]" office:value-type="float" office:value="33">
            <text:p>33</text:p>
          </table:table-cell>
          <table:table-cell table:formula="of:=[.F868]+[.H868]-[.F867]-[.H8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3173">
            <text:p>293173</text:p>
          </table:table-cell>
          <table:table-cell office:value-type="float" office:value="8245">
            <text:p>8245</text:p>
          </table:table-cell>
          <table:table-cell office:value-type="float" office:value="626446">
            <text:p>626446</text:p>
          </table:table-cell>
          <table:table-cell office:value-type="float" office:value="20934">
            <text:p>20934</text:p>
          </table:table-cell>
          <table:table-cell office:value-type="float" office:value="484529">
            <text:p>484529</text:p>
          </table:table-cell>
          <table:table-cell office:value-type="float" office:value="12246">
            <text:p>12246</text:p>
          </table:table-cell>
          <table:table-cell office:value-type="float" office:value="885572">
            <text:p>885572</text:p>
          </table:table-cell>
          <table:table-cell office:value-type="float" office:value="28943">
            <text:p>28943</text:p>
          </table:table-cell>
          <table:table-cell table:number-columns-repeated="2"/>
          <table:table-cell table:formula="of:=[.A869]+[.C869]-[.A868]-[.C868]" office:value-type="float" office:value="1041">
            <text:p>1041</text:p>
          </table:table-cell>
          <table:table-cell table:formula="of:=[.E869]+[.G869]-[.E868]-[.G868]" office:value-type="float" office:value="1039">
            <text:p>1039</text:p>
          </table:table-cell>
          <table:table-cell table:formula="of:=[.B869]+[.D869]-[.B868]-[.D868]" office:value-type="float" office:value="33">
            <text:p>33</text:p>
          </table:table-cell>
          <table:table-cell table:formula="of:=[.F869]+[.H869]-[.F868]-[.H8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3496">
            <text:p>293496</text:p>
          </table:table-cell>
          <table:table-cell office:value-type="float" office:value="8254">
            <text:p>8254</text:p>
          </table:table-cell>
          <table:table-cell office:value-type="float" office:value="627164">
            <text:p>627164</text:p>
          </table:table-cell>
          <table:table-cell office:value-type="float" office:value="20958">
            <text:p>20958</text:p>
          </table:table-cell>
          <table:table-cell office:value-type="float" office:value="484850">
            <text:p>484850</text:p>
          </table:table-cell>
          <table:table-cell office:value-type="float" office:value="12255">
            <text:p>12255</text:p>
          </table:table-cell>
          <table:table-cell office:value-type="float" office:value="886290">
            <text:p>886290</text:p>
          </table:table-cell>
          <table:table-cell office:value-type="float" office:value="28967">
            <text:p>28967</text:p>
          </table:table-cell>
          <table:table-cell table:number-columns-repeated="2"/>
          <table:table-cell table:formula="of:=[.A870]+[.C870]-[.A869]-[.C869]" office:value-type="float" office:value="1037">
            <text:p>1037</text:p>
          </table:table-cell>
          <table:table-cell table:formula="of:=[.E870]+[.G870]-[.E869]-[.G869]" office:value-type="float" office:value="1043">
            <text:p>1043</text:p>
          </table:table-cell>
          <table:table-cell table:formula="of:=[.B870]+[.D870]-[.B869]-[.D869]" office:value-type="float" office:value="33">
            <text:p>33</text:p>
          </table:table-cell>
          <table:table-cell table:formula="of:=[.F870]+[.H870]-[.F869]-[.H8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3815">
            <text:p>293815</text:p>
          </table:table-cell>
          <table:table-cell office:value-type="float" office:value="8263">
            <text:p>8263</text:p>
          </table:table-cell>
          <table:table-cell office:value-type="float" office:value="627882">
            <text:p>627882</text:p>
          </table:table-cell>
          <table:table-cell office:value-type="float" office:value="20982">
            <text:p>20982</text:p>
          </table:table-cell>
          <table:table-cell office:value-type="float" office:value="485175">
            <text:p>485175</text:p>
          </table:table-cell>
          <table:table-cell office:value-type="float" office:value="12264">
            <text:p>12264</text:p>
          </table:table-cell>
          <table:table-cell office:value-type="float" office:value="887008">
            <text:p>887008</text:p>
          </table:table-cell>
          <table:table-cell office:value-type="float" office:value="28991">
            <text:p>28991</text:p>
          </table:table-cell>
          <table:table-cell table:number-columns-repeated="2"/>
          <table:table-cell table:formula="of:=[.A871]+[.C871]-[.A870]-[.C870]" office:value-type="float" office:value="1041">
            <text:p>1041</text:p>
          </table:table-cell>
          <table:table-cell table:formula="of:=[.E871]+[.G871]-[.E870]-[.G870]" office:value-type="float" office:value="1059">
            <text:p>1059</text:p>
          </table:table-cell>
          <table:table-cell table:formula="of:=[.B871]+[.D871]-[.B870]-[.D870]" office:value-type="float" office:value="33">
            <text:p>33</text:p>
          </table:table-cell>
          <table:table-cell table:formula="of:=[.F871]+[.H871]-[.F870]-[.H87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4138">
            <text:p>294138</text:p>
          </table:table-cell>
          <table:table-cell office:value-type="float" office:value="8272">
            <text:p>8272</text:p>
          </table:table-cell>
          <table:table-cell office:value-type="float" office:value="628600">
            <text:p>628600</text:p>
          </table:table-cell>
          <table:table-cell office:value-type="float" office:value="21006">
            <text:p>21006</text:p>
          </table:table-cell>
          <table:table-cell office:value-type="float" office:value="485516">
            <text:p>485516</text:p>
          </table:table-cell>
          <table:table-cell office:value-type="float" office:value="12274">
            <text:p>12274</text:p>
          </table:table-cell>
          <table:table-cell office:value-type="float" office:value="887726">
            <text:p>887726</text:p>
          </table:table-cell>
          <table:table-cell office:value-type="float" office:value="29015">
            <text:p>29015</text:p>
          </table:table-cell>
          <table:table-cell table:number-columns-repeated="2"/>
          <table:table-cell table:formula="of:=[.A872]+[.C872]-[.A871]-[.C871]" office:value-type="float" office:value="1037">
            <text:p>1037</text:p>
          </table:table-cell>
          <table:table-cell table:formula="of:=[.E872]+[.G872]-[.E871]-[.G871]" office:value-type="float" office:value="1043">
            <text:p>1043</text:p>
          </table:table-cell>
          <table:table-cell table:formula="of:=[.B872]+[.D872]-[.B871]-[.D871]" office:value-type="float" office:value="33">
            <text:p>33</text:p>
          </table:table-cell>
          <table:table-cell table:formula="of:=[.F872]+[.H872]-[.F871]-[.H8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4457">
            <text:p>294457</text:p>
          </table:table-cell>
          <table:table-cell office:value-type="float" office:value="8281">
            <text:p>8281</text:p>
          </table:table-cell>
          <table:table-cell office:value-type="float" office:value="629318">
            <text:p>629318</text:p>
          </table:table-cell>
          <table:table-cell office:value-type="float" office:value="21030">
            <text:p>21030</text:p>
          </table:table-cell>
          <table:table-cell office:value-type="float" office:value="485841">
            <text:p>485841</text:p>
          </table:table-cell>
          <table:table-cell office:value-type="float" office:value="12283">
            <text:p>12283</text:p>
          </table:table-cell>
          <table:table-cell office:value-type="float" office:value="888444">
            <text:p>888444</text:p>
          </table:table-cell>
          <table:table-cell office:value-type="float" office:value="29039">
            <text:p>29039</text:p>
          </table:table-cell>
          <table:table-cell table:number-columns-repeated="2"/>
          <table:table-cell table:formula="of:=[.A873]+[.C873]-[.A872]-[.C872]" office:value-type="float" office:value="1041">
            <text:p>1041</text:p>
          </table:table-cell>
          <table:table-cell table:formula="of:=[.E873]+[.G873]-[.E872]-[.G872]" office:value-type="float" office:value="1039">
            <text:p>1039</text:p>
          </table:table-cell>
          <table:table-cell table:formula="of:=[.B873]+[.D873]-[.B872]-[.D872]" office:value-type="float" office:value="33">
            <text:p>33</text:p>
          </table:table-cell>
          <table:table-cell table:formula="of:=[.F873]+[.H873]-[.F872]-[.H8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4780">
            <text:p>294780</text:p>
          </table:table-cell>
          <table:table-cell office:value-type="float" office:value="8290">
            <text:p>8290</text:p>
          </table:table-cell>
          <table:table-cell office:value-type="float" office:value="630036">
            <text:p>630036</text:p>
          </table:table-cell>
          <table:table-cell office:value-type="float" office:value="21054">
            <text:p>21054</text:p>
          </table:table-cell>
          <table:table-cell office:value-type="float" office:value="486162">
            <text:p>486162</text:p>
          </table:table-cell>
          <table:table-cell office:value-type="float" office:value="12292">
            <text:p>12292</text:p>
          </table:table-cell>
          <table:table-cell office:value-type="float" office:value="889162">
            <text:p>889162</text:p>
          </table:table-cell>
          <table:table-cell office:value-type="float" office:value="29063">
            <text:p>29063</text:p>
          </table:table-cell>
          <table:table-cell table:number-columns-repeated="2"/>
          <table:table-cell table:formula="of:=[.A874]+[.C874]-[.A873]-[.C873]" office:value-type="float" office:value="1037">
            <text:p>1037</text:p>
          </table:table-cell>
          <table:table-cell table:formula="of:=[.E874]+[.G874]-[.E873]-[.G873]" office:value-type="float" office:value="1043">
            <text:p>1043</text:p>
          </table:table-cell>
          <table:table-cell table:formula="of:=[.B874]+[.D874]-[.B873]-[.D873]" office:value-type="float" office:value="33">
            <text:p>33</text:p>
          </table:table-cell>
          <table:table-cell table:formula="of:=[.F874]+[.H874]-[.F873]-[.H8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5099">
            <text:p>295099</text:p>
          </table:table-cell>
          <table:table-cell office:value-type="float" office:value="8299">
            <text:p>8299</text:p>
          </table:table-cell>
          <table:table-cell office:value-type="float" office:value="630754">
            <text:p>630754</text:p>
          </table:table-cell>
          <table:table-cell office:value-type="float" office:value="21078">
            <text:p>21078</text:p>
          </table:table-cell>
          <table:table-cell office:value-type="float" office:value="486487">
            <text:p>486487</text:p>
          </table:table-cell>
          <table:table-cell office:value-type="float" office:value="12301">
            <text:p>12301</text:p>
          </table:table-cell>
          <table:table-cell office:value-type="float" office:value="889880">
            <text:p>889880</text:p>
          </table:table-cell>
          <table:table-cell office:value-type="float" office:value="29087">
            <text:p>29087</text:p>
          </table:table-cell>
          <table:table-cell table:number-columns-repeated="2"/>
          <table:table-cell table:formula="of:=[.A875]+[.C875]-[.A874]-[.C874]" office:value-type="float" office:value="1041">
            <text:p>1041</text:p>
          </table:table-cell>
          <table:table-cell table:formula="of:=[.E875]+[.G875]-[.E874]-[.G874]" office:value-type="float" office:value="1059">
            <text:p>1059</text:p>
          </table:table-cell>
          <table:table-cell table:formula="of:=[.B875]+[.D875]-[.B874]-[.D874]" office:value-type="float" office:value="33">
            <text:p>33</text:p>
          </table:table-cell>
          <table:table-cell table:formula="of:=[.F875]+[.H875]-[.F874]-[.H87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5422">
            <text:p>295422</text:p>
          </table:table-cell>
          <table:table-cell office:value-type="float" office:value="8308">
            <text:p>8308</text:p>
          </table:table-cell>
          <table:table-cell office:value-type="float" office:value="631472">
            <text:p>631472</text:p>
          </table:table-cell>
          <table:table-cell office:value-type="float" office:value="21102">
            <text:p>21102</text:p>
          </table:table-cell>
          <table:table-cell office:value-type="float" office:value="486828">
            <text:p>486828</text:p>
          </table:table-cell>
          <table:table-cell office:value-type="float" office:value="12311">
            <text:p>12311</text:p>
          </table:table-cell>
          <table:table-cell office:value-type="float" office:value="890598">
            <text:p>890598</text:p>
          </table:table-cell>
          <table:table-cell office:value-type="float" office:value="29111">
            <text:p>29111</text:p>
          </table:table-cell>
          <table:table-cell table:number-columns-repeated="2"/>
          <table:table-cell table:formula="of:=[.A876]+[.C876]-[.A875]-[.C875]" office:value-type="float" office:value="1037">
            <text:p>1037</text:p>
          </table:table-cell>
          <table:table-cell table:formula="of:=[.E876]+[.G876]-[.E875]-[.G875]" office:value-type="float" office:value="1043">
            <text:p>1043</text:p>
          </table:table-cell>
          <table:table-cell table:formula="of:=[.B876]+[.D876]-[.B875]-[.D875]" office:value-type="float" office:value="33">
            <text:p>33</text:p>
          </table:table-cell>
          <table:table-cell table:formula="of:=[.F876]+[.H876]-[.F875]-[.H8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5741">
            <text:p>295741</text:p>
          </table:table-cell>
          <table:table-cell office:value-type="float" office:value="8317">
            <text:p>8317</text:p>
          </table:table-cell>
          <table:table-cell office:value-type="float" office:value="632190">
            <text:p>632190</text:p>
          </table:table-cell>
          <table:table-cell office:value-type="float" office:value="21126">
            <text:p>21126</text:p>
          </table:table-cell>
          <table:table-cell office:value-type="float" office:value="487153">
            <text:p>487153</text:p>
          </table:table-cell>
          <table:table-cell office:value-type="float" office:value="12320">
            <text:p>12320</text:p>
          </table:table-cell>
          <table:table-cell office:value-type="float" office:value="891316">
            <text:p>891316</text:p>
          </table:table-cell>
          <table:table-cell office:value-type="float" office:value="29135">
            <text:p>29135</text:p>
          </table:table-cell>
          <table:table-cell table:number-columns-repeated="2"/>
          <table:table-cell table:formula="of:=[.A877]+[.C877]-[.A876]-[.C876]" office:value-type="float" office:value="1041">
            <text:p>1041</text:p>
          </table:table-cell>
          <table:table-cell table:formula="of:=[.E877]+[.G877]-[.E876]-[.G876]" office:value-type="float" office:value="1039">
            <text:p>1039</text:p>
          </table:table-cell>
          <table:table-cell table:formula="of:=[.B877]+[.D877]-[.B876]-[.D876]" office:value-type="float" office:value="33">
            <text:p>33</text:p>
          </table:table-cell>
          <table:table-cell table:formula="of:=[.F877]+[.H877]-[.F876]-[.H8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6064">
            <text:p>296064</text:p>
          </table:table-cell>
          <table:table-cell office:value-type="float" office:value="8326">
            <text:p>8326</text:p>
          </table:table-cell>
          <table:table-cell office:value-type="float" office:value="632908">
            <text:p>632908</text:p>
          </table:table-cell>
          <table:table-cell office:value-type="float" office:value="21150">
            <text:p>21150</text:p>
          </table:table-cell>
          <table:table-cell office:value-type="float" office:value="487474">
            <text:p>487474</text:p>
          </table:table-cell>
          <table:table-cell office:value-type="float" office:value="12329">
            <text:p>12329</text:p>
          </table:table-cell>
          <table:table-cell office:value-type="float" office:value="892034">
            <text:p>892034</text:p>
          </table:table-cell>
          <table:table-cell office:value-type="float" office:value="29159">
            <text:p>29159</text:p>
          </table:table-cell>
          <table:table-cell table:number-columns-repeated="2"/>
          <table:table-cell table:formula="of:=[.A878]+[.C878]-[.A877]-[.C877]" office:value-type="float" office:value="1037">
            <text:p>1037</text:p>
          </table:table-cell>
          <table:table-cell table:formula="of:=[.E878]+[.G878]-[.E877]-[.G877]" office:value-type="float" office:value="1043">
            <text:p>1043</text:p>
          </table:table-cell>
          <table:table-cell table:formula="of:=[.B878]+[.D878]-[.B877]-[.D877]" office:value-type="float" office:value="33">
            <text:p>33</text:p>
          </table:table-cell>
          <table:table-cell table:formula="of:=[.F878]+[.H878]-[.F877]-[.H8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6383">
            <text:p>296383</text:p>
          </table:table-cell>
          <table:table-cell office:value-type="float" office:value="8335">
            <text:p>8335</text:p>
          </table:table-cell>
          <table:table-cell office:value-type="float" office:value="633626">
            <text:p>633626</text:p>
          </table:table-cell>
          <table:table-cell office:value-type="float" office:value="21174">
            <text:p>21174</text:p>
          </table:table-cell>
          <table:table-cell office:value-type="float" office:value="487799">
            <text:p>487799</text:p>
          </table:table-cell>
          <table:table-cell office:value-type="float" office:value="12338">
            <text:p>12338</text:p>
          </table:table-cell>
          <table:table-cell office:value-type="float" office:value="892752">
            <text:p>892752</text:p>
          </table:table-cell>
          <table:table-cell office:value-type="float" office:value="29183">
            <text:p>29183</text:p>
          </table:table-cell>
          <table:table-cell table:number-columns-repeated="2"/>
          <table:table-cell table:formula="of:=[.A879]+[.C879]-[.A878]-[.C878]" office:value-type="float" office:value="1041">
            <text:p>1041</text:p>
          </table:table-cell>
          <table:table-cell table:formula="of:=[.E879]+[.G879]-[.E878]-[.G878]" office:value-type="float" office:value="1175">
            <text:p>1175</text:p>
          </table:table-cell>
          <table:table-cell table:formula="of:=[.B879]+[.D879]-[.B878]-[.D878]" office:value-type="float" office:value="33">
            <text:p>33</text:p>
          </table:table-cell>
          <table:table-cell table:formula="of:=[.F879]+[.H879]-[.F878]-[.H878]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96706">
            <text:p>296706</text:p>
          </table:table-cell>
          <table:table-cell office:value-type="float" office:value="8344">
            <text:p>8344</text:p>
          </table:table-cell>
          <table:table-cell office:value-type="float" office:value="634344">
            <text:p>634344</text:p>
          </table:table-cell>
          <table:table-cell office:value-type="float" office:value="21198">
            <text:p>21198</text:p>
          </table:table-cell>
          <table:table-cell office:value-type="float" office:value="488140">
            <text:p>488140</text:p>
          </table:table-cell>
          <table:table-cell office:value-type="float" office:value="12348">
            <text:p>12348</text:p>
          </table:table-cell>
          <table:table-cell office:value-type="float" office:value="893586">
            <text:p>893586</text:p>
          </table:table-cell>
          <table:table-cell office:value-type="float" office:value="29212">
            <text:p>29212</text:p>
          </table:table-cell>
          <table:table-cell table:number-columns-repeated="2"/>
          <table:table-cell table:formula="of:=[.A880]+[.C880]-[.A879]-[.C879]" office:value-type="float" office:value="1037">
            <text:p>1037</text:p>
          </table:table-cell>
          <table:table-cell table:formula="of:=[.E880]+[.G880]-[.E879]-[.G879]" office:value-type="float" office:value="1043">
            <text:p>1043</text:p>
          </table:table-cell>
          <table:table-cell table:formula="of:=[.B880]+[.D880]-[.B879]-[.D879]" office:value-type="float" office:value="33">
            <text:p>33</text:p>
          </table:table-cell>
          <table:table-cell table:formula="of:=[.F880]+[.H880]-[.F879]-[.H8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7025">
            <text:p>297025</text:p>
          </table:table-cell>
          <table:table-cell office:value-type="float" office:value="8353">
            <text:p>8353</text:p>
          </table:table-cell>
          <table:table-cell office:value-type="float" office:value="635062">
            <text:p>635062</text:p>
          </table:table-cell>
          <table:table-cell office:value-type="float" office:value="21222">
            <text:p>21222</text:p>
          </table:table-cell>
          <table:table-cell office:value-type="float" office:value="488465">
            <text:p>488465</text:p>
          </table:table-cell>
          <table:table-cell office:value-type="float" office:value="12357">
            <text:p>12357</text:p>
          </table:table-cell>
          <table:table-cell office:value-type="float" office:value="894304">
            <text:p>894304</text:p>
          </table:table-cell>
          <table:table-cell office:value-type="float" office:value="29236">
            <text:p>29236</text:p>
          </table:table-cell>
          <table:table-cell table:number-columns-repeated="2"/>
          <table:table-cell table:formula="of:=[.A881]+[.C881]-[.A880]-[.C880]" office:value-type="float" office:value="1041">
            <text:p>1041</text:p>
          </table:table-cell>
          <table:table-cell table:formula="of:=[.E881]+[.G881]-[.E880]-[.G880]" office:value-type="float" office:value="1039">
            <text:p>1039</text:p>
          </table:table-cell>
          <table:table-cell table:formula="of:=[.B881]+[.D881]-[.B880]-[.D880]" office:value-type="float" office:value="33">
            <text:p>33</text:p>
          </table:table-cell>
          <table:table-cell table:formula="of:=[.F881]+[.H881]-[.F880]-[.H8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7348">
            <text:p>297348</text:p>
          </table:table-cell>
          <table:table-cell office:value-type="float" office:value="8362">
            <text:p>8362</text:p>
          </table:table-cell>
          <table:table-cell office:value-type="float" office:value="635780">
            <text:p>635780</text:p>
          </table:table-cell>
          <table:table-cell office:value-type="float" office:value="21246">
            <text:p>21246</text:p>
          </table:table-cell>
          <table:table-cell office:value-type="float" office:value="488786">
            <text:p>488786</text:p>
          </table:table-cell>
          <table:table-cell office:value-type="float" office:value="12366">
            <text:p>12366</text:p>
          </table:table-cell>
          <table:table-cell office:value-type="float" office:value="895022">
            <text:p>895022</text:p>
          </table:table-cell>
          <table:table-cell office:value-type="float" office:value="29260">
            <text:p>29260</text:p>
          </table:table-cell>
          <table:table-cell table:number-columns-repeated="2"/>
          <table:table-cell table:formula="of:=[.A882]+[.C882]-[.A881]-[.C881]" office:value-type="float" office:value="1037">
            <text:p>1037</text:p>
          </table:table-cell>
          <table:table-cell table:formula="of:=[.E882]+[.G882]-[.E881]-[.G881]" office:value-type="float" office:value="1043">
            <text:p>1043</text:p>
          </table:table-cell>
          <table:table-cell table:formula="of:=[.B882]+[.D882]-[.B881]-[.D881]" office:value-type="float" office:value="33">
            <text:p>33</text:p>
          </table:table-cell>
          <table:table-cell table:formula="of:=[.F882]+[.H882]-[.F881]-[.H8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7667">
            <text:p>297667</text:p>
          </table:table-cell>
          <table:table-cell office:value-type="float" office:value="8371">
            <text:p>8371</text:p>
          </table:table-cell>
          <table:table-cell office:value-type="float" office:value="636498">
            <text:p>636498</text:p>
          </table:table-cell>
          <table:table-cell office:value-type="float" office:value="21270">
            <text:p>21270</text:p>
          </table:table-cell>
          <table:table-cell office:value-type="float" office:value="489111">
            <text:p>489111</text:p>
          </table:table-cell>
          <table:table-cell office:value-type="float" office:value="12375">
            <text:p>12375</text:p>
          </table:table-cell>
          <table:table-cell office:value-type="float" office:value="895740">
            <text:p>895740</text:p>
          </table:table-cell>
          <table:table-cell office:value-type="float" office:value="29284">
            <text:p>29284</text:p>
          </table:table-cell>
          <table:table-cell table:number-columns-repeated="2"/>
          <table:table-cell table:formula="of:=[.A883]+[.C883]-[.A882]-[.C882]" office:value-type="float" office:value="1041">
            <text:p>1041</text:p>
          </table:table-cell>
          <table:table-cell table:formula="of:=[.E883]+[.G883]-[.E882]-[.G882]" office:value-type="float" office:value="1059">
            <text:p>1059</text:p>
          </table:table-cell>
          <table:table-cell table:formula="of:=[.B883]+[.D883]-[.B882]-[.D882]" office:value-type="float" office:value="33">
            <text:p>33</text:p>
          </table:table-cell>
          <table:table-cell table:formula="of:=[.F883]+[.H883]-[.F882]-[.H88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7990">
            <text:p>297990</text:p>
          </table:table-cell>
          <table:table-cell office:value-type="float" office:value="8380">
            <text:p>8380</text:p>
          </table:table-cell>
          <table:table-cell office:value-type="float" office:value="637216">
            <text:p>637216</text:p>
          </table:table-cell>
          <table:table-cell office:value-type="float" office:value="21294">
            <text:p>21294</text:p>
          </table:table-cell>
          <table:table-cell office:value-type="float" office:value="489452">
            <text:p>489452</text:p>
          </table:table-cell>
          <table:table-cell office:value-type="float" office:value="12385">
            <text:p>12385</text:p>
          </table:table-cell>
          <table:table-cell office:value-type="float" office:value="896458">
            <text:p>896458</text:p>
          </table:table-cell>
          <table:table-cell office:value-type="float" office:value="29308">
            <text:p>29308</text:p>
          </table:table-cell>
          <table:table-cell table:number-columns-repeated="2"/>
          <table:table-cell table:formula="of:=[.A884]+[.C884]-[.A883]-[.C883]" office:value-type="float" office:value="1037">
            <text:p>1037</text:p>
          </table:table-cell>
          <table:table-cell table:formula="of:=[.E884]+[.G884]-[.E883]-[.G883]" office:value-type="float" office:value="1043">
            <text:p>1043</text:p>
          </table:table-cell>
          <table:table-cell table:formula="of:=[.B884]+[.D884]-[.B883]-[.D883]" office:value-type="float" office:value="33">
            <text:p>33</text:p>
          </table:table-cell>
          <table:table-cell table:formula="of:=[.F884]+[.H884]-[.F883]-[.H8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8309">
            <text:p>298309</text:p>
          </table:table-cell>
          <table:table-cell office:value-type="float" office:value="8389">
            <text:p>8389</text:p>
          </table:table-cell>
          <table:table-cell office:value-type="float" office:value="637934">
            <text:p>637934</text:p>
          </table:table-cell>
          <table:table-cell office:value-type="float" office:value="21318">
            <text:p>21318</text:p>
          </table:table-cell>
          <table:table-cell office:value-type="float" office:value="489777">
            <text:p>489777</text:p>
          </table:table-cell>
          <table:table-cell office:value-type="float" office:value="12394">
            <text:p>12394</text:p>
          </table:table-cell>
          <table:table-cell office:value-type="float" office:value="897176">
            <text:p>897176</text:p>
          </table:table-cell>
          <table:table-cell office:value-type="float" office:value="29332">
            <text:p>29332</text:p>
          </table:table-cell>
          <table:table-cell table:number-columns-repeated="2"/>
          <table:table-cell table:formula="of:=[.A885]+[.C885]-[.A884]-[.C884]" office:value-type="float" office:value="1041">
            <text:p>1041</text:p>
          </table:table-cell>
          <table:table-cell table:formula="of:=[.E885]+[.G885]-[.E884]-[.G884]" office:value-type="float" office:value="1039">
            <text:p>1039</text:p>
          </table:table-cell>
          <table:table-cell table:formula="of:=[.B885]+[.D885]-[.B884]-[.D884]" office:value-type="float" office:value="33">
            <text:p>33</text:p>
          </table:table-cell>
          <table:table-cell table:formula="of:=[.F885]+[.H885]-[.F884]-[.H8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8632">
            <text:p>298632</text:p>
          </table:table-cell>
          <table:table-cell office:value-type="float" office:value="8398">
            <text:p>8398</text:p>
          </table:table-cell>
          <table:table-cell office:value-type="float" office:value="638652">
            <text:p>638652</text:p>
          </table:table-cell>
          <table:table-cell office:value-type="float" office:value="21342">
            <text:p>21342</text:p>
          </table:table-cell>
          <table:table-cell office:value-type="float" office:value="490098">
            <text:p>490098</text:p>
          </table:table-cell>
          <table:table-cell office:value-type="float" office:value="12403">
            <text:p>12403</text:p>
          </table:table-cell>
          <table:table-cell office:value-type="float" office:value="897894">
            <text:p>897894</text:p>
          </table:table-cell>
          <table:table-cell office:value-type="float" office:value="29356">
            <text:p>29356</text:p>
          </table:table-cell>
          <table:table-cell table:number-columns-repeated="2"/>
          <table:table-cell table:formula="of:=[.A886]+[.C886]-[.A885]-[.C885]" office:value-type="float" office:value="1037">
            <text:p>1037</text:p>
          </table:table-cell>
          <table:table-cell table:formula="of:=[.E886]+[.G886]-[.E885]-[.G885]" office:value-type="float" office:value="1043">
            <text:p>1043</text:p>
          </table:table-cell>
          <table:table-cell table:formula="of:=[.B886]+[.D886]-[.B885]-[.D885]" office:value-type="float" office:value="33">
            <text:p>33</text:p>
          </table:table-cell>
          <table:table-cell table:formula="of:=[.F886]+[.H886]-[.F885]-[.H8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8951">
            <text:p>298951</text:p>
          </table:table-cell>
          <table:table-cell office:value-type="float" office:value="8407">
            <text:p>8407</text:p>
          </table:table-cell>
          <table:table-cell office:value-type="float" office:value="639370">
            <text:p>639370</text:p>
          </table:table-cell>
          <table:table-cell office:value-type="float" office:value="21366">
            <text:p>21366</text:p>
          </table:table-cell>
          <table:table-cell office:value-type="float" office:value="490423">
            <text:p>490423</text:p>
          </table:table-cell>
          <table:table-cell office:value-type="float" office:value="12412">
            <text:p>12412</text:p>
          </table:table-cell>
          <table:table-cell office:value-type="float" office:value="898612">
            <text:p>898612</text:p>
          </table:table-cell>
          <table:table-cell office:value-type="float" office:value="29380">
            <text:p>29380</text:p>
          </table:table-cell>
          <table:table-cell table:number-columns-repeated="2"/>
          <table:table-cell table:formula="of:=[.A887]+[.C887]-[.A886]-[.C886]" office:value-type="float" office:value="1041">
            <text:p>1041</text:p>
          </table:table-cell>
          <table:table-cell table:formula="of:=[.E887]+[.G887]-[.E886]-[.G886]" office:value-type="float" office:value="1059">
            <text:p>1059</text:p>
          </table:table-cell>
          <table:table-cell table:formula="of:=[.B887]+[.D887]-[.B886]-[.D886]" office:value-type="float" office:value="33">
            <text:p>33</text:p>
          </table:table-cell>
          <table:table-cell table:formula="of:=[.F887]+[.H887]-[.F886]-[.H88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99274">
            <text:p>299274</text:p>
          </table:table-cell>
          <table:table-cell office:value-type="float" office:value="8416">
            <text:p>8416</text:p>
          </table:table-cell>
          <table:table-cell office:value-type="float" office:value="640088">
            <text:p>640088</text:p>
          </table:table-cell>
          <table:table-cell office:value-type="float" office:value="21390">
            <text:p>21390</text:p>
          </table:table-cell>
          <table:table-cell office:value-type="float" office:value="490764">
            <text:p>490764</text:p>
          </table:table-cell>
          <table:table-cell office:value-type="float" office:value="12422">
            <text:p>12422</text:p>
          </table:table-cell>
          <table:table-cell office:value-type="float" office:value="899330">
            <text:p>899330</text:p>
          </table:table-cell>
          <table:table-cell office:value-type="float" office:value="29404">
            <text:p>29404</text:p>
          </table:table-cell>
          <table:table-cell table:number-columns-repeated="2"/>
          <table:table-cell table:formula="of:=[.A888]+[.C888]-[.A887]-[.C887]" office:value-type="float" office:value="1037">
            <text:p>1037</text:p>
          </table:table-cell>
          <table:table-cell table:formula="of:=[.E888]+[.G888]-[.E887]-[.G887]" office:value-type="float" office:value="1043">
            <text:p>1043</text:p>
          </table:table-cell>
          <table:table-cell table:formula="of:=[.B888]+[.D888]-[.B887]-[.D887]" office:value-type="float" office:value="33">
            <text:p>33</text:p>
          </table:table-cell>
          <table:table-cell table:formula="of:=[.F888]+[.H888]-[.F887]-[.H8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9593">
            <text:p>299593</text:p>
          </table:table-cell>
          <table:table-cell office:value-type="float" office:value="8425">
            <text:p>8425</text:p>
          </table:table-cell>
          <table:table-cell office:value-type="float" office:value="640806">
            <text:p>640806</text:p>
          </table:table-cell>
          <table:table-cell office:value-type="float" office:value="21414">
            <text:p>21414</text:p>
          </table:table-cell>
          <table:table-cell office:value-type="float" office:value="491089">
            <text:p>491089</text:p>
          </table:table-cell>
          <table:table-cell office:value-type="float" office:value="12431">
            <text:p>12431</text:p>
          </table:table-cell>
          <table:table-cell office:value-type="float" office:value="900048">
            <text:p>900048</text:p>
          </table:table-cell>
          <table:table-cell office:value-type="float" office:value="29428">
            <text:p>29428</text:p>
          </table:table-cell>
          <table:table-cell table:number-columns-repeated="2"/>
          <table:table-cell table:formula="of:=[.A889]+[.C889]-[.A888]-[.C888]" office:value-type="float" office:value="1041">
            <text:p>1041</text:p>
          </table:table-cell>
          <table:table-cell table:formula="of:=[.E889]+[.G889]-[.E888]-[.G888]" office:value-type="float" office:value="1039">
            <text:p>1039</text:p>
          </table:table-cell>
          <table:table-cell table:formula="of:=[.B889]+[.D889]-[.B888]-[.D888]" office:value-type="float" office:value="33">
            <text:p>33</text:p>
          </table:table-cell>
          <table:table-cell table:formula="of:=[.F889]+[.H889]-[.F888]-[.H8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99916">
            <text:p>299916</text:p>
          </table:table-cell>
          <table:table-cell office:value-type="float" office:value="8434">
            <text:p>8434</text:p>
          </table:table-cell>
          <table:table-cell office:value-type="float" office:value="641524">
            <text:p>641524</text:p>
          </table:table-cell>
          <table:table-cell office:value-type="float" office:value="21438">
            <text:p>21438</text:p>
          </table:table-cell>
          <table:table-cell office:value-type="float" office:value="491410">
            <text:p>491410</text:p>
          </table:table-cell>
          <table:table-cell office:value-type="float" office:value="12440">
            <text:p>12440</text:p>
          </table:table-cell>
          <table:table-cell office:value-type="float" office:value="900766">
            <text:p>900766</text:p>
          </table:table-cell>
          <table:table-cell office:value-type="float" office:value="29452">
            <text:p>29452</text:p>
          </table:table-cell>
          <table:table-cell table:number-columns-repeated="2"/>
          <table:table-cell table:formula="of:=[.A890]+[.C890]-[.A889]-[.C889]" office:value-type="float" office:value="1037">
            <text:p>1037</text:p>
          </table:table-cell>
          <table:table-cell table:formula="of:=[.E890]+[.G890]-[.E889]-[.G889]" office:value-type="float" office:value="1063">
            <text:p>1063</text:p>
          </table:table-cell>
          <table:table-cell table:formula="of:=[.B890]+[.D890]-[.B889]-[.D889]" office:value-type="float" office:value="33">
            <text:p>33</text:p>
          </table:table-cell>
          <table:table-cell table:formula="of:=[.F890]+[.H890]-[.F889]-[.H8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0235">
            <text:p>300235</text:p>
          </table:table-cell>
          <table:table-cell office:value-type="float" office:value="8443">
            <text:p>8443</text:p>
          </table:table-cell>
          <table:table-cell office:value-type="float" office:value="642242">
            <text:p>642242</text:p>
          </table:table-cell>
          <table:table-cell office:value-type="float" office:value="21462">
            <text:p>21462</text:p>
          </table:table-cell>
          <table:table-cell office:value-type="float" office:value="491755">
            <text:p>491755</text:p>
          </table:table-cell>
          <table:table-cell office:value-type="float" office:value="12450">
            <text:p>12450</text:p>
          </table:table-cell>
          <table:table-cell office:value-type="float" office:value="901484">
            <text:p>901484</text:p>
          </table:table-cell>
          <table:table-cell office:value-type="float" office:value="29476">
            <text:p>29476</text:p>
          </table:table-cell>
          <table:table-cell table:number-columns-repeated="2"/>
          <table:table-cell table:formula="of:=[.A891]+[.C891]-[.A890]-[.C890]" office:value-type="float" office:value="1041">
            <text:p>1041</text:p>
          </table:table-cell>
          <table:table-cell table:formula="of:=[.E891]+[.G891]-[.E890]-[.G890]" office:value-type="float" office:value="1039">
            <text:p>1039</text:p>
          </table:table-cell>
          <table:table-cell table:formula="of:=[.B891]+[.D891]-[.B890]-[.D890]" office:value-type="float" office:value="33">
            <text:p>33</text:p>
          </table:table-cell>
          <table:table-cell table:formula="of:=[.F891]+[.H891]-[.F890]-[.H8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0558">
            <text:p>300558</text:p>
          </table:table-cell>
          <table:table-cell office:value-type="float" office:value="8452">
            <text:p>8452</text:p>
          </table:table-cell>
          <table:table-cell office:value-type="float" office:value="642960">
            <text:p>642960</text:p>
          </table:table-cell>
          <table:table-cell office:value-type="float" office:value="21486">
            <text:p>21486</text:p>
          </table:table-cell>
          <table:table-cell office:value-type="float" office:value="492076">
            <text:p>492076</text:p>
          </table:table-cell>
          <table:table-cell office:value-type="float" office:value="12459">
            <text:p>12459</text:p>
          </table:table-cell>
          <table:table-cell office:value-type="float" office:value="902202">
            <text:p>902202</text:p>
          </table:table-cell>
          <table:table-cell office:value-type="float" office:value="29500">
            <text:p>29500</text:p>
          </table:table-cell>
          <table:table-cell table:number-columns-repeated="2"/>
          <table:table-cell table:formula="of:=[.A892]+[.C892]-[.A891]-[.C891]" office:value-type="float" office:value="1037">
            <text:p>1037</text:p>
          </table:table-cell>
          <table:table-cell table:formula="of:=[.E892]+[.G892]-[.E891]-[.G891]" office:value-type="float" office:value="1043">
            <text:p>1043</text:p>
          </table:table-cell>
          <table:table-cell table:formula="of:=[.B892]+[.D892]-[.B891]-[.D891]" office:value-type="float" office:value="33">
            <text:p>33</text:p>
          </table:table-cell>
          <table:table-cell table:formula="of:=[.F892]+[.H892]-[.F891]-[.H8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0877">
            <text:p>300877</text:p>
          </table:table-cell>
          <table:table-cell office:value-type="float" office:value="8461">
            <text:p>8461</text:p>
          </table:table-cell>
          <table:table-cell office:value-type="float" office:value="643678">
            <text:p>643678</text:p>
          </table:table-cell>
          <table:table-cell office:value-type="float" office:value="21510">
            <text:p>21510</text:p>
          </table:table-cell>
          <table:table-cell office:value-type="float" office:value="492401">
            <text:p>492401</text:p>
          </table:table-cell>
          <table:table-cell office:value-type="float" office:value="12468">
            <text:p>12468</text:p>
          </table:table-cell>
          <table:table-cell office:value-type="float" office:value="902920">
            <text:p>902920</text:p>
          </table:table-cell>
          <table:table-cell office:value-type="float" office:value="29524">
            <text:p>29524</text:p>
          </table:table-cell>
          <table:table-cell table:number-columns-repeated="2"/>
          <table:table-cell table:formula="of:=[.A893]+[.C893]-[.A892]-[.C892]" office:value-type="float" office:value="1041">
            <text:p>1041</text:p>
          </table:table-cell>
          <table:table-cell table:formula="of:=[.E893]+[.G893]-[.E892]-[.G892]" office:value-type="float" office:value="1039">
            <text:p>1039</text:p>
          </table:table-cell>
          <table:table-cell table:formula="of:=[.B893]+[.D893]-[.B892]-[.D892]" office:value-type="float" office:value="33">
            <text:p>33</text:p>
          </table:table-cell>
          <table:table-cell table:formula="of:=[.F893]+[.H893]-[.F892]-[.H8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1200">
            <text:p>301200</text:p>
          </table:table-cell>
          <table:table-cell office:value-type="float" office:value="8470">
            <text:p>8470</text:p>
          </table:table-cell>
          <table:table-cell office:value-type="float" office:value="644396">
            <text:p>644396</text:p>
          </table:table-cell>
          <table:table-cell office:value-type="float" office:value="21534">
            <text:p>21534</text:p>
          </table:table-cell>
          <table:table-cell office:value-type="float" office:value="492722">
            <text:p>492722</text:p>
          </table:table-cell>
          <table:table-cell office:value-type="float" office:value="12477">
            <text:p>12477</text:p>
          </table:table-cell>
          <table:table-cell office:value-type="float" office:value="903638">
            <text:p>903638</text:p>
          </table:table-cell>
          <table:table-cell office:value-type="float" office:value="29548">
            <text:p>29548</text:p>
          </table:table-cell>
          <table:table-cell table:number-columns-repeated="2"/>
          <table:table-cell table:formula="of:=[.A894]+[.C894]-[.A893]-[.C893]" office:value-type="float" office:value="1037">
            <text:p>1037</text:p>
          </table:table-cell>
          <table:table-cell table:formula="of:=[.E894]+[.G894]-[.E893]-[.G893]" office:value-type="float" office:value="1063">
            <text:p>1063</text:p>
          </table:table-cell>
          <table:table-cell table:formula="of:=[.B894]+[.D894]-[.B893]-[.D893]" office:value-type="float" office:value="33">
            <text:p>33</text:p>
          </table:table-cell>
          <table:table-cell table:formula="of:=[.F894]+[.H894]-[.F893]-[.H89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1519">
            <text:p>301519</text:p>
          </table:table-cell>
          <table:table-cell office:value-type="float" office:value="8479">
            <text:p>8479</text:p>
          </table:table-cell>
          <table:table-cell office:value-type="float" office:value="645114">
            <text:p>645114</text:p>
          </table:table-cell>
          <table:table-cell office:value-type="float" office:value="21558">
            <text:p>21558</text:p>
          </table:table-cell>
          <table:table-cell office:value-type="float" office:value="493067">
            <text:p>493067</text:p>
          </table:table-cell>
          <table:table-cell office:value-type="float" office:value="12487">
            <text:p>12487</text:p>
          </table:table-cell>
          <table:table-cell office:value-type="float" office:value="904356">
            <text:p>904356</text:p>
          </table:table-cell>
          <table:table-cell office:value-type="float" office:value="29572">
            <text:p>29572</text:p>
          </table:table-cell>
          <table:table-cell table:number-columns-repeated="2"/>
          <table:table-cell table:formula="of:=[.A895]+[.C895]-[.A894]-[.C894]" office:value-type="float" office:value="1041">
            <text:p>1041</text:p>
          </table:table-cell>
          <table:table-cell table:formula="of:=[.E895]+[.G895]-[.E894]-[.G894]" office:value-type="float" office:value="1039">
            <text:p>1039</text:p>
          </table:table-cell>
          <table:table-cell table:formula="of:=[.B895]+[.D895]-[.B894]-[.D894]" office:value-type="float" office:value="33">
            <text:p>33</text:p>
          </table:table-cell>
          <table:table-cell table:formula="of:=[.F895]+[.H895]-[.F894]-[.H8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1842">
            <text:p>301842</text:p>
          </table:table-cell>
          <table:table-cell office:value-type="float" office:value="8488">
            <text:p>8488</text:p>
          </table:table-cell>
          <table:table-cell office:value-type="float" office:value="645832">
            <text:p>645832</text:p>
          </table:table-cell>
          <table:table-cell office:value-type="float" office:value="21582">
            <text:p>21582</text:p>
          </table:table-cell>
          <table:table-cell office:value-type="float" office:value="493388">
            <text:p>493388</text:p>
          </table:table-cell>
          <table:table-cell office:value-type="float" office:value="12496">
            <text:p>12496</text:p>
          </table:table-cell>
          <table:table-cell office:value-type="float" office:value="905074">
            <text:p>905074</text:p>
          </table:table-cell>
          <table:table-cell office:value-type="float" office:value="29596">
            <text:p>29596</text:p>
          </table:table-cell>
          <table:table-cell table:number-columns-repeated="2"/>
          <table:table-cell table:formula="of:=[.A896]+[.C896]-[.A895]-[.C895]" office:value-type="float" office:value="1037">
            <text:p>1037</text:p>
          </table:table-cell>
          <table:table-cell table:formula="of:=[.E896]+[.G896]-[.E895]-[.G895]" office:value-type="float" office:value="1043">
            <text:p>1043</text:p>
          </table:table-cell>
          <table:table-cell table:formula="of:=[.B896]+[.D896]-[.B895]-[.D895]" office:value-type="float" office:value="33">
            <text:p>33</text:p>
          </table:table-cell>
          <table:table-cell table:formula="of:=[.F896]+[.H896]-[.F895]-[.H8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2161">
            <text:p>302161</text:p>
          </table:table-cell>
          <table:table-cell office:value-type="float" office:value="8497">
            <text:p>8497</text:p>
          </table:table-cell>
          <table:table-cell office:value-type="float" office:value="646550">
            <text:p>646550</text:p>
          </table:table-cell>
          <table:table-cell office:value-type="float" office:value="21606">
            <text:p>21606</text:p>
          </table:table-cell>
          <table:table-cell office:value-type="float" office:value="493713">
            <text:p>493713</text:p>
          </table:table-cell>
          <table:table-cell office:value-type="float" office:value="12505">
            <text:p>12505</text:p>
          </table:table-cell>
          <table:table-cell office:value-type="float" office:value="905792">
            <text:p>905792</text:p>
          </table:table-cell>
          <table:table-cell office:value-type="float" office:value="29620">
            <text:p>29620</text:p>
          </table:table-cell>
          <table:table-cell table:number-columns-repeated="2"/>
          <table:table-cell table:formula="of:=[.A897]+[.C897]-[.A896]-[.C896]" office:value-type="float" office:value="1041">
            <text:p>1041</text:p>
          </table:table-cell>
          <table:table-cell table:formula="of:=[.E897]+[.G897]-[.E896]-[.G896]" office:value-type="float" office:value="1039">
            <text:p>1039</text:p>
          </table:table-cell>
          <table:table-cell table:formula="of:=[.B897]+[.D897]-[.B896]-[.D896]" office:value-type="float" office:value="33">
            <text:p>33</text:p>
          </table:table-cell>
          <table:table-cell table:formula="of:=[.F897]+[.H897]-[.F896]-[.H8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2484">
            <text:p>302484</text:p>
          </table:table-cell>
          <table:table-cell office:value-type="float" office:value="8506">
            <text:p>8506</text:p>
          </table:table-cell>
          <table:table-cell office:value-type="float" office:value="647268">
            <text:p>647268</text:p>
          </table:table-cell>
          <table:table-cell office:value-type="float" office:value="21630">
            <text:p>21630</text:p>
          </table:table-cell>
          <table:table-cell office:value-type="float" office:value="494034">
            <text:p>494034</text:p>
          </table:table-cell>
          <table:table-cell office:value-type="float" office:value="12514">
            <text:p>12514</text:p>
          </table:table-cell>
          <table:table-cell office:value-type="float" office:value="906510">
            <text:p>906510</text:p>
          </table:table-cell>
          <table:table-cell office:value-type="float" office:value="29644">
            <text:p>29644</text:p>
          </table:table-cell>
          <table:table-cell table:number-columns-repeated="2"/>
          <table:table-cell table:formula="of:=[.A898]+[.C898]-[.A897]-[.C897]" office:value-type="float" office:value="1037">
            <text:p>1037</text:p>
          </table:table-cell>
          <table:table-cell table:formula="of:=[.E898]+[.G898]-[.E897]-[.G897]" office:value-type="float" office:value="1063">
            <text:p>1063</text:p>
          </table:table-cell>
          <table:table-cell table:formula="of:=[.B898]+[.D898]-[.B897]-[.D897]" office:value-type="float" office:value="33">
            <text:p>33</text:p>
          </table:table-cell>
          <table:table-cell table:formula="of:=[.F898]+[.H898]-[.F897]-[.H89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2803">
            <text:p>302803</text:p>
          </table:table-cell>
          <table:table-cell office:value-type="float" office:value="8515">
            <text:p>8515</text:p>
          </table:table-cell>
          <table:table-cell office:value-type="float" office:value="647986">
            <text:p>647986</text:p>
          </table:table-cell>
          <table:table-cell office:value-type="float" office:value="21654">
            <text:p>21654</text:p>
          </table:table-cell>
          <table:table-cell office:value-type="float" office:value="494379">
            <text:p>494379</text:p>
          </table:table-cell>
          <table:table-cell office:value-type="float" office:value="12524">
            <text:p>12524</text:p>
          </table:table-cell>
          <table:table-cell office:value-type="float" office:value="907228">
            <text:p>907228</text:p>
          </table:table-cell>
          <table:table-cell office:value-type="float" office:value="29668">
            <text:p>29668</text:p>
          </table:table-cell>
          <table:table-cell table:number-columns-repeated="2"/>
          <table:table-cell table:formula="of:=[.A899]+[.C899]-[.A898]-[.C898]" office:value-type="float" office:value="1041">
            <text:p>1041</text:p>
          </table:table-cell>
          <table:table-cell table:formula="of:=[.E899]+[.G899]-[.E898]-[.G898]" office:value-type="float" office:value="1039">
            <text:p>1039</text:p>
          </table:table-cell>
          <table:table-cell table:formula="of:=[.B899]+[.D899]-[.B898]-[.D898]" office:value-type="float" office:value="33">
            <text:p>33</text:p>
          </table:table-cell>
          <table:table-cell table:formula="of:=[.F899]+[.H899]-[.F898]-[.H8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3126">
            <text:p>303126</text:p>
          </table:table-cell>
          <table:table-cell office:value-type="float" office:value="8524">
            <text:p>8524</text:p>
          </table:table-cell>
          <table:table-cell office:value-type="float" office:value="648704">
            <text:p>648704</text:p>
          </table:table-cell>
          <table:table-cell office:value-type="float" office:value="21678">
            <text:p>21678</text:p>
          </table:table-cell>
          <table:table-cell office:value-type="float" office:value="494700">
            <text:p>494700</text:p>
          </table:table-cell>
          <table:table-cell office:value-type="float" office:value="12533">
            <text:p>12533</text:p>
          </table:table-cell>
          <table:table-cell office:value-type="float" office:value="907946">
            <text:p>907946</text:p>
          </table:table-cell>
          <table:table-cell office:value-type="float" office:value="29692">
            <text:p>29692</text:p>
          </table:table-cell>
          <table:table-cell table:number-columns-repeated="2"/>
          <table:table-cell table:formula="of:=[.A900]+[.C900]-[.A899]-[.C899]" office:value-type="float" office:value="1037">
            <text:p>1037</text:p>
          </table:table-cell>
          <table:table-cell table:formula="of:=[.E900]+[.G900]-[.E899]-[.G899]" office:value-type="float" office:value="1043">
            <text:p>1043</text:p>
          </table:table-cell>
          <table:table-cell table:formula="of:=[.B900]+[.D900]-[.B899]-[.D899]" office:value-type="float" office:value="33">
            <text:p>33</text:p>
          </table:table-cell>
          <table:table-cell table:formula="of:=[.F900]+[.H900]-[.F899]-[.H8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3445">
            <text:p>303445</text:p>
          </table:table-cell>
          <table:table-cell office:value-type="float" office:value="8533">
            <text:p>8533</text:p>
          </table:table-cell>
          <table:table-cell office:value-type="float" office:value="649422">
            <text:p>649422</text:p>
          </table:table-cell>
          <table:table-cell office:value-type="float" office:value="21702">
            <text:p>21702</text:p>
          </table:table-cell>
          <table:table-cell office:value-type="float" office:value="495025">
            <text:p>495025</text:p>
          </table:table-cell>
          <table:table-cell office:value-type="float" office:value="12542">
            <text:p>12542</text:p>
          </table:table-cell>
          <table:table-cell office:value-type="float" office:value="908664">
            <text:p>908664</text:p>
          </table:table-cell>
          <table:table-cell office:value-type="float" office:value="29716">
            <text:p>29716</text:p>
          </table:table-cell>
          <table:table-cell table:number-columns-repeated="2"/>
          <table:table-cell table:formula="of:=[.A901]+[.C901]-[.A900]-[.C900]" office:value-type="float" office:value="1041">
            <text:p>1041</text:p>
          </table:table-cell>
          <table:table-cell table:formula="of:=[.E901]+[.G901]-[.E900]-[.G900]" office:value-type="float" office:value="1039">
            <text:p>1039</text:p>
          </table:table-cell>
          <table:table-cell table:formula="of:=[.B901]+[.D901]-[.B900]-[.D900]" office:value-type="float" office:value="33">
            <text:p>33</text:p>
          </table:table-cell>
          <table:table-cell table:formula="of:=[.F901]+[.H901]-[.F900]-[.H9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3768">
            <text:p>303768</text:p>
          </table:table-cell>
          <table:table-cell office:value-type="float" office:value="8542">
            <text:p>8542</text:p>
          </table:table-cell>
          <table:table-cell office:value-type="float" office:value="650140">
            <text:p>650140</text:p>
          </table:table-cell>
          <table:table-cell office:value-type="float" office:value="21726">
            <text:p>21726</text:p>
          </table:table-cell>
          <table:table-cell office:value-type="float" office:value="495346">
            <text:p>495346</text:p>
          </table:table-cell>
          <table:table-cell office:value-type="float" office:value="12551">
            <text:p>12551</text:p>
          </table:table-cell>
          <table:table-cell office:value-type="float" office:value="909382">
            <text:p>909382</text:p>
          </table:table-cell>
          <table:table-cell office:value-type="float" office:value="29740">
            <text:p>29740</text:p>
          </table:table-cell>
          <table:table-cell table:number-columns-repeated="2"/>
          <table:table-cell table:formula="of:=[.A902]+[.C902]-[.A901]-[.C901]" office:value-type="float" office:value="1037">
            <text:p>1037</text:p>
          </table:table-cell>
          <table:table-cell table:formula="of:=[.E902]+[.G902]-[.E901]-[.G901]" office:value-type="float" office:value="1063">
            <text:p>1063</text:p>
          </table:table-cell>
          <table:table-cell table:formula="of:=[.B902]+[.D902]-[.B901]-[.D901]" office:value-type="float" office:value="33">
            <text:p>33</text:p>
          </table:table-cell>
          <table:table-cell table:formula="of:=[.F902]+[.H902]-[.F901]-[.H90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4087">
            <text:p>304087</text:p>
          </table:table-cell>
          <table:table-cell office:value-type="float" office:value="8551">
            <text:p>8551</text:p>
          </table:table-cell>
          <table:table-cell office:value-type="float" office:value="650858">
            <text:p>650858</text:p>
          </table:table-cell>
          <table:table-cell office:value-type="float" office:value="21750">
            <text:p>21750</text:p>
          </table:table-cell>
          <table:table-cell office:value-type="float" office:value="495691">
            <text:p>495691</text:p>
          </table:table-cell>
          <table:table-cell office:value-type="float" office:value="12561">
            <text:p>12561</text:p>
          </table:table-cell>
          <table:table-cell office:value-type="float" office:value="910100">
            <text:p>910100</text:p>
          </table:table-cell>
          <table:table-cell office:value-type="float" office:value="29764">
            <text:p>29764</text:p>
          </table:table-cell>
          <table:table-cell table:number-columns-repeated="2"/>
          <table:table-cell table:formula="of:=[.A903]+[.C903]-[.A902]-[.C902]" office:value-type="float" office:value="1041">
            <text:p>1041</text:p>
          </table:table-cell>
          <table:table-cell table:formula="of:=[.E903]+[.G903]-[.E902]-[.G902]" office:value-type="float" office:value="1039">
            <text:p>1039</text:p>
          </table:table-cell>
          <table:table-cell table:formula="of:=[.B903]+[.D903]-[.B902]-[.D902]" office:value-type="float" office:value="33">
            <text:p>33</text:p>
          </table:table-cell>
          <table:table-cell table:formula="of:=[.F903]+[.H903]-[.F902]-[.H9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4410">
            <text:p>304410</text:p>
          </table:table-cell>
          <table:table-cell office:value-type="float" office:value="8560">
            <text:p>8560</text:p>
          </table:table-cell>
          <table:table-cell office:value-type="float" office:value="651576">
            <text:p>651576</text:p>
          </table:table-cell>
          <table:table-cell office:value-type="float" office:value="21774">
            <text:p>21774</text:p>
          </table:table-cell>
          <table:table-cell office:value-type="float" office:value="496012">
            <text:p>496012</text:p>
          </table:table-cell>
          <table:table-cell office:value-type="float" office:value="12570">
            <text:p>12570</text:p>
          </table:table-cell>
          <table:table-cell office:value-type="float" office:value="910818">
            <text:p>910818</text:p>
          </table:table-cell>
          <table:table-cell office:value-type="float" office:value="29788">
            <text:p>29788</text:p>
          </table:table-cell>
          <table:table-cell table:number-columns-repeated="2"/>
          <table:table-cell table:formula="of:=[.A904]+[.C904]-[.A903]-[.C903]" office:value-type="float" office:value="1037">
            <text:p>1037</text:p>
          </table:table-cell>
          <table:table-cell table:formula="of:=[.E904]+[.G904]-[.E903]-[.G903]" office:value-type="float" office:value="1043">
            <text:p>1043</text:p>
          </table:table-cell>
          <table:table-cell table:formula="of:=[.B904]+[.D904]-[.B903]-[.D903]" office:value-type="float" office:value="33">
            <text:p>33</text:p>
          </table:table-cell>
          <table:table-cell table:formula="of:=[.F904]+[.H904]-[.F903]-[.H9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4729">
            <text:p>304729</text:p>
          </table:table-cell>
          <table:table-cell office:value-type="float" office:value="8569">
            <text:p>8569</text:p>
          </table:table-cell>
          <table:table-cell office:value-type="float" office:value="652294">
            <text:p>652294</text:p>
          </table:table-cell>
          <table:table-cell office:value-type="float" office:value="21798">
            <text:p>21798</text:p>
          </table:table-cell>
          <table:table-cell office:value-type="float" office:value="496337">
            <text:p>496337</text:p>
          </table:table-cell>
          <table:table-cell office:value-type="float" office:value="12579">
            <text:p>12579</text:p>
          </table:table-cell>
          <table:table-cell office:value-type="float" office:value="911536">
            <text:p>911536</text:p>
          </table:table-cell>
          <table:table-cell office:value-type="float" office:value="29812">
            <text:p>29812</text:p>
          </table:table-cell>
          <table:table-cell table:number-columns-repeated="2"/>
          <table:table-cell table:formula="of:=[.A905]+[.C905]-[.A904]-[.C904]" office:value-type="float" office:value="1041">
            <text:p>1041</text:p>
          </table:table-cell>
          <table:table-cell table:formula="of:=[.E905]+[.G905]-[.E904]-[.G904]" office:value-type="float" office:value="1039">
            <text:p>1039</text:p>
          </table:table-cell>
          <table:table-cell table:formula="of:=[.B905]+[.D905]-[.B904]-[.D904]" office:value-type="float" office:value="33">
            <text:p>33</text:p>
          </table:table-cell>
          <table:table-cell table:formula="of:=[.F905]+[.H905]-[.F904]-[.H9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5052">
            <text:p>305052</text:p>
          </table:table-cell>
          <table:table-cell office:value-type="float" office:value="8578">
            <text:p>8578</text:p>
          </table:table-cell>
          <table:table-cell office:value-type="float" office:value="653012">
            <text:p>653012</text:p>
          </table:table-cell>
          <table:table-cell office:value-type="float" office:value="21822">
            <text:p>21822</text:p>
          </table:table-cell>
          <table:table-cell office:value-type="float" office:value="496658">
            <text:p>496658</text:p>
          </table:table-cell>
          <table:table-cell office:value-type="float" office:value="12588">
            <text:p>12588</text:p>
          </table:table-cell>
          <table:table-cell office:value-type="float" office:value="912254">
            <text:p>912254</text:p>
          </table:table-cell>
          <table:table-cell office:value-type="float" office:value="29836">
            <text:p>29836</text:p>
          </table:table-cell>
          <table:table-cell table:number-columns-repeated="2"/>
          <table:table-cell table:formula="of:=[.A906]+[.C906]-[.A905]-[.C905]" office:value-type="float" office:value="1037">
            <text:p>1037</text:p>
          </table:table-cell>
          <table:table-cell table:formula="of:=[.E906]+[.G906]-[.E905]-[.G905]" office:value-type="float" office:value="1063">
            <text:p>1063</text:p>
          </table:table-cell>
          <table:table-cell table:formula="of:=[.B906]+[.D906]-[.B905]-[.D905]" office:value-type="float" office:value="33">
            <text:p>33</text:p>
          </table:table-cell>
          <table:table-cell table:formula="of:=[.F906]+[.H906]-[.F905]-[.H90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5371">
            <text:p>305371</text:p>
          </table:table-cell>
          <table:table-cell office:value-type="float" office:value="8587">
            <text:p>8587</text:p>
          </table:table-cell>
          <table:table-cell office:value-type="float" office:value="653730">
            <text:p>653730</text:p>
          </table:table-cell>
          <table:table-cell office:value-type="float" office:value="21846">
            <text:p>21846</text:p>
          </table:table-cell>
          <table:table-cell office:value-type="float" office:value="497003">
            <text:p>497003</text:p>
          </table:table-cell>
          <table:table-cell office:value-type="float" office:value="12598">
            <text:p>12598</text:p>
          </table:table-cell>
          <table:table-cell office:value-type="float" office:value="912972">
            <text:p>912972</text:p>
          </table:table-cell>
          <table:table-cell office:value-type="float" office:value="29860">
            <text:p>29860</text:p>
          </table:table-cell>
          <table:table-cell table:number-columns-repeated="2"/>
          <table:table-cell table:formula="of:=[.A907]+[.C907]-[.A906]-[.C906]" office:value-type="float" office:value="1041">
            <text:p>1041</text:p>
          </table:table-cell>
          <table:table-cell table:formula="of:=[.E907]+[.G907]-[.E906]-[.G906]" office:value-type="float" office:value="1039">
            <text:p>1039</text:p>
          </table:table-cell>
          <table:table-cell table:formula="of:=[.B907]+[.D907]-[.B906]-[.D906]" office:value-type="float" office:value="33">
            <text:p>33</text:p>
          </table:table-cell>
          <table:table-cell table:formula="of:=[.F907]+[.H907]-[.F906]-[.H9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5694">
            <text:p>305694</text:p>
          </table:table-cell>
          <table:table-cell office:value-type="float" office:value="8596">
            <text:p>8596</text:p>
          </table:table-cell>
          <table:table-cell office:value-type="float" office:value="654448">
            <text:p>654448</text:p>
          </table:table-cell>
          <table:table-cell office:value-type="float" office:value="21870">
            <text:p>21870</text:p>
          </table:table-cell>
          <table:table-cell office:value-type="float" office:value="497324">
            <text:p>497324</text:p>
          </table:table-cell>
          <table:table-cell office:value-type="float" office:value="12607">
            <text:p>12607</text:p>
          </table:table-cell>
          <table:table-cell office:value-type="float" office:value="913690">
            <text:p>913690</text:p>
          </table:table-cell>
          <table:table-cell office:value-type="float" office:value="29884">
            <text:p>29884</text:p>
          </table:table-cell>
          <table:table-cell table:number-columns-repeated="2"/>
          <table:table-cell table:formula="of:=[.A908]+[.C908]-[.A907]-[.C907]" office:value-type="float" office:value="1037">
            <text:p>1037</text:p>
          </table:table-cell>
          <table:table-cell table:formula="of:=[.E908]+[.G908]-[.E907]-[.G907]" office:value-type="float" office:value="1043">
            <text:p>1043</text:p>
          </table:table-cell>
          <table:table-cell table:formula="of:=[.B908]+[.D908]-[.B907]-[.D907]" office:value-type="float" office:value="33">
            <text:p>33</text:p>
          </table:table-cell>
          <table:table-cell table:formula="of:=[.F908]+[.H908]-[.F907]-[.H9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6013">
            <text:p>306013</text:p>
          </table:table-cell>
          <table:table-cell office:value-type="float" office:value="8605">
            <text:p>8605</text:p>
          </table:table-cell>
          <table:table-cell office:value-type="float" office:value="655166">
            <text:p>655166</text:p>
          </table:table-cell>
          <table:table-cell office:value-type="float" office:value="21894">
            <text:p>21894</text:p>
          </table:table-cell>
          <table:table-cell office:value-type="float" office:value="497649">
            <text:p>497649</text:p>
          </table:table-cell>
          <table:table-cell office:value-type="float" office:value="12616">
            <text:p>12616</text:p>
          </table:table-cell>
          <table:table-cell office:value-type="float" office:value="914408">
            <text:p>914408</text:p>
          </table:table-cell>
          <table:table-cell office:value-type="float" office:value="29908">
            <text:p>29908</text:p>
          </table:table-cell>
          <table:table-cell table:number-columns-repeated="2"/>
          <table:table-cell table:formula="of:=[.A909]+[.C909]-[.A908]-[.C908]" office:value-type="float" office:value="1041">
            <text:p>1041</text:p>
          </table:table-cell>
          <table:table-cell table:formula="of:=[.E909]+[.G909]-[.E908]-[.G908]" office:value-type="float" office:value="1039">
            <text:p>1039</text:p>
          </table:table-cell>
          <table:table-cell table:formula="of:=[.B909]+[.D909]-[.B908]-[.D908]" office:value-type="float" office:value="33">
            <text:p>33</text:p>
          </table:table-cell>
          <table:table-cell table:formula="of:=[.F909]+[.H909]-[.F908]-[.H9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6336">
            <text:p>306336</text:p>
          </table:table-cell>
          <table:table-cell office:value-type="float" office:value="8614">
            <text:p>8614</text:p>
          </table:table-cell>
          <table:table-cell office:value-type="float" office:value="655884">
            <text:p>655884</text:p>
          </table:table-cell>
          <table:table-cell office:value-type="float" office:value="21918">
            <text:p>21918</text:p>
          </table:table-cell>
          <table:table-cell office:value-type="float" office:value="497970">
            <text:p>497970</text:p>
          </table:table-cell>
          <table:table-cell office:value-type="float" office:value="12625">
            <text:p>12625</text:p>
          </table:table-cell>
          <table:table-cell office:value-type="float" office:value="915126">
            <text:p>915126</text:p>
          </table:table-cell>
          <table:table-cell office:value-type="float" office:value="29932">
            <text:p>29932</text:p>
          </table:table-cell>
          <table:table-cell table:number-columns-repeated="2"/>
          <table:table-cell table:formula="of:=[.A910]+[.C910]-[.A909]-[.C909]" office:value-type="float" office:value="1037">
            <text:p>1037</text:p>
          </table:table-cell>
          <table:table-cell table:formula="of:=[.E910]+[.G910]-[.E909]-[.G909]" office:value-type="float" office:value="1063">
            <text:p>1063</text:p>
          </table:table-cell>
          <table:table-cell table:formula="of:=[.B910]+[.D910]-[.B909]-[.D909]" office:value-type="float" office:value="33">
            <text:p>33</text:p>
          </table:table-cell>
          <table:table-cell table:formula="of:=[.F910]+[.H910]-[.F909]-[.H90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6655">
            <text:p>306655</text:p>
          </table:table-cell>
          <table:table-cell office:value-type="float" office:value="8623">
            <text:p>8623</text:p>
          </table:table-cell>
          <table:table-cell office:value-type="float" office:value="656602">
            <text:p>656602</text:p>
          </table:table-cell>
          <table:table-cell office:value-type="float" office:value="21942">
            <text:p>21942</text:p>
          </table:table-cell>
          <table:table-cell office:value-type="float" office:value="498315">
            <text:p>498315</text:p>
          </table:table-cell>
          <table:table-cell office:value-type="float" office:value="12635">
            <text:p>12635</text:p>
          </table:table-cell>
          <table:table-cell office:value-type="float" office:value="915844">
            <text:p>915844</text:p>
          </table:table-cell>
          <table:table-cell office:value-type="float" office:value="29956">
            <text:p>29956</text:p>
          </table:table-cell>
          <table:table-cell table:number-columns-repeated="2"/>
          <table:table-cell table:formula="of:=[.A911]+[.C911]-[.A910]-[.C910]" office:value-type="float" office:value="1041">
            <text:p>1041</text:p>
          </table:table-cell>
          <table:table-cell table:formula="of:=[.E911]+[.G911]-[.E910]-[.G910]" office:value-type="float" office:value="1039">
            <text:p>1039</text:p>
          </table:table-cell>
          <table:table-cell table:formula="of:=[.B911]+[.D911]-[.B910]-[.D910]" office:value-type="float" office:value="33">
            <text:p>33</text:p>
          </table:table-cell>
          <table:table-cell table:formula="of:=[.F911]+[.H911]-[.F910]-[.H9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6978">
            <text:p>306978</text:p>
          </table:table-cell>
          <table:table-cell office:value-type="float" office:value="8632">
            <text:p>8632</text:p>
          </table:table-cell>
          <table:table-cell office:value-type="float" office:value="657320">
            <text:p>657320</text:p>
          </table:table-cell>
          <table:table-cell office:value-type="float" office:value="21966">
            <text:p>21966</text:p>
          </table:table-cell>
          <table:table-cell office:value-type="float" office:value="498636">
            <text:p>498636</text:p>
          </table:table-cell>
          <table:table-cell office:value-type="float" office:value="12644">
            <text:p>12644</text:p>
          </table:table-cell>
          <table:table-cell office:value-type="float" office:value="916562">
            <text:p>916562</text:p>
          </table:table-cell>
          <table:table-cell office:value-type="float" office:value="29980">
            <text:p>29980</text:p>
          </table:table-cell>
          <table:table-cell table:number-columns-repeated="2"/>
          <table:table-cell table:formula="of:=[.A912]+[.C912]-[.A911]-[.C911]" office:value-type="float" office:value="1037">
            <text:p>1037</text:p>
          </table:table-cell>
          <table:table-cell table:formula="of:=[.E912]+[.G912]-[.E911]-[.G911]" office:value-type="float" office:value="1043">
            <text:p>1043</text:p>
          </table:table-cell>
          <table:table-cell table:formula="of:=[.B912]+[.D912]-[.B911]-[.D911]" office:value-type="float" office:value="33">
            <text:p>33</text:p>
          </table:table-cell>
          <table:table-cell table:formula="of:=[.F912]+[.H912]-[.F911]-[.H9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7297">
            <text:p>307297</text:p>
          </table:table-cell>
          <table:table-cell office:value-type="float" office:value="8641">
            <text:p>8641</text:p>
          </table:table-cell>
          <table:table-cell office:value-type="float" office:value="658038">
            <text:p>658038</text:p>
          </table:table-cell>
          <table:table-cell office:value-type="float" office:value="21990">
            <text:p>21990</text:p>
          </table:table-cell>
          <table:table-cell office:value-type="float" office:value="498961">
            <text:p>498961</text:p>
          </table:table-cell>
          <table:table-cell office:value-type="float" office:value="12653">
            <text:p>12653</text:p>
          </table:table-cell>
          <table:table-cell office:value-type="float" office:value="917280">
            <text:p>917280</text:p>
          </table:table-cell>
          <table:table-cell office:value-type="float" office:value="30004">
            <text:p>30004</text:p>
          </table:table-cell>
          <table:table-cell table:number-columns-repeated="2"/>
          <table:table-cell table:formula="of:=[.A913]+[.C913]-[.A912]-[.C912]" office:value-type="float" office:value="1041">
            <text:p>1041</text:p>
          </table:table-cell>
          <table:table-cell table:formula="of:=[.E913]+[.G913]-[.E912]-[.G912]" office:value-type="float" office:value="1039">
            <text:p>1039</text:p>
          </table:table-cell>
          <table:table-cell table:formula="of:=[.B913]+[.D913]-[.B912]-[.D912]" office:value-type="float" office:value="33">
            <text:p>33</text:p>
          </table:table-cell>
          <table:table-cell table:formula="of:=[.F913]+[.H913]-[.F912]-[.H9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7620">
            <text:p>307620</text:p>
          </table:table-cell>
          <table:table-cell office:value-type="float" office:value="8650">
            <text:p>8650</text:p>
          </table:table-cell>
          <table:table-cell office:value-type="float" office:value="658756">
            <text:p>658756</text:p>
          </table:table-cell>
          <table:table-cell office:value-type="float" office:value="22014">
            <text:p>22014</text:p>
          </table:table-cell>
          <table:table-cell office:value-type="float" office:value="499282">
            <text:p>499282</text:p>
          </table:table-cell>
          <table:table-cell office:value-type="float" office:value="12662">
            <text:p>12662</text:p>
          </table:table-cell>
          <table:table-cell office:value-type="float" office:value="917998">
            <text:p>917998</text:p>
          </table:table-cell>
          <table:table-cell office:value-type="float" office:value="30028">
            <text:p>30028</text:p>
          </table:table-cell>
          <table:table-cell table:number-columns-repeated="2"/>
          <table:table-cell table:formula="of:=[.A914]+[.C914]-[.A913]-[.C913]" office:value-type="float" office:value="1037">
            <text:p>1037</text:p>
          </table:table-cell>
          <table:table-cell table:formula="of:=[.E914]+[.G914]-[.E913]-[.G913]" office:value-type="float" office:value="1063">
            <text:p>1063</text:p>
          </table:table-cell>
          <table:table-cell table:formula="of:=[.B914]+[.D914]-[.B913]-[.D913]" office:value-type="float" office:value="33">
            <text:p>33</text:p>
          </table:table-cell>
          <table:table-cell table:formula="of:=[.F914]+[.H914]-[.F913]-[.H91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7939">
            <text:p>307939</text:p>
          </table:table-cell>
          <table:table-cell office:value-type="float" office:value="8659">
            <text:p>8659</text:p>
          </table:table-cell>
          <table:table-cell office:value-type="float" office:value="659474">
            <text:p>659474</text:p>
          </table:table-cell>
          <table:table-cell office:value-type="float" office:value="22038">
            <text:p>22038</text:p>
          </table:table-cell>
          <table:table-cell office:value-type="float" office:value="499627">
            <text:p>499627</text:p>
          </table:table-cell>
          <table:table-cell office:value-type="float" office:value="12672">
            <text:p>12672</text:p>
          </table:table-cell>
          <table:table-cell office:value-type="float" office:value="918716">
            <text:p>918716</text:p>
          </table:table-cell>
          <table:table-cell office:value-type="float" office:value="30052">
            <text:p>30052</text:p>
          </table:table-cell>
          <table:table-cell table:number-columns-repeated="2"/>
          <table:table-cell table:formula="of:=[.A915]+[.C915]-[.A914]-[.C914]" office:value-type="float" office:value="1041">
            <text:p>1041</text:p>
          </table:table-cell>
          <table:table-cell table:formula="of:=[.E915]+[.G915]-[.E914]-[.G914]" office:value-type="float" office:value="1039">
            <text:p>1039</text:p>
          </table:table-cell>
          <table:table-cell table:formula="of:=[.B915]+[.D915]-[.B914]-[.D914]" office:value-type="float" office:value="33">
            <text:p>33</text:p>
          </table:table-cell>
          <table:table-cell table:formula="of:=[.F915]+[.H915]-[.F914]-[.H9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8262">
            <text:p>308262</text:p>
          </table:table-cell>
          <table:table-cell office:value-type="float" office:value="8668">
            <text:p>8668</text:p>
          </table:table-cell>
          <table:table-cell office:value-type="float" office:value="660192">
            <text:p>660192</text:p>
          </table:table-cell>
          <table:table-cell office:value-type="float" office:value="22062">
            <text:p>22062</text:p>
          </table:table-cell>
          <table:table-cell office:value-type="float" office:value="499948">
            <text:p>499948</text:p>
          </table:table-cell>
          <table:table-cell office:value-type="float" office:value="12681">
            <text:p>12681</text:p>
          </table:table-cell>
          <table:table-cell office:value-type="float" office:value="919434">
            <text:p>919434</text:p>
          </table:table-cell>
          <table:table-cell office:value-type="float" office:value="30076">
            <text:p>30076</text:p>
          </table:table-cell>
          <table:table-cell table:number-columns-repeated="2"/>
          <table:table-cell table:formula="of:=[.A916]+[.C916]-[.A915]-[.C915]" office:value-type="float" office:value="1037">
            <text:p>1037</text:p>
          </table:table-cell>
          <table:table-cell table:formula="of:=[.E916]+[.G916]-[.E915]-[.G915]" office:value-type="float" office:value="1043">
            <text:p>1043</text:p>
          </table:table-cell>
          <table:table-cell table:formula="of:=[.B916]+[.D916]-[.B915]-[.D915]" office:value-type="float" office:value="33">
            <text:p>33</text:p>
          </table:table-cell>
          <table:table-cell table:formula="of:=[.F916]+[.H916]-[.F915]-[.H9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8581">
            <text:p>308581</text:p>
          </table:table-cell>
          <table:table-cell office:value-type="float" office:value="8677">
            <text:p>8677</text:p>
          </table:table-cell>
          <table:table-cell office:value-type="float" office:value="660910">
            <text:p>660910</text:p>
          </table:table-cell>
          <table:table-cell office:value-type="float" office:value="22086">
            <text:p>22086</text:p>
          </table:table-cell>
          <table:table-cell office:value-type="float" office:value="500273">
            <text:p>500273</text:p>
          </table:table-cell>
          <table:table-cell office:value-type="float" office:value="12690">
            <text:p>12690</text:p>
          </table:table-cell>
          <table:table-cell office:value-type="float" office:value="920152">
            <text:p>920152</text:p>
          </table:table-cell>
          <table:table-cell office:value-type="float" office:value="30100">
            <text:p>30100</text:p>
          </table:table-cell>
          <table:table-cell table:number-columns-repeated="2"/>
          <table:table-cell table:formula="of:=[.A917]+[.C917]-[.A916]-[.C916]" office:value-type="float" office:value="1041">
            <text:p>1041</text:p>
          </table:table-cell>
          <table:table-cell table:formula="of:=[.E917]+[.G917]-[.E916]-[.G916]" office:value-type="float" office:value="1039">
            <text:p>1039</text:p>
          </table:table-cell>
          <table:table-cell table:formula="of:=[.B917]+[.D917]-[.B916]-[.D916]" office:value-type="float" office:value="33">
            <text:p>33</text:p>
          </table:table-cell>
          <table:table-cell table:formula="of:=[.F917]+[.H917]-[.F916]-[.H9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8904">
            <text:p>308904</text:p>
          </table:table-cell>
          <table:table-cell office:value-type="float" office:value="8686">
            <text:p>8686</text:p>
          </table:table-cell>
          <table:table-cell office:value-type="float" office:value="661628">
            <text:p>661628</text:p>
          </table:table-cell>
          <table:table-cell office:value-type="float" office:value="22110">
            <text:p>22110</text:p>
          </table:table-cell>
          <table:table-cell office:value-type="float" office:value="500594">
            <text:p>500594</text:p>
          </table:table-cell>
          <table:table-cell office:value-type="float" office:value="12699">
            <text:p>12699</text:p>
          </table:table-cell>
          <table:table-cell office:value-type="float" office:value="920870">
            <text:p>920870</text:p>
          </table:table-cell>
          <table:table-cell office:value-type="float" office:value="30124">
            <text:p>30124</text:p>
          </table:table-cell>
          <table:table-cell table:number-columns-repeated="2"/>
          <table:table-cell table:formula="of:=[.A918]+[.C918]-[.A917]-[.C917]" office:value-type="float" office:value="1037">
            <text:p>1037</text:p>
          </table:table-cell>
          <table:table-cell table:formula="of:=[.E918]+[.G918]-[.E917]-[.G917]" office:value-type="float" office:value="1043">
            <text:p>1043</text:p>
          </table:table-cell>
          <table:table-cell table:formula="of:=[.B918]+[.D918]-[.B917]-[.D917]" office:value-type="float" office:value="33">
            <text:p>33</text:p>
          </table:table-cell>
          <table:table-cell table:formula="of:=[.F918]+[.H918]-[.F917]-[.H9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9223">
            <text:p>309223</text:p>
          </table:table-cell>
          <table:table-cell office:value-type="float" office:value="8695">
            <text:p>8695</text:p>
          </table:table-cell>
          <table:table-cell office:value-type="float" office:value="662346">
            <text:p>662346</text:p>
          </table:table-cell>
          <table:table-cell office:value-type="float" office:value="22134">
            <text:p>22134</text:p>
          </table:table-cell>
          <table:table-cell office:value-type="float" office:value="500919">
            <text:p>500919</text:p>
          </table:table-cell>
          <table:table-cell office:value-type="float" office:value="12708">
            <text:p>12708</text:p>
          </table:table-cell>
          <table:table-cell office:value-type="float" office:value="921588">
            <text:p>921588</text:p>
          </table:table-cell>
          <table:table-cell office:value-type="float" office:value="30148">
            <text:p>30148</text:p>
          </table:table-cell>
          <table:table-cell table:number-columns-repeated="2"/>
          <table:table-cell table:formula="of:=[.A919]+[.C919]-[.A918]-[.C918]" office:value-type="float" office:value="1041">
            <text:p>1041</text:p>
          </table:table-cell>
          <table:table-cell table:formula="of:=[.E919]+[.G919]-[.E918]-[.G918]" office:value-type="float" office:value="1059">
            <text:p>1059</text:p>
          </table:table-cell>
          <table:table-cell table:formula="of:=[.B919]+[.D919]-[.B918]-[.D918]" office:value-type="float" office:value="33">
            <text:p>33</text:p>
          </table:table-cell>
          <table:table-cell table:formula="of:=[.F919]+[.H919]-[.F918]-[.H91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09546">
            <text:p>309546</text:p>
          </table:table-cell>
          <table:table-cell office:value-type="float" office:value="8704">
            <text:p>8704</text:p>
          </table:table-cell>
          <table:table-cell office:value-type="float" office:value="663064">
            <text:p>663064</text:p>
          </table:table-cell>
          <table:table-cell office:value-type="float" office:value="22158">
            <text:p>22158</text:p>
          </table:table-cell>
          <table:table-cell office:value-type="float" office:value="501260">
            <text:p>501260</text:p>
          </table:table-cell>
          <table:table-cell office:value-type="float" office:value="12718">
            <text:p>12718</text:p>
          </table:table-cell>
          <table:table-cell office:value-type="float" office:value="922306">
            <text:p>922306</text:p>
          </table:table-cell>
          <table:table-cell office:value-type="float" office:value="30172">
            <text:p>30172</text:p>
          </table:table-cell>
          <table:table-cell table:number-columns-repeated="2"/>
          <table:table-cell table:formula="of:=[.A920]+[.C920]-[.A919]-[.C919]" office:value-type="float" office:value="1037">
            <text:p>1037</text:p>
          </table:table-cell>
          <table:table-cell table:formula="of:=[.E920]+[.G920]-[.E919]-[.G919]" office:value-type="float" office:value="1043">
            <text:p>1043</text:p>
          </table:table-cell>
          <table:table-cell table:formula="of:=[.B920]+[.D920]-[.B919]-[.D919]" office:value-type="float" office:value="33">
            <text:p>33</text:p>
          </table:table-cell>
          <table:table-cell table:formula="of:=[.F920]+[.H920]-[.F919]-[.H9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09865">
            <text:p>309865</text:p>
          </table:table-cell>
          <table:table-cell office:value-type="float" office:value="8713">
            <text:p>8713</text:p>
          </table:table-cell>
          <table:table-cell office:value-type="float" office:value="663782">
            <text:p>663782</text:p>
          </table:table-cell>
          <table:table-cell office:value-type="float" office:value="22182">
            <text:p>22182</text:p>
          </table:table-cell>
          <table:table-cell office:value-type="float" office:value="501585">
            <text:p>501585</text:p>
          </table:table-cell>
          <table:table-cell office:value-type="float" office:value="12727">
            <text:p>12727</text:p>
          </table:table-cell>
          <table:table-cell office:value-type="float" office:value="923024">
            <text:p>923024</text:p>
          </table:table-cell>
          <table:table-cell office:value-type="float" office:value="30196">
            <text:p>30196</text:p>
          </table:table-cell>
          <table:table-cell table:number-columns-repeated="2"/>
          <table:table-cell table:formula="of:=[.A921]+[.C921]-[.A920]-[.C920]" office:value-type="float" office:value="1041">
            <text:p>1041</text:p>
          </table:table-cell>
          <table:table-cell table:formula="of:=[.E921]+[.G921]-[.E920]-[.G920]" office:value-type="float" office:value="1039">
            <text:p>1039</text:p>
          </table:table-cell>
          <table:table-cell table:formula="of:=[.B921]+[.D921]-[.B920]-[.D920]" office:value-type="float" office:value="33">
            <text:p>33</text:p>
          </table:table-cell>
          <table:table-cell table:formula="of:=[.F921]+[.H921]-[.F920]-[.H9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0188">
            <text:p>310188</text:p>
          </table:table-cell>
          <table:table-cell office:value-type="float" office:value="8722">
            <text:p>8722</text:p>
          </table:table-cell>
          <table:table-cell office:value-type="float" office:value="664500">
            <text:p>664500</text:p>
          </table:table-cell>
          <table:table-cell office:value-type="float" office:value="22206">
            <text:p>22206</text:p>
          </table:table-cell>
          <table:table-cell office:value-type="float" office:value="501906">
            <text:p>501906</text:p>
          </table:table-cell>
          <table:table-cell office:value-type="float" office:value="12736">
            <text:p>12736</text:p>
          </table:table-cell>
          <table:table-cell office:value-type="float" office:value="923742">
            <text:p>923742</text:p>
          </table:table-cell>
          <table:table-cell office:value-type="float" office:value="30220">
            <text:p>30220</text:p>
          </table:table-cell>
          <table:table-cell table:number-columns-repeated="2"/>
          <table:table-cell table:formula="of:=[.A922]+[.C922]-[.A921]-[.C921]" office:value-type="float" office:value="1037">
            <text:p>1037</text:p>
          </table:table-cell>
          <table:table-cell table:formula="of:=[.E922]+[.G922]-[.E921]-[.G921]" office:value-type="float" office:value="1043">
            <text:p>1043</text:p>
          </table:table-cell>
          <table:table-cell table:formula="of:=[.B922]+[.D922]-[.B921]-[.D921]" office:value-type="float" office:value="33">
            <text:p>33</text:p>
          </table:table-cell>
          <table:table-cell table:formula="of:=[.F922]+[.H922]-[.F921]-[.H9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0507">
            <text:p>310507</text:p>
          </table:table-cell>
          <table:table-cell office:value-type="float" office:value="8731">
            <text:p>8731</text:p>
          </table:table-cell>
          <table:table-cell office:value-type="float" office:value="665218">
            <text:p>665218</text:p>
          </table:table-cell>
          <table:table-cell office:value-type="float" office:value="22230">
            <text:p>22230</text:p>
          </table:table-cell>
          <table:table-cell office:value-type="float" office:value="502231">
            <text:p>502231</text:p>
          </table:table-cell>
          <table:table-cell office:value-type="float" office:value="12745">
            <text:p>12745</text:p>
          </table:table-cell>
          <table:table-cell office:value-type="float" office:value="924460">
            <text:p>924460</text:p>
          </table:table-cell>
          <table:table-cell office:value-type="float" office:value="30244">
            <text:p>30244</text:p>
          </table:table-cell>
          <table:table-cell table:number-columns-repeated="2"/>
          <table:table-cell table:formula="of:=[.A923]+[.C923]-[.A922]-[.C922]" office:value-type="float" office:value="1041">
            <text:p>1041</text:p>
          </table:table-cell>
          <table:table-cell table:formula="of:=[.E923]+[.G923]-[.E922]-[.G922]" office:value-type="float" office:value="1059">
            <text:p>1059</text:p>
          </table:table-cell>
          <table:table-cell table:formula="of:=[.B923]+[.D923]-[.B922]-[.D922]" office:value-type="float" office:value="33">
            <text:p>33</text:p>
          </table:table-cell>
          <table:table-cell table:formula="of:=[.F923]+[.H923]-[.F922]-[.H92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0830">
            <text:p>310830</text:p>
          </table:table-cell>
          <table:table-cell office:value-type="float" office:value="8740">
            <text:p>8740</text:p>
          </table:table-cell>
          <table:table-cell office:value-type="float" office:value="665936">
            <text:p>665936</text:p>
          </table:table-cell>
          <table:table-cell office:value-type="float" office:value="22254">
            <text:p>22254</text:p>
          </table:table-cell>
          <table:table-cell office:value-type="float" office:value="502572">
            <text:p>502572</text:p>
          </table:table-cell>
          <table:table-cell office:value-type="float" office:value="12755">
            <text:p>12755</text:p>
          </table:table-cell>
          <table:table-cell office:value-type="float" office:value="925178">
            <text:p>925178</text:p>
          </table:table-cell>
          <table:table-cell office:value-type="float" office:value="30268">
            <text:p>30268</text:p>
          </table:table-cell>
          <table:table-cell table:number-columns-repeated="2"/>
          <table:table-cell table:formula="of:=[.A924]+[.C924]-[.A923]-[.C923]" office:value-type="float" office:value="1037">
            <text:p>1037</text:p>
          </table:table-cell>
          <table:table-cell table:formula="of:=[.E924]+[.G924]-[.E923]-[.G923]" office:value-type="float" office:value="1043">
            <text:p>1043</text:p>
          </table:table-cell>
          <table:table-cell table:formula="of:=[.B924]+[.D924]-[.B923]-[.D923]" office:value-type="float" office:value="33">
            <text:p>33</text:p>
          </table:table-cell>
          <table:table-cell table:formula="of:=[.F924]+[.H924]-[.F923]-[.H9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1149">
            <text:p>311149</text:p>
          </table:table-cell>
          <table:table-cell office:value-type="float" office:value="8749">
            <text:p>8749</text:p>
          </table:table-cell>
          <table:table-cell office:value-type="float" office:value="666654">
            <text:p>666654</text:p>
          </table:table-cell>
          <table:table-cell office:value-type="float" office:value="22278">
            <text:p>22278</text:p>
          </table:table-cell>
          <table:table-cell office:value-type="float" office:value="502897">
            <text:p>502897</text:p>
          </table:table-cell>
          <table:table-cell office:value-type="float" office:value="12764">
            <text:p>12764</text:p>
          </table:table-cell>
          <table:table-cell office:value-type="float" office:value="925896">
            <text:p>925896</text:p>
          </table:table-cell>
          <table:table-cell office:value-type="float" office:value="30292">
            <text:p>30292</text:p>
          </table:table-cell>
          <table:table-cell table:number-columns-repeated="2"/>
          <table:table-cell table:formula="of:=[.A925]+[.C925]-[.A924]-[.C924]" office:value-type="float" office:value="1041">
            <text:p>1041</text:p>
          </table:table-cell>
          <table:table-cell table:formula="of:=[.E925]+[.G925]-[.E924]-[.G924]" office:value-type="float" office:value="1119">
            <text:p>1119</text:p>
          </table:table-cell>
          <table:table-cell table:formula="of:=[.B925]+[.D925]-[.B924]-[.D924]" office:value-type="float" office:value="33">
            <text:p>33</text:p>
          </table:table-cell>
          <table:table-cell table:formula="of:=[.F925]+[.H925]-[.F924]-[.H924]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11472">
            <text:p>311472</text:p>
          </table:table-cell>
          <table:table-cell office:value-type="float" office:value="8758">
            <text:p>8758</text:p>
          </table:table-cell>
          <table:table-cell office:value-type="float" office:value="667372">
            <text:p>667372</text:p>
          </table:table-cell>
          <table:table-cell office:value-type="float" office:value="22302">
            <text:p>22302</text:p>
          </table:table-cell>
          <table:table-cell office:value-type="float" office:value="503298">
            <text:p>503298</text:p>
          </table:table-cell>
          <table:table-cell office:value-type="float" office:value="12777">
            <text:p>12777</text:p>
          </table:table-cell>
          <table:table-cell office:value-type="float" office:value="926614">
            <text:p>926614</text:p>
          </table:table-cell>
          <table:table-cell office:value-type="float" office:value="30316">
            <text:p>30316</text:p>
          </table:table-cell>
          <table:table-cell table:number-columns-repeated="2"/>
          <table:table-cell table:formula="of:=[.A926]+[.C926]-[.A925]-[.C925]" office:value-type="float" office:value="1037">
            <text:p>1037</text:p>
          </table:table-cell>
          <table:table-cell table:formula="of:=[.E926]+[.G926]-[.E925]-[.G925]" office:value-type="float" office:value="1063">
            <text:p>1063</text:p>
          </table:table-cell>
          <table:table-cell table:formula="of:=[.B926]+[.D926]-[.B925]-[.D925]" office:value-type="float" office:value="33">
            <text:p>33</text:p>
          </table:table-cell>
          <table:table-cell table:formula="of:=[.F926]+[.H926]-[.F925]-[.H92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1791">
            <text:p>311791</text:p>
          </table:table-cell>
          <table:table-cell office:value-type="float" office:value="8767">
            <text:p>8767</text:p>
          </table:table-cell>
          <table:table-cell office:value-type="float" office:value="668090">
            <text:p>668090</text:p>
          </table:table-cell>
          <table:table-cell office:value-type="float" office:value="22326">
            <text:p>22326</text:p>
          </table:table-cell>
          <table:table-cell office:value-type="float" office:value="503643">
            <text:p>503643</text:p>
          </table:table-cell>
          <table:table-cell office:value-type="float" office:value="12787">
            <text:p>12787</text:p>
          </table:table-cell>
          <table:table-cell office:value-type="float" office:value="927332">
            <text:p>927332</text:p>
          </table:table-cell>
          <table:table-cell office:value-type="float" office:value="30340">
            <text:p>30340</text:p>
          </table:table-cell>
          <table:table-cell table:number-columns-repeated="2"/>
          <table:table-cell table:formula="of:=[.A927]+[.C927]-[.A926]-[.C926]" office:value-type="float" office:value="1041">
            <text:p>1041</text:p>
          </table:table-cell>
          <table:table-cell table:formula="of:=[.E927]+[.G927]-[.E926]-[.G926]" office:value-type="float" office:value="1039">
            <text:p>1039</text:p>
          </table:table-cell>
          <table:table-cell table:formula="of:=[.B927]+[.D927]-[.B926]-[.D926]" office:value-type="float" office:value="33">
            <text:p>33</text:p>
          </table:table-cell>
          <table:table-cell table:formula="of:=[.F927]+[.H927]-[.F926]-[.H9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2114">
            <text:p>312114</text:p>
          </table:table-cell>
          <table:table-cell office:value-type="float" office:value="8776">
            <text:p>8776</text:p>
          </table:table-cell>
          <table:table-cell office:value-type="float" office:value="668808">
            <text:p>668808</text:p>
          </table:table-cell>
          <table:table-cell office:value-type="float" office:value="22350">
            <text:p>22350</text:p>
          </table:table-cell>
          <table:table-cell office:value-type="float" office:value="503964">
            <text:p>503964</text:p>
          </table:table-cell>
          <table:table-cell office:value-type="float" office:value="12796">
            <text:p>12796</text:p>
          </table:table-cell>
          <table:table-cell office:value-type="float" office:value="928050">
            <text:p>928050</text:p>
          </table:table-cell>
          <table:table-cell office:value-type="float" office:value="30364">
            <text:p>30364</text:p>
          </table:table-cell>
          <table:table-cell table:number-columns-repeated="2"/>
          <table:table-cell table:formula="of:=[.A928]+[.C928]-[.A927]-[.C927]" office:value-type="float" office:value="1037">
            <text:p>1037</text:p>
          </table:table-cell>
          <table:table-cell table:formula="of:=[.E928]+[.G928]-[.E927]-[.G927]" office:value-type="float" office:value="1063">
            <text:p>1063</text:p>
          </table:table-cell>
          <table:table-cell table:formula="of:=[.B928]+[.D928]-[.B927]-[.D927]" office:value-type="float" office:value="33">
            <text:p>33</text:p>
          </table:table-cell>
          <table:table-cell table:formula="of:=[.F928]+[.H928]-[.F927]-[.H92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2433">
            <text:p>312433</text:p>
          </table:table-cell>
          <table:table-cell office:value-type="float" office:value="8785">
            <text:p>8785</text:p>
          </table:table-cell>
          <table:table-cell office:value-type="float" office:value="669526">
            <text:p>669526</text:p>
          </table:table-cell>
          <table:table-cell office:value-type="float" office:value="22374">
            <text:p>22374</text:p>
          </table:table-cell>
          <table:table-cell office:value-type="float" office:value="504309">
            <text:p>504309</text:p>
          </table:table-cell>
          <table:table-cell office:value-type="float" office:value="12806">
            <text:p>12806</text:p>
          </table:table-cell>
          <table:table-cell office:value-type="float" office:value="928768">
            <text:p>928768</text:p>
          </table:table-cell>
          <table:table-cell office:value-type="float" office:value="30388">
            <text:p>30388</text:p>
          </table:table-cell>
          <table:table-cell table:number-columns-repeated="2"/>
          <table:table-cell table:formula="of:=[.A929]+[.C929]-[.A928]-[.C928]" office:value-type="float" office:value="1041">
            <text:p>1041</text:p>
          </table:table-cell>
          <table:table-cell table:formula="of:=[.E929]+[.G929]-[.E928]-[.G928]" office:value-type="float" office:value="1039">
            <text:p>1039</text:p>
          </table:table-cell>
          <table:table-cell table:formula="of:=[.B929]+[.D929]-[.B928]-[.D928]" office:value-type="float" office:value="33">
            <text:p>33</text:p>
          </table:table-cell>
          <table:table-cell table:formula="of:=[.F929]+[.H929]-[.F928]-[.H9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2756">
            <text:p>312756</text:p>
          </table:table-cell>
          <table:table-cell office:value-type="float" office:value="8794">
            <text:p>8794</text:p>
          </table:table-cell>
          <table:table-cell office:value-type="float" office:value="670244">
            <text:p>670244</text:p>
          </table:table-cell>
          <table:table-cell office:value-type="float" office:value="22398">
            <text:p>22398</text:p>
          </table:table-cell>
          <table:table-cell office:value-type="float" office:value="504630">
            <text:p>504630</text:p>
          </table:table-cell>
          <table:table-cell office:value-type="float" office:value="12815">
            <text:p>12815</text:p>
          </table:table-cell>
          <table:table-cell office:value-type="float" office:value="929486">
            <text:p>929486</text:p>
          </table:table-cell>
          <table:table-cell office:value-type="float" office:value="30412">
            <text:p>30412</text:p>
          </table:table-cell>
          <table:table-cell table:number-columns-repeated="2"/>
          <table:table-cell table:formula="of:=[.A930]+[.C930]-[.A929]-[.C929]" office:value-type="float" office:value="1037">
            <text:p>1037</text:p>
          </table:table-cell>
          <table:table-cell table:formula="of:=[.E930]+[.G930]-[.E929]-[.G929]" office:value-type="float" office:value="1043">
            <text:p>1043</text:p>
          </table:table-cell>
          <table:table-cell table:formula="of:=[.B930]+[.D930]-[.B929]-[.D929]" office:value-type="float" office:value="33">
            <text:p>33</text:p>
          </table:table-cell>
          <table:table-cell table:formula="of:=[.F930]+[.H930]-[.F929]-[.H9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3075">
            <text:p>313075</text:p>
          </table:table-cell>
          <table:table-cell office:value-type="float" office:value="8803">
            <text:p>8803</text:p>
          </table:table-cell>
          <table:table-cell office:value-type="float" office:value="670962">
            <text:p>670962</text:p>
          </table:table-cell>
          <table:table-cell office:value-type="float" office:value="22422">
            <text:p>22422</text:p>
          </table:table-cell>
          <table:table-cell office:value-type="float" office:value="504955">
            <text:p>504955</text:p>
          </table:table-cell>
          <table:table-cell office:value-type="float" office:value="12824">
            <text:p>12824</text:p>
          </table:table-cell>
          <table:table-cell office:value-type="float" office:value="930204">
            <text:p>930204</text:p>
          </table:table-cell>
          <table:table-cell office:value-type="float" office:value="30436">
            <text:p>30436</text:p>
          </table:table-cell>
          <table:table-cell table:number-columns-repeated="2"/>
          <table:table-cell table:formula="of:=[.A931]+[.C931]-[.A930]-[.C930]" office:value-type="float" office:value="1041">
            <text:p>1041</text:p>
          </table:table-cell>
          <table:table-cell table:formula="of:=[.E931]+[.G931]-[.E930]-[.G930]" office:value-type="float" office:value="1039">
            <text:p>1039</text:p>
          </table:table-cell>
          <table:table-cell table:formula="of:=[.B931]+[.D931]-[.B930]-[.D930]" office:value-type="float" office:value="33">
            <text:p>33</text:p>
          </table:table-cell>
          <table:table-cell table:formula="of:=[.F931]+[.H931]-[.F930]-[.H9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3398">
            <text:p>313398</text:p>
          </table:table-cell>
          <table:table-cell office:value-type="float" office:value="8812">
            <text:p>8812</text:p>
          </table:table-cell>
          <table:table-cell office:value-type="float" office:value="671680">
            <text:p>671680</text:p>
          </table:table-cell>
          <table:table-cell office:value-type="float" office:value="22446">
            <text:p>22446</text:p>
          </table:table-cell>
          <table:table-cell office:value-type="float" office:value="505276">
            <text:p>505276</text:p>
          </table:table-cell>
          <table:table-cell office:value-type="float" office:value="12833">
            <text:p>12833</text:p>
          </table:table-cell>
          <table:table-cell office:value-type="float" office:value="930922">
            <text:p>930922</text:p>
          </table:table-cell>
          <table:table-cell office:value-type="float" office:value="30460">
            <text:p>30460</text:p>
          </table:table-cell>
          <table:table-cell table:number-columns-repeated="2"/>
          <table:table-cell table:formula="of:=[.A932]+[.C932]-[.A931]-[.C931]" office:value-type="float" office:value="1037">
            <text:p>1037</text:p>
          </table:table-cell>
          <table:table-cell table:formula="of:=[.E932]+[.G932]-[.E931]-[.G931]" office:value-type="float" office:value="1043">
            <text:p>1043</text:p>
          </table:table-cell>
          <table:table-cell table:formula="of:=[.B932]+[.D932]-[.B931]-[.D931]" office:value-type="float" office:value="33">
            <text:p>33</text:p>
          </table:table-cell>
          <table:table-cell table:formula="of:=[.F932]+[.H932]-[.F931]-[.H9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3717">
            <text:p>313717</text:p>
          </table:table-cell>
          <table:table-cell office:value-type="float" office:value="8821">
            <text:p>8821</text:p>
          </table:table-cell>
          <table:table-cell office:value-type="float" office:value="672398">
            <text:p>672398</text:p>
          </table:table-cell>
          <table:table-cell office:value-type="float" office:value="22470">
            <text:p>22470</text:p>
          </table:table-cell>
          <table:table-cell office:value-type="float" office:value="505601">
            <text:p>505601</text:p>
          </table:table-cell>
          <table:table-cell office:value-type="float" office:value="12842">
            <text:p>12842</text:p>
          </table:table-cell>
          <table:table-cell office:value-type="float" office:value="931640">
            <text:p>931640</text:p>
          </table:table-cell>
          <table:table-cell office:value-type="float" office:value="30484">
            <text:p>30484</text:p>
          </table:table-cell>
          <table:table-cell table:number-columns-repeated="2"/>
          <table:table-cell table:formula="of:=[.A933]+[.C933]-[.A932]-[.C932]" office:value-type="float" office:value="1041">
            <text:p>1041</text:p>
          </table:table-cell>
          <table:table-cell table:formula="of:=[.E933]+[.G933]-[.E932]-[.G932]" office:value-type="float" office:value="1059">
            <text:p>1059</text:p>
          </table:table-cell>
          <table:table-cell table:formula="of:=[.B933]+[.D933]-[.B932]-[.D932]" office:value-type="float" office:value="33">
            <text:p>33</text:p>
          </table:table-cell>
          <table:table-cell table:formula="of:=[.F933]+[.H933]-[.F932]-[.H93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4040">
            <text:p>314040</text:p>
          </table:table-cell>
          <table:table-cell office:value-type="float" office:value="8830">
            <text:p>8830</text:p>
          </table:table-cell>
          <table:table-cell office:value-type="float" office:value="673116">
            <text:p>673116</text:p>
          </table:table-cell>
          <table:table-cell office:value-type="float" office:value="22494">
            <text:p>22494</text:p>
          </table:table-cell>
          <table:table-cell office:value-type="float" office:value="505942">
            <text:p>505942</text:p>
          </table:table-cell>
          <table:table-cell office:value-type="float" office:value="12852">
            <text:p>12852</text:p>
          </table:table-cell>
          <table:table-cell office:value-type="float" office:value="932358">
            <text:p>932358</text:p>
          </table:table-cell>
          <table:table-cell office:value-type="float" office:value="30508">
            <text:p>30508</text:p>
          </table:table-cell>
          <table:table-cell table:number-columns-repeated="2"/>
          <table:table-cell table:formula="of:=[.A934]+[.C934]-[.A933]-[.C933]" office:value-type="float" office:value="1037">
            <text:p>1037</text:p>
          </table:table-cell>
          <table:table-cell table:formula="of:=[.E934]+[.G934]-[.E933]-[.G933]" office:value-type="float" office:value="1043">
            <text:p>1043</text:p>
          </table:table-cell>
          <table:table-cell table:formula="of:=[.B934]+[.D934]-[.B933]-[.D933]" office:value-type="float" office:value="33">
            <text:p>33</text:p>
          </table:table-cell>
          <table:table-cell table:formula="of:=[.F934]+[.H934]-[.F933]-[.H9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4359">
            <text:p>314359</text:p>
          </table:table-cell>
          <table:table-cell office:value-type="float" office:value="8839">
            <text:p>8839</text:p>
          </table:table-cell>
          <table:table-cell office:value-type="float" office:value="673834">
            <text:p>673834</text:p>
          </table:table-cell>
          <table:table-cell office:value-type="float" office:value="22518">
            <text:p>22518</text:p>
          </table:table-cell>
          <table:table-cell office:value-type="float" office:value="506267">
            <text:p>506267</text:p>
          </table:table-cell>
          <table:table-cell office:value-type="float" office:value="12861">
            <text:p>12861</text:p>
          </table:table-cell>
          <table:table-cell office:value-type="float" office:value="933076">
            <text:p>933076</text:p>
          </table:table-cell>
          <table:table-cell office:value-type="float" office:value="30532">
            <text:p>30532</text:p>
          </table:table-cell>
          <table:table-cell table:number-columns-repeated="2"/>
          <table:table-cell table:formula="of:=[.A935]+[.C935]-[.A934]-[.C934]" office:value-type="float" office:value="1041">
            <text:p>1041</text:p>
          </table:table-cell>
          <table:table-cell table:formula="of:=[.E935]+[.G935]-[.E934]-[.G934]" office:value-type="float" office:value="1039">
            <text:p>1039</text:p>
          </table:table-cell>
          <table:table-cell table:formula="of:=[.B935]+[.D935]-[.B934]-[.D934]" office:value-type="float" office:value="33">
            <text:p>33</text:p>
          </table:table-cell>
          <table:table-cell table:formula="of:=[.F935]+[.H935]-[.F934]-[.H9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4682">
            <text:p>314682</text:p>
          </table:table-cell>
          <table:table-cell office:value-type="float" office:value="8848">
            <text:p>8848</text:p>
          </table:table-cell>
          <table:table-cell office:value-type="float" office:value="674552">
            <text:p>674552</text:p>
          </table:table-cell>
          <table:table-cell office:value-type="float" office:value="22542">
            <text:p>22542</text:p>
          </table:table-cell>
          <table:table-cell office:value-type="float" office:value="506588">
            <text:p>506588</text:p>
          </table:table-cell>
          <table:table-cell office:value-type="float" office:value="12870">
            <text:p>12870</text:p>
          </table:table-cell>
          <table:table-cell office:value-type="float" office:value="933794">
            <text:p>933794</text:p>
          </table:table-cell>
          <table:table-cell office:value-type="float" office:value="30556">
            <text:p>30556</text:p>
          </table:table-cell>
          <table:table-cell table:number-columns-repeated="2"/>
          <table:table-cell table:formula="of:=[.A936]+[.C936]-[.A935]-[.C935]" office:value-type="float" office:value="1037">
            <text:p>1037</text:p>
          </table:table-cell>
          <table:table-cell table:formula="of:=[.E936]+[.G936]-[.E935]-[.G935]" office:value-type="float" office:value="1043">
            <text:p>1043</text:p>
          </table:table-cell>
          <table:table-cell table:formula="of:=[.B936]+[.D936]-[.B935]-[.D935]" office:value-type="float" office:value="33">
            <text:p>33</text:p>
          </table:table-cell>
          <table:table-cell table:formula="of:=[.F936]+[.H936]-[.F935]-[.H9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8857">
            <text:p>8857</text:p>
          </table:table-cell>
          <table:table-cell office:value-type="float" office:value="675270">
            <text:p>675270</text:p>
          </table:table-cell>
          <table:table-cell office:value-type="float" office:value="22566">
            <text:p>22566</text:p>
          </table:table-cell>
          <table:table-cell office:value-type="float" office:value="506913">
            <text:p>506913</text:p>
          </table:table-cell>
          <table:table-cell office:value-type="float" office:value="12879">
            <text:p>12879</text:p>
          </table:table-cell>
          <table:table-cell office:value-type="float" office:value="934512">
            <text:p>934512</text:p>
          </table:table-cell>
          <table:table-cell office:value-type="float" office:value="30580">
            <text:p>30580</text:p>
          </table:table-cell>
          <table:table-cell table:number-columns-repeated="2"/>
          <table:table-cell table:formula="of:=[.A937]+[.C937]-[.A936]-[.C936]" office:value-type="float" office:value="1041">
            <text:p>1041</text:p>
          </table:table-cell>
          <table:table-cell table:formula="of:=[.E937]+[.G937]-[.E936]-[.G936]" office:value-type="float" office:value="1039">
            <text:p>1039</text:p>
          </table:table-cell>
          <table:table-cell table:formula="of:=[.B937]+[.D937]-[.B936]-[.D936]" office:value-type="float" office:value="33">
            <text:p>33</text:p>
          </table:table-cell>
          <table:table-cell table:formula="of:=[.F937]+[.H937]-[.F936]-[.H9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5324">
            <text:p>315324</text:p>
          </table:table-cell>
          <table:table-cell office:value-type="float" office:value="8866">
            <text:p>8866</text:p>
          </table:table-cell>
          <table:table-cell office:value-type="float" office:value="675988">
            <text:p>675988</text:p>
          </table:table-cell>
          <table:table-cell office:value-type="float" office:value="22590">
            <text:p>22590</text:p>
          </table:table-cell>
          <table:table-cell office:value-type="float" office:value="507234">
            <text:p>507234</text:p>
          </table:table-cell>
          <table:table-cell office:value-type="float" office:value="12888">
            <text:p>12888</text:p>
          </table:table-cell>
          <table:table-cell office:value-type="float" office:value="935230">
            <text:p>935230</text:p>
          </table:table-cell>
          <table:table-cell office:value-type="float" office:value="30604">
            <text:p>30604</text:p>
          </table:table-cell>
          <table:table-cell table:number-columns-repeated="2"/>
          <table:table-cell table:formula="of:=[.A938]+[.C938]-[.A937]-[.C937]" office:value-type="float" office:value="1037">
            <text:p>1037</text:p>
          </table:table-cell>
          <table:table-cell table:formula="of:=[.E938]+[.G938]-[.E937]-[.G937]" office:value-type="float" office:value="1043">
            <text:p>1043</text:p>
          </table:table-cell>
          <table:table-cell table:formula="of:=[.B938]+[.D938]-[.B937]-[.D937]" office:value-type="float" office:value="33">
            <text:p>33</text:p>
          </table:table-cell>
          <table:table-cell table:formula="of:=[.F938]+[.H938]-[.F937]-[.H9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5643">
            <text:p>315643</text:p>
          </table:table-cell>
          <table:table-cell office:value-type="float" office:value="8875">
            <text:p>8875</text:p>
          </table:table-cell>
          <table:table-cell office:value-type="float" office:value="676706">
            <text:p>676706</text:p>
          </table:table-cell>
          <table:table-cell office:value-type="float" office:value="22614">
            <text:p>22614</text:p>
          </table:table-cell>
          <table:table-cell office:value-type="float" office:value="507559">
            <text:p>507559</text:p>
          </table:table-cell>
          <table:table-cell office:value-type="float" office:value="12897">
            <text:p>12897</text:p>
          </table:table-cell>
          <table:table-cell office:value-type="float" office:value="935948">
            <text:p>935948</text:p>
          </table:table-cell>
          <table:table-cell office:value-type="float" office:value="30628">
            <text:p>30628</text:p>
          </table:table-cell>
          <table:table-cell table:number-columns-repeated="2"/>
          <table:table-cell table:formula="of:=[.A939]+[.C939]-[.A938]-[.C938]" office:value-type="float" office:value="1041">
            <text:p>1041</text:p>
          </table:table-cell>
          <table:table-cell table:formula="of:=[.E939]+[.G939]-[.E938]-[.G938]" office:value-type="float" office:value="1059">
            <text:p>1059</text:p>
          </table:table-cell>
          <table:table-cell table:formula="of:=[.B939]+[.D939]-[.B938]-[.D938]" office:value-type="float" office:value="33">
            <text:p>33</text:p>
          </table:table-cell>
          <table:table-cell table:formula="of:=[.F939]+[.H939]-[.F938]-[.H9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5966">
            <text:p>315966</text:p>
          </table:table-cell>
          <table:table-cell office:value-type="float" office:value="8884">
            <text:p>8884</text:p>
          </table:table-cell>
          <table:table-cell office:value-type="float" office:value="677424">
            <text:p>677424</text:p>
          </table:table-cell>
          <table:table-cell office:value-type="float" office:value="22638">
            <text:p>22638</text:p>
          </table:table-cell>
          <table:table-cell office:value-type="float" office:value="507900">
            <text:p>507900</text:p>
          </table:table-cell>
          <table:table-cell office:value-type="float" office:value="12907">
            <text:p>12907</text:p>
          </table:table-cell>
          <table:table-cell office:value-type="float" office:value="936666">
            <text:p>936666</text:p>
          </table:table-cell>
          <table:table-cell office:value-type="float" office:value="30652">
            <text:p>30652</text:p>
          </table:table-cell>
          <table:table-cell table:number-columns-repeated="2"/>
          <table:table-cell table:formula="of:=[.A940]+[.C940]-[.A939]-[.C939]" office:value-type="float" office:value="1037">
            <text:p>1037</text:p>
          </table:table-cell>
          <table:table-cell table:formula="of:=[.E940]+[.G940]-[.E939]-[.G939]" office:value-type="float" office:value="1043">
            <text:p>1043</text:p>
          </table:table-cell>
          <table:table-cell table:formula="of:=[.B940]+[.D940]-[.B939]-[.D939]" office:value-type="float" office:value="33">
            <text:p>33</text:p>
          </table:table-cell>
          <table:table-cell table:formula="of:=[.F940]+[.H940]-[.F939]-[.H9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6285">
            <text:p>316285</text:p>
          </table:table-cell>
          <table:table-cell office:value-type="float" office:value="8893">
            <text:p>8893</text:p>
          </table:table-cell>
          <table:table-cell office:value-type="float" office:value="678142">
            <text:p>678142</text:p>
          </table:table-cell>
          <table:table-cell office:value-type="float" office:value="22662">
            <text:p>22662</text:p>
          </table:table-cell>
          <table:table-cell office:value-type="float" office:value="508225">
            <text:p>508225</text:p>
          </table:table-cell>
          <table:table-cell office:value-type="float" office:value="12916">
            <text:p>12916</text:p>
          </table:table-cell>
          <table:table-cell office:value-type="float" office:value="937384">
            <text:p>937384</text:p>
          </table:table-cell>
          <table:table-cell office:value-type="float" office:value="30676">
            <text:p>30676</text:p>
          </table:table-cell>
          <table:table-cell table:number-columns-repeated="2"/>
          <table:table-cell table:formula="of:=[.A941]+[.C941]-[.A940]-[.C940]" office:value-type="float" office:value="1041">
            <text:p>1041</text:p>
          </table:table-cell>
          <table:table-cell table:formula="of:=[.E941]+[.G941]-[.E940]-[.G940]" office:value-type="float" office:value="1039">
            <text:p>1039</text:p>
          </table:table-cell>
          <table:table-cell table:formula="of:=[.B941]+[.D941]-[.B940]-[.D940]" office:value-type="float" office:value="33">
            <text:p>33</text:p>
          </table:table-cell>
          <table:table-cell table:formula="of:=[.F941]+[.H941]-[.F940]-[.H9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6608">
            <text:p>316608</text:p>
          </table:table-cell>
          <table:table-cell office:value-type="float" office:value="8902">
            <text:p>8902</text:p>
          </table:table-cell>
          <table:table-cell office:value-type="float" office:value="678860">
            <text:p>678860</text:p>
          </table:table-cell>
          <table:table-cell office:value-type="float" office:value="22686">
            <text:p>22686</text:p>
          </table:table-cell>
          <table:table-cell office:value-type="float" office:value="508546">
            <text:p>508546</text:p>
          </table:table-cell>
          <table:table-cell office:value-type="float" office:value="12925">
            <text:p>12925</text:p>
          </table:table-cell>
          <table:table-cell office:value-type="float" office:value="938102">
            <text:p>938102</text:p>
          </table:table-cell>
          <table:table-cell office:value-type="float" office:value="30700">
            <text:p>30700</text:p>
          </table:table-cell>
          <table:table-cell table:number-columns-repeated="2"/>
          <table:table-cell table:formula="of:=[.A942]+[.C942]-[.A941]-[.C941]" office:value-type="float" office:value="1037">
            <text:p>1037</text:p>
          </table:table-cell>
          <table:table-cell table:formula="of:=[.E942]+[.G942]-[.E941]-[.G941]" office:value-type="float" office:value="1043">
            <text:p>1043</text:p>
          </table:table-cell>
          <table:table-cell table:formula="of:=[.B942]+[.D942]-[.B941]-[.D941]" office:value-type="float" office:value="33">
            <text:p>33</text:p>
          </table:table-cell>
          <table:table-cell table:formula="of:=[.F942]+[.H942]-[.F941]-[.H9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6927">
            <text:p>316927</text:p>
          </table:table-cell>
          <table:table-cell office:value-type="float" office:value="8911">
            <text:p>8911</text:p>
          </table:table-cell>
          <table:table-cell office:value-type="float" office:value="679578">
            <text:p>679578</text:p>
          </table:table-cell>
          <table:table-cell office:value-type="float" office:value="22710">
            <text:p>22710</text:p>
          </table:table-cell>
          <table:table-cell office:value-type="float" office:value="508871">
            <text:p>508871</text:p>
          </table:table-cell>
          <table:table-cell office:value-type="float" office:value="12934">
            <text:p>12934</text:p>
          </table:table-cell>
          <table:table-cell office:value-type="float" office:value="938820">
            <text:p>938820</text:p>
          </table:table-cell>
          <table:table-cell office:value-type="float" office:value="30724">
            <text:p>30724</text:p>
          </table:table-cell>
          <table:table-cell table:number-columns-repeated="2"/>
          <table:table-cell table:formula="of:=[.A943]+[.C943]-[.A942]-[.C942]" office:value-type="float" office:value="1041">
            <text:p>1041</text:p>
          </table:table-cell>
          <table:table-cell table:formula="of:=[.E943]+[.G943]-[.E942]-[.G942]" office:value-type="float" office:value="1039">
            <text:p>1039</text:p>
          </table:table-cell>
          <table:table-cell table:formula="of:=[.B943]+[.D943]-[.B942]-[.D942]" office:value-type="float" office:value="33">
            <text:p>33</text:p>
          </table:table-cell>
          <table:table-cell table:formula="of:=[.F943]+[.H943]-[.F942]-[.H9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7250">
            <text:p>317250</text:p>
          </table:table-cell>
          <table:table-cell office:value-type="float" office:value="8920">
            <text:p>8920</text:p>
          </table:table-cell>
          <table:table-cell office:value-type="float" office:value="680296">
            <text:p>680296</text:p>
          </table:table-cell>
          <table:table-cell office:value-type="float" office:value="22734">
            <text:p>22734</text:p>
          </table:table-cell>
          <table:table-cell office:value-type="float" office:value="509192">
            <text:p>509192</text:p>
          </table:table-cell>
          <table:table-cell office:value-type="float" office:value="12943">
            <text:p>12943</text:p>
          </table:table-cell>
          <table:table-cell office:value-type="float" office:value="939538">
            <text:p>939538</text:p>
          </table:table-cell>
          <table:table-cell office:value-type="float" office:value="30748">
            <text:p>30748</text:p>
          </table:table-cell>
          <table:table-cell table:number-columns-repeated="2"/>
          <table:table-cell table:formula="of:=[.A944]+[.C944]-[.A943]-[.C943]" office:value-type="float" office:value="1037">
            <text:p>1037</text:p>
          </table:table-cell>
          <table:table-cell table:formula="of:=[.E944]+[.G944]-[.E943]-[.G943]" office:value-type="float" office:value="1043">
            <text:p>1043</text:p>
          </table:table-cell>
          <table:table-cell table:formula="of:=[.B944]+[.D944]-[.B943]-[.D943]" office:value-type="float" office:value="33">
            <text:p>33</text:p>
          </table:table-cell>
          <table:table-cell table:formula="of:=[.F944]+[.H944]-[.F943]-[.H9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7569">
            <text:p>317569</text:p>
          </table:table-cell>
          <table:table-cell office:value-type="float" office:value="8929">
            <text:p>8929</text:p>
          </table:table-cell>
          <table:table-cell office:value-type="float" office:value="681014">
            <text:p>681014</text:p>
          </table:table-cell>
          <table:table-cell office:value-type="float" office:value="22758">
            <text:p>22758</text:p>
          </table:table-cell>
          <table:table-cell office:value-type="float" office:value="509517">
            <text:p>509517</text:p>
          </table:table-cell>
          <table:table-cell office:value-type="float" office:value="12952">
            <text:p>12952</text:p>
          </table:table-cell>
          <table:table-cell office:value-type="float" office:value="940256">
            <text:p>940256</text:p>
          </table:table-cell>
          <table:table-cell office:value-type="float" office:value="30772">
            <text:p>30772</text:p>
          </table:table-cell>
          <table:table-cell table:number-columns-repeated="2"/>
          <table:table-cell table:formula="of:=[.A945]+[.C945]-[.A944]-[.C944]" office:value-type="float" office:value="1041">
            <text:p>1041</text:p>
          </table:table-cell>
          <table:table-cell table:formula="of:=[.E945]+[.G945]-[.E944]-[.G944]" office:value-type="float" office:value="1059">
            <text:p>1059</text:p>
          </table:table-cell>
          <table:table-cell table:formula="of:=[.B945]+[.D945]-[.B944]-[.D944]" office:value-type="float" office:value="33">
            <text:p>33</text:p>
          </table:table-cell>
          <table:table-cell table:formula="of:=[.F945]+[.H945]-[.F944]-[.H94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7892">
            <text:p>317892</text:p>
          </table:table-cell>
          <table:table-cell office:value-type="float" office:value="8938">
            <text:p>8938</text:p>
          </table:table-cell>
          <table:table-cell office:value-type="float" office:value="681732">
            <text:p>681732</text:p>
          </table:table-cell>
          <table:table-cell office:value-type="float" office:value="22782">
            <text:p>22782</text:p>
          </table:table-cell>
          <table:table-cell office:value-type="float" office:value="509858">
            <text:p>509858</text:p>
          </table:table-cell>
          <table:table-cell office:value-type="float" office:value="12962">
            <text:p>12962</text:p>
          </table:table-cell>
          <table:table-cell office:value-type="float" office:value="940974">
            <text:p>940974</text:p>
          </table:table-cell>
          <table:table-cell office:value-type="float" office:value="30796">
            <text:p>30796</text:p>
          </table:table-cell>
          <table:table-cell table:number-columns-repeated="2"/>
          <table:table-cell table:formula="of:=[.A946]+[.C946]-[.A945]-[.C945]" office:value-type="float" office:value="1037">
            <text:p>1037</text:p>
          </table:table-cell>
          <table:table-cell table:formula="of:=[.E946]+[.G946]-[.E945]-[.G945]" office:value-type="float" office:value="1043">
            <text:p>1043</text:p>
          </table:table-cell>
          <table:table-cell table:formula="of:=[.B946]+[.D946]-[.B945]-[.D945]" office:value-type="float" office:value="33">
            <text:p>33</text:p>
          </table:table-cell>
          <table:table-cell table:formula="of:=[.F946]+[.H946]-[.F945]-[.H9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8211">
            <text:p>318211</text:p>
          </table:table-cell>
          <table:table-cell office:value-type="float" office:value="8947">
            <text:p>8947</text:p>
          </table:table-cell>
          <table:table-cell office:value-type="float" office:value="682450">
            <text:p>682450</text:p>
          </table:table-cell>
          <table:table-cell office:value-type="float" office:value="22806">
            <text:p>22806</text:p>
          </table:table-cell>
          <table:table-cell office:value-type="float" office:value="510183">
            <text:p>510183</text:p>
          </table:table-cell>
          <table:table-cell office:value-type="float" office:value="12971">
            <text:p>12971</text:p>
          </table:table-cell>
          <table:table-cell office:value-type="float" office:value="941692">
            <text:p>941692</text:p>
          </table:table-cell>
          <table:table-cell office:value-type="float" office:value="30820">
            <text:p>30820</text:p>
          </table:table-cell>
          <table:table-cell table:number-columns-repeated="2"/>
          <table:table-cell table:formula="of:=[.A947]+[.C947]-[.A946]-[.C946]" office:value-type="float" office:value="1041">
            <text:p>1041</text:p>
          </table:table-cell>
          <table:table-cell table:formula="of:=[.E947]+[.G947]-[.E946]-[.G946]" office:value-type="float" office:value="1039">
            <text:p>1039</text:p>
          </table:table-cell>
          <table:table-cell table:formula="of:=[.B947]+[.D947]-[.B946]-[.D946]" office:value-type="float" office:value="33">
            <text:p>33</text:p>
          </table:table-cell>
          <table:table-cell table:formula="of:=[.F947]+[.H947]-[.F946]-[.H9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8534">
            <text:p>318534</text:p>
          </table:table-cell>
          <table:table-cell office:value-type="float" office:value="8956">
            <text:p>8956</text:p>
          </table:table-cell>
          <table:table-cell office:value-type="float" office:value="683168">
            <text:p>683168</text:p>
          </table:table-cell>
          <table:table-cell office:value-type="float" office:value="22830">
            <text:p>22830</text:p>
          </table:table-cell>
          <table:table-cell office:value-type="float" office:value="510504">
            <text:p>510504</text:p>
          </table:table-cell>
          <table:table-cell office:value-type="float" office:value="12980">
            <text:p>12980</text:p>
          </table:table-cell>
          <table:table-cell office:value-type="float" office:value="942410">
            <text:p>942410</text:p>
          </table:table-cell>
          <table:table-cell office:value-type="float" office:value="30844">
            <text:p>30844</text:p>
          </table:table-cell>
          <table:table-cell table:number-columns-repeated="2"/>
          <table:table-cell table:formula="of:=[.A948]+[.C948]-[.A947]-[.C947]" office:value-type="float" office:value="1037">
            <text:p>1037</text:p>
          </table:table-cell>
          <table:table-cell table:formula="of:=[.E948]+[.G948]-[.E947]-[.G947]" office:value-type="float" office:value="1043">
            <text:p>1043</text:p>
          </table:table-cell>
          <table:table-cell table:formula="of:=[.B948]+[.D948]-[.B947]-[.D947]" office:value-type="float" office:value="33">
            <text:p>33</text:p>
          </table:table-cell>
          <table:table-cell table:formula="of:=[.F948]+[.H948]-[.F947]-[.H9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8853">
            <text:p>318853</text:p>
          </table:table-cell>
          <table:table-cell office:value-type="float" office:value="8965">
            <text:p>8965</text:p>
          </table:table-cell>
          <table:table-cell office:value-type="float" office:value="683886">
            <text:p>683886</text:p>
          </table:table-cell>
          <table:table-cell office:value-type="float" office:value="22854">
            <text:p>22854</text:p>
          </table:table-cell>
          <table:table-cell office:value-type="float" office:value="510829">
            <text:p>510829</text:p>
          </table:table-cell>
          <table:table-cell office:value-type="float" office:value="12989">
            <text:p>12989</text:p>
          </table:table-cell>
          <table:table-cell office:value-type="float" office:value="943128">
            <text:p>943128</text:p>
          </table:table-cell>
          <table:table-cell office:value-type="float" office:value="30868">
            <text:p>30868</text:p>
          </table:table-cell>
          <table:table-cell table:number-columns-repeated="2"/>
          <table:table-cell table:formula="of:=[.A949]+[.C949]-[.A948]-[.C948]" office:value-type="float" office:value="1041">
            <text:p>1041</text:p>
          </table:table-cell>
          <table:table-cell table:formula="of:=[.E949]+[.G949]-[.E948]-[.G948]" office:value-type="float" office:value="1039">
            <text:p>1039</text:p>
          </table:table-cell>
          <table:table-cell table:formula="of:=[.B949]+[.D949]-[.B948]-[.D948]" office:value-type="float" office:value="33">
            <text:p>33</text:p>
          </table:table-cell>
          <table:table-cell table:formula="of:=[.F949]+[.H949]-[.F948]-[.H9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9176">
            <text:p>319176</text:p>
          </table:table-cell>
          <table:table-cell office:value-type="float" office:value="8974">
            <text:p>8974</text:p>
          </table:table-cell>
          <table:table-cell office:value-type="float" office:value="684604">
            <text:p>684604</text:p>
          </table:table-cell>
          <table:table-cell office:value-type="float" office:value="22878">
            <text:p>22878</text:p>
          </table:table-cell>
          <table:table-cell office:value-type="float" office:value="511150">
            <text:p>511150</text:p>
          </table:table-cell>
          <table:table-cell office:value-type="float" office:value="12998">
            <text:p>12998</text:p>
          </table:table-cell>
          <table:table-cell office:value-type="float" office:value="943846">
            <text:p>943846</text:p>
          </table:table-cell>
          <table:table-cell office:value-type="float" office:value="30892">
            <text:p>30892</text:p>
          </table:table-cell>
          <table:table-cell table:number-columns-repeated="2"/>
          <table:table-cell table:formula="of:=[.A950]+[.C950]-[.A949]-[.C949]" office:value-type="float" office:value="1037">
            <text:p>1037</text:p>
          </table:table-cell>
          <table:table-cell table:formula="of:=[.E950]+[.G950]-[.E949]-[.G949]" office:value-type="float" office:value="1043">
            <text:p>1043</text:p>
          </table:table-cell>
          <table:table-cell table:formula="of:=[.B950]+[.D950]-[.B949]-[.D949]" office:value-type="float" office:value="33">
            <text:p>33</text:p>
          </table:table-cell>
          <table:table-cell table:formula="of:=[.F950]+[.H950]-[.F949]-[.H9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19495">
            <text:p>319495</text:p>
          </table:table-cell>
          <table:table-cell office:value-type="float" office:value="8983">
            <text:p>8983</text:p>
          </table:table-cell>
          <table:table-cell office:value-type="float" office:value="685322">
            <text:p>685322</text:p>
          </table:table-cell>
          <table:table-cell office:value-type="float" office:value="22902">
            <text:p>22902</text:p>
          </table:table-cell>
          <table:table-cell office:value-type="float" office:value="511475">
            <text:p>511475</text:p>
          </table:table-cell>
          <table:table-cell office:value-type="float" office:value="13007">
            <text:p>13007</text:p>
          </table:table-cell>
          <table:table-cell office:value-type="float" office:value="944564">
            <text:p>944564</text:p>
          </table:table-cell>
          <table:table-cell office:value-type="float" office:value="30916">
            <text:p>30916</text:p>
          </table:table-cell>
          <table:table-cell table:number-columns-repeated="2"/>
          <table:table-cell table:formula="of:=[.A951]+[.C951]-[.A950]-[.C950]" office:value-type="float" office:value="1041">
            <text:p>1041</text:p>
          </table:table-cell>
          <table:table-cell table:formula="of:=[.E951]+[.G951]-[.E950]-[.G950]" office:value-type="float" office:value="1059">
            <text:p>1059</text:p>
          </table:table-cell>
          <table:table-cell table:formula="of:=[.B951]+[.D951]-[.B950]-[.D950]" office:value-type="float" office:value="33">
            <text:p>33</text:p>
          </table:table-cell>
          <table:table-cell table:formula="of:=[.F951]+[.H951]-[.F950]-[.H95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19818">
            <text:p>319818</text:p>
          </table:table-cell>
          <table:table-cell office:value-type="float" office:value="8992">
            <text:p>8992</text:p>
          </table:table-cell>
          <table:table-cell office:value-type="float" office:value="686040">
            <text:p>686040</text:p>
          </table:table-cell>
          <table:table-cell office:value-type="float" office:value="22926">
            <text:p>22926</text:p>
          </table:table-cell>
          <table:table-cell office:value-type="float" office:value="511816">
            <text:p>511816</text:p>
          </table:table-cell>
          <table:table-cell office:value-type="float" office:value="13017">
            <text:p>13017</text:p>
          </table:table-cell>
          <table:table-cell office:value-type="float" office:value="945282">
            <text:p>945282</text:p>
          </table:table-cell>
          <table:table-cell office:value-type="float" office:value="30940">
            <text:p>30940</text:p>
          </table:table-cell>
          <table:table-cell table:number-columns-repeated="2"/>
          <table:table-cell table:formula="of:=[.A952]+[.C952]-[.A951]-[.C951]" office:value-type="float" office:value="1037">
            <text:p>1037</text:p>
          </table:table-cell>
          <table:table-cell table:formula="of:=[.E952]+[.G952]-[.E951]-[.G951]" office:value-type="float" office:value="1043">
            <text:p>1043</text:p>
          </table:table-cell>
          <table:table-cell table:formula="of:=[.B952]+[.D952]-[.B951]-[.D951]" office:value-type="float" office:value="33">
            <text:p>33</text:p>
          </table:table-cell>
          <table:table-cell table:formula="of:=[.F952]+[.H952]-[.F951]-[.H9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0137">
            <text:p>320137</text:p>
          </table:table-cell>
          <table:table-cell office:value-type="float" office:value="9001">
            <text:p>9001</text:p>
          </table:table-cell>
          <table:table-cell office:value-type="float" office:value="686758">
            <text:p>686758</text:p>
          </table:table-cell>
          <table:table-cell office:value-type="float" office:value="22950">
            <text:p>22950</text:p>
          </table:table-cell>
          <table:table-cell office:value-type="float" office:value="512141">
            <text:p>512141</text:p>
          </table:table-cell>
          <table:table-cell office:value-type="float" office:value="13026">
            <text:p>13026</text:p>
          </table:table-cell>
          <table:table-cell office:value-type="float" office:value="946000">
            <text:p>946000</text:p>
          </table:table-cell>
          <table:table-cell office:value-type="float" office:value="30964">
            <text:p>30964</text:p>
          </table:table-cell>
          <table:table-cell table:number-columns-repeated="2"/>
          <table:table-cell table:formula="of:=[.A953]+[.C953]-[.A952]-[.C952]" office:value-type="float" office:value="1041">
            <text:p>1041</text:p>
          </table:table-cell>
          <table:table-cell table:formula="of:=[.E953]+[.G953]-[.E952]-[.G952]" office:value-type="float" office:value="1039">
            <text:p>1039</text:p>
          </table:table-cell>
          <table:table-cell table:formula="of:=[.B953]+[.D953]-[.B952]-[.D952]" office:value-type="float" office:value="33">
            <text:p>33</text:p>
          </table:table-cell>
          <table:table-cell table:formula="of:=[.F953]+[.H953]-[.F952]-[.H9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0460">
            <text:p>320460</text:p>
          </table:table-cell>
          <table:table-cell office:value-type="float" office:value="9010">
            <text:p>9010</text:p>
          </table:table-cell>
          <table:table-cell office:value-type="float" office:value="687476">
            <text:p>687476</text:p>
          </table:table-cell>
          <table:table-cell office:value-type="float" office:value="22974">
            <text:p>22974</text:p>
          </table:table-cell>
          <table:table-cell office:value-type="float" office:value="512462">
            <text:p>512462</text:p>
          </table:table-cell>
          <table:table-cell office:value-type="float" office:value="13035">
            <text:p>13035</text:p>
          </table:table-cell>
          <table:table-cell office:value-type="float" office:value="946718">
            <text:p>946718</text:p>
          </table:table-cell>
          <table:table-cell office:value-type="float" office:value="30988">
            <text:p>30988</text:p>
          </table:table-cell>
          <table:table-cell table:number-columns-repeated="2"/>
          <table:table-cell table:formula="of:=[.A954]+[.C954]-[.A953]-[.C953]" office:value-type="float" office:value="1037">
            <text:p>1037</text:p>
          </table:table-cell>
          <table:table-cell table:formula="of:=[.E954]+[.G954]-[.E953]-[.G953]" office:value-type="float" office:value="1355">
            <text:p>1355</text:p>
          </table:table-cell>
          <table:table-cell table:formula="of:=[.B954]+[.D954]-[.B953]-[.D953]" office:value-type="float" office:value="33">
            <text:p>33</text:p>
          </table:table-cell>
          <table:table-cell table:formula="of:=[.F954]+[.H954]-[.F953]-[.H953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320779">
            <text:p>320779</text:p>
          </table:table-cell>
          <table:table-cell office:value-type="float" office:value="9019">
            <text:p>9019</text:p>
          </table:table-cell>
          <table:table-cell office:value-type="float" office:value="688194">
            <text:p>688194</text:p>
          </table:table-cell>
          <table:table-cell office:value-type="float" office:value="22998">
            <text:p>22998</text:p>
          </table:table-cell>
          <table:table-cell office:value-type="float" office:value="513099">
            <text:p>513099</text:p>
          </table:table-cell>
          <table:table-cell office:value-type="float" office:value="13051">
            <text:p>13051</text:p>
          </table:table-cell>
          <table:table-cell office:value-type="float" office:value="947436">
            <text:p>947436</text:p>
          </table:table-cell>
          <table:table-cell office:value-type="float" office:value="31012">
            <text:p>31012</text:p>
          </table:table-cell>
          <table:table-cell table:number-columns-repeated="2"/>
          <table:table-cell table:formula="of:=[.A955]+[.C955]-[.A954]-[.C954]" office:value-type="float" office:value="1041">
            <text:p>1041</text:p>
          </table:table-cell>
          <table:table-cell table:formula="of:=[.E955]+[.G955]-[.E954]-[.G954]" office:value-type="float" office:value="1039">
            <text:p>1039</text:p>
          </table:table-cell>
          <table:table-cell table:formula="of:=[.B955]+[.D955]-[.B954]-[.D954]" office:value-type="float" office:value="33">
            <text:p>33</text:p>
          </table:table-cell>
          <table:table-cell table:formula="of:=[.F955]+[.H955]-[.F954]-[.H9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1102">
            <text:p>321102</text:p>
          </table:table-cell>
          <table:table-cell office:value-type="float" office:value="9028">
            <text:p>9028</text:p>
          </table:table-cell>
          <table:table-cell office:value-type="float" office:value="688912">
            <text:p>688912</text:p>
          </table:table-cell>
          <table:table-cell office:value-type="float" office:value="23022">
            <text:p>23022</text:p>
          </table:table-cell>
          <table:table-cell office:value-type="float" office:value="513420">
            <text:p>513420</text:p>
          </table:table-cell>
          <table:table-cell office:value-type="float" office:value="13060">
            <text:p>13060</text:p>
          </table:table-cell>
          <table:table-cell office:value-type="float" office:value="948154">
            <text:p>948154</text:p>
          </table:table-cell>
          <table:table-cell office:value-type="float" office:value="31036">
            <text:p>31036</text:p>
          </table:table-cell>
          <table:table-cell table:number-columns-repeated="2"/>
          <table:table-cell table:formula="of:=[.A956]+[.C956]-[.A955]-[.C955]" office:value-type="float" office:value="1037">
            <text:p>1037</text:p>
          </table:table-cell>
          <table:table-cell table:formula="of:=[.E956]+[.G956]-[.E955]-[.G955]" office:value-type="float" office:value="1163">
            <text:p>1163</text:p>
          </table:table-cell>
          <table:table-cell table:formula="of:=[.B956]+[.D956]-[.B955]-[.D955]" office:value-type="float" office:value="33">
            <text:p>33</text:p>
          </table:table-cell>
          <table:table-cell table:formula="of:=[.F956]+[.H956]-[.F955]-[.H955]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321421">
            <text:p>321421</text:p>
          </table:table-cell>
          <table:table-cell office:value-type="float" office:value="9037">
            <text:p>9037</text:p>
          </table:table-cell>
          <table:table-cell office:value-type="float" office:value="689630">
            <text:p>689630</text:p>
          </table:table-cell>
          <table:table-cell office:value-type="float" office:value="23046">
            <text:p>23046</text:p>
          </table:table-cell>
          <table:table-cell office:value-type="float" office:value="513865">
            <text:p>513865</text:p>
          </table:table-cell>
          <table:table-cell office:value-type="float" office:value="13075">
            <text:p>13075</text:p>
          </table:table-cell>
          <table:table-cell office:value-type="float" office:value="948872">
            <text:p>948872</text:p>
          </table:table-cell>
          <table:table-cell office:value-type="float" office:value="31060">
            <text:p>31060</text:p>
          </table:table-cell>
          <table:table-cell table:number-columns-repeated="2"/>
          <table:table-cell table:formula="of:=[.A957]+[.C957]-[.A956]-[.C956]" office:value-type="float" office:value="1041">
            <text:p>1041</text:p>
          </table:table-cell>
          <table:table-cell table:formula="of:=[.E957]+[.G957]-[.E956]-[.G956]" office:value-type="float" office:value="1179">
            <text:p>1179</text:p>
          </table:table-cell>
          <table:table-cell table:formula="of:=[.B957]+[.D957]-[.B956]-[.D956]" office:value-type="float" office:value="33">
            <text:p>33</text:p>
          </table:table-cell>
          <table:table-cell table:formula="of:=[.F957]+[.H957]-[.F956]-[.H956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321744">
            <text:p>321744</text:p>
          </table:table-cell>
          <table:table-cell office:value-type="float" office:value="9046">
            <text:p>9046</text:p>
          </table:table-cell>
          <table:table-cell office:value-type="float" office:value="690348">
            <text:p>690348</text:p>
          </table:table-cell>
          <table:table-cell office:value-type="float" office:value="23070">
            <text:p>23070</text:p>
          </table:table-cell>
          <table:table-cell office:value-type="float" office:value="514326">
            <text:p>514326</text:p>
          </table:table-cell>
          <table:table-cell office:value-type="float" office:value="13091">
            <text:p>13091</text:p>
          </table:table-cell>
          <table:table-cell office:value-type="float" office:value="949590">
            <text:p>949590</text:p>
          </table:table-cell>
          <table:table-cell office:value-type="float" office:value="31084">
            <text:p>31084</text:p>
          </table:table-cell>
          <table:table-cell table:number-columns-repeated="2"/>
          <table:table-cell table:formula="of:=[.A958]+[.C958]-[.A957]-[.C957]" office:value-type="float" office:value="1037">
            <text:p>1037</text:p>
          </table:table-cell>
          <table:table-cell table:formula="of:=[.E958]+[.G958]-[.E957]-[.G957]" office:value-type="float" office:value="1063">
            <text:p>1063</text:p>
          </table:table-cell>
          <table:table-cell table:formula="of:=[.B958]+[.D958]-[.B957]-[.D957]" office:value-type="float" office:value="33">
            <text:p>33</text:p>
          </table:table-cell>
          <table:table-cell table:formula="of:=[.F958]+[.H958]-[.F957]-[.H95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2063">
            <text:p>322063</text:p>
          </table:table-cell>
          <table:table-cell office:value-type="float" office:value="9055">
            <text:p>9055</text:p>
          </table:table-cell>
          <table:table-cell office:value-type="float" office:value="691066">
            <text:p>691066</text:p>
          </table:table-cell>
          <table:table-cell office:value-type="float" office:value="23094">
            <text:p>23094</text:p>
          </table:table-cell>
          <table:table-cell office:value-type="float" office:value="514671">
            <text:p>514671</text:p>
          </table:table-cell>
          <table:table-cell office:value-type="float" office:value="13101">
            <text:p>13101</text:p>
          </table:table-cell>
          <table:table-cell office:value-type="float" office:value="950308">
            <text:p>950308</text:p>
          </table:table-cell>
          <table:table-cell office:value-type="float" office:value="31108">
            <text:p>31108</text:p>
          </table:table-cell>
          <table:table-cell table:number-columns-repeated="2"/>
          <table:table-cell table:formula="of:=[.A959]+[.C959]-[.A958]-[.C958]" office:value-type="float" office:value="1041">
            <text:p>1041</text:p>
          </table:table-cell>
          <table:table-cell table:formula="of:=[.E959]+[.G959]-[.E958]-[.G958]" office:value-type="float" office:value="1179">
            <text:p>1179</text:p>
          </table:table-cell>
          <table:table-cell table:formula="of:=[.B959]+[.D959]-[.B958]-[.D958]" office:value-type="float" office:value="33">
            <text:p>33</text:p>
          </table:table-cell>
          <table:table-cell table:formula="of:=[.F959]+[.H959]-[.F958]-[.H958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322386">
            <text:p>322386</text:p>
          </table:table-cell>
          <table:table-cell office:value-type="float" office:value="9064">
            <text:p>9064</text:p>
          </table:table-cell>
          <table:table-cell office:value-type="float" office:value="691784">
            <text:p>691784</text:p>
          </table:table-cell>
          <table:table-cell office:value-type="float" office:value="23118">
            <text:p>23118</text:p>
          </table:table-cell>
          <table:table-cell office:value-type="float" office:value="515132">
            <text:p>515132</text:p>
          </table:table-cell>
          <table:table-cell office:value-type="float" office:value="13117">
            <text:p>13117</text:p>
          </table:table-cell>
          <table:table-cell office:value-type="float" office:value="951026">
            <text:p>951026</text:p>
          </table:table-cell>
          <table:table-cell office:value-type="float" office:value="31132">
            <text:p>31132</text:p>
          </table:table-cell>
          <table:table-cell table:number-columns-repeated="2"/>
          <table:table-cell table:formula="of:=[.A960]+[.C960]-[.A959]-[.C959]" office:value-type="float" office:value="1037">
            <text:p>1037</text:p>
          </table:table-cell>
          <table:table-cell table:formula="of:=[.E960]+[.G960]-[.E959]-[.G959]" office:value-type="float" office:value="1043">
            <text:p>1043</text:p>
          </table:table-cell>
          <table:table-cell table:formula="of:=[.B960]+[.D960]-[.B959]-[.D959]" office:value-type="float" office:value="33">
            <text:p>33</text:p>
          </table:table-cell>
          <table:table-cell table:formula="of:=[.F960]+[.H960]-[.F959]-[.H9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2705">
            <text:p>322705</text:p>
          </table:table-cell>
          <table:table-cell office:value-type="float" office:value="9073">
            <text:p>9073</text:p>
          </table:table-cell>
          <table:table-cell office:value-type="float" office:value="692502">
            <text:p>692502</text:p>
          </table:table-cell>
          <table:table-cell office:value-type="float" office:value="23142">
            <text:p>23142</text:p>
          </table:table-cell>
          <table:table-cell office:value-type="float" office:value="515457">
            <text:p>515457</text:p>
          </table:table-cell>
          <table:table-cell office:value-type="float" office:value="13126">
            <text:p>13126</text:p>
          </table:table-cell>
          <table:table-cell office:value-type="float" office:value="951744">
            <text:p>951744</text:p>
          </table:table-cell>
          <table:table-cell office:value-type="float" office:value="31156">
            <text:p>31156</text:p>
          </table:table-cell>
          <table:table-cell table:number-columns-repeated="2"/>
          <table:table-cell table:formula="of:=[.A961]+[.C961]-[.A960]-[.C960]" office:value-type="float" office:value="1041">
            <text:p>1041</text:p>
          </table:table-cell>
          <table:table-cell table:formula="of:=[.E961]+[.G961]-[.E960]-[.G960]" office:value-type="float" office:value="1039">
            <text:p>1039</text:p>
          </table:table-cell>
          <table:table-cell table:formula="of:=[.B961]+[.D961]-[.B960]-[.D960]" office:value-type="float" office:value="33">
            <text:p>33</text:p>
          </table:table-cell>
          <table:table-cell table:formula="of:=[.F961]+[.H961]-[.F960]-[.H9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3028">
            <text:p>323028</text:p>
          </table:table-cell>
          <table:table-cell office:value-type="float" office:value="9082">
            <text:p>9082</text:p>
          </table:table-cell>
          <table:table-cell office:value-type="float" office:value="693220">
            <text:p>693220</text:p>
          </table:table-cell>
          <table:table-cell office:value-type="float" office:value="23166">
            <text:p>23166</text:p>
          </table:table-cell>
          <table:table-cell office:value-type="float" office:value="515778">
            <text:p>515778</text:p>
          </table:table-cell>
          <table:table-cell office:value-type="float" office:value="13135">
            <text:p>13135</text:p>
          </table:table-cell>
          <table:table-cell office:value-type="float" office:value="952462">
            <text:p>952462</text:p>
          </table:table-cell>
          <table:table-cell office:value-type="float" office:value="31180">
            <text:p>31180</text:p>
          </table:table-cell>
          <table:table-cell table:number-columns-repeated="2"/>
          <table:table-cell table:formula="of:=[.A962]+[.C962]-[.A961]-[.C961]" office:value-type="float" office:value="1037">
            <text:p>1037</text:p>
          </table:table-cell>
          <table:table-cell table:formula="of:=[.E962]+[.G962]-[.E961]-[.G961]" office:value-type="float" office:value="1063">
            <text:p>1063</text:p>
          </table:table-cell>
          <table:table-cell table:formula="of:=[.B962]+[.D962]-[.B961]-[.D961]" office:value-type="float" office:value="33">
            <text:p>33</text:p>
          </table:table-cell>
          <table:table-cell table:formula="of:=[.F962]+[.H962]-[.F961]-[.H96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3347">
            <text:p>323347</text:p>
          </table:table-cell>
          <table:table-cell office:value-type="float" office:value="9091">
            <text:p>9091</text:p>
          </table:table-cell>
          <table:table-cell office:value-type="float" office:value="693938">
            <text:p>693938</text:p>
          </table:table-cell>
          <table:table-cell office:value-type="float" office:value="23190">
            <text:p>23190</text:p>
          </table:table-cell>
          <table:table-cell office:value-type="float" office:value="516123">
            <text:p>516123</text:p>
          </table:table-cell>
          <table:table-cell office:value-type="float" office:value="13145">
            <text:p>13145</text:p>
          </table:table-cell>
          <table:table-cell office:value-type="float" office:value="953180">
            <text:p>953180</text:p>
          </table:table-cell>
          <table:table-cell office:value-type="float" office:value="31204">
            <text:p>31204</text:p>
          </table:table-cell>
          <table:table-cell table:number-columns-repeated="2"/>
          <table:table-cell table:formula="of:=[.A963]+[.C963]-[.A962]-[.C962]" office:value-type="float" office:value="1041">
            <text:p>1041</text:p>
          </table:table-cell>
          <table:table-cell table:formula="of:=[.E963]+[.G963]-[.E962]-[.G962]" office:value-type="float" office:value="1039">
            <text:p>1039</text:p>
          </table:table-cell>
          <table:table-cell table:formula="of:=[.B963]+[.D963]-[.B962]-[.D962]" office:value-type="float" office:value="33">
            <text:p>33</text:p>
          </table:table-cell>
          <table:table-cell table:formula="of:=[.F963]+[.H963]-[.F962]-[.H9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3670">
            <text:p>323670</text:p>
          </table:table-cell>
          <table:table-cell office:value-type="float" office:value="9100">
            <text:p>9100</text:p>
          </table:table-cell>
          <table:table-cell office:value-type="float" office:value="694656">
            <text:p>694656</text:p>
          </table:table-cell>
          <table:table-cell office:value-type="float" office:value="23214">
            <text:p>23214</text:p>
          </table:table-cell>
          <table:table-cell office:value-type="float" office:value="516444">
            <text:p>516444</text:p>
          </table:table-cell>
          <table:table-cell office:value-type="float" office:value="13154">
            <text:p>13154</text:p>
          </table:table-cell>
          <table:table-cell office:value-type="float" office:value="953898">
            <text:p>953898</text:p>
          </table:table-cell>
          <table:table-cell office:value-type="float" office:value="31228">
            <text:p>31228</text:p>
          </table:table-cell>
          <table:table-cell table:number-columns-repeated="2"/>
          <table:table-cell table:formula="of:=[.A964]+[.C964]-[.A963]-[.C963]" office:value-type="float" office:value="1037">
            <text:p>1037</text:p>
          </table:table-cell>
          <table:table-cell table:formula="of:=[.E964]+[.G964]-[.E963]-[.G963]" office:value-type="float" office:value="1043">
            <text:p>1043</text:p>
          </table:table-cell>
          <table:table-cell table:formula="of:=[.B964]+[.D964]-[.B963]-[.D963]" office:value-type="float" office:value="33">
            <text:p>33</text:p>
          </table:table-cell>
          <table:table-cell table:formula="of:=[.F964]+[.H964]-[.F963]-[.H9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3989">
            <text:p>323989</text:p>
          </table:table-cell>
          <table:table-cell office:value-type="float" office:value="9109">
            <text:p>9109</text:p>
          </table:table-cell>
          <table:table-cell office:value-type="float" office:value="695374">
            <text:p>695374</text:p>
          </table:table-cell>
          <table:table-cell office:value-type="float" office:value="23238">
            <text:p>23238</text:p>
          </table:table-cell>
          <table:table-cell office:value-type="float" office:value="516769">
            <text:p>516769</text:p>
          </table:table-cell>
          <table:table-cell office:value-type="float" office:value="13163">
            <text:p>13163</text:p>
          </table:table-cell>
          <table:table-cell office:value-type="float" office:value="954616">
            <text:p>954616</text:p>
          </table:table-cell>
          <table:table-cell office:value-type="float" office:value="31252">
            <text:p>31252</text:p>
          </table:table-cell>
          <table:table-cell table:number-columns-repeated="2"/>
          <table:table-cell table:formula="of:=[.A965]+[.C965]-[.A964]-[.C964]" office:value-type="float" office:value="1041">
            <text:p>1041</text:p>
          </table:table-cell>
          <table:table-cell table:formula="of:=[.E965]+[.G965]-[.E964]-[.G964]" office:value-type="float" office:value="1059">
            <text:p>1059</text:p>
          </table:table-cell>
          <table:table-cell table:formula="of:=[.B965]+[.D965]-[.B964]-[.D964]" office:value-type="float" office:value="33">
            <text:p>33</text:p>
          </table:table-cell>
          <table:table-cell table:formula="of:=[.F965]+[.H965]-[.F964]-[.H9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4312">
            <text:p>324312</text:p>
          </table:table-cell>
          <table:table-cell office:value-type="float" office:value="9118">
            <text:p>9118</text:p>
          </table:table-cell>
          <table:table-cell office:value-type="float" office:value="696092">
            <text:p>696092</text:p>
          </table:table-cell>
          <table:table-cell office:value-type="float" office:value="23262">
            <text:p>23262</text:p>
          </table:table-cell>
          <table:table-cell office:value-type="float" office:value="517110">
            <text:p>517110</text:p>
          </table:table-cell>
          <table:table-cell office:value-type="float" office:value="13173">
            <text:p>13173</text:p>
          </table:table-cell>
          <table:table-cell office:value-type="float" office:value="955334">
            <text:p>955334</text:p>
          </table:table-cell>
          <table:table-cell office:value-type="float" office:value="31276">
            <text:p>31276</text:p>
          </table:table-cell>
          <table:table-cell table:number-columns-repeated="2"/>
          <table:table-cell table:formula="of:=[.A966]+[.C966]-[.A965]-[.C965]" office:value-type="float" office:value="1037">
            <text:p>1037</text:p>
          </table:table-cell>
          <table:table-cell table:formula="of:=[.E966]+[.G966]-[.E965]-[.G965]" office:value-type="float" office:value="1043">
            <text:p>1043</text:p>
          </table:table-cell>
          <table:table-cell table:formula="of:=[.B966]+[.D966]-[.B965]-[.D965]" office:value-type="float" office:value="33">
            <text:p>33</text:p>
          </table:table-cell>
          <table:table-cell table:formula="of:=[.F966]+[.H966]-[.F965]-[.H9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4631">
            <text:p>324631</text:p>
          </table:table-cell>
          <table:table-cell office:value-type="float" office:value="9127">
            <text:p>9127</text:p>
          </table:table-cell>
          <table:table-cell office:value-type="float" office:value="696810">
            <text:p>696810</text:p>
          </table:table-cell>
          <table:table-cell office:value-type="float" office:value="23286">
            <text:p>23286</text:p>
          </table:table-cell>
          <table:table-cell office:value-type="float" office:value="517435">
            <text:p>517435</text:p>
          </table:table-cell>
          <table:table-cell office:value-type="float" office:value="13182">
            <text:p>13182</text:p>
          </table:table-cell>
          <table:table-cell office:value-type="float" office:value="956052">
            <text:p>956052</text:p>
          </table:table-cell>
          <table:table-cell office:value-type="float" office:value="31300">
            <text:p>31300</text:p>
          </table:table-cell>
          <table:table-cell table:number-columns-repeated="2"/>
          <table:table-cell table:formula="of:=[.A967]+[.C967]-[.A966]-[.C966]" office:value-type="float" office:value="1041">
            <text:p>1041</text:p>
          </table:table-cell>
          <table:table-cell table:formula="of:=[.E967]+[.G967]-[.E966]-[.G966]" office:value-type="float" office:value="1039">
            <text:p>1039</text:p>
          </table:table-cell>
          <table:table-cell table:formula="of:=[.B967]+[.D967]-[.B966]-[.D966]" office:value-type="float" office:value="33">
            <text:p>33</text:p>
          </table:table-cell>
          <table:table-cell table:formula="of:=[.F967]+[.H967]-[.F966]-[.H9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4954">
            <text:p>324954</text:p>
          </table:table-cell>
          <table:table-cell office:value-type="float" office:value="9136">
            <text:p>9136</text:p>
          </table:table-cell>
          <table:table-cell office:value-type="float" office:value="697528">
            <text:p>697528</text:p>
          </table:table-cell>
          <table:table-cell office:value-type="float" office:value="23310">
            <text:p>23310</text:p>
          </table:table-cell>
          <table:table-cell office:value-type="float" office:value="517756">
            <text:p>517756</text:p>
          </table:table-cell>
          <table:table-cell office:value-type="float" office:value="13191">
            <text:p>13191</text:p>
          </table:table-cell>
          <table:table-cell office:value-type="float" office:value="956770">
            <text:p>956770</text:p>
          </table:table-cell>
          <table:table-cell office:value-type="float" office:value="31324">
            <text:p>31324</text:p>
          </table:table-cell>
          <table:table-cell table:number-columns-repeated="2"/>
          <table:table-cell table:formula="of:=[.A968]+[.C968]-[.A967]-[.C967]" office:value-type="float" office:value="1037">
            <text:p>1037</text:p>
          </table:table-cell>
          <table:table-cell table:formula="of:=[.E968]+[.G968]-[.E967]-[.G967]" office:value-type="float" office:value="1043">
            <text:p>1043</text:p>
          </table:table-cell>
          <table:table-cell table:formula="of:=[.B968]+[.D968]-[.B967]-[.D967]" office:value-type="float" office:value="33">
            <text:p>33</text:p>
          </table:table-cell>
          <table:table-cell table:formula="of:=[.F968]+[.H968]-[.F967]-[.H9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5273">
            <text:p>325273</text:p>
          </table:table-cell>
          <table:table-cell office:value-type="float" office:value="9145">
            <text:p>9145</text:p>
          </table:table-cell>
          <table:table-cell office:value-type="float" office:value="698246">
            <text:p>698246</text:p>
          </table:table-cell>
          <table:table-cell office:value-type="float" office:value="23334">
            <text:p>23334</text:p>
          </table:table-cell>
          <table:table-cell office:value-type="float" office:value="518081">
            <text:p>518081</text:p>
          </table:table-cell>
          <table:table-cell office:value-type="float" office:value="13200">
            <text:p>13200</text:p>
          </table:table-cell>
          <table:table-cell office:value-type="float" office:value="957488">
            <text:p>957488</text:p>
          </table:table-cell>
          <table:table-cell office:value-type="float" office:value="31348">
            <text:p>31348</text:p>
          </table:table-cell>
          <table:table-cell table:number-columns-repeated="2"/>
          <table:table-cell table:formula="of:=[.A969]+[.C969]-[.A968]-[.C968]" office:value-type="float" office:value="1041">
            <text:p>1041</text:p>
          </table:table-cell>
          <table:table-cell table:formula="of:=[.E969]+[.G969]-[.E968]-[.G968]" office:value-type="float" office:value="1059">
            <text:p>1059</text:p>
          </table:table-cell>
          <table:table-cell table:formula="of:=[.B969]+[.D969]-[.B968]-[.D968]" office:value-type="float" office:value="33">
            <text:p>33</text:p>
          </table:table-cell>
          <table:table-cell table:formula="of:=[.F969]+[.H969]-[.F968]-[.H96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5596">
            <text:p>325596</text:p>
          </table:table-cell>
          <table:table-cell office:value-type="float" office:value="9154">
            <text:p>9154</text:p>
          </table:table-cell>
          <table:table-cell office:value-type="float" office:value="698964">
            <text:p>698964</text:p>
          </table:table-cell>
          <table:table-cell office:value-type="float" office:value="23358">
            <text:p>23358</text:p>
          </table:table-cell>
          <table:table-cell office:value-type="float" office:value="518422">
            <text:p>518422</text:p>
          </table:table-cell>
          <table:table-cell office:value-type="float" office:value="13210">
            <text:p>13210</text:p>
          </table:table-cell>
          <table:table-cell office:value-type="float" office:value="958206">
            <text:p>958206</text:p>
          </table:table-cell>
          <table:table-cell office:value-type="float" office:value="31372">
            <text:p>31372</text:p>
          </table:table-cell>
          <table:table-cell table:number-columns-repeated="2"/>
          <table:table-cell table:formula="of:=[.A970]+[.C970]-[.A969]-[.C969]" office:value-type="float" office:value="1037">
            <text:p>1037</text:p>
          </table:table-cell>
          <table:table-cell table:formula="of:=[.E970]+[.G970]-[.E969]-[.G969]" office:value-type="float" office:value="1043">
            <text:p>1043</text:p>
          </table:table-cell>
          <table:table-cell table:formula="of:=[.B970]+[.D970]-[.B969]-[.D969]" office:value-type="float" office:value="33">
            <text:p>33</text:p>
          </table:table-cell>
          <table:table-cell table:formula="of:=[.F970]+[.H970]-[.F969]-[.H9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5915">
            <text:p>325915</text:p>
          </table:table-cell>
          <table:table-cell office:value-type="float" office:value="9163">
            <text:p>9163</text:p>
          </table:table-cell>
          <table:table-cell office:value-type="float" office:value="699682">
            <text:p>699682</text:p>
          </table:table-cell>
          <table:table-cell office:value-type="float" office:value="23382">
            <text:p>23382</text:p>
          </table:table-cell>
          <table:table-cell office:value-type="float" office:value="518747">
            <text:p>518747</text:p>
          </table:table-cell>
          <table:table-cell office:value-type="float" office:value="13219">
            <text:p>13219</text:p>
          </table:table-cell>
          <table:table-cell office:value-type="float" office:value="958924">
            <text:p>958924</text:p>
          </table:table-cell>
          <table:table-cell office:value-type="float" office:value="31396">
            <text:p>31396</text:p>
          </table:table-cell>
          <table:table-cell table:number-columns-repeated="2"/>
          <table:table-cell table:formula="of:=[.A971]+[.C971]-[.A970]-[.C970]" office:value-type="float" office:value="1041">
            <text:p>1041</text:p>
          </table:table-cell>
          <table:table-cell table:formula="of:=[.E971]+[.G971]-[.E970]-[.G970]" office:value-type="float" office:value="1039">
            <text:p>1039</text:p>
          </table:table-cell>
          <table:table-cell table:formula="of:=[.B971]+[.D971]-[.B970]-[.D970]" office:value-type="float" office:value="33">
            <text:p>33</text:p>
          </table:table-cell>
          <table:table-cell table:formula="of:=[.F971]+[.H971]-[.F970]-[.H9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6238">
            <text:p>326238</text:p>
          </table:table-cell>
          <table:table-cell office:value-type="float" office:value="9172">
            <text:p>9172</text:p>
          </table:table-cell>
          <table:table-cell office:value-type="float" office:value="700400">
            <text:p>700400</text:p>
          </table:table-cell>
          <table:table-cell office:value-type="float" office:value="23406">
            <text:p>23406</text:p>
          </table:table-cell>
          <table:table-cell office:value-type="float" office:value="519068">
            <text:p>519068</text:p>
          </table:table-cell>
          <table:table-cell office:value-type="float" office:value="13228">
            <text:p>13228</text:p>
          </table:table-cell>
          <table:table-cell office:value-type="float" office:value="959642">
            <text:p>959642</text:p>
          </table:table-cell>
          <table:table-cell office:value-type="float" office:value="31420">
            <text:p>31420</text:p>
          </table:table-cell>
          <table:table-cell table:number-columns-repeated="2"/>
          <table:table-cell table:formula="of:=[.A972]+[.C972]-[.A971]-[.C971]" office:value-type="float" office:value="1037">
            <text:p>1037</text:p>
          </table:table-cell>
          <table:table-cell table:formula="of:=[.E972]+[.G972]-[.E971]-[.G971]" office:value-type="float" office:value="1063">
            <text:p>1063</text:p>
          </table:table-cell>
          <table:table-cell table:formula="of:=[.B972]+[.D972]-[.B971]-[.D971]" office:value-type="float" office:value="33">
            <text:p>33</text:p>
          </table:table-cell>
          <table:table-cell table:formula="of:=[.F972]+[.H972]-[.F971]-[.H97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6557">
            <text:p>326557</text:p>
          </table:table-cell>
          <table:table-cell office:value-type="float" office:value="9181">
            <text:p>9181</text:p>
          </table:table-cell>
          <table:table-cell office:value-type="float" office:value="701118">
            <text:p>701118</text:p>
          </table:table-cell>
          <table:table-cell office:value-type="float" office:value="23430">
            <text:p>23430</text:p>
          </table:table-cell>
          <table:table-cell office:value-type="float" office:value="519413">
            <text:p>519413</text:p>
          </table:table-cell>
          <table:table-cell office:value-type="float" office:value="13238">
            <text:p>13238</text:p>
          </table:table-cell>
          <table:table-cell office:value-type="float" office:value="960360">
            <text:p>960360</text:p>
          </table:table-cell>
          <table:table-cell office:value-type="float" office:value="31444">
            <text:p>31444</text:p>
          </table:table-cell>
          <table:table-cell table:number-columns-repeated="2"/>
          <table:table-cell table:formula="of:=[.A973]+[.C973]-[.A972]-[.C972]" office:value-type="float" office:value="1041">
            <text:p>1041</text:p>
          </table:table-cell>
          <table:table-cell table:formula="of:=[.E973]+[.G973]-[.E972]-[.G972]" office:value-type="float" office:value="1039">
            <text:p>1039</text:p>
          </table:table-cell>
          <table:table-cell table:formula="of:=[.B973]+[.D973]-[.B972]-[.D972]" office:value-type="float" office:value="33">
            <text:p>33</text:p>
          </table:table-cell>
          <table:table-cell table:formula="of:=[.F973]+[.H973]-[.F972]-[.H9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6880">
            <text:p>326880</text:p>
          </table:table-cell>
          <table:table-cell office:value-type="float" office:value="9190">
            <text:p>9190</text:p>
          </table:table-cell>
          <table:table-cell office:value-type="float" office:value="701836">
            <text:p>701836</text:p>
          </table:table-cell>
          <table:table-cell office:value-type="float" office:value="23454">
            <text:p>23454</text:p>
          </table:table-cell>
          <table:table-cell office:value-type="float" office:value="519734">
            <text:p>519734</text:p>
          </table:table-cell>
          <table:table-cell office:value-type="float" office:value="13247">
            <text:p>13247</text:p>
          </table:table-cell>
          <table:table-cell office:value-type="float" office:value="961078">
            <text:p>961078</text:p>
          </table:table-cell>
          <table:table-cell office:value-type="float" office:value="31468">
            <text:p>31468</text:p>
          </table:table-cell>
          <table:table-cell table:number-columns-repeated="2"/>
          <table:table-cell table:formula="of:=[.A974]+[.C974]-[.A973]-[.C973]" office:value-type="float" office:value="1037">
            <text:p>1037</text:p>
          </table:table-cell>
          <table:table-cell table:formula="of:=[.E974]+[.G974]-[.E973]-[.G973]" office:value-type="float" office:value="1043">
            <text:p>1043</text:p>
          </table:table-cell>
          <table:table-cell table:formula="of:=[.B974]+[.D974]-[.B973]-[.D973]" office:value-type="float" office:value="33">
            <text:p>33</text:p>
          </table:table-cell>
          <table:table-cell table:formula="of:=[.F974]+[.H974]-[.F973]-[.H9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7199">
            <text:p>327199</text:p>
          </table:table-cell>
          <table:table-cell office:value-type="float" office:value="9199">
            <text:p>9199</text:p>
          </table:table-cell>
          <table:table-cell office:value-type="float" office:value="702554">
            <text:p>702554</text:p>
          </table:table-cell>
          <table:table-cell office:value-type="float" office:value="23478">
            <text:p>23478</text:p>
          </table:table-cell>
          <table:table-cell office:value-type="float" office:value="520059">
            <text:p>520059</text:p>
          </table:table-cell>
          <table:table-cell office:value-type="float" office:value="13256">
            <text:p>13256</text:p>
          </table:table-cell>
          <table:table-cell office:value-type="float" office:value="961796">
            <text:p>961796</text:p>
          </table:table-cell>
          <table:table-cell office:value-type="float" office:value="31492">
            <text:p>31492</text:p>
          </table:table-cell>
          <table:table-cell table:number-columns-repeated="2"/>
          <table:table-cell table:formula="of:=[.A975]+[.C975]-[.A974]-[.C974]" office:value-type="float" office:value="1041">
            <text:p>1041</text:p>
          </table:table-cell>
          <table:table-cell table:formula="of:=[.E975]+[.G975]-[.E974]-[.G974]" office:value-type="float" office:value="1039">
            <text:p>1039</text:p>
          </table:table-cell>
          <table:table-cell table:formula="of:=[.B975]+[.D975]-[.B974]-[.D974]" office:value-type="float" office:value="33">
            <text:p>33</text:p>
          </table:table-cell>
          <table:table-cell table:formula="of:=[.F975]+[.H975]-[.F974]-[.H9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7522">
            <text:p>327522</text:p>
          </table:table-cell>
          <table:table-cell office:value-type="float" office:value="9208">
            <text:p>9208</text:p>
          </table:table-cell>
          <table:table-cell office:value-type="float" office:value="703272">
            <text:p>703272</text:p>
          </table:table-cell>
          <table:table-cell office:value-type="float" office:value="23502">
            <text:p>23502</text:p>
          </table:table-cell>
          <table:table-cell office:value-type="float" office:value="520380">
            <text:p>520380</text:p>
          </table:table-cell>
          <table:table-cell office:value-type="float" office:value="13265">
            <text:p>13265</text:p>
          </table:table-cell>
          <table:table-cell office:value-type="float" office:value="962514">
            <text:p>962514</text:p>
          </table:table-cell>
          <table:table-cell office:value-type="float" office:value="31516">
            <text:p>31516</text:p>
          </table:table-cell>
          <table:table-cell table:number-columns-repeated="2"/>
          <table:table-cell table:formula="of:=[.A976]+[.C976]-[.A975]-[.C975]" office:value-type="float" office:value="1037">
            <text:p>1037</text:p>
          </table:table-cell>
          <table:table-cell table:formula="of:=[.E976]+[.G976]-[.E975]-[.G975]" office:value-type="float" office:value="1063">
            <text:p>1063</text:p>
          </table:table-cell>
          <table:table-cell table:formula="of:=[.B976]+[.D976]-[.B975]-[.D975]" office:value-type="float" office:value="33">
            <text:p>33</text:p>
          </table:table-cell>
          <table:table-cell table:formula="of:=[.F976]+[.H976]-[.F975]-[.H97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7841">
            <text:p>327841</text:p>
          </table:table-cell>
          <table:table-cell office:value-type="float" office:value="9217">
            <text:p>9217</text:p>
          </table:table-cell>
          <table:table-cell office:value-type="float" office:value="703990">
            <text:p>703990</text:p>
          </table:table-cell>
          <table:table-cell office:value-type="float" office:value="23526">
            <text:p>23526</text:p>
          </table:table-cell>
          <table:table-cell office:value-type="float" office:value="520725">
            <text:p>520725</text:p>
          </table:table-cell>
          <table:table-cell office:value-type="float" office:value="13275">
            <text:p>13275</text:p>
          </table:table-cell>
          <table:table-cell office:value-type="float" office:value="963232">
            <text:p>963232</text:p>
          </table:table-cell>
          <table:table-cell office:value-type="float" office:value="31540">
            <text:p>31540</text:p>
          </table:table-cell>
          <table:table-cell table:number-columns-repeated="2"/>
          <table:table-cell table:formula="of:=[.A977]+[.C977]-[.A976]-[.C976]" office:value-type="float" office:value="1041">
            <text:p>1041</text:p>
          </table:table-cell>
          <table:table-cell table:formula="of:=[.E977]+[.G977]-[.E976]-[.G976]" office:value-type="float" office:value="1039">
            <text:p>1039</text:p>
          </table:table-cell>
          <table:table-cell table:formula="of:=[.B977]+[.D977]-[.B976]-[.D976]" office:value-type="float" office:value="33">
            <text:p>33</text:p>
          </table:table-cell>
          <table:table-cell table:formula="of:=[.F977]+[.H977]-[.F976]-[.H9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8164">
            <text:p>328164</text:p>
          </table:table-cell>
          <table:table-cell office:value-type="float" office:value="9226">
            <text:p>9226</text:p>
          </table:table-cell>
          <table:table-cell office:value-type="float" office:value="704708">
            <text:p>704708</text:p>
          </table:table-cell>
          <table:table-cell office:value-type="float" office:value="23550">
            <text:p>23550</text:p>
          </table:table-cell>
          <table:table-cell office:value-type="float" office:value="521046">
            <text:p>521046</text:p>
          </table:table-cell>
          <table:table-cell office:value-type="float" office:value="13284">
            <text:p>13284</text:p>
          </table:table-cell>
          <table:table-cell office:value-type="float" office:value="963950">
            <text:p>963950</text:p>
          </table:table-cell>
          <table:table-cell office:value-type="float" office:value="31564">
            <text:p>31564</text:p>
          </table:table-cell>
          <table:table-cell table:number-columns-repeated="2"/>
          <table:table-cell table:formula="of:=[.A978]+[.C978]-[.A977]-[.C977]" office:value-type="float" office:value="1037">
            <text:p>1037</text:p>
          </table:table-cell>
          <table:table-cell table:formula="of:=[.E978]+[.G978]-[.E977]-[.G977]" office:value-type="float" office:value="1043">
            <text:p>1043</text:p>
          </table:table-cell>
          <table:table-cell table:formula="of:=[.B978]+[.D978]-[.B977]-[.D977]" office:value-type="float" office:value="33">
            <text:p>33</text:p>
          </table:table-cell>
          <table:table-cell table:formula="of:=[.F978]+[.H978]-[.F977]-[.H9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8483">
            <text:p>328483</text:p>
          </table:table-cell>
          <table:table-cell office:value-type="float" office:value="9235">
            <text:p>9235</text:p>
          </table:table-cell>
          <table:table-cell office:value-type="float" office:value="705426">
            <text:p>705426</text:p>
          </table:table-cell>
          <table:table-cell office:value-type="float" office:value="23574">
            <text:p>23574</text:p>
          </table:table-cell>
          <table:table-cell office:value-type="float" office:value="521371">
            <text:p>521371</text:p>
          </table:table-cell>
          <table:table-cell office:value-type="float" office:value="13293">
            <text:p>13293</text:p>
          </table:table-cell>
          <table:table-cell office:value-type="float" office:value="964668">
            <text:p>964668</text:p>
          </table:table-cell>
          <table:table-cell office:value-type="float" office:value="31588">
            <text:p>31588</text:p>
          </table:table-cell>
          <table:table-cell table:number-columns-repeated="2"/>
          <table:table-cell table:formula="of:=[.A979]+[.C979]-[.A978]-[.C978]" office:value-type="float" office:value="1041">
            <text:p>1041</text:p>
          </table:table-cell>
          <table:table-cell table:formula="of:=[.E979]+[.G979]-[.E978]-[.G978]" office:value-type="float" office:value="1039">
            <text:p>1039</text:p>
          </table:table-cell>
          <table:table-cell table:formula="of:=[.B979]+[.D979]-[.B978]-[.D978]" office:value-type="float" office:value="33">
            <text:p>33</text:p>
          </table:table-cell>
          <table:table-cell table:formula="of:=[.F979]+[.H979]-[.F978]-[.H9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8806">
            <text:p>328806</text:p>
          </table:table-cell>
          <table:table-cell office:value-type="float" office:value="9244">
            <text:p>9244</text:p>
          </table:table-cell>
          <table:table-cell office:value-type="float" office:value="706144">
            <text:p>706144</text:p>
          </table:table-cell>
          <table:table-cell office:value-type="float" office:value="23598">
            <text:p>23598</text:p>
          </table:table-cell>
          <table:table-cell office:value-type="float" office:value="521692">
            <text:p>521692</text:p>
          </table:table-cell>
          <table:table-cell office:value-type="float" office:value="13302">
            <text:p>13302</text:p>
          </table:table-cell>
          <table:table-cell office:value-type="float" office:value="965386">
            <text:p>965386</text:p>
          </table:table-cell>
          <table:table-cell office:value-type="float" office:value="31612">
            <text:p>31612</text:p>
          </table:table-cell>
          <table:table-cell table:number-columns-repeated="2"/>
          <table:table-cell table:formula="of:=[.A980]+[.C980]-[.A979]-[.C979]" office:value-type="float" office:value="1037">
            <text:p>1037</text:p>
          </table:table-cell>
          <table:table-cell table:formula="of:=[.E980]+[.G980]-[.E979]-[.G979]" office:value-type="float" office:value="1043">
            <text:p>1043</text:p>
          </table:table-cell>
          <table:table-cell table:formula="of:=[.B980]+[.D980]-[.B979]-[.D979]" office:value-type="float" office:value="33">
            <text:p>33</text:p>
          </table:table-cell>
          <table:table-cell table:formula="of:=[.F980]+[.H980]-[.F979]-[.H9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9125">
            <text:p>329125</text:p>
          </table:table-cell>
          <table:table-cell office:value-type="float" office:value="9253">
            <text:p>9253</text:p>
          </table:table-cell>
          <table:table-cell office:value-type="float" office:value="706862">
            <text:p>706862</text:p>
          </table:table-cell>
          <table:table-cell office:value-type="float" office:value="23622">
            <text:p>23622</text:p>
          </table:table-cell>
          <table:table-cell office:value-type="float" office:value="522017">
            <text:p>522017</text:p>
          </table:table-cell>
          <table:table-cell office:value-type="float" office:value="13311">
            <text:p>13311</text:p>
          </table:table-cell>
          <table:table-cell office:value-type="float" office:value="966104">
            <text:p>966104</text:p>
          </table:table-cell>
          <table:table-cell office:value-type="float" office:value="31636">
            <text:p>31636</text:p>
          </table:table-cell>
          <table:table-cell table:number-columns-repeated="2"/>
          <table:table-cell table:formula="of:=[.A981]+[.C981]-[.A980]-[.C980]" office:value-type="float" office:value="1041">
            <text:p>1041</text:p>
          </table:table-cell>
          <table:table-cell table:formula="of:=[.E981]+[.G981]-[.E980]-[.G980]" office:value-type="float" office:value="1059">
            <text:p>1059</text:p>
          </table:table-cell>
          <table:table-cell table:formula="of:=[.B981]+[.D981]-[.B980]-[.D980]" office:value-type="float" office:value="33">
            <text:p>33</text:p>
          </table:table-cell>
          <table:table-cell table:formula="of:=[.F981]+[.H981]-[.F980]-[.H98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29448">
            <text:p>329448</text:p>
          </table:table-cell>
          <table:table-cell office:value-type="float" office:value="9262">
            <text:p>9262</text:p>
          </table:table-cell>
          <table:table-cell office:value-type="float" office:value="707580">
            <text:p>707580</text:p>
          </table:table-cell>
          <table:table-cell office:value-type="float" office:value="23646">
            <text:p>23646</text:p>
          </table:table-cell>
          <table:table-cell office:value-type="float" office:value="522358">
            <text:p>522358</text:p>
          </table:table-cell>
          <table:table-cell office:value-type="float" office:value="13321">
            <text:p>13321</text:p>
          </table:table-cell>
          <table:table-cell office:value-type="float" office:value="966822">
            <text:p>966822</text:p>
          </table:table-cell>
          <table:table-cell office:value-type="float" office:value="31660">
            <text:p>31660</text:p>
          </table:table-cell>
          <table:table-cell table:number-columns-repeated="2"/>
          <table:table-cell table:formula="of:=[.A982]+[.C982]-[.A981]-[.C981]" office:value-type="float" office:value="1037">
            <text:p>1037</text:p>
          </table:table-cell>
          <table:table-cell table:formula="of:=[.E982]+[.G982]-[.E981]-[.G981]" office:value-type="float" office:value="1043">
            <text:p>1043</text:p>
          </table:table-cell>
          <table:table-cell table:formula="of:=[.B982]+[.D982]-[.B981]-[.D981]" office:value-type="float" office:value="33">
            <text:p>33</text:p>
          </table:table-cell>
          <table:table-cell table:formula="of:=[.F982]+[.H982]-[.F981]-[.H9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29767">
            <text:p>329767</text:p>
          </table:table-cell>
          <table:table-cell office:value-type="float" office:value="9271">
            <text:p>9271</text:p>
          </table:table-cell>
          <table:table-cell office:value-type="float" office:value="708298">
            <text:p>708298</text:p>
          </table:table-cell>
          <table:table-cell office:value-type="float" office:value="23670">
            <text:p>23670</text:p>
          </table:table-cell>
          <table:table-cell office:value-type="float" office:value="522683">
            <text:p>522683</text:p>
          </table:table-cell>
          <table:table-cell office:value-type="float" office:value="13330">
            <text:p>13330</text:p>
          </table:table-cell>
          <table:table-cell office:value-type="float" office:value="967540">
            <text:p>967540</text:p>
          </table:table-cell>
          <table:table-cell office:value-type="float" office:value="31684">
            <text:p>31684</text:p>
          </table:table-cell>
          <table:table-cell table:number-columns-repeated="2"/>
          <table:table-cell table:formula="of:=[.A983]+[.C983]-[.A982]-[.C982]" office:value-type="float" office:value="1041">
            <text:p>1041</text:p>
          </table:table-cell>
          <table:table-cell table:formula="of:=[.E983]+[.G983]-[.E982]-[.G982]" office:value-type="float" office:value="1039">
            <text:p>1039</text:p>
          </table:table-cell>
          <table:table-cell table:formula="of:=[.B983]+[.D983]-[.B982]-[.D982]" office:value-type="float" office:value="33">
            <text:p>33</text:p>
          </table:table-cell>
          <table:table-cell table:formula="of:=[.F983]+[.H983]-[.F982]-[.H9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0090">
            <text:p>330090</text:p>
          </table:table-cell>
          <table:table-cell office:value-type="float" office:value="9280">
            <text:p>9280</text:p>
          </table:table-cell>
          <table:table-cell office:value-type="float" office:value="709016">
            <text:p>709016</text:p>
          </table:table-cell>
          <table:table-cell office:value-type="float" office:value="23694">
            <text:p>23694</text:p>
          </table:table-cell>
          <table:table-cell office:value-type="float" office:value="523004">
            <text:p>523004</text:p>
          </table:table-cell>
          <table:table-cell office:value-type="float" office:value="13339">
            <text:p>13339</text:p>
          </table:table-cell>
          <table:table-cell office:value-type="float" office:value="968258">
            <text:p>968258</text:p>
          </table:table-cell>
          <table:table-cell office:value-type="float" office:value="31708">
            <text:p>31708</text:p>
          </table:table-cell>
          <table:table-cell table:number-columns-repeated="2"/>
          <table:table-cell table:formula="of:=[.A984]+[.C984]-[.A983]-[.C983]" office:value-type="float" office:value="1037">
            <text:p>1037</text:p>
          </table:table-cell>
          <table:table-cell table:formula="of:=[.E984]+[.G984]-[.E983]-[.G983]" office:value-type="float" office:value="1043">
            <text:p>1043</text:p>
          </table:table-cell>
          <table:table-cell table:formula="of:=[.B984]+[.D984]-[.B983]-[.D983]" office:value-type="float" office:value="33">
            <text:p>33</text:p>
          </table:table-cell>
          <table:table-cell table:formula="of:=[.F984]+[.H984]-[.F983]-[.H9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0409">
            <text:p>330409</text:p>
          </table:table-cell>
          <table:table-cell office:value-type="float" office:value="9289">
            <text:p>9289</text:p>
          </table:table-cell>
          <table:table-cell office:value-type="float" office:value="709734">
            <text:p>709734</text:p>
          </table:table-cell>
          <table:table-cell office:value-type="float" office:value="23718">
            <text:p>23718</text:p>
          </table:table-cell>
          <table:table-cell office:value-type="float" office:value="523329">
            <text:p>523329</text:p>
          </table:table-cell>
          <table:table-cell office:value-type="float" office:value="13348">
            <text:p>13348</text:p>
          </table:table-cell>
          <table:table-cell office:value-type="float" office:value="968976">
            <text:p>968976</text:p>
          </table:table-cell>
          <table:table-cell office:value-type="float" office:value="31732">
            <text:p>31732</text:p>
          </table:table-cell>
          <table:table-cell table:number-columns-repeated="2"/>
          <table:table-cell table:formula="of:=[.A985]+[.C985]-[.A984]-[.C984]" office:value-type="float" office:value="1041">
            <text:p>1041</text:p>
          </table:table-cell>
          <table:table-cell table:formula="of:=[.E985]+[.G985]-[.E984]-[.G984]" office:value-type="float" office:value="1059">
            <text:p>1059</text:p>
          </table:table-cell>
          <table:table-cell table:formula="of:=[.B985]+[.D985]-[.B984]-[.D984]" office:value-type="float" office:value="33">
            <text:p>33</text:p>
          </table:table-cell>
          <table:table-cell table:formula="of:=[.F985]+[.H985]-[.F984]-[.H98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0732">
            <text:p>330732</text:p>
          </table:table-cell>
          <table:table-cell office:value-type="float" office:value="9298">
            <text:p>9298</text:p>
          </table:table-cell>
          <table:table-cell office:value-type="float" office:value="710452">
            <text:p>710452</text:p>
          </table:table-cell>
          <table:table-cell office:value-type="float" office:value="23742">
            <text:p>23742</text:p>
          </table:table-cell>
          <table:table-cell office:value-type="float" office:value="523670">
            <text:p>523670</text:p>
          </table:table-cell>
          <table:table-cell office:value-type="float" office:value="13358">
            <text:p>13358</text:p>
          </table:table-cell>
          <table:table-cell office:value-type="float" office:value="969694">
            <text:p>969694</text:p>
          </table:table-cell>
          <table:table-cell office:value-type="float" office:value="31756">
            <text:p>31756</text:p>
          </table:table-cell>
          <table:table-cell table:number-columns-repeated="2"/>
          <table:table-cell table:formula="of:=[.A986]+[.C986]-[.A985]-[.C985]" office:value-type="float" office:value="1037">
            <text:p>1037</text:p>
          </table:table-cell>
          <table:table-cell table:formula="of:=[.E986]+[.G986]-[.E985]-[.G985]" office:value-type="float" office:value="1043">
            <text:p>1043</text:p>
          </table:table-cell>
          <table:table-cell table:formula="of:=[.B986]+[.D986]-[.B985]-[.D985]" office:value-type="float" office:value="33">
            <text:p>33</text:p>
          </table:table-cell>
          <table:table-cell table:formula="of:=[.F986]+[.H986]-[.F985]-[.H9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1051">
            <text:p>331051</text:p>
          </table:table-cell>
          <table:table-cell office:value-type="float" office:value="9307">
            <text:p>9307</text:p>
          </table:table-cell>
          <table:table-cell office:value-type="float" office:value="711170">
            <text:p>711170</text:p>
          </table:table-cell>
          <table:table-cell office:value-type="float" office:value="23766">
            <text:p>23766</text:p>
          </table:table-cell>
          <table:table-cell office:value-type="float" office:value="523995">
            <text:p>523995</text:p>
          </table:table-cell>
          <table:table-cell office:value-type="float" office:value="13367">
            <text:p>13367</text:p>
          </table:table-cell>
          <table:table-cell office:value-type="float" office:value="970412">
            <text:p>970412</text:p>
          </table:table-cell>
          <table:table-cell office:value-type="float" office:value="31780">
            <text:p>31780</text:p>
          </table:table-cell>
          <table:table-cell table:number-columns-repeated="2"/>
          <table:table-cell table:formula="of:=[.A987]+[.C987]-[.A986]-[.C986]" office:value-type="float" office:value="1041">
            <text:p>1041</text:p>
          </table:table-cell>
          <table:table-cell table:formula="of:=[.E987]+[.G987]-[.E986]-[.G986]" office:value-type="float" office:value="1059">
            <text:p>1059</text:p>
          </table:table-cell>
          <table:table-cell table:formula="of:=[.B987]+[.D987]-[.B986]-[.D986]" office:value-type="float" office:value="33">
            <text:p>33</text:p>
          </table:table-cell>
          <table:table-cell table:formula="of:=[.F987]+[.H987]-[.F986]-[.H98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1374">
            <text:p>331374</text:p>
          </table:table-cell>
          <table:table-cell office:value-type="float" office:value="9316">
            <text:p>9316</text:p>
          </table:table-cell>
          <table:table-cell office:value-type="float" office:value="711888">
            <text:p>711888</text:p>
          </table:table-cell>
          <table:table-cell office:value-type="float" office:value="23790">
            <text:p>23790</text:p>
          </table:table-cell>
          <table:table-cell office:value-type="float" office:value="524336">
            <text:p>524336</text:p>
          </table:table-cell>
          <table:table-cell office:value-type="float" office:value="13377">
            <text:p>13377</text:p>
          </table:table-cell>
          <table:table-cell office:value-type="float" office:value="971130">
            <text:p>971130</text:p>
          </table:table-cell>
          <table:table-cell office:value-type="float" office:value="31804">
            <text:p>31804</text:p>
          </table:table-cell>
          <table:table-cell table:number-columns-repeated="2"/>
          <table:table-cell table:formula="of:=[.A988]+[.C988]-[.A987]-[.C987]" office:value-type="float" office:value="1037">
            <text:p>1037</text:p>
          </table:table-cell>
          <table:table-cell table:formula="of:=[.E988]+[.G988]-[.E987]-[.G987]" office:value-type="float" office:value="1043">
            <text:p>1043</text:p>
          </table:table-cell>
          <table:table-cell table:formula="of:=[.B988]+[.D988]-[.B987]-[.D987]" office:value-type="float" office:value="33">
            <text:p>33</text:p>
          </table:table-cell>
          <table:table-cell table:formula="of:=[.F988]+[.H988]-[.F987]-[.H9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1693">
            <text:p>331693</text:p>
          </table:table-cell>
          <table:table-cell office:value-type="float" office:value="9325">
            <text:p>9325</text:p>
          </table:table-cell>
          <table:table-cell office:value-type="float" office:value="712606">
            <text:p>712606</text:p>
          </table:table-cell>
          <table:table-cell office:value-type="float" office:value="23814">
            <text:p>23814</text:p>
          </table:table-cell>
          <table:table-cell office:value-type="float" office:value="524661">
            <text:p>524661</text:p>
          </table:table-cell>
          <table:table-cell office:value-type="float" office:value="13386">
            <text:p>13386</text:p>
          </table:table-cell>
          <table:table-cell office:value-type="float" office:value="971848">
            <text:p>971848</text:p>
          </table:table-cell>
          <table:table-cell office:value-type="float" office:value="31828">
            <text:p>31828</text:p>
          </table:table-cell>
          <table:table-cell table:number-columns-repeated="2"/>
          <table:table-cell table:formula="of:=[.A989]+[.C989]-[.A988]-[.C988]" office:value-type="float" office:value="1041">
            <text:p>1041</text:p>
          </table:table-cell>
          <table:table-cell table:formula="of:=[.E989]+[.G989]-[.E988]-[.G988]" office:value-type="float" office:value="1039">
            <text:p>1039</text:p>
          </table:table-cell>
          <table:table-cell table:formula="of:=[.B989]+[.D989]-[.B988]-[.D988]" office:value-type="float" office:value="33">
            <text:p>33</text:p>
          </table:table-cell>
          <table:table-cell table:formula="of:=[.F989]+[.H989]-[.F988]-[.H9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2016">
            <text:p>332016</text:p>
          </table:table-cell>
          <table:table-cell office:value-type="float" office:value="9334">
            <text:p>9334</text:p>
          </table:table-cell>
          <table:table-cell office:value-type="float" office:value="713324">
            <text:p>713324</text:p>
          </table:table-cell>
          <table:table-cell office:value-type="float" office:value="23838">
            <text:p>23838</text:p>
          </table:table-cell>
          <table:table-cell office:value-type="float" office:value="524982">
            <text:p>524982</text:p>
          </table:table-cell>
          <table:table-cell office:value-type="float" office:value="13395">
            <text:p>13395</text:p>
          </table:table-cell>
          <table:table-cell office:value-type="float" office:value="972566">
            <text:p>972566</text:p>
          </table:table-cell>
          <table:table-cell office:value-type="float" office:value="31852">
            <text:p>31852</text:p>
          </table:table-cell>
          <table:table-cell table:number-columns-repeated="2"/>
          <table:table-cell table:formula="of:=[.A990]+[.C990]-[.A989]-[.C989]" office:value-type="float" office:value="1037">
            <text:p>1037</text:p>
          </table:table-cell>
          <table:table-cell table:formula="of:=[.E990]+[.G990]-[.E989]-[.G989]" office:value-type="float" office:value="1063">
            <text:p>1063</text:p>
          </table:table-cell>
          <table:table-cell table:formula="of:=[.B990]+[.D990]-[.B989]-[.D989]" office:value-type="float" office:value="33">
            <text:p>33</text:p>
          </table:table-cell>
          <table:table-cell table:formula="of:=[.F990]+[.H990]-[.F989]-[.H9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2335">
            <text:p>332335</text:p>
          </table:table-cell>
          <table:table-cell office:value-type="float" office:value="9343">
            <text:p>9343</text:p>
          </table:table-cell>
          <table:table-cell office:value-type="float" office:value="714042">
            <text:p>714042</text:p>
          </table:table-cell>
          <table:table-cell office:value-type="float" office:value="23862">
            <text:p>23862</text:p>
          </table:table-cell>
          <table:table-cell office:value-type="float" office:value="525327">
            <text:p>525327</text:p>
          </table:table-cell>
          <table:table-cell office:value-type="float" office:value="13405">
            <text:p>13405</text:p>
          </table:table-cell>
          <table:table-cell office:value-type="float" office:value="973284">
            <text:p>973284</text:p>
          </table:table-cell>
          <table:table-cell office:value-type="float" office:value="31876">
            <text:p>31876</text:p>
          </table:table-cell>
          <table:table-cell table:number-columns-repeated="2"/>
          <table:table-cell table:formula="of:=[.A991]+[.C991]-[.A990]-[.C990]" office:value-type="float" office:value="1041">
            <text:p>1041</text:p>
          </table:table-cell>
          <table:table-cell table:formula="of:=[.E991]+[.G991]-[.E990]-[.G990]" office:value-type="float" office:value="1039">
            <text:p>1039</text:p>
          </table:table-cell>
          <table:table-cell table:formula="of:=[.B991]+[.D991]-[.B990]-[.D990]" office:value-type="float" office:value="33">
            <text:p>33</text:p>
          </table:table-cell>
          <table:table-cell table:formula="of:=[.F991]+[.H991]-[.F990]-[.H9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2658">
            <text:p>332658</text:p>
          </table:table-cell>
          <table:table-cell office:value-type="float" office:value="9352">
            <text:p>9352</text:p>
          </table:table-cell>
          <table:table-cell office:value-type="float" office:value="714760">
            <text:p>714760</text:p>
          </table:table-cell>
          <table:table-cell office:value-type="float" office:value="23886">
            <text:p>23886</text:p>
          </table:table-cell>
          <table:table-cell office:value-type="float" office:value="525648">
            <text:p>525648</text:p>
          </table:table-cell>
          <table:table-cell office:value-type="float" office:value="13414">
            <text:p>13414</text:p>
          </table:table-cell>
          <table:table-cell office:value-type="float" office:value="974002">
            <text:p>974002</text:p>
          </table:table-cell>
          <table:table-cell office:value-type="float" office:value="31900">
            <text:p>31900</text:p>
          </table:table-cell>
          <table:table-cell table:number-columns-repeated="2"/>
          <table:table-cell table:formula="of:=[.A992]+[.C992]-[.A991]-[.C991]" office:value-type="float" office:value="1037">
            <text:p>1037</text:p>
          </table:table-cell>
          <table:table-cell table:formula="of:=[.E992]+[.G992]-[.E991]-[.G991]" office:value-type="float" office:value="1063">
            <text:p>1063</text:p>
          </table:table-cell>
          <table:table-cell table:formula="of:=[.B992]+[.D992]-[.B991]-[.D991]" office:value-type="float" office:value="33">
            <text:p>33</text:p>
          </table:table-cell>
          <table:table-cell table:formula="of:=[.F992]+[.H992]-[.F991]-[.H99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2977">
            <text:p>332977</text:p>
          </table:table-cell>
          <table:table-cell office:value-type="float" office:value="9361">
            <text:p>9361</text:p>
          </table:table-cell>
          <table:table-cell office:value-type="float" office:value="715478">
            <text:p>715478</text:p>
          </table:table-cell>
          <table:table-cell office:value-type="float" office:value="23910">
            <text:p>23910</text:p>
          </table:table-cell>
          <table:table-cell office:value-type="float" office:value="525993">
            <text:p>525993</text:p>
          </table:table-cell>
          <table:table-cell office:value-type="float" office:value="13424">
            <text:p>13424</text:p>
          </table:table-cell>
          <table:table-cell office:value-type="float" office:value="974720">
            <text:p>974720</text:p>
          </table:table-cell>
          <table:table-cell office:value-type="float" office:value="31924">
            <text:p>31924</text:p>
          </table:table-cell>
          <table:table-cell table:number-columns-repeated="2"/>
          <table:table-cell table:formula="of:=[.A993]+[.C993]-[.A992]-[.C992]" office:value-type="float" office:value="1041">
            <text:p>1041</text:p>
          </table:table-cell>
          <table:table-cell table:formula="of:=[.E993]+[.G993]-[.E992]-[.G992]" office:value-type="float" office:value="1039">
            <text:p>1039</text:p>
          </table:table-cell>
          <table:table-cell table:formula="of:=[.B993]+[.D993]-[.B992]-[.D992]" office:value-type="float" office:value="33">
            <text:p>33</text:p>
          </table:table-cell>
          <table:table-cell table:formula="of:=[.F993]+[.H993]-[.F992]-[.H9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3300">
            <text:p>333300</text:p>
          </table:table-cell>
          <table:table-cell office:value-type="float" office:value="9370">
            <text:p>9370</text:p>
          </table:table-cell>
          <table:table-cell office:value-type="float" office:value="716196">
            <text:p>716196</text:p>
          </table:table-cell>
          <table:table-cell office:value-type="float" office:value="23934">
            <text:p>23934</text:p>
          </table:table-cell>
          <table:table-cell office:value-type="float" office:value="526314">
            <text:p>526314</text:p>
          </table:table-cell>
          <table:table-cell office:value-type="float" office:value="13433">
            <text:p>13433</text:p>
          </table:table-cell>
          <table:table-cell office:value-type="float" office:value="975438">
            <text:p>975438</text:p>
          </table:table-cell>
          <table:table-cell office:value-type="float" office:value="31948">
            <text:p>31948</text:p>
          </table:table-cell>
          <table:table-cell table:number-columns-repeated="2"/>
          <table:table-cell table:formula="of:=[.A994]+[.C994]-[.A993]-[.C993]" office:value-type="float" office:value="1037">
            <text:p>1037</text:p>
          </table:table-cell>
          <table:table-cell table:formula="of:=[.E994]+[.G994]-[.E993]-[.G993]" office:value-type="float" office:value="1043">
            <text:p>1043</text:p>
          </table:table-cell>
          <table:table-cell table:formula="of:=[.B994]+[.D994]-[.B993]-[.D993]" office:value-type="float" office:value="33">
            <text:p>33</text:p>
          </table:table-cell>
          <table:table-cell table:formula="of:=[.F994]+[.H994]-[.F993]-[.H9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3619">
            <text:p>333619</text:p>
          </table:table-cell>
          <table:table-cell office:value-type="float" office:value="9379">
            <text:p>9379</text:p>
          </table:table-cell>
          <table:table-cell office:value-type="float" office:value="716914">
            <text:p>716914</text:p>
          </table:table-cell>
          <table:table-cell office:value-type="float" office:value="23958">
            <text:p>23958</text:p>
          </table:table-cell>
          <table:table-cell office:value-type="float" office:value="526639">
            <text:p>526639</text:p>
          </table:table-cell>
          <table:table-cell office:value-type="float" office:value="13442">
            <text:p>13442</text:p>
          </table:table-cell>
          <table:table-cell office:value-type="float" office:value="976156">
            <text:p>976156</text:p>
          </table:table-cell>
          <table:table-cell office:value-type="float" office:value="31972">
            <text:p>31972</text:p>
          </table:table-cell>
          <table:table-cell table:number-columns-repeated="2"/>
          <table:table-cell table:formula="of:=[.A995]+[.C995]-[.A994]-[.C994]" office:value-type="float" office:value="1041">
            <text:p>1041</text:p>
          </table:table-cell>
          <table:table-cell table:formula="of:=[.E995]+[.G995]-[.E994]-[.G994]" office:value-type="float" office:value="1039">
            <text:p>1039</text:p>
          </table:table-cell>
          <table:table-cell table:formula="of:=[.B995]+[.D995]-[.B994]-[.D994]" office:value-type="float" office:value="33">
            <text:p>33</text:p>
          </table:table-cell>
          <table:table-cell table:formula="of:=[.F995]+[.H995]-[.F994]-[.H9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3942">
            <text:p>333942</text:p>
          </table:table-cell>
          <table:table-cell office:value-type="float" office:value="9388">
            <text:p>9388</text:p>
          </table:table-cell>
          <table:table-cell office:value-type="float" office:value="717632">
            <text:p>717632</text:p>
          </table:table-cell>
          <table:table-cell office:value-type="float" office:value="23982">
            <text:p>23982</text:p>
          </table:table-cell>
          <table:table-cell office:value-type="float" office:value="526960">
            <text:p>526960</text:p>
          </table:table-cell>
          <table:table-cell office:value-type="float" office:value="13451">
            <text:p>13451</text:p>
          </table:table-cell>
          <table:table-cell office:value-type="float" office:value="976874">
            <text:p>976874</text:p>
          </table:table-cell>
          <table:table-cell office:value-type="float" office:value="31996">
            <text:p>31996</text:p>
          </table:table-cell>
          <table:table-cell table:number-columns-repeated="2"/>
          <table:table-cell table:formula="of:=[.A996]+[.C996]-[.A995]-[.C995]" office:value-type="float" office:value="1037">
            <text:p>1037</text:p>
          </table:table-cell>
          <table:table-cell table:formula="of:=[.E996]+[.G996]-[.E995]-[.G995]" office:value-type="float" office:value="1063">
            <text:p>1063</text:p>
          </table:table-cell>
          <table:table-cell table:formula="of:=[.B996]+[.D996]-[.B995]-[.D995]" office:value-type="float" office:value="33">
            <text:p>33</text:p>
          </table:table-cell>
          <table:table-cell table:formula="of:=[.F996]+[.H996]-[.F995]-[.H9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4261">
            <text:p>334261</text:p>
          </table:table-cell>
          <table:table-cell office:value-type="float" office:value="9397">
            <text:p>9397</text:p>
          </table:table-cell>
          <table:table-cell office:value-type="float" office:value="718350">
            <text:p>718350</text:p>
          </table:table-cell>
          <table:table-cell office:value-type="float" office:value="24006">
            <text:p>24006</text:p>
          </table:table-cell>
          <table:table-cell office:value-type="float" office:value="527305">
            <text:p>527305</text:p>
          </table:table-cell>
          <table:table-cell office:value-type="float" office:value="13461">
            <text:p>13461</text:p>
          </table:table-cell>
          <table:table-cell office:value-type="float" office:value="977592">
            <text:p>977592</text:p>
          </table:table-cell>
          <table:table-cell office:value-type="float" office:value="32020">
            <text:p>32020</text:p>
          </table:table-cell>
          <table:table-cell table:number-columns-repeated="2"/>
          <table:table-cell table:formula="of:=[.A997]+[.C997]-[.A996]-[.C996]" office:value-type="float" office:value="1041">
            <text:p>1041</text:p>
          </table:table-cell>
          <table:table-cell table:formula="of:=[.E997]+[.G997]-[.E996]-[.G996]" office:value-type="float" office:value="1039">
            <text:p>1039</text:p>
          </table:table-cell>
          <table:table-cell table:formula="of:=[.B997]+[.D997]-[.B996]-[.D996]" office:value-type="float" office:value="33">
            <text:p>33</text:p>
          </table:table-cell>
          <table:table-cell table:formula="of:=[.F997]+[.H997]-[.F996]-[.H9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4584">
            <text:p>334584</text:p>
          </table:table-cell>
          <table:table-cell office:value-type="float" office:value="9406">
            <text:p>9406</text:p>
          </table:table-cell>
          <table:table-cell office:value-type="float" office:value="719068">
            <text:p>719068</text:p>
          </table:table-cell>
          <table:table-cell office:value-type="float" office:value="24030">
            <text:p>24030</text:p>
          </table:table-cell>
          <table:table-cell office:value-type="float" office:value="527626">
            <text:p>527626</text:p>
          </table:table-cell>
          <table:table-cell office:value-type="float" office:value="13470">
            <text:p>13470</text:p>
          </table:table-cell>
          <table:table-cell office:value-type="float" office:value="978310">
            <text:p>978310</text:p>
          </table:table-cell>
          <table:table-cell office:value-type="float" office:value="32044">
            <text:p>32044</text:p>
          </table:table-cell>
          <table:table-cell table:number-columns-repeated="2"/>
          <table:table-cell table:formula="of:=[.A998]+[.C998]-[.A997]-[.C997]" office:value-type="float" office:value="1037">
            <text:p>1037</text:p>
          </table:table-cell>
          <table:table-cell table:formula="of:=[.E998]+[.G998]-[.E997]-[.G997]" office:value-type="float" office:value="1043">
            <text:p>1043</text:p>
          </table:table-cell>
          <table:table-cell table:formula="of:=[.B998]+[.D998]-[.B997]-[.D997]" office:value-type="float" office:value="33">
            <text:p>33</text:p>
          </table:table-cell>
          <table:table-cell table:formula="of:=[.F998]+[.H998]-[.F997]-[.H9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4903">
            <text:p>334903</text:p>
          </table:table-cell>
          <table:table-cell office:value-type="float" office:value="9415">
            <text:p>9415</text:p>
          </table:table-cell>
          <table:table-cell office:value-type="float" office:value="719786">
            <text:p>719786</text:p>
          </table:table-cell>
          <table:table-cell office:value-type="float" office:value="24054">
            <text:p>24054</text:p>
          </table:table-cell>
          <table:table-cell office:value-type="float" office:value="527951">
            <text:p>527951</text:p>
          </table:table-cell>
          <table:table-cell office:value-type="float" office:value="13479">
            <text:p>13479</text:p>
          </table:table-cell>
          <table:table-cell office:value-type="float" office:value="979028">
            <text:p>979028</text:p>
          </table:table-cell>
          <table:table-cell office:value-type="float" office:value="32068">
            <text:p>32068</text:p>
          </table:table-cell>
          <table:table-cell table:number-columns-repeated="2"/>
          <table:table-cell table:formula="of:=[.A999]+[.C999]-[.A998]-[.C998]" office:value-type="float" office:value="1041">
            <text:p>1041</text:p>
          </table:table-cell>
          <table:table-cell table:formula="of:=[.E999]+[.G999]-[.E998]-[.G998]" office:value-type="float" office:value="1039">
            <text:p>1039</text:p>
          </table:table-cell>
          <table:table-cell table:formula="of:=[.B999]+[.D999]-[.B998]-[.D998]" office:value-type="float" office:value="33">
            <text:p>33</text:p>
          </table:table-cell>
          <table:table-cell table:formula="of:=[.F999]+[.H999]-[.F998]-[.H9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5226">
            <text:p>335226</text:p>
          </table:table-cell>
          <table:table-cell office:value-type="float" office:value="9424">
            <text:p>9424</text:p>
          </table:table-cell>
          <table:table-cell office:value-type="float" office:value="720504">
            <text:p>720504</text:p>
          </table:table-cell>
          <table:table-cell office:value-type="float" office:value="24078">
            <text:p>24078</text:p>
          </table:table-cell>
          <table:table-cell office:value-type="float" office:value="528272">
            <text:p>528272</text:p>
          </table:table-cell>
          <table:table-cell office:value-type="float" office:value="13488">
            <text:p>13488</text:p>
          </table:table-cell>
          <table:table-cell office:value-type="float" office:value="979746">
            <text:p>979746</text:p>
          </table:table-cell>
          <table:table-cell office:value-type="float" office:value="32092">
            <text:p>32092</text:p>
          </table:table-cell>
          <table:table-cell table:number-columns-repeated="2"/>
          <table:table-cell table:formula="of:=[.A1000]+[.C1000]-[.A999]-[.C999]" office:value-type="float" office:value="1037">
            <text:p>1037</text:p>
          </table:table-cell>
          <table:table-cell table:formula="of:=[.E1000]+[.G1000]-[.E999]-[.G999]" office:value-type="float" office:value="1063">
            <text:p>1063</text:p>
          </table:table-cell>
          <table:table-cell table:formula="of:=[.B1000]+[.D1000]-[.B999]-[.D999]" office:value-type="float" office:value="33">
            <text:p>33</text:p>
          </table:table-cell>
          <table:table-cell table:formula="of:=[.F1000]+[.H1000]-[.F999]-[.H99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5545">
            <text:p>335545</text:p>
          </table:table-cell>
          <table:table-cell office:value-type="float" office:value="9433">
            <text:p>9433</text:p>
          </table:table-cell>
          <table:table-cell office:value-type="float" office:value="721222">
            <text:p>721222</text:p>
          </table:table-cell>
          <table:table-cell office:value-type="float" office:value="24102">
            <text:p>24102</text:p>
          </table:table-cell>
          <table:table-cell office:value-type="float" office:value="528617">
            <text:p>528617</text:p>
          </table:table-cell>
          <table:table-cell office:value-type="float" office:value="13498">
            <text:p>13498</text:p>
          </table:table-cell>
          <table:table-cell office:value-type="float" office:value="980464">
            <text:p>980464</text:p>
          </table:table-cell>
          <table:table-cell office:value-type="float" office:value="32116">
            <text:p>32116</text:p>
          </table:table-cell>
          <table:table-cell table:number-columns-repeated="2"/>
          <table:table-cell table:formula="of:=[.A1001]+[.C1001]-[.A1000]-[.C1000]" office:value-type="float" office:value="1041">
            <text:p>1041</text:p>
          </table:table-cell>
          <table:table-cell table:formula="of:=[.E1001]+[.G1001]-[.E1000]-[.G1000]" office:value-type="float" office:value="1039">
            <text:p>1039</text:p>
          </table:table-cell>
          <table:table-cell table:formula="of:=[.B1001]+[.D1001]-[.B1000]-[.D1000]" office:value-type="float" office:value="33">
            <text:p>33</text:p>
          </table:table-cell>
          <table:table-cell table:formula="of:=[.F1001]+[.H1001]-[.F1000]-[.H10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5868">
            <text:p>335868</text:p>
          </table:table-cell>
          <table:table-cell office:value-type="float" office:value="9442">
            <text:p>9442</text:p>
          </table:table-cell>
          <table:table-cell office:value-type="float" office:value="721940">
            <text:p>721940</text:p>
          </table:table-cell>
          <table:table-cell office:value-type="float" office:value="24126">
            <text:p>24126</text:p>
          </table:table-cell>
          <table:table-cell office:value-type="float" office:value="528938">
            <text:p>528938</text:p>
          </table:table-cell>
          <table:table-cell office:value-type="float" office:value="13507">
            <text:p>13507</text:p>
          </table:table-cell>
          <table:table-cell office:value-type="float" office:value="981182">
            <text:p>981182</text:p>
          </table:table-cell>
          <table:table-cell office:value-type="float" office:value="32140">
            <text:p>32140</text:p>
          </table:table-cell>
          <table:table-cell table:number-columns-repeated="2"/>
          <table:table-cell table:formula="of:=[.A1002]+[.C1002]-[.A1001]-[.C1001]" office:value-type="float" office:value="1037">
            <text:p>1037</text:p>
          </table:table-cell>
          <table:table-cell table:formula="of:=[.E1002]+[.G1002]-[.E1001]-[.G1001]" office:value-type="float" office:value="1043">
            <text:p>1043</text:p>
          </table:table-cell>
          <table:table-cell table:formula="of:=[.B1002]+[.D1002]-[.B1001]-[.D1001]" office:value-type="float" office:value="33">
            <text:p>33</text:p>
          </table:table-cell>
          <table:table-cell table:formula="of:=[.F1002]+[.H1002]-[.F1001]-[.H10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6187">
            <text:p>336187</text:p>
          </table:table-cell>
          <table:table-cell office:value-type="float" office:value="9451">
            <text:p>9451</text:p>
          </table:table-cell>
          <table:table-cell office:value-type="float" office:value="722658">
            <text:p>722658</text:p>
          </table:table-cell>
          <table:table-cell office:value-type="float" office:value="24150">
            <text:p>24150</text:p>
          </table:table-cell>
          <table:table-cell office:value-type="float" office:value="529263">
            <text:p>529263</text:p>
          </table:table-cell>
          <table:table-cell office:value-type="float" office:value="13516">
            <text:p>13516</text:p>
          </table:table-cell>
          <table:table-cell office:value-type="float" office:value="981900">
            <text:p>981900</text:p>
          </table:table-cell>
          <table:table-cell office:value-type="float" office:value="32164">
            <text:p>32164</text:p>
          </table:table-cell>
          <table:table-cell table:number-columns-repeated="2"/>
          <table:table-cell table:formula="of:=[.A1003]+[.C1003]-[.A1002]-[.C1002]" office:value-type="float" office:value="1041">
            <text:p>1041</text:p>
          </table:table-cell>
          <table:table-cell table:formula="of:=[.E1003]+[.G1003]-[.E1002]-[.G1002]" office:value-type="float" office:value="925">
            <text:p>925</text:p>
          </table:table-cell>
          <table:table-cell table:formula="of:=[.B1003]+[.D1003]-[.B1002]-[.D1002]" office:value-type="float" office:value="33">
            <text:p>33</text:p>
          </table:table-cell>
          <table:table-cell table:formula="of:=[.F1003]+[.H1003]-[.F1002]-[.H1002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36510">
            <text:p>336510</text:p>
          </table:table-cell>
          <table:table-cell office:value-type="float" office:value="9460">
            <text:p>9460</text:p>
          </table:table-cell>
          <table:table-cell office:value-type="float" office:value="723376">
            <text:p>723376</text:p>
          </table:table-cell>
          <table:table-cell office:value-type="float" office:value="24174">
            <text:p>24174</text:p>
          </table:table-cell>
          <table:table-cell office:value-type="float" office:value="529604">
            <text:p>529604</text:p>
          </table:table-cell>
          <table:table-cell office:value-type="float" office:value="13526">
            <text:p>13526</text:p>
          </table:table-cell>
          <table:table-cell office:value-type="float" office:value="982484">
            <text:p>982484</text:p>
          </table:table-cell>
          <table:table-cell office:value-type="float" office:value="32189">
            <text:p>32189</text:p>
          </table:table-cell>
          <table:table-cell table:number-columns-repeated="2"/>
          <table:table-cell table:formula="of:=[.A1004]+[.C1004]-[.A1003]-[.C1003]" office:value-type="float" office:value="1037">
            <text:p>1037</text:p>
          </table:table-cell>
          <table:table-cell table:formula="of:=[.E1004]+[.G1004]-[.E1003]-[.G1003]" office:value-type="float" office:value="1303">
            <text:p>1303</text:p>
          </table:table-cell>
          <table:table-cell table:formula="of:=[.B1004]+[.D1004]-[.B1003]-[.D1003]" office:value-type="float" office:value="33">
            <text:p>33</text:p>
          </table:table-cell>
          <table:table-cell table:formula="of:=[.F1004]+[.H1004]-[.F1003]-[.H10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6829">
            <text:p>336829</text:p>
          </table:table-cell>
          <table:table-cell office:value-type="float" office:value="9469">
            <text:p>9469</text:p>
          </table:table-cell>
          <table:table-cell office:value-type="float" office:value="724094">
            <text:p>724094</text:p>
          </table:table-cell>
          <table:table-cell office:value-type="float" office:value="24198">
            <text:p>24198</text:p>
          </table:table-cell>
          <table:table-cell office:value-type="float" office:value="529929">
            <text:p>529929</text:p>
          </table:table-cell>
          <table:table-cell office:value-type="float" office:value="13535">
            <text:p>13535</text:p>
          </table:table-cell>
          <table:table-cell office:value-type="float" office:value="983462">
            <text:p>983462</text:p>
          </table:table-cell>
          <table:table-cell office:value-type="float" office:value="32214">
            <text:p>32214</text:p>
          </table:table-cell>
          <table:table-cell table:number-columns-repeated="2"/>
          <table:table-cell table:formula="of:=[.A1005]+[.C1005]-[.A1004]-[.C1004]" office:value-type="float" office:value="1041">
            <text:p>1041</text:p>
          </table:table-cell>
          <table:table-cell table:formula="of:=[.E1005]+[.G1005]-[.E1004]-[.G1004]" office:value-type="float" office:value="1059">
            <text:p>1059</text:p>
          </table:table-cell>
          <table:table-cell table:formula="of:=[.B1005]+[.D1005]-[.B1004]-[.D1004]" office:value-type="float" office:value="33">
            <text:p>33</text:p>
          </table:table-cell>
          <table:table-cell table:formula="of:=[.F1005]+[.H1005]-[.F1004]-[.H100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7152">
            <text:p>337152</text:p>
          </table:table-cell>
          <table:table-cell office:value-type="float" office:value="9478">
            <text:p>9478</text:p>
          </table:table-cell>
          <table:table-cell office:value-type="float" office:value="724812">
            <text:p>724812</text:p>
          </table:table-cell>
          <table:table-cell office:value-type="float" office:value="24222">
            <text:p>24222</text:p>
          </table:table-cell>
          <table:table-cell office:value-type="float" office:value="530270">
            <text:p>530270</text:p>
          </table:table-cell>
          <table:table-cell office:value-type="float" office:value="13545">
            <text:p>13545</text:p>
          </table:table-cell>
          <table:table-cell office:value-type="float" office:value="984180">
            <text:p>984180</text:p>
          </table:table-cell>
          <table:table-cell office:value-type="float" office:value="32238">
            <text:p>32238</text:p>
          </table:table-cell>
          <table:table-cell table:number-columns-repeated="2"/>
          <table:table-cell table:formula="of:=[.A1006]+[.C1006]-[.A1005]-[.C1005]" office:value-type="float" office:value="1037">
            <text:p>1037</text:p>
          </table:table-cell>
          <table:table-cell table:formula="of:=[.E1006]+[.G1006]-[.E1005]-[.G1005]" office:value-type="float" office:value="1043">
            <text:p>1043</text:p>
          </table:table-cell>
          <table:table-cell table:formula="of:=[.B1006]+[.D1006]-[.B1005]-[.D1005]" office:value-type="float" office:value="33">
            <text:p>33</text:p>
          </table:table-cell>
          <table:table-cell table:formula="of:=[.F1006]+[.H1006]-[.F1005]-[.H10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7471">
            <text:p>337471</text:p>
          </table:table-cell>
          <table:table-cell office:value-type="float" office:value="9487">
            <text:p>9487</text:p>
          </table:table-cell>
          <table:table-cell office:value-type="float" office:value="725530">
            <text:p>725530</text:p>
          </table:table-cell>
          <table:table-cell office:value-type="float" office:value="24246">
            <text:p>24246</text:p>
          </table:table-cell>
          <table:table-cell office:value-type="float" office:value="530595">
            <text:p>530595</text:p>
          </table:table-cell>
          <table:table-cell office:value-type="float" office:value="13554">
            <text:p>13554</text:p>
          </table:table-cell>
          <table:table-cell office:value-type="float" office:value="984898">
            <text:p>984898</text:p>
          </table:table-cell>
          <table:table-cell office:value-type="float" office:value="32262">
            <text:p>32262</text:p>
          </table:table-cell>
          <table:table-cell table:number-columns-repeated="2"/>
          <table:table-cell table:formula="of:=[.A1007]+[.C1007]-[.A1006]-[.C1006]" office:value-type="float" office:value="1041">
            <text:p>1041</text:p>
          </table:table-cell>
          <table:table-cell table:formula="of:=[.E1007]+[.G1007]-[.E1006]-[.G1006]" office:value-type="float" office:value="1039">
            <text:p>1039</text:p>
          </table:table-cell>
          <table:table-cell table:formula="of:=[.B1007]+[.D1007]-[.B1006]-[.D1006]" office:value-type="float" office:value="33">
            <text:p>33</text:p>
          </table:table-cell>
          <table:table-cell table:formula="of:=[.F1007]+[.H1007]-[.F1006]-[.H10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7794">
            <text:p>337794</text:p>
          </table:table-cell>
          <table:table-cell office:value-type="float" office:value="9496">
            <text:p>9496</text:p>
          </table:table-cell>
          <table:table-cell office:value-type="float" office:value="726248">
            <text:p>726248</text:p>
          </table:table-cell>
          <table:table-cell office:value-type="float" office:value="24270">
            <text:p>24270</text:p>
          </table:table-cell>
          <table:table-cell office:value-type="float" office:value="530916">
            <text:p>530916</text:p>
          </table:table-cell>
          <table:table-cell office:value-type="float" office:value="13563">
            <text:p>13563</text:p>
          </table:table-cell>
          <table:table-cell office:value-type="float" office:value="985616">
            <text:p>985616</text:p>
          </table:table-cell>
          <table:table-cell office:value-type="float" office:value="32286">
            <text:p>32286</text:p>
          </table:table-cell>
          <table:table-cell table:number-columns-repeated="2"/>
          <table:table-cell table:formula="of:=[.A1008]+[.C1008]-[.A1007]-[.C1007]" office:value-type="float" office:value="1037">
            <text:p>1037</text:p>
          </table:table-cell>
          <table:table-cell table:formula="of:=[.E1008]+[.G1008]-[.E1007]-[.G1007]" office:value-type="float" office:value="1043">
            <text:p>1043</text:p>
          </table:table-cell>
          <table:table-cell table:formula="of:=[.B1008]+[.D1008]-[.B1007]-[.D1007]" office:value-type="float" office:value="33">
            <text:p>33</text:p>
          </table:table-cell>
          <table:table-cell table:formula="of:=[.F1008]+[.H1008]-[.F1007]-[.H10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8113">
            <text:p>338113</text:p>
          </table:table-cell>
          <table:table-cell office:value-type="float" office:value="9505">
            <text:p>9505</text:p>
          </table:table-cell>
          <table:table-cell office:value-type="float" office:value="726966">
            <text:p>726966</text:p>
          </table:table-cell>
          <table:table-cell office:value-type="float" office:value="24294">
            <text:p>24294</text:p>
          </table:table-cell>
          <table:table-cell office:value-type="float" office:value="531241">
            <text:p>531241</text:p>
          </table:table-cell>
          <table:table-cell office:value-type="float" office:value="13572">
            <text:p>13572</text:p>
          </table:table-cell>
          <table:table-cell office:value-type="float" office:value="986334">
            <text:p>986334</text:p>
          </table:table-cell>
          <table:table-cell office:value-type="float" office:value="32310">
            <text:p>32310</text:p>
          </table:table-cell>
          <table:table-cell table:number-columns-repeated="2"/>
          <table:table-cell table:formula="of:=[.A1009]+[.C1009]-[.A1008]-[.C1008]" office:value-type="float" office:value="1041">
            <text:p>1041</text:p>
          </table:table-cell>
          <table:table-cell table:formula="of:=[.E1009]+[.G1009]-[.E1008]-[.G1008]" office:value-type="float" office:value="1039">
            <text:p>1039</text:p>
          </table:table-cell>
          <table:table-cell table:formula="of:=[.B1009]+[.D1009]-[.B1008]-[.D1008]" office:value-type="float" office:value="33">
            <text:p>33</text:p>
          </table:table-cell>
          <table:table-cell table:formula="of:=[.F1009]+[.H1009]-[.F1008]-[.H10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8436">
            <text:p>338436</text:p>
          </table:table-cell>
          <table:table-cell office:value-type="float" office:value="9514">
            <text:p>9514</text:p>
          </table:table-cell>
          <table:table-cell office:value-type="float" office:value="727684">
            <text:p>727684</text:p>
          </table:table-cell>
          <table:table-cell office:value-type="float" office:value="24318">
            <text:p>24318</text:p>
          </table:table-cell>
          <table:table-cell office:value-type="float" office:value="531562">
            <text:p>531562</text:p>
          </table:table-cell>
          <table:table-cell office:value-type="float" office:value="13581">
            <text:p>13581</text:p>
          </table:table-cell>
          <table:table-cell office:value-type="float" office:value="987052">
            <text:p>987052</text:p>
          </table:table-cell>
          <table:table-cell office:value-type="float" office:value="32334">
            <text:p>32334</text:p>
          </table:table-cell>
          <table:table-cell table:number-columns-repeated="2"/>
          <table:table-cell table:formula="of:=[.A1010]+[.C1010]-[.A1009]-[.C1009]" office:value-type="float" office:value="1037">
            <text:p>1037</text:p>
          </table:table-cell>
          <table:table-cell table:formula="of:=[.E1010]+[.G1010]-[.E1009]-[.G1009]" office:value-type="float" office:value="1043">
            <text:p>1043</text:p>
          </table:table-cell>
          <table:table-cell table:formula="of:=[.B1010]+[.D1010]-[.B1009]-[.D1009]" office:value-type="float" office:value="33">
            <text:p>33</text:p>
          </table:table-cell>
          <table:table-cell table:formula="of:=[.F1010]+[.H1010]-[.F1009]-[.H10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8755">
            <text:p>338755</text:p>
          </table:table-cell>
          <table:table-cell office:value-type="float" office:value="9523">
            <text:p>9523</text:p>
          </table:table-cell>
          <table:table-cell office:value-type="float" office:value="728402">
            <text:p>728402</text:p>
          </table:table-cell>
          <table:table-cell office:value-type="float" office:value="24342">
            <text:p>24342</text:p>
          </table:table-cell>
          <table:table-cell office:value-type="float" office:value="531887">
            <text:p>531887</text:p>
          </table:table-cell>
          <table:table-cell office:value-type="float" office:value="13590">
            <text:p>13590</text:p>
          </table:table-cell>
          <table:table-cell office:value-type="float" office:value="987770">
            <text:p>987770</text:p>
          </table:table-cell>
          <table:table-cell office:value-type="float" office:value="32358">
            <text:p>32358</text:p>
          </table:table-cell>
          <table:table-cell table:number-columns-repeated="2"/>
          <table:table-cell table:formula="of:=[.A1011]+[.C1011]-[.A1010]-[.C1010]" office:value-type="float" office:value="1041">
            <text:p>1041</text:p>
          </table:table-cell>
          <table:table-cell table:formula="of:=[.E1011]+[.G1011]-[.E1010]-[.G1010]" office:value-type="float" office:value="1039">
            <text:p>1039</text:p>
          </table:table-cell>
          <table:table-cell table:formula="of:=[.B1011]+[.D1011]-[.B1010]-[.D1010]" office:value-type="float" office:value="33">
            <text:p>33</text:p>
          </table:table-cell>
          <table:table-cell table:formula="of:=[.F1011]+[.H1011]-[.F1010]-[.H10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9078">
            <text:p>339078</text:p>
          </table:table-cell>
          <table:table-cell office:value-type="float" office:value="9532">
            <text:p>9532</text:p>
          </table:table-cell>
          <table:table-cell office:value-type="float" office:value="729120">
            <text:p>729120</text:p>
          </table:table-cell>
          <table:table-cell office:value-type="float" office:value="24366">
            <text:p>24366</text:p>
          </table:table-cell>
          <table:table-cell office:value-type="float" office:value="532208">
            <text:p>532208</text:p>
          </table:table-cell>
          <table:table-cell office:value-type="float" office:value="13599">
            <text:p>13599</text:p>
          </table:table-cell>
          <table:table-cell office:value-type="float" office:value="988488">
            <text:p>988488</text:p>
          </table:table-cell>
          <table:table-cell office:value-type="float" office:value="32382">
            <text:p>32382</text:p>
          </table:table-cell>
          <table:table-cell table:number-columns-repeated="2"/>
          <table:table-cell table:formula="of:=[.A1012]+[.C1012]-[.A1011]-[.C1011]" office:value-type="float" office:value="1037">
            <text:p>1037</text:p>
          </table:table-cell>
          <table:table-cell table:formula="of:=[.E1012]+[.G1012]-[.E1011]-[.G1011]" office:value-type="float" office:value="1063">
            <text:p>1063</text:p>
          </table:table-cell>
          <table:table-cell table:formula="of:=[.B1012]+[.D1012]-[.B1011]-[.D1011]" office:value-type="float" office:value="33">
            <text:p>33</text:p>
          </table:table-cell>
          <table:table-cell table:formula="of:=[.F1012]+[.H1012]-[.F1011]-[.H101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39397">
            <text:p>339397</text:p>
          </table:table-cell>
          <table:table-cell office:value-type="float" office:value="9541">
            <text:p>9541</text:p>
          </table:table-cell>
          <table:table-cell office:value-type="float" office:value="729838">
            <text:p>729838</text:p>
          </table:table-cell>
          <table:table-cell office:value-type="float" office:value="24390">
            <text:p>24390</text:p>
          </table:table-cell>
          <table:table-cell office:value-type="float" office:value="532553">
            <text:p>532553</text:p>
          </table:table-cell>
          <table:table-cell office:value-type="float" office:value="13609">
            <text:p>13609</text:p>
          </table:table-cell>
          <table:table-cell office:value-type="float" office:value="989206">
            <text:p>989206</text:p>
          </table:table-cell>
          <table:table-cell office:value-type="float" office:value="32406">
            <text:p>32406</text:p>
          </table:table-cell>
          <table:table-cell table:number-columns-repeated="2"/>
          <table:table-cell table:formula="of:=[.A1013]+[.C1013]-[.A1012]-[.C1012]" office:value-type="float" office:value="1041">
            <text:p>1041</text:p>
          </table:table-cell>
          <table:table-cell table:formula="of:=[.E1013]+[.G1013]-[.E1012]-[.G1012]" office:value-type="float" office:value="1039">
            <text:p>1039</text:p>
          </table:table-cell>
          <table:table-cell table:formula="of:=[.B1013]+[.D1013]-[.B1012]-[.D1012]" office:value-type="float" office:value="33">
            <text:p>33</text:p>
          </table:table-cell>
          <table:table-cell table:formula="of:=[.F1013]+[.H1013]-[.F1012]-[.H10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39720">
            <text:p>339720</text:p>
          </table:table-cell>
          <table:table-cell office:value-type="float" office:value="9550">
            <text:p>9550</text:p>
          </table:table-cell>
          <table:table-cell office:value-type="float" office:value="730556">
            <text:p>730556</text:p>
          </table:table-cell>
          <table:table-cell office:value-type="float" office:value="24414">
            <text:p>24414</text:p>
          </table:table-cell>
          <table:table-cell office:value-type="float" office:value="532874">
            <text:p>532874</text:p>
          </table:table-cell>
          <table:table-cell office:value-type="float" office:value="13618">
            <text:p>13618</text:p>
          </table:table-cell>
          <table:table-cell office:value-type="float" office:value="989924">
            <text:p>989924</text:p>
          </table:table-cell>
          <table:table-cell office:value-type="float" office:value="32430">
            <text:p>32430</text:p>
          </table:table-cell>
          <table:table-cell table:number-columns-repeated="2"/>
          <table:table-cell table:formula="of:=[.A1014]+[.C1014]-[.A1013]-[.C1013]" office:value-type="float" office:value="1037">
            <text:p>1037</text:p>
          </table:table-cell>
          <table:table-cell table:formula="of:=[.E1014]+[.G1014]-[.E1013]-[.G1013]" office:value-type="float" office:value="1043">
            <text:p>1043</text:p>
          </table:table-cell>
          <table:table-cell table:formula="of:=[.B1014]+[.D1014]-[.B1013]-[.D1013]" office:value-type="float" office:value="33">
            <text:p>33</text:p>
          </table:table-cell>
          <table:table-cell table:formula="of:=[.F1014]+[.H1014]-[.F1013]-[.H10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0039">
            <text:p>340039</text:p>
          </table:table-cell>
          <table:table-cell office:value-type="float" office:value="9559">
            <text:p>9559</text:p>
          </table:table-cell>
          <table:table-cell office:value-type="float" office:value="731274">
            <text:p>731274</text:p>
          </table:table-cell>
          <table:table-cell office:value-type="float" office:value="24438">
            <text:p>24438</text:p>
          </table:table-cell>
          <table:table-cell office:value-type="float" office:value="533199">
            <text:p>533199</text:p>
          </table:table-cell>
          <table:table-cell office:value-type="float" office:value="13627">
            <text:p>13627</text:p>
          </table:table-cell>
          <table:table-cell office:value-type="float" office:value="990642">
            <text:p>990642</text:p>
          </table:table-cell>
          <table:table-cell office:value-type="float" office:value="32454">
            <text:p>32454</text:p>
          </table:table-cell>
          <table:table-cell table:number-columns-repeated="2"/>
          <table:table-cell table:formula="of:=[.A1015]+[.C1015]-[.A1014]-[.C1014]" office:value-type="float" office:value="1041">
            <text:p>1041</text:p>
          </table:table-cell>
          <table:table-cell table:formula="of:=[.E1015]+[.G1015]-[.E1014]-[.G1014]" office:value-type="float" office:value="1039">
            <text:p>1039</text:p>
          </table:table-cell>
          <table:table-cell table:formula="of:=[.B1015]+[.D1015]-[.B1014]-[.D1014]" office:value-type="float" office:value="33">
            <text:p>33</text:p>
          </table:table-cell>
          <table:table-cell table:formula="of:=[.F1015]+[.H1015]-[.F1014]-[.H10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0362">
            <text:p>340362</text:p>
          </table:table-cell>
          <table:table-cell office:value-type="float" office:value="9568">
            <text:p>9568</text:p>
          </table:table-cell>
          <table:table-cell office:value-type="float" office:value="731992">
            <text:p>731992</text:p>
          </table:table-cell>
          <table:table-cell office:value-type="float" office:value="24462">
            <text:p>24462</text:p>
          </table:table-cell>
          <table:table-cell office:value-type="float" office:value="533520">
            <text:p>533520</text:p>
          </table:table-cell>
          <table:table-cell office:value-type="float" office:value="13636">
            <text:p>13636</text:p>
          </table:table-cell>
          <table:table-cell office:value-type="float" office:value="991360">
            <text:p>991360</text:p>
          </table:table-cell>
          <table:table-cell office:value-type="float" office:value="32478">
            <text:p>32478</text:p>
          </table:table-cell>
          <table:table-cell table:number-columns-repeated="2"/>
          <table:table-cell table:formula="of:=[.A1016]+[.C1016]-[.A1015]-[.C1015]" office:value-type="float" office:value="1037">
            <text:p>1037</text:p>
          </table:table-cell>
          <table:table-cell table:formula="of:=[.E1016]+[.G1016]-[.E1015]-[.G1015]" office:value-type="float" office:value="1043">
            <text:p>1043</text:p>
          </table:table-cell>
          <table:table-cell table:formula="of:=[.B1016]+[.D1016]-[.B1015]-[.D1015]" office:value-type="float" office:value="33">
            <text:p>33</text:p>
          </table:table-cell>
          <table:table-cell table:formula="of:=[.F1016]+[.H1016]-[.F1015]-[.H10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0681">
            <text:p>340681</text:p>
          </table:table-cell>
          <table:table-cell office:value-type="float" office:value="9577">
            <text:p>9577</text:p>
          </table:table-cell>
          <table:table-cell office:value-type="float" office:value="732710">
            <text:p>732710</text:p>
          </table:table-cell>
          <table:table-cell office:value-type="float" office:value="24486">
            <text:p>24486</text:p>
          </table:table-cell>
          <table:table-cell office:value-type="float" office:value="533845">
            <text:p>533845</text:p>
          </table:table-cell>
          <table:table-cell office:value-type="float" office:value="13645">
            <text:p>13645</text:p>
          </table:table-cell>
          <table:table-cell office:value-type="float" office:value="992078">
            <text:p>992078</text:p>
          </table:table-cell>
          <table:table-cell office:value-type="float" office:value="32502">
            <text:p>32502</text:p>
          </table:table-cell>
          <table:table-cell table:number-columns-repeated="2"/>
          <table:table-cell table:formula="of:=[.A1017]+[.C1017]-[.A1016]-[.C1016]" office:value-type="float" office:value="1041">
            <text:p>1041</text:p>
          </table:table-cell>
          <table:table-cell table:formula="of:=[.E1017]+[.G1017]-[.E1016]-[.G1016]" office:value-type="float" office:value="1059">
            <text:p>1059</text:p>
          </table:table-cell>
          <table:table-cell table:formula="of:=[.B1017]+[.D1017]-[.B1016]-[.D1016]" office:value-type="float" office:value="33">
            <text:p>33</text:p>
          </table:table-cell>
          <table:table-cell table:formula="of:=[.F1017]+[.H1017]-[.F1016]-[.H101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1004">
            <text:p>341004</text:p>
          </table:table-cell>
          <table:table-cell office:value-type="float" office:value="9586">
            <text:p>9586</text:p>
          </table:table-cell>
          <table:table-cell office:value-type="float" office:value="733428">
            <text:p>733428</text:p>
          </table:table-cell>
          <table:table-cell office:value-type="float" office:value="24510">
            <text:p>24510</text:p>
          </table:table-cell>
          <table:table-cell office:value-type="float" office:value="534186">
            <text:p>534186</text:p>
          </table:table-cell>
          <table:table-cell office:value-type="float" office:value="13655">
            <text:p>13655</text:p>
          </table:table-cell>
          <table:table-cell office:value-type="float" office:value="992796">
            <text:p>992796</text:p>
          </table:table-cell>
          <table:table-cell office:value-type="float" office:value="32526">
            <text:p>32526</text:p>
          </table:table-cell>
          <table:table-cell table:number-columns-repeated="2"/>
          <table:table-cell table:formula="of:=[.A1018]+[.C1018]-[.A1017]-[.C1017]" office:value-type="float" office:value="1037">
            <text:p>1037</text:p>
          </table:table-cell>
          <table:table-cell table:formula="of:=[.E1018]+[.G1018]-[.E1017]-[.G1017]" office:value-type="float" office:value="1043">
            <text:p>1043</text:p>
          </table:table-cell>
          <table:table-cell table:formula="of:=[.B1018]+[.D1018]-[.B1017]-[.D1017]" office:value-type="float" office:value="33">
            <text:p>33</text:p>
          </table:table-cell>
          <table:table-cell table:formula="of:=[.F1018]+[.H1018]-[.F1017]-[.H10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1323">
            <text:p>341323</text:p>
          </table:table-cell>
          <table:table-cell office:value-type="float" office:value="9595">
            <text:p>9595</text:p>
          </table:table-cell>
          <table:table-cell office:value-type="float" office:value="734146">
            <text:p>734146</text:p>
          </table:table-cell>
          <table:table-cell office:value-type="float" office:value="24534">
            <text:p>24534</text:p>
          </table:table-cell>
          <table:table-cell office:value-type="float" office:value="534511">
            <text:p>534511</text:p>
          </table:table-cell>
          <table:table-cell office:value-type="float" office:value="13664">
            <text:p>13664</text:p>
          </table:table-cell>
          <table:table-cell office:value-type="float" office:value="993514">
            <text:p>993514</text:p>
          </table:table-cell>
          <table:table-cell office:value-type="float" office:value="32550">
            <text:p>32550</text:p>
          </table:table-cell>
          <table:table-cell table:number-columns-repeated="2"/>
          <table:table-cell table:formula="of:=[.A1019]+[.C1019]-[.A1018]-[.C1018]" office:value-type="float" office:value="1041">
            <text:p>1041</text:p>
          </table:table-cell>
          <table:table-cell table:formula="of:=[.E1019]+[.G1019]-[.E1018]-[.G1018]" office:value-type="float" office:value="1059">
            <text:p>1059</text:p>
          </table:table-cell>
          <table:table-cell table:formula="of:=[.B1019]+[.D1019]-[.B1018]-[.D1018]" office:value-type="float" office:value="33">
            <text:p>33</text:p>
          </table:table-cell>
          <table:table-cell table:formula="of:=[.F1019]+[.H1019]-[.F1018]-[.H101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1646">
            <text:p>341646</text:p>
          </table:table-cell>
          <table:table-cell office:value-type="float" office:value="9604">
            <text:p>9604</text:p>
          </table:table-cell>
          <table:table-cell office:value-type="float" office:value="734864">
            <text:p>734864</text:p>
          </table:table-cell>
          <table:table-cell office:value-type="float" office:value="24558">
            <text:p>24558</text:p>
          </table:table-cell>
          <table:table-cell office:value-type="float" office:value="534852">
            <text:p>534852</text:p>
          </table:table-cell>
          <table:table-cell office:value-type="float" office:value="13674">
            <text:p>13674</text:p>
          </table:table-cell>
          <table:table-cell office:value-type="float" office:value="994232">
            <text:p>994232</text:p>
          </table:table-cell>
          <table:table-cell office:value-type="float" office:value="32574">
            <text:p>32574</text:p>
          </table:table-cell>
          <table:table-cell table:number-columns-repeated="2"/>
          <table:table-cell table:formula="of:=[.A1020]+[.C1020]-[.A1019]-[.C1019]" office:value-type="float" office:value="1037">
            <text:p>1037</text:p>
          </table:table-cell>
          <table:table-cell table:formula="of:=[.E1020]+[.G1020]-[.E1019]-[.G1019]" office:value-type="float" office:value="1043">
            <text:p>1043</text:p>
          </table:table-cell>
          <table:table-cell table:formula="of:=[.B1020]+[.D1020]-[.B1019]-[.D1019]" office:value-type="float" office:value="33">
            <text:p>33</text:p>
          </table:table-cell>
          <table:table-cell table:formula="of:=[.F1020]+[.H1020]-[.F1019]-[.H10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1965">
            <text:p>341965</text:p>
          </table:table-cell>
          <table:table-cell office:value-type="float" office:value="9613">
            <text:p>9613</text:p>
          </table:table-cell>
          <table:table-cell office:value-type="float" office:value="735582">
            <text:p>735582</text:p>
          </table:table-cell>
          <table:table-cell office:value-type="float" office:value="24582">
            <text:p>24582</text:p>
          </table:table-cell>
          <table:table-cell office:value-type="float" office:value="535177">
            <text:p>535177</text:p>
          </table:table-cell>
          <table:table-cell office:value-type="float" office:value="13683">
            <text:p>13683</text:p>
          </table:table-cell>
          <table:table-cell office:value-type="float" office:value="994950">
            <text:p>994950</text:p>
          </table:table-cell>
          <table:table-cell office:value-type="float" office:value="32598">
            <text:p>32598</text:p>
          </table:table-cell>
          <table:table-cell table:number-columns-repeated="2"/>
          <table:table-cell table:formula="of:=[.A1021]+[.C1021]-[.A1020]-[.C1020]" office:value-type="float" office:value="1041">
            <text:p>1041</text:p>
          </table:table-cell>
          <table:table-cell table:formula="of:=[.E1021]+[.G1021]-[.E1020]-[.G1020]" office:value-type="float" office:value="1039">
            <text:p>1039</text:p>
          </table:table-cell>
          <table:table-cell table:formula="of:=[.B1021]+[.D1021]-[.B1020]-[.D1020]" office:value-type="float" office:value="33">
            <text:p>33</text:p>
          </table:table-cell>
          <table:table-cell table:formula="of:=[.F1021]+[.H1021]-[.F1020]-[.H10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2288">
            <text:p>342288</text:p>
          </table:table-cell>
          <table:table-cell office:value-type="float" office:value="9622">
            <text:p>9622</text:p>
          </table:table-cell>
          <table:table-cell office:value-type="float" office:value="736300">
            <text:p>736300</text:p>
          </table:table-cell>
          <table:table-cell office:value-type="float" office:value="24606">
            <text:p>24606</text:p>
          </table:table-cell>
          <table:table-cell office:value-type="float" office:value="535498">
            <text:p>535498</text:p>
          </table:table-cell>
          <table:table-cell office:value-type="float" office:value="13692">
            <text:p>13692</text:p>
          </table:table-cell>
          <table:table-cell office:value-type="float" office:value="995668">
            <text:p>995668</text:p>
          </table:table-cell>
          <table:table-cell office:value-type="float" office:value="32622">
            <text:p>32622</text:p>
          </table:table-cell>
          <table:table-cell table:number-columns-repeated="2"/>
          <table:table-cell table:formula="of:=[.A1022]+[.C1022]-[.A1021]-[.C1021]" office:value-type="float" office:value="1037">
            <text:p>1037</text:p>
          </table:table-cell>
          <table:table-cell table:formula="of:=[.E1022]+[.G1022]-[.E1021]-[.G1021]" office:value-type="float" office:value="1043">
            <text:p>1043</text:p>
          </table:table-cell>
          <table:table-cell table:formula="of:=[.B1022]+[.D1022]-[.B1021]-[.D1021]" office:value-type="float" office:value="33">
            <text:p>33</text:p>
          </table:table-cell>
          <table:table-cell table:formula="of:=[.F1022]+[.H1022]-[.F1021]-[.H10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2607">
            <text:p>342607</text:p>
          </table:table-cell>
          <table:table-cell office:value-type="float" office:value="9631">
            <text:p>9631</text:p>
          </table:table-cell>
          <table:table-cell office:value-type="float" office:value="737018">
            <text:p>737018</text:p>
          </table:table-cell>
          <table:table-cell office:value-type="float" office:value="24630">
            <text:p>24630</text:p>
          </table:table-cell>
          <table:table-cell office:value-type="float" office:value="535823">
            <text:p>535823</text:p>
          </table:table-cell>
          <table:table-cell office:value-type="float" office:value="13701">
            <text:p>13701</text:p>
          </table:table-cell>
          <table:table-cell office:value-type="float" office:value="996386">
            <text:p>996386</text:p>
          </table:table-cell>
          <table:table-cell office:value-type="float" office:value="32646">
            <text:p>32646</text:p>
          </table:table-cell>
          <table:table-cell table:number-columns-repeated="2"/>
          <table:table-cell table:formula="of:=[.A1023]+[.C1023]-[.A1022]-[.C1022]" office:value-type="float" office:value="1041">
            <text:p>1041</text:p>
          </table:table-cell>
          <table:table-cell table:formula="of:=[.E1023]+[.G1023]-[.E1022]-[.G1022]" office:value-type="float" office:value="1039">
            <text:p>1039</text:p>
          </table:table-cell>
          <table:table-cell table:formula="of:=[.B1023]+[.D1023]-[.B1022]-[.D1022]" office:value-type="float" office:value="33">
            <text:p>33</text:p>
          </table:table-cell>
          <table:table-cell table:formula="of:=[.F1023]+[.H1023]-[.F1022]-[.H10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2930">
            <text:p>342930</text:p>
          </table:table-cell>
          <table:table-cell office:value-type="float" office:value="9640">
            <text:p>9640</text:p>
          </table:table-cell>
          <table:table-cell office:value-type="float" office:value="737736">
            <text:p>737736</text:p>
          </table:table-cell>
          <table:table-cell office:value-type="float" office:value="24654">
            <text:p>24654</text:p>
          </table:table-cell>
          <table:table-cell office:value-type="float" office:value="536144">
            <text:p>536144</text:p>
          </table:table-cell>
          <table:table-cell office:value-type="float" office:value="13710">
            <text:p>13710</text:p>
          </table:table-cell>
          <table:table-cell office:value-type="float" office:value="997104">
            <text:p>997104</text:p>
          </table:table-cell>
          <table:table-cell office:value-type="float" office:value="32670">
            <text:p>32670</text:p>
          </table:table-cell>
          <table:table-cell table:number-columns-repeated="2"/>
          <table:table-cell table:formula="of:=[.A1024]+[.C1024]-[.A1023]-[.C1023]" office:value-type="float" office:value="1037">
            <text:p>1037</text:p>
          </table:table-cell>
          <table:table-cell table:formula="of:=[.E1024]+[.G1024]-[.E1023]-[.G1023]" office:value-type="float" office:value="1063">
            <text:p>1063</text:p>
          </table:table-cell>
          <table:table-cell table:formula="of:=[.B1024]+[.D1024]-[.B1023]-[.D1023]" office:value-type="float" office:value="33">
            <text:p>33</text:p>
          </table:table-cell>
          <table:table-cell table:formula="of:=[.F1024]+[.H1024]-[.F1023]-[.H102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3249">
            <text:p>343249</text:p>
          </table:table-cell>
          <table:table-cell office:value-type="float" office:value="9649">
            <text:p>9649</text:p>
          </table:table-cell>
          <table:table-cell office:value-type="float" office:value="738454">
            <text:p>738454</text:p>
          </table:table-cell>
          <table:table-cell office:value-type="float" office:value="24678">
            <text:p>24678</text:p>
          </table:table-cell>
          <table:table-cell office:value-type="float" office:value="536489">
            <text:p>536489</text:p>
          </table:table-cell>
          <table:table-cell office:value-type="float" office:value="13720">
            <text:p>13720</text:p>
          </table:table-cell>
          <table:table-cell office:value-type="float" office:value="997822">
            <text:p>997822</text:p>
          </table:table-cell>
          <table:table-cell office:value-type="float" office:value="32694">
            <text:p>32694</text:p>
          </table:table-cell>
          <table:table-cell table:number-columns-repeated="2"/>
          <table:table-cell table:formula="of:=[.A1025]+[.C1025]-[.A1024]-[.C1024]" office:value-type="float" office:value="1041">
            <text:p>1041</text:p>
          </table:table-cell>
          <table:table-cell table:formula="of:=[.E1025]+[.G1025]-[.E1024]-[.G1024]" office:value-type="float" office:value="1059">
            <text:p>1059</text:p>
          </table:table-cell>
          <table:table-cell table:formula="of:=[.B1025]+[.D1025]-[.B1024]-[.D1024]" office:value-type="float" office:value="33">
            <text:p>33</text:p>
          </table:table-cell>
          <table:table-cell table:formula="of:=[.F1025]+[.H1025]-[.F1024]-[.H102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3572">
            <text:p>343572</text:p>
          </table:table-cell>
          <table:table-cell office:value-type="float" office:value="9658">
            <text:p>9658</text:p>
          </table:table-cell>
          <table:table-cell office:value-type="float" office:value="739172">
            <text:p>739172</text:p>
          </table:table-cell>
          <table:table-cell office:value-type="float" office:value="24702">
            <text:p>24702</text:p>
          </table:table-cell>
          <table:table-cell office:value-type="float" office:value="536830">
            <text:p>536830</text:p>
          </table:table-cell>
          <table:table-cell office:value-type="float" office:value="13730">
            <text:p>13730</text:p>
          </table:table-cell>
          <table:table-cell office:value-type="float" office:value="998540">
            <text:p>998540</text:p>
          </table:table-cell>
          <table:table-cell office:value-type="float" office:value="32718">
            <text:p>32718</text:p>
          </table:table-cell>
          <table:table-cell table:number-columns-repeated="2"/>
          <table:table-cell table:formula="of:=[.A1026]+[.C1026]-[.A1025]-[.C1025]" office:value-type="float" office:value="1037">
            <text:p>1037</text:p>
          </table:table-cell>
          <table:table-cell table:formula="of:=[.E1026]+[.G1026]-[.E1025]-[.G1025]" office:value-type="float" office:value="1043">
            <text:p>1043</text:p>
          </table:table-cell>
          <table:table-cell table:formula="of:=[.B1026]+[.D1026]-[.B1025]-[.D1025]" office:value-type="float" office:value="33">
            <text:p>33</text:p>
          </table:table-cell>
          <table:table-cell table:formula="of:=[.F1026]+[.H1026]-[.F1025]-[.H10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3891">
            <text:p>343891</text:p>
          </table:table-cell>
          <table:table-cell office:value-type="float" office:value="9667">
            <text:p>9667</text:p>
          </table:table-cell>
          <table:table-cell office:value-type="float" office:value="739890">
            <text:p>739890</text:p>
          </table:table-cell>
          <table:table-cell office:value-type="float" office:value="24726">
            <text:p>24726</text:p>
          </table:table-cell>
          <table:table-cell office:value-type="float" office:value="537155">
            <text:p>537155</text:p>
          </table:table-cell>
          <table:table-cell office:value-type="float" office:value="13739">
            <text:p>13739</text:p>
          </table:table-cell>
          <table:table-cell office:value-type="float" office:value="999258">
            <text:p>999258</text:p>
          </table:table-cell>
          <table:table-cell office:value-type="float" office:value="32742">
            <text:p>32742</text:p>
          </table:table-cell>
          <table:table-cell table:number-columns-repeated="2"/>
          <table:table-cell table:formula="of:=[.A1027]+[.C1027]-[.A1026]-[.C1026]" office:value-type="float" office:value="1041">
            <text:p>1041</text:p>
          </table:table-cell>
          <table:table-cell table:formula="of:=[.E1027]+[.G1027]-[.E1026]-[.G1026]" office:value-type="float" office:value="1039">
            <text:p>1039</text:p>
          </table:table-cell>
          <table:table-cell table:formula="of:=[.B1027]+[.D1027]-[.B1026]-[.D1026]" office:value-type="float" office:value="33">
            <text:p>33</text:p>
          </table:table-cell>
          <table:table-cell table:formula="of:=[.F1027]+[.H1027]-[.F1026]-[.H10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4214">
            <text:p>344214</text:p>
          </table:table-cell>
          <table:table-cell office:value-type="float" office:value="9676">
            <text:p>9676</text:p>
          </table:table-cell>
          <table:table-cell office:value-type="float" office:value="740608">
            <text:p>740608</text:p>
          </table:table-cell>
          <table:table-cell office:value-type="float" office:value="24750">
            <text:p>24750</text:p>
          </table:table-cell>
          <table:table-cell office:value-type="float" office:value="537476">
            <text:p>537476</text:p>
          </table:table-cell>
          <table:table-cell office:value-type="float" office:value="13748">
            <text:p>13748</text:p>
          </table:table-cell>
          <table:table-cell office:value-type="float" office:value="999976">
            <text:p>999976</text:p>
          </table:table-cell>
          <table:table-cell office:value-type="float" office:value="32766">
            <text:p>32766</text:p>
          </table:table-cell>
          <table:table-cell table:number-columns-repeated="2"/>
          <table:table-cell table:formula="of:=[.A1028]+[.C1028]-[.A1027]-[.C1027]" office:value-type="float" office:value="859">
            <text:p>859</text:p>
          </table:table-cell>
          <table:table-cell table:formula="of:=[.E1028]+[.G1028]-[.E1027]-[.G1027]" office:value-type="float" office:value="1063">
            <text:p>1063</text:p>
          </table:table-cell>
          <table:table-cell table:formula="of:=[.B1028]+[.D1028]-[.B1027]-[.D1027]" office:value-type="float" office:value="32">
            <text:p>32</text:p>
          </table:table-cell>
          <table:table-cell table:formula="of:=[.F1028]+[.H1028]-[.F1027]-[.H102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4533">
            <text:p>344533</text:p>
          </table:table-cell>
          <table:table-cell office:value-type="float" office:value="9685">
            <text:p>9685</text:p>
          </table:table-cell>
          <table:table-cell office:value-type="float" office:value="741148">
            <text:p>741148</text:p>
          </table:table-cell>
          <table:table-cell office:value-type="float" office:value="24773">
            <text:p>24773</text:p>
          </table:table-cell>
          <table:table-cell office:value-type="float" office:value="537821">
            <text:p>537821</text:p>
          </table:table-cell>
          <table:table-cell office:value-type="float" office:value="13758">
            <text:p>13758</text:p>
          </table:table-cell>
          <table:table-cell office:value-type="float" office:value="1000694">
            <text:p>1000694</text:p>
          </table:table-cell>
          <table:table-cell office:value-type="float" office:value="32790">
            <text:p>32790</text:p>
          </table:table-cell>
          <table:table-cell table:number-columns-repeated="2"/>
          <table:table-cell table:formula="of:=[.A1029]+[.C1029]-[.A1028]-[.C1028]" office:value-type="float" office:value="1301">
            <text:p>1301</text:p>
          </table:table-cell>
          <table:table-cell table:formula="of:=[.E1029]+[.G1029]-[.E1028]-[.G1028]" office:value-type="float" office:value="861">
            <text:p>861</text:p>
          </table:table-cell>
          <table:table-cell table:formula="of:=[.B1029]+[.D1029]-[.B1028]-[.D1028]" office:value-type="float" office:value="34">
            <text:p>34</text:p>
          </table:table-cell>
          <table:table-cell table:formula="of:=[.F1029]+[.H1029]-[.F1028]-[.H1028]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44856">
            <text:p>344856</text:p>
          </table:table-cell>
          <table:table-cell office:value-type="float" office:value="9694">
            <text:p>9694</text:p>
          </table:table-cell>
          <table:table-cell office:value-type="float" office:value="742126">
            <text:p>742126</text:p>
          </table:table-cell>
          <table:table-cell office:value-type="float" office:value="24798">
            <text:p>24798</text:p>
          </table:table-cell>
          <table:table-cell office:value-type="float" office:value="538142">
            <text:p>538142</text:p>
          </table:table-cell>
          <table:table-cell office:value-type="float" office:value="13767">
            <text:p>13767</text:p>
          </table:table-cell>
          <table:table-cell office:value-type="float" office:value="1001234">
            <text:p>1001234</text:p>
          </table:table-cell>
          <table:table-cell office:value-type="float" office:value="32813">
            <text:p>32813</text:p>
          </table:table-cell>
          <table:table-cell table:number-columns-repeated="2"/>
          <table:table-cell table:formula="of:=[.A1030]+[.C1030]-[.A1029]-[.C1029]" office:value-type="float" office:value="1037">
            <text:p>1037</text:p>
          </table:table-cell>
          <table:table-cell table:formula="of:=[.E1030]+[.G1030]-[.E1029]-[.G1029]" office:value-type="float" office:value="1125">
            <text:p>1125</text:p>
          </table:table-cell>
          <table:table-cell table:formula="of:=[.B1030]+[.D1030]-[.B1029]-[.D1029]" office:value-type="float" office:value="33">
            <text:p>33</text:p>
          </table:table-cell>
          <table:table-cell table:formula="of:=[.F1030]+[.H1030]-[.F1029]-[.H10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5175">
            <text:p>345175</text:p>
          </table:table-cell>
          <table:table-cell office:value-type="float" office:value="9703">
            <text:p>9703</text:p>
          </table:table-cell>
          <table:table-cell office:value-type="float" office:value="742844">
            <text:p>742844</text:p>
          </table:table-cell>
          <table:table-cell office:value-type="float" office:value="24822">
            <text:p>24822</text:p>
          </table:table-cell>
          <table:table-cell office:value-type="float" office:value="538467">
            <text:p>538467</text:p>
          </table:table-cell>
          <table:table-cell office:value-type="float" office:value="13776">
            <text:p>13776</text:p>
          </table:table-cell>
          <table:table-cell office:value-type="float" office:value="1002034">
            <text:p>1002034</text:p>
          </table:table-cell>
          <table:table-cell office:value-type="float" office:value="32837">
            <text:p>32837</text:p>
          </table:table-cell>
          <table:table-cell table:number-columns-repeated="2"/>
          <table:table-cell table:formula="of:=[.A1031]+[.C1031]-[.A1030]-[.C1030]" office:value-type="float" office:value="1041">
            <text:p>1041</text:p>
          </table:table-cell>
          <table:table-cell table:formula="of:=[.E1031]+[.G1031]-[.E1030]-[.G1030]" office:value-type="float" office:value="1141">
            <text:p>1141</text:p>
          </table:table-cell>
          <table:table-cell table:formula="of:=[.B1031]+[.D1031]-[.B1030]-[.D1030]" office:value-type="float" office:value="33">
            <text:p>33</text:p>
          </table:table-cell>
          <table:table-cell table:formula="of:=[.F1031]+[.H1031]-[.F1030]-[.H103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5498">
            <text:p>345498</text:p>
          </table:table-cell>
          <table:table-cell office:value-type="float" office:value="9712">
            <text:p>9712</text:p>
          </table:table-cell>
          <table:table-cell office:value-type="float" office:value="743562">
            <text:p>743562</text:p>
          </table:table-cell>
          <table:table-cell office:value-type="float" office:value="24846">
            <text:p>24846</text:p>
          </table:table-cell>
          <table:table-cell office:value-type="float" office:value="538808">
            <text:p>538808</text:p>
          </table:table-cell>
          <table:table-cell office:value-type="float" office:value="13786">
            <text:p>13786</text:p>
          </table:table-cell>
          <table:table-cell office:value-type="float" office:value="1002834">
            <text:p>1002834</text:p>
          </table:table-cell>
          <table:table-cell office:value-type="float" office:value="32861">
            <text:p>32861</text:p>
          </table:table-cell>
          <table:table-cell table:number-columns-repeated="2"/>
          <table:table-cell table:formula="of:=[.A1032]+[.C1032]-[.A1031]-[.C1031]" office:value-type="float" office:value="1037">
            <text:p>1037</text:p>
          </table:table-cell>
          <table:table-cell table:formula="of:=[.E1032]+[.G1032]-[.E1031]-[.G1031]" office:value-type="float" office:value="1125">
            <text:p>1125</text:p>
          </table:table-cell>
          <table:table-cell table:formula="of:=[.B1032]+[.D1032]-[.B1031]-[.D1031]" office:value-type="float" office:value="33">
            <text:p>33</text:p>
          </table:table-cell>
          <table:table-cell table:formula="of:=[.F1032]+[.H1032]-[.F1031]-[.H10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5817">
            <text:p>345817</text:p>
          </table:table-cell>
          <table:table-cell office:value-type="float" office:value="9721">
            <text:p>9721</text:p>
          </table:table-cell>
          <table:table-cell office:value-type="float" office:value="744280">
            <text:p>744280</text:p>
          </table:table-cell>
          <table:table-cell office:value-type="float" office:value="24870">
            <text:p>24870</text:p>
          </table:table-cell>
          <table:table-cell office:value-type="float" office:value="539133">
            <text:p>539133</text:p>
          </table:table-cell>
          <table:table-cell office:value-type="float" office:value="13795">
            <text:p>13795</text:p>
          </table:table-cell>
          <table:table-cell office:value-type="float" office:value="1003634">
            <text:p>1003634</text:p>
          </table:table-cell>
          <table:table-cell office:value-type="float" office:value="32885">
            <text:p>32885</text:p>
          </table:table-cell>
          <table:table-cell table:number-columns-repeated="2"/>
          <table:table-cell table:formula="of:=[.A1033]+[.C1033]-[.A1032]-[.C1032]" office:value-type="float" office:value="1041">
            <text:p>1041</text:p>
          </table:table-cell>
          <table:table-cell table:formula="of:=[.E1033]+[.G1033]-[.E1032]-[.G1032]" office:value-type="float" office:value="1121">
            <text:p>1121</text:p>
          </table:table-cell>
          <table:table-cell table:formula="of:=[.B1033]+[.D1033]-[.B1032]-[.D1032]" office:value-type="float" office:value="33">
            <text:p>33</text:p>
          </table:table-cell>
          <table:table-cell table:formula="of:=[.F1033]+[.H1033]-[.F1032]-[.H10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6140">
            <text:p>346140</text:p>
          </table:table-cell>
          <table:table-cell office:value-type="float" office:value="9730">
            <text:p>9730</text:p>
          </table:table-cell>
          <table:table-cell office:value-type="float" office:value="744998">
            <text:p>744998</text:p>
          </table:table-cell>
          <table:table-cell office:value-type="float" office:value="24894">
            <text:p>24894</text:p>
          </table:table-cell>
          <table:table-cell office:value-type="float" office:value="539454">
            <text:p>539454</text:p>
          </table:table-cell>
          <table:table-cell office:value-type="float" office:value="13804">
            <text:p>13804</text:p>
          </table:table-cell>
          <table:table-cell office:value-type="float" office:value="1004434">
            <text:p>1004434</text:p>
          </table:table-cell>
          <table:table-cell office:value-type="float" office:value="32909">
            <text:p>32909</text:p>
          </table:table-cell>
          <table:table-cell table:number-columns-repeated="2"/>
          <table:table-cell table:formula="of:=[.A1034]+[.C1034]-[.A1033]-[.C1033]" office:value-type="float" office:value="1037">
            <text:p>1037</text:p>
          </table:table-cell>
          <table:table-cell table:formula="of:=[.E1034]+[.G1034]-[.E1033]-[.G1033]" office:value-type="float" office:value="1145">
            <text:p>1145</text:p>
          </table:table-cell>
          <table:table-cell table:formula="of:=[.B1034]+[.D1034]-[.B1033]-[.D1033]" office:value-type="float" office:value="33">
            <text:p>33</text:p>
          </table:table-cell>
          <table:table-cell table:formula="of:=[.F1034]+[.H1034]-[.F1033]-[.H10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6459">
            <text:p>346459</text:p>
          </table:table-cell>
          <table:table-cell office:value-type="float" office:value="9739">
            <text:p>9739</text:p>
          </table:table-cell>
          <table:table-cell office:value-type="float" office:value="745716">
            <text:p>745716</text:p>
          </table:table-cell>
          <table:table-cell office:value-type="float" office:value="24918">
            <text:p>24918</text:p>
          </table:table-cell>
          <table:table-cell office:value-type="float" office:value="539799">
            <text:p>539799</text:p>
          </table:table-cell>
          <table:table-cell office:value-type="float" office:value="13814">
            <text:p>13814</text:p>
          </table:table-cell>
          <table:table-cell office:value-type="float" office:value="1005234">
            <text:p>1005234</text:p>
          </table:table-cell>
          <table:table-cell office:value-type="float" office:value="32933">
            <text:p>32933</text:p>
          </table:table-cell>
          <table:table-cell table:number-columns-repeated="2"/>
          <table:table-cell table:formula="of:=[.A1035]+[.C1035]-[.A1034]-[.C1034]" office:value-type="float" office:value="1041">
            <text:p>1041</text:p>
          </table:table-cell>
          <table:table-cell table:formula="of:=[.E1035]+[.G1035]-[.E1034]-[.G1034]" office:value-type="float" office:value="1121">
            <text:p>1121</text:p>
          </table:table-cell>
          <table:table-cell table:formula="of:=[.B1035]+[.D1035]-[.B1034]-[.D1034]" office:value-type="float" office:value="33">
            <text:p>33</text:p>
          </table:table-cell>
          <table:table-cell table:formula="of:=[.F1035]+[.H1035]-[.F1034]-[.H10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6782">
            <text:p>346782</text:p>
          </table:table-cell>
          <table:table-cell office:value-type="float" office:value="9748">
            <text:p>9748</text:p>
          </table:table-cell>
          <table:table-cell office:value-type="float" office:value="746434">
            <text:p>746434</text:p>
          </table:table-cell>
          <table:table-cell office:value-type="float" office:value="24942">
            <text:p>24942</text:p>
          </table:table-cell>
          <table:table-cell office:value-type="float" office:value="540120">
            <text:p>540120</text:p>
          </table:table-cell>
          <table:table-cell office:value-type="float" office:value="13823">
            <text:p>13823</text:p>
          </table:table-cell>
          <table:table-cell office:value-type="float" office:value="1006034">
            <text:p>1006034</text:p>
          </table:table-cell>
          <table:table-cell office:value-type="float" office:value="32957">
            <text:p>32957</text:p>
          </table:table-cell>
          <table:table-cell table:number-columns-repeated="2"/>
          <table:table-cell table:formula="of:=[.A1036]+[.C1036]-[.A1035]-[.C1035]" office:value-type="float" office:value="1037">
            <text:p>1037</text:p>
          </table:table-cell>
          <table:table-cell table:formula="of:=[.E1036]+[.G1036]-[.E1035]-[.G1035]" office:value-type="float" office:value="1145">
            <text:p>1145</text:p>
          </table:table-cell>
          <table:table-cell table:formula="of:=[.B1036]+[.D1036]-[.B1035]-[.D1035]" office:value-type="float" office:value="33">
            <text:p>33</text:p>
          </table:table-cell>
          <table:table-cell table:formula="of:=[.F1036]+[.H1036]-[.F1035]-[.H10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7101">
            <text:p>347101</text:p>
          </table:table-cell>
          <table:table-cell office:value-type="float" office:value="9757">
            <text:p>9757</text:p>
          </table:table-cell>
          <table:table-cell office:value-type="float" office:value="747152">
            <text:p>747152</text:p>
          </table:table-cell>
          <table:table-cell office:value-type="float" office:value="24966">
            <text:p>24966</text:p>
          </table:table-cell>
          <table:table-cell office:value-type="float" office:value="540465">
            <text:p>540465</text:p>
          </table:table-cell>
          <table:table-cell office:value-type="float" office:value="13833">
            <text:p>13833</text:p>
          </table:table-cell>
          <table:table-cell office:value-type="float" office:value="1006834">
            <text:p>1006834</text:p>
          </table:table-cell>
          <table:table-cell office:value-type="float" office:value="32981">
            <text:p>32981</text:p>
          </table:table-cell>
          <table:table-cell table:number-columns-repeated="2"/>
          <table:table-cell table:formula="of:=[.A1037]+[.C1037]-[.A1036]-[.C1036]" office:value-type="float" office:value="1041">
            <text:p>1041</text:p>
          </table:table-cell>
          <table:table-cell table:formula="of:=[.E1037]+[.G1037]-[.E1036]-[.G1036]" office:value-type="float" office:value="1121">
            <text:p>1121</text:p>
          </table:table-cell>
          <table:table-cell table:formula="of:=[.B1037]+[.D1037]-[.B1036]-[.D1036]" office:value-type="float" office:value="33">
            <text:p>33</text:p>
          </table:table-cell>
          <table:table-cell table:formula="of:=[.F1037]+[.H1037]-[.F1036]-[.H10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7424">
            <text:p>347424</text:p>
          </table:table-cell>
          <table:table-cell office:value-type="float" office:value="9766">
            <text:p>9766</text:p>
          </table:table-cell>
          <table:table-cell office:value-type="float" office:value="747870">
            <text:p>747870</text:p>
          </table:table-cell>
          <table:table-cell office:value-type="float" office:value="24990">
            <text:p>24990</text:p>
          </table:table-cell>
          <table:table-cell office:value-type="float" office:value="540786">
            <text:p>540786</text:p>
          </table:table-cell>
          <table:table-cell office:value-type="float" office:value="13842">
            <text:p>13842</text:p>
          </table:table-cell>
          <table:table-cell office:value-type="float" office:value="1007634">
            <text:p>1007634</text:p>
          </table:table-cell>
          <table:table-cell office:value-type="float" office:value="33005">
            <text:p>33005</text:p>
          </table:table-cell>
          <table:table-cell table:number-columns-repeated="2"/>
          <table:table-cell table:formula="of:=[.A1038]+[.C1038]-[.A1037]-[.C1037]" office:value-type="float" office:value="1037">
            <text:p>1037</text:p>
          </table:table-cell>
          <table:table-cell table:formula="of:=[.E1038]+[.G1038]-[.E1037]-[.G1037]" office:value-type="float" office:value="1145">
            <text:p>1145</text:p>
          </table:table-cell>
          <table:table-cell table:formula="of:=[.B1038]+[.D1038]-[.B1037]-[.D1037]" office:value-type="float" office:value="33">
            <text:p>33</text:p>
          </table:table-cell>
          <table:table-cell table:formula="of:=[.F1038]+[.H1038]-[.F1037]-[.H103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7743">
            <text:p>347743</text:p>
          </table:table-cell>
          <table:table-cell office:value-type="float" office:value="9775">
            <text:p>9775</text:p>
          </table:table-cell>
          <table:table-cell office:value-type="float" office:value="748588">
            <text:p>748588</text:p>
          </table:table-cell>
          <table:table-cell office:value-type="float" office:value="25014">
            <text:p>25014</text:p>
          </table:table-cell>
          <table:table-cell office:value-type="float" office:value="541131">
            <text:p>541131</text:p>
          </table:table-cell>
          <table:table-cell office:value-type="float" office:value="13852">
            <text:p>13852</text:p>
          </table:table-cell>
          <table:table-cell office:value-type="float" office:value="1008434">
            <text:p>1008434</text:p>
          </table:table-cell>
          <table:table-cell office:value-type="float" office:value="33029">
            <text:p>33029</text:p>
          </table:table-cell>
          <table:table-cell table:number-columns-repeated="2"/>
          <table:table-cell table:formula="of:=[.A1039]+[.C1039]-[.A1038]-[.C1038]" office:value-type="float" office:value="1041">
            <text:p>1041</text:p>
          </table:table-cell>
          <table:table-cell table:formula="of:=[.E1039]+[.G1039]-[.E1038]-[.G1038]" office:value-type="float" office:value="1121">
            <text:p>1121</text:p>
          </table:table-cell>
          <table:table-cell table:formula="of:=[.B1039]+[.D1039]-[.B1038]-[.D1038]" office:value-type="float" office:value="33">
            <text:p>33</text:p>
          </table:table-cell>
          <table:table-cell table:formula="of:=[.F1039]+[.H1039]-[.F1038]-[.H10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8066">
            <text:p>348066</text:p>
          </table:table-cell>
          <table:table-cell office:value-type="float" office:value="9784">
            <text:p>9784</text:p>
          </table:table-cell>
          <table:table-cell office:value-type="float" office:value="749306">
            <text:p>749306</text:p>
          </table:table-cell>
          <table:table-cell office:value-type="float" office:value="25038">
            <text:p>25038</text:p>
          </table:table-cell>
          <table:table-cell office:value-type="float" office:value="541452">
            <text:p>541452</text:p>
          </table:table-cell>
          <table:table-cell office:value-type="float" office:value="13861">
            <text:p>13861</text:p>
          </table:table-cell>
          <table:table-cell office:value-type="float" office:value="1009234">
            <text:p>1009234</text:p>
          </table:table-cell>
          <table:table-cell office:value-type="float" office:value="33053">
            <text:p>33053</text:p>
          </table:table-cell>
          <table:table-cell table:number-columns-repeated="2"/>
          <table:table-cell table:formula="of:=[.A1040]+[.C1040]-[.A1039]-[.C1039]" office:value-type="float" office:value="1037">
            <text:p>1037</text:p>
          </table:table-cell>
          <table:table-cell table:formula="of:=[.E1040]+[.G1040]-[.E1039]-[.G1039]" office:value-type="float" office:value="1125">
            <text:p>1125</text:p>
          </table:table-cell>
          <table:table-cell table:formula="of:=[.B1040]+[.D1040]-[.B1039]-[.D1039]" office:value-type="float" office:value="33">
            <text:p>33</text:p>
          </table:table-cell>
          <table:table-cell table:formula="of:=[.F1040]+[.H1040]-[.F1039]-[.H10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8385">
            <text:p>348385</text:p>
          </table:table-cell>
          <table:table-cell office:value-type="float" office:value="9793">
            <text:p>9793</text:p>
          </table:table-cell>
          <table:table-cell office:value-type="float" office:value="750024">
            <text:p>750024</text:p>
          </table:table-cell>
          <table:table-cell office:value-type="float" office:value="25062">
            <text:p>25062</text:p>
          </table:table-cell>
          <table:table-cell office:value-type="float" office:value="541777">
            <text:p>541777</text:p>
          </table:table-cell>
          <table:table-cell office:value-type="float" office:value="13870">
            <text:p>13870</text:p>
          </table:table-cell>
          <table:table-cell office:value-type="float" office:value="1010034">
            <text:p>1010034</text:p>
          </table:table-cell>
          <table:table-cell office:value-type="float" office:value="33077">
            <text:p>33077</text:p>
          </table:table-cell>
          <table:table-cell table:number-columns-repeated="2"/>
          <table:table-cell table:formula="of:=[.A1041]+[.C1041]-[.A1040]-[.C1040]" office:value-type="float" office:value="1041">
            <text:p>1041</text:p>
          </table:table-cell>
          <table:table-cell table:formula="of:=[.E1041]+[.G1041]-[.E1040]-[.G1040]" office:value-type="float" office:value="1141">
            <text:p>1141</text:p>
          </table:table-cell>
          <table:table-cell table:formula="of:=[.B1041]+[.D1041]-[.B1040]-[.D1040]" office:value-type="float" office:value="33">
            <text:p>33</text:p>
          </table:table-cell>
          <table:table-cell table:formula="of:=[.F1041]+[.H1041]-[.F1040]-[.H10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8708">
            <text:p>348708</text:p>
          </table:table-cell>
          <table:table-cell office:value-type="float" office:value="9802">
            <text:p>9802</text:p>
          </table:table-cell>
          <table:table-cell office:value-type="float" office:value="750742">
            <text:p>750742</text:p>
          </table:table-cell>
          <table:table-cell office:value-type="float" office:value="25086">
            <text:p>25086</text:p>
          </table:table-cell>
          <table:table-cell office:value-type="float" office:value="542118">
            <text:p>542118</text:p>
          </table:table-cell>
          <table:table-cell office:value-type="float" office:value="13880">
            <text:p>13880</text:p>
          </table:table-cell>
          <table:table-cell office:value-type="float" office:value="1010834">
            <text:p>1010834</text:p>
          </table:table-cell>
          <table:table-cell office:value-type="float" office:value="33101">
            <text:p>33101</text:p>
          </table:table-cell>
          <table:table-cell table:number-columns-repeated="2"/>
          <table:table-cell table:formula="of:=[.A1042]+[.C1042]-[.A1041]-[.C1041]" office:value-type="float" office:value="1037">
            <text:p>1037</text:p>
          </table:table-cell>
          <table:table-cell table:formula="of:=[.E1042]+[.G1042]-[.E1041]-[.G1041]" office:value-type="float" office:value="1125">
            <text:p>1125</text:p>
          </table:table-cell>
          <table:table-cell table:formula="of:=[.B1042]+[.D1042]-[.B1041]-[.D1041]" office:value-type="float" office:value="33">
            <text:p>33</text:p>
          </table:table-cell>
          <table:table-cell table:formula="of:=[.F1042]+[.H1042]-[.F1041]-[.H10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9027">
            <text:p>349027</text:p>
          </table:table-cell>
          <table:table-cell office:value-type="float" office:value="9811">
            <text:p>9811</text:p>
          </table:table-cell>
          <table:table-cell office:value-type="float" office:value="751460">
            <text:p>751460</text:p>
          </table:table-cell>
          <table:table-cell office:value-type="float" office:value="25110">
            <text:p>25110</text:p>
          </table:table-cell>
          <table:table-cell office:value-type="float" office:value="542443">
            <text:p>542443</text:p>
          </table:table-cell>
          <table:table-cell office:value-type="float" office:value="13889">
            <text:p>13889</text:p>
          </table:table-cell>
          <table:table-cell office:value-type="float" office:value="1011634">
            <text:p>1011634</text:p>
          </table:table-cell>
          <table:table-cell office:value-type="float" office:value="33125">
            <text:p>33125</text:p>
          </table:table-cell>
          <table:table-cell table:number-columns-repeated="2"/>
          <table:table-cell table:formula="of:=[.A1043]+[.C1043]-[.A1042]-[.C1042]" office:value-type="float" office:value="1041">
            <text:p>1041</text:p>
          </table:table-cell>
          <table:table-cell table:formula="of:=[.E1043]+[.G1043]-[.E1042]-[.G1042]" office:value-type="float" office:value="1121">
            <text:p>1121</text:p>
          </table:table-cell>
          <table:table-cell table:formula="of:=[.B1043]+[.D1043]-[.B1042]-[.D1042]" office:value-type="float" office:value="33">
            <text:p>33</text:p>
          </table:table-cell>
          <table:table-cell table:formula="of:=[.F1043]+[.H1043]-[.F1042]-[.H10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9350">
            <text:p>349350</text:p>
          </table:table-cell>
          <table:table-cell office:value-type="float" office:value="9820">
            <text:p>9820</text:p>
          </table:table-cell>
          <table:table-cell office:value-type="float" office:value="752178">
            <text:p>752178</text:p>
          </table:table-cell>
          <table:table-cell office:value-type="float" office:value="25134">
            <text:p>25134</text:p>
          </table:table-cell>
          <table:table-cell office:value-type="float" office:value="542764">
            <text:p>542764</text:p>
          </table:table-cell>
          <table:table-cell office:value-type="float" office:value="13898">
            <text:p>13898</text:p>
          </table:table-cell>
          <table:table-cell office:value-type="float" office:value="1012434">
            <text:p>1012434</text:p>
          </table:table-cell>
          <table:table-cell office:value-type="float" office:value="33149">
            <text:p>33149</text:p>
          </table:table-cell>
          <table:table-cell table:number-columns-repeated="2"/>
          <table:table-cell table:formula="of:=[.A1044]+[.C1044]-[.A1043]-[.C1043]" office:value-type="float" office:value="1037">
            <text:p>1037</text:p>
          </table:table-cell>
          <table:table-cell table:formula="of:=[.E1044]+[.G1044]-[.E1043]-[.G1043]" office:value-type="float" office:value="1125">
            <text:p>1125</text:p>
          </table:table-cell>
          <table:table-cell table:formula="of:=[.B1044]+[.D1044]-[.B1043]-[.D1043]" office:value-type="float" office:value="33">
            <text:p>33</text:p>
          </table:table-cell>
          <table:table-cell table:formula="of:=[.F1044]+[.H1044]-[.F1043]-[.H10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9669">
            <text:p>349669</text:p>
          </table:table-cell>
          <table:table-cell office:value-type="float" office:value="9829">
            <text:p>9829</text:p>
          </table:table-cell>
          <table:table-cell office:value-type="float" office:value="752896">
            <text:p>752896</text:p>
          </table:table-cell>
          <table:table-cell office:value-type="float" office:value="25158">
            <text:p>25158</text:p>
          </table:table-cell>
          <table:table-cell office:value-type="float" office:value="543089">
            <text:p>543089</text:p>
          </table:table-cell>
          <table:table-cell office:value-type="float" office:value="13907">
            <text:p>13907</text:p>
          </table:table-cell>
          <table:table-cell office:value-type="float" office:value="1013234">
            <text:p>1013234</text:p>
          </table:table-cell>
          <table:table-cell office:value-type="float" office:value="33173">
            <text:p>33173</text:p>
          </table:table-cell>
          <table:table-cell table:number-columns-repeated="2"/>
          <table:table-cell table:formula="of:=[.A1045]+[.C1045]-[.A1044]-[.C1044]" office:value-type="float" office:value="1041">
            <text:p>1041</text:p>
          </table:table-cell>
          <table:table-cell table:formula="of:=[.E1045]+[.G1045]-[.E1044]-[.G1044]" office:value-type="float" office:value="1141">
            <text:p>1141</text:p>
          </table:table-cell>
          <table:table-cell table:formula="of:=[.B1045]+[.D1045]-[.B1044]-[.D1044]" office:value-type="float" office:value="33">
            <text:p>33</text:p>
          </table:table-cell>
          <table:table-cell table:formula="of:=[.F1045]+[.H1045]-[.F1044]-[.H104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9992">
            <text:p>349992</text:p>
          </table:table-cell>
          <table:table-cell office:value-type="float" office:value="9838">
            <text:p>9838</text:p>
          </table:table-cell>
          <table:table-cell office:value-type="float" office:value="753614">
            <text:p>753614</text:p>
          </table:table-cell>
          <table:table-cell office:value-type="float" office:value="25182">
            <text:p>25182</text:p>
          </table:table-cell>
          <table:table-cell office:value-type="float" office:value="543430">
            <text:p>543430</text:p>
          </table:table-cell>
          <table:table-cell office:value-type="float" office:value="13917">
            <text:p>13917</text:p>
          </table:table-cell>
          <table:table-cell office:value-type="float" office:value="1014034">
            <text:p>1014034</text:p>
          </table:table-cell>
          <table:table-cell office:value-type="float" office:value="33197">
            <text:p>33197</text:p>
          </table:table-cell>
          <table:table-cell table:number-columns-repeated="2"/>
          <table:table-cell table:formula="of:=[.A1046]+[.C1046]-[.A1045]-[.C1045]" office:value-type="float" office:value="1037">
            <text:p>1037</text:p>
          </table:table-cell>
          <table:table-cell table:formula="of:=[.E1046]+[.G1046]-[.E1045]-[.G1045]" office:value-type="float" office:value="1145">
            <text:p>1145</text:p>
          </table:table-cell>
          <table:table-cell table:formula="of:=[.B1046]+[.D1046]-[.B1045]-[.D1045]" office:value-type="float" office:value="33">
            <text:p>33</text:p>
          </table:table-cell>
          <table:table-cell table:formula="of:=[.F1046]+[.H1046]-[.F1045]-[.H104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0311">
            <text:p>350311</text:p>
          </table:table-cell>
          <table:table-cell office:value-type="float" office:value="9847">
            <text:p>9847</text:p>
          </table:table-cell>
          <table:table-cell office:value-type="float" office:value="754332">
            <text:p>754332</text:p>
          </table:table-cell>
          <table:table-cell office:value-type="float" office:value="25206">
            <text:p>25206</text:p>
          </table:table-cell>
          <table:table-cell office:value-type="float" office:value="543775">
            <text:p>543775</text:p>
          </table:table-cell>
          <table:table-cell office:value-type="float" office:value="13927">
            <text:p>13927</text:p>
          </table:table-cell>
          <table:table-cell office:value-type="float" office:value="1014834">
            <text:p>1014834</text:p>
          </table:table-cell>
          <table:table-cell office:value-type="float" office:value="33221">
            <text:p>33221</text:p>
          </table:table-cell>
          <table:table-cell table:number-columns-repeated="2"/>
          <table:table-cell table:formula="of:=[.A1047]+[.C1047]-[.A1046]-[.C1046]" office:value-type="float" office:value="1041">
            <text:p>1041</text:p>
          </table:table-cell>
          <table:table-cell table:formula="of:=[.E1047]+[.G1047]-[.E1046]-[.G1046]" office:value-type="float" office:value="1121">
            <text:p>1121</text:p>
          </table:table-cell>
          <table:table-cell table:formula="of:=[.B1047]+[.D1047]-[.B1046]-[.D1046]" office:value-type="float" office:value="33">
            <text:p>33</text:p>
          </table:table-cell>
          <table:table-cell table:formula="of:=[.F1047]+[.H1047]-[.F1046]-[.H10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0634">
            <text:p>350634</text:p>
          </table:table-cell>
          <table:table-cell office:value-type="float" office:value="9856">
            <text:p>9856</text:p>
          </table:table-cell>
          <table:table-cell office:value-type="float" office:value="755050">
            <text:p>755050</text:p>
          </table:table-cell>
          <table:table-cell office:value-type="float" office:value="25230">
            <text:p>25230</text:p>
          </table:table-cell>
          <table:table-cell office:value-type="float" office:value="544096">
            <text:p>544096</text:p>
          </table:table-cell>
          <table:table-cell office:value-type="float" office:value="13936">
            <text:p>13936</text:p>
          </table:table-cell>
          <table:table-cell office:value-type="float" office:value="1015634">
            <text:p>1015634</text:p>
          </table:table-cell>
          <table:table-cell office:value-type="float" office:value="33245">
            <text:p>33245</text:p>
          </table:table-cell>
          <table:table-cell table:number-columns-repeated="2"/>
          <table:table-cell table:formula="of:=[.A1048]+[.C1048]-[.A1047]-[.C1047]" office:value-type="float" office:value="1037">
            <text:p>1037</text:p>
          </table:table-cell>
          <table:table-cell table:formula="of:=[.E1048]+[.G1048]-[.E1047]-[.G1047]" office:value-type="float" office:value="1125">
            <text:p>1125</text:p>
          </table:table-cell>
          <table:table-cell table:formula="of:=[.B1048]+[.D1048]-[.B1047]-[.D1047]" office:value-type="float" office:value="33">
            <text:p>33</text:p>
          </table:table-cell>
          <table:table-cell table:formula="of:=[.F1048]+[.H1048]-[.F1047]-[.H10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0953">
            <text:p>350953</text:p>
          </table:table-cell>
          <table:table-cell office:value-type="float" office:value="9865">
            <text:p>9865</text:p>
          </table:table-cell>
          <table:table-cell office:value-type="float" office:value="755768">
            <text:p>755768</text:p>
          </table:table-cell>
          <table:table-cell office:value-type="float" office:value="25254">
            <text:p>25254</text:p>
          </table:table-cell>
          <table:table-cell office:value-type="float" office:value="544421">
            <text:p>544421</text:p>
          </table:table-cell>
          <table:table-cell office:value-type="float" office:value="13945">
            <text:p>13945</text:p>
          </table:table-cell>
          <table:table-cell office:value-type="float" office:value="1016434">
            <text:p>1016434</text:p>
          </table:table-cell>
          <table:table-cell office:value-type="float" office:value="33269">
            <text:p>33269</text:p>
          </table:table-cell>
          <table:table-cell table:number-columns-repeated="2"/>
          <table:table-cell table:formula="of:=[.A1049]+[.C1049]-[.A1048]-[.C1048]" office:value-type="float" office:value="1041">
            <text:p>1041</text:p>
          </table:table-cell>
          <table:table-cell table:formula="of:=[.E1049]+[.G1049]-[.E1048]-[.G1048]" office:value-type="float" office:value="1121">
            <text:p>1121</text:p>
          </table:table-cell>
          <table:table-cell table:formula="of:=[.B1049]+[.D1049]-[.B1048]-[.D1048]" office:value-type="float" office:value="33">
            <text:p>33</text:p>
          </table:table-cell>
          <table:table-cell table:formula="of:=[.F1049]+[.H1049]-[.F1048]-[.H10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1276">
            <text:p>351276</text:p>
          </table:table-cell>
          <table:table-cell office:value-type="float" office:value="9874">
            <text:p>9874</text:p>
          </table:table-cell>
          <table:table-cell office:value-type="float" office:value="756486">
            <text:p>756486</text:p>
          </table:table-cell>
          <table:table-cell office:value-type="float" office:value="25278">
            <text:p>25278</text:p>
          </table:table-cell>
          <table:table-cell office:value-type="float" office:value="544742">
            <text:p>544742</text:p>
          </table:table-cell>
          <table:table-cell office:value-type="float" office:value="13954">
            <text:p>13954</text:p>
          </table:table-cell>
          <table:table-cell office:value-type="float" office:value="1017234">
            <text:p>1017234</text:p>
          </table:table-cell>
          <table:table-cell office:value-type="float" office:value="33293">
            <text:p>33293</text:p>
          </table:table-cell>
          <table:table-cell table:number-columns-repeated="2"/>
          <table:table-cell table:formula="of:=[.A1050]+[.C1050]-[.A1049]-[.C1049]" office:value-type="float" office:value="1037">
            <text:p>1037</text:p>
          </table:table-cell>
          <table:table-cell table:formula="of:=[.E1050]+[.G1050]-[.E1049]-[.G1049]" office:value-type="float" office:value="1145">
            <text:p>1145</text:p>
          </table:table-cell>
          <table:table-cell table:formula="of:=[.B1050]+[.D1050]-[.B1049]-[.D1049]" office:value-type="float" office:value="33">
            <text:p>33</text:p>
          </table:table-cell>
          <table:table-cell table:formula="of:=[.F1050]+[.H1050]-[.F1049]-[.H10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1595">
            <text:p>351595</text:p>
          </table:table-cell>
          <table:table-cell office:value-type="float" office:value="9883">
            <text:p>9883</text:p>
          </table:table-cell>
          <table:table-cell office:value-type="float" office:value="757204">
            <text:p>757204</text:p>
          </table:table-cell>
          <table:table-cell office:value-type="float" office:value="25302">
            <text:p>25302</text:p>
          </table:table-cell>
          <table:table-cell office:value-type="float" office:value="545087">
            <text:p>545087</text:p>
          </table:table-cell>
          <table:table-cell office:value-type="float" office:value="13964">
            <text:p>13964</text:p>
          </table:table-cell>
          <table:table-cell office:value-type="float" office:value="1018034">
            <text:p>1018034</text:p>
          </table:table-cell>
          <table:table-cell office:value-type="float" office:value="33317">
            <text:p>33317</text:p>
          </table:table-cell>
          <table:table-cell table:number-columns-repeated="2"/>
          <table:table-cell table:formula="of:=[.A1051]+[.C1051]-[.A1050]-[.C1050]" office:value-type="float" office:value="1041">
            <text:p>1041</text:p>
          </table:table-cell>
          <table:table-cell table:formula="of:=[.E1051]+[.G1051]-[.E1050]-[.G1050]" office:value-type="float" office:value="1121">
            <text:p>1121</text:p>
          </table:table-cell>
          <table:table-cell table:formula="of:=[.B1051]+[.D1051]-[.B1050]-[.D1050]" office:value-type="float" office:value="33">
            <text:p>33</text:p>
          </table:table-cell>
          <table:table-cell table:formula="of:=[.F1051]+[.H1051]-[.F1050]-[.H10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1918">
            <text:p>351918</text:p>
          </table:table-cell>
          <table:table-cell office:value-type="float" office:value="9892">
            <text:p>9892</text:p>
          </table:table-cell>
          <table:table-cell office:value-type="float" office:value="757922">
            <text:p>757922</text:p>
          </table:table-cell>
          <table:table-cell office:value-type="float" office:value="25326">
            <text:p>25326</text:p>
          </table:table-cell>
          <table:table-cell office:value-type="float" office:value="545408">
            <text:p>545408</text:p>
          </table:table-cell>
          <table:table-cell office:value-type="float" office:value="13973">
            <text:p>13973</text:p>
          </table:table-cell>
          <table:table-cell office:value-type="float" office:value="1018834">
            <text:p>1018834</text:p>
          </table:table-cell>
          <table:table-cell office:value-type="float" office:value="33341">
            <text:p>33341</text:p>
          </table:table-cell>
          <table:table-cell table:number-columns-repeated="2"/>
          <table:table-cell table:formula="of:=[.A1052]+[.C1052]-[.A1051]-[.C1051]" office:value-type="float" office:value="1037">
            <text:p>1037</text:p>
          </table:table-cell>
          <table:table-cell table:formula="of:=[.E1052]+[.G1052]-[.E1051]-[.G1051]" office:value-type="float" office:value="1145">
            <text:p>1145</text:p>
          </table:table-cell>
          <table:table-cell table:formula="of:=[.B1052]+[.D1052]-[.B1051]-[.D1051]" office:value-type="float" office:value="33">
            <text:p>33</text:p>
          </table:table-cell>
          <table:table-cell table:formula="of:=[.F1052]+[.H1052]-[.F1051]-[.H10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2237">
            <text:p>352237</text:p>
          </table:table-cell>
          <table:table-cell office:value-type="float" office:value="9901">
            <text:p>9901</text:p>
          </table:table-cell>
          <table:table-cell office:value-type="float" office:value="758640">
            <text:p>758640</text:p>
          </table:table-cell>
          <table:table-cell office:value-type="float" office:value="25350">
            <text:p>25350</text:p>
          </table:table-cell>
          <table:table-cell office:value-type="float" office:value="545753">
            <text:p>545753</text:p>
          </table:table-cell>
          <table:table-cell office:value-type="float" office:value="13983">
            <text:p>13983</text:p>
          </table:table-cell>
          <table:table-cell office:value-type="float" office:value="1019634">
            <text:p>1019634</text:p>
          </table:table-cell>
          <table:table-cell office:value-type="float" office:value="33365">
            <text:p>33365</text:p>
          </table:table-cell>
          <table:table-cell table:number-columns-repeated="2"/>
          <table:table-cell table:formula="of:=[.A1053]+[.C1053]-[.A1052]-[.C1052]" office:value-type="float" office:value="1041">
            <text:p>1041</text:p>
          </table:table-cell>
          <table:table-cell table:formula="of:=[.E1053]+[.G1053]-[.E1052]-[.G1052]" office:value-type="float" office:value="1141">
            <text:p>1141</text:p>
          </table:table-cell>
          <table:table-cell table:formula="of:=[.B1053]+[.D1053]-[.B1052]-[.D1052]" office:value-type="float" office:value="33">
            <text:p>33</text:p>
          </table:table-cell>
          <table:table-cell table:formula="of:=[.F1053]+[.H1053]-[.F1052]-[.H105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2560">
            <text:p>352560</text:p>
          </table:table-cell>
          <table:table-cell office:value-type="float" office:value="9910">
            <text:p>9910</text:p>
          </table:table-cell>
          <table:table-cell office:value-type="float" office:value="759358">
            <text:p>759358</text:p>
          </table:table-cell>
          <table:table-cell office:value-type="float" office:value="25374">
            <text:p>25374</text:p>
          </table:table-cell>
          <table:table-cell office:value-type="float" office:value="546094">
            <text:p>546094</text:p>
          </table:table-cell>
          <table:table-cell office:value-type="float" office:value="13993">
            <text:p>13993</text:p>
          </table:table-cell>
          <table:table-cell office:value-type="float" office:value="1020434">
            <text:p>1020434</text:p>
          </table:table-cell>
          <table:table-cell office:value-type="float" office:value="33389">
            <text:p>33389</text:p>
          </table:table-cell>
          <table:table-cell table:number-columns-repeated="2"/>
          <table:table-cell table:formula="of:=[.A1054]+[.C1054]-[.A1053]-[.C1053]" office:value-type="float" office:value="1037">
            <text:p>1037</text:p>
          </table:table-cell>
          <table:table-cell table:formula="of:=[.E1054]+[.G1054]-[.E1053]-[.G1053]" office:value-type="float" office:value="1125">
            <text:p>1125</text:p>
          </table:table-cell>
          <table:table-cell table:formula="of:=[.B1054]+[.D1054]-[.B1053]-[.D1053]" office:value-type="float" office:value="33">
            <text:p>33</text:p>
          </table:table-cell>
          <table:table-cell table:formula="of:=[.F1054]+[.H1054]-[.F1053]-[.H10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2879">
            <text:p>352879</text:p>
          </table:table-cell>
          <table:table-cell office:value-type="float" office:value="9919">
            <text:p>9919</text:p>
          </table:table-cell>
          <table:table-cell office:value-type="float" office:value="760076">
            <text:p>760076</text:p>
          </table:table-cell>
          <table:table-cell office:value-type="float" office:value="25398">
            <text:p>25398</text:p>
          </table:table-cell>
          <table:table-cell office:value-type="float" office:value="546419">
            <text:p>546419</text:p>
          </table:table-cell>
          <table:table-cell office:value-type="float" office:value="14002">
            <text:p>14002</text:p>
          </table:table-cell>
          <table:table-cell office:value-type="float" office:value="1021234">
            <text:p>1021234</text:p>
          </table:table-cell>
          <table:table-cell office:value-type="float" office:value="33413">
            <text:p>33413</text:p>
          </table:table-cell>
          <table:table-cell table:number-columns-repeated="2"/>
          <table:table-cell table:formula="of:=[.A1055]+[.C1055]-[.A1054]-[.C1054]" office:value-type="float" office:value="1041">
            <text:p>1041</text:p>
          </table:table-cell>
          <table:table-cell table:formula="of:=[.E1055]+[.G1055]-[.E1054]-[.G1054]" office:value-type="float" office:value="1121">
            <text:p>1121</text:p>
          </table:table-cell>
          <table:table-cell table:formula="of:=[.B1055]+[.D1055]-[.B1054]-[.D1054]" office:value-type="float" office:value="33">
            <text:p>33</text:p>
          </table:table-cell>
          <table:table-cell table:formula="of:=[.F1055]+[.H1055]-[.F1054]-[.H10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3202">
            <text:p>353202</text:p>
          </table:table-cell>
          <table:table-cell office:value-type="float" office:value="9928">
            <text:p>9928</text:p>
          </table:table-cell>
          <table:table-cell office:value-type="float" office:value="760794">
            <text:p>760794</text:p>
          </table:table-cell>
          <table:table-cell office:value-type="float" office:value="25422">
            <text:p>25422</text:p>
          </table:table-cell>
          <table:table-cell office:value-type="float" office:value="546740">
            <text:p>546740</text:p>
          </table:table-cell>
          <table:table-cell office:value-type="float" office:value="14011">
            <text:p>14011</text:p>
          </table:table-cell>
          <table:table-cell office:value-type="float" office:value="1022034">
            <text:p>1022034</text:p>
          </table:table-cell>
          <table:table-cell office:value-type="float" office:value="33437">
            <text:p>33437</text:p>
          </table:table-cell>
          <table:table-cell table:number-columns-repeated="2"/>
          <table:table-cell table:formula="of:=[.A1056]+[.C1056]-[.A1055]-[.C1055]" office:value-type="float" office:value="1037">
            <text:p>1037</text:p>
          </table:table-cell>
          <table:table-cell table:formula="of:=[.E1056]+[.G1056]-[.E1055]-[.G1055]" office:value-type="float" office:value="1145">
            <text:p>1145</text:p>
          </table:table-cell>
          <table:table-cell table:formula="of:=[.B1056]+[.D1056]-[.B1055]-[.D1055]" office:value-type="float" office:value="33">
            <text:p>33</text:p>
          </table:table-cell>
          <table:table-cell table:formula="of:=[.F1056]+[.H1056]-[.F1055]-[.H105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3521">
            <text:p>353521</text:p>
          </table:table-cell>
          <table:table-cell office:value-type="float" office:value="9937">
            <text:p>9937</text:p>
          </table:table-cell>
          <table:table-cell office:value-type="float" office:value="761512">
            <text:p>761512</text:p>
          </table:table-cell>
          <table:table-cell office:value-type="float" office:value="25446">
            <text:p>25446</text:p>
          </table:table-cell>
          <table:table-cell office:value-type="float" office:value="547085">
            <text:p>547085</text:p>
          </table:table-cell>
          <table:table-cell office:value-type="float" office:value="14021">
            <text:p>14021</text:p>
          </table:table-cell>
          <table:table-cell office:value-type="float" office:value="1022834">
            <text:p>1022834</text:p>
          </table:table-cell>
          <table:table-cell office:value-type="float" office:value="33461">
            <text:p>33461</text:p>
          </table:table-cell>
          <table:table-cell table:number-columns-repeated="2"/>
          <table:table-cell table:formula="of:=[.A1057]+[.C1057]-[.A1056]-[.C1056]" office:value-type="float" office:value="1041">
            <text:p>1041</text:p>
          </table:table-cell>
          <table:table-cell table:formula="of:=[.E1057]+[.G1057]-[.E1056]-[.G1056]" office:value-type="float" office:value="1141">
            <text:p>1141</text:p>
          </table:table-cell>
          <table:table-cell table:formula="of:=[.B1057]+[.D1057]-[.B1056]-[.D1056]" office:value-type="float" office:value="33">
            <text:p>33</text:p>
          </table:table-cell>
          <table:table-cell table:formula="of:=[.F1057]+[.H1057]-[.F1056]-[.H10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3844">
            <text:p>353844</text:p>
          </table:table-cell>
          <table:table-cell office:value-type="float" office:value="9946">
            <text:p>9946</text:p>
          </table:table-cell>
          <table:table-cell office:value-type="float" office:value="762230">
            <text:p>762230</text:p>
          </table:table-cell>
          <table:table-cell office:value-type="float" office:value="25470">
            <text:p>25470</text:p>
          </table:table-cell>
          <table:table-cell office:value-type="float" office:value="547426">
            <text:p>547426</text:p>
          </table:table-cell>
          <table:table-cell office:value-type="float" office:value="14031">
            <text:p>14031</text:p>
          </table:table-cell>
          <table:table-cell office:value-type="float" office:value="1023634">
            <text:p>1023634</text:p>
          </table:table-cell>
          <table:table-cell office:value-type="float" office:value="33485">
            <text:p>33485</text:p>
          </table:table-cell>
          <table:table-cell table:number-columns-repeated="2"/>
          <table:table-cell table:formula="of:=[.A1058]+[.C1058]-[.A1057]-[.C1057]" office:value-type="float" office:value="1037">
            <text:p>1037</text:p>
          </table:table-cell>
          <table:table-cell table:formula="of:=[.E1058]+[.G1058]-[.E1057]-[.G1057]" office:value-type="float" office:value="1125">
            <text:p>1125</text:p>
          </table:table-cell>
          <table:table-cell table:formula="of:=[.B1058]+[.D1058]-[.B1057]-[.D1057]" office:value-type="float" office:value="33">
            <text:p>33</text:p>
          </table:table-cell>
          <table:table-cell table:formula="of:=[.F1058]+[.H1058]-[.F1057]-[.H10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4163">
            <text:p>354163</text:p>
          </table:table-cell>
          <table:table-cell office:value-type="float" office:value="9955">
            <text:p>9955</text:p>
          </table:table-cell>
          <table:table-cell office:value-type="float" office:value="762948">
            <text:p>762948</text:p>
          </table:table-cell>
          <table:table-cell office:value-type="float" office:value="25494">
            <text:p>25494</text:p>
          </table:table-cell>
          <table:table-cell office:value-type="float" office:value="547751">
            <text:p>547751</text:p>
          </table:table-cell>
          <table:table-cell office:value-type="float" office:value="14040">
            <text:p>14040</text:p>
          </table:table-cell>
          <table:table-cell office:value-type="float" office:value="1024434">
            <text:p>1024434</text:p>
          </table:table-cell>
          <table:table-cell office:value-type="float" office:value="33509">
            <text:p>33509</text:p>
          </table:table-cell>
          <table:table-cell table:number-columns-repeated="2"/>
          <table:table-cell table:formula="of:=[.A1059]+[.C1059]-[.A1058]-[.C1058]" office:value-type="float" office:value="1041">
            <text:p>1041</text:p>
          </table:table-cell>
          <table:table-cell table:formula="of:=[.E1059]+[.G1059]-[.E1058]-[.G1058]" office:value-type="float" office:value="1121">
            <text:p>1121</text:p>
          </table:table-cell>
          <table:table-cell table:formula="of:=[.B1059]+[.D1059]-[.B1058]-[.D1058]" office:value-type="float" office:value="33">
            <text:p>33</text:p>
          </table:table-cell>
          <table:table-cell table:formula="of:=[.F1059]+[.H1059]-[.F1058]-[.H10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4486">
            <text:p>354486</text:p>
          </table:table-cell>
          <table:table-cell office:value-type="float" office:value="9964">
            <text:p>9964</text:p>
          </table:table-cell>
          <table:table-cell office:value-type="float" office:value="763666">
            <text:p>763666</text:p>
          </table:table-cell>
          <table:table-cell office:value-type="float" office:value="25518">
            <text:p>25518</text:p>
          </table:table-cell>
          <table:table-cell office:value-type="float" office:value="548072">
            <text:p>548072</text:p>
          </table:table-cell>
          <table:table-cell office:value-type="float" office:value="14049">
            <text:p>14049</text:p>
          </table:table-cell>
          <table:table-cell office:value-type="float" office:value="1025234">
            <text:p>1025234</text:p>
          </table:table-cell>
          <table:table-cell office:value-type="float" office:value="33533">
            <text:p>33533</text:p>
          </table:table-cell>
          <table:table-cell table:number-columns-repeated="2"/>
          <table:table-cell table:formula="of:=[.A1060]+[.C1060]-[.A1059]-[.C1059]" office:value-type="float" office:value="1037">
            <text:p>1037</text:p>
          </table:table-cell>
          <table:table-cell table:formula="of:=[.E1060]+[.G1060]-[.E1059]-[.G1059]" office:value-type="float" office:value="1145">
            <text:p>1145</text:p>
          </table:table-cell>
          <table:table-cell table:formula="of:=[.B1060]+[.D1060]-[.B1059]-[.D1059]" office:value-type="float" office:value="33">
            <text:p>33</text:p>
          </table:table-cell>
          <table:table-cell table:formula="of:=[.F1060]+[.H1060]-[.F1059]-[.H10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4805">
            <text:p>354805</text:p>
          </table:table-cell>
          <table:table-cell office:value-type="float" office:value="9973">
            <text:p>9973</text:p>
          </table:table-cell>
          <table:table-cell office:value-type="float" office:value="764384">
            <text:p>764384</text:p>
          </table:table-cell>
          <table:table-cell office:value-type="float" office:value="25542">
            <text:p>25542</text:p>
          </table:table-cell>
          <table:table-cell office:value-type="float" office:value="548417">
            <text:p>548417</text:p>
          </table:table-cell>
          <table:table-cell office:value-type="float" office:value="14059">
            <text:p>14059</text:p>
          </table:table-cell>
          <table:table-cell office:value-type="float" office:value="1026034">
            <text:p>1026034</text:p>
          </table:table-cell>
          <table:table-cell office:value-type="float" office:value="33557">
            <text:p>33557</text:p>
          </table:table-cell>
          <table:table-cell table:number-columns-repeated="2"/>
          <table:table-cell table:formula="of:=[.A1061]+[.C1061]-[.A1060]-[.C1060]" office:value-type="float" office:value="1041">
            <text:p>1041</text:p>
          </table:table-cell>
          <table:table-cell table:formula="of:=[.E1061]+[.G1061]-[.E1060]-[.G1060]" office:value-type="float" office:value="1121">
            <text:p>1121</text:p>
          </table:table-cell>
          <table:table-cell table:formula="of:=[.B1061]+[.D1061]-[.B1060]-[.D1060]" office:value-type="float" office:value="33">
            <text:p>33</text:p>
          </table:table-cell>
          <table:table-cell table:formula="of:=[.F1061]+[.H1061]-[.F1060]-[.H10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5128">
            <text:p>355128</text:p>
          </table:table-cell>
          <table:table-cell office:value-type="float" office:value="9982">
            <text:p>9982</text:p>
          </table:table-cell>
          <table:table-cell office:value-type="float" office:value="765102">
            <text:p>765102</text:p>
          </table:table-cell>
          <table:table-cell office:value-type="float" office:value="25566">
            <text:p>25566</text:p>
          </table:table-cell>
          <table:table-cell office:value-type="float" office:value="548738">
            <text:p>548738</text:p>
          </table:table-cell>
          <table:table-cell office:value-type="float" office:value="14068">
            <text:p>14068</text:p>
          </table:table-cell>
          <table:table-cell office:value-type="float" office:value="1026834">
            <text:p>1026834</text:p>
          </table:table-cell>
          <table:table-cell office:value-type="float" office:value="33581">
            <text:p>33581</text:p>
          </table:table-cell>
          <table:table-cell table:number-columns-repeated="2"/>
          <table:table-cell table:formula="of:=[.A1062]+[.C1062]-[.A1061]-[.C1061]" office:value-type="float" office:value="1037">
            <text:p>1037</text:p>
          </table:table-cell>
          <table:table-cell table:formula="of:=[.E1062]+[.G1062]-[.E1061]-[.G1061]" office:value-type="float" office:value="1125">
            <text:p>1125</text:p>
          </table:table-cell>
          <table:table-cell table:formula="of:=[.B1062]+[.D1062]-[.B1061]-[.D1061]" office:value-type="float" office:value="33">
            <text:p>33</text:p>
          </table:table-cell>
          <table:table-cell table:formula="of:=[.F1062]+[.H1062]-[.F1061]-[.H10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5447">
            <text:p>355447</text:p>
          </table:table-cell>
          <table:table-cell office:value-type="float" office:value="9991">
            <text:p>9991</text:p>
          </table:table-cell>
          <table:table-cell office:value-type="float" office:value="765820">
            <text:p>765820</text:p>
          </table:table-cell>
          <table:table-cell office:value-type="float" office:value="25590">
            <text:p>25590</text:p>
          </table:table-cell>
          <table:table-cell office:value-type="float" office:value="549063">
            <text:p>549063</text:p>
          </table:table-cell>
          <table:table-cell office:value-type="float" office:value="14077">
            <text:p>14077</text:p>
          </table:table-cell>
          <table:table-cell office:value-type="float" office:value="1027634">
            <text:p>1027634</text:p>
          </table:table-cell>
          <table:table-cell office:value-type="float" office:value="33605">
            <text:p>33605</text:p>
          </table:table-cell>
          <table:table-cell table:number-columns-repeated="2"/>
          <table:table-cell table:formula="of:=[.A1063]+[.C1063]-[.A1062]-[.C1062]" office:value-type="float" office:value="1041">
            <text:p>1041</text:p>
          </table:table-cell>
          <table:table-cell table:formula="of:=[.E1063]+[.G1063]-[.E1062]-[.G1062]" office:value-type="float" office:value="1141">
            <text:p>1141</text:p>
          </table:table-cell>
          <table:table-cell table:formula="of:=[.B1063]+[.D1063]-[.B1062]-[.D1062]" office:value-type="float" office:value="33">
            <text:p>33</text:p>
          </table:table-cell>
          <table:table-cell table:formula="of:=[.F1063]+[.H1063]-[.F1062]-[.H106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5770">
            <text:p>355770</text:p>
          </table:table-cell>
          <table:table-cell office:value-type="float" office:value="10000">
            <text:p>10000</text:p>
          </table:table-cell>
          <table:table-cell office:value-type="float" office:value="766538">
            <text:p>766538</text:p>
          </table:table-cell>
          <table:table-cell office:value-type="float" office:value="25614">
            <text:p>25614</text:p>
          </table:table-cell>
          <table:table-cell office:value-type="float" office:value="549404">
            <text:p>549404</text:p>
          </table:table-cell>
          <table:table-cell office:value-type="float" office:value="14087">
            <text:p>14087</text:p>
          </table:table-cell>
          <table:table-cell office:value-type="float" office:value="1028434">
            <text:p>1028434</text:p>
          </table:table-cell>
          <table:table-cell office:value-type="float" office:value="33629">
            <text:p>33629</text:p>
          </table:table-cell>
          <table:table-cell table:number-columns-repeated="2"/>
          <table:table-cell table:formula="of:=[.A1064]+[.C1064]-[.A1063]-[.C1063]" office:value-type="float" office:value="1039">
            <text:p>1039</text:p>
          </table:table-cell>
          <table:table-cell table:formula="of:=[.E1064]+[.G1064]-[.E1063]-[.G1063]" office:value-type="float" office:value="1125">
            <text:p>1125</text:p>
          </table:table-cell>
          <table:table-cell table:formula="of:=[.B1064]+[.D1064]-[.B1063]-[.D1063]" office:value-type="float" office:value="33">
            <text:p>33</text:p>
          </table:table-cell>
          <table:table-cell table:formula="of:=[.F1064]+[.H1064]-[.F1063]-[.H10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6091">
            <text:p>356091</text:p>
          </table:table-cell>
          <table:table-cell office:value-type="float" office:value="10009">
            <text:p>10009</text:p>
          </table:table-cell>
          <table:table-cell office:value-type="float" office:value="767256">
            <text:p>767256</text:p>
          </table:table-cell>
          <table:table-cell office:value-type="float" office:value="25638">
            <text:p>25638</text:p>
          </table:table-cell>
          <table:table-cell office:value-type="float" office:value="549729">
            <text:p>549729</text:p>
          </table:table-cell>
          <table:table-cell office:value-type="float" office:value="14096">
            <text:p>14096</text:p>
          </table:table-cell>
          <table:table-cell office:value-type="float" office:value="1029234">
            <text:p>1029234</text:p>
          </table:table-cell>
          <table:table-cell office:value-type="float" office:value="33653">
            <text:p>33653</text:p>
          </table:table-cell>
          <table:table-cell table:number-columns-repeated="2"/>
          <table:table-cell table:formula="of:=[.A1065]+[.C1065]-[.A1064]-[.C1064]" office:value-type="float" office:value="1043">
            <text:p>1043</text:p>
          </table:table-cell>
          <table:table-cell table:formula="of:=[.E1065]+[.G1065]-[.E1064]-[.G1064]" office:value-type="float" office:value="1141">
            <text:p>1141</text:p>
          </table:table-cell>
          <table:table-cell table:formula="of:=[.B1065]+[.D1065]-[.B1064]-[.D1064]" office:value-type="float" office:value="33">
            <text:p>33</text:p>
          </table:table-cell>
          <table:table-cell table:formula="of:=[.F1065]+[.H1065]-[.F1064]-[.H10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6416">
            <text:p>356416</text:p>
          </table:table-cell>
          <table:table-cell office:value-type="float" office:value="10018">
            <text:p>10018</text:p>
          </table:table-cell>
          <table:table-cell office:value-type="float" office:value="767974">
            <text:p>767974</text:p>
          </table:table-cell>
          <table:table-cell office:value-type="float" office:value="25662">
            <text:p>25662</text:p>
          </table:table-cell>
          <table:table-cell office:value-type="float" office:value="550070">
            <text:p>550070</text:p>
          </table:table-cell>
          <table:table-cell office:value-type="float" office:value="14106">
            <text:p>14106</text:p>
          </table:table-cell>
          <table:table-cell office:value-type="float" office:value="1030034">
            <text:p>1030034</text:p>
          </table:table-cell>
          <table:table-cell office:value-type="float" office:value="33677">
            <text:p>33677</text:p>
          </table:table-cell>
          <table:table-cell table:number-columns-repeated="2"/>
          <table:table-cell table:formula="of:=[.A1066]+[.C1066]-[.A1065]-[.C1065]" office:value-type="float" office:value="1039">
            <text:p>1039</text:p>
          </table:table-cell>
          <table:table-cell table:formula="of:=[.E1066]+[.G1066]-[.E1065]-[.G1065]" office:value-type="float" office:value="1125">
            <text:p>1125</text:p>
          </table:table-cell>
          <table:table-cell table:formula="of:=[.B1066]+[.D1066]-[.B1065]-[.D1065]" office:value-type="float" office:value="33">
            <text:p>33</text:p>
          </table:table-cell>
          <table:table-cell table:formula="of:=[.F1066]+[.H1066]-[.F1065]-[.H10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6737">
            <text:p>356737</text:p>
          </table:table-cell>
          <table:table-cell office:value-type="float" office:value="10027">
            <text:p>10027</text:p>
          </table:table-cell>
          <table:table-cell office:value-type="float" office:value="768692">
            <text:p>768692</text:p>
          </table:table-cell>
          <table:table-cell office:value-type="float" office:value="25686">
            <text:p>25686</text:p>
          </table:table-cell>
          <table:table-cell office:value-type="float" office:value="550395">
            <text:p>550395</text:p>
          </table:table-cell>
          <table:table-cell office:value-type="float" office:value="14115">
            <text:p>14115</text:p>
          </table:table-cell>
          <table:table-cell office:value-type="float" office:value="1030834">
            <text:p>1030834</text:p>
          </table:table-cell>
          <table:table-cell office:value-type="float" office:value="33701">
            <text:p>33701</text:p>
          </table:table-cell>
          <table:table-cell table:number-columns-repeated="2"/>
          <table:table-cell table:formula="of:=[.A1067]+[.C1067]-[.A1066]-[.C1066]" office:value-type="float" office:value="1043">
            <text:p>1043</text:p>
          </table:table-cell>
          <table:table-cell table:formula="of:=[.E1067]+[.G1067]-[.E1066]-[.G1066]" office:value-type="float" office:value="1121">
            <text:p>1121</text:p>
          </table:table-cell>
          <table:table-cell table:formula="of:=[.B1067]+[.D1067]-[.B1066]-[.D1066]" office:value-type="float" office:value="33">
            <text:p>33</text:p>
          </table:table-cell>
          <table:table-cell table:formula="of:=[.F1067]+[.H1067]-[.F1066]-[.H10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7062">
            <text:p>357062</text:p>
          </table:table-cell>
          <table:table-cell office:value-type="float" office:value="10036">
            <text:p>10036</text:p>
          </table:table-cell>
          <table:table-cell office:value-type="float" office:value="769410">
            <text:p>769410</text:p>
          </table:table-cell>
          <table:table-cell office:value-type="float" office:value="25710">
            <text:p>25710</text:p>
          </table:table-cell>
          <table:table-cell office:value-type="float" office:value="550716">
            <text:p>550716</text:p>
          </table:table-cell>
          <table:table-cell office:value-type="float" office:value="14124">
            <text:p>14124</text:p>
          </table:table-cell>
          <table:table-cell office:value-type="float" office:value="1031634">
            <text:p>1031634</text:p>
          </table:table-cell>
          <table:table-cell office:value-type="float" office:value="33725">
            <text:p>33725</text:p>
          </table:table-cell>
          <table:table-cell table:number-columns-repeated="2"/>
          <table:table-cell table:formula="of:=[.A1068]+[.C1068]-[.A1067]-[.C1067]" office:value-type="float" office:value="1039">
            <text:p>1039</text:p>
          </table:table-cell>
          <table:table-cell table:formula="of:=[.E1068]+[.G1068]-[.E1067]-[.G1067]" office:value-type="float" office:value="1145">
            <text:p>1145</text:p>
          </table:table-cell>
          <table:table-cell table:formula="of:=[.B1068]+[.D1068]-[.B1067]-[.D1067]" office:value-type="float" office:value="33">
            <text:p>33</text:p>
          </table:table-cell>
          <table:table-cell table:formula="of:=[.F1068]+[.H1068]-[.F1067]-[.H106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7383">
            <text:p>357383</text:p>
          </table:table-cell>
          <table:table-cell office:value-type="float" office:value="10045">
            <text:p>10045</text:p>
          </table:table-cell>
          <table:table-cell office:value-type="float" office:value="770128">
            <text:p>770128</text:p>
          </table:table-cell>
          <table:table-cell office:value-type="float" office:value="25734">
            <text:p>25734</text:p>
          </table:table-cell>
          <table:table-cell office:value-type="float" office:value="551061">
            <text:p>551061</text:p>
          </table:table-cell>
          <table:table-cell office:value-type="float" office:value="14134">
            <text:p>14134</text:p>
          </table:table-cell>
          <table:table-cell office:value-type="float" office:value="1032434">
            <text:p>1032434</text:p>
          </table:table-cell>
          <table:table-cell office:value-type="float" office:value="33749">
            <text:p>33749</text:p>
          </table:table-cell>
          <table:table-cell table:number-columns-repeated="2"/>
          <table:table-cell table:formula="of:=[.A1069]+[.C1069]-[.A1068]-[.C1068]" office:value-type="float" office:value="1043">
            <text:p>1043</text:p>
          </table:table-cell>
          <table:table-cell table:formula="of:=[.E1069]+[.G1069]-[.E1068]-[.G1068]" office:value-type="float" office:value="1121">
            <text:p>1121</text:p>
          </table:table-cell>
          <table:table-cell table:formula="of:=[.B1069]+[.D1069]-[.B1068]-[.D1068]" office:value-type="float" office:value="33">
            <text:p>33</text:p>
          </table:table-cell>
          <table:table-cell table:formula="of:=[.F1069]+[.H1069]-[.F1068]-[.H10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7708">
            <text:p>357708</text:p>
          </table:table-cell>
          <table:table-cell office:value-type="float" office:value="10054">
            <text:p>10054</text:p>
          </table:table-cell>
          <table:table-cell office:value-type="float" office:value="770846">
            <text:p>770846</text:p>
          </table:table-cell>
          <table:table-cell office:value-type="float" office:value="25758">
            <text:p>25758</text:p>
          </table:table-cell>
          <table:table-cell office:value-type="float" office:value="551382">
            <text:p>551382</text:p>
          </table:table-cell>
          <table:table-cell office:value-type="float" office:value="14143">
            <text:p>14143</text:p>
          </table:table-cell>
          <table:table-cell office:value-type="float" office:value="1033234">
            <text:p>1033234</text:p>
          </table:table-cell>
          <table:table-cell office:value-type="float" office:value="33773">
            <text:p>33773</text:p>
          </table:table-cell>
          <table:table-cell table:number-columns-repeated="2"/>
          <table:table-cell table:formula="of:=[.A1070]+[.C1070]-[.A1069]-[.C1069]" office:value-type="float" office:value="1039">
            <text:p>1039</text:p>
          </table:table-cell>
          <table:table-cell table:formula="of:=[.E1070]+[.G1070]-[.E1069]-[.G1069]" office:value-type="float" office:value="1125">
            <text:p>1125</text:p>
          </table:table-cell>
          <table:table-cell table:formula="of:=[.B1070]+[.D1070]-[.B1069]-[.D1069]" office:value-type="float" office:value="33">
            <text:p>33</text:p>
          </table:table-cell>
          <table:table-cell table:formula="of:=[.F1070]+[.H1070]-[.F1069]-[.H10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8029">
            <text:p>358029</text:p>
          </table:table-cell>
          <table:table-cell office:value-type="float" office:value="10063">
            <text:p>10063</text:p>
          </table:table-cell>
          <table:table-cell office:value-type="float" office:value="771564">
            <text:p>771564</text:p>
          </table:table-cell>
          <table:table-cell office:value-type="float" office:value="25782">
            <text:p>25782</text:p>
          </table:table-cell>
          <table:table-cell office:value-type="float" office:value="551707">
            <text:p>551707</text:p>
          </table:table-cell>
          <table:table-cell office:value-type="float" office:value="14152">
            <text:p>14152</text:p>
          </table:table-cell>
          <table:table-cell office:value-type="float" office:value="1034034">
            <text:p>1034034</text:p>
          </table:table-cell>
          <table:table-cell office:value-type="float" office:value="33797">
            <text:p>33797</text:p>
          </table:table-cell>
          <table:table-cell table:number-columns-repeated="2"/>
          <table:table-cell table:formula="of:=[.A1071]+[.C1071]-[.A1070]-[.C1070]" office:value-type="float" office:value="1043">
            <text:p>1043</text:p>
          </table:table-cell>
          <table:table-cell table:formula="of:=[.E1071]+[.G1071]-[.E1070]-[.G1070]" office:value-type="float" office:value="1121">
            <text:p>1121</text:p>
          </table:table-cell>
          <table:table-cell table:formula="of:=[.B1071]+[.D1071]-[.B1070]-[.D1070]" office:value-type="float" office:value="33">
            <text:p>33</text:p>
          </table:table-cell>
          <table:table-cell table:formula="of:=[.F1071]+[.H1071]-[.F1070]-[.H10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58354">
            <text:p>358354</text:p>
          </table:table-cell>
          <table:table-cell office:value-type="float" office:value="10072">
            <text:p>10072</text:p>
          </table:table-cell>
          <table:table-cell office:value-type="float" office:value="772282">
            <text:p>772282</text:p>
          </table:table-cell>
          <table:table-cell office:value-type="float" office:value="25806">
            <text:p>25806</text:p>
          </table:table-cell>
          <table:table-cell office:value-type="float" office:value="552028">
            <text:p>552028</text:p>
          </table:table-cell>
          <table:table-cell office:value-type="float" office:value="14161">
            <text:p>14161</text:p>
          </table:table-cell>
          <table:table-cell office:value-type="float" office:value="1034834">
            <text:p>1034834</text:p>
          </table:table-cell>
          <table:table-cell office:value-type="float" office:value="33821">
            <text:p>33821</text:p>
          </table:table-cell>
          <table:table-cell table:number-columns-repeated="2"/>
          <table:table-cell table:formula="of:=[.A1072]+[.C1072]-[.A1071]-[.C1071]" office:value-type="float" office:value="1039">
            <text:p>1039</text:p>
          </table:table-cell>
          <table:table-cell table:formula="of:=[.E1072]+[.G1072]-[.E1071]-[.G1071]" office:value-type="float" office:value="1169">
            <text:p>1169</text:p>
          </table:table-cell>
          <table:table-cell table:formula="of:=[.B1072]+[.D1072]-[.B1071]-[.D1071]" office:value-type="float" office:value="33">
            <text:p>33</text:p>
          </table:table-cell>
          <table:table-cell table:formula="of:=[.F1072]+[.H1072]-[.F1071]-[.H1071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58675">
            <text:p>358675</text:p>
          </table:table-cell>
          <table:table-cell office:value-type="float" office:value="10081">
            <text:p>10081</text:p>
          </table:table-cell>
          <table:table-cell office:value-type="float" office:value="773000">
            <text:p>773000</text:p>
          </table:table-cell>
          <table:table-cell office:value-type="float" office:value="25830">
            <text:p>25830</text:p>
          </table:table-cell>
          <table:table-cell office:value-type="float" office:value="552397">
            <text:p>552397</text:p>
          </table:table-cell>
          <table:table-cell office:value-type="float" office:value="14172">
            <text:p>14172</text:p>
          </table:table-cell>
          <table:table-cell office:value-type="float" office:value="1035634">
            <text:p>1035634</text:p>
          </table:table-cell>
          <table:table-cell office:value-type="float" office:value="33845">
            <text:p>33845</text:p>
          </table:table-cell>
          <table:table-cell table:number-columns-repeated="2"/>
          <table:table-cell table:formula="of:=[.A1073]+[.C1073]-[.A1072]-[.C1072]" office:value-type="float" office:value="1043">
            <text:p>1043</text:p>
          </table:table-cell>
          <table:table-cell table:formula="of:=[.E1073]+[.G1073]-[.E1072]-[.G1072]" office:value-type="float" office:value="2727">
            <text:p>2727</text:p>
          </table:table-cell>
          <table:table-cell table:formula="of:=[.B1073]+[.D1073]-[.B1072]-[.D1072]" office:value-type="float" office:value="33">
            <text:p>33</text:p>
          </table:table-cell>
          <table:table-cell table:formula="of:=[.F1073]+[.H1073]-[.F1072]-[.H1072]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10090">
            <text:p>10090</text:p>
          </table:table-cell>
          <table:table-cell office:value-type="float" office:value="773718">
            <text:p>773718</text:p>
          </table:table-cell>
          <table:table-cell office:value-type="float" office:value="25854">
            <text:p>25854</text:p>
          </table:table-cell>
          <table:table-cell office:value-type="float" office:value="553674">
            <text:p>553674</text:p>
          </table:table-cell>
          <table:table-cell office:value-type="float" office:value="14192">
            <text:p>14192</text:p>
          </table:table-cell>
          <table:table-cell office:value-type="float" office:value="1037084">
            <text:p>1037084</text:p>
          </table:table-cell>
          <table:table-cell office:value-type="float" office:value="33881">
            <text:p>33881</text:p>
          </table:table-cell>
          <table:table-cell table:number-columns-repeated="2"/>
          <table:table-cell table:formula="of:=[.A1074]+[.C1074]-[.A1073]-[.C1073]" office:value-type="float" office:value="1039">
            <text:p>1039</text:p>
          </table:table-cell>
          <table:table-cell table:formula="of:=[.E1074]+[.G1074]-[.E1073]-[.G1073]" office:value-type="float" office:value="2683">
            <text:p>2683</text:p>
          </table:table-cell>
          <table:table-cell table:formula="of:=[.B1074]+[.D1074]-[.B1073]-[.D1073]" office:value-type="float" office:value="33">
            <text:p>33</text:p>
          </table:table-cell>
          <table:table-cell table:formula="of:=[.F1074]+[.H1074]-[.F1073]-[.H1073]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359321">
            <text:p>359321</text:p>
          </table:table-cell>
          <table:table-cell office:value-type="float" office:value="10099">
            <text:p>10099</text:p>
          </table:table-cell>
          <table:table-cell office:value-type="float" office:value="774436">
            <text:p>774436</text:p>
          </table:table-cell>
          <table:table-cell office:value-type="float" office:value="25878">
            <text:p>25878</text:p>
          </table:table-cell>
          <table:table-cell office:value-type="float" office:value="554259">
            <text:p>554259</text:p>
          </table:table-cell>
          <table:table-cell office:value-type="float" office:value="14202">
            <text:p>14202</text:p>
          </table:table-cell>
          <table:table-cell office:value-type="float" office:value="1039182">
            <text:p>1039182</text:p>
          </table:table-cell>
          <table:table-cell office:value-type="float" office:value="33943">
            <text:p>33943</text:p>
          </table:table-cell>
          <table:table-cell table:number-columns-repeated="2"/>
          <table:table-cell table:formula="of:=[.A1075]+[.C1075]-[.A1074]-[.C1074]" office:value-type="float" office:value="1043">
            <text:p>1043</text:p>
          </table:table-cell>
          <table:table-cell table:formula="of:=[.E1075]+[.G1075]-[.E1074]-[.G1074]" office:value-type="float" office:value="1863">
            <text:p>1863</text:p>
          </table:table-cell>
          <table:table-cell table:formula="of:=[.B1075]+[.D1075]-[.B1074]-[.D1074]" office:value-type="float" office:value="33">
            <text:p>33</text:p>
          </table:table-cell>
          <table:table-cell table:formula="of:=[.F1075]+[.H1075]-[.F1074]-[.H1074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359646">
            <text:p>359646</text:p>
          </table:table-cell>
          <table:table-cell office:value-type="float" office:value="10108">
            <text:p>10108</text:p>
          </table:table-cell>
          <table:table-cell office:value-type="float" office:value="775154">
            <text:p>775154</text:p>
          </table:table-cell>
          <table:table-cell office:value-type="float" office:value="25902">
            <text:p>25902</text:p>
          </table:table-cell>
          <table:table-cell office:value-type="float" office:value="554908">
            <text:p>554908</text:p>
          </table:table-cell>
          <table:table-cell office:value-type="float" office:value="14215">
            <text:p>14215</text:p>
          </table:table-cell>
          <table:table-cell office:value-type="float" office:value="1040396">
            <text:p>1040396</text:p>
          </table:table-cell>
          <table:table-cell office:value-type="float" office:value="33979">
            <text:p>33979</text:p>
          </table:table-cell>
          <table:table-cell table:number-columns-repeated="2"/>
          <table:table-cell table:formula="of:=[.A1076]+[.C1076]-[.A1075]-[.C1075]" office:value-type="float" office:value="1039">
            <text:p>1039</text:p>
          </table:table-cell>
          <table:table-cell table:formula="of:=[.E1076]+[.G1076]-[.E1075]-[.G1075]" office:value-type="float" office:value="1799">
            <text:p>1799</text:p>
          </table:table-cell>
          <table:table-cell table:formula="of:=[.B1076]+[.D1076]-[.B1075]-[.D1075]" office:value-type="float" office:value="33">
            <text:p>33</text:p>
          </table:table-cell>
          <table:table-cell table:formula="of:=[.F1076]+[.H1076]-[.F1075]-[.H1075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59967">
            <text:p>359967</text:p>
          </table:table-cell>
          <table:table-cell office:value-type="float" office:value="10117">
            <text:p>10117</text:p>
          </table:table-cell>
          <table:table-cell office:value-type="float" office:value="775872">
            <text:p>775872</text:p>
          </table:table-cell>
          <table:table-cell office:value-type="float" office:value="25926">
            <text:p>25926</text:p>
          </table:table-cell>
          <table:table-cell office:value-type="float" office:value="555517">
            <text:p>555517</text:p>
          </table:table-cell>
          <table:table-cell office:value-type="float" office:value="14226">
            <text:p>14226</text:p>
          </table:table-cell>
          <table:table-cell office:value-type="float" office:value="1041586">
            <text:p>1041586</text:p>
          </table:table-cell>
          <table:table-cell office:value-type="float" office:value="34014">
            <text:p>34014</text:p>
          </table:table-cell>
          <table:table-cell table:number-columns-repeated="2"/>
          <table:table-cell table:formula="of:=[.A1077]+[.C1077]-[.A1076]-[.C1076]" office:value-type="float" office:value="1043">
            <text:p>1043</text:p>
          </table:table-cell>
          <table:table-cell table:formula="of:=[.E1077]+[.G1077]-[.E1076]-[.G1076]" office:value-type="float" office:value="1867">
            <text:p>1867</text:p>
          </table:table-cell>
          <table:table-cell table:formula="of:=[.B1077]+[.D1077]-[.B1076]-[.D1076]" office:value-type="float" office:value="33">
            <text:p>33</text:p>
          </table:table-cell>
          <table:table-cell table:formula="of:=[.F1077]+[.H1077]-[.F1076]-[.H1076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360292">
            <text:p>360292</text:p>
          </table:table-cell>
          <table:table-cell office:value-type="float" office:value="10126">
            <text:p>10126</text:p>
          </table:table-cell>
          <table:table-cell office:value-type="float" office:value="776590">
            <text:p>776590</text:p>
          </table:table-cell>
          <table:table-cell office:value-type="float" office:value="25950">
            <text:p>25950</text:p>
          </table:table-cell>
          <table:table-cell office:value-type="float" office:value="556122">
            <text:p>556122</text:p>
          </table:table-cell>
          <table:table-cell office:value-type="float" office:value="14237">
            <text:p>14237</text:p>
          </table:table-cell>
          <table:table-cell office:value-type="float" office:value="1042848">
            <text:p>1042848</text:p>
          </table:table-cell>
          <table:table-cell office:value-type="float" office:value="34052">
            <text:p>34052</text:p>
          </table:table-cell>
          <table:table-cell table:number-columns-repeated="2"/>
          <table:table-cell table:formula="of:=[.A1078]+[.C1078]-[.A1077]-[.C1077]" office:value-type="float" office:value="1039">
            <text:p>1039</text:p>
          </table:table-cell>
          <table:table-cell table:formula="of:=[.E1078]+[.G1078]-[.E1077]-[.G1077]" office:value-type="float" office:value="1823">
            <text:p>1823</text:p>
          </table:table-cell>
          <table:table-cell table:formula="of:=[.B1078]+[.D1078]-[.B1077]-[.D1077]" office:value-type="float" office:value="33">
            <text:p>33</text:p>
          </table:table-cell>
          <table:table-cell table:formula="of:=[.F1078]+[.H1078]-[.F1077]-[.H1077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60613">
            <text:p>360613</text:p>
          </table:table-cell>
          <table:table-cell office:value-type="float" office:value="10135">
            <text:p>10135</text:p>
          </table:table-cell>
          <table:table-cell office:value-type="float" office:value="777308">
            <text:p>777308</text:p>
          </table:table-cell>
          <table:table-cell office:value-type="float" office:value="25974">
            <text:p>25974</text:p>
          </table:table-cell>
          <table:table-cell office:value-type="float" office:value="556731">
            <text:p>556731</text:p>
          </table:table-cell>
          <table:table-cell office:value-type="float" office:value="14248">
            <text:p>14248</text:p>
          </table:table-cell>
          <table:table-cell office:value-type="float" office:value="1044062">
            <text:p>1044062</text:p>
          </table:table-cell>
          <table:table-cell office:value-type="float" office:value="34088">
            <text:p>34088</text:p>
          </table:table-cell>
          <table:table-cell table:number-columns-repeated="2"/>
          <table:table-cell table:formula="of:=[.A1079]+[.C1079]-[.A1078]-[.C1078]" office:value-type="float" office:value="1043">
            <text:p>1043</text:p>
          </table:table-cell>
          <table:table-cell table:formula="of:=[.E1079]+[.G1079]-[.E1078]-[.G1078]" office:value-type="float" office:value="1835">
            <text:p>1835</text:p>
          </table:table-cell>
          <table:table-cell table:formula="of:=[.B1079]+[.D1079]-[.B1078]-[.D1078]" office:value-type="float" office:value="33">
            <text:p>33</text:p>
          </table:table-cell>
          <table:table-cell table:formula="of:=[.F1079]+[.H1079]-[.F1078]-[.H1078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60938">
            <text:p>360938</text:p>
          </table:table-cell>
          <table:table-cell office:value-type="float" office:value="10144">
            <text:p>10144</text:p>
          </table:table-cell>
          <table:table-cell office:value-type="float" office:value="778026">
            <text:p>778026</text:p>
          </table:table-cell>
          <table:table-cell office:value-type="float" office:value="25998">
            <text:p>25998</text:p>
          </table:table-cell>
          <table:table-cell office:value-type="float" office:value="557376">
            <text:p>557376</text:p>
          </table:table-cell>
          <table:table-cell office:value-type="float" office:value="14261">
            <text:p>14261</text:p>
          </table:table-cell>
          <table:table-cell office:value-type="float" office:value="1045252">
            <text:p>1045252</text:p>
          </table:table-cell>
          <table:table-cell office:value-type="float" office:value="34123">
            <text:p>34123</text:p>
          </table:table-cell>
          <table:table-cell table:number-columns-repeated="2"/>
          <table:table-cell table:formula="of:=[.A1080]+[.C1080]-[.A1079]-[.C1079]" office:value-type="float" office:value="1039">
            <text:p>1039</text:p>
          </table:table-cell>
          <table:table-cell table:formula="of:=[.E1080]+[.G1080]-[.E1079]-[.G1079]" office:value-type="float" office:value="1927">
            <text:p>1927</text:p>
          </table:table-cell>
          <table:table-cell table:formula="of:=[.B1080]+[.D1080]-[.B1079]-[.D1079]" office:value-type="float" office:value="33">
            <text:p>33</text:p>
          </table:table-cell>
          <table:table-cell table:formula="of:=[.F1080]+[.H1080]-[.F1079]-[.H1079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61259">
            <text:p>361259</text:p>
          </table:table-cell>
          <table:table-cell office:value-type="float" office:value="10153">
            <text:p>10153</text:p>
          </table:table-cell>
          <table:table-cell office:value-type="float" office:value="778744">
            <text:p>778744</text:p>
          </table:table-cell>
          <table:table-cell office:value-type="float" office:value="26022">
            <text:p>26022</text:p>
          </table:table-cell>
          <table:table-cell office:value-type="float" office:value="557961">
            <text:p>557961</text:p>
          </table:table-cell>
          <table:table-cell office:value-type="float" office:value="14271">
            <text:p>14271</text:p>
          </table:table-cell>
          <table:table-cell office:value-type="float" office:value="1046594">
            <text:p>1046594</text:p>
          </table:table-cell>
          <table:table-cell office:value-type="float" office:value="34163">
            <text:p>34163</text:p>
          </table:table-cell>
          <table:table-cell table:number-columns-repeated="2"/>
          <table:table-cell table:formula="of:=[.A1081]+[.C1081]-[.A1080]-[.C1080]" office:value-type="float" office:value="1043">
            <text:p>1043</text:p>
          </table:table-cell>
          <table:table-cell table:formula="of:=[.E1081]+[.G1081]-[.E1080]-[.G1080]" office:value-type="float" office:value="905">
            <text:p>905</text:p>
          </table:table-cell>
          <table:table-cell table:formula="of:=[.B1081]+[.D1081]-[.B1080]-[.D1080]" office:value-type="float" office:value="33">
            <text:p>33</text:p>
          </table:table-cell>
          <table:table-cell table:formula="of:=[.F1081]+[.H1081]-[.F1080]-[.H108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61584">
            <text:p>361584</text:p>
          </table:table-cell>
          <table:table-cell office:value-type="float" office:value="10162">
            <text:p>10162</text:p>
          </table:table-cell>
          <table:table-cell office:value-type="float" office:value="779462">
            <text:p>779462</text:p>
          </table:table-cell>
          <table:table-cell office:value-type="float" office:value="26046">
            <text:p>26046</text:p>
          </table:table-cell>
          <table:table-cell office:value-type="float" office:value="558326">
            <text:p>558326</text:p>
          </table:table-cell>
          <table:table-cell office:value-type="float" office:value="14282">
            <text:p>14282</text:p>
          </table:table-cell>
          <table:table-cell office:value-type="float" office:value="1047134">
            <text:p>1047134</text:p>
          </table:table-cell>
          <table:table-cell office:value-type="float" office:value="34186">
            <text:p>34186</text:p>
          </table:table-cell>
          <table:table-cell table:number-columns-repeated="2"/>
          <table:table-cell table:formula="of:=[.A1082]+[.C1082]-[.A1081]-[.C1081]" office:value-type="float" office:value="1039">
            <text:p>1039</text:p>
          </table:table-cell>
          <table:table-cell table:formula="of:=[.E1082]+[.G1082]-[.E1081]-[.G1081]" office:value-type="float" office:value="2099">
            <text:p>2099</text:p>
          </table:table-cell>
          <table:table-cell table:formula="of:=[.B1082]+[.D1082]-[.B1081]-[.D1081]" office:value-type="float" office:value="33">
            <text:p>33</text:p>
          </table:table-cell>
          <table:table-cell table:formula="of:=[.F1082]+[.H1082]-[.F1081]-[.H1081]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361905">
            <text:p>361905</text:p>
          </table:table-cell>
          <table:table-cell office:value-type="float" office:value="10171">
            <text:p>10171</text:p>
          </table:table-cell>
          <table:table-cell office:value-type="float" office:value="780180">
            <text:p>780180</text:p>
          </table:table-cell>
          <table:table-cell office:value-type="float" office:value="26070">
            <text:p>26070</text:p>
          </table:table-cell>
          <table:table-cell office:value-type="float" office:value="558975">
            <text:p>558975</text:p>
          </table:table-cell>
          <table:table-cell office:value-type="float" office:value="14295">
            <text:p>14295</text:p>
          </table:table-cell>
          <table:table-cell office:value-type="float" office:value="1048584">
            <text:p>1048584</text:p>
          </table:table-cell>
          <table:table-cell office:value-type="float" office:value="34222">
            <text:p>34222</text:p>
          </table:table-cell>
          <table:table-cell table:number-columns-repeated="2"/>
          <table:table-cell table:formula="of:=[.A1083]+[.C1083]-[.A1082]-[.C1082]" office:value-type="float" office:value="1043">
            <text:p>1043</text:p>
          </table:table-cell>
          <table:table-cell table:formula="of:=[.E1083]+[.G1083]-[.E1082]-[.G1082]" office:value-type="float" office:value="1795">
            <text:p>1795</text:p>
          </table:table-cell>
          <table:table-cell table:formula="of:=[.B1083]+[.D1083]-[.B1082]-[.D1082]" office:value-type="float" office:value="33">
            <text:p>33</text:p>
          </table:table-cell>
          <table:table-cell table:formula="of:=[.F1083]+[.H1083]-[.F1082]-[.H1082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62230">
            <text:p>362230</text:p>
          </table:table-cell>
          <table:table-cell office:value-type="float" office:value="10180">
            <text:p>10180</text:p>
          </table:table-cell>
          <table:table-cell office:value-type="float" office:value="780898">
            <text:p>780898</text:p>
          </table:table-cell>
          <table:table-cell office:value-type="float" office:value="26094">
            <text:p>26094</text:p>
          </table:table-cell>
          <table:table-cell office:value-type="float" office:value="559556">
            <text:p>559556</text:p>
          </table:table-cell>
          <table:table-cell office:value-type="float" office:value="14305">
            <text:p>14305</text:p>
          </table:table-cell>
          <table:table-cell office:value-type="float" office:value="1049798">
            <text:p>1049798</text:p>
          </table:table-cell>
          <table:table-cell office:value-type="float" office:value="34258">
            <text:p>34258</text:p>
          </table:table-cell>
          <table:table-cell table:number-columns-repeated="2"/>
          <table:table-cell table:formula="of:=[.A1084]+[.C1084]-[.A1083]-[.C1083]" office:value-type="float" office:value="1039">
            <text:p>1039</text:p>
          </table:table-cell>
          <table:table-cell table:formula="of:=[.E1084]+[.G1084]-[.E1083]-[.G1083]" office:value-type="float" office:value="1213">
            <text:p>1213</text:p>
          </table:table-cell>
          <table:table-cell table:formula="of:=[.B1084]+[.D1084]-[.B1083]-[.D1083]" office:value-type="float" office:value="33">
            <text:p>33</text:p>
          </table:table-cell>
          <table:table-cell table:formula="of:=[.F1084]+[.H1084]-[.F1083]-[.H1083]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62551">
            <text:p>362551</text:p>
          </table:table-cell>
          <table:table-cell office:value-type="float" office:value="10189">
            <text:p>10189</text:p>
          </table:table-cell>
          <table:table-cell office:value-type="float" office:value="781616">
            <text:p>781616</text:p>
          </table:table-cell>
          <table:table-cell office:value-type="float" office:value="26118">
            <text:p>26118</text:p>
          </table:table-cell>
          <table:table-cell office:value-type="float" office:value="560229">
            <text:p>560229</text:p>
          </table:table-cell>
          <table:table-cell office:value-type="float" office:value="14319">
            <text:p>14319</text:p>
          </table:table-cell>
          <table:table-cell office:value-type="float" office:value="1050338">
            <text:p>1050338</text:p>
          </table:table-cell>
          <table:table-cell office:value-type="float" office:value="34281">
            <text:p>34281</text:p>
          </table:table-cell>
          <table:table-cell table:number-columns-repeated="2"/>
          <table:table-cell table:formula="of:=[.A1085]+[.C1085]-[.A1084]-[.C1084]" office:value-type="float" office:value="1043">
            <text:p>1043</text:p>
          </table:table-cell>
          <table:table-cell table:formula="of:=[.E1085]+[.G1085]-[.E1084]-[.G1084]" office:value-type="float" office:value="2581">
            <text:p>2581</text:p>
          </table:table-cell>
          <table:table-cell table:formula="of:=[.B1085]+[.D1085]-[.B1084]-[.D1084]" office:value-type="float" office:value="33">
            <text:p>33</text:p>
          </table:table-cell>
          <table:table-cell table:formula="of:=[.F1085]+[.H1085]-[.F1084]-[.H1084]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362876">
            <text:p>362876</text:p>
          </table:table-cell>
          <table:table-cell office:value-type="float" office:value="10198">
            <text:p>10198</text:p>
          </table:table-cell>
          <table:table-cell office:value-type="float" office:value="782334">
            <text:p>782334</text:p>
          </table:table-cell>
          <table:table-cell office:value-type="float" office:value="26142">
            <text:p>26142</text:p>
          </table:table-cell>
          <table:table-cell office:value-type="float" office:value="560854">
            <text:p>560854</text:p>
          </table:table-cell>
          <table:table-cell office:value-type="float" office:value="14331">
            <text:p>14331</text:p>
          </table:table-cell>
          <table:table-cell office:value-type="float" office:value="1052294">
            <text:p>1052294</text:p>
          </table:table-cell>
          <table:table-cell office:value-type="float" office:value="34333">
            <text:p>34333</text:p>
          </table:table-cell>
          <table:table-cell table:number-columns-repeated="2"/>
          <table:table-cell table:formula="of:=[.A1086]+[.C1086]-[.A1085]-[.C1085]" office:value-type="float" office:value="1039">
            <text:p>1039</text:p>
          </table:table-cell>
          <table:table-cell table:formula="of:=[.E1086]+[.G1086]-[.E1085]-[.G1085]" office:value-type="float" office:value="2143">
            <text:p>2143</text:p>
          </table:table-cell>
          <table:table-cell table:formula="of:=[.B1086]+[.D1086]-[.B1085]-[.D1085]" office:value-type="float" office:value="33">
            <text:p>33</text:p>
          </table:table-cell>
          <table:table-cell table:formula="of:=[.F1086]+[.H1086]-[.F1085]-[.H1085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63197">
            <text:p>363197</text:p>
          </table:table-cell>
          <table:table-cell office:value-type="float" office:value="10207">
            <text:p>10207</text:p>
          </table:table-cell>
          <table:table-cell office:value-type="float" office:value="783052">
            <text:p>783052</text:p>
          </table:table-cell>
          <table:table-cell office:value-type="float" office:value="26166">
            <text:p>26166</text:p>
          </table:table-cell>
          <table:table-cell office:value-type="float" office:value="561807">
            <text:p>561807</text:p>
          </table:table-cell>
          <table:table-cell office:value-type="float" office:value="14347">
            <text:p>14347</text:p>
          </table:table-cell>
          <table:table-cell office:value-type="float" office:value="1053484">
            <text:p>1053484</text:p>
          </table:table-cell>
          <table:table-cell office:value-type="float" office:value="34368">
            <text:p>34368</text:p>
          </table:table-cell>
          <table:table-cell table:number-columns-repeated="2"/>
          <table:table-cell table:formula="of:=[.A1087]+[.C1087]-[.A1086]-[.C1086]" office:value-type="float" office:value="1043">
            <text:p>1043</text:p>
          </table:table-cell>
          <table:table-cell table:formula="of:=[.E1087]+[.G1087]-[.E1086]-[.G1086]" office:value-type="float" office:value="2257">
            <text:p>2257</text:p>
          </table:table-cell>
          <table:table-cell table:formula="of:=[.B1087]+[.D1087]-[.B1086]-[.D1086]" office:value-type="float" office:value="33">
            <text:p>33</text:p>
          </table:table-cell>
          <table:table-cell table:formula="of:=[.F1087]+[.H1087]-[.F1086]-[.H1086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363522">
            <text:p>363522</text:p>
          </table:table-cell>
          <table:table-cell office:value-type="float" office:value="10216">
            <text:p>10216</text:p>
          </table:table-cell>
          <table:table-cell office:value-type="float" office:value="783770">
            <text:p>783770</text:p>
          </table:table-cell>
          <table:table-cell office:value-type="float" office:value="26190">
            <text:p>26190</text:p>
          </table:table-cell>
          <table:table-cell office:value-type="float" office:value="562388">
            <text:p>562388</text:p>
          </table:table-cell>
          <table:table-cell office:value-type="float" office:value="14357">
            <text:p>14357</text:p>
          </table:table-cell>
          <table:table-cell office:value-type="float" office:value="1055160">
            <text:p>1055160</text:p>
          </table:table-cell>
          <table:table-cell office:value-type="float" office:value="34418">
            <text:p>34418</text:p>
          </table:table-cell>
          <table:table-cell table:number-columns-repeated="2"/>
          <table:table-cell table:formula="of:=[.A1088]+[.C1088]-[.A1087]-[.C1087]" office:value-type="float" office:value="1039">
            <text:p>1039</text:p>
          </table:table-cell>
          <table:table-cell table:formula="of:=[.E1088]+[.G1088]-[.E1087]-[.G1087]" office:value-type="float" office:value="1213">
            <text:p>1213</text:p>
          </table:table-cell>
          <table:table-cell table:formula="of:=[.B1088]+[.D1088]-[.B1087]-[.D1087]" office:value-type="float" office:value="33">
            <text:p>33</text:p>
          </table:table-cell>
          <table:table-cell table:formula="of:=[.F1088]+[.H1088]-[.F1087]-[.H1087]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63843">
            <text:p>363843</text:p>
          </table:table-cell>
          <table:table-cell office:value-type="float" office:value="10225">
            <text:p>10225</text:p>
          </table:table-cell>
          <table:table-cell office:value-type="float" office:value="784488">
            <text:p>784488</text:p>
          </table:table-cell>
          <table:table-cell office:value-type="float" office:value="26214">
            <text:p>26214</text:p>
          </table:table-cell>
          <table:table-cell office:value-type="float" office:value="563061">
            <text:p>563061</text:p>
          </table:table-cell>
          <table:table-cell office:value-type="float" office:value="14371">
            <text:p>14371</text:p>
          </table:table-cell>
          <table:table-cell office:value-type="float" office:value="1055700">
            <text:p>1055700</text:p>
          </table:table-cell>
          <table:table-cell office:value-type="float" office:value="34441">
            <text:p>34441</text:p>
          </table:table-cell>
          <table:table-cell table:number-columns-repeated="2"/>
          <table:table-cell table:formula="of:=[.A1089]+[.C1089]-[.A1088]-[.C1088]" office:value-type="float" office:value="1043">
            <text:p>1043</text:p>
          </table:table-cell>
          <table:table-cell table:formula="of:=[.E1089]+[.G1089]-[.E1088]-[.G1088]" office:value-type="float" office:value="2489">
            <text:p>2489</text:p>
          </table:table-cell>
          <table:table-cell table:formula="of:=[.B1089]+[.D1089]-[.B1088]-[.D1088]" office:value-type="float" office:value="33">
            <text:p>33</text:p>
          </table:table-cell>
          <table:table-cell table:formula="of:=[.F1089]+[.H1089]-[.F1088]-[.H1088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364168">
            <text:p>364168</text:p>
          </table:table-cell>
          <table:table-cell office:value-type="float" office:value="10234">
            <text:p>10234</text:p>
          </table:table-cell>
          <table:table-cell office:value-type="float" office:value="785206">
            <text:p>785206</text:p>
          </table:table-cell>
          <table:table-cell office:value-type="float" office:value="26238">
            <text:p>26238</text:p>
          </table:table-cell>
          <table:table-cell office:value-type="float" office:value="563686">
            <text:p>563686</text:p>
          </table:table-cell>
          <table:table-cell office:value-type="float" office:value="14383">
            <text:p>14383</text:p>
          </table:table-cell>
          <table:table-cell office:value-type="float" office:value="1057564">
            <text:p>1057564</text:p>
          </table:table-cell>
          <table:table-cell office:value-type="float" office:value="34489">
            <text:p>34489</text:p>
          </table:table-cell>
          <table:table-cell table:number-columns-repeated="2"/>
          <table:table-cell table:formula="of:=[.A1090]+[.C1090]-[.A1089]-[.C1089]" office:value-type="float" office:value="1039">
            <text:p>1039</text:p>
          </table:table-cell>
          <table:table-cell table:formula="of:=[.E1090]+[.G1090]-[.E1089]-[.G1089]" office:value-type="float" office:value="2123">
            <text:p>2123</text:p>
          </table:table-cell>
          <table:table-cell table:formula="of:=[.B1090]+[.D1090]-[.B1089]-[.D1089]" office:value-type="float" office:value="33">
            <text:p>33</text:p>
          </table:table-cell>
          <table:table-cell table:formula="of:=[.F1090]+[.H1090]-[.F1089]-[.H1089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64489">
            <text:p>364489</text:p>
          </table:table-cell>
          <table:table-cell office:value-type="float" office:value="10243">
            <text:p>10243</text:p>
          </table:table-cell>
          <table:table-cell office:value-type="float" office:value="785924">
            <text:p>785924</text:p>
          </table:table-cell>
          <table:table-cell office:value-type="float" office:value="26262">
            <text:p>26262</text:p>
          </table:table-cell>
          <table:table-cell office:value-type="float" office:value="564619">
            <text:p>564619</text:p>
          </table:table-cell>
          <table:table-cell office:value-type="float" office:value="14398">
            <text:p>14398</text:p>
          </table:table-cell>
          <table:table-cell office:value-type="float" office:value="1058754">
            <text:p>1058754</text:p>
          </table:table-cell>
          <table:table-cell office:value-type="float" office:value="34524">
            <text:p>34524</text:p>
          </table:table-cell>
          <table:table-cell table:number-columns-repeated="2"/>
          <table:table-cell table:formula="of:=[.A1091]+[.C1091]-[.A1090]-[.C1090]" office:value-type="float" office:value="1043">
            <text:p>1043</text:p>
          </table:table-cell>
          <table:table-cell table:formula="of:=[.E1091]+[.G1091]-[.E1090]-[.G1090]" office:value-type="float" office:value="2377">
            <text:p>2377</text:p>
          </table:table-cell>
          <table:table-cell table:formula="of:=[.B1091]+[.D1091]-[.B1090]-[.D1090]" office:value-type="float" office:value="33">
            <text:p>33</text:p>
          </table:table-cell>
          <table:table-cell table:formula="of:=[.F1091]+[.H1091]-[.F1090]-[.H1090]"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364814">
            <text:p>364814</text:p>
          </table:table-cell>
          <table:table-cell office:value-type="float" office:value="10252">
            <text:p>10252</text:p>
          </table:table-cell>
          <table:table-cell office:value-type="float" office:value="786642">
            <text:p>786642</text:p>
          </table:table-cell>
          <table:table-cell office:value-type="float" office:value="26286">
            <text:p>26286</text:p>
          </table:table-cell>
          <table:table-cell office:value-type="float" office:value="565264">
            <text:p>565264</text:p>
          </table:table-cell>
          <table:table-cell office:value-type="float" office:value="14411">
            <text:p>14411</text:p>
          </table:table-cell>
          <table:table-cell office:value-type="float" office:value="1060486">
            <text:p>1060486</text:p>
          </table:table-cell>
          <table:table-cell office:value-type="float" office:value="34575">
            <text:p>34575</text:p>
          </table:table-cell>
          <table:table-cell table:number-columns-repeated="2"/>
          <table:table-cell table:formula="of:=[.A1092]+[.C1092]-[.A1091]-[.C1091]" office:value-type="float" office:value="1039">
            <text:p>1039</text:p>
          </table:table-cell>
          <table:table-cell table:formula="of:=[.E1092]+[.G1092]-[.E1091]-[.G1091]" office:value-type="float" office:value="2147">
            <text:p>2147</text:p>
          </table:table-cell>
          <table:table-cell table:formula="of:=[.B1092]+[.D1092]-[.B1091]-[.D1091]" office:value-type="float" office:value="33">
            <text:p>33</text:p>
          </table:table-cell>
          <table:table-cell table:formula="of:=[.F1092]+[.H1092]-[.F1091]-[.H1091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65135">
            <text:p>365135</text:p>
          </table:table-cell>
          <table:table-cell office:value-type="float" office:value="10261">
            <text:p>10261</text:p>
          </table:table-cell>
          <table:table-cell office:value-type="float" office:value="787360">
            <text:p>787360</text:p>
          </table:table-cell>
          <table:table-cell office:value-type="float" office:value="26310">
            <text:p>26310</text:p>
          </table:table-cell>
          <table:table-cell office:value-type="float" office:value="566197">
            <text:p>566197</text:p>
          </table:table-cell>
          <table:table-cell office:value-type="float" office:value="14426">
            <text:p>14426</text:p>
          </table:table-cell>
          <table:table-cell office:value-type="float" office:value="1061700">
            <text:p>1061700</text:p>
          </table:table-cell>
          <table:table-cell office:value-type="float" office:value="34611">
            <text:p>34611</text:p>
          </table:table-cell>
          <table:table-cell table:number-columns-repeated="2"/>
          <table:table-cell table:formula="of:=[.A1093]+[.C1093]-[.A1092]-[.C1092]" office:value-type="float" office:value="1043">
            <text:p>1043</text:p>
          </table:table-cell>
          <table:table-cell table:formula="of:=[.E1093]+[.G1093]-[.E1092]-[.G1092]" office:value-type="float" office:value="2513">
            <text:p>2513</text:p>
          </table:table-cell>
          <table:table-cell table:formula="of:=[.B1093]+[.D1093]-[.B1092]-[.D1092]" office:value-type="float" office:value="33">
            <text:p>33</text:p>
          </table:table-cell>
          <table:table-cell table:formula="of:=[.F1093]+[.H1093]-[.F1092]-[.H1092]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365460">
            <text:p>365460</text:p>
          </table:table-cell>
          <table:table-cell office:value-type="float" office:value="10270">
            <text:p>10270</text:p>
          </table:table-cell>
          <table:table-cell office:value-type="float" office:value="788078">
            <text:p>788078</text:p>
          </table:table-cell>
          <table:table-cell office:value-type="float" office:value="26334">
            <text:p>26334</text:p>
          </table:table-cell>
          <table:table-cell office:value-type="float" office:value="567106">
            <text:p>567106</text:p>
          </table:table-cell>
          <table:table-cell office:value-type="float" office:value="14440">
            <text:p>14440</text:p>
          </table:table-cell>
          <table:table-cell office:value-type="float" office:value="1063304">
            <text:p>1063304</text:p>
          </table:table-cell>
          <table:table-cell office:value-type="float" office:value="34658">
            <text:p>34658</text:p>
          </table:table-cell>
          <table:table-cell table:number-columns-repeated="2"/>
          <table:table-cell table:formula="of:=[.A1094]+[.C1094]-[.A1093]-[.C1093]" office:value-type="float" office:value="1039">
            <text:p>1039</text:p>
          </table:table-cell>
          <table:table-cell table:formula="of:=[.E1094]+[.G1094]-[.E1093]-[.G1093]" office:value-type="float" office:value="2233">
            <text:p>2233</text:p>
          </table:table-cell>
          <table:table-cell table:formula="of:=[.B1094]+[.D1094]-[.B1093]-[.D1093]" office:value-type="float" office:value="33">
            <text:p>33</text:p>
          </table:table-cell>
          <table:table-cell table:formula="of:=[.F1094]+[.H1094]-[.F1093]-[.H1093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365781">
            <text:p>365781</text:p>
          </table:table-cell>
          <table:table-cell office:value-type="float" office:value="10279">
            <text:p>10279</text:p>
          </table:table-cell>
          <table:table-cell office:value-type="float" office:value="788796">
            <text:p>788796</text:p>
          </table:table-cell>
          <table:table-cell office:value-type="float" office:value="26358">
            <text:p>26358</text:p>
          </table:table-cell>
          <table:table-cell office:value-type="float" office:value="567735">
            <text:p>567735</text:p>
          </table:table-cell>
          <table:table-cell office:value-type="float" office:value="14452">
            <text:p>14452</text:p>
          </table:table-cell>
          <table:table-cell office:value-type="float" office:value="1064908">
            <text:p>1064908</text:p>
          </table:table-cell>
          <table:table-cell office:value-type="float" office:value="34705">
            <text:p>34705</text:p>
          </table:table-cell>
          <table:table-cell table:number-columns-repeated="2"/>
          <table:table-cell table:formula="of:=[.A1095]+[.C1095]-[.A1094]-[.C1094]" office:value-type="float" office:value="1043">
            <text:p>1043</text:p>
          </table:table-cell>
          <table:table-cell table:formula="of:=[.E1095]+[.G1095]-[.E1094]-[.G1094]" office:value-type="float" office:value="1835">
            <text:p>1835</text:p>
          </table:table-cell>
          <table:table-cell table:formula="of:=[.B1095]+[.D1095]-[.B1094]-[.D1094]" office:value-type="float" office:value="33">
            <text:p>33</text:p>
          </table:table-cell>
          <table:table-cell table:formula="of:=[.F1095]+[.H1095]-[.F1094]-[.H1094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66106">
            <text:p>366106</text:p>
          </table:table-cell>
          <table:table-cell office:value-type="float" office:value="10288">
            <text:p>10288</text:p>
          </table:table-cell>
          <table:table-cell office:value-type="float" office:value="789514">
            <text:p>789514</text:p>
          </table:table-cell>
          <table:table-cell office:value-type="float" office:value="26382">
            <text:p>26382</text:p>
          </table:table-cell>
          <table:table-cell office:value-type="float" office:value="568380">
            <text:p>568380</text:p>
          </table:table-cell>
          <table:table-cell office:value-type="float" office:value="14465">
            <text:p>14465</text:p>
          </table:table-cell>
          <table:table-cell office:value-type="float" office:value="1066098">
            <text:p>1066098</text:p>
          </table:table-cell>
          <table:table-cell office:value-type="float" office:value="34740">
            <text:p>34740</text:p>
          </table:table-cell>
          <table:table-cell table:number-columns-repeated="2"/>
          <table:table-cell table:formula="of:=[.A1096]+[.C1096]-[.A1095]-[.C1095]" office:value-type="float" office:value="1039">
            <text:p>1039</text:p>
          </table:table-cell>
          <table:table-cell table:formula="of:=[.E1096]+[.G1096]-[.E1095]-[.G1095]" office:value-type="float" office:value="1971">
            <text:p>1971</text:p>
          </table:table-cell>
          <table:table-cell table:formula="of:=[.B1096]+[.D1096]-[.B1095]-[.D1095]" office:value-type="float" office:value="33">
            <text:p>33</text:p>
          </table:table-cell>
          <table:table-cell table:formula="of:=[.F1096]+[.H1096]-[.F1095]-[.H1095]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366427">
            <text:p>366427</text:p>
          </table:table-cell>
          <table:table-cell office:value-type="float" office:value="10297">
            <text:p>10297</text:p>
          </table:table-cell>
          <table:table-cell office:value-type="float" office:value="790232">
            <text:p>790232</text:p>
          </table:table-cell>
          <table:table-cell office:value-type="float" office:value="26406">
            <text:p>26406</text:p>
          </table:table-cell>
          <table:table-cell office:value-type="float" office:value="569009">
            <text:p>569009</text:p>
          </table:table-cell>
          <table:table-cell office:value-type="float" office:value="14477">
            <text:p>14477</text:p>
          </table:table-cell>
          <table:table-cell office:value-type="float" office:value="1067440">
            <text:p>1067440</text:p>
          </table:table-cell>
          <table:table-cell office:value-type="float" office:value="34780">
            <text:p>34780</text:p>
          </table:table-cell>
          <table:table-cell table:number-columns-repeated="2"/>
          <table:table-cell table:formula="of:=[.A1097]+[.C1097]-[.A1096]-[.C1096]" office:value-type="float" office:value="1043">
            <text:p>1043</text:p>
          </table:table-cell>
          <table:table-cell table:formula="of:=[.E1097]+[.G1097]-[.E1096]-[.G1096]" office:value-type="float" office:value="1815">
            <text:p>1815</text:p>
          </table:table-cell>
          <table:table-cell table:formula="of:=[.B1097]+[.D1097]-[.B1096]-[.D1096]" office:value-type="float" office:value="33">
            <text:p>33</text:p>
          </table:table-cell>
          <table:table-cell table:formula="of:=[.F1097]+[.H1097]-[.F1096]-[.H1096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66752">
            <text:p>366752</text:p>
          </table:table-cell>
          <table:table-cell office:value-type="float" office:value="10306">
            <text:p>10306</text:p>
          </table:table-cell>
          <table:table-cell office:value-type="float" office:value="790950">
            <text:p>790950</text:p>
          </table:table-cell>
          <table:table-cell office:value-type="float" office:value="26430">
            <text:p>26430</text:p>
          </table:table-cell>
          <table:table-cell office:value-type="float" office:value="569634">
            <text:p>569634</text:p>
          </table:table-cell>
          <table:table-cell office:value-type="float" office:value="14489">
            <text:p>14489</text:p>
          </table:table-cell>
          <table:table-cell office:value-type="float" office:value="1068630">
            <text:p>1068630</text:p>
          </table:table-cell>
          <table:table-cell office:value-type="float" office:value="34815">
            <text:p>34815</text:p>
          </table:table-cell>
          <table:table-cell table:number-columns-repeated="2"/>
          <table:table-cell table:formula="of:=[.A1098]+[.C1098]-[.A1097]-[.C1097]" office:value-type="float" office:value="1039">
            <text:p>1039</text:p>
          </table:table-cell>
          <table:table-cell table:formula="of:=[.E1098]+[.G1098]-[.E1097]-[.G1097]" office:value-type="float" office:value="1847">
            <text:p>1847</text:p>
          </table:table-cell>
          <table:table-cell table:formula="of:=[.B1098]+[.D1098]-[.B1097]-[.D1097]" office:value-type="float" office:value="33">
            <text:p>33</text:p>
          </table:table-cell>
          <table:table-cell table:formula="of:=[.F1098]+[.H1098]-[.F1097]-[.H1097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67073">
            <text:p>367073</text:p>
          </table:table-cell>
          <table:table-cell office:value-type="float" office:value="10315">
            <text:p>10315</text:p>
          </table:table-cell>
          <table:table-cell office:value-type="float" office:value="791668">
            <text:p>791668</text:p>
          </table:table-cell>
          <table:table-cell office:value-type="float" office:value="26454">
            <text:p>26454</text:p>
          </table:table-cell>
          <table:table-cell office:value-type="float" office:value="570219">
            <text:p>570219</text:p>
          </table:table-cell>
          <table:table-cell office:value-type="float" office:value="14499">
            <text:p>14499</text:p>
          </table:table-cell>
          <table:table-cell office:value-type="float" office:value="1069892">
            <text:p>1069892</text:p>
          </table:table-cell>
          <table:table-cell office:value-type="float" office:value="34853">
            <text:p>34853</text:p>
          </table:table-cell>
          <table:table-cell table:number-columns-repeated="2"/>
          <table:table-cell table:formula="of:=[.A1099]+[.C1099]-[.A1098]-[.C1098]" office:value-type="float" office:value="1043">
            <text:p>1043</text:p>
          </table:table-cell>
          <table:table-cell table:formula="of:=[.E1099]+[.G1099]-[.E1098]-[.G1098]" office:value-type="float" office:value="1533">
            <text:p>1533</text:p>
          </table:table-cell>
          <table:table-cell table:formula="of:=[.B1099]+[.D1099]-[.B1098]-[.D1098]" office:value-type="float" office:value="33">
            <text:p>33</text:p>
          </table:table-cell>
          <table:table-cell table:formula="of:=[.F1099]+[.H1099]-[.F1098]-[.H1098]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367398">
            <text:p>367398</text:p>
          </table:table-cell>
          <table:table-cell office:value-type="float" office:value="10324">
            <text:p>10324</text:p>
          </table:table-cell>
          <table:table-cell office:value-type="float" office:value="792386">
            <text:p>792386</text:p>
          </table:table-cell>
          <table:table-cell office:value-type="float" office:value="26478">
            <text:p>26478</text:p>
          </table:table-cell>
          <table:table-cell office:value-type="float" office:value="571212">
            <text:p>571212</text:p>
          </table:table-cell>
          <table:table-cell office:value-type="float" office:value="14517">
            <text:p>14517</text:p>
          </table:table-cell>
          <table:table-cell office:value-type="float" office:value="1070432">
            <text:p>1070432</text:p>
          </table:table-cell>
          <table:table-cell office:value-type="float" office:value="34876">
            <text:p>34876</text:p>
          </table:table-cell>
          <table:table-cell table:number-columns-repeated="2"/>
          <table:table-cell table:formula="of:=[.A1100]+[.C1100]-[.A1099]-[.C1099]" office:value-type="float" office:value="1039">
            <text:p>1039</text:p>
          </table:table-cell>
          <table:table-cell table:formula="of:=[.E1100]+[.G1100]-[.E1099]-[.G1099]" office:value-type="float" office:value="3003">
            <text:p>3003</text:p>
          </table:table-cell>
          <table:table-cell table:formula="of:=[.B1100]+[.D1100]-[.B1099]-[.D1099]" office:value-type="float" office:value="33">
            <text:p>33</text:p>
          </table:table-cell>
          <table:table-cell table:formula="of:=[.F1100]+[.H1100]-[.F1099]-[.H1099]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367719">
            <text:p>367719</text:p>
          </table:table-cell>
          <table:table-cell office:value-type="float" office:value="10333">
            <text:p>10333</text:p>
          </table:table-cell>
          <table:table-cell office:value-type="float" office:value="793104">
            <text:p>793104</text:p>
          </table:table-cell>
          <table:table-cell office:value-type="float" office:value="26502">
            <text:p>26502</text:p>
          </table:table-cell>
          <table:table-cell office:value-type="float" office:value="571841">
            <text:p>571841</text:p>
          </table:table-cell>
          <table:table-cell office:value-type="float" office:value="14529">
            <text:p>14529</text:p>
          </table:table-cell>
          <table:table-cell office:value-type="float" office:value="1072806">
            <text:p>1072806</text:p>
          </table:table-cell>
          <table:table-cell office:value-type="float" office:value="34940">
            <text:p>34940</text:p>
          </table:table-cell>
          <table:table-cell table:number-columns-repeated="2"/>
          <table:table-cell table:formula="of:=[.A1101]+[.C1101]-[.A1100]-[.C1100]" office:value-type="float" office:value="1043">
            <text:p>1043</text:p>
          </table:table-cell>
          <table:table-cell table:formula="of:=[.E1101]+[.G1101]-[.E1100]-[.G1100]" office:value-type="float" office:value="1815">
            <text:p>1815</text:p>
          </table:table-cell>
          <table:table-cell table:formula="of:=[.B1101]+[.D1101]-[.B1100]-[.D1100]" office:value-type="float" office:value="33">
            <text:p>33</text:p>
          </table:table-cell>
          <table:table-cell table:formula="of:=[.F1101]+[.H1101]-[.F1100]-[.H1100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68044">
            <text:p>368044</text:p>
          </table:table-cell>
          <table:table-cell office:value-type="float" office:value="10342">
            <text:p>10342</text:p>
          </table:table-cell>
          <table:table-cell office:value-type="float" office:value="793822">
            <text:p>793822</text:p>
          </table:table-cell>
          <table:table-cell office:value-type="float" office:value="26526">
            <text:p>26526</text:p>
          </table:table-cell>
          <table:table-cell office:value-type="float" office:value="572466">
            <text:p>572466</text:p>
          </table:table-cell>
          <table:table-cell office:value-type="float" office:value="14541">
            <text:p>14541</text:p>
          </table:table-cell>
          <table:table-cell office:value-type="float" office:value="1073996">
            <text:p>1073996</text:p>
          </table:table-cell>
          <table:table-cell office:value-type="float" office:value="34975">
            <text:p>34975</text:p>
          </table:table-cell>
          <table:table-cell table:number-columns-repeated="2"/>
          <table:table-cell table:formula="of:=[.A1102]+[.C1102]-[.A1101]-[.C1101]" office:value-type="float" office:value="1039">
            <text:p>1039</text:p>
          </table:table-cell>
          <table:table-cell table:formula="of:=[.E1102]+[.G1102]-[.E1101]-[.G1101]" office:value-type="float" office:value="1883">
            <text:p>1883</text:p>
          </table:table-cell>
          <table:table-cell table:formula="of:=[.B1102]+[.D1102]-[.B1101]-[.D1101]" office:value-type="float" office:value="33">
            <text:p>33</text:p>
          </table:table-cell>
          <table:table-cell table:formula="of:=[.F1102]+[.H1102]-[.F1101]-[.H1101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68365">
            <text:p>368365</text:p>
          </table:table-cell>
          <table:table-cell office:value-type="float" office:value="10351">
            <text:p>10351</text:p>
          </table:table-cell>
          <table:table-cell office:value-type="float" office:value="794540">
            <text:p>794540</text:p>
          </table:table-cell>
          <table:table-cell office:value-type="float" office:value="26550">
            <text:p>26550</text:p>
          </table:table-cell>
          <table:table-cell office:value-type="float" office:value="573051">
            <text:p>573051</text:p>
          </table:table-cell>
          <table:table-cell office:value-type="float" office:value="14551">
            <text:p>14551</text:p>
          </table:table-cell>
          <table:table-cell office:value-type="float" office:value="1075294">
            <text:p>1075294</text:p>
          </table:table-cell>
          <table:table-cell office:value-type="float" office:value="35015">
            <text:p>35015</text:p>
          </table:table-cell>
          <table:table-cell table:number-columns-repeated="2"/>
          <table:table-cell table:formula="of:=[.A1103]+[.C1103]-[.A1102]-[.C1102]" office:value-type="float" office:value="1043">
            <text:p>1043</text:p>
          </table:table-cell>
          <table:table-cell table:formula="of:=[.E1103]+[.G1103]-[.E1102]-[.G1102]" office:value-type="float" office:value="905">
            <text:p>905</text:p>
          </table:table-cell>
          <table:table-cell table:formula="of:=[.B1103]+[.D1103]-[.B1102]-[.D1102]" office:value-type="float" office:value="33">
            <text:p>33</text:p>
          </table:table-cell>
          <table:table-cell table:formula="of:=[.F1103]+[.H1103]-[.F1102]-[.H110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68690">
            <text:p>368690</text:p>
          </table:table-cell>
          <table:table-cell office:value-type="float" office:value="10360">
            <text:p>10360</text:p>
          </table:table-cell>
          <table:table-cell office:value-type="float" office:value="795258">
            <text:p>795258</text:p>
          </table:table-cell>
          <table:table-cell office:value-type="float" office:value="26574">
            <text:p>26574</text:p>
          </table:table-cell>
          <table:table-cell office:value-type="float" office:value="573416">
            <text:p>573416</text:p>
          </table:table-cell>
          <table:table-cell office:value-type="float" office:value="14562">
            <text:p>14562</text:p>
          </table:table-cell>
          <table:table-cell office:value-type="float" office:value="1075834">
            <text:p>1075834</text:p>
          </table:table-cell>
          <table:table-cell office:value-type="float" office:value="35038">
            <text:p>35038</text:p>
          </table:table-cell>
          <table:table-cell table:number-columns-repeated="2"/>
          <table:table-cell table:formula="of:=[.A1104]+[.C1104]-[.A1103]-[.C1103]" office:value-type="float" office:value="1039">
            <text:p>1039</text:p>
          </table:table-cell>
          <table:table-cell table:formula="of:=[.E1104]+[.G1104]-[.E1103]-[.G1103]" office:value-type="float" office:value="2151">
            <text:p>2151</text:p>
          </table:table-cell>
          <table:table-cell table:formula="of:=[.B1104]+[.D1104]-[.B1103]-[.D1103]" office:value-type="float" office:value="33">
            <text:p>33</text:p>
          </table:table-cell>
          <table:table-cell table:formula="of:=[.F1104]+[.H1104]-[.F1103]-[.H1103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69011">
            <text:p>369011</text:p>
          </table:table-cell>
          <table:table-cell office:value-type="float" office:value="10369">
            <text:p>10369</text:p>
          </table:table-cell>
          <table:table-cell office:value-type="float" office:value="795976">
            <text:p>795976</text:p>
          </table:table-cell>
          <table:table-cell office:value-type="float" office:value="26598">
            <text:p>26598</text:p>
          </table:table-cell>
          <table:table-cell office:value-type="float" office:value="574045">
            <text:p>574045</text:p>
          </table:table-cell>
          <table:table-cell office:value-type="float" office:value="14574">
            <text:p>14574</text:p>
          </table:table-cell>
          <table:table-cell office:value-type="float" office:value="1077356">
            <text:p>1077356</text:p>
          </table:table-cell>
          <table:table-cell office:value-type="float" office:value="35077">
            <text:p>35077</text:p>
          </table:table-cell>
          <table:table-cell table:number-columns-repeated="2"/>
          <table:table-cell table:formula="of:=[.A1105]+[.C1105]-[.A1104]-[.C1104]" office:value-type="float" office:value="1043">
            <text:p>1043</text:p>
          </table:table-cell>
          <table:table-cell table:formula="of:=[.E1105]+[.G1105]-[.E1104]-[.G1104]" office:value-type="float" office:value="2139">
            <text:p>2139</text:p>
          </table:table-cell>
          <table:table-cell table:formula="of:=[.B1105]+[.D1105]-[.B1104]-[.D1104]" office:value-type="float" office:value="33">
            <text:p>33</text:p>
          </table:table-cell>
          <table:table-cell table:formula="of:=[.F1105]+[.H1105]-[.F1104]-[.H1104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69336">
            <text:p>369336</text:p>
          </table:table-cell>
          <table:table-cell office:value-type="float" office:value="10378">
            <text:p>10378</text:p>
          </table:table-cell>
          <table:table-cell office:value-type="float" office:value="796694">
            <text:p>796694</text:p>
          </table:table-cell>
          <table:table-cell office:value-type="float" office:value="26622">
            <text:p>26622</text:p>
          </table:table-cell>
          <table:table-cell office:value-type="float" office:value="574994">
            <text:p>574994</text:p>
          </table:table-cell>
          <table:table-cell office:value-type="float" office:value="14590">
            <text:p>14590</text:p>
          </table:table-cell>
          <table:table-cell office:value-type="float" office:value="1078546">
            <text:p>1078546</text:p>
          </table:table-cell>
          <table:table-cell office:value-type="float" office:value="35112">
            <text:p>35112</text:p>
          </table:table-cell>
          <table:table-cell table:number-columns-repeated="2"/>
          <table:table-cell table:formula="of:=[.A1106]+[.C1106]-[.A1105]-[.C1105]" office:value-type="float" office:value="1039">
            <text:p>1039</text:p>
          </table:table-cell>
          <table:table-cell table:formula="of:=[.E1106]+[.G1106]-[.E1105]-[.G1105]" office:value-type="float" office:value="2305">
            <text:p>2305</text:p>
          </table:table-cell>
          <table:table-cell table:formula="of:=[.B1106]+[.D1106]-[.B1105]-[.D1105]" office:value-type="float" office:value="33">
            <text:p>33</text:p>
          </table:table-cell>
          <table:table-cell table:formula="of:=[.F1106]+[.H1106]-[.F1105]-[.H1105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369657">
            <text:p>369657</text:p>
          </table:table-cell>
          <table:table-cell office:value-type="float" office:value="10387">
            <text:p>10387</text:p>
          </table:table-cell>
          <table:table-cell office:value-type="float" office:value="797412">
            <text:p>797412</text:p>
          </table:table-cell>
          <table:table-cell office:value-type="float" office:value="26646">
            <text:p>26646</text:p>
          </table:table-cell>
          <table:table-cell office:value-type="float" office:value="575623">
            <text:p>575623</text:p>
          </table:table-cell>
          <table:table-cell office:value-type="float" office:value="14602">
            <text:p>14602</text:p>
          </table:table-cell>
          <table:table-cell office:value-type="float" office:value="1080222">
            <text:p>1080222</text:p>
          </table:table-cell>
          <table:table-cell office:value-type="float" office:value="35162">
            <text:p>35162</text:p>
          </table:table-cell>
          <table:table-cell table:number-columns-repeated="2"/>
          <table:table-cell table:formula="of:=[.A1107]+[.C1107]-[.A1106]-[.C1106]" office:value-type="float" office:value="1043">
            <text:p>1043</text:p>
          </table:table-cell>
          <table:table-cell table:formula="of:=[.E1107]+[.G1107]-[.E1106]-[.G1106]" office:value-type="float" office:value="1771">
            <text:p>1771</text:p>
          </table:table-cell>
          <table:table-cell table:formula="of:=[.B1107]+[.D1107]-[.B1106]-[.D1106]" office:value-type="float" office:value="33">
            <text:p>33</text:p>
          </table:table-cell>
          <table:table-cell table:formula="of:=[.F1107]+[.H1107]-[.F1106]-[.H1106]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369982">
            <text:p>369982</text:p>
          </table:table-cell>
          <table:table-cell office:value-type="float" office:value="10396">
            <text:p>10396</text:p>
          </table:table-cell>
          <table:table-cell office:value-type="float" office:value="798130">
            <text:p>798130</text:p>
          </table:table-cell>
          <table:table-cell office:value-type="float" office:value="26670">
            <text:p>26670</text:p>
          </table:table-cell>
          <table:table-cell office:value-type="float" office:value="576204">
            <text:p>576204</text:p>
          </table:table-cell>
          <table:table-cell office:value-type="float" office:value="14612">
            <text:p>14612</text:p>
          </table:table-cell>
          <table:table-cell office:value-type="float" office:value="1081412">
            <text:p>1081412</text:p>
          </table:table-cell>
          <table:table-cell office:value-type="float" office:value="35197">
            <text:p>35197</text:p>
          </table:table-cell>
          <table:table-cell table:number-columns-repeated="2"/>
          <table:table-cell table:formula="of:=[.A1108]+[.C1108]-[.A1107]-[.C1107]" office:value-type="float" office:value="1039">
            <text:p>1039</text:p>
          </table:table-cell>
          <table:table-cell table:formula="of:=[.E1108]+[.G1108]-[.E1107]-[.G1107]" office:value-type="float" office:value="909">
            <text:p>909</text:p>
          </table:table-cell>
          <table:table-cell table:formula="of:=[.B1108]+[.D1108]-[.B1107]-[.D1107]" office:value-type="float" office:value="33">
            <text:p>33</text:p>
          </table:table-cell>
          <table:table-cell table:formula="of:=[.F1108]+[.H1108]-[.F1107]-[.H110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70303">
            <text:p>370303</text:p>
          </table:table-cell>
          <table:table-cell office:value-type="float" office:value="10405">
            <text:p>10405</text:p>
          </table:table-cell>
          <table:table-cell office:value-type="float" office:value="798848">
            <text:p>798848</text:p>
          </table:table-cell>
          <table:table-cell office:value-type="float" office:value="26694">
            <text:p>26694</text:p>
          </table:table-cell>
          <table:table-cell office:value-type="float" office:value="576573">
            <text:p>576573</text:p>
          </table:table-cell>
          <table:table-cell office:value-type="float" office:value="14623">
            <text:p>14623</text:p>
          </table:table-cell>
          <table:table-cell office:value-type="float" office:value="1081952">
            <text:p>1081952</text:p>
          </table:table-cell>
          <table:table-cell office:value-type="float" office:value="35220">
            <text:p>35220</text:p>
          </table:table-cell>
          <table:table-cell table:number-columns-repeated="2"/>
          <table:table-cell table:formula="of:=[.A1109]+[.C1109]-[.A1108]-[.C1108]" office:value-type="float" office:value="1043">
            <text:p>1043</text:p>
          </table:table-cell>
          <table:table-cell table:formula="of:=[.E1109]+[.G1109]-[.E1108]-[.G1108]" office:value-type="float" office:value="2247">
            <text:p>2247</text:p>
          </table:table-cell>
          <table:table-cell table:formula="of:=[.B1109]+[.D1109]-[.B1108]-[.D1108]" office:value-type="float" office:value="33">
            <text:p>33</text:p>
          </table:table-cell>
          <table:table-cell table:formula="of:=[.F1109]+[.H1109]-[.F1108]-[.H1108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370628">
            <text:p>370628</text:p>
          </table:table-cell>
          <table:table-cell office:value-type="float" office:value="10414">
            <text:p>10414</text:p>
          </table:table-cell>
          <table:table-cell office:value-type="float" office:value="799566">
            <text:p>799566</text:p>
          </table:table-cell>
          <table:table-cell office:value-type="float" office:value="26718">
            <text:p>26718</text:p>
          </table:table-cell>
          <table:table-cell office:value-type="float" office:value="577218">
            <text:p>577218</text:p>
          </table:table-cell>
          <table:table-cell office:value-type="float" office:value="14636">
            <text:p>14636</text:p>
          </table:table-cell>
          <table:table-cell office:value-type="float" office:value="1083554">
            <text:p>1083554</text:p>
          </table:table-cell>
          <table:table-cell office:value-type="float" office:value="35261">
            <text:p>35261</text:p>
          </table:table-cell>
          <table:table-cell table:number-columns-repeated="2"/>
          <table:table-cell table:formula="of:=[.A1110]+[.C1110]-[.A1109]-[.C1109]" office:value-type="float" office:value="1039">
            <text:p>1039</text:p>
          </table:table-cell>
          <table:table-cell table:formula="of:=[.E1110]+[.G1110]-[.E1109]-[.G1109]" office:value-type="float" office:value="1819">
            <text:p>1819</text:p>
          </table:table-cell>
          <table:table-cell table:formula="of:=[.B1110]+[.D1110]-[.B1109]-[.D1109]" office:value-type="float" office:value="33">
            <text:p>33</text:p>
          </table:table-cell>
          <table:table-cell table:formula="of:=[.F1110]+[.H1110]-[.F1109]-[.H1109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0949">
            <text:p>370949</text:p>
          </table:table-cell>
          <table:table-cell office:value-type="float" office:value="10423">
            <text:p>10423</text:p>
          </table:table-cell>
          <table:table-cell office:value-type="float" office:value="800284">
            <text:p>800284</text:p>
          </table:table-cell>
          <table:table-cell office:value-type="float" office:value="26742">
            <text:p>26742</text:p>
          </table:table-cell>
          <table:table-cell office:value-type="float" office:value="577847">
            <text:p>577847</text:p>
          </table:table-cell>
          <table:table-cell office:value-type="float" office:value="14648">
            <text:p>14648</text:p>
          </table:table-cell>
          <table:table-cell office:value-type="float" office:value="1084744">
            <text:p>1084744</text:p>
          </table:table-cell>
          <table:table-cell office:value-type="float" office:value="35296">
            <text:p>35296</text:p>
          </table:table-cell>
          <table:table-cell table:number-columns-repeated="2"/>
          <table:table-cell table:formula="of:=[.A1111]+[.C1111]-[.A1110]-[.C1110]" office:value-type="float" office:value="1043">
            <text:p>1043</text:p>
          </table:table-cell>
          <table:table-cell table:formula="of:=[.E1111]+[.G1111]-[.E1110]-[.G1110]" office:value-type="float" office:value="1839">
            <text:p>1839</text:p>
          </table:table-cell>
          <table:table-cell table:formula="of:=[.B1111]+[.D1111]-[.B1110]-[.D1110]" office:value-type="float" office:value="33">
            <text:p>33</text:p>
          </table:table-cell>
          <table:table-cell table:formula="of:=[.F1111]+[.H1111]-[.F1110]-[.H1110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71274">
            <text:p>371274</text:p>
          </table:table-cell>
          <table:table-cell office:value-type="float" office:value="10432">
            <text:p>10432</text:p>
          </table:table-cell>
          <table:table-cell office:value-type="float" office:value="801002">
            <text:p>801002</text:p>
          </table:table-cell>
          <table:table-cell office:value-type="float" office:value="26766">
            <text:p>26766</text:p>
          </table:table-cell>
          <table:table-cell office:value-type="float" office:value="578472">
            <text:p>578472</text:p>
          </table:table-cell>
          <table:table-cell office:value-type="float" office:value="14660">
            <text:p>14660</text:p>
          </table:table-cell>
          <table:table-cell office:value-type="float" office:value="1085958">
            <text:p>1085958</text:p>
          </table:table-cell>
          <table:table-cell office:value-type="float" office:value="35332">
            <text:p>35332</text:p>
          </table:table-cell>
          <table:table-cell table:number-columns-repeated="2"/>
          <table:table-cell table:formula="of:=[.A1112]+[.C1112]-[.A1111]-[.C1111]" office:value-type="float" office:value="1039">
            <text:p>1039</text:p>
          </table:table-cell>
          <table:table-cell table:formula="of:=[.E1112]+[.G1112]-[.E1111]-[.G1111]" office:value-type="float" office:value="1775">
            <text:p>1775</text:p>
          </table:table-cell>
          <table:table-cell table:formula="of:=[.B1112]+[.D1112]-[.B1111]-[.D1111]" office:value-type="float" office:value="33">
            <text:p>33</text:p>
          </table:table-cell>
          <table:table-cell table:formula="of:=[.F1112]+[.H1112]-[.F1111]-[.H1111]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371595">
            <text:p>371595</text:p>
          </table:table-cell>
          <table:table-cell office:value-type="float" office:value="10441">
            <text:p>10441</text:p>
          </table:table-cell>
          <table:table-cell office:value-type="float" office:value="801720">
            <text:p>801720</text:p>
          </table:table-cell>
          <table:table-cell office:value-type="float" office:value="26790">
            <text:p>26790</text:p>
          </table:table-cell>
          <table:table-cell office:value-type="float" office:value="579057">
            <text:p>579057</text:p>
          </table:table-cell>
          <table:table-cell office:value-type="float" office:value="14670">
            <text:p>14670</text:p>
          </table:table-cell>
          <table:table-cell office:value-type="float" office:value="1087148">
            <text:p>1087148</text:p>
          </table:table-cell>
          <table:table-cell office:value-type="float" office:value="35367">
            <text:p>35367</text:p>
          </table:table-cell>
          <table:table-cell table:number-columns-repeated="2"/>
          <table:table-cell table:formula="of:=[.A1113]+[.C1113]-[.A1112]-[.C1112]" office:value-type="float" office:value="1043">
            <text:p>1043</text:p>
          </table:table-cell>
          <table:table-cell table:formula="of:=[.E1113]+[.G1113]-[.E1112]-[.G1112]" office:value-type="float" office:value="1209">
            <text:p>1209</text:p>
          </table:table-cell>
          <table:table-cell table:formula="of:=[.B1113]+[.D1113]-[.B1112]-[.D1112]" office:value-type="float" office:value="33">
            <text:p>33</text:p>
          </table:table-cell>
          <table:table-cell table:formula="of:=[.F1113]+[.H1113]-[.F1112]-[.H1112]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71920">
            <text:p>371920</text:p>
          </table:table-cell>
          <table:table-cell office:value-type="float" office:value="10450">
            <text:p>10450</text:p>
          </table:table-cell>
          <table:table-cell office:value-type="float" office:value="802438">
            <text:p>802438</text:p>
          </table:table-cell>
          <table:table-cell office:value-type="float" office:value="26814">
            <text:p>26814</text:p>
          </table:table-cell>
          <table:table-cell office:value-type="float" office:value="579726">
            <text:p>579726</text:p>
          </table:table-cell>
          <table:table-cell office:value-type="float" office:value="14684">
            <text:p>14684</text:p>
          </table:table-cell>
          <table:table-cell office:value-type="float" office:value="1087688">
            <text:p>1087688</text:p>
          </table:table-cell>
          <table:table-cell office:value-type="float" office:value="35390">
            <text:p>35390</text:p>
          </table:table-cell>
          <table:table-cell table:number-columns-repeated="2"/>
          <table:table-cell table:formula="of:=[.A1114]+[.C1114]-[.A1113]-[.C1113]" office:value-type="float" office:value="1039">
            <text:p>1039</text:p>
          </table:table-cell>
          <table:table-cell table:formula="of:=[.E1114]+[.G1114]-[.E1113]-[.G1113]" office:value-type="float" office:value="2693">
            <text:p>2693</text:p>
          </table:table-cell>
          <table:table-cell table:formula="of:=[.B1114]+[.D1114]-[.B1113]-[.D1113]" office:value-type="float" office:value="33">
            <text:p>33</text:p>
          </table:table-cell>
          <table:table-cell table:formula="of:=[.F1114]+[.H1114]-[.F1113]-[.H1113]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372241">
            <text:p>372241</text:p>
          </table:table-cell>
          <table:table-cell office:value-type="float" office:value="10459">
            <text:p>10459</text:p>
          </table:table-cell>
          <table:table-cell office:value-type="float" office:value="803156">
            <text:p>803156</text:p>
          </table:table-cell>
          <table:table-cell office:value-type="float" office:value="26838">
            <text:p>26838</text:p>
          </table:table-cell>
          <table:table-cell office:value-type="float" office:value="580355">
            <text:p>580355</text:p>
          </table:table-cell>
          <table:table-cell office:value-type="float" office:value="14696">
            <text:p>14696</text:p>
          </table:table-cell>
          <table:table-cell office:value-type="float" office:value="1089752">
            <text:p>1089752</text:p>
          </table:table-cell>
          <table:table-cell office:value-type="float" office:value="35445">
            <text:p>35445</text:p>
          </table:table-cell>
          <table:table-cell table:number-columns-repeated="2"/>
          <table:table-cell table:formula="of:=[.A1115]+[.C1115]-[.A1114]-[.C1114]" office:value-type="float" office:value="1043">
            <text:p>1043</text:p>
          </table:table-cell>
          <table:table-cell table:formula="of:=[.E1115]+[.G1115]-[.E1114]-[.G1114]" office:value-type="float" office:value="2443">
            <text:p>2443</text:p>
          </table:table-cell>
          <table:table-cell table:formula="of:=[.B1115]+[.D1115]-[.B1114]-[.D1114]" office:value-type="float" office:value="33">
            <text:p>33</text:p>
          </table:table-cell>
          <table:table-cell table:formula="of:=[.F1115]+[.H1115]-[.F1114]-[.H1114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372566">
            <text:p>372566</text:p>
          </table:table-cell>
          <table:table-cell office:value-type="float" office:value="10468">
            <text:p>10468</text:p>
          </table:table-cell>
          <table:table-cell office:value-type="float" office:value="803874">
            <text:p>803874</text:p>
          </table:table-cell>
          <table:table-cell office:value-type="float" office:value="26862">
            <text:p>26862</text:p>
          </table:table-cell>
          <table:table-cell office:value-type="float" office:value="581608">
            <text:p>581608</text:p>
          </table:table-cell>
          <table:table-cell office:value-type="float" office:value="14715">
            <text:p>14715</text:p>
          </table:table-cell>
          <table:table-cell office:value-type="float" office:value="1090942">
            <text:p>1090942</text:p>
          </table:table-cell>
          <table:table-cell office:value-type="float" office:value="35480">
            <text:p>35480</text:p>
          </table:table-cell>
          <table:table-cell table:number-columns-repeated="2"/>
          <table:table-cell table:formula="of:=[.A1116]+[.C1116]-[.A1115]-[.C1115]" office:value-type="float" office:value="1039">
            <text:p>1039</text:p>
          </table:table-cell>
          <table:table-cell table:formula="of:=[.E1116]+[.G1116]-[.E1115]-[.G1115]" office:value-type="float" office:value="2767">
            <text:p>2767</text:p>
          </table:table-cell>
          <table:table-cell table:formula="of:=[.B1116]+[.D1116]-[.B1115]-[.D1115]" office:value-type="float" office:value="33">
            <text:p>33</text:p>
          </table:table-cell>
          <table:table-cell table:formula="of:=[.F1116]+[.H1116]-[.F1115]-[.H1115]"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372887">
            <text:p>372887</text:p>
          </table:table-cell>
          <table:table-cell office:value-type="float" office:value="10477">
            <text:p>10477</text:p>
          </table:table-cell>
          <table:table-cell office:value-type="float" office:value="804592">
            <text:p>804592</text:p>
          </table:table-cell>
          <table:table-cell office:value-type="float" office:value="26886">
            <text:p>26886</text:p>
          </table:table-cell>
          <table:table-cell office:value-type="float" office:value="582237">
            <text:p>582237</text:p>
          </table:table-cell>
          <table:table-cell office:value-type="float" office:value="14727">
            <text:p>14727</text:p>
          </table:table-cell>
          <table:table-cell office:value-type="float" office:value="1093080">
            <text:p>1093080</text:p>
          </table:table-cell>
          <table:table-cell office:value-type="float" office:value="35544">
            <text:p>35544</text:p>
          </table:table-cell>
          <table:table-cell table:number-columns-repeated="2"/>
          <table:table-cell table:formula="of:=[.A1117]+[.C1117]-[.A1116]-[.C1116]" office:value-type="float" office:value="1043">
            <text:p>1043</text:p>
          </table:table-cell>
          <table:table-cell table:formula="of:=[.E1117]+[.G1117]-[.E1116]-[.G1116]" office:value-type="float" office:value="2443">
            <text:p>2443</text:p>
          </table:table-cell>
          <table:table-cell table:formula="of:=[.B1117]+[.D1117]-[.B1116]-[.D1116]" office:value-type="float" office:value="33">
            <text:p>33</text:p>
          </table:table-cell>
          <table:table-cell table:formula="of:=[.F1117]+[.H1117]-[.F1116]-[.H1116]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373212">
            <text:p>373212</text:p>
          </table:table-cell>
          <table:table-cell office:value-type="float" office:value="10486">
            <text:p>10486</text:p>
          </table:table-cell>
          <table:table-cell office:value-type="float" office:value="805310">
            <text:p>805310</text:p>
          </table:table-cell>
          <table:table-cell office:value-type="float" office:value="26910">
            <text:p>26910</text:p>
          </table:table-cell>
          <table:table-cell office:value-type="float" office:value="583490">
            <text:p>583490</text:p>
          </table:table-cell>
          <table:table-cell office:value-type="float" office:value="14746">
            <text:p>14746</text:p>
          </table:table-cell>
          <table:table-cell office:value-type="float" office:value="1094270">
            <text:p>1094270</text:p>
          </table:table-cell>
          <table:table-cell office:value-type="float" office:value="35579">
            <text:p>35579</text:p>
          </table:table-cell>
          <table:table-cell table:number-columns-repeated="2"/>
          <table:table-cell table:formula="of:=[.A1118]+[.C1118]-[.A1117]-[.C1117]" office:value-type="float" office:value="1039">
            <text:p>1039</text:p>
          </table:table-cell>
          <table:table-cell table:formula="of:=[.E1118]+[.G1118]-[.E1117]-[.G1117]" office:value-type="float" office:value="2791">
            <text:p>2791</text:p>
          </table:table-cell>
          <table:table-cell table:formula="of:=[.B1118]+[.D1118]-[.B1117]-[.D1117]" office:value-type="float" office:value="33">
            <text:p>33</text:p>
          </table:table-cell>
          <table:table-cell table:formula="of:=[.F1118]+[.H1118]-[.F1117]-[.H1117]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373533">
            <text:p>373533</text:p>
          </table:table-cell>
          <table:table-cell office:value-type="float" office:value="10495">
            <text:p>10495</text:p>
          </table:table-cell>
          <table:table-cell office:value-type="float" office:value="806028">
            <text:p>806028</text:p>
          </table:table-cell>
          <table:table-cell office:value-type="float" office:value="26934">
            <text:p>26934</text:p>
          </table:table-cell>
          <table:table-cell office:value-type="float" office:value="584119">
            <text:p>584119</text:p>
          </table:table-cell>
          <table:table-cell office:value-type="float" office:value="14758">
            <text:p>14758</text:p>
          </table:table-cell>
          <table:table-cell office:value-type="float" office:value="1096432">
            <text:p>1096432</text:p>
          </table:table-cell>
          <table:table-cell office:value-type="float" office:value="35644">
            <text:p>35644</text:p>
          </table:table-cell>
          <table:table-cell table:number-columns-repeated="2"/>
          <table:table-cell table:formula="of:=[.A1119]+[.C1119]-[.A1118]-[.C1118]" office:value-type="float" office:value="1043">
            <text:p>1043</text:p>
          </table:table-cell>
          <table:table-cell table:formula="of:=[.E1119]+[.G1119]-[.E1118]-[.G1118]" office:value-type="float" office:value="3163">
            <text:p>3163</text:p>
          </table:table-cell>
          <table:table-cell table:formula="of:=[.B1119]+[.D1119]-[.B1118]-[.D1118]" office:value-type="float" office:value="33">
            <text:p>33</text:p>
          </table:table-cell>
          <table:table-cell table:formula="of:=[.F1119]+[.H1119]-[.F1118]-[.H1118]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373858">
            <text:p>373858</text:p>
          </table:table-cell>
          <table:table-cell office:value-type="float" office:value="10504">
            <text:p>10504</text:p>
          </table:table-cell>
          <table:table-cell office:value-type="float" office:value="806746">
            <text:p>806746</text:p>
          </table:table-cell>
          <table:table-cell office:value-type="float" office:value="26958">
            <text:p>26958</text:p>
          </table:table-cell>
          <table:table-cell office:value-type="float" office:value="585980">
            <text:p>585980</text:p>
          </table:table-cell>
          <table:table-cell office:value-type="float" office:value="14783">
            <text:p>14783</text:p>
          </table:table-cell>
          <table:table-cell office:value-type="float" office:value="1097734">
            <text:p>1097734</text:p>
          </table:table-cell>
          <table:table-cell office:value-type="float" office:value="35684">
            <text:p>35684</text:p>
          </table:table-cell>
          <table:table-cell table:number-columns-repeated="2"/>
          <table:table-cell table:formula="of:=[.A1120]+[.C1120]-[.A1119]-[.C1119]" office:value-type="float" office:value="1039">
            <text:p>1039</text:p>
          </table:table-cell>
          <table:table-cell table:formula="of:=[.E1120]+[.G1120]-[.E1119]-[.G1119]" office:value-type="float" office:value="3383">
            <text:p>3383</text:p>
          </table:table-cell>
          <table:table-cell table:formula="of:=[.B1120]+[.D1120]-[.B1119]-[.D1119]" office:value-type="float" office:value="33">
            <text:p>33</text:p>
          </table:table-cell>
          <table:table-cell table:formula="of:=[.F1120]+[.H1120]-[.F1119]-[.H1119]"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374179">
            <text:p>374179</text:p>
          </table:table-cell>
          <table:table-cell office:value-type="float" office:value="10513">
            <text:p>10513</text:p>
          </table:table-cell>
          <table:table-cell office:value-type="float" office:value="807464">
            <text:p>807464</text:p>
          </table:table-cell>
          <table:table-cell office:value-type="float" office:value="26982">
            <text:p>26982</text:p>
          </table:table-cell>
          <table:table-cell office:value-type="float" office:value="586565">
            <text:p>586565</text:p>
          </table:table-cell>
          <table:table-cell office:value-type="float" office:value="14793">
            <text:p>14793</text:p>
          </table:table-cell>
          <table:table-cell office:value-type="float" office:value="1100532">
            <text:p>1100532</text:p>
          </table:table-cell>
          <table:table-cell office:value-type="float" office:value="35765">
            <text:p>35765</text:p>
          </table:table-cell>
          <table:table-cell table:number-columns-repeated="2"/>
          <table:table-cell table:formula="of:=[.A1121]+[.C1121]-[.A1120]-[.C1120]" office:value-type="float" office:value="1043">
            <text:p>1043</text:p>
          </table:table-cell>
          <table:table-cell table:formula="of:=[.E1121]+[.G1121]-[.E1120]-[.G1120]" office:value-type="float" office:value="905">
            <text:p>905</text:p>
          </table:table-cell>
          <table:table-cell table:formula="of:=[.B1121]+[.D1121]-[.B1120]-[.D1120]" office:value-type="float" office:value="33">
            <text:p>33</text:p>
          </table:table-cell>
          <table:table-cell table:formula="of:=[.F1121]+[.H1121]-[.F1120]-[.H112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74504">
            <text:p>374504</text:p>
          </table:table-cell>
          <table:table-cell office:value-type="float" office:value="10522">
            <text:p>10522</text:p>
          </table:table-cell>
          <table:table-cell office:value-type="float" office:value="808182">
            <text:p>808182</text:p>
          </table:table-cell>
          <table:table-cell office:value-type="float" office:value="27006">
            <text:p>27006</text:p>
          </table:table-cell>
          <table:table-cell office:value-type="float" office:value="586930">
            <text:p>586930</text:p>
          </table:table-cell>
          <table:table-cell office:value-type="float" office:value="14804">
            <text:p>14804</text:p>
          </table:table-cell>
          <table:table-cell office:value-type="float" office:value="1101072">
            <text:p>1101072</text:p>
          </table:table-cell>
          <table:table-cell office:value-type="float" office:value="35788">
            <text:p>35788</text:p>
          </table:table-cell>
          <table:table-cell table:number-columns-repeated="2"/>
          <table:table-cell table:formula="of:=[.A1122]+[.C1122]-[.A1121]-[.C1121]" office:value-type="float" office:value="1039">
            <text:p>1039</text:p>
          </table:table-cell>
          <table:table-cell table:formula="of:=[.E1122]+[.G1122]-[.E1121]-[.G1121]" office:value-type="float" office:value="2059">
            <text:p>2059</text:p>
          </table:table-cell>
          <table:table-cell table:formula="of:=[.B1122]+[.D1122]-[.B1121]-[.D1121]" office:value-type="float" office:value="33">
            <text:p>33</text:p>
          </table:table-cell>
          <table:table-cell table:formula="of:=[.F1122]+[.H1122]-[.F1121]-[.H1121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4825">
            <text:p>374825</text:p>
          </table:table-cell>
          <table:table-cell office:value-type="float" office:value="10531">
            <text:p>10531</text:p>
          </table:table-cell>
          <table:table-cell office:value-type="float" office:value="808900">
            <text:p>808900</text:p>
          </table:table-cell>
          <table:table-cell office:value-type="float" office:value="27030">
            <text:p>27030</text:p>
          </table:table-cell>
          <table:table-cell office:value-type="float" office:value="587515">
            <text:p>587515</text:p>
          </table:table-cell>
          <table:table-cell office:value-type="float" office:value="14814">
            <text:p>14814</text:p>
          </table:table-cell>
          <table:table-cell office:value-type="float" office:value="1102546">
            <text:p>1102546</text:p>
          </table:table-cell>
          <table:table-cell office:value-type="float" office:value="35825">
            <text:p>35825</text:p>
          </table:table-cell>
          <table:table-cell table:number-columns-repeated="2"/>
          <table:table-cell table:formula="of:=[.A1123]+[.C1123]-[.A1122]-[.C1122]" office:value-type="float" office:value="1043">
            <text:p>1043</text:p>
          </table:table-cell>
          <table:table-cell table:formula="of:=[.E1123]+[.G1123]-[.E1122]-[.G1122]" office:value-type="float" office:value="905">
            <text:p>905</text:p>
          </table:table-cell>
          <table:table-cell table:formula="of:=[.B1123]+[.D1123]-[.B1122]-[.D1122]" office:value-type="float" office:value="33">
            <text:p>33</text:p>
          </table:table-cell>
          <table:table-cell table:formula="of:=[.F1123]+[.H1123]-[.F1122]-[.H112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75150">
            <text:p>375150</text:p>
          </table:table-cell>
          <table:table-cell office:value-type="float" office:value="10540">
            <text:p>10540</text:p>
          </table:table-cell>
          <table:table-cell office:value-type="float" office:value="809618">
            <text:p>809618</text:p>
          </table:table-cell>
          <table:table-cell office:value-type="float" office:value="27054">
            <text:p>27054</text:p>
          </table:table-cell>
          <table:table-cell office:value-type="float" office:value="587880">
            <text:p>587880</text:p>
          </table:table-cell>
          <table:table-cell office:value-type="float" office:value="14825">
            <text:p>14825</text:p>
          </table:table-cell>
          <table:table-cell office:value-type="float" office:value="1103086">
            <text:p>1103086</text:p>
          </table:table-cell>
          <table:table-cell office:value-type="float" office:value="35848">
            <text:p>35848</text:p>
          </table:table-cell>
          <table:table-cell table:number-columns-repeated="2"/>
          <table:table-cell table:formula="of:=[.A1124]+[.C1124]-[.A1123]-[.C1123]" office:value-type="float" office:value="1039">
            <text:p>1039</text:p>
          </table:table-cell>
          <table:table-cell table:formula="of:=[.E1124]+[.G1124]-[.E1123]-[.G1123]" office:value-type="float" office:value="2055">
            <text:p>2055</text:p>
          </table:table-cell>
          <table:table-cell table:formula="of:=[.B1124]+[.D1124]-[.B1123]-[.D1123]" office:value-type="float" office:value="33">
            <text:p>33</text:p>
          </table:table-cell>
          <table:table-cell table:formula="of:=[.F1124]+[.H1124]-[.F1123]-[.H1123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5471">
            <text:p>375471</text:p>
          </table:table-cell>
          <table:table-cell office:value-type="float" office:value="10549">
            <text:p>10549</text:p>
          </table:table-cell>
          <table:table-cell office:value-type="float" office:value="810336">
            <text:p>810336</text:p>
          </table:table-cell>
          <table:table-cell office:value-type="float" office:value="27078">
            <text:p>27078</text:p>
          </table:table-cell>
          <table:table-cell office:value-type="float" office:value="588485">
            <text:p>588485</text:p>
          </table:table-cell>
          <table:table-cell office:value-type="float" office:value="14836">
            <text:p>14836</text:p>
          </table:table-cell>
          <table:table-cell office:value-type="float" office:value="1104536">
            <text:p>1104536</text:p>
          </table:table-cell>
          <table:table-cell office:value-type="float" office:value="35884">
            <text:p>35884</text:p>
          </table:table-cell>
          <table:table-cell table:number-columns-repeated="2"/>
          <table:table-cell table:formula="of:=[.A1125]+[.C1125]-[.A1124]-[.C1124]" office:value-type="float" office:value="1043">
            <text:p>1043</text:p>
          </table:table-cell>
          <table:table-cell table:formula="of:=[.E1125]+[.G1125]-[.E1124]-[.G1124]" office:value-type="float" office:value="1991">
            <text:p>1991</text:p>
          </table:table-cell>
          <table:table-cell table:formula="of:=[.B1125]+[.D1125]-[.B1124]-[.D1124]" office:value-type="float" office:value="33">
            <text:p>33</text:p>
          </table:table-cell>
          <table:table-cell table:formula="of:=[.F1125]+[.H1125]-[.F1124]-[.H1124]"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375796">
            <text:p>375796</text:p>
          </table:table-cell>
          <table:table-cell office:value-type="float" office:value="10558">
            <text:p>10558</text:p>
          </table:table-cell>
          <table:table-cell office:value-type="float" office:value="811054">
            <text:p>811054</text:p>
          </table:table-cell>
          <table:table-cell office:value-type="float" office:value="27102">
            <text:p>27102</text:p>
          </table:table-cell>
          <table:table-cell office:value-type="float" office:value="589134">
            <text:p>589134</text:p>
          </table:table-cell>
          <table:table-cell office:value-type="float" office:value="14849">
            <text:p>14849</text:p>
          </table:table-cell>
          <table:table-cell office:value-type="float" office:value="1105878">
            <text:p>1105878</text:p>
          </table:table-cell>
          <table:table-cell office:value-type="float" office:value="35924">
            <text:p>35924</text:p>
          </table:table-cell>
          <table:table-cell table:number-columns-repeated="2"/>
          <table:table-cell table:formula="of:=[.A1126]+[.C1126]-[.A1125]-[.C1125]" office:value-type="float" office:value="1039">
            <text:p>1039</text:p>
          </table:table-cell>
          <table:table-cell table:formula="of:=[.E1126]+[.G1126]-[.E1125]-[.G1125]" office:value-type="float" office:value="1819">
            <text:p>1819</text:p>
          </table:table-cell>
          <table:table-cell table:formula="of:=[.B1126]+[.D1126]-[.B1125]-[.D1125]" office:value-type="float" office:value="33">
            <text:p>33</text:p>
          </table:table-cell>
          <table:table-cell table:formula="of:=[.F1126]+[.H1126]-[.F1125]-[.H1125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6117">
            <text:p>376117</text:p>
          </table:table-cell>
          <table:table-cell office:value-type="float" office:value="10567">
            <text:p>10567</text:p>
          </table:table-cell>
          <table:table-cell office:value-type="float" office:value="811772">
            <text:p>811772</text:p>
          </table:table-cell>
          <table:table-cell office:value-type="float" office:value="27126">
            <text:p>27126</text:p>
          </table:table-cell>
          <table:table-cell office:value-type="float" office:value="589763">
            <text:p>589763</text:p>
          </table:table-cell>
          <table:table-cell office:value-type="float" office:value="14861">
            <text:p>14861</text:p>
          </table:table-cell>
          <table:table-cell office:value-type="float" office:value="1107068">
            <text:p>1107068</text:p>
          </table:table-cell>
          <table:table-cell office:value-type="float" office:value="35959">
            <text:p>35959</text:p>
          </table:table-cell>
          <table:table-cell table:number-columns-repeated="2"/>
          <table:table-cell table:formula="of:=[.A1127]+[.C1127]-[.A1126]-[.C1126]" office:value-type="float" office:value="1043">
            <text:p>1043</text:p>
          </table:table-cell>
          <table:table-cell table:formula="of:=[.E1127]+[.G1127]-[.E1126]-[.G1126]" office:value-type="float" office:value="1887">
            <text:p>1887</text:p>
          </table:table-cell>
          <table:table-cell table:formula="of:=[.B1127]+[.D1127]-[.B1126]-[.D1126]" office:value-type="float" office:value="33">
            <text:p>33</text:p>
          </table:table-cell>
          <table:table-cell table:formula="of:=[.F1127]+[.H1127]-[.F1126]-[.H1126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76442">
            <text:p>376442</text:p>
          </table:table-cell>
          <table:table-cell office:value-type="float" office:value="10576">
            <text:p>10576</text:p>
          </table:table-cell>
          <table:table-cell office:value-type="float" office:value="812490">
            <text:p>812490</text:p>
          </table:table-cell>
          <table:table-cell office:value-type="float" office:value="27150">
            <text:p>27150</text:p>
          </table:table-cell>
          <table:table-cell office:value-type="float" office:value="590388">
            <text:p>590388</text:p>
          </table:table-cell>
          <table:table-cell office:value-type="float" office:value="14873">
            <text:p>14873</text:p>
          </table:table-cell>
          <table:table-cell office:value-type="float" office:value="1108330">
            <text:p>1108330</text:p>
          </table:table-cell>
          <table:table-cell office:value-type="float" office:value="35997">
            <text:p>35997</text:p>
          </table:table-cell>
          <table:table-cell table:number-columns-repeated="2"/>
          <table:table-cell table:formula="of:=[.A1128]+[.C1128]-[.A1127]-[.C1127]" office:value-type="float" office:value="1039">
            <text:p>1039</text:p>
          </table:table-cell>
          <table:table-cell table:formula="of:=[.E1128]+[.G1128]-[.E1127]-[.G1127]" office:value-type="float" office:value="1799">
            <text:p>1799</text:p>
          </table:table-cell>
          <table:table-cell table:formula="of:=[.B1128]+[.D1128]-[.B1127]-[.D1127]" office:value-type="float" office:value="33">
            <text:p>33</text:p>
          </table:table-cell>
          <table:table-cell table:formula="of:=[.F1128]+[.H1128]-[.F1127]-[.H1127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76763">
            <text:p>376763</text:p>
          </table:table-cell>
          <table:table-cell office:value-type="float" office:value="10585">
            <text:p>10585</text:p>
          </table:table-cell>
          <table:table-cell office:value-type="float" office:value="813208">
            <text:p>813208</text:p>
          </table:table-cell>
          <table:table-cell office:value-type="float" office:value="27174">
            <text:p>27174</text:p>
          </table:table-cell>
          <table:table-cell office:value-type="float" office:value="590973">
            <text:p>590973</text:p>
          </table:table-cell>
          <table:table-cell office:value-type="float" office:value="14883">
            <text:p>14883</text:p>
          </table:table-cell>
          <table:table-cell office:value-type="float" office:value="1109544">
            <text:p>1109544</text:p>
          </table:table-cell>
          <table:table-cell office:value-type="float" office:value="36033">
            <text:p>36033</text:p>
          </table:table-cell>
          <table:table-cell table:number-columns-repeated="2"/>
          <table:table-cell table:formula="of:=[.A1129]+[.C1129]-[.A1128]-[.C1128]" office:value-type="float" office:value="1043">
            <text:p>1043</text:p>
          </table:table-cell>
          <table:table-cell table:formula="of:=[.E1129]+[.G1129]-[.E1128]-[.G1128]" office:value-type="float" office:value="925">
            <text:p>925</text:p>
          </table:table-cell>
          <table:table-cell table:formula="of:=[.B1129]+[.D1129]-[.B1128]-[.D1128]" office:value-type="float" office:value="33">
            <text:p>33</text:p>
          </table:table-cell>
          <table:table-cell table:formula="of:=[.F1129]+[.H1129]-[.F1128]-[.H1128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77088">
            <text:p>377088</text:p>
          </table:table-cell>
          <table:table-cell office:value-type="float" office:value="10594">
            <text:p>10594</text:p>
          </table:table-cell>
          <table:table-cell office:value-type="float" office:value="813926">
            <text:p>813926</text:p>
          </table:table-cell>
          <table:table-cell office:value-type="float" office:value="27198">
            <text:p>27198</text:p>
          </table:table-cell>
          <table:table-cell office:value-type="float" office:value="591358">
            <text:p>591358</text:p>
          </table:table-cell>
          <table:table-cell office:value-type="float" office:value="14895">
            <text:p>14895</text:p>
          </table:table-cell>
          <table:table-cell office:value-type="float" office:value="1110084">
            <text:p>1110084</text:p>
          </table:table-cell>
          <table:table-cell office:value-type="float" office:value="36056">
            <text:p>36056</text:p>
          </table:table-cell>
          <table:table-cell table:number-columns-repeated="2"/>
          <table:table-cell table:formula="of:=[.A1130]+[.C1130]-[.A1129]-[.C1129]" office:value-type="float" office:value="1039">
            <text:p>1039</text:p>
          </table:table-cell>
          <table:table-cell table:formula="of:=[.E1130]+[.G1130]-[.E1129]-[.G1129]" office:value-type="float" office:value="2079">
            <text:p>2079</text:p>
          </table:table-cell>
          <table:table-cell table:formula="of:=[.B1130]+[.D1130]-[.B1129]-[.D1129]" office:value-type="float" office:value="33">
            <text:p>33</text:p>
          </table:table-cell>
          <table:table-cell table:formula="of:=[.F1130]+[.H1130]-[.F1129]-[.H1129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77409">
            <text:p>377409</text:p>
          </table:table-cell>
          <table:table-cell office:value-type="float" office:value="10603">
            <text:p>10603</text:p>
          </table:table-cell>
          <table:table-cell office:value-type="float" office:value="814644">
            <text:p>814644</text:p>
          </table:table-cell>
          <table:table-cell office:value-type="float" office:value="27222">
            <text:p>27222</text:p>
          </table:table-cell>
          <table:table-cell office:value-type="float" office:value="591987">
            <text:p>591987</text:p>
          </table:table-cell>
          <table:table-cell office:value-type="float" office:value="14907">
            <text:p>14907</text:p>
          </table:table-cell>
          <table:table-cell office:value-type="float" office:value="1111534">
            <text:p>1111534</text:p>
          </table:table-cell>
          <table:table-cell office:value-type="float" office:value="36092">
            <text:p>36092</text:p>
          </table:table-cell>
          <table:table-cell table:number-columns-repeated="2"/>
          <table:table-cell table:formula="of:=[.A1131]+[.C1131]-[.A1130]-[.C1130]" office:value-type="float" office:value="1043">
            <text:p>1043</text:p>
          </table:table-cell>
          <table:table-cell table:formula="of:=[.E1131]+[.G1131]-[.E1130]-[.G1130]" office:value-type="float" office:value="2575">
            <text:p>2575</text:p>
          </table:table-cell>
          <table:table-cell table:formula="of:=[.B1131]+[.D1131]-[.B1130]-[.D1130]" office:value-type="float" office:value="33">
            <text:p>33</text:p>
          </table:table-cell>
          <table:table-cell table:formula="of:=[.F1131]+[.H1131]-[.F1130]-[.H1130]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377734">
            <text:p>377734</text:p>
          </table:table-cell>
          <table:table-cell office:value-type="float" office:value="10612">
            <text:p>10612</text:p>
          </table:table-cell>
          <table:table-cell office:value-type="float" office:value="815362">
            <text:p>815362</text:p>
          </table:table-cell>
          <table:table-cell office:value-type="float" office:value="27246">
            <text:p>27246</text:p>
          </table:table-cell>
          <table:table-cell office:value-type="float" office:value="593220">
            <text:p>593220</text:p>
          </table:table-cell>
          <table:table-cell office:value-type="float" office:value="14925">
            <text:p>14925</text:p>
          </table:table-cell>
          <table:table-cell office:value-type="float" office:value="1112876">
            <text:p>1112876</text:p>
          </table:table-cell>
          <table:table-cell office:value-type="float" office:value="36132">
            <text:p>36132</text:p>
          </table:table-cell>
          <table:table-cell table:number-columns-repeated="2"/>
          <table:table-cell table:formula="of:=[.A1132]+[.C1132]-[.A1131]-[.C1131]" office:value-type="float" office:value="1039">
            <text:p>1039</text:p>
          </table:table-cell>
          <table:table-cell table:formula="of:=[.E1132]+[.G1132]-[.E1131]-[.G1131]" office:value-type="float" office:value="2603">
            <text:p>2603</text:p>
          </table:table-cell>
          <table:table-cell table:formula="of:=[.B1132]+[.D1132]-[.B1131]-[.D1131]" office:value-type="float" office:value="33">
            <text:p>33</text:p>
          </table:table-cell>
          <table:table-cell table:formula="of:=[.F1132]+[.H1132]-[.F1131]-[.H1131]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378055">
            <text:p>378055</text:p>
          </table:table-cell>
          <table:table-cell office:value-type="float" office:value="10621">
            <text:p>10621</text:p>
          </table:table-cell>
          <table:table-cell office:value-type="float" office:value="816080">
            <text:p>816080</text:p>
          </table:table-cell>
          <table:table-cell office:value-type="float" office:value="27270">
            <text:p>27270</text:p>
          </table:table-cell>
          <table:table-cell office:value-type="float" office:value="593829">
            <text:p>593829</text:p>
          </table:table-cell>
          <table:table-cell office:value-type="float" office:value="14936">
            <text:p>14936</text:p>
          </table:table-cell>
          <table:table-cell office:value-type="float" office:value="1114870">
            <text:p>1114870</text:p>
          </table:table-cell>
          <table:table-cell office:value-type="float" office:value="36190">
            <text:p>36190</text:p>
          </table:table-cell>
          <table:table-cell table:number-columns-repeated="2"/>
          <table:table-cell table:formula="of:=[.A1133]+[.C1133]-[.A1132]-[.C1132]" office:value-type="float" office:value="1043">
            <text:p>1043</text:p>
          </table:table-cell>
          <table:table-cell table:formula="of:=[.E1133]+[.G1133]-[.E1132]-[.G1132]" office:value-type="float" office:value="1907">
            <text:p>1907</text:p>
          </table:table-cell>
          <table:table-cell table:formula="of:=[.B1133]+[.D1133]-[.B1132]-[.D1132]" office:value-type="float" office:value="33">
            <text:p>33</text:p>
          </table:table-cell>
          <table:table-cell table:formula="of:=[.F1133]+[.H1133]-[.F1132]-[.H1132]"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78380">
            <text:p>378380</text:p>
          </table:table-cell>
          <table:table-cell office:value-type="float" office:value="10630">
            <text:p>10630</text:p>
          </table:table-cell>
          <table:table-cell office:value-type="float" office:value="816798">
            <text:p>816798</text:p>
          </table:table-cell>
          <table:table-cell office:value-type="float" office:value="27294">
            <text:p>27294</text:p>
          </table:table-cell>
          <table:table-cell office:value-type="float" office:value="594474">
            <text:p>594474</text:p>
          </table:table-cell>
          <table:table-cell office:value-type="float" office:value="14949">
            <text:p>14949</text:p>
          </table:table-cell>
          <table:table-cell office:value-type="float" office:value="1116132">
            <text:p>1116132</text:p>
          </table:table-cell>
          <table:table-cell office:value-type="float" office:value="36228">
            <text:p>36228</text:p>
          </table:table-cell>
          <table:table-cell table:number-columns-repeated="2"/>
          <table:table-cell table:formula="of:=[.A1134]+[.C1134]-[.A1133]-[.C1133]" office:value-type="float" office:value="1039">
            <text:p>1039</text:p>
          </table:table-cell>
          <table:table-cell table:formula="of:=[.E1134]+[.G1134]-[.E1133]-[.G1133]" office:value-type="float" office:value="1819">
            <text:p>1819</text:p>
          </table:table-cell>
          <table:table-cell table:formula="of:=[.B1134]+[.D1134]-[.B1133]-[.D1133]" office:value-type="float" office:value="33">
            <text:p>33</text:p>
          </table:table-cell>
          <table:table-cell table:formula="of:=[.F1134]+[.H1134]-[.F1133]-[.H1133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8701">
            <text:p>378701</text:p>
          </table:table-cell>
          <table:table-cell office:value-type="float" office:value="10639">
            <text:p>10639</text:p>
          </table:table-cell>
          <table:table-cell office:value-type="float" office:value="817516">
            <text:p>817516</text:p>
          </table:table-cell>
          <table:table-cell office:value-type="float" office:value="27318">
            <text:p>27318</text:p>
          </table:table-cell>
          <table:table-cell office:value-type="float" office:value="595079">
            <text:p>595079</text:p>
          </table:table-cell>
          <table:table-cell office:value-type="float" office:value="14960">
            <text:p>14960</text:p>
          </table:table-cell>
          <table:table-cell office:value-type="float" office:value="1117346">
            <text:p>1117346</text:p>
          </table:table-cell>
          <table:table-cell office:value-type="float" office:value="36264">
            <text:p>36264</text:p>
          </table:table-cell>
          <table:table-cell table:number-columns-repeated="2"/>
          <table:table-cell table:formula="of:=[.A1135]+[.C1135]-[.A1134]-[.C1134]" office:value-type="float" office:value="1043">
            <text:p>1043</text:p>
          </table:table-cell>
          <table:table-cell table:formula="of:=[.E1135]+[.G1135]-[.E1134]-[.G1134]" office:value-type="float" office:value="905">
            <text:p>905</text:p>
          </table:table-cell>
          <table:table-cell table:formula="of:=[.B1135]+[.D1135]-[.B1134]-[.D1134]" office:value-type="float" office:value="33">
            <text:p>33</text:p>
          </table:table-cell>
          <table:table-cell table:formula="of:=[.F1135]+[.H1135]-[.F1134]-[.H113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79026">
            <text:p>379026</text:p>
          </table:table-cell>
          <table:table-cell office:value-type="float" office:value="10648">
            <text:p>10648</text:p>
          </table:table-cell>
          <table:table-cell office:value-type="float" office:value="818234">
            <text:p>818234</text:p>
          </table:table-cell>
          <table:table-cell office:value-type="float" office:value="27342">
            <text:p>27342</text:p>
          </table:table-cell>
          <table:table-cell office:value-type="float" office:value="595444">
            <text:p>595444</text:p>
          </table:table-cell>
          <table:table-cell office:value-type="float" office:value="14971">
            <text:p>14971</text:p>
          </table:table-cell>
          <table:table-cell office:value-type="float" office:value="1117886">
            <text:p>1117886</text:p>
          </table:table-cell>
          <table:table-cell office:value-type="float" office:value="36287">
            <text:p>36287</text:p>
          </table:table-cell>
          <table:table-cell table:number-columns-repeated="2"/>
          <table:table-cell table:formula="of:=[.A1136]+[.C1136]-[.A1135]-[.C1135]" office:value-type="float" office:value="1039">
            <text:p>1039</text:p>
          </table:table-cell>
          <table:table-cell table:formula="of:=[.E1136]+[.G1136]-[.E1135]-[.G1135]" office:value-type="float" office:value="2059">
            <text:p>2059</text:p>
          </table:table-cell>
          <table:table-cell table:formula="of:=[.B1136]+[.D1136]-[.B1135]-[.D1135]" office:value-type="float" office:value="33">
            <text:p>33</text:p>
          </table:table-cell>
          <table:table-cell table:formula="of:=[.F1136]+[.H1136]-[.F1135]-[.H1135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79347">
            <text:p>379347</text:p>
          </table:table-cell>
          <table:table-cell office:value-type="float" office:value="10657">
            <text:p>10657</text:p>
          </table:table-cell>
          <table:table-cell office:value-type="float" office:value="818952">
            <text:p>818952</text:p>
          </table:table-cell>
          <table:table-cell office:value-type="float" office:value="27366">
            <text:p>27366</text:p>
          </table:table-cell>
          <table:table-cell office:value-type="float" office:value="596053">
            <text:p>596053</text:p>
          </table:table-cell>
          <table:table-cell office:value-type="float" office:value="14982">
            <text:p>14982</text:p>
          </table:table-cell>
          <table:table-cell office:value-type="float" office:value="1119336">
            <text:p>1119336</text:p>
          </table:table-cell>
          <table:table-cell office:value-type="float" office:value="36323">
            <text:p>36323</text:p>
          </table:table-cell>
          <table:table-cell table:number-columns-repeated="2"/>
          <table:table-cell table:formula="of:=[.A1137]+[.C1137]-[.A1136]-[.C1136]" office:value-type="float" office:value="1043">
            <text:p>1043</text:p>
          </table:table-cell>
          <table:table-cell table:formula="of:=[.E1137]+[.G1137]-[.E1136]-[.G1136]" office:value-type="float" office:value="1967">
            <text:p>1967</text:p>
          </table:table-cell>
          <table:table-cell table:formula="of:=[.B1137]+[.D1137]-[.B1136]-[.D1136]" office:value-type="float" office:value="33">
            <text:p>33</text:p>
          </table:table-cell>
          <table:table-cell table:formula="of:=[.F1137]+[.H1137]-[.F1136]-[.H1136]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379672">
            <text:p>379672</text:p>
          </table:table-cell>
          <table:table-cell office:value-type="float" office:value="10666">
            <text:p>10666</text:p>
          </table:table-cell>
          <table:table-cell office:value-type="float" office:value="819670">
            <text:p>819670</text:p>
          </table:table-cell>
          <table:table-cell office:value-type="float" office:value="27390">
            <text:p>27390</text:p>
          </table:table-cell>
          <table:table-cell office:value-type="float" office:value="596678">
            <text:p>596678</text:p>
          </table:table-cell>
          <table:table-cell office:value-type="float" office:value="14994">
            <text:p>14994</text:p>
          </table:table-cell>
          <table:table-cell office:value-type="float" office:value="1120678">
            <text:p>1120678</text:p>
          </table:table-cell>
          <table:table-cell office:value-type="float" office:value="36363">
            <text:p>36363</text:p>
          </table:table-cell>
          <table:table-cell table:number-columns-repeated="2"/>
          <table:table-cell table:formula="of:=[.A1138]+[.C1138]-[.A1137]-[.C1137]" office:value-type="float" office:value="1039">
            <text:p>1039</text:p>
          </table:table-cell>
          <table:table-cell table:formula="of:=[.E1138]+[.G1138]-[.E1137]-[.G1137]" office:value-type="float" office:value="1799">
            <text:p>1799</text:p>
          </table:table-cell>
          <table:table-cell table:formula="of:=[.B1138]+[.D1138]-[.B1137]-[.D1137]" office:value-type="float" office:value="33">
            <text:p>33</text:p>
          </table:table-cell>
          <table:table-cell table:formula="of:=[.F1138]+[.H1138]-[.F1137]-[.H1137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79993">
            <text:p>379993</text:p>
          </table:table-cell>
          <table:table-cell office:value-type="float" office:value="10675">
            <text:p>10675</text:p>
          </table:table-cell>
          <table:table-cell office:value-type="float" office:value="820388">
            <text:p>820388</text:p>
          </table:table-cell>
          <table:table-cell office:value-type="float" office:value="27414">
            <text:p>27414</text:p>
          </table:table-cell>
          <table:table-cell office:value-type="float" office:value="597287">
            <text:p>597287</text:p>
          </table:table-cell>
          <table:table-cell office:value-type="float" office:value="15005">
            <text:p>15005</text:p>
          </table:table-cell>
          <table:table-cell office:value-type="float" office:value="1121868">
            <text:p>1121868</text:p>
          </table:table-cell>
          <table:table-cell office:value-type="float" office:value="36398">
            <text:p>36398</text:p>
          </table:table-cell>
          <table:table-cell table:number-columns-repeated="2"/>
          <table:table-cell table:formula="of:=[.A1139]+[.C1139]-[.A1138]-[.C1138]" office:value-type="float" office:value="1043">
            <text:p>1043</text:p>
          </table:table-cell>
          <table:table-cell table:formula="of:=[.E1139]+[.G1139]-[.E1138]-[.G1138]" office:value-type="float" office:value="1835">
            <text:p>1835</text:p>
          </table:table-cell>
          <table:table-cell table:formula="of:=[.B1139]+[.D1139]-[.B1138]-[.D1138]" office:value-type="float" office:value="33">
            <text:p>33</text:p>
          </table:table-cell>
          <table:table-cell table:formula="of:=[.F1139]+[.H1139]-[.F1138]-[.H1138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80318">
            <text:p>380318</text:p>
          </table:table-cell>
          <table:table-cell office:value-type="float" office:value="10684">
            <text:p>10684</text:p>
          </table:table-cell>
          <table:table-cell office:value-type="float" office:value="821106">
            <text:p>821106</text:p>
          </table:table-cell>
          <table:table-cell office:value-type="float" office:value="27438">
            <text:p>27438</text:p>
          </table:table-cell>
          <table:table-cell office:value-type="float" office:value="597908">
            <text:p>597908</text:p>
          </table:table-cell>
          <table:table-cell office:value-type="float" office:value="15017">
            <text:p>15017</text:p>
          </table:table-cell>
          <table:table-cell office:value-type="float" office:value="1123082">
            <text:p>1123082</text:p>
          </table:table-cell>
          <table:table-cell office:value-type="float" office:value="36434">
            <text:p>36434</text:p>
          </table:table-cell>
          <table:table-cell table:number-columns-repeated="2"/>
          <table:table-cell table:formula="of:=[.A1140]+[.C1140]-[.A1139]-[.C1139]" office:value-type="float" office:value="1039">
            <text:p>1039</text:p>
          </table:table-cell>
          <table:table-cell table:formula="of:=[.E1140]+[.G1140]-[.E1139]-[.G1139]" office:value-type="float" office:value="889">
            <text:p>889</text:p>
          </table:table-cell>
          <table:table-cell table:formula="of:=[.B1140]+[.D1140]-[.B1139]-[.D1139]" office:value-type="float" office:value="33">
            <text:p>33</text:p>
          </table:table-cell>
          <table:table-cell table:formula="of:=[.F1140]+[.H1140]-[.F1139]-[.H11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80639">
            <text:p>380639</text:p>
          </table:table-cell>
          <table:table-cell office:value-type="float" office:value="10693">
            <text:p>10693</text:p>
          </table:table-cell>
          <table:table-cell office:value-type="float" office:value="821824">
            <text:p>821824</text:p>
          </table:table-cell>
          <table:table-cell office:value-type="float" office:value="27462">
            <text:p>27462</text:p>
          </table:table-cell>
          <table:table-cell office:value-type="float" office:value="598257">
            <text:p>598257</text:p>
          </table:table-cell>
          <table:table-cell office:value-type="float" office:value="15027">
            <text:p>15027</text:p>
          </table:table-cell>
          <table:table-cell office:value-type="float" office:value="1123622">
            <text:p>1123622</text:p>
          </table:table-cell>
          <table:table-cell office:value-type="float" office:value="36457">
            <text:p>36457</text:p>
          </table:table-cell>
          <table:table-cell table:number-columns-repeated="2"/>
          <table:table-cell table:formula="of:=[.A1141]+[.C1141]-[.A1140]-[.C1140]" office:value-type="float" office:value="1043">
            <text:p>1043</text:p>
          </table:table-cell>
          <table:table-cell table:formula="of:=[.E1141]+[.G1141]-[.E1140]-[.G1140]" office:value-type="float" office:value="2075">
            <text:p>2075</text:p>
          </table:table-cell>
          <table:table-cell table:formula="of:=[.B1141]+[.D1141]-[.B1140]-[.D1140]" office:value-type="float" office:value="33">
            <text:p>33</text:p>
          </table:table-cell>
          <table:table-cell table:formula="of:=[.F1141]+[.H1141]-[.F1140]-[.H1140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80964">
            <text:p>380964</text:p>
          </table:table-cell>
          <table:table-cell office:value-type="float" office:value="10702">
            <text:p>10702</text:p>
          </table:table-cell>
          <table:table-cell office:value-type="float" office:value="822542">
            <text:p>822542</text:p>
          </table:table-cell>
          <table:table-cell office:value-type="float" office:value="27486">
            <text:p>27486</text:p>
          </table:table-cell>
          <table:table-cell office:value-type="float" office:value="598882">
            <text:p>598882</text:p>
          </table:table-cell>
          <table:table-cell office:value-type="float" office:value="15039">
            <text:p>15039</text:p>
          </table:table-cell>
          <table:table-cell office:value-type="float" office:value="1125072">
            <text:p>1125072</text:p>
          </table:table-cell>
          <table:table-cell office:value-type="float" office:value="36493">
            <text:p>36493</text:p>
          </table:table-cell>
          <table:table-cell table:number-columns-repeated="2"/>
          <table:table-cell table:formula="of:=[.A1142]+[.C1142]-[.A1141]-[.C1141]" office:value-type="float" office:value="1039">
            <text:p>1039</text:p>
          </table:table-cell>
          <table:table-cell table:formula="of:=[.E1142]+[.G1142]-[.E1141]-[.G1141]" office:value-type="float" office:value="1895">
            <text:p>1895</text:p>
          </table:table-cell>
          <table:table-cell table:formula="of:=[.B1142]+[.D1142]-[.B1141]-[.D1141]" office:value-type="float" office:value="33">
            <text:p>33</text:p>
          </table:table-cell>
          <table:table-cell table:formula="of:=[.F1142]+[.H1142]-[.F1141]-[.H1141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81285">
            <text:p>381285</text:p>
          </table:table-cell>
          <table:table-cell office:value-type="float" office:value="10711">
            <text:p>10711</text:p>
          </table:table-cell>
          <table:table-cell office:value-type="float" office:value="823260">
            <text:p>823260</text:p>
          </table:table-cell>
          <table:table-cell office:value-type="float" office:value="27510">
            <text:p>27510</text:p>
          </table:table-cell>
          <table:table-cell office:value-type="float" office:value="599467">
            <text:p>599467</text:p>
          </table:table-cell>
          <table:table-cell office:value-type="float" office:value="15049">
            <text:p>15049</text:p>
          </table:table-cell>
          <table:table-cell office:value-type="float" office:value="1126382">
            <text:p>1126382</text:p>
          </table:table-cell>
          <table:table-cell office:value-type="float" office:value="36533">
            <text:p>36533</text:p>
          </table:table-cell>
          <table:table-cell table:number-columns-repeated="2"/>
          <table:table-cell table:formula="of:=[.A1143]+[.C1143]-[.A1142]-[.C1142]" office:value-type="float" office:value="1043">
            <text:p>1043</text:p>
          </table:table-cell>
          <table:table-cell table:formula="of:=[.E1143]+[.G1143]-[.E1142]-[.G1142]" office:value-type="float" office:value="905">
            <text:p>905</text:p>
          </table:table-cell>
          <table:table-cell table:formula="of:=[.B1143]+[.D1143]-[.B1142]-[.D1142]" office:value-type="float" office:value="33">
            <text:p>33</text:p>
          </table:table-cell>
          <table:table-cell table:formula="of:=[.F1143]+[.H1143]-[.F1142]-[.H114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81610">
            <text:p>381610</text:p>
          </table:table-cell>
          <table:table-cell office:value-type="float" office:value="10720">
            <text:p>10720</text:p>
          </table:table-cell>
          <table:table-cell office:value-type="float" office:value="823978">
            <text:p>823978</text:p>
          </table:table-cell>
          <table:table-cell office:value-type="float" office:value="27534">
            <text:p>27534</text:p>
          </table:table-cell>
          <table:table-cell office:value-type="float" office:value="599832">
            <text:p>599832</text:p>
          </table:table-cell>
          <table:table-cell office:value-type="float" office:value="15060">
            <text:p>15060</text:p>
          </table:table-cell>
          <table:table-cell office:value-type="float" office:value="1126922">
            <text:p>1126922</text:p>
          </table:table-cell>
          <table:table-cell office:value-type="float" office:value="36556">
            <text:p>36556</text:p>
          </table:table-cell>
          <table:table-cell table:number-columns-repeated="2"/>
          <table:table-cell table:formula="of:=[.A1144]+[.C1144]-[.A1143]-[.C1143]" office:value-type="float" office:value="1039">
            <text:p>1039</text:p>
          </table:table-cell>
          <table:table-cell table:formula="of:=[.E1144]+[.G1144]-[.E1143]-[.G1143]" office:value-type="float" office:value="2123">
            <text:p>2123</text:p>
          </table:table-cell>
          <table:table-cell table:formula="of:=[.B1144]+[.D1144]-[.B1143]-[.D1143]" office:value-type="float" office:value="33">
            <text:p>33</text:p>
          </table:table-cell>
          <table:table-cell table:formula="of:=[.F1144]+[.H1144]-[.F1143]-[.H1143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81931">
            <text:p>381931</text:p>
          </table:table-cell>
          <table:table-cell office:value-type="float" office:value="10729">
            <text:p>10729</text:p>
          </table:table-cell>
          <table:table-cell office:value-type="float" office:value="824696">
            <text:p>824696</text:p>
          </table:table-cell>
          <table:table-cell office:value-type="float" office:value="27558">
            <text:p>27558</text:p>
          </table:table-cell>
          <table:table-cell office:value-type="float" office:value="600505">
            <text:p>600505</text:p>
          </table:table-cell>
          <table:table-cell office:value-type="float" office:value="15074">
            <text:p>15074</text:p>
          </table:table-cell>
          <table:table-cell office:value-type="float" office:value="1128372">
            <text:p>1128372</text:p>
          </table:table-cell>
          <table:table-cell office:value-type="float" office:value="36592">
            <text:p>36592</text:p>
          </table:table-cell>
          <table:table-cell table:number-columns-repeated="2"/>
          <table:table-cell table:formula="of:=[.A1145]+[.C1145]-[.A1144]-[.C1144]" office:value-type="float" office:value="1043">
            <text:p>1043</text:p>
          </table:table-cell>
          <table:table-cell table:formula="of:=[.E1145]+[.G1145]-[.E1144]-[.G1144]" office:value-type="float" office:value="1839">
            <text:p>1839</text:p>
          </table:table-cell>
          <table:table-cell table:formula="of:=[.B1145]+[.D1145]-[.B1144]-[.D1144]" office:value-type="float" office:value="33">
            <text:p>33</text:p>
          </table:table-cell>
          <table:table-cell table:formula="of:=[.F1145]+[.H1145]-[.F1144]-[.H1144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82256">
            <text:p>382256</text:p>
          </table:table-cell>
          <table:table-cell office:value-type="float" office:value="10738">
            <text:p>10738</text:p>
          </table:table-cell>
          <table:table-cell office:value-type="float" office:value="825414">
            <text:p>825414</text:p>
          </table:table-cell>
          <table:table-cell office:value-type="float" office:value="27582">
            <text:p>27582</text:p>
          </table:table-cell>
          <table:table-cell office:value-type="float" office:value="601130">
            <text:p>601130</text:p>
          </table:table-cell>
          <table:table-cell office:value-type="float" office:value="15086">
            <text:p>15086</text:p>
          </table:table-cell>
          <table:table-cell office:value-type="float" office:value="1129586">
            <text:p>1129586</text:p>
          </table:table-cell>
          <table:table-cell office:value-type="float" office:value="36628">
            <text:p>36628</text:p>
          </table:table-cell>
          <table:table-cell table:number-columns-repeated="2"/>
          <table:table-cell table:formula="of:=[.A1146]+[.C1146]-[.A1145]-[.C1145]" office:value-type="float" office:value="1039">
            <text:p>1039</text:p>
          </table:table-cell>
          <table:table-cell table:formula="of:=[.E1146]+[.G1146]-[.E1145]-[.G1145]" office:value-type="float" office:value="1819">
            <text:p>1819</text:p>
          </table:table-cell>
          <table:table-cell table:formula="of:=[.B1146]+[.D1146]-[.B1145]-[.D1145]" office:value-type="float" office:value="33">
            <text:p>33</text:p>
          </table:table-cell>
          <table:table-cell table:formula="of:=[.F1146]+[.H1146]-[.F1145]-[.H1145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82577">
            <text:p>382577</text:p>
          </table:table-cell>
          <table:table-cell office:value-type="float" office:value="10747">
            <text:p>10747</text:p>
          </table:table-cell>
          <table:table-cell office:value-type="float" office:value="826132">
            <text:p>826132</text:p>
          </table:table-cell>
          <table:table-cell office:value-type="float" office:value="27606">
            <text:p>27606</text:p>
          </table:table-cell>
          <table:table-cell office:value-type="float" office:value="601759">
            <text:p>601759</text:p>
          </table:table-cell>
          <table:table-cell office:value-type="float" office:value="15098">
            <text:p>15098</text:p>
          </table:table-cell>
          <table:table-cell office:value-type="float" office:value="1130776">
            <text:p>1130776</text:p>
          </table:table-cell>
          <table:table-cell office:value-type="float" office:value="36663">
            <text:p>36663</text:p>
          </table:table-cell>
          <table:table-cell table:number-columns-repeated="2"/>
          <table:table-cell table:formula="of:=[.A1147]+[.C1147]-[.A1146]-[.C1146]" office:value-type="float" office:value="1043">
            <text:p>1043</text:p>
          </table:table-cell>
          <table:table-cell table:formula="of:=[.E1147]+[.G1147]-[.E1146]-[.G1146]" office:value-type="float" office:value="1795">
            <text:p>1795</text:p>
          </table:table-cell>
          <table:table-cell table:formula="of:=[.B1147]+[.D1147]-[.B1146]-[.D1146]" office:value-type="float" office:value="33">
            <text:p>33</text:p>
          </table:table-cell>
          <table:table-cell table:formula="of:=[.F1147]+[.H1147]-[.F1146]-[.H1146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82902">
            <text:p>382902</text:p>
          </table:table-cell>
          <table:table-cell office:value-type="float" office:value="10756">
            <text:p>10756</text:p>
          </table:table-cell>
          <table:table-cell office:value-type="float" office:value="826850">
            <text:p>826850</text:p>
          </table:table-cell>
          <table:table-cell office:value-type="float" office:value="27630">
            <text:p>27630</text:p>
          </table:table-cell>
          <table:table-cell office:value-type="float" office:value="602340">
            <text:p>602340</text:p>
          </table:table-cell>
          <table:table-cell office:value-type="float" office:value="15108">
            <text:p>15108</text:p>
          </table:table-cell>
          <table:table-cell office:value-type="float" office:value="1131990">
            <text:p>1131990</text:p>
          </table:table-cell>
          <table:table-cell office:value-type="float" office:value="36699">
            <text:p>36699</text:p>
          </table:table-cell>
          <table:table-cell table:number-columns-repeated="2"/>
          <table:table-cell table:formula="of:=[.A1148]+[.C1148]-[.A1147]-[.C1147]" office:value-type="float" office:value="1039">
            <text:p>1039</text:p>
          </table:table-cell>
          <table:table-cell table:formula="of:=[.E1148]+[.G1148]-[.E1147]-[.G1147]" office:value-type="float" office:value="909">
            <text:p>909</text:p>
          </table:table-cell>
          <table:table-cell table:formula="of:=[.B1148]+[.D1148]-[.B1147]-[.D1147]" office:value-type="float" office:value="33">
            <text:p>33</text:p>
          </table:table-cell>
          <table:table-cell table:formula="of:=[.F1148]+[.H1148]-[.F1147]-[.H11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83223">
            <text:p>383223</text:p>
          </table:table-cell>
          <table:table-cell office:value-type="float" office:value="10765">
            <text:p>10765</text:p>
          </table:table-cell>
          <table:table-cell office:value-type="float" office:value="827568">
            <text:p>827568</text:p>
          </table:table-cell>
          <table:table-cell office:value-type="float" office:value="27654">
            <text:p>27654</text:p>
          </table:table-cell>
          <table:table-cell office:value-type="float" office:value="602709">
            <text:p>602709</text:p>
          </table:table-cell>
          <table:table-cell office:value-type="float" office:value="15119">
            <text:p>15119</text:p>
          </table:table-cell>
          <table:table-cell office:value-type="float" office:value="1132530">
            <text:p>1132530</text:p>
          </table:table-cell>
          <table:table-cell office:value-type="float" office:value="36722">
            <text:p>36722</text:p>
          </table:table-cell>
          <table:table-cell table:number-columns-repeated="2"/>
          <table:table-cell table:formula="of:=[.A1149]+[.C1149]-[.A1148]-[.C1148]" office:value-type="float" office:value="1043">
            <text:p>1043</text:p>
          </table:table-cell>
          <table:table-cell table:formula="of:=[.E1149]+[.G1149]-[.E1148]-[.G1148]" office:value-type="float" office:value="2031">
            <text:p>2031</text:p>
          </table:table-cell>
          <table:table-cell table:formula="of:=[.B1149]+[.D1149]-[.B1148]-[.D1148]" office:value-type="float" office:value="33">
            <text:p>33</text:p>
          </table:table-cell>
          <table:table-cell table:formula="of:=[.F1149]+[.H1149]-[.F1148]-[.H1148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83548">
            <text:p>383548</text:p>
          </table:table-cell>
          <table:table-cell office:value-type="float" office:value="10774">
            <text:p>10774</text:p>
          </table:table-cell>
          <table:table-cell office:value-type="float" office:value="828286">
            <text:p>828286</text:p>
          </table:table-cell>
          <table:table-cell office:value-type="float" office:value="27678">
            <text:p>27678</text:p>
          </table:table-cell>
          <table:table-cell office:value-type="float" office:value="603290">
            <text:p>603290</text:p>
          </table:table-cell>
          <table:table-cell office:value-type="float" office:value="15129">
            <text:p>15129</text:p>
          </table:table-cell>
          <table:table-cell office:value-type="float" office:value="1133980">
            <text:p>1133980</text:p>
          </table:table-cell>
          <table:table-cell office:value-type="float" office:value="36758">
            <text:p>36758</text:p>
          </table:table-cell>
          <table:table-cell table:number-columns-repeated="2"/>
          <table:table-cell table:formula="of:=[.A1150]+[.C1150]-[.A1149]-[.C1149]" office:value-type="float" office:value="1039">
            <text:p>1039</text:p>
          </table:table-cell>
          <table:table-cell table:formula="of:=[.E1150]+[.G1150]-[.E1149]-[.G1149]" office:value-type="float" office:value="909">
            <text:p>909</text:p>
          </table:table-cell>
          <table:table-cell table:formula="of:=[.B1150]+[.D1150]-[.B1149]-[.D1149]" office:value-type="float" office:value="33">
            <text:p>33</text:p>
          </table:table-cell>
          <table:table-cell table:formula="of:=[.F1150]+[.H1150]-[.F1149]-[.H11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83869">
            <text:p>383869</text:p>
          </table:table-cell>
          <table:table-cell office:value-type="float" office:value="10783">
            <text:p>10783</text:p>
          </table:table-cell>
          <table:table-cell office:value-type="float" office:value="829004">
            <text:p>829004</text:p>
          </table:table-cell>
          <table:table-cell office:value-type="float" office:value="27702">
            <text:p>27702</text:p>
          </table:table-cell>
          <table:table-cell office:value-type="float" office:value="603659">
            <text:p>603659</text:p>
          </table:table-cell>
          <table:table-cell office:value-type="float" office:value="15140">
            <text:p>15140</text:p>
          </table:table-cell>
          <table:table-cell office:value-type="float" office:value="1134520">
            <text:p>1134520</text:p>
          </table:table-cell>
          <table:table-cell office:value-type="float" office:value="36781">
            <text:p>36781</text:p>
          </table:table-cell>
          <table:table-cell table:number-columns-repeated="2"/>
          <table:table-cell table:formula="of:=[.A1151]+[.C1151]-[.A1150]-[.C1150]" office:value-type="float" office:value="1043">
            <text:p>1043</text:p>
          </table:table-cell>
          <table:table-cell table:formula="of:=[.E1151]+[.G1151]-[.E1150]-[.G1150]" office:value-type="float" office:value="2295">
            <text:p>2295</text:p>
          </table:table-cell>
          <table:table-cell table:formula="of:=[.B1151]+[.D1151]-[.B1150]-[.D1150]" office:value-type="float" office:value="33">
            <text:p>33</text:p>
          </table:table-cell>
          <table:table-cell table:formula="of:=[.F1151]+[.H1151]-[.F1150]-[.H1150]"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384194">
            <text:p>384194</text:p>
          </table:table-cell>
          <table:table-cell office:value-type="float" office:value="10792">
            <text:p>10792</text:p>
          </table:table-cell>
          <table:table-cell office:value-type="float" office:value="829722">
            <text:p>829722</text:p>
          </table:table-cell>
          <table:table-cell office:value-type="float" office:value="27726">
            <text:p>27726</text:p>
          </table:table-cell>
          <table:table-cell office:value-type="float" office:value="604304">
            <text:p>604304</text:p>
          </table:table-cell>
          <table:table-cell office:value-type="float" office:value="15153">
            <text:p>15153</text:p>
          </table:table-cell>
          <table:table-cell office:value-type="float" office:value="1136170">
            <text:p>1136170</text:p>
          </table:table-cell>
          <table:table-cell office:value-type="float" office:value="36824">
            <text:p>36824</text:p>
          </table:table-cell>
          <table:table-cell table:number-columns-repeated="2"/>
          <table:table-cell table:formula="of:=[.A1152]+[.C1152]-[.A1151]-[.C1151]" office:value-type="float" office:value="1039">
            <text:p>1039</text:p>
          </table:table-cell>
          <table:table-cell table:formula="of:=[.E1152]+[.G1152]-[.E1151]-[.G1151]" office:value-type="float" office:value="1843">
            <text:p>1843</text:p>
          </table:table-cell>
          <table:table-cell table:formula="of:=[.B1152]+[.D1152]-[.B1151]-[.D1151]" office:value-type="float" office:value="33">
            <text:p>33</text:p>
          </table:table-cell>
          <table:table-cell table:formula="of:=[.F1152]+[.H1152]-[.F1151]-[.H1151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84515">
            <text:p>384515</text:p>
          </table:table-cell>
          <table:table-cell office:value-type="float" office:value="10801">
            <text:p>10801</text:p>
          </table:table-cell>
          <table:table-cell office:value-type="float" office:value="830440">
            <text:p>830440</text:p>
          </table:table-cell>
          <table:table-cell office:value-type="float" office:value="27750">
            <text:p>27750</text:p>
          </table:table-cell>
          <table:table-cell office:value-type="float" office:value="604933">
            <text:p>604933</text:p>
          </table:table-cell>
          <table:table-cell office:value-type="float" office:value="15165">
            <text:p>15165</text:p>
          </table:table-cell>
          <table:table-cell office:value-type="float" office:value="1137384">
            <text:p>1137384</text:p>
          </table:table-cell>
          <table:table-cell office:value-type="float" office:value="36860">
            <text:p>36860</text:p>
          </table:table-cell>
          <table:table-cell table:number-columns-repeated="2"/>
          <table:table-cell table:formula="of:=[.A1153]+[.C1153]-[.A1152]-[.C1152]" office:value-type="float" office:value="1043">
            <text:p>1043</text:p>
          </table:table-cell>
          <table:table-cell table:formula="of:=[.E1153]+[.G1153]-[.E1152]-[.G1152]" office:value-type="float" office:value="1815">
            <text:p>1815</text:p>
          </table:table-cell>
          <table:table-cell table:formula="of:=[.B1153]+[.D1153]-[.B1152]-[.D1152]" office:value-type="float" office:value="33">
            <text:p>33</text:p>
          </table:table-cell>
          <table:table-cell table:formula="of:=[.F1153]+[.H1153]-[.F1152]-[.H1152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84840">
            <text:p>384840</text:p>
          </table:table-cell>
          <table:table-cell office:value-type="float" office:value="10810">
            <text:p>10810</text:p>
          </table:table-cell>
          <table:table-cell office:value-type="float" office:value="831158">
            <text:p>831158</text:p>
          </table:table-cell>
          <table:table-cell office:value-type="float" office:value="27774">
            <text:p>27774</text:p>
          </table:table-cell>
          <table:table-cell office:value-type="float" office:value="605558">
            <text:p>605558</text:p>
          </table:table-cell>
          <table:table-cell office:value-type="float" office:value="15177">
            <text:p>15177</text:p>
          </table:table-cell>
          <table:table-cell office:value-type="float" office:value="1138574">
            <text:p>1138574</text:p>
          </table:table-cell>
          <table:table-cell office:value-type="float" office:value="36895">
            <text:p>36895</text:p>
          </table:table-cell>
          <table:table-cell table:number-columns-repeated="2"/>
          <table:table-cell table:formula="of:=[.A1154]+[.C1154]-[.A1153]-[.C1153]" office:value-type="float" office:value="1039">
            <text:p>1039</text:p>
          </table:table-cell>
          <table:table-cell table:formula="of:=[.E1154]+[.G1154]-[.E1153]-[.G1153]" office:value-type="float" office:value="1799">
            <text:p>1799</text:p>
          </table:table-cell>
          <table:table-cell table:formula="of:=[.B1154]+[.D1154]-[.B1153]-[.D1153]" office:value-type="float" office:value="33">
            <text:p>33</text:p>
          </table:table-cell>
          <table:table-cell table:formula="of:=[.F1154]+[.H1154]-[.F1153]-[.H1153]"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385161">
            <text:p>385161</text:p>
          </table:table-cell>
          <table:table-cell office:value-type="float" office:value="10819">
            <text:p>10819</text:p>
          </table:table-cell>
          <table:table-cell office:value-type="float" office:value="831876">
            <text:p>831876</text:p>
          </table:table-cell>
          <table:table-cell office:value-type="float" office:value="27798">
            <text:p>27798</text:p>
          </table:table-cell>
          <table:table-cell office:value-type="float" office:value="606143">
            <text:p>606143</text:p>
          </table:table-cell>
          <table:table-cell office:value-type="float" office:value="15187">
            <text:p>15187</text:p>
          </table:table-cell>
          <table:table-cell office:value-type="float" office:value="1139788">
            <text:p>1139788</text:p>
          </table:table-cell>
          <table:table-cell office:value-type="float" office:value="36931">
            <text:p>36931</text:p>
          </table:table-cell>
          <table:table-cell table:number-columns-repeated="2"/>
          <table:table-cell table:formula="of:=[.A1155]+[.C1155]-[.A1154]-[.C1154]" office:value-type="float" office:value="1043">
            <text:p>1043</text:p>
          </table:table-cell>
          <table:table-cell table:formula="of:=[.E1155]+[.G1155]-[.E1154]-[.G1154]" office:value-type="float" office:value="905">
            <text:p>905</text:p>
          </table:table-cell>
          <table:table-cell table:formula="of:=[.B1155]+[.D1155]-[.B1154]-[.D1154]" office:value-type="float" office:value="33">
            <text:p>33</text:p>
          </table:table-cell>
          <table:table-cell table:formula="of:=[.F1155]+[.H1155]-[.F1154]-[.H115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85486">
            <text:p>385486</text:p>
          </table:table-cell>
          <table:table-cell office:value-type="float" office:value="10828">
            <text:p>10828</text:p>
          </table:table-cell>
          <table:table-cell office:value-type="float" office:value="832594">
            <text:p>832594</text:p>
          </table:table-cell>
          <table:table-cell office:value-type="float" office:value="27822">
            <text:p>27822</text:p>
          </table:table-cell>
          <table:table-cell office:value-type="float" office:value="606508">
            <text:p>606508</text:p>
          </table:table-cell>
          <table:table-cell office:value-type="float" office:value="15198">
            <text:p>15198</text:p>
          </table:table-cell>
          <table:table-cell office:value-type="float" office:value="1140328">
            <text:p>1140328</text:p>
          </table:table-cell>
          <table:table-cell office:value-type="float" office:value="36954">
            <text:p>36954</text:p>
          </table:table-cell>
          <table:table-cell table:number-columns-repeated="2"/>
          <table:table-cell table:formula="of:=[.A1156]+[.C1156]-[.A1155]-[.C1155]" office:value-type="float" office:value="1039">
            <text:p>1039</text:p>
          </table:table-cell>
          <table:table-cell table:formula="of:=[.E1156]+[.G1156]-[.E1155]-[.G1155]" office:value-type="float" office:value="2171">
            <text:p>2171</text:p>
          </table:table-cell>
          <table:table-cell table:formula="of:=[.B1156]+[.D1156]-[.B1155]-[.D1155]" office:value-type="float" office:value="33">
            <text:p>33</text:p>
          </table:table-cell>
          <table:table-cell table:formula="of:=[.F1156]+[.H1156]-[.F1155]-[.H1155]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385807">
            <text:p>385807</text:p>
          </table:table-cell>
          <table:table-cell office:value-type="float" office:value="10837">
            <text:p>10837</text:p>
          </table:table-cell>
          <table:table-cell office:value-type="float" office:value="833312">
            <text:p>833312</text:p>
          </table:table-cell>
          <table:table-cell office:value-type="float" office:value="27846">
            <text:p>27846</text:p>
          </table:table-cell>
          <table:table-cell office:value-type="float" office:value="607157">
            <text:p>607157</text:p>
          </table:table-cell>
          <table:table-cell office:value-type="float" office:value="15211">
            <text:p>15211</text:p>
          </table:table-cell>
          <table:table-cell office:value-type="float" office:value="1141850">
            <text:p>1141850</text:p>
          </table:table-cell>
          <table:table-cell office:value-type="float" office:value="36993">
            <text:p>36993</text:p>
          </table:table-cell>
          <table:table-cell table:number-columns-repeated="2"/>
          <table:table-cell table:formula="of:=[.A1157]+[.C1157]-[.A1156]-[.C1156]" office:value-type="float" office:value="1043">
            <text:p>1043</text:p>
          </table:table-cell>
          <table:table-cell table:formula="of:=[.E1157]+[.G1157]-[.E1156]-[.G1156]" office:value-type="float" office:value="2119">
            <text:p>2119</text:p>
          </table:table-cell>
          <table:table-cell table:formula="of:=[.B1157]+[.D1157]-[.B1156]-[.D1156]" office:value-type="float" office:value="33">
            <text:p>33</text:p>
          </table:table-cell>
          <table:table-cell table:formula="of:=[.F1157]+[.H1157]-[.F1156]-[.H1156]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386132">
            <text:p>386132</text:p>
          </table:table-cell>
          <table:table-cell office:value-type="float" office:value="10846">
            <text:p>10846</text:p>
          </table:table-cell>
          <table:table-cell office:value-type="float" office:value="834030">
            <text:p>834030</text:p>
          </table:table-cell>
          <table:table-cell office:value-type="float" office:value="27870">
            <text:p>27870</text:p>
          </table:table-cell>
          <table:table-cell office:value-type="float" office:value="608086">
            <text:p>608086</text:p>
          </table:table-cell>
          <table:table-cell office:value-type="float" office:value="15226">
            <text:p>15226</text:p>
          </table:table-cell>
          <table:table-cell office:value-type="float" office:value="1143040">
            <text:p>1143040</text:p>
          </table:table-cell>
          <table:table-cell office:value-type="float" office:value="37028">
            <text:p>37028</text:p>
          </table:table-cell>
          <table:table-cell table:number-columns-repeated="2"/>
          <table:table-cell table:formula="of:=[.A1158]+[.C1158]-[.A1157]-[.C1157]" office:value-type="float" office:value="1039">
            <text:p>1039</text:p>
          </table:table-cell>
          <table:table-cell table:formula="of:=[.E1158]+[.G1158]-[.E1157]-[.G1157]" office:value-type="float" office:value="2361">
            <text:p>2361</text:p>
          </table:table-cell>
          <table:table-cell table:formula="of:=[.B1158]+[.D1158]-[.B1157]-[.D1157]" office:value-type="float" office:value="33">
            <text:p>33</text:p>
          </table:table-cell>
          <table:table-cell table:formula="of:=[.F1158]+[.H1158]-[.F1157]-[.H1157]"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386453">
            <text:p>386453</text:p>
          </table:table-cell>
          <table:table-cell office:value-type="float" office:value="10855">
            <text:p>10855</text:p>
          </table:table-cell>
          <table:table-cell office:value-type="float" office:value="834748">
            <text:p>834748</text:p>
          </table:table-cell>
          <table:table-cell office:value-type="float" office:value="27894">
            <text:p>27894</text:p>
          </table:table-cell>
          <table:table-cell office:value-type="float" office:value="608715">
            <text:p>608715</text:p>
          </table:table-cell>
          <table:table-cell office:value-type="float" office:value="15238">
            <text:p>15238</text:p>
          </table:table-cell>
          <table:table-cell office:value-type="float" office:value="1144772">
            <text:p>1144772</text:p>
          </table:table-cell>
          <table:table-cell office:value-type="float" office:value="37079">
            <text:p>37079</text:p>
          </table:table-cell>
          <table:table-cell table:number-columns-repeated="2"/>
          <table:table-cell table:formula="of:=[.A1159]+[.C1159]-[.A1158]-[.C1158]" office:value-type="float" office:value="1043">
            <text:p>1043</text:p>
          </table:table-cell>
          <table:table-cell table:formula="of:=[.E1159]+[.G1159]-[.E1158]-[.G1158]" office:value-type="float" office:value="2771">
            <text:p>2771</text:p>
          </table:table-cell>
          <table:table-cell table:formula="of:=[.B1159]+[.D1159]-[.B1158]-[.D1158]" office:value-type="float" office:value="33">
            <text:p>33</text:p>
          </table:table-cell>
          <table:table-cell table:formula="of:=[.F1159]+[.H1159]-[.F1158]-[.H1158]"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386778">
            <text:p>386778</text:p>
          </table:table-cell>
          <table:table-cell office:value-type="float" office:value="10864">
            <text:p>10864</text:p>
          </table:table-cell>
          <table:table-cell office:value-type="float" office:value="835466">
            <text:p>835466</text:p>
          </table:table-cell>
          <table:table-cell office:value-type="float" office:value="27918">
            <text:p>27918</text:p>
          </table:table-cell>
          <table:table-cell office:value-type="float" office:value="610272">
            <text:p>610272</text:p>
          </table:table-cell>
          <table:table-cell office:value-type="float" office:value="15260">
            <text:p>15260</text:p>
          </table:table-cell>
          <table:table-cell office:value-type="float" office:value="1145986">
            <text:p>1145986</text:p>
          </table:table-cell>
          <table:table-cell office:value-type="float" office:value="37115">
            <text:p>37115</text:p>
          </table:table-cell>
          <table:table-cell table:number-columns-repeated="2"/>
          <table:table-cell table:formula="of:=[.A1160]+[.C1160]-[.A1159]-[.C1159]" office:value-type="float" office:value="1039">
            <text:p>1039</text:p>
          </table:table-cell>
          <table:table-cell table:formula="of:=[.E1160]+[.G1160]-[.E1159]-[.G1159]" office:value-type="float" office:value="2993">
            <text:p>2993</text:p>
          </table:table-cell>
          <table:table-cell table:formula="of:=[.B1160]+[.D1160]-[.B1159]-[.D1159]" office:value-type="float" office:value="33">
            <text:p>33</text:p>
          </table:table-cell>
          <table:table-cell table:formula="of:=[.F1160]+[.H1160]-[.F1159]-[.H1159]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387099">
            <text:p>387099</text:p>
          </table:table-cell>
          <table:table-cell office:value-type="float" office:value="10873">
            <text:p>10873</text:p>
          </table:table-cell>
          <table:table-cell office:value-type="float" office:value="836184">
            <text:p>836184</text:p>
          </table:table-cell>
          <table:table-cell office:value-type="float" office:value="27942">
            <text:p>27942</text:p>
          </table:table-cell>
          <table:table-cell office:value-type="float" office:value="610857">
            <text:p>610857</text:p>
          </table:table-cell>
          <table:table-cell office:value-type="float" office:value="15270">
            <text:p>15270</text:p>
          </table:table-cell>
          <table:table-cell office:value-type="float" office:value="1148394">
            <text:p>1148394</text:p>
          </table:table-cell>
          <table:table-cell office:value-type="float" office:value="37185">
            <text:p>37185</text:p>
          </table:table-cell>
          <table:table-cell table:number-columns-repeated="2"/>
          <table:table-cell table:formula="of:=[.A1161]+[.C1161]-[.A1160]-[.C1160]" office:value-type="float" office:value="1043">
            <text:p>1043</text:p>
          </table:table-cell>
          <table:table-cell table:formula="of:=[.E1161]+[.G1161]-[.E1160]-[.G1160]" office:value-type="float" office:value="3965">
            <text:p>3965</text:p>
          </table:table-cell>
          <table:table-cell table:formula="of:=[.B1161]+[.D1161]-[.B1160]-[.D1160]" office:value-type="float" office:value="33">
            <text:p>33</text:p>
          </table:table-cell>
          <table:table-cell table:formula="of:=[.F1161]+[.H1161]-[.F1160]-[.H1160]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387424">
            <text:p>387424</text:p>
          </table:table-cell>
          <table:table-cell office:value-type="float" office:value="10882">
            <text:p>10882</text:p>
          </table:table-cell>
          <table:table-cell office:value-type="float" office:value="836902">
            <text:p>836902</text:p>
          </table:table-cell>
          <table:table-cell office:value-type="float" office:value="27966">
            <text:p>27966</text:p>
          </table:table-cell>
          <table:table-cell office:value-type="float" office:value="614282">
            <text:p>614282</text:p>
          </table:table-cell>
          <table:table-cell office:value-type="float" office:value="15312">
            <text:p>15312</text:p>
          </table:table-cell>
          <table:table-cell office:value-type="float" office:value="1148934">
            <text:p>1148934</text:p>
          </table:table-cell>
          <table:table-cell office:value-type="float" office:value="37208">
            <text:p>37208</text:p>
          </table:table-cell>
          <table:table-cell table:number-columns-repeated="2"/>
          <table:table-cell table:formula="of:=[.A1162]+[.C1162]-[.A1161]-[.C1161]" office:value-type="float" office:value="1039">
            <text:p>1039</text:p>
          </table:table-cell>
          <table:table-cell table:formula="of:=[.E1162]+[.G1162]-[.E1161]-[.G1161]" office:value-type="float" office:value="6443">
            <text:p>6443</text:p>
          </table:table-cell>
          <table:table-cell table:formula="of:=[.B1162]+[.D1162]-[.B1161]-[.D1161]" office:value-type="float" office:value="33">
            <text:p>33</text:p>
          </table:table-cell>
          <table:table-cell table:formula="of:=[.F1162]+[.H1162]-[.F1161]-[.H1161]"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387745">
            <text:p>387745</text:p>
          </table:table-cell>
          <table:table-cell office:value-type="float" office:value="10891">
            <text:p>10891</text:p>
          </table:table-cell>
          <table:table-cell office:value-type="float" office:value="837620">
            <text:p>837620</text:p>
          </table:table-cell>
          <table:table-cell office:value-type="float" office:value="27990">
            <text:p>27990</text:p>
          </table:table-cell>
          <table:table-cell office:value-type="float" office:value="614911">
            <text:p>614911</text:p>
          </table:table-cell>
          <table:table-cell office:value-type="float" office:value="15324">
            <text:p>15324</text:p>
          </table:table-cell>
          <table:table-cell office:value-type="float" office:value="1154748">
            <text:p>1154748</text:p>
          </table:table-cell>
          <table:table-cell office:value-type="float" office:value="37372">
            <text:p>37372</text:p>
          </table:table-cell>
          <table:table-cell table:number-columns-repeated="2"/>
          <table:table-cell table:formula="of:=[.A1163]+[.C1163]-[.A1162]-[.C1162]" office:value-type="float" office:value="1043">
            <text:p>1043</text:p>
          </table:table-cell>
          <table:table-cell table:formula="of:=[.E1163]+[.G1163]-[.E1162]-[.G1162]" office:value-type="float" office:value="5639">
            <text:p>5639</text:p>
          </table:table-cell>
          <table:table-cell table:formula="of:=[.B1163]+[.D1163]-[.B1162]-[.D1162]" office:value-type="float" office:value="33">
            <text:p>33</text:p>
          </table:table-cell>
          <table:table-cell table:formula="of:=[.F1163]+[.H1163]-[.F1162]-[.H1162]"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388070">
            <text:p>388070</text:p>
          </table:table-cell>
          <table:table-cell office:value-type="float" office:value="10900">
            <text:p>10900</text:p>
          </table:table-cell>
          <table:table-cell office:value-type="float" office:value="838338">
            <text:p>838338</text:p>
          </table:table-cell>
          <table:table-cell office:value-type="float" office:value="28014">
            <text:p>28014</text:p>
          </table:table-cell>
          <table:table-cell office:value-type="float" office:value="619244">
            <text:p>619244</text:p>
          </table:table-cell>
          <table:table-cell office:value-type="float" office:value="15375">
            <text:p>15375</text:p>
          </table:table-cell>
          <table:table-cell office:value-type="float" office:value="1156054">
            <text:p>1156054</text:p>
          </table:table-cell>
          <table:table-cell office:value-type="float" office:value="37412">
            <text:p>37412</text:p>
          </table:table-cell>
          <table:table-cell table:number-columns-repeated="2"/>
          <table:table-cell table:formula="of:=[.A1164]+[.C1164]-[.A1163]-[.C1163]" office:value-type="float" office:value="1039">
            <text:p>1039</text:p>
          </table:table-cell>
          <table:table-cell table:formula="of:=[.E1164]+[.G1164]-[.E1163]-[.G1163]" office:value-type="float" office:value="7629">
            <text:p>7629</text:p>
          </table:table-cell>
          <table:table-cell table:formula="of:=[.B1164]+[.D1164]-[.B1163]-[.D1163]" office:value-type="float" office:value="33">
            <text:p>33</text:p>
          </table:table-cell>
          <table:table-cell table:formula="of:=[.F1164]+[.H1164]-[.F1163]-[.H1163]"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388391">
            <text:p>388391</text:p>
          </table:table-cell>
          <table:table-cell office:value-type="float" office:value="10909">
            <text:p>10909</text:p>
          </table:table-cell>
          <table:table-cell office:value-type="float" office:value="839056">
            <text:p>839056</text:p>
          </table:table-cell>
          <table:table-cell office:value-type="float" office:value="28038">
            <text:p>28038</text:p>
          </table:table-cell>
          <table:table-cell office:value-type="float" office:value="619873">
            <text:p>619873</text:p>
          </table:table-cell>
          <table:table-cell office:value-type="float" office:value="15387">
            <text:p>15387</text:p>
          </table:table-cell>
          <table:table-cell office:value-type="float" office:value="1163054">
            <text:p>1163054</text:p>
          </table:table-cell>
          <table:table-cell office:value-type="float" office:value="37599">
            <text:p>37599</text:p>
          </table:table-cell>
          <table:table-cell table:number-columns-repeated="2"/>
          <table:table-cell table:formula="of:=[.A1165]+[.C1165]-[.A1164]-[.C1164]" office:value-type="float" office:value="1043">
            <text:p>1043</text:p>
          </table:table-cell>
          <table:table-cell table:formula="of:=[.E1165]+[.G1165]-[.E1164]-[.G1164]" office:value-type="float" office:value="4743">
            <text:p>4743</text:p>
          </table:table-cell>
          <table:table-cell table:formula="of:=[.B1165]+[.D1165]-[.B1164]-[.D1164]" office:value-type="float" office:value="33">
            <text:p>33</text:p>
          </table:table-cell>
          <table:table-cell table:formula="of:=[.F1165]+[.H1165]-[.F1164]-[.H1164]"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388716">
            <text:p>388716</text:p>
          </table:table-cell>
          <table:table-cell office:value-type="float" office:value="10918">
            <text:p>10918</text:p>
          </table:table-cell>
          <table:table-cell office:value-type="float" office:value="839774">
            <text:p>839774</text:p>
          </table:table-cell>
          <table:table-cell office:value-type="float" office:value="28062">
            <text:p>28062</text:p>
          </table:table-cell>
          <table:table-cell office:value-type="float" office:value="623274">
            <text:p>623274</text:p>
          </table:table-cell>
          <table:table-cell office:value-type="float" office:value="15428">
            <text:p>15428</text:p>
          </table:table-cell>
          <table:table-cell office:value-type="float" office:value="1164396">
            <text:p>1164396</text:p>
          </table:table-cell>
          <table:table-cell office:value-type="float" office:value="37639">
            <text:p>37639</text:p>
          </table:table-cell>
          <table:table-cell table:number-columns-repeated="2"/>
          <table:table-cell table:formula="of:=[.A1166]+[.C1166]-[.A1165]-[.C1165]" office:value-type="float" office:value="1039">
            <text:p>1039</text:p>
          </table:table-cell>
          <table:table-cell table:formula="of:=[.E1166]+[.G1166]-[.E1165]-[.G1165]" office:value-type="float" office:value="5581">
            <text:p>5581</text:p>
          </table:table-cell>
          <table:table-cell table:formula="of:=[.B1166]+[.D1166]-[.B1165]-[.D1165]" office:value-type="float" office:value="33">
            <text:p>33</text:p>
          </table:table-cell>
          <table:table-cell table:formula="of:=[.F1166]+[.H1166]-[.F1165]-[.H1165]"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389037">
            <text:p>389037</text:p>
          </table:table-cell>
          <table:table-cell office:value-type="float" office:value="10927">
            <text:p>10927</text:p>
          </table:table-cell>
          <table:table-cell office:value-type="float" office:value="840492">
            <text:p>840492</text:p>
          </table:table-cell>
          <table:table-cell office:value-type="float" office:value="28086">
            <text:p>28086</text:p>
          </table:table-cell>
          <table:table-cell office:value-type="float" office:value="623859">
            <text:p>623859</text:p>
          </table:table-cell>
          <table:table-cell office:value-type="float" office:value="15438">
            <text:p>15438</text:p>
          </table:table-cell>
          <table:table-cell office:value-type="float" office:value="1169392">
            <text:p>1169392</text:p>
          </table:table-cell>
          <table:table-cell office:value-type="float" office:value="37784">
            <text:p>37784</text:p>
          </table:table-cell>
          <table:table-cell table:number-columns-repeated="2"/>
          <table:table-cell table:formula="of:=[.A1167]+[.C1167]-[.A1166]-[.C1166]" office:value-type="float" office:value="1043">
            <text:p>1043</text:p>
          </table:table-cell>
          <table:table-cell table:formula="of:=[.E1167]+[.G1167]-[.E1166]-[.G1166]" office:value-type="float" office:value="885">
            <text:p>885</text:p>
          </table:table-cell>
          <table:table-cell table:formula="of:=[.B1167]+[.D1167]-[.B1166]-[.D1166]" office:value-type="float" office:value="33">
            <text:p>33</text:p>
          </table:table-cell>
          <table:table-cell table:formula="of:=[.F1167]+[.H1167]-[.F1166]-[.H11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89362">
            <text:p>389362</text:p>
          </table:table-cell>
          <table:table-cell office:value-type="float" office:value="10936">
            <text:p>10936</text:p>
          </table:table-cell>
          <table:table-cell office:value-type="float" office:value="841210">
            <text:p>841210</text:p>
          </table:table-cell>
          <table:table-cell office:value-type="float" office:value="28110">
            <text:p>28110</text:p>
          </table:table-cell>
          <table:table-cell office:value-type="float" office:value="624204">
            <text:p>624204</text:p>
          </table:table-cell>
          <table:table-cell office:value-type="float" office:value="15448">
            <text:p>15448</text:p>
          </table:table-cell>
          <table:table-cell office:value-type="float" office:value="1169932">
            <text:p>1169932</text:p>
          </table:table-cell>
          <table:table-cell office:value-type="float" office:value="37807">
            <text:p>37807</text:p>
          </table:table-cell>
          <table:table-cell table:number-columns-repeated="2"/>
          <table:table-cell table:formula="of:=[.A1168]+[.C1168]-[.A1167]-[.C1167]" office:value-type="float" office:value="1039">
            <text:p>1039</text:p>
          </table:table-cell>
          <table:table-cell table:formula="of:=[.E1168]+[.G1168]-[.E1167]-[.G1167]" office:value-type="float" office:value="2059">
            <text:p>2059</text:p>
          </table:table-cell>
          <table:table-cell table:formula="of:=[.B1168]+[.D1168]-[.B1167]-[.D1167]" office:value-type="float" office:value="33">
            <text:p>33</text:p>
          </table:table-cell>
          <table:table-cell table:formula="of:=[.F1168]+[.H1168]-[.F1167]-[.H1167]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89683">
            <text:p>389683</text:p>
          </table:table-cell>
          <table:table-cell office:value-type="float" office:value="10945">
            <text:p>10945</text:p>
          </table:table-cell>
          <table:table-cell office:value-type="float" office:value="841928">
            <text:p>841928</text:p>
          </table:table-cell>
          <table:table-cell office:value-type="float" office:value="28134">
            <text:p>28134</text:p>
          </table:table-cell>
          <table:table-cell office:value-type="float" office:value="624789">
            <text:p>624789</text:p>
          </table:table-cell>
          <table:table-cell office:value-type="float" office:value="15458">
            <text:p>15458</text:p>
          </table:table-cell>
          <table:table-cell office:value-type="float" office:value="1171406">
            <text:p>1171406</text:p>
          </table:table-cell>
          <table:table-cell office:value-type="float" office:value="37844">
            <text:p>37844</text:p>
          </table:table-cell>
          <table:table-cell table:number-columns-repeated="2"/>
          <table:table-cell table:formula="of:=[.A1169]+[.C1169]-[.A1168]-[.C1168]" office:value-type="float" office:value="1043">
            <text:p>1043</text:p>
          </table:table-cell>
          <table:table-cell table:formula="of:=[.E1169]+[.G1169]-[.E1168]-[.G1168]" office:value-type="float" office:value="1267">
            <text:p>1267</text:p>
          </table:table-cell>
          <table:table-cell table:formula="of:=[.B1169]+[.D1169]-[.B1168]-[.D1168]" office:value-type="float" office:value="33">
            <text:p>33</text:p>
          </table:table-cell>
          <table:table-cell table:formula="of:=[.F1169]+[.H1169]-[.F1168]-[.H11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0008">
            <text:p>390008</text:p>
          </table:table-cell>
          <table:table-cell office:value-type="float" office:value="10954">
            <text:p>10954</text:p>
          </table:table-cell>
          <table:table-cell office:value-type="float" office:value="842646">
            <text:p>842646</text:p>
          </table:table-cell>
          <table:table-cell office:value-type="float" office:value="28158">
            <text:p>28158</text:p>
          </table:table-cell>
          <table:table-cell office:value-type="float" office:value="625154">
            <text:p>625154</text:p>
          </table:table-cell>
          <table:table-cell office:value-type="float" office:value="15469">
            <text:p>15469</text:p>
          </table:table-cell>
          <table:table-cell office:value-type="float" office:value="1172308">
            <text:p>1172308</text:p>
          </table:table-cell>
          <table:table-cell office:value-type="float" office:value="37866">
            <text:p>37866</text:p>
          </table:table-cell>
          <table:table-cell table:number-columns-repeated="2"/>
          <table:table-cell table:formula="of:=[.A1170]+[.C1170]-[.A1169]-[.C1169]" office:value-type="float" office:value="1039">
            <text:p>1039</text:p>
          </table:table-cell>
          <table:table-cell table:formula="of:=[.E1170]+[.G1170]-[.E1169]-[.G1169]" office:value-type="float" office:value="1457">
            <text:p>1457</text:p>
          </table:table-cell>
          <table:table-cell table:formula="of:=[.B1170]+[.D1170]-[.B1169]-[.D1169]" office:value-type="float" office:value="33">
            <text:p>33</text:p>
          </table:table-cell>
          <table:table-cell table:formula="of:=[.F1170]+[.H1170]-[.F1169]-[.H1169]"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390329">
            <text:p>390329</text:p>
          </table:table-cell>
          <table:table-cell office:value-type="float" office:value="10963">
            <text:p>10963</text:p>
          </table:table-cell>
          <table:table-cell office:value-type="float" office:value="843364">
            <text:p>843364</text:p>
          </table:table-cell>
          <table:table-cell office:value-type="float" office:value="28182">
            <text:p>28182</text:p>
          </table:table-cell>
          <table:table-cell office:value-type="float" office:value="625783">
            <text:p>625783</text:p>
          </table:table-cell>
          <table:table-cell office:value-type="float" office:value="15481">
            <text:p>15481</text:p>
          </table:table-cell>
          <table:table-cell office:value-type="float" office:value="1173136">
            <text:p>1173136</text:p>
          </table:table-cell>
          <table:table-cell office:value-type="float" office:value="37902">
            <text:p>37902</text:p>
          </table:table-cell>
          <table:table-cell table:number-columns-repeated="2"/>
          <table:table-cell table:formula="of:=[.A1171]+[.C1171]-[.A1170]-[.C1170]" office:value-type="float" office:value="1043">
            <text:p>1043</text:p>
          </table:table-cell>
          <table:table-cell table:formula="of:=[.E1171]+[.G1171]-[.E1170]-[.G1170]" office:value-type="float" office:value="2835">
            <text:p>2835</text:p>
          </table:table-cell>
          <table:table-cell table:formula="of:=[.B1171]+[.D1171]-[.B1170]-[.D1170]" office:value-type="float" office:value="33">
            <text:p>33</text:p>
          </table:table-cell>
          <table:table-cell table:formula="of:=[.F1171]+[.H1171]-[.F1170]-[.H1170]"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390654">
            <text:p>390654</text:p>
          </table:table-cell>
          <table:table-cell office:value-type="float" office:value="10972">
            <text:p>10972</text:p>
          </table:table-cell>
          <table:table-cell office:value-type="float" office:value="844082">
            <text:p>844082</text:p>
          </table:table-cell>
          <table:table-cell office:value-type="float" office:value="28206">
            <text:p>28206</text:p>
          </table:table-cell>
          <table:table-cell office:value-type="float" office:value="627016">
            <text:p>627016</text:p>
          </table:table-cell>
          <table:table-cell office:value-type="float" office:value="15499">
            <text:p>15499</text:p>
          </table:table-cell>
          <table:table-cell office:value-type="float" office:value="1174738">
            <text:p>1174738</text:p>
          </table:table-cell>
          <table:table-cell office:value-type="float" office:value="37943">
            <text:p>37943</text:p>
          </table:table-cell>
          <table:table-cell table:number-columns-repeated="2"/>
          <table:table-cell table:formula="of:=[.A1172]+[.C1172]-[.A1171]-[.C1171]" office:value-type="float" office:value="1039">
            <text:p>1039</text:p>
          </table:table-cell>
          <table:table-cell table:formula="of:=[.E1172]+[.G1172]-[.E1171]-[.G1171]" office:value-type="float" office:value="2699">
            <text:p>2699</text:p>
          </table:table-cell>
          <table:table-cell table:formula="of:=[.B1172]+[.D1172]-[.B1171]-[.D1171]" office:value-type="float" office:value="33">
            <text:p>33</text:p>
          </table:table-cell>
          <table:table-cell table:formula="of:=[.F1172]+[.H1172]-[.F1171]-[.H1171]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390975">
            <text:p>390975</text:p>
          </table:table-cell>
          <table:table-cell office:value-type="float" office:value="10981">
            <text:p>10981</text:p>
          </table:table-cell>
          <table:table-cell office:value-type="float" office:value="844800">
            <text:p>844800</text:p>
          </table:table-cell>
          <table:table-cell office:value-type="float" office:value="28230">
            <text:p>28230</text:p>
          </table:table-cell>
          <table:table-cell office:value-type="float" office:value="627601">
            <text:p>627601</text:p>
          </table:table-cell>
          <table:table-cell office:value-type="float" office:value="15509">
            <text:p>15509</text:p>
          </table:table-cell>
          <table:table-cell office:value-type="float" office:value="1176852">
            <text:p>1176852</text:p>
          </table:table-cell>
          <table:table-cell office:value-type="float" office:value="38006">
            <text:p>38006</text:p>
          </table:table-cell>
          <table:table-cell table:number-columns-repeated="2"/>
          <table:table-cell table:formula="of:=[.A1173]+[.C1173]-[.A1172]-[.C1172]" office:value-type="float" office:value="1043">
            <text:p>1043</text:p>
          </table:table-cell>
          <table:table-cell table:formula="of:=[.E1173]+[.G1173]-[.E1172]-[.G1172]" office:value-type="float" office:value="1229">
            <text:p>1229</text:p>
          </table:table-cell>
          <table:table-cell table:formula="of:=[.B1173]+[.D1173]-[.B1172]-[.D1172]" office:value-type="float" office:value="33">
            <text:p>33</text:p>
          </table:table-cell>
          <table:table-cell table:formula="of:=[.F1173]+[.H1173]-[.F1172]-[.H1172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1300">
            <text:p>391300</text:p>
          </table:table-cell>
          <table:table-cell office:value-type="float" office:value="10990">
            <text:p>10990</text:p>
          </table:table-cell>
          <table:table-cell office:value-type="float" office:value="845518">
            <text:p>845518</text:p>
          </table:table-cell>
          <table:table-cell office:value-type="float" office:value="28254">
            <text:p>28254</text:p>
          </table:table-cell>
          <table:table-cell office:value-type="float" office:value="628290">
            <text:p>628290</text:p>
          </table:table-cell>
          <table:table-cell office:value-type="float" office:value="15524">
            <text:p>15524</text:p>
          </table:table-cell>
          <table:table-cell office:value-type="float" office:value="1177392">
            <text:p>1177392</text:p>
          </table:table-cell>
          <table:table-cell office:value-type="float" office:value="38029">
            <text:p>38029</text:p>
          </table:table-cell>
          <table:table-cell table:number-columns-repeated="2"/>
          <table:table-cell table:formula="of:=[.A1174]+[.C1174]-[.A1173]-[.C1173]" office:value-type="float" office:value="1039">
            <text:p>1039</text:p>
          </table:table-cell>
          <table:table-cell table:formula="of:=[.E1174]+[.G1174]-[.E1173]-[.G1173]" office:value-type="float" office:value="2493">
            <text:p>2493</text:p>
          </table:table-cell>
          <table:table-cell table:formula="of:=[.B1174]+[.D1174]-[.B1173]-[.D1173]" office:value-type="float" office:value="33">
            <text:p>33</text:p>
          </table:table-cell>
          <table:table-cell table:formula="of:=[.F1174]+[.H1174]-[.F1173]-[.H1173]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391621">
            <text:p>391621</text:p>
          </table:table-cell>
          <table:table-cell office:value-type="float" office:value="10999">
            <text:p>10999</text:p>
          </table:table-cell>
          <table:table-cell office:value-type="float" office:value="846236">
            <text:p>846236</text:p>
          </table:table-cell>
          <table:table-cell office:value-type="float" office:value="28278">
            <text:p>28278</text:p>
          </table:table-cell>
          <table:table-cell office:value-type="float" office:value="628919">
            <text:p>628919</text:p>
          </table:table-cell>
          <table:table-cell office:value-type="float" office:value="15536">
            <text:p>15536</text:p>
          </table:table-cell>
          <table:table-cell office:value-type="float" office:value="1179256">
            <text:p>1179256</text:p>
          </table:table-cell>
          <table:table-cell office:value-type="float" office:value="38077">
            <text:p>38077</text:p>
          </table:table-cell>
          <table:table-cell table:number-columns-repeated="2"/>
          <table:table-cell table:formula="of:=[.A1175]+[.C1175]-[.A1174]-[.C1174]" office:value-type="float" office:value="1043">
            <text:p>1043</text:p>
          </table:table-cell>
          <table:table-cell table:formula="of:=[.E1175]+[.G1175]-[.E1174]-[.G1174]" office:value-type="float" office:value="2899">
            <text:p>2899</text:p>
          </table:table-cell>
          <table:table-cell table:formula="of:=[.B1175]+[.D1175]-[.B1174]-[.D1174]" office:value-type="float" office:value="33">
            <text:p>33</text:p>
          </table:table-cell>
          <table:table-cell table:formula="of:=[.F1175]+[.H1175]-[.F1174]-[.H1174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391946">
            <text:p>391946</text:p>
          </table:table-cell>
          <table:table-cell office:value-type="float" office:value="11008">
            <text:p>11008</text:p>
          </table:table-cell>
          <table:table-cell office:value-type="float" office:value="846954">
            <text:p>846954</text:p>
          </table:table-cell>
          <table:table-cell office:value-type="float" office:value="28302">
            <text:p>28302</text:p>
          </table:table-cell>
          <table:table-cell office:value-type="float" office:value="630476">
            <text:p>630476</text:p>
          </table:table-cell>
          <table:table-cell office:value-type="float" office:value="15558">
            <text:p>15558</text:p>
          </table:table-cell>
          <table:table-cell office:value-type="float" office:value="1180598">
            <text:p>1180598</text:p>
          </table:table-cell>
          <table:table-cell office:value-type="float" office:value="38117">
            <text:p>38117</text:p>
          </table:table-cell>
          <table:table-cell table:number-columns-repeated="2"/>
          <table:table-cell table:formula="of:=[.A1176]+[.C1176]-[.A1175]-[.C1175]" office:value-type="float" office:value="1039">
            <text:p>1039</text:p>
          </table:table-cell>
          <table:table-cell table:formula="of:=[.E1176]+[.G1176]-[.E1175]-[.G1175]" office:value-type="float" office:value="3041">
            <text:p>3041</text:p>
          </table:table-cell>
          <table:table-cell table:formula="of:=[.B1176]+[.D1176]-[.B1175]-[.D1175]" office:value-type="float" office:value="33">
            <text:p>33</text:p>
          </table:table-cell>
          <table:table-cell table:formula="of:=[.F1176]+[.H1176]-[.F1175]-[.H1175]"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392267">
            <text:p>392267</text:p>
          </table:table-cell>
          <table:table-cell office:value-type="float" office:value="11017">
            <text:p>11017</text:p>
          </table:table-cell>
          <table:table-cell office:value-type="float" office:value="847672">
            <text:p>847672</text:p>
          </table:table-cell>
          <table:table-cell office:value-type="float" office:value="28326">
            <text:p>28326</text:p>
          </table:table-cell>
          <table:table-cell office:value-type="float" office:value="631061">
            <text:p>631061</text:p>
          </table:table-cell>
          <table:table-cell office:value-type="float" office:value="15568">
            <text:p>15568</text:p>
          </table:table-cell>
          <table:table-cell office:value-type="float" office:value="1183054">
            <text:p>1183054</text:p>
          </table:table-cell>
          <table:table-cell office:value-type="float" office:value="38189">
            <text:p>38189</text:p>
          </table:table-cell>
          <table:table-cell table:number-columns-repeated="2"/>
          <table:table-cell table:formula="of:=[.A1177]+[.C1177]-[.A1176]-[.C1176]" office:value-type="float" office:value="1043">
            <text:p>1043</text:p>
          </table:table-cell>
          <table:table-cell table:formula="of:=[.E1177]+[.G1177]-[.E1176]-[.G1176]" office:value-type="float" office:value="3809">
            <text:p>3809</text:p>
          </table:table-cell>
          <table:table-cell table:formula="of:=[.B1177]+[.D1177]-[.B1176]-[.D1176]" office:value-type="float" office:value="33">
            <text:p>33</text:p>
          </table:table-cell>
          <table:table-cell table:formula="of:=[.F1177]+[.H1177]-[.F1176]-[.H1176]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392592">
            <text:p>392592</text:p>
          </table:table-cell>
          <table:table-cell office:value-type="float" office:value="11026">
            <text:p>11026</text:p>
          </table:table-cell>
          <table:table-cell office:value-type="float" office:value="848390">
            <text:p>848390</text:p>
          </table:table-cell>
          <table:table-cell office:value-type="float" office:value="28350">
            <text:p>28350</text:p>
          </table:table-cell>
          <table:table-cell office:value-type="float" office:value="634330">
            <text:p>634330</text:p>
          </table:table-cell>
          <table:table-cell office:value-type="float" office:value="15607">
            <text:p>15607</text:p>
          </table:table-cell>
          <table:table-cell office:value-type="float" office:value="1183594">
            <text:p>1183594</text:p>
          </table:table-cell>
          <table:table-cell office:value-type="float" office:value="38212">
            <text:p>38212</text:p>
          </table:table-cell>
          <table:table-cell table:number-columns-repeated="2"/>
          <table:table-cell table:formula="of:=[.A1178]+[.C1178]-[.A1177]-[.C1177]" office:value-type="float" office:value="1039">
            <text:p>1039</text:p>
          </table:table-cell>
          <table:table-cell table:formula="of:=[.E1178]+[.G1178]-[.E1177]-[.G1177]" office:value-type="float" office:value="9913">
            <text:p>9913</text:p>
          </table:table-cell>
          <table:table-cell table:formula="of:=[.B1178]+[.D1178]-[.B1177]-[.D1177]" office:value-type="float" office:value="33">
            <text:p>33</text:p>
          </table:table-cell>
          <table:table-cell table:formula="of:=[.F1178]+[.H1178]-[.F1177]-[.H1177]" office:value-type="float" office:value="247">
            <text:p>247</text:p>
          </table:table-cell>
          <table:table-cell table:number-columns-repeated="5"/>
        </table:table-row>
        <table:table-row table:style-name="ro1">
          <table:table-cell office:value-type="float" office:value="392913">
            <text:p>392913</text:p>
          </table:table-cell>
          <table:table-cell office:value-type="float" office:value="11035">
            <text:p>11035</text:p>
          </table:table-cell>
          <table:table-cell office:value-type="float" office:value="849108">
            <text:p>849108</text:p>
          </table:table-cell>
          <table:table-cell office:value-type="float" office:value="28374">
            <text:p>28374</text:p>
          </table:table-cell>
          <table:table-cell office:value-type="float" office:value="634915">
            <text:p>634915</text:p>
          </table:table-cell>
          <table:table-cell office:value-type="float" office:value="15617">
            <text:p>15617</text:p>
          </table:table-cell>
          <table:table-cell office:value-type="float" office:value="1192922">
            <text:p>1192922</text:p>
          </table:table-cell>
          <table:table-cell office:value-type="float" office:value="38449">
            <text:p>38449</text:p>
          </table:table-cell>
          <table:table-cell table:number-columns-repeated="2"/>
          <table:table-cell table:formula="of:=[.A1179]+[.C1179]-[.A1178]-[.C1178]" office:value-type="float" office:value="1043">
            <text:p>1043</text:p>
          </table:table-cell>
          <table:table-cell table:formula="of:=[.E1179]+[.G1179]-[.E1178]-[.G1178]" office:value-type="float" office:value="1533">
            <text:p>1533</text:p>
          </table:table-cell>
          <table:table-cell table:formula="of:=[.B1179]+[.D1179]-[.B1178]-[.D1178]" office:value-type="float" office:value="33">
            <text:p>33</text:p>
          </table:table-cell>
          <table:table-cell table:formula="of:=[.F1179]+[.H1179]-[.F1178]-[.H1178]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393238">
            <text:p>393238</text:p>
          </table:table-cell>
          <table:table-cell office:value-type="float" office:value="11044">
            <text:p>11044</text:p>
          </table:table-cell>
          <table:table-cell office:value-type="float" office:value="849826">
            <text:p>849826</text:p>
          </table:table-cell>
          <table:table-cell office:value-type="float" office:value="28398">
            <text:p>28398</text:p>
          </table:table-cell>
          <table:table-cell office:value-type="float" office:value="635908">
            <text:p>635908</text:p>
          </table:table-cell>
          <table:table-cell office:value-type="float" office:value="15635">
            <text:p>15635</text:p>
          </table:table-cell>
          <table:table-cell office:value-type="float" office:value="1193462">
            <text:p>1193462</text:p>
          </table:table-cell>
          <table:table-cell office:value-type="float" office:value="38472">
            <text:p>38472</text:p>
          </table:table-cell>
          <table:table-cell table:number-columns-repeated="2"/>
          <table:table-cell table:formula="of:=[.A1180]+[.C1180]-[.A1179]-[.C1179]" office:value-type="float" office:value="1039">
            <text:p>1039</text:p>
          </table:table-cell>
          <table:table-cell table:formula="of:=[.E1180]+[.G1180]-[.E1179]-[.G1179]" office:value-type="float" office:value="2939">
            <text:p>2939</text:p>
          </table:table-cell>
          <table:table-cell table:formula="of:=[.B1180]+[.D1180]-[.B1179]-[.D1179]" office:value-type="float" office:value="33">
            <text:p>33</text:p>
          </table:table-cell>
          <table:table-cell table:formula="of:=[.F1180]+[.H1180]-[.F1179]-[.H1179]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393559">
            <text:p>393559</text:p>
          </table:table-cell>
          <table:table-cell office:value-type="float" office:value="11053">
            <text:p>11053</text:p>
          </table:table-cell>
          <table:table-cell office:value-type="float" office:value="850544">
            <text:p>850544</text:p>
          </table:table-cell>
          <table:table-cell office:value-type="float" office:value="28422">
            <text:p>28422</text:p>
          </table:table-cell>
          <table:table-cell office:value-type="float" office:value="636493">
            <text:p>636493</text:p>
          </table:table-cell>
          <table:table-cell office:value-type="float" office:value="15645">
            <text:p>15645</text:p>
          </table:table-cell>
          <table:table-cell office:value-type="float" office:value="1195816">
            <text:p>1195816</text:p>
          </table:table-cell>
          <table:table-cell office:value-type="float" office:value="38535">
            <text:p>38535</text:p>
          </table:table-cell>
          <table:table-cell table:number-columns-repeated="2"/>
          <table:table-cell table:formula="of:=[.A1181]+[.C1181]-[.A1180]-[.C1180]" office:value-type="float" office:value="1043">
            <text:p>1043</text:p>
          </table:table-cell>
          <table:table-cell table:formula="of:=[.E1181]+[.G1181]-[.E1180]-[.G1180]" office:value-type="float" office:value="861">
            <text:p>861</text:p>
          </table:table-cell>
          <table:table-cell table:formula="of:=[.B1181]+[.D1181]-[.B1180]-[.D1180]" office:value-type="float" office:value="33">
            <text:p>33</text:p>
          </table:table-cell>
          <table:table-cell table:formula="of:=[.F1181]+[.H1181]-[.F1180]-[.H1180]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93884">
            <text:p>393884</text:p>
          </table:table-cell>
          <table:table-cell office:value-type="float" office:value="11062">
            <text:p>11062</text:p>
          </table:table-cell>
          <table:table-cell office:value-type="float" office:value="851262">
            <text:p>851262</text:p>
          </table:table-cell>
          <table:table-cell office:value-type="float" office:value="28446">
            <text:p>28446</text:p>
          </table:table-cell>
          <table:table-cell office:value-type="float" office:value="636814">
            <text:p>636814</text:p>
          </table:table-cell>
          <table:table-cell office:value-type="float" office:value="15654">
            <text:p>15654</text:p>
          </table:table-cell>
          <table:table-cell office:value-type="float" office:value="1196356">
            <text:p>1196356</text:p>
          </table:table-cell>
          <table:table-cell office:value-type="float" office:value="38558">
            <text:p>38558</text:p>
          </table:table-cell>
          <table:table-cell table:number-columns-repeated="2"/>
          <table:table-cell table:formula="of:=[.A1182]+[.C1182]-[.A1181]-[.C1181]" office:value-type="float" office:value="1039">
            <text:p>1039</text:p>
          </table:table-cell>
          <table:table-cell table:formula="of:=[.E1182]+[.G1182]-[.E1181]-[.G1181]" office:value-type="float" office:value="3371">
            <text:p>3371</text:p>
          </table:table-cell>
          <table:table-cell table:formula="of:=[.B1182]+[.D1182]-[.B1181]-[.D1181]" office:value-type="float" office:value="33">
            <text:p>33</text:p>
          </table:table-cell>
          <table:table-cell table:formula="of:=[.F1182]+[.H1182]-[.F1181]-[.H1181]"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394205">
            <text:p>394205</text:p>
          </table:table-cell>
          <table:table-cell office:value-type="float" office:value="11071">
            <text:p>11071</text:p>
          </table:table-cell>
          <table:table-cell office:value-type="float" office:value="851980">
            <text:p>851980</text:p>
          </table:table-cell>
          <table:table-cell office:value-type="float" office:value="28470">
            <text:p>28470</text:p>
          </table:table-cell>
          <table:table-cell office:value-type="float" office:value="638179">
            <text:p>638179</text:p>
          </table:table-cell>
          <table:table-cell office:value-type="float" office:value="15671">
            <text:p>15671</text:p>
          </table:table-cell>
          <table:table-cell office:value-type="float" office:value="1198362">
            <text:p>1198362</text:p>
          </table:table-cell>
          <table:table-cell office:value-type="float" office:value="38613">
            <text:p>38613</text:p>
          </table:table-cell>
          <table:table-cell table:number-columns-repeated="2"/>
          <table:table-cell table:formula="of:=[.A1183]+[.C1183]-[.A1182]-[.C1182]" office:value-type="float" office:value="1043">
            <text:p>1043</text:p>
          </table:table-cell>
          <table:table-cell table:formula="of:=[.E1183]+[.G1183]-[.E1182]-[.G1182]" office:value-type="float" office:value="1257">
            <text:p>1257</text:p>
          </table:table-cell>
          <table:table-cell table:formula="of:=[.B1183]+[.D1183]-[.B1182]-[.D1182]" office:value-type="float" office:value="33">
            <text:p>33</text:p>
          </table:table-cell>
          <table:table-cell table:formula="of:=[.F1183]+[.H1183]-[.F1182]-[.H1182]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394530">
            <text:p>394530</text:p>
          </table:table-cell>
          <table:table-cell office:value-type="float" office:value="11080">
            <text:p>11080</text:p>
          </table:table-cell>
          <table:table-cell office:value-type="float" office:value="852698">
            <text:p>852698</text:p>
          </table:table-cell>
          <table:table-cell office:value-type="float" office:value="28494">
            <text:p>28494</text:p>
          </table:table-cell>
          <table:table-cell office:value-type="float" office:value="638520">
            <text:p>638520</text:p>
          </table:table-cell>
          <table:table-cell office:value-type="float" office:value="15681">
            <text:p>15681</text:p>
          </table:table-cell>
          <table:table-cell office:value-type="float" office:value="1199278">
            <text:p>1199278</text:p>
          </table:table-cell>
          <table:table-cell office:value-type="float" office:value="38642">
            <text:p>38642</text:p>
          </table:table-cell>
          <table:table-cell table:number-columns-repeated="2"/>
          <table:table-cell table:formula="of:=[.A1184]+[.C1184]-[.A1183]-[.C1183]" office:value-type="float" office:value="1039">
            <text:p>1039</text:p>
          </table:table-cell>
          <table:table-cell table:formula="of:=[.E1184]+[.G1184]-[.E1183]-[.G1183]" office:value-type="float" office:value="1125">
            <text:p>1125</text:p>
          </table:table-cell>
          <table:table-cell table:formula="of:=[.B1184]+[.D1184]-[.B1183]-[.D1183]" office:value-type="float" office:value="33">
            <text:p>33</text:p>
          </table:table-cell>
          <table:table-cell table:formula="of:=[.F1184]+[.H1184]-[.F1183]-[.H11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4851">
            <text:p>394851</text:p>
          </table:table-cell>
          <table:table-cell office:value-type="float" office:value="11089">
            <text:p>11089</text:p>
          </table:table-cell>
          <table:table-cell office:value-type="float" office:value="853416">
            <text:p>853416</text:p>
          </table:table-cell>
          <table:table-cell office:value-type="float" office:value="28518">
            <text:p>28518</text:p>
          </table:table-cell>
          <table:table-cell office:value-type="float" office:value="638845">
            <text:p>638845</text:p>
          </table:table-cell>
          <table:table-cell office:value-type="float" office:value="15690">
            <text:p>15690</text:p>
          </table:table-cell>
          <table:table-cell office:value-type="float" office:value="1200078">
            <text:p>1200078</text:p>
          </table:table-cell>
          <table:table-cell office:value-type="float" office:value="38666">
            <text:p>38666</text:p>
          </table:table-cell>
          <table:table-cell table:number-columns-repeated="2"/>
          <table:table-cell table:formula="of:=[.A1185]+[.C1185]-[.A1184]-[.C1184]" office:value-type="float" office:value="1043">
            <text:p>1043</text:p>
          </table:table-cell>
          <table:table-cell table:formula="of:=[.E1185]+[.G1185]-[.E1184]-[.G1184]" office:value-type="float" office:value="1121">
            <text:p>1121</text:p>
          </table:table-cell>
          <table:table-cell table:formula="of:=[.B1185]+[.D1185]-[.B1184]-[.D1184]" office:value-type="float" office:value="33">
            <text:p>33</text:p>
          </table:table-cell>
          <table:table-cell table:formula="of:=[.F1185]+[.H1185]-[.F1184]-[.H11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5176">
            <text:p>395176</text:p>
          </table:table-cell>
          <table:table-cell office:value-type="float" office:value="11098">
            <text:p>11098</text:p>
          </table:table-cell>
          <table:table-cell office:value-type="float" office:value="854134">
            <text:p>854134</text:p>
          </table:table-cell>
          <table:table-cell office:value-type="float" office:value="28542">
            <text:p>28542</text:p>
          </table:table-cell>
          <table:table-cell office:value-type="float" office:value="639166">
            <text:p>639166</text:p>
          </table:table-cell>
          <table:table-cell office:value-type="float" office:value="15699">
            <text:p>15699</text:p>
          </table:table-cell>
          <table:table-cell office:value-type="float" office:value="1200878">
            <text:p>1200878</text:p>
          </table:table-cell>
          <table:table-cell office:value-type="float" office:value="38690">
            <text:p>38690</text:p>
          </table:table-cell>
          <table:table-cell table:number-columns-repeated="2"/>
          <table:table-cell table:formula="of:=[.A1186]+[.C1186]-[.A1185]-[.C1185]" office:value-type="float" office:value="1039">
            <text:p>1039</text:p>
          </table:table-cell>
          <table:table-cell table:formula="of:=[.E1186]+[.G1186]-[.E1185]-[.G1185]" office:value-type="float" office:value="1125">
            <text:p>1125</text:p>
          </table:table-cell>
          <table:table-cell table:formula="of:=[.B1186]+[.D1186]-[.B1185]-[.D1185]" office:value-type="float" office:value="33">
            <text:p>33</text:p>
          </table:table-cell>
          <table:table-cell table:formula="of:=[.F1186]+[.H1186]-[.F1185]-[.H11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5497">
            <text:p>395497</text:p>
          </table:table-cell>
          <table:table-cell office:value-type="float" office:value="11107">
            <text:p>11107</text:p>
          </table:table-cell>
          <table:table-cell office:value-type="float" office:value="854852">
            <text:p>854852</text:p>
          </table:table-cell>
          <table:table-cell office:value-type="float" office:value="28566">
            <text:p>28566</text:p>
          </table:table-cell>
          <table:table-cell office:value-type="float" office:value="639491">
            <text:p>639491</text:p>
          </table:table-cell>
          <table:table-cell office:value-type="float" office:value="15708">
            <text:p>15708</text:p>
          </table:table-cell>
          <table:table-cell office:value-type="float" office:value="1201678">
            <text:p>1201678</text:p>
          </table:table-cell>
          <table:table-cell office:value-type="float" office:value="38714">
            <text:p>38714</text:p>
          </table:table-cell>
          <table:table-cell table:number-columns-repeated="2"/>
          <table:table-cell table:formula="of:=[.A1187]+[.C1187]-[.A1186]-[.C1186]" office:value-type="float" office:value="1043">
            <text:p>1043</text:p>
          </table:table-cell>
          <table:table-cell table:formula="of:=[.E1187]+[.G1187]-[.E1186]-[.G1186]" office:value-type="float" office:value="1121">
            <text:p>1121</text:p>
          </table:table-cell>
          <table:table-cell table:formula="of:=[.B1187]+[.D1187]-[.B1186]-[.D1186]" office:value-type="float" office:value="33">
            <text:p>33</text:p>
          </table:table-cell>
          <table:table-cell table:formula="of:=[.F1187]+[.H1187]-[.F1186]-[.H11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5822">
            <text:p>395822</text:p>
          </table:table-cell>
          <table:table-cell office:value-type="float" office:value="11116">
            <text:p>11116</text:p>
          </table:table-cell>
          <table:table-cell office:value-type="float" office:value="855570">
            <text:p>855570</text:p>
          </table:table-cell>
          <table:table-cell office:value-type="float" office:value="28590">
            <text:p>28590</text:p>
          </table:table-cell>
          <table:table-cell office:value-type="float" office:value="639812">
            <text:p>639812</text:p>
          </table:table-cell>
          <table:table-cell office:value-type="float" office:value="15717">
            <text:p>15717</text:p>
          </table:table-cell>
          <table:table-cell office:value-type="float" office:value="1202478">
            <text:p>1202478</text:p>
          </table:table-cell>
          <table:table-cell office:value-type="float" office:value="38738">
            <text:p>38738</text:p>
          </table:table-cell>
          <table:table-cell table:number-columns-repeated="2"/>
          <table:table-cell table:formula="of:=[.A1188]+[.C1188]-[.A1187]-[.C1187]" office:value-type="float" office:value="1039">
            <text:p>1039</text:p>
          </table:table-cell>
          <table:table-cell table:formula="of:=[.E1188]+[.G1188]-[.E1187]-[.G1187]" office:value-type="float" office:value="1125">
            <text:p>1125</text:p>
          </table:table-cell>
          <table:table-cell table:formula="of:=[.B1188]+[.D1188]-[.B1187]-[.D1187]" office:value-type="float" office:value="33">
            <text:p>33</text:p>
          </table:table-cell>
          <table:table-cell table:formula="of:=[.F1188]+[.H1188]-[.F1187]-[.H11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6143">
            <text:p>396143</text:p>
          </table:table-cell>
          <table:table-cell office:value-type="float" office:value="11125">
            <text:p>11125</text:p>
          </table:table-cell>
          <table:table-cell office:value-type="float" office:value="856288">
            <text:p>856288</text:p>
          </table:table-cell>
          <table:table-cell office:value-type="float" office:value="28614">
            <text:p>28614</text:p>
          </table:table-cell>
          <table:table-cell office:value-type="float" office:value="640137">
            <text:p>640137</text:p>
          </table:table-cell>
          <table:table-cell office:value-type="float" office:value="15726">
            <text:p>15726</text:p>
          </table:table-cell>
          <table:table-cell office:value-type="float" office:value="1203278">
            <text:p>1203278</text:p>
          </table:table-cell>
          <table:table-cell office:value-type="float" office:value="38762">
            <text:p>38762</text:p>
          </table:table-cell>
          <table:table-cell table:number-columns-repeated="2"/>
          <table:table-cell table:formula="of:=[.A1189]+[.C1189]-[.A1188]-[.C1188]" office:value-type="float" office:value="1043">
            <text:p>1043</text:p>
          </table:table-cell>
          <table:table-cell table:formula="of:=[.E1189]+[.G1189]-[.E1188]-[.G1188]" office:value-type="float" office:value="1121">
            <text:p>1121</text:p>
          </table:table-cell>
          <table:table-cell table:formula="of:=[.B1189]+[.D1189]-[.B1188]-[.D1188]" office:value-type="float" office:value="33">
            <text:p>33</text:p>
          </table:table-cell>
          <table:table-cell table:formula="of:=[.F1189]+[.H1189]-[.F1188]-[.H11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6468">
            <text:p>396468</text:p>
          </table:table-cell>
          <table:table-cell office:value-type="float" office:value="11134">
            <text:p>11134</text:p>
          </table:table-cell>
          <table:table-cell office:value-type="float" office:value="857006">
            <text:p>857006</text:p>
          </table:table-cell>
          <table:table-cell office:value-type="float" office:value="28638">
            <text:p>28638</text:p>
          </table:table-cell>
          <table:table-cell office:value-type="float" office:value="640458">
            <text:p>640458</text:p>
          </table:table-cell>
          <table:table-cell office:value-type="float" office:value="15735">
            <text:p>15735</text:p>
          </table:table-cell>
          <table:table-cell office:value-type="float" office:value="1204078">
            <text:p>1204078</text:p>
          </table:table-cell>
          <table:table-cell office:value-type="float" office:value="38786">
            <text:p>38786</text:p>
          </table:table-cell>
          <table:table-cell table:number-columns-repeated="2"/>
          <table:table-cell table:formula="of:=[.A1190]+[.C1190]-[.A1189]-[.C1189]" office:value-type="float" office:value="1039">
            <text:p>1039</text:p>
          </table:table-cell>
          <table:table-cell table:formula="of:=[.E1190]+[.G1190]-[.E1189]-[.G1189]" office:value-type="float" office:value="1145">
            <text:p>1145</text:p>
          </table:table-cell>
          <table:table-cell table:formula="of:=[.B1190]+[.D1190]-[.B1189]-[.D1189]" office:value-type="float" office:value="33">
            <text:p>33</text:p>
          </table:table-cell>
          <table:table-cell table:formula="of:=[.F1190]+[.H1190]-[.F1189]-[.H11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96789">
            <text:p>396789</text:p>
          </table:table-cell>
          <table:table-cell office:value-type="float" office:value="11143">
            <text:p>11143</text:p>
          </table:table-cell>
          <table:table-cell office:value-type="float" office:value="857724">
            <text:p>857724</text:p>
          </table:table-cell>
          <table:table-cell office:value-type="float" office:value="28662">
            <text:p>28662</text:p>
          </table:table-cell>
          <table:table-cell office:value-type="float" office:value="640803">
            <text:p>640803</text:p>
          </table:table-cell>
          <table:table-cell office:value-type="float" office:value="15745">
            <text:p>15745</text:p>
          </table:table-cell>
          <table:table-cell office:value-type="float" office:value="1204878">
            <text:p>1204878</text:p>
          </table:table-cell>
          <table:table-cell office:value-type="float" office:value="38810">
            <text:p>38810</text:p>
          </table:table-cell>
          <table:table-cell table:number-columns-repeated="2"/>
          <table:table-cell table:formula="of:=[.A1191]+[.C1191]-[.A1190]-[.C1190]" office:value-type="float" office:value="1043">
            <text:p>1043</text:p>
          </table:table-cell>
          <table:table-cell table:formula="of:=[.E1191]+[.G1191]-[.E1190]-[.G1190]" office:value-type="float" office:value="1121">
            <text:p>1121</text:p>
          </table:table-cell>
          <table:table-cell table:formula="of:=[.B1191]+[.D1191]-[.B1190]-[.D1190]" office:value-type="float" office:value="33">
            <text:p>33</text:p>
          </table:table-cell>
          <table:table-cell table:formula="of:=[.F1191]+[.H1191]-[.F1190]-[.H11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7114">
            <text:p>397114</text:p>
          </table:table-cell>
          <table:table-cell office:value-type="float" office:value="11152">
            <text:p>11152</text:p>
          </table:table-cell>
          <table:table-cell office:value-type="float" office:value="858442">
            <text:p>858442</text:p>
          </table:table-cell>
          <table:table-cell office:value-type="float" office:value="28686">
            <text:p>28686</text:p>
          </table:table-cell>
          <table:table-cell office:value-type="float" office:value="641124">
            <text:p>641124</text:p>
          </table:table-cell>
          <table:table-cell office:value-type="float" office:value="15754">
            <text:p>15754</text:p>
          </table:table-cell>
          <table:table-cell office:value-type="float" office:value="1205678">
            <text:p>1205678</text:p>
          </table:table-cell>
          <table:table-cell office:value-type="float" office:value="38834">
            <text:p>38834</text:p>
          </table:table-cell>
          <table:table-cell table:number-columns-repeated="2"/>
          <table:table-cell table:formula="of:=[.A1192]+[.C1192]-[.A1191]-[.C1191]" office:value-type="float" office:value="1039">
            <text:p>1039</text:p>
          </table:table-cell>
          <table:table-cell table:formula="of:=[.E1192]+[.G1192]-[.E1191]-[.G1191]" office:value-type="float" office:value="1125">
            <text:p>1125</text:p>
          </table:table-cell>
          <table:table-cell table:formula="of:=[.B1192]+[.D1192]-[.B1191]-[.D1191]" office:value-type="float" office:value="33">
            <text:p>33</text:p>
          </table:table-cell>
          <table:table-cell table:formula="of:=[.F1192]+[.H1192]-[.F1191]-[.H11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7435">
            <text:p>397435</text:p>
          </table:table-cell>
          <table:table-cell office:value-type="float" office:value="11161">
            <text:p>11161</text:p>
          </table:table-cell>
          <table:table-cell office:value-type="float" office:value="859160">
            <text:p>859160</text:p>
          </table:table-cell>
          <table:table-cell office:value-type="float" office:value="28710">
            <text:p>28710</text:p>
          </table:table-cell>
          <table:table-cell office:value-type="float" office:value="641449">
            <text:p>641449</text:p>
          </table:table-cell>
          <table:table-cell office:value-type="float" office:value="15763">
            <text:p>15763</text:p>
          </table:table-cell>
          <table:table-cell office:value-type="float" office:value="1206478">
            <text:p>1206478</text:p>
          </table:table-cell>
          <table:table-cell office:value-type="float" office:value="38858">
            <text:p>38858</text:p>
          </table:table-cell>
          <table:table-cell table:number-columns-repeated="2"/>
          <table:table-cell table:formula="of:=[.A1193]+[.C1193]-[.A1192]-[.C1192]" office:value-type="float" office:value="1043">
            <text:p>1043</text:p>
          </table:table-cell>
          <table:table-cell table:formula="of:=[.E1193]+[.G1193]-[.E1192]-[.G1192]" office:value-type="float" office:value="1121">
            <text:p>1121</text:p>
          </table:table-cell>
          <table:table-cell table:formula="of:=[.B1193]+[.D1193]-[.B1192]-[.D1192]" office:value-type="float" office:value="33">
            <text:p>33</text:p>
          </table:table-cell>
          <table:table-cell table:formula="of:=[.F1193]+[.H1193]-[.F1192]-[.H11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7760">
            <text:p>397760</text:p>
          </table:table-cell>
          <table:table-cell office:value-type="float" office:value="11170">
            <text:p>11170</text:p>
          </table:table-cell>
          <table:table-cell office:value-type="float" office:value="859878">
            <text:p>859878</text:p>
          </table:table-cell>
          <table:table-cell office:value-type="float" office:value="28734">
            <text:p>28734</text:p>
          </table:table-cell>
          <table:table-cell office:value-type="float" office:value="641770">
            <text:p>641770</text:p>
          </table:table-cell>
          <table:table-cell office:value-type="float" office:value="15772">
            <text:p>15772</text:p>
          </table:table-cell>
          <table:table-cell office:value-type="float" office:value="1207278">
            <text:p>1207278</text:p>
          </table:table-cell>
          <table:table-cell office:value-type="float" office:value="38882">
            <text:p>38882</text:p>
          </table:table-cell>
          <table:table-cell table:number-columns-repeated="2"/>
          <table:table-cell table:formula="of:=[.A1194]+[.C1194]-[.A1193]-[.C1193]" office:value-type="float" office:value="1039">
            <text:p>1039</text:p>
          </table:table-cell>
          <table:table-cell table:formula="of:=[.E1194]+[.G1194]-[.E1193]-[.G1193]" office:value-type="float" office:value="1125">
            <text:p>1125</text:p>
          </table:table-cell>
          <table:table-cell table:formula="of:=[.B1194]+[.D1194]-[.B1193]-[.D1193]" office:value-type="float" office:value="33">
            <text:p>33</text:p>
          </table:table-cell>
          <table:table-cell table:formula="of:=[.F1194]+[.H1194]-[.F1193]-[.H11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8081">
            <text:p>398081</text:p>
          </table:table-cell>
          <table:table-cell office:value-type="float" office:value="11179">
            <text:p>11179</text:p>
          </table:table-cell>
          <table:table-cell office:value-type="float" office:value="860596">
            <text:p>860596</text:p>
          </table:table-cell>
          <table:table-cell office:value-type="float" office:value="28758">
            <text:p>28758</text:p>
          </table:table-cell>
          <table:table-cell office:value-type="float" office:value="642095">
            <text:p>642095</text:p>
          </table:table-cell>
          <table:table-cell office:value-type="float" office:value="15781">
            <text:p>15781</text:p>
          </table:table-cell>
          <table:table-cell office:value-type="float" office:value="1208078">
            <text:p>1208078</text:p>
          </table:table-cell>
          <table:table-cell office:value-type="float" office:value="38906">
            <text:p>38906</text:p>
          </table:table-cell>
          <table:table-cell table:number-columns-repeated="2"/>
          <table:table-cell table:formula="of:=[.A1195]+[.C1195]-[.A1194]-[.C1194]" office:value-type="float" office:value="1043">
            <text:p>1043</text:p>
          </table:table-cell>
          <table:table-cell table:formula="of:=[.E1195]+[.G1195]-[.E1194]-[.G1194]" office:value-type="float" office:value="1141">
            <text:p>1141</text:p>
          </table:table-cell>
          <table:table-cell table:formula="of:=[.B1195]+[.D1195]-[.B1194]-[.D1194]" office:value-type="float" office:value="33">
            <text:p>33</text:p>
          </table:table-cell>
          <table:table-cell table:formula="of:=[.F1195]+[.H1195]-[.F1194]-[.H119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98406">
            <text:p>398406</text:p>
          </table:table-cell>
          <table:table-cell office:value-type="float" office:value="11188">
            <text:p>11188</text:p>
          </table:table-cell>
          <table:table-cell office:value-type="float" office:value="861314">
            <text:p>861314</text:p>
          </table:table-cell>
          <table:table-cell office:value-type="float" office:value="28782">
            <text:p>28782</text:p>
          </table:table-cell>
          <table:table-cell office:value-type="float" office:value="642436">
            <text:p>642436</text:p>
          </table:table-cell>
          <table:table-cell office:value-type="float" office:value="15791">
            <text:p>15791</text:p>
          </table:table-cell>
          <table:table-cell office:value-type="float" office:value="1208878">
            <text:p>1208878</text:p>
          </table:table-cell>
          <table:table-cell office:value-type="float" office:value="38930">
            <text:p>38930</text:p>
          </table:table-cell>
          <table:table-cell table:number-columns-repeated="2"/>
          <table:table-cell table:formula="of:=[.A1196]+[.C1196]-[.A1195]-[.C1195]" office:value-type="float" office:value="1039">
            <text:p>1039</text:p>
          </table:table-cell>
          <table:table-cell table:formula="of:=[.E1196]+[.G1196]-[.E1195]-[.G1195]" office:value-type="float" office:value="1125">
            <text:p>1125</text:p>
          </table:table-cell>
          <table:table-cell table:formula="of:=[.B1196]+[.D1196]-[.B1195]-[.D1195]" office:value-type="float" office:value="33">
            <text:p>33</text:p>
          </table:table-cell>
          <table:table-cell table:formula="of:=[.F1196]+[.H1196]-[.F1195]-[.H11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8727">
            <text:p>398727</text:p>
          </table:table-cell>
          <table:table-cell office:value-type="float" office:value="11197">
            <text:p>11197</text:p>
          </table:table-cell>
          <table:table-cell office:value-type="float" office:value="862032">
            <text:p>862032</text:p>
          </table:table-cell>
          <table:table-cell office:value-type="float" office:value="28806">
            <text:p>28806</text:p>
          </table:table-cell>
          <table:table-cell office:value-type="float" office:value="642761">
            <text:p>642761</text:p>
          </table:table-cell>
          <table:table-cell office:value-type="float" office:value="15800">
            <text:p>15800</text:p>
          </table:table-cell>
          <table:table-cell office:value-type="float" office:value="1209678">
            <text:p>1209678</text:p>
          </table:table-cell>
          <table:table-cell office:value-type="float" office:value="38954">
            <text:p>38954</text:p>
          </table:table-cell>
          <table:table-cell table:number-columns-repeated="2"/>
          <table:table-cell table:formula="of:=[.A1197]+[.C1197]-[.A1196]-[.C1196]" office:value-type="float" office:value="1043">
            <text:p>1043</text:p>
          </table:table-cell>
          <table:table-cell table:formula="of:=[.E1197]+[.G1197]-[.E1196]-[.G1196]" office:value-type="float" office:value="1121">
            <text:p>1121</text:p>
          </table:table-cell>
          <table:table-cell table:formula="of:=[.B1197]+[.D1197]-[.B1196]-[.D1196]" office:value-type="float" office:value="33">
            <text:p>33</text:p>
          </table:table-cell>
          <table:table-cell table:formula="of:=[.F1197]+[.H1197]-[.F1196]-[.H11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9052">
            <text:p>399052</text:p>
          </table:table-cell>
          <table:table-cell office:value-type="float" office:value="11206">
            <text:p>11206</text:p>
          </table:table-cell>
          <table:table-cell office:value-type="float" office:value="862750">
            <text:p>862750</text:p>
          </table:table-cell>
          <table:table-cell office:value-type="float" office:value="28830">
            <text:p>28830</text:p>
          </table:table-cell>
          <table:table-cell office:value-type="float" office:value="643082">
            <text:p>643082</text:p>
          </table:table-cell>
          <table:table-cell office:value-type="float" office:value="15809">
            <text:p>15809</text:p>
          </table:table-cell>
          <table:table-cell office:value-type="float" office:value="1210478">
            <text:p>1210478</text:p>
          </table:table-cell>
          <table:table-cell office:value-type="float" office:value="38978">
            <text:p>38978</text:p>
          </table:table-cell>
          <table:table-cell table:number-columns-repeated="2"/>
          <table:table-cell table:formula="of:=[.A1198]+[.C1198]-[.A1197]-[.C1197]" office:value-type="float" office:value="1039">
            <text:p>1039</text:p>
          </table:table-cell>
          <table:table-cell table:formula="of:=[.E1198]+[.G1198]-[.E1197]-[.G1197]" office:value-type="float" office:value="1125">
            <text:p>1125</text:p>
          </table:table-cell>
          <table:table-cell table:formula="of:=[.B1198]+[.D1198]-[.B1197]-[.D1197]" office:value-type="float" office:value="33">
            <text:p>33</text:p>
          </table:table-cell>
          <table:table-cell table:formula="of:=[.F1198]+[.H1198]-[.F1197]-[.H11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9373">
            <text:p>399373</text:p>
          </table:table-cell>
          <table:table-cell office:value-type="float" office:value="11215">
            <text:p>11215</text:p>
          </table:table-cell>
          <table:table-cell office:value-type="float" office:value="863468">
            <text:p>863468</text:p>
          </table:table-cell>
          <table:table-cell office:value-type="float" office:value="28854">
            <text:p>28854</text:p>
          </table:table-cell>
          <table:table-cell office:value-type="float" office:value="643407">
            <text:p>643407</text:p>
          </table:table-cell>
          <table:table-cell office:value-type="float" office:value="15818">
            <text:p>15818</text:p>
          </table:table-cell>
          <table:table-cell office:value-type="float" office:value="1211278">
            <text:p>1211278</text:p>
          </table:table-cell>
          <table:table-cell office:value-type="float" office:value="39002">
            <text:p>39002</text:p>
          </table:table-cell>
          <table:table-cell table:number-columns-repeated="2"/>
          <table:table-cell table:formula="of:=[.A1199]+[.C1199]-[.A1198]-[.C1198]" office:value-type="float" office:value="1043">
            <text:p>1043</text:p>
          </table:table-cell>
          <table:table-cell table:formula="of:=[.E1199]+[.G1199]-[.E1198]-[.G1198]" office:value-type="float" office:value="1121">
            <text:p>1121</text:p>
          </table:table-cell>
          <table:table-cell table:formula="of:=[.B1199]+[.D1199]-[.B1198]-[.D1198]" office:value-type="float" office:value="33">
            <text:p>33</text:p>
          </table:table-cell>
          <table:table-cell table:formula="of:=[.F1199]+[.H1199]-[.F1198]-[.H11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99698">
            <text:p>399698</text:p>
          </table:table-cell>
          <table:table-cell office:value-type="float" office:value="11224">
            <text:p>11224</text:p>
          </table:table-cell>
          <table:table-cell office:value-type="float" office:value="864186">
            <text:p>864186</text:p>
          </table:table-cell>
          <table:table-cell office:value-type="float" office:value="28878">
            <text:p>28878</text:p>
          </table:table-cell>
          <table:table-cell office:value-type="float" office:value="643728">
            <text:p>643728</text:p>
          </table:table-cell>
          <table:table-cell office:value-type="float" office:value="15827">
            <text:p>15827</text:p>
          </table:table-cell>
          <table:table-cell office:value-type="float" office:value="1212078">
            <text:p>1212078</text:p>
          </table:table-cell>
          <table:table-cell office:value-type="float" office:value="39026">
            <text:p>39026</text:p>
          </table:table-cell>
          <table:table-cell table:number-columns-repeated="2"/>
          <table:table-cell table:formula="of:=[.A1200]+[.C1200]-[.A1199]-[.C1199]" office:value-type="float" office:value="1039">
            <text:p>1039</text:p>
          </table:table-cell>
          <table:table-cell table:formula="of:=[.E1200]+[.G1200]-[.E1199]-[.G1199]" office:value-type="float" office:value="1125">
            <text:p>1125</text:p>
          </table:table-cell>
          <table:table-cell table:formula="of:=[.B1200]+[.D1200]-[.B1199]-[.D1199]" office:value-type="float" office:value="33">
            <text:p>33</text:p>
          </table:table-cell>
          <table:table-cell table:formula="of:=[.F1200]+[.H1200]-[.F1199]-[.H11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0019">
            <text:p>400019</text:p>
          </table:table-cell>
          <table:table-cell office:value-type="float" office:value="11233">
            <text:p>11233</text:p>
          </table:table-cell>
          <table:table-cell office:value-type="float" office:value="864904">
            <text:p>864904</text:p>
          </table:table-cell>
          <table:table-cell office:value-type="float" office:value="28902">
            <text:p>28902</text:p>
          </table:table-cell>
          <table:table-cell office:value-type="float" office:value="644053">
            <text:p>644053</text:p>
          </table:table-cell>
          <table:table-cell office:value-type="float" office:value="15836">
            <text:p>15836</text:p>
          </table:table-cell>
          <table:table-cell office:value-type="float" office:value="1212878">
            <text:p>1212878</text:p>
          </table:table-cell>
          <table:table-cell office:value-type="float" office:value="39050">
            <text:p>39050</text:p>
          </table:table-cell>
          <table:table-cell table:number-columns-repeated="2"/>
          <table:table-cell table:formula="of:=[.A1201]+[.C1201]-[.A1200]-[.C1200]" office:value-type="float" office:value="1043">
            <text:p>1043</text:p>
          </table:table-cell>
          <table:table-cell table:formula="of:=[.E1201]+[.G1201]-[.E1200]-[.G1200]" office:value-type="float" office:value="1121">
            <text:p>1121</text:p>
          </table:table-cell>
          <table:table-cell table:formula="of:=[.B1201]+[.D1201]-[.B1200]-[.D1200]" office:value-type="float" office:value="33">
            <text:p>33</text:p>
          </table:table-cell>
          <table:table-cell table:formula="of:=[.F1201]+[.H1201]-[.F1200]-[.H12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0344">
            <text:p>400344</text:p>
          </table:table-cell>
          <table:table-cell office:value-type="float" office:value="11242">
            <text:p>11242</text:p>
          </table:table-cell>
          <table:table-cell office:value-type="float" office:value="865622">
            <text:p>865622</text:p>
          </table:table-cell>
          <table:table-cell office:value-type="float" office:value="28926">
            <text:p>28926</text:p>
          </table:table-cell>
          <table:table-cell office:value-type="float" office:value="644374">
            <text:p>644374</text:p>
          </table:table-cell>
          <table:table-cell office:value-type="float" office:value="15845">
            <text:p>15845</text:p>
          </table:table-cell>
          <table:table-cell office:value-type="float" office:value="1213678">
            <text:p>1213678</text:p>
          </table:table-cell>
          <table:table-cell office:value-type="float" office:value="39074">
            <text:p>39074</text:p>
          </table:table-cell>
          <table:table-cell table:number-columns-repeated="2"/>
          <table:table-cell table:formula="of:=[.A1202]+[.C1202]-[.A1201]-[.C1201]" office:value-type="float" office:value="1039">
            <text:p>1039</text:p>
          </table:table-cell>
          <table:table-cell table:formula="of:=[.E1202]+[.G1202]-[.E1201]-[.G1201]" office:value-type="float" office:value="1125">
            <text:p>1125</text:p>
          </table:table-cell>
          <table:table-cell table:formula="of:=[.B1202]+[.D1202]-[.B1201]-[.D1201]" office:value-type="float" office:value="33">
            <text:p>33</text:p>
          </table:table-cell>
          <table:table-cell table:formula="of:=[.F1202]+[.H1202]-[.F1201]-[.H12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0665">
            <text:p>400665</text:p>
          </table:table-cell>
          <table:table-cell office:value-type="float" office:value="11251">
            <text:p>11251</text:p>
          </table:table-cell>
          <table:table-cell office:value-type="float" office:value="866340">
            <text:p>866340</text:p>
          </table:table-cell>
          <table:table-cell office:value-type="float" office:value="28950">
            <text:p>28950</text:p>
          </table:table-cell>
          <table:table-cell office:value-type="float" office:value="644699">
            <text:p>644699</text:p>
          </table:table-cell>
          <table:table-cell office:value-type="float" office:value="15854">
            <text:p>15854</text:p>
          </table:table-cell>
          <table:table-cell office:value-type="float" office:value="1214478">
            <text:p>1214478</text:p>
          </table:table-cell>
          <table:table-cell office:value-type="float" office:value="39098">
            <text:p>39098</text:p>
          </table:table-cell>
          <table:table-cell table:number-columns-repeated="2"/>
          <table:table-cell table:formula="of:=[.A1203]+[.C1203]-[.A1202]-[.C1202]" office:value-type="float" office:value="1043">
            <text:p>1043</text:p>
          </table:table-cell>
          <table:table-cell table:formula="of:=[.E1203]+[.G1203]-[.E1202]-[.G1202]" office:value-type="float" office:value="1121">
            <text:p>1121</text:p>
          </table:table-cell>
          <table:table-cell table:formula="of:=[.B1203]+[.D1203]-[.B1202]-[.D1202]" office:value-type="float" office:value="33">
            <text:p>33</text:p>
          </table:table-cell>
          <table:table-cell table:formula="of:=[.F1203]+[.H1203]-[.F1202]-[.H12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0990">
            <text:p>400990</text:p>
          </table:table-cell>
          <table:table-cell office:value-type="float" office:value="11260">
            <text:p>11260</text:p>
          </table:table-cell>
          <table:table-cell office:value-type="float" office:value="867058">
            <text:p>867058</text:p>
          </table:table-cell>
          <table:table-cell office:value-type="float" office:value="28974">
            <text:p>28974</text:p>
          </table:table-cell>
          <table:table-cell office:value-type="float" office:value="645020">
            <text:p>645020</text:p>
          </table:table-cell>
          <table:table-cell office:value-type="float" office:value="15863">
            <text:p>15863</text:p>
          </table:table-cell>
          <table:table-cell office:value-type="float" office:value="1215278">
            <text:p>1215278</text:p>
          </table:table-cell>
          <table:table-cell office:value-type="float" office:value="39122">
            <text:p>39122</text:p>
          </table:table-cell>
          <table:table-cell table:number-columns-repeated="2"/>
          <table:table-cell table:formula="of:=[.A1204]+[.C1204]-[.A1203]-[.C1203]" office:value-type="float" office:value="1039">
            <text:p>1039</text:p>
          </table:table-cell>
          <table:table-cell table:formula="of:=[.E1204]+[.G1204]-[.E1203]-[.G1203]" office:value-type="float" office:value="1145">
            <text:p>1145</text:p>
          </table:table-cell>
          <table:table-cell table:formula="of:=[.B1204]+[.D1204]-[.B1203]-[.D1203]" office:value-type="float" office:value="33">
            <text:p>33</text:p>
          </table:table-cell>
          <table:table-cell table:formula="of:=[.F1204]+[.H1204]-[.F1203]-[.H12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1311">
            <text:p>401311</text:p>
          </table:table-cell>
          <table:table-cell office:value-type="float" office:value="11269">
            <text:p>11269</text:p>
          </table:table-cell>
          <table:table-cell office:value-type="float" office:value="867776">
            <text:p>867776</text:p>
          </table:table-cell>
          <table:table-cell office:value-type="float" office:value="28998">
            <text:p>28998</text:p>
          </table:table-cell>
          <table:table-cell office:value-type="float" office:value="645365">
            <text:p>645365</text:p>
          </table:table-cell>
          <table:table-cell office:value-type="float" office:value="15873">
            <text:p>15873</text:p>
          </table:table-cell>
          <table:table-cell office:value-type="float" office:value="1216078">
            <text:p>1216078</text:p>
          </table:table-cell>
          <table:table-cell office:value-type="float" office:value="39146">
            <text:p>39146</text:p>
          </table:table-cell>
          <table:table-cell table:number-columns-repeated="2"/>
          <table:table-cell table:formula="of:=[.A1205]+[.C1205]-[.A1204]-[.C1204]" office:value-type="float" office:value="1043">
            <text:p>1043</text:p>
          </table:table-cell>
          <table:table-cell table:formula="of:=[.E1205]+[.G1205]-[.E1204]-[.G1204]" office:value-type="float" office:value="1121">
            <text:p>1121</text:p>
          </table:table-cell>
          <table:table-cell table:formula="of:=[.B1205]+[.D1205]-[.B1204]-[.D1204]" office:value-type="float" office:value="33">
            <text:p>33</text:p>
          </table:table-cell>
          <table:table-cell table:formula="of:=[.F1205]+[.H1205]-[.F1204]-[.H12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1636">
            <text:p>401636</text:p>
          </table:table-cell>
          <table:table-cell office:value-type="float" office:value="11278">
            <text:p>11278</text:p>
          </table:table-cell>
          <table:table-cell office:value-type="float" office:value="868494">
            <text:p>868494</text:p>
          </table:table-cell>
          <table:table-cell office:value-type="float" office:value="29022">
            <text:p>29022</text:p>
          </table:table-cell>
          <table:table-cell office:value-type="float" office:value="645686">
            <text:p>645686</text:p>
          </table:table-cell>
          <table:table-cell office:value-type="float" office:value="15882">
            <text:p>15882</text:p>
          </table:table-cell>
          <table:table-cell office:value-type="float" office:value="1216878">
            <text:p>1216878</text:p>
          </table:table-cell>
          <table:table-cell office:value-type="float" office:value="39170">
            <text:p>39170</text:p>
          </table:table-cell>
          <table:table-cell table:number-columns-repeated="2"/>
          <table:table-cell table:formula="of:=[.A1206]+[.C1206]-[.A1205]-[.C1205]" office:value-type="float" office:value="1039">
            <text:p>1039</text:p>
          </table:table-cell>
          <table:table-cell table:formula="of:=[.E1206]+[.G1206]-[.E1205]-[.G1205]" office:value-type="float" office:value="1125">
            <text:p>1125</text:p>
          </table:table-cell>
          <table:table-cell table:formula="of:=[.B1206]+[.D1206]-[.B1205]-[.D1205]" office:value-type="float" office:value="33">
            <text:p>33</text:p>
          </table:table-cell>
          <table:table-cell table:formula="of:=[.F1206]+[.H1206]-[.F1205]-[.H12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1957">
            <text:p>401957</text:p>
          </table:table-cell>
          <table:table-cell office:value-type="float" office:value="11287">
            <text:p>11287</text:p>
          </table:table-cell>
          <table:table-cell office:value-type="float" office:value="869212">
            <text:p>869212</text:p>
          </table:table-cell>
          <table:table-cell office:value-type="float" office:value="29046">
            <text:p>29046</text:p>
          </table:table-cell>
          <table:table-cell office:value-type="float" office:value="646011">
            <text:p>646011</text:p>
          </table:table-cell>
          <table:table-cell office:value-type="float" office:value="15891">
            <text:p>15891</text:p>
          </table:table-cell>
          <table:table-cell office:value-type="float" office:value="1217678">
            <text:p>1217678</text:p>
          </table:table-cell>
          <table:table-cell office:value-type="float" office:value="39194">
            <text:p>39194</text:p>
          </table:table-cell>
          <table:table-cell table:number-columns-repeated="2"/>
          <table:table-cell table:formula="of:=[.A1207]+[.C1207]-[.A1206]-[.C1206]" office:value-type="float" office:value="1043">
            <text:p>1043</text:p>
          </table:table-cell>
          <table:table-cell table:formula="of:=[.E1207]+[.G1207]-[.E1206]-[.G1206]" office:value-type="float" office:value="1141">
            <text:p>1141</text:p>
          </table:table-cell>
          <table:table-cell table:formula="of:=[.B1207]+[.D1207]-[.B1206]-[.D1206]" office:value-type="float" office:value="33">
            <text:p>33</text:p>
          </table:table-cell>
          <table:table-cell table:formula="of:=[.F1207]+[.H1207]-[.F1206]-[.H120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2282">
            <text:p>402282</text:p>
          </table:table-cell>
          <table:table-cell office:value-type="float" office:value="11296">
            <text:p>11296</text:p>
          </table:table-cell>
          <table:table-cell office:value-type="float" office:value="869930">
            <text:p>869930</text:p>
          </table:table-cell>
          <table:table-cell office:value-type="float" office:value="29070">
            <text:p>29070</text:p>
          </table:table-cell>
          <table:table-cell office:value-type="float" office:value="646352">
            <text:p>646352</text:p>
          </table:table-cell>
          <table:table-cell office:value-type="float" office:value="15901">
            <text:p>15901</text:p>
          </table:table-cell>
          <table:table-cell office:value-type="float" office:value="1218478">
            <text:p>1218478</text:p>
          </table:table-cell>
          <table:table-cell office:value-type="float" office:value="39218">
            <text:p>39218</text:p>
          </table:table-cell>
          <table:table-cell table:number-columns-repeated="2"/>
          <table:table-cell table:formula="of:=[.A1208]+[.C1208]-[.A1207]-[.C1207]" office:value-type="float" office:value="1039">
            <text:p>1039</text:p>
          </table:table-cell>
          <table:table-cell table:formula="of:=[.E1208]+[.G1208]-[.E1207]-[.G1207]" office:value-type="float" office:value="1125">
            <text:p>1125</text:p>
          </table:table-cell>
          <table:table-cell table:formula="of:=[.B1208]+[.D1208]-[.B1207]-[.D1207]" office:value-type="float" office:value="33">
            <text:p>33</text:p>
          </table:table-cell>
          <table:table-cell table:formula="of:=[.F1208]+[.H1208]-[.F1207]-[.H12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2603">
            <text:p>402603</text:p>
          </table:table-cell>
          <table:table-cell office:value-type="float" office:value="11305">
            <text:p>11305</text:p>
          </table:table-cell>
          <table:table-cell office:value-type="float" office:value="870648">
            <text:p>870648</text:p>
          </table:table-cell>
          <table:table-cell office:value-type="float" office:value="29094">
            <text:p>29094</text:p>
          </table:table-cell>
          <table:table-cell office:value-type="float" office:value="646677">
            <text:p>646677</text:p>
          </table:table-cell>
          <table:table-cell office:value-type="float" office:value="15910">
            <text:p>15910</text:p>
          </table:table-cell>
          <table:table-cell office:value-type="float" office:value="1219278">
            <text:p>1219278</text:p>
          </table:table-cell>
          <table:table-cell office:value-type="float" office:value="39242">
            <text:p>39242</text:p>
          </table:table-cell>
          <table:table-cell table:number-columns-repeated="2"/>
          <table:table-cell table:formula="of:=[.A1209]+[.C1209]-[.A1208]-[.C1208]" office:value-type="float" office:value="1043">
            <text:p>1043</text:p>
          </table:table-cell>
          <table:table-cell table:formula="of:=[.E1209]+[.G1209]-[.E1208]-[.G1208]" office:value-type="float" office:value="1121">
            <text:p>1121</text:p>
          </table:table-cell>
          <table:table-cell table:formula="of:=[.B1209]+[.D1209]-[.B1208]-[.D1208]" office:value-type="float" office:value="33">
            <text:p>33</text:p>
          </table:table-cell>
          <table:table-cell table:formula="of:=[.F1209]+[.H1209]-[.F1208]-[.H12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2928">
            <text:p>402928</text:p>
          </table:table-cell>
          <table:table-cell office:value-type="float" office:value="11314">
            <text:p>11314</text:p>
          </table:table-cell>
          <table:table-cell office:value-type="float" office:value="871366">
            <text:p>871366</text:p>
          </table:table-cell>
          <table:table-cell office:value-type="float" office:value="29118">
            <text:p>29118</text:p>
          </table:table-cell>
          <table:table-cell office:value-type="float" office:value="646998">
            <text:p>646998</text:p>
          </table:table-cell>
          <table:table-cell office:value-type="float" office:value="15919">
            <text:p>15919</text:p>
          </table:table-cell>
          <table:table-cell office:value-type="float" office:value="1220078">
            <text:p>1220078</text:p>
          </table:table-cell>
          <table:table-cell office:value-type="float" office:value="39266">
            <text:p>39266</text:p>
          </table:table-cell>
          <table:table-cell table:number-columns-repeated="2"/>
          <table:table-cell table:formula="of:=[.A1210]+[.C1210]-[.A1209]-[.C1209]" office:value-type="float" office:value="1039">
            <text:p>1039</text:p>
          </table:table-cell>
          <table:table-cell table:formula="of:=[.E1210]+[.G1210]-[.E1209]-[.G1209]" office:value-type="float" office:value="1125">
            <text:p>1125</text:p>
          </table:table-cell>
          <table:table-cell table:formula="of:=[.B1210]+[.D1210]-[.B1209]-[.D1209]" office:value-type="float" office:value="33">
            <text:p>33</text:p>
          </table:table-cell>
          <table:table-cell table:formula="of:=[.F1210]+[.H1210]-[.F1209]-[.H12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3249">
            <text:p>403249</text:p>
          </table:table-cell>
          <table:table-cell office:value-type="float" office:value="11323">
            <text:p>11323</text:p>
          </table:table-cell>
          <table:table-cell office:value-type="float" office:value="872084">
            <text:p>872084</text:p>
          </table:table-cell>
          <table:table-cell office:value-type="float" office:value="29142">
            <text:p>29142</text:p>
          </table:table-cell>
          <table:table-cell office:value-type="float" office:value="647323">
            <text:p>647323</text:p>
          </table:table-cell>
          <table:table-cell office:value-type="float" office:value="15928">
            <text:p>15928</text:p>
          </table:table-cell>
          <table:table-cell office:value-type="float" office:value="1220878">
            <text:p>1220878</text:p>
          </table:table-cell>
          <table:table-cell office:value-type="float" office:value="39290">
            <text:p>39290</text:p>
          </table:table-cell>
          <table:table-cell table:number-columns-repeated="2"/>
          <table:table-cell table:formula="of:=[.A1211]+[.C1211]-[.A1210]-[.C1210]" office:value-type="float" office:value="1043">
            <text:p>1043</text:p>
          </table:table-cell>
          <table:table-cell table:formula="of:=[.E1211]+[.G1211]-[.E1210]-[.G1210]" office:value-type="float" office:value="1121">
            <text:p>1121</text:p>
          </table:table-cell>
          <table:table-cell table:formula="of:=[.B1211]+[.D1211]-[.B1210]-[.D1210]" office:value-type="float" office:value="33">
            <text:p>33</text:p>
          </table:table-cell>
          <table:table-cell table:formula="of:=[.F1211]+[.H1211]-[.F1210]-[.H12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3574">
            <text:p>403574</text:p>
          </table:table-cell>
          <table:table-cell office:value-type="float" office:value="11332">
            <text:p>11332</text:p>
          </table:table-cell>
          <table:table-cell office:value-type="float" office:value="872802">
            <text:p>872802</text:p>
          </table:table-cell>
          <table:table-cell office:value-type="float" office:value="29166">
            <text:p>29166</text:p>
          </table:table-cell>
          <table:table-cell office:value-type="float" office:value="647644">
            <text:p>647644</text:p>
          </table:table-cell>
          <table:table-cell office:value-type="float" office:value="15937">
            <text:p>15937</text:p>
          </table:table-cell>
          <table:table-cell office:value-type="float" office:value="1221678">
            <text:p>1221678</text:p>
          </table:table-cell>
          <table:table-cell office:value-type="float" office:value="39314">
            <text:p>39314</text:p>
          </table:table-cell>
          <table:table-cell table:number-columns-repeated="2"/>
          <table:table-cell table:formula="of:=[.A1212]+[.C1212]-[.A1211]-[.C1211]" office:value-type="float" office:value="1039">
            <text:p>1039</text:p>
          </table:table-cell>
          <table:table-cell table:formula="of:=[.E1212]+[.G1212]-[.E1211]-[.G1211]" office:value-type="float" office:value="1125">
            <text:p>1125</text:p>
          </table:table-cell>
          <table:table-cell table:formula="of:=[.B1212]+[.D1212]-[.B1211]-[.D1211]" office:value-type="float" office:value="33">
            <text:p>33</text:p>
          </table:table-cell>
          <table:table-cell table:formula="of:=[.F1212]+[.H1212]-[.F1211]-[.H12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3895">
            <text:p>403895</text:p>
          </table:table-cell>
          <table:table-cell office:value-type="float" office:value="11341">
            <text:p>11341</text:p>
          </table:table-cell>
          <table:table-cell office:value-type="float" office:value="873520">
            <text:p>873520</text:p>
          </table:table-cell>
          <table:table-cell office:value-type="float" office:value="29190">
            <text:p>29190</text:p>
          </table:table-cell>
          <table:table-cell office:value-type="float" office:value="647969">
            <text:p>647969</text:p>
          </table:table-cell>
          <table:table-cell office:value-type="float" office:value="15946">
            <text:p>15946</text:p>
          </table:table-cell>
          <table:table-cell office:value-type="float" office:value="1222478">
            <text:p>1222478</text:p>
          </table:table-cell>
          <table:table-cell office:value-type="float" office:value="39338">
            <text:p>39338</text:p>
          </table:table-cell>
          <table:table-cell table:number-columns-repeated="2"/>
          <table:table-cell table:formula="of:=[.A1213]+[.C1213]-[.A1212]-[.C1212]" office:value-type="float" office:value="1043">
            <text:p>1043</text:p>
          </table:table-cell>
          <table:table-cell table:formula="of:=[.E1213]+[.G1213]-[.E1212]-[.G1212]" office:value-type="float" office:value="1121">
            <text:p>1121</text:p>
          </table:table-cell>
          <table:table-cell table:formula="of:=[.B1213]+[.D1213]-[.B1212]-[.D1212]" office:value-type="float" office:value="33">
            <text:p>33</text:p>
          </table:table-cell>
          <table:table-cell table:formula="of:=[.F1213]+[.H1213]-[.F1212]-[.H12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4220">
            <text:p>404220</text:p>
          </table:table-cell>
          <table:table-cell office:value-type="float" office:value="11350">
            <text:p>11350</text:p>
          </table:table-cell>
          <table:table-cell office:value-type="float" office:value="874238">
            <text:p>874238</text:p>
          </table:table-cell>
          <table:table-cell office:value-type="float" office:value="29214">
            <text:p>29214</text:p>
          </table:table-cell>
          <table:table-cell office:value-type="float" office:value="648290">
            <text:p>648290</text:p>
          </table:table-cell>
          <table:table-cell office:value-type="float" office:value="15955">
            <text:p>15955</text:p>
          </table:table-cell>
          <table:table-cell office:value-type="float" office:value="1223278">
            <text:p>1223278</text:p>
          </table:table-cell>
          <table:table-cell office:value-type="float" office:value="39362">
            <text:p>39362</text:p>
          </table:table-cell>
          <table:table-cell table:number-columns-repeated="2"/>
          <table:table-cell table:formula="of:=[.A1214]+[.C1214]-[.A1213]-[.C1213]" office:value-type="float" office:value="1039">
            <text:p>1039</text:p>
          </table:table-cell>
          <table:table-cell table:formula="of:=[.E1214]+[.G1214]-[.E1213]-[.G1213]" office:value-type="float" office:value="1125">
            <text:p>1125</text:p>
          </table:table-cell>
          <table:table-cell table:formula="of:=[.B1214]+[.D1214]-[.B1213]-[.D1213]" office:value-type="float" office:value="33">
            <text:p>33</text:p>
          </table:table-cell>
          <table:table-cell table:formula="of:=[.F1214]+[.H1214]-[.F1213]-[.H12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4541">
            <text:p>404541</text:p>
          </table:table-cell>
          <table:table-cell office:value-type="float" office:value="11359">
            <text:p>11359</text:p>
          </table:table-cell>
          <table:table-cell office:value-type="float" office:value="874956">
            <text:p>874956</text:p>
          </table:table-cell>
          <table:table-cell office:value-type="float" office:value="29238">
            <text:p>29238</text:p>
          </table:table-cell>
          <table:table-cell office:value-type="float" office:value="648615">
            <text:p>648615</text:p>
          </table:table-cell>
          <table:table-cell office:value-type="float" office:value="15964">
            <text:p>15964</text:p>
          </table:table-cell>
          <table:table-cell office:value-type="float" office:value="1224078">
            <text:p>1224078</text:p>
          </table:table-cell>
          <table:table-cell office:value-type="float" office:value="39386">
            <text:p>39386</text:p>
          </table:table-cell>
          <table:table-cell table:number-columns-repeated="2"/>
          <table:table-cell table:formula="of:=[.A1215]+[.C1215]-[.A1214]-[.C1214]" office:value-type="float" office:value="1043">
            <text:p>1043</text:p>
          </table:table-cell>
          <table:table-cell table:formula="of:=[.E1215]+[.G1215]-[.E1214]-[.G1214]" office:value-type="float" office:value="1121">
            <text:p>1121</text:p>
          </table:table-cell>
          <table:table-cell table:formula="of:=[.B1215]+[.D1215]-[.B1214]-[.D1214]" office:value-type="float" office:value="33">
            <text:p>33</text:p>
          </table:table-cell>
          <table:table-cell table:formula="of:=[.F1215]+[.H1215]-[.F1214]-[.H12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4866">
            <text:p>404866</text:p>
          </table:table-cell>
          <table:table-cell office:value-type="float" office:value="11368">
            <text:p>11368</text:p>
          </table:table-cell>
          <table:table-cell office:value-type="float" office:value="875674">
            <text:p>875674</text:p>
          </table:table-cell>
          <table:table-cell office:value-type="float" office:value="29262">
            <text:p>29262</text:p>
          </table:table-cell>
          <table:table-cell office:value-type="float" office:value="648936">
            <text:p>648936</text:p>
          </table:table-cell>
          <table:table-cell office:value-type="float" office:value="15973">
            <text:p>15973</text:p>
          </table:table-cell>
          <table:table-cell office:value-type="float" office:value="1224878">
            <text:p>1224878</text:p>
          </table:table-cell>
          <table:table-cell office:value-type="float" office:value="39410">
            <text:p>39410</text:p>
          </table:table-cell>
          <table:table-cell table:number-columns-repeated="2"/>
          <table:table-cell table:formula="of:=[.A1216]+[.C1216]-[.A1215]-[.C1215]" office:value-type="float" office:value="1039">
            <text:p>1039</text:p>
          </table:table-cell>
          <table:table-cell table:formula="of:=[.E1216]+[.G1216]-[.E1215]-[.G1215]" office:value-type="float" office:value="1145">
            <text:p>1145</text:p>
          </table:table-cell>
          <table:table-cell table:formula="of:=[.B1216]+[.D1216]-[.B1215]-[.D1215]" office:value-type="float" office:value="33">
            <text:p>33</text:p>
          </table:table-cell>
          <table:table-cell table:formula="of:=[.F1216]+[.H1216]-[.F1215]-[.H12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5187">
            <text:p>405187</text:p>
          </table:table-cell>
          <table:table-cell office:value-type="float" office:value="11377">
            <text:p>11377</text:p>
          </table:table-cell>
          <table:table-cell office:value-type="float" office:value="876392">
            <text:p>876392</text:p>
          </table:table-cell>
          <table:table-cell office:value-type="float" office:value="29286">
            <text:p>29286</text:p>
          </table:table-cell>
          <table:table-cell office:value-type="float" office:value="649281">
            <text:p>649281</text:p>
          </table:table-cell>
          <table:table-cell office:value-type="float" office:value="15983">
            <text:p>15983</text:p>
          </table:table-cell>
          <table:table-cell office:value-type="float" office:value="1225678">
            <text:p>1225678</text:p>
          </table:table-cell>
          <table:table-cell office:value-type="float" office:value="39434">
            <text:p>39434</text:p>
          </table:table-cell>
          <table:table-cell table:number-columns-repeated="2"/>
          <table:table-cell table:formula="of:=[.A1217]+[.C1217]-[.A1216]-[.C1216]" office:value-type="float" office:value="1043">
            <text:p>1043</text:p>
          </table:table-cell>
          <table:table-cell table:formula="of:=[.E1217]+[.G1217]-[.E1216]-[.G1216]" office:value-type="float" office:value="1121">
            <text:p>1121</text:p>
          </table:table-cell>
          <table:table-cell table:formula="of:=[.B1217]+[.D1217]-[.B1216]-[.D1216]" office:value-type="float" office:value="33">
            <text:p>33</text:p>
          </table:table-cell>
          <table:table-cell table:formula="of:=[.F1217]+[.H1217]-[.F1216]-[.H12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5512">
            <text:p>405512</text:p>
          </table:table-cell>
          <table:table-cell office:value-type="float" office:value="11386">
            <text:p>11386</text:p>
          </table:table-cell>
          <table:table-cell office:value-type="float" office:value="877110">
            <text:p>877110</text:p>
          </table:table-cell>
          <table:table-cell office:value-type="float" office:value="29310">
            <text:p>29310</text:p>
          </table:table-cell>
          <table:table-cell office:value-type="float" office:value="649602">
            <text:p>649602</text:p>
          </table:table-cell>
          <table:table-cell office:value-type="float" office:value="15992">
            <text:p>15992</text:p>
          </table:table-cell>
          <table:table-cell office:value-type="float" office:value="1226478">
            <text:p>1226478</text:p>
          </table:table-cell>
          <table:table-cell office:value-type="float" office:value="39458">
            <text:p>39458</text:p>
          </table:table-cell>
          <table:table-cell table:number-columns-repeated="2"/>
          <table:table-cell table:formula="of:=[.A1218]+[.C1218]-[.A1217]-[.C1217]" office:value-type="float" office:value="1039">
            <text:p>1039</text:p>
          </table:table-cell>
          <table:table-cell table:formula="of:=[.E1218]+[.G1218]-[.E1217]-[.G1217]" office:value-type="float" office:value="1145">
            <text:p>1145</text:p>
          </table:table-cell>
          <table:table-cell table:formula="of:=[.B1218]+[.D1218]-[.B1217]-[.D1217]" office:value-type="float" office:value="33">
            <text:p>33</text:p>
          </table:table-cell>
          <table:table-cell table:formula="of:=[.F1218]+[.H1218]-[.F1217]-[.H121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5833">
            <text:p>405833</text:p>
          </table:table-cell>
          <table:table-cell office:value-type="float" office:value="11395">
            <text:p>11395</text:p>
          </table:table-cell>
          <table:table-cell office:value-type="float" office:value="877828">
            <text:p>877828</text:p>
          </table:table-cell>
          <table:table-cell office:value-type="float" office:value="29334">
            <text:p>29334</text:p>
          </table:table-cell>
          <table:table-cell office:value-type="float" office:value="649947">
            <text:p>649947</text:p>
          </table:table-cell>
          <table:table-cell office:value-type="float" office:value="16002">
            <text:p>16002</text:p>
          </table:table-cell>
          <table:table-cell office:value-type="float" office:value="1227278">
            <text:p>1227278</text:p>
          </table:table-cell>
          <table:table-cell office:value-type="float" office:value="39482">
            <text:p>39482</text:p>
          </table:table-cell>
          <table:table-cell table:number-columns-repeated="2"/>
          <table:table-cell table:formula="of:=[.A1219]+[.C1219]-[.A1218]-[.C1218]" office:value-type="float" office:value="1043">
            <text:p>1043</text:p>
          </table:table-cell>
          <table:table-cell table:formula="of:=[.E1219]+[.G1219]-[.E1218]-[.G1218]" office:value-type="float" office:value="1121">
            <text:p>1121</text:p>
          </table:table-cell>
          <table:table-cell table:formula="of:=[.B1219]+[.D1219]-[.B1218]-[.D1218]" office:value-type="float" office:value="33">
            <text:p>33</text:p>
          </table:table-cell>
          <table:table-cell table:formula="of:=[.F1219]+[.H1219]-[.F1218]-[.H12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6158">
            <text:p>406158</text:p>
          </table:table-cell>
          <table:table-cell office:value-type="float" office:value="11404">
            <text:p>11404</text:p>
          </table:table-cell>
          <table:table-cell office:value-type="float" office:value="878546">
            <text:p>878546</text:p>
          </table:table-cell>
          <table:table-cell office:value-type="float" office:value="29358">
            <text:p>29358</text:p>
          </table:table-cell>
          <table:table-cell office:value-type="float" office:value="650268">
            <text:p>650268</text:p>
          </table:table-cell>
          <table:table-cell office:value-type="float" office:value="16011">
            <text:p>16011</text:p>
          </table:table-cell>
          <table:table-cell office:value-type="float" office:value="1228078">
            <text:p>1228078</text:p>
          </table:table-cell>
          <table:table-cell office:value-type="float" office:value="39506">
            <text:p>39506</text:p>
          </table:table-cell>
          <table:table-cell table:number-columns-repeated="2"/>
          <table:table-cell table:formula="of:=[.A1220]+[.C1220]-[.A1219]-[.C1219]" office:value-type="float" office:value="1039">
            <text:p>1039</text:p>
          </table:table-cell>
          <table:table-cell table:formula="of:=[.E1220]+[.G1220]-[.E1219]-[.G1219]" office:value-type="float" office:value="1145">
            <text:p>1145</text:p>
          </table:table-cell>
          <table:table-cell table:formula="of:=[.B1220]+[.D1220]-[.B1219]-[.D1219]" office:value-type="float" office:value="33">
            <text:p>33</text:p>
          </table:table-cell>
          <table:table-cell table:formula="of:=[.F1220]+[.H1220]-[.F1219]-[.H12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6479">
            <text:p>406479</text:p>
          </table:table-cell>
          <table:table-cell office:value-type="float" office:value="11413">
            <text:p>11413</text:p>
          </table:table-cell>
          <table:table-cell office:value-type="float" office:value="879264">
            <text:p>879264</text:p>
          </table:table-cell>
          <table:table-cell office:value-type="float" office:value="29382">
            <text:p>29382</text:p>
          </table:table-cell>
          <table:table-cell office:value-type="float" office:value="650613">
            <text:p>650613</text:p>
          </table:table-cell>
          <table:table-cell office:value-type="float" office:value="16021">
            <text:p>16021</text:p>
          </table:table-cell>
          <table:table-cell office:value-type="float" office:value="1228878">
            <text:p>1228878</text:p>
          </table:table-cell>
          <table:table-cell office:value-type="float" office:value="39530">
            <text:p>39530</text:p>
          </table:table-cell>
          <table:table-cell table:number-columns-repeated="2"/>
          <table:table-cell table:formula="of:=[.A1221]+[.C1221]-[.A1220]-[.C1220]" office:value-type="float" office:value="1043">
            <text:p>1043</text:p>
          </table:table-cell>
          <table:table-cell table:formula="of:=[.E1221]+[.G1221]-[.E1220]-[.G1220]" office:value-type="float" office:value="1121">
            <text:p>1121</text:p>
          </table:table-cell>
          <table:table-cell table:formula="of:=[.B1221]+[.D1221]-[.B1220]-[.D1220]" office:value-type="float" office:value="33">
            <text:p>33</text:p>
          </table:table-cell>
          <table:table-cell table:formula="of:=[.F1221]+[.H1221]-[.F1220]-[.H12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6804">
            <text:p>406804</text:p>
          </table:table-cell>
          <table:table-cell office:value-type="float" office:value="11422">
            <text:p>11422</text:p>
          </table:table-cell>
          <table:table-cell office:value-type="float" office:value="879982">
            <text:p>879982</text:p>
          </table:table-cell>
          <table:table-cell office:value-type="float" office:value="29406">
            <text:p>29406</text:p>
          </table:table-cell>
          <table:table-cell office:value-type="float" office:value="650934">
            <text:p>650934</text:p>
          </table:table-cell>
          <table:table-cell office:value-type="float" office:value="16030">
            <text:p>16030</text:p>
          </table:table-cell>
          <table:table-cell office:value-type="float" office:value="1229678">
            <text:p>1229678</text:p>
          </table:table-cell>
          <table:table-cell office:value-type="float" office:value="39554">
            <text:p>39554</text:p>
          </table:table-cell>
          <table:table-cell table:number-columns-repeated="2"/>
          <table:table-cell table:formula="of:=[.A1222]+[.C1222]-[.A1221]-[.C1221]" office:value-type="float" office:value="1039">
            <text:p>1039</text:p>
          </table:table-cell>
          <table:table-cell table:formula="of:=[.E1222]+[.G1222]-[.E1221]-[.G1221]" office:value-type="float" office:value="1125">
            <text:p>1125</text:p>
          </table:table-cell>
          <table:table-cell table:formula="of:=[.B1222]+[.D1222]-[.B1221]-[.D1221]" office:value-type="float" office:value="33">
            <text:p>33</text:p>
          </table:table-cell>
          <table:table-cell table:formula="of:=[.F1222]+[.H1222]-[.F1221]-[.H12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7125">
            <text:p>407125</text:p>
          </table:table-cell>
          <table:table-cell office:value-type="float" office:value="11431">
            <text:p>11431</text:p>
          </table:table-cell>
          <table:table-cell office:value-type="float" office:value="880700">
            <text:p>880700</text:p>
          </table:table-cell>
          <table:table-cell office:value-type="float" office:value="29430">
            <text:p>29430</text:p>
          </table:table-cell>
          <table:table-cell office:value-type="float" office:value="651259">
            <text:p>651259</text:p>
          </table:table-cell>
          <table:table-cell office:value-type="float" office:value="16039">
            <text:p>16039</text:p>
          </table:table-cell>
          <table:table-cell office:value-type="float" office:value="1230478">
            <text:p>1230478</text:p>
          </table:table-cell>
          <table:table-cell office:value-type="float" office:value="39578">
            <text:p>39578</text:p>
          </table:table-cell>
          <table:table-cell table:number-columns-repeated="2"/>
          <table:table-cell table:formula="of:=[.A1223]+[.C1223]-[.A1222]-[.C1222]" office:value-type="float" office:value="1043">
            <text:p>1043</text:p>
          </table:table-cell>
          <table:table-cell table:formula="of:=[.E1223]+[.G1223]-[.E1222]-[.G1222]" office:value-type="float" office:value="1141">
            <text:p>1141</text:p>
          </table:table-cell>
          <table:table-cell table:formula="of:=[.B1223]+[.D1223]-[.B1222]-[.D1222]" office:value-type="float" office:value="33">
            <text:p>33</text:p>
          </table:table-cell>
          <table:table-cell table:formula="of:=[.F1223]+[.H1223]-[.F1222]-[.H122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7450">
            <text:p>407450</text:p>
          </table:table-cell>
          <table:table-cell office:value-type="float" office:value="11440">
            <text:p>11440</text:p>
          </table:table-cell>
          <table:table-cell office:value-type="float" office:value="881418">
            <text:p>881418</text:p>
          </table:table-cell>
          <table:table-cell office:value-type="float" office:value="29454">
            <text:p>29454</text:p>
          </table:table-cell>
          <table:table-cell office:value-type="float" office:value="651600">
            <text:p>651600</text:p>
          </table:table-cell>
          <table:table-cell office:value-type="float" office:value="16049">
            <text:p>16049</text:p>
          </table:table-cell>
          <table:table-cell office:value-type="float" office:value="1231278">
            <text:p>1231278</text:p>
          </table:table-cell>
          <table:table-cell office:value-type="float" office:value="39602">
            <text:p>39602</text:p>
          </table:table-cell>
          <table:table-cell table:number-columns-repeated="2"/>
          <table:table-cell table:formula="of:=[.A1224]+[.C1224]-[.A1223]-[.C1223]" office:value-type="float" office:value="1039">
            <text:p>1039</text:p>
          </table:table-cell>
          <table:table-cell table:formula="of:=[.E1224]+[.G1224]-[.E1223]-[.G1223]" office:value-type="float" office:value="1125">
            <text:p>1125</text:p>
          </table:table-cell>
          <table:table-cell table:formula="of:=[.B1224]+[.D1224]-[.B1223]-[.D1223]" office:value-type="float" office:value="33">
            <text:p>33</text:p>
          </table:table-cell>
          <table:table-cell table:formula="of:=[.F1224]+[.H1224]-[.F1223]-[.H12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7771">
            <text:p>407771</text:p>
          </table:table-cell>
          <table:table-cell office:value-type="float" office:value="11449">
            <text:p>11449</text:p>
          </table:table-cell>
          <table:table-cell office:value-type="float" office:value="882136">
            <text:p>882136</text:p>
          </table:table-cell>
          <table:table-cell office:value-type="float" office:value="29478">
            <text:p>29478</text:p>
          </table:table-cell>
          <table:table-cell office:value-type="float" office:value="651925">
            <text:p>651925</text:p>
          </table:table-cell>
          <table:table-cell office:value-type="float" office:value="16058">
            <text:p>16058</text:p>
          </table:table-cell>
          <table:table-cell office:value-type="float" office:value="1232078">
            <text:p>1232078</text:p>
          </table:table-cell>
          <table:table-cell office:value-type="float" office:value="39626">
            <text:p>39626</text:p>
          </table:table-cell>
          <table:table-cell table:number-columns-repeated="2"/>
          <table:table-cell table:formula="of:=[.A1225]+[.C1225]-[.A1224]-[.C1224]" office:value-type="float" office:value="1043">
            <text:p>1043</text:p>
          </table:table-cell>
          <table:table-cell table:formula="of:=[.E1225]+[.G1225]-[.E1224]-[.G1224]" office:value-type="float" office:value="1121">
            <text:p>1121</text:p>
          </table:table-cell>
          <table:table-cell table:formula="of:=[.B1225]+[.D1225]-[.B1224]-[.D1224]" office:value-type="float" office:value="33">
            <text:p>33</text:p>
          </table:table-cell>
          <table:table-cell table:formula="of:=[.F1225]+[.H1225]-[.F1224]-[.H12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8096">
            <text:p>408096</text:p>
          </table:table-cell>
          <table:table-cell office:value-type="float" office:value="11458">
            <text:p>11458</text:p>
          </table:table-cell>
          <table:table-cell office:value-type="float" office:value="882854">
            <text:p>882854</text:p>
          </table:table-cell>
          <table:table-cell office:value-type="float" office:value="29502">
            <text:p>29502</text:p>
          </table:table-cell>
          <table:table-cell office:value-type="float" office:value="652246">
            <text:p>652246</text:p>
          </table:table-cell>
          <table:table-cell office:value-type="float" office:value="16067">
            <text:p>16067</text:p>
          </table:table-cell>
          <table:table-cell office:value-type="float" office:value="1232878">
            <text:p>1232878</text:p>
          </table:table-cell>
          <table:table-cell office:value-type="float" office:value="39650">
            <text:p>39650</text:p>
          </table:table-cell>
          <table:table-cell table:number-columns-repeated="2"/>
          <table:table-cell table:formula="of:=[.A1226]+[.C1226]-[.A1225]-[.C1225]" office:value-type="float" office:value="1039">
            <text:p>1039</text:p>
          </table:table-cell>
          <table:table-cell table:formula="of:=[.E1226]+[.G1226]-[.E1225]-[.G1225]" office:value-type="float" office:value="1125">
            <text:p>1125</text:p>
          </table:table-cell>
          <table:table-cell table:formula="of:=[.B1226]+[.D1226]-[.B1225]-[.D1225]" office:value-type="float" office:value="33">
            <text:p>33</text:p>
          </table:table-cell>
          <table:table-cell table:formula="of:=[.F1226]+[.H1226]-[.F1225]-[.H12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8417">
            <text:p>408417</text:p>
          </table:table-cell>
          <table:table-cell office:value-type="float" office:value="11467">
            <text:p>11467</text:p>
          </table:table-cell>
          <table:table-cell office:value-type="float" office:value="883572">
            <text:p>883572</text:p>
          </table:table-cell>
          <table:table-cell office:value-type="float" office:value="29526">
            <text:p>29526</text:p>
          </table:table-cell>
          <table:table-cell office:value-type="float" office:value="652571">
            <text:p>652571</text:p>
          </table:table-cell>
          <table:table-cell office:value-type="float" office:value="16076">
            <text:p>16076</text:p>
          </table:table-cell>
          <table:table-cell office:value-type="float" office:value="1233678">
            <text:p>1233678</text:p>
          </table:table-cell>
          <table:table-cell office:value-type="float" office:value="39674">
            <text:p>39674</text:p>
          </table:table-cell>
          <table:table-cell table:number-columns-repeated="2"/>
          <table:table-cell table:formula="of:=[.A1227]+[.C1227]-[.A1226]-[.C1226]" office:value-type="float" office:value="1043">
            <text:p>1043</text:p>
          </table:table-cell>
          <table:table-cell table:formula="of:=[.E1227]+[.G1227]-[.E1226]-[.G1226]" office:value-type="float" office:value="1141">
            <text:p>1141</text:p>
          </table:table-cell>
          <table:table-cell table:formula="of:=[.B1227]+[.D1227]-[.B1226]-[.D1226]" office:value-type="float" office:value="33">
            <text:p>33</text:p>
          </table:table-cell>
          <table:table-cell table:formula="of:=[.F1227]+[.H1227]-[.F1226]-[.H122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08742">
            <text:p>408742</text:p>
          </table:table-cell>
          <table:table-cell office:value-type="float" office:value="11476">
            <text:p>11476</text:p>
          </table:table-cell>
          <table:table-cell office:value-type="float" office:value="884290">
            <text:p>884290</text:p>
          </table:table-cell>
          <table:table-cell office:value-type="float" office:value="29550">
            <text:p>29550</text:p>
          </table:table-cell>
          <table:table-cell office:value-type="float" office:value="652912">
            <text:p>652912</text:p>
          </table:table-cell>
          <table:table-cell office:value-type="float" office:value="16086">
            <text:p>16086</text:p>
          </table:table-cell>
          <table:table-cell office:value-type="float" office:value="1234478">
            <text:p>1234478</text:p>
          </table:table-cell>
          <table:table-cell office:value-type="float" office:value="39698">
            <text:p>39698</text:p>
          </table:table-cell>
          <table:table-cell table:number-columns-repeated="2"/>
          <table:table-cell table:formula="of:=[.A1228]+[.C1228]-[.A1227]-[.C1227]" office:value-type="float" office:value="1039">
            <text:p>1039</text:p>
          </table:table-cell>
          <table:table-cell table:formula="of:=[.E1228]+[.G1228]-[.E1227]-[.G1227]" office:value-type="float" office:value="1125">
            <text:p>1125</text:p>
          </table:table-cell>
          <table:table-cell table:formula="of:=[.B1228]+[.D1228]-[.B1227]-[.D1227]" office:value-type="float" office:value="33">
            <text:p>33</text:p>
          </table:table-cell>
          <table:table-cell table:formula="of:=[.F1228]+[.H1228]-[.F1227]-[.H12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9063">
            <text:p>409063</text:p>
          </table:table-cell>
          <table:table-cell office:value-type="float" office:value="11485">
            <text:p>11485</text:p>
          </table:table-cell>
          <table:table-cell office:value-type="float" office:value="885008">
            <text:p>885008</text:p>
          </table:table-cell>
          <table:table-cell office:value-type="float" office:value="29574">
            <text:p>29574</text:p>
          </table:table-cell>
          <table:table-cell office:value-type="float" office:value="653237">
            <text:p>653237</text:p>
          </table:table-cell>
          <table:table-cell office:value-type="float" office:value="16095">
            <text:p>16095</text:p>
          </table:table-cell>
          <table:table-cell office:value-type="float" office:value="1235278">
            <text:p>1235278</text:p>
          </table:table-cell>
          <table:table-cell office:value-type="float" office:value="39722">
            <text:p>39722</text:p>
          </table:table-cell>
          <table:table-cell table:number-columns-repeated="2"/>
          <table:table-cell table:formula="of:=[.A1229]+[.C1229]-[.A1228]-[.C1228]" office:value-type="float" office:value="1043">
            <text:p>1043</text:p>
          </table:table-cell>
          <table:table-cell table:formula="of:=[.E1229]+[.G1229]-[.E1228]-[.G1228]" office:value-type="float" office:value="1121">
            <text:p>1121</text:p>
          </table:table-cell>
          <table:table-cell table:formula="of:=[.B1229]+[.D1229]-[.B1228]-[.D1228]" office:value-type="float" office:value="33">
            <text:p>33</text:p>
          </table:table-cell>
          <table:table-cell table:formula="of:=[.F1229]+[.H1229]-[.F1228]-[.H12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9388">
            <text:p>409388</text:p>
          </table:table-cell>
          <table:table-cell office:value-type="float" office:value="11494">
            <text:p>11494</text:p>
          </table:table-cell>
          <table:table-cell office:value-type="float" office:value="885726">
            <text:p>885726</text:p>
          </table:table-cell>
          <table:table-cell office:value-type="float" office:value="29598">
            <text:p>29598</text:p>
          </table:table-cell>
          <table:table-cell office:value-type="float" office:value="653558">
            <text:p>653558</text:p>
          </table:table-cell>
          <table:table-cell office:value-type="float" office:value="16104">
            <text:p>16104</text:p>
          </table:table-cell>
          <table:table-cell office:value-type="float" office:value="1236078">
            <text:p>1236078</text:p>
          </table:table-cell>
          <table:table-cell office:value-type="float" office:value="39746">
            <text:p>39746</text:p>
          </table:table-cell>
          <table:table-cell table:number-columns-repeated="2"/>
          <table:table-cell table:formula="of:=[.A1230]+[.C1230]-[.A1229]-[.C1229]" office:value-type="float" office:value="1039">
            <text:p>1039</text:p>
          </table:table-cell>
          <table:table-cell table:formula="of:=[.E1230]+[.G1230]-[.E1229]-[.G1229]" office:value-type="float" office:value="1125">
            <text:p>1125</text:p>
          </table:table-cell>
          <table:table-cell table:formula="of:=[.B1230]+[.D1230]-[.B1229]-[.D1229]" office:value-type="float" office:value="33">
            <text:p>33</text:p>
          </table:table-cell>
          <table:table-cell table:formula="of:=[.F1230]+[.H1230]-[.F1229]-[.H12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09709">
            <text:p>409709</text:p>
          </table:table-cell>
          <table:table-cell office:value-type="float" office:value="11503">
            <text:p>11503</text:p>
          </table:table-cell>
          <table:table-cell office:value-type="float" office:value="886444">
            <text:p>886444</text:p>
          </table:table-cell>
          <table:table-cell office:value-type="float" office:value="29622">
            <text:p>29622</text:p>
          </table:table-cell>
          <table:table-cell office:value-type="float" office:value="653883">
            <text:p>653883</text:p>
          </table:table-cell>
          <table:table-cell office:value-type="float" office:value="16113">
            <text:p>16113</text:p>
          </table:table-cell>
          <table:table-cell office:value-type="float" office:value="1236878">
            <text:p>1236878</text:p>
          </table:table-cell>
          <table:table-cell office:value-type="float" office:value="39770">
            <text:p>39770</text:p>
          </table:table-cell>
          <table:table-cell table:number-columns-repeated="2"/>
          <table:table-cell table:formula="of:=[.A1231]+[.C1231]-[.A1230]-[.C1230]" office:value-type="float" office:value="1043">
            <text:p>1043</text:p>
          </table:table-cell>
          <table:table-cell table:formula="of:=[.E1231]+[.G1231]-[.E1230]-[.G1230]" office:value-type="float" office:value="1121">
            <text:p>1121</text:p>
          </table:table-cell>
          <table:table-cell table:formula="of:=[.B1231]+[.D1231]-[.B1230]-[.D1230]" office:value-type="float" office:value="33">
            <text:p>33</text:p>
          </table:table-cell>
          <table:table-cell table:formula="of:=[.F1231]+[.H1231]-[.F1230]-[.H12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0034">
            <text:p>410034</text:p>
          </table:table-cell>
          <table:table-cell office:value-type="float" office:value="11512">
            <text:p>11512</text:p>
          </table:table-cell>
          <table:table-cell office:value-type="float" office:value="887162">
            <text:p>887162</text:p>
          </table:table-cell>
          <table:table-cell office:value-type="float" office:value="29646">
            <text:p>29646</text:p>
          </table:table-cell>
          <table:table-cell office:value-type="float" office:value="654204">
            <text:p>654204</text:p>
          </table:table-cell>
          <table:table-cell office:value-type="float" office:value="16122">
            <text:p>16122</text:p>
          </table:table-cell>
          <table:table-cell office:value-type="float" office:value="1237678">
            <text:p>1237678</text:p>
          </table:table-cell>
          <table:table-cell office:value-type="float" office:value="39794">
            <text:p>39794</text:p>
          </table:table-cell>
          <table:table-cell table:number-columns-repeated="2"/>
          <table:table-cell table:formula="of:=[.A1232]+[.C1232]-[.A1231]-[.C1231]" office:value-type="float" office:value="1039">
            <text:p>1039</text:p>
          </table:table-cell>
          <table:table-cell table:formula="of:=[.E1232]+[.G1232]-[.E1231]-[.G1231]" office:value-type="float" office:value="1145">
            <text:p>1145</text:p>
          </table:table-cell>
          <table:table-cell table:formula="of:=[.B1232]+[.D1232]-[.B1231]-[.D1231]" office:value-type="float" office:value="33">
            <text:p>33</text:p>
          </table:table-cell>
          <table:table-cell table:formula="of:=[.F1232]+[.H1232]-[.F1231]-[.H123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10355">
            <text:p>410355</text:p>
          </table:table-cell>
          <table:table-cell office:value-type="float" office:value="11521">
            <text:p>11521</text:p>
          </table:table-cell>
          <table:table-cell office:value-type="float" office:value="887880">
            <text:p>887880</text:p>
          </table:table-cell>
          <table:table-cell office:value-type="float" office:value="29670">
            <text:p>29670</text:p>
          </table:table-cell>
          <table:table-cell office:value-type="float" office:value="654549">
            <text:p>654549</text:p>
          </table:table-cell>
          <table:table-cell office:value-type="float" office:value="16132">
            <text:p>16132</text:p>
          </table:table-cell>
          <table:table-cell office:value-type="float" office:value="1238478">
            <text:p>1238478</text:p>
          </table:table-cell>
          <table:table-cell office:value-type="float" office:value="39818">
            <text:p>39818</text:p>
          </table:table-cell>
          <table:table-cell table:number-columns-repeated="2"/>
          <table:table-cell table:formula="of:=[.A1233]+[.C1233]-[.A1232]-[.C1232]" office:value-type="float" office:value="1043">
            <text:p>1043</text:p>
          </table:table-cell>
          <table:table-cell table:formula="of:=[.E1233]+[.G1233]-[.E1232]-[.G1232]" office:value-type="float" office:value="1121">
            <text:p>1121</text:p>
          </table:table-cell>
          <table:table-cell table:formula="of:=[.B1233]+[.D1233]-[.B1232]-[.D1232]" office:value-type="float" office:value="33">
            <text:p>33</text:p>
          </table:table-cell>
          <table:table-cell table:formula="of:=[.F1233]+[.H1233]-[.F1232]-[.H12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0680">
            <text:p>410680</text:p>
          </table:table-cell>
          <table:table-cell office:value-type="float" office:value="11530">
            <text:p>11530</text:p>
          </table:table-cell>
          <table:table-cell office:value-type="float" office:value="888598">
            <text:p>888598</text:p>
          </table:table-cell>
          <table:table-cell office:value-type="float" office:value="29694">
            <text:p>29694</text:p>
          </table:table-cell>
          <table:table-cell office:value-type="float" office:value="654870">
            <text:p>654870</text:p>
          </table:table-cell>
          <table:table-cell office:value-type="float" office:value="16141">
            <text:p>16141</text:p>
          </table:table-cell>
          <table:table-cell office:value-type="float" office:value="1239278">
            <text:p>1239278</text:p>
          </table:table-cell>
          <table:table-cell office:value-type="float" office:value="39842">
            <text:p>39842</text:p>
          </table:table-cell>
          <table:table-cell table:number-columns-repeated="2"/>
          <table:table-cell table:formula="of:=[.A1234]+[.C1234]-[.A1233]-[.C1233]" office:value-type="float" office:value="1039">
            <text:p>1039</text:p>
          </table:table-cell>
          <table:table-cell table:formula="of:=[.E1234]+[.G1234]-[.E1233]-[.G1233]" office:value-type="float" office:value="1125">
            <text:p>1125</text:p>
          </table:table-cell>
          <table:table-cell table:formula="of:=[.B1234]+[.D1234]-[.B1233]-[.D1233]" office:value-type="float" office:value="33">
            <text:p>33</text:p>
          </table:table-cell>
          <table:table-cell table:formula="of:=[.F1234]+[.H1234]-[.F1233]-[.H12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11539">
            <text:p>11539</text:p>
          </table:table-cell>
          <table:table-cell office:value-type="float" office:value="889316">
            <text:p>889316</text:p>
          </table:table-cell>
          <table:table-cell office:value-type="float" office:value="29718">
            <text:p>29718</text:p>
          </table:table-cell>
          <table:table-cell office:value-type="float" office:value="655195">
            <text:p>655195</text:p>
          </table:table-cell>
          <table:table-cell office:value-type="float" office:value="16150">
            <text:p>16150</text:p>
          </table:table-cell>
          <table:table-cell office:value-type="float" office:value="1240078">
            <text:p>1240078</text:p>
          </table:table-cell>
          <table:table-cell office:value-type="float" office:value="39866">
            <text:p>39866</text:p>
          </table:table-cell>
          <table:table-cell table:number-columns-repeated="2"/>
          <table:table-cell table:formula="of:=[.A1235]+[.C1235]-[.A1234]-[.C1234]" office:value-type="float" office:value="1043">
            <text:p>1043</text:p>
          </table:table-cell>
          <table:table-cell table:formula="of:=[.E1235]+[.G1235]-[.E1234]-[.G1234]" office:value-type="float" office:value="1121">
            <text:p>1121</text:p>
          </table:table-cell>
          <table:table-cell table:formula="of:=[.B1235]+[.D1235]-[.B1234]-[.D1234]" office:value-type="float" office:value="33">
            <text:p>33</text:p>
          </table:table-cell>
          <table:table-cell table:formula="of:=[.F1235]+[.H1235]-[.F1234]-[.H12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11326">
            <text:p>411326</text:p>
          </table:table-cell>
          <table:table-cell office:value-type="float" office:value="11548">
            <text:p>11548</text:p>
          </table:table-cell>
          <table:table-cell office:value-type="float" office:value="890034">
            <text:p>890034</text:p>
          </table:table-cell>
          <table:table-cell office:value-type="float" office:value="29742">
            <text:p>29742</text:p>
          </table:table-cell>
          <table:table-cell office:value-type="float" office:value="655516">
            <text:p>655516</text:p>
          </table:table-cell>
          <table:table-cell office:value-type="float" office:value="16159">
            <text:p>16159</text:p>
          </table:table-cell>
          <table:table-cell office:value-type="float" office:value="1240878">
            <text:p>1240878</text:p>
          </table:table-cell>
          <table:table-cell office:value-type="float" office:value="39890">
            <text:p>39890</text:p>
          </table:table-cell>
          <table:table-cell table:number-columns-repeated="2"/>
          <table:table-cell table:formula="of:=[.A1236]+[.C1236]-[.A1235]-[.C1235]" office:value-type="float" office:value="1039">
            <text:p>1039</text:p>
          </table:table-cell>
          <table:table-cell table:formula="of:=[.E1236]+[.G1236]-[.E1235]-[.G1235]" office:value-type="float" office:value="1145">
            <text:p>1145</text:p>
          </table:table-cell>
          <table:table-cell table:formula="of:=[.B1236]+[.D1236]-[.B1235]-[.D1235]" office:value-type="float" office:value="33">
            <text:p>33</text:p>
          </table:table-cell>
          <table:table-cell table:formula="of:=[.F1236]+[.H1236]-[.F1235]-[.H12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11647">
            <text:p>411647</text:p>
          </table:table-cell>
          <table:table-cell office:value-type="float" office:value="11557">
            <text:p>11557</text:p>
          </table:table-cell>
          <table:table-cell office:value-type="float" office:value="890752">
            <text:p>890752</text:p>
          </table:table-cell>
          <table:table-cell office:value-type="float" office:value="29766">
            <text:p>29766</text:p>
          </table:table-cell>
          <table:table-cell office:value-type="float" office:value="655861">
            <text:p>655861</text:p>
          </table:table-cell>
          <table:table-cell office:value-type="float" office:value="16169">
            <text:p>16169</text:p>
          </table:table-cell>
          <table:table-cell office:value-type="float" office:value="1241678">
            <text:p>1241678</text:p>
          </table:table-cell>
          <table:table-cell office:value-type="float" office:value="39914">
            <text:p>39914</text:p>
          </table:table-cell>
          <table:table-cell table:number-columns-repeated="11"/>
        </table:table-row>
        <table:table-row table:style-name="ro1">
          <table:table-cell office:value-type="float" office:value="437215">
            <text:p>437215</text:p>
          </table:table-cell>
          <table:table-cell office:value-type="float" office:value="11978">
            <text:p>11978</text:p>
          </table:table-cell>
          <table:table-cell office:value-type="float" office:value="895310">
            <text:p>895310</text:p>
          </table:table-cell>
          <table:table-cell office:value-type="float" office:value="29916">
            <text:p>29916</text:p>
          </table:table-cell>
          <table:table-cell office:value-type="float" office:value="656182">
            <text:p>656182</text:p>
          </table:table-cell>
          <table:table-cell office:value-type="float" office:value="16178">
            <text:p>16178</text:p>
          </table:table-cell>
          <table:table-cell office:value-type="float" office:value="1242478">
            <text:p>1242478</text:p>
          </table:table-cell>
          <table:table-cell office:value-type="float" office:value="39938">
            <text:p>39938</text:p>
          </table:table-cell>
          <table:table-cell table:number-columns-repeated="2"/>
          <table:table-cell table:formula="of:=[.A1238]+[.C1238]-[.A1237]-[.C1237]" office:value-type="float" office:value="1299">
            <text:p>1299</text:p>
          </table:table-cell>
          <table:table-cell table:formula="of:=[.E1238]+[.G1238]-[.E1237]-[.G1237]" office:value-type="float" office:value="1125">
            <text:p>1125</text:p>
          </table:table-cell>
          <table:table-cell table:formula="of:=[.B1238]+[.D1238]-[.B1237]-[.D1237]" office:value-type="float" office:value="34">
            <text:p>34</text:p>
          </table:table-cell>
          <table:table-cell table:formula="of:=[.F1238]+[.H1238]-[.F1237]-[.H12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7796">
            <text:p>437796</text:p>
          </table:table-cell>
          <table:table-cell office:value-type="float" office:value="11988">
            <text:p>11988</text:p>
          </table:table-cell>
          <table:table-cell office:value-type="float" office:value="896028">
            <text:p>896028</text:p>
          </table:table-cell>
          <table:table-cell office:value-type="float" office:value="29940">
            <text:p>29940</text:p>
          </table:table-cell>
          <table:table-cell office:value-type="float" office:value="656507">
            <text:p>656507</text:p>
          </table:table-cell>
          <table:table-cell office:value-type="float" office:value="16187">
            <text:p>16187</text:p>
          </table:table-cell>
          <table:table-cell office:value-type="float" office:value="1243278">
            <text:p>1243278</text:p>
          </table:table-cell>
          <table:table-cell office:value-type="float" office:value="39962">
            <text:p>39962</text:p>
          </table:table-cell>
          <table:table-cell table:number-columns-repeated="2"/>
          <table:table-cell table:formula="of:=[.A1239]+[.C1239]-[.A1238]-[.C1238]" office:value-type="float" office:value="1043">
            <text:p>1043</text:p>
          </table:table-cell>
          <table:table-cell table:formula="of:=[.E1239]+[.G1239]-[.E1238]-[.G1238]" office:value-type="float" office:value="1141">
            <text:p>1141</text:p>
          </table:table-cell>
          <table:table-cell table:formula="of:=[.B1239]+[.D1239]-[.B1238]-[.D1238]" office:value-type="float" office:value="33">
            <text:p>33</text:p>
          </table:table-cell>
          <table:table-cell table:formula="of:=[.F1239]+[.H1239]-[.F1238]-[.H12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38121">
            <text:p>438121</text:p>
          </table:table-cell>
          <table:table-cell office:value-type="float" office:value="11997">
            <text:p>11997</text:p>
          </table:table-cell>
          <table:table-cell office:value-type="float" office:value="896746">
            <text:p>896746</text:p>
          </table:table-cell>
          <table:table-cell office:value-type="float" office:value="29964">
            <text:p>29964</text:p>
          </table:table-cell>
          <table:table-cell office:value-type="float" office:value="656848">
            <text:p>656848</text:p>
          </table:table-cell>
          <table:table-cell office:value-type="float" office:value="16197">
            <text:p>16197</text:p>
          </table:table-cell>
          <table:table-cell office:value-type="float" office:value="1244078">
            <text:p>1244078</text:p>
          </table:table-cell>
          <table:table-cell office:value-type="float" office:value="39986">
            <text:p>39986</text:p>
          </table:table-cell>
          <table:table-cell table:number-columns-repeated="2"/>
          <table:table-cell table:formula="of:=[.A1240]+[.C1240]-[.A1239]-[.C1239]" office:value-type="float" office:value="1039">
            <text:p>1039</text:p>
          </table:table-cell>
          <table:table-cell table:formula="of:=[.E1240]+[.G1240]-[.E1239]-[.G1239]" office:value-type="float" office:value="1125">
            <text:p>1125</text:p>
          </table:table-cell>
          <table:table-cell table:formula="of:=[.B1240]+[.D1240]-[.B1239]-[.D1239]" office:value-type="float" office:value="33">
            <text:p>33</text:p>
          </table:table-cell>
          <table:table-cell table:formula="of:=[.F1240]+[.H1240]-[.F1239]-[.H12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8442">
            <text:p>438442</text:p>
          </table:table-cell>
          <table:table-cell office:value-type="float" office:value="12006">
            <text:p>12006</text:p>
          </table:table-cell>
          <table:table-cell office:value-type="float" office:value="897464">
            <text:p>897464</text:p>
          </table:table-cell>
          <table:table-cell office:value-type="float" office:value="29988">
            <text:p>29988</text:p>
          </table:table-cell>
          <table:table-cell office:value-type="float" office:value="657173">
            <text:p>657173</text:p>
          </table:table-cell>
          <table:table-cell office:value-type="float" office:value="16206">
            <text:p>16206</text:p>
          </table:table-cell>
          <table:table-cell office:value-type="float" office:value="1244878">
            <text:p>1244878</text:p>
          </table:table-cell>
          <table:table-cell office:value-type="float" office:value="40010">
            <text:p>40010</text:p>
          </table:table-cell>
          <table:table-cell table:number-columns-repeated="2"/>
          <table:table-cell table:formula="of:=[.A1241]+[.C1241]-[.A1240]-[.C1240]" office:value-type="float" office:value="1043">
            <text:p>1043</text:p>
          </table:table-cell>
          <table:table-cell table:formula="of:=[.E1241]+[.G1241]-[.E1240]-[.G1240]" office:value-type="float" office:value="1121">
            <text:p>1121</text:p>
          </table:table-cell>
          <table:table-cell table:formula="of:=[.B1241]+[.D1241]-[.B1240]-[.D1240]" office:value-type="float" office:value="33">
            <text:p>33</text:p>
          </table:table-cell>
          <table:table-cell table:formula="of:=[.F1241]+[.H1241]-[.F1240]-[.H12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8767">
            <text:p>438767</text:p>
          </table:table-cell>
          <table:table-cell office:value-type="float" office:value="12015">
            <text:p>12015</text:p>
          </table:table-cell>
          <table:table-cell office:value-type="float" office:value="898182">
            <text:p>898182</text:p>
          </table:table-cell>
          <table:table-cell office:value-type="float" office:value="30012">
            <text:p>30012</text:p>
          </table:table-cell>
          <table:table-cell office:value-type="float" office:value="657494">
            <text:p>657494</text:p>
          </table:table-cell>
          <table:table-cell office:value-type="float" office:value="16215">
            <text:p>16215</text:p>
          </table:table-cell>
          <table:table-cell office:value-type="float" office:value="1245678">
            <text:p>1245678</text:p>
          </table:table-cell>
          <table:table-cell office:value-type="float" office:value="40034">
            <text:p>40034</text:p>
          </table:table-cell>
          <table:table-cell table:number-columns-repeated="2"/>
          <table:table-cell table:formula="of:=[.A1242]+[.C1242]-[.A1241]-[.C1241]" office:value-type="float" office:value="1039">
            <text:p>1039</text:p>
          </table:table-cell>
          <table:table-cell table:formula="of:=[.E1242]+[.G1242]-[.E1241]-[.G1241]" office:value-type="float" office:value="1125">
            <text:p>1125</text:p>
          </table:table-cell>
          <table:table-cell table:formula="of:=[.B1242]+[.D1242]-[.B1241]-[.D1241]" office:value-type="float" office:value="33">
            <text:p>33</text:p>
          </table:table-cell>
          <table:table-cell table:formula="of:=[.F1242]+[.H1242]-[.F1241]-[.H12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9088">
            <text:p>439088</text:p>
          </table:table-cell>
          <table:table-cell office:value-type="float" office:value="12024">
            <text:p>12024</text:p>
          </table:table-cell>
          <table:table-cell office:value-type="float" office:value="898900">
            <text:p>898900</text:p>
          </table:table-cell>
          <table:table-cell office:value-type="float" office:value="30036">
            <text:p>30036</text:p>
          </table:table-cell>
          <table:table-cell office:value-type="float" office:value="657819">
            <text:p>657819</text:p>
          </table:table-cell>
          <table:table-cell office:value-type="float" office:value="16224">
            <text:p>16224</text:p>
          </table:table-cell>
          <table:table-cell office:value-type="float" office:value="1246478">
            <text:p>1246478</text:p>
          </table:table-cell>
          <table:table-cell office:value-type="float" office:value="40058">
            <text:p>40058</text:p>
          </table:table-cell>
          <table:table-cell table:number-columns-repeated="2"/>
          <table:table-cell table:formula="of:=[.A1243]+[.C1243]-[.A1242]-[.C1242]" office:value-type="float" office:value="1043">
            <text:p>1043</text:p>
          </table:table-cell>
          <table:table-cell table:formula="of:=[.E1243]+[.G1243]-[.E1242]-[.G1242]" office:value-type="float" office:value="1121">
            <text:p>1121</text:p>
          </table:table-cell>
          <table:table-cell table:formula="of:=[.B1243]+[.D1243]-[.B1242]-[.D1242]" office:value-type="float" office:value="33">
            <text:p>33</text:p>
          </table:table-cell>
          <table:table-cell table:formula="of:=[.F1243]+[.H1243]-[.F1242]-[.H12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9413">
            <text:p>439413</text:p>
          </table:table-cell>
          <table:table-cell office:value-type="float" office:value="12033">
            <text:p>12033</text:p>
          </table:table-cell>
          <table:table-cell office:value-type="float" office:value="899618">
            <text:p>899618</text:p>
          </table:table-cell>
          <table:table-cell office:value-type="float" office:value="30060">
            <text:p>30060</text:p>
          </table:table-cell>
          <table:table-cell office:value-type="float" office:value="658140">
            <text:p>658140</text:p>
          </table:table-cell>
          <table:table-cell office:value-type="float" office:value="16233">
            <text:p>16233</text:p>
          </table:table-cell>
          <table:table-cell office:value-type="float" office:value="1247278">
            <text:p>1247278</text:p>
          </table:table-cell>
          <table:table-cell office:value-type="float" office:value="40082">
            <text:p>40082</text:p>
          </table:table-cell>
          <table:table-cell table:number-columns-repeated="2"/>
          <table:table-cell table:formula="of:=[.A1244]+[.C1244]-[.A1243]-[.C1243]" office:value-type="float" office:value="1039">
            <text:p>1039</text:p>
          </table:table-cell>
          <table:table-cell table:formula="of:=[.E1244]+[.G1244]-[.E1243]-[.G1243]" office:value-type="float" office:value="1125">
            <text:p>1125</text:p>
          </table:table-cell>
          <table:table-cell table:formula="of:=[.B1244]+[.D1244]-[.B1243]-[.D1243]" office:value-type="float" office:value="33">
            <text:p>33</text:p>
          </table:table-cell>
          <table:table-cell table:formula="of:=[.F1244]+[.H1244]-[.F1243]-[.H12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39734">
            <text:p>439734</text:p>
          </table:table-cell>
          <table:table-cell office:value-type="float" office:value="12042">
            <text:p>12042</text:p>
          </table:table-cell>
          <table:table-cell office:value-type="float" office:value="900336">
            <text:p>900336</text:p>
          </table:table-cell>
          <table:table-cell office:value-type="float" office:value="30084">
            <text:p>30084</text:p>
          </table:table-cell>
          <table:table-cell office:value-type="float" office:value="658465">
            <text:p>658465</text:p>
          </table:table-cell>
          <table:table-cell office:value-type="float" office:value="16242">
            <text:p>16242</text:p>
          </table:table-cell>
          <table:table-cell office:value-type="float" office:value="1248078">
            <text:p>1248078</text:p>
          </table:table-cell>
          <table:table-cell office:value-type="float" office:value="40106">
            <text:p>40106</text:p>
          </table:table-cell>
          <table:table-cell table:number-columns-repeated="2"/>
          <table:table-cell table:formula="of:=[.A1245]+[.C1245]-[.A1244]-[.C1244]" office:value-type="float" office:value="1043">
            <text:p>1043</text:p>
          </table:table-cell>
          <table:table-cell table:formula="of:=[.E1245]+[.G1245]-[.E1244]-[.G1244]" office:value-type="float" office:value="1121">
            <text:p>1121</text:p>
          </table:table-cell>
          <table:table-cell table:formula="of:=[.B1245]+[.D1245]-[.B1244]-[.D1244]" office:value-type="float" office:value="33">
            <text:p>33</text:p>
          </table:table-cell>
          <table:table-cell table:formula="of:=[.F1245]+[.H1245]-[.F1244]-[.H12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0059">
            <text:p>440059</text:p>
          </table:table-cell>
          <table:table-cell office:value-type="float" office:value="12051">
            <text:p>12051</text:p>
          </table:table-cell>
          <table:table-cell office:value-type="float" office:value="901054">
            <text:p>901054</text:p>
          </table:table-cell>
          <table:table-cell office:value-type="float" office:value="30108">
            <text:p>30108</text:p>
          </table:table-cell>
          <table:table-cell office:value-type="float" office:value="658786">
            <text:p>658786</text:p>
          </table:table-cell>
          <table:table-cell office:value-type="float" office:value="16251">
            <text:p>16251</text:p>
          </table:table-cell>
          <table:table-cell office:value-type="float" office:value="1248878">
            <text:p>1248878</text:p>
          </table:table-cell>
          <table:table-cell office:value-type="float" office:value="40130">
            <text:p>40130</text:p>
          </table:table-cell>
          <table:table-cell table:number-columns-repeated="2"/>
          <table:table-cell table:formula="of:=[.A1246]+[.C1246]-[.A1245]-[.C1245]" office:value-type="float" office:value="1039">
            <text:p>1039</text:p>
          </table:table-cell>
          <table:table-cell table:formula="of:=[.E1246]+[.G1246]-[.E1245]-[.G1245]" office:value-type="float" office:value="1125">
            <text:p>1125</text:p>
          </table:table-cell>
          <table:table-cell table:formula="of:=[.B1246]+[.D1246]-[.B1245]-[.D1245]" office:value-type="float" office:value="33">
            <text:p>33</text:p>
          </table:table-cell>
          <table:table-cell table:formula="of:=[.F1246]+[.H1246]-[.F1245]-[.H12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0380">
            <text:p>440380</text:p>
          </table:table-cell>
          <table:table-cell office:value-type="float" office:value="12060">
            <text:p>12060</text:p>
          </table:table-cell>
          <table:table-cell office:value-type="float" office:value="901772">
            <text:p>901772</text:p>
          </table:table-cell>
          <table:table-cell office:value-type="float" office:value="30132">
            <text:p>30132</text:p>
          </table:table-cell>
          <table:table-cell office:value-type="float" office:value="659111">
            <text:p>659111</text:p>
          </table:table-cell>
          <table:table-cell office:value-type="float" office:value="16260">
            <text:p>16260</text:p>
          </table:table-cell>
          <table:table-cell office:value-type="float" office:value="1249678">
            <text:p>1249678</text:p>
          </table:table-cell>
          <table:table-cell office:value-type="float" office:value="40154">
            <text:p>40154</text:p>
          </table:table-cell>
          <table:table-cell table:number-columns-repeated="2"/>
          <table:table-cell table:formula="of:=[.A1247]+[.C1247]-[.A1246]-[.C1246]" office:value-type="float" office:value="1043">
            <text:p>1043</text:p>
          </table:table-cell>
          <table:table-cell table:formula="of:=[.E1247]+[.G1247]-[.E1246]-[.G1246]" office:value-type="float" office:value="1121">
            <text:p>1121</text:p>
          </table:table-cell>
          <table:table-cell table:formula="of:=[.B1247]+[.D1247]-[.B1246]-[.D1246]" office:value-type="float" office:value="33">
            <text:p>33</text:p>
          </table:table-cell>
          <table:table-cell table:formula="of:=[.F1247]+[.H1247]-[.F1246]-[.H12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0705">
            <text:p>440705</text:p>
          </table:table-cell>
          <table:table-cell office:value-type="float" office:value="12069">
            <text:p>12069</text:p>
          </table:table-cell>
          <table:table-cell office:value-type="float" office:value="902490">
            <text:p>902490</text:p>
          </table:table-cell>
          <table:table-cell office:value-type="float" office:value="30156">
            <text:p>30156</text:p>
          </table:table-cell>
          <table:table-cell office:value-type="float" office:value="659432">
            <text:p>659432</text:p>
          </table:table-cell>
          <table:table-cell office:value-type="float" office:value="16269">
            <text:p>16269</text:p>
          </table:table-cell>
          <table:table-cell office:value-type="float" office:value="1250478">
            <text:p>1250478</text:p>
          </table:table-cell>
          <table:table-cell office:value-type="float" office:value="40178">
            <text:p>40178</text:p>
          </table:table-cell>
          <table:table-cell table:number-columns-repeated="2"/>
          <table:table-cell table:formula="of:=[.A1248]+[.C1248]-[.A1247]-[.C1247]" office:value-type="float" office:value="1039">
            <text:p>1039</text:p>
          </table:table-cell>
          <table:table-cell table:formula="of:=[.E1248]+[.G1248]-[.E1247]-[.G1247]" office:value-type="float" office:value="1145">
            <text:p>1145</text:p>
          </table:table-cell>
          <table:table-cell table:formula="of:=[.B1248]+[.D1248]-[.B1247]-[.D1247]" office:value-type="float" office:value="33">
            <text:p>33</text:p>
          </table:table-cell>
          <table:table-cell table:formula="of:=[.F1248]+[.H1248]-[.F1247]-[.H124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41026">
            <text:p>441026</text:p>
          </table:table-cell>
          <table:table-cell office:value-type="float" office:value="12078">
            <text:p>12078</text:p>
          </table:table-cell>
          <table:table-cell office:value-type="float" office:value="903208">
            <text:p>903208</text:p>
          </table:table-cell>
          <table:table-cell office:value-type="float" office:value="30180">
            <text:p>30180</text:p>
          </table:table-cell>
          <table:table-cell office:value-type="float" office:value="659777">
            <text:p>659777</text:p>
          </table:table-cell>
          <table:table-cell office:value-type="float" office:value="16279">
            <text:p>16279</text:p>
          </table:table-cell>
          <table:table-cell office:value-type="float" office:value="1251278">
            <text:p>1251278</text:p>
          </table:table-cell>
          <table:table-cell office:value-type="float" office:value="40202">
            <text:p>40202</text:p>
          </table:table-cell>
          <table:table-cell table:number-columns-repeated="2"/>
          <table:table-cell table:formula="of:=[.A1249]+[.C1249]-[.A1248]-[.C1248]" office:value-type="float" office:value="1043">
            <text:p>1043</text:p>
          </table:table-cell>
          <table:table-cell table:formula="of:=[.E1249]+[.G1249]-[.E1248]-[.G1248]" office:value-type="float" office:value="1121">
            <text:p>1121</text:p>
          </table:table-cell>
          <table:table-cell table:formula="of:=[.B1249]+[.D1249]-[.B1248]-[.D1248]" office:value-type="float" office:value="33">
            <text:p>33</text:p>
          </table:table-cell>
          <table:table-cell table:formula="of:=[.F1249]+[.H1249]-[.F1248]-[.H12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1351">
            <text:p>441351</text:p>
          </table:table-cell>
          <table:table-cell office:value-type="float" office:value="12087">
            <text:p>12087</text:p>
          </table:table-cell>
          <table:table-cell office:value-type="float" office:value="903926">
            <text:p>903926</text:p>
          </table:table-cell>
          <table:table-cell office:value-type="float" office:value="30204">
            <text:p>30204</text:p>
          </table:table-cell>
          <table:table-cell office:value-type="float" office:value="660098">
            <text:p>660098</text:p>
          </table:table-cell>
          <table:table-cell office:value-type="float" office:value="16288">
            <text:p>16288</text:p>
          </table:table-cell>
          <table:table-cell office:value-type="float" office:value="1252078">
            <text:p>1252078</text:p>
          </table:table-cell>
          <table:table-cell office:value-type="float" office:value="40226">
            <text:p>40226</text:p>
          </table:table-cell>
          <table:table-cell table:number-columns-repeated="2"/>
          <table:table-cell table:formula="of:=[.A1250]+[.C1250]-[.A1249]-[.C1249]" office:value-type="float" office:value="1039">
            <text:p>1039</text:p>
          </table:table-cell>
          <table:table-cell table:formula="of:=[.E1250]+[.G1250]-[.E1249]-[.G1249]" office:value-type="float" office:value="1125">
            <text:p>1125</text:p>
          </table:table-cell>
          <table:table-cell table:formula="of:=[.B1250]+[.D1250]-[.B1249]-[.D1249]" office:value-type="float" office:value="33">
            <text:p>33</text:p>
          </table:table-cell>
          <table:table-cell table:formula="of:=[.F1250]+[.H1250]-[.F1249]-[.H12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1672">
            <text:p>441672</text:p>
          </table:table-cell>
          <table:table-cell office:value-type="float" office:value="12096">
            <text:p>12096</text:p>
          </table:table-cell>
          <table:table-cell office:value-type="float" office:value="904644">
            <text:p>904644</text:p>
          </table:table-cell>
          <table:table-cell office:value-type="float" office:value="30228">
            <text:p>30228</text:p>
          </table:table-cell>
          <table:table-cell office:value-type="float" office:value="660423">
            <text:p>660423</text:p>
          </table:table-cell>
          <table:table-cell office:value-type="float" office:value="16297">
            <text:p>16297</text:p>
          </table:table-cell>
          <table:table-cell office:value-type="float" office:value="1252878">
            <text:p>1252878</text:p>
          </table:table-cell>
          <table:table-cell office:value-type="float" office:value="40250">
            <text:p>40250</text:p>
          </table:table-cell>
          <table:table-cell table:number-columns-repeated="2"/>
          <table:table-cell table:formula="of:=[.A1251]+[.C1251]-[.A1250]-[.C1250]" office:value-type="float" office:value="1043">
            <text:p>1043</text:p>
          </table:table-cell>
          <table:table-cell table:formula="of:=[.E1251]+[.G1251]-[.E1250]-[.G1250]" office:value-type="float" office:value="1121">
            <text:p>1121</text:p>
          </table:table-cell>
          <table:table-cell table:formula="of:=[.B1251]+[.D1251]-[.B1250]-[.D1250]" office:value-type="float" office:value="33">
            <text:p>33</text:p>
          </table:table-cell>
          <table:table-cell table:formula="of:=[.F1251]+[.H1251]-[.F1250]-[.H12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1997">
            <text:p>441997</text:p>
          </table:table-cell>
          <table:table-cell office:value-type="float" office:value="12105">
            <text:p>12105</text:p>
          </table:table-cell>
          <table:table-cell office:value-type="float" office:value="905362">
            <text:p>905362</text:p>
          </table:table-cell>
          <table:table-cell office:value-type="float" office:value="30252">
            <text:p>30252</text:p>
          </table:table-cell>
          <table:table-cell office:value-type="float" office:value="660744">
            <text:p>660744</text:p>
          </table:table-cell>
          <table:table-cell office:value-type="float" office:value="16306">
            <text:p>16306</text:p>
          </table:table-cell>
          <table:table-cell office:value-type="float" office:value="1253678">
            <text:p>1253678</text:p>
          </table:table-cell>
          <table:table-cell office:value-type="float" office:value="40274">
            <text:p>40274</text:p>
          </table:table-cell>
          <table:table-cell table:number-columns-repeated="2"/>
          <table:table-cell table:formula="of:=[.A1252]+[.C1252]-[.A1251]-[.C1251]" office:value-type="float" office:value="1039">
            <text:p>1039</text:p>
          </table:table-cell>
          <table:table-cell table:formula="of:=[.E1252]+[.G1252]-[.E1251]-[.G1251]" office:value-type="float" office:value="1145">
            <text:p>1145</text:p>
          </table:table-cell>
          <table:table-cell table:formula="of:=[.B1252]+[.D1252]-[.B1251]-[.D1251]" office:value-type="float" office:value="33">
            <text:p>33</text:p>
          </table:table-cell>
          <table:table-cell table:formula="of:=[.F1252]+[.H1252]-[.F1251]-[.H125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42318">
            <text:p>442318</text:p>
          </table:table-cell>
          <table:table-cell office:value-type="float" office:value="12114">
            <text:p>12114</text:p>
          </table:table-cell>
          <table:table-cell office:value-type="float" office:value="906080">
            <text:p>906080</text:p>
          </table:table-cell>
          <table:table-cell office:value-type="float" office:value="30276">
            <text:p>30276</text:p>
          </table:table-cell>
          <table:table-cell office:value-type="float" office:value="661089">
            <text:p>661089</text:p>
          </table:table-cell>
          <table:table-cell office:value-type="float" office:value="16316">
            <text:p>16316</text:p>
          </table:table-cell>
          <table:table-cell office:value-type="float" office:value="1254478">
            <text:p>1254478</text:p>
          </table:table-cell>
          <table:table-cell office:value-type="float" office:value="40298">
            <text:p>40298</text:p>
          </table:table-cell>
          <table:table-cell table:number-columns-repeated="2"/>
          <table:table-cell table:formula="of:=[.A1253]+[.C1253]-[.A1252]-[.C1252]" office:value-type="float" office:value="1043">
            <text:p>1043</text:p>
          </table:table-cell>
          <table:table-cell table:formula="of:=[.E1253]+[.G1253]-[.E1252]-[.G1252]" office:value-type="float" office:value="1121">
            <text:p>1121</text:p>
          </table:table-cell>
          <table:table-cell table:formula="of:=[.B1253]+[.D1253]-[.B1252]-[.D1252]" office:value-type="float" office:value="33">
            <text:p>33</text:p>
          </table:table-cell>
          <table:table-cell table:formula="of:=[.F1253]+[.H1253]-[.F1252]-[.H12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2643">
            <text:p>442643</text:p>
          </table:table-cell>
          <table:table-cell office:value-type="float" office:value="12123">
            <text:p>12123</text:p>
          </table:table-cell>
          <table:table-cell office:value-type="float" office:value="906798">
            <text:p>906798</text:p>
          </table:table-cell>
          <table:table-cell office:value-type="float" office:value="30300">
            <text:p>30300</text:p>
          </table:table-cell>
          <table:table-cell office:value-type="float" office:value="661410">
            <text:p>661410</text:p>
          </table:table-cell>
          <table:table-cell office:value-type="float" office:value="16325">
            <text:p>16325</text:p>
          </table:table-cell>
          <table:table-cell office:value-type="float" office:value="1255278">
            <text:p>1255278</text:p>
          </table:table-cell>
          <table:table-cell office:value-type="float" office:value="40322">
            <text:p>40322</text:p>
          </table:table-cell>
          <table:table-cell table:number-columns-repeated="2"/>
          <table:table-cell table:formula="of:=[.A1254]+[.C1254]-[.A1253]-[.C1253]" office:value-type="float" office:value="1039">
            <text:p>1039</text:p>
          </table:table-cell>
          <table:table-cell table:formula="of:=[.E1254]+[.G1254]-[.E1253]-[.G1253]" office:value-type="float" office:value="1125">
            <text:p>1125</text:p>
          </table:table-cell>
          <table:table-cell table:formula="of:=[.B1254]+[.D1254]-[.B1253]-[.D1253]" office:value-type="float" office:value="33">
            <text:p>33</text:p>
          </table:table-cell>
          <table:table-cell table:formula="of:=[.F1254]+[.H1254]-[.F1253]-[.H12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2964">
            <text:p>442964</text:p>
          </table:table-cell>
          <table:table-cell office:value-type="float" office:value="12132">
            <text:p>12132</text:p>
          </table:table-cell>
          <table:table-cell office:value-type="float" office:value="907516">
            <text:p>907516</text:p>
          </table:table-cell>
          <table:table-cell office:value-type="float" office:value="30324">
            <text:p>30324</text:p>
          </table:table-cell>
          <table:table-cell office:value-type="float" office:value="661735">
            <text:p>661735</text:p>
          </table:table-cell>
          <table:table-cell office:value-type="float" office:value="16334">
            <text:p>16334</text:p>
          </table:table-cell>
          <table:table-cell office:value-type="float" office:value="1256078">
            <text:p>1256078</text:p>
          </table:table-cell>
          <table:table-cell office:value-type="float" office:value="40346">
            <text:p>40346</text:p>
          </table:table-cell>
          <table:table-cell table:number-columns-repeated="2"/>
          <table:table-cell table:formula="of:=[.A1255]+[.C1255]-[.A1254]-[.C1254]" office:value-type="float" office:value="1043">
            <text:p>1043</text:p>
          </table:table-cell>
          <table:table-cell table:formula="of:=[.E1255]+[.G1255]-[.E1254]-[.G1254]" office:value-type="float" office:value="1121">
            <text:p>1121</text:p>
          </table:table-cell>
          <table:table-cell table:formula="of:=[.B1255]+[.D1255]-[.B1254]-[.D1254]" office:value-type="float" office:value="33">
            <text:p>33</text:p>
          </table:table-cell>
          <table:table-cell table:formula="of:=[.F1255]+[.H1255]-[.F1254]-[.H12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3289">
            <text:p>443289</text:p>
          </table:table-cell>
          <table:table-cell office:value-type="float" office:value="12141">
            <text:p>12141</text:p>
          </table:table-cell>
          <table:table-cell office:value-type="float" office:value="908234">
            <text:p>908234</text:p>
          </table:table-cell>
          <table:table-cell office:value-type="float" office:value="30348">
            <text:p>30348</text:p>
          </table:table-cell>
          <table:table-cell office:value-type="float" office:value="662056">
            <text:p>662056</text:p>
          </table:table-cell>
          <table:table-cell office:value-type="float" office:value="16343">
            <text:p>16343</text:p>
          </table:table-cell>
          <table:table-cell office:value-type="float" office:value="1256878">
            <text:p>1256878</text:p>
          </table:table-cell>
          <table:table-cell office:value-type="float" office:value="40370">
            <text:p>40370</text:p>
          </table:table-cell>
          <table:table-cell table:number-columns-repeated="2"/>
          <table:table-cell table:formula="of:=[.A1256]+[.C1256]-[.A1255]-[.C1255]" office:value-type="float" office:value="1039">
            <text:p>1039</text:p>
          </table:table-cell>
          <table:table-cell table:formula="of:=[.E1256]+[.G1256]-[.E1255]-[.G1255]" office:value-type="float" office:value="1125">
            <text:p>1125</text:p>
          </table:table-cell>
          <table:table-cell table:formula="of:=[.B1256]+[.D1256]-[.B1255]-[.D1255]" office:value-type="float" office:value="33">
            <text:p>33</text:p>
          </table:table-cell>
          <table:table-cell table:formula="of:=[.F1256]+[.H1256]-[.F1255]-[.H12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3610">
            <text:p>443610</text:p>
          </table:table-cell>
          <table:table-cell office:value-type="float" office:value="12150">
            <text:p>12150</text:p>
          </table:table-cell>
          <table:table-cell office:value-type="float" office:value="908952">
            <text:p>908952</text:p>
          </table:table-cell>
          <table:table-cell office:value-type="float" office:value="30372">
            <text:p>30372</text:p>
          </table:table-cell>
          <table:table-cell office:value-type="float" office:value="662381">
            <text:p>662381</text:p>
          </table:table-cell>
          <table:table-cell office:value-type="float" office:value="16352">
            <text:p>16352</text:p>
          </table:table-cell>
          <table:table-cell office:value-type="float" office:value="1257678">
            <text:p>1257678</text:p>
          </table:table-cell>
          <table:table-cell office:value-type="float" office:value="40394">
            <text:p>40394</text:p>
          </table:table-cell>
          <table:table-cell table:number-columns-repeated="2"/>
          <table:table-cell table:formula="of:=[.A1257]+[.C1257]-[.A1256]-[.C1256]" office:value-type="float" office:value="1043">
            <text:p>1043</text:p>
          </table:table-cell>
          <table:table-cell table:formula="of:=[.E1257]+[.G1257]-[.E1256]-[.G1256]" office:value-type="float" office:value="1121">
            <text:p>1121</text:p>
          </table:table-cell>
          <table:table-cell table:formula="of:=[.B1257]+[.D1257]-[.B1256]-[.D1256]" office:value-type="float" office:value="33">
            <text:p>33</text:p>
          </table:table-cell>
          <table:table-cell table:formula="of:=[.F1257]+[.H1257]-[.F1256]-[.H12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3935">
            <text:p>443935</text:p>
          </table:table-cell>
          <table:table-cell office:value-type="float" office:value="12159">
            <text:p>12159</text:p>
          </table:table-cell>
          <table:table-cell office:value-type="float" office:value="909670">
            <text:p>909670</text:p>
          </table:table-cell>
          <table:table-cell office:value-type="float" office:value="30396">
            <text:p>30396</text:p>
          </table:table-cell>
          <table:table-cell office:value-type="float" office:value="662702">
            <text:p>662702</text:p>
          </table:table-cell>
          <table:table-cell office:value-type="float" office:value="16361">
            <text:p>16361</text:p>
          </table:table-cell>
          <table:table-cell office:value-type="float" office:value="1258478">
            <text:p>1258478</text:p>
          </table:table-cell>
          <table:table-cell office:value-type="float" office:value="40418">
            <text:p>40418</text:p>
          </table:table-cell>
          <table:table-cell table:number-columns-repeated="2"/>
          <table:table-cell table:formula="of:=[.A1258]+[.C1258]-[.A1257]-[.C1257]" office:value-type="float" office:value="1039">
            <text:p>1039</text:p>
          </table:table-cell>
          <table:table-cell table:formula="of:=[.E1258]+[.G1258]-[.E1257]-[.G1257]" office:value-type="float" office:value="1125">
            <text:p>1125</text:p>
          </table:table-cell>
          <table:table-cell table:formula="of:=[.B1258]+[.D1258]-[.B1257]-[.D1257]" office:value-type="float" office:value="33">
            <text:p>33</text:p>
          </table:table-cell>
          <table:table-cell table:formula="of:=[.F1258]+[.H1258]-[.F1257]-[.H12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4256">
            <text:p>444256</text:p>
          </table:table-cell>
          <table:table-cell office:value-type="float" office:value="12168">
            <text:p>12168</text:p>
          </table:table-cell>
          <table:table-cell office:value-type="float" office:value="910388">
            <text:p>910388</text:p>
          </table:table-cell>
          <table:table-cell office:value-type="float" office:value="30420">
            <text:p>30420</text:p>
          </table:table-cell>
          <table:table-cell office:value-type="float" office:value="663027">
            <text:p>663027</text:p>
          </table:table-cell>
          <table:table-cell office:value-type="float" office:value="16370">
            <text:p>16370</text:p>
          </table:table-cell>
          <table:table-cell office:value-type="float" office:value="1259278">
            <text:p>1259278</text:p>
          </table:table-cell>
          <table:table-cell office:value-type="float" office:value="40442">
            <text:p>40442</text:p>
          </table:table-cell>
          <table:table-cell table:number-columns-repeated="2"/>
          <table:table-cell table:formula="of:=[.A1259]+[.C1259]-[.A1258]-[.C1258]" office:value-type="float" office:value="1043">
            <text:p>1043</text:p>
          </table:table-cell>
          <table:table-cell table:formula="of:=[.E1259]+[.G1259]-[.E1258]-[.G1258]" office:value-type="float" office:value="1121">
            <text:p>1121</text:p>
          </table:table-cell>
          <table:table-cell table:formula="of:=[.B1259]+[.D1259]-[.B1258]-[.D1258]" office:value-type="float" office:value="33">
            <text:p>33</text:p>
          </table:table-cell>
          <table:table-cell table:formula="of:=[.F1259]+[.H1259]-[.F1258]-[.H12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4581">
            <text:p>444581</text:p>
          </table:table-cell>
          <table:table-cell office:value-type="float" office:value="12177">
            <text:p>12177</text:p>
          </table:table-cell>
          <table:table-cell office:value-type="float" office:value="911106">
            <text:p>911106</text:p>
          </table:table-cell>
          <table:table-cell office:value-type="float" office:value="30444">
            <text:p>30444</text:p>
          </table:table-cell>
          <table:table-cell office:value-type="float" office:value="663348">
            <text:p>663348</text:p>
          </table:table-cell>
          <table:table-cell office:value-type="float" office:value="16379">
            <text:p>16379</text:p>
          </table:table-cell>
          <table:table-cell office:value-type="float" office:value="1260078">
            <text:p>1260078</text:p>
          </table:table-cell>
          <table:table-cell office:value-type="float" office:value="40466">
            <text:p>40466</text:p>
          </table:table-cell>
          <table:table-cell table:number-columns-repeated="2"/>
          <table:table-cell table:formula="of:=[.A1260]+[.C1260]-[.A1259]-[.C1259]" office:value-type="float" office:value="1039">
            <text:p>1039</text:p>
          </table:table-cell>
          <table:table-cell table:formula="of:=[.E1260]+[.G1260]-[.E1259]-[.G1259]" office:value-type="float" office:value="1145">
            <text:p>1145</text:p>
          </table:table-cell>
          <table:table-cell table:formula="of:=[.B1260]+[.D1260]-[.B1259]-[.D1259]" office:value-type="float" office:value="33">
            <text:p>33</text:p>
          </table:table-cell>
          <table:table-cell table:formula="of:=[.F1260]+[.H1260]-[.F1259]-[.H12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44902">
            <text:p>444902</text:p>
          </table:table-cell>
          <table:table-cell office:value-type="float" office:value="12186">
            <text:p>12186</text:p>
          </table:table-cell>
          <table:table-cell office:value-type="float" office:value="911824">
            <text:p>911824</text:p>
          </table:table-cell>
          <table:table-cell office:value-type="float" office:value="30468">
            <text:p>30468</text:p>
          </table:table-cell>
          <table:table-cell office:value-type="float" office:value="663693">
            <text:p>663693</text:p>
          </table:table-cell>
          <table:table-cell office:value-type="float" office:value="16389">
            <text:p>16389</text:p>
          </table:table-cell>
          <table:table-cell office:value-type="float" office:value="1260878">
            <text:p>1260878</text:p>
          </table:table-cell>
          <table:table-cell office:value-type="float" office:value="40490">
            <text:p>40490</text:p>
          </table:table-cell>
          <table:table-cell table:number-columns-repeated="2"/>
          <table:table-cell table:formula="of:=[.A1261]+[.C1261]-[.A1260]-[.C1260]" office:value-type="float" office:value="1043">
            <text:p>1043</text:p>
          </table:table-cell>
          <table:table-cell table:formula="of:=[.E1261]+[.G1261]-[.E1260]-[.G1260]" office:value-type="float" office:value="1121">
            <text:p>1121</text:p>
          </table:table-cell>
          <table:table-cell table:formula="of:=[.B1261]+[.D1261]-[.B1260]-[.D1260]" office:value-type="float" office:value="33">
            <text:p>33</text:p>
          </table:table-cell>
          <table:table-cell table:formula="of:=[.F1261]+[.H1261]-[.F1260]-[.H12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5227">
            <text:p>445227</text:p>
          </table:table-cell>
          <table:table-cell office:value-type="float" office:value="12195">
            <text:p>12195</text:p>
          </table:table-cell>
          <table:table-cell office:value-type="float" office:value="912542">
            <text:p>912542</text:p>
          </table:table-cell>
          <table:table-cell office:value-type="float" office:value="30492">
            <text:p>30492</text:p>
          </table:table-cell>
          <table:table-cell office:value-type="float" office:value="664014">
            <text:p>664014</text:p>
          </table:table-cell>
          <table:table-cell office:value-type="float" office:value="16398">
            <text:p>16398</text:p>
          </table:table-cell>
          <table:table-cell office:value-type="float" office:value="1261678">
            <text:p>1261678</text:p>
          </table:table-cell>
          <table:table-cell office:value-type="float" office:value="40514">
            <text:p>40514</text:p>
          </table:table-cell>
          <table:table-cell table:number-columns-repeated="2"/>
          <table:table-cell table:formula="of:=[.A1262]+[.C1262]-[.A1261]-[.C1261]" office:value-type="float" office:value="1039">
            <text:p>1039</text:p>
          </table:table-cell>
          <table:table-cell table:formula="of:=[.E1262]+[.G1262]-[.E1261]-[.G1261]" office:value-type="float" office:value="1125">
            <text:p>1125</text:p>
          </table:table-cell>
          <table:table-cell table:formula="of:=[.B1262]+[.D1262]-[.B1261]-[.D1261]" office:value-type="float" office:value="33">
            <text:p>33</text:p>
          </table:table-cell>
          <table:table-cell table:formula="of:=[.F1262]+[.H1262]-[.F1261]-[.H12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5548">
            <text:p>445548</text:p>
          </table:table-cell>
          <table:table-cell office:value-type="float" office:value="12204">
            <text:p>12204</text:p>
          </table:table-cell>
          <table:table-cell office:value-type="float" office:value="913260">
            <text:p>913260</text:p>
          </table:table-cell>
          <table:table-cell office:value-type="float" office:value="30516">
            <text:p>30516</text:p>
          </table:table-cell>
          <table:table-cell office:value-type="float" office:value="664339">
            <text:p>664339</text:p>
          </table:table-cell>
          <table:table-cell office:value-type="float" office:value="16407">
            <text:p>16407</text:p>
          </table:table-cell>
          <table:table-cell office:value-type="float" office:value="1262478">
            <text:p>1262478</text:p>
          </table:table-cell>
          <table:table-cell office:value-type="float" office:value="40538">
            <text:p>40538</text:p>
          </table:table-cell>
          <table:table-cell table:number-columns-repeated="2"/>
          <table:table-cell table:formula="of:=[.A1263]+[.C1263]-[.A1262]-[.C1262]" office:value-type="float" office:value="1043">
            <text:p>1043</text:p>
          </table:table-cell>
          <table:table-cell table:formula="of:=[.E1263]+[.G1263]-[.E1262]-[.G1262]" office:value-type="float" office:value="1121">
            <text:p>1121</text:p>
          </table:table-cell>
          <table:table-cell table:formula="of:=[.B1263]+[.D1263]-[.B1262]-[.D1262]" office:value-type="float" office:value="33">
            <text:p>33</text:p>
          </table:table-cell>
          <table:table-cell table:formula="of:=[.F1263]+[.H1263]-[.F1262]-[.H12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5873">
            <text:p>445873</text:p>
          </table:table-cell>
          <table:table-cell office:value-type="float" office:value="12213">
            <text:p>12213</text:p>
          </table:table-cell>
          <table:table-cell office:value-type="float" office:value="913978">
            <text:p>913978</text:p>
          </table:table-cell>
          <table:table-cell office:value-type="float" office:value="30540">
            <text:p>30540</text:p>
          </table:table-cell>
          <table:table-cell office:value-type="float" office:value="664660">
            <text:p>664660</text:p>
          </table:table-cell>
          <table:table-cell office:value-type="float" office:value="16416">
            <text:p>16416</text:p>
          </table:table-cell>
          <table:table-cell office:value-type="float" office:value="1263278">
            <text:p>1263278</text:p>
          </table:table-cell>
          <table:table-cell office:value-type="float" office:value="40562">
            <text:p>40562</text:p>
          </table:table-cell>
          <table:table-cell table:number-columns-repeated="2"/>
          <table:table-cell table:formula="of:=[.A1264]+[.C1264]-[.A1263]-[.C1263]" office:value-type="float" office:value="1039">
            <text:p>1039</text:p>
          </table:table-cell>
          <table:table-cell table:formula="of:=[.E1264]+[.G1264]-[.E1263]-[.G1263]" office:value-type="float" office:value="1125">
            <text:p>1125</text:p>
          </table:table-cell>
          <table:table-cell table:formula="of:=[.B1264]+[.D1264]-[.B1263]-[.D1263]" office:value-type="float" office:value="33">
            <text:p>33</text:p>
          </table:table-cell>
          <table:table-cell table:formula="of:=[.F1264]+[.H1264]-[.F1263]-[.H12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6194">
            <text:p>446194</text:p>
          </table:table-cell>
          <table:table-cell office:value-type="float" office:value="12222">
            <text:p>12222</text:p>
          </table:table-cell>
          <table:table-cell office:value-type="float" office:value="914696">
            <text:p>914696</text:p>
          </table:table-cell>
          <table:table-cell office:value-type="float" office:value="30564">
            <text:p>30564</text:p>
          </table:table-cell>
          <table:table-cell office:value-type="float" office:value="664985">
            <text:p>664985</text:p>
          </table:table-cell>
          <table:table-cell office:value-type="float" office:value="16425">
            <text:p>16425</text:p>
          </table:table-cell>
          <table:table-cell office:value-type="float" office:value="1264078">
            <text:p>1264078</text:p>
          </table:table-cell>
          <table:table-cell office:value-type="float" office:value="40586">
            <text:p>40586</text:p>
          </table:table-cell>
          <table:table-cell table:number-columns-repeated="2"/>
          <table:table-cell table:formula="of:=[.A1265]+[.C1265]-[.A1264]-[.C1264]" office:value-type="float" office:value="1043">
            <text:p>1043</text:p>
          </table:table-cell>
          <table:table-cell table:formula="of:=[.E1265]+[.G1265]-[.E1264]-[.G1264]" office:value-type="float" office:value="1121">
            <text:p>1121</text:p>
          </table:table-cell>
          <table:table-cell table:formula="of:=[.B1265]+[.D1265]-[.B1264]-[.D1264]" office:value-type="float" office:value="33">
            <text:p>33</text:p>
          </table:table-cell>
          <table:table-cell table:formula="of:=[.F1265]+[.H1265]-[.F1264]-[.H12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6519">
            <text:p>446519</text:p>
          </table:table-cell>
          <table:table-cell office:value-type="float" office:value="12231">
            <text:p>12231</text:p>
          </table:table-cell>
          <table:table-cell office:value-type="float" office:value="915414">
            <text:p>915414</text:p>
          </table:table-cell>
          <table:table-cell office:value-type="float" office:value="30588">
            <text:p>30588</text:p>
          </table:table-cell>
          <table:table-cell office:value-type="float" office:value="665306">
            <text:p>665306</text:p>
          </table:table-cell>
          <table:table-cell office:value-type="float" office:value="16434">
            <text:p>16434</text:p>
          </table:table-cell>
          <table:table-cell office:value-type="float" office:value="1264878">
            <text:p>1264878</text:p>
          </table:table-cell>
          <table:table-cell office:value-type="float" office:value="40610">
            <text:p>40610</text:p>
          </table:table-cell>
          <table:table-cell table:number-columns-repeated="2"/>
          <table:table-cell table:formula="of:=[.A1266]+[.C1266]-[.A1265]-[.C1265]" office:value-type="float" office:value="1039">
            <text:p>1039</text:p>
          </table:table-cell>
          <table:table-cell table:formula="of:=[.E1266]+[.G1266]-[.E1265]-[.G1265]" office:value-type="float" office:value="1145">
            <text:p>1145</text:p>
          </table:table-cell>
          <table:table-cell table:formula="of:=[.B1266]+[.D1266]-[.B1265]-[.D1265]" office:value-type="float" office:value="33">
            <text:p>33</text:p>
          </table:table-cell>
          <table:table-cell table:formula="of:=[.F1266]+[.H1266]-[.F1265]-[.H126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46840">
            <text:p>446840</text:p>
          </table:table-cell>
          <table:table-cell office:value-type="float" office:value="12240">
            <text:p>12240</text:p>
          </table:table-cell>
          <table:table-cell office:value-type="float" office:value="916132">
            <text:p>916132</text:p>
          </table:table-cell>
          <table:table-cell office:value-type="float" office:value="30612">
            <text:p>30612</text:p>
          </table:table-cell>
          <table:table-cell office:value-type="float" office:value="665651">
            <text:p>665651</text:p>
          </table:table-cell>
          <table:table-cell office:value-type="float" office:value="16444">
            <text:p>16444</text:p>
          </table:table-cell>
          <table:table-cell office:value-type="float" office:value="1265678">
            <text:p>1265678</text:p>
          </table:table-cell>
          <table:table-cell office:value-type="float" office:value="40634">
            <text:p>40634</text:p>
          </table:table-cell>
          <table:table-cell table:number-columns-repeated="2"/>
          <table:table-cell table:formula="of:=[.A1267]+[.C1267]-[.A1266]-[.C1266]" office:value-type="float" office:value="1043">
            <text:p>1043</text:p>
          </table:table-cell>
          <table:table-cell table:formula="of:=[.E1267]+[.G1267]-[.E1266]-[.G1266]" office:value-type="float" office:value="1121">
            <text:p>1121</text:p>
          </table:table-cell>
          <table:table-cell table:formula="of:=[.B1267]+[.D1267]-[.B1266]-[.D1266]" office:value-type="float" office:value="33">
            <text:p>33</text:p>
          </table:table-cell>
          <table:table-cell table:formula="of:=[.F1267]+[.H1267]-[.F1266]-[.H12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7165">
            <text:p>447165</text:p>
          </table:table-cell>
          <table:table-cell office:value-type="float" office:value="12249">
            <text:p>12249</text:p>
          </table:table-cell>
          <table:table-cell office:value-type="float" office:value="916850">
            <text:p>916850</text:p>
          </table:table-cell>
          <table:table-cell office:value-type="float" office:value="30636">
            <text:p>30636</text:p>
          </table:table-cell>
          <table:table-cell office:value-type="float" office:value="665972">
            <text:p>665972</text:p>
          </table:table-cell>
          <table:table-cell office:value-type="float" office:value="16453">
            <text:p>16453</text:p>
          </table:table-cell>
          <table:table-cell office:value-type="float" office:value="1266478">
            <text:p>1266478</text:p>
          </table:table-cell>
          <table:table-cell office:value-type="float" office:value="40658">
            <text:p>40658</text:p>
          </table:table-cell>
          <table:table-cell table:number-columns-repeated="2"/>
          <table:table-cell table:formula="of:=[.A1268]+[.C1268]-[.A1267]-[.C1267]" office:value-type="float" office:value="1039">
            <text:p>1039</text:p>
          </table:table-cell>
          <table:table-cell table:formula="of:=[.E1268]+[.G1268]-[.E1267]-[.G1267]" office:value-type="float" office:value="1125">
            <text:p>1125</text:p>
          </table:table-cell>
          <table:table-cell table:formula="of:=[.B1268]+[.D1268]-[.B1267]-[.D1267]" office:value-type="float" office:value="33">
            <text:p>33</text:p>
          </table:table-cell>
          <table:table-cell table:formula="of:=[.F1268]+[.H1268]-[.F1267]-[.H12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7486">
            <text:p>447486</text:p>
          </table:table-cell>
          <table:table-cell office:value-type="float" office:value="12258">
            <text:p>12258</text:p>
          </table:table-cell>
          <table:table-cell office:value-type="float" office:value="917568">
            <text:p>917568</text:p>
          </table:table-cell>
          <table:table-cell office:value-type="float" office:value="30660">
            <text:p>30660</text:p>
          </table:table-cell>
          <table:table-cell office:value-type="float" office:value="666297">
            <text:p>666297</text:p>
          </table:table-cell>
          <table:table-cell office:value-type="float" office:value="16462">
            <text:p>16462</text:p>
          </table:table-cell>
          <table:table-cell office:value-type="float" office:value="1267278">
            <text:p>1267278</text:p>
          </table:table-cell>
          <table:table-cell office:value-type="float" office:value="40682">
            <text:p>40682</text:p>
          </table:table-cell>
          <table:table-cell table:number-columns-repeated="2"/>
          <table:table-cell table:formula="of:=[.A1269]+[.C1269]-[.A1268]-[.C1268]" office:value-type="float" office:value="1043">
            <text:p>1043</text:p>
          </table:table-cell>
          <table:table-cell table:formula="of:=[.E1269]+[.G1269]-[.E1268]-[.G1268]" office:value-type="float" office:value="1121">
            <text:p>1121</text:p>
          </table:table-cell>
          <table:table-cell table:formula="of:=[.B1269]+[.D1269]-[.B1268]-[.D1268]" office:value-type="float" office:value="33">
            <text:p>33</text:p>
          </table:table-cell>
          <table:table-cell table:formula="of:=[.F1269]+[.H1269]-[.F1268]-[.H12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7811">
            <text:p>447811</text:p>
          </table:table-cell>
          <table:table-cell office:value-type="float" office:value="12267">
            <text:p>12267</text:p>
          </table:table-cell>
          <table:table-cell office:value-type="float" office:value="918286">
            <text:p>918286</text:p>
          </table:table-cell>
          <table:table-cell office:value-type="float" office:value="30684">
            <text:p>30684</text:p>
          </table:table-cell>
          <table:table-cell office:value-type="float" office:value="666618">
            <text:p>666618</text:p>
          </table:table-cell>
          <table:table-cell office:value-type="float" office:value="16471">
            <text:p>16471</text:p>
          </table:table-cell>
          <table:table-cell office:value-type="float" office:value="1268078">
            <text:p>1268078</text:p>
          </table:table-cell>
          <table:table-cell office:value-type="float" office:value="40706">
            <text:p>40706</text:p>
          </table:table-cell>
          <table:table-cell table:number-columns-repeated="2"/>
          <table:table-cell table:formula="of:=[.A1270]+[.C1270]-[.A1269]-[.C1269]" office:value-type="float" office:value="1039">
            <text:p>1039</text:p>
          </table:table-cell>
          <table:table-cell table:formula="of:=[.E1270]+[.G1270]-[.E1269]-[.G1269]" office:value-type="float" office:value="1125">
            <text:p>1125</text:p>
          </table:table-cell>
          <table:table-cell table:formula="of:=[.B1270]+[.D1270]-[.B1269]-[.D1269]" office:value-type="float" office:value="33">
            <text:p>33</text:p>
          </table:table-cell>
          <table:table-cell table:formula="of:=[.F1270]+[.H1270]-[.F1269]-[.H12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8132">
            <text:p>448132</text:p>
          </table:table-cell>
          <table:table-cell office:value-type="float" office:value="12276">
            <text:p>12276</text:p>
          </table:table-cell>
          <table:table-cell office:value-type="float" office:value="919004">
            <text:p>919004</text:p>
          </table:table-cell>
          <table:table-cell office:value-type="float" office:value="30708">
            <text:p>30708</text:p>
          </table:table-cell>
          <table:table-cell office:value-type="float" office:value="666943">
            <text:p>666943</text:p>
          </table:table-cell>
          <table:table-cell office:value-type="float" office:value="16480">
            <text:p>16480</text:p>
          </table:table-cell>
          <table:table-cell office:value-type="float" office:value="1268878">
            <text:p>1268878</text:p>
          </table:table-cell>
          <table:table-cell office:value-type="float" office:value="40730">
            <text:p>40730</text:p>
          </table:table-cell>
          <table:table-cell table:number-columns-repeated="2"/>
          <table:table-cell table:formula="of:=[.A1271]+[.C1271]-[.A1270]-[.C1270]" office:value-type="float" office:value="1043">
            <text:p>1043</text:p>
          </table:table-cell>
          <table:table-cell table:formula="of:=[.E1271]+[.G1271]-[.E1270]-[.G1270]" office:value-type="float" office:value="1141">
            <text:p>1141</text:p>
          </table:table-cell>
          <table:table-cell table:formula="of:=[.B1271]+[.D1271]-[.B1270]-[.D1270]" office:value-type="float" office:value="33">
            <text:p>33</text:p>
          </table:table-cell>
          <table:table-cell table:formula="of:=[.F1271]+[.H1271]-[.F1270]-[.H127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48457">
            <text:p>448457</text:p>
          </table:table-cell>
          <table:table-cell office:value-type="float" office:value="12285">
            <text:p>12285</text:p>
          </table:table-cell>
          <table:table-cell office:value-type="float" office:value="919722">
            <text:p>919722</text:p>
          </table:table-cell>
          <table:table-cell office:value-type="float" office:value="30732">
            <text:p>30732</text:p>
          </table:table-cell>
          <table:table-cell office:value-type="float" office:value="667284">
            <text:p>667284</text:p>
          </table:table-cell>
          <table:table-cell office:value-type="float" office:value="16490">
            <text:p>16490</text:p>
          </table:table-cell>
          <table:table-cell office:value-type="float" office:value="1269678">
            <text:p>1269678</text:p>
          </table:table-cell>
          <table:table-cell office:value-type="float" office:value="40754">
            <text:p>40754</text:p>
          </table:table-cell>
          <table:table-cell table:number-columns-repeated="2"/>
          <table:table-cell table:formula="of:=[.A1272]+[.C1272]-[.A1271]-[.C1271]" office:value-type="float" office:value="1039">
            <text:p>1039</text:p>
          </table:table-cell>
          <table:table-cell table:formula="of:=[.E1272]+[.G1272]-[.E1271]-[.G1271]" office:value-type="float" office:value="1125">
            <text:p>1125</text:p>
          </table:table-cell>
          <table:table-cell table:formula="of:=[.B1272]+[.D1272]-[.B1271]-[.D1271]" office:value-type="float" office:value="33">
            <text:p>33</text:p>
          </table:table-cell>
          <table:table-cell table:formula="of:=[.F1272]+[.H1272]-[.F1271]-[.H12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8778">
            <text:p>448778</text:p>
          </table:table-cell>
          <table:table-cell office:value-type="float" office:value="12294">
            <text:p>12294</text:p>
          </table:table-cell>
          <table:table-cell office:value-type="float" office:value="920440">
            <text:p>920440</text:p>
          </table:table-cell>
          <table:table-cell office:value-type="float" office:value="30756">
            <text:p>30756</text:p>
          </table:table-cell>
          <table:table-cell office:value-type="float" office:value="667609">
            <text:p>667609</text:p>
          </table:table-cell>
          <table:table-cell office:value-type="float" office:value="16499">
            <text:p>16499</text:p>
          </table:table-cell>
          <table:table-cell office:value-type="float" office:value="1270478">
            <text:p>1270478</text:p>
          </table:table-cell>
          <table:table-cell office:value-type="float" office:value="40778">
            <text:p>40778</text:p>
          </table:table-cell>
          <table:table-cell table:number-columns-repeated="2"/>
          <table:table-cell table:formula="of:=[.A1273]+[.C1273]-[.A1272]-[.C1272]" office:value-type="float" office:value="1043">
            <text:p>1043</text:p>
          </table:table-cell>
          <table:table-cell table:formula="of:=[.E1273]+[.G1273]-[.E1272]-[.G1272]" office:value-type="float" office:value="1121">
            <text:p>1121</text:p>
          </table:table-cell>
          <table:table-cell table:formula="of:=[.B1273]+[.D1273]-[.B1272]-[.D1272]" office:value-type="float" office:value="33">
            <text:p>33</text:p>
          </table:table-cell>
          <table:table-cell table:formula="of:=[.F1273]+[.H1273]-[.F1272]-[.H12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9103">
            <text:p>449103</text:p>
          </table:table-cell>
          <table:table-cell office:value-type="float" office:value="12303">
            <text:p>12303</text:p>
          </table:table-cell>
          <table:table-cell office:value-type="float" office:value="921158">
            <text:p>921158</text:p>
          </table:table-cell>
          <table:table-cell office:value-type="float" office:value="30780">
            <text:p>30780</text:p>
          </table:table-cell>
          <table:table-cell office:value-type="float" office:value="667930">
            <text:p>667930</text:p>
          </table:table-cell>
          <table:table-cell office:value-type="float" office:value="16508">
            <text:p>16508</text:p>
          </table:table-cell>
          <table:table-cell office:value-type="float" office:value="1271278">
            <text:p>1271278</text:p>
          </table:table-cell>
          <table:table-cell office:value-type="float" office:value="40802">
            <text:p>40802</text:p>
          </table:table-cell>
          <table:table-cell table:number-columns-repeated="2"/>
          <table:table-cell table:formula="of:=[.A1274]+[.C1274]-[.A1273]-[.C1273]" office:value-type="float" office:value="1039">
            <text:p>1039</text:p>
          </table:table-cell>
          <table:table-cell table:formula="of:=[.E1274]+[.G1274]-[.E1273]-[.G1273]" office:value-type="float" office:value="1125">
            <text:p>1125</text:p>
          </table:table-cell>
          <table:table-cell table:formula="of:=[.B1274]+[.D1274]-[.B1273]-[.D1273]" office:value-type="float" office:value="33">
            <text:p>33</text:p>
          </table:table-cell>
          <table:table-cell table:formula="of:=[.F1274]+[.H1274]-[.F1273]-[.H12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9424">
            <text:p>449424</text:p>
          </table:table-cell>
          <table:table-cell office:value-type="float" office:value="12312">
            <text:p>12312</text:p>
          </table:table-cell>
          <table:table-cell office:value-type="float" office:value="921876">
            <text:p>921876</text:p>
          </table:table-cell>
          <table:table-cell office:value-type="float" office:value="30804">
            <text:p>30804</text:p>
          </table:table-cell>
          <table:table-cell office:value-type="float" office:value="668255">
            <text:p>668255</text:p>
          </table:table-cell>
          <table:table-cell office:value-type="float" office:value="16517">
            <text:p>16517</text:p>
          </table:table-cell>
          <table:table-cell office:value-type="float" office:value="1272078">
            <text:p>1272078</text:p>
          </table:table-cell>
          <table:table-cell office:value-type="float" office:value="40826">
            <text:p>40826</text:p>
          </table:table-cell>
          <table:table-cell table:number-columns-repeated="2"/>
          <table:table-cell table:formula="of:=[.A1275]+[.C1275]-[.A1274]-[.C1274]" office:value-type="float" office:value="1043">
            <text:p>1043</text:p>
          </table:table-cell>
          <table:table-cell table:formula="of:=[.E1275]+[.G1275]-[.E1274]-[.G1274]" office:value-type="float" office:value="1121">
            <text:p>1121</text:p>
          </table:table-cell>
          <table:table-cell table:formula="of:=[.B1275]+[.D1275]-[.B1274]-[.D1274]" office:value-type="float" office:value="33">
            <text:p>33</text:p>
          </table:table-cell>
          <table:table-cell table:formula="of:=[.F1275]+[.H1275]-[.F1274]-[.H12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49749">
            <text:p>449749</text:p>
          </table:table-cell>
          <table:table-cell office:value-type="float" office:value="12321">
            <text:p>12321</text:p>
          </table:table-cell>
          <table:table-cell office:value-type="float" office:value="922594">
            <text:p>922594</text:p>
          </table:table-cell>
          <table:table-cell office:value-type="float" office:value="30828">
            <text:p>30828</text:p>
          </table:table-cell>
          <table:table-cell office:value-type="float" office:value="668576">
            <text:p>668576</text:p>
          </table:table-cell>
          <table:table-cell office:value-type="float" office:value="16526">
            <text:p>16526</text:p>
          </table:table-cell>
          <table:table-cell office:value-type="float" office:value="1272878">
            <text:p>1272878</text:p>
          </table:table-cell>
          <table:table-cell office:value-type="float" office:value="40850">
            <text:p>40850</text:p>
          </table:table-cell>
          <table:table-cell table:number-columns-repeated="2"/>
          <table:table-cell table:formula="of:=[.A1276]+[.C1276]-[.A1275]-[.C1275]" office:value-type="float" office:value="1039">
            <text:p>1039</text:p>
          </table:table-cell>
          <table:table-cell table:formula="of:=[.E1276]+[.G1276]-[.E1275]-[.G1275]" office:value-type="float" office:value="1125">
            <text:p>1125</text:p>
          </table:table-cell>
          <table:table-cell table:formula="of:=[.B1276]+[.D1276]-[.B1275]-[.D1275]" office:value-type="float" office:value="33">
            <text:p>33</text:p>
          </table:table-cell>
          <table:table-cell table:formula="of:=[.F1276]+[.H1276]-[.F1275]-[.H12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0070">
            <text:p>450070</text:p>
          </table:table-cell>
          <table:table-cell office:value-type="float" office:value="12330">
            <text:p>12330</text:p>
          </table:table-cell>
          <table:table-cell office:value-type="float" office:value="923312">
            <text:p>923312</text:p>
          </table:table-cell>
          <table:table-cell office:value-type="float" office:value="30852">
            <text:p>30852</text:p>
          </table:table-cell>
          <table:table-cell office:value-type="float" office:value="668901">
            <text:p>668901</text:p>
          </table:table-cell>
          <table:table-cell office:value-type="float" office:value="16535">
            <text:p>16535</text:p>
          </table:table-cell>
          <table:table-cell office:value-type="float" office:value="1273678">
            <text:p>1273678</text:p>
          </table:table-cell>
          <table:table-cell office:value-type="float" office:value="40874">
            <text:p>40874</text:p>
          </table:table-cell>
          <table:table-cell table:number-columns-repeated="2"/>
          <table:table-cell table:formula="of:=[.A1277]+[.C1277]-[.A1276]-[.C1276]" office:value-type="float" office:value="1043">
            <text:p>1043</text:p>
          </table:table-cell>
          <table:table-cell table:formula="of:=[.E1277]+[.G1277]-[.E1276]-[.G1276]" office:value-type="float" office:value="1121">
            <text:p>1121</text:p>
          </table:table-cell>
          <table:table-cell table:formula="of:=[.B1277]+[.D1277]-[.B1276]-[.D1276]" office:value-type="float" office:value="33">
            <text:p>33</text:p>
          </table:table-cell>
          <table:table-cell table:formula="of:=[.F1277]+[.H1277]-[.F1276]-[.H12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0395">
            <text:p>450395</text:p>
          </table:table-cell>
          <table:table-cell office:value-type="float" office:value="12339">
            <text:p>12339</text:p>
          </table:table-cell>
          <table:table-cell office:value-type="float" office:value="924030">
            <text:p>924030</text:p>
          </table:table-cell>
          <table:table-cell office:value-type="float" office:value="30876">
            <text:p>30876</text:p>
          </table:table-cell>
          <table:table-cell office:value-type="float" office:value="669222">
            <text:p>669222</text:p>
          </table:table-cell>
          <table:table-cell office:value-type="float" office:value="16544">
            <text:p>16544</text:p>
          </table:table-cell>
          <table:table-cell office:value-type="float" office:value="1274478">
            <text:p>1274478</text:p>
          </table:table-cell>
          <table:table-cell office:value-type="float" office:value="40898">
            <text:p>40898</text:p>
          </table:table-cell>
          <table:table-cell table:number-columns-repeated="2"/>
          <table:table-cell table:formula="of:=[.A1278]+[.C1278]-[.A1277]-[.C1277]" office:value-type="float" office:value="1039">
            <text:p>1039</text:p>
          </table:table-cell>
          <table:table-cell table:formula="of:=[.E1278]+[.G1278]-[.E1277]-[.G1277]" office:value-type="float" office:value="1145">
            <text:p>1145</text:p>
          </table:table-cell>
          <table:table-cell table:formula="of:=[.B1278]+[.D1278]-[.B1277]-[.D1277]" office:value-type="float" office:value="33">
            <text:p>33</text:p>
          </table:table-cell>
          <table:table-cell table:formula="of:=[.F1278]+[.H1278]-[.F1277]-[.H127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0716">
            <text:p>450716</text:p>
          </table:table-cell>
          <table:table-cell office:value-type="float" office:value="12348">
            <text:p>12348</text:p>
          </table:table-cell>
          <table:table-cell office:value-type="float" office:value="924748">
            <text:p>924748</text:p>
          </table:table-cell>
          <table:table-cell office:value-type="float" office:value="30900">
            <text:p>30900</text:p>
          </table:table-cell>
          <table:table-cell office:value-type="float" office:value="669567">
            <text:p>669567</text:p>
          </table:table-cell>
          <table:table-cell office:value-type="float" office:value="16554">
            <text:p>16554</text:p>
          </table:table-cell>
          <table:table-cell office:value-type="float" office:value="1275278">
            <text:p>1275278</text:p>
          </table:table-cell>
          <table:table-cell office:value-type="float" office:value="40922">
            <text:p>40922</text:p>
          </table:table-cell>
          <table:table-cell table:number-columns-repeated="2"/>
          <table:table-cell table:formula="of:=[.A1279]+[.C1279]-[.A1278]-[.C1278]" office:value-type="float" office:value="1043">
            <text:p>1043</text:p>
          </table:table-cell>
          <table:table-cell table:formula="of:=[.E1279]+[.G1279]-[.E1278]-[.G1278]" office:value-type="float" office:value="1121">
            <text:p>1121</text:p>
          </table:table-cell>
          <table:table-cell table:formula="of:=[.B1279]+[.D1279]-[.B1278]-[.D1278]" office:value-type="float" office:value="33">
            <text:p>33</text:p>
          </table:table-cell>
          <table:table-cell table:formula="of:=[.F1279]+[.H1279]-[.F1278]-[.H12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1041">
            <text:p>451041</text:p>
          </table:table-cell>
          <table:table-cell office:value-type="float" office:value="12357">
            <text:p>12357</text:p>
          </table:table-cell>
          <table:table-cell office:value-type="float" office:value="925466">
            <text:p>925466</text:p>
          </table:table-cell>
          <table:table-cell office:value-type="float" office:value="30924">
            <text:p>30924</text:p>
          </table:table-cell>
          <table:table-cell office:value-type="float" office:value="669888">
            <text:p>669888</text:p>
          </table:table-cell>
          <table:table-cell office:value-type="float" office:value="16563">
            <text:p>16563</text:p>
          </table:table-cell>
          <table:table-cell office:value-type="float" office:value="1276078">
            <text:p>1276078</text:p>
          </table:table-cell>
          <table:table-cell office:value-type="float" office:value="40946">
            <text:p>40946</text:p>
          </table:table-cell>
          <table:table-cell table:number-columns-repeated="2"/>
          <table:table-cell table:formula="of:=[.A1280]+[.C1280]-[.A1279]-[.C1279]" office:value-type="float" office:value="1039">
            <text:p>1039</text:p>
          </table:table-cell>
          <table:table-cell table:formula="of:=[.E1280]+[.G1280]-[.E1279]-[.G1279]" office:value-type="float" office:value="1125">
            <text:p>1125</text:p>
          </table:table-cell>
          <table:table-cell table:formula="of:=[.B1280]+[.D1280]-[.B1279]-[.D1279]" office:value-type="float" office:value="33">
            <text:p>33</text:p>
          </table:table-cell>
          <table:table-cell table:formula="of:=[.F1280]+[.H1280]-[.F1279]-[.H12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1362">
            <text:p>451362</text:p>
          </table:table-cell>
          <table:table-cell office:value-type="float" office:value="12366">
            <text:p>12366</text:p>
          </table:table-cell>
          <table:table-cell office:value-type="float" office:value="926184">
            <text:p>926184</text:p>
          </table:table-cell>
          <table:table-cell office:value-type="float" office:value="30948">
            <text:p>30948</text:p>
          </table:table-cell>
          <table:table-cell office:value-type="float" office:value="670213">
            <text:p>670213</text:p>
          </table:table-cell>
          <table:table-cell office:value-type="float" office:value="16572">
            <text:p>16572</text:p>
          </table:table-cell>
          <table:table-cell office:value-type="float" office:value="1276878">
            <text:p>1276878</text:p>
          </table:table-cell>
          <table:table-cell office:value-type="float" office:value="40970">
            <text:p>40970</text:p>
          </table:table-cell>
          <table:table-cell table:number-columns-repeated="2"/>
          <table:table-cell table:formula="of:=[.A1281]+[.C1281]-[.A1280]-[.C1280]" office:value-type="float" office:value="1043">
            <text:p>1043</text:p>
          </table:table-cell>
          <table:table-cell table:formula="of:=[.E1281]+[.G1281]-[.E1280]-[.G1280]" office:value-type="float" office:value="1121">
            <text:p>1121</text:p>
          </table:table-cell>
          <table:table-cell table:formula="of:=[.B1281]+[.D1281]-[.B1280]-[.D1280]" office:value-type="float" office:value="33">
            <text:p>33</text:p>
          </table:table-cell>
          <table:table-cell table:formula="of:=[.F1281]+[.H1281]-[.F1280]-[.H12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1687">
            <text:p>451687</text:p>
          </table:table-cell>
          <table:table-cell office:value-type="float" office:value="12375">
            <text:p>12375</text:p>
          </table:table-cell>
          <table:table-cell office:value-type="float" office:value="926902">
            <text:p>926902</text:p>
          </table:table-cell>
          <table:table-cell office:value-type="float" office:value="30972">
            <text:p>30972</text:p>
          </table:table-cell>
          <table:table-cell office:value-type="float" office:value="670534">
            <text:p>670534</text:p>
          </table:table-cell>
          <table:table-cell office:value-type="float" office:value="16581">
            <text:p>16581</text:p>
          </table:table-cell>
          <table:table-cell office:value-type="float" office:value="1277678">
            <text:p>1277678</text:p>
          </table:table-cell>
          <table:table-cell office:value-type="float" office:value="40994">
            <text:p>40994</text:p>
          </table:table-cell>
          <table:table-cell table:number-columns-repeated="2"/>
          <table:table-cell table:formula="of:=[.A1282]+[.C1282]-[.A1281]-[.C1281]" office:value-type="float" office:value="861">
            <text:p>861</text:p>
          </table:table-cell>
          <table:table-cell table:formula="of:=[.E1282]+[.G1282]-[.E1281]-[.G1281]" office:value-type="float" office:value="1125">
            <text:p>1125</text:p>
          </table:table-cell>
          <table:table-cell table:formula="of:=[.B1282]+[.D1282]-[.B1281]-[.D1281]" office:value-type="float" office:value="32">
            <text:p>32</text:p>
          </table:table-cell>
          <table:table-cell table:formula="of:=[.F1282]+[.H1282]-[.F1281]-[.H12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2008">
            <text:p>452008</text:p>
          </table:table-cell>
          <table:table-cell office:value-type="float" office:value="12384">
            <text:p>12384</text:p>
          </table:table-cell>
          <table:table-cell office:value-type="float" office:value="927442">
            <text:p>927442</text:p>
          </table:table-cell>
          <table:table-cell office:value-type="float" office:value="30995">
            <text:p>30995</text:p>
          </table:table-cell>
          <table:table-cell office:value-type="float" office:value="670859">
            <text:p>670859</text:p>
          </table:table-cell>
          <table:table-cell office:value-type="float" office:value="16590">
            <text:p>16590</text:p>
          </table:table-cell>
          <table:table-cell office:value-type="float" office:value="1278478">
            <text:p>1278478</text:p>
          </table:table-cell>
          <table:table-cell office:value-type="float" office:value="41018">
            <text:p>41018</text:p>
          </table:table-cell>
          <table:table-cell table:number-columns-repeated="2"/>
          <table:table-cell table:formula="of:=[.A1283]+[.C1283]-[.A1282]-[.C1282]" office:value-type="float" office:value="1303">
            <text:p>1303</text:p>
          </table:table-cell>
          <table:table-cell table:formula="of:=[.E1283]+[.G1283]-[.E1282]-[.G1282]" office:value-type="float" office:value="1121">
            <text:p>1121</text:p>
          </table:table-cell>
          <table:table-cell table:formula="of:=[.B1283]+[.D1283]-[.B1282]-[.D1282]" office:value-type="float" office:value="34">
            <text:p>34</text:p>
          </table:table-cell>
          <table:table-cell table:formula="of:=[.F1283]+[.H1283]-[.F1282]-[.H12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2333">
            <text:p>452333</text:p>
          </table:table-cell>
          <table:table-cell office:value-type="float" office:value="12393">
            <text:p>12393</text:p>
          </table:table-cell>
          <table:table-cell office:value-type="float" office:value="928420">
            <text:p>928420</text:p>
          </table:table-cell>
          <table:table-cell office:value-type="float" office:value="31020">
            <text:p>31020</text:p>
          </table:table-cell>
          <table:table-cell office:value-type="float" office:value="671180">
            <text:p>671180</text:p>
          </table:table-cell>
          <table:table-cell office:value-type="float" office:value="16599">
            <text:p>16599</text:p>
          </table:table-cell>
          <table:table-cell office:value-type="float" office:value="1279278">
            <text:p>1279278</text:p>
          </table:table-cell>
          <table:table-cell office:value-type="float" office:value="41042">
            <text:p>41042</text:p>
          </table:table-cell>
          <table:table-cell table:number-columns-repeated="2"/>
          <table:table-cell table:formula="of:=[.A1284]+[.C1284]-[.A1283]-[.C1283]" office:value-type="float" office:value="1039">
            <text:p>1039</text:p>
          </table:table-cell>
          <table:table-cell table:formula="of:=[.E1284]+[.G1284]-[.E1283]-[.G1283]" office:value-type="float" office:value="1125">
            <text:p>1125</text:p>
          </table:table-cell>
          <table:table-cell table:formula="of:=[.B1284]+[.D1284]-[.B1283]-[.D1283]" office:value-type="float" office:value="33">
            <text:p>33</text:p>
          </table:table-cell>
          <table:table-cell table:formula="of:=[.F1284]+[.H1284]-[.F1283]-[.H12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2654">
            <text:p>452654</text:p>
          </table:table-cell>
          <table:table-cell office:value-type="float" office:value="12402">
            <text:p>12402</text:p>
          </table:table-cell>
          <table:table-cell office:value-type="float" office:value="929138">
            <text:p>929138</text:p>
          </table:table-cell>
          <table:table-cell office:value-type="float" office:value="31044">
            <text:p>31044</text:p>
          </table:table-cell>
          <table:table-cell office:value-type="float" office:value="671505">
            <text:p>671505</text:p>
          </table:table-cell>
          <table:table-cell office:value-type="float" office:value="16608">
            <text:p>16608</text:p>
          </table:table-cell>
          <table:table-cell office:value-type="float" office:value="1280078">
            <text:p>1280078</text:p>
          </table:table-cell>
          <table:table-cell office:value-type="float" office:value="41066">
            <text:p>41066</text:p>
          </table:table-cell>
          <table:table-cell table:number-columns-repeated="2"/>
          <table:table-cell table:formula="of:=[.A1285]+[.C1285]-[.A1284]-[.C1284]" office:value-type="float" office:value="1043">
            <text:p>1043</text:p>
          </table:table-cell>
          <table:table-cell table:formula="of:=[.E1285]+[.G1285]-[.E1284]-[.G1284]" office:value-type="float" office:value="1121">
            <text:p>1121</text:p>
          </table:table-cell>
          <table:table-cell table:formula="of:=[.B1285]+[.D1285]-[.B1284]-[.D1284]" office:value-type="float" office:value="33">
            <text:p>33</text:p>
          </table:table-cell>
          <table:table-cell table:formula="of:=[.F1285]+[.H1285]-[.F1284]-[.H12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2979">
            <text:p>452979</text:p>
          </table:table-cell>
          <table:table-cell office:value-type="float" office:value="12411">
            <text:p>12411</text:p>
          </table:table-cell>
          <table:table-cell office:value-type="float" office:value="929856">
            <text:p>929856</text:p>
          </table:table-cell>
          <table:table-cell office:value-type="float" office:value="31068">
            <text:p>31068</text:p>
          </table:table-cell>
          <table:table-cell office:value-type="float" office:value="671826">
            <text:p>671826</text:p>
          </table:table-cell>
          <table:table-cell office:value-type="float" office:value="16617">
            <text:p>16617</text:p>
          </table:table-cell>
          <table:table-cell office:value-type="float" office:value="1280878">
            <text:p>1280878</text:p>
          </table:table-cell>
          <table:table-cell office:value-type="float" office:value="41090">
            <text:p>41090</text:p>
          </table:table-cell>
          <table:table-cell table:number-columns-repeated="2"/>
          <table:table-cell table:formula="of:=[.A1286]+[.C1286]-[.A1285]-[.C1285]" office:value-type="float" office:value="1039">
            <text:p>1039</text:p>
          </table:table-cell>
          <table:table-cell table:formula="of:=[.E1286]+[.G1286]-[.E1285]-[.G1285]" office:value-type="float" office:value="1125">
            <text:p>1125</text:p>
          </table:table-cell>
          <table:table-cell table:formula="of:=[.B1286]+[.D1286]-[.B1285]-[.D1285]" office:value-type="float" office:value="33">
            <text:p>33</text:p>
          </table:table-cell>
          <table:table-cell table:formula="of:=[.F1286]+[.H1286]-[.F1285]-[.H12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3300">
            <text:p>453300</text:p>
          </table:table-cell>
          <table:table-cell office:value-type="float" office:value="12420">
            <text:p>12420</text:p>
          </table:table-cell>
          <table:table-cell office:value-type="float" office:value="930574">
            <text:p>930574</text:p>
          </table:table-cell>
          <table:table-cell office:value-type="float" office:value="31092">
            <text:p>31092</text:p>
          </table:table-cell>
          <table:table-cell office:value-type="float" office:value="672151">
            <text:p>672151</text:p>
          </table:table-cell>
          <table:table-cell office:value-type="float" office:value="16626">
            <text:p>16626</text:p>
          </table:table-cell>
          <table:table-cell office:value-type="float" office:value="1281678">
            <text:p>1281678</text:p>
          </table:table-cell>
          <table:table-cell office:value-type="float" office:value="41114">
            <text:p>41114</text:p>
          </table:table-cell>
          <table:table-cell table:number-columns-repeated="2"/>
          <table:table-cell table:formula="of:=[.A1287]+[.C1287]-[.A1286]-[.C1286]" office:value-type="float" office:value="1043">
            <text:p>1043</text:p>
          </table:table-cell>
          <table:table-cell table:formula="of:=[.E1287]+[.G1287]-[.E1286]-[.G1286]" office:value-type="float" office:value="1121">
            <text:p>1121</text:p>
          </table:table-cell>
          <table:table-cell table:formula="of:=[.B1287]+[.D1287]-[.B1286]-[.D1286]" office:value-type="float" office:value="33">
            <text:p>33</text:p>
          </table:table-cell>
          <table:table-cell table:formula="of:=[.F1287]+[.H1287]-[.F1286]-[.H12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3625">
            <text:p>453625</text:p>
          </table:table-cell>
          <table:table-cell office:value-type="float" office:value="12429">
            <text:p>12429</text:p>
          </table:table-cell>
          <table:table-cell office:value-type="float" office:value="931292">
            <text:p>931292</text:p>
          </table:table-cell>
          <table:table-cell office:value-type="float" office:value="31116">
            <text:p>31116</text:p>
          </table:table-cell>
          <table:table-cell office:value-type="float" office:value="672472">
            <text:p>672472</text:p>
          </table:table-cell>
          <table:table-cell office:value-type="float" office:value="16635">
            <text:p>16635</text:p>
          </table:table-cell>
          <table:table-cell office:value-type="float" office:value="1282478">
            <text:p>1282478</text:p>
          </table:table-cell>
          <table:table-cell office:value-type="float" office:value="41138">
            <text:p>41138</text:p>
          </table:table-cell>
          <table:table-cell table:number-columns-repeated="2"/>
          <table:table-cell table:formula="of:=[.A1288]+[.C1288]-[.A1287]-[.C1287]" office:value-type="float" office:value="1039">
            <text:p>1039</text:p>
          </table:table-cell>
          <table:table-cell table:formula="of:=[.E1288]+[.G1288]-[.E1287]-[.G1287]" office:value-type="float" office:value="1125">
            <text:p>1125</text:p>
          </table:table-cell>
          <table:table-cell table:formula="of:=[.B1288]+[.D1288]-[.B1287]-[.D1287]" office:value-type="float" office:value="33">
            <text:p>33</text:p>
          </table:table-cell>
          <table:table-cell table:formula="of:=[.F1288]+[.H1288]-[.F1287]-[.H12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3946">
            <text:p>453946</text:p>
          </table:table-cell>
          <table:table-cell office:value-type="float" office:value="12438">
            <text:p>12438</text:p>
          </table:table-cell>
          <table:table-cell office:value-type="float" office:value="932010">
            <text:p>932010</text:p>
          </table:table-cell>
          <table:table-cell office:value-type="float" office:value="31140">
            <text:p>31140</text:p>
          </table:table-cell>
          <table:table-cell office:value-type="float" office:value="672797">
            <text:p>672797</text:p>
          </table:table-cell>
          <table:table-cell office:value-type="float" office:value="16644">
            <text:p>16644</text:p>
          </table:table-cell>
          <table:table-cell office:value-type="float" office:value="1283278">
            <text:p>1283278</text:p>
          </table:table-cell>
          <table:table-cell office:value-type="float" office:value="41162">
            <text:p>41162</text:p>
          </table:table-cell>
          <table:table-cell table:number-columns-repeated="2"/>
          <table:table-cell table:formula="of:=[.A1289]+[.C1289]-[.A1288]-[.C1288]" office:value-type="float" office:value="1043">
            <text:p>1043</text:p>
          </table:table-cell>
          <table:table-cell table:formula="of:=[.E1289]+[.G1289]-[.E1288]-[.G1288]" office:value-type="float" office:value="1141">
            <text:p>1141</text:p>
          </table:table-cell>
          <table:table-cell table:formula="of:=[.B1289]+[.D1289]-[.B1288]-[.D1288]" office:value-type="float" office:value="33">
            <text:p>33</text:p>
          </table:table-cell>
          <table:table-cell table:formula="of:=[.F1289]+[.H1289]-[.F1288]-[.H128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4271">
            <text:p>454271</text:p>
          </table:table-cell>
          <table:table-cell office:value-type="float" office:value="12447">
            <text:p>12447</text:p>
          </table:table-cell>
          <table:table-cell office:value-type="float" office:value="932728">
            <text:p>932728</text:p>
          </table:table-cell>
          <table:table-cell office:value-type="float" office:value="31164">
            <text:p>31164</text:p>
          </table:table-cell>
          <table:table-cell office:value-type="float" office:value="673138">
            <text:p>673138</text:p>
          </table:table-cell>
          <table:table-cell office:value-type="float" office:value="16654">
            <text:p>16654</text:p>
          </table:table-cell>
          <table:table-cell office:value-type="float" office:value="1284078">
            <text:p>1284078</text:p>
          </table:table-cell>
          <table:table-cell office:value-type="float" office:value="41186">
            <text:p>41186</text:p>
          </table:table-cell>
          <table:table-cell table:number-columns-repeated="2"/>
          <table:table-cell table:formula="of:=[.A1290]+[.C1290]-[.A1289]-[.C1289]" office:value-type="float" office:value="1039">
            <text:p>1039</text:p>
          </table:table-cell>
          <table:table-cell table:formula="of:=[.E1290]+[.G1290]-[.E1289]-[.G1289]" office:value-type="float" office:value="1149">
            <text:p>1149</text:p>
          </table:table-cell>
          <table:table-cell table:formula="of:=[.B1290]+[.D1290]-[.B1289]-[.D1289]" office:value-type="float" office:value="33">
            <text:p>33</text:p>
          </table:table-cell>
          <table:table-cell table:formula="of:=[.F1290]+[.H1290]-[.F1289]-[.H12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4592">
            <text:p>454592</text:p>
          </table:table-cell>
          <table:table-cell office:value-type="float" office:value="12456">
            <text:p>12456</text:p>
          </table:table-cell>
          <table:table-cell office:value-type="float" office:value="933446">
            <text:p>933446</text:p>
          </table:table-cell>
          <table:table-cell office:value-type="float" office:value="31188">
            <text:p>31188</text:p>
          </table:table-cell>
          <table:table-cell office:value-type="float" office:value="673487">
            <text:p>673487</text:p>
          </table:table-cell>
          <table:table-cell office:value-type="float" office:value="16664">
            <text:p>16664</text:p>
          </table:table-cell>
          <table:table-cell office:value-type="float" office:value="1284878">
            <text:p>1284878</text:p>
          </table:table-cell>
          <table:table-cell office:value-type="float" office:value="41210">
            <text:p>41210</text:p>
          </table:table-cell>
          <table:table-cell table:number-columns-repeated="2"/>
          <table:table-cell table:formula="of:=[.A1291]+[.C1291]-[.A1290]-[.C1290]" office:value-type="float" office:value="1043">
            <text:p>1043</text:p>
          </table:table-cell>
          <table:table-cell table:formula="of:=[.E1291]+[.G1291]-[.E1290]-[.G1290]" office:value-type="float" office:value="1121">
            <text:p>1121</text:p>
          </table:table-cell>
          <table:table-cell table:formula="of:=[.B1291]+[.D1291]-[.B1290]-[.D1290]" office:value-type="float" office:value="33">
            <text:p>33</text:p>
          </table:table-cell>
          <table:table-cell table:formula="of:=[.F1291]+[.H1291]-[.F1290]-[.H12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4917">
            <text:p>454917</text:p>
          </table:table-cell>
          <table:table-cell office:value-type="float" office:value="12465">
            <text:p>12465</text:p>
          </table:table-cell>
          <table:table-cell office:value-type="float" office:value="934164">
            <text:p>934164</text:p>
          </table:table-cell>
          <table:table-cell office:value-type="float" office:value="31212">
            <text:p>31212</text:p>
          </table:table-cell>
          <table:table-cell office:value-type="float" office:value="673808">
            <text:p>673808</text:p>
          </table:table-cell>
          <table:table-cell office:value-type="float" office:value="16673">
            <text:p>16673</text:p>
          </table:table-cell>
          <table:table-cell office:value-type="float" office:value="1285678">
            <text:p>1285678</text:p>
          </table:table-cell>
          <table:table-cell office:value-type="float" office:value="41234">
            <text:p>41234</text:p>
          </table:table-cell>
          <table:table-cell table:number-columns-repeated="2"/>
          <table:table-cell table:formula="of:=[.A1292]+[.C1292]-[.A1291]-[.C1291]" office:value-type="float" office:value="1039">
            <text:p>1039</text:p>
          </table:table-cell>
          <table:table-cell table:formula="of:=[.E1292]+[.G1292]-[.E1291]-[.G1291]" office:value-type="float" office:value="1145">
            <text:p>1145</text:p>
          </table:table-cell>
          <table:table-cell table:formula="of:=[.B1292]+[.D1292]-[.B1291]-[.D1291]" office:value-type="float" office:value="33">
            <text:p>33</text:p>
          </table:table-cell>
          <table:table-cell table:formula="of:=[.F1292]+[.H1292]-[.F1291]-[.H129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5238">
            <text:p>455238</text:p>
          </table:table-cell>
          <table:table-cell office:value-type="float" office:value="12474">
            <text:p>12474</text:p>
          </table:table-cell>
          <table:table-cell office:value-type="float" office:value="934882">
            <text:p>934882</text:p>
          </table:table-cell>
          <table:table-cell office:value-type="float" office:value="31236">
            <text:p>31236</text:p>
          </table:table-cell>
          <table:table-cell office:value-type="float" office:value="674153">
            <text:p>674153</text:p>
          </table:table-cell>
          <table:table-cell office:value-type="float" office:value="16683">
            <text:p>16683</text:p>
          </table:table-cell>
          <table:table-cell office:value-type="float" office:value="1286478">
            <text:p>1286478</text:p>
          </table:table-cell>
          <table:table-cell office:value-type="float" office:value="41258">
            <text:p>41258</text:p>
          </table:table-cell>
          <table:table-cell table:number-columns-repeated="2"/>
          <table:table-cell table:formula="of:=[.A1293]+[.C1293]-[.A1292]-[.C1292]" office:value-type="float" office:value="1043">
            <text:p>1043</text:p>
          </table:table-cell>
          <table:table-cell table:formula="of:=[.E1293]+[.G1293]-[.E1292]-[.G1292]" office:value-type="float" office:value="1121">
            <text:p>1121</text:p>
          </table:table-cell>
          <table:table-cell table:formula="of:=[.B1293]+[.D1293]-[.B1292]-[.D1292]" office:value-type="float" office:value="33">
            <text:p>33</text:p>
          </table:table-cell>
          <table:table-cell table:formula="of:=[.F1293]+[.H1293]-[.F1292]-[.H12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5563">
            <text:p>455563</text:p>
          </table:table-cell>
          <table:table-cell office:value-type="float" office:value="12483">
            <text:p>12483</text:p>
          </table:table-cell>
          <table:table-cell office:value-type="float" office:value="935600">
            <text:p>935600</text:p>
          </table:table-cell>
          <table:table-cell office:value-type="float" office:value="31260">
            <text:p>31260</text:p>
          </table:table-cell>
          <table:table-cell office:value-type="float" office:value="674474">
            <text:p>674474</text:p>
          </table:table-cell>
          <table:table-cell office:value-type="float" office:value="16692">
            <text:p>16692</text:p>
          </table:table-cell>
          <table:table-cell office:value-type="float" office:value="1287278">
            <text:p>1287278</text:p>
          </table:table-cell>
          <table:table-cell office:value-type="float" office:value="41282">
            <text:p>41282</text:p>
          </table:table-cell>
          <table:table-cell table:number-columns-repeated="2"/>
          <table:table-cell table:formula="of:=[.A1294]+[.C1294]-[.A1293]-[.C1293]" office:value-type="float" office:value="1039">
            <text:p>1039</text:p>
          </table:table-cell>
          <table:table-cell table:formula="of:=[.E1294]+[.G1294]-[.E1293]-[.G1293]" office:value-type="float" office:value="1125">
            <text:p>1125</text:p>
          </table:table-cell>
          <table:table-cell table:formula="of:=[.B1294]+[.D1294]-[.B1293]-[.D1293]" office:value-type="float" office:value="33">
            <text:p>33</text:p>
          </table:table-cell>
          <table:table-cell table:formula="of:=[.F1294]+[.H1294]-[.F1293]-[.H12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5884">
            <text:p>455884</text:p>
          </table:table-cell>
          <table:table-cell office:value-type="float" office:value="12492">
            <text:p>12492</text:p>
          </table:table-cell>
          <table:table-cell office:value-type="float" office:value="936318">
            <text:p>936318</text:p>
          </table:table-cell>
          <table:table-cell office:value-type="float" office:value="31284">
            <text:p>31284</text:p>
          </table:table-cell>
          <table:table-cell office:value-type="float" office:value="674799">
            <text:p>674799</text:p>
          </table:table-cell>
          <table:table-cell office:value-type="float" office:value="16701">
            <text:p>16701</text:p>
          </table:table-cell>
          <table:table-cell office:value-type="float" office:value="1288078">
            <text:p>1288078</text:p>
          </table:table-cell>
          <table:table-cell office:value-type="float" office:value="41306">
            <text:p>41306</text:p>
          </table:table-cell>
          <table:table-cell table:number-columns-repeated="2"/>
          <table:table-cell table:formula="of:=[.A1295]+[.C1295]-[.A1294]-[.C1294]" office:value-type="float" office:value="1043">
            <text:p>1043</text:p>
          </table:table-cell>
          <table:table-cell table:formula="of:=[.E1295]+[.G1295]-[.E1294]-[.G1294]" office:value-type="float" office:value="1121">
            <text:p>1121</text:p>
          </table:table-cell>
          <table:table-cell table:formula="of:=[.B1295]+[.D1295]-[.B1294]-[.D1294]" office:value-type="float" office:value="33">
            <text:p>33</text:p>
          </table:table-cell>
          <table:table-cell table:formula="of:=[.F1295]+[.H1295]-[.F1294]-[.H12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6209">
            <text:p>456209</text:p>
          </table:table-cell>
          <table:table-cell office:value-type="float" office:value="12501">
            <text:p>12501</text:p>
          </table:table-cell>
          <table:table-cell office:value-type="float" office:value="937036">
            <text:p>937036</text:p>
          </table:table-cell>
          <table:table-cell office:value-type="float" office:value="31308">
            <text:p>31308</text:p>
          </table:table-cell>
          <table:table-cell office:value-type="float" office:value="675120">
            <text:p>675120</text:p>
          </table:table-cell>
          <table:table-cell office:value-type="float" office:value="16710">
            <text:p>16710</text:p>
          </table:table-cell>
          <table:table-cell office:value-type="float" office:value="1288878">
            <text:p>1288878</text:p>
          </table:table-cell>
          <table:table-cell office:value-type="float" office:value="41330">
            <text:p>41330</text:p>
          </table:table-cell>
          <table:table-cell table:number-columns-repeated="2"/>
          <table:table-cell table:formula="of:=[.A1296]+[.C1296]-[.A1295]-[.C1295]" office:value-type="float" office:value="1039">
            <text:p>1039</text:p>
          </table:table-cell>
          <table:table-cell table:formula="of:=[.E1296]+[.G1296]-[.E1295]-[.G1295]" office:value-type="float" office:value="1125">
            <text:p>1125</text:p>
          </table:table-cell>
          <table:table-cell table:formula="of:=[.B1296]+[.D1296]-[.B1295]-[.D1295]" office:value-type="float" office:value="33">
            <text:p>33</text:p>
          </table:table-cell>
          <table:table-cell table:formula="of:=[.F1296]+[.H1296]-[.F1295]-[.H12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6530">
            <text:p>456530</text:p>
          </table:table-cell>
          <table:table-cell office:value-type="float" office:value="12510">
            <text:p>12510</text:p>
          </table:table-cell>
          <table:table-cell office:value-type="float" office:value="937754">
            <text:p>937754</text:p>
          </table:table-cell>
          <table:table-cell office:value-type="float" office:value="31332">
            <text:p>31332</text:p>
          </table:table-cell>
          <table:table-cell office:value-type="float" office:value="675445">
            <text:p>675445</text:p>
          </table:table-cell>
          <table:table-cell office:value-type="float" office:value="16719">
            <text:p>16719</text:p>
          </table:table-cell>
          <table:table-cell office:value-type="float" office:value="1289678">
            <text:p>1289678</text:p>
          </table:table-cell>
          <table:table-cell office:value-type="float" office:value="41354">
            <text:p>41354</text:p>
          </table:table-cell>
          <table:table-cell table:number-columns-repeated="2"/>
          <table:table-cell table:formula="of:=[.A1297]+[.C1297]-[.A1296]-[.C1296]" office:value-type="float" office:value="1043">
            <text:p>1043</text:p>
          </table:table-cell>
          <table:table-cell table:formula="of:=[.E1297]+[.G1297]-[.E1296]-[.G1296]" office:value-type="float" office:value="1141">
            <text:p>1141</text:p>
          </table:table-cell>
          <table:table-cell table:formula="of:=[.B1297]+[.D1297]-[.B1296]-[.D1296]" office:value-type="float" office:value="33">
            <text:p>33</text:p>
          </table:table-cell>
          <table:table-cell table:formula="of:=[.F1297]+[.H1297]-[.F1296]-[.H129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6855">
            <text:p>456855</text:p>
          </table:table-cell>
          <table:table-cell office:value-type="float" office:value="12519">
            <text:p>12519</text:p>
          </table:table-cell>
          <table:table-cell office:value-type="float" office:value="938472">
            <text:p>938472</text:p>
          </table:table-cell>
          <table:table-cell office:value-type="float" office:value="31356">
            <text:p>31356</text:p>
          </table:table-cell>
          <table:table-cell office:value-type="float" office:value="675786">
            <text:p>675786</text:p>
          </table:table-cell>
          <table:table-cell office:value-type="float" office:value="16729">
            <text:p>16729</text:p>
          </table:table-cell>
          <table:table-cell office:value-type="float" office:value="1290478">
            <text:p>1290478</text:p>
          </table:table-cell>
          <table:table-cell office:value-type="float" office:value="41378">
            <text:p>41378</text:p>
          </table:table-cell>
          <table:table-cell table:number-columns-repeated="2"/>
          <table:table-cell table:formula="of:=[.A1298]+[.C1298]-[.A1297]-[.C1297]" office:value-type="float" office:value="1039">
            <text:p>1039</text:p>
          </table:table-cell>
          <table:table-cell table:formula="of:=[.E1298]+[.G1298]-[.E1297]-[.G1297]" office:value-type="float" office:value="1125">
            <text:p>1125</text:p>
          </table:table-cell>
          <table:table-cell table:formula="of:=[.B1298]+[.D1298]-[.B1297]-[.D1297]" office:value-type="float" office:value="33">
            <text:p>33</text:p>
          </table:table-cell>
          <table:table-cell table:formula="of:=[.F1298]+[.H1298]-[.F1297]-[.H12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7176">
            <text:p>457176</text:p>
          </table:table-cell>
          <table:table-cell office:value-type="float" office:value="12528">
            <text:p>12528</text:p>
          </table:table-cell>
          <table:table-cell office:value-type="float" office:value="939190">
            <text:p>939190</text:p>
          </table:table-cell>
          <table:table-cell office:value-type="float" office:value="31380">
            <text:p>31380</text:p>
          </table:table-cell>
          <table:table-cell office:value-type="float" office:value="676111">
            <text:p>676111</text:p>
          </table:table-cell>
          <table:table-cell office:value-type="float" office:value="16738">
            <text:p>16738</text:p>
          </table:table-cell>
          <table:table-cell office:value-type="float" office:value="1291278">
            <text:p>1291278</text:p>
          </table:table-cell>
          <table:table-cell office:value-type="float" office:value="41402">
            <text:p>41402</text:p>
          </table:table-cell>
          <table:table-cell table:number-columns-repeated="2"/>
          <table:table-cell table:formula="of:=[.A1299]+[.C1299]-[.A1298]-[.C1298]" office:value-type="float" office:value="1043">
            <text:p>1043</text:p>
          </table:table-cell>
          <table:table-cell table:formula="of:=[.E1299]+[.G1299]-[.E1298]-[.G1298]" office:value-type="float" office:value="1121">
            <text:p>1121</text:p>
          </table:table-cell>
          <table:table-cell table:formula="of:=[.B1299]+[.D1299]-[.B1298]-[.D1298]" office:value-type="float" office:value="33">
            <text:p>33</text:p>
          </table:table-cell>
          <table:table-cell table:formula="of:=[.F1299]+[.H1299]-[.F1298]-[.H12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7501">
            <text:p>457501</text:p>
          </table:table-cell>
          <table:table-cell office:value-type="float" office:value="12537">
            <text:p>12537</text:p>
          </table:table-cell>
          <table:table-cell office:value-type="float" office:value="939908">
            <text:p>939908</text:p>
          </table:table-cell>
          <table:table-cell office:value-type="float" office:value="31404">
            <text:p>31404</text:p>
          </table:table-cell>
          <table:table-cell office:value-type="float" office:value="676432">
            <text:p>676432</text:p>
          </table:table-cell>
          <table:table-cell office:value-type="float" office:value="16747">
            <text:p>16747</text:p>
          </table:table-cell>
          <table:table-cell office:value-type="float" office:value="1292078">
            <text:p>1292078</text:p>
          </table:table-cell>
          <table:table-cell office:value-type="float" office:value="41426">
            <text:p>41426</text:p>
          </table:table-cell>
          <table:table-cell table:number-columns-repeated="2"/>
          <table:table-cell table:formula="of:=[.A1300]+[.C1300]-[.A1299]-[.C1299]" office:value-type="float" office:value="1039">
            <text:p>1039</text:p>
          </table:table-cell>
          <table:table-cell table:formula="of:=[.E1300]+[.G1300]-[.E1299]-[.G1299]" office:value-type="float" office:value="1125">
            <text:p>1125</text:p>
          </table:table-cell>
          <table:table-cell table:formula="of:=[.B1300]+[.D1300]-[.B1299]-[.D1299]" office:value-type="float" office:value="33">
            <text:p>33</text:p>
          </table:table-cell>
          <table:table-cell table:formula="of:=[.F1300]+[.H1300]-[.F1299]-[.H12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7822">
            <text:p>457822</text:p>
          </table:table-cell>
          <table:table-cell office:value-type="float" office:value="12546">
            <text:p>12546</text:p>
          </table:table-cell>
          <table:table-cell office:value-type="float" office:value="940626">
            <text:p>940626</text:p>
          </table:table-cell>
          <table:table-cell office:value-type="float" office:value="31428">
            <text:p>31428</text:p>
          </table:table-cell>
          <table:table-cell office:value-type="float" office:value="676757">
            <text:p>676757</text:p>
          </table:table-cell>
          <table:table-cell office:value-type="float" office:value="16756">
            <text:p>16756</text:p>
          </table:table-cell>
          <table:table-cell office:value-type="float" office:value="1292878">
            <text:p>1292878</text:p>
          </table:table-cell>
          <table:table-cell office:value-type="float" office:value="41450">
            <text:p>41450</text:p>
          </table:table-cell>
          <table:table-cell table:number-columns-repeated="2"/>
          <table:table-cell table:formula="of:=[.A1301]+[.C1301]-[.A1300]-[.C1300]" office:value-type="float" office:value="1043">
            <text:p>1043</text:p>
          </table:table-cell>
          <table:table-cell table:formula="of:=[.E1301]+[.G1301]-[.E1300]-[.G1300]" office:value-type="float" office:value="1141">
            <text:p>1141</text:p>
          </table:table-cell>
          <table:table-cell table:formula="of:=[.B1301]+[.D1301]-[.B1300]-[.D1300]" office:value-type="float" office:value="33">
            <text:p>33</text:p>
          </table:table-cell>
          <table:table-cell table:formula="of:=[.F1301]+[.H1301]-[.F1300]-[.H130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58147">
            <text:p>458147</text:p>
          </table:table-cell>
          <table:table-cell office:value-type="float" office:value="12555">
            <text:p>12555</text:p>
          </table:table-cell>
          <table:table-cell office:value-type="float" office:value="941344">
            <text:p>941344</text:p>
          </table:table-cell>
          <table:table-cell office:value-type="float" office:value="31452">
            <text:p>31452</text:p>
          </table:table-cell>
          <table:table-cell office:value-type="float" office:value="677098">
            <text:p>677098</text:p>
          </table:table-cell>
          <table:table-cell office:value-type="float" office:value="16766">
            <text:p>16766</text:p>
          </table:table-cell>
          <table:table-cell office:value-type="float" office:value="1293678">
            <text:p>1293678</text:p>
          </table:table-cell>
          <table:table-cell office:value-type="float" office:value="41474">
            <text:p>41474</text:p>
          </table:table-cell>
          <table:table-cell table:number-columns-repeated="2"/>
          <table:table-cell table:formula="of:=[.A1302]+[.C1302]-[.A1301]-[.C1301]" office:value-type="float" office:value="1039">
            <text:p>1039</text:p>
          </table:table-cell>
          <table:table-cell table:formula="of:=[.E1302]+[.G1302]-[.E1301]-[.G1301]" office:value-type="float" office:value="1125">
            <text:p>1125</text:p>
          </table:table-cell>
          <table:table-cell table:formula="of:=[.B1302]+[.D1302]-[.B1301]-[.D1301]" office:value-type="float" office:value="33">
            <text:p>33</text:p>
          </table:table-cell>
          <table:table-cell table:formula="of:=[.F1302]+[.H1302]-[.F1301]-[.H13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8468">
            <text:p>458468</text:p>
          </table:table-cell>
          <table:table-cell office:value-type="float" office:value="12564">
            <text:p>12564</text:p>
          </table:table-cell>
          <table:table-cell office:value-type="float" office:value="942062">
            <text:p>942062</text:p>
          </table:table-cell>
          <table:table-cell office:value-type="float" office:value="31476">
            <text:p>31476</text:p>
          </table:table-cell>
          <table:table-cell office:value-type="float" office:value="677423">
            <text:p>677423</text:p>
          </table:table-cell>
          <table:table-cell office:value-type="float" office:value="16775">
            <text:p>16775</text:p>
          </table:table-cell>
          <table:table-cell office:value-type="float" office:value="1294478">
            <text:p>1294478</text:p>
          </table:table-cell>
          <table:table-cell office:value-type="float" office:value="41498">
            <text:p>41498</text:p>
          </table:table-cell>
          <table:table-cell table:number-columns-repeated="2"/>
          <table:table-cell table:formula="of:=[.A1303]+[.C1303]-[.A1302]-[.C1302]" office:value-type="float" office:value="1043">
            <text:p>1043</text:p>
          </table:table-cell>
          <table:table-cell table:formula="of:=[.E1303]+[.G1303]-[.E1302]-[.G1302]" office:value-type="float" office:value="1121">
            <text:p>1121</text:p>
          </table:table-cell>
          <table:table-cell table:formula="of:=[.B1303]+[.D1303]-[.B1302]-[.D1302]" office:value-type="float" office:value="33">
            <text:p>33</text:p>
          </table:table-cell>
          <table:table-cell table:formula="of:=[.F1303]+[.H1303]-[.F1302]-[.H13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8793">
            <text:p>458793</text:p>
          </table:table-cell>
          <table:table-cell office:value-type="float" office:value="12573">
            <text:p>12573</text:p>
          </table:table-cell>
          <table:table-cell office:value-type="float" office:value="942780">
            <text:p>942780</text:p>
          </table:table-cell>
          <table:table-cell office:value-type="float" office:value="31500">
            <text:p>31500</text:p>
          </table:table-cell>
          <table:table-cell office:value-type="float" office:value="677744">
            <text:p>677744</text:p>
          </table:table-cell>
          <table:table-cell office:value-type="float" office:value="16784">
            <text:p>16784</text:p>
          </table:table-cell>
          <table:table-cell office:value-type="float" office:value="1295278">
            <text:p>1295278</text:p>
          </table:table-cell>
          <table:table-cell office:value-type="float" office:value="41522">
            <text:p>41522</text:p>
          </table:table-cell>
          <table:table-cell table:number-columns-repeated="2"/>
          <table:table-cell table:formula="of:=[.A1304]+[.C1304]-[.A1303]-[.C1303]" office:value-type="float" office:value="1039">
            <text:p>1039</text:p>
          </table:table-cell>
          <table:table-cell table:formula="of:=[.E1304]+[.G1304]-[.E1303]-[.G1303]" office:value-type="float" office:value="1125">
            <text:p>1125</text:p>
          </table:table-cell>
          <table:table-cell table:formula="of:=[.B1304]+[.D1304]-[.B1303]-[.D1303]" office:value-type="float" office:value="33">
            <text:p>33</text:p>
          </table:table-cell>
          <table:table-cell table:formula="of:=[.F1304]+[.H1304]-[.F1303]-[.H13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9114">
            <text:p>459114</text:p>
          </table:table-cell>
          <table:table-cell office:value-type="float" office:value="12582">
            <text:p>12582</text:p>
          </table:table-cell>
          <table:table-cell office:value-type="float" office:value="943498">
            <text:p>943498</text:p>
          </table:table-cell>
          <table:table-cell office:value-type="float" office:value="31524">
            <text:p>31524</text:p>
          </table:table-cell>
          <table:table-cell office:value-type="float" office:value="678069">
            <text:p>678069</text:p>
          </table:table-cell>
          <table:table-cell office:value-type="float" office:value="16793">
            <text:p>16793</text:p>
          </table:table-cell>
          <table:table-cell office:value-type="float" office:value="1296078">
            <text:p>1296078</text:p>
          </table:table-cell>
          <table:table-cell office:value-type="float" office:value="41546">
            <text:p>41546</text:p>
          </table:table-cell>
          <table:table-cell table:number-columns-repeated="2"/>
          <table:table-cell table:formula="of:=[.A1305]+[.C1305]-[.A1304]-[.C1304]" office:value-type="float" office:value="1043">
            <text:p>1043</text:p>
          </table:table-cell>
          <table:table-cell table:formula="of:=[.E1305]+[.G1305]-[.E1304]-[.G1304]" office:value-type="float" office:value="1121">
            <text:p>1121</text:p>
          </table:table-cell>
          <table:table-cell table:formula="of:=[.B1305]+[.D1305]-[.B1304]-[.D1304]" office:value-type="float" office:value="33">
            <text:p>33</text:p>
          </table:table-cell>
          <table:table-cell table:formula="of:=[.F1305]+[.H1305]-[.F1304]-[.H13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9439">
            <text:p>459439</text:p>
          </table:table-cell>
          <table:table-cell office:value-type="float" office:value="12591">
            <text:p>12591</text:p>
          </table:table-cell>
          <table:table-cell office:value-type="float" office:value="944216">
            <text:p>944216</text:p>
          </table:table-cell>
          <table:table-cell office:value-type="float" office:value="31548">
            <text:p>31548</text:p>
          </table:table-cell>
          <table:table-cell office:value-type="float" office:value="678390">
            <text:p>678390</text:p>
          </table:table-cell>
          <table:table-cell office:value-type="float" office:value="16802">
            <text:p>16802</text:p>
          </table:table-cell>
          <table:table-cell office:value-type="float" office:value="1296878">
            <text:p>1296878</text:p>
          </table:table-cell>
          <table:table-cell office:value-type="float" office:value="41570">
            <text:p>41570</text:p>
          </table:table-cell>
          <table:table-cell table:number-columns-repeated="2"/>
          <table:table-cell table:formula="of:=[.A1306]+[.C1306]-[.A1305]-[.C1305]" office:value-type="float" office:value="1039">
            <text:p>1039</text:p>
          </table:table-cell>
          <table:table-cell table:formula="of:=[.E1306]+[.G1306]-[.E1305]-[.G1305]" office:value-type="float" office:value="1125">
            <text:p>1125</text:p>
          </table:table-cell>
          <table:table-cell table:formula="of:=[.B1306]+[.D1306]-[.B1305]-[.D1305]" office:value-type="float" office:value="33">
            <text:p>33</text:p>
          </table:table-cell>
          <table:table-cell table:formula="of:=[.F1306]+[.H1306]-[.F1305]-[.H13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59760">
            <text:p>459760</text:p>
          </table:table-cell>
          <table:table-cell office:value-type="float" office:value="12600">
            <text:p>12600</text:p>
          </table:table-cell>
          <table:table-cell office:value-type="float" office:value="944934">
            <text:p>944934</text:p>
          </table:table-cell>
          <table:table-cell office:value-type="float" office:value="31572">
            <text:p>31572</text:p>
          </table:table-cell>
          <table:table-cell office:value-type="float" office:value="678715">
            <text:p>678715</text:p>
          </table:table-cell>
          <table:table-cell office:value-type="float" office:value="16811">
            <text:p>16811</text:p>
          </table:table-cell>
          <table:table-cell office:value-type="float" office:value="1297678">
            <text:p>1297678</text:p>
          </table:table-cell>
          <table:table-cell office:value-type="float" office:value="41594">
            <text:p>41594</text:p>
          </table:table-cell>
          <table:table-cell table:number-columns-repeated="2"/>
          <table:table-cell table:formula="of:=[.A1307]+[.C1307]-[.A1306]-[.C1306]" office:value-type="float" office:value="1043">
            <text:p>1043</text:p>
          </table:table-cell>
          <table:table-cell table:formula="of:=[.E1307]+[.G1307]-[.E1306]-[.G1306]" office:value-type="float" office:value="1121">
            <text:p>1121</text:p>
          </table:table-cell>
          <table:table-cell table:formula="of:=[.B1307]+[.D1307]-[.B1306]-[.D1306]" office:value-type="float" office:value="33">
            <text:p>33</text:p>
          </table:table-cell>
          <table:table-cell table:formula="of:=[.F1307]+[.H1307]-[.F1306]-[.H13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0085">
            <text:p>460085</text:p>
          </table:table-cell>
          <table:table-cell office:value-type="float" office:value="12609">
            <text:p>12609</text:p>
          </table:table-cell>
          <table:table-cell office:value-type="float" office:value="945652">
            <text:p>945652</text:p>
          </table:table-cell>
          <table:table-cell office:value-type="float" office:value="31596">
            <text:p>31596</text:p>
          </table:table-cell>
          <table:table-cell office:value-type="float" office:value="679036">
            <text:p>679036</text:p>
          </table:table-cell>
          <table:table-cell office:value-type="float" office:value="16820">
            <text:p>16820</text:p>
          </table:table-cell>
          <table:table-cell office:value-type="float" office:value="1298478">
            <text:p>1298478</text:p>
          </table:table-cell>
          <table:table-cell office:value-type="float" office:value="41618">
            <text:p>41618</text:p>
          </table:table-cell>
          <table:table-cell table:number-columns-repeated="2"/>
          <table:table-cell table:formula="of:=[.A1308]+[.C1308]-[.A1307]-[.C1307]" office:value-type="float" office:value="1039">
            <text:p>1039</text:p>
          </table:table-cell>
          <table:table-cell table:formula="of:=[.E1308]+[.G1308]-[.E1307]-[.G1307]" office:value-type="float" office:value="1145">
            <text:p>1145</text:p>
          </table:table-cell>
          <table:table-cell table:formula="of:=[.B1308]+[.D1308]-[.B1307]-[.D1307]" office:value-type="float" office:value="33">
            <text:p>33</text:p>
          </table:table-cell>
          <table:table-cell table:formula="of:=[.F1308]+[.H1308]-[.F1307]-[.H130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0406">
            <text:p>460406</text:p>
          </table:table-cell>
          <table:table-cell office:value-type="float" office:value="12618">
            <text:p>12618</text:p>
          </table:table-cell>
          <table:table-cell office:value-type="float" office:value="946370">
            <text:p>946370</text:p>
          </table:table-cell>
          <table:table-cell office:value-type="float" office:value="31620">
            <text:p>31620</text:p>
          </table:table-cell>
          <table:table-cell office:value-type="float" office:value="679381">
            <text:p>679381</text:p>
          </table:table-cell>
          <table:table-cell office:value-type="float" office:value="16830">
            <text:p>16830</text:p>
          </table:table-cell>
          <table:table-cell office:value-type="float" office:value="1299278">
            <text:p>1299278</text:p>
          </table:table-cell>
          <table:table-cell office:value-type="float" office:value="41642">
            <text:p>41642</text:p>
          </table:table-cell>
          <table:table-cell table:number-columns-repeated="2"/>
          <table:table-cell table:formula="of:=[.A1309]+[.C1309]-[.A1308]-[.C1308]" office:value-type="float" office:value="1083">
            <text:p>1083</text:p>
          </table:table-cell>
          <table:table-cell table:formula="of:=[.E1309]+[.G1309]-[.E1308]-[.G1308]" office:value-type="float" office:value="1121">
            <text:p>1121</text:p>
          </table:table-cell>
          <table:table-cell table:formula="of:=[.B1309]+[.D1309]-[.B1308]-[.D1308]" office:value-type="float" office:value="35">
            <text:p>35</text:p>
          </table:table-cell>
          <table:table-cell table:formula="of:=[.F1309]+[.H1309]-[.F1308]-[.H13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0771">
            <text:p>460771</text:p>
          </table:table-cell>
          <table:table-cell office:value-type="float" office:value="12629">
            <text:p>12629</text:p>
          </table:table-cell>
          <table:table-cell office:value-type="float" office:value="947088">
            <text:p>947088</text:p>
          </table:table-cell>
          <table:table-cell office:value-type="float" office:value="31644">
            <text:p>31644</text:p>
          </table:table-cell>
          <table:table-cell office:value-type="float" office:value="679702">
            <text:p>679702</text:p>
          </table:table-cell>
          <table:table-cell office:value-type="float" office:value="16839">
            <text:p>16839</text:p>
          </table:table-cell>
          <table:table-cell office:value-type="float" office:value="1300078">
            <text:p>1300078</text:p>
          </table:table-cell>
          <table:table-cell office:value-type="float" office:value="41666">
            <text:p>41666</text:p>
          </table:table-cell>
          <table:table-cell table:number-columns-repeated="2"/>
          <table:table-cell table:formula="of:=[.A1310]+[.C1310]-[.A1309]-[.C1309]" office:value-type="float" office:value="1279">
            <text:p>1279</text:p>
          </table:table-cell>
          <table:table-cell table:formula="of:=[.E1310]+[.G1310]-[.E1309]-[.G1309]" office:value-type="float" office:value="1125">
            <text:p>1125</text:p>
          </table:table-cell>
          <table:table-cell table:formula="of:=[.B1310]+[.D1310]-[.B1309]-[.D1309]" office:value-type="float" office:value="45">
            <text:p>45</text:p>
          </table:table-cell>
          <table:table-cell table:formula="of:=[.F1310]+[.H1310]-[.F1309]-[.H13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1332">
            <text:p>461332</text:p>
          </table:table-cell>
          <table:table-cell office:value-type="float" office:value="12650">
            <text:p>12650</text:p>
          </table:table-cell>
          <table:table-cell office:value-type="float" office:value="947806">
            <text:p>947806</text:p>
          </table:table-cell>
          <table:table-cell office:value-type="float" office:value="31668">
            <text:p>31668</text:p>
          </table:table-cell>
          <table:table-cell office:value-type="float" office:value="680027">
            <text:p>680027</text:p>
          </table:table-cell>
          <table:table-cell office:value-type="float" office:value="16848">
            <text:p>16848</text:p>
          </table:table-cell>
          <table:table-cell office:value-type="float" office:value="1300878">
            <text:p>1300878</text:p>
          </table:table-cell>
          <table:table-cell office:value-type="float" office:value="41690">
            <text:p>41690</text:p>
          </table:table-cell>
          <table:table-cell table:number-columns-repeated="2"/>
          <table:table-cell table:formula="of:=[.A1311]+[.C1311]-[.A1310]-[.C1310]" office:value-type="float" office:value="1043">
            <text:p>1043</text:p>
          </table:table-cell>
          <table:table-cell table:formula="of:=[.E1311]+[.G1311]-[.E1310]-[.G1310]" office:value-type="float" office:value="1121">
            <text:p>1121</text:p>
          </table:table-cell>
          <table:table-cell table:formula="of:=[.B1311]+[.D1311]-[.B1310]-[.D1310]" office:value-type="float" office:value="33">
            <text:p>33</text:p>
          </table:table-cell>
          <table:table-cell table:formula="of:=[.F1311]+[.H1311]-[.F1310]-[.H13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1657">
            <text:p>461657</text:p>
          </table:table-cell>
          <table:table-cell office:value-type="float" office:value="12659">
            <text:p>12659</text:p>
          </table:table-cell>
          <table:table-cell office:value-type="float" office:value="948524">
            <text:p>948524</text:p>
          </table:table-cell>
          <table:table-cell office:value-type="float" office:value="31692">
            <text:p>31692</text:p>
          </table:table-cell>
          <table:table-cell office:value-type="float" office:value="680348">
            <text:p>680348</text:p>
          </table:table-cell>
          <table:table-cell office:value-type="float" office:value="16857">
            <text:p>16857</text:p>
          </table:table-cell>
          <table:table-cell office:value-type="float" office:value="1301678">
            <text:p>1301678</text:p>
          </table:table-cell>
          <table:table-cell office:value-type="float" office:value="41714">
            <text:p>41714</text:p>
          </table:table-cell>
          <table:table-cell table:number-columns-repeated="2"/>
          <table:table-cell table:formula="of:=[.A1312]+[.C1312]-[.A1311]-[.C1311]" office:value-type="float" office:value="1099">
            <text:p>1099</text:p>
          </table:table-cell>
          <table:table-cell table:formula="of:=[.E1312]+[.G1312]-[.E1311]-[.G1311]" office:value-type="float" office:value="1125">
            <text:p>1125</text:p>
          </table:table-cell>
          <table:table-cell table:formula="of:=[.B1312]+[.D1312]-[.B1311]-[.D1311]" office:value-type="float" office:value="36">
            <text:p>36</text:p>
          </table:table-cell>
          <table:table-cell table:formula="of:=[.F1312]+[.H1312]-[.F1311]-[.H13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2038">
            <text:p>462038</text:p>
          </table:table-cell>
          <table:table-cell office:value-type="float" office:value="12671">
            <text:p>12671</text:p>
          </table:table-cell>
          <table:table-cell office:value-type="float" office:value="949242">
            <text:p>949242</text:p>
          </table:table-cell>
          <table:table-cell office:value-type="float" office:value="31716">
            <text:p>31716</text:p>
          </table:table-cell>
          <table:table-cell office:value-type="float" office:value="680673">
            <text:p>680673</text:p>
          </table:table-cell>
          <table:table-cell office:value-type="float" office:value="16866">
            <text:p>16866</text:p>
          </table:table-cell>
          <table:table-cell office:value-type="float" office:value="1302478">
            <text:p>1302478</text:p>
          </table:table-cell>
          <table:table-cell office:value-type="float" office:value="41738">
            <text:p>41738</text:p>
          </table:table-cell>
          <table:table-cell table:number-columns-repeated="2"/>
          <table:table-cell table:formula="of:=[.A1313]+[.C1313]-[.A1312]-[.C1312]" office:value-type="float" office:value="1043">
            <text:p>1043</text:p>
          </table:table-cell>
          <table:table-cell table:formula="of:=[.E1313]+[.G1313]-[.E1312]-[.G1312]" office:value-type="float" office:value="1141">
            <text:p>1141</text:p>
          </table:table-cell>
          <table:table-cell table:formula="of:=[.B1313]+[.D1313]-[.B1312]-[.D1312]" office:value-type="float" office:value="33">
            <text:p>33</text:p>
          </table:table-cell>
          <table:table-cell table:formula="of:=[.F1313]+[.H1313]-[.F1312]-[.H131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2363">
            <text:p>462363</text:p>
          </table:table-cell>
          <table:table-cell office:value-type="float" office:value="12680">
            <text:p>12680</text:p>
          </table:table-cell>
          <table:table-cell office:value-type="float" office:value="949960">
            <text:p>949960</text:p>
          </table:table-cell>
          <table:table-cell office:value-type="float" office:value="31740">
            <text:p>31740</text:p>
          </table:table-cell>
          <table:table-cell office:value-type="float" office:value="681014">
            <text:p>681014</text:p>
          </table:table-cell>
          <table:table-cell office:value-type="float" office:value="16876">
            <text:p>16876</text:p>
          </table:table-cell>
          <table:table-cell office:value-type="float" office:value="1303278">
            <text:p>1303278</text:p>
          </table:table-cell>
          <table:table-cell office:value-type="float" office:value="41762">
            <text:p>41762</text:p>
          </table:table-cell>
          <table:table-cell table:number-columns-repeated="2"/>
          <table:table-cell table:formula="of:=[.A1314]+[.C1314]-[.A1313]-[.C1313]" office:value-type="float" office:value="1039">
            <text:p>1039</text:p>
          </table:table-cell>
          <table:table-cell table:formula="of:=[.E1314]+[.G1314]-[.E1313]-[.G1313]" office:value-type="float" office:value="1125">
            <text:p>1125</text:p>
          </table:table-cell>
          <table:table-cell table:formula="of:=[.B1314]+[.D1314]-[.B1313]-[.D1313]" office:value-type="float" office:value="33">
            <text:p>33</text:p>
          </table:table-cell>
          <table:table-cell table:formula="of:=[.F1314]+[.H1314]-[.F1313]-[.H13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2684">
            <text:p>462684</text:p>
          </table:table-cell>
          <table:table-cell office:value-type="float" office:value="12689">
            <text:p>12689</text:p>
          </table:table-cell>
          <table:table-cell office:value-type="float" office:value="950678">
            <text:p>950678</text:p>
          </table:table-cell>
          <table:table-cell office:value-type="float" office:value="31764">
            <text:p>31764</text:p>
          </table:table-cell>
          <table:table-cell office:value-type="float" office:value="681339">
            <text:p>681339</text:p>
          </table:table-cell>
          <table:table-cell office:value-type="float" office:value="16885">
            <text:p>16885</text:p>
          </table:table-cell>
          <table:table-cell office:value-type="float" office:value="1304078">
            <text:p>1304078</text:p>
          </table:table-cell>
          <table:table-cell office:value-type="float" office:value="41786">
            <text:p>41786</text:p>
          </table:table-cell>
          <table:table-cell table:number-columns-repeated="2"/>
          <table:table-cell table:formula="of:=[.A1315]+[.C1315]-[.A1314]-[.C1314]" office:value-type="float" office:value="1043">
            <text:p>1043</text:p>
          </table:table-cell>
          <table:table-cell table:formula="of:=[.E1315]+[.G1315]-[.E1314]-[.G1314]" office:value-type="float" office:value="1121">
            <text:p>1121</text:p>
          </table:table-cell>
          <table:table-cell table:formula="of:=[.B1315]+[.D1315]-[.B1314]-[.D1314]" office:value-type="float" office:value="33">
            <text:p>33</text:p>
          </table:table-cell>
          <table:table-cell table:formula="of:=[.F1315]+[.H1315]-[.F1314]-[.H13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3009">
            <text:p>463009</text:p>
          </table:table-cell>
          <table:table-cell office:value-type="float" office:value="12698">
            <text:p>12698</text:p>
          </table:table-cell>
          <table:table-cell office:value-type="float" office:value="951396">
            <text:p>951396</text:p>
          </table:table-cell>
          <table:table-cell office:value-type="float" office:value="31788">
            <text:p>31788</text:p>
          </table:table-cell>
          <table:table-cell office:value-type="float" office:value="681660">
            <text:p>681660</text:p>
          </table:table-cell>
          <table:table-cell office:value-type="float" office:value="16894">
            <text:p>16894</text:p>
          </table:table-cell>
          <table:table-cell office:value-type="float" office:value="1304878">
            <text:p>1304878</text:p>
          </table:table-cell>
          <table:table-cell office:value-type="float" office:value="41810">
            <text:p>41810</text:p>
          </table:table-cell>
          <table:table-cell table:number-columns-repeated="2"/>
          <table:table-cell table:formula="of:=[.A1316]+[.C1316]-[.A1315]-[.C1315]" office:value-type="float" office:value="1039">
            <text:p>1039</text:p>
          </table:table-cell>
          <table:table-cell table:formula="of:=[.E1316]+[.G1316]-[.E1315]-[.G1315]" office:value-type="float" office:value="1145">
            <text:p>1145</text:p>
          </table:table-cell>
          <table:table-cell table:formula="of:=[.B1316]+[.D1316]-[.B1315]-[.D1315]" office:value-type="float" office:value="33">
            <text:p>33</text:p>
          </table:table-cell>
          <table:table-cell table:formula="of:=[.F1316]+[.H1316]-[.F1315]-[.H13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3330">
            <text:p>463330</text:p>
          </table:table-cell>
          <table:table-cell office:value-type="float" office:value="12707">
            <text:p>12707</text:p>
          </table:table-cell>
          <table:table-cell office:value-type="float" office:value="952114">
            <text:p>952114</text:p>
          </table:table-cell>
          <table:table-cell office:value-type="float" office:value="31812">
            <text:p>31812</text:p>
          </table:table-cell>
          <table:table-cell office:value-type="float" office:value="682005">
            <text:p>682005</text:p>
          </table:table-cell>
          <table:table-cell office:value-type="float" office:value="16904">
            <text:p>16904</text:p>
          </table:table-cell>
          <table:table-cell office:value-type="float" office:value="1305678">
            <text:p>1305678</text:p>
          </table:table-cell>
          <table:table-cell office:value-type="float" office:value="41834">
            <text:p>41834</text:p>
          </table:table-cell>
          <table:table-cell table:number-columns-repeated="2"/>
          <table:table-cell table:formula="of:=[.A1317]+[.C1317]-[.A1316]-[.C1316]" office:value-type="float" office:value="1043">
            <text:p>1043</text:p>
          </table:table-cell>
          <table:table-cell table:formula="of:=[.E1317]+[.G1317]-[.E1316]-[.G1316]" office:value-type="float" office:value="1121">
            <text:p>1121</text:p>
          </table:table-cell>
          <table:table-cell table:formula="of:=[.B1317]+[.D1317]-[.B1316]-[.D1316]" office:value-type="float" office:value="33">
            <text:p>33</text:p>
          </table:table-cell>
          <table:table-cell table:formula="of:=[.F1317]+[.H1317]-[.F1316]-[.H13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3655">
            <text:p>463655</text:p>
          </table:table-cell>
          <table:table-cell office:value-type="float" office:value="12716">
            <text:p>12716</text:p>
          </table:table-cell>
          <table:table-cell office:value-type="float" office:value="952832">
            <text:p>952832</text:p>
          </table:table-cell>
          <table:table-cell office:value-type="float" office:value="31836">
            <text:p>31836</text:p>
          </table:table-cell>
          <table:table-cell office:value-type="float" office:value="682326">
            <text:p>682326</text:p>
          </table:table-cell>
          <table:table-cell office:value-type="float" office:value="16913">
            <text:p>16913</text:p>
          </table:table-cell>
          <table:table-cell office:value-type="float" office:value="1306478">
            <text:p>1306478</text:p>
          </table:table-cell>
          <table:table-cell office:value-type="float" office:value="41858">
            <text:p>41858</text:p>
          </table:table-cell>
          <table:table-cell table:number-columns-repeated="2"/>
          <table:table-cell table:formula="of:=[.A1318]+[.C1318]-[.A1317]-[.C1317]" office:value-type="float" office:value="1039">
            <text:p>1039</text:p>
          </table:table-cell>
          <table:table-cell table:formula="of:=[.E1318]+[.G1318]-[.E1317]-[.G1317]" office:value-type="float" office:value="1125">
            <text:p>1125</text:p>
          </table:table-cell>
          <table:table-cell table:formula="of:=[.B1318]+[.D1318]-[.B1317]-[.D1317]" office:value-type="float" office:value="33">
            <text:p>33</text:p>
          </table:table-cell>
          <table:table-cell table:formula="of:=[.F1318]+[.H1318]-[.F1317]-[.H13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3976">
            <text:p>463976</text:p>
          </table:table-cell>
          <table:table-cell office:value-type="float" office:value="12725">
            <text:p>12725</text:p>
          </table:table-cell>
          <table:table-cell office:value-type="float" office:value="953550">
            <text:p>953550</text:p>
          </table:table-cell>
          <table:table-cell office:value-type="float" office:value="31860">
            <text:p>31860</text:p>
          </table:table-cell>
          <table:table-cell office:value-type="float" office:value="682651">
            <text:p>682651</text:p>
          </table:table-cell>
          <table:table-cell office:value-type="float" office:value="16922">
            <text:p>16922</text:p>
          </table:table-cell>
          <table:table-cell office:value-type="float" office:value="1307278">
            <text:p>1307278</text:p>
          </table:table-cell>
          <table:table-cell office:value-type="float" office:value="41882">
            <text:p>41882</text:p>
          </table:table-cell>
          <table:table-cell table:number-columns-repeated="2"/>
          <table:table-cell table:formula="of:=[.A1319]+[.C1319]-[.A1318]-[.C1318]" office:value-type="float" office:value="1043">
            <text:p>1043</text:p>
          </table:table-cell>
          <table:table-cell table:formula="of:=[.E1319]+[.G1319]-[.E1318]-[.G1318]" office:value-type="float" office:value="1121">
            <text:p>1121</text:p>
          </table:table-cell>
          <table:table-cell table:formula="of:=[.B1319]+[.D1319]-[.B1318]-[.D1318]" office:value-type="float" office:value="33">
            <text:p>33</text:p>
          </table:table-cell>
          <table:table-cell table:formula="of:=[.F1319]+[.H1319]-[.F1318]-[.H13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4301">
            <text:p>464301</text:p>
          </table:table-cell>
          <table:table-cell office:value-type="float" office:value="12734">
            <text:p>12734</text:p>
          </table:table-cell>
          <table:table-cell office:value-type="float" office:value="954268">
            <text:p>954268</text:p>
          </table:table-cell>
          <table:table-cell office:value-type="float" office:value="31884">
            <text:p>31884</text:p>
          </table:table-cell>
          <table:table-cell office:value-type="float" office:value="682972">
            <text:p>682972</text:p>
          </table:table-cell>
          <table:table-cell office:value-type="float" office:value="16931">
            <text:p>16931</text:p>
          </table:table-cell>
          <table:table-cell office:value-type="float" office:value="1308078">
            <text:p>1308078</text:p>
          </table:table-cell>
          <table:table-cell office:value-type="float" office:value="41906">
            <text:p>41906</text:p>
          </table:table-cell>
          <table:table-cell table:number-columns-repeated="2"/>
          <table:table-cell table:formula="of:=[.A1320]+[.C1320]-[.A1319]-[.C1319]" office:value-type="float" office:value="1039">
            <text:p>1039</text:p>
          </table:table-cell>
          <table:table-cell table:formula="of:=[.E1320]+[.G1320]-[.E1319]-[.G1319]" office:value-type="float" office:value="1145">
            <text:p>1145</text:p>
          </table:table-cell>
          <table:table-cell table:formula="of:=[.B1320]+[.D1320]-[.B1319]-[.D1319]" office:value-type="float" office:value="33">
            <text:p>33</text:p>
          </table:table-cell>
          <table:table-cell table:formula="of:=[.F1320]+[.H1320]-[.F1319]-[.H13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4622">
            <text:p>464622</text:p>
          </table:table-cell>
          <table:table-cell office:value-type="float" office:value="12743">
            <text:p>12743</text:p>
          </table:table-cell>
          <table:table-cell office:value-type="float" office:value="954986">
            <text:p>954986</text:p>
          </table:table-cell>
          <table:table-cell office:value-type="float" office:value="31908">
            <text:p>31908</text:p>
          </table:table-cell>
          <table:table-cell office:value-type="float" office:value="683317">
            <text:p>683317</text:p>
          </table:table-cell>
          <table:table-cell office:value-type="float" office:value="16941">
            <text:p>16941</text:p>
          </table:table-cell>
          <table:table-cell office:value-type="float" office:value="1308878">
            <text:p>1308878</text:p>
          </table:table-cell>
          <table:table-cell office:value-type="float" office:value="41930">
            <text:p>41930</text:p>
          </table:table-cell>
          <table:table-cell table:number-columns-repeated="2"/>
          <table:table-cell table:formula="of:=[.A1321]+[.C1321]-[.A1320]-[.C1320]" office:value-type="float" office:value="1043">
            <text:p>1043</text:p>
          </table:table-cell>
          <table:table-cell table:formula="of:=[.E1321]+[.G1321]-[.E1320]-[.G1320]" office:value-type="float" office:value="1121">
            <text:p>1121</text:p>
          </table:table-cell>
          <table:table-cell table:formula="of:=[.B1321]+[.D1321]-[.B1320]-[.D1320]" office:value-type="float" office:value="33">
            <text:p>33</text:p>
          </table:table-cell>
          <table:table-cell table:formula="of:=[.F1321]+[.H1321]-[.F1320]-[.H13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4947">
            <text:p>464947</text:p>
          </table:table-cell>
          <table:table-cell office:value-type="float" office:value="12752">
            <text:p>12752</text:p>
          </table:table-cell>
          <table:table-cell office:value-type="float" office:value="955704">
            <text:p>955704</text:p>
          </table:table-cell>
          <table:table-cell office:value-type="float" office:value="31932">
            <text:p>31932</text:p>
          </table:table-cell>
          <table:table-cell office:value-type="float" office:value="683638">
            <text:p>683638</text:p>
          </table:table-cell>
          <table:table-cell office:value-type="float" office:value="16950">
            <text:p>16950</text:p>
          </table:table-cell>
          <table:table-cell office:value-type="float" office:value="1309678">
            <text:p>1309678</text:p>
          </table:table-cell>
          <table:table-cell office:value-type="float" office:value="41954">
            <text:p>41954</text:p>
          </table:table-cell>
          <table:table-cell table:number-columns-repeated="2"/>
          <table:table-cell table:formula="of:=[.A1322]+[.C1322]-[.A1321]-[.C1321]" office:value-type="float" office:value="1039">
            <text:p>1039</text:p>
          </table:table-cell>
          <table:table-cell table:formula="of:=[.E1322]+[.G1322]-[.E1321]-[.G1321]" office:value-type="float" office:value="1125">
            <text:p>1125</text:p>
          </table:table-cell>
          <table:table-cell table:formula="of:=[.B1322]+[.D1322]-[.B1321]-[.D1321]" office:value-type="float" office:value="33">
            <text:p>33</text:p>
          </table:table-cell>
          <table:table-cell table:formula="of:=[.F1322]+[.H1322]-[.F1321]-[.H13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5268">
            <text:p>465268</text:p>
          </table:table-cell>
          <table:table-cell office:value-type="float" office:value="12761">
            <text:p>12761</text:p>
          </table:table-cell>
          <table:table-cell office:value-type="float" office:value="956422">
            <text:p>956422</text:p>
          </table:table-cell>
          <table:table-cell office:value-type="float" office:value="31956">
            <text:p>31956</text:p>
          </table:table-cell>
          <table:table-cell office:value-type="float" office:value="683963">
            <text:p>683963</text:p>
          </table:table-cell>
          <table:table-cell office:value-type="float" office:value="16959">
            <text:p>16959</text:p>
          </table:table-cell>
          <table:table-cell office:value-type="float" office:value="1310478">
            <text:p>1310478</text:p>
          </table:table-cell>
          <table:table-cell office:value-type="float" office:value="41978">
            <text:p>41978</text:p>
          </table:table-cell>
          <table:table-cell table:number-columns-repeated="2"/>
          <table:table-cell table:formula="of:=[.A1323]+[.C1323]-[.A1322]-[.C1322]" office:value-type="float" office:value="1043">
            <text:p>1043</text:p>
          </table:table-cell>
          <table:table-cell table:formula="of:=[.E1323]+[.G1323]-[.E1322]-[.G1322]" office:value-type="float" office:value="1141">
            <text:p>1141</text:p>
          </table:table-cell>
          <table:table-cell table:formula="of:=[.B1323]+[.D1323]-[.B1322]-[.D1322]" office:value-type="float" office:value="33">
            <text:p>33</text:p>
          </table:table-cell>
          <table:table-cell table:formula="of:=[.F1323]+[.H1323]-[.F1322]-[.H132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5593">
            <text:p>465593</text:p>
          </table:table-cell>
          <table:table-cell office:value-type="float" office:value="12770">
            <text:p>12770</text:p>
          </table:table-cell>
          <table:table-cell office:value-type="float" office:value="957140">
            <text:p>957140</text:p>
          </table:table-cell>
          <table:table-cell office:value-type="float" office:value="31980">
            <text:p>31980</text:p>
          </table:table-cell>
          <table:table-cell office:value-type="float" office:value="684304">
            <text:p>684304</text:p>
          </table:table-cell>
          <table:table-cell office:value-type="float" office:value="16969">
            <text:p>16969</text:p>
          </table:table-cell>
          <table:table-cell office:value-type="float" office:value="1311278">
            <text:p>1311278</text:p>
          </table:table-cell>
          <table:table-cell office:value-type="float" office:value="42002">
            <text:p>42002</text:p>
          </table:table-cell>
          <table:table-cell table:number-columns-repeated="2"/>
          <table:table-cell table:formula="of:=[.A1324]+[.C1324]-[.A1323]-[.C1323]" office:value-type="float" office:value="1039">
            <text:p>1039</text:p>
          </table:table-cell>
          <table:table-cell table:formula="of:=[.E1324]+[.G1324]-[.E1323]-[.G1323]" office:value-type="float" office:value="1125">
            <text:p>1125</text:p>
          </table:table-cell>
          <table:table-cell table:formula="of:=[.B1324]+[.D1324]-[.B1323]-[.D1323]" office:value-type="float" office:value="33">
            <text:p>33</text:p>
          </table:table-cell>
          <table:table-cell table:formula="of:=[.F1324]+[.H1324]-[.F1323]-[.H13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5914">
            <text:p>465914</text:p>
          </table:table-cell>
          <table:table-cell office:value-type="float" office:value="12779">
            <text:p>12779</text:p>
          </table:table-cell>
          <table:table-cell office:value-type="float" office:value="957858">
            <text:p>957858</text:p>
          </table:table-cell>
          <table:table-cell office:value-type="float" office:value="32004">
            <text:p>32004</text:p>
          </table:table-cell>
          <table:table-cell office:value-type="float" office:value="684629">
            <text:p>684629</text:p>
          </table:table-cell>
          <table:table-cell office:value-type="float" office:value="16978">
            <text:p>16978</text:p>
          </table:table-cell>
          <table:table-cell office:value-type="float" office:value="1312078">
            <text:p>1312078</text:p>
          </table:table-cell>
          <table:table-cell office:value-type="float" office:value="42026">
            <text:p>42026</text:p>
          </table:table-cell>
          <table:table-cell table:number-columns-repeated="2"/>
          <table:table-cell table:formula="of:=[.A1325]+[.C1325]-[.A1324]-[.C1324]" office:value-type="float" office:value="1043">
            <text:p>1043</text:p>
          </table:table-cell>
          <table:table-cell table:formula="of:=[.E1325]+[.G1325]-[.E1324]-[.G1324]" office:value-type="float" office:value="1121">
            <text:p>1121</text:p>
          </table:table-cell>
          <table:table-cell table:formula="of:=[.B1325]+[.D1325]-[.B1324]-[.D1324]" office:value-type="float" office:value="33">
            <text:p>33</text:p>
          </table:table-cell>
          <table:table-cell table:formula="of:=[.F1325]+[.H1325]-[.F1324]-[.H13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6239">
            <text:p>466239</text:p>
          </table:table-cell>
          <table:table-cell office:value-type="float" office:value="12788">
            <text:p>12788</text:p>
          </table:table-cell>
          <table:table-cell office:value-type="float" office:value="958576">
            <text:p>958576</text:p>
          </table:table-cell>
          <table:table-cell office:value-type="float" office:value="32028">
            <text:p>32028</text:p>
          </table:table-cell>
          <table:table-cell office:value-type="float" office:value="684950">
            <text:p>684950</text:p>
          </table:table-cell>
          <table:table-cell office:value-type="float" office:value="16987">
            <text:p>16987</text:p>
          </table:table-cell>
          <table:table-cell office:value-type="float" office:value="1312878">
            <text:p>1312878</text:p>
          </table:table-cell>
          <table:table-cell office:value-type="float" office:value="42050">
            <text:p>42050</text:p>
          </table:table-cell>
          <table:table-cell table:number-columns-repeated="2"/>
          <table:table-cell table:formula="of:=[.A1326]+[.C1326]-[.A1325]-[.C1325]" office:value-type="float" office:value="1039">
            <text:p>1039</text:p>
          </table:table-cell>
          <table:table-cell table:formula="of:=[.E1326]+[.G1326]-[.E1325]-[.G1325]" office:value-type="float" office:value="1145">
            <text:p>1145</text:p>
          </table:table-cell>
          <table:table-cell table:formula="of:=[.B1326]+[.D1326]-[.B1325]-[.D1325]" office:value-type="float" office:value="33">
            <text:p>33</text:p>
          </table:table-cell>
          <table:table-cell table:formula="of:=[.F1326]+[.H1326]-[.F1325]-[.H132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12797">
            <text:p>12797</text:p>
          </table:table-cell>
          <table:table-cell office:value-type="float" office:value="959294">
            <text:p>959294</text:p>
          </table:table-cell>
          <table:table-cell office:value-type="float" office:value="32052">
            <text:p>32052</text:p>
          </table:table-cell>
          <table:table-cell office:value-type="float" office:value="685295">
            <text:p>685295</text:p>
          </table:table-cell>
          <table:table-cell office:value-type="float" office:value="16997">
            <text:p>16997</text:p>
          </table:table-cell>
          <table:table-cell office:value-type="float" office:value="1313678">
            <text:p>1313678</text:p>
          </table:table-cell>
          <table:table-cell office:value-type="float" office:value="42074">
            <text:p>42074</text:p>
          </table:table-cell>
          <table:table-cell table:number-columns-repeated="2"/>
          <table:table-cell table:formula="of:=[.A1327]+[.C1327]-[.A1326]-[.C1326]" office:value-type="float" office:value="1043">
            <text:p>1043</text:p>
          </table:table-cell>
          <table:table-cell table:formula="of:=[.E1327]+[.G1327]-[.E1326]-[.G1326]" office:value-type="float" office:value="1121">
            <text:p>1121</text:p>
          </table:table-cell>
          <table:table-cell table:formula="of:=[.B1327]+[.D1327]-[.B1326]-[.D1326]" office:value-type="float" office:value="33">
            <text:p>33</text:p>
          </table:table-cell>
          <table:table-cell table:formula="of:=[.F1327]+[.H1327]-[.F1326]-[.H13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6885">
            <text:p>466885</text:p>
          </table:table-cell>
          <table:table-cell office:value-type="float" office:value="12806">
            <text:p>12806</text:p>
          </table:table-cell>
          <table:table-cell office:value-type="float" office:value="960012">
            <text:p>960012</text:p>
          </table:table-cell>
          <table:table-cell office:value-type="float" office:value="32076">
            <text:p>32076</text:p>
          </table:table-cell>
          <table:table-cell office:value-type="float" office:value="685616">
            <text:p>685616</text:p>
          </table:table-cell>
          <table:table-cell office:value-type="float" office:value="17006">
            <text:p>17006</text:p>
          </table:table-cell>
          <table:table-cell office:value-type="float" office:value="1314478">
            <text:p>1314478</text:p>
          </table:table-cell>
          <table:table-cell office:value-type="float" office:value="42098">
            <text:p>42098</text:p>
          </table:table-cell>
          <table:table-cell table:number-columns-repeated="2"/>
          <table:table-cell table:formula="of:=[.A1328]+[.C1328]-[.A1327]-[.C1327]" office:value-type="float" office:value="1039">
            <text:p>1039</text:p>
          </table:table-cell>
          <table:table-cell table:formula="of:=[.E1328]+[.G1328]-[.E1327]-[.G1327]" office:value-type="float" office:value="1125">
            <text:p>1125</text:p>
          </table:table-cell>
          <table:table-cell table:formula="of:=[.B1328]+[.D1328]-[.B1327]-[.D1327]" office:value-type="float" office:value="33">
            <text:p>33</text:p>
          </table:table-cell>
          <table:table-cell table:formula="of:=[.F1328]+[.H1328]-[.F1327]-[.H13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7206">
            <text:p>467206</text:p>
          </table:table-cell>
          <table:table-cell office:value-type="float" office:value="12815">
            <text:p>12815</text:p>
          </table:table-cell>
          <table:table-cell office:value-type="float" office:value="960730">
            <text:p>960730</text:p>
          </table:table-cell>
          <table:table-cell office:value-type="float" office:value="32100">
            <text:p>32100</text:p>
          </table:table-cell>
          <table:table-cell office:value-type="float" office:value="685941">
            <text:p>685941</text:p>
          </table:table-cell>
          <table:table-cell office:value-type="float" office:value="17015">
            <text:p>17015</text:p>
          </table:table-cell>
          <table:table-cell office:value-type="float" office:value="1315278">
            <text:p>1315278</text:p>
          </table:table-cell>
          <table:table-cell office:value-type="float" office:value="42122">
            <text:p>42122</text:p>
          </table:table-cell>
          <table:table-cell table:number-columns-repeated="2"/>
          <table:table-cell table:formula="of:=[.A1329]+[.C1329]-[.A1328]-[.C1328]" office:value-type="float" office:value="1043">
            <text:p>1043</text:p>
          </table:table-cell>
          <table:table-cell table:formula="of:=[.E1329]+[.G1329]-[.E1328]-[.G1328]" office:value-type="float" office:value="1121">
            <text:p>1121</text:p>
          </table:table-cell>
          <table:table-cell table:formula="of:=[.B1329]+[.D1329]-[.B1328]-[.D1328]" office:value-type="float" office:value="33">
            <text:p>33</text:p>
          </table:table-cell>
          <table:table-cell table:formula="of:=[.F1329]+[.H1329]-[.F1328]-[.H13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7531">
            <text:p>467531</text:p>
          </table:table-cell>
          <table:table-cell office:value-type="float" office:value="12824">
            <text:p>12824</text:p>
          </table:table-cell>
          <table:table-cell office:value-type="float" office:value="961448">
            <text:p>961448</text:p>
          </table:table-cell>
          <table:table-cell office:value-type="float" office:value="32124">
            <text:p>32124</text:p>
          </table:table-cell>
          <table:table-cell office:value-type="float" office:value="686262">
            <text:p>686262</text:p>
          </table:table-cell>
          <table:table-cell office:value-type="float" office:value="17024">
            <text:p>17024</text:p>
          </table:table-cell>
          <table:table-cell office:value-type="float" office:value="1316078">
            <text:p>1316078</text:p>
          </table:table-cell>
          <table:table-cell office:value-type="float" office:value="42146">
            <text:p>42146</text:p>
          </table:table-cell>
          <table:table-cell table:number-columns-repeated="2"/>
          <table:table-cell table:formula="of:=[.A1330]+[.C1330]-[.A1329]-[.C1329]" office:value-type="float" office:value="1039">
            <text:p>1039</text:p>
          </table:table-cell>
          <table:table-cell table:formula="of:=[.E1330]+[.G1330]-[.E1329]-[.G1329]" office:value-type="float" office:value="1145">
            <text:p>1145</text:p>
          </table:table-cell>
          <table:table-cell table:formula="of:=[.B1330]+[.D1330]-[.B1329]-[.D1329]" office:value-type="float" office:value="33">
            <text:p>33</text:p>
          </table:table-cell>
          <table:table-cell table:formula="of:=[.F1330]+[.H1330]-[.F1329]-[.H132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7852">
            <text:p>467852</text:p>
          </table:table-cell>
          <table:table-cell office:value-type="float" office:value="12833">
            <text:p>12833</text:p>
          </table:table-cell>
          <table:table-cell office:value-type="float" office:value="962166">
            <text:p>962166</text:p>
          </table:table-cell>
          <table:table-cell office:value-type="float" office:value="32148">
            <text:p>32148</text:p>
          </table:table-cell>
          <table:table-cell office:value-type="float" office:value="686607">
            <text:p>686607</text:p>
          </table:table-cell>
          <table:table-cell office:value-type="float" office:value="17034">
            <text:p>17034</text:p>
          </table:table-cell>
          <table:table-cell office:value-type="float" office:value="1316878">
            <text:p>1316878</text:p>
          </table:table-cell>
          <table:table-cell office:value-type="float" office:value="42170">
            <text:p>42170</text:p>
          </table:table-cell>
          <table:table-cell table:number-columns-repeated="2"/>
          <table:table-cell table:formula="of:=[.A1331]+[.C1331]-[.A1330]-[.C1330]" office:value-type="float" office:value="1043">
            <text:p>1043</text:p>
          </table:table-cell>
          <table:table-cell table:formula="of:=[.E1331]+[.G1331]-[.E1330]-[.G1330]" office:value-type="float" office:value="1121">
            <text:p>1121</text:p>
          </table:table-cell>
          <table:table-cell table:formula="of:=[.B1331]+[.D1331]-[.B1330]-[.D1330]" office:value-type="float" office:value="33">
            <text:p>33</text:p>
          </table:table-cell>
          <table:table-cell table:formula="of:=[.F1331]+[.H1331]-[.F1330]-[.H13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8177">
            <text:p>468177</text:p>
          </table:table-cell>
          <table:table-cell office:value-type="float" office:value="12842">
            <text:p>12842</text:p>
          </table:table-cell>
          <table:table-cell office:value-type="float" office:value="962884">
            <text:p>962884</text:p>
          </table:table-cell>
          <table:table-cell office:value-type="float" office:value="32172">
            <text:p>32172</text:p>
          </table:table-cell>
          <table:table-cell office:value-type="float" office:value="686928">
            <text:p>686928</text:p>
          </table:table-cell>
          <table:table-cell office:value-type="float" office:value="17043">
            <text:p>17043</text:p>
          </table:table-cell>
          <table:table-cell office:value-type="float" office:value="1317678">
            <text:p>1317678</text:p>
          </table:table-cell>
          <table:table-cell office:value-type="float" office:value="42194">
            <text:p>42194</text:p>
          </table:table-cell>
          <table:table-cell table:number-columns-repeated="2"/>
          <table:table-cell table:formula="of:=[.A1332]+[.C1332]-[.A1331]-[.C1331]" office:value-type="float" office:value="1039">
            <text:p>1039</text:p>
          </table:table-cell>
          <table:table-cell table:formula="of:=[.E1332]+[.G1332]-[.E1331]-[.G1331]" office:value-type="float" office:value="1125">
            <text:p>1125</text:p>
          </table:table-cell>
          <table:table-cell table:formula="of:=[.B1332]+[.D1332]-[.B1331]-[.D1331]" office:value-type="float" office:value="33">
            <text:p>33</text:p>
          </table:table-cell>
          <table:table-cell table:formula="of:=[.F1332]+[.H1332]-[.F1331]-[.H13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8498">
            <text:p>468498</text:p>
          </table:table-cell>
          <table:table-cell office:value-type="float" office:value="12851">
            <text:p>12851</text:p>
          </table:table-cell>
          <table:table-cell office:value-type="float" office:value="963602">
            <text:p>963602</text:p>
          </table:table-cell>
          <table:table-cell office:value-type="float" office:value="32196">
            <text:p>32196</text:p>
          </table:table-cell>
          <table:table-cell office:value-type="float" office:value="687253">
            <text:p>687253</text:p>
          </table:table-cell>
          <table:table-cell office:value-type="float" office:value="17052">
            <text:p>17052</text:p>
          </table:table-cell>
          <table:table-cell office:value-type="float" office:value="1318478">
            <text:p>1318478</text:p>
          </table:table-cell>
          <table:table-cell office:value-type="float" office:value="42218">
            <text:p>42218</text:p>
          </table:table-cell>
          <table:table-cell table:number-columns-repeated="2"/>
          <table:table-cell table:formula="of:=[.A1333]+[.C1333]-[.A1332]-[.C1332]" office:value-type="float" office:value="1043">
            <text:p>1043</text:p>
          </table:table-cell>
          <table:table-cell table:formula="of:=[.E1333]+[.G1333]-[.E1332]-[.G1332]" office:value-type="float" office:value="1121">
            <text:p>1121</text:p>
          </table:table-cell>
          <table:table-cell table:formula="of:=[.B1333]+[.D1333]-[.B1332]-[.D1332]" office:value-type="float" office:value="33">
            <text:p>33</text:p>
          </table:table-cell>
          <table:table-cell table:formula="of:=[.F1333]+[.H1333]-[.F1332]-[.H13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8823">
            <text:p>468823</text:p>
          </table:table-cell>
          <table:table-cell office:value-type="float" office:value="12860">
            <text:p>12860</text:p>
          </table:table-cell>
          <table:table-cell office:value-type="float" office:value="964320">
            <text:p>964320</text:p>
          </table:table-cell>
          <table:table-cell office:value-type="float" office:value="32220">
            <text:p>32220</text:p>
          </table:table-cell>
          <table:table-cell office:value-type="float" office:value="687574">
            <text:p>687574</text:p>
          </table:table-cell>
          <table:table-cell office:value-type="float" office:value="17061">
            <text:p>17061</text:p>
          </table:table-cell>
          <table:table-cell office:value-type="float" office:value="1319278">
            <text:p>1319278</text:p>
          </table:table-cell>
          <table:table-cell office:value-type="float" office:value="42242">
            <text:p>42242</text:p>
          </table:table-cell>
          <table:table-cell table:number-columns-repeated="2"/>
          <table:table-cell table:formula="of:=[.A1334]+[.C1334]-[.A1333]-[.C1333]" office:value-type="float" office:value="1039">
            <text:p>1039</text:p>
          </table:table-cell>
          <table:table-cell table:formula="of:=[.E1334]+[.G1334]-[.E1333]-[.G1333]" office:value-type="float" office:value="1145">
            <text:p>1145</text:p>
          </table:table-cell>
          <table:table-cell table:formula="of:=[.B1334]+[.D1334]-[.B1333]-[.D1333]" office:value-type="float" office:value="33">
            <text:p>33</text:p>
          </table:table-cell>
          <table:table-cell table:formula="of:=[.F1334]+[.H1334]-[.F1333]-[.H13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69144">
            <text:p>469144</text:p>
          </table:table-cell>
          <table:table-cell office:value-type="float" office:value="12869">
            <text:p>12869</text:p>
          </table:table-cell>
          <table:table-cell office:value-type="float" office:value="965038">
            <text:p>965038</text:p>
          </table:table-cell>
          <table:table-cell office:value-type="float" office:value="32244">
            <text:p>32244</text:p>
          </table:table-cell>
          <table:table-cell office:value-type="float" office:value="687919">
            <text:p>687919</text:p>
          </table:table-cell>
          <table:table-cell office:value-type="float" office:value="17071">
            <text:p>17071</text:p>
          </table:table-cell>
          <table:table-cell office:value-type="float" office:value="1320078">
            <text:p>1320078</text:p>
          </table:table-cell>
          <table:table-cell office:value-type="float" office:value="42266">
            <text:p>42266</text:p>
          </table:table-cell>
          <table:table-cell table:number-columns-repeated="2"/>
          <table:table-cell table:formula="of:=[.A1335]+[.C1335]-[.A1334]-[.C1334]" office:value-type="float" office:value="1043">
            <text:p>1043</text:p>
          </table:table-cell>
          <table:table-cell table:formula="of:=[.E1335]+[.G1335]-[.E1334]-[.G1334]" office:value-type="float" office:value="1121">
            <text:p>1121</text:p>
          </table:table-cell>
          <table:table-cell table:formula="of:=[.B1335]+[.D1335]-[.B1334]-[.D1334]" office:value-type="float" office:value="33">
            <text:p>33</text:p>
          </table:table-cell>
          <table:table-cell table:formula="of:=[.F1335]+[.H1335]-[.F1334]-[.H13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9469">
            <text:p>469469</text:p>
          </table:table-cell>
          <table:table-cell office:value-type="float" office:value="12878">
            <text:p>12878</text:p>
          </table:table-cell>
          <table:table-cell office:value-type="float" office:value="965756">
            <text:p>965756</text:p>
          </table:table-cell>
          <table:table-cell office:value-type="float" office:value="32268">
            <text:p>32268</text:p>
          </table:table-cell>
          <table:table-cell office:value-type="float" office:value="688240">
            <text:p>688240</text:p>
          </table:table-cell>
          <table:table-cell office:value-type="float" office:value="17080">
            <text:p>17080</text:p>
          </table:table-cell>
          <table:table-cell office:value-type="float" office:value="1320878">
            <text:p>1320878</text:p>
          </table:table-cell>
          <table:table-cell office:value-type="float" office:value="42290">
            <text:p>42290</text:p>
          </table:table-cell>
          <table:table-cell table:number-columns-repeated="2"/>
          <table:table-cell table:formula="of:=[.A1336]+[.C1336]-[.A1335]-[.C1335]" office:value-type="float" office:value="1039">
            <text:p>1039</text:p>
          </table:table-cell>
          <table:table-cell table:formula="of:=[.E1336]+[.G1336]-[.E1335]-[.G1335]" office:value-type="float" office:value="1125">
            <text:p>1125</text:p>
          </table:table-cell>
          <table:table-cell table:formula="of:=[.B1336]+[.D1336]-[.B1335]-[.D1335]" office:value-type="float" office:value="33">
            <text:p>33</text:p>
          </table:table-cell>
          <table:table-cell table:formula="of:=[.F1336]+[.H1336]-[.F1335]-[.H13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69790">
            <text:p>469790</text:p>
          </table:table-cell>
          <table:table-cell office:value-type="float" office:value="12887">
            <text:p>12887</text:p>
          </table:table-cell>
          <table:table-cell office:value-type="float" office:value="966474">
            <text:p>966474</text:p>
          </table:table-cell>
          <table:table-cell office:value-type="float" office:value="32292">
            <text:p>32292</text:p>
          </table:table-cell>
          <table:table-cell office:value-type="float" office:value="688565">
            <text:p>688565</text:p>
          </table:table-cell>
          <table:table-cell office:value-type="float" office:value="17089">
            <text:p>17089</text:p>
          </table:table-cell>
          <table:table-cell office:value-type="float" office:value="1321678">
            <text:p>1321678</text:p>
          </table:table-cell>
          <table:table-cell office:value-type="float" office:value="42314">
            <text:p>42314</text:p>
          </table:table-cell>
          <table:table-cell table:number-columns-repeated="2"/>
          <table:table-cell table:formula="of:=[.A1337]+[.C1337]-[.A1336]-[.C1336]" office:value-type="float" office:value="1043">
            <text:p>1043</text:p>
          </table:table-cell>
          <table:table-cell table:formula="of:=[.E1337]+[.G1337]-[.E1336]-[.G1336]" office:value-type="float" office:value="1121">
            <text:p>1121</text:p>
          </table:table-cell>
          <table:table-cell table:formula="of:=[.B1337]+[.D1337]-[.B1336]-[.D1336]" office:value-type="float" office:value="33">
            <text:p>33</text:p>
          </table:table-cell>
          <table:table-cell table:formula="of:=[.F1337]+[.H1337]-[.F1336]-[.H13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0115">
            <text:p>470115</text:p>
          </table:table-cell>
          <table:table-cell office:value-type="float" office:value="12896">
            <text:p>12896</text:p>
          </table:table-cell>
          <table:table-cell office:value-type="float" office:value="967192">
            <text:p>967192</text:p>
          </table:table-cell>
          <table:table-cell office:value-type="float" office:value="32316">
            <text:p>32316</text:p>
          </table:table-cell>
          <table:table-cell office:value-type="float" office:value="688886">
            <text:p>688886</text:p>
          </table:table-cell>
          <table:table-cell office:value-type="float" office:value="17098">
            <text:p>17098</text:p>
          </table:table-cell>
          <table:table-cell office:value-type="float" office:value="1322478">
            <text:p>1322478</text:p>
          </table:table-cell>
          <table:table-cell office:value-type="float" office:value="42338">
            <text:p>42338</text:p>
          </table:table-cell>
          <table:table-cell table:number-columns-repeated="2"/>
          <table:table-cell table:formula="of:=[.A1338]+[.C1338]-[.A1337]-[.C1337]" office:value-type="float" office:value="1039">
            <text:p>1039</text:p>
          </table:table-cell>
          <table:table-cell table:formula="of:=[.E1338]+[.G1338]-[.E1337]-[.G1337]" office:value-type="float" office:value="1125">
            <text:p>1125</text:p>
          </table:table-cell>
          <table:table-cell table:formula="of:=[.B1338]+[.D1338]-[.B1337]-[.D1337]" office:value-type="float" office:value="33">
            <text:p>33</text:p>
          </table:table-cell>
          <table:table-cell table:formula="of:=[.F1338]+[.H1338]-[.F1337]-[.H13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0436">
            <text:p>470436</text:p>
          </table:table-cell>
          <table:table-cell office:value-type="float" office:value="12905">
            <text:p>12905</text:p>
          </table:table-cell>
          <table:table-cell office:value-type="float" office:value="967910">
            <text:p>967910</text:p>
          </table:table-cell>
          <table:table-cell office:value-type="float" office:value="32340">
            <text:p>32340</text:p>
          </table:table-cell>
          <table:table-cell office:value-type="float" office:value="689211">
            <text:p>689211</text:p>
          </table:table-cell>
          <table:table-cell office:value-type="float" office:value="17107">
            <text:p>17107</text:p>
          </table:table-cell>
          <table:table-cell office:value-type="float" office:value="1323278">
            <text:p>1323278</text:p>
          </table:table-cell>
          <table:table-cell office:value-type="float" office:value="42362">
            <text:p>42362</text:p>
          </table:table-cell>
          <table:table-cell table:number-columns-repeated="2"/>
          <table:table-cell table:formula="of:=[.A1339]+[.C1339]-[.A1338]-[.C1338]" office:value-type="float" office:value="1043">
            <text:p>1043</text:p>
          </table:table-cell>
          <table:table-cell table:formula="of:=[.E1339]+[.G1339]-[.E1338]-[.G1338]" office:value-type="float" office:value="1141">
            <text:p>1141</text:p>
          </table:table-cell>
          <table:table-cell table:formula="of:=[.B1339]+[.D1339]-[.B1338]-[.D1338]" office:value-type="float" office:value="33">
            <text:p>33</text:p>
          </table:table-cell>
          <table:table-cell table:formula="of:=[.F1339]+[.H1339]-[.F1338]-[.H13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0761">
            <text:p>470761</text:p>
          </table:table-cell>
          <table:table-cell office:value-type="float" office:value="12914">
            <text:p>12914</text:p>
          </table:table-cell>
          <table:table-cell office:value-type="float" office:value="968628">
            <text:p>968628</text:p>
          </table:table-cell>
          <table:table-cell office:value-type="float" office:value="32364">
            <text:p>32364</text:p>
          </table:table-cell>
          <table:table-cell office:value-type="float" office:value="689552">
            <text:p>689552</text:p>
          </table:table-cell>
          <table:table-cell office:value-type="float" office:value="17117">
            <text:p>17117</text:p>
          </table:table-cell>
          <table:table-cell office:value-type="float" office:value="1324078">
            <text:p>1324078</text:p>
          </table:table-cell>
          <table:table-cell office:value-type="float" office:value="42386">
            <text:p>42386</text:p>
          </table:table-cell>
          <table:table-cell table:number-columns-repeated="2"/>
          <table:table-cell table:formula="of:=[.A1340]+[.C1340]-[.A1339]-[.C1339]" office:value-type="float" office:value="1039">
            <text:p>1039</text:p>
          </table:table-cell>
          <table:table-cell table:formula="of:=[.E1340]+[.G1340]-[.E1339]-[.G1339]" office:value-type="float" office:value="1125">
            <text:p>1125</text:p>
          </table:table-cell>
          <table:table-cell table:formula="of:=[.B1340]+[.D1340]-[.B1339]-[.D1339]" office:value-type="float" office:value="33">
            <text:p>33</text:p>
          </table:table-cell>
          <table:table-cell table:formula="of:=[.F1340]+[.H1340]-[.F1339]-[.H13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1082">
            <text:p>471082</text:p>
          </table:table-cell>
          <table:table-cell office:value-type="float" office:value="12923">
            <text:p>12923</text:p>
          </table:table-cell>
          <table:table-cell office:value-type="float" office:value="969346">
            <text:p>969346</text:p>
          </table:table-cell>
          <table:table-cell office:value-type="float" office:value="32388">
            <text:p>32388</text:p>
          </table:table-cell>
          <table:table-cell office:value-type="float" office:value="689877">
            <text:p>689877</text:p>
          </table:table-cell>
          <table:table-cell office:value-type="float" office:value="17126">
            <text:p>17126</text:p>
          </table:table-cell>
          <table:table-cell office:value-type="float" office:value="1324878">
            <text:p>1324878</text:p>
          </table:table-cell>
          <table:table-cell office:value-type="float" office:value="42410">
            <text:p>42410</text:p>
          </table:table-cell>
          <table:table-cell table:number-columns-repeated="2"/>
          <table:table-cell table:formula="of:=[.A1341]+[.C1341]-[.A1340]-[.C1340]" office:value-type="float" office:value="1043">
            <text:p>1043</text:p>
          </table:table-cell>
          <table:table-cell table:formula="of:=[.E1341]+[.G1341]-[.E1340]-[.G1340]" office:value-type="float" office:value="1141">
            <text:p>1141</text:p>
          </table:table-cell>
          <table:table-cell table:formula="of:=[.B1341]+[.D1341]-[.B1340]-[.D1340]" office:value-type="float" office:value="33">
            <text:p>33</text:p>
          </table:table-cell>
          <table:table-cell table:formula="of:=[.F1341]+[.H1341]-[.F1340]-[.H13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1407">
            <text:p>471407</text:p>
          </table:table-cell>
          <table:table-cell office:value-type="float" office:value="12932">
            <text:p>12932</text:p>
          </table:table-cell>
          <table:table-cell office:value-type="float" office:value="970064">
            <text:p>970064</text:p>
          </table:table-cell>
          <table:table-cell office:value-type="float" office:value="32412">
            <text:p>32412</text:p>
          </table:table-cell>
          <table:table-cell office:value-type="float" office:value="690218">
            <text:p>690218</text:p>
          </table:table-cell>
          <table:table-cell office:value-type="float" office:value="17136">
            <text:p>17136</text:p>
          </table:table-cell>
          <table:table-cell office:value-type="float" office:value="1325678">
            <text:p>1325678</text:p>
          </table:table-cell>
          <table:table-cell office:value-type="float" office:value="42434">
            <text:p>42434</text:p>
          </table:table-cell>
          <table:table-cell table:number-columns-repeated="2"/>
          <table:table-cell table:formula="of:=[.A1342]+[.C1342]-[.A1341]-[.C1341]" office:value-type="float" office:value="1039">
            <text:p>1039</text:p>
          </table:table-cell>
          <table:table-cell table:formula="of:=[.E1342]+[.G1342]-[.E1341]-[.G1341]" office:value-type="float" office:value="1125">
            <text:p>1125</text:p>
          </table:table-cell>
          <table:table-cell table:formula="of:=[.B1342]+[.D1342]-[.B1341]-[.D1341]" office:value-type="float" office:value="33">
            <text:p>33</text:p>
          </table:table-cell>
          <table:table-cell table:formula="of:=[.F1342]+[.H1342]-[.F1341]-[.H13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1728">
            <text:p>471728</text:p>
          </table:table-cell>
          <table:table-cell office:value-type="float" office:value="12941">
            <text:p>12941</text:p>
          </table:table-cell>
          <table:table-cell office:value-type="float" office:value="970782">
            <text:p>970782</text:p>
          </table:table-cell>
          <table:table-cell office:value-type="float" office:value="32436">
            <text:p>32436</text:p>
          </table:table-cell>
          <table:table-cell office:value-type="float" office:value="690543">
            <text:p>690543</text:p>
          </table:table-cell>
          <table:table-cell office:value-type="float" office:value="17145">
            <text:p>17145</text:p>
          </table:table-cell>
          <table:table-cell office:value-type="float" office:value="1326478">
            <text:p>1326478</text:p>
          </table:table-cell>
          <table:table-cell office:value-type="float" office:value="42458">
            <text:p>42458</text:p>
          </table:table-cell>
          <table:table-cell table:number-columns-repeated="2"/>
          <table:table-cell table:formula="of:=[.A1343]+[.C1343]-[.A1342]-[.C1342]" office:value-type="float" office:value="1043">
            <text:p>1043</text:p>
          </table:table-cell>
          <table:table-cell table:formula="of:=[.E1343]+[.G1343]-[.E1342]-[.G1342]" office:value-type="float" office:value="1121">
            <text:p>1121</text:p>
          </table:table-cell>
          <table:table-cell table:formula="of:=[.B1343]+[.D1343]-[.B1342]-[.D1342]" office:value-type="float" office:value="33">
            <text:p>33</text:p>
          </table:table-cell>
          <table:table-cell table:formula="of:=[.F1343]+[.H1343]-[.F1342]-[.H13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2053">
            <text:p>472053</text:p>
          </table:table-cell>
          <table:table-cell office:value-type="float" office:value="12950">
            <text:p>12950</text:p>
          </table:table-cell>
          <table:table-cell office:value-type="float" office:value="971500">
            <text:p>971500</text:p>
          </table:table-cell>
          <table:table-cell office:value-type="float" office:value="32460">
            <text:p>32460</text:p>
          </table:table-cell>
          <table:table-cell office:value-type="float" office:value="690864">
            <text:p>690864</text:p>
          </table:table-cell>
          <table:table-cell office:value-type="float" office:value="17154">
            <text:p>17154</text:p>
          </table:table-cell>
          <table:table-cell office:value-type="float" office:value="1327278">
            <text:p>1327278</text:p>
          </table:table-cell>
          <table:table-cell office:value-type="float" office:value="42482">
            <text:p>42482</text:p>
          </table:table-cell>
          <table:table-cell table:number-columns-repeated="2"/>
          <table:table-cell table:formula="of:=[.A1344]+[.C1344]-[.A1343]-[.C1343]" office:value-type="float" office:value="1039">
            <text:p>1039</text:p>
          </table:table-cell>
          <table:table-cell table:formula="of:=[.E1344]+[.G1344]-[.E1343]-[.G1343]" office:value-type="float" office:value="1125">
            <text:p>1125</text:p>
          </table:table-cell>
          <table:table-cell table:formula="of:=[.B1344]+[.D1344]-[.B1343]-[.D1343]" office:value-type="float" office:value="33">
            <text:p>33</text:p>
          </table:table-cell>
          <table:table-cell table:formula="of:=[.F1344]+[.H1344]-[.F1343]-[.H13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2374">
            <text:p>472374</text:p>
          </table:table-cell>
          <table:table-cell office:value-type="float" office:value="12959">
            <text:p>12959</text:p>
          </table:table-cell>
          <table:table-cell office:value-type="float" office:value="972218">
            <text:p>972218</text:p>
          </table:table-cell>
          <table:table-cell office:value-type="float" office:value="32484">
            <text:p>32484</text:p>
          </table:table-cell>
          <table:table-cell office:value-type="float" office:value="691189">
            <text:p>691189</text:p>
          </table:table-cell>
          <table:table-cell office:value-type="float" office:value="17163">
            <text:p>17163</text:p>
          </table:table-cell>
          <table:table-cell office:value-type="float" office:value="1328078">
            <text:p>1328078</text:p>
          </table:table-cell>
          <table:table-cell office:value-type="float" office:value="42506">
            <text:p>42506</text:p>
          </table:table-cell>
          <table:table-cell table:number-columns-repeated="2"/>
          <table:table-cell table:formula="of:=[.A1345]+[.C1345]-[.A1344]-[.C1344]" office:value-type="float" office:value="1043">
            <text:p>1043</text:p>
          </table:table-cell>
          <table:table-cell table:formula="of:=[.E1345]+[.G1345]-[.E1344]-[.G1344]" office:value-type="float" office:value="1141">
            <text:p>1141</text:p>
          </table:table-cell>
          <table:table-cell table:formula="of:=[.B1345]+[.D1345]-[.B1344]-[.D1344]" office:value-type="float" office:value="33">
            <text:p>33</text:p>
          </table:table-cell>
          <table:table-cell table:formula="of:=[.F1345]+[.H1345]-[.F1344]-[.H134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2699">
            <text:p>472699</text:p>
          </table:table-cell>
          <table:table-cell office:value-type="float" office:value="12968">
            <text:p>12968</text:p>
          </table:table-cell>
          <table:table-cell office:value-type="float" office:value="972936">
            <text:p>972936</text:p>
          </table:table-cell>
          <table:table-cell office:value-type="float" office:value="32508">
            <text:p>32508</text:p>
          </table:table-cell>
          <table:table-cell office:value-type="float" office:value="691530">
            <text:p>691530</text:p>
          </table:table-cell>
          <table:table-cell office:value-type="float" office:value="17173">
            <text:p>17173</text:p>
          </table:table-cell>
          <table:table-cell office:value-type="float" office:value="1328878">
            <text:p>1328878</text:p>
          </table:table-cell>
          <table:table-cell office:value-type="float" office:value="42530">
            <text:p>42530</text:p>
          </table:table-cell>
          <table:table-cell table:number-columns-repeated="2"/>
          <table:table-cell table:formula="of:=[.A1346]+[.C1346]-[.A1345]-[.C1345]" office:value-type="float" office:value="1039">
            <text:p>1039</text:p>
          </table:table-cell>
          <table:table-cell table:formula="of:=[.E1346]+[.G1346]-[.E1345]-[.G1345]" office:value-type="float" office:value="1125">
            <text:p>1125</text:p>
          </table:table-cell>
          <table:table-cell table:formula="of:=[.B1346]+[.D1346]-[.B1345]-[.D1345]" office:value-type="float" office:value="33">
            <text:p>33</text:p>
          </table:table-cell>
          <table:table-cell table:formula="of:=[.F1346]+[.H1346]-[.F1345]-[.H13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3020">
            <text:p>473020</text:p>
          </table:table-cell>
          <table:table-cell office:value-type="float" office:value="12977">
            <text:p>12977</text:p>
          </table:table-cell>
          <table:table-cell office:value-type="float" office:value="973654">
            <text:p>973654</text:p>
          </table:table-cell>
          <table:table-cell office:value-type="float" office:value="32532">
            <text:p>32532</text:p>
          </table:table-cell>
          <table:table-cell office:value-type="float" office:value="691855">
            <text:p>691855</text:p>
          </table:table-cell>
          <table:table-cell office:value-type="float" office:value="17182">
            <text:p>17182</text:p>
          </table:table-cell>
          <table:table-cell office:value-type="float" office:value="1329678">
            <text:p>1329678</text:p>
          </table:table-cell>
          <table:table-cell office:value-type="float" office:value="42554">
            <text:p>42554</text:p>
          </table:table-cell>
          <table:table-cell table:number-columns-repeated="2"/>
          <table:table-cell table:formula="of:=[.A1347]+[.C1347]-[.A1346]-[.C1346]" office:value-type="float" office:value="1043">
            <text:p>1043</text:p>
          </table:table-cell>
          <table:table-cell table:formula="of:=[.E1347]+[.G1347]-[.E1346]-[.G1346]" office:value-type="float" office:value="1121">
            <text:p>1121</text:p>
          </table:table-cell>
          <table:table-cell table:formula="of:=[.B1347]+[.D1347]-[.B1346]-[.D1346]" office:value-type="float" office:value="33">
            <text:p>33</text:p>
          </table:table-cell>
          <table:table-cell table:formula="of:=[.F1347]+[.H1347]-[.F1346]-[.H13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3345">
            <text:p>473345</text:p>
          </table:table-cell>
          <table:table-cell office:value-type="float" office:value="12986">
            <text:p>12986</text:p>
          </table:table-cell>
          <table:table-cell office:value-type="float" office:value="974372">
            <text:p>974372</text:p>
          </table:table-cell>
          <table:table-cell office:value-type="float" office:value="32556">
            <text:p>32556</text:p>
          </table:table-cell>
          <table:table-cell office:value-type="float" office:value="692176">
            <text:p>692176</text:p>
          </table:table-cell>
          <table:table-cell office:value-type="float" office:value="17191">
            <text:p>17191</text:p>
          </table:table-cell>
          <table:table-cell office:value-type="float" office:value="1330478">
            <text:p>1330478</text:p>
          </table:table-cell>
          <table:table-cell office:value-type="float" office:value="42578">
            <text:p>42578</text:p>
          </table:table-cell>
          <table:table-cell table:number-columns-repeated="2"/>
          <table:table-cell table:formula="of:=[.A1348]+[.C1348]-[.A1347]-[.C1347]" office:value-type="float" office:value="1039">
            <text:p>1039</text:p>
          </table:table-cell>
          <table:table-cell table:formula="of:=[.E1348]+[.G1348]-[.E1347]-[.G1347]" office:value-type="float" office:value="1125">
            <text:p>1125</text:p>
          </table:table-cell>
          <table:table-cell table:formula="of:=[.B1348]+[.D1348]-[.B1347]-[.D1347]" office:value-type="float" office:value="33">
            <text:p>33</text:p>
          </table:table-cell>
          <table:table-cell table:formula="of:=[.F1348]+[.H1348]-[.F1347]-[.H13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3666">
            <text:p>473666</text:p>
          </table:table-cell>
          <table:table-cell office:value-type="float" office:value="12995">
            <text:p>12995</text:p>
          </table:table-cell>
          <table:table-cell office:value-type="float" office:value="975090">
            <text:p>975090</text:p>
          </table:table-cell>
          <table:table-cell office:value-type="float" office:value="32580">
            <text:p>32580</text:p>
          </table:table-cell>
          <table:table-cell office:value-type="float" office:value="692501">
            <text:p>692501</text:p>
          </table:table-cell>
          <table:table-cell office:value-type="float" office:value="17200">
            <text:p>17200</text:p>
          </table:table-cell>
          <table:table-cell office:value-type="float" office:value="1331278">
            <text:p>1331278</text:p>
          </table:table-cell>
          <table:table-cell office:value-type="float" office:value="42602">
            <text:p>42602</text:p>
          </table:table-cell>
          <table:table-cell table:number-columns-repeated="2"/>
          <table:table-cell table:formula="of:=[.A1349]+[.C1349]-[.A1348]-[.C1348]" office:value-type="float" office:value="1043">
            <text:p>1043</text:p>
          </table:table-cell>
          <table:table-cell table:formula="of:=[.E1349]+[.G1349]-[.E1348]-[.G1348]" office:value-type="float" office:value="1141">
            <text:p>1141</text:p>
          </table:table-cell>
          <table:table-cell table:formula="of:=[.B1349]+[.D1349]-[.B1348]-[.D1348]" office:value-type="float" office:value="33">
            <text:p>33</text:p>
          </table:table-cell>
          <table:table-cell table:formula="of:=[.F1349]+[.H1349]-[.F1348]-[.H134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3991">
            <text:p>473991</text:p>
          </table:table-cell>
          <table:table-cell office:value-type="float" office:value="13004">
            <text:p>13004</text:p>
          </table:table-cell>
          <table:table-cell office:value-type="float" office:value="975808">
            <text:p>975808</text:p>
          </table:table-cell>
          <table:table-cell office:value-type="float" office:value="32604">
            <text:p>32604</text:p>
          </table:table-cell>
          <table:table-cell office:value-type="float" office:value="692842">
            <text:p>692842</text:p>
          </table:table-cell>
          <table:table-cell office:value-type="float" office:value="17210">
            <text:p>17210</text:p>
          </table:table-cell>
          <table:table-cell office:value-type="float" office:value="1332078">
            <text:p>1332078</text:p>
          </table:table-cell>
          <table:table-cell office:value-type="float" office:value="42626">
            <text:p>42626</text:p>
          </table:table-cell>
          <table:table-cell table:number-columns-repeated="2"/>
          <table:table-cell table:formula="of:=[.A1350]+[.C1350]-[.A1349]-[.C1349]" office:value-type="float" office:value="1039">
            <text:p>1039</text:p>
          </table:table-cell>
          <table:table-cell table:formula="of:=[.E1350]+[.G1350]-[.E1349]-[.G1349]" office:value-type="float" office:value="1125">
            <text:p>1125</text:p>
          </table:table-cell>
          <table:table-cell table:formula="of:=[.B1350]+[.D1350]-[.B1349]-[.D1349]" office:value-type="float" office:value="33">
            <text:p>33</text:p>
          </table:table-cell>
          <table:table-cell table:formula="of:=[.F1350]+[.H1350]-[.F1349]-[.H13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4312">
            <text:p>474312</text:p>
          </table:table-cell>
          <table:table-cell office:value-type="float" office:value="13013">
            <text:p>13013</text:p>
          </table:table-cell>
          <table:table-cell office:value-type="float" office:value="976526">
            <text:p>976526</text:p>
          </table:table-cell>
          <table:table-cell office:value-type="float" office:value="32628">
            <text:p>32628</text:p>
          </table:table-cell>
          <table:table-cell office:value-type="float" office:value="693167">
            <text:p>693167</text:p>
          </table:table-cell>
          <table:table-cell office:value-type="float" office:value="17219">
            <text:p>17219</text:p>
          </table:table-cell>
          <table:table-cell office:value-type="float" office:value="1332878">
            <text:p>1332878</text:p>
          </table:table-cell>
          <table:table-cell office:value-type="float" office:value="42650">
            <text:p>42650</text:p>
          </table:table-cell>
          <table:table-cell table:number-columns-repeated="2"/>
          <table:table-cell table:formula="of:=[.A1351]+[.C1351]-[.A1350]-[.C1350]" office:value-type="float" office:value="1043">
            <text:p>1043</text:p>
          </table:table-cell>
          <table:table-cell table:formula="of:=[.E1351]+[.G1351]-[.E1350]-[.G1350]" office:value-type="float" office:value="1121">
            <text:p>1121</text:p>
          </table:table-cell>
          <table:table-cell table:formula="of:=[.B1351]+[.D1351]-[.B1350]-[.D1350]" office:value-type="float" office:value="33">
            <text:p>33</text:p>
          </table:table-cell>
          <table:table-cell table:formula="of:=[.F1351]+[.H1351]-[.F1350]-[.H13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4637">
            <text:p>474637</text:p>
          </table:table-cell>
          <table:table-cell office:value-type="float" office:value="13022">
            <text:p>13022</text:p>
          </table:table-cell>
          <table:table-cell office:value-type="float" office:value="977244">
            <text:p>977244</text:p>
          </table:table-cell>
          <table:table-cell office:value-type="float" office:value="32652">
            <text:p>32652</text:p>
          </table:table-cell>
          <table:table-cell office:value-type="float" office:value="693488">
            <text:p>693488</text:p>
          </table:table-cell>
          <table:table-cell office:value-type="float" office:value="17228">
            <text:p>17228</text:p>
          </table:table-cell>
          <table:table-cell office:value-type="float" office:value="1333678">
            <text:p>1333678</text:p>
          </table:table-cell>
          <table:table-cell office:value-type="float" office:value="42674">
            <text:p>42674</text:p>
          </table:table-cell>
          <table:table-cell table:number-columns-repeated="2"/>
          <table:table-cell table:formula="of:=[.A1352]+[.C1352]-[.A1351]-[.C1351]" office:value-type="float" office:value="1039">
            <text:p>1039</text:p>
          </table:table-cell>
          <table:table-cell table:formula="of:=[.E1352]+[.G1352]-[.E1351]-[.G1351]" office:value-type="float" office:value="1125">
            <text:p>1125</text:p>
          </table:table-cell>
          <table:table-cell table:formula="of:=[.B1352]+[.D1352]-[.B1351]-[.D1351]" office:value-type="float" office:value="33">
            <text:p>33</text:p>
          </table:table-cell>
          <table:table-cell table:formula="of:=[.F1352]+[.H1352]-[.F1351]-[.H13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4958">
            <text:p>474958</text:p>
          </table:table-cell>
          <table:table-cell office:value-type="float" office:value="13031">
            <text:p>13031</text:p>
          </table:table-cell>
          <table:table-cell office:value-type="float" office:value="977962">
            <text:p>977962</text:p>
          </table:table-cell>
          <table:table-cell office:value-type="float" office:value="32676">
            <text:p>32676</text:p>
          </table:table-cell>
          <table:table-cell office:value-type="float" office:value="693813">
            <text:p>693813</text:p>
          </table:table-cell>
          <table:table-cell office:value-type="float" office:value="17237">
            <text:p>17237</text:p>
          </table:table-cell>
          <table:table-cell office:value-type="float" office:value="1334478">
            <text:p>1334478</text:p>
          </table:table-cell>
          <table:table-cell office:value-type="float" office:value="42698">
            <text:p>42698</text:p>
          </table:table-cell>
          <table:table-cell table:number-columns-repeated="2"/>
          <table:table-cell table:formula="of:=[.A1353]+[.C1353]-[.A1352]-[.C1352]" office:value-type="float" office:value="1043">
            <text:p>1043</text:p>
          </table:table-cell>
          <table:table-cell table:formula="of:=[.E1353]+[.G1353]-[.E1352]-[.G1352]" office:value-type="float" office:value="1141">
            <text:p>1141</text:p>
          </table:table-cell>
          <table:table-cell table:formula="of:=[.B1353]+[.D1353]-[.B1352]-[.D1352]" office:value-type="float" office:value="33">
            <text:p>33</text:p>
          </table:table-cell>
          <table:table-cell table:formula="of:=[.F1353]+[.H1353]-[.F1352]-[.H135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5283">
            <text:p>475283</text:p>
          </table:table-cell>
          <table:table-cell office:value-type="float" office:value="13040">
            <text:p>13040</text:p>
          </table:table-cell>
          <table:table-cell office:value-type="float" office:value="978680">
            <text:p>978680</text:p>
          </table:table-cell>
          <table:table-cell office:value-type="float" office:value="32700">
            <text:p>32700</text:p>
          </table:table-cell>
          <table:table-cell office:value-type="float" office:value="694154">
            <text:p>694154</text:p>
          </table:table-cell>
          <table:table-cell office:value-type="float" office:value="17247">
            <text:p>17247</text:p>
          </table:table-cell>
          <table:table-cell office:value-type="float" office:value="1335278">
            <text:p>1335278</text:p>
          </table:table-cell>
          <table:table-cell office:value-type="float" office:value="42722">
            <text:p>42722</text:p>
          </table:table-cell>
          <table:table-cell table:number-columns-repeated="2"/>
          <table:table-cell table:formula="of:=[.A1354]+[.C1354]-[.A1353]-[.C1353]" office:value-type="float" office:value="1039">
            <text:p>1039</text:p>
          </table:table-cell>
          <table:table-cell table:formula="of:=[.E1354]+[.G1354]-[.E1353]-[.G1353]" office:value-type="float" office:value="1125">
            <text:p>1125</text:p>
          </table:table-cell>
          <table:table-cell table:formula="of:=[.B1354]+[.D1354]-[.B1353]-[.D1353]" office:value-type="float" office:value="33">
            <text:p>33</text:p>
          </table:table-cell>
          <table:table-cell table:formula="of:=[.F1354]+[.H1354]-[.F1353]-[.H13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5604">
            <text:p>475604</text:p>
          </table:table-cell>
          <table:table-cell office:value-type="float" office:value="13049">
            <text:p>13049</text:p>
          </table:table-cell>
          <table:table-cell office:value-type="float" office:value="979398">
            <text:p>979398</text:p>
          </table:table-cell>
          <table:table-cell office:value-type="float" office:value="32724">
            <text:p>32724</text:p>
          </table:table-cell>
          <table:table-cell office:value-type="float" office:value="694479">
            <text:p>694479</text:p>
          </table:table-cell>
          <table:table-cell office:value-type="float" office:value="17256">
            <text:p>17256</text:p>
          </table:table-cell>
          <table:table-cell office:value-type="float" office:value="1336078">
            <text:p>1336078</text:p>
          </table:table-cell>
          <table:table-cell office:value-type="float" office:value="42746">
            <text:p>42746</text:p>
          </table:table-cell>
          <table:table-cell table:number-columns-repeated="2"/>
          <table:table-cell table:formula="of:=[.A1355]+[.C1355]-[.A1354]-[.C1354]" office:value-type="float" office:value="1043">
            <text:p>1043</text:p>
          </table:table-cell>
          <table:table-cell table:formula="of:=[.E1355]+[.G1355]-[.E1354]-[.G1354]" office:value-type="float" office:value="1121">
            <text:p>1121</text:p>
          </table:table-cell>
          <table:table-cell table:formula="of:=[.B1355]+[.D1355]-[.B1354]-[.D1354]" office:value-type="float" office:value="33">
            <text:p>33</text:p>
          </table:table-cell>
          <table:table-cell table:formula="of:=[.F1355]+[.H1355]-[.F1354]-[.H13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5929">
            <text:p>475929</text:p>
          </table:table-cell>
          <table:table-cell office:value-type="float" office:value="13058">
            <text:p>13058</text:p>
          </table:table-cell>
          <table:table-cell office:value-type="float" office:value="980116">
            <text:p>980116</text:p>
          </table:table-cell>
          <table:table-cell office:value-type="float" office:value="32748">
            <text:p>32748</text:p>
          </table:table-cell>
          <table:table-cell office:value-type="float" office:value="694800">
            <text:p>694800</text:p>
          </table:table-cell>
          <table:table-cell office:value-type="float" office:value="17265">
            <text:p>17265</text:p>
          </table:table-cell>
          <table:table-cell office:value-type="float" office:value="1336878">
            <text:p>1336878</text:p>
          </table:table-cell>
          <table:table-cell office:value-type="float" office:value="42770">
            <text:p>42770</text:p>
          </table:table-cell>
          <table:table-cell table:number-columns-repeated="2"/>
          <table:table-cell table:formula="of:=[.A1356]+[.C1356]-[.A1355]-[.C1355]" office:value-type="float" office:value="1039">
            <text:p>1039</text:p>
          </table:table-cell>
          <table:table-cell table:formula="of:=[.E1356]+[.G1356]-[.E1355]-[.G1355]" office:value-type="float" office:value="1125">
            <text:p>1125</text:p>
          </table:table-cell>
          <table:table-cell table:formula="of:=[.B1356]+[.D1356]-[.B1355]-[.D1355]" office:value-type="float" office:value="33">
            <text:p>33</text:p>
          </table:table-cell>
          <table:table-cell table:formula="of:=[.F1356]+[.H1356]-[.F1355]-[.H13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6250">
            <text:p>476250</text:p>
          </table:table-cell>
          <table:table-cell office:value-type="float" office:value="13067">
            <text:p>13067</text:p>
          </table:table-cell>
          <table:table-cell office:value-type="float" office:value="980834">
            <text:p>980834</text:p>
          </table:table-cell>
          <table:table-cell office:value-type="float" office:value="32772">
            <text:p>32772</text:p>
          </table:table-cell>
          <table:table-cell office:value-type="float" office:value="695125">
            <text:p>695125</text:p>
          </table:table-cell>
          <table:table-cell office:value-type="float" office:value="17274">
            <text:p>17274</text:p>
          </table:table-cell>
          <table:table-cell office:value-type="float" office:value="1337678">
            <text:p>1337678</text:p>
          </table:table-cell>
          <table:table-cell office:value-type="float" office:value="42794">
            <text:p>42794</text:p>
          </table:table-cell>
          <table:table-cell table:number-columns-repeated="2"/>
          <table:table-cell table:formula="of:=[.A1357]+[.C1357]-[.A1356]-[.C1356]" office:value-type="float" office:value="1043">
            <text:p>1043</text:p>
          </table:table-cell>
          <table:table-cell table:formula="of:=[.E1357]+[.G1357]-[.E1356]-[.G1356]" office:value-type="float" office:value="1141">
            <text:p>1141</text:p>
          </table:table-cell>
          <table:table-cell table:formula="of:=[.B1357]+[.D1357]-[.B1356]-[.D1356]" office:value-type="float" office:value="33">
            <text:p>33</text:p>
          </table:table-cell>
          <table:table-cell table:formula="of:=[.F1357]+[.H1357]-[.F1356]-[.H13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6575">
            <text:p>476575</text:p>
          </table:table-cell>
          <table:table-cell office:value-type="float" office:value="13076">
            <text:p>13076</text:p>
          </table:table-cell>
          <table:table-cell office:value-type="float" office:value="981552">
            <text:p>981552</text:p>
          </table:table-cell>
          <table:table-cell office:value-type="float" office:value="32796">
            <text:p>32796</text:p>
          </table:table-cell>
          <table:table-cell office:value-type="float" office:value="695466">
            <text:p>695466</text:p>
          </table:table-cell>
          <table:table-cell office:value-type="float" office:value="17284">
            <text:p>17284</text:p>
          </table:table-cell>
          <table:table-cell office:value-type="float" office:value="1338478">
            <text:p>1338478</text:p>
          </table:table-cell>
          <table:table-cell office:value-type="float" office:value="42818">
            <text:p>42818</text:p>
          </table:table-cell>
          <table:table-cell table:number-columns-repeated="2"/>
          <table:table-cell table:formula="of:=[.A1358]+[.C1358]-[.A1357]-[.C1357]" office:value-type="float" office:value="1039">
            <text:p>1039</text:p>
          </table:table-cell>
          <table:table-cell table:formula="of:=[.E1358]+[.G1358]-[.E1357]-[.G1357]" office:value-type="float" office:value="1125">
            <text:p>1125</text:p>
          </table:table-cell>
          <table:table-cell table:formula="of:=[.B1358]+[.D1358]-[.B1357]-[.D1357]" office:value-type="float" office:value="33">
            <text:p>33</text:p>
          </table:table-cell>
          <table:table-cell table:formula="of:=[.F1358]+[.H1358]-[.F1357]-[.H13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6896">
            <text:p>476896</text:p>
          </table:table-cell>
          <table:table-cell office:value-type="float" office:value="13085">
            <text:p>13085</text:p>
          </table:table-cell>
          <table:table-cell office:value-type="float" office:value="982270">
            <text:p>982270</text:p>
          </table:table-cell>
          <table:table-cell office:value-type="float" office:value="32820">
            <text:p>32820</text:p>
          </table:table-cell>
          <table:table-cell office:value-type="float" office:value="695791">
            <text:p>695791</text:p>
          </table:table-cell>
          <table:table-cell office:value-type="float" office:value="17293">
            <text:p>17293</text:p>
          </table:table-cell>
          <table:table-cell office:value-type="float" office:value="1339278">
            <text:p>1339278</text:p>
          </table:table-cell>
          <table:table-cell office:value-type="float" office:value="42842">
            <text:p>42842</text:p>
          </table:table-cell>
          <table:table-cell table:number-columns-repeated="2"/>
          <table:table-cell table:formula="of:=[.A1359]+[.C1359]-[.A1358]-[.C1358]" office:value-type="float" office:value="1043">
            <text:p>1043</text:p>
          </table:table-cell>
          <table:table-cell table:formula="of:=[.E1359]+[.G1359]-[.E1358]-[.G1358]" office:value-type="float" office:value="1121">
            <text:p>1121</text:p>
          </table:table-cell>
          <table:table-cell table:formula="of:=[.B1359]+[.D1359]-[.B1358]-[.D1358]" office:value-type="float" office:value="33">
            <text:p>33</text:p>
          </table:table-cell>
          <table:table-cell table:formula="of:=[.F1359]+[.H1359]-[.F1358]-[.H13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7221">
            <text:p>477221</text:p>
          </table:table-cell>
          <table:table-cell office:value-type="float" office:value="13094">
            <text:p>13094</text:p>
          </table:table-cell>
          <table:table-cell office:value-type="float" office:value="982988">
            <text:p>982988</text:p>
          </table:table-cell>
          <table:table-cell office:value-type="float" office:value="32844">
            <text:p>32844</text:p>
          </table:table-cell>
          <table:table-cell office:value-type="float" office:value="696112">
            <text:p>696112</text:p>
          </table:table-cell>
          <table:table-cell office:value-type="float" office:value="17302">
            <text:p>17302</text:p>
          </table:table-cell>
          <table:table-cell office:value-type="float" office:value="1340078">
            <text:p>1340078</text:p>
          </table:table-cell>
          <table:table-cell office:value-type="float" office:value="42866">
            <text:p>42866</text:p>
          </table:table-cell>
          <table:table-cell table:number-columns-repeated="2"/>
          <table:table-cell table:formula="of:=[.A1360]+[.C1360]-[.A1359]-[.C1359]" office:value-type="float" office:value="1039">
            <text:p>1039</text:p>
          </table:table-cell>
          <table:table-cell table:formula="of:=[.E1360]+[.G1360]-[.E1359]-[.G1359]" office:value-type="float" office:value="1125">
            <text:p>1125</text:p>
          </table:table-cell>
          <table:table-cell table:formula="of:=[.B1360]+[.D1360]-[.B1359]-[.D1359]" office:value-type="float" office:value="33">
            <text:p>33</text:p>
          </table:table-cell>
          <table:table-cell table:formula="of:=[.F1360]+[.H1360]-[.F1359]-[.H13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7542">
            <text:p>477542</text:p>
          </table:table-cell>
          <table:table-cell office:value-type="float" office:value="13103">
            <text:p>13103</text:p>
          </table:table-cell>
          <table:table-cell office:value-type="float" office:value="983706">
            <text:p>983706</text:p>
          </table:table-cell>
          <table:table-cell office:value-type="float" office:value="32868">
            <text:p>32868</text:p>
          </table:table-cell>
          <table:table-cell office:value-type="float" office:value="696437">
            <text:p>696437</text:p>
          </table:table-cell>
          <table:table-cell office:value-type="float" office:value="17311">
            <text:p>17311</text:p>
          </table:table-cell>
          <table:table-cell office:value-type="float" office:value="1340878">
            <text:p>1340878</text:p>
          </table:table-cell>
          <table:table-cell office:value-type="float" office:value="42890">
            <text:p>42890</text:p>
          </table:table-cell>
          <table:table-cell table:number-columns-repeated="2"/>
          <table:table-cell table:formula="of:=[.A1361]+[.C1361]-[.A1360]-[.C1360]" office:value-type="float" office:value="1043">
            <text:p>1043</text:p>
          </table:table-cell>
          <table:table-cell table:formula="of:=[.E1361]+[.G1361]-[.E1360]-[.G1360]" office:value-type="float" office:value="1121">
            <text:p>1121</text:p>
          </table:table-cell>
          <table:table-cell table:formula="of:=[.B1361]+[.D1361]-[.B1360]-[.D1360]" office:value-type="float" office:value="33">
            <text:p>33</text:p>
          </table:table-cell>
          <table:table-cell table:formula="of:=[.F1361]+[.H1361]-[.F1360]-[.H13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7867">
            <text:p>477867</text:p>
          </table:table-cell>
          <table:table-cell office:value-type="float" office:value="13112">
            <text:p>13112</text:p>
          </table:table-cell>
          <table:table-cell office:value-type="float" office:value="984424">
            <text:p>984424</text:p>
          </table:table-cell>
          <table:table-cell office:value-type="float" office:value="32892">
            <text:p>32892</text:p>
          </table:table-cell>
          <table:table-cell office:value-type="float" office:value="696758">
            <text:p>696758</text:p>
          </table:table-cell>
          <table:table-cell office:value-type="float" office:value="17320">
            <text:p>17320</text:p>
          </table:table-cell>
          <table:table-cell office:value-type="float" office:value="1341678">
            <text:p>1341678</text:p>
          </table:table-cell>
          <table:table-cell office:value-type="float" office:value="42914">
            <text:p>42914</text:p>
          </table:table-cell>
          <table:table-cell table:number-columns-repeated="2"/>
          <table:table-cell table:formula="of:=[.A1362]+[.C1362]-[.A1361]-[.C1361]" office:value-type="float" office:value="1039">
            <text:p>1039</text:p>
          </table:table-cell>
          <table:table-cell table:formula="of:=[.E1362]+[.G1362]-[.E1361]-[.G1361]" office:value-type="float" office:value="1125">
            <text:p>1125</text:p>
          </table:table-cell>
          <table:table-cell table:formula="of:=[.B1362]+[.D1362]-[.B1361]-[.D1361]" office:value-type="float" office:value="33">
            <text:p>33</text:p>
          </table:table-cell>
          <table:table-cell table:formula="of:=[.F1362]+[.H1362]-[.F1361]-[.H13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8188">
            <text:p>478188</text:p>
          </table:table-cell>
          <table:table-cell office:value-type="float" office:value="13121">
            <text:p>13121</text:p>
          </table:table-cell>
          <table:table-cell office:value-type="float" office:value="985142">
            <text:p>985142</text:p>
          </table:table-cell>
          <table:table-cell office:value-type="float" office:value="32916">
            <text:p>32916</text:p>
          </table:table-cell>
          <table:table-cell office:value-type="float" office:value="697083">
            <text:p>697083</text:p>
          </table:table-cell>
          <table:table-cell office:value-type="float" office:value="17329">
            <text:p>17329</text:p>
          </table:table-cell>
          <table:table-cell office:value-type="float" office:value="1342478">
            <text:p>1342478</text:p>
          </table:table-cell>
          <table:table-cell office:value-type="float" office:value="42938">
            <text:p>42938</text:p>
          </table:table-cell>
          <table:table-cell table:number-columns-repeated="2"/>
          <table:table-cell table:formula="of:=[.A1363]+[.C1363]-[.A1362]-[.C1362]" office:value-type="float" office:value="1043">
            <text:p>1043</text:p>
          </table:table-cell>
          <table:table-cell table:formula="of:=[.E1363]+[.G1363]-[.E1362]-[.G1362]" office:value-type="float" office:value="1141">
            <text:p>1141</text:p>
          </table:table-cell>
          <table:table-cell table:formula="of:=[.B1363]+[.D1363]-[.B1362]-[.D1362]" office:value-type="float" office:value="33">
            <text:p>33</text:p>
          </table:table-cell>
          <table:table-cell table:formula="of:=[.F1363]+[.H1363]-[.F1362]-[.H136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8513">
            <text:p>478513</text:p>
          </table:table-cell>
          <table:table-cell office:value-type="float" office:value="13130">
            <text:p>13130</text:p>
          </table:table-cell>
          <table:table-cell office:value-type="float" office:value="985860">
            <text:p>985860</text:p>
          </table:table-cell>
          <table:table-cell office:value-type="float" office:value="32940">
            <text:p>32940</text:p>
          </table:table-cell>
          <table:table-cell office:value-type="float" office:value="697424">
            <text:p>697424</text:p>
          </table:table-cell>
          <table:table-cell office:value-type="float" office:value="17339">
            <text:p>17339</text:p>
          </table:table-cell>
          <table:table-cell office:value-type="float" office:value="1343278">
            <text:p>1343278</text:p>
          </table:table-cell>
          <table:table-cell office:value-type="float" office:value="42962">
            <text:p>42962</text:p>
          </table:table-cell>
          <table:table-cell table:number-columns-repeated="2"/>
          <table:table-cell table:formula="of:=[.A1364]+[.C1364]-[.A1363]-[.C1363]" office:value-type="float" office:value="1039">
            <text:p>1039</text:p>
          </table:table-cell>
          <table:table-cell table:formula="of:=[.E1364]+[.G1364]-[.E1363]-[.G1363]" office:value-type="float" office:value="1125">
            <text:p>1125</text:p>
          </table:table-cell>
          <table:table-cell table:formula="of:=[.B1364]+[.D1364]-[.B1363]-[.D1363]" office:value-type="float" office:value="33">
            <text:p>33</text:p>
          </table:table-cell>
          <table:table-cell table:formula="of:=[.F1364]+[.H1364]-[.F1363]-[.H13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8834">
            <text:p>478834</text:p>
          </table:table-cell>
          <table:table-cell office:value-type="float" office:value="13139">
            <text:p>13139</text:p>
          </table:table-cell>
          <table:table-cell office:value-type="float" office:value="986578">
            <text:p>986578</text:p>
          </table:table-cell>
          <table:table-cell office:value-type="float" office:value="32964">
            <text:p>32964</text:p>
          </table:table-cell>
          <table:table-cell office:value-type="float" office:value="697749">
            <text:p>697749</text:p>
          </table:table-cell>
          <table:table-cell office:value-type="float" office:value="17348">
            <text:p>17348</text:p>
          </table:table-cell>
          <table:table-cell office:value-type="float" office:value="1344078">
            <text:p>1344078</text:p>
          </table:table-cell>
          <table:table-cell office:value-type="float" office:value="42986">
            <text:p>42986</text:p>
          </table:table-cell>
          <table:table-cell table:number-columns-repeated="2"/>
          <table:table-cell table:formula="of:=[.A1365]+[.C1365]-[.A1364]-[.C1364]" office:value-type="float" office:value="1043">
            <text:p>1043</text:p>
          </table:table-cell>
          <table:table-cell table:formula="of:=[.E1365]+[.G1365]-[.E1364]-[.G1364]" office:value-type="float" office:value="1121">
            <text:p>1121</text:p>
          </table:table-cell>
          <table:table-cell table:formula="of:=[.B1365]+[.D1365]-[.B1364]-[.D1364]" office:value-type="float" office:value="33">
            <text:p>33</text:p>
          </table:table-cell>
          <table:table-cell table:formula="of:=[.F1365]+[.H1365]-[.F1364]-[.H13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9159">
            <text:p>479159</text:p>
          </table:table-cell>
          <table:table-cell office:value-type="float" office:value="13148">
            <text:p>13148</text:p>
          </table:table-cell>
          <table:table-cell office:value-type="float" office:value="987296">
            <text:p>987296</text:p>
          </table:table-cell>
          <table:table-cell office:value-type="float" office:value="32988">
            <text:p>32988</text:p>
          </table:table-cell>
          <table:table-cell office:value-type="float" office:value="698070">
            <text:p>698070</text:p>
          </table:table-cell>
          <table:table-cell office:value-type="float" office:value="17357">
            <text:p>17357</text:p>
          </table:table-cell>
          <table:table-cell office:value-type="float" office:value="1344878">
            <text:p>1344878</text:p>
          </table:table-cell>
          <table:table-cell office:value-type="float" office:value="43010">
            <text:p>43010</text:p>
          </table:table-cell>
          <table:table-cell table:number-columns-repeated="2"/>
          <table:table-cell table:formula="of:=[.A1366]+[.C1366]-[.A1365]-[.C1365]" office:value-type="float" office:value="1039">
            <text:p>1039</text:p>
          </table:table-cell>
          <table:table-cell table:formula="of:=[.E1366]+[.G1366]-[.E1365]-[.G1365]" office:value-type="float" office:value="1125">
            <text:p>1125</text:p>
          </table:table-cell>
          <table:table-cell table:formula="of:=[.B1366]+[.D1366]-[.B1365]-[.D1365]" office:value-type="float" office:value="33">
            <text:p>33</text:p>
          </table:table-cell>
          <table:table-cell table:formula="of:=[.F1366]+[.H1366]-[.F1365]-[.H13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79480">
            <text:p>479480</text:p>
          </table:table-cell>
          <table:table-cell office:value-type="float" office:value="13157">
            <text:p>13157</text:p>
          </table:table-cell>
          <table:table-cell office:value-type="float" office:value="988014">
            <text:p>988014</text:p>
          </table:table-cell>
          <table:table-cell office:value-type="float" office:value="33012">
            <text:p>33012</text:p>
          </table:table-cell>
          <table:table-cell office:value-type="float" office:value="698395">
            <text:p>698395</text:p>
          </table:table-cell>
          <table:table-cell office:value-type="float" office:value="17366">
            <text:p>17366</text:p>
          </table:table-cell>
          <table:table-cell office:value-type="float" office:value="1345678">
            <text:p>1345678</text:p>
          </table:table-cell>
          <table:table-cell office:value-type="float" office:value="43034">
            <text:p>43034</text:p>
          </table:table-cell>
          <table:table-cell table:number-columns-repeated="2"/>
          <table:table-cell table:formula="of:=[.A1367]+[.C1367]-[.A1366]-[.C1366]" office:value-type="float" office:value="1043">
            <text:p>1043</text:p>
          </table:table-cell>
          <table:table-cell table:formula="of:=[.E1367]+[.G1367]-[.E1366]-[.G1366]" office:value-type="float" office:value="1141">
            <text:p>1141</text:p>
          </table:table-cell>
          <table:table-cell table:formula="of:=[.B1367]+[.D1367]-[.B1366]-[.D1366]" office:value-type="float" office:value="33">
            <text:p>33</text:p>
          </table:table-cell>
          <table:table-cell table:formula="of:=[.F1367]+[.H1367]-[.F1366]-[.H136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79805">
            <text:p>479805</text:p>
          </table:table-cell>
          <table:table-cell office:value-type="float" office:value="13166">
            <text:p>13166</text:p>
          </table:table-cell>
          <table:table-cell office:value-type="float" office:value="988732">
            <text:p>988732</text:p>
          </table:table-cell>
          <table:table-cell office:value-type="float" office:value="33036">
            <text:p>33036</text:p>
          </table:table-cell>
          <table:table-cell office:value-type="float" office:value="698736">
            <text:p>698736</text:p>
          </table:table-cell>
          <table:table-cell office:value-type="float" office:value="17376">
            <text:p>17376</text:p>
          </table:table-cell>
          <table:table-cell office:value-type="float" office:value="1346478">
            <text:p>1346478</text:p>
          </table:table-cell>
          <table:table-cell office:value-type="float" office:value="43058">
            <text:p>43058</text:p>
          </table:table-cell>
          <table:table-cell table:number-columns-repeated="2"/>
          <table:table-cell table:formula="of:=[.A1368]+[.C1368]-[.A1367]-[.C1367]" office:value-type="float" office:value="1039">
            <text:p>1039</text:p>
          </table:table-cell>
          <table:table-cell table:formula="of:=[.E1368]+[.G1368]-[.E1367]-[.G1367]" office:value-type="float" office:value="1125">
            <text:p>1125</text:p>
          </table:table-cell>
          <table:table-cell table:formula="of:=[.B1368]+[.D1368]-[.B1367]-[.D1367]" office:value-type="float" office:value="33">
            <text:p>33</text:p>
          </table:table-cell>
          <table:table-cell table:formula="of:=[.F1368]+[.H1368]-[.F1367]-[.H13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0126">
            <text:p>480126</text:p>
          </table:table-cell>
          <table:table-cell office:value-type="float" office:value="13175">
            <text:p>13175</text:p>
          </table:table-cell>
          <table:table-cell office:value-type="float" office:value="989450">
            <text:p>989450</text:p>
          </table:table-cell>
          <table:table-cell office:value-type="float" office:value="33060">
            <text:p>33060</text:p>
          </table:table-cell>
          <table:table-cell office:value-type="float" office:value="699061">
            <text:p>699061</text:p>
          </table:table-cell>
          <table:table-cell office:value-type="float" office:value="17385">
            <text:p>17385</text:p>
          </table:table-cell>
          <table:table-cell office:value-type="float" office:value="1347278">
            <text:p>1347278</text:p>
          </table:table-cell>
          <table:table-cell office:value-type="float" office:value="43082">
            <text:p>43082</text:p>
          </table:table-cell>
          <table:table-cell table:number-columns-repeated="2"/>
          <table:table-cell table:formula="of:=[.A1369]+[.C1369]-[.A1368]-[.C1368]" office:value-type="float" office:value="1043">
            <text:p>1043</text:p>
          </table:table-cell>
          <table:table-cell table:formula="of:=[.E1369]+[.G1369]-[.E1368]-[.G1368]" office:value-type="float" office:value="1141">
            <text:p>1141</text:p>
          </table:table-cell>
          <table:table-cell table:formula="of:=[.B1369]+[.D1369]-[.B1368]-[.D1368]" office:value-type="float" office:value="33">
            <text:p>33</text:p>
          </table:table-cell>
          <table:table-cell table:formula="of:=[.F1369]+[.H1369]-[.F1368]-[.H136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0451">
            <text:p>480451</text:p>
          </table:table-cell>
          <table:table-cell office:value-type="float" office:value="13184">
            <text:p>13184</text:p>
          </table:table-cell>
          <table:table-cell office:value-type="float" office:value="990168">
            <text:p>990168</text:p>
          </table:table-cell>
          <table:table-cell office:value-type="float" office:value="33084">
            <text:p>33084</text:p>
          </table:table-cell>
          <table:table-cell office:value-type="float" office:value="699402">
            <text:p>699402</text:p>
          </table:table-cell>
          <table:table-cell office:value-type="float" office:value="17395">
            <text:p>17395</text:p>
          </table:table-cell>
          <table:table-cell office:value-type="float" office:value="1348078">
            <text:p>1348078</text:p>
          </table:table-cell>
          <table:table-cell office:value-type="float" office:value="43106">
            <text:p>43106</text:p>
          </table:table-cell>
          <table:table-cell table:number-columns-repeated="2"/>
          <table:table-cell table:formula="of:=[.A1370]+[.C1370]-[.A1369]-[.C1369]" office:value-type="float" office:value="1039">
            <text:p>1039</text:p>
          </table:table-cell>
          <table:table-cell table:formula="of:=[.E1370]+[.G1370]-[.E1369]-[.G1369]" office:value-type="float" office:value="1125">
            <text:p>1125</text:p>
          </table:table-cell>
          <table:table-cell table:formula="of:=[.B1370]+[.D1370]-[.B1369]-[.D1369]" office:value-type="float" office:value="33">
            <text:p>33</text:p>
          </table:table-cell>
          <table:table-cell table:formula="of:=[.F1370]+[.H1370]-[.F1369]-[.H13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0772">
            <text:p>480772</text:p>
          </table:table-cell>
          <table:table-cell office:value-type="float" office:value="13193">
            <text:p>13193</text:p>
          </table:table-cell>
          <table:table-cell office:value-type="float" office:value="990886">
            <text:p>990886</text:p>
          </table:table-cell>
          <table:table-cell office:value-type="float" office:value="33108">
            <text:p>33108</text:p>
          </table:table-cell>
          <table:table-cell office:value-type="float" office:value="699727">
            <text:p>699727</text:p>
          </table:table-cell>
          <table:table-cell office:value-type="float" office:value="17404">
            <text:p>17404</text:p>
          </table:table-cell>
          <table:table-cell office:value-type="float" office:value="1348878">
            <text:p>1348878</text:p>
          </table:table-cell>
          <table:table-cell office:value-type="float" office:value="43130">
            <text:p>43130</text:p>
          </table:table-cell>
          <table:table-cell table:number-columns-repeated="2"/>
          <table:table-cell table:formula="of:=[.A1371]+[.C1371]-[.A1370]-[.C1370]" office:value-type="float" office:value="1043">
            <text:p>1043</text:p>
          </table:table-cell>
          <table:table-cell table:formula="of:=[.E1371]+[.G1371]-[.E1370]-[.G1370]" office:value-type="float" office:value="1121">
            <text:p>1121</text:p>
          </table:table-cell>
          <table:table-cell table:formula="of:=[.B1371]+[.D1371]-[.B1370]-[.D1370]" office:value-type="float" office:value="33">
            <text:p>33</text:p>
          </table:table-cell>
          <table:table-cell table:formula="of:=[.F1371]+[.H1371]-[.F1370]-[.H13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1097">
            <text:p>481097</text:p>
          </table:table-cell>
          <table:table-cell office:value-type="float" office:value="13202">
            <text:p>13202</text:p>
          </table:table-cell>
          <table:table-cell office:value-type="float" office:value="991604">
            <text:p>991604</text:p>
          </table:table-cell>
          <table:table-cell office:value-type="float" office:value="33132">
            <text:p>33132</text:p>
          </table:table-cell>
          <table:table-cell office:value-type="float" office:value="700048">
            <text:p>700048</text:p>
          </table:table-cell>
          <table:table-cell office:value-type="float" office:value="17413">
            <text:p>17413</text:p>
          </table:table-cell>
          <table:table-cell office:value-type="float" office:value="1349678">
            <text:p>1349678</text:p>
          </table:table-cell>
          <table:table-cell office:value-type="float" office:value="43154">
            <text:p>43154</text:p>
          </table:table-cell>
          <table:table-cell table:number-columns-repeated="2"/>
          <table:table-cell table:formula="of:=[.A1372]+[.C1372]-[.A1371]-[.C1371]" office:value-type="float" office:value="1039">
            <text:p>1039</text:p>
          </table:table-cell>
          <table:table-cell table:formula="of:=[.E1372]+[.G1372]-[.E1371]-[.G1371]" office:value-type="float" office:value="1125">
            <text:p>1125</text:p>
          </table:table-cell>
          <table:table-cell table:formula="of:=[.B1372]+[.D1372]-[.B1371]-[.D1371]" office:value-type="float" office:value="33">
            <text:p>33</text:p>
          </table:table-cell>
          <table:table-cell table:formula="of:=[.F1372]+[.H1372]-[.F1371]-[.H13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1418">
            <text:p>481418</text:p>
          </table:table-cell>
          <table:table-cell office:value-type="float" office:value="13211">
            <text:p>13211</text:p>
          </table:table-cell>
          <table:table-cell office:value-type="float" office:value="992322">
            <text:p>992322</text:p>
          </table:table-cell>
          <table:table-cell office:value-type="float" office:value="33156">
            <text:p>33156</text:p>
          </table:table-cell>
          <table:table-cell office:value-type="float" office:value="700373">
            <text:p>700373</text:p>
          </table:table-cell>
          <table:table-cell office:value-type="float" office:value="17422">
            <text:p>17422</text:p>
          </table:table-cell>
          <table:table-cell office:value-type="float" office:value="1350478">
            <text:p>1350478</text:p>
          </table:table-cell>
          <table:table-cell office:value-type="float" office:value="43178">
            <text:p>43178</text:p>
          </table:table-cell>
          <table:table-cell table:number-columns-repeated="2"/>
          <table:table-cell table:formula="of:=[.A1373]+[.C1373]-[.A1372]-[.C1372]" office:value-type="float" office:value="1043">
            <text:p>1043</text:p>
          </table:table-cell>
          <table:table-cell table:formula="of:=[.E1373]+[.G1373]-[.E1372]-[.G1372]" office:value-type="float" office:value="1121">
            <text:p>1121</text:p>
          </table:table-cell>
          <table:table-cell table:formula="of:=[.B1373]+[.D1373]-[.B1372]-[.D1372]" office:value-type="float" office:value="33">
            <text:p>33</text:p>
          </table:table-cell>
          <table:table-cell table:formula="of:=[.F1373]+[.H1373]-[.F1372]-[.H13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1743">
            <text:p>481743</text:p>
          </table:table-cell>
          <table:table-cell office:value-type="float" office:value="13220">
            <text:p>13220</text:p>
          </table:table-cell>
          <table:table-cell office:value-type="float" office:value="993040">
            <text:p>993040</text:p>
          </table:table-cell>
          <table:table-cell office:value-type="float" office:value="33180">
            <text:p>33180</text:p>
          </table:table-cell>
          <table:table-cell office:value-type="float" office:value="700694">
            <text:p>700694</text:p>
          </table:table-cell>
          <table:table-cell office:value-type="float" office:value="17431">
            <text:p>17431</text:p>
          </table:table-cell>
          <table:table-cell office:value-type="float" office:value="1351278">
            <text:p>1351278</text:p>
          </table:table-cell>
          <table:table-cell office:value-type="float" office:value="43202">
            <text:p>43202</text:p>
          </table:table-cell>
          <table:table-cell table:number-columns-repeated="2"/>
          <table:table-cell table:formula="of:=[.A1374]+[.C1374]-[.A1373]-[.C1373]" office:value-type="float" office:value="1039">
            <text:p>1039</text:p>
          </table:table-cell>
          <table:table-cell table:formula="of:=[.E1374]+[.G1374]-[.E1373]-[.G1373]" office:value-type="float" office:value="1145">
            <text:p>1145</text:p>
          </table:table-cell>
          <table:table-cell table:formula="of:=[.B1374]+[.D1374]-[.B1373]-[.D1373]" office:value-type="float" office:value="33">
            <text:p>33</text:p>
          </table:table-cell>
          <table:table-cell table:formula="of:=[.F1374]+[.H1374]-[.F1373]-[.H137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2064">
            <text:p>482064</text:p>
          </table:table-cell>
          <table:table-cell office:value-type="float" office:value="13229">
            <text:p>13229</text:p>
          </table:table-cell>
          <table:table-cell office:value-type="float" office:value="993758">
            <text:p>993758</text:p>
          </table:table-cell>
          <table:table-cell office:value-type="float" office:value="33204">
            <text:p>33204</text:p>
          </table:table-cell>
          <table:table-cell office:value-type="float" office:value="701039">
            <text:p>701039</text:p>
          </table:table-cell>
          <table:table-cell office:value-type="float" office:value="17441">
            <text:p>17441</text:p>
          </table:table-cell>
          <table:table-cell office:value-type="float" office:value="1352078">
            <text:p>1352078</text:p>
          </table:table-cell>
          <table:table-cell office:value-type="float" office:value="43226">
            <text:p>43226</text:p>
          </table:table-cell>
          <table:table-cell table:number-columns-repeated="2"/>
          <table:table-cell table:formula="of:=[.A1375]+[.C1375]-[.A1374]-[.C1374]" office:value-type="float" office:value="1043">
            <text:p>1043</text:p>
          </table:table-cell>
          <table:table-cell table:formula="of:=[.E1375]+[.G1375]-[.E1374]-[.G1374]" office:value-type="float" office:value="1121">
            <text:p>1121</text:p>
          </table:table-cell>
          <table:table-cell table:formula="of:=[.B1375]+[.D1375]-[.B1374]-[.D1374]" office:value-type="float" office:value="33">
            <text:p>33</text:p>
          </table:table-cell>
          <table:table-cell table:formula="of:=[.F1375]+[.H1375]-[.F1374]-[.H13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2389">
            <text:p>482389</text:p>
          </table:table-cell>
          <table:table-cell office:value-type="float" office:value="13238">
            <text:p>13238</text:p>
          </table:table-cell>
          <table:table-cell office:value-type="float" office:value="994476">
            <text:p>994476</text:p>
          </table:table-cell>
          <table:table-cell office:value-type="float" office:value="33228">
            <text:p>33228</text:p>
          </table:table-cell>
          <table:table-cell office:value-type="float" office:value="701360">
            <text:p>701360</text:p>
          </table:table-cell>
          <table:table-cell office:value-type="float" office:value="17450">
            <text:p>17450</text:p>
          </table:table-cell>
          <table:table-cell office:value-type="float" office:value="1352878">
            <text:p>1352878</text:p>
          </table:table-cell>
          <table:table-cell office:value-type="float" office:value="43250">
            <text:p>43250</text:p>
          </table:table-cell>
          <table:table-cell table:number-columns-repeated="2"/>
          <table:table-cell table:formula="of:=[.A1376]+[.C1376]-[.A1375]-[.C1375]" office:value-type="float" office:value="1039">
            <text:p>1039</text:p>
          </table:table-cell>
          <table:table-cell table:formula="of:=[.E1376]+[.G1376]-[.E1375]-[.G1375]" office:value-type="float" office:value="1125">
            <text:p>1125</text:p>
          </table:table-cell>
          <table:table-cell table:formula="of:=[.B1376]+[.D1376]-[.B1375]-[.D1375]" office:value-type="float" office:value="33">
            <text:p>33</text:p>
          </table:table-cell>
          <table:table-cell table:formula="of:=[.F1376]+[.H1376]-[.F1375]-[.H13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2710">
            <text:p>482710</text:p>
          </table:table-cell>
          <table:table-cell office:value-type="float" office:value="13247">
            <text:p>13247</text:p>
          </table:table-cell>
          <table:table-cell office:value-type="float" office:value="995194">
            <text:p>995194</text:p>
          </table:table-cell>
          <table:table-cell office:value-type="float" office:value="33252">
            <text:p>33252</text:p>
          </table:table-cell>
          <table:table-cell office:value-type="float" office:value="701685">
            <text:p>701685</text:p>
          </table:table-cell>
          <table:table-cell office:value-type="float" office:value="17459">
            <text:p>17459</text:p>
          </table:table-cell>
          <table:table-cell office:value-type="float" office:value="1353678">
            <text:p>1353678</text:p>
          </table:table-cell>
          <table:table-cell office:value-type="float" office:value="43274">
            <text:p>43274</text:p>
          </table:table-cell>
          <table:table-cell table:number-columns-repeated="2"/>
          <table:table-cell table:formula="of:=[.A1377]+[.C1377]-[.A1376]-[.C1376]" office:value-type="float" office:value="1083">
            <text:p>1083</text:p>
          </table:table-cell>
          <table:table-cell table:formula="of:=[.E1377]+[.G1377]-[.E1376]-[.G1376]" office:value-type="float" office:value="1121">
            <text:p>1121</text:p>
          </table:table-cell>
          <table:table-cell table:formula="of:=[.B1377]+[.D1377]-[.B1376]-[.D1376]" office:value-type="float" office:value="35">
            <text:p>35</text:p>
          </table:table-cell>
          <table:table-cell table:formula="of:=[.F1377]+[.H1377]-[.F1376]-[.H13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3075">
            <text:p>483075</text:p>
          </table:table-cell>
          <table:table-cell office:value-type="float" office:value="13258">
            <text:p>13258</text:p>
          </table:table-cell>
          <table:table-cell office:value-type="float" office:value="995912">
            <text:p>995912</text:p>
          </table:table-cell>
          <table:table-cell office:value-type="float" office:value="33276">
            <text:p>33276</text:p>
          </table:table-cell>
          <table:table-cell office:value-type="float" office:value="702006">
            <text:p>702006</text:p>
          </table:table-cell>
          <table:table-cell office:value-type="float" office:value="17468">
            <text:p>17468</text:p>
          </table:table-cell>
          <table:table-cell office:value-type="float" office:value="1354478">
            <text:p>1354478</text:p>
          </table:table-cell>
          <table:table-cell office:value-type="float" office:value="43298">
            <text:p>43298</text:p>
          </table:table-cell>
          <table:table-cell table:number-columns-repeated="2"/>
          <table:table-cell table:formula="of:=[.A1378]+[.C1378]-[.A1377]-[.C1377]" office:value-type="float" office:value="1039">
            <text:p>1039</text:p>
          </table:table-cell>
          <table:table-cell table:formula="of:=[.E1378]+[.G1378]-[.E1377]-[.G1377]" office:value-type="float" office:value="1125">
            <text:p>1125</text:p>
          </table:table-cell>
          <table:table-cell table:formula="of:=[.B1378]+[.D1378]-[.B1377]-[.D1377]" office:value-type="float" office:value="33">
            <text:p>33</text:p>
          </table:table-cell>
          <table:table-cell table:formula="of:=[.F1378]+[.H1378]-[.F1377]-[.H13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3396">
            <text:p>483396</text:p>
          </table:table-cell>
          <table:table-cell office:value-type="float" office:value="13267">
            <text:p>13267</text:p>
          </table:table-cell>
          <table:table-cell office:value-type="float" office:value="996630">
            <text:p>996630</text:p>
          </table:table-cell>
          <table:table-cell office:value-type="float" office:value="33300">
            <text:p>33300</text:p>
          </table:table-cell>
          <table:table-cell office:value-type="float" office:value="702331">
            <text:p>702331</text:p>
          </table:table-cell>
          <table:table-cell office:value-type="float" office:value="17477">
            <text:p>17477</text:p>
          </table:table-cell>
          <table:table-cell office:value-type="float" office:value="1355278">
            <text:p>1355278</text:p>
          </table:table-cell>
          <table:table-cell office:value-type="float" office:value="43322">
            <text:p>43322</text:p>
          </table:table-cell>
          <table:table-cell table:number-columns-repeated="2"/>
          <table:table-cell table:formula="of:=[.A1379]+[.C1379]-[.A1378]-[.C1378]" office:value-type="float" office:value="1403">
            <text:p>1403</text:p>
          </table:table-cell>
          <table:table-cell table:formula="of:=[.E1379]+[.G1379]-[.E1378]-[.G1378]" office:value-type="float" office:value="1121">
            <text:p>1121</text:p>
          </table:table-cell>
          <table:table-cell table:formula="of:=[.B1379]+[.D1379]-[.B1378]-[.D1378]" office:value-type="float" office:value="51">
            <text:p>51</text:p>
          </table:table-cell>
          <table:table-cell table:formula="of:=[.F1379]+[.H1379]-[.F1378]-[.H13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4081">
            <text:p>484081</text:p>
          </table:table-cell>
          <table:table-cell office:value-type="float" office:value="13294">
            <text:p>13294</text:p>
          </table:table-cell>
          <table:table-cell office:value-type="float" office:value="997348">
            <text:p>997348</text:p>
          </table:table-cell>
          <table:table-cell office:value-type="float" office:value="33324">
            <text:p>33324</text:p>
          </table:table-cell>
          <table:table-cell office:value-type="float" office:value="702652">
            <text:p>702652</text:p>
          </table:table-cell>
          <table:table-cell office:value-type="float" office:value="17486">
            <text:p>17486</text:p>
          </table:table-cell>
          <table:table-cell office:value-type="float" office:value="1356078">
            <text:p>1356078</text:p>
          </table:table-cell>
          <table:table-cell office:value-type="float" office:value="43346">
            <text:p>43346</text:p>
          </table:table-cell>
          <table:table-cell table:number-columns-repeated="2"/>
          <table:table-cell table:formula="of:=[.A1380]+[.C1380]-[.A1379]-[.C1379]" office:value-type="float" office:value="1039">
            <text:p>1039</text:p>
          </table:table-cell>
          <table:table-cell table:formula="of:=[.E1380]+[.G1380]-[.E1379]-[.G1379]" office:value-type="float" office:value="1125">
            <text:p>1125</text:p>
          </table:table-cell>
          <table:table-cell table:formula="of:=[.B1380]+[.D1380]-[.B1379]-[.D1379]" office:value-type="float" office:value="33">
            <text:p>33</text:p>
          </table:table-cell>
          <table:table-cell table:formula="of:=[.F1380]+[.H1380]-[.F1379]-[.H13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4402">
            <text:p>484402</text:p>
          </table:table-cell>
          <table:table-cell office:value-type="float" office:value="13303">
            <text:p>13303</text:p>
          </table:table-cell>
          <table:table-cell office:value-type="float" office:value="998066">
            <text:p>998066</text:p>
          </table:table-cell>
          <table:table-cell office:value-type="float" office:value="33348">
            <text:p>33348</text:p>
          </table:table-cell>
          <table:table-cell office:value-type="float" office:value="702977">
            <text:p>702977</text:p>
          </table:table-cell>
          <table:table-cell office:value-type="float" office:value="17495">
            <text:p>17495</text:p>
          </table:table-cell>
          <table:table-cell office:value-type="float" office:value="1356878">
            <text:p>1356878</text:p>
          </table:table-cell>
          <table:table-cell office:value-type="float" office:value="43370">
            <text:p>43370</text:p>
          </table:table-cell>
          <table:table-cell table:number-columns-repeated="2"/>
          <table:table-cell table:formula="of:=[.A1381]+[.C1381]-[.A1380]-[.C1380]" office:value-type="float" office:value="1043">
            <text:p>1043</text:p>
          </table:table-cell>
          <table:table-cell table:formula="of:=[.E1381]+[.G1381]-[.E1380]-[.G1380]" office:value-type="float" office:value="1141">
            <text:p>1141</text:p>
          </table:table-cell>
          <table:table-cell table:formula="of:=[.B1381]+[.D1381]-[.B1380]-[.D1380]" office:value-type="float" office:value="33">
            <text:p>33</text:p>
          </table:table-cell>
          <table:table-cell table:formula="of:=[.F1381]+[.H1381]-[.F1380]-[.H138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4727">
            <text:p>484727</text:p>
          </table:table-cell>
          <table:table-cell office:value-type="float" office:value="13312">
            <text:p>13312</text:p>
          </table:table-cell>
          <table:table-cell office:value-type="float" office:value="998784">
            <text:p>998784</text:p>
          </table:table-cell>
          <table:table-cell office:value-type="float" office:value="33372">
            <text:p>33372</text:p>
          </table:table-cell>
          <table:table-cell office:value-type="float" office:value="703318">
            <text:p>703318</text:p>
          </table:table-cell>
          <table:table-cell office:value-type="float" office:value="17505">
            <text:p>17505</text:p>
          </table:table-cell>
          <table:table-cell office:value-type="float" office:value="1357678">
            <text:p>1357678</text:p>
          </table:table-cell>
          <table:table-cell office:value-type="float" office:value="43394">
            <text:p>43394</text:p>
          </table:table-cell>
          <table:table-cell table:number-columns-repeated="2"/>
          <table:table-cell table:formula="of:=[.A1382]+[.C1382]-[.A1381]-[.C1381]" office:value-type="float" office:value="1039">
            <text:p>1039</text:p>
          </table:table-cell>
          <table:table-cell table:formula="of:=[.E1382]+[.G1382]-[.E1381]-[.G1381]" office:value-type="float" office:value="1125">
            <text:p>1125</text:p>
          </table:table-cell>
          <table:table-cell table:formula="of:=[.B1382]+[.D1382]-[.B1381]-[.D1381]" office:value-type="float" office:value="33">
            <text:p>33</text:p>
          </table:table-cell>
          <table:table-cell table:formula="of:=[.F1382]+[.H1382]-[.F1381]-[.H13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5048">
            <text:p>485048</text:p>
          </table:table-cell>
          <table:table-cell office:value-type="float" office:value="13321">
            <text:p>13321</text:p>
          </table:table-cell>
          <table:table-cell office:value-type="float" office:value="999502">
            <text:p>999502</text:p>
          </table:table-cell>
          <table:table-cell office:value-type="float" office:value="33396">
            <text:p>33396</text:p>
          </table:table-cell>
          <table:table-cell office:value-type="float" office:value="703643">
            <text:p>703643</text:p>
          </table:table-cell>
          <table:table-cell office:value-type="float" office:value="17514">
            <text:p>17514</text:p>
          </table:table-cell>
          <table:table-cell office:value-type="float" office:value="1358478">
            <text:p>1358478</text:p>
          </table:table-cell>
          <table:table-cell office:value-type="float" office:value="43418">
            <text:p>43418</text:p>
          </table:table-cell>
          <table:table-cell table:number-columns-repeated="2"/>
          <table:table-cell table:formula="of:=[.A1383]+[.C1383]-[.A1382]-[.C1382]" office:value-type="float" office:value="1043">
            <text:p>1043</text:p>
          </table:table-cell>
          <table:table-cell table:formula="of:=[.E1383]+[.G1383]-[.E1382]-[.G1382]" office:value-type="float" office:value="1121">
            <text:p>1121</text:p>
          </table:table-cell>
          <table:table-cell table:formula="of:=[.B1383]+[.D1383]-[.B1382]-[.D1382]" office:value-type="float" office:value="33">
            <text:p>33</text:p>
          </table:table-cell>
          <table:table-cell table:formula="of:=[.F1383]+[.H1383]-[.F1382]-[.H13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5373">
            <text:p>485373</text:p>
          </table:table-cell>
          <table:table-cell office:value-type="float" office:value="13330">
            <text:p>13330</text:p>
          </table:table-cell>
          <table:table-cell office:value-type="float" office:value="1000220">
            <text:p>1000220</text:p>
          </table:table-cell>
          <table:table-cell office:value-type="float" office:value="33420">
            <text:p>33420</text:p>
          </table:table-cell>
          <table:table-cell office:value-type="float" office:value="703964">
            <text:p>703964</text:p>
          </table:table-cell>
          <table:table-cell office:value-type="float" office:value="17523">
            <text:p>17523</text:p>
          </table:table-cell>
          <table:table-cell office:value-type="float" office:value="1359278">
            <text:p>1359278</text:p>
          </table:table-cell>
          <table:table-cell office:value-type="float" office:value="43442">
            <text:p>43442</text:p>
          </table:table-cell>
          <table:table-cell table:number-columns-repeated="2"/>
          <table:table-cell table:formula="of:=[.A1384]+[.C1384]-[.A1383]-[.C1383]" office:value-type="float" office:value="981">
            <text:p>981</text:p>
          </table:table-cell>
          <table:table-cell table:formula="of:=[.E1384]+[.G1384]-[.E1383]-[.G1383]" office:value-type="float" office:value="1125">
            <text:p>1125</text:p>
          </table:table-cell>
          <table:table-cell table:formula="of:=[.B1384]+[.D1384]-[.B1383]-[.D1383]" office:value-type="float" office:value="38">
            <text:p>38</text:p>
          </table:table-cell>
          <table:table-cell table:formula="of:=[.F1384]+[.H1384]-[.F1383]-[.H13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5814">
            <text:p>485814</text:p>
          </table:table-cell>
          <table:table-cell office:value-type="float" office:value="13345">
            <text:p>13345</text:p>
          </table:table-cell>
          <table:table-cell office:value-type="float" office:value="1000760">
            <text:p>1000760</text:p>
          </table:table-cell>
          <table:table-cell office:value-type="float" office:value="33443">
            <text:p>33443</text:p>
          </table:table-cell>
          <table:table-cell office:value-type="float" office:value="704289">
            <text:p>704289</text:p>
          </table:table-cell>
          <table:table-cell office:value-type="float" office:value="17532">
            <text:p>17532</text:p>
          </table:table-cell>
          <table:table-cell office:value-type="float" office:value="1360078">
            <text:p>1360078</text:p>
          </table:table-cell>
          <table:table-cell office:value-type="float" office:value="43466">
            <text:p>43466</text:p>
          </table:table-cell>
          <table:table-cell table:number-columns-repeated="2"/>
          <table:table-cell table:formula="of:=[.A1385]+[.C1385]-[.A1384]-[.C1384]" office:value-type="float" office:value="1225">
            <text:p>1225</text:p>
          </table:table-cell>
          <table:table-cell table:formula="of:=[.E1385]+[.G1385]-[.E1384]-[.G1384]" office:value-type="float" office:value="1121">
            <text:p>1121</text:p>
          </table:table-cell>
          <table:table-cell table:formula="of:=[.B1385]+[.D1385]-[.B1384]-[.D1384]" office:value-type="float" office:value="38">
            <text:p>38</text:p>
          </table:table-cell>
          <table:table-cell table:formula="of:=[.F1385]+[.H1385]-[.F1384]-[.H13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6239">
            <text:p>486239</text:p>
          </table:table-cell>
          <table:table-cell office:value-type="float" office:value="13359">
            <text:p>13359</text:p>
          </table:table-cell>
          <table:table-cell office:value-type="float" office:value="1001560">
            <text:p>1001560</text:p>
          </table:table-cell>
          <table:table-cell office:value-type="float" office:value="33467">
            <text:p>33467</text:p>
          </table:table-cell>
          <table:table-cell office:value-type="float" office:value="704610">
            <text:p>704610</text:p>
          </table:table-cell>
          <table:table-cell office:value-type="float" office:value="17541">
            <text:p>17541</text:p>
          </table:table-cell>
          <table:table-cell office:value-type="float" office:value="1360878">
            <text:p>1360878</text:p>
          </table:table-cell>
          <table:table-cell office:value-type="float" office:value="43490">
            <text:p>43490</text:p>
          </table:table-cell>
          <table:table-cell table:number-columns-repeated="2"/>
          <table:table-cell table:formula="of:=[.A1386]+[.C1386]-[.A1385]-[.C1385]" office:value-type="float" office:value="1161">
            <text:p>1161</text:p>
          </table:table-cell>
          <table:table-cell table:formula="of:=[.E1386]+[.G1386]-[.E1385]-[.G1385]" office:value-type="float" office:value="1125">
            <text:p>1125</text:p>
          </table:table-cell>
          <table:table-cell table:formula="of:=[.B1386]+[.D1386]-[.B1385]-[.D1385]" office:value-type="float" office:value="35">
            <text:p>35</text:p>
          </table:table-cell>
          <table:table-cell table:formula="of:=[.F1386]+[.H1386]-[.F1385]-[.H13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6600">
            <text:p>486600</text:p>
          </table:table-cell>
          <table:table-cell office:value-type="float" office:value="13370">
            <text:p>13370</text:p>
          </table:table-cell>
          <table:table-cell office:value-type="float" office:value="1002360">
            <text:p>1002360</text:p>
          </table:table-cell>
          <table:table-cell office:value-type="float" office:value="33491">
            <text:p>33491</text:p>
          </table:table-cell>
          <table:table-cell office:value-type="float" office:value="704935">
            <text:p>704935</text:p>
          </table:table-cell>
          <table:table-cell office:value-type="float" office:value="17550">
            <text:p>17550</text:p>
          </table:table-cell>
          <table:table-cell office:value-type="float" office:value="1361678">
            <text:p>1361678</text:p>
          </table:table-cell>
          <table:table-cell office:value-type="float" office:value="43514">
            <text:p>43514</text:p>
          </table:table-cell>
          <table:table-cell table:number-columns-repeated="2"/>
          <table:table-cell table:formula="of:=[.A1387]+[.C1387]-[.A1386]-[.C1386]" office:value-type="float" office:value="1125">
            <text:p>1125</text:p>
          </table:table-cell>
          <table:table-cell table:formula="of:=[.E1387]+[.G1387]-[.E1386]-[.G1386]" office:value-type="float" office:value="1121">
            <text:p>1121</text:p>
          </table:table-cell>
          <table:table-cell table:formula="of:=[.B1387]+[.D1387]-[.B1386]-[.D1386]" office:value-type="float" office:value="33">
            <text:p>33</text:p>
          </table:table-cell>
          <table:table-cell table:formula="of:=[.F1387]+[.H1387]-[.F1386]-[.H13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6925">
            <text:p>486925</text:p>
          </table:table-cell>
          <table:table-cell office:value-type="float" office:value="13379">
            <text:p>13379</text:p>
          </table:table-cell>
          <table:table-cell office:value-type="float" office:value="1003160">
            <text:p>1003160</text:p>
          </table:table-cell>
          <table:table-cell office:value-type="float" office:value="33515">
            <text:p>33515</text:p>
          </table:table-cell>
          <table:table-cell office:value-type="float" office:value="705256">
            <text:p>705256</text:p>
          </table:table-cell>
          <table:table-cell office:value-type="float" office:value="17559">
            <text:p>17559</text:p>
          </table:table-cell>
          <table:table-cell office:value-type="float" office:value="1362478">
            <text:p>1362478</text:p>
          </table:table-cell>
          <table:table-cell office:value-type="float" office:value="43538">
            <text:p>43538</text:p>
          </table:table-cell>
          <table:table-cell table:number-columns-repeated="2"/>
          <table:table-cell table:formula="of:=[.A1388]+[.C1388]-[.A1387]-[.C1387]" office:value-type="float" office:value="1121">
            <text:p>1121</text:p>
          </table:table-cell>
          <table:table-cell table:formula="of:=[.E1388]+[.G1388]-[.E1387]-[.G1387]" office:value-type="float" office:value="1125">
            <text:p>1125</text:p>
          </table:table-cell>
          <table:table-cell table:formula="of:=[.B1388]+[.D1388]-[.B1387]-[.D1387]" office:value-type="float" office:value="33">
            <text:p>33</text:p>
          </table:table-cell>
          <table:table-cell table:formula="of:=[.F1388]+[.H1388]-[.F1387]-[.H13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7246">
            <text:p>487246</text:p>
          </table:table-cell>
          <table:table-cell office:value-type="float" office:value="13388">
            <text:p>13388</text:p>
          </table:table-cell>
          <table:table-cell office:value-type="float" office:value="1003960">
            <text:p>1003960</text:p>
          </table:table-cell>
          <table:table-cell office:value-type="float" office:value="33539">
            <text:p>33539</text:p>
          </table:table-cell>
          <table:table-cell office:value-type="float" office:value="705581">
            <text:p>705581</text:p>
          </table:table-cell>
          <table:table-cell office:value-type="float" office:value="17568">
            <text:p>17568</text:p>
          </table:table-cell>
          <table:table-cell office:value-type="float" office:value="1363278">
            <text:p>1363278</text:p>
          </table:table-cell>
          <table:table-cell office:value-type="float" office:value="43562">
            <text:p>43562</text:p>
          </table:table-cell>
          <table:table-cell table:number-columns-repeated="2"/>
          <table:table-cell table:formula="of:=[.A1389]+[.C1389]-[.A1388]-[.C1388]" office:value-type="float" office:value="1125">
            <text:p>1125</text:p>
          </table:table-cell>
          <table:table-cell table:formula="of:=[.E1389]+[.G1389]-[.E1388]-[.G1388]" office:value-type="float" office:value="1121">
            <text:p>1121</text:p>
          </table:table-cell>
          <table:table-cell table:formula="of:=[.B1389]+[.D1389]-[.B1388]-[.D1388]" office:value-type="float" office:value="33">
            <text:p>33</text:p>
          </table:table-cell>
          <table:table-cell table:formula="of:=[.F1389]+[.H1389]-[.F1388]-[.H13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7571">
            <text:p>487571</text:p>
          </table:table-cell>
          <table:table-cell office:value-type="float" office:value="13397">
            <text:p>13397</text:p>
          </table:table-cell>
          <table:table-cell office:value-type="float" office:value="1004760">
            <text:p>1004760</text:p>
          </table:table-cell>
          <table:table-cell office:value-type="float" office:value="33563">
            <text:p>33563</text:p>
          </table:table-cell>
          <table:table-cell office:value-type="float" office:value="705902">
            <text:p>705902</text:p>
          </table:table-cell>
          <table:table-cell office:value-type="float" office:value="17577">
            <text:p>17577</text:p>
          </table:table-cell>
          <table:table-cell office:value-type="float" office:value="1364078">
            <text:p>1364078</text:p>
          </table:table-cell>
          <table:table-cell office:value-type="float" office:value="43586">
            <text:p>43586</text:p>
          </table:table-cell>
          <table:table-cell table:number-columns-repeated="2"/>
          <table:table-cell table:formula="of:=[.A1390]+[.C1390]-[.A1389]-[.C1389]" office:value-type="float" office:value="1121">
            <text:p>1121</text:p>
          </table:table-cell>
          <table:table-cell table:formula="of:=[.E1390]+[.G1390]-[.E1389]-[.G1389]" office:value-type="float" office:value="1125">
            <text:p>1125</text:p>
          </table:table-cell>
          <table:table-cell table:formula="of:=[.B1390]+[.D1390]-[.B1389]-[.D1389]" office:value-type="float" office:value="33">
            <text:p>33</text:p>
          </table:table-cell>
          <table:table-cell table:formula="of:=[.F1390]+[.H1390]-[.F1389]-[.H13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7892">
            <text:p>487892</text:p>
          </table:table-cell>
          <table:table-cell office:value-type="float" office:value="13406">
            <text:p>13406</text:p>
          </table:table-cell>
          <table:table-cell office:value-type="float" office:value="1005560">
            <text:p>1005560</text:p>
          </table:table-cell>
          <table:table-cell office:value-type="float" office:value="33587">
            <text:p>33587</text:p>
          </table:table-cell>
          <table:table-cell office:value-type="float" office:value="706227">
            <text:p>706227</text:p>
          </table:table-cell>
          <table:table-cell office:value-type="float" office:value="17586">
            <text:p>17586</text:p>
          </table:table-cell>
          <table:table-cell office:value-type="float" office:value="1364878">
            <text:p>1364878</text:p>
          </table:table-cell>
          <table:table-cell office:value-type="float" office:value="43610">
            <text:p>43610</text:p>
          </table:table-cell>
          <table:table-cell table:number-columns-repeated="2"/>
          <table:table-cell table:formula="of:=[.A1391]+[.C1391]-[.A1390]-[.C1390]" office:value-type="float" office:value="1125">
            <text:p>1125</text:p>
          </table:table-cell>
          <table:table-cell table:formula="of:=[.E1391]+[.G1391]-[.E1390]-[.G1390]" office:value-type="float" office:value="1121">
            <text:p>1121</text:p>
          </table:table-cell>
          <table:table-cell table:formula="of:=[.B1391]+[.D1391]-[.B1390]-[.D1390]" office:value-type="float" office:value="33">
            <text:p>33</text:p>
          </table:table-cell>
          <table:table-cell table:formula="of:=[.F1391]+[.H1391]-[.F1390]-[.H13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8217">
            <text:p>488217</text:p>
          </table:table-cell>
          <table:table-cell office:value-type="float" office:value="13415">
            <text:p>13415</text:p>
          </table:table-cell>
          <table:table-cell office:value-type="float" office:value="1006360">
            <text:p>1006360</text:p>
          </table:table-cell>
          <table:table-cell office:value-type="float" office:value="33611">
            <text:p>33611</text:p>
          </table:table-cell>
          <table:table-cell office:value-type="float" office:value="706548">
            <text:p>706548</text:p>
          </table:table-cell>
          <table:table-cell office:value-type="float" office:value="17595">
            <text:p>17595</text:p>
          </table:table-cell>
          <table:table-cell office:value-type="float" office:value="1365678">
            <text:p>1365678</text:p>
          </table:table-cell>
          <table:table-cell office:value-type="float" office:value="43634">
            <text:p>43634</text:p>
          </table:table-cell>
          <table:table-cell table:number-columns-repeated="2"/>
          <table:table-cell table:formula="of:=[.A1392]+[.C1392]-[.A1391]-[.C1391]" office:value-type="float" office:value="1121">
            <text:p>1121</text:p>
          </table:table-cell>
          <table:table-cell table:formula="of:=[.E1392]+[.G1392]-[.E1391]-[.G1391]" office:value-type="float" office:value="1145">
            <text:p>1145</text:p>
          </table:table-cell>
          <table:table-cell table:formula="of:=[.B1392]+[.D1392]-[.B1391]-[.D1391]" office:value-type="float" office:value="33">
            <text:p>33</text:p>
          </table:table-cell>
          <table:table-cell table:formula="of:=[.F1392]+[.H1392]-[.F1391]-[.H139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8538">
            <text:p>488538</text:p>
          </table:table-cell>
          <table:table-cell office:value-type="float" office:value="13424">
            <text:p>13424</text:p>
          </table:table-cell>
          <table:table-cell office:value-type="float" office:value="1007160">
            <text:p>1007160</text:p>
          </table:table-cell>
          <table:table-cell office:value-type="float" office:value="33635">
            <text:p>33635</text:p>
          </table:table-cell>
          <table:table-cell office:value-type="float" office:value="706893">
            <text:p>706893</text:p>
          </table:table-cell>
          <table:table-cell office:value-type="float" office:value="17605">
            <text:p>17605</text:p>
          </table:table-cell>
          <table:table-cell office:value-type="float" office:value="1366478">
            <text:p>1366478</text:p>
          </table:table-cell>
          <table:table-cell office:value-type="float" office:value="43658">
            <text:p>43658</text:p>
          </table:table-cell>
          <table:table-cell table:number-columns-repeated="2"/>
          <table:table-cell table:formula="of:=[.A1393]+[.C1393]-[.A1392]-[.C1392]" office:value-type="float" office:value="1125">
            <text:p>1125</text:p>
          </table:table-cell>
          <table:table-cell table:formula="of:=[.E1393]+[.G1393]-[.E1392]-[.G1392]" office:value-type="float" office:value="1121">
            <text:p>1121</text:p>
          </table:table-cell>
          <table:table-cell table:formula="of:=[.B1393]+[.D1393]-[.B1392]-[.D1392]" office:value-type="float" office:value="33">
            <text:p>33</text:p>
          </table:table-cell>
          <table:table-cell table:formula="of:=[.F1393]+[.H1393]-[.F1392]-[.H13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8863">
            <text:p>488863</text:p>
          </table:table-cell>
          <table:table-cell office:value-type="float" office:value="13433">
            <text:p>13433</text:p>
          </table:table-cell>
          <table:table-cell office:value-type="float" office:value="1007960">
            <text:p>1007960</text:p>
          </table:table-cell>
          <table:table-cell office:value-type="float" office:value="33659">
            <text:p>33659</text:p>
          </table:table-cell>
          <table:table-cell office:value-type="float" office:value="707214">
            <text:p>707214</text:p>
          </table:table-cell>
          <table:table-cell office:value-type="float" office:value="17614">
            <text:p>17614</text:p>
          </table:table-cell>
          <table:table-cell office:value-type="float" office:value="1367278">
            <text:p>1367278</text:p>
          </table:table-cell>
          <table:table-cell office:value-type="float" office:value="43682">
            <text:p>43682</text:p>
          </table:table-cell>
          <table:table-cell table:number-columns-repeated="2"/>
          <table:table-cell table:formula="of:=[.A1394]+[.C1394]-[.A1393]-[.C1393]" office:value-type="float" office:value="1121">
            <text:p>1121</text:p>
          </table:table-cell>
          <table:table-cell table:formula="of:=[.E1394]+[.G1394]-[.E1393]-[.G1393]" office:value-type="float" office:value="1125">
            <text:p>1125</text:p>
          </table:table-cell>
          <table:table-cell table:formula="of:=[.B1394]+[.D1394]-[.B1393]-[.D1393]" office:value-type="float" office:value="33">
            <text:p>33</text:p>
          </table:table-cell>
          <table:table-cell table:formula="of:=[.F1394]+[.H1394]-[.F1393]-[.H13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9184">
            <text:p>489184</text:p>
          </table:table-cell>
          <table:table-cell office:value-type="float" office:value="13442">
            <text:p>13442</text:p>
          </table:table-cell>
          <table:table-cell office:value-type="float" office:value="1008760">
            <text:p>1008760</text:p>
          </table:table-cell>
          <table:table-cell office:value-type="float" office:value="33683">
            <text:p>33683</text:p>
          </table:table-cell>
          <table:table-cell office:value-type="float" office:value="707539">
            <text:p>707539</text:p>
          </table:table-cell>
          <table:table-cell office:value-type="float" office:value="17623">
            <text:p>17623</text:p>
          </table:table-cell>
          <table:table-cell office:value-type="float" office:value="1368078">
            <text:p>1368078</text:p>
          </table:table-cell>
          <table:table-cell office:value-type="float" office:value="43706">
            <text:p>43706</text:p>
          </table:table-cell>
          <table:table-cell table:number-columns-repeated="2"/>
          <table:table-cell table:formula="of:=[.A1395]+[.C1395]-[.A1394]-[.C1394]" office:value-type="float" office:value="1125">
            <text:p>1125</text:p>
          </table:table-cell>
          <table:table-cell table:formula="of:=[.E1395]+[.G1395]-[.E1394]-[.G1394]" office:value-type="float" office:value="1121">
            <text:p>1121</text:p>
          </table:table-cell>
          <table:table-cell table:formula="of:=[.B1395]+[.D1395]-[.B1394]-[.D1394]" office:value-type="float" office:value="33">
            <text:p>33</text:p>
          </table:table-cell>
          <table:table-cell table:formula="of:=[.F1395]+[.H1395]-[.F1394]-[.H13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89509">
            <text:p>489509</text:p>
          </table:table-cell>
          <table:table-cell office:value-type="float" office:value="13451">
            <text:p>13451</text:p>
          </table:table-cell>
          <table:table-cell office:value-type="float" office:value="1009560">
            <text:p>1009560</text:p>
          </table:table-cell>
          <table:table-cell office:value-type="float" office:value="33707">
            <text:p>33707</text:p>
          </table:table-cell>
          <table:table-cell office:value-type="float" office:value="707860">
            <text:p>707860</text:p>
          </table:table-cell>
          <table:table-cell office:value-type="float" office:value="17632">
            <text:p>17632</text:p>
          </table:table-cell>
          <table:table-cell office:value-type="float" office:value="1368878">
            <text:p>1368878</text:p>
          </table:table-cell>
          <table:table-cell office:value-type="float" office:value="43730">
            <text:p>43730</text:p>
          </table:table-cell>
          <table:table-cell table:number-columns-repeated="2"/>
          <table:table-cell table:formula="of:=[.A1396]+[.C1396]-[.A1395]-[.C1395]" office:value-type="float" office:value="1121">
            <text:p>1121</text:p>
          </table:table-cell>
          <table:table-cell table:formula="of:=[.E1396]+[.G1396]-[.E1395]-[.G1395]" office:value-type="float" office:value="1145">
            <text:p>1145</text:p>
          </table:table-cell>
          <table:table-cell table:formula="of:=[.B1396]+[.D1396]-[.B1395]-[.D1395]" office:value-type="float" office:value="33">
            <text:p>33</text:p>
          </table:table-cell>
          <table:table-cell table:formula="of:=[.F1396]+[.H1396]-[.F1395]-[.H13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89830">
            <text:p>489830</text:p>
          </table:table-cell>
          <table:table-cell office:value-type="float" office:value="13460">
            <text:p>13460</text:p>
          </table:table-cell>
          <table:table-cell office:value-type="float" office:value="1010360">
            <text:p>1010360</text:p>
          </table:table-cell>
          <table:table-cell office:value-type="float" office:value="33731">
            <text:p>33731</text:p>
          </table:table-cell>
          <table:table-cell office:value-type="float" office:value="708205">
            <text:p>708205</text:p>
          </table:table-cell>
          <table:table-cell office:value-type="float" office:value="17642">
            <text:p>17642</text:p>
          </table:table-cell>
          <table:table-cell office:value-type="float" office:value="1369678">
            <text:p>1369678</text:p>
          </table:table-cell>
          <table:table-cell office:value-type="float" office:value="43754">
            <text:p>43754</text:p>
          </table:table-cell>
          <table:table-cell table:number-columns-repeated="2"/>
          <table:table-cell table:formula="of:=[.A1397]+[.C1397]-[.A1396]-[.C1396]" office:value-type="float" office:value="1125">
            <text:p>1125</text:p>
          </table:table-cell>
          <table:table-cell table:formula="of:=[.E1397]+[.G1397]-[.E1396]-[.G1396]" office:value-type="float" office:value="1121">
            <text:p>1121</text:p>
          </table:table-cell>
          <table:table-cell table:formula="of:=[.B1397]+[.D1397]-[.B1396]-[.D1396]" office:value-type="float" office:value="33">
            <text:p>33</text:p>
          </table:table-cell>
          <table:table-cell table:formula="of:=[.F1397]+[.H1397]-[.F1396]-[.H13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0155">
            <text:p>490155</text:p>
          </table:table-cell>
          <table:table-cell office:value-type="float" office:value="13469">
            <text:p>13469</text:p>
          </table:table-cell>
          <table:table-cell office:value-type="float" office:value="1011160">
            <text:p>1011160</text:p>
          </table:table-cell>
          <table:table-cell office:value-type="float" office:value="33755">
            <text:p>33755</text:p>
          </table:table-cell>
          <table:table-cell office:value-type="float" office:value="708526">
            <text:p>708526</text:p>
          </table:table-cell>
          <table:table-cell office:value-type="float" office:value="17651">
            <text:p>17651</text:p>
          </table:table-cell>
          <table:table-cell office:value-type="float" office:value="1370478">
            <text:p>1370478</text:p>
          </table:table-cell>
          <table:table-cell office:value-type="float" office:value="43778">
            <text:p>43778</text:p>
          </table:table-cell>
          <table:table-cell table:number-columns-repeated="2"/>
          <table:table-cell table:formula="of:=[.A1398]+[.C1398]-[.A1397]-[.C1397]" office:value-type="float" office:value="1121">
            <text:p>1121</text:p>
          </table:table-cell>
          <table:table-cell table:formula="of:=[.E1398]+[.G1398]-[.E1397]-[.G1397]" office:value-type="float" office:value="1125">
            <text:p>1125</text:p>
          </table:table-cell>
          <table:table-cell table:formula="of:=[.B1398]+[.D1398]-[.B1397]-[.D1397]" office:value-type="float" office:value="33">
            <text:p>33</text:p>
          </table:table-cell>
          <table:table-cell table:formula="of:=[.F1398]+[.H1398]-[.F1397]-[.H13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0476">
            <text:p>490476</text:p>
          </table:table-cell>
          <table:table-cell office:value-type="float" office:value="13478">
            <text:p>13478</text:p>
          </table:table-cell>
          <table:table-cell office:value-type="float" office:value="1011960">
            <text:p>1011960</text:p>
          </table:table-cell>
          <table:table-cell office:value-type="float" office:value="33779">
            <text:p>33779</text:p>
          </table:table-cell>
          <table:table-cell office:value-type="float" office:value="708851">
            <text:p>708851</text:p>
          </table:table-cell>
          <table:table-cell office:value-type="float" office:value="17660">
            <text:p>17660</text:p>
          </table:table-cell>
          <table:table-cell office:value-type="float" office:value="1371278">
            <text:p>1371278</text:p>
          </table:table-cell>
          <table:table-cell office:value-type="float" office:value="43802">
            <text:p>43802</text:p>
          </table:table-cell>
          <table:table-cell table:number-columns-repeated="2"/>
          <table:table-cell table:formula="of:=[.A1399]+[.C1399]-[.A1398]-[.C1398]" office:value-type="float" office:value="1125">
            <text:p>1125</text:p>
          </table:table-cell>
          <table:table-cell table:formula="of:=[.E1399]+[.G1399]-[.E1398]-[.G1398]" office:value-type="float" office:value="1121">
            <text:p>1121</text:p>
          </table:table-cell>
          <table:table-cell table:formula="of:=[.B1399]+[.D1399]-[.B1398]-[.D1398]" office:value-type="float" office:value="33">
            <text:p>33</text:p>
          </table:table-cell>
          <table:table-cell table:formula="of:=[.F1399]+[.H1399]-[.F1398]-[.H13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0801">
            <text:p>490801</text:p>
          </table:table-cell>
          <table:table-cell office:value-type="float" office:value="13487">
            <text:p>13487</text:p>
          </table:table-cell>
          <table:table-cell office:value-type="float" office:value="1012760">
            <text:p>1012760</text:p>
          </table:table-cell>
          <table:table-cell office:value-type="float" office:value="33803">
            <text:p>33803</text:p>
          </table:table-cell>
          <table:table-cell office:value-type="float" office:value="709172">
            <text:p>709172</text:p>
          </table:table-cell>
          <table:table-cell office:value-type="float" office:value="17669">
            <text:p>17669</text:p>
          </table:table-cell>
          <table:table-cell office:value-type="float" office:value="1372078">
            <text:p>1372078</text:p>
          </table:table-cell>
          <table:table-cell office:value-type="float" office:value="43826">
            <text:p>43826</text:p>
          </table:table-cell>
          <table:table-cell table:number-columns-repeated="2"/>
          <table:table-cell table:formula="of:=[.A1400]+[.C1400]-[.A1399]-[.C1399]" office:value-type="float" office:value="1121">
            <text:p>1121</text:p>
          </table:table-cell>
          <table:table-cell table:formula="of:=[.E1400]+[.G1400]-[.E1399]-[.G1399]" office:value-type="float" office:value="1145">
            <text:p>1145</text:p>
          </table:table-cell>
          <table:table-cell table:formula="of:=[.B1400]+[.D1400]-[.B1399]-[.D1399]" office:value-type="float" office:value="33">
            <text:p>33</text:p>
          </table:table-cell>
          <table:table-cell table:formula="of:=[.F1400]+[.H1400]-[.F1399]-[.H139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1122">
            <text:p>491122</text:p>
          </table:table-cell>
          <table:table-cell office:value-type="float" office:value="13496">
            <text:p>13496</text:p>
          </table:table-cell>
          <table:table-cell office:value-type="float" office:value="1013560">
            <text:p>1013560</text:p>
          </table:table-cell>
          <table:table-cell office:value-type="float" office:value="33827">
            <text:p>33827</text:p>
          </table:table-cell>
          <table:table-cell office:value-type="float" office:value="709517">
            <text:p>709517</text:p>
          </table:table-cell>
          <table:table-cell office:value-type="float" office:value="17679">
            <text:p>17679</text:p>
          </table:table-cell>
          <table:table-cell office:value-type="float" office:value="1372878">
            <text:p>1372878</text:p>
          </table:table-cell>
          <table:table-cell office:value-type="float" office:value="43850">
            <text:p>43850</text:p>
          </table:table-cell>
          <table:table-cell table:number-columns-repeated="2"/>
          <table:table-cell table:formula="of:=[.A1401]+[.C1401]-[.A1400]-[.C1400]" office:value-type="float" office:value="1125">
            <text:p>1125</text:p>
          </table:table-cell>
          <table:table-cell table:formula="of:=[.E1401]+[.G1401]-[.E1400]-[.G1400]" office:value-type="float" office:value="1121">
            <text:p>1121</text:p>
          </table:table-cell>
          <table:table-cell table:formula="of:=[.B1401]+[.D1401]-[.B1400]-[.D1400]" office:value-type="float" office:value="33">
            <text:p>33</text:p>
          </table:table-cell>
          <table:table-cell table:formula="of:=[.F1401]+[.H1401]-[.F1400]-[.H14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1447">
            <text:p>491447</text:p>
          </table:table-cell>
          <table:table-cell office:value-type="float" office:value="13505">
            <text:p>13505</text:p>
          </table:table-cell>
          <table:table-cell office:value-type="float" office:value="1014360">
            <text:p>1014360</text:p>
          </table:table-cell>
          <table:table-cell office:value-type="float" office:value="33851">
            <text:p>33851</text:p>
          </table:table-cell>
          <table:table-cell office:value-type="float" office:value="709838">
            <text:p>709838</text:p>
          </table:table-cell>
          <table:table-cell office:value-type="float" office:value="17688">
            <text:p>17688</text:p>
          </table:table-cell>
          <table:table-cell office:value-type="float" office:value="1373678">
            <text:p>1373678</text:p>
          </table:table-cell>
          <table:table-cell office:value-type="float" office:value="43874">
            <text:p>43874</text:p>
          </table:table-cell>
          <table:table-cell table:number-columns-repeated="2"/>
          <table:table-cell table:formula="of:=[.A1402]+[.C1402]-[.A1401]-[.C1401]" office:value-type="float" office:value="1121">
            <text:p>1121</text:p>
          </table:table-cell>
          <table:table-cell table:formula="of:=[.E1402]+[.G1402]-[.E1401]-[.G1401]" office:value-type="float" office:value="1125">
            <text:p>1125</text:p>
          </table:table-cell>
          <table:table-cell table:formula="of:=[.B1402]+[.D1402]-[.B1401]-[.D1401]" office:value-type="float" office:value="33">
            <text:p>33</text:p>
          </table:table-cell>
          <table:table-cell table:formula="of:=[.F1402]+[.H1402]-[.F1401]-[.H14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1768">
            <text:p>491768</text:p>
          </table:table-cell>
          <table:table-cell office:value-type="float" office:value="13514">
            <text:p>13514</text:p>
          </table:table-cell>
          <table:table-cell office:value-type="float" office:value="1015160">
            <text:p>1015160</text:p>
          </table:table-cell>
          <table:table-cell office:value-type="float" office:value="33875">
            <text:p>33875</text:p>
          </table:table-cell>
          <table:table-cell office:value-type="float" office:value="710163">
            <text:p>710163</text:p>
          </table:table-cell>
          <table:table-cell office:value-type="float" office:value="17697">
            <text:p>17697</text:p>
          </table:table-cell>
          <table:table-cell office:value-type="float" office:value="1374478">
            <text:p>1374478</text:p>
          </table:table-cell>
          <table:table-cell office:value-type="float" office:value="43898">
            <text:p>43898</text:p>
          </table:table-cell>
          <table:table-cell table:number-columns-repeated="2"/>
          <table:table-cell table:formula="of:=[.A1403]+[.C1403]-[.A1402]-[.C1402]" office:value-type="float" office:value="1125">
            <text:p>1125</text:p>
          </table:table-cell>
          <table:table-cell table:formula="of:=[.E1403]+[.G1403]-[.E1402]-[.G1402]" office:value-type="float" office:value="1121">
            <text:p>1121</text:p>
          </table:table-cell>
          <table:table-cell table:formula="of:=[.B1403]+[.D1403]-[.B1402]-[.D1402]" office:value-type="float" office:value="33">
            <text:p>33</text:p>
          </table:table-cell>
          <table:table-cell table:formula="of:=[.F1403]+[.H1403]-[.F1402]-[.H14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2093">
            <text:p>492093</text:p>
          </table:table-cell>
          <table:table-cell office:value-type="float" office:value="13523">
            <text:p>13523</text:p>
          </table:table-cell>
          <table:table-cell office:value-type="float" office:value="1015960">
            <text:p>1015960</text:p>
          </table:table-cell>
          <table:table-cell office:value-type="float" office:value="33899">
            <text:p>33899</text:p>
          </table:table-cell>
          <table:table-cell office:value-type="float" office:value="710484">
            <text:p>710484</text:p>
          </table:table-cell>
          <table:table-cell office:value-type="float" office:value="17706">
            <text:p>17706</text:p>
          </table:table-cell>
          <table:table-cell office:value-type="float" office:value="1375278">
            <text:p>1375278</text:p>
          </table:table-cell>
          <table:table-cell office:value-type="float" office:value="43922">
            <text:p>43922</text:p>
          </table:table-cell>
          <table:table-cell table:number-columns-repeated="2"/>
          <table:table-cell table:formula="of:=[.A1404]+[.C1404]-[.A1403]-[.C1403]" office:value-type="float" office:value="1121">
            <text:p>1121</text:p>
          </table:table-cell>
          <table:table-cell table:formula="of:=[.E1404]+[.G1404]-[.E1403]-[.G1403]" office:value-type="float" office:value="1125">
            <text:p>1125</text:p>
          </table:table-cell>
          <table:table-cell table:formula="of:=[.B1404]+[.D1404]-[.B1403]-[.D1403]" office:value-type="float" office:value="33">
            <text:p>33</text:p>
          </table:table-cell>
          <table:table-cell table:formula="of:=[.F1404]+[.H1404]-[.F1403]-[.H14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2414">
            <text:p>492414</text:p>
          </table:table-cell>
          <table:table-cell office:value-type="float" office:value="13532">
            <text:p>13532</text:p>
          </table:table-cell>
          <table:table-cell office:value-type="float" office:value="1016760">
            <text:p>1016760</text:p>
          </table:table-cell>
          <table:table-cell office:value-type="float" office:value="33923">
            <text:p>33923</text:p>
          </table:table-cell>
          <table:table-cell office:value-type="float" office:value="710809">
            <text:p>710809</text:p>
          </table:table-cell>
          <table:table-cell office:value-type="float" office:value="17715">
            <text:p>17715</text:p>
          </table:table-cell>
          <table:table-cell office:value-type="float" office:value="1376078">
            <text:p>1376078</text:p>
          </table:table-cell>
          <table:table-cell office:value-type="float" office:value="43946">
            <text:p>43946</text:p>
          </table:table-cell>
          <table:table-cell table:number-columns-repeated="2"/>
          <table:table-cell table:formula="of:=[.A1405]+[.C1405]-[.A1404]-[.C1404]" office:value-type="float" office:value="1125">
            <text:p>1125</text:p>
          </table:table-cell>
          <table:table-cell table:formula="of:=[.E1405]+[.G1405]-[.E1404]-[.G1404]" office:value-type="float" office:value="1141">
            <text:p>1141</text:p>
          </table:table-cell>
          <table:table-cell table:formula="of:=[.B1405]+[.D1405]-[.B1404]-[.D1404]" office:value-type="float" office:value="33">
            <text:p>33</text:p>
          </table:table-cell>
          <table:table-cell table:formula="of:=[.F1405]+[.H1405]-[.F1404]-[.H140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2739">
            <text:p>492739</text:p>
          </table:table-cell>
          <table:table-cell office:value-type="float" office:value="13541">
            <text:p>13541</text:p>
          </table:table-cell>
          <table:table-cell office:value-type="float" office:value="1017560">
            <text:p>1017560</text:p>
          </table:table-cell>
          <table:table-cell office:value-type="float" office:value="33947">
            <text:p>33947</text:p>
          </table:table-cell>
          <table:table-cell office:value-type="float" office:value="711150">
            <text:p>711150</text:p>
          </table:table-cell>
          <table:table-cell office:value-type="float" office:value="17725">
            <text:p>17725</text:p>
          </table:table-cell>
          <table:table-cell office:value-type="float" office:value="1376878">
            <text:p>1376878</text:p>
          </table:table-cell>
          <table:table-cell office:value-type="float" office:value="43970">
            <text:p>43970</text:p>
          </table:table-cell>
          <table:table-cell table:number-columns-repeated="2"/>
          <table:table-cell table:formula="of:=[.A1406]+[.C1406]-[.A1405]-[.C1405]" office:value-type="float" office:value="1121">
            <text:p>1121</text:p>
          </table:table-cell>
          <table:table-cell table:formula="of:=[.E1406]+[.G1406]-[.E1405]-[.G1405]" office:value-type="float" office:value="1125">
            <text:p>1125</text:p>
          </table:table-cell>
          <table:table-cell table:formula="of:=[.B1406]+[.D1406]-[.B1405]-[.D1405]" office:value-type="float" office:value="33">
            <text:p>33</text:p>
          </table:table-cell>
          <table:table-cell table:formula="of:=[.F1406]+[.H1406]-[.F1405]-[.H14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3060">
            <text:p>493060</text:p>
          </table:table-cell>
          <table:table-cell office:value-type="float" office:value="13550">
            <text:p>13550</text:p>
          </table:table-cell>
          <table:table-cell office:value-type="float" office:value="1018360">
            <text:p>1018360</text:p>
          </table:table-cell>
          <table:table-cell office:value-type="float" office:value="33971">
            <text:p>33971</text:p>
          </table:table-cell>
          <table:table-cell office:value-type="float" office:value="711475">
            <text:p>711475</text:p>
          </table:table-cell>
          <table:table-cell office:value-type="float" office:value="17734">
            <text:p>17734</text:p>
          </table:table-cell>
          <table:table-cell office:value-type="float" office:value="1377678">
            <text:p>1377678</text:p>
          </table:table-cell>
          <table:table-cell office:value-type="float" office:value="43994">
            <text:p>43994</text:p>
          </table:table-cell>
          <table:table-cell table:number-columns-repeated="2"/>
          <table:table-cell table:formula="of:=[.A1407]+[.C1407]-[.A1406]-[.C1406]" office:value-type="float" office:value="1125">
            <text:p>1125</text:p>
          </table:table-cell>
          <table:table-cell table:formula="of:=[.E1407]+[.G1407]-[.E1406]-[.G1406]" office:value-type="float" office:value="1121">
            <text:p>1121</text:p>
          </table:table-cell>
          <table:table-cell table:formula="of:=[.B1407]+[.D1407]-[.B1406]-[.D1406]" office:value-type="float" office:value="33">
            <text:p>33</text:p>
          </table:table-cell>
          <table:table-cell table:formula="of:=[.F1407]+[.H1407]-[.F1406]-[.H14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3385">
            <text:p>493385</text:p>
          </table:table-cell>
          <table:table-cell office:value-type="float" office:value="13559">
            <text:p>13559</text:p>
          </table:table-cell>
          <table:table-cell office:value-type="float" office:value="1019160">
            <text:p>1019160</text:p>
          </table:table-cell>
          <table:table-cell office:value-type="float" office:value="33995">
            <text:p>33995</text:p>
          </table:table-cell>
          <table:table-cell office:value-type="float" office:value="711796">
            <text:p>711796</text:p>
          </table:table-cell>
          <table:table-cell office:value-type="float" office:value="17743">
            <text:p>17743</text:p>
          </table:table-cell>
          <table:table-cell office:value-type="float" office:value="1378478">
            <text:p>1378478</text:p>
          </table:table-cell>
          <table:table-cell office:value-type="float" office:value="44018">
            <text:p>44018</text:p>
          </table:table-cell>
          <table:table-cell table:number-columns-repeated="2"/>
          <table:table-cell table:formula="of:=[.A1408]+[.C1408]-[.A1407]-[.C1407]" office:value-type="float" office:value="1121">
            <text:p>1121</text:p>
          </table:table-cell>
          <table:table-cell table:formula="of:=[.E1408]+[.G1408]-[.E1407]-[.G1407]" office:value-type="float" office:value="1125">
            <text:p>1125</text:p>
          </table:table-cell>
          <table:table-cell table:formula="of:=[.B1408]+[.D1408]-[.B1407]-[.D1407]" office:value-type="float" office:value="33">
            <text:p>33</text:p>
          </table:table-cell>
          <table:table-cell table:formula="of:=[.F1408]+[.H1408]-[.F1407]-[.H14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3706">
            <text:p>493706</text:p>
          </table:table-cell>
          <table:table-cell office:value-type="float" office:value="13568">
            <text:p>13568</text:p>
          </table:table-cell>
          <table:table-cell office:value-type="float" office:value="1019960">
            <text:p>1019960</text:p>
          </table:table-cell>
          <table:table-cell office:value-type="float" office:value="34019">
            <text:p>34019</text:p>
          </table:table-cell>
          <table:table-cell office:value-type="float" office:value="712121">
            <text:p>712121</text:p>
          </table:table-cell>
          <table:table-cell office:value-type="float" office:value="17752">
            <text:p>17752</text:p>
          </table:table-cell>
          <table:table-cell office:value-type="float" office:value="1379278">
            <text:p>1379278</text:p>
          </table:table-cell>
          <table:table-cell office:value-type="float" office:value="44042">
            <text:p>44042</text:p>
          </table:table-cell>
          <table:table-cell table:number-columns-repeated="2"/>
          <table:table-cell table:formula="of:=[.A1409]+[.C1409]-[.A1408]-[.C1408]" office:value-type="float" office:value="1125">
            <text:p>1125</text:p>
          </table:table-cell>
          <table:table-cell table:formula="of:=[.E1409]+[.G1409]-[.E1408]-[.G1408]" office:value-type="float" office:value="1121">
            <text:p>1121</text:p>
          </table:table-cell>
          <table:table-cell table:formula="of:=[.B1409]+[.D1409]-[.B1408]-[.D1408]" office:value-type="float" office:value="33">
            <text:p>33</text:p>
          </table:table-cell>
          <table:table-cell table:formula="of:=[.F1409]+[.H1409]-[.F1408]-[.H14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4031">
            <text:p>494031</text:p>
          </table:table-cell>
          <table:table-cell office:value-type="float" office:value="13577">
            <text:p>13577</text:p>
          </table:table-cell>
          <table:table-cell office:value-type="float" office:value="1020760">
            <text:p>1020760</text:p>
          </table:table-cell>
          <table:table-cell office:value-type="float" office:value="34043">
            <text:p>34043</text:p>
          </table:table-cell>
          <table:table-cell office:value-type="float" office:value="712442">
            <text:p>712442</text:p>
          </table:table-cell>
          <table:table-cell office:value-type="float" office:value="17761">
            <text:p>17761</text:p>
          </table:table-cell>
          <table:table-cell office:value-type="float" office:value="1380078">
            <text:p>1380078</text:p>
          </table:table-cell>
          <table:table-cell office:value-type="float" office:value="44066">
            <text:p>44066</text:p>
          </table:table-cell>
          <table:table-cell table:number-columns-repeated="2"/>
          <table:table-cell table:formula="of:=[.A1410]+[.C1410]-[.A1409]-[.C1409]" office:value-type="float" office:value="1121">
            <text:p>1121</text:p>
          </table:table-cell>
          <table:table-cell table:formula="of:=[.E1410]+[.G1410]-[.E1409]-[.G1409]" office:value-type="float" office:value="1125">
            <text:p>1125</text:p>
          </table:table-cell>
          <table:table-cell table:formula="of:=[.B1410]+[.D1410]-[.B1409]-[.D1409]" office:value-type="float" office:value="33">
            <text:p>33</text:p>
          </table:table-cell>
          <table:table-cell table:formula="of:=[.F1410]+[.H1410]-[.F1409]-[.H14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4352">
            <text:p>494352</text:p>
          </table:table-cell>
          <table:table-cell office:value-type="float" office:value="13586">
            <text:p>13586</text:p>
          </table:table-cell>
          <table:table-cell office:value-type="float" office:value="1021560">
            <text:p>1021560</text:p>
          </table:table-cell>
          <table:table-cell office:value-type="float" office:value="34067">
            <text:p>34067</text:p>
          </table:table-cell>
          <table:table-cell office:value-type="float" office:value="712767">
            <text:p>712767</text:p>
          </table:table-cell>
          <table:table-cell office:value-type="float" office:value="17770">
            <text:p>17770</text:p>
          </table:table-cell>
          <table:table-cell office:value-type="float" office:value="1380878">
            <text:p>1380878</text:p>
          </table:table-cell>
          <table:table-cell office:value-type="float" office:value="44090">
            <text:p>44090</text:p>
          </table:table-cell>
          <table:table-cell table:number-columns-repeated="2"/>
          <table:table-cell table:formula="of:=[.A1411]+[.C1411]-[.A1410]-[.C1410]" office:value-type="float" office:value="1125">
            <text:p>1125</text:p>
          </table:table-cell>
          <table:table-cell table:formula="of:=[.E1411]+[.G1411]-[.E1410]-[.G1410]" office:value-type="float" office:value="1121">
            <text:p>1121</text:p>
          </table:table-cell>
          <table:table-cell table:formula="of:=[.B1411]+[.D1411]-[.B1410]-[.D1410]" office:value-type="float" office:value="33">
            <text:p>33</text:p>
          </table:table-cell>
          <table:table-cell table:formula="of:=[.F1411]+[.H1411]-[.F1410]-[.H14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4677">
            <text:p>494677</text:p>
          </table:table-cell>
          <table:table-cell office:value-type="float" office:value="13595">
            <text:p>13595</text:p>
          </table:table-cell>
          <table:table-cell office:value-type="float" office:value="1022360">
            <text:p>1022360</text:p>
          </table:table-cell>
          <table:table-cell office:value-type="float" office:value="34091">
            <text:p>34091</text:p>
          </table:table-cell>
          <table:table-cell office:value-type="float" office:value="713088">
            <text:p>713088</text:p>
          </table:table-cell>
          <table:table-cell office:value-type="float" office:value="17779">
            <text:p>17779</text:p>
          </table:table-cell>
          <table:table-cell office:value-type="float" office:value="1381678">
            <text:p>1381678</text:p>
          </table:table-cell>
          <table:table-cell office:value-type="float" office:value="44114">
            <text:p>44114</text:p>
          </table:table-cell>
          <table:table-cell table:number-columns-repeated="2"/>
          <table:table-cell table:formula="of:=[.A1412]+[.C1412]-[.A1411]-[.C1411]" office:value-type="float" office:value="1121">
            <text:p>1121</text:p>
          </table:table-cell>
          <table:table-cell table:formula="of:=[.E1412]+[.G1412]-[.E1411]-[.G1411]" office:value-type="float" office:value="1125">
            <text:p>1125</text:p>
          </table:table-cell>
          <table:table-cell table:formula="of:=[.B1412]+[.D1412]-[.B1411]-[.D1411]" office:value-type="float" office:value="33">
            <text:p>33</text:p>
          </table:table-cell>
          <table:table-cell table:formula="of:=[.F1412]+[.H1412]-[.F1411]-[.H14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4998">
            <text:p>494998</text:p>
          </table:table-cell>
          <table:table-cell office:value-type="float" office:value="13604">
            <text:p>13604</text:p>
          </table:table-cell>
          <table:table-cell office:value-type="float" office:value="1023160">
            <text:p>1023160</text:p>
          </table:table-cell>
          <table:table-cell office:value-type="float" office:value="34115">
            <text:p>34115</text:p>
          </table:table-cell>
          <table:table-cell office:value-type="float" office:value="713413">
            <text:p>713413</text:p>
          </table:table-cell>
          <table:table-cell office:value-type="float" office:value="17788">
            <text:p>17788</text:p>
          </table:table-cell>
          <table:table-cell office:value-type="float" office:value="1382478">
            <text:p>1382478</text:p>
          </table:table-cell>
          <table:table-cell office:value-type="float" office:value="44138">
            <text:p>44138</text:p>
          </table:table-cell>
          <table:table-cell table:number-columns-repeated="2"/>
          <table:table-cell table:formula="of:=[.A1413]+[.C1413]-[.A1412]-[.C1412]" office:value-type="float" office:value="1125">
            <text:p>1125</text:p>
          </table:table-cell>
          <table:table-cell table:formula="of:=[.E1413]+[.G1413]-[.E1412]-[.G1412]" office:value-type="float" office:value="1121">
            <text:p>1121</text:p>
          </table:table-cell>
          <table:table-cell table:formula="of:=[.B1413]+[.D1413]-[.B1412]-[.D1412]" office:value-type="float" office:value="33">
            <text:p>33</text:p>
          </table:table-cell>
          <table:table-cell table:formula="of:=[.F1413]+[.H1413]-[.F1412]-[.H14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5323">
            <text:p>495323</text:p>
          </table:table-cell>
          <table:table-cell office:value-type="float" office:value="13613">
            <text:p>13613</text:p>
          </table:table-cell>
          <table:table-cell office:value-type="float" office:value="1023960">
            <text:p>1023960</text:p>
          </table:table-cell>
          <table:table-cell office:value-type="float" office:value="34139">
            <text:p>34139</text:p>
          </table:table-cell>
          <table:table-cell office:value-type="float" office:value="713734">
            <text:p>713734</text:p>
          </table:table-cell>
          <table:table-cell office:value-type="float" office:value="17797">
            <text:p>17797</text:p>
          </table:table-cell>
          <table:table-cell office:value-type="float" office:value="1383278">
            <text:p>1383278</text:p>
          </table:table-cell>
          <table:table-cell office:value-type="float" office:value="44162">
            <text:p>44162</text:p>
          </table:table-cell>
          <table:table-cell table:number-columns-repeated="2"/>
          <table:table-cell table:formula="of:=[.A1414]+[.C1414]-[.A1413]-[.C1413]" office:value-type="float" office:value="1121">
            <text:p>1121</text:p>
          </table:table-cell>
          <table:table-cell table:formula="of:=[.E1414]+[.G1414]-[.E1413]-[.G1413]" office:value-type="float" office:value="1125">
            <text:p>1125</text:p>
          </table:table-cell>
          <table:table-cell table:formula="of:=[.B1414]+[.D1414]-[.B1413]-[.D1413]" office:value-type="float" office:value="33">
            <text:p>33</text:p>
          </table:table-cell>
          <table:table-cell table:formula="of:=[.F1414]+[.H1414]-[.F1413]-[.H14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5644">
            <text:p>495644</text:p>
          </table:table-cell>
          <table:table-cell office:value-type="float" office:value="13622">
            <text:p>13622</text:p>
          </table:table-cell>
          <table:table-cell office:value-type="float" office:value="1024760">
            <text:p>1024760</text:p>
          </table:table-cell>
          <table:table-cell office:value-type="float" office:value="34163">
            <text:p>34163</text:p>
          </table:table-cell>
          <table:table-cell office:value-type="float" office:value="714059">
            <text:p>714059</text:p>
          </table:table-cell>
          <table:table-cell office:value-type="float" office:value="17806">
            <text:p>17806</text:p>
          </table:table-cell>
          <table:table-cell office:value-type="float" office:value="1384078">
            <text:p>1384078</text:p>
          </table:table-cell>
          <table:table-cell office:value-type="float" office:value="44186">
            <text:p>44186</text:p>
          </table:table-cell>
          <table:table-cell table:number-columns-repeated="2"/>
          <table:table-cell table:formula="of:=[.A1415]+[.C1415]-[.A1414]-[.C1414]" office:value-type="float" office:value="1125">
            <text:p>1125</text:p>
          </table:table-cell>
          <table:table-cell table:formula="of:=[.E1415]+[.G1415]-[.E1414]-[.G1414]" office:value-type="float" office:value="1121">
            <text:p>1121</text:p>
          </table:table-cell>
          <table:table-cell table:formula="of:=[.B1415]+[.D1415]-[.B1414]-[.D1414]" office:value-type="float" office:value="33">
            <text:p>33</text:p>
          </table:table-cell>
          <table:table-cell table:formula="of:=[.F1415]+[.H1415]-[.F1414]-[.H14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5969">
            <text:p>495969</text:p>
          </table:table-cell>
          <table:table-cell office:value-type="float" office:value="13631">
            <text:p>13631</text:p>
          </table:table-cell>
          <table:table-cell office:value-type="float" office:value="1025560">
            <text:p>1025560</text:p>
          </table:table-cell>
          <table:table-cell office:value-type="float" office:value="34187">
            <text:p>34187</text:p>
          </table:table-cell>
          <table:table-cell office:value-type="float" office:value="714380">
            <text:p>714380</text:p>
          </table:table-cell>
          <table:table-cell office:value-type="float" office:value="17815">
            <text:p>17815</text:p>
          </table:table-cell>
          <table:table-cell office:value-type="float" office:value="1384878">
            <text:p>1384878</text:p>
          </table:table-cell>
          <table:table-cell office:value-type="float" office:value="44210">
            <text:p>44210</text:p>
          </table:table-cell>
          <table:table-cell table:number-columns-repeated="2"/>
          <table:table-cell table:formula="of:=[.A1416]+[.C1416]-[.A1415]-[.C1415]" office:value-type="float" office:value="1121">
            <text:p>1121</text:p>
          </table:table-cell>
          <table:table-cell table:formula="of:=[.E1416]+[.G1416]-[.E1415]-[.G1415]" office:value-type="float" office:value="1145">
            <text:p>1145</text:p>
          </table:table-cell>
          <table:table-cell table:formula="of:=[.B1416]+[.D1416]-[.B1415]-[.D1415]" office:value-type="float" office:value="33">
            <text:p>33</text:p>
          </table:table-cell>
          <table:table-cell table:formula="of:=[.F1416]+[.H1416]-[.F1415]-[.H14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6290">
            <text:p>496290</text:p>
          </table:table-cell>
          <table:table-cell office:value-type="float" office:value="13640">
            <text:p>13640</text:p>
          </table:table-cell>
          <table:table-cell office:value-type="float" office:value="1026360">
            <text:p>1026360</text:p>
          </table:table-cell>
          <table:table-cell office:value-type="float" office:value="34211">
            <text:p>34211</text:p>
          </table:table-cell>
          <table:table-cell office:value-type="float" office:value="714725">
            <text:p>714725</text:p>
          </table:table-cell>
          <table:table-cell office:value-type="float" office:value="17825">
            <text:p>17825</text:p>
          </table:table-cell>
          <table:table-cell office:value-type="float" office:value="1385678">
            <text:p>1385678</text:p>
          </table:table-cell>
          <table:table-cell office:value-type="float" office:value="44234">
            <text:p>44234</text:p>
          </table:table-cell>
          <table:table-cell table:number-columns-repeated="2"/>
          <table:table-cell table:formula="of:=[.A1417]+[.C1417]-[.A1416]-[.C1416]" office:value-type="float" office:value="1125">
            <text:p>1125</text:p>
          </table:table-cell>
          <table:table-cell table:formula="of:=[.E1417]+[.G1417]-[.E1416]-[.G1416]" office:value-type="float" office:value="1121">
            <text:p>1121</text:p>
          </table:table-cell>
          <table:table-cell table:formula="of:=[.B1417]+[.D1417]-[.B1416]-[.D1416]" office:value-type="float" office:value="33">
            <text:p>33</text:p>
          </table:table-cell>
          <table:table-cell table:formula="of:=[.F1417]+[.H1417]-[.F1416]-[.H14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6615">
            <text:p>496615</text:p>
          </table:table-cell>
          <table:table-cell office:value-type="float" office:value="13649">
            <text:p>13649</text:p>
          </table:table-cell>
          <table:table-cell office:value-type="float" office:value="1027160">
            <text:p>1027160</text:p>
          </table:table-cell>
          <table:table-cell office:value-type="float" office:value="34235">
            <text:p>34235</text:p>
          </table:table-cell>
          <table:table-cell office:value-type="float" office:value="715046">
            <text:p>715046</text:p>
          </table:table-cell>
          <table:table-cell office:value-type="float" office:value="17834">
            <text:p>17834</text:p>
          </table:table-cell>
          <table:table-cell office:value-type="float" office:value="1386478">
            <text:p>1386478</text:p>
          </table:table-cell>
          <table:table-cell office:value-type="float" office:value="44258">
            <text:p>44258</text:p>
          </table:table-cell>
          <table:table-cell table:number-columns-repeated="2"/>
          <table:table-cell table:formula="of:=[.A1418]+[.C1418]-[.A1417]-[.C1417]" office:value-type="float" office:value="1121">
            <text:p>1121</text:p>
          </table:table-cell>
          <table:table-cell table:formula="of:=[.E1418]+[.G1418]-[.E1417]-[.G1417]" office:value-type="float" office:value="1125">
            <text:p>1125</text:p>
          </table:table-cell>
          <table:table-cell table:formula="of:=[.B1418]+[.D1418]-[.B1417]-[.D1417]" office:value-type="float" office:value="33">
            <text:p>33</text:p>
          </table:table-cell>
          <table:table-cell table:formula="of:=[.F1418]+[.H1418]-[.F1417]-[.H14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6936">
            <text:p>496936</text:p>
          </table:table-cell>
          <table:table-cell office:value-type="float" office:value="13658">
            <text:p>13658</text:p>
          </table:table-cell>
          <table:table-cell office:value-type="float" office:value="1027960">
            <text:p>1027960</text:p>
          </table:table-cell>
          <table:table-cell office:value-type="float" office:value="34259">
            <text:p>34259</text:p>
          </table:table-cell>
          <table:table-cell office:value-type="float" office:value="715371">
            <text:p>715371</text:p>
          </table:table-cell>
          <table:table-cell office:value-type="float" office:value="17843">
            <text:p>17843</text:p>
          </table:table-cell>
          <table:table-cell office:value-type="float" office:value="1387278">
            <text:p>1387278</text:p>
          </table:table-cell>
          <table:table-cell office:value-type="float" office:value="44282">
            <text:p>44282</text:p>
          </table:table-cell>
          <table:table-cell table:number-columns-repeated="2"/>
          <table:table-cell table:formula="of:=[.A1419]+[.C1419]-[.A1418]-[.C1418]" office:value-type="float" office:value="1125">
            <text:p>1125</text:p>
          </table:table-cell>
          <table:table-cell table:formula="of:=[.E1419]+[.G1419]-[.E1418]-[.G1418]" office:value-type="float" office:value="1141">
            <text:p>1141</text:p>
          </table:table-cell>
          <table:table-cell table:formula="of:=[.B1419]+[.D1419]-[.B1418]-[.D1418]" office:value-type="float" office:value="33">
            <text:p>33</text:p>
          </table:table-cell>
          <table:table-cell table:formula="of:=[.F1419]+[.H1419]-[.F1418]-[.H141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7261">
            <text:p>497261</text:p>
          </table:table-cell>
          <table:table-cell office:value-type="float" office:value="13667">
            <text:p>13667</text:p>
          </table:table-cell>
          <table:table-cell office:value-type="float" office:value="1028760">
            <text:p>1028760</text:p>
          </table:table-cell>
          <table:table-cell office:value-type="float" office:value="34283">
            <text:p>34283</text:p>
          </table:table-cell>
          <table:table-cell office:value-type="float" office:value="715712">
            <text:p>715712</text:p>
          </table:table-cell>
          <table:table-cell office:value-type="float" office:value="17853">
            <text:p>17853</text:p>
          </table:table-cell>
          <table:table-cell office:value-type="float" office:value="1388078">
            <text:p>1388078</text:p>
          </table:table-cell>
          <table:table-cell office:value-type="float" office:value="44306">
            <text:p>44306</text:p>
          </table:table-cell>
          <table:table-cell table:number-columns-repeated="2"/>
          <table:table-cell table:formula="of:=[.A1420]+[.C1420]-[.A1419]-[.C1419]" office:value-type="float" office:value="1121">
            <text:p>1121</text:p>
          </table:table-cell>
          <table:table-cell table:formula="of:=[.E1420]+[.G1420]-[.E1419]-[.G1419]" office:value-type="float" office:value="1125">
            <text:p>1125</text:p>
          </table:table-cell>
          <table:table-cell table:formula="of:=[.B1420]+[.D1420]-[.B1419]-[.D1419]" office:value-type="float" office:value="33">
            <text:p>33</text:p>
          </table:table-cell>
          <table:table-cell table:formula="of:=[.F1420]+[.H1420]-[.F1419]-[.H14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7582">
            <text:p>497582</text:p>
          </table:table-cell>
          <table:table-cell office:value-type="float" office:value="13676">
            <text:p>13676</text:p>
          </table:table-cell>
          <table:table-cell office:value-type="float" office:value="1029560">
            <text:p>1029560</text:p>
          </table:table-cell>
          <table:table-cell office:value-type="float" office:value="34307">
            <text:p>34307</text:p>
          </table:table-cell>
          <table:table-cell office:value-type="float" office:value="716037">
            <text:p>716037</text:p>
          </table:table-cell>
          <table:table-cell office:value-type="float" office:value="17862">
            <text:p>17862</text:p>
          </table:table-cell>
          <table:table-cell office:value-type="float" office:value="1388878">
            <text:p>1388878</text:p>
          </table:table-cell>
          <table:table-cell office:value-type="float" office:value="44330">
            <text:p>44330</text:p>
          </table:table-cell>
          <table:table-cell table:number-columns-repeated="2"/>
          <table:table-cell table:formula="of:=[.A1421]+[.C1421]-[.A1420]-[.C1420]" office:value-type="float" office:value="1125">
            <text:p>1125</text:p>
          </table:table-cell>
          <table:table-cell table:formula="of:=[.E1421]+[.G1421]-[.E1420]-[.G1420]" office:value-type="float" office:value="1121">
            <text:p>1121</text:p>
          </table:table-cell>
          <table:table-cell table:formula="of:=[.B1421]+[.D1421]-[.B1420]-[.D1420]" office:value-type="float" office:value="33">
            <text:p>33</text:p>
          </table:table-cell>
          <table:table-cell table:formula="of:=[.F1421]+[.H1421]-[.F1420]-[.H14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7907">
            <text:p>497907</text:p>
          </table:table-cell>
          <table:table-cell office:value-type="float" office:value="13685">
            <text:p>13685</text:p>
          </table:table-cell>
          <table:table-cell office:value-type="float" office:value="1030360">
            <text:p>1030360</text:p>
          </table:table-cell>
          <table:table-cell office:value-type="float" office:value="34331">
            <text:p>34331</text:p>
          </table:table-cell>
          <table:table-cell office:value-type="float" office:value="716358">
            <text:p>716358</text:p>
          </table:table-cell>
          <table:table-cell office:value-type="float" office:value="17871">
            <text:p>17871</text:p>
          </table:table-cell>
          <table:table-cell office:value-type="float" office:value="1389678">
            <text:p>1389678</text:p>
          </table:table-cell>
          <table:table-cell office:value-type="float" office:value="44354">
            <text:p>44354</text:p>
          </table:table-cell>
          <table:table-cell table:number-columns-repeated="2"/>
          <table:table-cell table:formula="of:=[.A1422]+[.C1422]-[.A1421]-[.C1421]" office:value-type="float" office:value="1121">
            <text:p>1121</text:p>
          </table:table-cell>
          <table:table-cell table:formula="of:=[.E1422]+[.G1422]-[.E1421]-[.G1421]" office:value-type="float" office:value="1125">
            <text:p>1125</text:p>
          </table:table-cell>
          <table:table-cell table:formula="of:=[.B1422]+[.D1422]-[.B1421]-[.D1421]" office:value-type="float" office:value="33">
            <text:p>33</text:p>
          </table:table-cell>
          <table:table-cell table:formula="of:=[.F1422]+[.H1422]-[.F1421]-[.H14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8228">
            <text:p>498228</text:p>
          </table:table-cell>
          <table:table-cell office:value-type="float" office:value="13694">
            <text:p>13694</text:p>
          </table:table-cell>
          <table:table-cell office:value-type="float" office:value="1031160">
            <text:p>1031160</text:p>
          </table:table-cell>
          <table:table-cell office:value-type="float" office:value="34355">
            <text:p>34355</text:p>
          </table:table-cell>
          <table:table-cell office:value-type="float" office:value="716683">
            <text:p>716683</text:p>
          </table:table-cell>
          <table:table-cell office:value-type="float" office:value="17880">
            <text:p>17880</text:p>
          </table:table-cell>
          <table:table-cell office:value-type="float" office:value="1390478">
            <text:p>1390478</text:p>
          </table:table-cell>
          <table:table-cell office:value-type="float" office:value="44378">
            <text:p>44378</text:p>
          </table:table-cell>
          <table:table-cell table:number-columns-repeated="2"/>
          <table:table-cell table:formula="of:=[.A1423]+[.C1423]-[.A1422]-[.C1422]" office:value-type="float" office:value="1125">
            <text:p>1125</text:p>
          </table:table-cell>
          <table:table-cell table:formula="of:=[.E1423]+[.G1423]-[.E1422]-[.G1422]" office:value-type="float" office:value="1121">
            <text:p>1121</text:p>
          </table:table-cell>
          <table:table-cell table:formula="of:=[.B1423]+[.D1423]-[.B1422]-[.D1422]" office:value-type="float" office:value="33">
            <text:p>33</text:p>
          </table:table-cell>
          <table:table-cell table:formula="of:=[.F1423]+[.H1423]-[.F1422]-[.H14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8553">
            <text:p>498553</text:p>
          </table:table-cell>
          <table:table-cell office:value-type="float" office:value="13703">
            <text:p>13703</text:p>
          </table:table-cell>
          <table:table-cell office:value-type="float" office:value="1031960">
            <text:p>1031960</text:p>
          </table:table-cell>
          <table:table-cell office:value-type="float" office:value="34379">
            <text:p>34379</text:p>
          </table:table-cell>
          <table:table-cell office:value-type="float" office:value="717004">
            <text:p>717004</text:p>
          </table:table-cell>
          <table:table-cell office:value-type="float" office:value="17889">
            <text:p>17889</text:p>
          </table:table-cell>
          <table:table-cell office:value-type="float" office:value="1391278">
            <text:p>1391278</text:p>
          </table:table-cell>
          <table:table-cell office:value-type="float" office:value="44402">
            <text:p>44402</text:p>
          </table:table-cell>
          <table:table-cell table:number-columns-repeated="2"/>
          <table:table-cell table:formula="of:=[.A1424]+[.C1424]-[.A1423]-[.C1423]" office:value-type="float" office:value="1121">
            <text:p>1121</text:p>
          </table:table-cell>
          <table:table-cell table:formula="of:=[.E1424]+[.G1424]-[.E1423]-[.G1423]" office:value-type="float" office:value="1125">
            <text:p>1125</text:p>
          </table:table-cell>
          <table:table-cell table:formula="of:=[.B1424]+[.D1424]-[.B1423]-[.D1423]" office:value-type="float" office:value="33">
            <text:p>33</text:p>
          </table:table-cell>
          <table:table-cell table:formula="of:=[.F1424]+[.H1424]-[.F1423]-[.H14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8874">
            <text:p>498874</text:p>
          </table:table-cell>
          <table:table-cell office:value-type="float" office:value="13712">
            <text:p>13712</text:p>
          </table:table-cell>
          <table:table-cell office:value-type="float" office:value="1032760">
            <text:p>1032760</text:p>
          </table:table-cell>
          <table:table-cell office:value-type="float" office:value="34403">
            <text:p>34403</text:p>
          </table:table-cell>
          <table:table-cell office:value-type="float" office:value="717329">
            <text:p>717329</text:p>
          </table:table-cell>
          <table:table-cell office:value-type="float" office:value="17898">
            <text:p>17898</text:p>
          </table:table-cell>
          <table:table-cell office:value-type="float" office:value="1392078">
            <text:p>1392078</text:p>
          </table:table-cell>
          <table:table-cell office:value-type="float" office:value="44426">
            <text:p>44426</text:p>
          </table:table-cell>
          <table:table-cell table:number-columns-repeated="2"/>
          <table:table-cell table:formula="of:=[.A1425]+[.C1425]-[.A1424]-[.C1424]" office:value-type="float" office:value="1125">
            <text:p>1125</text:p>
          </table:table-cell>
          <table:table-cell table:formula="of:=[.E1425]+[.G1425]-[.E1424]-[.G1424]" office:value-type="float" office:value="1141">
            <text:p>1141</text:p>
          </table:table-cell>
          <table:table-cell table:formula="of:=[.B1425]+[.D1425]-[.B1424]-[.D1424]" office:value-type="float" office:value="33">
            <text:p>33</text:p>
          </table:table-cell>
          <table:table-cell table:formula="of:=[.F1425]+[.H1425]-[.F1424]-[.H142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499199">
            <text:p>499199</text:p>
          </table:table-cell>
          <table:table-cell office:value-type="float" office:value="13721">
            <text:p>13721</text:p>
          </table:table-cell>
          <table:table-cell office:value-type="float" office:value="1033560">
            <text:p>1033560</text:p>
          </table:table-cell>
          <table:table-cell office:value-type="float" office:value="34427">
            <text:p>34427</text:p>
          </table:table-cell>
          <table:table-cell office:value-type="float" office:value="717670">
            <text:p>717670</text:p>
          </table:table-cell>
          <table:table-cell office:value-type="float" office:value="17908">
            <text:p>17908</text:p>
          </table:table-cell>
          <table:table-cell office:value-type="float" office:value="1392878">
            <text:p>1392878</text:p>
          </table:table-cell>
          <table:table-cell office:value-type="float" office:value="44450">
            <text:p>44450</text:p>
          </table:table-cell>
          <table:table-cell table:number-columns-repeated="2"/>
          <table:table-cell table:formula="of:=[.A1426]+[.C1426]-[.A1425]-[.C1425]" office:value-type="float" office:value="1121">
            <text:p>1121</text:p>
          </table:table-cell>
          <table:table-cell table:formula="of:=[.E1426]+[.G1426]-[.E1425]-[.G1425]" office:value-type="float" office:value="1125">
            <text:p>1125</text:p>
          </table:table-cell>
          <table:table-cell table:formula="of:=[.B1426]+[.D1426]-[.B1425]-[.D1425]" office:value-type="float" office:value="33">
            <text:p>33</text:p>
          </table:table-cell>
          <table:table-cell table:formula="of:=[.F1426]+[.H1426]-[.F1425]-[.H14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9520">
            <text:p>499520</text:p>
          </table:table-cell>
          <table:table-cell office:value-type="float" office:value="13730">
            <text:p>13730</text:p>
          </table:table-cell>
          <table:table-cell office:value-type="float" office:value="1034360">
            <text:p>1034360</text:p>
          </table:table-cell>
          <table:table-cell office:value-type="float" office:value="34451">
            <text:p>34451</text:p>
          </table:table-cell>
          <table:table-cell office:value-type="float" office:value="717995">
            <text:p>717995</text:p>
          </table:table-cell>
          <table:table-cell office:value-type="float" office:value="17917">
            <text:p>17917</text:p>
          </table:table-cell>
          <table:table-cell office:value-type="float" office:value="1393678">
            <text:p>1393678</text:p>
          </table:table-cell>
          <table:table-cell office:value-type="float" office:value="44474">
            <text:p>44474</text:p>
          </table:table-cell>
          <table:table-cell table:number-columns-repeated="2"/>
          <table:table-cell table:formula="of:=[.A1427]+[.C1427]-[.A1426]-[.C1426]" office:value-type="float" office:value="1125">
            <text:p>1125</text:p>
          </table:table-cell>
          <table:table-cell table:formula="of:=[.E1427]+[.G1427]-[.E1426]-[.G1426]" office:value-type="float" office:value="1121">
            <text:p>1121</text:p>
          </table:table-cell>
          <table:table-cell table:formula="of:=[.B1427]+[.D1427]-[.B1426]-[.D1426]" office:value-type="float" office:value="33">
            <text:p>33</text:p>
          </table:table-cell>
          <table:table-cell table:formula="of:=[.F1427]+[.H1427]-[.F1426]-[.H14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99845">
            <text:p>499845</text:p>
          </table:table-cell>
          <table:table-cell office:value-type="float" office:value="13739">
            <text:p>13739</text:p>
          </table:table-cell>
          <table:table-cell office:value-type="float" office:value="1035160">
            <text:p>1035160</text:p>
          </table:table-cell>
          <table:table-cell office:value-type="float" office:value="34475">
            <text:p>34475</text:p>
          </table:table-cell>
          <table:table-cell office:value-type="float" office:value="718316">
            <text:p>718316</text:p>
          </table:table-cell>
          <table:table-cell office:value-type="float" office:value="17926">
            <text:p>17926</text:p>
          </table:table-cell>
          <table:table-cell office:value-type="float" office:value="1394478">
            <text:p>1394478</text:p>
          </table:table-cell>
          <table:table-cell office:value-type="float" office:value="44498">
            <text:p>44498</text:p>
          </table:table-cell>
          <table:table-cell table:number-columns-repeated="2"/>
          <table:table-cell table:formula="of:=[.A1428]+[.C1428]-[.A1427]-[.C1427]" office:value-type="float" office:value="1121">
            <text:p>1121</text:p>
          </table:table-cell>
          <table:table-cell table:formula="of:=[.E1428]+[.G1428]-[.E1427]-[.G1427]" office:value-type="float" office:value="1125">
            <text:p>1125</text:p>
          </table:table-cell>
          <table:table-cell table:formula="of:=[.B1428]+[.D1428]-[.B1427]-[.D1427]" office:value-type="float" office:value="33">
            <text:p>33</text:p>
          </table:table-cell>
          <table:table-cell table:formula="of:=[.F1428]+[.H1428]-[.F1427]-[.H14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0166">
            <text:p>500166</text:p>
          </table:table-cell>
          <table:table-cell office:value-type="float" office:value="13748">
            <text:p>13748</text:p>
          </table:table-cell>
          <table:table-cell office:value-type="float" office:value="1035960">
            <text:p>1035960</text:p>
          </table:table-cell>
          <table:table-cell office:value-type="float" office:value="34499">
            <text:p>34499</text:p>
          </table:table-cell>
          <table:table-cell office:value-type="float" office:value="718641">
            <text:p>718641</text:p>
          </table:table-cell>
          <table:table-cell office:value-type="float" office:value="17935">
            <text:p>17935</text:p>
          </table:table-cell>
          <table:table-cell office:value-type="float" office:value="1395278">
            <text:p>1395278</text:p>
          </table:table-cell>
          <table:table-cell office:value-type="float" office:value="44522">
            <text:p>44522</text:p>
          </table:table-cell>
          <table:table-cell table:number-columns-repeated="2"/>
          <table:table-cell table:formula="of:=[.A1429]+[.C1429]-[.A1428]-[.C1428]" office:value-type="float" office:value="1145">
            <text:p>1145</text:p>
          </table:table-cell>
          <table:table-cell table:formula="of:=[.E1429]+[.G1429]-[.E1428]-[.G1428]" office:value-type="float" office:value="1121">
            <text:p>1121</text:p>
          </table:table-cell>
          <table:table-cell table:formula="of:=[.B1429]+[.D1429]-[.B1428]-[.D1428]" office:value-type="float" office:value="34">
            <text:p>34</text:p>
          </table:table-cell>
          <table:table-cell table:formula="of:=[.F1429]+[.H1429]-[.F1428]-[.H14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0511">
            <text:p>500511</text:p>
          </table:table-cell>
          <table:table-cell office:value-type="float" office:value="13758">
            <text:p>13758</text:p>
          </table:table-cell>
          <table:table-cell office:value-type="float" office:value="1036760">
            <text:p>1036760</text:p>
          </table:table-cell>
          <table:table-cell office:value-type="float" office:value="34523">
            <text:p>34523</text:p>
          </table:table-cell>
          <table:table-cell office:value-type="float" office:value="718962">
            <text:p>718962</text:p>
          </table:table-cell>
          <table:table-cell office:value-type="float" office:value="17944">
            <text:p>17944</text:p>
          </table:table-cell>
          <table:table-cell office:value-type="float" office:value="1396078">
            <text:p>1396078</text:p>
          </table:table-cell>
          <table:table-cell office:value-type="float" office:value="44546">
            <text:p>44546</text:p>
          </table:table-cell>
          <table:table-cell table:number-columns-repeated="2"/>
          <table:table-cell table:formula="of:=[.A1430]+[.C1430]-[.A1429]-[.C1429]" office:value-type="float" office:value="1121">
            <text:p>1121</text:p>
          </table:table-cell>
          <table:table-cell table:formula="of:=[.E1430]+[.G1430]-[.E1429]-[.G1429]" office:value-type="float" office:value="1125">
            <text:p>1125</text:p>
          </table:table-cell>
          <table:table-cell table:formula="of:=[.B1430]+[.D1430]-[.B1429]-[.D1429]" office:value-type="float" office:value="33">
            <text:p>33</text:p>
          </table:table-cell>
          <table:table-cell table:formula="of:=[.F1430]+[.H1430]-[.F1429]-[.H14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0832">
            <text:p>500832</text:p>
          </table:table-cell>
          <table:table-cell office:value-type="float" office:value="13767">
            <text:p>13767</text:p>
          </table:table-cell>
          <table:table-cell office:value-type="float" office:value="1037560">
            <text:p>1037560</text:p>
          </table:table-cell>
          <table:table-cell office:value-type="float" office:value="34547">
            <text:p>34547</text:p>
          </table:table-cell>
          <table:table-cell office:value-type="float" office:value="719287">
            <text:p>719287</text:p>
          </table:table-cell>
          <table:table-cell office:value-type="float" office:value="17953">
            <text:p>17953</text:p>
          </table:table-cell>
          <table:table-cell office:value-type="float" office:value="1396878">
            <text:p>1396878</text:p>
          </table:table-cell>
          <table:table-cell office:value-type="float" office:value="44570">
            <text:p>44570</text:p>
          </table:table-cell>
          <table:table-cell table:number-columns-repeated="2"/>
          <table:table-cell table:formula="of:=[.A1431]+[.C1431]-[.A1430]-[.C1430]" office:value-type="float" office:value="1125">
            <text:p>1125</text:p>
          </table:table-cell>
          <table:table-cell table:formula="of:=[.E1431]+[.G1431]-[.E1430]-[.G1430]" office:value-type="float" office:value="1141">
            <text:p>1141</text:p>
          </table:table-cell>
          <table:table-cell table:formula="of:=[.B1431]+[.D1431]-[.B1430]-[.D1430]" office:value-type="float" office:value="33">
            <text:p>33</text:p>
          </table:table-cell>
          <table:table-cell table:formula="of:=[.F1431]+[.H1431]-[.F1430]-[.H1430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01157">
            <text:p>501157</text:p>
          </table:table-cell>
          <table:table-cell office:value-type="float" office:value="13776">
            <text:p>13776</text:p>
          </table:table-cell>
          <table:table-cell office:value-type="float" office:value="1038360">
            <text:p>1038360</text:p>
          </table:table-cell>
          <table:table-cell office:value-type="float" office:value="34571">
            <text:p>34571</text:p>
          </table:table-cell>
          <table:table-cell office:value-type="float" office:value="719628">
            <text:p>719628</text:p>
          </table:table-cell>
          <table:table-cell office:value-type="float" office:value="17963">
            <text:p>17963</text:p>
          </table:table-cell>
          <table:table-cell office:value-type="float" office:value="1397678">
            <text:p>1397678</text:p>
          </table:table-cell>
          <table:table-cell office:value-type="float" office:value="44594">
            <text:p>44594</text:p>
          </table:table-cell>
          <table:table-cell table:number-columns-repeated="2"/>
          <table:table-cell table:formula="of:=[.A1432]+[.C1432]-[.A1431]-[.C1431]" office:value-type="float" office:value="1301">
            <text:p>1301</text:p>
          </table:table-cell>
          <table:table-cell table:formula="of:=[.E1432]+[.G1432]-[.E1431]-[.G1431]" office:value-type="float" office:value="1125">
            <text:p>1125</text:p>
          </table:table-cell>
          <table:table-cell table:formula="of:=[.B1432]+[.D1432]-[.B1431]-[.D1431]" office:value-type="float" office:value="42">
            <text:p>42</text:p>
          </table:table-cell>
          <table:table-cell table:formula="of:=[.F1432]+[.H1432]-[.F1431]-[.H14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1658">
            <text:p>501658</text:p>
          </table:table-cell>
          <table:table-cell office:value-type="float" office:value="13794">
            <text:p>13794</text:p>
          </table:table-cell>
          <table:table-cell office:value-type="float" office:value="1039160">
            <text:p>1039160</text:p>
          </table:table-cell>
          <table:table-cell office:value-type="float" office:value="34595">
            <text:p>34595</text:p>
          </table:table-cell>
          <table:table-cell office:value-type="float" office:value="719953">
            <text:p>719953</text:p>
          </table:table-cell>
          <table:table-cell office:value-type="float" office:value="17972">
            <text:p>17972</text:p>
          </table:table-cell>
          <table:table-cell office:value-type="float" office:value="1398478">
            <text:p>1398478</text:p>
          </table:table-cell>
          <table:table-cell office:value-type="float" office:value="44618">
            <text:p>44618</text:p>
          </table:table-cell>
          <table:table-cell table:number-columns-repeated="2"/>
          <table:table-cell table:formula="of:=[.A1433]+[.C1433]-[.A1432]-[.C1432]" office:value-type="float" office:value="1265">
            <text:p>1265</text:p>
          </table:table-cell>
          <table:table-cell table:formula="of:=[.E1433]+[.G1433]-[.E1432]-[.G1432]" office:value-type="float" office:value="1121">
            <text:p>1121</text:p>
          </table:table-cell>
          <table:table-cell table:formula="of:=[.B1433]+[.D1433]-[.B1432]-[.D1432]" office:value-type="float" office:value="40">
            <text:p>40</text:p>
          </table:table-cell>
          <table:table-cell table:formula="of:=[.F1433]+[.H1433]-[.F1432]-[.H14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2123">
            <text:p>502123</text:p>
          </table:table-cell>
          <table:table-cell office:value-type="float" office:value="13810">
            <text:p>13810</text:p>
          </table:table-cell>
          <table:table-cell office:value-type="float" office:value="1039960">
            <text:p>1039960</text:p>
          </table:table-cell>
          <table:table-cell office:value-type="float" office:value="34619">
            <text:p>34619</text:p>
          </table:table-cell>
          <table:table-cell office:value-type="float" office:value="720274">
            <text:p>720274</text:p>
          </table:table-cell>
          <table:table-cell office:value-type="float" office:value="17981">
            <text:p>17981</text:p>
          </table:table-cell>
          <table:table-cell office:value-type="float" office:value="1399278">
            <text:p>1399278</text:p>
          </table:table-cell>
          <table:table-cell office:value-type="float" office:value="44642">
            <text:p>44642</text:p>
          </table:table-cell>
          <table:table-cell table:number-columns-repeated="2"/>
          <table:table-cell table:formula="of:=[.A1434]+[.C1434]-[.A1433]-[.C1433]" office:value-type="float" office:value="1141">
            <text:p>1141</text:p>
          </table:table-cell>
          <table:table-cell table:formula="of:=[.E1434]+[.G1434]-[.E1433]-[.G1433]" office:value-type="float" office:value="1125">
            <text:p>1125</text:p>
          </table:table-cell>
          <table:table-cell table:formula="of:=[.B1434]+[.D1434]-[.B1433]-[.D1433]" office:value-type="float" office:value="34">
            <text:p>34</text:p>
          </table:table-cell>
          <table:table-cell table:formula="of:=[.F1434]+[.H1434]-[.F1433]-[.H14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2464">
            <text:p>502464</text:p>
          </table:table-cell>
          <table:table-cell office:value-type="float" office:value="13820">
            <text:p>13820</text:p>
          </table:table-cell>
          <table:table-cell office:value-type="float" office:value="1040760">
            <text:p>1040760</text:p>
          </table:table-cell>
          <table:table-cell office:value-type="float" office:value="34643">
            <text:p>34643</text:p>
          </table:table-cell>
          <table:table-cell office:value-type="float" office:value="720599">
            <text:p>720599</text:p>
          </table:table-cell>
          <table:table-cell office:value-type="float" office:value="17990">
            <text:p>17990</text:p>
          </table:table-cell>
          <table:table-cell office:value-type="float" office:value="1400078">
            <text:p>1400078</text:p>
          </table:table-cell>
          <table:table-cell office:value-type="float" office:value="44666">
            <text:p>44666</text:p>
          </table:table-cell>
          <table:table-cell table:number-columns-repeated="2"/>
          <table:table-cell table:formula="of:=[.A1435]+[.C1435]-[.A1434]-[.C1434]" office:value-type="float" office:value="1145">
            <text:p>1145</text:p>
          </table:table-cell>
          <table:table-cell table:formula="of:=[.E1435]+[.G1435]-[.E1434]-[.G1434]" office:value-type="float" office:value="1121">
            <text:p>1121</text:p>
          </table:table-cell>
          <table:table-cell table:formula="of:=[.B1435]+[.D1435]-[.B1434]-[.D1434]" office:value-type="float" office:value="34">
            <text:p>34</text:p>
          </table:table-cell>
          <table:table-cell table:formula="of:=[.F1435]+[.H1435]-[.F1434]-[.H14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2809">
            <text:p>502809</text:p>
          </table:table-cell>
          <table:table-cell office:value-type="float" office:value="13830">
            <text:p>13830</text:p>
          </table:table-cell>
          <table:table-cell office:value-type="float" office:value="1041560">
            <text:p>1041560</text:p>
          </table:table-cell>
          <table:table-cell office:value-type="float" office:value="34667">
            <text:p>34667</text:p>
          </table:table-cell>
          <table:table-cell office:value-type="float" office:value="720920">
            <text:p>720920</text:p>
          </table:table-cell>
          <table:table-cell office:value-type="float" office:value="17999">
            <text:p>17999</text:p>
          </table:table-cell>
          <table:table-cell office:value-type="float" office:value="1400878">
            <text:p>1400878</text:p>
          </table:table-cell>
          <table:table-cell office:value-type="float" office:value="44690">
            <text:p>44690</text:p>
          </table:table-cell>
          <table:table-cell table:number-columns-repeated="2"/>
          <table:table-cell table:formula="of:=[.A1436]+[.C1436]-[.A1435]-[.C1435]" office:value-type="float" office:value="1121">
            <text:p>1121</text:p>
          </table:table-cell>
          <table:table-cell table:formula="of:=[.E1436]+[.G1436]-[.E1435]-[.G1435]" office:value-type="float" office:value="1145">
            <text:p>1145</text:p>
          </table:table-cell>
          <table:table-cell table:formula="of:=[.B1436]+[.D1436]-[.B1435]-[.D1435]" office:value-type="float" office:value="33">
            <text:p>33</text:p>
          </table:table-cell>
          <table:table-cell table:formula="of:=[.F1436]+[.H1436]-[.F1435]-[.H14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03130">
            <text:p>503130</text:p>
          </table:table-cell>
          <table:table-cell office:value-type="float" office:value="13839">
            <text:p>13839</text:p>
          </table:table-cell>
          <table:table-cell office:value-type="float" office:value="1042360">
            <text:p>1042360</text:p>
          </table:table-cell>
          <table:table-cell office:value-type="float" office:value="34691">
            <text:p>34691</text:p>
          </table:table-cell>
          <table:table-cell office:value-type="float" office:value="721265">
            <text:p>721265</text:p>
          </table:table-cell>
          <table:table-cell office:value-type="float" office:value="18009">
            <text:p>18009</text:p>
          </table:table-cell>
          <table:table-cell office:value-type="float" office:value="1401678">
            <text:p>1401678</text:p>
          </table:table-cell>
          <table:table-cell office:value-type="float" office:value="44714">
            <text:p>44714</text:p>
          </table:table-cell>
          <table:table-cell table:number-columns-repeated="2"/>
          <table:table-cell table:formula="of:=[.A1437]+[.C1437]-[.A1436]-[.C1436]" office:value-type="float" office:value="1145">
            <text:p>1145</text:p>
          </table:table-cell>
          <table:table-cell table:formula="of:=[.E1437]+[.G1437]-[.E1436]-[.G1436]" office:value-type="float" office:value="1121">
            <text:p>1121</text:p>
          </table:table-cell>
          <table:table-cell table:formula="of:=[.B1437]+[.D1437]-[.B1436]-[.D1436]" office:value-type="float" office:value="34">
            <text:p>34</text:p>
          </table:table-cell>
          <table:table-cell table:formula="of:=[.F1437]+[.H1437]-[.F1436]-[.H14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3475">
            <text:p>503475</text:p>
          </table:table-cell>
          <table:table-cell office:value-type="float" office:value="13849">
            <text:p>13849</text:p>
          </table:table-cell>
          <table:table-cell office:value-type="float" office:value="1043160">
            <text:p>1043160</text:p>
          </table:table-cell>
          <table:table-cell office:value-type="float" office:value="34715">
            <text:p>34715</text:p>
          </table:table-cell>
          <table:table-cell office:value-type="float" office:value="721586">
            <text:p>721586</text:p>
          </table:table-cell>
          <table:table-cell office:value-type="float" office:value="18018">
            <text:p>18018</text:p>
          </table:table-cell>
          <table:table-cell office:value-type="float" office:value="1402478">
            <text:p>1402478</text:p>
          </table:table-cell>
          <table:table-cell office:value-type="float" office:value="44738">
            <text:p>44738</text:p>
          </table:table-cell>
          <table:table-cell table:number-columns-repeated="2"/>
          <table:table-cell table:formula="of:=[.A1438]+[.C1438]-[.A1437]-[.C1437]" office:value-type="float" office:value="1221">
            <text:p>1221</text:p>
          </table:table-cell>
          <table:table-cell table:formula="of:=[.E1438]+[.G1438]-[.E1437]-[.G1437]" office:value-type="float" office:value="1125">
            <text:p>1125</text:p>
          </table:table-cell>
          <table:table-cell table:formula="of:=[.B1438]+[.D1438]-[.B1437]-[.D1437]" office:value-type="float" office:value="38">
            <text:p>38</text:p>
          </table:table-cell>
          <table:table-cell table:formula="of:=[.F1438]+[.H1438]-[.F1437]-[.H14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3896">
            <text:p>503896</text:p>
          </table:table-cell>
          <table:table-cell office:value-type="float" office:value="13863">
            <text:p>13863</text:p>
          </table:table-cell>
          <table:table-cell office:value-type="float" office:value="1043960">
            <text:p>1043960</text:p>
          </table:table-cell>
          <table:table-cell office:value-type="float" office:value="34739">
            <text:p>34739</text:p>
          </table:table-cell>
          <table:table-cell office:value-type="float" office:value="721911">
            <text:p>721911</text:p>
          </table:table-cell>
          <table:table-cell office:value-type="float" office:value="18027">
            <text:p>18027</text:p>
          </table:table-cell>
          <table:table-cell office:value-type="float" office:value="1403278">
            <text:p>1403278</text:p>
          </table:table-cell>
          <table:table-cell office:value-type="float" office:value="44762">
            <text:p>44762</text:p>
          </table:table-cell>
          <table:table-cell table:number-columns-repeated="2"/>
          <table:table-cell table:formula="of:=[.A1439]+[.C1439]-[.A1438]-[.C1438]" office:value-type="float" office:value="1365">
            <text:p>1365</text:p>
          </table:table-cell>
          <table:table-cell table:formula="of:=[.E1439]+[.G1439]-[.E1438]-[.G1438]" office:value-type="float" office:value="1121">
            <text:p>1121</text:p>
          </table:table-cell>
          <table:table-cell table:formula="of:=[.B1439]+[.D1439]-[.B1438]-[.D1438]" office:value-type="float" office:value="45">
            <text:p>45</text:p>
          </table:table-cell>
          <table:table-cell table:formula="of:=[.F1439]+[.H1439]-[.F1438]-[.H14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4461">
            <text:p>504461</text:p>
          </table:table-cell>
          <table:table-cell office:value-type="float" office:value="13884">
            <text:p>13884</text:p>
          </table:table-cell>
          <table:table-cell office:value-type="float" office:value="1044760">
            <text:p>1044760</text:p>
          </table:table-cell>
          <table:table-cell office:value-type="float" office:value="34763">
            <text:p>34763</text:p>
          </table:table-cell>
          <table:table-cell office:value-type="float" office:value="722232">
            <text:p>722232</text:p>
          </table:table-cell>
          <table:table-cell office:value-type="float" office:value="18036">
            <text:p>18036</text:p>
          </table:table-cell>
          <table:table-cell office:value-type="float" office:value="1404078">
            <text:p>1404078</text:p>
          </table:table-cell>
          <table:table-cell office:value-type="float" office:value="44786">
            <text:p>44786</text:p>
          </table:table-cell>
          <table:table-cell table:number-columns-repeated="2"/>
          <table:table-cell table:formula="of:=[.A1440]+[.C1440]-[.A1439]-[.C1439]" office:value-type="float" office:value="1121">
            <text:p>1121</text:p>
          </table:table-cell>
          <table:table-cell table:formula="of:=[.E1440]+[.G1440]-[.E1439]-[.G1439]" office:value-type="float" office:value="1125">
            <text:p>1125</text:p>
          </table:table-cell>
          <table:table-cell table:formula="of:=[.B1440]+[.D1440]-[.B1439]-[.D1439]" office:value-type="float" office:value="33">
            <text:p>33</text:p>
          </table:table-cell>
          <table:table-cell table:formula="of:=[.F1440]+[.H1440]-[.F1439]-[.H14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4782">
            <text:p>504782</text:p>
          </table:table-cell>
          <table:table-cell office:value-type="float" office:value="13893">
            <text:p>13893</text:p>
          </table:table-cell>
          <table:table-cell office:value-type="float" office:value="1045560">
            <text:p>1045560</text:p>
          </table:table-cell>
          <table:table-cell office:value-type="float" office:value="34787">
            <text:p>34787</text:p>
          </table:table-cell>
          <table:table-cell office:value-type="float" office:value="722557">
            <text:p>722557</text:p>
          </table:table-cell>
          <table:table-cell office:value-type="float" office:value="18045">
            <text:p>18045</text:p>
          </table:table-cell>
          <table:table-cell office:value-type="float" office:value="1404878">
            <text:p>1404878</text:p>
          </table:table-cell>
          <table:table-cell office:value-type="float" office:value="44810">
            <text:p>44810</text:p>
          </table:table-cell>
          <table:table-cell table:number-columns-repeated="2"/>
          <table:table-cell table:formula="of:=[.A1441]+[.C1441]-[.A1440]-[.C1440]" office:value-type="float" office:value="1165">
            <text:p>1165</text:p>
          </table:table-cell>
          <table:table-cell table:formula="of:=[.E1441]+[.G1441]-[.E1440]-[.G1440]" office:value-type="float" office:value="1121">
            <text:p>1121</text:p>
          </table:table-cell>
          <table:table-cell table:formula="of:=[.B1441]+[.D1441]-[.B1440]-[.D1440]" office:value-type="float" office:value="35">
            <text:p>35</text:p>
          </table:table-cell>
          <table:table-cell table:formula="of:=[.F1441]+[.H1441]-[.F1440]-[.H14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5147">
            <text:p>505147</text:p>
          </table:table-cell>
          <table:table-cell office:value-type="float" office:value="13904">
            <text:p>13904</text:p>
          </table:table-cell>
          <table:table-cell office:value-type="float" office:value="1046360">
            <text:p>1046360</text:p>
          </table:table-cell>
          <table:table-cell office:value-type="float" office:value="34811">
            <text:p>34811</text:p>
          </table:table-cell>
          <table:table-cell office:value-type="float" office:value="722878">
            <text:p>722878</text:p>
          </table:table-cell>
          <table:table-cell office:value-type="float" office:value="18054">
            <text:p>18054</text:p>
          </table:table-cell>
          <table:table-cell office:value-type="float" office:value="1405678">
            <text:p>1405678</text:p>
          </table:table-cell>
          <table:table-cell office:value-type="float" office:value="44834">
            <text:p>44834</text:p>
          </table:table-cell>
          <table:table-cell table:number-columns-repeated="2"/>
          <table:table-cell table:formula="of:=[.A1442]+[.C1442]-[.A1441]-[.C1441]" office:value-type="float" office:value="1121">
            <text:p>1121</text:p>
          </table:table-cell>
          <table:table-cell table:formula="of:=[.E1442]+[.G1442]-[.E1441]-[.G1441]" office:value-type="float" office:value="1145">
            <text:p>1145</text:p>
          </table:table-cell>
          <table:table-cell table:formula="of:=[.B1442]+[.D1442]-[.B1441]-[.D1441]" office:value-type="float" office:value="33">
            <text:p>33</text:p>
          </table:table-cell>
          <table:table-cell table:formula="of:=[.F1442]+[.H1442]-[.F1441]-[.H144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05468">
            <text:p>505468</text:p>
          </table:table-cell>
          <table:table-cell office:value-type="float" office:value="13913">
            <text:p>13913</text:p>
          </table:table-cell>
          <table:table-cell office:value-type="float" office:value="1047160">
            <text:p>1047160</text:p>
          </table:table-cell>
          <table:table-cell office:value-type="float" office:value="34835">
            <text:p>34835</text:p>
          </table:table-cell>
          <table:table-cell office:value-type="float" office:value="723223">
            <text:p>723223</text:p>
          </table:table-cell>
          <table:table-cell office:value-type="float" office:value="18064">
            <text:p>18064</text:p>
          </table:table-cell>
          <table:table-cell office:value-type="float" office:value="1406478">
            <text:p>1406478</text:p>
          </table:table-cell>
          <table:table-cell office:value-type="float" office:value="44858">
            <text:p>44858</text:p>
          </table:table-cell>
          <table:table-cell table:number-columns-repeated="2"/>
          <table:table-cell table:formula="of:=[.A1443]+[.C1443]-[.A1442]-[.C1442]" office:value-type="float" office:value="1365">
            <text:p>1365</text:p>
          </table:table-cell>
          <table:table-cell table:formula="of:=[.E1443]+[.G1443]-[.E1442]-[.G1442]" office:value-type="float" office:value="1121">
            <text:p>1121</text:p>
          </table:table-cell>
          <table:table-cell table:formula="of:=[.B1443]+[.D1443]-[.B1442]-[.D1442]" office:value-type="float" office:value="45">
            <text:p>45</text:p>
          </table:table-cell>
          <table:table-cell table:formula="of:=[.F1443]+[.H1443]-[.F1442]-[.H14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6033">
            <text:p>506033</text:p>
          </table:table-cell>
          <table:table-cell office:value-type="float" office:value="13934">
            <text:p>13934</text:p>
          </table:table-cell>
          <table:table-cell office:value-type="float" office:value="1047960">
            <text:p>1047960</text:p>
          </table:table-cell>
          <table:table-cell office:value-type="float" office:value="34859">
            <text:p>34859</text:p>
          </table:table-cell>
          <table:table-cell office:value-type="float" office:value="723544">
            <text:p>723544</text:p>
          </table:table-cell>
          <table:table-cell office:value-type="float" office:value="18073">
            <text:p>18073</text:p>
          </table:table-cell>
          <table:table-cell office:value-type="float" office:value="1407278">
            <text:p>1407278</text:p>
          </table:table-cell>
          <table:table-cell office:value-type="float" office:value="44882">
            <text:p>44882</text:p>
          </table:table-cell>
          <table:table-cell table:number-columns-repeated="2"/>
          <table:table-cell table:formula="of:=[.A1444]+[.C1444]-[.A1443]-[.C1443]" office:value-type="float" office:value="1241">
            <text:p>1241</text:p>
          </table:table-cell>
          <table:table-cell table:formula="of:=[.E1444]+[.G1444]-[.E1443]-[.G1443]" office:value-type="float" office:value="1125">
            <text:p>1125</text:p>
          </table:table-cell>
          <table:table-cell table:formula="of:=[.B1444]+[.D1444]-[.B1443]-[.D1443]" office:value-type="float" office:value="39">
            <text:p>39</text:p>
          </table:table-cell>
          <table:table-cell table:formula="of:=[.F1444]+[.H1444]-[.F1443]-[.H14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6474">
            <text:p>506474</text:p>
          </table:table-cell>
          <table:table-cell office:value-type="float" office:value="13949">
            <text:p>13949</text:p>
          </table:table-cell>
          <table:table-cell office:value-type="float" office:value="1048760">
            <text:p>1048760</text:p>
          </table:table-cell>
          <table:table-cell office:value-type="float" office:value="34883">
            <text:p>34883</text:p>
          </table:table-cell>
          <table:table-cell office:value-type="float" office:value="723869">
            <text:p>723869</text:p>
          </table:table-cell>
          <table:table-cell office:value-type="float" office:value="18082">
            <text:p>18082</text:p>
          </table:table-cell>
          <table:table-cell office:value-type="float" office:value="1408078">
            <text:p>1408078</text:p>
          </table:table-cell>
          <table:table-cell office:value-type="float" office:value="44906">
            <text:p>44906</text:p>
          </table:table-cell>
          <table:table-cell table:number-columns-repeated="2"/>
          <table:table-cell table:formula="of:=[.A1445]+[.C1445]-[.A1444]-[.C1444]" office:value-type="float" office:value="1125">
            <text:p>1125</text:p>
          </table:table-cell>
          <table:table-cell table:formula="of:=[.E1445]+[.G1445]-[.E1444]-[.G1444]" office:value-type="float" office:value="1121">
            <text:p>1121</text:p>
          </table:table-cell>
          <table:table-cell table:formula="of:=[.B1445]+[.D1445]-[.B1444]-[.D1444]" office:value-type="float" office:value="33">
            <text:p>33</text:p>
          </table:table-cell>
          <table:table-cell table:formula="of:=[.F1445]+[.H1445]-[.F1444]-[.H14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6799">
            <text:p>506799</text:p>
          </table:table-cell>
          <table:table-cell office:value-type="float" office:value="13958">
            <text:p>13958</text:p>
          </table:table-cell>
          <table:table-cell office:value-type="float" office:value="1049560">
            <text:p>1049560</text:p>
          </table:table-cell>
          <table:table-cell office:value-type="float" office:value="34907">
            <text:p>34907</text:p>
          </table:table-cell>
          <table:table-cell office:value-type="float" office:value="724190">
            <text:p>724190</text:p>
          </table:table-cell>
          <table:table-cell office:value-type="float" office:value="18091">
            <text:p>18091</text:p>
          </table:table-cell>
          <table:table-cell office:value-type="float" office:value="1408878">
            <text:p>1408878</text:p>
          </table:table-cell>
          <table:table-cell office:value-type="float" office:value="44930">
            <text:p>44930</text:p>
          </table:table-cell>
          <table:table-cell table:number-columns-repeated="2"/>
          <table:table-cell table:formula="of:=[.A1446]+[.C1446]-[.A1445]-[.C1445]" office:value-type="float" office:value="1121">
            <text:p>1121</text:p>
          </table:table-cell>
          <table:table-cell table:formula="of:=[.E1446]+[.G1446]-[.E1445]-[.G1445]" office:value-type="float" office:value="1145">
            <text:p>1145</text:p>
          </table:table-cell>
          <table:table-cell table:formula="of:=[.B1446]+[.D1446]-[.B1445]-[.D1445]" office:value-type="float" office:value="33">
            <text:p>33</text:p>
          </table:table-cell>
          <table:table-cell table:formula="of:=[.F1446]+[.H1446]-[.F1445]-[.H1445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07120">
            <text:p>507120</text:p>
          </table:table-cell>
          <table:table-cell office:value-type="float" office:value="13967">
            <text:p>13967</text:p>
          </table:table-cell>
          <table:table-cell office:value-type="float" office:value="1050360">
            <text:p>1050360</text:p>
          </table:table-cell>
          <table:table-cell office:value-type="float" office:value="34931">
            <text:p>34931</text:p>
          </table:table-cell>
          <table:table-cell office:value-type="float" office:value="724535">
            <text:p>724535</text:p>
          </table:table-cell>
          <table:table-cell office:value-type="float" office:value="18101">
            <text:p>18101</text:p>
          </table:table-cell>
          <table:table-cell office:value-type="float" office:value="1409678">
            <text:p>1409678</text:p>
          </table:table-cell>
          <table:table-cell office:value-type="float" office:value="44954">
            <text:p>44954</text:p>
          </table:table-cell>
          <table:table-cell table:number-columns-repeated="2"/>
          <table:table-cell table:formula="of:=[.A1447]+[.C1447]-[.A1446]-[.C1446]" office:value-type="float" office:value="1125">
            <text:p>1125</text:p>
          </table:table-cell>
          <table:table-cell table:formula="of:=[.E1447]+[.G1447]-[.E1446]-[.G1446]" office:value-type="float" office:value="1121">
            <text:p>1121</text:p>
          </table:table-cell>
          <table:table-cell table:formula="of:=[.B1447]+[.D1447]-[.B1446]-[.D1446]" office:value-type="float" office:value="33">
            <text:p>33</text:p>
          </table:table-cell>
          <table:table-cell table:formula="of:=[.F1447]+[.H1447]-[.F1446]-[.H14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7445">
            <text:p>507445</text:p>
          </table:table-cell>
          <table:table-cell office:value-type="float" office:value="13976">
            <text:p>13976</text:p>
          </table:table-cell>
          <table:table-cell office:value-type="float" office:value="1051160">
            <text:p>1051160</text:p>
          </table:table-cell>
          <table:table-cell office:value-type="float" office:value="34955">
            <text:p>34955</text:p>
          </table:table-cell>
          <table:table-cell office:value-type="float" office:value="724856">
            <text:p>724856</text:p>
          </table:table-cell>
          <table:table-cell office:value-type="float" office:value="18110">
            <text:p>18110</text:p>
          </table:table-cell>
          <table:table-cell office:value-type="float" office:value="1410478">
            <text:p>1410478</text:p>
          </table:table-cell>
          <table:table-cell office:value-type="float" office:value="44978">
            <text:p>44978</text:p>
          </table:table-cell>
          <table:table-cell table:number-columns-repeated="2"/>
          <table:table-cell table:formula="of:=[.A1448]+[.C1448]-[.A1447]-[.C1447]" office:value-type="float" office:value="1121">
            <text:p>1121</text:p>
          </table:table-cell>
          <table:table-cell table:formula="of:=[.E1448]+[.G1448]-[.E1447]-[.G1447]" office:value-type="float" office:value="1125">
            <text:p>1125</text:p>
          </table:table-cell>
          <table:table-cell table:formula="of:=[.B1448]+[.D1448]-[.B1447]-[.D1447]" office:value-type="float" office:value="33">
            <text:p>33</text:p>
          </table:table-cell>
          <table:table-cell table:formula="of:=[.F1448]+[.H1448]-[.F1447]-[.H14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7766">
            <text:p>507766</text:p>
          </table:table-cell>
          <table:table-cell office:value-type="float" office:value="13985">
            <text:p>13985</text:p>
          </table:table-cell>
          <table:table-cell office:value-type="float" office:value="1051960">
            <text:p>1051960</text:p>
          </table:table-cell>
          <table:table-cell office:value-type="float" office:value="34979">
            <text:p>34979</text:p>
          </table:table-cell>
          <table:table-cell office:value-type="float" office:value="725181">
            <text:p>725181</text:p>
          </table:table-cell>
          <table:table-cell office:value-type="float" office:value="18119">
            <text:p>18119</text:p>
          </table:table-cell>
          <table:table-cell office:value-type="float" office:value="1411278">
            <text:p>1411278</text:p>
          </table:table-cell>
          <table:table-cell office:value-type="float" office:value="45002">
            <text:p>45002</text:p>
          </table:table-cell>
          <table:table-cell table:number-columns-repeated="2"/>
          <table:table-cell table:formula="of:=[.A1449]+[.C1449]-[.A1448]-[.C1448]" office:value-type="float" office:value="1125">
            <text:p>1125</text:p>
          </table:table-cell>
          <table:table-cell table:formula="of:=[.E1449]+[.G1449]-[.E1448]-[.G1448]" office:value-type="float" office:value="1121">
            <text:p>1121</text:p>
          </table:table-cell>
          <table:table-cell table:formula="of:=[.B1449]+[.D1449]-[.B1448]-[.D1448]" office:value-type="float" office:value="33">
            <text:p>33</text:p>
          </table:table-cell>
          <table:table-cell table:formula="of:=[.F1449]+[.H1449]-[.F1448]-[.H14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8091">
            <text:p>508091</text:p>
          </table:table-cell>
          <table:table-cell office:value-type="float" office:value="13994">
            <text:p>13994</text:p>
          </table:table-cell>
          <table:table-cell office:value-type="float" office:value="1052760">
            <text:p>1052760</text:p>
          </table:table-cell>
          <table:table-cell office:value-type="float" office:value="35003">
            <text:p>35003</text:p>
          </table:table-cell>
          <table:table-cell office:value-type="float" office:value="725502">
            <text:p>725502</text:p>
          </table:table-cell>
          <table:table-cell office:value-type="float" office:value="18128">
            <text:p>18128</text:p>
          </table:table-cell>
          <table:table-cell office:value-type="float" office:value="1412078">
            <text:p>1412078</text:p>
          </table:table-cell>
          <table:table-cell office:value-type="float" office:value="45026">
            <text:p>45026</text:p>
          </table:table-cell>
          <table:table-cell table:number-columns-repeated="2"/>
          <table:table-cell table:formula="of:=[.A1450]+[.C1450]-[.A1449]-[.C1449]" office:value-type="float" office:value="1121">
            <text:p>1121</text:p>
          </table:table-cell>
          <table:table-cell table:formula="of:=[.E1450]+[.G1450]-[.E1449]-[.G1449]" office:value-type="float" office:value="1125">
            <text:p>1125</text:p>
          </table:table-cell>
          <table:table-cell table:formula="of:=[.B1450]+[.D1450]-[.B1449]-[.D1449]" office:value-type="float" office:value="33">
            <text:p>33</text:p>
          </table:table-cell>
          <table:table-cell table:formula="of:=[.F1450]+[.H1450]-[.F1449]-[.H14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8412">
            <text:p>508412</text:p>
          </table:table-cell>
          <table:table-cell office:value-type="float" office:value="14003">
            <text:p>14003</text:p>
          </table:table-cell>
          <table:table-cell office:value-type="float" office:value="1053560">
            <text:p>1053560</text:p>
          </table:table-cell>
          <table:table-cell office:value-type="float" office:value="35027">
            <text:p>35027</text:p>
          </table:table-cell>
          <table:table-cell office:value-type="float" office:value="725827">
            <text:p>725827</text:p>
          </table:table-cell>
          <table:table-cell office:value-type="float" office:value="18137">
            <text:p>18137</text:p>
          </table:table-cell>
          <table:table-cell office:value-type="float" office:value="1412878">
            <text:p>1412878</text:p>
          </table:table-cell>
          <table:table-cell office:value-type="float" office:value="45050">
            <text:p>45050</text:p>
          </table:table-cell>
          <table:table-cell table:number-columns-repeated="2"/>
          <table:table-cell table:formula="of:=[.A1451]+[.C1451]-[.A1450]-[.C1450]" office:value-type="float" office:value="1125">
            <text:p>1125</text:p>
          </table:table-cell>
          <table:table-cell table:formula="of:=[.E1451]+[.G1451]-[.E1450]-[.G1450]" office:value-type="float" office:value="1121">
            <text:p>1121</text:p>
          </table:table-cell>
          <table:table-cell table:formula="of:=[.B1451]+[.D1451]-[.B1450]-[.D1450]" office:value-type="float" office:value="33">
            <text:p>33</text:p>
          </table:table-cell>
          <table:table-cell table:formula="of:=[.F1451]+[.H1451]-[.F1450]-[.H14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8737">
            <text:p>508737</text:p>
          </table:table-cell>
          <table:table-cell office:value-type="float" office:value="14012">
            <text:p>14012</text:p>
          </table:table-cell>
          <table:table-cell office:value-type="float" office:value="1054360">
            <text:p>1054360</text:p>
          </table:table-cell>
          <table:table-cell office:value-type="float" office:value="35051">
            <text:p>35051</text:p>
          </table:table-cell>
          <table:table-cell office:value-type="float" office:value="726148">
            <text:p>726148</text:p>
          </table:table-cell>
          <table:table-cell office:value-type="float" office:value="18146">
            <text:p>18146</text:p>
          </table:table-cell>
          <table:table-cell office:value-type="float" office:value="1413678">
            <text:p>1413678</text:p>
          </table:table-cell>
          <table:table-cell office:value-type="float" office:value="45074">
            <text:p>45074</text:p>
          </table:table-cell>
          <table:table-cell table:number-columns-repeated="2"/>
          <table:table-cell table:formula="of:=[.A1452]+[.C1452]-[.A1451]-[.C1451]" office:value-type="float" office:value="1121">
            <text:p>1121</text:p>
          </table:table-cell>
          <table:table-cell table:formula="of:=[.E1452]+[.G1452]-[.E1451]-[.G1451]" office:value-type="float" office:value="1165">
            <text:p>1165</text:p>
          </table:table-cell>
          <table:table-cell table:formula="of:=[.B1452]+[.D1452]-[.B1451]-[.D1451]" office:value-type="float" office:value="33">
            <text:p>33</text:p>
          </table:table-cell>
          <table:table-cell table:formula="of:=[.F1452]+[.H1452]-[.F1451]-[.H1451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509058">
            <text:p>509058</text:p>
          </table:table-cell>
          <table:table-cell office:value-type="float" office:value="14021">
            <text:p>14021</text:p>
          </table:table-cell>
          <table:table-cell office:value-type="float" office:value="1055160">
            <text:p>1055160</text:p>
          </table:table-cell>
          <table:table-cell office:value-type="float" office:value="35075">
            <text:p>35075</text:p>
          </table:table-cell>
          <table:table-cell office:value-type="float" office:value="726513">
            <text:p>726513</text:p>
          </table:table-cell>
          <table:table-cell office:value-type="float" office:value="18157">
            <text:p>18157</text:p>
          </table:table-cell>
          <table:table-cell office:value-type="float" office:value="1414478">
            <text:p>1414478</text:p>
          </table:table-cell>
          <table:table-cell office:value-type="float" office:value="45098">
            <text:p>45098</text:p>
          </table:table-cell>
          <table:table-cell table:number-columns-repeated="2"/>
          <table:table-cell table:formula="of:=[.A1453]+[.C1453]-[.A1452]-[.C1452]" office:value-type="float" office:value="1125">
            <text:p>1125</text:p>
          </table:table-cell>
          <table:table-cell table:formula="of:=[.E1453]+[.G1453]-[.E1452]-[.G1452]" office:value-type="float" office:value="1121">
            <text:p>1121</text:p>
          </table:table-cell>
          <table:table-cell table:formula="of:=[.B1453]+[.D1453]-[.B1452]-[.D1452]" office:value-type="float" office:value="33">
            <text:p>33</text:p>
          </table:table-cell>
          <table:table-cell table:formula="of:=[.F1453]+[.H1453]-[.F1452]-[.H14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9383">
            <text:p>509383</text:p>
          </table:table-cell>
          <table:table-cell office:value-type="float" office:value="14030">
            <text:p>14030</text:p>
          </table:table-cell>
          <table:table-cell office:value-type="float" office:value="1055960">
            <text:p>1055960</text:p>
          </table:table-cell>
          <table:table-cell office:value-type="float" office:value="35099">
            <text:p>35099</text:p>
          </table:table-cell>
          <table:table-cell office:value-type="float" office:value="726834">
            <text:p>726834</text:p>
          </table:table-cell>
          <table:table-cell office:value-type="float" office:value="18166">
            <text:p>18166</text:p>
          </table:table-cell>
          <table:table-cell office:value-type="float" office:value="1415278">
            <text:p>1415278</text:p>
          </table:table-cell>
          <table:table-cell office:value-type="float" office:value="45122">
            <text:p>45122</text:p>
          </table:table-cell>
          <table:table-cell table:number-columns-repeated="2"/>
          <table:table-cell table:formula="of:=[.A1454]+[.C1454]-[.A1453]-[.C1453]" office:value-type="float" office:value="1121">
            <text:p>1121</text:p>
          </table:table-cell>
          <table:table-cell table:formula="of:=[.E1454]+[.G1454]-[.E1453]-[.G1453]" office:value-type="float" office:value="1165">
            <text:p>1165</text:p>
          </table:table-cell>
          <table:table-cell table:formula="of:=[.B1454]+[.D1454]-[.B1453]-[.D1453]" office:value-type="float" office:value="33">
            <text:p>33</text:p>
          </table:table-cell>
          <table:table-cell table:formula="of:=[.F1454]+[.H1454]-[.F1453]-[.H1453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509704">
            <text:p>509704</text:p>
          </table:table-cell>
          <table:table-cell office:value-type="float" office:value="14039">
            <text:p>14039</text:p>
          </table:table-cell>
          <table:table-cell office:value-type="float" office:value="1056760">
            <text:p>1056760</text:p>
          </table:table-cell>
          <table:table-cell office:value-type="float" office:value="35123">
            <text:p>35123</text:p>
          </table:table-cell>
          <table:table-cell office:value-type="float" office:value="727199">
            <text:p>727199</text:p>
          </table:table-cell>
          <table:table-cell office:value-type="float" office:value="18177">
            <text:p>18177</text:p>
          </table:table-cell>
          <table:table-cell office:value-type="float" office:value="1416078">
            <text:p>1416078</text:p>
          </table:table-cell>
          <table:table-cell office:value-type="float" office:value="45146">
            <text:p>45146</text:p>
          </table:table-cell>
          <table:table-cell table:number-columns-repeated="2"/>
          <table:table-cell table:formula="of:=[.A1455]+[.C1455]-[.A1454]-[.C1454]" office:value-type="float" office:value="1125">
            <text:p>1125</text:p>
          </table:table-cell>
          <table:table-cell table:formula="of:=[.E1455]+[.G1455]-[.E1454]-[.G1454]" office:value-type="float" office:value="1121">
            <text:p>1121</text:p>
          </table:table-cell>
          <table:table-cell table:formula="of:=[.B1455]+[.D1455]-[.B1454]-[.D1454]" office:value-type="float" office:value="33">
            <text:p>33</text:p>
          </table:table-cell>
          <table:table-cell table:formula="of:=[.F1455]+[.H1455]-[.F1454]-[.H14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0029">
            <text:p>510029</text:p>
          </table:table-cell>
          <table:table-cell office:value-type="float" office:value="14048">
            <text:p>14048</text:p>
          </table:table-cell>
          <table:table-cell office:value-type="float" office:value="1057560">
            <text:p>1057560</text:p>
          </table:table-cell>
          <table:table-cell office:value-type="float" office:value="35147">
            <text:p>35147</text:p>
          </table:table-cell>
          <table:table-cell office:value-type="float" office:value="727520">
            <text:p>727520</text:p>
          </table:table-cell>
          <table:table-cell office:value-type="float" office:value="18186">
            <text:p>18186</text:p>
          </table:table-cell>
          <table:table-cell office:value-type="float" office:value="1416878">
            <text:p>1416878</text:p>
          </table:table-cell>
          <table:table-cell office:value-type="float" office:value="45170">
            <text:p>45170</text:p>
          </table:table-cell>
          <table:table-cell table:number-columns-repeated="2"/>
          <table:table-cell table:formula="of:=[.A1456]+[.C1456]-[.A1455]-[.C1455]" office:value-type="float" office:value="1121">
            <text:p>1121</text:p>
          </table:table-cell>
          <table:table-cell table:formula="of:=[.E1456]+[.G1456]-[.E1455]-[.G1455]" office:value-type="float" office:value="1265">
            <text:p>1265</text:p>
          </table:table-cell>
          <table:table-cell table:formula="of:=[.B1456]+[.D1456]-[.B1455]-[.D1455]" office:value-type="float" office:value="33">
            <text:p>33</text:p>
          </table:table-cell>
          <table:table-cell table:formula="of:=[.F1456]+[.H1456]-[.F1455]-[.H1455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10350">
            <text:p>510350</text:p>
          </table:table-cell>
          <table:table-cell office:value-type="float" office:value="14057">
            <text:p>14057</text:p>
          </table:table-cell>
          <table:table-cell office:value-type="float" office:value="1058360">
            <text:p>1058360</text:p>
          </table:table-cell>
          <table:table-cell office:value-type="float" office:value="35171">
            <text:p>35171</text:p>
          </table:table-cell>
          <table:table-cell office:value-type="float" office:value="727985">
            <text:p>727985</text:p>
          </table:table-cell>
          <table:table-cell office:value-type="float" office:value="18202">
            <text:p>18202</text:p>
          </table:table-cell>
          <table:table-cell office:value-type="float" office:value="1417678">
            <text:p>1417678</text:p>
          </table:table-cell>
          <table:table-cell office:value-type="float" office:value="45194">
            <text:p>45194</text:p>
          </table:table-cell>
          <table:table-cell table:number-columns-repeated="2"/>
          <table:table-cell table:formula="of:=[.A1457]+[.C1457]-[.A1456]-[.C1456]" office:value-type="float" office:value="1125">
            <text:p>1125</text:p>
          </table:table-cell>
          <table:table-cell table:formula="of:=[.E1457]+[.G1457]-[.E1456]-[.G1456]" office:value-type="float" office:value="1141">
            <text:p>1141</text:p>
          </table:table-cell>
          <table:table-cell table:formula="of:=[.B1457]+[.D1457]-[.B1456]-[.D1456]" office:value-type="float" office:value="33">
            <text:p>33</text:p>
          </table:table-cell>
          <table:table-cell table:formula="of:=[.F1457]+[.H1457]-[.F1456]-[.H1456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0675">
            <text:p>510675</text:p>
          </table:table-cell>
          <table:table-cell office:value-type="float" office:value="14066">
            <text:p>14066</text:p>
          </table:table-cell>
          <table:table-cell office:value-type="float" office:value="1059160">
            <text:p>1059160</text:p>
          </table:table-cell>
          <table:table-cell office:value-type="float" office:value="35195">
            <text:p>35195</text:p>
          </table:table-cell>
          <table:table-cell office:value-type="float" office:value="728326">
            <text:p>728326</text:p>
          </table:table-cell>
          <table:table-cell office:value-type="float" office:value="18212">
            <text:p>18212</text:p>
          </table:table-cell>
          <table:table-cell office:value-type="float" office:value="1418478">
            <text:p>1418478</text:p>
          </table:table-cell>
          <table:table-cell office:value-type="float" office:value="45218">
            <text:p>45218</text:p>
          </table:table-cell>
          <table:table-cell table:number-columns-repeated="2"/>
          <table:table-cell table:formula="of:=[.A1458]+[.C1458]-[.A1457]-[.C1457]" office:value-type="float" office:value="1121">
            <text:p>1121</text:p>
          </table:table-cell>
          <table:table-cell table:formula="of:=[.E1458]+[.G1458]-[.E1457]-[.G1457]" office:value-type="float" office:value="1125">
            <text:p>1125</text:p>
          </table:table-cell>
          <table:table-cell table:formula="of:=[.B1458]+[.D1458]-[.B1457]-[.D1457]" office:value-type="float" office:value="33">
            <text:p>33</text:p>
          </table:table-cell>
          <table:table-cell table:formula="of:=[.F1458]+[.H1458]-[.F1457]-[.H14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0996">
            <text:p>510996</text:p>
          </table:table-cell>
          <table:table-cell office:value-type="float" office:value="14075">
            <text:p>14075</text:p>
          </table:table-cell>
          <table:table-cell office:value-type="float" office:value="1059960">
            <text:p>1059960</text:p>
          </table:table-cell>
          <table:table-cell office:value-type="float" office:value="35219">
            <text:p>35219</text:p>
          </table:table-cell>
          <table:table-cell office:value-type="float" office:value="728651">
            <text:p>728651</text:p>
          </table:table-cell>
          <table:table-cell office:value-type="float" office:value="18221">
            <text:p>18221</text:p>
          </table:table-cell>
          <table:table-cell office:value-type="float" office:value="1419278">
            <text:p>1419278</text:p>
          </table:table-cell>
          <table:table-cell office:value-type="float" office:value="45242">
            <text:p>45242</text:p>
          </table:table-cell>
          <table:table-cell table:number-columns-repeated="2"/>
          <table:table-cell table:formula="of:=[.A1459]+[.C1459]-[.A1458]-[.C1458]" office:value-type="float" office:value="1125">
            <text:p>1125</text:p>
          </table:table-cell>
          <table:table-cell table:formula="of:=[.E1459]+[.G1459]-[.E1458]-[.G1458]" office:value-type="float" office:value="1281">
            <text:p>1281</text:p>
          </table:table-cell>
          <table:table-cell table:formula="of:=[.B1459]+[.D1459]-[.B1458]-[.D1458]" office:value-type="float" office:value="33">
            <text:p>33</text:p>
          </table:table-cell>
          <table:table-cell table:formula="of:=[.F1459]+[.H1459]-[.F1458]-[.H1458]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511321">
            <text:p>511321</text:p>
          </table:table-cell>
          <table:table-cell office:value-type="float" office:value="14084">
            <text:p>14084</text:p>
          </table:table-cell>
          <table:table-cell office:value-type="float" office:value="1060760">
            <text:p>1060760</text:p>
          </table:table-cell>
          <table:table-cell office:value-type="float" office:value="35243">
            <text:p>35243</text:p>
          </table:table-cell>
          <table:table-cell office:value-type="float" office:value="729132">
            <text:p>729132</text:p>
          </table:table-cell>
          <table:table-cell office:value-type="float" office:value="18238">
            <text:p>18238</text:p>
          </table:table-cell>
          <table:table-cell office:value-type="float" office:value="1420078">
            <text:p>1420078</text:p>
          </table:table-cell>
          <table:table-cell office:value-type="float" office:value="45266">
            <text:p>45266</text:p>
          </table:table-cell>
          <table:table-cell table:number-columns-repeated="2"/>
          <table:table-cell table:formula="of:=[.A1460]+[.C1460]-[.A1459]-[.C1459]" office:value-type="float" office:value="1121">
            <text:p>1121</text:p>
          </table:table-cell>
          <table:table-cell table:formula="of:=[.E1460]+[.G1460]-[.E1459]-[.G1459]" office:value-type="float" office:value="1145">
            <text:p>1145</text:p>
          </table:table-cell>
          <table:table-cell table:formula="of:=[.B1460]+[.D1460]-[.B1459]-[.D1459]" office:value-type="float" office:value="33">
            <text:p>33</text:p>
          </table:table-cell>
          <table:table-cell table:formula="of:=[.F1460]+[.H1460]-[.F1459]-[.H14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1642">
            <text:p>511642</text:p>
          </table:table-cell>
          <table:table-cell office:value-type="float" office:value="14093">
            <text:p>14093</text:p>
          </table:table-cell>
          <table:table-cell office:value-type="float" office:value="1061560">
            <text:p>1061560</text:p>
          </table:table-cell>
          <table:table-cell office:value-type="float" office:value="35267">
            <text:p>35267</text:p>
          </table:table-cell>
          <table:table-cell office:value-type="float" office:value="729477">
            <text:p>729477</text:p>
          </table:table-cell>
          <table:table-cell office:value-type="float" office:value="18248">
            <text:p>18248</text:p>
          </table:table-cell>
          <table:table-cell office:value-type="float" office:value="1420878">
            <text:p>1420878</text:p>
          </table:table-cell>
          <table:table-cell office:value-type="float" office:value="45290">
            <text:p>45290</text:p>
          </table:table-cell>
          <table:table-cell table:number-columns-repeated="2"/>
          <table:table-cell table:formula="of:=[.A1461]+[.C1461]-[.A1460]-[.C1460]" office:value-type="float" office:value="1125">
            <text:p>1125</text:p>
          </table:table-cell>
          <table:table-cell table:formula="of:=[.E1461]+[.G1461]-[.E1460]-[.G1460]" office:value-type="float" office:value="1261">
            <text:p>1261</text:p>
          </table:table-cell>
          <table:table-cell table:formula="of:=[.B1461]+[.D1461]-[.B1460]-[.D1460]" office:value-type="float" office:value="33">
            <text:p>33</text:p>
          </table:table-cell>
          <table:table-cell table:formula="of:=[.F1461]+[.H1461]-[.F1460]-[.H1460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11967">
            <text:p>511967</text:p>
          </table:table-cell>
          <table:table-cell office:value-type="float" office:value="14102">
            <text:p>14102</text:p>
          </table:table-cell>
          <table:table-cell office:value-type="float" office:value="1062360">
            <text:p>1062360</text:p>
          </table:table-cell>
          <table:table-cell office:value-type="float" office:value="35291">
            <text:p>35291</text:p>
          </table:table-cell>
          <table:table-cell office:value-type="float" office:value="729938">
            <text:p>729938</text:p>
          </table:table-cell>
          <table:table-cell office:value-type="float" office:value="18264">
            <text:p>18264</text:p>
          </table:table-cell>
          <table:table-cell office:value-type="float" office:value="1421678">
            <text:p>1421678</text:p>
          </table:table-cell>
          <table:table-cell office:value-type="float" office:value="45314">
            <text:p>45314</text:p>
          </table:table-cell>
          <table:table-cell table:number-columns-repeated="2"/>
          <table:table-cell table:formula="of:=[.A1462]+[.C1462]-[.A1461]-[.C1461]" office:value-type="float" office:value="1121">
            <text:p>1121</text:p>
          </table:table-cell>
          <table:table-cell table:formula="of:=[.E1462]+[.G1462]-[.E1461]-[.G1461]" office:value-type="float" office:value="1145">
            <text:p>1145</text:p>
          </table:table-cell>
          <table:table-cell table:formula="of:=[.B1462]+[.D1462]-[.B1461]-[.D1461]" office:value-type="float" office:value="33">
            <text:p>33</text:p>
          </table:table-cell>
          <table:table-cell table:formula="of:=[.F1462]+[.H1462]-[.F1461]-[.H1461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2288">
            <text:p>512288</text:p>
          </table:table-cell>
          <table:table-cell office:value-type="float" office:value="14111">
            <text:p>14111</text:p>
          </table:table-cell>
          <table:table-cell office:value-type="float" office:value="1063160">
            <text:p>1063160</text:p>
          </table:table-cell>
          <table:table-cell office:value-type="float" office:value="35315">
            <text:p>35315</text:p>
          </table:table-cell>
          <table:table-cell office:value-type="float" office:value="730283">
            <text:p>730283</text:p>
          </table:table-cell>
          <table:table-cell office:value-type="float" office:value="18274">
            <text:p>18274</text:p>
          </table:table-cell>
          <table:table-cell office:value-type="float" office:value="1422478">
            <text:p>1422478</text:p>
          </table:table-cell>
          <table:table-cell office:value-type="float" office:value="45338">
            <text:p>45338</text:p>
          </table:table-cell>
          <table:table-cell table:number-columns-repeated="2"/>
          <table:table-cell table:formula="of:=[.A1463]+[.C1463]-[.A1462]-[.C1462]" office:value-type="float" office:value="1125">
            <text:p>1125</text:p>
          </table:table-cell>
          <table:table-cell table:formula="of:=[.E1463]+[.G1463]-[.E1462]-[.G1462]" office:value-type="float" office:value="1121">
            <text:p>1121</text:p>
          </table:table-cell>
          <table:table-cell table:formula="of:=[.B1463]+[.D1463]-[.B1462]-[.D1462]" office:value-type="float" office:value="33">
            <text:p>33</text:p>
          </table:table-cell>
          <table:table-cell table:formula="of:=[.F1463]+[.H1463]-[.F1462]-[.H14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2613">
            <text:p>512613</text:p>
          </table:table-cell>
          <table:table-cell office:value-type="float" office:value="14120">
            <text:p>14120</text:p>
          </table:table-cell>
          <table:table-cell office:value-type="float" office:value="1063960">
            <text:p>1063960</text:p>
          </table:table-cell>
          <table:table-cell office:value-type="float" office:value="35339">
            <text:p>35339</text:p>
          </table:table-cell>
          <table:table-cell office:value-type="float" office:value="730604">
            <text:p>730604</text:p>
          </table:table-cell>
          <table:table-cell office:value-type="float" office:value="18283">
            <text:p>18283</text:p>
          </table:table-cell>
          <table:table-cell office:value-type="float" office:value="1423278">
            <text:p>1423278</text:p>
          </table:table-cell>
          <table:table-cell office:value-type="float" office:value="45362">
            <text:p>45362</text:p>
          </table:table-cell>
          <table:table-cell table:number-columns-repeated="2"/>
          <table:table-cell table:formula="of:=[.A1464]+[.C1464]-[.A1463]-[.C1463]" office:value-type="float" office:value="1121">
            <text:p>1121</text:p>
          </table:table-cell>
          <table:table-cell table:formula="of:=[.E1464]+[.G1464]-[.E1463]-[.G1463]" office:value-type="float" office:value="1125">
            <text:p>1125</text:p>
          </table:table-cell>
          <table:table-cell table:formula="of:=[.B1464]+[.D1464]-[.B1463]-[.D1463]" office:value-type="float" office:value="33">
            <text:p>33</text:p>
          </table:table-cell>
          <table:table-cell table:formula="of:=[.F1464]+[.H1464]-[.F1463]-[.H14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2934">
            <text:p>512934</text:p>
          </table:table-cell>
          <table:table-cell office:value-type="float" office:value="14129">
            <text:p>14129</text:p>
          </table:table-cell>
          <table:table-cell office:value-type="float" office:value="1064760">
            <text:p>1064760</text:p>
          </table:table-cell>
          <table:table-cell office:value-type="float" office:value="35363">
            <text:p>35363</text:p>
          </table:table-cell>
          <table:table-cell office:value-type="float" office:value="730929">
            <text:p>730929</text:p>
          </table:table-cell>
          <table:table-cell office:value-type="float" office:value="18292">
            <text:p>18292</text:p>
          </table:table-cell>
          <table:table-cell office:value-type="float" office:value="1424078">
            <text:p>1424078</text:p>
          </table:table-cell>
          <table:table-cell office:value-type="float" office:value="45386">
            <text:p>45386</text:p>
          </table:table-cell>
          <table:table-cell table:number-columns-repeated="2"/>
          <table:table-cell table:formula="of:=[.A1465]+[.C1465]-[.A1464]-[.C1464]" office:value-type="float" office:value="1125">
            <text:p>1125</text:p>
          </table:table-cell>
          <table:table-cell table:formula="of:=[.E1465]+[.G1465]-[.E1464]-[.G1464]" office:value-type="float" office:value="1121">
            <text:p>1121</text:p>
          </table:table-cell>
          <table:table-cell table:formula="of:=[.B1465]+[.D1465]-[.B1464]-[.D1464]" office:value-type="float" office:value="33">
            <text:p>33</text:p>
          </table:table-cell>
          <table:table-cell table:formula="of:=[.F1465]+[.H1465]-[.F1464]-[.H14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3259">
            <text:p>513259</text:p>
          </table:table-cell>
          <table:table-cell office:value-type="float" office:value="14138">
            <text:p>14138</text:p>
          </table:table-cell>
          <table:table-cell office:value-type="float" office:value="1065560">
            <text:p>1065560</text:p>
          </table:table-cell>
          <table:table-cell office:value-type="float" office:value="35387">
            <text:p>35387</text:p>
          </table:table-cell>
          <table:table-cell office:value-type="float" office:value="731250">
            <text:p>731250</text:p>
          </table:table-cell>
          <table:table-cell office:value-type="float" office:value="18301">
            <text:p>18301</text:p>
          </table:table-cell>
          <table:table-cell office:value-type="float" office:value="1424878">
            <text:p>1424878</text:p>
          </table:table-cell>
          <table:table-cell office:value-type="float" office:value="45410">
            <text:p>45410</text:p>
          </table:table-cell>
          <table:table-cell table:number-columns-repeated="2"/>
          <table:table-cell table:formula="of:=[.A1466]+[.C1466]-[.A1465]-[.C1465]" office:value-type="float" office:value="1121">
            <text:p>1121</text:p>
          </table:table-cell>
          <table:table-cell table:formula="of:=[.E1466]+[.G1466]-[.E1465]-[.G1465]" office:value-type="float" office:value="1165">
            <text:p>1165</text:p>
          </table:table-cell>
          <table:table-cell table:formula="of:=[.B1466]+[.D1466]-[.B1465]-[.D1465]" office:value-type="float" office:value="33">
            <text:p>33</text:p>
          </table:table-cell>
          <table:table-cell table:formula="of:=[.F1466]+[.H1466]-[.F1465]-[.H1465]"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513580">
            <text:p>513580</text:p>
          </table:table-cell>
          <table:table-cell office:value-type="float" office:value="14147">
            <text:p>14147</text:p>
          </table:table-cell>
          <table:table-cell office:value-type="float" office:value="1066360">
            <text:p>1066360</text:p>
          </table:table-cell>
          <table:table-cell office:value-type="float" office:value="35411">
            <text:p>35411</text:p>
          </table:table-cell>
          <table:table-cell office:value-type="float" office:value="731615">
            <text:p>731615</text:p>
          </table:table-cell>
          <table:table-cell office:value-type="float" office:value="18312">
            <text:p>18312</text:p>
          </table:table-cell>
          <table:table-cell office:value-type="float" office:value="1425678">
            <text:p>1425678</text:p>
          </table:table-cell>
          <table:table-cell office:value-type="float" office:value="45434">
            <text:p>45434</text:p>
          </table:table-cell>
          <table:table-cell table:number-columns-repeated="2"/>
          <table:table-cell table:formula="of:=[.A1467]+[.C1467]-[.A1466]-[.C1466]" office:value-type="float" office:value="1125">
            <text:p>1125</text:p>
          </table:table-cell>
          <table:table-cell table:formula="of:=[.E1467]+[.G1467]-[.E1466]-[.G1466]" office:value-type="float" office:value="1121">
            <text:p>1121</text:p>
          </table:table-cell>
          <table:table-cell table:formula="of:=[.B1467]+[.D1467]-[.B1466]-[.D1466]" office:value-type="float" office:value="33">
            <text:p>33</text:p>
          </table:table-cell>
          <table:table-cell table:formula="of:=[.F1467]+[.H1467]-[.F1466]-[.H14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3905">
            <text:p>513905</text:p>
          </table:table-cell>
          <table:table-cell office:value-type="float" office:value="14156">
            <text:p>14156</text:p>
          </table:table-cell>
          <table:table-cell office:value-type="float" office:value="1067160">
            <text:p>1067160</text:p>
          </table:table-cell>
          <table:table-cell office:value-type="float" office:value="35435">
            <text:p>35435</text:p>
          </table:table-cell>
          <table:table-cell office:value-type="float" office:value="731936">
            <text:p>731936</text:p>
          </table:table-cell>
          <table:table-cell office:value-type="float" office:value="18321">
            <text:p>18321</text:p>
          </table:table-cell>
          <table:table-cell office:value-type="float" office:value="1426478">
            <text:p>1426478</text:p>
          </table:table-cell>
          <table:table-cell office:value-type="float" office:value="45458">
            <text:p>45458</text:p>
          </table:table-cell>
          <table:table-cell table:number-columns-repeated="2"/>
          <table:table-cell table:formula="of:=[.A1468]+[.C1468]-[.A1467]-[.C1467]" office:value-type="float" office:value="1121">
            <text:p>1121</text:p>
          </table:table-cell>
          <table:table-cell table:formula="of:=[.E1468]+[.G1468]-[.E1467]-[.G1467]" office:value-type="float" office:value="1125">
            <text:p>1125</text:p>
          </table:table-cell>
          <table:table-cell table:formula="of:=[.B1468]+[.D1468]-[.B1467]-[.D1467]" office:value-type="float" office:value="33">
            <text:p>33</text:p>
          </table:table-cell>
          <table:table-cell table:formula="of:=[.F1468]+[.H1468]-[.F1467]-[.H14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4226">
            <text:p>514226</text:p>
          </table:table-cell>
          <table:table-cell office:value-type="float" office:value="14165">
            <text:p>14165</text:p>
          </table:table-cell>
          <table:table-cell office:value-type="float" office:value="1067960">
            <text:p>1067960</text:p>
          </table:table-cell>
          <table:table-cell office:value-type="float" office:value="35459">
            <text:p>35459</text:p>
          </table:table-cell>
          <table:table-cell office:value-type="float" office:value="732261">
            <text:p>732261</text:p>
          </table:table-cell>
          <table:table-cell office:value-type="float" office:value="18330">
            <text:p>18330</text:p>
          </table:table-cell>
          <table:table-cell office:value-type="float" office:value="1427278">
            <text:p>1427278</text:p>
          </table:table-cell>
          <table:table-cell office:value-type="float" office:value="45482">
            <text:p>45482</text:p>
          </table:table-cell>
          <table:table-cell table:number-columns-repeated="2"/>
          <table:table-cell table:formula="of:=[.A1469]+[.C1469]-[.A1468]-[.C1468]" office:value-type="float" office:value="1125">
            <text:p>1125</text:p>
          </table:table-cell>
          <table:table-cell table:formula="of:=[.E1469]+[.G1469]-[.E1468]-[.G1468]" office:value-type="float" office:value="1141">
            <text:p>1141</text:p>
          </table:table-cell>
          <table:table-cell table:formula="of:=[.B1469]+[.D1469]-[.B1468]-[.D1468]" office:value-type="float" office:value="33">
            <text:p>33</text:p>
          </table:table-cell>
          <table:table-cell table:formula="of:=[.F1469]+[.H1469]-[.F1468]-[.H146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4551">
            <text:p>514551</text:p>
          </table:table-cell>
          <table:table-cell office:value-type="float" office:value="14174">
            <text:p>14174</text:p>
          </table:table-cell>
          <table:table-cell office:value-type="float" office:value="1068760">
            <text:p>1068760</text:p>
          </table:table-cell>
          <table:table-cell office:value-type="float" office:value="35483">
            <text:p>35483</text:p>
          </table:table-cell>
          <table:table-cell office:value-type="float" office:value="732602">
            <text:p>732602</text:p>
          </table:table-cell>
          <table:table-cell office:value-type="float" office:value="18340">
            <text:p>18340</text:p>
          </table:table-cell>
          <table:table-cell office:value-type="float" office:value="1428078">
            <text:p>1428078</text:p>
          </table:table-cell>
          <table:table-cell office:value-type="float" office:value="45506">
            <text:p>45506</text:p>
          </table:table-cell>
          <table:table-cell table:number-columns-repeated="2"/>
          <table:table-cell table:formula="of:=[.A1470]+[.C1470]-[.A1469]-[.C1469]" office:value-type="float" office:value="1121">
            <text:p>1121</text:p>
          </table:table-cell>
          <table:table-cell table:formula="of:=[.E1470]+[.G1470]-[.E1469]-[.G1469]" office:value-type="float" office:value="1125">
            <text:p>1125</text:p>
          </table:table-cell>
          <table:table-cell table:formula="of:=[.B1470]+[.D1470]-[.B1469]-[.D1469]" office:value-type="float" office:value="33">
            <text:p>33</text:p>
          </table:table-cell>
          <table:table-cell table:formula="of:=[.F1470]+[.H1470]-[.F1469]-[.H14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4872">
            <text:p>514872</text:p>
          </table:table-cell>
          <table:table-cell office:value-type="float" office:value="14183">
            <text:p>14183</text:p>
          </table:table-cell>
          <table:table-cell office:value-type="float" office:value="1069560">
            <text:p>1069560</text:p>
          </table:table-cell>
          <table:table-cell office:value-type="float" office:value="35507">
            <text:p>35507</text:p>
          </table:table-cell>
          <table:table-cell office:value-type="float" office:value="732927">
            <text:p>732927</text:p>
          </table:table-cell>
          <table:table-cell office:value-type="float" office:value="18349">
            <text:p>18349</text:p>
          </table:table-cell>
          <table:table-cell office:value-type="float" office:value="1428878">
            <text:p>1428878</text:p>
          </table:table-cell>
          <table:table-cell office:value-type="float" office:value="45530">
            <text:p>45530</text:p>
          </table:table-cell>
          <table:table-cell table:number-columns-repeated="2"/>
          <table:table-cell table:formula="of:=[.A1471]+[.C1471]-[.A1470]-[.C1470]" office:value-type="float" office:value="1125">
            <text:p>1125</text:p>
          </table:table-cell>
          <table:table-cell table:formula="of:=[.E1471]+[.G1471]-[.E1470]-[.G1470]" office:value-type="float" office:value="1121">
            <text:p>1121</text:p>
          </table:table-cell>
          <table:table-cell table:formula="of:=[.B1471]+[.D1471]-[.B1470]-[.D1470]" office:value-type="float" office:value="33">
            <text:p>33</text:p>
          </table:table-cell>
          <table:table-cell table:formula="of:=[.F1471]+[.H1471]-[.F1470]-[.H14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5197">
            <text:p>515197</text:p>
          </table:table-cell>
          <table:table-cell office:value-type="float" office:value="14192">
            <text:p>14192</text:p>
          </table:table-cell>
          <table:table-cell office:value-type="float" office:value="1070360">
            <text:p>1070360</text:p>
          </table:table-cell>
          <table:table-cell office:value-type="float" office:value="35531">
            <text:p>35531</text:p>
          </table:table-cell>
          <table:table-cell office:value-type="float" office:value="733248">
            <text:p>733248</text:p>
          </table:table-cell>
          <table:table-cell office:value-type="float" office:value="18358">
            <text:p>18358</text:p>
          </table:table-cell>
          <table:table-cell office:value-type="float" office:value="1429678">
            <text:p>1429678</text:p>
          </table:table-cell>
          <table:table-cell office:value-type="float" office:value="45554">
            <text:p>45554</text:p>
          </table:table-cell>
          <table:table-cell table:number-columns-repeated="2"/>
          <table:table-cell table:formula="of:=[.A1472]+[.C1472]-[.A1471]-[.C1471]" office:value-type="float" office:value="1121">
            <text:p>1121</text:p>
          </table:table-cell>
          <table:table-cell table:formula="of:=[.E1472]+[.G1472]-[.E1471]-[.G1471]" office:value-type="float" office:value="1225">
            <text:p>1225</text:p>
          </table:table-cell>
          <table:table-cell table:formula="of:=[.B1472]+[.D1472]-[.B1471]-[.D1471]" office:value-type="float" office:value="33">
            <text:p>33</text:p>
          </table:table-cell>
          <table:table-cell table:formula="of:=[.F1472]+[.H1472]-[.F1471]-[.H1471]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15518">
            <text:p>515518</text:p>
          </table:table-cell>
          <table:table-cell office:value-type="float" office:value="14201">
            <text:p>14201</text:p>
          </table:table-cell>
          <table:table-cell office:value-type="float" office:value="1071160">
            <text:p>1071160</text:p>
          </table:table-cell>
          <table:table-cell office:value-type="float" office:value="35555">
            <text:p>35555</text:p>
          </table:table-cell>
          <table:table-cell office:value-type="float" office:value="733673">
            <text:p>733673</text:p>
          </table:table-cell>
          <table:table-cell office:value-type="float" office:value="18372">
            <text:p>18372</text:p>
          </table:table-cell>
          <table:table-cell office:value-type="float" office:value="1430478">
            <text:p>1430478</text:p>
          </table:table-cell>
          <table:table-cell office:value-type="float" office:value="45578">
            <text:p>45578</text:p>
          </table:table-cell>
          <table:table-cell table:number-columns-repeated="2"/>
          <table:table-cell table:formula="of:=[.A1473]+[.C1473]-[.A1472]-[.C1472]" office:value-type="float" office:value="1125">
            <text:p>1125</text:p>
          </table:table-cell>
          <table:table-cell table:formula="of:=[.E1473]+[.G1473]-[.E1472]-[.G1472]" office:value-type="float" office:value="1181">
            <text:p>1181</text:p>
          </table:table-cell>
          <table:table-cell table:formula="of:=[.B1473]+[.D1473]-[.B1472]-[.D1472]" office:value-type="float" office:value="33">
            <text:p>33</text:p>
          </table:table-cell>
          <table:table-cell table:formula="of:=[.F1473]+[.H1473]-[.F1472]-[.H1472]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515843">
            <text:p>515843</text:p>
          </table:table-cell>
          <table:table-cell office:value-type="float" office:value="14210">
            <text:p>14210</text:p>
          </table:table-cell>
          <table:table-cell office:value-type="float" office:value="1071960">
            <text:p>1071960</text:p>
          </table:table-cell>
          <table:table-cell office:value-type="float" office:value="35579">
            <text:p>35579</text:p>
          </table:table-cell>
          <table:table-cell office:value-type="float" office:value="734054">
            <text:p>734054</text:p>
          </table:table-cell>
          <table:table-cell office:value-type="float" office:value="18384">
            <text:p>18384</text:p>
          </table:table-cell>
          <table:table-cell office:value-type="float" office:value="1431278">
            <text:p>1431278</text:p>
          </table:table-cell>
          <table:table-cell office:value-type="float" office:value="45602">
            <text:p>45602</text:p>
          </table:table-cell>
          <table:table-cell table:number-columns-repeated="2"/>
          <table:table-cell table:formula="of:=[.A1474]+[.C1474]-[.A1473]-[.C1473]" office:value-type="float" office:value="1121">
            <text:p>1121</text:p>
          </table:table-cell>
          <table:table-cell table:formula="of:=[.E1474]+[.G1474]-[.E1473]-[.G1473]" office:value-type="float" office:value="1205">
            <text:p>1205</text:p>
          </table:table-cell>
          <table:table-cell table:formula="of:=[.B1474]+[.D1474]-[.B1473]-[.D1473]" office:value-type="float" office:value="33">
            <text:p>33</text:p>
          </table:table-cell>
          <table:table-cell table:formula="of:=[.F1474]+[.H1474]-[.F1473]-[.H1473]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16164">
            <text:p>516164</text:p>
          </table:table-cell>
          <table:table-cell office:value-type="float" office:value="14219">
            <text:p>14219</text:p>
          </table:table-cell>
          <table:table-cell office:value-type="float" office:value="1072760">
            <text:p>1072760</text:p>
          </table:table-cell>
          <table:table-cell office:value-type="float" office:value="35603">
            <text:p>35603</text:p>
          </table:table-cell>
          <table:table-cell office:value-type="float" office:value="734459">
            <text:p>734459</text:p>
          </table:table-cell>
          <table:table-cell office:value-type="float" office:value="18397">
            <text:p>18397</text:p>
          </table:table-cell>
          <table:table-cell office:value-type="float" office:value="1432078">
            <text:p>1432078</text:p>
          </table:table-cell>
          <table:table-cell office:value-type="float" office:value="45626">
            <text:p>45626</text:p>
          </table:table-cell>
          <table:table-cell table:number-columns-repeated="2"/>
          <table:table-cell table:formula="of:=[.A1475]+[.C1475]-[.A1474]-[.C1474]" office:value-type="float" office:value="1125">
            <text:p>1125</text:p>
          </table:table-cell>
          <table:table-cell table:formula="of:=[.E1475]+[.G1475]-[.E1474]-[.G1474]" office:value-type="float" office:value="1141">
            <text:p>1141</text:p>
          </table:table-cell>
          <table:table-cell table:formula="of:=[.B1475]+[.D1475]-[.B1474]-[.D1474]" office:value-type="float" office:value="33">
            <text:p>33</text:p>
          </table:table-cell>
          <table:table-cell table:formula="of:=[.F1475]+[.H1475]-[.F1474]-[.H147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6489">
            <text:p>516489</text:p>
          </table:table-cell>
          <table:table-cell office:value-type="float" office:value="14228">
            <text:p>14228</text:p>
          </table:table-cell>
          <table:table-cell office:value-type="float" office:value="1073560">
            <text:p>1073560</text:p>
          </table:table-cell>
          <table:table-cell office:value-type="float" office:value="35627">
            <text:p>35627</text:p>
          </table:table-cell>
          <table:table-cell office:value-type="float" office:value="734800">
            <text:p>734800</text:p>
          </table:table-cell>
          <table:table-cell office:value-type="float" office:value="18407">
            <text:p>18407</text:p>
          </table:table-cell>
          <table:table-cell office:value-type="float" office:value="1432878">
            <text:p>1432878</text:p>
          </table:table-cell>
          <table:table-cell office:value-type="float" office:value="45650">
            <text:p>45650</text:p>
          </table:table-cell>
          <table:table-cell table:number-columns-repeated="2"/>
          <table:table-cell table:formula="of:=[.A1476]+[.C1476]-[.A1475]-[.C1475]" office:value-type="float" office:value="1121">
            <text:p>1121</text:p>
          </table:table-cell>
          <table:table-cell table:formula="of:=[.E1476]+[.G1476]-[.E1475]-[.G1475]" office:value-type="float" office:value="1125">
            <text:p>1125</text:p>
          </table:table-cell>
          <table:table-cell table:formula="of:=[.B1476]+[.D1476]-[.B1475]-[.D1475]" office:value-type="float" office:value="33">
            <text:p>33</text:p>
          </table:table-cell>
          <table:table-cell table:formula="of:=[.F1476]+[.H1476]-[.F1475]-[.H14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6810">
            <text:p>516810</text:p>
          </table:table-cell>
          <table:table-cell office:value-type="float" office:value="14237">
            <text:p>14237</text:p>
          </table:table-cell>
          <table:table-cell office:value-type="float" office:value="1074360">
            <text:p>1074360</text:p>
          </table:table-cell>
          <table:table-cell office:value-type="float" office:value="35651">
            <text:p>35651</text:p>
          </table:table-cell>
          <table:table-cell office:value-type="float" office:value="735125">
            <text:p>735125</text:p>
          </table:table-cell>
          <table:table-cell office:value-type="float" office:value="18416">
            <text:p>18416</text:p>
          </table:table-cell>
          <table:table-cell office:value-type="float" office:value="1433678">
            <text:p>1433678</text:p>
          </table:table-cell>
          <table:table-cell office:value-type="float" office:value="45674">
            <text:p>45674</text:p>
          </table:table-cell>
          <table:table-cell table:number-columns-repeated="2"/>
          <table:table-cell table:formula="of:=[.A1477]+[.C1477]-[.A1476]-[.C1476]" office:value-type="float" office:value="1125">
            <text:p>1125</text:p>
          </table:table-cell>
          <table:table-cell table:formula="of:=[.E1477]+[.G1477]-[.E1476]-[.G1476]" office:value-type="float" office:value="1121">
            <text:p>1121</text:p>
          </table:table-cell>
          <table:table-cell table:formula="of:=[.B1477]+[.D1477]-[.B1476]-[.D1476]" office:value-type="float" office:value="33">
            <text:p>33</text:p>
          </table:table-cell>
          <table:table-cell table:formula="of:=[.F1477]+[.H1477]-[.F1476]-[.H14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7135">
            <text:p>517135</text:p>
          </table:table-cell>
          <table:table-cell office:value-type="float" office:value="14246">
            <text:p>14246</text:p>
          </table:table-cell>
          <table:table-cell office:value-type="float" office:value="1075160">
            <text:p>1075160</text:p>
          </table:table-cell>
          <table:table-cell office:value-type="float" office:value="35675">
            <text:p>35675</text:p>
          </table:table-cell>
          <table:table-cell office:value-type="float" office:value="735446">
            <text:p>735446</text:p>
          </table:table-cell>
          <table:table-cell office:value-type="float" office:value="18425">
            <text:p>18425</text:p>
          </table:table-cell>
          <table:table-cell office:value-type="float" office:value="1434478">
            <text:p>1434478</text:p>
          </table:table-cell>
          <table:table-cell office:value-type="float" office:value="45698">
            <text:p>45698</text:p>
          </table:table-cell>
          <table:table-cell table:number-columns-repeated="2"/>
          <table:table-cell table:formula="of:=[.A1478]+[.C1478]-[.A1477]-[.C1477]" office:value-type="float" office:value="1121">
            <text:p>1121</text:p>
          </table:table-cell>
          <table:table-cell table:formula="of:=[.E1478]+[.G1478]-[.E1477]-[.G1477]" office:value-type="float" office:value="1125">
            <text:p>1125</text:p>
          </table:table-cell>
          <table:table-cell table:formula="of:=[.B1478]+[.D1478]-[.B1477]-[.D1477]" office:value-type="float" office:value="33">
            <text:p>33</text:p>
          </table:table-cell>
          <table:table-cell table:formula="of:=[.F1478]+[.H1478]-[.F1477]-[.H14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7456">
            <text:p>517456</text:p>
          </table:table-cell>
          <table:table-cell office:value-type="float" office:value="14255">
            <text:p>14255</text:p>
          </table:table-cell>
          <table:table-cell office:value-type="float" office:value="1075960">
            <text:p>1075960</text:p>
          </table:table-cell>
          <table:table-cell office:value-type="float" office:value="35699">
            <text:p>35699</text:p>
          </table:table-cell>
          <table:table-cell office:value-type="float" office:value="735771">
            <text:p>735771</text:p>
          </table:table-cell>
          <table:table-cell office:value-type="float" office:value="18434">
            <text:p>18434</text:p>
          </table:table-cell>
          <table:table-cell office:value-type="float" office:value="1435278">
            <text:p>1435278</text:p>
          </table:table-cell>
          <table:table-cell office:value-type="float" office:value="45722">
            <text:p>45722</text:p>
          </table:table-cell>
          <table:table-cell table:number-columns-repeated="2"/>
          <table:table-cell table:formula="of:=[.A1479]+[.C1479]-[.A1478]-[.C1478]" office:value-type="float" office:value="1125">
            <text:p>1125</text:p>
          </table:table-cell>
          <table:table-cell table:formula="of:=[.E1479]+[.G1479]-[.E1478]-[.G1478]" office:value-type="float" office:value="1141">
            <text:p>1141</text:p>
          </table:table-cell>
          <table:table-cell table:formula="of:=[.B1479]+[.D1479]-[.B1478]-[.D1478]" office:value-type="float" office:value="33">
            <text:p>33</text:p>
          </table:table-cell>
          <table:table-cell table:formula="of:=[.F1479]+[.H1479]-[.F1478]-[.H1478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7781">
            <text:p>517781</text:p>
          </table:table-cell>
          <table:table-cell office:value-type="float" office:value="14264">
            <text:p>14264</text:p>
          </table:table-cell>
          <table:table-cell office:value-type="float" office:value="1076760">
            <text:p>1076760</text:p>
          </table:table-cell>
          <table:table-cell office:value-type="float" office:value="35723">
            <text:p>35723</text:p>
          </table:table-cell>
          <table:table-cell office:value-type="float" office:value="736112">
            <text:p>736112</text:p>
          </table:table-cell>
          <table:table-cell office:value-type="float" office:value="18444">
            <text:p>18444</text:p>
          </table:table-cell>
          <table:table-cell office:value-type="float" office:value="1436078">
            <text:p>1436078</text:p>
          </table:table-cell>
          <table:table-cell office:value-type="float" office:value="45746">
            <text:p>45746</text:p>
          </table:table-cell>
          <table:table-cell table:number-columns-repeated="2"/>
          <table:table-cell table:formula="of:=[.A1480]+[.C1480]-[.A1479]-[.C1479]" office:value-type="float" office:value="1121">
            <text:p>1121</text:p>
          </table:table-cell>
          <table:table-cell table:formula="of:=[.E1480]+[.G1480]-[.E1479]-[.G1479]" office:value-type="float" office:value="1125">
            <text:p>1125</text:p>
          </table:table-cell>
          <table:table-cell table:formula="of:=[.B1480]+[.D1480]-[.B1479]-[.D1479]" office:value-type="float" office:value="33">
            <text:p>33</text:p>
          </table:table-cell>
          <table:table-cell table:formula="of:=[.F1480]+[.H1480]-[.F1479]-[.H14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8102">
            <text:p>518102</text:p>
          </table:table-cell>
          <table:table-cell office:value-type="float" office:value="14273">
            <text:p>14273</text:p>
          </table:table-cell>
          <table:table-cell office:value-type="float" office:value="1077560">
            <text:p>1077560</text:p>
          </table:table-cell>
          <table:table-cell office:value-type="float" office:value="35747">
            <text:p>35747</text:p>
          </table:table-cell>
          <table:table-cell office:value-type="float" office:value="736437">
            <text:p>736437</text:p>
          </table:table-cell>
          <table:table-cell office:value-type="float" office:value="18453">
            <text:p>18453</text:p>
          </table:table-cell>
          <table:table-cell office:value-type="float" office:value="1436878">
            <text:p>1436878</text:p>
          </table:table-cell>
          <table:table-cell office:value-type="float" office:value="45770">
            <text:p>45770</text:p>
          </table:table-cell>
          <table:table-cell table:number-columns-repeated="2"/>
          <table:table-cell table:formula="of:=[.A1481]+[.C1481]-[.A1480]-[.C1480]" office:value-type="float" office:value="1125">
            <text:p>1125</text:p>
          </table:table-cell>
          <table:table-cell table:formula="of:=[.E1481]+[.G1481]-[.E1480]-[.G1480]" office:value-type="float" office:value="1121">
            <text:p>1121</text:p>
          </table:table-cell>
          <table:table-cell table:formula="of:=[.B1481]+[.D1481]-[.B1480]-[.D1480]" office:value-type="float" office:value="33">
            <text:p>33</text:p>
          </table:table-cell>
          <table:table-cell table:formula="of:=[.F1481]+[.H1481]-[.F1480]-[.H14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8427">
            <text:p>518427</text:p>
          </table:table-cell>
          <table:table-cell office:value-type="float" office:value="14282">
            <text:p>14282</text:p>
          </table:table-cell>
          <table:table-cell office:value-type="float" office:value="1078360">
            <text:p>1078360</text:p>
          </table:table-cell>
          <table:table-cell office:value-type="float" office:value="35771">
            <text:p>35771</text:p>
          </table:table-cell>
          <table:table-cell office:value-type="float" office:value="736758">
            <text:p>736758</text:p>
          </table:table-cell>
          <table:table-cell office:value-type="float" office:value="18462">
            <text:p>18462</text:p>
          </table:table-cell>
          <table:table-cell office:value-type="float" office:value="1437678">
            <text:p>1437678</text:p>
          </table:table-cell>
          <table:table-cell office:value-type="float" office:value="45794">
            <text:p>45794</text:p>
          </table:table-cell>
          <table:table-cell table:number-columns-repeated="2"/>
          <table:table-cell table:formula="of:=[.A1482]+[.C1482]-[.A1481]-[.C1481]" office:value-type="float" office:value="1121">
            <text:p>1121</text:p>
          </table:table-cell>
          <table:table-cell table:formula="of:=[.E1482]+[.G1482]-[.E1481]-[.G1481]" office:value-type="float" office:value="1125">
            <text:p>1125</text:p>
          </table:table-cell>
          <table:table-cell table:formula="of:=[.B1482]+[.D1482]-[.B1481]-[.D1481]" office:value-type="float" office:value="33">
            <text:p>33</text:p>
          </table:table-cell>
          <table:table-cell table:formula="of:=[.F1482]+[.H1482]-[.F1481]-[.H14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8748">
            <text:p>518748</text:p>
          </table:table-cell>
          <table:table-cell office:value-type="float" office:value="14291">
            <text:p>14291</text:p>
          </table:table-cell>
          <table:table-cell office:value-type="float" office:value="1079160">
            <text:p>1079160</text:p>
          </table:table-cell>
          <table:table-cell office:value-type="float" office:value="35795">
            <text:p>35795</text:p>
          </table:table-cell>
          <table:table-cell office:value-type="float" office:value="737083">
            <text:p>737083</text:p>
          </table:table-cell>
          <table:table-cell office:value-type="float" office:value="18471">
            <text:p>18471</text:p>
          </table:table-cell>
          <table:table-cell office:value-type="float" office:value="1438478">
            <text:p>1438478</text:p>
          </table:table-cell>
          <table:table-cell office:value-type="float" office:value="45818">
            <text:p>45818</text:p>
          </table:table-cell>
          <table:table-cell table:number-columns-repeated="2"/>
          <table:table-cell table:formula="of:=[.A1483]+[.C1483]-[.A1482]-[.C1482]" office:value-type="float" office:value="1125">
            <text:p>1125</text:p>
          </table:table-cell>
          <table:table-cell table:formula="of:=[.E1483]+[.G1483]-[.E1482]-[.G1482]" office:value-type="float" office:value="1121">
            <text:p>1121</text:p>
          </table:table-cell>
          <table:table-cell table:formula="of:=[.B1483]+[.D1483]-[.B1482]-[.D1482]" office:value-type="float" office:value="33">
            <text:p>33</text:p>
          </table:table-cell>
          <table:table-cell table:formula="of:=[.F1483]+[.H1483]-[.F1482]-[.H14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9073">
            <text:p>519073</text:p>
          </table:table-cell>
          <table:table-cell office:value-type="float" office:value="14300">
            <text:p>14300</text:p>
          </table:table-cell>
          <table:table-cell office:value-type="float" office:value="1079960">
            <text:p>1079960</text:p>
          </table:table-cell>
          <table:table-cell office:value-type="float" office:value="35819">
            <text:p>35819</text:p>
          </table:table-cell>
          <table:table-cell office:value-type="float" office:value="737404">
            <text:p>737404</text:p>
          </table:table-cell>
          <table:table-cell office:value-type="float" office:value="18480">
            <text:p>18480</text:p>
          </table:table-cell>
          <table:table-cell office:value-type="float" office:value="1439278">
            <text:p>1439278</text:p>
          </table:table-cell>
          <table:table-cell office:value-type="float" office:value="45842">
            <text:p>45842</text:p>
          </table:table-cell>
          <table:table-cell table:number-columns-repeated="2"/>
          <table:table-cell table:formula="of:=[.A1484]+[.C1484]-[.A1483]-[.C1483]" office:value-type="float" office:value="1121">
            <text:p>1121</text:p>
          </table:table-cell>
          <table:table-cell table:formula="of:=[.E1484]+[.G1484]-[.E1483]-[.G1483]" office:value-type="float" office:value="1145">
            <text:p>1145</text:p>
          </table:table-cell>
          <table:table-cell table:formula="of:=[.B1484]+[.D1484]-[.B1483]-[.D1483]" office:value-type="float" office:value="33">
            <text:p>33</text:p>
          </table:table-cell>
          <table:table-cell table:formula="of:=[.F1484]+[.H1484]-[.F1483]-[.H1483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19394">
            <text:p>519394</text:p>
          </table:table-cell>
          <table:table-cell office:value-type="float" office:value="14309">
            <text:p>14309</text:p>
          </table:table-cell>
          <table:table-cell office:value-type="float" office:value="1080760">
            <text:p>1080760</text:p>
          </table:table-cell>
          <table:table-cell office:value-type="float" office:value="35843">
            <text:p>35843</text:p>
          </table:table-cell>
          <table:table-cell office:value-type="float" office:value="737749">
            <text:p>737749</text:p>
          </table:table-cell>
          <table:table-cell office:value-type="float" office:value="18490">
            <text:p>18490</text:p>
          </table:table-cell>
          <table:table-cell office:value-type="float" office:value="1440078">
            <text:p>1440078</text:p>
          </table:table-cell>
          <table:table-cell office:value-type="float" office:value="45866">
            <text:p>45866</text:p>
          </table:table-cell>
          <table:table-cell table:number-columns-repeated="2"/>
          <table:table-cell table:formula="of:=[.A1485]+[.C1485]-[.A1484]-[.C1484]" office:value-type="float" office:value="1125">
            <text:p>1125</text:p>
          </table:table-cell>
          <table:table-cell table:formula="of:=[.E1485]+[.G1485]-[.E1484]-[.G1484]" office:value-type="float" office:value="1121">
            <text:p>1121</text:p>
          </table:table-cell>
          <table:table-cell table:formula="of:=[.B1485]+[.D1485]-[.B1484]-[.D1484]" office:value-type="float" office:value="33">
            <text:p>33</text:p>
          </table:table-cell>
          <table:table-cell table:formula="of:=[.F1485]+[.H1485]-[.F1484]-[.H148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19719">
            <text:p>519719</text:p>
          </table:table-cell>
          <table:table-cell office:value-type="float" office:value="14318">
            <text:p>14318</text:p>
          </table:table-cell>
          <table:table-cell office:value-type="float" office:value="1081560">
            <text:p>1081560</text:p>
          </table:table-cell>
          <table:table-cell office:value-type="float" office:value="35867">
            <text:p>35867</text:p>
          </table:table-cell>
          <table:table-cell office:value-type="float" office:value="738070">
            <text:p>738070</text:p>
          </table:table-cell>
          <table:table-cell office:value-type="float" office:value="18499">
            <text:p>18499</text:p>
          </table:table-cell>
          <table:table-cell office:value-type="float" office:value="1440878">
            <text:p>1440878</text:p>
          </table:table-cell>
          <table:table-cell office:value-type="float" office:value="45890">
            <text:p>45890</text:p>
          </table:table-cell>
          <table:table-cell table:number-columns-repeated="2"/>
          <table:table-cell table:formula="of:=[.A1486]+[.C1486]-[.A1485]-[.C1485]" office:value-type="float" office:value="1121">
            <text:p>1121</text:p>
          </table:table-cell>
          <table:table-cell table:formula="of:=[.E1486]+[.G1486]-[.E1485]-[.G1485]" office:value-type="float" office:value="1125">
            <text:p>1125</text:p>
          </table:table-cell>
          <table:table-cell table:formula="of:=[.B1486]+[.D1486]-[.B1485]-[.D1485]" office:value-type="float" office:value="33">
            <text:p>33</text:p>
          </table:table-cell>
          <table:table-cell table:formula="of:=[.F1486]+[.H1486]-[.F1485]-[.H14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0040">
            <text:p>520040</text:p>
          </table:table-cell>
          <table:table-cell office:value-type="float" office:value="14327">
            <text:p>14327</text:p>
          </table:table-cell>
          <table:table-cell office:value-type="float" office:value="1082360">
            <text:p>1082360</text:p>
          </table:table-cell>
          <table:table-cell office:value-type="float" office:value="35891">
            <text:p>35891</text:p>
          </table:table-cell>
          <table:table-cell office:value-type="float" office:value="738395">
            <text:p>738395</text:p>
          </table:table-cell>
          <table:table-cell office:value-type="float" office:value="18508">
            <text:p>18508</text:p>
          </table:table-cell>
          <table:table-cell office:value-type="float" office:value="1441678">
            <text:p>1441678</text:p>
          </table:table-cell>
          <table:table-cell office:value-type="float" office:value="45914">
            <text:p>45914</text:p>
          </table:table-cell>
          <table:table-cell table:number-columns-repeated="2"/>
          <table:table-cell table:formula="of:=[.A1487]+[.C1487]-[.A1486]-[.C1486]" office:value-type="float" office:value="1125">
            <text:p>1125</text:p>
          </table:table-cell>
          <table:table-cell table:formula="of:=[.E1487]+[.G1487]-[.E1486]-[.G1486]" office:value-type="float" office:value="1121">
            <text:p>1121</text:p>
          </table:table-cell>
          <table:table-cell table:formula="of:=[.B1487]+[.D1487]-[.B1486]-[.D1486]" office:value-type="float" office:value="33">
            <text:p>33</text:p>
          </table:table-cell>
          <table:table-cell table:formula="of:=[.F1487]+[.H1487]-[.F1486]-[.H14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0365">
            <text:p>520365</text:p>
          </table:table-cell>
          <table:table-cell office:value-type="float" office:value="14336">
            <text:p>14336</text:p>
          </table:table-cell>
          <table:table-cell office:value-type="float" office:value="1083160">
            <text:p>1083160</text:p>
          </table:table-cell>
          <table:table-cell office:value-type="float" office:value="35915">
            <text:p>35915</text:p>
          </table:table-cell>
          <table:table-cell office:value-type="float" office:value="738716">
            <text:p>738716</text:p>
          </table:table-cell>
          <table:table-cell office:value-type="float" office:value="18517">
            <text:p>18517</text:p>
          </table:table-cell>
          <table:table-cell office:value-type="float" office:value="1442478">
            <text:p>1442478</text:p>
          </table:table-cell>
          <table:table-cell office:value-type="float" office:value="45938">
            <text:p>45938</text:p>
          </table:table-cell>
          <table:table-cell table:number-columns-repeated="2"/>
          <table:table-cell table:formula="of:=[.A1488]+[.C1488]-[.A1487]-[.C1487]" office:value-type="float" office:value="1121">
            <text:p>1121</text:p>
          </table:table-cell>
          <table:table-cell table:formula="of:=[.E1488]+[.G1488]-[.E1487]-[.G1487]" office:value-type="float" office:value="1145">
            <text:p>1145</text:p>
          </table:table-cell>
          <table:table-cell table:formula="of:=[.B1488]+[.D1488]-[.B1487]-[.D1487]" office:value-type="float" office:value="33">
            <text:p>33</text:p>
          </table:table-cell>
          <table:table-cell table:formula="of:=[.F1488]+[.H1488]-[.F1487]-[.H148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0686">
            <text:p>520686</text:p>
          </table:table-cell>
          <table:table-cell office:value-type="float" office:value="14345">
            <text:p>14345</text:p>
          </table:table-cell>
          <table:table-cell office:value-type="float" office:value="1083960">
            <text:p>1083960</text:p>
          </table:table-cell>
          <table:table-cell office:value-type="float" office:value="35939">
            <text:p>35939</text:p>
          </table:table-cell>
          <table:table-cell office:value-type="float" office:value="739061">
            <text:p>739061</text:p>
          </table:table-cell>
          <table:table-cell office:value-type="float" office:value="18527">
            <text:p>18527</text:p>
          </table:table-cell>
          <table:table-cell office:value-type="float" office:value="1443278">
            <text:p>1443278</text:p>
          </table:table-cell>
          <table:table-cell office:value-type="float" office:value="45962">
            <text:p>45962</text:p>
          </table:table-cell>
          <table:table-cell table:number-columns-repeated="2"/>
          <table:table-cell table:formula="of:=[.A1489]+[.C1489]-[.A1488]-[.C1488]" office:value-type="float" office:value="1125">
            <text:p>1125</text:p>
          </table:table-cell>
          <table:table-cell table:formula="of:=[.E1489]+[.G1489]-[.E1488]-[.G1488]" office:value-type="float" office:value="1121">
            <text:p>1121</text:p>
          </table:table-cell>
          <table:table-cell table:formula="of:=[.B1489]+[.D1489]-[.B1488]-[.D1488]" office:value-type="float" office:value="33">
            <text:p>33</text:p>
          </table:table-cell>
          <table:table-cell table:formula="of:=[.F1489]+[.H1489]-[.F1488]-[.H14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1011">
            <text:p>521011</text:p>
          </table:table-cell>
          <table:table-cell office:value-type="float" office:value="14354">
            <text:p>14354</text:p>
          </table:table-cell>
          <table:table-cell office:value-type="float" office:value="1084760">
            <text:p>1084760</text:p>
          </table:table-cell>
          <table:table-cell office:value-type="float" office:value="35963">
            <text:p>35963</text:p>
          </table:table-cell>
          <table:table-cell office:value-type="float" office:value="739382">
            <text:p>739382</text:p>
          </table:table-cell>
          <table:table-cell office:value-type="float" office:value="18536">
            <text:p>18536</text:p>
          </table:table-cell>
          <table:table-cell office:value-type="float" office:value="1444078">
            <text:p>1444078</text:p>
          </table:table-cell>
          <table:table-cell office:value-type="float" office:value="45986">
            <text:p>45986</text:p>
          </table:table-cell>
          <table:table-cell table:number-columns-repeated="2"/>
          <table:table-cell table:formula="of:=[.A1490]+[.C1490]-[.A1489]-[.C1489]" office:value-type="float" office:value="1121">
            <text:p>1121</text:p>
          </table:table-cell>
          <table:table-cell table:formula="of:=[.E1490]+[.G1490]-[.E1489]-[.G1489]" office:value-type="float" office:value="1125">
            <text:p>1125</text:p>
          </table:table-cell>
          <table:table-cell table:formula="of:=[.B1490]+[.D1490]-[.B1489]-[.D1489]" office:value-type="float" office:value="33">
            <text:p>33</text:p>
          </table:table-cell>
          <table:table-cell table:formula="of:=[.F1490]+[.H1490]-[.F1489]-[.H148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1332">
            <text:p>521332</text:p>
          </table:table-cell>
          <table:table-cell office:value-type="float" office:value="14363">
            <text:p>14363</text:p>
          </table:table-cell>
          <table:table-cell office:value-type="float" office:value="1085560">
            <text:p>1085560</text:p>
          </table:table-cell>
          <table:table-cell office:value-type="float" office:value="35987">
            <text:p>35987</text:p>
          </table:table-cell>
          <table:table-cell office:value-type="float" office:value="739707">
            <text:p>739707</text:p>
          </table:table-cell>
          <table:table-cell office:value-type="float" office:value="18545">
            <text:p>18545</text:p>
          </table:table-cell>
          <table:table-cell office:value-type="float" office:value="1444878">
            <text:p>1444878</text:p>
          </table:table-cell>
          <table:table-cell office:value-type="float" office:value="46010">
            <text:p>46010</text:p>
          </table:table-cell>
          <table:table-cell table:number-columns-repeated="2"/>
          <table:table-cell table:formula="of:=[.A1491]+[.C1491]-[.A1490]-[.C1490]" office:value-type="float" office:value="1125">
            <text:p>1125</text:p>
          </table:table-cell>
          <table:table-cell table:formula="of:=[.E1491]+[.G1491]-[.E1490]-[.G1490]" office:value-type="float" office:value="1121">
            <text:p>1121</text:p>
          </table:table-cell>
          <table:table-cell table:formula="of:=[.B1491]+[.D1491]-[.B1490]-[.D1490]" office:value-type="float" office:value="33">
            <text:p>33</text:p>
          </table:table-cell>
          <table:table-cell table:formula="of:=[.F1491]+[.H1491]-[.F1490]-[.H14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1657">
            <text:p>521657</text:p>
          </table:table-cell>
          <table:table-cell office:value-type="float" office:value="14372">
            <text:p>14372</text:p>
          </table:table-cell>
          <table:table-cell office:value-type="float" office:value="1086360">
            <text:p>1086360</text:p>
          </table:table-cell>
          <table:table-cell office:value-type="float" office:value="36011">
            <text:p>36011</text:p>
          </table:table-cell>
          <table:table-cell office:value-type="float" office:value="740028">
            <text:p>740028</text:p>
          </table:table-cell>
          <table:table-cell office:value-type="float" office:value="18554">
            <text:p>18554</text:p>
          </table:table-cell>
          <table:table-cell office:value-type="float" office:value="1445678">
            <text:p>1445678</text:p>
          </table:table-cell>
          <table:table-cell office:value-type="float" office:value="46034">
            <text:p>46034</text:p>
          </table:table-cell>
          <table:table-cell table:number-columns-repeated="2"/>
          <table:table-cell table:formula="of:=[.A1492]+[.C1492]-[.A1491]-[.C1491]" office:value-type="float" office:value="1121">
            <text:p>1121</text:p>
          </table:table-cell>
          <table:table-cell table:formula="of:=[.E1492]+[.G1492]-[.E1491]-[.G1491]" office:value-type="float" office:value="1125">
            <text:p>1125</text:p>
          </table:table-cell>
          <table:table-cell table:formula="of:=[.B1492]+[.D1492]-[.B1491]-[.D1491]" office:value-type="float" office:value="33">
            <text:p>33</text:p>
          </table:table-cell>
          <table:table-cell table:formula="of:=[.F1492]+[.H1492]-[.F1491]-[.H14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1978">
            <text:p>521978</text:p>
          </table:table-cell>
          <table:table-cell office:value-type="float" office:value="14381">
            <text:p>14381</text:p>
          </table:table-cell>
          <table:table-cell office:value-type="float" office:value="1087160">
            <text:p>1087160</text:p>
          </table:table-cell>
          <table:table-cell office:value-type="float" office:value="36035">
            <text:p>36035</text:p>
          </table:table-cell>
          <table:table-cell office:value-type="float" office:value="740353">
            <text:p>740353</text:p>
          </table:table-cell>
          <table:table-cell office:value-type="float" office:value="18563">
            <text:p>18563</text:p>
          </table:table-cell>
          <table:table-cell office:value-type="float" office:value="1446478">
            <text:p>1446478</text:p>
          </table:table-cell>
          <table:table-cell office:value-type="float" office:value="46058">
            <text:p>46058</text:p>
          </table:table-cell>
          <table:table-cell table:number-columns-repeated="2"/>
          <table:table-cell table:formula="of:=[.A1493]+[.C1493]-[.A1492]-[.C1492]" office:value-type="float" office:value="1125">
            <text:p>1125</text:p>
          </table:table-cell>
          <table:table-cell table:formula="of:=[.E1493]+[.G1493]-[.E1492]-[.G1492]" office:value-type="float" office:value="1141">
            <text:p>1141</text:p>
          </table:table-cell>
          <table:table-cell table:formula="of:=[.B1493]+[.D1493]-[.B1492]-[.D1492]" office:value-type="float" office:value="33">
            <text:p>33</text:p>
          </table:table-cell>
          <table:table-cell table:formula="of:=[.F1493]+[.H1493]-[.F1492]-[.H149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2303">
            <text:p>522303</text:p>
          </table:table-cell>
          <table:table-cell office:value-type="float" office:value="14390">
            <text:p>14390</text:p>
          </table:table-cell>
          <table:table-cell office:value-type="float" office:value="1087960">
            <text:p>1087960</text:p>
          </table:table-cell>
          <table:table-cell office:value-type="float" office:value="36059">
            <text:p>36059</text:p>
          </table:table-cell>
          <table:table-cell office:value-type="float" office:value="740694">
            <text:p>740694</text:p>
          </table:table-cell>
          <table:table-cell office:value-type="float" office:value="18573">
            <text:p>18573</text:p>
          </table:table-cell>
          <table:table-cell office:value-type="float" office:value="1447278">
            <text:p>1447278</text:p>
          </table:table-cell>
          <table:table-cell office:value-type="float" office:value="46082">
            <text:p>46082</text:p>
          </table:table-cell>
          <table:table-cell table:number-columns-repeated="2"/>
          <table:table-cell table:formula="of:=[.A1494]+[.C1494]-[.A1493]-[.C1493]" office:value-type="float" office:value="1121">
            <text:p>1121</text:p>
          </table:table-cell>
          <table:table-cell table:formula="of:=[.E1494]+[.G1494]-[.E1493]-[.G1493]" office:value-type="float" office:value="1125">
            <text:p>1125</text:p>
          </table:table-cell>
          <table:table-cell table:formula="of:=[.B1494]+[.D1494]-[.B1493]-[.D1493]" office:value-type="float" office:value="33">
            <text:p>33</text:p>
          </table:table-cell>
          <table:table-cell table:formula="of:=[.F1494]+[.H1494]-[.F1493]-[.H14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2624">
            <text:p>522624</text:p>
          </table:table-cell>
          <table:table-cell office:value-type="float" office:value="14399">
            <text:p>14399</text:p>
          </table:table-cell>
          <table:table-cell office:value-type="float" office:value="1088760">
            <text:p>1088760</text:p>
          </table:table-cell>
          <table:table-cell office:value-type="float" office:value="36083">
            <text:p>36083</text:p>
          </table:table-cell>
          <table:table-cell office:value-type="float" office:value="741019">
            <text:p>741019</text:p>
          </table:table-cell>
          <table:table-cell office:value-type="float" office:value="18582">
            <text:p>18582</text:p>
          </table:table-cell>
          <table:table-cell office:value-type="float" office:value="1448078">
            <text:p>1448078</text:p>
          </table:table-cell>
          <table:table-cell office:value-type="float" office:value="46106">
            <text:p>46106</text:p>
          </table:table-cell>
          <table:table-cell table:number-columns-repeated="2"/>
          <table:table-cell table:formula="of:=[.A1495]+[.C1495]-[.A1494]-[.C1494]" office:value-type="float" office:value="1125">
            <text:p>1125</text:p>
          </table:table-cell>
          <table:table-cell table:formula="of:=[.E1495]+[.G1495]-[.E1494]-[.G1494]" office:value-type="float" office:value="1121">
            <text:p>1121</text:p>
          </table:table-cell>
          <table:table-cell table:formula="of:=[.B1495]+[.D1495]-[.B1494]-[.D1494]" office:value-type="float" office:value="33">
            <text:p>33</text:p>
          </table:table-cell>
          <table:table-cell table:formula="of:=[.F1495]+[.H1495]-[.F1494]-[.H14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2949">
            <text:p>522949</text:p>
          </table:table-cell>
          <table:table-cell office:value-type="float" office:value="14408">
            <text:p>14408</text:p>
          </table:table-cell>
          <table:table-cell office:value-type="float" office:value="1089560">
            <text:p>1089560</text:p>
          </table:table-cell>
          <table:table-cell office:value-type="float" office:value="36107">
            <text:p>36107</text:p>
          </table:table-cell>
          <table:table-cell office:value-type="float" office:value="741340">
            <text:p>741340</text:p>
          </table:table-cell>
          <table:table-cell office:value-type="float" office:value="18591">
            <text:p>18591</text:p>
          </table:table-cell>
          <table:table-cell office:value-type="float" office:value="1448878">
            <text:p>1448878</text:p>
          </table:table-cell>
          <table:table-cell office:value-type="float" office:value="46130">
            <text:p>46130</text:p>
          </table:table-cell>
          <table:table-cell table:number-columns-repeated="2"/>
          <table:table-cell table:formula="of:=[.A1496]+[.C1496]-[.A1495]-[.C1495]" office:value-type="float" office:value="1121">
            <text:p>1121</text:p>
          </table:table-cell>
          <table:table-cell table:formula="of:=[.E1496]+[.G1496]-[.E1495]-[.G1495]" office:value-type="float" office:value="1125">
            <text:p>1125</text:p>
          </table:table-cell>
          <table:table-cell table:formula="of:=[.B1496]+[.D1496]-[.B1495]-[.D1495]" office:value-type="float" office:value="33">
            <text:p>33</text:p>
          </table:table-cell>
          <table:table-cell table:formula="of:=[.F1496]+[.H1496]-[.F1495]-[.H14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3270">
            <text:p>523270</text:p>
          </table:table-cell>
          <table:table-cell office:value-type="float" office:value="14417">
            <text:p>14417</text:p>
          </table:table-cell>
          <table:table-cell office:value-type="float" office:value="1090360">
            <text:p>1090360</text:p>
          </table:table-cell>
          <table:table-cell office:value-type="float" office:value="36131">
            <text:p>36131</text:p>
          </table:table-cell>
          <table:table-cell office:value-type="float" office:value="741665">
            <text:p>741665</text:p>
          </table:table-cell>
          <table:table-cell office:value-type="float" office:value="18600">
            <text:p>18600</text:p>
          </table:table-cell>
          <table:table-cell office:value-type="float" office:value="1449678">
            <text:p>1449678</text:p>
          </table:table-cell>
          <table:table-cell office:value-type="float" office:value="46154">
            <text:p>46154</text:p>
          </table:table-cell>
          <table:table-cell table:number-columns-repeated="2"/>
          <table:table-cell table:formula="of:=[.A1497]+[.C1497]-[.A1496]-[.C1496]" office:value-type="float" office:value="1125">
            <text:p>1125</text:p>
          </table:table-cell>
          <table:table-cell table:formula="of:=[.E1497]+[.G1497]-[.E1496]-[.G1496]" office:value-type="float" office:value="1121">
            <text:p>1121</text:p>
          </table:table-cell>
          <table:table-cell table:formula="of:=[.B1497]+[.D1497]-[.B1496]-[.D1496]" office:value-type="float" office:value="33">
            <text:p>33</text:p>
          </table:table-cell>
          <table:table-cell table:formula="of:=[.F1497]+[.H1497]-[.F1496]-[.H14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3595">
            <text:p>523595</text:p>
          </table:table-cell>
          <table:table-cell office:value-type="float" office:value="14426">
            <text:p>14426</text:p>
          </table:table-cell>
          <table:table-cell office:value-type="float" office:value="1091160">
            <text:p>1091160</text:p>
          </table:table-cell>
          <table:table-cell office:value-type="float" office:value="36155">
            <text:p>36155</text:p>
          </table:table-cell>
          <table:table-cell office:value-type="float" office:value="741986">
            <text:p>741986</text:p>
          </table:table-cell>
          <table:table-cell office:value-type="float" office:value="18609">
            <text:p>18609</text:p>
          </table:table-cell>
          <table:table-cell office:value-type="float" office:value="1450478">
            <text:p>1450478</text:p>
          </table:table-cell>
          <table:table-cell office:value-type="float" office:value="46178">
            <text:p>46178</text:p>
          </table:table-cell>
          <table:table-cell table:number-columns-repeated="2"/>
          <table:table-cell table:formula="of:=[.A1498]+[.C1498]-[.A1497]-[.C1497]" office:value-type="float" office:value="1121">
            <text:p>1121</text:p>
          </table:table-cell>
          <table:table-cell table:formula="of:=[.E1498]+[.G1498]-[.E1497]-[.G1497]" office:value-type="float" office:value="1145">
            <text:p>1145</text:p>
          </table:table-cell>
          <table:table-cell table:formula="of:=[.B1498]+[.D1498]-[.B1497]-[.D1497]" office:value-type="float" office:value="33">
            <text:p>33</text:p>
          </table:table-cell>
          <table:table-cell table:formula="of:=[.F1498]+[.H1498]-[.F1497]-[.H1497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3916">
            <text:p>523916</text:p>
          </table:table-cell>
          <table:table-cell office:value-type="float" office:value="14435">
            <text:p>14435</text:p>
          </table:table-cell>
          <table:table-cell office:value-type="float" office:value="1091960">
            <text:p>1091960</text:p>
          </table:table-cell>
          <table:table-cell office:value-type="float" office:value="36179">
            <text:p>36179</text:p>
          </table:table-cell>
          <table:table-cell office:value-type="float" office:value="742331">
            <text:p>742331</text:p>
          </table:table-cell>
          <table:table-cell office:value-type="float" office:value="18619">
            <text:p>18619</text:p>
          </table:table-cell>
          <table:table-cell office:value-type="float" office:value="1451278">
            <text:p>1451278</text:p>
          </table:table-cell>
          <table:table-cell office:value-type="float" office:value="46202">
            <text:p>46202</text:p>
          </table:table-cell>
          <table:table-cell table:number-columns-repeated="2"/>
          <table:table-cell table:formula="of:=[.A1499]+[.C1499]-[.A1498]-[.C1498]" office:value-type="float" office:value="1125">
            <text:p>1125</text:p>
          </table:table-cell>
          <table:table-cell table:formula="of:=[.E1499]+[.G1499]-[.E1498]-[.G1498]" office:value-type="float" office:value="1121">
            <text:p>1121</text:p>
          </table:table-cell>
          <table:table-cell table:formula="of:=[.B1499]+[.D1499]-[.B1498]-[.D1498]" office:value-type="float" office:value="33">
            <text:p>33</text:p>
          </table:table-cell>
          <table:table-cell table:formula="of:=[.F1499]+[.H1499]-[.F1498]-[.H14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4241">
            <text:p>524241</text:p>
          </table:table-cell>
          <table:table-cell office:value-type="float" office:value="14444">
            <text:p>14444</text:p>
          </table:table-cell>
          <table:table-cell office:value-type="float" office:value="1092760">
            <text:p>1092760</text:p>
          </table:table-cell>
          <table:table-cell office:value-type="float" office:value="36203">
            <text:p>36203</text:p>
          </table:table-cell>
          <table:table-cell office:value-type="float" office:value="742652">
            <text:p>742652</text:p>
          </table:table-cell>
          <table:table-cell office:value-type="float" office:value="18628">
            <text:p>18628</text:p>
          </table:table-cell>
          <table:table-cell office:value-type="float" office:value="1452078">
            <text:p>1452078</text:p>
          </table:table-cell>
          <table:table-cell office:value-type="float" office:value="46226">
            <text:p>46226</text:p>
          </table:table-cell>
          <table:table-cell table:number-columns-repeated="2"/>
          <table:table-cell table:formula="of:=[.A1500]+[.C1500]-[.A1499]-[.C1499]" office:value-type="float" office:value="1121">
            <text:p>1121</text:p>
          </table:table-cell>
          <table:table-cell table:formula="of:=[.E1500]+[.G1500]-[.E1499]-[.G1499]" office:value-type="float" office:value="1125">
            <text:p>1125</text:p>
          </table:table-cell>
          <table:table-cell table:formula="of:=[.B1500]+[.D1500]-[.B1499]-[.D1499]" office:value-type="float" office:value="33">
            <text:p>33</text:p>
          </table:table-cell>
          <table:table-cell table:formula="of:=[.F1500]+[.H1500]-[.F1499]-[.H14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4562">
            <text:p>524562</text:p>
          </table:table-cell>
          <table:table-cell office:value-type="float" office:value="14453">
            <text:p>14453</text:p>
          </table:table-cell>
          <table:table-cell office:value-type="float" office:value="1093560">
            <text:p>1093560</text:p>
          </table:table-cell>
          <table:table-cell office:value-type="float" office:value="36227">
            <text:p>36227</text:p>
          </table:table-cell>
          <table:table-cell office:value-type="float" office:value="742977">
            <text:p>742977</text:p>
          </table:table-cell>
          <table:table-cell office:value-type="float" office:value="18637">
            <text:p>18637</text:p>
          </table:table-cell>
          <table:table-cell office:value-type="float" office:value="1452878">
            <text:p>1452878</text:p>
          </table:table-cell>
          <table:table-cell office:value-type="float" office:value="46250">
            <text:p>46250</text:p>
          </table:table-cell>
          <table:table-cell table:number-columns-repeated="2"/>
          <table:table-cell table:formula="of:=[.A1501]+[.C1501]-[.A1500]-[.C1500]" office:value-type="float" office:value="1125">
            <text:p>1125</text:p>
          </table:table-cell>
          <table:table-cell table:formula="of:=[.E1501]+[.G1501]-[.E1500]-[.G1500]" office:value-type="float" office:value="1121">
            <text:p>1121</text:p>
          </table:table-cell>
          <table:table-cell table:formula="of:=[.B1501]+[.D1501]-[.B1500]-[.D1500]" office:value-type="float" office:value="33">
            <text:p>33</text:p>
          </table:table-cell>
          <table:table-cell table:formula="of:=[.F1501]+[.H1501]-[.F1500]-[.H15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4887">
            <text:p>524887</text:p>
          </table:table-cell>
          <table:table-cell office:value-type="float" office:value="14462">
            <text:p>14462</text:p>
          </table:table-cell>
          <table:table-cell office:value-type="float" office:value="1094360">
            <text:p>1094360</text:p>
          </table:table-cell>
          <table:table-cell office:value-type="float" office:value="36251">
            <text:p>36251</text:p>
          </table:table-cell>
          <table:table-cell office:value-type="float" office:value="743298">
            <text:p>743298</text:p>
          </table:table-cell>
          <table:table-cell office:value-type="float" office:value="18646">
            <text:p>18646</text:p>
          </table:table-cell>
          <table:table-cell office:value-type="float" office:value="1453678">
            <text:p>1453678</text:p>
          </table:table-cell>
          <table:table-cell office:value-type="float" office:value="46274">
            <text:p>46274</text:p>
          </table:table-cell>
          <table:table-cell table:number-columns-repeated="2"/>
          <table:table-cell table:formula="of:=[.A1502]+[.C1502]-[.A1501]-[.C1501]" office:value-type="float" office:value="1121">
            <text:p>1121</text:p>
          </table:table-cell>
          <table:table-cell table:formula="of:=[.E1502]+[.G1502]-[.E1501]-[.G1501]" office:value-type="float" office:value="1125">
            <text:p>1125</text:p>
          </table:table-cell>
          <table:table-cell table:formula="of:=[.B1502]+[.D1502]-[.B1501]-[.D1501]" office:value-type="float" office:value="33">
            <text:p>33</text:p>
          </table:table-cell>
          <table:table-cell table:formula="of:=[.F1502]+[.H1502]-[.F1501]-[.H15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5208">
            <text:p>525208</text:p>
          </table:table-cell>
          <table:table-cell office:value-type="float" office:value="14471">
            <text:p>14471</text:p>
          </table:table-cell>
          <table:table-cell office:value-type="float" office:value="1095160">
            <text:p>1095160</text:p>
          </table:table-cell>
          <table:table-cell office:value-type="float" office:value="36275">
            <text:p>36275</text:p>
          </table:table-cell>
          <table:table-cell office:value-type="float" office:value="743623">
            <text:p>743623</text:p>
          </table:table-cell>
          <table:table-cell office:value-type="float" office:value="18655">
            <text:p>18655</text:p>
          </table:table-cell>
          <table:table-cell office:value-type="float" office:value="1454478">
            <text:p>1454478</text:p>
          </table:table-cell>
          <table:table-cell office:value-type="float" office:value="46298">
            <text:p>46298</text:p>
          </table:table-cell>
          <table:table-cell table:number-columns-repeated="2"/>
          <table:table-cell table:formula="of:=[.A1503]+[.C1503]-[.A1502]-[.C1502]" office:value-type="float" office:value="1125">
            <text:p>1125</text:p>
          </table:table-cell>
          <table:table-cell table:formula="of:=[.E1503]+[.G1503]-[.E1502]-[.G1502]" office:value-type="float" office:value="1141">
            <text:p>1141</text:p>
          </table:table-cell>
          <table:table-cell table:formula="of:=[.B1503]+[.D1503]-[.B1502]-[.D1502]" office:value-type="float" office:value="33">
            <text:p>33</text:p>
          </table:table-cell>
          <table:table-cell table:formula="of:=[.F1503]+[.H1503]-[.F1502]-[.H1502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5533">
            <text:p>525533</text:p>
          </table:table-cell>
          <table:table-cell office:value-type="float" office:value="14480">
            <text:p>14480</text:p>
          </table:table-cell>
          <table:table-cell office:value-type="float" office:value="1095960">
            <text:p>1095960</text:p>
          </table:table-cell>
          <table:table-cell office:value-type="float" office:value="36299">
            <text:p>36299</text:p>
          </table:table-cell>
          <table:table-cell office:value-type="float" office:value="743964">
            <text:p>743964</text:p>
          </table:table-cell>
          <table:table-cell office:value-type="float" office:value="18665">
            <text:p>18665</text:p>
          </table:table-cell>
          <table:table-cell office:value-type="float" office:value="1455278">
            <text:p>1455278</text:p>
          </table:table-cell>
          <table:table-cell office:value-type="float" office:value="46322">
            <text:p>46322</text:p>
          </table:table-cell>
          <table:table-cell table:number-columns-repeated="2"/>
          <table:table-cell table:formula="of:=[.A1504]+[.C1504]-[.A1503]-[.C1503]" office:value-type="float" office:value="1121">
            <text:p>1121</text:p>
          </table:table-cell>
          <table:table-cell table:formula="of:=[.E1504]+[.G1504]-[.E1503]-[.G1503]" office:value-type="float" office:value="1125">
            <text:p>1125</text:p>
          </table:table-cell>
          <table:table-cell table:formula="of:=[.B1504]+[.D1504]-[.B1503]-[.D1503]" office:value-type="float" office:value="33">
            <text:p>33</text:p>
          </table:table-cell>
          <table:table-cell table:formula="of:=[.F1504]+[.H1504]-[.F1503]-[.H15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5854">
            <text:p>525854</text:p>
          </table:table-cell>
          <table:table-cell office:value-type="float" office:value="14489">
            <text:p>14489</text:p>
          </table:table-cell>
          <table:table-cell office:value-type="float" office:value="1096760">
            <text:p>1096760</text:p>
          </table:table-cell>
          <table:table-cell office:value-type="float" office:value="36323">
            <text:p>36323</text:p>
          </table:table-cell>
          <table:table-cell office:value-type="float" office:value="744289">
            <text:p>744289</text:p>
          </table:table-cell>
          <table:table-cell office:value-type="float" office:value="18674">
            <text:p>18674</text:p>
          </table:table-cell>
          <table:table-cell office:value-type="float" office:value="1456078">
            <text:p>1456078</text:p>
          </table:table-cell>
          <table:table-cell office:value-type="float" office:value="46346">
            <text:p>46346</text:p>
          </table:table-cell>
          <table:table-cell table:number-columns-repeated="2"/>
          <table:table-cell table:formula="of:=[.A1505]+[.C1505]-[.A1504]-[.C1504]" office:value-type="float" office:value="1125">
            <text:p>1125</text:p>
          </table:table-cell>
          <table:table-cell table:formula="of:=[.E1505]+[.G1505]-[.E1504]-[.G1504]" office:value-type="float" office:value="1141">
            <text:p>1141</text:p>
          </table:table-cell>
          <table:table-cell table:formula="of:=[.B1505]+[.D1505]-[.B1504]-[.D1504]" office:value-type="float" office:value="33">
            <text:p>33</text:p>
          </table:table-cell>
          <table:table-cell table:formula="of:=[.F1505]+[.H1505]-[.F1504]-[.H1504]"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526179">
            <text:p>526179</text:p>
          </table:table-cell>
          <table:table-cell office:value-type="float" office:value="14498">
            <text:p>14498</text:p>
          </table:table-cell>
          <table:table-cell office:value-type="float" office:value="1097560">
            <text:p>1097560</text:p>
          </table:table-cell>
          <table:table-cell office:value-type="float" office:value="36347">
            <text:p>36347</text:p>
          </table:table-cell>
          <table:table-cell office:value-type="float" office:value="744630">
            <text:p>744630</text:p>
          </table:table-cell>
          <table:table-cell office:value-type="float" office:value="18684">
            <text:p>18684</text:p>
          </table:table-cell>
          <table:table-cell office:value-type="float" office:value="1456878">
            <text:p>1456878</text:p>
          </table:table-cell>
          <table:table-cell office:value-type="float" office:value="46370">
            <text:p>46370</text:p>
          </table:table-cell>
          <table:table-cell table:number-columns-repeated="2"/>
          <table:table-cell table:formula="of:=[.A1506]+[.C1506]-[.A1505]-[.C1505]" office:value-type="float" office:value="1121">
            <text:p>1121</text:p>
          </table:table-cell>
          <table:table-cell table:formula="of:=[.E1506]+[.G1506]-[.E1505]-[.G1505]" office:value-type="float" office:value="1125">
            <text:p>1125</text:p>
          </table:table-cell>
          <table:table-cell table:formula="of:=[.B1506]+[.D1506]-[.B1505]-[.D1505]" office:value-type="float" office:value="33">
            <text:p>33</text:p>
          </table:table-cell>
          <table:table-cell table:formula="of:=[.F1506]+[.H1506]-[.F1505]-[.H15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26500">
            <text:p>526500</text:p>
          </table:table-cell>
          <table:table-cell office:value-type="float" office:value="14507">
            <text:p>14507</text:p>
          </table:table-cell>
          <table:table-cell office:value-type="float" office:value="1098360">
            <text:p>1098360</text:p>
          </table:table-cell>
          <table:table-cell office:value-type="float" office:value="36371">
            <text:p>36371</text:p>
          </table:table-cell>
          <table:table-cell office:value-type="float" office:value="744955">
            <text:p>744955</text:p>
          </table:table-cell>
          <table:table-cell office:value-type="float" office:value="18693">
            <text:p>18693</text:p>
          </table:table-cell>
          <table:table-cell office:value-type="float" office:value="1457678">
            <text:p>1457678</text:p>
          </table:table-cell>
          <table:table-cell office:value-type="float" office:value="46394">
            <text:p>46394</text:p>
          </table:table-cell>
          <table:table-cell table:number-columns-repeated="3"/>
          <table:table-cell table:formula="of:=[.E1507]+[.G1507]-[.E1506]-[.G1506]" office:value-type="float" office:value="1141">
            <text:p>1141</text:p>
          </table:table-cell>
          <table:table-cell/>
          <table:table-cell table:formula="of:=[.F1507]+[.H1507]-[.F1506]-[.H1506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5296">
            <text:p>745296</text:p>
          </table:table-cell>
          <table:table-cell office:value-type="float" office:value="18703">
            <text:p>18703</text:p>
          </table:table-cell>
          <table:table-cell office:value-type="float" office:value="1458478">
            <text:p>1458478</text:p>
          </table:table-cell>
          <table:table-cell office:value-type="float" office:value="46418">
            <text:p>46418</text:p>
          </table:table-cell>
          <table:table-cell table:number-columns-repeated="3"/>
          <table:table-cell table:formula="of:=[.E1508]+[.G1508]-[.E1507]-[.G1507]" office:value-type="float" office:value="1125">
            <text:p>1125</text:p>
          </table:table-cell>
          <table:table-cell/>
          <table:table-cell table:formula="of:=[.F1508]+[.H1508]-[.F1507]-[.H15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5621">
            <text:p>745621</text:p>
          </table:table-cell>
          <table:table-cell office:value-type="float" office:value="18712">
            <text:p>18712</text:p>
          </table:table-cell>
          <table:table-cell office:value-type="float" office:value="1459278">
            <text:p>1459278</text:p>
          </table:table-cell>
          <table:table-cell office:value-type="float" office:value="46442">
            <text:p>46442</text:p>
          </table:table-cell>
          <table:table-cell table:number-columns-repeated="3"/>
          <table:table-cell table:formula="of:=[.E1509]+[.G1509]-[.E1508]-[.G1508]" office:value-type="float" office:value="1141">
            <text:p>1141</text:p>
          </table:table-cell>
          <table:table-cell/>
          <table:table-cell table:formula="of:=[.F1509]+[.H1509]-[.F1508]-[.H150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5962">
            <text:p>745962</text:p>
          </table:table-cell>
          <table:table-cell office:value-type="float" office:value="18722">
            <text:p>18722</text:p>
          </table:table-cell>
          <table:table-cell office:value-type="float" office:value="1460078">
            <text:p>1460078</text:p>
          </table:table-cell>
          <table:table-cell office:value-type="float" office:value="46466">
            <text:p>46466</text:p>
          </table:table-cell>
          <table:table-cell table:number-columns-repeated="3"/>
          <table:table-cell table:formula="of:=[.E1510]+[.G1510]-[.E1509]-[.G1509]" office:value-type="float" office:value="1125">
            <text:p>1125</text:p>
          </table:table-cell>
          <table:table-cell/>
          <table:table-cell table:formula="of:=[.F1510]+[.H1510]-[.F1509]-[.H15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6287">
            <text:p>746287</text:p>
          </table:table-cell>
          <table:table-cell office:value-type="float" office:value="18731">
            <text:p>18731</text:p>
          </table:table-cell>
          <table:table-cell office:value-type="float" office:value="1460878">
            <text:p>1460878</text:p>
          </table:table-cell>
          <table:table-cell office:value-type="float" office:value="46490">
            <text:p>46490</text:p>
          </table:table-cell>
          <table:table-cell table:number-columns-repeated="3"/>
          <table:table-cell table:formula="of:=[.E1511]+[.G1511]-[.E1510]-[.G1510]" office:value-type="float" office:value="1121">
            <text:p>1121</text:p>
          </table:table-cell>
          <table:table-cell/>
          <table:table-cell table:formula="of:=[.F1511]+[.H1511]-[.F1510]-[.H15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6608">
            <text:p>746608</text:p>
          </table:table-cell>
          <table:table-cell office:value-type="float" office:value="18740">
            <text:p>18740</text:p>
          </table:table-cell>
          <table:table-cell office:value-type="float" office:value="1461678">
            <text:p>1461678</text:p>
          </table:table-cell>
          <table:table-cell office:value-type="float" office:value="46514">
            <text:p>46514</text:p>
          </table:table-cell>
          <table:table-cell table:number-columns-repeated="3"/>
          <table:table-cell table:formula="of:=[.E1512]+[.G1512]-[.E1511]-[.G1511]" office:value-type="float" office:value="1145">
            <text:p>1145</text:p>
          </table:table-cell>
          <table:table-cell/>
          <table:table-cell table:formula="of:=[.F1512]+[.H1512]-[.F1511]-[.H1511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6953">
            <text:p>746953</text:p>
          </table:table-cell>
          <table:table-cell office:value-type="float" office:value="18750">
            <text:p>18750</text:p>
          </table:table-cell>
          <table:table-cell office:value-type="float" office:value="1462478">
            <text:p>1462478</text:p>
          </table:table-cell>
          <table:table-cell office:value-type="float" office:value="46538">
            <text:p>46538</text:p>
          </table:table-cell>
          <table:table-cell table:number-columns-repeated="3"/>
          <table:table-cell table:formula="of:=[.E1513]+[.G1513]-[.E1512]-[.G1512]" office:value-type="float" office:value="1121">
            <text:p>1121</text:p>
          </table:table-cell>
          <table:table-cell/>
          <table:table-cell table:formula="of:=[.F1513]+[.H1513]-[.F1512]-[.H15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7274">
            <text:p>747274</text:p>
          </table:table-cell>
          <table:table-cell office:value-type="float" office:value="18759">
            <text:p>18759</text:p>
          </table:table-cell>
          <table:table-cell office:value-type="float" office:value="1463278">
            <text:p>1463278</text:p>
          </table:table-cell>
          <table:table-cell office:value-type="float" office:value="46562">
            <text:p>46562</text:p>
          </table:table-cell>
          <table:table-cell table:number-columns-repeated="3"/>
          <table:table-cell table:formula="of:=[.E1514]+[.G1514]-[.E1513]-[.G1513]" office:value-type="float" office:value="1125">
            <text:p>1125</text:p>
          </table:table-cell>
          <table:table-cell/>
          <table:table-cell table:formula="of:=[.F1514]+[.H1514]-[.F1513]-[.H15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7599">
            <text:p>747599</text:p>
          </table:table-cell>
          <table:table-cell office:value-type="float" office:value="18768">
            <text:p>18768</text:p>
          </table:table-cell>
          <table:table-cell office:value-type="float" office:value="1464078">
            <text:p>1464078</text:p>
          </table:table-cell>
          <table:table-cell office:value-type="float" office:value="46586">
            <text:p>46586</text:p>
          </table:table-cell>
          <table:table-cell table:number-columns-repeated="3"/>
          <table:table-cell table:formula="of:=[.E1515]+[.G1515]-[.E1514]-[.G1514]" office:value-type="float" office:value="1141">
            <text:p>1141</text:p>
          </table:table-cell>
          <table:table-cell/>
          <table:table-cell table:formula="of:=[.F1515]+[.H1515]-[.F1514]-[.H151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7940">
            <text:p>747940</text:p>
          </table:table-cell>
          <table:table-cell office:value-type="float" office:value="18778">
            <text:p>18778</text:p>
          </table:table-cell>
          <table:table-cell office:value-type="float" office:value="1464878">
            <text:p>1464878</text:p>
          </table:table-cell>
          <table:table-cell office:value-type="float" office:value="46610">
            <text:p>46610</text:p>
          </table:table-cell>
          <table:table-cell table:number-columns-repeated="3"/>
          <table:table-cell table:formula="of:=[.E1516]+[.G1516]-[.E1515]-[.G1515]" office:value-type="float" office:value="1125">
            <text:p>1125</text:p>
          </table:table-cell>
          <table:table-cell/>
          <table:table-cell table:formula="of:=[.F1516]+[.H1516]-[.F1515]-[.H15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8265">
            <text:p>748265</text:p>
          </table:table-cell>
          <table:table-cell office:value-type="float" office:value="18787">
            <text:p>18787</text:p>
          </table:table-cell>
          <table:table-cell office:value-type="float" office:value="1465678">
            <text:p>1465678</text:p>
          </table:table-cell>
          <table:table-cell office:value-type="float" office:value="46634">
            <text:p>46634</text:p>
          </table:table-cell>
          <table:table-cell table:number-columns-repeated="3"/>
          <table:table-cell table:formula="of:=[.E1517]+[.G1517]-[.E1516]-[.G1516]" office:value-type="float" office:value="1141">
            <text:p>1141</text:p>
          </table:table-cell>
          <table:table-cell/>
          <table:table-cell table:formula="of:=[.F1517]+[.H1517]-[.F1516]-[.H1516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8606">
            <text:p>748606</text:p>
          </table:table-cell>
          <table:table-cell office:value-type="float" office:value="18797">
            <text:p>18797</text:p>
          </table:table-cell>
          <table:table-cell office:value-type="float" office:value="1466478">
            <text:p>1466478</text:p>
          </table:table-cell>
          <table:table-cell office:value-type="float" office:value="46658">
            <text:p>46658</text:p>
          </table:table-cell>
          <table:table-cell table:number-columns-repeated="3"/>
          <table:table-cell table:formula="of:=[.E1518]+[.G1518]-[.E1517]-[.G1517]" office:value-type="float" office:value="1125">
            <text:p>1125</text:p>
          </table:table-cell>
          <table:table-cell/>
          <table:table-cell table:formula="of:=[.F1518]+[.H1518]-[.F1517]-[.H15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8931">
            <text:p>748931</text:p>
          </table:table-cell>
          <table:table-cell office:value-type="float" office:value="18806">
            <text:p>18806</text:p>
          </table:table-cell>
          <table:table-cell office:value-type="float" office:value="1467278">
            <text:p>1467278</text:p>
          </table:table-cell>
          <table:table-cell office:value-type="float" office:value="46682">
            <text:p>46682</text:p>
          </table:table-cell>
          <table:table-cell table:number-columns-repeated="3"/>
          <table:table-cell table:formula="of:=[.E1519]+[.G1519]-[.E1518]-[.G1518]" office:value-type="float" office:value="1121">
            <text:p>1121</text:p>
          </table:table-cell>
          <table:table-cell/>
          <table:table-cell table:formula="of:=[.F1519]+[.H1519]-[.F1518]-[.H15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9252">
            <text:p>749252</text:p>
          </table:table-cell>
          <table:table-cell office:value-type="float" office:value="18815">
            <text:p>18815</text:p>
          </table:table-cell>
          <table:table-cell office:value-type="float" office:value="1468078">
            <text:p>1468078</text:p>
          </table:table-cell>
          <table:table-cell office:value-type="float" office:value="46706">
            <text:p>46706</text:p>
          </table:table-cell>
          <table:table-cell table:number-columns-repeated="3"/>
          <table:table-cell table:formula="of:=[.E1520]+[.G1520]-[.E1519]-[.G1519]" office:value-type="float" office:value="1125">
            <text:p>1125</text:p>
          </table:table-cell>
          <table:table-cell/>
          <table:table-cell table:formula="of:=[.F1520]+[.H1520]-[.F1519]-[.H15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9577">
            <text:p>749577</text:p>
          </table:table-cell>
          <table:table-cell office:value-type="float" office:value="18824">
            <text:p>18824</text:p>
          </table:table-cell>
          <table:table-cell office:value-type="float" office:value="1468878">
            <text:p>1468878</text:p>
          </table:table-cell>
          <table:table-cell office:value-type="float" office:value="46730">
            <text:p>46730</text:p>
          </table:table-cell>
          <table:table-cell table:number-columns-repeated="3"/>
          <table:table-cell table:formula="of:=[.E1521]+[.G1521]-[.E1520]-[.G1520]" office:value-type="float" office:value="1141">
            <text:p>1141</text:p>
          </table:table-cell>
          <table:table-cell/>
          <table:table-cell table:formula="of:=[.F1521]+[.H1521]-[.F1520]-[.H152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49918">
            <text:p>749918</text:p>
          </table:table-cell>
          <table:table-cell office:value-type="float" office:value="18834">
            <text:p>18834</text:p>
          </table:table-cell>
          <table:table-cell office:value-type="float" office:value="1469678">
            <text:p>1469678</text:p>
          </table:table-cell>
          <table:table-cell office:value-type="float" office:value="46754">
            <text:p>46754</text:p>
          </table:table-cell>
          <table:table-cell table:number-columns-repeated="3"/>
          <table:table-cell table:formula="of:=[.E1522]+[.G1522]-[.E1521]-[.G1521]" office:value-type="float" office:value="1125">
            <text:p>1125</text:p>
          </table:table-cell>
          <table:table-cell/>
          <table:table-cell table:formula="of:=[.F1522]+[.H1522]-[.F1521]-[.H15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0243">
            <text:p>750243</text:p>
          </table:table-cell>
          <table:table-cell office:value-type="float" office:value="18843">
            <text:p>18843</text:p>
          </table:table-cell>
          <table:table-cell office:value-type="float" office:value="1470478">
            <text:p>1470478</text:p>
          </table:table-cell>
          <table:table-cell office:value-type="float" office:value="46778">
            <text:p>46778</text:p>
          </table:table-cell>
          <table:table-cell table:number-columns-repeated="3"/>
          <table:table-cell table:formula="of:=[.E1523]+[.G1523]-[.E1522]-[.G1522]" office:value-type="float" office:value="1121">
            <text:p>1121</text:p>
          </table:table-cell>
          <table:table-cell/>
          <table:table-cell table:formula="of:=[.F1523]+[.H1523]-[.F1522]-[.H15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0564">
            <text:p>750564</text:p>
          </table:table-cell>
          <table:table-cell office:value-type="float" office:value="18852">
            <text:p>18852</text:p>
          </table:table-cell>
          <table:table-cell office:value-type="float" office:value="1471278">
            <text:p>1471278</text:p>
          </table:table-cell>
          <table:table-cell office:value-type="float" office:value="46802">
            <text:p>46802</text:p>
          </table:table-cell>
          <table:table-cell table:number-columns-repeated="3"/>
          <table:table-cell table:formula="of:=[.E1524]+[.G1524]-[.E1523]-[.G1523]" office:value-type="float" office:value="1125">
            <text:p>1125</text:p>
          </table:table-cell>
          <table:table-cell/>
          <table:table-cell table:formula="of:=[.F1524]+[.H1524]-[.F1523]-[.H15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0889">
            <text:p>750889</text:p>
          </table:table-cell>
          <table:table-cell office:value-type="float" office:value="18861">
            <text:p>18861</text:p>
          </table:table-cell>
          <table:table-cell office:value-type="float" office:value="1472078">
            <text:p>1472078</text:p>
          </table:table-cell>
          <table:table-cell office:value-type="float" office:value="46826">
            <text:p>46826</text:p>
          </table:table-cell>
          <table:table-cell table:number-columns-repeated="3"/>
          <table:table-cell table:formula="of:=[.E1525]+[.G1525]-[.E1524]-[.G1524]" office:value-type="float" office:value="1141">
            <text:p>1141</text:p>
          </table:table-cell>
          <table:table-cell/>
          <table:table-cell table:formula="of:=[.F1525]+[.H1525]-[.F1524]-[.H152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1230">
            <text:p>751230</text:p>
          </table:table-cell>
          <table:table-cell office:value-type="float" office:value="18871">
            <text:p>18871</text:p>
          </table:table-cell>
          <table:table-cell office:value-type="float" office:value="1472878">
            <text:p>1472878</text:p>
          </table:table-cell>
          <table:table-cell office:value-type="float" office:value="46850">
            <text:p>46850</text:p>
          </table:table-cell>
          <table:table-cell table:number-columns-repeated="3"/>
          <table:table-cell table:formula="of:=[.E1526]+[.G1526]-[.E1525]-[.G1525]" office:value-type="float" office:value="1125">
            <text:p>1125</text:p>
          </table:table-cell>
          <table:table-cell/>
          <table:table-cell table:formula="of:=[.F1526]+[.H1526]-[.F1525]-[.H15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1555">
            <text:p>751555</text:p>
          </table:table-cell>
          <table:table-cell office:value-type="float" office:value="18880">
            <text:p>18880</text:p>
          </table:table-cell>
          <table:table-cell office:value-type="float" office:value="1473678">
            <text:p>1473678</text:p>
          </table:table-cell>
          <table:table-cell office:value-type="float" office:value="46874">
            <text:p>46874</text:p>
          </table:table-cell>
          <table:table-cell table:number-columns-repeated="3"/>
          <table:table-cell table:formula="of:=[.E1527]+[.G1527]-[.E1526]-[.G1526]" office:value-type="float" office:value="1121">
            <text:p>1121</text:p>
          </table:table-cell>
          <table:table-cell/>
          <table:table-cell table:formula="of:=[.F1527]+[.H1527]-[.F1526]-[.H15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1876">
            <text:p>751876</text:p>
          </table:table-cell>
          <table:table-cell office:value-type="float" office:value="18889">
            <text:p>18889</text:p>
          </table:table-cell>
          <table:table-cell office:value-type="float" office:value="1474478">
            <text:p>1474478</text:p>
          </table:table-cell>
          <table:table-cell office:value-type="float" office:value="46898">
            <text:p>46898</text:p>
          </table:table-cell>
          <table:table-cell table:number-columns-repeated="3"/>
          <table:table-cell table:formula="of:=[.E1528]+[.G1528]-[.E1527]-[.G1527]" office:value-type="float" office:value="1125">
            <text:p>1125</text:p>
          </table:table-cell>
          <table:table-cell/>
          <table:table-cell table:formula="of:=[.F1528]+[.H1528]-[.F1527]-[.H15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2201">
            <text:p>752201</text:p>
          </table:table-cell>
          <table:table-cell office:value-type="float" office:value="18898">
            <text:p>18898</text:p>
          </table:table-cell>
          <table:table-cell office:value-type="float" office:value="1475278">
            <text:p>1475278</text:p>
          </table:table-cell>
          <table:table-cell office:value-type="float" office:value="46922">
            <text:p>46922</text:p>
          </table:table-cell>
          <table:table-cell table:number-columns-repeated="3"/>
          <table:table-cell table:formula="of:=[.E1529]+[.G1529]-[.E1528]-[.G1528]" office:value-type="float" office:value="1141">
            <text:p>1141</text:p>
          </table:table-cell>
          <table:table-cell/>
          <table:table-cell table:formula="of:=[.F1529]+[.H1529]-[.F1528]-[.H152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2542">
            <text:p>752542</text:p>
          </table:table-cell>
          <table:table-cell office:value-type="float" office:value="18908">
            <text:p>18908</text:p>
          </table:table-cell>
          <table:table-cell office:value-type="float" office:value="1476078">
            <text:p>1476078</text:p>
          </table:table-cell>
          <table:table-cell office:value-type="float" office:value="46946">
            <text:p>46946</text:p>
          </table:table-cell>
          <table:table-cell table:number-columns-repeated="3"/>
          <table:table-cell table:formula="of:=[.E1530]+[.G1530]-[.E1529]-[.G1529]" office:value-type="float" office:value="1125">
            <text:p>1125</text:p>
          </table:table-cell>
          <table:table-cell/>
          <table:table-cell table:formula="of:=[.F1530]+[.H1530]-[.F1529]-[.H15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2867">
            <text:p>752867</text:p>
          </table:table-cell>
          <table:table-cell office:value-type="float" office:value="18917">
            <text:p>18917</text:p>
          </table:table-cell>
          <table:table-cell office:value-type="float" office:value="1476878">
            <text:p>1476878</text:p>
          </table:table-cell>
          <table:table-cell office:value-type="float" office:value="46970">
            <text:p>46970</text:p>
          </table:table-cell>
          <table:table-cell table:number-columns-repeated="3"/>
          <table:table-cell table:formula="of:=[.E1531]+[.G1531]-[.E1530]-[.G1530]" office:value-type="float" office:value="1121">
            <text:p>1121</text:p>
          </table:table-cell>
          <table:table-cell/>
          <table:table-cell table:formula="of:=[.F1531]+[.H1531]-[.F1530]-[.H15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3188">
            <text:p>753188</text:p>
          </table:table-cell>
          <table:table-cell office:value-type="float" office:value="18926">
            <text:p>18926</text:p>
          </table:table-cell>
          <table:table-cell office:value-type="float" office:value="1477678">
            <text:p>1477678</text:p>
          </table:table-cell>
          <table:table-cell office:value-type="float" office:value="46994">
            <text:p>46994</text:p>
          </table:table-cell>
          <table:table-cell table:number-columns-repeated="3"/>
          <table:table-cell table:formula="of:=[.E1532]+[.G1532]-[.E1531]-[.G1531]" office:value-type="float" office:value="1125">
            <text:p>1125</text:p>
          </table:table-cell>
          <table:table-cell/>
          <table:table-cell table:formula="of:=[.F1532]+[.H1532]-[.F1531]-[.H15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3513">
            <text:p>753513</text:p>
          </table:table-cell>
          <table:table-cell office:value-type="float" office:value="18935">
            <text:p>18935</text:p>
          </table:table-cell>
          <table:table-cell office:value-type="float" office:value="1478478">
            <text:p>1478478</text:p>
          </table:table-cell>
          <table:table-cell office:value-type="float" office:value="47018">
            <text:p>47018</text:p>
          </table:table-cell>
          <table:table-cell table:number-columns-repeated="3"/>
          <table:table-cell table:formula="of:=[.E1533]+[.G1533]-[.E1532]-[.G1532]" office:value-type="float" office:value="1141">
            <text:p>1141</text:p>
          </table:table-cell>
          <table:table-cell/>
          <table:table-cell table:formula="of:=[.F1533]+[.H1533]-[.F1532]-[.H1532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3854">
            <text:p>753854</text:p>
          </table:table-cell>
          <table:table-cell office:value-type="float" office:value="18945">
            <text:p>18945</text:p>
          </table:table-cell>
          <table:table-cell office:value-type="float" office:value="1479278">
            <text:p>1479278</text:p>
          </table:table-cell>
          <table:table-cell office:value-type="float" office:value="47042">
            <text:p>47042</text:p>
          </table:table-cell>
          <table:table-cell table:number-columns-repeated="3"/>
          <table:table-cell table:formula="of:=[.E1534]+[.G1534]-[.E1533]-[.G1533]" office:value-type="float" office:value="1125">
            <text:p>1125</text:p>
          </table:table-cell>
          <table:table-cell/>
          <table:table-cell table:formula="of:=[.F1534]+[.H1534]-[.F1533]-[.H15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4179">
            <text:p>754179</text:p>
          </table:table-cell>
          <table:table-cell office:value-type="float" office:value="18954">
            <text:p>18954</text:p>
          </table:table-cell>
          <table:table-cell office:value-type="float" office:value="1480078">
            <text:p>1480078</text:p>
          </table:table-cell>
          <table:table-cell office:value-type="float" office:value="47066">
            <text:p>47066</text:p>
          </table:table-cell>
          <table:table-cell table:number-columns-repeated="3"/>
          <table:table-cell table:formula="of:=[.E1535]+[.G1535]-[.E1534]-[.G1534]" office:value-type="float" office:value="1121">
            <text:p>1121</text:p>
          </table:table-cell>
          <table:table-cell/>
          <table:table-cell table:formula="of:=[.F1535]+[.H1535]-[.F1534]-[.H15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4500">
            <text:p>754500</text:p>
          </table:table-cell>
          <table:table-cell office:value-type="float" office:value="18963">
            <text:p>18963</text:p>
          </table:table-cell>
          <table:table-cell office:value-type="float" office:value="1480878">
            <text:p>1480878</text:p>
          </table:table-cell>
          <table:table-cell office:value-type="float" office:value="47090">
            <text:p>47090</text:p>
          </table:table-cell>
          <table:table-cell table:number-columns-repeated="3"/>
          <table:table-cell table:formula="of:=[.E1536]+[.G1536]-[.E1535]-[.G1535]" office:value-type="float" office:value="1145">
            <text:p>1145</text:p>
          </table:table-cell>
          <table:table-cell/>
          <table:table-cell table:formula="of:=[.F1536]+[.H1536]-[.F1535]-[.H15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4845">
            <text:p>754845</text:p>
          </table:table-cell>
          <table:table-cell office:value-type="float" office:value="18973">
            <text:p>18973</text:p>
          </table:table-cell>
          <table:table-cell office:value-type="float" office:value="1481678">
            <text:p>1481678</text:p>
          </table:table-cell>
          <table:table-cell office:value-type="float" office:value="47114">
            <text:p>47114</text:p>
          </table:table-cell>
          <table:table-cell table:number-columns-repeated="3"/>
          <table:table-cell table:formula="of:=[.E1537]+[.G1537]-[.E1536]-[.G1536]" office:value-type="float" office:value="1121">
            <text:p>1121</text:p>
          </table:table-cell>
          <table:table-cell/>
          <table:table-cell table:formula="of:=[.F1537]+[.H1537]-[.F1536]-[.H15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5166">
            <text:p>755166</text:p>
          </table:table-cell>
          <table:table-cell office:value-type="float" office:value="18982">
            <text:p>18982</text:p>
          </table:table-cell>
          <table:table-cell office:value-type="float" office:value="1482478">
            <text:p>1482478</text:p>
          </table:table-cell>
          <table:table-cell office:value-type="float" office:value="47138">
            <text:p>47138</text:p>
          </table:table-cell>
          <table:table-cell table:number-columns-repeated="3"/>
          <table:table-cell table:formula="of:=[.E1538]+[.G1538]-[.E1537]-[.G1537]" office:value-type="float" office:value="1125">
            <text:p>1125</text:p>
          </table:table-cell>
          <table:table-cell/>
          <table:table-cell table:formula="of:=[.F1538]+[.H1538]-[.F1537]-[.H15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5491">
            <text:p>755491</text:p>
          </table:table-cell>
          <table:table-cell office:value-type="float" office:value="18991">
            <text:p>18991</text:p>
          </table:table-cell>
          <table:table-cell office:value-type="float" office:value="1483278">
            <text:p>1483278</text:p>
          </table:table-cell>
          <table:table-cell office:value-type="float" office:value="47162">
            <text:p>47162</text:p>
          </table:table-cell>
          <table:table-cell table:number-columns-repeated="3"/>
          <table:table-cell table:formula="of:=[.E1539]+[.G1539]-[.E1538]-[.G1538]" office:value-type="float" office:value="1141">
            <text:p>1141</text:p>
          </table:table-cell>
          <table:table-cell/>
          <table:table-cell table:formula="of:=[.F1539]+[.H1539]-[.F1538]-[.H153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5832">
            <text:p>755832</text:p>
          </table:table-cell>
          <table:table-cell office:value-type="float" office:value="19001">
            <text:p>19001</text:p>
          </table:table-cell>
          <table:table-cell office:value-type="float" office:value="1484078">
            <text:p>1484078</text:p>
          </table:table-cell>
          <table:table-cell office:value-type="float" office:value="47186">
            <text:p>47186</text:p>
          </table:table-cell>
          <table:table-cell table:number-columns-repeated="3"/>
          <table:table-cell table:formula="of:=[.E1540]+[.G1540]-[.E1539]-[.G1539]" office:value-type="float" office:value="1125">
            <text:p>1125</text:p>
          </table:table-cell>
          <table:table-cell/>
          <table:table-cell table:formula="of:=[.F1540]+[.H1540]-[.F1539]-[.H15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6157">
            <text:p>756157</text:p>
          </table:table-cell>
          <table:table-cell office:value-type="float" office:value="19010">
            <text:p>19010</text:p>
          </table:table-cell>
          <table:table-cell office:value-type="float" office:value="1484878">
            <text:p>1484878</text:p>
          </table:table-cell>
          <table:table-cell office:value-type="float" office:value="47210">
            <text:p>47210</text:p>
          </table:table-cell>
          <table:table-cell table:number-columns-repeated="3"/>
          <table:table-cell table:formula="of:=[.E1541]+[.G1541]-[.E1540]-[.G1540]" office:value-type="float" office:value="1141">
            <text:p>1141</text:p>
          </table:table-cell>
          <table:table-cell/>
          <table:table-cell table:formula="of:=[.F1541]+[.H1541]-[.F1540]-[.H154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6498">
            <text:p>756498</text:p>
          </table:table-cell>
          <table:table-cell office:value-type="float" office:value="19020">
            <text:p>19020</text:p>
          </table:table-cell>
          <table:table-cell office:value-type="float" office:value="1485678">
            <text:p>1485678</text:p>
          </table:table-cell>
          <table:table-cell office:value-type="float" office:value="47234">
            <text:p>47234</text:p>
          </table:table-cell>
          <table:table-cell table:number-columns-repeated="3"/>
          <table:table-cell table:formula="of:=[.E1542]+[.G1542]-[.E1541]-[.G1541]" office:value-type="float" office:value="1125">
            <text:p>1125</text:p>
          </table:table-cell>
          <table:table-cell/>
          <table:table-cell table:formula="of:=[.F1542]+[.H1542]-[.F1541]-[.H15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6823">
            <text:p>756823</text:p>
          </table:table-cell>
          <table:table-cell office:value-type="float" office:value="19029">
            <text:p>19029</text:p>
          </table:table-cell>
          <table:table-cell office:value-type="float" office:value="1486478">
            <text:p>1486478</text:p>
          </table:table-cell>
          <table:table-cell office:value-type="float" office:value="47258">
            <text:p>47258</text:p>
          </table:table-cell>
          <table:table-cell table:number-columns-repeated="3"/>
          <table:table-cell table:formula="of:=[.E1543]+[.G1543]-[.E1542]-[.G1542]" office:value-type="float" office:value="1141">
            <text:p>1141</text:p>
          </table:table-cell>
          <table:table-cell/>
          <table:table-cell table:formula="of:=[.F1543]+[.H1543]-[.F1542]-[.H1542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7164">
            <text:p>757164</text:p>
          </table:table-cell>
          <table:table-cell office:value-type="float" office:value="19039">
            <text:p>19039</text:p>
          </table:table-cell>
          <table:table-cell office:value-type="float" office:value="1487278">
            <text:p>1487278</text:p>
          </table:table-cell>
          <table:table-cell office:value-type="float" office:value="47282">
            <text:p>47282</text:p>
          </table:table-cell>
          <table:table-cell table:number-columns-repeated="3"/>
          <table:table-cell table:formula="of:=[.E1544]+[.G1544]-[.E1543]-[.G1543]" office:value-type="float" office:value="1125">
            <text:p>1125</text:p>
          </table:table-cell>
          <table:table-cell/>
          <table:table-cell table:formula="of:=[.F1544]+[.H1544]-[.F1543]-[.H154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7489">
            <text:p>757489</text:p>
          </table:table-cell>
          <table:table-cell office:value-type="float" office:value="19048">
            <text:p>19048</text:p>
          </table:table-cell>
          <table:table-cell office:value-type="float" office:value="1488078">
            <text:p>1488078</text:p>
          </table:table-cell>
          <table:table-cell office:value-type="float" office:value="47306">
            <text:p>47306</text:p>
          </table:table-cell>
          <table:table-cell table:number-columns-repeated="3"/>
          <table:table-cell table:formula="of:=[.E1545]+[.G1545]-[.E1544]-[.G1544]" office:value-type="float" office:value="1121">
            <text:p>1121</text:p>
          </table:table-cell>
          <table:table-cell/>
          <table:table-cell table:formula="of:=[.F1545]+[.H1545]-[.F1544]-[.H15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7810">
            <text:p>757810</text:p>
          </table:table-cell>
          <table:table-cell office:value-type="float" office:value="19057">
            <text:p>19057</text:p>
          </table:table-cell>
          <table:table-cell office:value-type="float" office:value="1488878">
            <text:p>1488878</text:p>
          </table:table-cell>
          <table:table-cell office:value-type="float" office:value="47330">
            <text:p>47330</text:p>
          </table:table-cell>
          <table:table-cell table:number-columns-repeated="3"/>
          <table:table-cell table:formula="of:=[.E1546]+[.G1546]-[.E1545]-[.G1545]" office:value-type="float" office:value="1125">
            <text:p>1125</text:p>
          </table:table-cell>
          <table:table-cell/>
          <table:table-cell table:formula="of:=[.F1546]+[.H1546]-[.F1545]-[.H15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8135">
            <text:p>758135</text:p>
          </table:table-cell>
          <table:table-cell office:value-type="float" office:value="19066">
            <text:p>19066</text:p>
          </table:table-cell>
          <table:table-cell office:value-type="float" office:value="1489678">
            <text:p>1489678</text:p>
          </table:table-cell>
          <table:table-cell office:value-type="float" office:value="47354">
            <text:p>47354</text:p>
          </table:table-cell>
          <table:table-cell table:number-columns-repeated="3"/>
          <table:table-cell table:formula="of:=[.E1547]+[.G1547]-[.E1546]-[.G1546]" office:value-type="float" office:value="1121">
            <text:p>1121</text:p>
          </table:table-cell>
          <table:table-cell/>
          <table:table-cell table:formula="of:=[.F1547]+[.H1547]-[.F1546]-[.H15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8456">
            <text:p>758456</text:p>
          </table:table-cell>
          <table:table-cell office:value-type="float" office:value="19075">
            <text:p>19075</text:p>
          </table:table-cell>
          <table:table-cell office:value-type="float" office:value="1490478">
            <text:p>1490478</text:p>
          </table:table-cell>
          <table:table-cell office:value-type="float" office:value="47378">
            <text:p>47378</text:p>
          </table:table-cell>
          <table:table-cell table:number-columns-repeated="3"/>
          <table:table-cell table:formula="of:=[.E1548]+[.G1548]-[.E1547]-[.G1547]" office:value-type="float" office:value="1125">
            <text:p>1125</text:p>
          </table:table-cell>
          <table:table-cell/>
          <table:table-cell table:formula="of:=[.F1548]+[.H1548]-[.F1547]-[.H15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8781">
            <text:p>758781</text:p>
          </table:table-cell>
          <table:table-cell office:value-type="float" office:value="19084">
            <text:p>19084</text:p>
          </table:table-cell>
          <table:table-cell office:value-type="float" office:value="1491278">
            <text:p>1491278</text:p>
          </table:table-cell>
          <table:table-cell office:value-type="float" office:value="47402">
            <text:p>47402</text:p>
          </table:table-cell>
          <table:table-cell table:number-columns-repeated="3"/>
          <table:table-cell table:formula="of:=[.E1549]+[.G1549]-[.E1548]-[.G1548]" office:value-type="float" office:value="1141">
            <text:p>1141</text:p>
          </table:table-cell>
          <table:table-cell/>
          <table:table-cell table:formula="of:=[.F1549]+[.H1549]-[.F1548]-[.H154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9122">
            <text:p>759122</text:p>
          </table:table-cell>
          <table:table-cell office:value-type="float" office:value="19094">
            <text:p>19094</text:p>
          </table:table-cell>
          <table:table-cell office:value-type="float" office:value="1492078">
            <text:p>1492078</text:p>
          </table:table-cell>
          <table:table-cell office:value-type="float" office:value="47426">
            <text:p>47426</text:p>
          </table:table-cell>
          <table:table-cell table:number-columns-repeated="3"/>
          <table:table-cell table:formula="of:=[.E1550]+[.G1550]-[.E1549]-[.G1549]" office:value-type="float" office:value="1125">
            <text:p>1125</text:p>
          </table:table-cell>
          <table:table-cell/>
          <table:table-cell table:formula="of:=[.F1550]+[.H1550]-[.F1549]-[.H15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9447">
            <text:p>759447</text:p>
          </table:table-cell>
          <table:table-cell office:value-type="float" office:value="19103">
            <text:p>19103</text:p>
          </table:table-cell>
          <table:table-cell office:value-type="float" office:value="1492878">
            <text:p>1492878</text:p>
          </table:table-cell>
          <table:table-cell office:value-type="float" office:value="47450">
            <text:p>47450</text:p>
          </table:table-cell>
          <table:table-cell table:number-columns-repeated="3"/>
          <table:table-cell table:formula="of:=[.E1551]+[.G1551]-[.E1550]-[.G1550]" office:value-type="float" office:value="1121">
            <text:p>1121</text:p>
          </table:table-cell>
          <table:table-cell/>
          <table:table-cell table:formula="of:=[.F1551]+[.H1551]-[.F1550]-[.H15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59768">
            <text:p>759768</text:p>
          </table:table-cell>
          <table:table-cell office:value-type="float" office:value="19112">
            <text:p>19112</text:p>
          </table:table-cell>
          <table:table-cell office:value-type="float" office:value="1493678">
            <text:p>1493678</text:p>
          </table:table-cell>
          <table:table-cell office:value-type="float" office:value="47474">
            <text:p>47474</text:p>
          </table:table-cell>
          <table:table-cell table:number-columns-repeated="3"/>
          <table:table-cell table:formula="of:=[.E1552]+[.G1552]-[.E1551]-[.G1551]" office:value-type="float" office:value="1125">
            <text:p>1125</text:p>
          </table:table-cell>
          <table:table-cell/>
          <table:table-cell table:formula="of:=[.F1552]+[.H1552]-[.F1551]-[.H15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0093">
            <text:p>760093</text:p>
          </table:table-cell>
          <table:table-cell office:value-type="float" office:value="19121">
            <text:p>19121</text:p>
          </table:table-cell>
          <table:table-cell office:value-type="float" office:value="1494478">
            <text:p>1494478</text:p>
          </table:table-cell>
          <table:table-cell office:value-type="float" office:value="47498">
            <text:p>47498</text:p>
          </table:table-cell>
          <table:table-cell table:number-columns-repeated="3"/>
          <table:table-cell table:formula="of:=[.E1553]+[.G1553]-[.E1552]-[.G1552]" office:value-type="float" office:value="1121">
            <text:p>1121</text:p>
          </table:table-cell>
          <table:table-cell/>
          <table:table-cell table:formula="of:=[.F1553]+[.H1553]-[.F1552]-[.H15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0414">
            <text:p>760414</text:p>
          </table:table-cell>
          <table:table-cell office:value-type="float" office:value="19130">
            <text:p>19130</text:p>
          </table:table-cell>
          <table:table-cell office:value-type="float" office:value="1495278">
            <text:p>1495278</text:p>
          </table:table-cell>
          <table:table-cell office:value-type="float" office:value="47522">
            <text:p>47522</text:p>
          </table:table-cell>
          <table:table-cell table:number-columns-repeated="3"/>
          <table:table-cell table:formula="of:=[.E1554]+[.G1554]-[.E1553]-[.G1553]" office:value-type="float" office:value="1145">
            <text:p>1145</text:p>
          </table:table-cell>
          <table:table-cell/>
          <table:table-cell table:formula="of:=[.F1554]+[.H1554]-[.F1553]-[.H155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0759">
            <text:p>760759</text:p>
          </table:table-cell>
          <table:table-cell office:value-type="float" office:value="19140">
            <text:p>19140</text:p>
          </table:table-cell>
          <table:table-cell office:value-type="float" office:value="1496078">
            <text:p>1496078</text:p>
          </table:table-cell>
          <table:table-cell office:value-type="float" office:value="47546">
            <text:p>47546</text:p>
          </table:table-cell>
          <table:table-cell table:number-columns-repeated="3"/>
          <table:table-cell table:formula="of:=[.E1555]+[.G1555]-[.E1554]-[.G1554]" office:value-type="float" office:value="1121">
            <text:p>1121</text:p>
          </table:table-cell>
          <table:table-cell/>
          <table:table-cell table:formula="of:=[.F1555]+[.H1555]-[.F1554]-[.H15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1080">
            <text:p>761080</text:p>
          </table:table-cell>
          <table:table-cell office:value-type="float" office:value="19149">
            <text:p>19149</text:p>
          </table:table-cell>
          <table:table-cell office:value-type="float" office:value="1496878">
            <text:p>1496878</text:p>
          </table:table-cell>
          <table:table-cell office:value-type="float" office:value="47570">
            <text:p>47570</text:p>
          </table:table-cell>
          <table:table-cell table:number-columns-repeated="3"/>
          <table:table-cell table:formula="of:=[.E1556]+[.G1556]-[.E1555]-[.G1555]" office:value-type="float" office:value="1125">
            <text:p>1125</text:p>
          </table:table-cell>
          <table:table-cell/>
          <table:table-cell table:formula="of:=[.F1556]+[.H1556]-[.F1555]-[.H15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1405">
            <text:p>761405</text:p>
          </table:table-cell>
          <table:table-cell office:value-type="float" office:value="19158">
            <text:p>19158</text:p>
          </table:table-cell>
          <table:table-cell office:value-type="float" office:value="1497678">
            <text:p>1497678</text:p>
          </table:table-cell>
          <table:table-cell office:value-type="float" office:value="47594">
            <text:p>47594</text:p>
          </table:table-cell>
          <table:table-cell table:number-columns-repeated="3"/>
          <table:table-cell table:formula="of:=[.E1557]+[.G1557]-[.E1556]-[.G1556]" office:value-type="float" office:value="1121">
            <text:p>1121</text:p>
          </table:table-cell>
          <table:table-cell/>
          <table:table-cell table:formula="of:=[.F1557]+[.H1557]-[.F1556]-[.H15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1726">
            <text:p>761726</text:p>
          </table:table-cell>
          <table:table-cell office:value-type="float" office:value="19167">
            <text:p>19167</text:p>
          </table:table-cell>
          <table:table-cell office:value-type="float" office:value="1498478">
            <text:p>1498478</text:p>
          </table:table-cell>
          <table:table-cell office:value-type="float" office:value="47618">
            <text:p>47618</text:p>
          </table:table-cell>
          <table:table-cell table:number-columns-repeated="3"/>
          <table:table-cell table:formula="of:=[.E1558]+[.G1558]-[.E1557]-[.G1557]" office:value-type="float" office:value="1125">
            <text:p>1125</text:p>
          </table:table-cell>
          <table:table-cell/>
          <table:table-cell table:formula="of:=[.F1558]+[.H1558]-[.F1557]-[.H15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2051">
            <text:p>762051</text:p>
          </table:table-cell>
          <table:table-cell office:value-type="float" office:value="19176">
            <text:p>19176</text:p>
          </table:table-cell>
          <table:table-cell office:value-type="float" office:value="1499278">
            <text:p>1499278</text:p>
          </table:table-cell>
          <table:table-cell office:value-type="float" office:value="47642">
            <text:p>47642</text:p>
          </table:table-cell>
          <table:table-cell table:number-columns-repeated="3"/>
          <table:table-cell table:formula="of:=[.E1559]+[.G1559]-[.E1558]-[.G1558]" office:value-type="float" office:value="1121">
            <text:p>1121</text:p>
          </table:table-cell>
          <table:table-cell/>
          <table:table-cell table:formula="of:=[.F1559]+[.H1559]-[.F1558]-[.H15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2372">
            <text:p>762372</text:p>
          </table:table-cell>
          <table:table-cell office:value-type="float" office:value="19185">
            <text:p>19185</text:p>
          </table:table-cell>
          <table:table-cell office:value-type="float" office:value="1500078">
            <text:p>1500078</text:p>
          </table:table-cell>
          <table:table-cell office:value-type="float" office:value="47666">
            <text:p>47666</text:p>
          </table:table-cell>
          <table:table-cell table:number-columns-repeated="3"/>
          <table:table-cell table:formula="of:=[.E1560]+[.G1560]-[.E1559]-[.G1559]" office:value-type="float" office:value="1145">
            <text:p>1145</text:p>
          </table:table-cell>
          <table:table-cell/>
          <table:table-cell table:formula="of:=[.F1560]+[.H1560]-[.F1559]-[.H15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2717">
            <text:p>762717</text:p>
          </table:table-cell>
          <table:table-cell office:value-type="float" office:value="19195">
            <text:p>19195</text:p>
          </table:table-cell>
          <table:table-cell office:value-type="float" office:value="1500878">
            <text:p>1500878</text:p>
          </table:table-cell>
          <table:table-cell office:value-type="float" office:value="47690">
            <text:p>47690</text:p>
          </table:table-cell>
          <table:table-cell table:number-columns-repeated="3"/>
          <table:table-cell table:formula="of:=[.E1561]+[.G1561]-[.E1560]-[.G1560]" office:value-type="float" office:value="1121">
            <text:p>1121</text:p>
          </table:table-cell>
          <table:table-cell/>
          <table:table-cell table:formula="of:=[.F1561]+[.H1561]-[.F1560]-[.H15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3038">
            <text:p>763038</text:p>
          </table:table-cell>
          <table:table-cell office:value-type="float" office:value="19204">
            <text:p>19204</text:p>
          </table:table-cell>
          <table:table-cell office:value-type="float" office:value="1501678">
            <text:p>1501678</text:p>
          </table:table-cell>
          <table:table-cell office:value-type="float" office:value="47714">
            <text:p>47714</text:p>
          </table:table-cell>
          <table:table-cell table:number-columns-repeated="3"/>
          <table:table-cell table:formula="of:=[.E1562]+[.G1562]-[.E1561]-[.G1561]" office:value-type="float" office:value="1125">
            <text:p>1125</text:p>
          </table:table-cell>
          <table:table-cell/>
          <table:table-cell table:formula="of:=[.F1562]+[.H1562]-[.F1561]-[.H15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3363">
            <text:p>763363</text:p>
          </table:table-cell>
          <table:table-cell office:value-type="float" office:value="19213">
            <text:p>19213</text:p>
          </table:table-cell>
          <table:table-cell office:value-type="float" office:value="1502478">
            <text:p>1502478</text:p>
          </table:table-cell>
          <table:table-cell office:value-type="float" office:value="47738">
            <text:p>47738</text:p>
          </table:table-cell>
          <table:table-cell table:number-columns-repeated="3"/>
          <table:table-cell table:formula="of:=[.E1563]+[.G1563]-[.E1562]-[.G1562]" office:value-type="float" office:value="1121">
            <text:p>1121</text:p>
          </table:table-cell>
          <table:table-cell/>
          <table:table-cell table:formula="of:=[.F1563]+[.H1563]-[.F1562]-[.H15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3684">
            <text:p>763684</text:p>
          </table:table-cell>
          <table:table-cell office:value-type="float" office:value="19222">
            <text:p>19222</text:p>
          </table:table-cell>
          <table:table-cell office:value-type="float" office:value="1503278">
            <text:p>1503278</text:p>
          </table:table-cell>
          <table:table-cell office:value-type="float" office:value="47762">
            <text:p>47762</text:p>
          </table:table-cell>
          <table:table-cell table:number-columns-repeated="3"/>
          <table:table-cell table:formula="of:=[.E1564]+[.G1564]-[.E1563]-[.G1563]" office:value-type="float" office:value="1125">
            <text:p>1125</text:p>
          </table:table-cell>
          <table:table-cell/>
          <table:table-cell table:formula="of:=[.F1564]+[.H1564]-[.F1563]-[.H15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4009">
            <text:p>764009</text:p>
          </table:table-cell>
          <table:table-cell office:value-type="float" office:value="19231">
            <text:p>19231</text:p>
          </table:table-cell>
          <table:table-cell office:value-type="float" office:value="1504078">
            <text:p>1504078</text:p>
          </table:table-cell>
          <table:table-cell office:value-type="float" office:value="47786">
            <text:p>47786</text:p>
          </table:table-cell>
          <table:table-cell table:number-columns-repeated="3"/>
          <table:table-cell table:formula="of:=[.E1565]+[.G1565]-[.E1564]-[.G1564]" office:value-type="float" office:value="1141">
            <text:p>1141</text:p>
          </table:table-cell>
          <table:table-cell/>
          <table:table-cell table:formula="of:=[.F1565]+[.H1565]-[.F1564]-[.H156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4350">
            <text:p>764350</text:p>
          </table:table-cell>
          <table:table-cell office:value-type="float" office:value="19241">
            <text:p>19241</text:p>
          </table:table-cell>
          <table:table-cell office:value-type="float" office:value="1504878">
            <text:p>1504878</text:p>
          </table:table-cell>
          <table:table-cell office:value-type="float" office:value="47810">
            <text:p>47810</text:p>
          </table:table-cell>
          <table:table-cell table:number-columns-repeated="3"/>
          <table:table-cell table:formula="of:=[.E1566]+[.G1566]-[.E1565]-[.G1565]" office:value-type="float" office:value="1125">
            <text:p>1125</text:p>
          </table:table-cell>
          <table:table-cell/>
          <table:table-cell table:formula="of:=[.F1566]+[.H1566]-[.F1565]-[.H15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4675">
            <text:p>764675</text:p>
          </table:table-cell>
          <table:table-cell office:value-type="float" office:value="19250">
            <text:p>19250</text:p>
          </table:table-cell>
          <table:table-cell office:value-type="float" office:value="1505678">
            <text:p>1505678</text:p>
          </table:table-cell>
          <table:table-cell office:value-type="float" office:value="47834">
            <text:p>47834</text:p>
          </table:table-cell>
          <table:table-cell table:number-columns-repeated="3"/>
          <table:table-cell table:formula="of:=[.E1567]+[.G1567]-[.E1566]-[.G1566]" office:value-type="float" office:value="1121">
            <text:p>1121</text:p>
          </table:table-cell>
          <table:table-cell/>
          <table:table-cell table:formula="of:=[.F1567]+[.H1567]-[.F1566]-[.H15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4996">
            <text:p>764996</text:p>
          </table:table-cell>
          <table:table-cell office:value-type="float" office:value="19259">
            <text:p>19259</text:p>
          </table:table-cell>
          <table:table-cell office:value-type="float" office:value="1506478">
            <text:p>1506478</text:p>
          </table:table-cell>
          <table:table-cell office:value-type="float" office:value="47858">
            <text:p>47858</text:p>
          </table:table-cell>
          <table:table-cell table:number-columns-repeated="3"/>
          <table:table-cell table:formula="of:=[.E1568]+[.G1568]-[.E1567]-[.G1567]" office:value-type="float" office:value="1125">
            <text:p>1125</text:p>
          </table:table-cell>
          <table:table-cell/>
          <table:table-cell table:formula="of:=[.F1568]+[.H1568]-[.F1567]-[.H156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5321">
            <text:p>765321</text:p>
          </table:table-cell>
          <table:table-cell office:value-type="float" office:value="19268">
            <text:p>19268</text:p>
          </table:table-cell>
          <table:table-cell office:value-type="float" office:value="1507278">
            <text:p>1507278</text:p>
          </table:table-cell>
          <table:table-cell office:value-type="float" office:value="47882">
            <text:p>47882</text:p>
          </table:table-cell>
          <table:table-cell table:number-columns-repeated="3"/>
          <table:table-cell table:formula="of:=[.E1569]+[.G1569]-[.E1568]-[.G1568]" office:value-type="float" office:value="1121">
            <text:p>1121</text:p>
          </table:table-cell>
          <table:table-cell/>
          <table:table-cell table:formula="of:=[.F1569]+[.H1569]-[.F1568]-[.H15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5642">
            <text:p>765642</text:p>
          </table:table-cell>
          <table:table-cell office:value-type="float" office:value="19277">
            <text:p>19277</text:p>
          </table:table-cell>
          <table:table-cell office:value-type="float" office:value="1508078">
            <text:p>1508078</text:p>
          </table:table-cell>
          <table:table-cell office:value-type="float" office:value="47906">
            <text:p>47906</text:p>
          </table:table-cell>
          <table:table-cell table:number-columns-repeated="3"/>
          <table:table-cell table:formula="of:=[.E1570]+[.G1570]-[.E1569]-[.G1569]" office:value-type="float" office:value="1145">
            <text:p>1145</text:p>
          </table:table-cell>
          <table:table-cell/>
          <table:table-cell table:formula="of:=[.F1570]+[.H1570]-[.F1569]-[.H156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5987">
            <text:p>765987</text:p>
          </table:table-cell>
          <table:table-cell office:value-type="float" office:value="19287">
            <text:p>19287</text:p>
          </table:table-cell>
          <table:table-cell office:value-type="float" office:value="1508878">
            <text:p>1508878</text:p>
          </table:table-cell>
          <table:table-cell office:value-type="float" office:value="47930">
            <text:p>47930</text:p>
          </table:table-cell>
          <table:table-cell table:number-columns-repeated="3"/>
          <table:table-cell table:formula="of:=[.E1571]+[.G1571]-[.E1570]-[.G1570]" office:value-type="float" office:value="1121">
            <text:p>1121</text:p>
          </table:table-cell>
          <table:table-cell/>
          <table:table-cell table:formula="of:=[.F1571]+[.H1571]-[.F1570]-[.H15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6308">
            <text:p>766308</text:p>
          </table:table-cell>
          <table:table-cell office:value-type="float" office:value="19296">
            <text:p>19296</text:p>
          </table:table-cell>
          <table:table-cell office:value-type="float" office:value="1509678">
            <text:p>1509678</text:p>
          </table:table-cell>
          <table:table-cell office:value-type="float" office:value="47954">
            <text:p>47954</text:p>
          </table:table-cell>
          <table:table-cell table:number-columns-repeated="3"/>
          <table:table-cell table:formula="of:=[.E1572]+[.G1572]-[.E1571]-[.G1571]" office:value-type="float" office:value="1125">
            <text:p>1125</text:p>
          </table:table-cell>
          <table:table-cell/>
          <table:table-cell table:formula="of:=[.F1572]+[.H1572]-[.F1571]-[.H157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6633">
            <text:p>766633</text:p>
          </table:table-cell>
          <table:table-cell office:value-type="float" office:value="19305">
            <text:p>19305</text:p>
          </table:table-cell>
          <table:table-cell office:value-type="float" office:value="1510478">
            <text:p>1510478</text:p>
          </table:table-cell>
          <table:table-cell office:value-type="float" office:value="47978">
            <text:p>47978</text:p>
          </table:table-cell>
          <table:table-cell table:number-columns-repeated="3"/>
          <table:table-cell table:formula="of:=[.E1573]+[.G1573]-[.E1572]-[.G1572]" office:value-type="float" office:value="1121">
            <text:p>1121</text:p>
          </table:table-cell>
          <table:table-cell/>
          <table:table-cell table:formula="of:=[.F1573]+[.H1573]-[.F1572]-[.H15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6954">
            <text:p>766954</text:p>
          </table:table-cell>
          <table:table-cell office:value-type="float" office:value="19314">
            <text:p>19314</text:p>
          </table:table-cell>
          <table:table-cell office:value-type="float" office:value="1511278">
            <text:p>1511278</text:p>
          </table:table-cell>
          <table:table-cell office:value-type="float" office:value="48002">
            <text:p>48002</text:p>
          </table:table-cell>
          <table:table-cell table:number-columns-repeated="3"/>
          <table:table-cell table:formula="of:=[.E1574]+[.G1574]-[.E1573]-[.G1573]" office:value-type="float" office:value="1125">
            <text:p>1125</text:p>
          </table:table-cell>
          <table:table-cell/>
          <table:table-cell table:formula="of:=[.F1574]+[.H1574]-[.F1573]-[.H15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7279">
            <text:p>767279</text:p>
          </table:table-cell>
          <table:table-cell office:value-type="float" office:value="19323">
            <text:p>19323</text:p>
          </table:table-cell>
          <table:table-cell office:value-type="float" office:value="1512078">
            <text:p>1512078</text:p>
          </table:table-cell>
          <table:table-cell office:value-type="float" office:value="48026">
            <text:p>48026</text:p>
          </table:table-cell>
          <table:table-cell table:number-columns-repeated="3"/>
          <table:table-cell table:formula="of:=[.E1575]+[.G1575]-[.E1574]-[.G1574]" office:value-type="float" office:value="1121">
            <text:p>1121</text:p>
          </table:table-cell>
          <table:table-cell/>
          <table:table-cell table:formula="of:=[.F1575]+[.H1575]-[.F1574]-[.H15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7600">
            <text:p>767600</text:p>
          </table:table-cell>
          <table:table-cell office:value-type="float" office:value="19332">
            <text:p>19332</text:p>
          </table:table-cell>
          <table:table-cell office:value-type="float" office:value="1512878">
            <text:p>1512878</text:p>
          </table:table-cell>
          <table:table-cell office:value-type="float" office:value="48050">
            <text:p>48050</text:p>
          </table:table-cell>
          <table:table-cell table:number-columns-repeated="3"/>
          <table:table-cell table:formula="of:=[.E1576]+[.G1576]-[.E1575]-[.G1575]" office:value-type="float" office:value="1145">
            <text:p>1145</text:p>
          </table:table-cell>
          <table:table-cell/>
          <table:table-cell table:formula="of:=[.F1576]+[.H1576]-[.F1575]-[.H157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7945">
            <text:p>767945</text:p>
          </table:table-cell>
          <table:table-cell office:value-type="float" office:value="19342">
            <text:p>19342</text:p>
          </table:table-cell>
          <table:table-cell office:value-type="float" office:value="1513678">
            <text:p>1513678</text:p>
          </table:table-cell>
          <table:table-cell office:value-type="float" office:value="48074">
            <text:p>48074</text:p>
          </table:table-cell>
          <table:table-cell table:number-columns-repeated="3"/>
          <table:table-cell table:formula="of:=[.E1577]+[.G1577]-[.E1576]-[.G1576]" office:value-type="float" office:value="1121">
            <text:p>1121</text:p>
          </table:table-cell>
          <table:table-cell/>
          <table:table-cell table:formula="of:=[.F1577]+[.H1577]-[.F1576]-[.H15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8266">
            <text:p>768266</text:p>
          </table:table-cell>
          <table:table-cell office:value-type="float" office:value="19351">
            <text:p>19351</text:p>
          </table:table-cell>
          <table:table-cell office:value-type="float" office:value="1514478">
            <text:p>1514478</text:p>
          </table:table-cell>
          <table:table-cell office:value-type="float" office:value="48098">
            <text:p>48098</text:p>
          </table:table-cell>
          <table:table-cell table:number-columns-repeated="3"/>
          <table:table-cell table:formula="of:=[.E1578]+[.G1578]-[.E1577]-[.G1577]" office:value-type="float" office:value="1125">
            <text:p>1125</text:p>
          </table:table-cell>
          <table:table-cell/>
          <table:table-cell table:formula="of:=[.F1578]+[.H1578]-[.F1577]-[.H15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8591">
            <text:p>768591</text:p>
          </table:table-cell>
          <table:table-cell office:value-type="float" office:value="19360">
            <text:p>19360</text:p>
          </table:table-cell>
          <table:table-cell office:value-type="float" office:value="1515278">
            <text:p>1515278</text:p>
          </table:table-cell>
          <table:table-cell office:value-type="float" office:value="48122">
            <text:p>48122</text:p>
          </table:table-cell>
          <table:table-cell table:number-columns-repeated="3"/>
          <table:table-cell table:formula="of:=[.E1579]+[.G1579]-[.E1578]-[.G1578]" office:value-type="float" office:value="1121">
            <text:p>1121</text:p>
          </table:table-cell>
          <table:table-cell/>
          <table:table-cell table:formula="of:=[.F1579]+[.H1579]-[.F1578]-[.H157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8912">
            <text:p>768912</text:p>
          </table:table-cell>
          <table:table-cell office:value-type="float" office:value="19369">
            <text:p>19369</text:p>
          </table:table-cell>
          <table:table-cell office:value-type="float" office:value="1516078">
            <text:p>1516078</text:p>
          </table:table-cell>
          <table:table-cell office:value-type="float" office:value="48146">
            <text:p>48146</text:p>
          </table:table-cell>
          <table:table-cell table:number-columns-repeated="3"/>
          <table:table-cell table:formula="of:=[.E1580]+[.G1580]-[.E1579]-[.G1579]" office:value-type="float" office:value="1125">
            <text:p>1125</text:p>
          </table:table-cell>
          <table:table-cell/>
          <table:table-cell table:formula="of:=[.F1580]+[.H1580]-[.F1579]-[.H15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9237">
            <text:p>769237</text:p>
          </table:table-cell>
          <table:table-cell office:value-type="float" office:value="19378">
            <text:p>19378</text:p>
          </table:table-cell>
          <table:table-cell office:value-type="float" office:value="1516878">
            <text:p>1516878</text:p>
          </table:table-cell>
          <table:table-cell office:value-type="float" office:value="48170">
            <text:p>48170</text:p>
          </table:table-cell>
          <table:table-cell table:number-columns-repeated="3"/>
          <table:table-cell table:formula="of:=[.E1581]+[.G1581]-[.E1580]-[.G1580]" office:value-type="float" office:value="1141">
            <text:p>1141</text:p>
          </table:table-cell>
          <table:table-cell/>
          <table:table-cell table:formula="of:=[.F1581]+[.H1581]-[.F1580]-[.H158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9578">
            <text:p>769578</text:p>
          </table:table-cell>
          <table:table-cell office:value-type="float" office:value="19388">
            <text:p>19388</text:p>
          </table:table-cell>
          <table:table-cell office:value-type="float" office:value="1517678">
            <text:p>1517678</text:p>
          </table:table-cell>
          <table:table-cell office:value-type="float" office:value="48194">
            <text:p>48194</text:p>
          </table:table-cell>
          <table:table-cell table:number-columns-repeated="3"/>
          <table:table-cell table:formula="of:=[.E1582]+[.G1582]-[.E1581]-[.G1581]" office:value-type="float" office:value="1125">
            <text:p>1125</text:p>
          </table:table-cell>
          <table:table-cell/>
          <table:table-cell table:formula="of:=[.F1582]+[.H1582]-[.F1581]-[.H15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69903">
            <text:p>769903</text:p>
          </table:table-cell>
          <table:table-cell office:value-type="float" office:value="19397">
            <text:p>19397</text:p>
          </table:table-cell>
          <table:table-cell office:value-type="float" office:value="1518478">
            <text:p>1518478</text:p>
          </table:table-cell>
          <table:table-cell office:value-type="float" office:value="48218">
            <text:p>48218</text:p>
          </table:table-cell>
          <table:table-cell table:number-columns-repeated="3"/>
          <table:table-cell table:formula="of:=[.E1583]+[.G1583]-[.E1582]-[.G1582]" office:value-type="float" office:value="1121">
            <text:p>1121</text:p>
          </table:table-cell>
          <table:table-cell/>
          <table:table-cell table:formula="of:=[.F1583]+[.H1583]-[.F1582]-[.H15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0224">
            <text:p>770224</text:p>
          </table:table-cell>
          <table:table-cell office:value-type="float" office:value="19406">
            <text:p>19406</text:p>
          </table:table-cell>
          <table:table-cell office:value-type="float" office:value="1519278">
            <text:p>1519278</text:p>
          </table:table-cell>
          <table:table-cell office:value-type="float" office:value="48242">
            <text:p>48242</text:p>
          </table:table-cell>
          <table:table-cell table:number-columns-repeated="3"/>
          <table:table-cell table:formula="of:=[.E1584]+[.G1584]-[.E1583]-[.G1583]" office:value-type="float" office:value="1125">
            <text:p>1125</text:p>
          </table:table-cell>
          <table:table-cell/>
          <table:table-cell table:formula="of:=[.F1584]+[.H1584]-[.F1583]-[.H15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0549">
            <text:p>770549</text:p>
          </table:table-cell>
          <table:table-cell office:value-type="float" office:value="19415">
            <text:p>19415</text:p>
          </table:table-cell>
          <table:table-cell office:value-type="float" office:value="1520078">
            <text:p>1520078</text:p>
          </table:table-cell>
          <table:table-cell office:value-type="float" office:value="48266">
            <text:p>48266</text:p>
          </table:table-cell>
          <table:table-cell table:number-columns-repeated="3"/>
          <table:table-cell table:formula="of:=[.E1585]+[.G1585]-[.E1584]-[.G1584]" office:value-type="float" office:value="1141">
            <text:p>1141</text:p>
          </table:table-cell>
          <table:table-cell/>
          <table:table-cell table:formula="of:=[.F1585]+[.H1585]-[.F1584]-[.H158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0890">
            <text:p>770890</text:p>
          </table:table-cell>
          <table:table-cell office:value-type="float" office:value="19425">
            <text:p>19425</text:p>
          </table:table-cell>
          <table:table-cell office:value-type="float" office:value="1520878">
            <text:p>1520878</text:p>
          </table:table-cell>
          <table:table-cell office:value-type="float" office:value="48290">
            <text:p>48290</text:p>
          </table:table-cell>
          <table:table-cell table:number-columns-repeated="3"/>
          <table:table-cell table:formula="of:=[.E1586]+[.G1586]-[.E1585]-[.G1585]" office:value-type="float" office:value="1125">
            <text:p>1125</text:p>
          </table:table-cell>
          <table:table-cell/>
          <table:table-cell table:formula="of:=[.F1586]+[.H1586]-[.F1585]-[.H15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1215">
            <text:p>771215</text:p>
          </table:table-cell>
          <table:table-cell office:value-type="float" office:value="19434">
            <text:p>19434</text:p>
          </table:table-cell>
          <table:table-cell office:value-type="float" office:value="1521678">
            <text:p>1521678</text:p>
          </table:table-cell>
          <table:table-cell office:value-type="float" office:value="48314">
            <text:p>48314</text:p>
          </table:table-cell>
          <table:table-cell table:number-columns-repeated="3"/>
          <table:table-cell table:formula="of:=[.E1587]+[.G1587]-[.E1586]-[.G1586]" office:value-type="float" office:value="1121">
            <text:p>1121</text:p>
          </table:table-cell>
          <table:table-cell/>
          <table:table-cell table:formula="of:=[.F1587]+[.H1587]-[.F1586]-[.H15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1536">
            <text:p>771536</text:p>
          </table:table-cell>
          <table:table-cell office:value-type="float" office:value="19443">
            <text:p>19443</text:p>
          </table:table-cell>
          <table:table-cell office:value-type="float" office:value="1522478">
            <text:p>1522478</text:p>
          </table:table-cell>
          <table:table-cell office:value-type="float" office:value="48338">
            <text:p>48338</text:p>
          </table:table-cell>
          <table:table-cell table:number-columns-repeated="3"/>
          <table:table-cell table:formula="of:=[.E1588]+[.G1588]-[.E1587]-[.G1587]" office:value-type="float" office:value="1125">
            <text:p>1125</text:p>
          </table:table-cell>
          <table:table-cell/>
          <table:table-cell table:formula="of:=[.F1588]+[.H1588]-[.F1587]-[.H15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1861">
            <text:p>771861</text:p>
          </table:table-cell>
          <table:table-cell office:value-type="float" office:value="19452">
            <text:p>19452</text:p>
          </table:table-cell>
          <table:table-cell office:value-type="float" office:value="1523278">
            <text:p>1523278</text:p>
          </table:table-cell>
          <table:table-cell office:value-type="float" office:value="48362">
            <text:p>48362</text:p>
          </table:table-cell>
          <table:table-cell table:number-columns-repeated="3"/>
          <table:table-cell table:formula="of:=[.E1589]+[.G1589]-[.E1588]-[.G1588]" office:value-type="float" office:value="1121">
            <text:p>1121</text:p>
          </table:table-cell>
          <table:table-cell/>
          <table:table-cell table:formula="of:=[.F1589]+[.H1589]-[.F1588]-[.H15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2182">
            <text:p>772182</text:p>
          </table:table-cell>
          <table:table-cell office:value-type="float" office:value="19461">
            <text:p>19461</text:p>
          </table:table-cell>
          <table:table-cell office:value-type="float" office:value="1524078">
            <text:p>1524078</text:p>
          </table:table-cell>
          <table:table-cell office:value-type="float" office:value="48386">
            <text:p>48386</text:p>
          </table:table-cell>
          <table:table-cell table:number-columns-repeated="3"/>
          <table:table-cell table:formula="of:=[.E1590]+[.G1590]-[.E1589]-[.G1589]" office:value-type="float" office:value="1145">
            <text:p>1145</text:p>
          </table:table-cell>
          <table:table-cell/>
          <table:table-cell table:formula="of:=[.F1590]+[.H1590]-[.F1589]-[.H15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2527">
            <text:p>772527</text:p>
          </table:table-cell>
          <table:table-cell office:value-type="float" office:value="19471">
            <text:p>19471</text:p>
          </table:table-cell>
          <table:table-cell office:value-type="float" office:value="1524878">
            <text:p>1524878</text:p>
          </table:table-cell>
          <table:table-cell office:value-type="float" office:value="48410">
            <text:p>48410</text:p>
          </table:table-cell>
          <table:table-cell table:number-columns-repeated="3"/>
          <table:table-cell table:formula="of:=[.E1591]+[.G1591]-[.E1590]-[.G1590]" office:value-type="float" office:value="1121">
            <text:p>1121</text:p>
          </table:table-cell>
          <table:table-cell/>
          <table:table-cell table:formula="of:=[.F1591]+[.H1591]-[.F1590]-[.H15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2848">
            <text:p>772848</text:p>
          </table:table-cell>
          <table:table-cell office:value-type="float" office:value="19480">
            <text:p>19480</text:p>
          </table:table-cell>
          <table:table-cell office:value-type="float" office:value="1525678">
            <text:p>1525678</text:p>
          </table:table-cell>
          <table:table-cell office:value-type="float" office:value="48434">
            <text:p>48434</text:p>
          </table:table-cell>
          <table:table-cell table:number-columns-repeated="3"/>
          <table:table-cell table:formula="of:=[.E1592]+[.G1592]-[.E1591]-[.G1591]" office:value-type="float" office:value="1125">
            <text:p>1125</text:p>
          </table:table-cell>
          <table:table-cell/>
          <table:table-cell table:formula="of:=[.F1592]+[.H1592]-[.F1591]-[.H15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3173">
            <text:p>773173</text:p>
          </table:table-cell>
          <table:table-cell office:value-type="float" office:value="19489">
            <text:p>19489</text:p>
          </table:table-cell>
          <table:table-cell office:value-type="float" office:value="1526478">
            <text:p>1526478</text:p>
          </table:table-cell>
          <table:table-cell office:value-type="float" office:value="48458">
            <text:p>48458</text:p>
          </table:table-cell>
          <table:table-cell table:number-columns-repeated="3"/>
          <table:table-cell table:formula="of:=[.E1593]+[.G1593]-[.E1592]-[.G1592]" office:value-type="float" office:value="1121">
            <text:p>1121</text:p>
          </table:table-cell>
          <table:table-cell/>
          <table:table-cell table:formula="of:=[.F1593]+[.H1593]-[.F1592]-[.H15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3494">
            <text:p>773494</text:p>
          </table:table-cell>
          <table:table-cell office:value-type="float" office:value="19498">
            <text:p>19498</text:p>
          </table:table-cell>
          <table:table-cell office:value-type="float" office:value="1527278">
            <text:p>1527278</text:p>
          </table:table-cell>
          <table:table-cell office:value-type="float" office:value="48482">
            <text:p>48482</text:p>
          </table:table-cell>
          <table:table-cell table:number-columns-repeated="3"/>
          <table:table-cell table:formula="of:=[.E1594]+[.G1594]-[.E1593]-[.G1593]" office:value-type="float" office:value="1125">
            <text:p>1125</text:p>
          </table:table-cell>
          <table:table-cell/>
          <table:table-cell table:formula="of:=[.F1594]+[.H1594]-[.F1593]-[.H15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3819">
            <text:p>773819</text:p>
          </table:table-cell>
          <table:table-cell office:value-type="float" office:value="19507">
            <text:p>19507</text:p>
          </table:table-cell>
          <table:table-cell office:value-type="float" office:value="1528078">
            <text:p>1528078</text:p>
          </table:table-cell>
          <table:table-cell office:value-type="float" office:value="48506">
            <text:p>48506</text:p>
          </table:table-cell>
          <table:table-cell table:number-columns-repeated="3"/>
          <table:table-cell table:formula="of:=[.E1595]+[.G1595]-[.E1594]-[.G1594]" office:value-type="float" office:value="1141">
            <text:p>1141</text:p>
          </table:table-cell>
          <table:table-cell/>
          <table:table-cell table:formula="of:=[.F1595]+[.H1595]-[.F1594]-[.H159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4160">
            <text:p>774160</text:p>
          </table:table-cell>
          <table:table-cell office:value-type="float" office:value="19517">
            <text:p>19517</text:p>
          </table:table-cell>
          <table:table-cell office:value-type="float" office:value="1528878">
            <text:p>1528878</text:p>
          </table:table-cell>
          <table:table-cell office:value-type="float" office:value="48530">
            <text:p>48530</text:p>
          </table:table-cell>
          <table:table-cell table:number-columns-repeated="3"/>
          <table:table-cell table:formula="of:=[.E1596]+[.G1596]-[.E1595]-[.G1595]" office:value-type="float" office:value="1125">
            <text:p>1125</text:p>
          </table:table-cell>
          <table:table-cell/>
          <table:table-cell table:formula="of:=[.F1596]+[.H1596]-[.F1595]-[.H159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4485">
            <text:p>774485</text:p>
          </table:table-cell>
          <table:table-cell office:value-type="float" office:value="19526">
            <text:p>19526</text:p>
          </table:table-cell>
          <table:table-cell office:value-type="float" office:value="1529678">
            <text:p>1529678</text:p>
          </table:table-cell>
          <table:table-cell office:value-type="float" office:value="48554">
            <text:p>48554</text:p>
          </table:table-cell>
          <table:table-cell table:number-columns-repeated="3"/>
          <table:table-cell table:formula="of:=[.E1597]+[.G1597]-[.E1596]-[.G1596]" office:value-type="float" office:value="1121">
            <text:p>1121</text:p>
          </table:table-cell>
          <table:table-cell/>
          <table:table-cell table:formula="of:=[.F1597]+[.H1597]-[.F1596]-[.H15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4806">
            <text:p>774806</text:p>
          </table:table-cell>
          <table:table-cell office:value-type="float" office:value="19535">
            <text:p>19535</text:p>
          </table:table-cell>
          <table:table-cell office:value-type="float" office:value="1530478">
            <text:p>1530478</text:p>
          </table:table-cell>
          <table:table-cell office:value-type="float" office:value="48578">
            <text:p>48578</text:p>
          </table:table-cell>
          <table:table-cell table:number-columns-repeated="3"/>
          <table:table-cell table:formula="of:=[.E1598]+[.G1598]-[.E1597]-[.G1597]" office:value-type="float" office:value="1125">
            <text:p>1125</text:p>
          </table:table-cell>
          <table:table-cell/>
          <table:table-cell table:formula="of:=[.F1598]+[.H1598]-[.F1597]-[.H15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5131">
            <text:p>775131</text:p>
          </table:table-cell>
          <table:table-cell office:value-type="float" office:value="19544">
            <text:p>19544</text:p>
          </table:table-cell>
          <table:table-cell office:value-type="float" office:value="1531278">
            <text:p>1531278</text:p>
          </table:table-cell>
          <table:table-cell office:value-type="float" office:value="48602">
            <text:p>48602</text:p>
          </table:table-cell>
          <table:table-cell table:number-columns-repeated="3"/>
          <table:table-cell table:formula="of:=[.E1599]+[.G1599]-[.E1598]-[.G1598]" office:value-type="float" office:value="1141">
            <text:p>1141</text:p>
          </table:table-cell>
          <table:table-cell/>
          <table:table-cell table:formula="of:=[.F1599]+[.H1599]-[.F1598]-[.H159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5472">
            <text:p>775472</text:p>
          </table:table-cell>
          <table:table-cell office:value-type="float" office:value="19554">
            <text:p>19554</text:p>
          </table:table-cell>
          <table:table-cell office:value-type="float" office:value="1532078">
            <text:p>1532078</text:p>
          </table:table-cell>
          <table:table-cell office:value-type="float" office:value="48626">
            <text:p>48626</text:p>
          </table:table-cell>
          <table:table-cell table:number-columns-repeated="3"/>
          <table:table-cell table:formula="of:=[.E1600]+[.G1600]-[.E1599]-[.G1599]" office:value-type="float" office:value="1125">
            <text:p>1125</text:p>
          </table:table-cell>
          <table:table-cell/>
          <table:table-cell table:formula="of:=[.F1600]+[.H1600]-[.F1599]-[.H15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5797">
            <text:p>775797</text:p>
          </table:table-cell>
          <table:table-cell office:value-type="float" office:value="19563">
            <text:p>19563</text:p>
          </table:table-cell>
          <table:table-cell office:value-type="float" office:value="1532878">
            <text:p>1532878</text:p>
          </table:table-cell>
          <table:table-cell office:value-type="float" office:value="48650">
            <text:p>48650</text:p>
          </table:table-cell>
          <table:table-cell table:number-columns-repeated="3"/>
          <table:table-cell table:formula="of:=[.E1601]+[.G1601]-[.E1600]-[.G1600]" office:value-type="float" office:value="1121">
            <text:p>1121</text:p>
          </table:table-cell>
          <table:table-cell/>
          <table:table-cell table:formula="of:=[.F1601]+[.H1601]-[.F1600]-[.H16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6118">
            <text:p>776118</text:p>
          </table:table-cell>
          <table:table-cell office:value-type="float" office:value="19572">
            <text:p>19572</text:p>
          </table:table-cell>
          <table:table-cell office:value-type="float" office:value="1533678">
            <text:p>1533678</text:p>
          </table:table-cell>
          <table:table-cell office:value-type="float" office:value="48674">
            <text:p>48674</text:p>
          </table:table-cell>
          <table:table-cell table:number-columns-repeated="3"/>
          <table:table-cell table:formula="of:=[.E1602]+[.G1602]-[.E1601]-[.G1601]" office:value-type="float" office:value="1125">
            <text:p>1125</text:p>
          </table:table-cell>
          <table:table-cell/>
          <table:table-cell table:formula="of:=[.F1602]+[.H1602]-[.F1601]-[.H16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6443">
            <text:p>776443</text:p>
          </table:table-cell>
          <table:table-cell office:value-type="float" office:value="19581">
            <text:p>19581</text:p>
          </table:table-cell>
          <table:table-cell office:value-type="float" office:value="1534478">
            <text:p>1534478</text:p>
          </table:table-cell>
          <table:table-cell office:value-type="float" office:value="48698">
            <text:p>48698</text:p>
          </table:table-cell>
          <table:table-cell table:number-columns-repeated="3"/>
          <table:table-cell table:formula="of:=[.E1603]+[.G1603]-[.E1602]-[.G1602]" office:value-type="float" office:value="1121">
            <text:p>1121</text:p>
          </table:table-cell>
          <table:table-cell/>
          <table:table-cell table:formula="of:=[.F1603]+[.H1603]-[.F1602]-[.H160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6764">
            <text:p>776764</text:p>
          </table:table-cell>
          <table:table-cell office:value-type="float" office:value="19590">
            <text:p>19590</text:p>
          </table:table-cell>
          <table:table-cell office:value-type="float" office:value="1535278">
            <text:p>1535278</text:p>
          </table:table-cell>
          <table:table-cell office:value-type="float" office:value="48722">
            <text:p>48722</text:p>
          </table:table-cell>
          <table:table-cell table:number-columns-repeated="3"/>
          <table:table-cell table:formula="of:=[.E1604]+[.G1604]-[.E1603]-[.G1603]" office:value-type="float" office:value="1145">
            <text:p>1145</text:p>
          </table:table-cell>
          <table:table-cell/>
          <table:table-cell table:formula="of:=[.F1604]+[.H1604]-[.F1603]-[.H160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7109">
            <text:p>777109</text:p>
          </table:table-cell>
          <table:table-cell office:value-type="float" office:value="19600">
            <text:p>19600</text:p>
          </table:table-cell>
          <table:table-cell office:value-type="float" office:value="1536078">
            <text:p>1536078</text:p>
          </table:table-cell>
          <table:table-cell office:value-type="float" office:value="48746">
            <text:p>48746</text:p>
          </table:table-cell>
          <table:table-cell table:number-columns-repeated="3"/>
          <table:table-cell table:formula="of:=[.E1605]+[.G1605]-[.E1604]-[.G1604]" office:value-type="float" office:value="1121">
            <text:p>1121</text:p>
          </table:table-cell>
          <table:table-cell/>
          <table:table-cell table:formula="of:=[.F1605]+[.H1605]-[.F1604]-[.H16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7430">
            <text:p>777430</text:p>
          </table:table-cell>
          <table:table-cell office:value-type="float" office:value="19609">
            <text:p>19609</text:p>
          </table:table-cell>
          <table:table-cell office:value-type="float" office:value="1536878">
            <text:p>1536878</text:p>
          </table:table-cell>
          <table:table-cell office:value-type="float" office:value="48770">
            <text:p>48770</text:p>
          </table:table-cell>
          <table:table-cell table:number-columns-repeated="3"/>
          <table:table-cell table:formula="of:=[.E1606]+[.G1606]-[.E1605]-[.G1605]" office:value-type="float" office:value="1125">
            <text:p>1125</text:p>
          </table:table-cell>
          <table:table-cell/>
          <table:table-cell table:formula="of:=[.F1606]+[.H1606]-[.F1605]-[.H16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7755">
            <text:p>777755</text:p>
          </table:table-cell>
          <table:table-cell office:value-type="float" office:value="19618">
            <text:p>19618</text:p>
          </table:table-cell>
          <table:table-cell office:value-type="float" office:value="1537678">
            <text:p>1537678</text:p>
          </table:table-cell>
          <table:table-cell office:value-type="float" office:value="48794">
            <text:p>48794</text:p>
          </table:table-cell>
          <table:table-cell table:number-columns-repeated="3"/>
          <table:table-cell table:formula="of:=[.E1607]+[.G1607]-[.E1606]-[.G1606]" office:value-type="float" office:value="1121">
            <text:p>1121</text:p>
          </table:table-cell>
          <table:table-cell/>
          <table:table-cell table:formula="of:=[.F1607]+[.H1607]-[.F1606]-[.H16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8076">
            <text:p>778076</text:p>
          </table:table-cell>
          <table:table-cell office:value-type="float" office:value="19627">
            <text:p>19627</text:p>
          </table:table-cell>
          <table:table-cell office:value-type="float" office:value="1538478">
            <text:p>1538478</text:p>
          </table:table-cell>
          <table:table-cell office:value-type="float" office:value="48818">
            <text:p>48818</text:p>
          </table:table-cell>
          <table:table-cell table:number-columns-repeated="3"/>
          <table:table-cell table:formula="of:=[.E1608]+[.G1608]-[.E1607]-[.G1607]" office:value-type="float" office:value="1125">
            <text:p>1125</text:p>
          </table:table-cell>
          <table:table-cell/>
          <table:table-cell table:formula="of:=[.F1608]+[.H1608]-[.F1607]-[.H160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8401">
            <text:p>778401</text:p>
          </table:table-cell>
          <table:table-cell office:value-type="float" office:value="19636">
            <text:p>19636</text:p>
          </table:table-cell>
          <table:table-cell office:value-type="float" office:value="1539278">
            <text:p>1539278</text:p>
          </table:table-cell>
          <table:table-cell office:value-type="float" office:value="48842">
            <text:p>48842</text:p>
          </table:table-cell>
          <table:table-cell table:number-columns-repeated="3"/>
          <table:table-cell table:formula="of:=[.E1609]+[.G1609]-[.E1608]-[.G1608]" office:value-type="float" office:value="1141">
            <text:p>1141</text:p>
          </table:table-cell>
          <table:table-cell/>
          <table:table-cell table:formula="of:=[.F1609]+[.H1609]-[.F1608]-[.H160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8742">
            <text:p>778742</text:p>
          </table:table-cell>
          <table:table-cell office:value-type="float" office:value="19646">
            <text:p>19646</text:p>
          </table:table-cell>
          <table:table-cell office:value-type="float" office:value="1540078">
            <text:p>1540078</text:p>
          </table:table-cell>
          <table:table-cell office:value-type="float" office:value="48866">
            <text:p>48866</text:p>
          </table:table-cell>
          <table:table-cell table:number-columns-repeated="3"/>
          <table:table-cell table:formula="of:=[.E1610]+[.G1610]-[.E1609]-[.G1609]" office:value-type="float" office:value="1125">
            <text:p>1125</text:p>
          </table:table-cell>
          <table:table-cell/>
          <table:table-cell table:formula="of:=[.F1610]+[.H1610]-[.F1609]-[.H16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9067">
            <text:p>779067</text:p>
          </table:table-cell>
          <table:table-cell office:value-type="float" office:value="19655">
            <text:p>19655</text:p>
          </table:table-cell>
          <table:table-cell office:value-type="float" office:value="1540878">
            <text:p>1540878</text:p>
          </table:table-cell>
          <table:table-cell office:value-type="float" office:value="48890">
            <text:p>48890</text:p>
          </table:table-cell>
          <table:table-cell table:number-columns-repeated="3"/>
          <table:table-cell table:formula="of:=[.E1611]+[.G1611]-[.E1610]-[.G1610]" office:value-type="float" office:value="1121">
            <text:p>1121</text:p>
          </table:table-cell>
          <table:table-cell/>
          <table:table-cell table:formula="of:=[.F1611]+[.H1611]-[.F1610]-[.H161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9388">
            <text:p>779388</text:p>
          </table:table-cell>
          <table:table-cell office:value-type="float" office:value="19664">
            <text:p>19664</text:p>
          </table:table-cell>
          <table:table-cell office:value-type="float" office:value="1541678">
            <text:p>1541678</text:p>
          </table:table-cell>
          <table:table-cell office:value-type="float" office:value="48914">
            <text:p>48914</text:p>
          </table:table-cell>
          <table:table-cell table:number-columns-repeated="3"/>
          <table:table-cell table:formula="of:=[.E1612]+[.G1612]-[.E1611]-[.G1611]" office:value-type="float" office:value="1125">
            <text:p>1125</text:p>
          </table:table-cell>
          <table:table-cell/>
          <table:table-cell table:formula="of:=[.F1612]+[.H1612]-[.F1611]-[.H16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79713">
            <text:p>779713</text:p>
          </table:table-cell>
          <table:table-cell office:value-type="float" office:value="19673">
            <text:p>19673</text:p>
          </table:table-cell>
          <table:table-cell office:value-type="float" office:value="1542478">
            <text:p>1542478</text:p>
          </table:table-cell>
          <table:table-cell office:value-type="float" office:value="48938">
            <text:p>48938</text:p>
          </table:table-cell>
          <table:table-cell table:number-columns-repeated="3"/>
          <table:table-cell table:formula="of:=[.E1613]+[.G1613]-[.E1612]-[.G1612]" office:value-type="float" office:value="1121">
            <text:p>1121</text:p>
          </table:table-cell>
          <table:table-cell/>
          <table:table-cell table:formula="of:=[.F1613]+[.H1613]-[.F1612]-[.H16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0034">
            <text:p>780034</text:p>
          </table:table-cell>
          <table:table-cell office:value-type="float" office:value="19682">
            <text:p>19682</text:p>
          </table:table-cell>
          <table:table-cell office:value-type="float" office:value="1543278">
            <text:p>1543278</text:p>
          </table:table-cell>
          <table:table-cell office:value-type="float" office:value="48962">
            <text:p>48962</text:p>
          </table:table-cell>
          <table:table-cell table:number-columns-repeated="3"/>
          <table:table-cell table:formula="of:=[.E1614]+[.G1614]-[.E1613]-[.G1613]" office:value-type="float" office:value="1125">
            <text:p>1125</text:p>
          </table:table-cell>
          <table:table-cell/>
          <table:table-cell table:formula="of:=[.F1614]+[.H1614]-[.F1613]-[.H16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0359">
            <text:p>780359</text:p>
          </table:table-cell>
          <table:table-cell office:value-type="float" office:value="19691">
            <text:p>19691</text:p>
          </table:table-cell>
          <table:table-cell office:value-type="float" office:value="1544078">
            <text:p>1544078</text:p>
          </table:table-cell>
          <table:table-cell office:value-type="float" office:value="48986">
            <text:p>48986</text:p>
          </table:table-cell>
          <table:table-cell table:number-columns-repeated="3"/>
          <table:table-cell table:formula="of:=[.E1615]+[.G1615]-[.E1614]-[.G1614]" office:value-type="float" office:value="1121">
            <text:p>1121</text:p>
          </table:table-cell>
          <table:table-cell/>
          <table:table-cell table:formula="of:=[.F1615]+[.H1615]-[.F1614]-[.H16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0680">
            <text:p>780680</text:p>
          </table:table-cell>
          <table:table-cell office:value-type="float" office:value="19700">
            <text:p>19700</text:p>
          </table:table-cell>
          <table:table-cell office:value-type="float" office:value="1544878">
            <text:p>1544878</text:p>
          </table:table-cell>
          <table:table-cell office:value-type="float" office:value="49010">
            <text:p>49010</text:p>
          </table:table-cell>
          <table:table-cell table:number-columns-repeated="3"/>
          <table:table-cell table:formula="of:=[.E1616]+[.G1616]-[.E1615]-[.G1615]" office:value-type="float" office:value="1145">
            <text:p>1145</text:p>
          </table:table-cell>
          <table:table-cell/>
          <table:table-cell table:formula="of:=[.F1616]+[.H1616]-[.F1615]-[.H161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1025">
            <text:p>781025</text:p>
          </table:table-cell>
          <table:table-cell office:value-type="float" office:value="19710">
            <text:p>19710</text:p>
          </table:table-cell>
          <table:table-cell office:value-type="float" office:value="1545678">
            <text:p>1545678</text:p>
          </table:table-cell>
          <table:table-cell office:value-type="float" office:value="49034">
            <text:p>49034</text:p>
          </table:table-cell>
          <table:table-cell table:number-columns-repeated="3"/>
          <table:table-cell table:formula="of:=[.E1617]+[.G1617]-[.E1616]-[.G1616]" office:value-type="float" office:value="1121">
            <text:p>1121</text:p>
          </table:table-cell>
          <table:table-cell/>
          <table:table-cell table:formula="of:=[.F1617]+[.H1617]-[.F1616]-[.H16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1346">
            <text:p>781346</text:p>
          </table:table-cell>
          <table:table-cell office:value-type="float" office:value="19719">
            <text:p>19719</text:p>
          </table:table-cell>
          <table:table-cell office:value-type="float" office:value="1546478">
            <text:p>1546478</text:p>
          </table:table-cell>
          <table:table-cell office:value-type="float" office:value="49058">
            <text:p>49058</text:p>
          </table:table-cell>
          <table:table-cell table:number-columns-repeated="3"/>
          <table:table-cell table:formula="of:=[.E1618]+[.G1618]-[.E1617]-[.G1617]" office:value-type="float" office:value="1125">
            <text:p>1125</text:p>
          </table:table-cell>
          <table:table-cell/>
          <table:table-cell table:formula="of:=[.F1618]+[.H1618]-[.F1617]-[.H161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1671">
            <text:p>781671</text:p>
          </table:table-cell>
          <table:table-cell office:value-type="float" office:value="19728">
            <text:p>19728</text:p>
          </table:table-cell>
          <table:table-cell office:value-type="float" office:value="1547278">
            <text:p>1547278</text:p>
          </table:table-cell>
          <table:table-cell office:value-type="float" office:value="49082">
            <text:p>49082</text:p>
          </table:table-cell>
          <table:table-cell table:number-columns-repeated="3"/>
          <table:table-cell table:formula="of:=[.E1619]+[.G1619]-[.E1618]-[.G1618]" office:value-type="float" office:value="1121">
            <text:p>1121</text:p>
          </table:table-cell>
          <table:table-cell/>
          <table:table-cell table:formula="of:=[.F1619]+[.H1619]-[.F1618]-[.H16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1992">
            <text:p>781992</text:p>
          </table:table-cell>
          <table:table-cell office:value-type="float" office:value="19737">
            <text:p>19737</text:p>
          </table:table-cell>
          <table:table-cell office:value-type="float" office:value="1548078">
            <text:p>1548078</text:p>
          </table:table-cell>
          <table:table-cell office:value-type="float" office:value="49106">
            <text:p>49106</text:p>
          </table:table-cell>
          <table:table-cell table:number-columns-repeated="3"/>
          <table:table-cell table:formula="of:=[.E1620]+[.G1620]-[.E1619]-[.G1619]" office:value-type="float" office:value="1145">
            <text:p>1145</text:p>
          </table:table-cell>
          <table:table-cell/>
          <table:table-cell table:formula="of:=[.F1620]+[.H1620]-[.F1619]-[.H161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2337">
            <text:p>782337</text:p>
          </table:table-cell>
          <table:table-cell office:value-type="float" office:value="19747">
            <text:p>19747</text:p>
          </table:table-cell>
          <table:table-cell office:value-type="float" office:value="1548878">
            <text:p>1548878</text:p>
          </table:table-cell>
          <table:table-cell office:value-type="float" office:value="49130">
            <text:p>49130</text:p>
          </table:table-cell>
          <table:table-cell table:number-columns-repeated="3"/>
          <table:table-cell table:formula="of:=[.E1621]+[.G1621]-[.E1620]-[.G1620]" office:value-type="float" office:value="1121">
            <text:p>1121</text:p>
          </table:table-cell>
          <table:table-cell/>
          <table:table-cell table:formula="of:=[.F1621]+[.H1621]-[.F1620]-[.H16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2658">
            <text:p>782658</text:p>
          </table:table-cell>
          <table:table-cell office:value-type="float" office:value="19756">
            <text:p>19756</text:p>
          </table:table-cell>
          <table:table-cell office:value-type="float" office:value="1549678">
            <text:p>1549678</text:p>
          </table:table-cell>
          <table:table-cell office:value-type="float" office:value="49154">
            <text:p>49154</text:p>
          </table:table-cell>
          <table:table-cell table:number-columns-repeated="3"/>
          <table:table-cell table:formula="of:=[.E1622]+[.G1622]-[.E1621]-[.G1621]" office:value-type="float" office:value="1125">
            <text:p>1125</text:p>
          </table:table-cell>
          <table:table-cell/>
          <table:table-cell table:formula="of:=[.F1622]+[.H1622]-[.F1621]-[.H16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2983">
            <text:p>782983</text:p>
          </table:table-cell>
          <table:table-cell office:value-type="float" office:value="19765">
            <text:p>19765</text:p>
          </table:table-cell>
          <table:table-cell office:value-type="float" office:value="1550478">
            <text:p>1550478</text:p>
          </table:table-cell>
          <table:table-cell office:value-type="float" office:value="49178">
            <text:p>49178</text:p>
          </table:table-cell>
          <table:table-cell table:number-columns-repeated="3"/>
          <table:table-cell table:formula="of:=[.E1623]+[.G1623]-[.E1622]-[.G1622]" office:value-type="float" office:value="1121">
            <text:p>1121</text:p>
          </table:table-cell>
          <table:table-cell/>
          <table:table-cell table:formula="of:=[.F1623]+[.H1623]-[.F1622]-[.H16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3304">
            <text:p>783304</text:p>
          </table:table-cell>
          <table:table-cell office:value-type="float" office:value="19774">
            <text:p>19774</text:p>
          </table:table-cell>
          <table:table-cell office:value-type="float" office:value="1551278">
            <text:p>1551278</text:p>
          </table:table-cell>
          <table:table-cell office:value-type="float" office:value="49202">
            <text:p>49202</text:p>
          </table:table-cell>
          <table:table-cell table:number-columns-repeated="3"/>
          <table:table-cell table:formula="of:=[.E1624]+[.G1624]-[.E1623]-[.G1623]" office:value-type="float" office:value="1125">
            <text:p>1125</text:p>
          </table:table-cell>
          <table:table-cell/>
          <table:table-cell table:formula="of:=[.F1624]+[.H1624]-[.F1623]-[.H162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3629">
            <text:p>783629</text:p>
          </table:table-cell>
          <table:table-cell office:value-type="float" office:value="19783">
            <text:p>19783</text:p>
          </table:table-cell>
          <table:table-cell office:value-type="float" office:value="1552078">
            <text:p>1552078</text:p>
          </table:table-cell>
          <table:table-cell office:value-type="float" office:value="49226">
            <text:p>49226</text:p>
          </table:table-cell>
          <table:table-cell table:number-columns-repeated="3"/>
          <table:table-cell table:formula="of:=[.E1625]+[.G1625]-[.E1624]-[.G1624]" office:value-type="float" office:value="1121">
            <text:p>1121</text:p>
          </table:table-cell>
          <table:table-cell/>
          <table:table-cell table:formula="of:=[.F1625]+[.H1625]-[.F1624]-[.H16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3950">
            <text:p>783950</text:p>
          </table:table-cell>
          <table:table-cell office:value-type="float" office:value="19792">
            <text:p>19792</text:p>
          </table:table-cell>
          <table:table-cell office:value-type="float" office:value="1552878">
            <text:p>1552878</text:p>
          </table:table-cell>
          <table:table-cell office:value-type="float" office:value="49250">
            <text:p>49250</text:p>
          </table:table-cell>
          <table:table-cell table:number-columns-repeated="3"/>
          <table:table-cell table:formula="of:=[.E1626]+[.G1626]-[.E1625]-[.G1625]" office:value-type="float" office:value="1145">
            <text:p>1145</text:p>
          </table:table-cell>
          <table:table-cell/>
          <table:table-cell table:formula="of:=[.F1626]+[.H1626]-[.F1625]-[.H162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4295">
            <text:p>784295</text:p>
          </table:table-cell>
          <table:table-cell office:value-type="float" office:value="19802">
            <text:p>19802</text:p>
          </table:table-cell>
          <table:table-cell office:value-type="float" office:value="1553678">
            <text:p>1553678</text:p>
          </table:table-cell>
          <table:table-cell office:value-type="float" office:value="49274">
            <text:p>49274</text:p>
          </table:table-cell>
          <table:table-cell table:number-columns-repeated="3"/>
          <table:table-cell table:formula="of:=[.E1627]+[.G1627]-[.E1626]-[.G1626]" office:value-type="float" office:value="1121">
            <text:p>1121</text:p>
          </table:table-cell>
          <table:table-cell/>
          <table:table-cell table:formula="of:=[.F1627]+[.H1627]-[.F1626]-[.H16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4616">
            <text:p>784616</text:p>
          </table:table-cell>
          <table:table-cell office:value-type="float" office:value="19811">
            <text:p>19811</text:p>
          </table:table-cell>
          <table:table-cell office:value-type="float" office:value="1554478">
            <text:p>1554478</text:p>
          </table:table-cell>
          <table:table-cell office:value-type="float" office:value="49298">
            <text:p>49298</text:p>
          </table:table-cell>
          <table:table-cell table:number-columns-repeated="3"/>
          <table:table-cell table:formula="of:=[.E1628]+[.G1628]-[.E1627]-[.G1627]" office:value-type="float" office:value="1125">
            <text:p>1125</text:p>
          </table:table-cell>
          <table:table-cell/>
          <table:table-cell table:formula="of:=[.F1628]+[.H1628]-[.F1627]-[.H16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4941">
            <text:p>784941</text:p>
          </table:table-cell>
          <table:table-cell office:value-type="float" office:value="19820">
            <text:p>19820</text:p>
          </table:table-cell>
          <table:table-cell office:value-type="float" office:value="1555278">
            <text:p>1555278</text:p>
          </table:table-cell>
          <table:table-cell office:value-type="float" office:value="49322">
            <text:p>49322</text:p>
          </table:table-cell>
          <table:table-cell table:number-columns-repeated="3"/>
          <table:table-cell table:formula="of:=[.E1629]+[.G1629]-[.E1628]-[.G1628]" office:value-type="float" office:value="1121">
            <text:p>1121</text:p>
          </table:table-cell>
          <table:table-cell/>
          <table:table-cell table:formula="of:=[.F1629]+[.H1629]-[.F1628]-[.H16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5262">
            <text:p>785262</text:p>
          </table:table-cell>
          <table:table-cell office:value-type="float" office:value="19829">
            <text:p>19829</text:p>
          </table:table-cell>
          <table:table-cell office:value-type="float" office:value="1556078">
            <text:p>1556078</text:p>
          </table:table-cell>
          <table:table-cell office:value-type="float" office:value="49346">
            <text:p>49346</text:p>
          </table:table-cell>
          <table:table-cell table:number-columns-repeated="3"/>
          <table:table-cell table:formula="of:=[.E1630]+[.G1630]-[.E1629]-[.G1629]" office:value-type="float" office:value="1125">
            <text:p>1125</text:p>
          </table:table-cell>
          <table:table-cell/>
          <table:table-cell table:formula="of:=[.F1630]+[.H1630]-[.F1629]-[.H16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5587">
            <text:p>785587</text:p>
          </table:table-cell>
          <table:table-cell office:value-type="float" office:value="19838">
            <text:p>19838</text:p>
          </table:table-cell>
          <table:table-cell office:value-type="float" office:value="1556878">
            <text:p>1556878</text:p>
          </table:table-cell>
          <table:table-cell office:value-type="float" office:value="49370">
            <text:p>49370</text:p>
          </table:table-cell>
          <table:table-cell table:number-columns-repeated="3"/>
          <table:table-cell table:formula="of:=[.E1631]+[.G1631]-[.E1630]-[.G1630]" office:value-type="float" office:value="1121">
            <text:p>1121</text:p>
          </table:table-cell>
          <table:table-cell/>
          <table:table-cell table:formula="of:=[.F1631]+[.H1631]-[.F1630]-[.H163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5908">
            <text:p>785908</text:p>
          </table:table-cell>
          <table:table-cell office:value-type="float" office:value="19847">
            <text:p>19847</text:p>
          </table:table-cell>
          <table:table-cell office:value-type="float" office:value="1557678">
            <text:p>1557678</text:p>
          </table:table-cell>
          <table:table-cell office:value-type="float" office:value="49394">
            <text:p>49394</text:p>
          </table:table-cell>
          <table:table-cell table:number-columns-repeated="3"/>
          <table:table-cell table:formula="of:=[.E1632]+[.G1632]-[.E1631]-[.G1631]" office:value-type="float" office:value="1125">
            <text:p>1125</text:p>
          </table:table-cell>
          <table:table-cell/>
          <table:table-cell table:formula="of:=[.F1632]+[.H1632]-[.F1631]-[.H16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6233">
            <text:p>786233</text:p>
          </table:table-cell>
          <table:table-cell office:value-type="float" office:value="19856">
            <text:p>19856</text:p>
          </table:table-cell>
          <table:table-cell office:value-type="float" office:value="1558478">
            <text:p>1558478</text:p>
          </table:table-cell>
          <table:table-cell office:value-type="float" office:value="49418">
            <text:p>49418</text:p>
          </table:table-cell>
          <table:table-cell table:number-columns-repeated="3"/>
          <table:table-cell table:formula="of:=[.E1633]+[.G1633]-[.E1632]-[.G1632]" office:value-type="float" office:value="1121">
            <text:p>1121</text:p>
          </table:table-cell>
          <table:table-cell/>
          <table:table-cell table:formula="of:=[.F1633]+[.H1633]-[.F1632]-[.H16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6554">
            <text:p>786554</text:p>
          </table:table-cell>
          <table:table-cell office:value-type="float" office:value="19865">
            <text:p>19865</text:p>
          </table:table-cell>
          <table:table-cell office:value-type="float" office:value="1559278">
            <text:p>1559278</text:p>
          </table:table-cell>
          <table:table-cell office:value-type="float" office:value="49442">
            <text:p>49442</text:p>
          </table:table-cell>
          <table:table-cell table:number-columns-repeated="3"/>
          <table:table-cell table:formula="of:=[.E1634]+[.G1634]-[.E1633]-[.G1633]" office:value-type="float" office:value="1145">
            <text:p>1145</text:p>
          </table:table-cell>
          <table:table-cell/>
          <table:table-cell table:formula="of:=[.F1634]+[.H1634]-[.F1633]-[.H163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6899">
            <text:p>786899</text:p>
          </table:table-cell>
          <table:table-cell office:value-type="float" office:value="19875">
            <text:p>19875</text:p>
          </table:table-cell>
          <table:table-cell office:value-type="float" office:value="1560078">
            <text:p>1560078</text:p>
          </table:table-cell>
          <table:table-cell office:value-type="float" office:value="49466">
            <text:p>49466</text:p>
          </table:table-cell>
          <table:table-cell table:number-columns-repeated="3"/>
          <table:table-cell table:formula="of:=[.E1635]+[.G1635]-[.E1634]-[.G1634]" office:value-type="float" office:value="1121">
            <text:p>1121</text:p>
          </table:table-cell>
          <table:table-cell/>
          <table:table-cell table:formula="of:=[.F1635]+[.H1635]-[.F1634]-[.H16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7220">
            <text:p>787220</text:p>
          </table:table-cell>
          <table:table-cell office:value-type="float" office:value="19884">
            <text:p>19884</text:p>
          </table:table-cell>
          <table:table-cell office:value-type="float" office:value="1560878">
            <text:p>1560878</text:p>
          </table:table-cell>
          <table:table-cell office:value-type="float" office:value="49490">
            <text:p>49490</text:p>
          </table:table-cell>
          <table:table-cell table:number-columns-repeated="3"/>
          <table:table-cell table:formula="of:=[.E1636]+[.G1636]-[.E1635]-[.G1635]" office:value-type="float" office:value="1125">
            <text:p>1125</text:p>
          </table:table-cell>
          <table:table-cell/>
          <table:table-cell table:formula="of:=[.F1636]+[.H1636]-[.F1635]-[.H163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7545">
            <text:p>787545</text:p>
          </table:table-cell>
          <table:table-cell office:value-type="float" office:value="19893">
            <text:p>19893</text:p>
          </table:table-cell>
          <table:table-cell office:value-type="float" office:value="1561678">
            <text:p>1561678</text:p>
          </table:table-cell>
          <table:table-cell office:value-type="float" office:value="49514">
            <text:p>49514</text:p>
          </table:table-cell>
          <table:table-cell table:number-columns-repeated="3"/>
          <table:table-cell table:formula="of:=[.E1637]+[.G1637]-[.E1636]-[.G1636]" office:value-type="float" office:value="1121">
            <text:p>1121</text:p>
          </table:table-cell>
          <table:table-cell/>
          <table:table-cell table:formula="of:=[.F1637]+[.H1637]-[.F1636]-[.H16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7866">
            <text:p>787866</text:p>
          </table:table-cell>
          <table:table-cell office:value-type="float" office:value="19902">
            <text:p>19902</text:p>
          </table:table-cell>
          <table:table-cell office:value-type="float" office:value="1562478">
            <text:p>1562478</text:p>
          </table:table-cell>
          <table:table-cell office:value-type="float" office:value="49538">
            <text:p>49538</text:p>
          </table:table-cell>
          <table:table-cell table:number-columns-repeated="3"/>
          <table:table-cell table:formula="of:=[.E1638]+[.G1638]-[.E1637]-[.G1637]" office:value-type="float" office:value="1145">
            <text:p>1145</text:p>
          </table:table-cell>
          <table:table-cell/>
          <table:table-cell table:formula="of:=[.F1638]+[.H1638]-[.F1637]-[.H1637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8211">
            <text:p>788211</text:p>
          </table:table-cell>
          <table:table-cell office:value-type="float" office:value="19912">
            <text:p>19912</text:p>
          </table:table-cell>
          <table:table-cell office:value-type="float" office:value="1563278">
            <text:p>1563278</text:p>
          </table:table-cell>
          <table:table-cell office:value-type="float" office:value="49562">
            <text:p>49562</text:p>
          </table:table-cell>
          <table:table-cell table:number-columns-repeated="3"/>
          <table:table-cell table:formula="of:=[.E1639]+[.G1639]-[.E1638]-[.G1638]" office:value-type="float" office:value="1121">
            <text:p>1121</text:p>
          </table:table-cell>
          <table:table-cell/>
          <table:table-cell table:formula="of:=[.F1639]+[.H1639]-[.F1638]-[.H16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8532">
            <text:p>788532</text:p>
          </table:table-cell>
          <table:table-cell office:value-type="float" office:value="19921">
            <text:p>19921</text:p>
          </table:table-cell>
          <table:table-cell office:value-type="float" office:value="1564078">
            <text:p>1564078</text:p>
          </table:table-cell>
          <table:table-cell office:value-type="float" office:value="49586">
            <text:p>49586</text:p>
          </table:table-cell>
          <table:table-cell table:number-columns-repeated="3"/>
          <table:table-cell table:formula="of:=[.E1640]+[.G1640]-[.E1639]-[.G1639]" office:value-type="float" office:value="1125">
            <text:p>1125</text:p>
          </table:table-cell>
          <table:table-cell/>
          <table:table-cell table:formula="of:=[.F1640]+[.H1640]-[.F1639]-[.H16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8857">
            <text:p>788857</text:p>
          </table:table-cell>
          <table:table-cell office:value-type="float" office:value="19930">
            <text:p>19930</text:p>
          </table:table-cell>
          <table:table-cell office:value-type="float" office:value="1564878">
            <text:p>1564878</text:p>
          </table:table-cell>
          <table:table-cell office:value-type="float" office:value="49610">
            <text:p>49610</text:p>
          </table:table-cell>
          <table:table-cell table:number-columns-repeated="3"/>
          <table:table-cell table:formula="of:=[.E1641]+[.G1641]-[.E1640]-[.G1640]" office:value-type="float" office:value="1121">
            <text:p>1121</text:p>
          </table:table-cell>
          <table:table-cell/>
          <table:table-cell table:formula="of:=[.F1641]+[.H1641]-[.F1640]-[.H16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9178">
            <text:p>789178</text:p>
          </table:table-cell>
          <table:table-cell office:value-type="float" office:value="19939">
            <text:p>19939</text:p>
          </table:table-cell>
          <table:table-cell office:value-type="float" office:value="1565678">
            <text:p>1565678</text:p>
          </table:table-cell>
          <table:table-cell office:value-type="float" office:value="49634">
            <text:p>49634</text:p>
          </table:table-cell>
          <table:table-cell table:number-columns-repeated="3"/>
          <table:table-cell table:formula="of:=[.E1642]+[.G1642]-[.E1641]-[.G1641]" office:value-type="float" office:value="1125">
            <text:p>1125</text:p>
          </table:table-cell>
          <table:table-cell/>
          <table:table-cell table:formula="of:=[.F1642]+[.H1642]-[.F1641]-[.H16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9503">
            <text:p>789503</text:p>
          </table:table-cell>
          <table:table-cell office:value-type="float" office:value="19948">
            <text:p>19948</text:p>
          </table:table-cell>
          <table:table-cell office:value-type="float" office:value="1566478">
            <text:p>1566478</text:p>
          </table:table-cell>
          <table:table-cell office:value-type="float" office:value="49658">
            <text:p>49658</text:p>
          </table:table-cell>
          <table:table-cell table:number-columns-repeated="3"/>
          <table:table-cell table:formula="of:=[.E1643]+[.G1643]-[.E1642]-[.G1642]" office:value-type="float" office:value="1121">
            <text:p>1121</text:p>
          </table:table-cell>
          <table:table-cell/>
          <table:table-cell table:formula="of:=[.F1643]+[.H1643]-[.F1642]-[.H16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9824">
            <text:p>789824</text:p>
          </table:table-cell>
          <table:table-cell office:value-type="float" office:value="19957">
            <text:p>19957</text:p>
          </table:table-cell>
          <table:table-cell office:value-type="float" office:value="1567278">
            <text:p>1567278</text:p>
          </table:table-cell>
          <table:table-cell office:value-type="float" office:value="49682">
            <text:p>49682</text:p>
          </table:table-cell>
          <table:table-cell table:number-columns-repeated="3"/>
          <table:table-cell table:formula="of:=[.E1644]+[.G1644]-[.E1643]-[.G1643]" office:value-type="float" office:value="1145">
            <text:p>1145</text:p>
          </table:table-cell>
          <table:table-cell/>
          <table:table-cell table:formula="of:=[.F1644]+[.H1644]-[.F1643]-[.H164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0169">
            <text:p>790169</text:p>
          </table:table-cell>
          <table:table-cell office:value-type="float" office:value="19967">
            <text:p>19967</text:p>
          </table:table-cell>
          <table:table-cell office:value-type="float" office:value="1568078">
            <text:p>1568078</text:p>
          </table:table-cell>
          <table:table-cell office:value-type="float" office:value="49706">
            <text:p>49706</text:p>
          </table:table-cell>
          <table:table-cell table:number-columns-repeated="3"/>
          <table:table-cell table:formula="of:=[.E1645]+[.G1645]-[.E1644]-[.G1644]" office:value-type="float" office:value="1121">
            <text:p>1121</text:p>
          </table:table-cell>
          <table:table-cell/>
          <table:table-cell table:formula="of:=[.F1645]+[.H1645]-[.F1644]-[.H16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0490">
            <text:p>790490</text:p>
          </table:table-cell>
          <table:table-cell office:value-type="float" office:value="19976">
            <text:p>19976</text:p>
          </table:table-cell>
          <table:table-cell office:value-type="float" office:value="1568878">
            <text:p>1568878</text:p>
          </table:table-cell>
          <table:table-cell office:value-type="float" office:value="49730">
            <text:p>49730</text:p>
          </table:table-cell>
          <table:table-cell table:number-columns-repeated="3"/>
          <table:table-cell table:formula="of:=[.E1646]+[.G1646]-[.E1645]-[.G1645]" office:value-type="float" office:value="1125">
            <text:p>1125</text:p>
          </table:table-cell>
          <table:table-cell/>
          <table:table-cell table:formula="of:=[.F1646]+[.H1646]-[.F1645]-[.H16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0815">
            <text:p>790815</text:p>
          </table:table-cell>
          <table:table-cell office:value-type="float" office:value="19985">
            <text:p>19985</text:p>
          </table:table-cell>
          <table:table-cell office:value-type="float" office:value="1569678">
            <text:p>1569678</text:p>
          </table:table-cell>
          <table:table-cell office:value-type="float" office:value="49754">
            <text:p>49754</text:p>
          </table:table-cell>
          <table:table-cell table:number-columns-repeated="3"/>
          <table:table-cell table:formula="of:=[.E1647]+[.G1647]-[.E1646]-[.G1646]" office:value-type="float" office:value="1121">
            <text:p>1121</text:p>
          </table:table-cell>
          <table:table-cell/>
          <table:table-cell table:formula="of:=[.F1647]+[.H1647]-[.F1646]-[.H16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1136">
            <text:p>791136</text:p>
          </table:table-cell>
          <table:table-cell office:value-type="float" office:value="19994">
            <text:p>19994</text:p>
          </table:table-cell>
          <table:table-cell office:value-type="float" office:value="1570478">
            <text:p>1570478</text:p>
          </table:table-cell>
          <table:table-cell office:value-type="float" office:value="49778">
            <text:p>49778</text:p>
          </table:table-cell>
          <table:table-cell table:number-columns-repeated="3"/>
          <table:table-cell table:formula="of:=[.E1648]+[.G1648]-[.E1647]-[.G1647]" office:value-type="float" office:value="1125">
            <text:p>1125</text:p>
          </table:table-cell>
          <table:table-cell/>
          <table:table-cell table:formula="of:=[.F1648]+[.H1648]-[.F1647]-[.H164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1461">
            <text:p>791461</text:p>
          </table:table-cell>
          <table:table-cell office:value-type="float" office:value="20003">
            <text:p>20003</text:p>
          </table:table-cell>
          <table:table-cell office:value-type="float" office:value="1571278">
            <text:p>1571278</text:p>
          </table:table-cell>
          <table:table-cell office:value-type="float" office:value="49802">
            <text:p>49802</text:p>
          </table:table-cell>
          <table:table-cell table:number-columns-repeated="3"/>
          <table:table-cell table:formula="of:=[.E1649]+[.G1649]-[.E1648]-[.G1648]" office:value-type="float" office:value="1121">
            <text:p>1121</text:p>
          </table:table-cell>
          <table:table-cell/>
          <table:table-cell table:formula="of:=[.F1649]+[.H1649]-[.F1648]-[.H16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1782">
            <text:p>791782</text:p>
          </table:table-cell>
          <table:table-cell office:value-type="float" office:value="20012">
            <text:p>20012</text:p>
          </table:table-cell>
          <table:table-cell office:value-type="float" office:value="1572078">
            <text:p>1572078</text:p>
          </table:table-cell>
          <table:table-cell office:value-type="float" office:value="49826">
            <text:p>49826</text:p>
          </table:table-cell>
          <table:table-cell table:number-columns-repeated="3"/>
          <table:table-cell table:formula="of:=[.E1650]+[.G1650]-[.E1649]-[.G1649]" office:value-type="float" office:value="1145">
            <text:p>1145</text:p>
          </table:table-cell>
          <table:table-cell/>
          <table:table-cell table:formula="of:=[.F1650]+[.H1650]-[.F1649]-[.H164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2127">
            <text:p>792127</text:p>
          </table:table-cell>
          <table:table-cell office:value-type="float" office:value="20022">
            <text:p>20022</text:p>
          </table:table-cell>
          <table:table-cell office:value-type="float" office:value="1572878">
            <text:p>1572878</text:p>
          </table:table-cell>
          <table:table-cell office:value-type="float" office:value="49850">
            <text:p>49850</text:p>
          </table:table-cell>
          <table:table-cell table:number-columns-repeated="3"/>
          <table:table-cell table:formula="of:=[.E1651]+[.G1651]-[.E1650]-[.G1650]" office:value-type="float" office:value="1121">
            <text:p>1121</text:p>
          </table:table-cell>
          <table:table-cell/>
          <table:table-cell table:formula="of:=[.F1651]+[.H1651]-[.F1650]-[.H16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2448">
            <text:p>792448</text:p>
          </table:table-cell>
          <table:table-cell office:value-type="float" office:value="20031">
            <text:p>20031</text:p>
          </table:table-cell>
          <table:table-cell office:value-type="float" office:value="1573678">
            <text:p>1573678</text:p>
          </table:table-cell>
          <table:table-cell office:value-type="float" office:value="49874">
            <text:p>49874</text:p>
          </table:table-cell>
          <table:table-cell table:number-columns-repeated="3"/>
          <table:table-cell table:formula="of:=[.E1652]+[.G1652]-[.E1651]-[.G1651]" office:value-type="float" office:value="1125">
            <text:p>1125</text:p>
          </table:table-cell>
          <table:table-cell/>
          <table:table-cell table:formula="of:=[.F1652]+[.H1652]-[.F1651]-[.H16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2773">
            <text:p>792773</text:p>
          </table:table-cell>
          <table:table-cell office:value-type="float" office:value="20040">
            <text:p>20040</text:p>
          </table:table-cell>
          <table:table-cell office:value-type="float" office:value="1574478">
            <text:p>1574478</text:p>
          </table:table-cell>
          <table:table-cell office:value-type="float" office:value="49898">
            <text:p>49898</text:p>
          </table:table-cell>
          <table:table-cell table:number-columns-repeated="3"/>
          <table:table-cell table:formula="of:=[.E1653]+[.G1653]-[.E1652]-[.G1652]" office:value-type="float" office:value="1121">
            <text:p>1121</text:p>
          </table:table-cell>
          <table:table-cell/>
          <table:table-cell table:formula="of:=[.F1653]+[.H1653]-[.F1652]-[.H16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3094">
            <text:p>793094</text:p>
          </table:table-cell>
          <table:table-cell office:value-type="float" office:value="20049">
            <text:p>20049</text:p>
          </table:table-cell>
          <table:table-cell office:value-type="float" office:value="1575278">
            <text:p>1575278</text:p>
          </table:table-cell>
          <table:table-cell office:value-type="float" office:value="49922">
            <text:p>49922</text:p>
          </table:table-cell>
          <table:table-cell table:number-columns-repeated="3"/>
          <table:table-cell table:formula="of:=[.E1654]+[.G1654]-[.E1653]-[.G1653]" office:value-type="float" office:value="1145">
            <text:p>1145</text:p>
          </table:table-cell>
          <table:table-cell/>
          <table:table-cell table:formula="of:=[.F1654]+[.H1654]-[.F1653]-[.H165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3439">
            <text:p>793439</text:p>
          </table:table-cell>
          <table:table-cell office:value-type="float" office:value="20059">
            <text:p>20059</text:p>
          </table:table-cell>
          <table:table-cell office:value-type="float" office:value="1576078">
            <text:p>1576078</text:p>
          </table:table-cell>
          <table:table-cell office:value-type="float" office:value="49946">
            <text:p>49946</text:p>
          </table:table-cell>
          <table:table-cell table:number-columns-repeated="3"/>
          <table:table-cell table:formula="of:=[.E1655]+[.G1655]-[.E1654]-[.G1654]" office:value-type="float" office:value="1121">
            <text:p>1121</text:p>
          </table:table-cell>
          <table:table-cell/>
          <table:table-cell table:formula="of:=[.F1655]+[.H1655]-[.F1654]-[.H16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3760">
            <text:p>793760</text:p>
          </table:table-cell>
          <table:table-cell office:value-type="float" office:value="20068">
            <text:p>20068</text:p>
          </table:table-cell>
          <table:table-cell office:value-type="float" office:value="1576878">
            <text:p>1576878</text:p>
          </table:table-cell>
          <table:table-cell office:value-type="float" office:value="49970">
            <text:p>49970</text:p>
          </table:table-cell>
          <table:table-cell table:number-columns-repeated="3"/>
          <table:table-cell table:formula="of:=[.E1656]+[.G1656]-[.E1655]-[.G1655]" office:value-type="float" office:value="1125">
            <text:p>1125</text:p>
          </table:table-cell>
          <table:table-cell/>
          <table:table-cell table:formula="of:=[.F1656]+[.H1656]-[.F1655]-[.H16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4085">
            <text:p>794085</text:p>
          </table:table-cell>
          <table:table-cell office:value-type="float" office:value="20077">
            <text:p>20077</text:p>
          </table:table-cell>
          <table:table-cell office:value-type="float" office:value="1577678">
            <text:p>1577678</text:p>
          </table:table-cell>
          <table:table-cell office:value-type="float" office:value="49994">
            <text:p>49994</text:p>
          </table:table-cell>
          <table:table-cell table:number-columns-repeated="3"/>
          <table:table-cell table:formula="of:=[.E1657]+[.G1657]-[.E1656]-[.G1656]" office:value-type="float" office:value="1121">
            <text:p>1121</text:p>
          </table:table-cell>
          <table:table-cell/>
          <table:table-cell table:formula="of:=[.F1657]+[.H1657]-[.F1656]-[.H16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4406">
            <text:p>794406</text:p>
          </table:table-cell>
          <table:table-cell office:value-type="float" office:value="20086">
            <text:p>20086</text:p>
          </table:table-cell>
          <table:table-cell office:value-type="float" office:value="1578478">
            <text:p>1578478</text:p>
          </table:table-cell>
          <table:table-cell office:value-type="float" office:value="50018">
            <text:p>50018</text:p>
          </table:table-cell>
          <table:table-cell table:number-columns-repeated="3"/>
          <table:table-cell table:formula="of:=[.E1658]+[.G1658]-[.E1657]-[.G1657]" office:value-type="float" office:value="1125">
            <text:p>1125</text:p>
          </table:table-cell>
          <table:table-cell/>
          <table:table-cell table:formula="of:=[.F1658]+[.H1658]-[.F1657]-[.H16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4731">
            <text:p>794731</text:p>
          </table:table-cell>
          <table:table-cell office:value-type="float" office:value="20095">
            <text:p>20095</text:p>
          </table:table-cell>
          <table:table-cell office:value-type="float" office:value="1579278">
            <text:p>1579278</text:p>
          </table:table-cell>
          <table:table-cell office:value-type="float" office:value="50042">
            <text:p>50042</text:p>
          </table:table-cell>
          <table:table-cell table:number-columns-repeated="3"/>
          <table:table-cell table:formula="of:=[.E1659]+[.G1659]-[.E1658]-[.G1658]" office:value-type="float" office:value="1121">
            <text:p>1121</text:p>
          </table:table-cell>
          <table:table-cell/>
          <table:table-cell table:formula="of:=[.F1659]+[.H1659]-[.F1658]-[.H16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5052">
            <text:p>795052</text:p>
          </table:table-cell>
          <table:table-cell office:value-type="float" office:value="20104">
            <text:p>20104</text:p>
          </table:table-cell>
          <table:table-cell office:value-type="float" office:value="1580078">
            <text:p>1580078</text:p>
          </table:table-cell>
          <table:table-cell office:value-type="float" office:value="50066">
            <text:p>50066</text:p>
          </table:table-cell>
          <table:table-cell table:number-columns-repeated="3"/>
          <table:table-cell table:formula="of:=[.E1660]+[.G1660]-[.E1659]-[.G1659]" office:value-type="float" office:value="1125">
            <text:p>1125</text:p>
          </table:table-cell>
          <table:table-cell/>
          <table:table-cell table:formula="of:=[.F1660]+[.H1660]-[.F1659]-[.H165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5377">
            <text:p>795377</text:p>
          </table:table-cell>
          <table:table-cell office:value-type="float" office:value="20113">
            <text:p>20113</text:p>
          </table:table-cell>
          <table:table-cell office:value-type="float" office:value="1580878">
            <text:p>1580878</text:p>
          </table:table-cell>
          <table:table-cell office:value-type="float" office:value="50090">
            <text:p>50090</text:p>
          </table:table-cell>
          <table:table-cell table:number-columns-repeated="3"/>
          <table:table-cell table:formula="of:=[.E1661]+[.G1661]-[.E1660]-[.G1660]" office:value-type="float" office:value="1141">
            <text:p>1141</text:p>
          </table:table-cell>
          <table:table-cell/>
          <table:table-cell table:formula="of:=[.F1661]+[.H1661]-[.F1660]-[.H166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5718">
            <text:p>795718</text:p>
          </table:table-cell>
          <table:table-cell office:value-type="float" office:value="20123">
            <text:p>20123</text:p>
          </table:table-cell>
          <table:table-cell office:value-type="float" office:value="1581678">
            <text:p>1581678</text:p>
          </table:table-cell>
          <table:table-cell office:value-type="float" office:value="50114">
            <text:p>50114</text:p>
          </table:table-cell>
          <table:table-cell table:number-columns-repeated="3"/>
          <table:table-cell table:formula="of:=[.E1662]+[.G1662]-[.E1661]-[.G1661]" office:value-type="float" office:value="1125">
            <text:p>1125</text:p>
          </table:table-cell>
          <table:table-cell/>
          <table:table-cell table:formula="of:=[.F1662]+[.H1662]-[.F1661]-[.H16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6043">
            <text:p>796043</text:p>
          </table:table-cell>
          <table:table-cell office:value-type="float" office:value="20132">
            <text:p>20132</text:p>
          </table:table-cell>
          <table:table-cell office:value-type="float" office:value="1582478">
            <text:p>1582478</text:p>
          </table:table-cell>
          <table:table-cell office:value-type="float" office:value="50138">
            <text:p>50138</text:p>
          </table:table-cell>
          <table:table-cell table:number-columns-repeated="3"/>
          <table:table-cell table:formula="of:=[.E1663]+[.G1663]-[.E1662]-[.G1662]" office:value-type="float" office:value="1121">
            <text:p>1121</text:p>
          </table:table-cell>
          <table:table-cell/>
          <table:table-cell table:formula="of:=[.F1663]+[.H1663]-[.F1662]-[.H166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6364">
            <text:p>796364</text:p>
          </table:table-cell>
          <table:table-cell office:value-type="float" office:value="20141">
            <text:p>20141</text:p>
          </table:table-cell>
          <table:table-cell office:value-type="float" office:value="1583278">
            <text:p>1583278</text:p>
          </table:table-cell>
          <table:table-cell office:value-type="float" office:value="50162">
            <text:p>50162</text:p>
          </table:table-cell>
          <table:table-cell table:number-columns-repeated="3"/>
          <table:table-cell table:formula="of:=[.E1664]+[.G1664]-[.E1663]-[.G1663]" office:value-type="float" office:value="1125">
            <text:p>1125</text:p>
          </table:table-cell>
          <table:table-cell/>
          <table:table-cell table:formula="of:=[.F1664]+[.H1664]-[.F1663]-[.H16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6689">
            <text:p>796689</text:p>
          </table:table-cell>
          <table:table-cell office:value-type="float" office:value="20150">
            <text:p>20150</text:p>
          </table:table-cell>
          <table:table-cell office:value-type="float" office:value="1584078">
            <text:p>1584078</text:p>
          </table:table-cell>
          <table:table-cell office:value-type="float" office:value="50186">
            <text:p>50186</text:p>
          </table:table-cell>
          <table:table-cell table:number-columns-repeated="3"/>
          <table:table-cell table:formula="of:=[.E1665]+[.G1665]-[.E1664]-[.G1664]" office:value-type="float" office:value="1121">
            <text:p>1121</text:p>
          </table:table-cell>
          <table:table-cell/>
          <table:table-cell table:formula="of:=[.F1665]+[.H1665]-[.F1664]-[.H16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7010">
            <text:p>797010</text:p>
          </table:table-cell>
          <table:table-cell office:value-type="float" office:value="20159">
            <text:p>20159</text:p>
          </table:table-cell>
          <table:table-cell office:value-type="float" office:value="1584878">
            <text:p>1584878</text:p>
          </table:table-cell>
          <table:table-cell office:value-type="float" office:value="50210">
            <text:p>50210</text:p>
          </table:table-cell>
          <table:table-cell table:number-columns-repeated="3"/>
          <table:table-cell table:formula="of:=[.E1666]+[.G1666]-[.E1665]-[.G1665]" office:value-type="float" office:value="1125">
            <text:p>1125</text:p>
          </table:table-cell>
          <table:table-cell/>
          <table:table-cell table:formula="of:=[.F1666]+[.H1666]-[.F1665]-[.H16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7335">
            <text:p>797335</text:p>
          </table:table-cell>
          <table:table-cell office:value-type="float" office:value="20168">
            <text:p>20168</text:p>
          </table:table-cell>
          <table:table-cell office:value-type="float" office:value="1585678">
            <text:p>1585678</text:p>
          </table:table-cell>
          <table:table-cell office:value-type="float" office:value="50234">
            <text:p>50234</text:p>
          </table:table-cell>
          <table:table-cell table:number-columns-repeated="3"/>
          <table:table-cell table:formula="of:=[.E1667]+[.G1667]-[.E1666]-[.G1666]" office:value-type="float" office:value="1121">
            <text:p>1121</text:p>
          </table:table-cell>
          <table:table-cell/>
          <table:table-cell table:formula="of:=[.F1667]+[.H1667]-[.F1666]-[.H16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7656">
            <text:p>797656</text:p>
          </table:table-cell>
          <table:table-cell office:value-type="float" office:value="20177">
            <text:p>20177</text:p>
          </table:table-cell>
          <table:table-cell office:value-type="float" office:value="1586478">
            <text:p>1586478</text:p>
          </table:table-cell>
          <table:table-cell office:value-type="float" office:value="50258">
            <text:p>50258</text:p>
          </table:table-cell>
          <table:table-cell table:number-columns-repeated="3"/>
          <table:table-cell table:formula="of:=[.E1668]+[.G1668]-[.E1667]-[.G1667]" office:value-type="float" office:value="1145">
            <text:p>1145</text:p>
          </table:table-cell>
          <table:table-cell/>
          <table:table-cell table:formula="of:=[.F1668]+[.H1668]-[.F1667]-[.H1667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8001">
            <text:p>798001</text:p>
          </table:table-cell>
          <table:table-cell office:value-type="float" office:value="20187">
            <text:p>20187</text:p>
          </table:table-cell>
          <table:table-cell office:value-type="float" office:value="1587278">
            <text:p>1587278</text:p>
          </table:table-cell>
          <table:table-cell office:value-type="float" office:value="50282">
            <text:p>50282</text:p>
          </table:table-cell>
          <table:table-cell table:number-columns-repeated="3"/>
          <table:table-cell table:formula="of:=[.E1669]+[.G1669]-[.E1668]-[.G1668]" office:value-type="float" office:value="1121">
            <text:p>1121</text:p>
          </table:table-cell>
          <table:table-cell/>
          <table:table-cell table:formula="of:=[.F1669]+[.H1669]-[.F1668]-[.H166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8322">
            <text:p>798322</text:p>
          </table:table-cell>
          <table:table-cell office:value-type="float" office:value="20196">
            <text:p>20196</text:p>
          </table:table-cell>
          <table:table-cell office:value-type="float" office:value="1588078">
            <text:p>1588078</text:p>
          </table:table-cell>
          <table:table-cell office:value-type="float" office:value="50306">
            <text:p>50306</text:p>
          </table:table-cell>
          <table:table-cell table:number-columns-repeated="3"/>
          <table:table-cell table:formula="of:=[.E1670]+[.G1670]-[.E1669]-[.G1669]" office:value-type="float" office:value="1125">
            <text:p>1125</text:p>
          </table:table-cell>
          <table:table-cell/>
          <table:table-cell table:formula="of:=[.F1670]+[.H1670]-[.F1669]-[.H166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8647">
            <text:p>798647</text:p>
          </table:table-cell>
          <table:table-cell office:value-type="float" office:value="20205">
            <text:p>20205</text:p>
          </table:table-cell>
          <table:table-cell office:value-type="float" office:value="1588878">
            <text:p>1588878</text:p>
          </table:table-cell>
          <table:table-cell office:value-type="float" office:value="50330">
            <text:p>50330</text:p>
          </table:table-cell>
          <table:table-cell table:number-columns-repeated="3"/>
          <table:table-cell table:formula="of:=[.E1671]+[.G1671]-[.E1670]-[.G1670]" office:value-type="float" office:value="1121">
            <text:p>1121</text:p>
          </table:table-cell>
          <table:table-cell/>
          <table:table-cell table:formula="of:=[.F1671]+[.H1671]-[.F1670]-[.H167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8968">
            <text:p>798968</text:p>
          </table:table-cell>
          <table:table-cell office:value-type="float" office:value="20214">
            <text:p>20214</text:p>
          </table:table-cell>
          <table:table-cell office:value-type="float" office:value="1589678">
            <text:p>1589678</text:p>
          </table:table-cell>
          <table:table-cell office:value-type="float" office:value="50354">
            <text:p>50354</text:p>
          </table:table-cell>
          <table:table-cell table:number-columns-repeated="3"/>
          <table:table-cell table:formula="of:=[.E1672]+[.G1672]-[.E1671]-[.G1671]" office:value-type="float" office:value="1145">
            <text:p>1145</text:p>
          </table:table-cell>
          <table:table-cell/>
          <table:table-cell table:formula="of:=[.F1672]+[.H1672]-[.F1671]-[.H1671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9313">
            <text:p>799313</text:p>
          </table:table-cell>
          <table:table-cell office:value-type="float" office:value="20224">
            <text:p>20224</text:p>
          </table:table-cell>
          <table:table-cell office:value-type="float" office:value="1590478">
            <text:p>1590478</text:p>
          </table:table-cell>
          <table:table-cell office:value-type="float" office:value="50378">
            <text:p>50378</text:p>
          </table:table-cell>
          <table:table-cell table:number-columns-repeated="3"/>
          <table:table-cell table:formula="of:=[.E1673]+[.G1673]-[.E1672]-[.G1672]" office:value-type="float" office:value="1121">
            <text:p>1121</text:p>
          </table:table-cell>
          <table:table-cell/>
          <table:table-cell table:formula="of:=[.F1673]+[.H1673]-[.F1672]-[.H167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9634">
            <text:p>799634</text:p>
          </table:table-cell>
          <table:table-cell office:value-type="float" office:value="20233">
            <text:p>20233</text:p>
          </table:table-cell>
          <table:table-cell office:value-type="float" office:value="1591278">
            <text:p>1591278</text:p>
          </table:table-cell>
          <table:table-cell office:value-type="float" office:value="50402">
            <text:p>50402</text:p>
          </table:table-cell>
          <table:table-cell table:number-columns-repeated="3"/>
          <table:table-cell table:formula="of:=[.E1674]+[.G1674]-[.E1673]-[.G1673]" office:value-type="float" office:value="1125">
            <text:p>1125</text:p>
          </table:table-cell>
          <table:table-cell/>
          <table:table-cell table:formula="of:=[.F1674]+[.H1674]-[.F1673]-[.H167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99959">
            <text:p>799959</text:p>
          </table:table-cell>
          <table:table-cell office:value-type="float" office:value="20242">
            <text:p>20242</text:p>
          </table:table-cell>
          <table:table-cell office:value-type="float" office:value="1592078">
            <text:p>1592078</text:p>
          </table:table-cell>
          <table:table-cell office:value-type="float" office:value="50426">
            <text:p>50426</text:p>
          </table:table-cell>
          <table:table-cell table:number-columns-repeated="3"/>
          <table:table-cell table:formula="of:=[.E1675]+[.G1675]-[.E1674]-[.G1674]" office:value-type="float" office:value="1121">
            <text:p>1121</text:p>
          </table:table-cell>
          <table:table-cell/>
          <table:table-cell table:formula="of:=[.F1675]+[.H1675]-[.F1674]-[.H167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0280">
            <text:p>800280</text:p>
          </table:table-cell>
          <table:table-cell office:value-type="float" office:value="20251">
            <text:p>20251</text:p>
          </table:table-cell>
          <table:table-cell office:value-type="float" office:value="1592878">
            <text:p>1592878</text:p>
          </table:table-cell>
          <table:table-cell office:value-type="float" office:value="50450">
            <text:p>50450</text:p>
          </table:table-cell>
          <table:table-cell table:number-columns-repeated="3"/>
          <table:table-cell table:formula="of:=[.E1676]+[.G1676]-[.E1675]-[.G1675]" office:value-type="float" office:value="1125">
            <text:p>1125</text:p>
          </table:table-cell>
          <table:table-cell/>
          <table:table-cell table:formula="of:=[.F1676]+[.H1676]-[.F1675]-[.H167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0605">
            <text:p>800605</text:p>
          </table:table-cell>
          <table:table-cell office:value-type="float" office:value="20260">
            <text:p>20260</text:p>
          </table:table-cell>
          <table:table-cell office:value-type="float" office:value="1593678">
            <text:p>1593678</text:p>
          </table:table-cell>
          <table:table-cell office:value-type="float" office:value="50474">
            <text:p>50474</text:p>
          </table:table-cell>
          <table:table-cell table:number-columns-repeated="3"/>
          <table:table-cell table:formula="of:=[.E1677]+[.G1677]-[.E1676]-[.G1676]" office:value-type="float" office:value="1121">
            <text:p>1121</text:p>
          </table:table-cell>
          <table:table-cell/>
          <table:table-cell table:formula="of:=[.F1677]+[.H1677]-[.F1676]-[.H167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0926">
            <text:p>800926</text:p>
          </table:table-cell>
          <table:table-cell office:value-type="float" office:value="20269">
            <text:p>20269</text:p>
          </table:table-cell>
          <table:table-cell office:value-type="float" office:value="1594478">
            <text:p>1594478</text:p>
          </table:table-cell>
          <table:table-cell office:value-type="float" office:value="50498">
            <text:p>50498</text:p>
          </table:table-cell>
          <table:table-cell table:number-columns-repeated="3"/>
          <table:table-cell table:formula="of:=[.E1678]+[.G1678]-[.E1677]-[.G1677]" office:value-type="float" office:value="1125">
            <text:p>1125</text:p>
          </table:table-cell>
          <table:table-cell/>
          <table:table-cell table:formula="of:=[.F1678]+[.H1678]-[.F1677]-[.H167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1251">
            <text:p>801251</text:p>
          </table:table-cell>
          <table:table-cell office:value-type="float" office:value="20278">
            <text:p>20278</text:p>
          </table:table-cell>
          <table:table-cell office:value-type="float" office:value="1595278">
            <text:p>1595278</text:p>
          </table:table-cell>
          <table:table-cell office:value-type="float" office:value="50522">
            <text:p>50522</text:p>
          </table:table-cell>
          <table:table-cell table:number-columns-repeated="3"/>
          <table:table-cell table:formula="of:=[.E1679]+[.G1679]-[.E1678]-[.G1678]" office:value-type="float" office:value="1141">
            <text:p>1141</text:p>
          </table:table-cell>
          <table:table-cell/>
          <table:table-cell table:formula="of:=[.F1679]+[.H1679]-[.F1678]-[.H1678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1592">
            <text:p>801592</text:p>
          </table:table-cell>
          <table:table-cell office:value-type="float" office:value="20288">
            <text:p>20288</text:p>
          </table:table-cell>
          <table:table-cell office:value-type="float" office:value="1596078">
            <text:p>1596078</text:p>
          </table:table-cell>
          <table:table-cell office:value-type="float" office:value="50546">
            <text:p>50546</text:p>
          </table:table-cell>
          <table:table-cell table:number-columns-repeated="3"/>
          <table:table-cell table:formula="of:=[.E1680]+[.G1680]-[.E1679]-[.G1679]" office:value-type="float" office:value="1125">
            <text:p>1125</text:p>
          </table:table-cell>
          <table:table-cell/>
          <table:table-cell table:formula="of:=[.F1680]+[.H1680]-[.F1679]-[.H167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1917">
            <text:p>801917</text:p>
          </table:table-cell>
          <table:table-cell office:value-type="float" office:value="20297">
            <text:p>20297</text:p>
          </table:table-cell>
          <table:table-cell office:value-type="float" office:value="1596878">
            <text:p>1596878</text:p>
          </table:table-cell>
          <table:table-cell office:value-type="float" office:value="50570">
            <text:p>50570</text:p>
          </table:table-cell>
          <table:table-cell table:number-columns-repeated="3"/>
          <table:table-cell table:formula="of:=[.E1681]+[.G1681]-[.E1680]-[.G1680]" office:value-type="float" office:value="1121">
            <text:p>1121</text:p>
          </table:table-cell>
          <table:table-cell/>
          <table:table-cell table:formula="of:=[.F1681]+[.H1681]-[.F1680]-[.H168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2238">
            <text:p>802238</text:p>
          </table:table-cell>
          <table:table-cell office:value-type="float" office:value="20306">
            <text:p>20306</text:p>
          </table:table-cell>
          <table:table-cell office:value-type="float" office:value="1597678">
            <text:p>1597678</text:p>
          </table:table-cell>
          <table:table-cell office:value-type="float" office:value="50594">
            <text:p>50594</text:p>
          </table:table-cell>
          <table:table-cell table:number-columns-repeated="3"/>
          <table:table-cell table:formula="of:=[.E1682]+[.G1682]-[.E1681]-[.G1681]" office:value-type="float" office:value="1125">
            <text:p>1125</text:p>
          </table:table-cell>
          <table:table-cell/>
          <table:table-cell table:formula="of:=[.F1682]+[.H1682]-[.F1681]-[.H168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2563">
            <text:p>802563</text:p>
          </table:table-cell>
          <table:table-cell office:value-type="float" office:value="20315">
            <text:p>20315</text:p>
          </table:table-cell>
          <table:table-cell office:value-type="float" office:value="1598478">
            <text:p>1598478</text:p>
          </table:table-cell>
          <table:table-cell office:value-type="float" office:value="50618">
            <text:p>50618</text:p>
          </table:table-cell>
          <table:table-cell table:number-columns-repeated="3"/>
          <table:table-cell table:formula="of:=[.E1683]+[.G1683]-[.E1682]-[.G1682]" office:value-type="float" office:value="1121">
            <text:p>1121</text:p>
          </table:table-cell>
          <table:table-cell/>
          <table:table-cell table:formula="of:=[.F1683]+[.H1683]-[.F1682]-[.H168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2884">
            <text:p>802884</text:p>
          </table:table-cell>
          <table:table-cell office:value-type="float" office:value="20324">
            <text:p>20324</text:p>
          </table:table-cell>
          <table:table-cell office:value-type="float" office:value="1599278">
            <text:p>1599278</text:p>
          </table:table-cell>
          <table:table-cell office:value-type="float" office:value="50642">
            <text:p>50642</text:p>
          </table:table-cell>
          <table:table-cell table:number-columns-repeated="3"/>
          <table:table-cell table:formula="of:=[.E1684]+[.G1684]-[.E1683]-[.G1683]" office:value-type="float" office:value="1125">
            <text:p>1125</text:p>
          </table:table-cell>
          <table:table-cell/>
          <table:table-cell table:formula="of:=[.F1684]+[.H1684]-[.F1683]-[.H168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3209">
            <text:p>803209</text:p>
          </table:table-cell>
          <table:table-cell office:value-type="float" office:value="20333">
            <text:p>20333</text:p>
          </table:table-cell>
          <table:table-cell office:value-type="float" office:value="1600078">
            <text:p>1600078</text:p>
          </table:table-cell>
          <table:table-cell office:value-type="float" office:value="50666">
            <text:p>50666</text:p>
          </table:table-cell>
          <table:table-cell table:number-columns-repeated="3"/>
          <table:table-cell table:formula="of:=[.E1685]+[.G1685]-[.E1684]-[.G1684]" office:value-type="float" office:value="1141">
            <text:p>1141</text:p>
          </table:table-cell>
          <table:table-cell/>
          <table:table-cell table:formula="of:=[.F1685]+[.H1685]-[.F1684]-[.H1684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3550">
            <text:p>803550</text:p>
          </table:table-cell>
          <table:table-cell office:value-type="float" office:value="20343">
            <text:p>20343</text:p>
          </table:table-cell>
          <table:table-cell office:value-type="float" office:value="1600878">
            <text:p>1600878</text:p>
          </table:table-cell>
          <table:table-cell office:value-type="float" office:value="50690">
            <text:p>50690</text:p>
          </table:table-cell>
          <table:table-cell table:number-columns-repeated="3"/>
          <table:table-cell table:formula="of:=[.E1686]+[.G1686]-[.E1685]-[.G1685]" office:value-type="float" office:value="1125">
            <text:p>1125</text:p>
          </table:table-cell>
          <table:table-cell/>
          <table:table-cell table:formula="of:=[.F1686]+[.H1686]-[.F1685]-[.H168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3875">
            <text:p>803875</text:p>
          </table:table-cell>
          <table:table-cell office:value-type="float" office:value="20352">
            <text:p>20352</text:p>
          </table:table-cell>
          <table:table-cell office:value-type="float" office:value="1601678">
            <text:p>1601678</text:p>
          </table:table-cell>
          <table:table-cell office:value-type="float" office:value="50714">
            <text:p>50714</text:p>
          </table:table-cell>
          <table:table-cell table:number-columns-repeated="3"/>
          <table:table-cell table:formula="of:=[.E1687]+[.G1687]-[.E1686]-[.G1686]" office:value-type="float" office:value="1121">
            <text:p>1121</text:p>
          </table:table-cell>
          <table:table-cell/>
          <table:table-cell table:formula="of:=[.F1687]+[.H1687]-[.F1686]-[.H168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4196">
            <text:p>804196</text:p>
          </table:table-cell>
          <table:table-cell office:value-type="float" office:value="20361">
            <text:p>20361</text:p>
          </table:table-cell>
          <table:table-cell office:value-type="float" office:value="1602478">
            <text:p>1602478</text:p>
          </table:table-cell>
          <table:table-cell office:value-type="float" office:value="50738">
            <text:p>50738</text:p>
          </table:table-cell>
          <table:table-cell table:number-columns-repeated="3"/>
          <table:table-cell table:formula="of:=[.E1688]+[.G1688]-[.E1687]-[.G1687]" office:value-type="float" office:value="1125">
            <text:p>1125</text:p>
          </table:table-cell>
          <table:table-cell/>
          <table:table-cell table:formula="of:=[.F1688]+[.H1688]-[.F1687]-[.H168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4521">
            <text:p>804521</text:p>
          </table:table-cell>
          <table:table-cell office:value-type="float" office:value="20370">
            <text:p>20370</text:p>
          </table:table-cell>
          <table:table-cell office:value-type="float" office:value="1603278">
            <text:p>1603278</text:p>
          </table:table-cell>
          <table:table-cell office:value-type="float" office:value="50762">
            <text:p>50762</text:p>
          </table:table-cell>
          <table:table-cell table:number-columns-repeated="3"/>
          <table:table-cell table:formula="of:=[.E1689]+[.G1689]-[.E1688]-[.G1688]" office:value-type="float" office:value="1121">
            <text:p>1121</text:p>
          </table:table-cell>
          <table:table-cell/>
          <table:table-cell table:formula="of:=[.F1689]+[.H1689]-[.F1688]-[.H168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4842">
            <text:p>804842</text:p>
          </table:table-cell>
          <table:table-cell office:value-type="float" office:value="20379">
            <text:p>20379</text:p>
          </table:table-cell>
          <table:table-cell office:value-type="float" office:value="1604078">
            <text:p>1604078</text:p>
          </table:table-cell>
          <table:table-cell office:value-type="float" office:value="50786">
            <text:p>50786</text:p>
          </table:table-cell>
          <table:table-cell table:number-columns-repeated="3"/>
          <table:table-cell table:formula="of:=[.E1690]+[.G1690]-[.E1689]-[.G1689]" office:value-type="float" office:value="1145">
            <text:p>1145</text:p>
          </table:table-cell>
          <table:table-cell/>
          <table:table-cell table:formula="of:=[.F1690]+[.H1690]-[.F1689]-[.H168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5187">
            <text:p>805187</text:p>
          </table:table-cell>
          <table:table-cell office:value-type="float" office:value="20389">
            <text:p>20389</text:p>
          </table:table-cell>
          <table:table-cell office:value-type="float" office:value="1604878">
            <text:p>1604878</text:p>
          </table:table-cell>
          <table:table-cell office:value-type="float" office:value="50810">
            <text:p>50810</text:p>
          </table:table-cell>
          <table:table-cell table:number-columns-repeated="3"/>
          <table:table-cell table:formula="of:=[.E1691]+[.G1691]-[.E1690]-[.G1690]" office:value-type="float" office:value="1121">
            <text:p>1121</text:p>
          </table:table-cell>
          <table:table-cell/>
          <table:table-cell table:formula="of:=[.F1691]+[.H1691]-[.F1690]-[.H169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5508">
            <text:p>805508</text:p>
          </table:table-cell>
          <table:table-cell office:value-type="float" office:value="20398">
            <text:p>20398</text:p>
          </table:table-cell>
          <table:table-cell office:value-type="float" office:value="1605678">
            <text:p>1605678</text:p>
          </table:table-cell>
          <table:table-cell office:value-type="float" office:value="50834">
            <text:p>50834</text:p>
          </table:table-cell>
          <table:table-cell table:number-columns-repeated="3"/>
          <table:table-cell table:formula="of:=[.E1692]+[.G1692]-[.E1691]-[.G1691]" office:value-type="float" office:value="1125">
            <text:p>1125</text:p>
          </table:table-cell>
          <table:table-cell/>
          <table:table-cell table:formula="of:=[.F1692]+[.H1692]-[.F1691]-[.H169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5833">
            <text:p>805833</text:p>
          </table:table-cell>
          <table:table-cell office:value-type="float" office:value="20407">
            <text:p>20407</text:p>
          </table:table-cell>
          <table:table-cell office:value-type="float" office:value="1606478">
            <text:p>1606478</text:p>
          </table:table-cell>
          <table:table-cell office:value-type="float" office:value="50858">
            <text:p>50858</text:p>
          </table:table-cell>
          <table:table-cell table:number-columns-repeated="3"/>
          <table:table-cell table:formula="of:=[.E1693]+[.G1693]-[.E1692]-[.G1692]" office:value-type="float" office:value="1121">
            <text:p>1121</text:p>
          </table:table-cell>
          <table:table-cell/>
          <table:table-cell table:formula="of:=[.F1693]+[.H1693]-[.F1692]-[.H169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6154">
            <text:p>806154</text:p>
          </table:table-cell>
          <table:table-cell office:value-type="float" office:value="20416">
            <text:p>20416</text:p>
          </table:table-cell>
          <table:table-cell office:value-type="float" office:value="1607278">
            <text:p>1607278</text:p>
          </table:table-cell>
          <table:table-cell office:value-type="float" office:value="50882">
            <text:p>50882</text:p>
          </table:table-cell>
          <table:table-cell table:number-columns-repeated="3"/>
          <table:table-cell table:formula="of:=[.E1694]+[.G1694]-[.E1693]-[.G1693]" office:value-type="float" office:value="1125">
            <text:p>1125</text:p>
          </table:table-cell>
          <table:table-cell/>
          <table:table-cell table:formula="of:=[.F1694]+[.H1694]-[.F1693]-[.H169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6479">
            <text:p>806479</text:p>
          </table:table-cell>
          <table:table-cell office:value-type="float" office:value="20425">
            <text:p>20425</text:p>
          </table:table-cell>
          <table:table-cell office:value-type="float" office:value="1608078">
            <text:p>1608078</text:p>
          </table:table-cell>
          <table:table-cell office:value-type="float" office:value="50906">
            <text:p>50906</text:p>
          </table:table-cell>
          <table:table-cell table:number-columns-repeated="3"/>
          <table:table-cell table:formula="of:=[.E1695]+[.G1695]-[.E1694]-[.G1694]" office:value-type="float" office:value="1121">
            <text:p>1121</text:p>
          </table:table-cell>
          <table:table-cell/>
          <table:table-cell table:formula="of:=[.F1695]+[.H1695]-[.F1694]-[.H169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6800">
            <text:p>806800</text:p>
          </table:table-cell>
          <table:table-cell office:value-type="float" office:value="20434">
            <text:p>20434</text:p>
          </table:table-cell>
          <table:table-cell office:value-type="float" office:value="1608878">
            <text:p>1608878</text:p>
          </table:table-cell>
          <table:table-cell office:value-type="float" office:value="50930">
            <text:p>50930</text:p>
          </table:table-cell>
          <table:table-cell table:number-columns-repeated="3"/>
          <table:table-cell table:formula="of:=[.E1696]+[.G1696]-[.E1695]-[.G1695]" office:value-type="float" office:value="1145">
            <text:p>1145</text:p>
          </table:table-cell>
          <table:table-cell/>
          <table:table-cell table:formula="of:=[.F1696]+[.H1696]-[.F1695]-[.H169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7145">
            <text:p>807145</text:p>
          </table:table-cell>
          <table:table-cell office:value-type="float" office:value="20444">
            <text:p>20444</text:p>
          </table:table-cell>
          <table:table-cell office:value-type="float" office:value="1609678">
            <text:p>1609678</text:p>
          </table:table-cell>
          <table:table-cell office:value-type="float" office:value="50954">
            <text:p>50954</text:p>
          </table:table-cell>
          <table:table-cell table:number-columns-repeated="3"/>
          <table:table-cell table:formula="of:=[.E1697]+[.G1697]-[.E1696]-[.G1696]" office:value-type="float" office:value="1121">
            <text:p>1121</text:p>
          </table:table-cell>
          <table:table-cell/>
          <table:table-cell table:formula="of:=[.F1697]+[.H1697]-[.F1696]-[.H169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7466">
            <text:p>807466</text:p>
          </table:table-cell>
          <table:table-cell office:value-type="float" office:value="20453">
            <text:p>20453</text:p>
          </table:table-cell>
          <table:table-cell office:value-type="float" office:value="1610478">
            <text:p>1610478</text:p>
          </table:table-cell>
          <table:table-cell office:value-type="float" office:value="50978">
            <text:p>50978</text:p>
          </table:table-cell>
          <table:table-cell table:number-columns-repeated="3"/>
          <table:table-cell table:formula="of:=[.E1698]+[.G1698]-[.E1697]-[.G1697]" office:value-type="float" office:value="1125">
            <text:p>1125</text:p>
          </table:table-cell>
          <table:table-cell/>
          <table:table-cell table:formula="of:=[.F1698]+[.H1698]-[.F1697]-[.H169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7791">
            <text:p>807791</text:p>
          </table:table-cell>
          <table:table-cell office:value-type="float" office:value="20462">
            <text:p>20462</text:p>
          </table:table-cell>
          <table:table-cell office:value-type="float" office:value="1611278">
            <text:p>1611278</text:p>
          </table:table-cell>
          <table:table-cell office:value-type="float" office:value="51002">
            <text:p>51002</text:p>
          </table:table-cell>
          <table:table-cell table:number-columns-repeated="3"/>
          <table:table-cell table:formula="of:=[.E1699]+[.G1699]-[.E1698]-[.G1698]" office:value-type="float" office:value="1121">
            <text:p>1121</text:p>
          </table:table-cell>
          <table:table-cell/>
          <table:table-cell table:formula="of:=[.F1699]+[.H1699]-[.F1698]-[.H169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8112">
            <text:p>808112</text:p>
          </table:table-cell>
          <table:table-cell office:value-type="float" office:value="20471">
            <text:p>20471</text:p>
          </table:table-cell>
          <table:table-cell office:value-type="float" office:value="1612078">
            <text:p>1612078</text:p>
          </table:table-cell>
          <table:table-cell office:value-type="float" office:value="51026">
            <text:p>51026</text:p>
          </table:table-cell>
          <table:table-cell table:number-columns-repeated="3"/>
          <table:table-cell table:formula="of:=[.E1700]+[.G1700]-[.E1699]-[.G1699]" office:value-type="float" office:value="1125">
            <text:p>1125</text:p>
          </table:table-cell>
          <table:table-cell/>
          <table:table-cell table:formula="of:=[.F1700]+[.H1700]-[.F1699]-[.H169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8437">
            <text:p>808437</text:p>
          </table:table-cell>
          <table:table-cell office:value-type="float" office:value="20480">
            <text:p>20480</text:p>
          </table:table-cell>
          <table:table-cell office:value-type="float" office:value="1612878">
            <text:p>1612878</text:p>
          </table:table-cell>
          <table:table-cell office:value-type="float" office:value="51050">
            <text:p>51050</text:p>
          </table:table-cell>
          <table:table-cell table:number-columns-repeated="3"/>
          <table:table-cell table:formula="of:=[.E1701]+[.G1701]-[.E1700]-[.G1700]" office:value-type="float" office:value="1121">
            <text:p>1121</text:p>
          </table:table-cell>
          <table:table-cell/>
          <table:table-cell table:formula="of:=[.F1701]+[.H1701]-[.F1700]-[.H170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8758">
            <text:p>808758</text:p>
          </table:table-cell>
          <table:table-cell office:value-type="float" office:value="20489">
            <text:p>20489</text:p>
          </table:table-cell>
          <table:table-cell office:value-type="float" office:value="1613678">
            <text:p>1613678</text:p>
          </table:table-cell>
          <table:table-cell office:value-type="float" office:value="51074">
            <text:p>51074</text:p>
          </table:table-cell>
          <table:table-cell table:number-columns-repeated="3"/>
          <table:table-cell table:formula="of:=[.E1702]+[.G1702]-[.E1701]-[.G1701]" office:value-type="float" office:value="1125">
            <text:p>1125</text:p>
          </table:table-cell>
          <table:table-cell/>
          <table:table-cell table:formula="of:=[.F1702]+[.H1702]-[.F1701]-[.H170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9083">
            <text:p>809083</text:p>
          </table:table-cell>
          <table:table-cell office:value-type="float" office:value="20498">
            <text:p>20498</text:p>
          </table:table-cell>
          <table:table-cell office:value-type="float" office:value="1614478">
            <text:p>1614478</text:p>
          </table:table-cell>
          <table:table-cell office:value-type="float" office:value="51098">
            <text:p>51098</text:p>
          </table:table-cell>
          <table:table-cell table:number-columns-repeated="3"/>
          <table:table-cell table:formula="of:=[.E1703]+[.G1703]-[.E1702]-[.G1702]" office:value-type="float" office:value="1141">
            <text:p>1141</text:p>
          </table:table-cell>
          <table:table-cell/>
          <table:table-cell table:formula="of:=[.F1703]+[.H1703]-[.F1702]-[.H1702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9424">
            <text:p>809424</text:p>
          </table:table-cell>
          <table:table-cell office:value-type="float" office:value="20508">
            <text:p>20508</text:p>
          </table:table-cell>
          <table:table-cell office:value-type="float" office:value="1615278">
            <text:p>1615278</text:p>
          </table:table-cell>
          <table:table-cell office:value-type="float" office:value="51122">
            <text:p>51122</text:p>
          </table:table-cell>
          <table:table-cell table:number-columns-repeated="3"/>
          <table:table-cell table:formula="of:=[.E1704]+[.G1704]-[.E1703]-[.G1703]" office:value-type="float" office:value="1125">
            <text:p>1125</text:p>
          </table:table-cell>
          <table:table-cell/>
          <table:table-cell table:formula="of:=[.F1704]+[.H1704]-[.F1703]-[.H170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09749">
            <text:p>809749</text:p>
          </table:table-cell>
          <table:table-cell office:value-type="float" office:value="20517">
            <text:p>20517</text:p>
          </table:table-cell>
          <table:table-cell office:value-type="float" office:value="1616078">
            <text:p>1616078</text:p>
          </table:table-cell>
          <table:table-cell office:value-type="float" office:value="51146">
            <text:p>51146</text:p>
          </table:table-cell>
          <table:table-cell table:number-columns-repeated="3"/>
          <table:table-cell table:formula="of:=[.E1705]+[.G1705]-[.E1704]-[.G1704]" office:value-type="float" office:value="1121">
            <text:p>1121</text:p>
          </table:table-cell>
          <table:table-cell/>
          <table:table-cell table:formula="of:=[.F1705]+[.H1705]-[.F1704]-[.H170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0070">
            <text:p>810070</text:p>
          </table:table-cell>
          <table:table-cell office:value-type="float" office:value="20526">
            <text:p>20526</text:p>
          </table:table-cell>
          <table:table-cell office:value-type="float" office:value="1616878">
            <text:p>1616878</text:p>
          </table:table-cell>
          <table:table-cell office:value-type="float" office:value="51170">
            <text:p>51170</text:p>
          </table:table-cell>
          <table:table-cell table:number-columns-repeated="3"/>
          <table:table-cell table:formula="of:=[.E1706]+[.G1706]-[.E1705]-[.G1705]" office:value-type="float" office:value="1125">
            <text:p>1125</text:p>
          </table:table-cell>
          <table:table-cell/>
          <table:table-cell table:formula="of:=[.F1706]+[.H1706]-[.F1705]-[.H170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0395">
            <text:p>810395</text:p>
          </table:table-cell>
          <table:table-cell office:value-type="float" office:value="20535">
            <text:p>20535</text:p>
          </table:table-cell>
          <table:table-cell office:value-type="float" office:value="1617678">
            <text:p>1617678</text:p>
          </table:table-cell>
          <table:table-cell office:value-type="float" office:value="51194">
            <text:p>51194</text:p>
          </table:table-cell>
          <table:table-cell table:number-columns-repeated="3"/>
          <table:table-cell table:formula="of:=[.E1707]+[.G1707]-[.E1706]-[.G1706]" office:value-type="float" office:value="1121">
            <text:p>1121</text:p>
          </table:table-cell>
          <table:table-cell/>
          <table:table-cell table:formula="of:=[.F1707]+[.H1707]-[.F1706]-[.H170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0716">
            <text:p>810716</text:p>
          </table:table-cell>
          <table:table-cell office:value-type="float" office:value="20544">
            <text:p>20544</text:p>
          </table:table-cell>
          <table:table-cell office:value-type="float" office:value="1618478">
            <text:p>1618478</text:p>
          </table:table-cell>
          <table:table-cell office:value-type="float" office:value="51218">
            <text:p>51218</text:p>
          </table:table-cell>
          <table:table-cell table:number-columns-repeated="3"/>
          <table:table-cell table:formula="of:=[.E1708]+[.G1708]-[.E1707]-[.G1707]" office:value-type="float" office:value="1145">
            <text:p>1145</text:p>
          </table:table-cell>
          <table:table-cell/>
          <table:table-cell table:formula="of:=[.F1708]+[.H1708]-[.F1707]-[.H1707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1061">
            <text:p>811061</text:p>
          </table:table-cell>
          <table:table-cell office:value-type="float" office:value="20554">
            <text:p>20554</text:p>
          </table:table-cell>
          <table:table-cell office:value-type="float" office:value="1619278">
            <text:p>1619278</text:p>
          </table:table-cell>
          <table:table-cell office:value-type="float" office:value="51242">
            <text:p>51242</text:p>
          </table:table-cell>
          <table:table-cell table:number-columns-repeated="3"/>
          <table:table-cell table:formula="of:=[.E1709]+[.G1709]-[.E1708]-[.G1708]" office:value-type="float" office:value="1121">
            <text:p>1121</text:p>
          </table:table-cell>
          <table:table-cell/>
          <table:table-cell table:formula="of:=[.F1709]+[.H1709]-[.F1708]-[.H170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1382">
            <text:p>811382</text:p>
          </table:table-cell>
          <table:table-cell office:value-type="float" office:value="20563">
            <text:p>20563</text:p>
          </table:table-cell>
          <table:table-cell office:value-type="float" office:value="1620078">
            <text:p>1620078</text:p>
          </table:table-cell>
          <table:table-cell office:value-type="float" office:value="51266">
            <text:p>51266</text:p>
          </table:table-cell>
          <table:table-cell table:number-columns-repeated="3"/>
          <table:table-cell table:formula="of:=[.E1710]+[.G1710]-[.E1709]-[.G1709]" office:value-type="float" office:value="1125">
            <text:p>1125</text:p>
          </table:table-cell>
          <table:table-cell/>
          <table:table-cell table:formula="of:=[.F1710]+[.H1710]-[.F1709]-[.H170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1707">
            <text:p>811707</text:p>
          </table:table-cell>
          <table:table-cell office:value-type="float" office:value="20572">
            <text:p>20572</text:p>
          </table:table-cell>
          <table:table-cell office:value-type="float" office:value="1620878">
            <text:p>1620878</text:p>
          </table:table-cell>
          <table:table-cell office:value-type="float" office:value="51290">
            <text:p>51290</text:p>
          </table:table-cell>
          <table:table-cell table:number-columns-repeated="3"/>
          <table:table-cell table:formula="of:=[.E1711]+[.G1711]-[.E1710]-[.G1710]" office:value-type="float" office:value="1141">
            <text:p>1141</text:p>
          </table:table-cell>
          <table:table-cell/>
          <table:table-cell table:formula="of:=[.F1711]+[.H1711]-[.F1710]-[.H171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2048">
            <text:p>812048</text:p>
          </table:table-cell>
          <table:table-cell office:value-type="float" office:value="20582">
            <text:p>20582</text:p>
          </table:table-cell>
          <table:table-cell office:value-type="float" office:value="1621678">
            <text:p>1621678</text:p>
          </table:table-cell>
          <table:table-cell office:value-type="float" office:value="51314">
            <text:p>51314</text:p>
          </table:table-cell>
          <table:table-cell table:number-columns-repeated="3"/>
          <table:table-cell table:formula="of:=[.E1712]+[.G1712]-[.E1711]-[.G1711]" office:value-type="float" office:value="1125">
            <text:p>1125</text:p>
          </table:table-cell>
          <table:table-cell/>
          <table:table-cell table:formula="of:=[.F1712]+[.H1712]-[.F1711]-[.H171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2373">
            <text:p>812373</text:p>
          </table:table-cell>
          <table:table-cell office:value-type="float" office:value="20591">
            <text:p>20591</text:p>
          </table:table-cell>
          <table:table-cell office:value-type="float" office:value="1622478">
            <text:p>1622478</text:p>
          </table:table-cell>
          <table:table-cell office:value-type="float" office:value="51338">
            <text:p>51338</text:p>
          </table:table-cell>
          <table:table-cell table:number-columns-repeated="3"/>
          <table:table-cell table:formula="of:=[.E1713]+[.G1713]-[.E1712]-[.G1712]" office:value-type="float" office:value="1121">
            <text:p>1121</text:p>
          </table:table-cell>
          <table:table-cell/>
          <table:table-cell table:formula="of:=[.F1713]+[.H1713]-[.F1712]-[.H171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2694">
            <text:p>812694</text:p>
          </table:table-cell>
          <table:table-cell office:value-type="float" office:value="20600">
            <text:p>20600</text:p>
          </table:table-cell>
          <table:table-cell office:value-type="float" office:value="1623278">
            <text:p>1623278</text:p>
          </table:table-cell>
          <table:table-cell office:value-type="float" office:value="51362">
            <text:p>51362</text:p>
          </table:table-cell>
          <table:table-cell table:number-columns-repeated="3"/>
          <table:table-cell table:formula="of:=[.E1714]+[.G1714]-[.E1713]-[.G1713]" office:value-type="float" office:value="1125">
            <text:p>1125</text:p>
          </table:table-cell>
          <table:table-cell/>
          <table:table-cell table:formula="of:=[.F1714]+[.H1714]-[.F1713]-[.H171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3019">
            <text:p>813019</text:p>
          </table:table-cell>
          <table:table-cell office:value-type="float" office:value="20609">
            <text:p>20609</text:p>
          </table:table-cell>
          <table:table-cell office:value-type="float" office:value="1624078">
            <text:p>1624078</text:p>
          </table:table-cell>
          <table:table-cell office:value-type="float" office:value="51386">
            <text:p>51386</text:p>
          </table:table-cell>
          <table:table-cell table:number-columns-repeated="3"/>
          <table:table-cell table:formula="of:=[.E1715]+[.G1715]-[.E1714]-[.G1714]" office:value-type="float" office:value="1121">
            <text:p>1121</text:p>
          </table:table-cell>
          <table:table-cell/>
          <table:table-cell table:formula="of:=[.F1715]+[.H1715]-[.F1714]-[.H171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3340">
            <text:p>813340</text:p>
          </table:table-cell>
          <table:table-cell office:value-type="float" office:value="20618">
            <text:p>20618</text:p>
          </table:table-cell>
          <table:table-cell office:value-type="float" office:value="1624878">
            <text:p>1624878</text:p>
          </table:table-cell>
          <table:table-cell office:value-type="float" office:value="51410">
            <text:p>51410</text:p>
          </table:table-cell>
          <table:table-cell table:number-columns-repeated="3"/>
          <table:table-cell table:formula="of:=[.E1716]+[.G1716]-[.E1715]-[.G1715]" office:value-type="float" office:value="1125">
            <text:p>1125</text:p>
          </table:table-cell>
          <table:table-cell/>
          <table:table-cell table:formula="of:=[.F1716]+[.H1716]-[.F1715]-[.H171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3665">
            <text:p>813665</text:p>
          </table:table-cell>
          <table:table-cell office:value-type="float" office:value="20627">
            <text:p>20627</text:p>
          </table:table-cell>
          <table:table-cell office:value-type="float" office:value="1625678">
            <text:p>1625678</text:p>
          </table:table-cell>
          <table:table-cell office:value-type="float" office:value="51434">
            <text:p>51434</text:p>
          </table:table-cell>
          <table:table-cell table:number-columns-repeated="3"/>
          <table:table-cell table:formula="of:=[.E1717]+[.G1717]-[.E1716]-[.G1716]" office:value-type="float" office:value="1121">
            <text:p>1121</text:p>
          </table:table-cell>
          <table:table-cell/>
          <table:table-cell table:formula="of:=[.F1717]+[.H1717]-[.F1716]-[.H171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3986">
            <text:p>813986</text:p>
          </table:table-cell>
          <table:table-cell office:value-type="float" office:value="20636">
            <text:p>20636</text:p>
          </table:table-cell>
          <table:table-cell office:value-type="float" office:value="1626478">
            <text:p>1626478</text:p>
          </table:table-cell>
          <table:table-cell office:value-type="float" office:value="51458">
            <text:p>51458</text:p>
          </table:table-cell>
          <table:table-cell table:number-columns-repeated="3"/>
          <table:table-cell table:formula="of:=[.E1718]+[.G1718]-[.E1717]-[.G1717]" office:value-type="float" office:value="1145">
            <text:p>1145</text:p>
          </table:table-cell>
          <table:table-cell/>
          <table:table-cell table:formula="of:=[.F1718]+[.H1718]-[.F1717]-[.H1717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4331">
            <text:p>814331</text:p>
          </table:table-cell>
          <table:table-cell office:value-type="float" office:value="20646">
            <text:p>20646</text:p>
          </table:table-cell>
          <table:table-cell office:value-type="float" office:value="1627278">
            <text:p>1627278</text:p>
          </table:table-cell>
          <table:table-cell office:value-type="float" office:value="51482">
            <text:p>51482</text:p>
          </table:table-cell>
          <table:table-cell table:number-columns-repeated="3"/>
          <table:table-cell table:formula="of:=[.E1719]+[.G1719]-[.E1718]-[.G1718]" office:value-type="float" office:value="1121">
            <text:p>1121</text:p>
          </table:table-cell>
          <table:table-cell/>
          <table:table-cell table:formula="of:=[.F1719]+[.H1719]-[.F1718]-[.H171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4652">
            <text:p>814652</text:p>
          </table:table-cell>
          <table:table-cell office:value-type="float" office:value="20655">
            <text:p>20655</text:p>
          </table:table-cell>
          <table:table-cell office:value-type="float" office:value="1628078">
            <text:p>1628078</text:p>
          </table:table-cell>
          <table:table-cell office:value-type="float" office:value="51506">
            <text:p>51506</text:p>
          </table:table-cell>
          <table:table-cell table:number-columns-repeated="3"/>
          <table:table-cell table:formula="of:=[.E1720]+[.G1720]-[.E1719]-[.G1719]" office:value-type="float" office:value="1125">
            <text:p>1125</text:p>
          </table:table-cell>
          <table:table-cell/>
          <table:table-cell table:formula="of:=[.F1720]+[.H1720]-[.F1719]-[.H171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4977">
            <text:p>814977</text:p>
          </table:table-cell>
          <table:table-cell office:value-type="float" office:value="20664">
            <text:p>20664</text:p>
          </table:table-cell>
          <table:table-cell office:value-type="float" office:value="1628878">
            <text:p>1628878</text:p>
          </table:table-cell>
          <table:table-cell office:value-type="float" office:value="51530">
            <text:p>51530</text:p>
          </table:table-cell>
          <table:table-cell table:number-columns-repeated="3"/>
          <table:table-cell table:formula="of:=[.E1721]+[.G1721]-[.E1720]-[.G1720]" office:value-type="float" office:value="1121">
            <text:p>1121</text:p>
          </table:table-cell>
          <table:table-cell/>
          <table:table-cell table:formula="of:=[.F1721]+[.H1721]-[.F1720]-[.H172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5298">
            <text:p>815298</text:p>
          </table:table-cell>
          <table:table-cell office:value-type="float" office:value="20673">
            <text:p>20673</text:p>
          </table:table-cell>
          <table:table-cell office:value-type="float" office:value="1629678">
            <text:p>1629678</text:p>
          </table:table-cell>
          <table:table-cell office:value-type="float" office:value="51554">
            <text:p>51554</text:p>
          </table:table-cell>
          <table:table-cell table:number-columns-repeated="3"/>
          <table:table-cell table:formula="of:=[.E1722]+[.G1722]-[.E1721]-[.G1721]" office:value-type="float" office:value="1125">
            <text:p>1125</text:p>
          </table:table-cell>
          <table:table-cell/>
          <table:table-cell table:formula="of:=[.F1722]+[.H1722]-[.F1721]-[.H172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5623">
            <text:p>815623</text:p>
          </table:table-cell>
          <table:table-cell office:value-type="float" office:value="20682">
            <text:p>20682</text:p>
          </table:table-cell>
          <table:table-cell office:value-type="float" office:value="1630478">
            <text:p>1630478</text:p>
          </table:table-cell>
          <table:table-cell office:value-type="float" office:value="51578">
            <text:p>51578</text:p>
          </table:table-cell>
          <table:table-cell table:number-columns-repeated="3"/>
          <table:table-cell table:formula="of:=[.E1723]+[.G1723]-[.E1722]-[.G1722]" office:value-type="float" office:value="1121">
            <text:p>1121</text:p>
          </table:table-cell>
          <table:table-cell/>
          <table:table-cell table:formula="of:=[.F1723]+[.H1723]-[.F1722]-[.H172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5944">
            <text:p>815944</text:p>
          </table:table-cell>
          <table:table-cell office:value-type="float" office:value="20691">
            <text:p>20691</text:p>
          </table:table-cell>
          <table:table-cell office:value-type="float" office:value="1631278">
            <text:p>1631278</text:p>
          </table:table-cell>
          <table:table-cell office:value-type="float" office:value="51602">
            <text:p>51602</text:p>
          </table:table-cell>
          <table:table-cell table:number-columns-repeated="3"/>
          <table:table-cell table:formula="of:=[.E1724]+[.G1724]-[.E1723]-[.G1723]" office:value-type="float" office:value="1145">
            <text:p>1145</text:p>
          </table:table-cell>
          <table:table-cell/>
          <table:table-cell table:formula="of:=[.F1724]+[.H1724]-[.F1723]-[.H172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6289">
            <text:p>816289</text:p>
          </table:table-cell>
          <table:table-cell office:value-type="float" office:value="20701">
            <text:p>20701</text:p>
          </table:table-cell>
          <table:table-cell office:value-type="float" office:value="1632078">
            <text:p>1632078</text:p>
          </table:table-cell>
          <table:table-cell office:value-type="float" office:value="51626">
            <text:p>51626</text:p>
          </table:table-cell>
          <table:table-cell table:number-columns-repeated="3"/>
          <table:table-cell table:formula="of:=[.E1725]+[.G1725]-[.E1724]-[.G1724]" office:value-type="float" office:value="1121">
            <text:p>1121</text:p>
          </table:table-cell>
          <table:table-cell/>
          <table:table-cell table:formula="of:=[.F1725]+[.H1725]-[.F1724]-[.H172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6610">
            <text:p>816610</text:p>
          </table:table-cell>
          <table:table-cell office:value-type="float" office:value="20710">
            <text:p>20710</text:p>
          </table:table-cell>
          <table:table-cell office:value-type="float" office:value="1632878">
            <text:p>1632878</text:p>
          </table:table-cell>
          <table:table-cell office:value-type="float" office:value="51650">
            <text:p>51650</text:p>
          </table:table-cell>
          <table:table-cell table:number-columns-repeated="3"/>
          <table:table-cell table:formula="of:=[.E1726]+[.G1726]-[.E1725]-[.G1725]" office:value-type="float" office:value="1125">
            <text:p>1125</text:p>
          </table:table-cell>
          <table:table-cell/>
          <table:table-cell table:formula="of:=[.F1726]+[.H1726]-[.F1725]-[.H172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6935">
            <text:p>816935</text:p>
          </table:table-cell>
          <table:table-cell office:value-type="float" office:value="20719">
            <text:p>20719</text:p>
          </table:table-cell>
          <table:table-cell office:value-type="float" office:value="1633678">
            <text:p>1633678</text:p>
          </table:table-cell>
          <table:table-cell office:value-type="float" office:value="51674">
            <text:p>51674</text:p>
          </table:table-cell>
          <table:table-cell table:number-columns-repeated="3"/>
          <table:table-cell table:formula="of:=[.E1727]+[.G1727]-[.E1726]-[.G1726]" office:value-type="float" office:value="1121">
            <text:p>1121</text:p>
          </table:table-cell>
          <table:table-cell/>
          <table:table-cell table:formula="of:=[.F1727]+[.H1727]-[.F1726]-[.H172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7256">
            <text:p>817256</text:p>
          </table:table-cell>
          <table:table-cell office:value-type="float" office:value="20728">
            <text:p>20728</text:p>
          </table:table-cell>
          <table:table-cell office:value-type="float" office:value="1634478">
            <text:p>1634478</text:p>
          </table:table-cell>
          <table:table-cell office:value-type="float" office:value="51698">
            <text:p>51698</text:p>
          </table:table-cell>
          <table:table-cell table:number-columns-repeated="3"/>
          <table:table-cell table:formula="of:=[.E1728]+[.G1728]-[.E1727]-[.G1727]" office:value-type="float" office:value="1125">
            <text:p>1125</text:p>
          </table:table-cell>
          <table:table-cell/>
          <table:table-cell table:formula="of:=[.F1728]+[.H1728]-[.F1727]-[.H172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7581">
            <text:p>817581</text:p>
          </table:table-cell>
          <table:table-cell office:value-type="float" office:value="20737">
            <text:p>20737</text:p>
          </table:table-cell>
          <table:table-cell office:value-type="float" office:value="1635278">
            <text:p>1635278</text:p>
          </table:table-cell>
          <table:table-cell office:value-type="float" office:value="51722">
            <text:p>51722</text:p>
          </table:table-cell>
          <table:table-cell table:number-columns-repeated="3"/>
          <table:table-cell table:formula="of:=[.E1729]+[.G1729]-[.E1728]-[.G1728]" office:value-type="float" office:value="1121">
            <text:p>1121</text:p>
          </table:table-cell>
          <table:table-cell/>
          <table:table-cell table:formula="of:=[.F1729]+[.H1729]-[.F1728]-[.H172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7902">
            <text:p>817902</text:p>
          </table:table-cell>
          <table:table-cell office:value-type="float" office:value="20746">
            <text:p>20746</text:p>
          </table:table-cell>
          <table:table-cell office:value-type="float" office:value="1636078">
            <text:p>1636078</text:p>
          </table:table-cell>
          <table:table-cell office:value-type="float" office:value="51746">
            <text:p>51746</text:p>
          </table:table-cell>
          <table:table-cell table:number-columns-repeated="3"/>
          <table:table-cell table:formula="of:=[.E1730]+[.G1730]-[.E1729]-[.G1729]" office:value-type="float" office:value="1125">
            <text:p>1125</text:p>
          </table:table-cell>
          <table:table-cell/>
          <table:table-cell table:formula="of:=[.F1730]+[.H1730]-[.F1729]-[.H172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8227">
            <text:p>818227</text:p>
          </table:table-cell>
          <table:table-cell office:value-type="float" office:value="20755">
            <text:p>20755</text:p>
          </table:table-cell>
          <table:table-cell office:value-type="float" office:value="1636878">
            <text:p>1636878</text:p>
          </table:table-cell>
          <table:table-cell office:value-type="float" office:value="51770">
            <text:p>51770</text:p>
          </table:table-cell>
          <table:table-cell table:number-columns-repeated="3"/>
          <table:table-cell table:formula="of:=[.E1731]+[.G1731]-[.E1730]-[.G1730]" office:value-type="float" office:value="1141">
            <text:p>1141</text:p>
          </table:table-cell>
          <table:table-cell/>
          <table:table-cell table:formula="of:=[.F1731]+[.H1731]-[.F1730]-[.H1730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8568">
            <text:p>818568</text:p>
          </table:table-cell>
          <table:table-cell office:value-type="float" office:value="20765">
            <text:p>20765</text:p>
          </table:table-cell>
          <table:table-cell office:value-type="float" office:value="1637678">
            <text:p>1637678</text:p>
          </table:table-cell>
          <table:table-cell office:value-type="float" office:value="51794">
            <text:p>51794</text:p>
          </table:table-cell>
          <table:table-cell table:number-columns-repeated="3"/>
          <table:table-cell table:formula="of:=[.E1732]+[.G1732]-[.E1731]-[.G1731]" office:value-type="float" office:value="1125">
            <text:p>1125</text:p>
          </table:table-cell>
          <table:table-cell/>
          <table:table-cell table:formula="of:=[.F1732]+[.H1732]-[.F1731]-[.H173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8893">
            <text:p>818893</text:p>
          </table:table-cell>
          <table:table-cell office:value-type="float" office:value="20774">
            <text:p>20774</text:p>
          </table:table-cell>
          <table:table-cell office:value-type="float" office:value="1638478">
            <text:p>1638478</text:p>
          </table:table-cell>
          <table:table-cell office:value-type="float" office:value="51818">
            <text:p>51818</text:p>
          </table:table-cell>
          <table:table-cell table:number-columns-repeated="3"/>
          <table:table-cell table:formula="of:=[.E1733]+[.G1733]-[.E1732]-[.G1732]" office:value-type="float" office:value="1121">
            <text:p>1121</text:p>
          </table:table-cell>
          <table:table-cell/>
          <table:table-cell table:formula="of:=[.F1733]+[.H1733]-[.F1732]-[.H173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9214">
            <text:p>819214</text:p>
          </table:table-cell>
          <table:table-cell office:value-type="float" office:value="20783">
            <text:p>20783</text:p>
          </table:table-cell>
          <table:table-cell office:value-type="float" office:value="1639278">
            <text:p>1639278</text:p>
          </table:table-cell>
          <table:table-cell office:value-type="float" office:value="51842">
            <text:p>51842</text:p>
          </table:table-cell>
          <table:table-cell table:number-columns-repeated="3"/>
          <table:table-cell table:formula="of:=[.E1734]+[.G1734]-[.E1733]-[.G1733]" office:value-type="float" office:value="1125">
            <text:p>1125</text:p>
          </table:table-cell>
          <table:table-cell/>
          <table:table-cell table:formula="of:=[.F1734]+[.H1734]-[.F1733]-[.H173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9539">
            <text:p>819539</text:p>
          </table:table-cell>
          <table:table-cell office:value-type="float" office:value="20792">
            <text:p>20792</text:p>
          </table:table-cell>
          <table:table-cell office:value-type="float" office:value="1640078">
            <text:p>1640078</text:p>
          </table:table-cell>
          <table:table-cell office:value-type="float" office:value="51866">
            <text:p>51866</text:p>
          </table:table-cell>
          <table:table-cell table:number-columns-repeated="3"/>
          <table:table-cell table:formula="of:=[.E1735]+[.G1735]-[.E1734]-[.G1734]" office:value-type="float" office:value="1121">
            <text:p>1121</text:p>
          </table:table-cell>
          <table:table-cell/>
          <table:table-cell table:formula="of:=[.F1735]+[.H1735]-[.F1734]-[.H173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19860">
            <text:p>819860</text:p>
          </table:table-cell>
          <table:table-cell office:value-type="float" office:value="20801">
            <text:p>20801</text:p>
          </table:table-cell>
          <table:table-cell office:value-type="float" office:value="1640878">
            <text:p>1640878</text:p>
          </table:table-cell>
          <table:table-cell office:value-type="float" office:value="51890">
            <text:p>51890</text:p>
          </table:table-cell>
          <table:table-cell table:number-columns-repeated="3"/>
          <table:table-cell table:formula="of:=[.E1736]+[.G1736]-[.E1735]-[.G1735]" office:value-type="float" office:value="1145">
            <text:p>1145</text:p>
          </table:table-cell>
          <table:table-cell/>
          <table:table-cell table:formula="of:=[.F1736]+[.H1736]-[.F1735]-[.H1735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0205">
            <text:p>820205</text:p>
          </table:table-cell>
          <table:table-cell office:value-type="float" office:value="20811">
            <text:p>20811</text:p>
          </table:table-cell>
          <table:table-cell office:value-type="float" office:value="1641678">
            <text:p>1641678</text:p>
          </table:table-cell>
          <table:table-cell office:value-type="float" office:value="51914">
            <text:p>51914</text:p>
          </table:table-cell>
          <table:table-cell table:number-columns-repeated="3"/>
          <table:table-cell table:formula="of:=[.E1737]+[.G1737]-[.E1736]-[.G1736]" office:value-type="float" office:value="1121">
            <text:p>1121</text:p>
          </table:table-cell>
          <table:table-cell/>
          <table:table-cell table:formula="of:=[.F1737]+[.H1737]-[.F1736]-[.H173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0526">
            <text:p>820526</text:p>
          </table:table-cell>
          <table:table-cell office:value-type="float" office:value="20820">
            <text:p>20820</text:p>
          </table:table-cell>
          <table:table-cell office:value-type="float" office:value="1642478">
            <text:p>1642478</text:p>
          </table:table-cell>
          <table:table-cell office:value-type="float" office:value="51938">
            <text:p>51938</text:p>
          </table:table-cell>
          <table:table-cell table:number-columns-repeated="3"/>
          <table:table-cell table:formula="of:=[.E1738]+[.G1738]-[.E1737]-[.G1737]" office:value-type="float" office:value="1125">
            <text:p>1125</text:p>
          </table:table-cell>
          <table:table-cell/>
          <table:table-cell table:formula="of:=[.F1738]+[.H1738]-[.F1737]-[.H173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0851">
            <text:p>820851</text:p>
          </table:table-cell>
          <table:table-cell office:value-type="float" office:value="20829">
            <text:p>20829</text:p>
          </table:table-cell>
          <table:table-cell office:value-type="float" office:value="1643278">
            <text:p>1643278</text:p>
          </table:table-cell>
          <table:table-cell office:value-type="float" office:value="51962">
            <text:p>51962</text:p>
          </table:table-cell>
          <table:table-cell table:number-columns-repeated="3"/>
          <table:table-cell table:formula="of:=[.E1739]+[.G1739]-[.E1738]-[.G1738]" office:value-type="float" office:value="1121">
            <text:p>1121</text:p>
          </table:table-cell>
          <table:table-cell/>
          <table:table-cell table:formula="of:=[.F1739]+[.H1739]-[.F1738]-[.H173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1172">
            <text:p>821172</text:p>
          </table:table-cell>
          <table:table-cell office:value-type="float" office:value="20838">
            <text:p>20838</text:p>
          </table:table-cell>
          <table:table-cell office:value-type="float" office:value="1644078">
            <text:p>1644078</text:p>
          </table:table-cell>
          <table:table-cell office:value-type="float" office:value="51986">
            <text:p>51986</text:p>
          </table:table-cell>
          <table:table-cell table:number-columns-repeated="3"/>
          <table:table-cell table:formula="of:=[.E1740]+[.G1740]-[.E1739]-[.G1739]" office:value-type="float" office:value="1125">
            <text:p>1125</text:p>
          </table:table-cell>
          <table:table-cell/>
          <table:table-cell table:formula="of:=[.F1740]+[.H1740]-[.F1739]-[.H173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1497">
            <text:p>821497</text:p>
          </table:table-cell>
          <table:table-cell office:value-type="float" office:value="20847">
            <text:p>20847</text:p>
          </table:table-cell>
          <table:table-cell office:value-type="float" office:value="1644878">
            <text:p>1644878</text:p>
          </table:table-cell>
          <table:table-cell office:value-type="float" office:value="52010">
            <text:p>52010</text:p>
          </table:table-cell>
          <table:table-cell table:number-columns-repeated="3"/>
          <table:table-cell table:formula="of:=[.E1741]+[.G1741]-[.E1740]-[.G1740]" office:value-type="float" office:value="1121">
            <text:p>1121</text:p>
          </table:table-cell>
          <table:table-cell/>
          <table:table-cell table:formula="of:=[.F1741]+[.H1741]-[.F1740]-[.H174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1818">
            <text:p>821818</text:p>
          </table:table-cell>
          <table:table-cell office:value-type="float" office:value="20856">
            <text:p>20856</text:p>
          </table:table-cell>
          <table:table-cell office:value-type="float" office:value="1645678">
            <text:p>1645678</text:p>
          </table:table-cell>
          <table:table-cell office:value-type="float" office:value="52034">
            <text:p>52034</text:p>
          </table:table-cell>
          <table:table-cell table:number-columns-repeated="3"/>
          <table:table-cell table:formula="of:=[.E1742]+[.G1742]-[.E1741]-[.G1741]" office:value-type="float" office:value="1125">
            <text:p>1125</text:p>
          </table:table-cell>
          <table:table-cell/>
          <table:table-cell table:formula="of:=[.F1742]+[.H1742]-[.F1741]-[.H174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2143">
            <text:p>822143</text:p>
          </table:table-cell>
          <table:table-cell office:value-type="float" office:value="20865">
            <text:p>20865</text:p>
          </table:table-cell>
          <table:table-cell office:value-type="float" office:value="1646478">
            <text:p>1646478</text:p>
          </table:table-cell>
          <table:table-cell office:value-type="float" office:value="52058">
            <text:p>52058</text:p>
          </table:table-cell>
          <table:table-cell table:number-columns-repeated="3"/>
          <table:table-cell table:formula="of:=[.E1743]+[.G1743]-[.E1742]-[.G1742]" office:value-type="float" office:value="1121">
            <text:p>1121</text:p>
          </table:table-cell>
          <table:table-cell/>
          <table:table-cell table:formula="of:=[.F1743]+[.H1743]-[.F1742]-[.H174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2464">
            <text:p>822464</text:p>
          </table:table-cell>
          <table:table-cell office:value-type="float" office:value="20874">
            <text:p>20874</text:p>
          </table:table-cell>
          <table:table-cell office:value-type="float" office:value="1647278">
            <text:p>1647278</text:p>
          </table:table-cell>
          <table:table-cell office:value-type="float" office:value="52082">
            <text:p>52082</text:p>
          </table:table-cell>
          <table:table-cell table:number-columns-repeated="3"/>
          <table:table-cell table:formula="of:=[.E1744]+[.G1744]-[.E1743]-[.G1743]" office:value-type="float" office:value="1145">
            <text:p>1145</text:p>
          </table:table-cell>
          <table:table-cell/>
          <table:table-cell table:formula="of:=[.F1744]+[.H1744]-[.F1743]-[.H1743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2809">
            <text:p>822809</text:p>
          </table:table-cell>
          <table:table-cell office:value-type="float" office:value="20884">
            <text:p>20884</text:p>
          </table:table-cell>
          <table:table-cell office:value-type="float" office:value="1648078">
            <text:p>1648078</text:p>
          </table:table-cell>
          <table:table-cell office:value-type="float" office:value="52106">
            <text:p>52106</text:p>
          </table:table-cell>
          <table:table-cell table:number-columns-repeated="3"/>
          <table:table-cell table:formula="of:=[.E1745]+[.G1745]-[.E1744]-[.G1744]" office:value-type="float" office:value="1121">
            <text:p>1121</text:p>
          </table:table-cell>
          <table:table-cell/>
          <table:table-cell table:formula="of:=[.F1745]+[.H1745]-[.F1744]-[.H174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3130">
            <text:p>823130</text:p>
          </table:table-cell>
          <table:table-cell office:value-type="float" office:value="20893">
            <text:p>20893</text:p>
          </table:table-cell>
          <table:table-cell office:value-type="float" office:value="1648878">
            <text:p>1648878</text:p>
          </table:table-cell>
          <table:table-cell office:value-type="float" office:value="52130">
            <text:p>52130</text:p>
          </table:table-cell>
          <table:table-cell table:number-columns-repeated="3"/>
          <table:table-cell table:formula="of:=[.E1746]+[.G1746]-[.E1745]-[.G1745]" office:value-type="float" office:value="1125">
            <text:p>1125</text:p>
          </table:table-cell>
          <table:table-cell/>
          <table:table-cell table:formula="of:=[.F1746]+[.H1746]-[.F1745]-[.H174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3455">
            <text:p>823455</text:p>
          </table:table-cell>
          <table:table-cell office:value-type="float" office:value="20902">
            <text:p>20902</text:p>
          </table:table-cell>
          <table:table-cell office:value-type="float" office:value="1649678">
            <text:p>1649678</text:p>
          </table:table-cell>
          <table:table-cell office:value-type="float" office:value="52154">
            <text:p>52154</text:p>
          </table:table-cell>
          <table:table-cell table:number-columns-repeated="3"/>
          <table:table-cell table:formula="of:=[.E1747]+[.G1747]-[.E1746]-[.G1746]" office:value-type="float" office:value="1121">
            <text:p>1121</text:p>
          </table:table-cell>
          <table:table-cell/>
          <table:table-cell table:formula="of:=[.F1747]+[.H1747]-[.F1746]-[.H174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3776">
            <text:p>823776</text:p>
          </table:table-cell>
          <table:table-cell office:value-type="float" office:value="20911">
            <text:p>20911</text:p>
          </table:table-cell>
          <table:table-cell office:value-type="float" office:value="1650478">
            <text:p>1650478</text:p>
          </table:table-cell>
          <table:table-cell office:value-type="float" office:value="52178">
            <text:p>52178</text:p>
          </table:table-cell>
          <table:table-cell table:number-columns-repeated="3"/>
          <table:table-cell table:formula="of:=[.E1748]+[.G1748]-[.E1747]-[.G1747]" office:value-type="float" office:value="1169">
            <text:p>1169</text:p>
          </table:table-cell>
          <table:table-cell/>
          <table:table-cell table:formula="of:=[.F1748]+[.H1748]-[.F1747]-[.H1747]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4145">
            <text:p>824145</text:p>
          </table:table-cell>
          <table:table-cell office:value-type="float" office:value="20922">
            <text:p>20922</text:p>
          </table:table-cell>
          <table:table-cell office:value-type="float" office:value="1651278">
            <text:p>1651278</text:p>
          </table:table-cell>
          <table:table-cell office:value-type="float" office:value="52202">
            <text:p>52202</text:p>
          </table:table-cell>
          <table:table-cell table:number-columns-repeated="3"/>
          <table:table-cell table:formula="of:=[.E1749]+[.G1749]-[.E1748]-[.G1748]" office:value-type="float" office:value="1121">
            <text:p>1121</text:p>
          </table:table-cell>
          <table:table-cell/>
          <table:table-cell table:formula="of:=[.F1749]+[.H1749]-[.F1748]-[.H174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4466">
            <text:p>824466</text:p>
          </table:table-cell>
          <table:table-cell office:value-type="float" office:value="20931">
            <text:p>20931</text:p>
          </table:table-cell>
          <table:table-cell office:value-type="float" office:value="1652078">
            <text:p>1652078</text:p>
          </table:table-cell>
          <table:table-cell office:value-type="float" office:value="52226">
            <text:p>52226</text:p>
          </table:table-cell>
          <table:table-cell table:number-columns-repeated="3"/>
          <table:table-cell table:formula="of:=[.E1750]+[.G1750]-[.E1749]-[.G1749]" office:value-type="float" office:value="1125">
            <text:p>1125</text:p>
          </table:table-cell>
          <table:table-cell/>
          <table:table-cell table:formula="of:=[.F1750]+[.H1750]-[.F1749]-[.H1749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4791">
            <text:p>824791</text:p>
          </table:table-cell>
          <table:table-cell office:value-type="float" office:value="20940">
            <text:p>20940</text:p>
          </table:table-cell>
          <table:table-cell office:value-type="float" office:value="1652878">
            <text:p>1652878</text:p>
          </table:table-cell>
          <table:table-cell office:value-type="float" office:value="52250">
            <text:p>52250</text:p>
          </table:table-cell>
          <table:table-cell table:number-columns-repeated="3"/>
          <table:table-cell table:formula="of:=[.E1751]+[.G1751]-[.E1750]-[.G1750]" office:value-type="float" office:value="1121">
            <text:p>1121</text:p>
          </table:table-cell>
          <table:table-cell/>
          <table:table-cell table:formula="of:=[.F1751]+[.H1751]-[.F1750]-[.H175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5112">
            <text:p>825112</text:p>
          </table:table-cell>
          <table:table-cell office:value-type="float" office:value="20949">
            <text:p>20949</text:p>
          </table:table-cell>
          <table:table-cell office:value-type="float" office:value="1653678">
            <text:p>1653678</text:p>
          </table:table-cell>
          <table:table-cell office:value-type="float" office:value="52274">
            <text:p>52274</text:p>
          </table:table-cell>
          <table:table-cell table:number-columns-repeated="3"/>
          <table:table-cell table:formula="of:=[.E1752]+[.G1752]-[.E1751]-[.G1751]" office:value-type="float" office:value="1125">
            <text:p>1125</text:p>
          </table:table-cell>
          <table:table-cell/>
          <table:table-cell table:formula="of:=[.F1752]+[.H1752]-[.F1751]-[.H175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5437">
            <text:p>825437</text:p>
          </table:table-cell>
          <table:table-cell office:value-type="float" office:value="20958">
            <text:p>20958</text:p>
          </table:table-cell>
          <table:table-cell office:value-type="float" office:value="1654478">
            <text:p>1654478</text:p>
          </table:table-cell>
          <table:table-cell office:value-type="float" office:value="52298">
            <text:p>52298</text:p>
          </table:table-cell>
          <table:table-cell table:number-columns-repeated="3"/>
          <table:table-cell table:formula="of:=[.E1753]+[.G1753]-[.E1752]-[.G1752]" office:value-type="float" office:value="1121">
            <text:p>1121</text:p>
          </table:table-cell>
          <table:table-cell/>
          <table:table-cell table:formula="of:=[.F1753]+[.H1753]-[.F1752]-[.H1752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5758">
            <text:p>825758</text:p>
          </table:table-cell>
          <table:table-cell office:value-type="float" office:value="20967">
            <text:p>20967</text:p>
          </table:table-cell>
          <table:table-cell office:value-type="float" office:value="1655278">
            <text:p>1655278</text:p>
          </table:table-cell>
          <table:table-cell office:value-type="float" office:value="52322">
            <text:p>52322</text:p>
          </table:table-cell>
          <table:table-cell table:number-columns-repeated="3"/>
          <table:table-cell table:formula="of:=[.E1754]+[.G1754]-[.E1753]-[.G1753]" office:value-type="float" office:value="1125">
            <text:p>1125</text:p>
          </table:table-cell>
          <table:table-cell/>
          <table:table-cell table:formula="of:=[.F1754]+[.H1754]-[.F1753]-[.H175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6083">
            <text:p>826083</text:p>
          </table:table-cell>
          <table:table-cell office:value-type="float" office:value="20976">
            <text:p>20976</text:p>
          </table:table-cell>
          <table:table-cell office:value-type="float" office:value="1656078">
            <text:p>1656078</text:p>
          </table:table-cell>
          <table:table-cell office:value-type="float" office:value="52346">
            <text:p>52346</text:p>
          </table:table-cell>
          <table:table-cell table:number-columns-repeated="3"/>
          <table:table-cell table:formula="of:=[.E1755]+[.G1755]-[.E1754]-[.G1754]" office:value-type="float" office:value="1121">
            <text:p>1121</text:p>
          </table:table-cell>
          <table:table-cell/>
          <table:table-cell table:formula="of:=[.F1755]+[.H1755]-[.F1754]-[.H175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6404">
            <text:p>826404</text:p>
          </table:table-cell>
          <table:table-cell office:value-type="float" office:value="20985">
            <text:p>20985</text:p>
          </table:table-cell>
          <table:table-cell office:value-type="float" office:value="1656878">
            <text:p>1656878</text:p>
          </table:table-cell>
          <table:table-cell office:value-type="float" office:value="52370">
            <text:p>52370</text:p>
          </table:table-cell>
          <table:table-cell table:number-columns-repeated="3"/>
          <table:table-cell table:formula="of:=[.E1756]+[.G1756]-[.E1755]-[.G1755]" office:value-type="float" office:value="1125">
            <text:p>1125</text:p>
          </table:table-cell>
          <table:table-cell/>
          <table:table-cell table:formula="of:=[.F1756]+[.H1756]-[.F1755]-[.H175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6729">
            <text:p>826729</text:p>
          </table:table-cell>
          <table:table-cell office:value-type="float" office:value="20994">
            <text:p>20994</text:p>
          </table:table-cell>
          <table:table-cell office:value-type="float" office:value="1657678">
            <text:p>1657678</text:p>
          </table:table-cell>
          <table:table-cell office:value-type="float" office:value="52394">
            <text:p>52394</text:p>
          </table:table-cell>
          <table:table-cell table:number-columns-repeated="3"/>
          <table:table-cell table:formula="of:=[.E1757]+[.G1757]-[.E1756]-[.G1756]" office:value-type="float" office:value="1121">
            <text:p>1121</text:p>
          </table:table-cell>
          <table:table-cell/>
          <table:table-cell table:formula="of:=[.F1757]+[.H1757]-[.F1756]-[.H175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7050">
            <text:p>827050</text:p>
          </table:table-cell>
          <table:table-cell office:value-type="float" office:value="21003">
            <text:p>21003</text:p>
          </table:table-cell>
          <table:table-cell office:value-type="float" office:value="1658478">
            <text:p>1658478</text:p>
          </table:table-cell>
          <table:table-cell office:value-type="float" office:value="52418">
            <text:p>52418</text:p>
          </table:table-cell>
          <table:table-cell table:number-columns-repeated="3"/>
          <table:table-cell table:formula="of:=[.E1758]+[.G1758]-[.E1757]-[.G1757]" office:value-type="float" office:value="1125">
            <text:p>1125</text:p>
          </table:table-cell>
          <table:table-cell/>
          <table:table-cell table:formula="of:=[.F1758]+[.H1758]-[.F1757]-[.H1757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7375">
            <text:p>827375</text:p>
          </table:table-cell>
          <table:table-cell office:value-type="float" office:value="21012">
            <text:p>21012</text:p>
          </table:table-cell>
          <table:table-cell office:value-type="float" office:value="1659278">
            <text:p>1659278</text:p>
          </table:table-cell>
          <table:table-cell office:value-type="float" office:value="52442">
            <text:p>52442</text:p>
          </table:table-cell>
          <table:table-cell table:number-columns-repeated="3"/>
          <table:table-cell table:formula="of:=[.E1759]+[.G1759]-[.E1758]-[.G1758]" office:value-type="float" office:value="1121">
            <text:p>1121</text:p>
          </table:table-cell>
          <table:table-cell/>
          <table:table-cell table:formula="of:=[.F1759]+[.H1759]-[.F1758]-[.H1758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7696">
            <text:p>827696</text:p>
          </table:table-cell>
          <table:table-cell office:value-type="float" office:value="21021">
            <text:p>21021</text:p>
          </table:table-cell>
          <table:table-cell office:value-type="float" office:value="1660078">
            <text:p>1660078</text:p>
          </table:table-cell>
          <table:table-cell office:value-type="float" office:value="52466">
            <text:p>52466</text:p>
          </table:table-cell>
          <table:table-cell table:number-columns-repeated="3"/>
          <table:table-cell table:formula="of:=[.E1760]+[.G1760]-[.E1759]-[.G1759]" office:value-type="float" office:value="1145">
            <text:p>1145</text:p>
          </table:table-cell>
          <table:table-cell/>
          <table:table-cell table:formula="of:=[.F1760]+[.H1760]-[.F1759]-[.H1759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8041">
            <text:p>828041</text:p>
          </table:table-cell>
          <table:table-cell office:value-type="float" office:value="21031">
            <text:p>21031</text:p>
          </table:table-cell>
          <table:table-cell office:value-type="float" office:value="1660878">
            <text:p>1660878</text:p>
          </table:table-cell>
          <table:table-cell office:value-type="float" office:value="52490">
            <text:p>52490</text:p>
          </table:table-cell>
          <table:table-cell table:number-columns-repeated="3"/>
          <table:table-cell table:formula="of:=[.E1761]+[.G1761]-[.E1760]-[.G1760]" office:value-type="float" office:value="1121">
            <text:p>1121</text:p>
          </table:table-cell>
          <table:table-cell/>
          <table:table-cell table:formula="of:=[.F1761]+[.H1761]-[.F1760]-[.H1760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8362">
            <text:p>828362</text:p>
          </table:table-cell>
          <table:table-cell office:value-type="float" office:value="21040">
            <text:p>21040</text:p>
          </table:table-cell>
          <table:table-cell office:value-type="float" office:value="1661678">
            <text:p>1661678</text:p>
          </table:table-cell>
          <table:table-cell office:value-type="float" office:value="52514">
            <text:p>52514</text:p>
          </table:table-cell>
          <table:table-cell table:number-columns-repeated="3"/>
          <table:table-cell table:formula="of:=[.E1762]+[.G1762]-[.E1761]-[.G1761]" office:value-type="float" office:value="1125">
            <text:p>1125</text:p>
          </table:table-cell>
          <table:table-cell/>
          <table:table-cell table:formula="of:=[.F1762]+[.H1762]-[.F1761]-[.H1761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8687">
            <text:p>828687</text:p>
          </table:table-cell>
          <table:table-cell office:value-type="float" office:value="21049">
            <text:p>21049</text:p>
          </table:table-cell>
          <table:table-cell office:value-type="float" office:value="1662478">
            <text:p>1662478</text:p>
          </table:table-cell>
          <table:table-cell office:value-type="float" office:value="52538">
            <text:p>52538</text:p>
          </table:table-cell>
          <table:table-cell table:number-columns-repeated="3"/>
          <table:table-cell table:formula="of:=[.E1763]+[.G1763]-[.E1762]-[.G1762]" office:value-type="float" office:value="1141">
            <text:p>1141</text:p>
          </table:table-cell>
          <table:table-cell/>
          <table:table-cell table:formula="of:=[.F1763]+[.H1763]-[.F1762]-[.H1762]"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028">
            <text:p>829028</text:p>
          </table:table-cell>
          <table:table-cell office:value-type="float" office:value="21059">
            <text:p>21059</text:p>
          </table:table-cell>
          <table:table-cell office:value-type="float" office:value="1663278">
            <text:p>1663278</text:p>
          </table:table-cell>
          <table:table-cell office:value-type="float" office:value="52562">
            <text:p>52562</text:p>
          </table:table-cell>
          <table:table-cell table:number-columns-repeated="3"/>
          <table:table-cell table:formula="of:=[.E1764]+[.G1764]-[.E1763]-[.G1763]" office:value-type="float" office:value="1125">
            <text:p>1125</text:p>
          </table:table-cell>
          <table:table-cell/>
          <table:table-cell table:formula="of:=[.F1764]+[.H1764]-[.F1763]-[.H1763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353">
            <text:p>829353</text:p>
          </table:table-cell>
          <table:table-cell office:value-type="float" office:value="21068">
            <text:p>21068</text:p>
          </table:table-cell>
          <table:table-cell office:value-type="float" office:value="1664078">
            <text:p>1664078</text:p>
          </table:table-cell>
          <table:table-cell office:value-type="float" office:value="52586">
            <text:p>52586</text:p>
          </table:table-cell>
          <table:table-cell table:number-columns-repeated="3"/>
          <table:table-cell table:formula="of:=[.E1765]+[.G1765]-[.E1764]-[.G1764]" office:value-type="float" office:value="1121">
            <text:p>1121</text:p>
          </table:table-cell>
          <table:table-cell/>
          <table:table-cell table:formula="of:=[.F1765]+[.H1765]-[.F1764]-[.H1764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674">
            <text:p>829674</text:p>
          </table:table-cell>
          <table:table-cell office:value-type="float" office:value="21077">
            <text:p>21077</text:p>
          </table:table-cell>
          <table:table-cell office:value-type="float" office:value="1664878">
            <text:p>1664878</text:p>
          </table:table-cell>
          <table:table-cell office:value-type="float" office:value="52610">
            <text:p>52610</text:p>
          </table:table-cell>
          <table:table-cell table:number-columns-repeated="3"/>
          <table:table-cell table:formula="of:=[.E1766]+[.G1766]-[.E1765]-[.G1765]" office:value-type="float" office:value="1125">
            <text:p>1125</text:p>
          </table:table-cell>
          <table:table-cell/>
          <table:table-cell table:formula="of:=[.F1766]+[.H1766]-[.F1765]-[.H1765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9999">
            <text:p>829999</text:p>
          </table:table-cell>
          <table:table-cell office:value-type="float" office:value="21086">
            <text:p>21086</text:p>
          </table:table-cell>
          <table:table-cell office:value-type="float" office:value="1665678">
            <text:p>1665678</text:p>
          </table:table-cell>
          <table:table-cell office:value-type="float" office:value="52634">
            <text:p>52634</text:p>
          </table:table-cell>
          <table:table-cell table:number-columns-repeated="3"/>
          <table:table-cell table:formula="of:=[.E1767]+[.G1767]-[.E1766]-[.G1766]" office:value-type="float" office:value="1121">
            <text:p>1121</text:p>
          </table:table-cell>
          <table:table-cell/>
          <table:table-cell table:formula="of:=[.F1767]+[.H1767]-[.F1766]-[.H1766]"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30320">
            <text:p>830320</text:p>
          </table:table-cell>
          <table:table-cell office:value-type="float" office:value="21095">
            <text:p>21095</text:p>
          </table:table-cell>
          <table:table-cell office:value-type="float" office:value="1666478">
            <text:p>1666478</text:p>
          </table:table-cell>
          <table:table-cell office:value-type="float" office:value="52658">
            <text:p>52658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667278">
            <text:p>1667278</text:p>
          </table:table-cell>
          <table:table-cell office:value-type="float" office:value="52682">
            <text:p>5268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21:41:22</dc:date>
    <meta:generator>LibreOffice/3.5$Linux_X86_64 LibreOffice_project/350m1$Build-202</meta:generator>
    <meta:editing-duration>PT25M38S</meta:editing-duration>
    <meta:editing-cycles>4</meta:editing-cycles>
    <meta:document-statistic meta:table-count="1" meta:cell-count="19651" meta:object-count="0"/>
  </office:meta>
</office:document-meta>
</file>